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3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3.79pt"/>
    </style:style>
    <style:style style:name="co4" style:family="table-column">
      <style:table-column-properties fo:break-before="auto" style:column-width="156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L,01,001,Autauga County,H1</text:p>
          </table:table-cell>
          <table:table-cell table:formula="of:=LEFT([.A1];2)" office:value-type="string" office:string-value="AL" calcext:value-type="string">
            <text:p>AL</text:p>
          </table:table-cell>
          <table:table-cell table:formula="of:=MID([.A1];4;6)" office:value-type="string" office:string-value="01,001" calcext:value-type="string">
            <text:p>01,001</text:p>
          </table:table-cell>
          <table:table-cell table:formula="of:=MID([.A1];11;30)" office:value-type="string" office:string-value="Autauga County,H1" calcext:value-type="string">
            <text:p>Autauga County,H1</text:p>
          </table:table-cell>
          <table:table-cell office:value-type="string" calcext:value-type="string">
            <text:p>Autauga County</text:p>
          </table:table-cell>
          <table:table-cell/>
        </table:table-row>
        <table:table-row table:style-name="ro1">
          <table:table-cell office:value-type="string" calcext:value-type="string">
            <text:p>AL,01,003,Baldwin County,H1</text:p>
          </table:table-cell>
          <table:table-cell table:formula="of:=LEFT([.A2];2)" office:value-type="string" office:string-value="AL" calcext:value-type="string">
            <text:p>AL</text:p>
          </table:table-cell>
          <table:table-cell table:formula="of:=MID([.A2];4;6)" office:value-type="string" office:string-value="01,003" calcext:value-type="string">
            <text:p>01,003</text:p>
          </table:table-cell>
          <table:table-cell table:formula="of:=MID([.A2];11;30)" office:value-type="string" office:string-value="Baldwin County,H1" calcext:value-type="string">
            <text:p>Baldwin County,H1</text:p>
          </table:table-cell>
          <table:table-cell office:value-type="string" calcext:value-type="string">
            <text:p>Baldwin County</text:p>
          </table:table-cell>
          <table:table-cell/>
        </table:table-row>
        <table:table-row table:style-name="ro1">
          <table:table-cell office:value-type="string" calcext:value-type="string">
            <text:p>AL,01,005,Barbour County,H1</text:p>
          </table:table-cell>
          <table:table-cell table:formula="of:=LEFT([.A3];2)" office:value-type="string" office:string-value="AL" calcext:value-type="string">
            <text:p>AL</text:p>
          </table:table-cell>
          <table:table-cell table:formula="of:=MID([.A3];4;6)" office:value-type="string" office:string-value="01,005" calcext:value-type="string">
            <text:p>01,005</text:p>
          </table:table-cell>
          <table:table-cell table:formula="of:=MID([.A3];11;30)" office:value-type="string" office:string-value="Barbour County,H1" calcext:value-type="string">
            <text:p>Barbour County,H1</text:p>
          </table:table-cell>
          <table:table-cell office:value-type="string" calcext:value-type="string">
            <text:p>Barbour County</text:p>
          </table:table-cell>
          <table:table-cell/>
        </table:table-row>
        <table:table-row table:style-name="ro1">
          <table:table-cell office:value-type="string" calcext:value-type="string">
            <text:p>AL,01,007,Bibb County,H1</text:p>
          </table:table-cell>
          <table:table-cell table:formula="of:=LEFT([.A4];2)" office:value-type="string" office:string-value="AL" calcext:value-type="string">
            <text:p>AL</text:p>
          </table:table-cell>
          <table:table-cell table:formula="of:=MID([.A4];4;6)" office:value-type="string" office:string-value="01,007" calcext:value-type="string">
            <text:p>01,007</text:p>
          </table:table-cell>
          <table:table-cell table:formula="of:=MID([.A4];11;30)" office:value-type="string" office:string-value="Bibb County,H1" calcext:value-type="string">
            <text:p>Bibb County,H1</text:p>
          </table:table-cell>
          <table:table-cell office:value-type="string" calcext:value-type="string">
            <text:p>Bibb County</text:p>
          </table:table-cell>
          <table:table-cell/>
        </table:table-row>
        <table:table-row table:style-name="ro1">
          <table:table-cell office:value-type="string" calcext:value-type="string">
            <text:p>AL,01,009,Blount County,H1</text:p>
          </table:table-cell>
          <table:table-cell table:formula="of:=LEFT([.A5];2)" office:value-type="string" office:string-value="AL" calcext:value-type="string">
            <text:p>AL</text:p>
          </table:table-cell>
          <table:table-cell table:formula="of:=MID([.A5];4;6)" office:value-type="string" office:string-value="01,009" calcext:value-type="string">
            <text:p>01,009</text:p>
          </table:table-cell>
          <table:table-cell table:formula="of:=MID([.A5];11;30)" office:value-type="string" office:string-value="Blount County,H1" calcext:value-type="string">
            <text:p>Blount County,H1</text:p>
          </table:table-cell>
          <table:table-cell office:value-type="string" calcext:value-type="string">
            <text:p>Blount County</text:p>
          </table:table-cell>
          <table:table-cell/>
        </table:table-row>
        <table:table-row table:style-name="ro1">
          <table:table-cell office:value-type="string" calcext:value-type="string">
            <text:p>AL,01,011,Bullock County,H1</text:p>
          </table:table-cell>
          <table:table-cell table:formula="of:=LEFT([.A6];2)" office:value-type="string" office:string-value="AL" calcext:value-type="string">
            <text:p>AL</text:p>
          </table:table-cell>
          <table:table-cell table:formula="of:=MID([.A6];4;6)" office:value-type="string" office:string-value="01,011" calcext:value-type="string">
            <text:p>01,011</text:p>
          </table:table-cell>
          <table:table-cell table:formula="of:=MID([.A6];11;30)" office:value-type="string" office:string-value="Bullock County,H1" calcext:value-type="string">
            <text:p>Bullock County,H1</text:p>
          </table:table-cell>
          <table:table-cell office:value-type="string" calcext:value-type="string">
            <text:p>Bullock County</text:p>
          </table:table-cell>
          <table:table-cell/>
        </table:table-row>
        <table:table-row table:style-name="ro1">
          <table:table-cell office:value-type="string" calcext:value-type="string">
            <text:p>AL,01,013,Butler County,H1</text:p>
          </table:table-cell>
          <table:table-cell table:formula="of:=LEFT([.A7];2)" office:value-type="string" office:string-value="AL" calcext:value-type="string">
            <text:p>AL</text:p>
          </table:table-cell>
          <table:table-cell table:formula="of:=MID([.A7];4;6)" office:value-type="string" office:string-value="01,013" calcext:value-type="string">
            <text:p>01,013</text:p>
          </table:table-cell>
          <table:table-cell table:formula="of:=MID([.A7];11;30)" office:value-type="string" office:string-value="Butler County,H1" calcext:value-type="string">
            <text:p>Butler County,H1</text:p>
          </table:table-cell>
          <table:table-cell office:value-type="string" calcext:value-type="string">
            <text:p>Butler County</text:p>
          </table:table-cell>
          <table:table-cell/>
        </table:table-row>
        <table:table-row table:style-name="ro1">
          <table:table-cell office:value-type="string" calcext:value-type="string">
            <text:p>AL,01,015,Calhoun County,H1</text:p>
          </table:table-cell>
          <table:table-cell table:formula="of:=LEFT([.A8];2)" office:value-type="string" office:string-value="AL" calcext:value-type="string">
            <text:p>AL</text:p>
          </table:table-cell>
          <table:table-cell table:formula="of:=MID([.A8];4;6)" office:value-type="string" office:string-value="01,015" calcext:value-type="string">
            <text:p>01,015</text:p>
          </table:table-cell>
          <table:table-cell table:formula="of:=MID([.A8];11;30)" office:value-type="string" office:string-value="Calhoun County,H1" calcext:value-type="string">
            <text:p>Calhoun County,H1</text:p>
          </table:table-cell>
          <table:table-cell office:value-type="string" calcext:value-type="string">
            <text:p>Calhoun County</text:p>
          </table:table-cell>
          <table:table-cell/>
        </table:table-row>
        <table:table-row table:style-name="ro1">
          <table:table-cell office:value-type="string" calcext:value-type="string">
            <text:p>AL,01,017,Chambers County,H1</text:p>
          </table:table-cell>
          <table:table-cell table:formula="of:=LEFT([.A9];2)" office:value-type="string" office:string-value="AL" calcext:value-type="string">
            <text:p>AL</text:p>
          </table:table-cell>
          <table:table-cell table:formula="of:=MID([.A9];4;6)" office:value-type="string" office:string-value="01,017" calcext:value-type="string">
            <text:p>01,017</text:p>
          </table:table-cell>
          <table:table-cell table:formula="of:=MID([.A9];11;30)" office:value-type="string" office:string-value="Chambers County,H1" calcext:value-type="string">
            <text:p>Chambers County,H1</text:p>
          </table:table-cell>
          <table:table-cell office:value-type="string" calcext:value-type="string">
            <text:p>Chambers County</text:p>
          </table:table-cell>
          <table:table-cell/>
        </table:table-row>
        <table:table-row table:style-name="ro1">
          <table:table-cell office:value-type="string" calcext:value-type="string">
            <text:p>AL,01,019,Cherokee County,H1</text:p>
          </table:table-cell>
          <table:table-cell table:formula="of:=LEFT([.A10];2)" office:value-type="string" office:string-value="AL" calcext:value-type="string">
            <text:p>AL</text:p>
          </table:table-cell>
          <table:table-cell table:formula="of:=MID([.A10];4;6)" office:value-type="string" office:string-value="01,019" calcext:value-type="string">
            <text:p>01,019</text:p>
          </table:table-cell>
          <table:table-cell table:formula="of:=MID([.A10];11;30)" office:value-type="string" office:string-value="Cherokee County,H1" calcext:value-type="string">
            <text:p>Cherokee County,H1</text:p>
          </table:table-cell>
          <table:table-cell office:value-type="string" calcext:value-type="string">
            <text:p>Cherokee County</text:p>
          </table:table-cell>
          <table:table-cell/>
        </table:table-row>
        <table:table-row table:style-name="ro1">
          <table:table-cell office:value-type="string" calcext:value-type="string">
            <text:p>AL,01,021,Chilton County,H1</text:p>
          </table:table-cell>
          <table:table-cell table:formula="of:=LEFT([.A11];2)" office:value-type="string" office:string-value="AL" calcext:value-type="string">
            <text:p>AL</text:p>
          </table:table-cell>
          <table:table-cell table:formula="of:=MID([.A11];4;6)" office:value-type="string" office:string-value="01,021" calcext:value-type="string">
            <text:p>01,021</text:p>
          </table:table-cell>
          <table:table-cell table:formula="of:=MID([.A11];11;30)" office:value-type="string" office:string-value="Chilton County,H1" calcext:value-type="string">
            <text:p>Chilton County,H1</text:p>
          </table:table-cell>
          <table:table-cell office:value-type="string" calcext:value-type="string">
            <text:p>Chilton County</text:p>
          </table:table-cell>
          <table:table-cell/>
        </table:table-row>
        <table:table-row table:style-name="ro1">
          <table:table-cell office:value-type="string" calcext:value-type="string">
            <text:p>AL,01,023,Choctaw County,H1</text:p>
          </table:table-cell>
          <table:table-cell table:formula="of:=LEFT([.A12];2)" office:value-type="string" office:string-value="AL" calcext:value-type="string">
            <text:p>AL</text:p>
          </table:table-cell>
          <table:table-cell table:formula="of:=MID([.A12];4;6)" office:value-type="string" office:string-value="01,023" calcext:value-type="string">
            <text:p>01,023</text:p>
          </table:table-cell>
          <table:table-cell table:formula="of:=MID([.A12];11;30)" office:value-type="string" office:string-value="Choctaw County,H1" calcext:value-type="string">
            <text:p>Choctaw County,H1</text:p>
          </table:table-cell>
          <table:table-cell office:value-type="string" calcext:value-type="string">
            <text:p>Choctaw County</text:p>
          </table:table-cell>
          <table:table-cell/>
        </table:table-row>
        <table:table-row table:style-name="ro1">
          <table:table-cell office:value-type="string" calcext:value-type="string">
            <text:p>AL,01,025,Clarke County,H1</text:p>
          </table:table-cell>
          <table:table-cell table:formula="of:=LEFT([.A13];2)" office:value-type="string" office:string-value="AL" calcext:value-type="string">
            <text:p>AL</text:p>
          </table:table-cell>
          <table:table-cell table:formula="of:=MID([.A13];4;6)" office:value-type="string" office:string-value="01,025" calcext:value-type="string">
            <text:p>01,025</text:p>
          </table:table-cell>
          <table:table-cell table:formula="of:=MID([.A13];11;30)" office:value-type="string" office:string-value="Clarke County,H1" calcext:value-type="string">
            <text:p>Clarke County,H1</text:p>
          </table:table-cell>
          <table:table-cell office:value-type="string" calcext:value-type="string">
            <text:p>Clarke County</text:p>
          </table:table-cell>
          <table:table-cell/>
        </table:table-row>
        <table:table-row table:style-name="ro1">
          <table:table-cell office:value-type="string" calcext:value-type="string">
            <text:p>AL,01,027,Clay County,H1</text:p>
          </table:table-cell>
          <table:table-cell table:formula="of:=LEFT([.A14];2)" office:value-type="string" office:string-value="AL" calcext:value-type="string">
            <text:p>AL</text:p>
          </table:table-cell>
          <table:table-cell table:formula="of:=MID([.A14];4;6)" office:value-type="string" office:string-value="01,027" calcext:value-type="string">
            <text:p>01,027</text:p>
          </table:table-cell>
          <table:table-cell table:formula="of:=MID([.A14];11;30)" office:value-type="string" office:string-value="Clay County,H1" calcext:value-type="string">
            <text:p>Clay County,H1</text:p>
          </table:table-cell>
          <table:table-cell office:value-type="string" calcext:value-type="string">
            <text:p>Clay County</text:p>
          </table:table-cell>
          <table:table-cell/>
        </table:table-row>
        <table:table-row table:style-name="ro1">
          <table:table-cell office:value-type="string" calcext:value-type="string">
            <text:p>AL,01,029,Cleburne County,H1</text:p>
          </table:table-cell>
          <table:table-cell table:formula="of:=LEFT([.A15];2)" office:value-type="string" office:string-value="AL" calcext:value-type="string">
            <text:p>AL</text:p>
          </table:table-cell>
          <table:table-cell table:formula="of:=MID([.A15];4;6)" office:value-type="string" office:string-value="01,029" calcext:value-type="string">
            <text:p>01,029</text:p>
          </table:table-cell>
          <table:table-cell table:formula="of:=MID([.A15];11;30)" office:value-type="string" office:string-value="Cleburne County,H1" calcext:value-type="string">
            <text:p>Cleburne County,H1</text:p>
          </table:table-cell>
          <table:table-cell office:value-type="string" calcext:value-type="string">
            <text:p>Cleburne County</text:p>
          </table:table-cell>
          <table:table-cell/>
        </table:table-row>
        <table:table-row table:style-name="ro1">
          <table:table-cell office:value-type="string" calcext:value-type="string">
            <text:p>AL,01,031,Coffee County,H1</text:p>
          </table:table-cell>
          <table:table-cell table:formula="of:=LEFT([.A16];2)" office:value-type="string" office:string-value="AL" calcext:value-type="string">
            <text:p>AL</text:p>
          </table:table-cell>
          <table:table-cell table:formula="of:=MID([.A16];4;6)" office:value-type="string" office:string-value="01,031" calcext:value-type="string">
            <text:p>01,031</text:p>
          </table:table-cell>
          <table:table-cell table:formula="of:=MID([.A16];11;30)" office:value-type="string" office:string-value="Coffee County,H1" calcext:value-type="string">
            <text:p>Coffee County,H1</text:p>
          </table:table-cell>
          <table:table-cell office:value-type="string" calcext:value-type="string">
            <text:p>Coffee County</text:p>
          </table:table-cell>
          <table:table-cell/>
        </table:table-row>
        <table:table-row table:style-name="ro1">
          <table:table-cell office:value-type="string" calcext:value-type="string">
            <text:p>AL,01,033,Colbert County,H1</text:p>
          </table:table-cell>
          <table:table-cell table:formula="of:=LEFT([.A17];2)" office:value-type="string" office:string-value="AL" calcext:value-type="string">
            <text:p>AL</text:p>
          </table:table-cell>
          <table:table-cell table:formula="of:=MID([.A17];4;6)" office:value-type="string" office:string-value="01,033" calcext:value-type="string">
            <text:p>01,033</text:p>
          </table:table-cell>
          <table:table-cell table:formula="of:=MID([.A17];11;30)" office:value-type="string" office:string-value="Colbert County,H1" calcext:value-type="string">
            <text:p>Colbert County,H1</text:p>
          </table:table-cell>
          <table:table-cell office:value-type="string" calcext:value-type="string">
            <text:p>Colbert County</text:p>
          </table:table-cell>
          <table:table-cell/>
        </table:table-row>
        <table:table-row table:style-name="ro1">
          <table:table-cell office:value-type="string" calcext:value-type="string">
            <text:p>AL,01,035,Conecuh County,H1</text:p>
          </table:table-cell>
          <table:table-cell table:formula="of:=LEFT([.A18];2)" office:value-type="string" office:string-value="AL" calcext:value-type="string">
            <text:p>AL</text:p>
          </table:table-cell>
          <table:table-cell table:formula="of:=MID([.A18];4;6)" office:value-type="string" office:string-value="01,035" calcext:value-type="string">
            <text:p>01,035</text:p>
          </table:table-cell>
          <table:table-cell table:formula="of:=MID([.A18];11;30)" office:value-type="string" office:string-value="Conecuh County,H1" calcext:value-type="string">
            <text:p>Conecuh County,H1</text:p>
          </table:table-cell>
          <table:table-cell office:value-type="string" calcext:value-type="string">
            <text:p>Conecuh County</text:p>
          </table:table-cell>
          <table:table-cell/>
        </table:table-row>
        <table:table-row table:style-name="ro1">
          <table:table-cell office:value-type="string" calcext:value-type="string">
            <text:p>AL,01,037,Coosa County,H1</text:p>
          </table:table-cell>
          <table:table-cell table:formula="of:=LEFT([.A19];2)" office:value-type="string" office:string-value="AL" calcext:value-type="string">
            <text:p>AL</text:p>
          </table:table-cell>
          <table:table-cell table:formula="of:=MID([.A19];4;6)" office:value-type="string" office:string-value="01,037" calcext:value-type="string">
            <text:p>01,037</text:p>
          </table:table-cell>
          <table:table-cell table:formula="of:=MID([.A19];11;30)" office:value-type="string" office:string-value="Coosa County,H1" calcext:value-type="string">
            <text:p>Coosa County,H1</text:p>
          </table:table-cell>
          <table:table-cell office:value-type="string" calcext:value-type="string">
            <text:p>Coosa County</text:p>
          </table:table-cell>
          <table:table-cell/>
        </table:table-row>
        <table:table-row table:style-name="ro1">
          <table:table-cell office:value-type="string" calcext:value-type="string">
            <text:p>AL,01,039,Covington County,H1</text:p>
          </table:table-cell>
          <table:table-cell table:formula="of:=LEFT([.A20];2)" office:value-type="string" office:string-value="AL" calcext:value-type="string">
            <text:p>AL</text:p>
          </table:table-cell>
          <table:table-cell table:formula="of:=MID([.A20];4;6)" office:value-type="string" office:string-value="01,039" calcext:value-type="string">
            <text:p>01,039</text:p>
          </table:table-cell>
          <table:table-cell table:formula="of:=MID([.A20];11;30)" office:value-type="string" office:string-value="Covington County,H1" calcext:value-type="string">
            <text:p>Covington County,H1</text:p>
          </table:table-cell>
          <table:table-cell office:value-type="string" calcext:value-type="string">
            <text:p>Covington County</text:p>
          </table:table-cell>
          <table:table-cell/>
        </table:table-row>
        <table:table-row table:style-name="ro1">
          <table:table-cell office:value-type="string" calcext:value-type="string">
            <text:p>AL,01,041,Crenshaw County,H1</text:p>
          </table:table-cell>
          <table:table-cell table:formula="of:=LEFT([.A21];2)" office:value-type="string" office:string-value="AL" calcext:value-type="string">
            <text:p>AL</text:p>
          </table:table-cell>
          <table:table-cell table:formula="of:=MID([.A21];4;6)" office:value-type="string" office:string-value="01,041" calcext:value-type="string">
            <text:p>01,041</text:p>
          </table:table-cell>
          <table:table-cell table:formula="of:=MID([.A21];11;30)" office:value-type="string" office:string-value="Crenshaw County,H1" calcext:value-type="string">
            <text:p>Crenshaw County,H1</text:p>
          </table:table-cell>
          <table:table-cell office:value-type="string" calcext:value-type="string">
            <text:p>Crenshaw County</text:p>
          </table:table-cell>
          <table:table-cell/>
        </table:table-row>
        <table:table-row table:style-name="ro1">
          <table:table-cell office:value-type="string" calcext:value-type="string">
            <text:p>AL,01,043,Cullman County,H1</text:p>
          </table:table-cell>
          <table:table-cell table:formula="of:=LEFT([.A22];2)" office:value-type="string" office:string-value="AL" calcext:value-type="string">
            <text:p>AL</text:p>
          </table:table-cell>
          <table:table-cell table:formula="of:=MID([.A22];4;6)" office:value-type="string" office:string-value="01,043" calcext:value-type="string">
            <text:p>01,043</text:p>
          </table:table-cell>
          <table:table-cell table:formula="of:=MID([.A22];11;30)" office:value-type="string" office:string-value="Cullman County,H1" calcext:value-type="string">
            <text:p>Cullman County,H1</text:p>
          </table:table-cell>
          <table:table-cell office:value-type="string" calcext:value-type="string">
            <text:p>Cullman County</text:p>
          </table:table-cell>
          <table:table-cell/>
        </table:table-row>
        <table:table-row table:style-name="ro1">
          <table:table-cell office:value-type="string" calcext:value-type="string">
            <text:p>AL,01,045,Dale County,H1</text:p>
          </table:table-cell>
          <table:table-cell table:formula="of:=LEFT([.A23];2)" office:value-type="string" office:string-value="AL" calcext:value-type="string">
            <text:p>AL</text:p>
          </table:table-cell>
          <table:table-cell table:formula="of:=MID([.A23];4;6)" office:value-type="string" office:string-value="01,045" calcext:value-type="string">
            <text:p>01,045</text:p>
          </table:table-cell>
          <table:table-cell table:formula="of:=MID([.A23];11;30)" office:value-type="string" office:string-value="Dale County,H1" calcext:value-type="string">
            <text:p>Dale County,H1</text:p>
          </table:table-cell>
          <table:table-cell office:value-type="string" calcext:value-type="string">
            <text:p>Dale County</text:p>
          </table:table-cell>
          <table:table-cell/>
        </table:table-row>
        <table:table-row table:style-name="ro1">
          <table:table-cell office:value-type="string" calcext:value-type="string">
            <text:p>AL,01,047,Dallas County,H1</text:p>
          </table:table-cell>
          <table:table-cell table:formula="of:=LEFT([.A24];2)" office:value-type="string" office:string-value="AL" calcext:value-type="string">
            <text:p>AL</text:p>
          </table:table-cell>
          <table:table-cell table:formula="of:=MID([.A24];4;6)" office:value-type="string" office:string-value="01,047" calcext:value-type="string">
            <text:p>01,047</text:p>
          </table:table-cell>
          <table:table-cell table:formula="of:=MID([.A24];11;30)" office:value-type="string" office:string-value="Dallas County,H1" calcext:value-type="string">
            <text:p>Dallas County,H1</text:p>
          </table:table-cell>
          <table:table-cell office:value-type="string" calcext:value-type="string">
            <text:p>Dallas County</text:p>
          </table:table-cell>
          <table:table-cell/>
        </table:table-row>
        <table:table-row table:style-name="ro1">
          <table:table-cell office:value-type="string" calcext:value-type="string">
            <text:p>AL,01,049,DeKalb County,H1</text:p>
          </table:table-cell>
          <table:table-cell table:formula="of:=LEFT([.A25];2)" office:value-type="string" office:string-value="AL" calcext:value-type="string">
            <text:p>AL</text:p>
          </table:table-cell>
          <table:table-cell table:formula="of:=MID([.A25];4;6)" office:value-type="string" office:string-value="01,049" calcext:value-type="string">
            <text:p>01,049</text:p>
          </table:table-cell>
          <table:table-cell table:formula="of:=MID([.A25];11;30)" office:value-type="string" office:string-value="DeKalb County,H1" calcext:value-type="string">
            <text:p>DeKalb County,H1</text:p>
          </table:table-cell>
          <table:table-cell office:value-type="string" calcext:value-type="string">
            <text:p>DeKalb County</text:p>
          </table:table-cell>
          <table:table-cell/>
        </table:table-row>
        <table:table-row table:style-name="ro1">
          <table:table-cell office:value-type="string" calcext:value-type="string">
            <text:p>AL,01,051,Elmore County,H1</text:p>
          </table:table-cell>
          <table:table-cell table:formula="of:=LEFT([.A26];2)" office:value-type="string" office:string-value="AL" calcext:value-type="string">
            <text:p>AL</text:p>
          </table:table-cell>
          <table:table-cell table:formula="of:=MID([.A26];4;6)" office:value-type="string" office:string-value="01,051" calcext:value-type="string">
            <text:p>01,051</text:p>
          </table:table-cell>
          <table:table-cell table:formula="of:=MID([.A26];11;30)" office:value-type="string" office:string-value="Elmore County,H1" calcext:value-type="string">
            <text:p>Elmore County,H1</text:p>
          </table:table-cell>
          <table:table-cell office:value-type="string" calcext:value-type="string">
            <text:p>Elmore County</text:p>
          </table:table-cell>
          <table:table-cell/>
        </table:table-row>
        <table:table-row table:style-name="ro1">
          <table:table-cell office:value-type="string" calcext:value-type="string">
            <text:p>AL,01,053,Escambia County,H1</text:p>
          </table:table-cell>
          <table:table-cell table:formula="of:=LEFT([.A27];2)" office:value-type="string" office:string-value="AL" calcext:value-type="string">
            <text:p>AL</text:p>
          </table:table-cell>
          <table:table-cell table:formula="of:=MID([.A27];4;6)" office:value-type="string" office:string-value="01,053" calcext:value-type="string">
            <text:p>01,053</text:p>
          </table:table-cell>
          <table:table-cell table:formula="of:=MID([.A27];11;30)" office:value-type="string" office:string-value="Escambia County,H1" calcext:value-type="string">
            <text:p>Escambia County,H1</text:p>
          </table:table-cell>
          <table:table-cell office:value-type="string" calcext:value-type="string">
            <text:p>Escambia County</text:p>
          </table:table-cell>
          <table:table-cell/>
        </table:table-row>
        <table:table-row table:style-name="ro1">
          <table:table-cell office:value-type="string" calcext:value-type="string">
            <text:p>AL,01,055,Etowah County,H1</text:p>
          </table:table-cell>
          <table:table-cell table:formula="of:=LEFT([.A28];2)" office:value-type="string" office:string-value="AL" calcext:value-type="string">
            <text:p>AL</text:p>
          </table:table-cell>
          <table:table-cell table:formula="of:=MID([.A28];4;6)" office:value-type="string" office:string-value="01,055" calcext:value-type="string">
            <text:p>01,055</text:p>
          </table:table-cell>
          <table:table-cell table:formula="of:=MID([.A28];11;30)" office:value-type="string" office:string-value="Etowah County,H1" calcext:value-type="string">
            <text:p>Etowah County,H1</text:p>
          </table:table-cell>
          <table:table-cell office:value-type="string" calcext:value-type="string">
            <text:p>Etowah County</text:p>
          </table:table-cell>
          <table:table-cell/>
        </table:table-row>
        <table:table-row table:style-name="ro1">
          <table:table-cell office:value-type="string" calcext:value-type="string">
            <text:p>AL,01,057,Fayette County,H1</text:p>
          </table:table-cell>
          <table:table-cell table:formula="of:=LEFT([.A29];2)" office:value-type="string" office:string-value="AL" calcext:value-type="string">
            <text:p>AL</text:p>
          </table:table-cell>
          <table:table-cell table:formula="of:=MID([.A29];4;6)" office:value-type="string" office:string-value="01,057" calcext:value-type="string">
            <text:p>01,057</text:p>
          </table:table-cell>
          <table:table-cell table:formula="of:=MID([.A29];11;30)" office:value-type="string" office:string-value="Fayette County,H1" calcext:value-type="string">
            <text:p>Fayette County,H1</text:p>
          </table:table-cell>
          <table:table-cell office:value-type="string" calcext:value-type="string">
            <text:p>Fayette County</text:p>
          </table:table-cell>
          <table:table-cell/>
        </table:table-row>
        <table:table-row table:style-name="ro1">
          <table:table-cell office:value-type="string" calcext:value-type="string">
            <text:p>AL,01,059,Franklin County,H1</text:p>
          </table:table-cell>
          <table:table-cell table:formula="of:=LEFT([.A30];2)" office:value-type="string" office:string-value="AL" calcext:value-type="string">
            <text:p>AL</text:p>
          </table:table-cell>
          <table:table-cell table:formula="of:=MID([.A30];4;6)" office:value-type="string" office:string-value="01,059" calcext:value-type="string">
            <text:p>01,059</text:p>
          </table:table-cell>
          <table:table-cell table:formula="of:=MID([.A30];11;30)" office:value-type="string" office:string-value="Franklin County,H1" calcext:value-type="string">
            <text:p>Franklin County,H1</text:p>
          </table:table-cell>
          <table:table-cell office:value-type="string" calcext:value-type="string">
            <text:p>Franklin County</text:p>
          </table:table-cell>
          <table:table-cell/>
        </table:table-row>
        <table:table-row table:style-name="ro1">
          <table:table-cell office:value-type="string" calcext:value-type="string">
            <text:p>AL,01,061,Geneva County,H1</text:p>
          </table:table-cell>
          <table:table-cell table:formula="of:=LEFT([.A31];2)" office:value-type="string" office:string-value="AL" calcext:value-type="string">
            <text:p>AL</text:p>
          </table:table-cell>
          <table:table-cell table:formula="of:=MID([.A31];4;6)" office:value-type="string" office:string-value="01,061" calcext:value-type="string">
            <text:p>01,061</text:p>
          </table:table-cell>
          <table:table-cell table:formula="of:=MID([.A31];11;30)" office:value-type="string" office:string-value="Geneva County,H1" calcext:value-type="string">
            <text:p>Geneva County,H1</text:p>
          </table:table-cell>
          <table:table-cell office:value-type="string" calcext:value-type="string">
            <text:p>Geneva County</text:p>
          </table:table-cell>
          <table:table-cell/>
        </table:table-row>
        <table:table-row table:style-name="ro1">
          <table:table-cell office:value-type="string" calcext:value-type="string">
            <text:p>AL,01,063,Greene County,H1</text:p>
          </table:table-cell>
          <table:table-cell table:formula="of:=LEFT([.A32];2)" office:value-type="string" office:string-value="AL" calcext:value-type="string">
            <text:p>AL</text:p>
          </table:table-cell>
          <table:table-cell table:formula="of:=MID([.A32];4;6)" office:value-type="string" office:string-value="01,063" calcext:value-type="string">
            <text:p>01,063</text:p>
          </table:table-cell>
          <table:table-cell table:formula="of:=MID([.A32];11;30)" office:value-type="string" office:string-value="Greene County,H1" calcext:value-type="string">
            <text:p>Greene County,H1</text:p>
          </table:table-cell>
          <table:table-cell office:value-type="string" calcext:value-type="string">
            <text:p>Greene County</text:p>
          </table:table-cell>
          <table:table-cell/>
        </table:table-row>
        <table:table-row table:style-name="ro1">
          <table:table-cell office:value-type="string" calcext:value-type="string">
            <text:p>AL,01,065,Hale County,H1</text:p>
          </table:table-cell>
          <table:table-cell table:formula="of:=LEFT([.A33];2)" office:value-type="string" office:string-value="AL" calcext:value-type="string">
            <text:p>AL</text:p>
          </table:table-cell>
          <table:table-cell table:formula="of:=MID([.A33];4;6)" office:value-type="string" office:string-value="01,065" calcext:value-type="string">
            <text:p>01,065</text:p>
          </table:table-cell>
          <table:table-cell table:formula="of:=MID([.A33];11;30)" office:value-type="string" office:string-value="Hale County,H1" calcext:value-type="string">
            <text:p>Hale County,H1</text:p>
          </table:table-cell>
          <table:table-cell office:value-type="string" calcext:value-type="string">
            <text:p>Hale County</text:p>
          </table:table-cell>
          <table:table-cell/>
        </table:table-row>
        <table:table-row table:style-name="ro1">
          <table:table-cell office:value-type="string" calcext:value-type="string">
            <text:p>AL,01,067,Henry County,H1</text:p>
          </table:table-cell>
          <table:table-cell table:formula="of:=LEFT([.A34];2)" office:value-type="string" office:string-value="AL" calcext:value-type="string">
            <text:p>AL</text:p>
          </table:table-cell>
          <table:table-cell table:formula="of:=MID([.A34];4;6)" office:value-type="string" office:string-value="01,067" calcext:value-type="string">
            <text:p>01,067</text:p>
          </table:table-cell>
          <table:table-cell table:formula="of:=MID([.A34];11;30)" office:value-type="string" office:string-value="Henry County,H1" calcext:value-type="string">
            <text:p>Henry County,H1</text:p>
          </table:table-cell>
          <table:table-cell office:value-type="string" calcext:value-type="string">
            <text:p>Henry County</text:p>
          </table:table-cell>
          <table:table-cell/>
        </table:table-row>
        <table:table-row table:style-name="ro1">
          <table:table-cell office:value-type="string" calcext:value-type="string">
            <text:p>AL,01,069,Houston County,H1</text:p>
          </table:table-cell>
          <table:table-cell table:formula="of:=LEFT([.A35];2)" office:value-type="string" office:string-value="AL" calcext:value-type="string">
            <text:p>AL</text:p>
          </table:table-cell>
          <table:table-cell table:formula="of:=MID([.A35];4;6)" office:value-type="string" office:string-value="01,069" calcext:value-type="string">
            <text:p>01,069</text:p>
          </table:table-cell>
          <table:table-cell table:formula="of:=MID([.A35];11;30)" office:value-type="string" office:string-value="Houston County,H1" calcext:value-type="string">
            <text:p>Houston County,H1</text:p>
          </table:table-cell>
          <table:table-cell office:value-type="string" calcext:value-type="string">
            <text:p>Houston County</text:p>
          </table:table-cell>
          <table:table-cell/>
        </table:table-row>
        <table:table-row table:style-name="ro1">
          <table:table-cell office:value-type="string" calcext:value-type="string">
            <text:p>AL,01,071,Jackson County,H1</text:p>
          </table:table-cell>
          <table:table-cell table:formula="of:=LEFT([.A36];2)" office:value-type="string" office:string-value="AL" calcext:value-type="string">
            <text:p>AL</text:p>
          </table:table-cell>
          <table:table-cell table:formula="of:=MID([.A36];4;6)" office:value-type="string" office:string-value="01,071" calcext:value-type="string">
            <text:p>01,071</text:p>
          </table:table-cell>
          <table:table-cell table:formula="of:=MID([.A36];11;30)" office:value-type="string" office:string-value="Jackson County,H1" calcext:value-type="string">
            <text:p>Jackson County,H1</text:p>
          </table:table-cell>
          <table:table-cell office:value-type="string" calcext:value-type="string">
            <text:p>Jackson County</text:p>
          </table:table-cell>
          <table:table-cell/>
        </table:table-row>
        <table:table-row table:style-name="ro1">
          <table:table-cell office:value-type="string" calcext:value-type="string">
            <text:p>AL,01,073,Jefferson County,H1</text:p>
          </table:table-cell>
          <table:table-cell table:formula="of:=LEFT([.A37];2)" office:value-type="string" office:string-value="AL" calcext:value-type="string">
            <text:p>AL</text:p>
          </table:table-cell>
          <table:table-cell table:formula="of:=MID([.A37];4;6)" office:value-type="string" office:string-value="01,073" calcext:value-type="string">
            <text:p>01,073</text:p>
          </table:table-cell>
          <table:table-cell table:formula="of:=MID([.A37];11;30)" office:value-type="string" office:string-value="Jefferson County,H1" calcext:value-type="string">
            <text:p>Jefferson County,H1</text:p>
          </table:table-cell>
          <table:table-cell office:value-type="string" calcext:value-type="string">
            <text:p>Jefferson County</text:p>
          </table:table-cell>
          <table:table-cell/>
        </table:table-row>
        <table:table-row table:style-name="ro1">
          <table:table-cell office:value-type="string" calcext:value-type="string">
            <text:p>AL,01,075,Lamar County,H1</text:p>
          </table:table-cell>
          <table:table-cell table:formula="of:=LEFT([.A38];2)" office:value-type="string" office:string-value="AL" calcext:value-type="string">
            <text:p>AL</text:p>
          </table:table-cell>
          <table:table-cell table:formula="of:=MID([.A38];4;6)" office:value-type="string" office:string-value="01,075" calcext:value-type="string">
            <text:p>01,075</text:p>
          </table:table-cell>
          <table:table-cell table:formula="of:=MID([.A38];11;30)" office:value-type="string" office:string-value="Lamar County,H1" calcext:value-type="string">
            <text:p>Lamar County,H1</text:p>
          </table:table-cell>
          <table:table-cell office:value-type="string" calcext:value-type="string">
            <text:p>Lamar County</text:p>
          </table:table-cell>
          <table:table-cell/>
        </table:table-row>
        <table:table-row table:style-name="ro1">
          <table:table-cell office:value-type="string" calcext:value-type="string">
            <text:p>AL,01,077,Lauderdale County,H1</text:p>
          </table:table-cell>
          <table:table-cell table:formula="of:=LEFT([.A39];2)" office:value-type="string" office:string-value="AL" calcext:value-type="string">
            <text:p>AL</text:p>
          </table:table-cell>
          <table:table-cell table:formula="of:=MID([.A39];4;6)" office:value-type="string" office:string-value="01,077" calcext:value-type="string">
            <text:p>01,077</text:p>
          </table:table-cell>
          <table:table-cell table:formula="of:=MID([.A39];11;30)" office:value-type="string" office:string-value="Lauderdale County,H1" calcext:value-type="string">
            <text:p>Lauderdale County,H1</text:p>
          </table:table-cell>
          <table:table-cell office:value-type="string" calcext:value-type="string">
            <text:p>Lauderdale County</text:p>
          </table:table-cell>
          <table:table-cell/>
        </table:table-row>
        <table:table-row table:style-name="ro1">
          <table:table-cell office:value-type="string" calcext:value-type="string">
            <text:p>AL,01,079,Lawrence County,H1</text:p>
          </table:table-cell>
          <table:table-cell table:formula="of:=LEFT([.A40];2)" office:value-type="string" office:string-value="AL" calcext:value-type="string">
            <text:p>AL</text:p>
          </table:table-cell>
          <table:table-cell table:formula="of:=MID([.A40];4;6)" office:value-type="string" office:string-value="01,079" calcext:value-type="string">
            <text:p>01,079</text:p>
          </table:table-cell>
          <table:table-cell table:formula="of:=MID([.A40];11;30)" office:value-type="string" office:string-value="Lawrence County,H1" calcext:value-type="string">
            <text:p>Lawrence County,H1</text:p>
          </table:table-cell>
          <table:table-cell office:value-type="string" calcext:value-type="string">
            <text:p>Lawrence County</text:p>
          </table:table-cell>
          <table:table-cell/>
        </table:table-row>
        <table:table-row table:style-name="ro1">
          <table:table-cell office:value-type="string" calcext:value-type="string">
            <text:p>AL,01,081,Lee County,H1</text:p>
          </table:table-cell>
          <table:table-cell table:formula="of:=LEFT([.A41];2)" office:value-type="string" office:string-value="AL" calcext:value-type="string">
            <text:p>AL</text:p>
          </table:table-cell>
          <table:table-cell table:formula="of:=MID([.A41];4;6)" office:value-type="string" office:string-value="01,081" calcext:value-type="string">
            <text:p>01,081</text:p>
          </table:table-cell>
          <table:table-cell table:formula="of:=MID([.A41];11;30)" office:value-type="string" office:string-value="Lee County,H1" calcext:value-type="string">
            <text:p>Lee County,H1</text:p>
          </table:table-cell>
          <table:table-cell office:value-type="string" calcext:value-type="string">
            <text:p>Lee County</text:p>
          </table:table-cell>
          <table:table-cell/>
        </table:table-row>
        <table:table-row table:style-name="ro1">
          <table:table-cell office:value-type="string" calcext:value-type="string">
            <text:p>AL,01,083,Limestone County,H1</text:p>
          </table:table-cell>
          <table:table-cell table:formula="of:=LEFT([.A42];2)" office:value-type="string" office:string-value="AL" calcext:value-type="string">
            <text:p>AL</text:p>
          </table:table-cell>
          <table:table-cell table:formula="of:=MID([.A42];4;6)" office:value-type="string" office:string-value="01,083" calcext:value-type="string">
            <text:p>01,083</text:p>
          </table:table-cell>
          <table:table-cell table:formula="of:=MID([.A42];11;30)" office:value-type="string" office:string-value="Limestone County,H1" calcext:value-type="string">
            <text:p>Limestone County,H1</text:p>
          </table:table-cell>
          <table:table-cell office:value-type="string" calcext:value-type="string">
            <text:p>Limestone County</text:p>
          </table:table-cell>
          <table:table-cell/>
        </table:table-row>
        <table:table-row table:style-name="ro1">
          <table:table-cell office:value-type="string" calcext:value-type="string">
            <text:p>AL,01,085,Lowndes County,H1</text:p>
          </table:table-cell>
          <table:table-cell table:formula="of:=LEFT([.A43];2)" office:value-type="string" office:string-value="AL" calcext:value-type="string">
            <text:p>AL</text:p>
          </table:table-cell>
          <table:table-cell table:formula="of:=MID([.A43];4;6)" office:value-type="string" office:string-value="01,085" calcext:value-type="string">
            <text:p>01,085</text:p>
          </table:table-cell>
          <table:table-cell table:formula="of:=MID([.A43];11;30)" office:value-type="string" office:string-value="Lowndes County,H1" calcext:value-type="string">
            <text:p>Lowndes County,H1</text:p>
          </table:table-cell>
          <table:table-cell office:value-type="string" calcext:value-type="string">
            <text:p>Lowndes County</text:p>
          </table:table-cell>
          <table:table-cell/>
        </table:table-row>
        <table:table-row table:style-name="ro1">
          <table:table-cell office:value-type="string" calcext:value-type="string">
            <text:p>AL,01,087,Macon County,H1</text:p>
          </table:table-cell>
          <table:table-cell table:formula="of:=LEFT([.A44];2)" office:value-type="string" office:string-value="AL" calcext:value-type="string">
            <text:p>AL</text:p>
          </table:table-cell>
          <table:table-cell table:formula="of:=MID([.A44];4;6)" office:value-type="string" office:string-value="01,087" calcext:value-type="string">
            <text:p>01,087</text:p>
          </table:table-cell>
          <table:table-cell table:formula="of:=MID([.A44];11;30)" office:value-type="string" office:string-value="Macon County,H1" calcext:value-type="string">
            <text:p>Macon County,H1</text:p>
          </table:table-cell>
          <table:table-cell office:value-type="string" calcext:value-type="string">
            <text:p>Macon County</text:p>
          </table:table-cell>
          <table:table-cell/>
        </table:table-row>
        <table:table-row table:style-name="ro1">
          <table:table-cell office:value-type="string" calcext:value-type="string">
            <text:p>AL,01,089,Madison County,H1</text:p>
          </table:table-cell>
          <table:table-cell table:formula="of:=LEFT([.A45];2)" office:value-type="string" office:string-value="AL" calcext:value-type="string">
            <text:p>AL</text:p>
          </table:table-cell>
          <table:table-cell table:formula="of:=MID([.A45];4;6)" office:value-type="string" office:string-value="01,089" calcext:value-type="string">
            <text:p>01,089</text:p>
          </table:table-cell>
          <table:table-cell table:formula="of:=MID([.A45];11;30)" office:value-type="string" office:string-value="Madison County,H1" calcext:value-type="string">
            <text:p>Madison County,H1</text:p>
          </table:table-cell>
          <table:table-cell office:value-type="string" calcext:value-type="string">
            <text:p>Madison County</text:p>
          </table:table-cell>
          <table:table-cell/>
        </table:table-row>
        <table:table-row table:style-name="ro1">
          <table:table-cell office:value-type="string" calcext:value-type="string">
            <text:p>AL,01,091,Marengo County,H1</text:p>
          </table:table-cell>
          <table:table-cell table:formula="of:=LEFT([.A46];2)" office:value-type="string" office:string-value="AL" calcext:value-type="string">
            <text:p>AL</text:p>
          </table:table-cell>
          <table:table-cell table:formula="of:=MID([.A46];4;6)" office:value-type="string" office:string-value="01,091" calcext:value-type="string">
            <text:p>01,091</text:p>
          </table:table-cell>
          <table:table-cell table:formula="of:=MID([.A46];11;30)" office:value-type="string" office:string-value="Marengo County,H1" calcext:value-type="string">
            <text:p>Marengo County,H1</text:p>
          </table:table-cell>
          <table:table-cell office:value-type="string" calcext:value-type="string">
            <text:p>Marengo County</text:p>
          </table:table-cell>
          <table:table-cell/>
        </table:table-row>
        <table:table-row table:style-name="ro1">
          <table:table-cell office:value-type="string" calcext:value-type="string">
            <text:p>AL,01,093,Marion County,H1</text:p>
          </table:table-cell>
          <table:table-cell table:formula="of:=LEFT([.A47];2)" office:value-type="string" office:string-value="AL" calcext:value-type="string">
            <text:p>AL</text:p>
          </table:table-cell>
          <table:table-cell table:formula="of:=MID([.A47];4;6)" office:value-type="string" office:string-value="01,093" calcext:value-type="string">
            <text:p>01,093</text:p>
          </table:table-cell>
          <table:table-cell table:formula="of:=MID([.A47];11;30)" office:value-type="string" office:string-value="Marion County,H1" calcext:value-type="string">
            <text:p>Marion County,H1</text:p>
          </table:table-cell>
          <table:table-cell office:value-type="string" calcext:value-type="string">
            <text:p>Marion County</text:p>
          </table:table-cell>
          <table:table-cell/>
        </table:table-row>
        <table:table-row table:style-name="ro1">
          <table:table-cell office:value-type="string" calcext:value-type="string">
            <text:p>AL,01,095,Marshall County,H1</text:p>
          </table:table-cell>
          <table:table-cell table:formula="of:=LEFT([.A48];2)" office:value-type="string" office:string-value="AL" calcext:value-type="string">
            <text:p>AL</text:p>
          </table:table-cell>
          <table:table-cell table:formula="of:=MID([.A48];4;6)" office:value-type="string" office:string-value="01,095" calcext:value-type="string">
            <text:p>01,095</text:p>
          </table:table-cell>
          <table:table-cell table:formula="of:=MID([.A48];11;30)" office:value-type="string" office:string-value="Marshall County,H1" calcext:value-type="string">
            <text:p>Marshall County,H1</text:p>
          </table:table-cell>
          <table:table-cell office:value-type="string" calcext:value-type="string">
            <text:p>Marshall County</text:p>
          </table:table-cell>
          <table:table-cell/>
        </table:table-row>
        <table:table-row table:style-name="ro1">
          <table:table-cell office:value-type="string" calcext:value-type="string">
            <text:p>AL,01,097,Mobile County,H1</text:p>
          </table:table-cell>
          <table:table-cell table:formula="of:=LEFT([.A49];2)" office:value-type="string" office:string-value="AL" calcext:value-type="string">
            <text:p>AL</text:p>
          </table:table-cell>
          <table:table-cell table:formula="of:=MID([.A49];4;6)" office:value-type="string" office:string-value="01,097" calcext:value-type="string">
            <text:p>01,097</text:p>
          </table:table-cell>
          <table:table-cell table:formula="of:=MID([.A49];11;30)" office:value-type="string" office:string-value="Mobile County,H1" calcext:value-type="string">
            <text:p>Mobile County,H1</text:p>
          </table:table-cell>
          <table:table-cell office:value-type="string" calcext:value-type="string">
            <text:p>Mobile County</text:p>
          </table:table-cell>
          <table:table-cell/>
        </table:table-row>
        <table:table-row table:style-name="ro1">
          <table:table-cell office:value-type="string" calcext:value-type="string">
            <text:p>AL,01,099,Monroe County,H1</text:p>
          </table:table-cell>
          <table:table-cell table:formula="of:=LEFT([.A50];2)" office:value-type="string" office:string-value="AL" calcext:value-type="string">
            <text:p>AL</text:p>
          </table:table-cell>
          <table:table-cell table:formula="of:=MID([.A50];4;6)" office:value-type="string" office:string-value="01,099" calcext:value-type="string">
            <text:p>01,099</text:p>
          </table:table-cell>
          <table:table-cell table:formula="of:=MID([.A50];11;30)" office:value-type="string" office:string-value="Monroe County,H1" calcext:value-type="string">
            <text:p>Monroe County,H1</text:p>
          </table:table-cell>
          <table:table-cell office:value-type="string" calcext:value-type="string">
            <text:p>Monroe County</text:p>
          </table:table-cell>
          <table:table-cell/>
        </table:table-row>
        <table:table-row table:style-name="ro1">
          <table:table-cell office:value-type="string" calcext:value-type="string">
            <text:p>AL,01,101,Montgomery County,H1</text:p>
          </table:table-cell>
          <table:table-cell table:formula="of:=LEFT([.A51];2)" office:value-type="string" office:string-value="AL" calcext:value-type="string">
            <text:p>AL</text:p>
          </table:table-cell>
          <table:table-cell table:formula="of:=MID([.A51];4;6)" office:value-type="string" office:string-value="01,101" calcext:value-type="string">
            <text:p>01,101</text:p>
          </table:table-cell>
          <table:table-cell table:formula="of:=MID([.A51];11;30)" office:value-type="string" office:string-value="Montgomery County,H1" calcext:value-type="string">
            <text:p>Montgomery County,H1</text:p>
          </table:table-cell>
          <table:table-cell office:value-type="string" calcext:value-type="string">
            <text:p>Montgomery County</text:p>
          </table:table-cell>
          <table:table-cell/>
        </table:table-row>
        <table:table-row table:style-name="ro1">
          <table:table-cell office:value-type="string" calcext:value-type="string">
            <text:p>AL,01,103,Morgan County,H1</text:p>
          </table:table-cell>
          <table:table-cell table:formula="of:=LEFT([.A52];2)" office:value-type="string" office:string-value="AL" calcext:value-type="string">
            <text:p>AL</text:p>
          </table:table-cell>
          <table:table-cell table:formula="of:=MID([.A52];4;6)" office:value-type="string" office:string-value="01,103" calcext:value-type="string">
            <text:p>01,103</text:p>
          </table:table-cell>
          <table:table-cell table:formula="of:=MID([.A52];11;30)" office:value-type="string" office:string-value="Morgan County,H1" calcext:value-type="string">
            <text:p>Morgan County,H1</text:p>
          </table:table-cell>
          <table:table-cell office:value-type="string" calcext:value-type="string">
            <text:p>Morgan County</text:p>
          </table:table-cell>
          <table:table-cell/>
        </table:table-row>
        <table:table-row table:style-name="ro1">
          <table:table-cell office:value-type="string" calcext:value-type="string">
            <text:p>AL,01,105,Perry County,H1</text:p>
          </table:table-cell>
          <table:table-cell table:formula="of:=LEFT([.A53];2)" office:value-type="string" office:string-value="AL" calcext:value-type="string">
            <text:p>AL</text:p>
          </table:table-cell>
          <table:table-cell table:formula="of:=MID([.A53];4;6)" office:value-type="string" office:string-value="01,105" calcext:value-type="string">
            <text:p>01,105</text:p>
          </table:table-cell>
          <table:table-cell table:formula="of:=MID([.A53];11;30)" office:value-type="string" office:string-value="Perry County,H1" calcext:value-type="string">
            <text:p>Perry County,H1</text:p>
          </table:table-cell>
          <table:table-cell office:value-type="string" calcext:value-type="string">
            <text:p>Perry County</text:p>
          </table:table-cell>
          <table:table-cell/>
        </table:table-row>
        <table:table-row table:style-name="ro1">
          <table:table-cell office:value-type="string" calcext:value-type="string">
            <text:p>AL,01,107,Pickens County,H1</text:p>
          </table:table-cell>
          <table:table-cell table:formula="of:=LEFT([.A54];2)" office:value-type="string" office:string-value="AL" calcext:value-type="string">
            <text:p>AL</text:p>
          </table:table-cell>
          <table:table-cell table:formula="of:=MID([.A54];4;6)" office:value-type="string" office:string-value="01,107" calcext:value-type="string">
            <text:p>01,107</text:p>
          </table:table-cell>
          <table:table-cell table:formula="of:=MID([.A54];11;30)" office:value-type="string" office:string-value="Pickens County,H1" calcext:value-type="string">
            <text:p>Pickens County,H1</text:p>
          </table:table-cell>
          <table:table-cell office:value-type="string" calcext:value-type="string">
            <text:p>Pickens County</text:p>
          </table:table-cell>
          <table:table-cell/>
        </table:table-row>
        <table:table-row table:style-name="ro1">
          <table:table-cell office:value-type="string" calcext:value-type="string">
            <text:p>AL,01,109,Pike County,H1</text:p>
          </table:table-cell>
          <table:table-cell table:formula="of:=LEFT([.A55];2)" office:value-type="string" office:string-value="AL" calcext:value-type="string">
            <text:p>AL</text:p>
          </table:table-cell>
          <table:table-cell table:formula="of:=MID([.A55];4;6)" office:value-type="string" office:string-value="01,109" calcext:value-type="string">
            <text:p>01,109</text:p>
          </table:table-cell>
          <table:table-cell table:formula="of:=MID([.A55];11;30)" office:value-type="string" office:string-value="Pike County,H1" calcext:value-type="string">
            <text:p>Pike County,H1</text:p>
          </table:table-cell>
          <table:table-cell office:value-type="string" calcext:value-type="string">
            <text:p>Pike County</text:p>
          </table:table-cell>
          <table:table-cell/>
        </table:table-row>
        <table:table-row table:style-name="ro1">
          <table:table-cell office:value-type="string" calcext:value-type="string">
            <text:p>AL,01,111,Randolph County,H1</text:p>
          </table:table-cell>
          <table:table-cell table:formula="of:=LEFT([.A56];2)" office:value-type="string" office:string-value="AL" calcext:value-type="string">
            <text:p>AL</text:p>
          </table:table-cell>
          <table:table-cell table:formula="of:=MID([.A56];4;6)" office:value-type="string" office:string-value="01,111" calcext:value-type="string">
            <text:p>01,111</text:p>
          </table:table-cell>
          <table:table-cell table:formula="of:=MID([.A56];11;30)" office:value-type="string" office:string-value="Randolph County,H1" calcext:value-type="string">
            <text:p>Randolph County,H1</text:p>
          </table:table-cell>
          <table:table-cell office:value-type="string" calcext:value-type="string">
            <text:p>Randolph County</text:p>
          </table:table-cell>
          <table:table-cell/>
        </table:table-row>
        <table:table-row table:style-name="ro1">
          <table:table-cell office:value-type="string" calcext:value-type="string">
            <text:p>AL,01,113,Russell County,H1</text:p>
          </table:table-cell>
          <table:table-cell table:formula="of:=LEFT([.A57];2)" office:value-type="string" office:string-value="AL" calcext:value-type="string">
            <text:p>AL</text:p>
          </table:table-cell>
          <table:table-cell table:formula="of:=MID([.A57];4;6)" office:value-type="string" office:string-value="01,113" calcext:value-type="string">
            <text:p>01,113</text:p>
          </table:table-cell>
          <table:table-cell table:formula="of:=MID([.A57];11;30)" office:value-type="string" office:string-value="Russell County,H1" calcext:value-type="string">
            <text:p>Russell County,H1</text:p>
          </table:table-cell>
          <table:table-cell office:value-type="string" calcext:value-type="string">
            <text:p>Russell County</text:p>
          </table:table-cell>
          <table:table-cell/>
        </table:table-row>
        <table:table-row table:style-name="ro1">
          <table:table-cell office:value-type="string" calcext:value-type="string">
            <text:p>AL,01,115,St. Clair County,H1</text:p>
          </table:table-cell>
          <table:table-cell table:formula="of:=LEFT([.A58];2)" office:value-type="string" office:string-value="AL" calcext:value-type="string">
            <text:p>AL</text:p>
          </table:table-cell>
          <table:table-cell table:formula="of:=MID([.A58];4;6)" office:value-type="string" office:string-value="01,115" calcext:value-type="string">
            <text:p>01,115</text:p>
          </table:table-cell>
          <table:table-cell table:formula="of:=MID([.A58];11;30)" office:value-type="string" office:string-value="St. Clair County,H1" calcext:value-type="string">
            <text:p>St. Clair County,H1</text:p>
          </table:table-cell>
          <table:table-cell office:value-type="string" calcext:value-type="string">
            <text:p>St. Clair County</text:p>
          </table:table-cell>
          <table:table-cell/>
        </table:table-row>
        <table:table-row table:style-name="ro1">
          <table:table-cell office:value-type="string" calcext:value-type="string">
            <text:p>AL,01,117,Shelby County,H1</text:p>
          </table:table-cell>
          <table:table-cell table:formula="of:=LEFT([.A59];2)" office:value-type="string" office:string-value="AL" calcext:value-type="string">
            <text:p>AL</text:p>
          </table:table-cell>
          <table:table-cell table:formula="of:=MID([.A59];4;6)" office:value-type="string" office:string-value="01,117" calcext:value-type="string">
            <text:p>01,117</text:p>
          </table:table-cell>
          <table:table-cell table:formula="of:=MID([.A59];11;30)" office:value-type="string" office:string-value="Shelby County,H1" calcext:value-type="string">
            <text:p>Shelby County,H1</text:p>
          </table:table-cell>
          <table:table-cell office:value-type="string" calcext:value-type="string">
            <text:p>Shelby County</text:p>
          </table:table-cell>
          <table:table-cell/>
        </table:table-row>
        <table:table-row table:style-name="ro1">
          <table:table-cell office:value-type="string" calcext:value-type="string">
            <text:p>AL,01,119,Sumter County,H1</text:p>
          </table:table-cell>
          <table:table-cell table:formula="of:=LEFT([.A60];2)" office:value-type="string" office:string-value="AL" calcext:value-type="string">
            <text:p>AL</text:p>
          </table:table-cell>
          <table:table-cell table:formula="of:=MID([.A60];4;6)" office:value-type="string" office:string-value="01,119" calcext:value-type="string">
            <text:p>01,119</text:p>
          </table:table-cell>
          <table:table-cell table:formula="of:=MID([.A60];11;30)" office:value-type="string" office:string-value="Sumter County,H1" calcext:value-type="string">
            <text:p>Sumter County,H1</text:p>
          </table:table-cell>
          <table:table-cell office:value-type="string" calcext:value-type="string">
            <text:p>Sumter County</text:p>
          </table:table-cell>
          <table:table-cell/>
        </table:table-row>
        <table:table-row table:style-name="ro1">
          <table:table-cell office:value-type="string" calcext:value-type="string">
            <text:p>AL,01,121,Talladega County,H1</text:p>
          </table:table-cell>
          <table:table-cell table:formula="of:=LEFT([.A61];2)" office:value-type="string" office:string-value="AL" calcext:value-type="string">
            <text:p>AL</text:p>
          </table:table-cell>
          <table:table-cell table:formula="of:=MID([.A61];4;6)" office:value-type="string" office:string-value="01,121" calcext:value-type="string">
            <text:p>01,121</text:p>
          </table:table-cell>
          <table:table-cell table:formula="of:=MID([.A61];11;30)" office:value-type="string" office:string-value="Talladega County,H1" calcext:value-type="string">
            <text:p>Talladega County,H1</text:p>
          </table:table-cell>
          <table:table-cell office:value-type="string" calcext:value-type="string">
            <text:p>Talladega County</text:p>
          </table:table-cell>
          <table:table-cell/>
        </table:table-row>
        <table:table-row table:style-name="ro1">
          <table:table-cell office:value-type="string" calcext:value-type="string">
            <text:p>AL,01,123,Tallapoosa County,H1</text:p>
          </table:table-cell>
          <table:table-cell table:formula="of:=LEFT([.A62];2)" office:value-type="string" office:string-value="AL" calcext:value-type="string">
            <text:p>AL</text:p>
          </table:table-cell>
          <table:table-cell table:formula="of:=MID([.A62];4;6)" office:value-type="string" office:string-value="01,123" calcext:value-type="string">
            <text:p>01,123</text:p>
          </table:table-cell>
          <table:table-cell table:formula="of:=MID([.A62];11;30)" office:value-type="string" office:string-value="Tallapoosa County,H1" calcext:value-type="string">
            <text:p>Tallapoosa County,H1</text:p>
          </table:table-cell>
          <table:table-cell office:value-type="string" calcext:value-type="string">
            <text:p>Tallapoosa County</text:p>
          </table:table-cell>
          <table:table-cell/>
        </table:table-row>
        <table:table-row table:style-name="ro1">
          <table:table-cell office:value-type="string" calcext:value-type="string">
            <text:p>AL,01,125,Tuscaloosa County,H1</text:p>
          </table:table-cell>
          <table:table-cell table:formula="of:=LEFT([.A63];2)" office:value-type="string" office:string-value="AL" calcext:value-type="string">
            <text:p>AL</text:p>
          </table:table-cell>
          <table:table-cell table:formula="of:=MID([.A63];4;6)" office:value-type="string" office:string-value="01,125" calcext:value-type="string">
            <text:p>01,125</text:p>
          </table:table-cell>
          <table:table-cell table:formula="of:=MID([.A63];11;30)" office:value-type="string" office:string-value="Tuscaloosa County,H1" calcext:value-type="string">
            <text:p>Tuscaloosa County,H1</text:p>
          </table:table-cell>
          <table:table-cell office:value-type="string" calcext:value-type="string">
            <text:p>Tuscaloosa County</text:p>
          </table:table-cell>
          <table:table-cell/>
        </table:table-row>
        <table:table-row table:style-name="ro1">
          <table:table-cell office:value-type="string" calcext:value-type="string">
            <text:p>AL,01,127,Walker County,H1</text:p>
          </table:table-cell>
          <table:table-cell table:formula="of:=LEFT([.A64];2)" office:value-type="string" office:string-value="AL" calcext:value-type="string">
            <text:p>AL</text:p>
          </table:table-cell>
          <table:table-cell table:formula="of:=MID([.A64];4;6)" office:value-type="string" office:string-value="01,127" calcext:value-type="string">
            <text:p>01,127</text:p>
          </table:table-cell>
          <table:table-cell table:formula="of:=MID([.A64];11;30)" office:value-type="string" office:string-value="Walker County,H1" calcext:value-type="string">
            <text:p>Walker County,H1</text:p>
          </table:table-cell>
          <table:table-cell office:value-type="string" calcext:value-type="string">
            <text:p>Walker County</text:p>
          </table:table-cell>
          <table:table-cell/>
        </table:table-row>
        <table:table-row table:style-name="ro1">
          <table:table-cell office:value-type="string" calcext:value-type="string">
            <text:p>AL,01,129,Washington County,H1</text:p>
          </table:table-cell>
          <table:table-cell table:formula="of:=LEFT([.A65];2)" office:value-type="string" office:string-value="AL" calcext:value-type="string">
            <text:p>AL</text:p>
          </table:table-cell>
          <table:table-cell table:formula="of:=MID([.A65];4;6)" office:value-type="string" office:string-value="01,129" calcext:value-type="string">
            <text:p>01,129</text:p>
          </table:table-cell>
          <table:table-cell table:formula="of:=MID([.A65];11;30)" office:value-type="string" office:string-value="Washington County,H1" calcext:value-type="string">
            <text:p>Washington County,H1</text:p>
          </table:table-cell>
          <table:table-cell office:value-type="string" calcext:value-type="string">
            <text:p>Washington County</text:p>
          </table:table-cell>
          <table:table-cell/>
        </table:table-row>
        <table:table-row table:style-name="ro1">
          <table:table-cell office:value-type="string" calcext:value-type="string">
            <text:p>AL,01,131,Wilcox County,H1</text:p>
          </table:table-cell>
          <table:table-cell table:formula="of:=LEFT([.A66];2)" office:value-type="string" office:string-value="AL" calcext:value-type="string">
            <text:p>AL</text:p>
          </table:table-cell>
          <table:table-cell table:formula="of:=MID([.A66];4;6)" office:value-type="string" office:string-value="01,131" calcext:value-type="string">
            <text:p>01,131</text:p>
          </table:table-cell>
          <table:table-cell table:formula="of:=MID([.A66];11;30)" office:value-type="string" office:string-value="Wilcox County,H1" calcext:value-type="string">
            <text:p>Wilcox County,H1</text:p>
          </table:table-cell>
          <table:table-cell office:value-type="string" calcext:value-type="string">
            <text:p>Wilcox County</text:p>
          </table:table-cell>
          <table:table-cell/>
        </table:table-row>
        <table:table-row table:style-name="ro1">
          <table:table-cell office:value-type="string" calcext:value-type="string">
            <text:p>AL,01,133,Winston County,H1</text:p>
          </table:table-cell>
          <table:table-cell table:formula="of:=LEFT([.A67];2)" office:value-type="string" office:string-value="AL" calcext:value-type="string">
            <text:p>AL</text:p>
          </table:table-cell>
          <table:table-cell table:formula="of:=MID([.A67];4;6)" office:value-type="string" office:string-value="01,133" calcext:value-type="string">
            <text:p>01,133</text:p>
          </table:table-cell>
          <table:table-cell table:formula="of:=MID([.A67];11;30)" office:value-type="string" office:string-value="Winston County,H1" calcext:value-type="string">
            <text:p>Winston County,H1</text:p>
          </table:table-cell>
          <table:table-cell office:value-type="string" calcext:value-type="string">
            <text:p>Winston County</text:p>
          </table:table-cell>
          <table:table-cell/>
        </table:table-row>
        <table:table-row table:style-name="ro2">
          <table:table-cell office:value-type="string" calcext:value-type="string">
            <text:p>AK,02,013,Aleutians East Borough,H1</text:p>
          </table:table-cell>
          <table:table-cell table:formula="of:=LEFT([.A68];2)" office:value-type="string" office:string-value="AK" calcext:value-type="string">
            <text:p>AK</text:p>
          </table:table-cell>
          <table:table-cell table:formula="of:=MID([.A68];4;6)" office:value-type="string" office:string-value="02,013" calcext:value-type="string">
            <text:p>02,013</text:p>
          </table:table-cell>
          <table:table-cell table:formula="of:=MID([.A68];11;30)" office:value-type="string" office:string-value="Aleutians East Borough,H1" calcext:value-type="string">
            <text:p>Aleutians East Borough,H1</text:p>
          </table:table-cell>
          <table:table-cell office:value-type="string" calcext:value-type="string">
            <text:p>Aleutians East Borough</text:p>
          </table:table-cell>
          <table:table-cell/>
        </table:table-row>
        <table:table-row table:style-name="ro2">
          <table:table-cell office:value-type="string" calcext:value-type="string">
            <text:p>AK,02,016,Aleutians West Census Area,H5</text:p>
          </table:table-cell>
          <table:table-cell table:formula="of:=LEFT([.A69];2)" office:value-type="string" office:string-value="AK" calcext:value-type="string">
            <text:p>AK</text:p>
          </table:table-cell>
          <table:table-cell table:formula="of:=MID([.A69];4;6)" office:value-type="string" office:string-value="02,016" calcext:value-type="string">
            <text:p>02,016</text:p>
          </table:table-cell>
          <table:table-cell table:formula="of:=MID([.A69];11;30)" office:value-type="string" office:string-value="Aleutians West Census Area,H5" calcext:value-type="string">
            <text:p>Aleutians West Census Area,H5</text:p>
          </table:table-cell>
          <table:table-cell office:value-type="string" calcext:value-type="string">
            <text:p>Aleutians West Census Area</text:p>
          </table:table-cell>
          <table:table-cell/>
        </table:table-row>
        <table:table-row table:style-name="ro2">
          <table:table-cell office:value-type="string" calcext:value-type="string">
            <text:p>AK,02,020,Anchorage Municipality,H6</text:p>
          </table:table-cell>
          <table:table-cell table:formula="of:=LEFT([.A70];2)" office:value-type="string" office:string-value="AK" calcext:value-type="string">
            <text:p>AK</text:p>
          </table:table-cell>
          <table:table-cell table:formula="of:=MID([.A70];4;6)" office:value-type="string" office:string-value="02,020" calcext:value-type="string">
            <text:p>02,020</text:p>
          </table:table-cell>
          <table:table-cell table:formula="of:=MID([.A70];11;30)" office:value-type="string" office:string-value="Anchorage Municipality,H6" calcext:value-type="string">
            <text:p>Anchorage Municipality,H6</text:p>
          </table:table-cell>
          <table:table-cell office:value-type="string" calcext:value-type="string">
            <text:p>Anchorage Municipality</text:p>
          </table:table-cell>
          <table:table-cell/>
        </table:table-row>
        <table:table-row table:style-name="ro2">
          <table:table-cell office:value-type="string" calcext:value-type="string">
            <text:p>AK,02,050,Bethel Census Area,H5</text:p>
          </table:table-cell>
          <table:table-cell table:formula="of:=LEFT([.A71];2)" office:value-type="string" office:string-value="AK" calcext:value-type="string">
            <text:p>AK</text:p>
          </table:table-cell>
          <table:table-cell table:formula="of:=MID([.A71];4;6)" office:value-type="string" office:string-value="02,050" calcext:value-type="string">
            <text:p>02,050</text:p>
          </table:table-cell>
          <table:table-cell table:formula="of:=MID([.A71];11;30)" office:value-type="string" office:string-value="Bethel Census Area,H5" calcext:value-type="string">
            <text:p>Bethel Census Area,H5</text:p>
          </table:table-cell>
          <table:table-cell office:value-type="string" calcext:value-type="string">
            <text:p>Bethel Census Area</text:p>
          </table:table-cell>
          <table:table-cell/>
        </table:table-row>
        <table:table-row table:style-name="ro2">
          <table:table-cell office:value-type="string" calcext:value-type="string">
            <text:p>AK,02,060,Bristol Bay Borough,H1</text:p>
          </table:table-cell>
          <table:table-cell table:formula="of:=LEFT([.A72];2)" office:value-type="string" office:string-value="AK" calcext:value-type="string">
            <text:p>AK</text:p>
          </table:table-cell>
          <table:table-cell table:formula="of:=MID([.A72];4;6)" office:value-type="string" office:string-value="02,060" calcext:value-type="string">
            <text:p>02,060</text:p>
          </table:table-cell>
          <table:table-cell table:formula="of:=MID([.A72];11;30)" office:value-type="string" office:string-value="Bristol Bay Borough,H1" calcext:value-type="string">
            <text:p>Bristol Bay Borough,H1</text:p>
          </table:table-cell>
          <table:table-cell office:value-type="string" calcext:value-type="string">
            <text:p>Bristol Bay Borough</text:p>
          </table:table-cell>
          <table:table-cell/>
        </table:table-row>
        <table:table-row table:style-name="ro1">
          <table:table-cell office:value-type="string" calcext:value-type="string">
            <text:p>AK,02,068,Denali Borough,H1</text:p>
          </table:table-cell>
          <table:table-cell table:formula="of:=LEFT([.A73];2)" office:value-type="string" office:string-value="AK" calcext:value-type="string">
            <text:p>AK</text:p>
          </table:table-cell>
          <table:table-cell table:formula="of:=MID([.A73];4;6)" office:value-type="string" office:string-value="02,068" calcext:value-type="string">
            <text:p>02,068</text:p>
          </table:table-cell>
          <table:table-cell table:formula="of:=MID([.A73];11;30)" office:value-type="string" office:string-value="Denali Borough,H1" calcext:value-type="string">
            <text:p>Denali Borough,H1</text:p>
          </table:table-cell>
          <table:table-cell office:value-type="string" calcext:value-type="string">
            <text:p>Denali Borough</text:p>
          </table:table-cell>
          <table:table-cell/>
        </table:table-row>
        <table:table-row table:style-name="ro2">
          <table:table-cell office:value-type="string" calcext:value-type="string">
            <text:p>AK,02,070,Dillingham Census Area,H5</text:p>
          </table:table-cell>
          <table:table-cell table:formula="of:=LEFT([.A74];2)" office:value-type="string" office:string-value="AK" calcext:value-type="string">
            <text:p>AK</text:p>
          </table:table-cell>
          <table:table-cell table:formula="of:=MID([.A74];4;6)" office:value-type="string" office:string-value="02,070" calcext:value-type="string">
            <text:p>02,070</text:p>
          </table:table-cell>
          <table:table-cell table:formula="of:=MID([.A74];11;30)" office:value-type="string" office:string-value="Dillingham Census Area,H5" calcext:value-type="string">
            <text:p>Dillingham Census Area,H5</text:p>
          </table:table-cell>
          <table:table-cell office:value-type="string" calcext:value-type="string">
            <text:p>Dillingham Census Area</text:p>
          </table:table-cell>
          <table:table-cell/>
        </table:table-row>
        <table:table-row table:style-name="ro2">
          <table:table-cell office:value-type="string" calcext:value-type="string">
            <text:p>AK,02,090,Fairbanks North Star Borough,H1</text:p>
          </table:table-cell>
          <table:table-cell table:formula="of:=LEFT([.A75];2)" office:value-type="string" office:string-value="AK" calcext:value-type="string">
            <text:p>AK</text:p>
          </table:table-cell>
          <table:table-cell table:formula="of:=MID([.A75];4;6)" office:value-type="string" office:string-value="02,090" calcext:value-type="string">
            <text:p>02,090</text:p>
          </table:table-cell>
          <table:table-cell table:formula="of:=MID([.A75];11;30)" office:value-type="string" office:string-value="Fairbanks North Star Borough,H" calcext:value-type="string">
            <text:p>Fairbanks North Star Borough,H</text:p>
          </table:table-cell>
          <table:table-cell office:value-type="string" calcext:value-type="string">
            <text:p>Fairbanks North Star Borough</text:p>
          </table:table-cell>
          <table:table-cell/>
        </table:table-row>
        <table:table-row table:style-name="ro1">
          <table:table-cell office:value-type="string" calcext:value-type="string">
            <text:p>AK,02,100,Haines Borough,H1</text:p>
          </table:table-cell>
          <table:table-cell table:formula="of:=LEFT([.A76];2)" office:value-type="string" office:string-value="AK" calcext:value-type="string">
            <text:p>AK</text:p>
          </table:table-cell>
          <table:table-cell table:formula="of:=MID([.A76];4;6)" office:value-type="string" office:string-value="02,100" calcext:value-type="string">
            <text:p>02,100</text:p>
          </table:table-cell>
          <table:table-cell table:formula="of:=MID([.A76];11;30)" office:value-type="string" office:string-value="Haines Borough,H1" calcext:value-type="string">
            <text:p>Haines Borough,H1</text:p>
          </table:table-cell>
          <table:table-cell office:value-type="string" calcext:value-type="string">
            <text:p>Haines Borough</text:p>
          </table:table-cell>
          <table:table-cell/>
        </table:table-row>
        <table:table-row table:style-name="ro2">
          <table:table-cell office:value-type="string" calcext:value-type="string">
            <text:p>AK,02,105,Hoonah-Angoon Census Area,H5</text:p>
          </table:table-cell>
          <table:table-cell table:formula="of:=LEFT([.A77];2)" office:value-type="string" office:string-value="AK" calcext:value-type="string">
            <text:p>AK</text:p>
          </table:table-cell>
          <table:table-cell table:formula="of:=MID([.A77];4;6)" office:value-type="string" office:string-value="02,105" calcext:value-type="string">
            <text:p>02,105</text:p>
          </table:table-cell>
          <table:table-cell table:formula="of:=MID([.A77];11;30)" office:value-type="string" office:string-value="Hoonah-Angoon Census Area,H5" calcext:value-type="string">
            <text:p>Hoonah-Angoon Census Area,H5</text:p>
          </table:table-cell>
          <table:table-cell office:value-type="string" calcext:value-type="string">
            <text:p>Hoonah-Angoon Census Area</text:p>
          </table:table-cell>
          <table:table-cell/>
        </table:table-row>
        <table:table-row table:style-name="ro2">
          <table:table-cell office:value-type="string" calcext:value-type="string">
            <text:p>AK,02,110,Juneau City and Borough,H6</text:p>
          </table:table-cell>
          <table:table-cell table:formula="of:=LEFT([.A78];2)" office:value-type="string" office:string-value="AK" calcext:value-type="string">
            <text:p>AK</text:p>
          </table:table-cell>
          <table:table-cell table:formula="of:=MID([.A78];4;6)" office:value-type="string" office:string-value="02,110" calcext:value-type="string">
            <text:p>02,110</text:p>
          </table:table-cell>
          <table:table-cell table:formula="of:=MID([.A78];11;30)" office:value-type="string" office:string-value="Juneau City and Borough,H6" calcext:value-type="string">
            <text:p>Juneau City and Borough,H6</text:p>
          </table:table-cell>
          <table:table-cell office:value-type="string" calcext:value-type="string">
            <text:p>Juneau City and Borough</text:p>
          </table:table-cell>
          <table:table-cell/>
        </table:table-row>
        <table:table-row table:style-name="ro2">
          <table:table-cell office:value-type="string" calcext:value-type="string">
            <text:p>AK,02,122,Kenai Peninsula Borough,H1</text:p>
          </table:table-cell>
          <table:table-cell table:formula="of:=LEFT([.A79];2)" office:value-type="string" office:string-value="AK" calcext:value-type="string">
            <text:p>AK</text:p>
          </table:table-cell>
          <table:table-cell table:formula="of:=MID([.A79];4;6)" office:value-type="string" office:string-value="02,122" calcext:value-type="string">
            <text:p>02,122</text:p>
          </table:table-cell>
          <table:table-cell table:formula="of:=MID([.A79];11;30)" office:value-type="string" office:string-value="Kenai Peninsula Borough,H1" calcext:value-type="string">
            <text:p>Kenai Peninsula Borough,H1</text:p>
          </table:table-cell>
          <table:table-cell office:value-type="string" calcext:value-type="string">
            <text:p>Kenai Peninsula Borough</text:p>
          </table:table-cell>
          <table:table-cell/>
        </table:table-row>
        <table:table-row table:style-name="ro2">
          <table:table-cell office:value-type="string" calcext:value-type="string">
            <text:p>AK,02,130,Ketchikan Gateway Borough,H1</text:p>
          </table:table-cell>
          <table:table-cell table:formula="of:=LEFT([.A80];2)" office:value-type="string" office:string-value="AK" calcext:value-type="string">
            <text:p>AK</text:p>
          </table:table-cell>
          <table:table-cell table:formula="of:=MID([.A80];4;6)" office:value-type="string" office:string-value="02,130" calcext:value-type="string">
            <text:p>02,130</text:p>
          </table:table-cell>
          <table:table-cell table:formula="of:=MID([.A80];11;30)" office:value-type="string" office:string-value="Ketchikan Gateway Borough,H1" calcext:value-type="string">
            <text:p>Ketchikan Gateway Borough,H1</text:p>
          </table:table-cell>
          <table:table-cell office:value-type="string" calcext:value-type="string">
            <text:p>Ketchikan Gateway Borough</text:p>
          </table:table-cell>
          <table:table-cell/>
        </table:table-row>
        <table:table-row table:style-name="ro2">
          <table:table-cell office:value-type="string" calcext:value-type="string">
            <text:p>AK,02,150,Kodiak Island Borough,H1</text:p>
          </table:table-cell>
          <table:table-cell table:formula="of:=LEFT([.A81];2)" office:value-type="string" office:string-value="AK" calcext:value-type="string">
            <text:p>AK</text:p>
          </table:table-cell>
          <table:table-cell table:formula="of:=MID([.A81];4;6)" office:value-type="string" office:string-value="02,150" calcext:value-type="string">
            <text:p>02,150</text:p>
          </table:table-cell>
          <table:table-cell table:formula="of:=MID([.A81];11;30)" office:value-type="string" office:string-value="Kodiak Island Borough,H1" calcext:value-type="string">
            <text:p>Kodiak Island Borough,H1</text:p>
          </table:table-cell>
          <table:table-cell office:value-type="string" calcext:value-type="string">
            <text:p>Kodiak Island Borough</text:p>
          </table:table-cell>
          <table:table-cell/>
        </table:table-row>
        <table:table-row table:style-name="ro2">
          <table:table-cell office:value-type="string" calcext:value-type="string">
            <text:p>AK,02,164,Lake and Peninsula Borough,H1</text:p>
          </table:table-cell>
          <table:table-cell table:formula="of:=LEFT([.A82];2)" office:value-type="string" office:string-value="AK" calcext:value-type="string">
            <text:p>AK</text:p>
          </table:table-cell>
          <table:table-cell table:formula="of:=MID([.A82];4;6)" office:value-type="string" office:string-value="02,164" calcext:value-type="string">
            <text:p>02,164</text:p>
          </table:table-cell>
          <table:table-cell table:formula="of:=MID([.A82];11;30)" office:value-type="string" office:string-value="Lake and Peninsula Borough,H1" calcext:value-type="string">
            <text:p>Lake and Peninsula Borough,H1</text:p>
          </table:table-cell>
          <table:table-cell office:value-type="string" calcext:value-type="string">
            <text:p>Lake and Peninsula Borough</text:p>
          </table:table-cell>
          <table:table-cell/>
        </table:table-row>
        <table:table-row table:style-name="ro2">
          <table:table-cell office:value-type="string" calcext:value-type="string">
            <text:p>AK,02,170,Matanuska-Susitna Borough,H1</text:p>
          </table:table-cell>
          <table:table-cell table:formula="of:=LEFT([.A83];2)" office:value-type="string" office:string-value="AK" calcext:value-type="string">
            <text:p>AK</text:p>
          </table:table-cell>
          <table:table-cell table:formula="of:=MID([.A83];4;6)" office:value-type="string" office:string-value="02,170" calcext:value-type="string">
            <text:p>02,170</text:p>
          </table:table-cell>
          <table:table-cell table:formula="of:=MID([.A83];11;30)" office:value-type="string" office:string-value="Matanuska-Susitna Borough,H1" calcext:value-type="string">
            <text:p>Matanuska-Susitna Borough,H1</text:p>
          </table:table-cell>
          <table:table-cell office:value-type="string" calcext:value-type="string">
            <text:p>Matanuska-Susitna Borough</text:p>
          </table:table-cell>
          <table:table-cell/>
        </table:table-row>
        <table:table-row table:style-name="ro1">
          <table:table-cell office:value-type="string" calcext:value-type="string">
            <text:p>AK,02,180,Nome Census Area,H5</text:p>
          </table:table-cell>
          <table:table-cell table:formula="of:=LEFT([.A84];2)" office:value-type="string" office:string-value="AK" calcext:value-type="string">
            <text:p>AK</text:p>
          </table:table-cell>
          <table:table-cell table:formula="of:=MID([.A84];4;6)" office:value-type="string" office:string-value="02,180" calcext:value-type="string">
            <text:p>02,180</text:p>
          </table:table-cell>
          <table:table-cell table:formula="of:=MID([.A84];11;30)" office:value-type="string" office:string-value="Nome Census Area,H5" calcext:value-type="string">
            <text:p>Nome Census Area,H5</text:p>
          </table:table-cell>
          <table:table-cell office:value-type="string" calcext:value-type="string">
            <text:p>Nome Census Area</text:p>
          </table:table-cell>
          <table:table-cell/>
        </table:table-row>
        <table:table-row table:style-name="ro2">
          <table:table-cell office:value-type="string" calcext:value-type="string">
            <text:p>AK,02,185,North Slope Borough,H1</text:p>
          </table:table-cell>
          <table:table-cell table:formula="of:=LEFT([.A85];2)" office:value-type="string" office:string-value="AK" calcext:value-type="string">
            <text:p>AK</text:p>
          </table:table-cell>
          <table:table-cell table:formula="of:=MID([.A85];4;6)" office:value-type="string" office:string-value="02,185" calcext:value-type="string">
            <text:p>02,185</text:p>
          </table:table-cell>
          <table:table-cell table:formula="of:=MID([.A85];11;30)" office:value-type="string" office:string-value="North Slope Borough,H1" calcext:value-type="string">
            <text:p>North Slope Borough,H1</text:p>
          </table:table-cell>
          <table:table-cell office:value-type="string" calcext:value-type="string">
            <text:p>North Slope Borough</text:p>
          </table:table-cell>
          <table:table-cell/>
        </table:table-row>
        <table:table-row table:style-name="ro2">
          <table:table-cell office:value-type="string" calcext:value-type="string">
            <text:p>AK,02,188,Northwest Arctic Borough,H1</text:p>
          </table:table-cell>
          <table:table-cell table:formula="of:=LEFT([.A86];2)" office:value-type="string" office:string-value="AK" calcext:value-type="string">
            <text:p>AK</text:p>
          </table:table-cell>
          <table:table-cell table:formula="of:=MID([.A86];4;6)" office:value-type="string" office:string-value="02,188" calcext:value-type="string">
            <text:p>02,188</text:p>
          </table:table-cell>
          <table:table-cell table:formula="of:=MID([.A86];11;30)" office:value-type="string" office:string-value="Northwest Arctic Borough,H1" calcext:value-type="string">
            <text:p>Northwest Arctic Borough,H1</text:p>
          </table:table-cell>
          <table:table-cell office:value-type="string" calcext:value-type="string">
            <text:p>Northwest Arctic Borough</text:p>
          </table:table-cell>
          <table:table-cell/>
        </table:table-row>
        <table:table-row table:style-name="ro2">
          <table:table-cell office:value-type="string" calcext:value-type="string">
            <text:p>AK,02,195,Petersburg Census Area,H5</text:p>
          </table:table-cell>
          <table:table-cell table:formula="of:=LEFT([.A87];2)" office:value-type="string" office:string-value="AK" calcext:value-type="string">
            <text:p>AK</text:p>
          </table:table-cell>
          <table:table-cell table:formula="of:=MID([.A87];4;6)" office:value-type="string" office:string-value="02,195" calcext:value-type="string">
            <text:p>02,195</text:p>
          </table:table-cell>
          <table:table-cell table:formula="of:=MID([.A87];11;30)" office:value-type="string" office:string-value="Petersburg Census Area,H5" calcext:value-type="string">
            <text:p>Petersburg Census Area,H5</text:p>
          </table:table-cell>
          <table:table-cell office:value-type="string" calcext:value-type="string">
            <text:p>Petersburg Census Area</text:p>
          </table:table-cell>
          <table:table-cell/>
        </table:table-row>
        <table:table-row table:style-name="ro2">
          <table:table-cell office:value-type="string" calcext:value-type="string">
            <text:p>AK,02,198,Prince of Wales-Hyder Census Area,H5</text:p>
          </table:table-cell>
          <table:table-cell table:formula="of:=LEFT([.A88];2)" office:value-type="string" office:string-value="AK" calcext:value-type="string">
            <text:p>AK</text:p>
          </table:table-cell>
          <table:table-cell table:formula="of:=MID([.A88];4;6)" office:value-type="string" office:string-value="02,198" calcext:value-type="string">
            <text:p>02,198</text:p>
          </table:table-cell>
          <table:table-cell table:formula="of:=MID([.A88];11;30)" office:value-type="string" office:string-value="Prince of Wales-Hyder Census A" calcext:value-type="string">
            <text:p>Prince of Wales-Hyder Census A</text:p>
          </table:table-cell>
          <table:table-cell office:value-type="string" calcext:value-type="string">
            <text:p>Prince of Wales-Hyder Census A</text:p>
          </table:table-cell>
          <table:table-cell/>
        </table:table-row>
        <table:table-row table:style-name="ro2">
          <table:table-cell office:value-type="string" calcext:value-type="string">
            <text:p>AK,02,220,Sitka City and Borough,H6</text:p>
          </table:table-cell>
          <table:table-cell table:formula="of:=LEFT([.A89];2)" office:value-type="string" office:string-value="AK" calcext:value-type="string">
            <text:p>AK</text:p>
          </table:table-cell>
          <table:table-cell table:formula="of:=MID([.A89];4;6)" office:value-type="string" office:string-value="02,220" calcext:value-type="string">
            <text:p>02,220</text:p>
          </table:table-cell>
          <table:table-cell table:formula="of:=MID([.A89];11;30)" office:value-type="string" office:string-value="Sitka City and Borough,H6" calcext:value-type="string">
            <text:p>Sitka City and Borough,H6</text:p>
          </table:table-cell>
          <table:table-cell office:value-type="string" calcext:value-type="string">
            <text:p>Sitka City and Borough</text:p>
          </table:table-cell>
          <table:table-cell/>
        </table:table-row>
        <table:table-row table:style-name="ro2">
          <table:table-cell office:value-type="string" calcext:value-type="string">
            <text:p>AK,02,230,Skagway Municipality,H1</text:p>
          </table:table-cell>
          <table:table-cell table:formula="of:=LEFT([.A90];2)" office:value-type="string" office:string-value="AK" calcext:value-type="string">
            <text:p>AK</text:p>
          </table:table-cell>
          <table:table-cell table:formula="of:=MID([.A90];4;6)" office:value-type="string" office:string-value="02,230" calcext:value-type="string">
            <text:p>02,230</text:p>
          </table:table-cell>
          <table:table-cell table:formula="of:=MID([.A90];11;30)" office:value-type="string" office:string-value="Skagway Municipality,H1" calcext:value-type="string">
            <text:p>Skagway Municipality,H1</text:p>
          </table:table-cell>
          <table:table-cell office:value-type="string" calcext:value-type="string">
            <text:p>Skagway Municipality</text:p>
          </table:table-cell>
          <table:table-cell/>
        </table:table-row>
        <table:table-row table:style-name="ro2">
          <table:table-cell office:value-type="string" calcext:value-type="string">
            <text:p>AK,02,240,Southeast Fairbanks Census Area,H5</text:p>
          </table:table-cell>
          <table:table-cell table:formula="of:=LEFT([.A91];2)" office:value-type="string" office:string-value="AK" calcext:value-type="string">
            <text:p>AK</text:p>
          </table:table-cell>
          <table:table-cell table:formula="of:=MID([.A91];4;6)" office:value-type="string" office:string-value="02,240" calcext:value-type="string">
            <text:p>02,240</text:p>
          </table:table-cell>
          <table:table-cell table:formula="of:=MID([.A91];11;30)" office:value-type="string" office:string-value="Southeast Fairbanks Census Are" calcext:value-type="string">
            <text:p>Southeast Fairbanks Census Are</text:p>
          </table:table-cell>
          <table:table-cell office:value-type="string" calcext:value-type="string">
            <text:p>Southeast Fairbanks Census Are</text:p>
          </table:table-cell>
          <table:table-cell/>
        </table:table-row>
        <table:table-row table:style-name="ro2">
          <table:table-cell office:value-type="string" calcext:value-type="string">
            <text:p>AK,02,261,Valdez-Cordova Census Area,H5</text:p>
          </table:table-cell>
          <table:table-cell table:formula="of:=LEFT([.A92];2)" office:value-type="string" office:string-value="AK" calcext:value-type="string">
            <text:p>AK</text:p>
          </table:table-cell>
          <table:table-cell table:formula="of:=MID([.A92];4;6)" office:value-type="string" office:string-value="02,261" calcext:value-type="string">
            <text:p>02,261</text:p>
          </table:table-cell>
          <table:table-cell table:formula="of:=MID([.A92];11;30)" office:value-type="string" office:string-value="Valdez-Cordova Census Area,H5" calcext:value-type="string">
            <text:p>Valdez-Cordova Census Area,H5</text:p>
          </table:table-cell>
          <table:table-cell office:value-type="string" calcext:value-type="string">
            <text:p>Valdez-Cordova Census Area</text:p>
          </table:table-cell>
          <table:table-cell/>
        </table:table-row>
        <table:table-row table:style-name="ro2">
          <table:table-cell office:value-type="string" calcext:value-type="string">
            <text:p>AK,02,270,Wade Hampton Census Area,H5</text:p>
          </table:table-cell>
          <table:table-cell table:formula="of:=LEFT([.A93];2)" office:value-type="string" office:string-value="AK" calcext:value-type="string">
            <text:p>AK</text:p>
          </table:table-cell>
          <table:table-cell table:formula="of:=MID([.A93];4;6)" office:value-type="string" office:string-value="02,270" calcext:value-type="string">
            <text:p>02,270</text:p>
          </table:table-cell>
          <table:table-cell table:formula="of:=MID([.A93];11;30)" office:value-type="string" office:string-value="Wade Hampton Census Area,H5" calcext:value-type="string">
            <text:p>Wade Hampton Census Area,H5</text:p>
          </table:table-cell>
          <table:table-cell office:value-type="string" calcext:value-type="string">
            <text:p>Wade Hampton Census Area</text:p>
          </table:table-cell>
          <table:table-cell/>
        </table:table-row>
        <table:table-row table:style-name="ro2">
          <table:table-cell office:value-type="string" calcext:value-type="string">
            <text:p>AK,02,275,Wrangell City and Borough,H1</text:p>
          </table:table-cell>
          <table:table-cell table:formula="of:=LEFT([.A94];2)" office:value-type="string" office:string-value="AK" calcext:value-type="string">
            <text:p>AK</text:p>
          </table:table-cell>
          <table:table-cell table:formula="of:=MID([.A94];4;6)" office:value-type="string" office:string-value="02,275" calcext:value-type="string">
            <text:p>02,275</text:p>
          </table:table-cell>
          <table:table-cell table:formula="of:=MID([.A94];11;30)" office:value-type="string" office:string-value="Wrangell City and Borough,H1" calcext:value-type="string">
            <text:p>Wrangell City and Borough,H1</text:p>
          </table:table-cell>
          <table:table-cell office:value-type="string" calcext:value-type="string">
            <text:p>Wrangell City and Borough</text:p>
          </table:table-cell>
          <table:table-cell/>
        </table:table-row>
        <table:table-row table:style-name="ro2">
          <table:table-cell office:value-type="string" calcext:value-type="string">
            <text:p>AK,02,282,Yakutat City and Borough,H1</text:p>
          </table:table-cell>
          <table:table-cell table:formula="of:=LEFT([.A95];2)" office:value-type="string" office:string-value="AK" calcext:value-type="string">
            <text:p>AK</text:p>
          </table:table-cell>
          <table:table-cell table:formula="of:=MID([.A95];4;6)" office:value-type="string" office:string-value="02,282" calcext:value-type="string">
            <text:p>02,282</text:p>
          </table:table-cell>
          <table:table-cell table:formula="of:=MID([.A95];11;30)" office:value-type="string" office:string-value="Yakutat City and Borough,H1" calcext:value-type="string">
            <text:p>Yakutat City and Borough,H1</text:p>
          </table:table-cell>
          <table:table-cell office:value-type="string" calcext:value-type="string">
            <text:p>Yakutat City and Borough</text:p>
          </table:table-cell>
          <table:table-cell/>
        </table:table-row>
        <table:table-row table:style-name="ro2">
          <table:table-cell office:value-type="string" calcext:value-type="string">
            <text:p>AK,02,290,Yukon-Koyukuk Census Area,H5</text:p>
          </table:table-cell>
          <table:table-cell table:formula="of:=LEFT([.A96];2)" office:value-type="string" office:string-value="AK" calcext:value-type="string">
            <text:p>AK</text:p>
          </table:table-cell>
          <table:table-cell table:formula="of:=MID([.A96];4;6)" office:value-type="string" office:string-value="02,290" calcext:value-type="string">
            <text:p>02,290</text:p>
          </table:table-cell>
          <table:table-cell table:formula="of:=MID([.A96];11;30)" office:value-type="string" office:string-value="Yukon-Koyukuk Census Area,H5" calcext:value-type="string">
            <text:p>Yukon-Koyukuk Census Area,H5</text:p>
          </table:table-cell>
          <table:table-cell office:value-type="string" calcext:value-type="string">
            <text:p>Yukon-Koyukuk Census Area</text:p>
          </table:table-cell>
          <table:table-cell/>
        </table:table-row>
        <table:table-row table:style-name="ro1">
          <table:table-cell office:value-type="string" calcext:value-type="string">
            <text:p>AZ,04,001,Apache County,H1</text:p>
          </table:table-cell>
          <table:table-cell table:formula="of:=LEFT([.A97];2)" office:value-type="string" office:string-value="AZ" calcext:value-type="string">
            <text:p>AZ</text:p>
          </table:table-cell>
          <table:table-cell table:formula="of:=MID([.A97];4;6)" office:value-type="string" office:string-value="04,001" calcext:value-type="string">
            <text:p>04,001</text:p>
          </table:table-cell>
          <table:table-cell table:formula="of:=MID([.A97];11;30)" office:value-type="string" office:string-value="Apache County,H1" calcext:value-type="string">
            <text:p>Apache County,H1</text:p>
          </table:table-cell>
          <table:table-cell office:value-type="string" calcext:value-type="string">
            <text:p>Apache County</text:p>
          </table:table-cell>
          <table:table-cell/>
        </table:table-row>
        <table:table-row table:style-name="ro1">
          <table:table-cell office:value-type="string" calcext:value-type="string">
            <text:p>AZ,04,003,Cochise County,H1</text:p>
          </table:table-cell>
          <table:table-cell table:formula="of:=LEFT([.A98];2)" office:value-type="string" office:string-value="AZ" calcext:value-type="string">
            <text:p>AZ</text:p>
          </table:table-cell>
          <table:table-cell table:formula="of:=MID([.A98];4;6)" office:value-type="string" office:string-value="04,003" calcext:value-type="string">
            <text:p>04,003</text:p>
          </table:table-cell>
          <table:table-cell table:formula="of:=MID([.A98];11;30)" office:value-type="string" office:string-value="Cochise County,H1" calcext:value-type="string">
            <text:p>Cochise County,H1</text:p>
          </table:table-cell>
          <table:table-cell office:value-type="string" calcext:value-type="string">
            <text:p>Cochise County</text:p>
          </table:table-cell>
          <table:table-cell/>
        </table:table-row>
        <table:table-row table:style-name="ro1">
          <table:table-cell office:value-type="string" calcext:value-type="string">
            <text:p>AZ,04,005,Coconino County,H1</text:p>
          </table:table-cell>
          <table:table-cell table:formula="of:=LEFT([.A99];2)" office:value-type="string" office:string-value="AZ" calcext:value-type="string">
            <text:p>AZ</text:p>
          </table:table-cell>
          <table:table-cell table:formula="of:=MID([.A99];4;6)" office:value-type="string" office:string-value="04,005" calcext:value-type="string">
            <text:p>04,005</text:p>
          </table:table-cell>
          <table:table-cell table:formula="of:=MID([.A99];11;30)" office:value-type="string" office:string-value="Coconino County,H1" calcext:value-type="string">
            <text:p>Coconino County,H1</text:p>
          </table:table-cell>
          <table:table-cell office:value-type="string" calcext:value-type="string">
            <text:p>Coconino County</text:p>
          </table:table-cell>
          <table:table-cell/>
        </table:table-row>
        <table:table-row table:style-name="ro1">
          <table:table-cell office:value-type="string" calcext:value-type="string">
            <text:p>AZ,04,007,Gila County,H1</text:p>
          </table:table-cell>
          <table:table-cell table:formula="of:=LEFT([.A100];2)" office:value-type="string" office:string-value="AZ" calcext:value-type="string">
            <text:p>AZ</text:p>
          </table:table-cell>
          <table:table-cell table:formula="of:=MID([.A100];4;6)" office:value-type="string" office:string-value="04,007" calcext:value-type="string">
            <text:p>04,007</text:p>
          </table:table-cell>
          <table:table-cell table:formula="of:=MID([.A100];11;30)" office:value-type="string" office:string-value="Gila County,H1" calcext:value-type="string">
            <text:p>Gila County,H1</text:p>
          </table:table-cell>
          <table:table-cell office:value-type="string" calcext:value-type="string">
            <text:p>Gila County</text:p>
          </table:table-cell>
          <table:table-cell/>
        </table:table-row>
        <table:table-row table:style-name="ro1">
          <table:table-cell office:value-type="string" calcext:value-type="string">
            <text:p>AZ,04,009,Graham County,H1</text:p>
          </table:table-cell>
          <table:table-cell table:formula="of:=LEFT([.A101];2)" office:value-type="string" office:string-value="AZ" calcext:value-type="string">
            <text:p>AZ</text:p>
          </table:table-cell>
          <table:table-cell table:formula="of:=MID([.A101];4;6)" office:value-type="string" office:string-value="04,009" calcext:value-type="string">
            <text:p>04,009</text:p>
          </table:table-cell>
          <table:table-cell table:formula="of:=MID([.A101];11;30)" office:value-type="string" office:string-value="Graham County,H1" calcext:value-type="string">
            <text:p>Graham County,H1</text:p>
          </table:table-cell>
          <table:table-cell office:value-type="string" calcext:value-type="string">
            <text:p>Graham County</text:p>
          </table:table-cell>
          <table:table-cell/>
        </table:table-row>
        <table:table-row table:style-name="ro1">
          <table:table-cell office:value-type="string" calcext:value-type="string">
            <text:p>AZ,04,011,Greenlee County,H1</text:p>
          </table:table-cell>
          <table:table-cell table:formula="of:=LEFT([.A102];2)" office:value-type="string" office:string-value="AZ" calcext:value-type="string">
            <text:p>AZ</text:p>
          </table:table-cell>
          <table:table-cell table:formula="of:=MID([.A102];4;6)" office:value-type="string" office:string-value="04,011" calcext:value-type="string">
            <text:p>04,011</text:p>
          </table:table-cell>
          <table:table-cell table:formula="of:=MID([.A102];11;30)" office:value-type="string" office:string-value="Greenlee County,H1" calcext:value-type="string">
            <text:p>Greenlee County,H1</text:p>
          </table:table-cell>
          <table:table-cell office:value-type="string" calcext:value-type="string">
            <text:p>Greenlee County</text:p>
          </table:table-cell>
          <table:table-cell/>
        </table:table-row>
        <table:table-row table:style-name="ro1">
          <table:table-cell office:value-type="string" calcext:value-type="string">
            <text:p>AZ,04,012,La Paz County,H1</text:p>
          </table:table-cell>
          <table:table-cell table:formula="of:=LEFT([.A103];2)" office:value-type="string" office:string-value="AZ" calcext:value-type="string">
            <text:p>AZ</text:p>
          </table:table-cell>
          <table:table-cell table:formula="of:=MID([.A103];4;6)" office:value-type="string" office:string-value="04,012" calcext:value-type="string">
            <text:p>04,012</text:p>
          </table:table-cell>
          <table:table-cell table:formula="of:=MID([.A103];11;30)" office:value-type="string" office:string-value="La Paz County,H1" calcext:value-type="string">
            <text:p>La Paz County,H1</text:p>
          </table:table-cell>
          <table:table-cell office:value-type="string" calcext:value-type="string">
            <text:p>La Paz County</text:p>
          </table:table-cell>
          <table:table-cell/>
        </table:table-row>
        <table:table-row table:style-name="ro1">
          <table:table-cell office:value-type="string" calcext:value-type="string">
            <text:p>AZ,04,013,Maricopa County,H1</text:p>
          </table:table-cell>
          <table:table-cell table:formula="of:=LEFT([.A104];2)" office:value-type="string" office:string-value="AZ" calcext:value-type="string">
            <text:p>AZ</text:p>
          </table:table-cell>
          <table:table-cell table:formula="of:=MID([.A104];4;6)" office:value-type="string" office:string-value="04,013" calcext:value-type="string">
            <text:p>04,013</text:p>
          </table:table-cell>
          <table:table-cell table:formula="of:=MID([.A104];11;30)" office:value-type="string" office:string-value="Maricopa County,H1" calcext:value-type="string">
            <text:p>Maricopa County,H1</text:p>
          </table:table-cell>
          <table:table-cell office:value-type="string" calcext:value-type="string">
            <text:p>Maricopa County</text:p>
          </table:table-cell>
          <table:table-cell/>
        </table:table-row>
        <table:table-row table:style-name="ro1">
          <table:table-cell office:value-type="string" calcext:value-type="string">
            <text:p>AZ,04,015,Mohave County,H1</text:p>
          </table:table-cell>
          <table:table-cell table:formula="of:=LEFT([.A105];2)" office:value-type="string" office:string-value="AZ" calcext:value-type="string">
            <text:p>AZ</text:p>
          </table:table-cell>
          <table:table-cell table:formula="of:=MID([.A105];4;6)" office:value-type="string" office:string-value="04,015" calcext:value-type="string">
            <text:p>04,015</text:p>
          </table:table-cell>
          <table:table-cell table:formula="of:=MID([.A105];11;30)" office:value-type="string" office:string-value="Mohave County,H1" calcext:value-type="string">
            <text:p>Mohave County,H1</text:p>
          </table:table-cell>
          <table:table-cell office:value-type="string" calcext:value-type="string">
            <text:p>Mohave County</text:p>
          </table:table-cell>
          <table:table-cell/>
        </table:table-row>
        <table:table-row table:style-name="ro1">
          <table:table-cell office:value-type="string" calcext:value-type="string">
            <text:p>AZ,04,017,Navajo County,H1</text:p>
          </table:table-cell>
          <table:table-cell table:formula="of:=LEFT([.A106];2)" office:value-type="string" office:string-value="AZ" calcext:value-type="string">
            <text:p>AZ</text:p>
          </table:table-cell>
          <table:table-cell table:formula="of:=MID([.A106];4;6)" office:value-type="string" office:string-value="04,017" calcext:value-type="string">
            <text:p>04,017</text:p>
          </table:table-cell>
          <table:table-cell table:formula="of:=MID([.A106];11;30)" office:value-type="string" office:string-value="Navajo County,H1" calcext:value-type="string">
            <text:p>Navajo County,H1</text:p>
          </table:table-cell>
          <table:table-cell office:value-type="string" calcext:value-type="string">
            <text:p>Navajo County</text:p>
          </table:table-cell>
          <table:table-cell/>
        </table:table-row>
        <table:table-row table:style-name="ro1">
          <table:table-cell office:value-type="string" calcext:value-type="string">
            <text:p>AZ,04,019,Pima County,H1</text:p>
          </table:table-cell>
          <table:table-cell table:formula="of:=LEFT([.A107];2)" office:value-type="string" office:string-value="AZ" calcext:value-type="string">
            <text:p>AZ</text:p>
          </table:table-cell>
          <table:table-cell table:formula="of:=MID([.A107];4;6)" office:value-type="string" office:string-value="04,019" calcext:value-type="string">
            <text:p>04,019</text:p>
          </table:table-cell>
          <table:table-cell table:formula="of:=MID([.A107];11;30)" office:value-type="string" office:string-value="Pima County,H1" calcext:value-type="string">
            <text:p>Pima County,H1</text:p>
          </table:table-cell>
          <table:table-cell office:value-type="string" calcext:value-type="string">
            <text:p>Pima County</text:p>
          </table:table-cell>
          <table:table-cell/>
        </table:table-row>
        <table:table-row table:style-name="ro1">
          <table:table-cell office:value-type="string" calcext:value-type="string">
            <text:p>AZ,04,021,Pinal County,H1</text:p>
          </table:table-cell>
          <table:table-cell table:formula="of:=LEFT([.A108];2)" office:value-type="string" office:string-value="AZ" calcext:value-type="string">
            <text:p>AZ</text:p>
          </table:table-cell>
          <table:table-cell table:formula="of:=MID([.A108];4;6)" office:value-type="string" office:string-value="04,021" calcext:value-type="string">
            <text:p>04,021</text:p>
          </table:table-cell>
          <table:table-cell table:formula="of:=MID([.A108];11;30)" office:value-type="string" office:string-value="Pinal County,H1" calcext:value-type="string">
            <text:p>Pinal County,H1</text:p>
          </table:table-cell>
          <table:table-cell office:value-type="string" calcext:value-type="string">
            <text:p>Pinal County</text:p>
          </table:table-cell>
          <table:table-cell/>
        </table:table-row>
        <table:table-row table:style-name="ro1">
          <table:table-cell office:value-type="string" calcext:value-type="string">
            <text:p>AZ,04,023,Santa Cruz County,H1</text:p>
          </table:table-cell>
          <table:table-cell table:formula="of:=LEFT([.A109];2)" office:value-type="string" office:string-value="AZ" calcext:value-type="string">
            <text:p>AZ</text:p>
          </table:table-cell>
          <table:table-cell table:formula="of:=MID([.A109];4;6)" office:value-type="string" office:string-value="04,023" calcext:value-type="string">
            <text:p>04,023</text:p>
          </table:table-cell>
          <table:table-cell table:formula="of:=MID([.A109];11;30)" office:value-type="string" office:string-value="Santa Cruz County,H1" calcext:value-type="string">
            <text:p>Santa Cruz County,H1</text:p>
          </table:table-cell>
          <table:table-cell office:value-type="string" calcext:value-type="string">
            <text:p>Santa Cruz County</text:p>
          </table:table-cell>
          <table:table-cell/>
        </table:table-row>
        <table:table-row table:style-name="ro1">
          <table:table-cell office:value-type="string" calcext:value-type="string">
            <text:p>AZ,04,025,Yavapai County,H1</text:p>
          </table:table-cell>
          <table:table-cell table:formula="of:=LEFT([.A110];2)" office:value-type="string" office:string-value="AZ" calcext:value-type="string">
            <text:p>AZ</text:p>
          </table:table-cell>
          <table:table-cell table:formula="of:=MID([.A110];4;6)" office:value-type="string" office:string-value="04,025" calcext:value-type="string">
            <text:p>04,025</text:p>
          </table:table-cell>
          <table:table-cell table:formula="of:=MID([.A110];11;30)" office:value-type="string" office:string-value="Yavapai County,H1" calcext:value-type="string">
            <text:p>Yavapai County,H1</text:p>
          </table:table-cell>
          <table:table-cell office:value-type="string" calcext:value-type="string">
            <text:p>Yavapai County</text:p>
          </table:table-cell>
          <table:table-cell/>
        </table:table-row>
        <table:table-row table:style-name="ro1">
          <table:table-cell office:value-type="string" calcext:value-type="string">
            <text:p>AZ,04,027,Yuma County,H1</text:p>
          </table:table-cell>
          <table:table-cell table:formula="of:=LEFT([.A111];2)" office:value-type="string" office:string-value="AZ" calcext:value-type="string">
            <text:p>AZ</text:p>
          </table:table-cell>
          <table:table-cell table:formula="of:=MID([.A111];4;6)" office:value-type="string" office:string-value="04,027" calcext:value-type="string">
            <text:p>04,027</text:p>
          </table:table-cell>
          <table:table-cell table:formula="of:=MID([.A111];11;30)" office:value-type="string" office:string-value="Yuma County,H1" calcext:value-type="string">
            <text:p>Yuma County,H1</text:p>
          </table:table-cell>
          <table:table-cell office:value-type="string" calcext:value-type="string">
            <text:p>Yuma County</text:p>
          </table:table-cell>
          <table:table-cell/>
        </table:table-row>
        <table:table-row table:style-name="ro1">
          <table:table-cell office:value-type="string" calcext:value-type="string">
            <text:p>AR,05,001,Arkansas County,H1</text:p>
          </table:table-cell>
          <table:table-cell table:formula="of:=LEFT([.A112];2)" office:value-type="string" office:string-value="AR" calcext:value-type="string">
            <text:p>AR</text:p>
          </table:table-cell>
          <table:table-cell table:formula="of:=MID([.A112];4;6)" office:value-type="string" office:string-value="05,001" calcext:value-type="string">
            <text:p>05,001</text:p>
          </table:table-cell>
          <table:table-cell table:formula="of:=MID([.A112];11;30)" office:value-type="string" office:string-value="Arkansas County,H1" calcext:value-type="string">
            <text:p>Arkansas County,H1</text:p>
          </table:table-cell>
          <table:table-cell office:value-type="string" calcext:value-type="string">
            <text:p>Arkansas County</text:p>
          </table:table-cell>
          <table:table-cell/>
        </table:table-row>
        <table:table-row table:style-name="ro1">
          <table:table-cell office:value-type="string" calcext:value-type="string">
            <text:p>AR,05,003,Ashley County,H1</text:p>
          </table:table-cell>
          <table:table-cell table:formula="of:=LEFT([.A113];2)" office:value-type="string" office:string-value="AR" calcext:value-type="string">
            <text:p>AR</text:p>
          </table:table-cell>
          <table:table-cell table:formula="of:=MID([.A113];4;6)" office:value-type="string" office:string-value="05,003" calcext:value-type="string">
            <text:p>05,003</text:p>
          </table:table-cell>
          <table:table-cell table:formula="of:=MID([.A113];11;30)" office:value-type="string" office:string-value="Ashley County,H1" calcext:value-type="string">
            <text:p>Ashley County,H1</text:p>
          </table:table-cell>
          <table:table-cell office:value-type="string" calcext:value-type="string">
            <text:p>Ashley County</text:p>
          </table:table-cell>
          <table:table-cell/>
        </table:table-row>
        <table:table-row table:style-name="ro1">
          <table:table-cell office:value-type="string" calcext:value-type="string">
            <text:p>AR,05,005,Baxter County,H1</text:p>
          </table:table-cell>
          <table:table-cell table:formula="of:=LEFT([.A114];2)" office:value-type="string" office:string-value="AR" calcext:value-type="string">
            <text:p>AR</text:p>
          </table:table-cell>
          <table:table-cell table:formula="of:=MID([.A114];4;6)" office:value-type="string" office:string-value="05,005" calcext:value-type="string">
            <text:p>05,005</text:p>
          </table:table-cell>
          <table:table-cell table:formula="of:=MID([.A114];11;30)" office:value-type="string" office:string-value="Baxter County,H1" calcext:value-type="string">
            <text:p>Baxter County,H1</text:p>
          </table:table-cell>
          <table:table-cell office:value-type="string" calcext:value-type="string">
            <text:p>Baxter County</text:p>
          </table:table-cell>
          <table:table-cell/>
        </table:table-row>
        <table:table-row table:style-name="ro1">
          <table:table-cell office:value-type="string" calcext:value-type="string">
            <text:p>AR,05,007,Benton County,H1</text:p>
          </table:table-cell>
          <table:table-cell table:formula="of:=LEFT([.A115];2)" office:value-type="string" office:string-value="AR" calcext:value-type="string">
            <text:p>AR</text:p>
          </table:table-cell>
          <table:table-cell table:formula="of:=MID([.A115];4;6)" office:value-type="string" office:string-value="05,007" calcext:value-type="string">
            <text:p>05,007</text:p>
          </table:table-cell>
          <table:table-cell table:formula="of:=MID([.A115];11;30)" office:value-type="string" office:string-value="Benton County,H1" calcext:value-type="string">
            <text:p>Benton County,H1</text:p>
          </table:table-cell>
          <table:table-cell office:value-type="string" calcext:value-type="string">
            <text:p>Benton County</text:p>
          </table:table-cell>
          <table:table-cell/>
        </table:table-row>
        <table:table-row table:style-name="ro1">
          <table:table-cell office:value-type="string" calcext:value-type="string">
            <text:p>AR,05,009,Boone County,H1</text:p>
          </table:table-cell>
          <table:table-cell table:formula="of:=LEFT([.A116];2)" office:value-type="string" office:string-value="AR" calcext:value-type="string">
            <text:p>AR</text:p>
          </table:table-cell>
          <table:table-cell table:formula="of:=MID([.A116];4;6)" office:value-type="string" office:string-value="05,009" calcext:value-type="string">
            <text:p>05,009</text:p>
          </table:table-cell>
          <table:table-cell table:formula="of:=MID([.A116];11;30)" office:value-type="string" office:string-value="Boone County,H1" calcext:value-type="string">
            <text:p>Boone County,H1</text:p>
          </table:table-cell>
          <table:table-cell office:value-type="string" calcext:value-type="string">
            <text:p>Boone County</text:p>
          </table:table-cell>
          <table:table-cell/>
        </table:table-row>
        <table:table-row table:style-name="ro1">
          <table:table-cell office:value-type="string" calcext:value-type="string">
            <text:p>AR,05,011,Bradley County,H1</text:p>
          </table:table-cell>
          <table:table-cell table:formula="of:=LEFT([.A117];2)" office:value-type="string" office:string-value="AR" calcext:value-type="string">
            <text:p>AR</text:p>
          </table:table-cell>
          <table:table-cell table:formula="of:=MID([.A117];4;6)" office:value-type="string" office:string-value="05,011" calcext:value-type="string">
            <text:p>05,011</text:p>
          </table:table-cell>
          <table:table-cell table:formula="of:=MID([.A117];11;30)" office:value-type="string" office:string-value="Bradley County,H1" calcext:value-type="string">
            <text:p>Bradley County,H1</text:p>
          </table:table-cell>
          <table:table-cell office:value-type="string" calcext:value-type="string">
            <text:p>Bradley County</text:p>
          </table:table-cell>
          <table:table-cell/>
        </table:table-row>
        <table:table-row table:style-name="ro1">
          <table:table-cell office:value-type="string" calcext:value-type="string">
            <text:p>AR,05,013,Calhoun County,H1</text:p>
          </table:table-cell>
          <table:table-cell table:formula="of:=LEFT([.A118];2)" office:value-type="string" office:string-value="AR" calcext:value-type="string">
            <text:p>AR</text:p>
          </table:table-cell>
          <table:table-cell table:formula="of:=MID([.A118];4;6)" office:value-type="string" office:string-value="05,013" calcext:value-type="string">
            <text:p>05,013</text:p>
          </table:table-cell>
          <table:table-cell table:formula="of:=MID([.A118];11;30)" office:value-type="string" office:string-value="Calhoun County,H1" calcext:value-type="string">
            <text:p>Calhoun County,H1</text:p>
          </table:table-cell>
          <table:table-cell office:value-type="string" calcext:value-type="string">
            <text:p>Calhoun County</text:p>
          </table:table-cell>
          <table:table-cell/>
        </table:table-row>
        <table:table-row table:style-name="ro1">
          <table:table-cell office:value-type="string" calcext:value-type="string">
            <text:p>AR,05,015,Carroll County,H1</text:p>
          </table:table-cell>
          <table:table-cell table:formula="of:=LEFT([.A119];2)" office:value-type="string" office:string-value="AR" calcext:value-type="string">
            <text:p>AR</text:p>
          </table:table-cell>
          <table:table-cell table:formula="of:=MID([.A119];4;6)" office:value-type="string" office:string-value="05,015" calcext:value-type="string">
            <text:p>05,015</text:p>
          </table:table-cell>
          <table:table-cell table:formula="of:=MID([.A119];11;30)" office:value-type="string" office:string-value="Carroll County,H1" calcext:value-type="string">
            <text:p>Carroll County,H1</text:p>
          </table:table-cell>
          <table:table-cell office:value-type="string" calcext:value-type="string">
            <text:p>Carroll County</text:p>
          </table:table-cell>
          <table:table-cell/>
        </table:table-row>
        <table:table-row table:style-name="ro1">
          <table:table-cell office:value-type="string" calcext:value-type="string">
            <text:p>AR,05,017,Chicot County,H1</text:p>
          </table:table-cell>
          <table:table-cell table:formula="of:=LEFT([.A120];2)" office:value-type="string" office:string-value="AR" calcext:value-type="string">
            <text:p>AR</text:p>
          </table:table-cell>
          <table:table-cell table:formula="of:=MID([.A120];4;6)" office:value-type="string" office:string-value="05,017" calcext:value-type="string">
            <text:p>05,017</text:p>
          </table:table-cell>
          <table:table-cell table:formula="of:=MID([.A120];11;30)" office:value-type="string" office:string-value="Chicot County,H1" calcext:value-type="string">
            <text:p>Chicot County,H1</text:p>
          </table:table-cell>
          <table:table-cell office:value-type="string" calcext:value-type="string">
            <text:p>Chicot County</text:p>
          </table:table-cell>
          <table:table-cell/>
        </table:table-row>
        <table:table-row table:style-name="ro1">
          <table:table-cell office:value-type="string" calcext:value-type="string">
            <text:p>AR,05,019,Clark County,H1</text:p>
          </table:table-cell>
          <table:table-cell table:formula="of:=LEFT([.A121];2)" office:value-type="string" office:string-value="AR" calcext:value-type="string">
            <text:p>AR</text:p>
          </table:table-cell>
          <table:table-cell table:formula="of:=MID([.A121];4;6)" office:value-type="string" office:string-value="05,019" calcext:value-type="string">
            <text:p>05,019</text:p>
          </table:table-cell>
          <table:table-cell table:formula="of:=MID([.A121];11;30)" office:value-type="string" office:string-value="Clark County,H1" calcext:value-type="string">
            <text:p>Clark County,H1</text:p>
          </table:table-cell>
          <table:table-cell office:value-type="string" calcext:value-type="string">
            <text:p>Clark County</text:p>
          </table:table-cell>
          <table:table-cell/>
        </table:table-row>
        <table:table-row table:style-name="ro1">
          <table:table-cell office:value-type="string" calcext:value-type="string">
            <text:p>AR,05,021,Clay County,H1</text:p>
          </table:table-cell>
          <table:table-cell table:formula="of:=LEFT([.A122];2)" office:value-type="string" office:string-value="AR" calcext:value-type="string">
            <text:p>AR</text:p>
          </table:table-cell>
          <table:table-cell table:formula="of:=MID([.A122];4;6)" office:value-type="string" office:string-value="05,021" calcext:value-type="string">
            <text:p>05,021</text:p>
          </table:table-cell>
          <table:table-cell table:formula="of:=MID([.A122];11;30)" office:value-type="string" office:string-value="Clay County,H1" calcext:value-type="string">
            <text:p>Clay County,H1</text:p>
          </table:table-cell>
          <table:table-cell office:value-type="string" calcext:value-type="string">
            <text:p>Clay County</text:p>
          </table:table-cell>
          <table:table-cell/>
        </table:table-row>
        <table:table-row table:style-name="ro1">
          <table:table-cell office:value-type="string" calcext:value-type="string">
            <text:p>AR,05,023,Cleburne County,H1</text:p>
          </table:table-cell>
          <table:table-cell table:formula="of:=LEFT([.A123];2)" office:value-type="string" office:string-value="AR" calcext:value-type="string">
            <text:p>AR</text:p>
          </table:table-cell>
          <table:table-cell table:formula="of:=MID([.A123];4;6)" office:value-type="string" office:string-value="05,023" calcext:value-type="string">
            <text:p>05,023</text:p>
          </table:table-cell>
          <table:table-cell table:formula="of:=MID([.A123];11;30)" office:value-type="string" office:string-value="Cleburne County,H1" calcext:value-type="string">
            <text:p>Cleburne County,H1</text:p>
          </table:table-cell>
          <table:table-cell office:value-type="string" calcext:value-type="string">
            <text:p>Cleburne County</text:p>
          </table:table-cell>
          <table:table-cell/>
        </table:table-row>
        <table:table-row table:style-name="ro1">
          <table:table-cell office:value-type="string" calcext:value-type="string">
            <text:p>AR,05,025,Cleveland County,H1</text:p>
          </table:table-cell>
          <table:table-cell table:formula="of:=LEFT([.A124];2)" office:value-type="string" office:string-value="AR" calcext:value-type="string">
            <text:p>AR</text:p>
          </table:table-cell>
          <table:table-cell table:formula="of:=MID([.A124];4;6)" office:value-type="string" office:string-value="05,025" calcext:value-type="string">
            <text:p>05,025</text:p>
          </table:table-cell>
          <table:table-cell table:formula="of:=MID([.A124];11;30)" office:value-type="string" office:string-value="Cleveland County,H1" calcext:value-type="string">
            <text:p>Cleveland County,H1</text:p>
          </table:table-cell>
          <table:table-cell office:value-type="string" calcext:value-type="string">
            <text:p>Cleveland County</text:p>
          </table:table-cell>
          <table:table-cell/>
        </table:table-row>
        <table:table-row table:style-name="ro1">
          <table:table-cell office:value-type="string" calcext:value-type="string">
            <text:p>AR,05,027,Columbia County,H1</text:p>
          </table:table-cell>
          <table:table-cell table:formula="of:=LEFT([.A125];2)" office:value-type="string" office:string-value="AR" calcext:value-type="string">
            <text:p>AR</text:p>
          </table:table-cell>
          <table:table-cell table:formula="of:=MID([.A125];4;6)" office:value-type="string" office:string-value="05,027" calcext:value-type="string">
            <text:p>05,027</text:p>
          </table:table-cell>
          <table:table-cell table:formula="of:=MID([.A125];11;30)" office:value-type="string" office:string-value="Columbia County,H1" calcext:value-type="string">
            <text:p>Columbia County,H1</text:p>
          </table:table-cell>
          <table:table-cell office:value-type="string" calcext:value-type="string">
            <text:p>Columbia County</text:p>
          </table:table-cell>
          <table:table-cell/>
        </table:table-row>
        <table:table-row table:style-name="ro1">
          <table:table-cell office:value-type="string" calcext:value-type="string">
            <text:p>AR,05,029,Conway County,H1</text:p>
          </table:table-cell>
          <table:table-cell table:formula="of:=LEFT([.A126];2)" office:value-type="string" office:string-value="AR" calcext:value-type="string">
            <text:p>AR</text:p>
          </table:table-cell>
          <table:table-cell table:formula="of:=MID([.A126];4;6)" office:value-type="string" office:string-value="05,029" calcext:value-type="string">
            <text:p>05,029</text:p>
          </table:table-cell>
          <table:table-cell table:formula="of:=MID([.A126];11;30)" office:value-type="string" office:string-value="Conway County,H1" calcext:value-type="string">
            <text:p>Conway County,H1</text:p>
          </table:table-cell>
          <table:table-cell office:value-type="string" calcext:value-type="string">
            <text:p>Conway County</text:p>
          </table:table-cell>
          <table:table-cell/>
        </table:table-row>
        <table:table-row table:style-name="ro1">
          <table:table-cell office:value-type="string" calcext:value-type="string">
            <text:p>AR,05,031,Craighead County,H1</text:p>
          </table:table-cell>
          <table:table-cell table:formula="of:=LEFT([.A127];2)" office:value-type="string" office:string-value="AR" calcext:value-type="string">
            <text:p>AR</text:p>
          </table:table-cell>
          <table:table-cell table:formula="of:=MID([.A127];4;6)" office:value-type="string" office:string-value="05,031" calcext:value-type="string">
            <text:p>05,031</text:p>
          </table:table-cell>
          <table:table-cell table:formula="of:=MID([.A127];11;30)" office:value-type="string" office:string-value="Craighead County,H1" calcext:value-type="string">
            <text:p>Craighead County,H1</text:p>
          </table:table-cell>
          <table:table-cell office:value-type="string" calcext:value-type="string">
            <text:p>Craighead County</text:p>
          </table:table-cell>
          <table:table-cell/>
        </table:table-row>
        <table:table-row table:style-name="ro1">
          <table:table-cell office:value-type="string" calcext:value-type="string">
            <text:p>AR,05,033,Crawford County,H1</text:p>
          </table:table-cell>
          <table:table-cell table:formula="of:=LEFT([.A128];2)" office:value-type="string" office:string-value="AR" calcext:value-type="string">
            <text:p>AR</text:p>
          </table:table-cell>
          <table:table-cell table:formula="of:=MID([.A128];4;6)" office:value-type="string" office:string-value="05,033" calcext:value-type="string">
            <text:p>05,033</text:p>
          </table:table-cell>
          <table:table-cell table:formula="of:=MID([.A128];11;30)" office:value-type="string" office:string-value="Crawford County,H1" calcext:value-type="string">
            <text:p>Crawford County,H1</text:p>
          </table:table-cell>
          <table:table-cell office:value-type="string" calcext:value-type="string">
            <text:p>Crawford County</text:p>
          </table:table-cell>
          <table:table-cell/>
        </table:table-row>
        <table:table-row table:style-name="ro1">
          <table:table-cell office:value-type="string" calcext:value-type="string">
            <text:p>AR,05,035,Crittenden County,H1</text:p>
          </table:table-cell>
          <table:table-cell table:formula="of:=LEFT([.A129];2)" office:value-type="string" office:string-value="AR" calcext:value-type="string">
            <text:p>AR</text:p>
          </table:table-cell>
          <table:table-cell table:formula="of:=MID([.A129];4;6)" office:value-type="string" office:string-value="05,035" calcext:value-type="string">
            <text:p>05,035</text:p>
          </table:table-cell>
          <table:table-cell table:formula="of:=MID([.A129];11;30)" office:value-type="string" office:string-value="Crittenden County,H1" calcext:value-type="string">
            <text:p>Crittenden County,H1</text:p>
          </table:table-cell>
          <table:table-cell office:value-type="string" calcext:value-type="string">
            <text:p>Crittenden County</text:p>
          </table:table-cell>
          <table:table-cell/>
        </table:table-row>
        <table:table-row table:style-name="ro1">
          <table:table-cell office:value-type="string" calcext:value-type="string">
            <text:p>AR,05,037,Cross County,H1</text:p>
          </table:table-cell>
          <table:table-cell table:formula="of:=LEFT([.A130];2)" office:value-type="string" office:string-value="AR" calcext:value-type="string">
            <text:p>AR</text:p>
          </table:table-cell>
          <table:table-cell table:formula="of:=MID([.A130];4;6)" office:value-type="string" office:string-value="05,037" calcext:value-type="string">
            <text:p>05,037</text:p>
          </table:table-cell>
          <table:table-cell table:formula="of:=MID([.A130];11;30)" office:value-type="string" office:string-value="Cross County,H1" calcext:value-type="string">
            <text:p>Cross County,H1</text:p>
          </table:table-cell>
          <table:table-cell office:value-type="string" calcext:value-type="string">
            <text:p>Cross County</text:p>
          </table:table-cell>
          <table:table-cell/>
        </table:table-row>
        <table:table-row table:style-name="ro1">
          <table:table-cell office:value-type="string" calcext:value-type="string">
            <text:p>AR,05,039,Dallas County,H1</text:p>
          </table:table-cell>
          <table:table-cell table:formula="of:=LEFT([.A131];2)" office:value-type="string" office:string-value="AR" calcext:value-type="string">
            <text:p>AR</text:p>
          </table:table-cell>
          <table:table-cell table:formula="of:=MID([.A131];4;6)" office:value-type="string" office:string-value="05,039" calcext:value-type="string">
            <text:p>05,039</text:p>
          </table:table-cell>
          <table:table-cell table:formula="of:=MID([.A131];11;30)" office:value-type="string" office:string-value="Dallas County,H1" calcext:value-type="string">
            <text:p>Dallas County,H1</text:p>
          </table:table-cell>
          <table:table-cell office:value-type="string" calcext:value-type="string">
            <text:p>Dallas County</text:p>
          </table:table-cell>
          <table:table-cell/>
        </table:table-row>
        <table:table-row table:style-name="ro1">
          <table:table-cell office:value-type="string" calcext:value-type="string">
            <text:p>AR,05,041,Desha County,H1</text:p>
          </table:table-cell>
          <table:table-cell table:formula="of:=LEFT([.A132];2)" office:value-type="string" office:string-value="AR" calcext:value-type="string">
            <text:p>AR</text:p>
          </table:table-cell>
          <table:table-cell table:formula="of:=MID([.A132];4;6)" office:value-type="string" office:string-value="05,041" calcext:value-type="string">
            <text:p>05,041</text:p>
          </table:table-cell>
          <table:table-cell table:formula="of:=MID([.A132];11;30)" office:value-type="string" office:string-value="Desha County,H1" calcext:value-type="string">
            <text:p>Desha County,H1</text:p>
          </table:table-cell>
          <table:table-cell office:value-type="string" calcext:value-type="string">
            <text:p>Desha County</text:p>
          </table:table-cell>
          <table:table-cell/>
        </table:table-row>
        <table:table-row table:style-name="ro1">
          <table:table-cell office:value-type="string" calcext:value-type="string">
            <text:p>AR,05,043,Drew County,H1</text:p>
          </table:table-cell>
          <table:table-cell table:formula="of:=LEFT([.A133];2)" office:value-type="string" office:string-value="AR" calcext:value-type="string">
            <text:p>AR</text:p>
          </table:table-cell>
          <table:table-cell table:formula="of:=MID([.A133];4;6)" office:value-type="string" office:string-value="05,043" calcext:value-type="string">
            <text:p>05,043</text:p>
          </table:table-cell>
          <table:table-cell table:formula="of:=MID([.A133];11;30)" office:value-type="string" office:string-value="Drew County,H1" calcext:value-type="string">
            <text:p>Drew County,H1</text:p>
          </table:table-cell>
          <table:table-cell office:value-type="string" calcext:value-type="string">
            <text:p>Drew County</text:p>
          </table:table-cell>
          <table:table-cell/>
        </table:table-row>
        <table:table-row table:style-name="ro1">
          <table:table-cell office:value-type="string" calcext:value-type="string">
            <text:p>AR,05,045,Faulkner County,H1</text:p>
          </table:table-cell>
          <table:table-cell table:formula="of:=LEFT([.A134];2)" office:value-type="string" office:string-value="AR" calcext:value-type="string">
            <text:p>AR</text:p>
          </table:table-cell>
          <table:table-cell table:formula="of:=MID([.A134];4;6)" office:value-type="string" office:string-value="05,045" calcext:value-type="string">
            <text:p>05,045</text:p>
          </table:table-cell>
          <table:table-cell table:formula="of:=MID([.A134];11;30)" office:value-type="string" office:string-value="Faulkner County,H1" calcext:value-type="string">
            <text:p>Faulkner County,H1</text:p>
          </table:table-cell>
          <table:table-cell office:value-type="string" calcext:value-type="string">
            <text:p>Faulkner County</text:p>
          </table:table-cell>
          <table:table-cell/>
        </table:table-row>
        <table:table-row table:style-name="ro1">
          <table:table-cell office:value-type="string" calcext:value-type="string">
            <text:p>AR,05,047,Franklin County,H1</text:p>
          </table:table-cell>
          <table:table-cell table:formula="of:=LEFT([.A135];2)" office:value-type="string" office:string-value="AR" calcext:value-type="string">
            <text:p>AR</text:p>
          </table:table-cell>
          <table:table-cell table:formula="of:=MID([.A135];4;6)" office:value-type="string" office:string-value="05,047" calcext:value-type="string">
            <text:p>05,047</text:p>
          </table:table-cell>
          <table:table-cell table:formula="of:=MID([.A135];11;30)" office:value-type="string" office:string-value="Franklin County,H1" calcext:value-type="string">
            <text:p>Franklin County,H1</text:p>
          </table:table-cell>
          <table:table-cell office:value-type="string" calcext:value-type="string">
            <text:p>Franklin County</text:p>
          </table:table-cell>
          <table:table-cell/>
        </table:table-row>
        <table:table-row table:style-name="ro1">
          <table:table-cell office:value-type="string" calcext:value-type="string">
            <text:p>AR,05,049,Fulton County,H1</text:p>
          </table:table-cell>
          <table:table-cell table:formula="of:=LEFT([.A136];2)" office:value-type="string" office:string-value="AR" calcext:value-type="string">
            <text:p>AR</text:p>
          </table:table-cell>
          <table:table-cell table:formula="of:=MID([.A136];4;6)" office:value-type="string" office:string-value="05,049" calcext:value-type="string">
            <text:p>05,049</text:p>
          </table:table-cell>
          <table:table-cell table:formula="of:=MID([.A136];11;30)" office:value-type="string" office:string-value="Fulton County,H1" calcext:value-type="string">
            <text:p>Fulton County,H1</text:p>
          </table:table-cell>
          <table:table-cell office:value-type="string" calcext:value-type="string">
            <text:p>Fulton County</text:p>
          </table:table-cell>
          <table:table-cell/>
        </table:table-row>
        <table:table-row table:style-name="ro1">
          <table:table-cell office:value-type="string" calcext:value-type="string">
            <text:p>AR,05,051,Garland County,H1</text:p>
          </table:table-cell>
          <table:table-cell table:formula="of:=LEFT([.A137];2)" office:value-type="string" office:string-value="AR" calcext:value-type="string">
            <text:p>AR</text:p>
          </table:table-cell>
          <table:table-cell table:formula="of:=MID([.A137];4;6)" office:value-type="string" office:string-value="05,051" calcext:value-type="string">
            <text:p>05,051</text:p>
          </table:table-cell>
          <table:table-cell table:formula="of:=MID([.A137];11;30)" office:value-type="string" office:string-value="Garland County,H1" calcext:value-type="string">
            <text:p>Garland County,H1</text:p>
          </table:table-cell>
          <table:table-cell office:value-type="string" calcext:value-type="string">
            <text:p>Garland County</text:p>
          </table:table-cell>
          <table:table-cell/>
        </table:table-row>
        <table:table-row table:style-name="ro1">
          <table:table-cell office:value-type="string" calcext:value-type="string">
            <text:p>AR,05,053,Grant County,H1</text:p>
          </table:table-cell>
          <table:table-cell table:formula="of:=LEFT([.A138];2)" office:value-type="string" office:string-value="AR" calcext:value-type="string">
            <text:p>AR</text:p>
          </table:table-cell>
          <table:table-cell table:formula="of:=MID([.A138];4;6)" office:value-type="string" office:string-value="05,053" calcext:value-type="string">
            <text:p>05,053</text:p>
          </table:table-cell>
          <table:table-cell table:formula="of:=MID([.A138];11;30)" office:value-type="string" office:string-value="Grant County,H1" calcext:value-type="string">
            <text:p>Grant County,H1</text:p>
          </table:table-cell>
          <table:table-cell office:value-type="string" calcext:value-type="string">
            <text:p>Grant County</text:p>
          </table:table-cell>
          <table:table-cell/>
        </table:table-row>
        <table:table-row table:style-name="ro1">
          <table:table-cell office:value-type="string" calcext:value-type="string">
            <text:p>AR,05,055,Greene County,H1</text:p>
          </table:table-cell>
          <table:table-cell table:formula="of:=LEFT([.A139];2)" office:value-type="string" office:string-value="AR" calcext:value-type="string">
            <text:p>AR</text:p>
          </table:table-cell>
          <table:table-cell table:formula="of:=MID([.A139];4;6)" office:value-type="string" office:string-value="05,055" calcext:value-type="string">
            <text:p>05,055</text:p>
          </table:table-cell>
          <table:table-cell table:formula="of:=MID([.A139];11;30)" office:value-type="string" office:string-value="Greene County,H1" calcext:value-type="string">
            <text:p>Greene County,H1</text:p>
          </table:table-cell>
          <table:table-cell office:value-type="string" calcext:value-type="string">
            <text:p>Greene County</text:p>
          </table:table-cell>
          <table:table-cell/>
        </table:table-row>
        <table:table-row table:style-name="ro1">
          <table:table-cell office:value-type="string" calcext:value-type="string">
            <text:p>AR,05,057,Hempstead County,H1</text:p>
          </table:table-cell>
          <table:table-cell table:formula="of:=LEFT([.A140];2)" office:value-type="string" office:string-value="AR" calcext:value-type="string">
            <text:p>AR</text:p>
          </table:table-cell>
          <table:table-cell table:formula="of:=MID([.A140];4;6)" office:value-type="string" office:string-value="05,057" calcext:value-type="string">
            <text:p>05,057</text:p>
          </table:table-cell>
          <table:table-cell table:formula="of:=MID([.A140];11;30)" office:value-type="string" office:string-value="Hempstead County,H1" calcext:value-type="string">
            <text:p>Hempstead County,H1</text:p>
          </table:table-cell>
          <table:table-cell office:value-type="string" calcext:value-type="string">
            <text:p>Hempstead County</text:p>
          </table:table-cell>
          <table:table-cell/>
        </table:table-row>
        <table:table-row table:style-name="ro1">
          <table:table-cell office:value-type="string" calcext:value-type="string">
            <text:p>AR,05,059,Hot Spring County,H1</text:p>
          </table:table-cell>
          <table:table-cell table:formula="of:=LEFT([.A141];2)" office:value-type="string" office:string-value="AR" calcext:value-type="string">
            <text:p>AR</text:p>
          </table:table-cell>
          <table:table-cell table:formula="of:=MID([.A141];4;6)" office:value-type="string" office:string-value="05,059" calcext:value-type="string">
            <text:p>05,059</text:p>
          </table:table-cell>
          <table:table-cell table:formula="of:=MID([.A141];11;30)" office:value-type="string" office:string-value="Hot Spring County,H1" calcext:value-type="string">
            <text:p>Hot Spring County,H1</text:p>
          </table:table-cell>
          <table:table-cell office:value-type="string" calcext:value-type="string">
            <text:p>Hot Spring County</text:p>
          </table:table-cell>
          <table:table-cell/>
        </table:table-row>
        <table:table-row table:style-name="ro1">
          <table:table-cell office:value-type="string" calcext:value-type="string">
            <text:p>AR,05,061,Howard County,H1</text:p>
          </table:table-cell>
          <table:table-cell table:formula="of:=LEFT([.A142];2)" office:value-type="string" office:string-value="AR" calcext:value-type="string">
            <text:p>AR</text:p>
          </table:table-cell>
          <table:table-cell table:formula="of:=MID([.A142];4;6)" office:value-type="string" office:string-value="05,061" calcext:value-type="string">
            <text:p>05,061</text:p>
          </table:table-cell>
          <table:table-cell table:formula="of:=MID([.A142];11;30)" office:value-type="string" office:string-value="Howard County,H1" calcext:value-type="string">
            <text:p>Howard County,H1</text:p>
          </table:table-cell>
          <table:table-cell office:value-type="string" calcext:value-type="string">
            <text:p>Howard County</text:p>
          </table:table-cell>
          <table:table-cell/>
        </table:table-row>
        <table:table-row table:style-name="ro2">
          <table:table-cell office:value-type="string" calcext:value-type="string">
            <text:p>AR,05,063,Independence County,H1</text:p>
          </table:table-cell>
          <table:table-cell table:formula="of:=LEFT([.A143];2)" office:value-type="string" office:string-value="AR" calcext:value-type="string">
            <text:p>AR</text:p>
          </table:table-cell>
          <table:table-cell table:formula="of:=MID([.A143];4;6)" office:value-type="string" office:string-value="05,063" calcext:value-type="string">
            <text:p>05,063</text:p>
          </table:table-cell>
          <table:table-cell table:formula="of:=MID([.A143];11;30)" office:value-type="string" office:string-value="Independence County,H1" calcext:value-type="string">
            <text:p>Independence County,H1</text:p>
          </table:table-cell>
          <table:table-cell office:value-type="string" calcext:value-type="string">
            <text:p>Independence County</text:p>
          </table:table-cell>
          <table:table-cell/>
        </table:table-row>
        <table:table-row table:style-name="ro1">
          <table:table-cell office:value-type="string" calcext:value-type="string">
            <text:p>AR,05,065,Izard County,H1</text:p>
          </table:table-cell>
          <table:table-cell table:formula="of:=LEFT([.A144];2)" office:value-type="string" office:string-value="AR" calcext:value-type="string">
            <text:p>AR</text:p>
          </table:table-cell>
          <table:table-cell table:formula="of:=MID([.A144];4;6)" office:value-type="string" office:string-value="05,065" calcext:value-type="string">
            <text:p>05,065</text:p>
          </table:table-cell>
          <table:table-cell table:formula="of:=MID([.A144];11;30)" office:value-type="string" office:string-value="Izard County,H1" calcext:value-type="string">
            <text:p>Izard County,H1</text:p>
          </table:table-cell>
          <table:table-cell office:value-type="string" calcext:value-type="string">
            <text:p>Izard County</text:p>
          </table:table-cell>
          <table:table-cell/>
        </table:table-row>
        <table:table-row table:style-name="ro1">
          <table:table-cell office:value-type="string" calcext:value-type="string">
            <text:p>AR,05,067,Jackson County,H1</text:p>
          </table:table-cell>
          <table:table-cell table:formula="of:=LEFT([.A145];2)" office:value-type="string" office:string-value="AR" calcext:value-type="string">
            <text:p>AR</text:p>
          </table:table-cell>
          <table:table-cell table:formula="of:=MID([.A145];4;6)" office:value-type="string" office:string-value="05,067" calcext:value-type="string">
            <text:p>05,067</text:p>
          </table:table-cell>
          <table:table-cell table:formula="of:=MID([.A145];11;30)" office:value-type="string" office:string-value="Jackson County,H1" calcext:value-type="string">
            <text:p>Jackson County,H1</text:p>
          </table:table-cell>
          <table:table-cell office:value-type="string" calcext:value-type="string">
            <text:p>Jackson County</text:p>
          </table:table-cell>
          <table:table-cell/>
        </table:table-row>
        <table:table-row table:style-name="ro1">
          <table:table-cell office:value-type="string" calcext:value-type="string">
            <text:p>AR,05,069,Jefferson County,H1</text:p>
          </table:table-cell>
          <table:table-cell table:formula="of:=LEFT([.A146];2)" office:value-type="string" office:string-value="AR" calcext:value-type="string">
            <text:p>AR</text:p>
          </table:table-cell>
          <table:table-cell table:formula="of:=MID([.A146];4;6)" office:value-type="string" office:string-value="05,069" calcext:value-type="string">
            <text:p>05,069</text:p>
          </table:table-cell>
          <table:table-cell table:formula="of:=MID([.A146];11;30)" office:value-type="string" office:string-value="Jefferson County,H1" calcext:value-type="string">
            <text:p>Jefferson County,H1</text:p>
          </table:table-cell>
          <table:table-cell office:value-type="string" calcext:value-type="string">
            <text:p>Jefferson County</text:p>
          </table:table-cell>
          <table:table-cell/>
        </table:table-row>
        <table:table-row table:style-name="ro1">
          <table:table-cell office:value-type="string" calcext:value-type="string">
            <text:p>AR,05,071,Johnson County,H1</text:p>
          </table:table-cell>
          <table:table-cell table:formula="of:=LEFT([.A147];2)" office:value-type="string" office:string-value="AR" calcext:value-type="string">
            <text:p>AR</text:p>
          </table:table-cell>
          <table:table-cell table:formula="of:=MID([.A147];4;6)" office:value-type="string" office:string-value="05,071" calcext:value-type="string">
            <text:p>05,071</text:p>
          </table:table-cell>
          <table:table-cell table:formula="of:=MID([.A147];11;30)" office:value-type="string" office:string-value="Johnson County,H1" calcext:value-type="string">
            <text:p>Johnson County,H1</text:p>
          </table:table-cell>
          <table:table-cell office:value-type="string" calcext:value-type="string">
            <text:p>Johnson County</text:p>
          </table:table-cell>
          <table:table-cell/>
        </table:table-row>
        <table:table-row table:style-name="ro1">
          <table:table-cell office:value-type="string" calcext:value-type="string">
            <text:p>AR,05,073,Lafayette County,H1</text:p>
          </table:table-cell>
          <table:table-cell table:formula="of:=LEFT([.A148];2)" office:value-type="string" office:string-value="AR" calcext:value-type="string">
            <text:p>AR</text:p>
          </table:table-cell>
          <table:table-cell table:formula="of:=MID([.A148];4;6)" office:value-type="string" office:string-value="05,073" calcext:value-type="string">
            <text:p>05,073</text:p>
          </table:table-cell>
          <table:table-cell table:formula="of:=MID([.A148];11;30)" office:value-type="string" office:string-value="Lafayette County,H1" calcext:value-type="string">
            <text:p>Lafayette County,H1</text:p>
          </table:table-cell>
          <table:table-cell office:value-type="string" calcext:value-type="string">
            <text:p>Lafayette County</text:p>
          </table:table-cell>
          <table:table-cell/>
        </table:table-row>
        <table:table-row table:style-name="ro1">
          <table:table-cell office:value-type="string" calcext:value-type="string">
            <text:p>AR,05,075,Lawrence County,H1</text:p>
          </table:table-cell>
          <table:table-cell table:formula="of:=LEFT([.A149];2)" office:value-type="string" office:string-value="AR" calcext:value-type="string">
            <text:p>AR</text:p>
          </table:table-cell>
          <table:table-cell table:formula="of:=MID([.A149];4;6)" office:value-type="string" office:string-value="05,075" calcext:value-type="string">
            <text:p>05,075</text:p>
          </table:table-cell>
          <table:table-cell table:formula="of:=MID([.A149];11;30)" office:value-type="string" office:string-value="Lawrence County,H1" calcext:value-type="string">
            <text:p>Lawrence County,H1</text:p>
          </table:table-cell>
          <table:table-cell office:value-type="string" calcext:value-type="string">
            <text:p>Lawrence County</text:p>
          </table:table-cell>
          <table:table-cell/>
        </table:table-row>
        <table:table-row table:style-name="ro1">
          <table:table-cell office:value-type="string" calcext:value-type="string">
            <text:p>AR,05,077,Lee County,H1</text:p>
          </table:table-cell>
          <table:table-cell table:formula="of:=LEFT([.A150];2)" office:value-type="string" office:string-value="AR" calcext:value-type="string">
            <text:p>AR</text:p>
          </table:table-cell>
          <table:table-cell table:formula="of:=MID([.A150];4;6)" office:value-type="string" office:string-value="05,077" calcext:value-type="string">
            <text:p>05,077</text:p>
          </table:table-cell>
          <table:table-cell table:formula="of:=MID([.A150];11;30)" office:value-type="string" office:string-value="Lee County,H1" calcext:value-type="string">
            <text:p>Lee County,H1</text:p>
          </table:table-cell>
          <table:table-cell office:value-type="string" calcext:value-type="string">
            <text:p>Lee County</text:p>
          </table:table-cell>
          <table:table-cell/>
        </table:table-row>
        <table:table-row table:style-name="ro1">
          <table:table-cell office:value-type="string" calcext:value-type="string">
            <text:p>AR,05,079,Lincoln County,H1</text:p>
          </table:table-cell>
          <table:table-cell table:formula="of:=LEFT([.A151];2)" office:value-type="string" office:string-value="AR" calcext:value-type="string">
            <text:p>AR</text:p>
          </table:table-cell>
          <table:table-cell table:formula="of:=MID([.A151];4;6)" office:value-type="string" office:string-value="05,079" calcext:value-type="string">
            <text:p>05,079</text:p>
          </table:table-cell>
          <table:table-cell table:formula="of:=MID([.A151];11;30)" office:value-type="string" office:string-value="Lincoln County,H1" calcext:value-type="string">
            <text:p>Lincoln County,H1</text:p>
          </table:table-cell>
          <table:table-cell office:value-type="string" calcext:value-type="string">
            <text:p>Lincoln County</text:p>
          </table:table-cell>
          <table:table-cell/>
        </table:table-row>
        <table:table-row table:style-name="ro2">
          <table:table-cell office:value-type="string" calcext:value-type="string">
            <text:p>AR,05,081,Little River County,H1</text:p>
          </table:table-cell>
          <table:table-cell table:formula="of:=LEFT([.A152];2)" office:value-type="string" office:string-value="AR" calcext:value-type="string">
            <text:p>AR</text:p>
          </table:table-cell>
          <table:table-cell table:formula="of:=MID([.A152];4;6)" office:value-type="string" office:string-value="05,081" calcext:value-type="string">
            <text:p>05,081</text:p>
          </table:table-cell>
          <table:table-cell table:formula="of:=MID([.A152];11;30)" office:value-type="string" office:string-value="Little River County,H1" calcext:value-type="string">
            <text:p>Little River County,H1</text:p>
          </table:table-cell>
          <table:table-cell office:value-type="string" calcext:value-type="string">
            <text:p>Little River County</text:p>
          </table:table-cell>
          <table:table-cell/>
        </table:table-row>
        <table:table-row table:style-name="ro1">
          <table:table-cell office:value-type="string" calcext:value-type="string">
            <text:p>AR,05,083,Logan County,H1</text:p>
          </table:table-cell>
          <table:table-cell table:formula="of:=LEFT([.A153];2)" office:value-type="string" office:string-value="AR" calcext:value-type="string">
            <text:p>AR</text:p>
          </table:table-cell>
          <table:table-cell table:formula="of:=MID([.A153];4;6)" office:value-type="string" office:string-value="05,083" calcext:value-type="string">
            <text:p>05,083</text:p>
          </table:table-cell>
          <table:table-cell table:formula="of:=MID([.A153];11;30)" office:value-type="string" office:string-value="Logan County,H1" calcext:value-type="string">
            <text:p>Logan County,H1</text:p>
          </table:table-cell>
          <table:table-cell office:value-type="string" calcext:value-type="string">
            <text:p>Logan County</text:p>
          </table:table-cell>
          <table:table-cell/>
        </table:table-row>
        <table:table-row table:style-name="ro1">
          <table:table-cell office:value-type="string" calcext:value-type="string">
            <text:p>AR,05,085,Lonoke County,H1</text:p>
          </table:table-cell>
          <table:table-cell table:formula="of:=LEFT([.A154];2)" office:value-type="string" office:string-value="AR" calcext:value-type="string">
            <text:p>AR</text:p>
          </table:table-cell>
          <table:table-cell table:formula="of:=MID([.A154];4;6)" office:value-type="string" office:string-value="05,085" calcext:value-type="string">
            <text:p>05,085</text:p>
          </table:table-cell>
          <table:table-cell table:formula="of:=MID([.A154];11;30)" office:value-type="string" office:string-value="Lonoke County,H1" calcext:value-type="string">
            <text:p>Lonoke County,H1</text:p>
          </table:table-cell>
          <table:table-cell office:value-type="string" calcext:value-type="string">
            <text:p>Lonoke County</text:p>
          </table:table-cell>
          <table:table-cell/>
        </table:table-row>
        <table:table-row table:style-name="ro1">
          <table:table-cell office:value-type="string" calcext:value-type="string">
            <text:p>AR,05,087,Madison County,H1</text:p>
          </table:table-cell>
          <table:table-cell table:formula="of:=LEFT([.A155];2)" office:value-type="string" office:string-value="AR" calcext:value-type="string">
            <text:p>AR</text:p>
          </table:table-cell>
          <table:table-cell table:formula="of:=MID([.A155];4;6)" office:value-type="string" office:string-value="05,087" calcext:value-type="string">
            <text:p>05,087</text:p>
          </table:table-cell>
          <table:table-cell table:formula="of:=MID([.A155];11;30)" office:value-type="string" office:string-value="Madison County,H1" calcext:value-type="string">
            <text:p>Madison County,H1</text:p>
          </table:table-cell>
          <table:table-cell office:value-type="string" calcext:value-type="string">
            <text:p>Madison County</text:p>
          </table:table-cell>
          <table:table-cell/>
        </table:table-row>
        <table:table-row table:style-name="ro1">
          <table:table-cell office:value-type="string" calcext:value-type="string">
            <text:p>AR,05,089,Marion County,H1</text:p>
          </table:table-cell>
          <table:table-cell table:formula="of:=LEFT([.A156];2)" office:value-type="string" office:string-value="AR" calcext:value-type="string">
            <text:p>AR</text:p>
          </table:table-cell>
          <table:table-cell table:formula="of:=MID([.A156];4;6)" office:value-type="string" office:string-value="05,089" calcext:value-type="string">
            <text:p>05,089</text:p>
          </table:table-cell>
          <table:table-cell table:formula="of:=MID([.A156];11;30)" office:value-type="string" office:string-value="Marion County,H1" calcext:value-type="string">
            <text:p>Marion County,H1</text:p>
          </table:table-cell>
          <table:table-cell office:value-type="string" calcext:value-type="string">
            <text:p>Marion County</text:p>
          </table:table-cell>
          <table:table-cell/>
        </table:table-row>
        <table:table-row table:style-name="ro1">
          <table:table-cell office:value-type="string" calcext:value-type="string">
            <text:p>AR,05,091,Miller County,H1</text:p>
          </table:table-cell>
          <table:table-cell table:formula="of:=LEFT([.A157];2)" office:value-type="string" office:string-value="AR" calcext:value-type="string">
            <text:p>AR</text:p>
          </table:table-cell>
          <table:table-cell table:formula="of:=MID([.A157];4;6)" office:value-type="string" office:string-value="05,091" calcext:value-type="string">
            <text:p>05,091</text:p>
          </table:table-cell>
          <table:table-cell table:formula="of:=MID([.A157];11;30)" office:value-type="string" office:string-value="Miller County,H1" calcext:value-type="string">
            <text:p>Miller County,H1</text:p>
          </table:table-cell>
          <table:table-cell office:value-type="string" calcext:value-type="string">
            <text:p>Miller County</text:p>
          </table:table-cell>
          <table:table-cell/>
        </table:table-row>
        <table:table-row table:style-name="ro2">
          <table:table-cell office:value-type="string" calcext:value-type="string">
            <text:p>AR,05,093,Mississippi County,H1</text:p>
          </table:table-cell>
          <table:table-cell table:formula="of:=LEFT([.A158];2)" office:value-type="string" office:string-value="AR" calcext:value-type="string">
            <text:p>AR</text:p>
          </table:table-cell>
          <table:table-cell table:formula="of:=MID([.A158];4;6)" office:value-type="string" office:string-value="05,093" calcext:value-type="string">
            <text:p>05,093</text:p>
          </table:table-cell>
          <table:table-cell table:formula="of:=MID([.A158];11;30)" office:value-type="string" office:string-value="Mississippi County,H1" calcext:value-type="string">
            <text:p>Mississippi County,H1</text:p>
          </table:table-cell>
          <table:table-cell office:value-type="string" calcext:value-type="string">
            <text:p>Mississippi County</text:p>
          </table:table-cell>
          <table:table-cell/>
        </table:table-row>
        <table:table-row table:style-name="ro1">
          <table:table-cell office:value-type="string" calcext:value-type="string">
            <text:p>AR,05,095,Monroe County,H1</text:p>
          </table:table-cell>
          <table:table-cell table:formula="of:=LEFT([.A159];2)" office:value-type="string" office:string-value="AR" calcext:value-type="string">
            <text:p>AR</text:p>
          </table:table-cell>
          <table:table-cell table:formula="of:=MID([.A159];4;6)" office:value-type="string" office:string-value="05,095" calcext:value-type="string">
            <text:p>05,095</text:p>
          </table:table-cell>
          <table:table-cell table:formula="of:=MID([.A159];11;30)" office:value-type="string" office:string-value="Monroe County,H1" calcext:value-type="string">
            <text:p>Monroe County,H1</text:p>
          </table:table-cell>
          <table:table-cell office:value-type="string" calcext:value-type="string">
            <text:p>Monroe County</text:p>
          </table:table-cell>
          <table:table-cell/>
        </table:table-row>
        <table:table-row table:style-name="ro1">
          <table:table-cell office:value-type="string" calcext:value-type="string">
            <text:p>AR,05,097,Montgomery County,H1</text:p>
          </table:table-cell>
          <table:table-cell table:formula="of:=LEFT([.A160];2)" office:value-type="string" office:string-value="AR" calcext:value-type="string">
            <text:p>AR</text:p>
          </table:table-cell>
          <table:table-cell table:formula="of:=MID([.A160];4;6)" office:value-type="string" office:string-value="05,097" calcext:value-type="string">
            <text:p>05,097</text:p>
          </table:table-cell>
          <table:table-cell table:formula="of:=MID([.A160];11;30)" office:value-type="string" office:string-value="Montgomery County,H1" calcext:value-type="string">
            <text:p>Montgomery County,H1</text:p>
          </table:table-cell>
          <table:table-cell office:value-type="string" calcext:value-type="string">
            <text:p>Montgomery County</text:p>
          </table:table-cell>
          <table:table-cell/>
        </table:table-row>
        <table:table-row table:style-name="ro1">
          <table:table-cell office:value-type="string" calcext:value-type="string">
            <text:p>AR,05,099,Nevada County,H1</text:p>
          </table:table-cell>
          <table:table-cell table:formula="of:=LEFT([.A161];2)" office:value-type="string" office:string-value="AR" calcext:value-type="string">
            <text:p>AR</text:p>
          </table:table-cell>
          <table:table-cell table:formula="of:=MID([.A161];4;6)" office:value-type="string" office:string-value="05,099" calcext:value-type="string">
            <text:p>05,099</text:p>
          </table:table-cell>
          <table:table-cell table:formula="of:=MID([.A161];11;30)" office:value-type="string" office:string-value="Nevada County,H1" calcext:value-type="string">
            <text:p>Nevada County,H1</text:p>
          </table:table-cell>
          <table:table-cell office:value-type="string" calcext:value-type="string">
            <text:p>Nevada County</text:p>
          </table:table-cell>
          <table:table-cell/>
        </table:table-row>
        <table:table-row table:style-name="ro1">
          <table:table-cell office:value-type="string" calcext:value-type="string">
            <text:p>AR,05,101,Newton County,H1</text:p>
          </table:table-cell>
          <table:table-cell table:formula="of:=LEFT([.A162];2)" office:value-type="string" office:string-value="AR" calcext:value-type="string">
            <text:p>AR</text:p>
          </table:table-cell>
          <table:table-cell table:formula="of:=MID([.A162];4;6)" office:value-type="string" office:string-value="05,101" calcext:value-type="string">
            <text:p>05,101</text:p>
          </table:table-cell>
          <table:table-cell table:formula="of:=MID([.A162];11;30)" office:value-type="string" office:string-value="Newton County,H1" calcext:value-type="string">
            <text:p>Newton County,H1</text:p>
          </table:table-cell>
          <table:table-cell office:value-type="string" calcext:value-type="string">
            <text:p>Newton County</text:p>
          </table:table-cell>
          <table:table-cell/>
        </table:table-row>
        <table:table-row table:style-name="ro1">
          <table:table-cell office:value-type="string" calcext:value-type="string">
            <text:p>AR,05,103,Ouachita County,H1</text:p>
          </table:table-cell>
          <table:table-cell table:formula="of:=LEFT([.A163];2)" office:value-type="string" office:string-value="AR" calcext:value-type="string">
            <text:p>AR</text:p>
          </table:table-cell>
          <table:table-cell table:formula="of:=MID([.A163];4;6)" office:value-type="string" office:string-value="05,103" calcext:value-type="string">
            <text:p>05,103</text:p>
          </table:table-cell>
          <table:table-cell table:formula="of:=MID([.A163];11;30)" office:value-type="string" office:string-value="Ouachita County,H1" calcext:value-type="string">
            <text:p>Ouachita County,H1</text:p>
          </table:table-cell>
          <table:table-cell office:value-type="string" calcext:value-type="string">
            <text:p>Ouachita County</text:p>
          </table:table-cell>
          <table:table-cell/>
        </table:table-row>
        <table:table-row table:style-name="ro1">
          <table:table-cell office:value-type="string" calcext:value-type="string">
            <text:p>AR,05,105,Perry County,H1</text:p>
          </table:table-cell>
          <table:table-cell table:formula="of:=LEFT([.A164];2)" office:value-type="string" office:string-value="AR" calcext:value-type="string">
            <text:p>AR</text:p>
          </table:table-cell>
          <table:table-cell table:formula="of:=MID([.A164];4;6)" office:value-type="string" office:string-value="05,105" calcext:value-type="string">
            <text:p>05,105</text:p>
          </table:table-cell>
          <table:table-cell table:formula="of:=MID([.A164];11;30)" office:value-type="string" office:string-value="Perry County,H1" calcext:value-type="string">
            <text:p>Perry County,H1</text:p>
          </table:table-cell>
          <table:table-cell office:value-type="string" calcext:value-type="string">
            <text:p>Perry County</text:p>
          </table:table-cell>
          <table:table-cell/>
        </table:table-row>
        <table:table-row table:style-name="ro1">
          <table:table-cell office:value-type="string" calcext:value-type="string">
            <text:p>AR,05,107,Phillips County,H1</text:p>
          </table:table-cell>
          <table:table-cell table:formula="of:=LEFT([.A165];2)" office:value-type="string" office:string-value="AR" calcext:value-type="string">
            <text:p>AR</text:p>
          </table:table-cell>
          <table:table-cell table:formula="of:=MID([.A165];4;6)" office:value-type="string" office:string-value="05,107" calcext:value-type="string">
            <text:p>05,107</text:p>
          </table:table-cell>
          <table:table-cell table:formula="of:=MID([.A165];11;30)" office:value-type="string" office:string-value="Phillips County,H1" calcext:value-type="string">
            <text:p>Phillips County,H1</text:p>
          </table:table-cell>
          <table:table-cell office:value-type="string" calcext:value-type="string">
            <text:p>Phillips County</text:p>
          </table:table-cell>
          <table:table-cell/>
        </table:table-row>
        <table:table-row table:style-name="ro1">
          <table:table-cell office:value-type="string" calcext:value-type="string">
            <text:p>AR,05,109,Pike County,H1</text:p>
          </table:table-cell>
          <table:table-cell table:formula="of:=LEFT([.A166];2)" office:value-type="string" office:string-value="AR" calcext:value-type="string">
            <text:p>AR</text:p>
          </table:table-cell>
          <table:table-cell table:formula="of:=MID([.A166];4;6)" office:value-type="string" office:string-value="05,109" calcext:value-type="string">
            <text:p>05,109</text:p>
          </table:table-cell>
          <table:table-cell table:formula="of:=MID([.A166];11;30)" office:value-type="string" office:string-value="Pike County,H1" calcext:value-type="string">
            <text:p>Pike County,H1</text:p>
          </table:table-cell>
          <table:table-cell office:value-type="string" calcext:value-type="string">
            <text:p>Pike County</text:p>
          </table:table-cell>
          <table:table-cell/>
        </table:table-row>
        <table:table-row table:style-name="ro1">
          <table:table-cell office:value-type="string" calcext:value-type="string">
            <text:p>AR,05,111,Poinsett County,H1</text:p>
          </table:table-cell>
          <table:table-cell table:formula="of:=LEFT([.A167];2)" office:value-type="string" office:string-value="AR" calcext:value-type="string">
            <text:p>AR</text:p>
          </table:table-cell>
          <table:table-cell table:formula="of:=MID([.A167];4;6)" office:value-type="string" office:string-value="05,111" calcext:value-type="string">
            <text:p>05,111</text:p>
          </table:table-cell>
          <table:table-cell table:formula="of:=MID([.A167];11;30)" office:value-type="string" office:string-value="Poinsett County,H1" calcext:value-type="string">
            <text:p>Poinsett County,H1</text:p>
          </table:table-cell>
          <table:table-cell office:value-type="string" calcext:value-type="string">
            <text:p>Poinsett County</text:p>
          </table:table-cell>
          <table:table-cell/>
        </table:table-row>
        <table:table-row table:style-name="ro1">
          <table:table-cell office:value-type="string" calcext:value-type="string">
            <text:p>AR,05,113,Polk County,H1</text:p>
          </table:table-cell>
          <table:table-cell table:formula="of:=LEFT([.A168];2)" office:value-type="string" office:string-value="AR" calcext:value-type="string">
            <text:p>AR</text:p>
          </table:table-cell>
          <table:table-cell table:formula="of:=MID([.A168];4;6)" office:value-type="string" office:string-value="05,113" calcext:value-type="string">
            <text:p>05,113</text:p>
          </table:table-cell>
          <table:table-cell table:formula="of:=MID([.A168];11;30)" office:value-type="string" office:string-value="Polk County,H1" calcext:value-type="string">
            <text:p>Polk County,H1</text:p>
          </table:table-cell>
          <table:table-cell office:value-type="string" calcext:value-type="string">
            <text:p>Polk County</text:p>
          </table:table-cell>
          <table:table-cell/>
        </table:table-row>
        <table:table-row table:style-name="ro1">
          <table:table-cell office:value-type="string" calcext:value-type="string">
            <text:p>AR,05,115,Pope County,H1</text:p>
          </table:table-cell>
          <table:table-cell table:formula="of:=LEFT([.A169];2)" office:value-type="string" office:string-value="AR" calcext:value-type="string">
            <text:p>AR</text:p>
          </table:table-cell>
          <table:table-cell table:formula="of:=MID([.A169];4;6)" office:value-type="string" office:string-value="05,115" calcext:value-type="string">
            <text:p>05,115</text:p>
          </table:table-cell>
          <table:table-cell table:formula="of:=MID([.A169];11;30)" office:value-type="string" office:string-value="Pope County,H1" calcext:value-type="string">
            <text:p>Pope County,H1</text:p>
          </table:table-cell>
          <table:table-cell office:value-type="string" calcext:value-type="string">
            <text:p>Pope County</text:p>
          </table:table-cell>
          <table:table-cell/>
        </table:table-row>
        <table:table-row table:style-name="ro1">
          <table:table-cell office:value-type="string" calcext:value-type="string">
            <text:p>AR,05,117,Prairie County,H1</text:p>
          </table:table-cell>
          <table:table-cell table:formula="of:=LEFT([.A170];2)" office:value-type="string" office:string-value="AR" calcext:value-type="string">
            <text:p>AR</text:p>
          </table:table-cell>
          <table:table-cell table:formula="of:=MID([.A170];4;6)" office:value-type="string" office:string-value="05,117" calcext:value-type="string">
            <text:p>05,117</text:p>
          </table:table-cell>
          <table:table-cell table:formula="of:=MID([.A170];11;30)" office:value-type="string" office:string-value="Prairie County,H1" calcext:value-type="string">
            <text:p>Prairie County,H1</text:p>
          </table:table-cell>
          <table:table-cell office:value-type="string" calcext:value-type="string">
            <text:p>Prairie County</text:p>
          </table:table-cell>
          <table:table-cell/>
        </table:table-row>
        <table:table-row table:style-name="ro1">
          <table:table-cell office:value-type="string" calcext:value-type="string">
            <text:p>AR,05,119,Pulaski County,H1</text:p>
          </table:table-cell>
          <table:table-cell table:formula="of:=LEFT([.A171];2)" office:value-type="string" office:string-value="AR" calcext:value-type="string">
            <text:p>AR</text:p>
          </table:table-cell>
          <table:table-cell table:formula="of:=MID([.A171];4;6)" office:value-type="string" office:string-value="05,119" calcext:value-type="string">
            <text:p>05,119</text:p>
          </table:table-cell>
          <table:table-cell table:formula="of:=MID([.A171];11;30)" office:value-type="string" office:string-value="Pulaski County,H1" calcext:value-type="string">
            <text:p>Pulaski County,H1</text:p>
          </table:table-cell>
          <table:table-cell office:value-type="string" calcext:value-type="string">
            <text:p>Pulaski County</text:p>
          </table:table-cell>
          <table:table-cell/>
        </table:table-row>
        <table:table-row table:style-name="ro1">
          <table:table-cell office:value-type="string" calcext:value-type="string">
            <text:p>AR,05,121,Randolph County,H1</text:p>
          </table:table-cell>
          <table:table-cell table:formula="of:=LEFT([.A172];2)" office:value-type="string" office:string-value="AR" calcext:value-type="string">
            <text:p>AR</text:p>
          </table:table-cell>
          <table:table-cell table:formula="of:=MID([.A172];4;6)" office:value-type="string" office:string-value="05,121" calcext:value-type="string">
            <text:p>05,121</text:p>
          </table:table-cell>
          <table:table-cell table:formula="of:=MID([.A172];11;30)" office:value-type="string" office:string-value="Randolph County,H1" calcext:value-type="string">
            <text:p>Randolph County,H1</text:p>
          </table:table-cell>
          <table:table-cell office:value-type="string" calcext:value-type="string">
            <text:p>Randolph County</text:p>
          </table:table-cell>
          <table:table-cell/>
        </table:table-row>
        <table:table-row table:style-name="ro2">
          <table:table-cell office:value-type="string" calcext:value-type="string">
            <text:p>AR,05,123,St. Francis County,H1</text:p>
          </table:table-cell>
          <table:table-cell table:formula="of:=LEFT([.A173];2)" office:value-type="string" office:string-value="AR" calcext:value-type="string">
            <text:p>AR</text:p>
          </table:table-cell>
          <table:table-cell table:formula="of:=MID([.A173];4;6)" office:value-type="string" office:string-value="05,123" calcext:value-type="string">
            <text:p>05,123</text:p>
          </table:table-cell>
          <table:table-cell table:formula="of:=MID([.A173];11;30)" office:value-type="string" office:string-value="St. Francis County,H1" calcext:value-type="string">
            <text:p>St. Francis County,H1</text:p>
          </table:table-cell>
          <table:table-cell office:value-type="string" calcext:value-type="string">
            <text:p>St. Francis County</text:p>
          </table:table-cell>
          <table:table-cell/>
        </table:table-row>
        <table:table-row table:style-name="ro1">
          <table:table-cell office:value-type="string" calcext:value-type="string">
            <text:p>AR,05,125,Saline County,H1</text:p>
          </table:table-cell>
          <table:table-cell table:formula="of:=LEFT([.A174];2)" office:value-type="string" office:string-value="AR" calcext:value-type="string">
            <text:p>AR</text:p>
          </table:table-cell>
          <table:table-cell table:formula="of:=MID([.A174];4;6)" office:value-type="string" office:string-value="05,125" calcext:value-type="string">
            <text:p>05,125</text:p>
          </table:table-cell>
          <table:table-cell table:formula="of:=MID([.A174];11;30)" office:value-type="string" office:string-value="Saline County,H1" calcext:value-type="string">
            <text:p>Saline County,H1</text:p>
          </table:table-cell>
          <table:table-cell office:value-type="string" calcext:value-type="string">
            <text:p>Saline County</text:p>
          </table:table-cell>
          <table:table-cell/>
        </table:table-row>
        <table:table-row table:style-name="ro1">
          <table:table-cell office:value-type="string" calcext:value-type="string">
            <text:p>AR,05,127,Scott County,H1</text:p>
          </table:table-cell>
          <table:table-cell table:formula="of:=LEFT([.A175];2)" office:value-type="string" office:string-value="AR" calcext:value-type="string">
            <text:p>AR</text:p>
          </table:table-cell>
          <table:table-cell table:formula="of:=MID([.A175];4;6)" office:value-type="string" office:string-value="05,127" calcext:value-type="string">
            <text:p>05,127</text:p>
          </table:table-cell>
          <table:table-cell table:formula="of:=MID([.A175];11;30)" office:value-type="string" office:string-value="Scott County,H1" calcext:value-type="string">
            <text:p>Scott County,H1</text:p>
          </table:table-cell>
          <table:table-cell office:value-type="string" calcext:value-type="string">
            <text:p>Scott County</text:p>
          </table:table-cell>
          <table:table-cell/>
        </table:table-row>
        <table:table-row table:style-name="ro1">
          <table:table-cell office:value-type="string" calcext:value-type="string">
            <text:p>AR,05,129,Searcy County,H1</text:p>
          </table:table-cell>
          <table:table-cell table:formula="of:=LEFT([.A176];2)" office:value-type="string" office:string-value="AR" calcext:value-type="string">
            <text:p>AR</text:p>
          </table:table-cell>
          <table:table-cell table:formula="of:=MID([.A176];4;6)" office:value-type="string" office:string-value="05,129" calcext:value-type="string">
            <text:p>05,129</text:p>
          </table:table-cell>
          <table:table-cell table:formula="of:=MID([.A176];11;30)" office:value-type="string" office:string-value="Searcy County,H1" calcext:value-type="string">
            <text:p>Searcy County,H1</text:p>
          </table:table-cell>
          <table:table-cell office:value-type="string" calcext:value-type="string">
            <text:p>Searcy County</text:p>
          </table:table-cell>
          <table:table-cell/>
        </table:table-row>
        <table:table-row table:style-name="ro1">
          <table:table-cell office:value-type="string" calcext:value-type="string">
            <text:p>AR,05,131,Sebastian County,H1</text:p>
          </table:table-cell>
          <table:table-cell table:formula="of:=LEFT([.A177];2)" office:value-type="string" office:string-value="AR" calcext:value-type="string">
            <text:p>AR</text:p>
          </table:table-cell>
          <table:table-cell table:formula="of:=MID([.A177];4;6)" office:value-type="string" office:string-value="05,131" calcext:value-type="string">
            <text:p>05,131</text:p>
          </table:table-cell>
          <table:table-cell table:formula="of:=MID([.A177];11;30)" office:value-type="string" office:string-value="Sebastian County,H1" calcext:value-type="string">
            <text:p>Sebastian County,H1</text:p>
          </table:table-cell>
          <table:table-cell office:value-type="string" calcext:value-type="string">
            <text:p>Sebastian County</text:p>
          </table:table-cell>
          <table:table-cell/>
        </table:table-row>
        <table:table-row table:style-name="ro1">
          <table:table-cell office:value-type="string" calcext:value-type="string">
            <text:p>AR,05,133,Sevier County,H1</text:p>
          </table:table-cell>
          <table:table-cell table:formula="of:=LEFT([.A178];2)" office:value-type="string" office:string-value="AR" calcext:value-type="string">
            <text:p>AR</text:p>
          </table:table-cell>
          <table:table-cell table:formula="of:=MID([.A178];4;6)" office:value-type="string" office:string-value="05,133" calcext:value-type="string">
            <text:p>05,133</text:p>
          </table:table-cell>
          <table:table-cell table:formula="of:=MID([.A178];11;30)" office:value-type="string" office:string-value="Sevier County,H1" calcext:value-type="string">
            <text:p>Sevier County,H1</text:p>
          </table:table-cell>
          <table:table-cell office:value-type="string" calcext:value-type="string">
            <text:p>Sevier County</text:p>
          </table:table-cell>
          <table:table-cell/>
        </table:table-row>
        <table:table-row table:style-name="ro1">
          <table:table-cell office:value-type="string" calcext:value-type="string">
            <text:p>AR,05,135,Sharp County,H1</text:p>
          </table:table-cell>
          <table:table-cell table:formula="of:=LEFT([.A179];2)" office:value-type="string" office:string-value="AR" calcext:value-type="string">
            <text:p>AR</text:p>
          </table:table-cell>
          <table:table-cell table:formula="of:=MID([.A179];4;6)" office:value-type="string" office:string-value="05,135" calcext:value-type="string">
            <text:p>05,135</text:p>
          </table:table-cell>
          <table:table-cell table:formula="of:=MID([.A179];11;30)" office:value-type="string" office:string-value="Sharp County,H1" calcext:value-type="string">
            <text:p>Sharp County,H1</text:p>
          </table:table-cell>
          <table:table-cell office:value-type="string" calcext:value-type="string">
            <text:p>Sharp County</text:p>
          </table:table-cell>
          <table:table-cell/>
        </table:table-row>
        <table:table-row table:style-name="ro1">
          <table:table-cell office:value-type="string" calcext:value-type="string">
            <text:p>AR,05,137,Stone County,H1</text:p>
          </table:table-cell>
          <table:table-cell table:formula="of:=LEFT([.A180];2)" office:value-type="string" office:string-value="AR" calcext:value-type="string">
            <text:p>AR</text:p>
          </table:table-cell>
          <table:table-cell table:formula="of:=MID([.A180];4;6)" office:value-type="string" office:string-value="05,137" calcext:value-type="string">
            <text:p>05,137</text:p>
          </table:table-cell>
          <table:table-cell table:formula="of:=MID([.A180];11;30)" office:value-type="string" office:string-value="Stone County,H1" calcext:value-type="string">
            <text:p>Stone County,H1</text:p>
          </table:table-cell>
          <table:table-cell office:value-type="string" calcext:value-type="string">
            <text:p>Stone County</text:p>
          </table:table-cell>
          <table:table-cell/>
        </table:table-row>
        <table:table-row table:style-name="ro1">
          <table:table-cell office:value-type="string" calcext:value-type="string">
            <text:p>AR,05,139,Union County,H1</text:p>
          </table:table-cell>
          <table:table-cell table:formula="of:=LEFT([.A181];2)" office:value-type="string" office:string-value="AR" calcext:value-type="string">
            <text:p>AR</text:p>
          </table:table-cell>
          <table:table-cell table:formula="of:=MID([.A181];4;6)" office:value-type="string" office:string-value="05,139" calcext:value-type="string">
            <text:p>05,139</text:p>
          </table:table-cell>
          <table:table-cell table:formula="of:=MID([.A181];11;30)" office:value-type="string" office:string-value="Union County,H1" calcext:value-type="string">
            <text:p>Union County,H1</text:p>
          </table:table-cell>
          <table:table-cell office:value-type="string" calcext:value-type="string">
            <text:p>Union County</text:p>
          </table:table-cell>
          <table:table-cell/>
        </table:table-row>
        <table:table-row table:style-name="ro1">
          <table:table-cell office:value-type="string" calcext:value-type="string">
            <text:p>AR,05,141,Van Buren County,H1</text:p>
          </table:table-cell>
          <table:table-cell table:formula="of:=LEFT([.A182];2)" office:value-type="string" office:string-value="AR" calcext:value-type="string">
            <text:p>AR</text:p>
          </table:table-cell>
          <table:table-cell table:formula="of:=MID([.A182];4;6)" office:value-type="string" office:string-value="05,141" calcext:value-type="string">
            <text:p>05,141</text:p>
          </table:table-cell>
          <table:table-cell table:formula="of:=MID([.A182];11;30)" office:value-type="string" office:string-value="Van Buren County,H1" calcext:value-type="string">
            <text:p>Van Buren County,H1</text:p>
          </table:table-cell>
          <table:table-cell office:value-type="string" calcext:value-type="string">
            <text:p>Van Buren County</text:p>
          </table:table-cell>
          <table:table-cell/>
        </table:table-row>
        <table:table-row table:style-name="ro1">
          <table:table-cell office:value-type="string" calcext:value-type="string">
            <text:p>AR,05,143,Washington County,H1</text:p>
          </table:table-cell>
          <table:table-cell table:formula="of:=LEFT([.A183];2)" office:value-type="string" office:string-value="AR" calcext:value-type="string">
            <text:p>AR</text:p>
          </table:table-cell>
          <table:table-cell table:formula="of:=MID([.A183];4;6)" office:value-type="string" office:string-value="05,143" calcext:value-type="string">
            <text:p>05,143</text:p>
          </table:table-cell>
          <table:table-cell table:formula="of:=MID([.A183];11;30)" office:value-type="string" office:string-value="Washington County,H1" calcext:value-type="string">
            <text:p>Washington County,H1</text:p>
          </table:table-cell>
          <table:table-cell office:value-type="string" calcext:value-type="string">
            <text:p>Washington County</text:p>
          </table:table-cell>
          <table:table-cell/>
        </table:table-row>
        <table:table-row table:style-name="ro1">
          <table:table-cell office:value-type="string" calcext:value-type="string">
            <text:p>AR,05,145,White County,H1</text:p>
          </table:table-cell>
          <table:table-cell table:formula="of:=LEFT([.A184];2)" office:value-type="string" office:string-value="AR" calcext:value-type="string">
            <text:p>AR</text:p>
          </table:table-cell>
          <table:table-cell table:formula="of:=MID([.A184];4;6)" office:value-type="string" office:string-value="05,145" calcext:value-type="string">
            <text:p>05,145</text:p>
          </table:table-cell>
          <table:table-cell table:formula="of:=MID([.A184];11;30)" office:value-type="string" office:string-value="White County,H1" calcext:value-type="string">
            <text:p>White County,H1</text:p>
          </table:table-cell>
          <table:table-cell office:value-type="string" calcext:value-type="string">
            <text:p>White County</text:p>
          </table:table-cell>
          <table:table-cell/>
        </table:table-row>
        <table:table-row table:style-name="ro1">
          <table:table-cell office:value-type="string" calcext:value-type="string">
            <text:p>AR,05,147,Woodruff County,H1</text:p>
          </table:table-cell>
          <table:table-cell table:formula="of:=LEFT([.A185];2)" office:value-type="string" office:string-value="AR" calcext:value-type="string">
            <text:p>AR</text:p>
          </table:table-cell>
          <table:table-cell table:formula="of:=MID([.A185];4;6)" office:value-type="string" office:string-value="05,147" calcext:value-type="string">
            <text:p>05,147</text:p>
          </table:table-cell>
          <table:table-cell table:formula="of:=MID([.A185];11;30)" office:value-type="string" office:string-value="Woodruff County,H1" calcext:value-type="string">
            <text:p>Woodruff County,H1</text:p>
          </table:table-cell>
          <table:table-cell office:value-type="string" calcext:value-type="string">
            <text:p>Woodruff County</text:p>
          </table:table-cell>
          <table:table-cell/>
        </table:table-row>
        <table:table-row table:style-name="ro1">
          <table:table-cell office:value-type="string" calcext:value-type="string">
            <text:p>AR,05,149,Yell County,H1</text:p>
          </table:table-cell>
          <table:table-cell table:formula="of:=LEFT([.A186];2)" office:value-type="string" office:string-value="AR" calcext:value-type="string">
            <text:p>AR</text:p>
          </table:table-cell>
          <table:table-cell table:formula="of:=MID([.A186];4;6)" office:value-type="string" office:string-value="05,149" calcext:value-type="string">
            <text:p>05,149</text:p>
          </table:table-cell>
          <table:table-cell table:formula="of:=MID([.A186];11;30)" office:value-type="string" office:string-value="Yell County,H1" calcext:value-type="string">
            <text:p>Yell County,H1</text:p>
          </table:table-cell>
          <table:table-cell office:value-type="string" calcext:value-type="string">
            <text:p>Yell County</text:p>
          </table:table-cell>
          <table:table-cell/>
        </table:table-row>
        <table:table-row table:style-name="ro1">
          <table:table-cell office:value-type="string" calcext:value-type="string">
            <text:p>CA,06,001,Alameda County,H1</text:p>
          </table:table-cell>
          <table:table-cell table:formula="of:=LEFT([.A187];2)" office:value-type="string" office:string-value="CA" calcext:value-type="string">
            <text:p>CA</text:p>
          </table:table-cell>
          <table:table-cell table:formula="of:=MID([.A187];4;6)" office:value-type="string" office:string-value="06,001" calcext:value-type="string">
            <text:p>06,001</text:p>
          </table:table-cell>
          <table:table-cell table:formula="of:=MID([.A187];11;30)" office:value-type="string" office:string-value="Alameda County,H1" calcext:value-type="string">
            <text:p>Alameda County,H1</text:p>
          </table:table-cell>
          <table:table-cell office:value-type="string" calcext:value-type="string">
            <text:p>Alameda County</text:p>
          </table:table-cell>
          <table:table-cell/>
        </table:table-row>
        <table:table-row table:style-name="ro1">
          <table:table-cell office:value-type="string" calcext:value-type="string">
            <text:p>CA,06,003,Alpine County,H1</text:p>
          </table:table-cell>
          <table:table-cell table:formula="of:=LEFT([.A188];2)" office:value-type="string" office:string-value="CA" calcext:value-type="string">
            <text:p>CA</text:p>
          </table:table-cell>
          <table:table-cell table:formula="of:=MID([.A188];4;6)" office:value-type="string" office:string-value="06,003" calcext:value-type="string">
            <text:p>06,003</text:p>
          </table:table-cell>
          <table:table-cell table:formula="of:=MID([.A188];11;30)" office:value-type="string" office:string-value="Alpine County,H1" calcext:value-type="string">
            <text:p>Alpine County,H1</text:p>
          </table:table-cell>
          <table:table-cell office:value-type="string" calcext:value-type="string">
            <text:p>Alpine County</text:p>
          </table:table-cell>
          <table:table-cell/>
        </table:table-row>
        <table:table-row table:style-name="ro1">
          <table:table-cell office:value-type="string" calcext:value-type="string">
            <text:p>CA,06,005,Amador County,H1</text:p>
          </table:table-cell>
          <table:table-cell table:formula="of:=LEFT([.A189];2)" office:value-type="string" office:string-value="CA" calcext:value-type="string">
            <text:p>CA</text:p>
          </table:table-cell>
          <table:table-cell table:formula="of:=MID([.A189];4;6)" office:value-type="string" office:string-value="06,005" calcext:value-type="string">
            <text:p>06,005</text:p>
          </table:table-cell>
          <table:table-cell table:formula="of:=MID([.A189];11;30)" office:value-type="string" office:string-value="Amador County,H1" calcext:value-type="string">
            <text:p>Amador County,H1</text:p>
          </table:table-cell>
          <table:table-cell office:value-type="string" calcext:value-type="string">
            <text:p>Amador County</text:p>
          </table:table-cell>
          <table:table-cell/>
        </table:table-row>
        <table:table-row table:style-name="ro1">
          <table:table-cell office:value-type="string" calcext:value-type="string">
            <text:p>CA,06,007,Butte County,H1</text:p>
          </table:table-cell>
          <table:table-cell table:formula="of:=LEFT([.A190];2)" office:value-type="string" office:string-value="CA" calcext:value-type="string">
            <text:p>CA</text:p>
          </table:table-cell>
          <table:table-cell table:formula="of:=MID([.A190];4;6)" office:value-type="string" office:string-value="06,007" calcext:value-type="string">
            <text:p>06,007</text:p>
          </table:table-cell>
          <table:table-cell table:formula="of:=MID([.A190];11;30)" office:value-type="string" office:string-value="Butte County,H1" calcext:value-type="string">
            <text:p>Butte County,H1</text:p>
          </table:table-cell>
          <table:table-cell office:value-type="string" calcext:value-type="string">
            <text:p>Butte County</text:p>
          </table:table-cell>
          <table:table-cell/>
        </table:table-row>
        <table:table-row table:style-name="ro1">
          <table:table-cell office:value-type="string" calcext:value-type="string">
            <text:p>CA,06,009,Calaveras County,H1</text:p>
          </table:table-cell>
          <table:table-cell table:formula="of:=LEFT([.A191];2)" office:value-type="string" office:string-value="CA" calcext:value-type="string">
            <text:p>CA</text:p>
          </table:table-cell>
          <table:table-cell table:formula="of:=MID([.A191];4;6)" office:value-type="string" office:string-value="06,009" calcext:value-type="string">
            <text:p>06,009</text:p>
          </table:table-cell>
          <table:table-cell table:formula="of:=MID([.A191];11;30)" office:value-type="string" office:string-value="Calaveras County,H1" calcext:value-type="string">
            <text:p>Calaveras County,H1</text:p>
          </table:table-cell>
          <table:table-cell office:value-type="string" calcext:value-type="string">
            <text:p>Calaveras County</text:p>
          </table:table-cell>
          <table:table-cell/>
        </table:table-row>
        <table:table-row table:style-name="ro1">
          <table:table-cell office:value-type="string" calcext:value-type="string">
            <text:p>CA,06,011,Colusa County,H1</text:p>
          </table:table-cell>
          <table:table-cell table:formula="of:=LEFT([.A192];2)" office:value-type="string" office:string-value="CA" calcext:value-type="string">
            <text:p>CA</text:p>
          </table:table-cell>
          <table:table-cell table:formula="of:=MID([.A192];4;6)" office:value-type="string" office:string-value="06,011" calcext:value-type="string">
            <text:p>06,011</text:p>
          </table:table-cell>
          <table:table-cell table:formula="of:=MID([.A192];11;30)" office:value-type="string" office:string-value="Colusa County,H1" calcext:value-type="string">
            <text:p>Colusa County,H1</text:p>
          </table:table-cell>
          <table:table-cell office:value-type="string" calcext:value-type="string">
            <text:p>Colusa County</text:p>
          </table:table-cell>
          <table:table-cell/>
        </table:table-row>
        <table:table-row table:style-name="ro2">
          <table:table-cell office:value-type="string" calcext:value-type="string">
            <text:p>CA,06,013,Contra Costa County,H1</text:p>
          </table:table-cell>
          <table:table-cell table:formula="of:=LEFT([.A193];2)" office:value-type="string" office:string-value="CA" calcext:value-type="string">
            <text:p>CA</text:p>
          </table:table-cell>
          <table:table-cell table:formula="of:=MID([.A193];4;6)" office:value-type="string" office:string-value="06,013" calcext:value-type="string">
            <text:p>06,013</text:p>
          </table:table-cell>
          <table:table-cell table:formula="of:=MID([.A193];11;30)" office:value-type="string" office:string-value="Contra Costa County,H1" calcext:value-type="string">
            <text:p>Contra Costa County,H1</text:p>
          </table:table-cell>
          <table:table-cell office:value-type="string" calcext:value-type="string">
            <text:p>Contra Costa County</text:p>
          </table:table-cell>
          <table:table-cell/>
        </table:table-row>
        <table:table-row table:style-name="ro1">
          <table:table-cell office:value-type="string" calcext:value-type="string">
            <text:p>CA,06,015,Del Norte County,H1</text:p>
          </table:table-cell>
          <table:table-cell table:formula="of:=LEFT([.A194];2)" office:value-type="string" office:string-value="CA" calcext:value-type="string">
            <text:p>CA</text:p>
          </table:table-cell>
          <table:table-cell table:formula="of:=MID([.A194];4;6)" office:value-type="string" office:string-value="06,015" calcext:value-type="string">
            <text:p>06,015</text:p>
          </table:table-cell>
          <table:table-cell table:formula="of:=MID([.A194];11;30)" office:value-type="string" office:string-value="Del Norte County,H1" calcext:value-type="string">
            <text:p>Del Norte County,H1</text:p>
          </table:table-cell>
          <table:table-cell office:value-type="string" calcext:value-type="string">
            <text:p>Del Norte County</text:p>
          </table:table-cell>
          <table:table-cell/>
        </table:table-row>
        <table:table-row table:style-name="ro1">
          <table:table-cell office:value-type="string" calcext:value-type="string">
            <text:p>CA,06,017,El Dorado County,H1</text:p>
          </table:table-cell>
          <table:table-cell table:formula="of:=LEFT([.A195];2)" office:value-type="string" office:string-value="CA" calcext:value-type="string">
            <text:p>CA</text:p>
          </table:table-cell>
          <table:table-cell table:formula="of:=MID([.A195];4;6)" office:value-type="string" office:string-value="06,017" calcext:value-type="string">
            <text:p>06,017</text:p>
          </table:table-cell>
          <table:table-cell table:formula="of:=MID([.A195];11;30)" office:value-type="string" office:string-value="El Dorado County,H1" calcext:value-type="string">
            <text:p>El Dorado County,H1</text:p>
          </table:table-cell>
          <table:table-cell office:value-type="string" calcext:value-type="string">
            <text:p>El Dorado County</text:p>
          </table:table-cell>
          <table:table-cell/>
        </table:table-row>
        <table:table-row table:style-name="ro1">
          <table:table-cell office:value-type="string" calcext:value-type="string">
            <text:p>CA,06,019,Fresno County,H1</text:p>
          </table:table-cell>
          <table:table-cell table:formula="of:=LEFT([.A196];2)" office:value-type="string" office:string-value="CA" calcext:value-type="string">
            <text:p>CA</text:p>
          </table:table-cell>
          <table:table-cell table:formula="of:=MID([.A196];4;6)" office:value-type="string" office:string-value="06,019" calcext:value-type="string">
            <text:p>06,019</text:p>
          </table:table-cell>
          <table:table-cell table:formula="of:=MID([.A196];11;30)" office:value-type="string" office:string-value="Fresno County,H1" calcext:value-type="string">
            <text:p>Fresno County,H1</text:p>
          </table:table-cell>
          <table:table-cell office:value-type="string" calcext:value-type="string">
            <text:p>Fresno County</text:p>
          </table:table-cell>
          <table:table-cell/>
        </table:table-row>
        <table:table-row table:style-name="ro1">
          <table:table-cell office:value-type="string" calcext:value-type="string">
            <text:p>CA,06,021,Glenn County,H1</text:p>
          </table:table-cell>
          <table:table-cell table:formula="of:=LEFT([.A197];2)" office:value-type="string" office:string-value="CA" calcext:value-type="string">
            <text:p>CA</text:p>
          </table:table-cell>
          <table:table-cell table:formula="of:=MID([.A197];4;6)" office:value-type="string" office:string-value="06,021" calcext:value-type="string">
            <text:p>06,021</text:p>
          </table:table-cell>
          <table:table-cell table:formula="of:=MID([.A197];11;30)" office:value-type="string" office:string-value="Glenn County,H1" calcext:value-type="string">
            <text:p>Glenn County,H1</text:p>
          </table:table-cell>
          <table:table-cell office:value-type="string" calcext:value-type="string">
            <text:p>Glenn County</text:p>
          </table:table-cell>
          <table:table-cell/>
        </table:table-row>
        <table:table-row table:style-name="ro1">
          <table:table-cell office:value-type="string" calcext:value-type="string">
            <text:p>CA,06,023,Humboldt County,H1</text:p>
          </table:table-cell>
          <table:table-cell table:formula="of:=LEFT([.A198];2)" office:value-type="string" office:string-value="CA" calcext:value-type="string">
            <text:p>CA</text:p>
          </table:table-cell>
          <table:table-cell table:formula="of:=MID([.A198];4;6)" office:value-type="string" office:string-value="06,023" calcext:value-type="string">
            <text:p>06,023</text:p>
          </table:table-cell>
          <table:table-cell table:formula="of:=MID([.A198];11;30)" office:value-type="string" office:string-value="Humboldt County,H1" calcext:value-type="string">
            <text:p>Humboldt County,H1</text:p>
          </table:table-cell>
          <table:table-cell office:value-type="string" calcext:value-type="string">
            <text:p>Humboldt County</text:p>
          </table:table-cell>
          <table:table-cell/>
        </table:table-row>
        <table:table-row table:style-name="ro1">
          <table:table-cell office:value-type="string" calcext:value-type="string">
            <text:p>CA,06,025,Imperial County,H1</text:p>
          </table:table-cell>
          <table:table-cell table:formula="of:=LEFT([.A199];2)" office:value-type="string" office:string-value="CA" calcext:value-type="string">
            <text:p>CA</text:p>
          </table:table-cell>
          <table:table-cell table:formula="of:=MID([.A199];4;6)" office:value-type="string" office:string-value="06,025" calcext:value-type="string">
            <text:p>06,025</text:p>
          </table:table-cell>
          <table:table-cell table:formula="of:=MID([.A199];11;30)" office:value-type="string" office:string-value="Imperial County,H1" calcext:value-type="string">
            <text:p>Imperial County,H1</text:p>
          </table:table-cell>
          <table:table-cell office:value-type="string" calcext:value-type="string">
            <text:p>Imperial County</text:p>
          </table:table-cell>
          <table:table-cell/>
        </table:table-row>
        <table:table-row table:style-name="ro1">
          <table:table-cell office:value-type="string" calcext:value-type="string">
            <text:p>CA,06,027,Inyo County,H1</text:p>
          </table:table-cell>
          <table:table-cell table:formula="of:=LEFT([.A200];2)" office:value-type="string" office:string-value="CA" calcext:value-type="string">
            <text:p>CA</text:p>
          </table:table-cell>
          <table:table-cell table:formula="of:=MID([.A200];4;6)" office:value-type="string" office:string-value="06,027" calcext:value-type="string">
            <text:p>06,027</text:p>
          </table:table-cell>
          <table:table-cell table:formula="of:=MID([.A200];11;30)" office:value-type="string" office:string-value="Inyo County,H1" calcext:value-type="string">
            <text:p>Inyo County,H1</text:p>
          </table:table-cell>
          <table:table-cell office:value-type="string" calcext:value-type="string">
            <text:p>Inyo County</text:p>
          </table:table-cell>
          <table:table-cell/>
        </table:table-row>
        <table:table-row table:style-name="ro1">
          <table:table-cell office:value-type="string" calcext:value-type="string">
            <text:p>CA,06,029,Kern County,H1</text:p>
          </table:table-cell>
          <table:table-cell table:formula="of:=LEFT([.A201];2)" office:value-type="string" office:string-value="CA" calcext:value-type="string">
            <text:p>CA</text:p>
          </table:table-cell>
          <table:table-cell table:formula="of:=MID([.A201];4;6)" office:value-type="string" office:string-value="06,029" calcext:value-type="string">
            <text:p>06,029</text:p>
          </table:table-cell>
          <table:table-cell table:formula="of:=MID([.A201];11;30)" office:value-type="string" office:string-value="Kern County,H1" calcext:value-type="string">
            <text:p>Kern County,H1</text:p>
          </table:table-cell>
          <table:table-cell office:value-type="string" calcext:value-type="string">
            <text:p>Kern County</text:p>
          </table:table-cell>
          <table:table-cell/>
        </table:table-row>
        <table:table-row table:style-name="ro1">
          <table:table-cell office:value-type="string" calcext:value-type="string">
            <text:p>CA,06,031,Kings County,H1</text:p>
          </table:table-cell>
          <table:table-cell table:formula="of:=LEFT([.A202];2)" office:value-type="string" office:string-value="CA" calcext:value-type="string">
            <text:p>CA</text:p>
          </table:table-cell>
          <table:table-cell table:formula="of:=MID([.A202];4;6)" office:value-type="string" office:string-value="06,031" calcext:value-type="string">
            <text:p>06,031</text:p>
          </table:table-cell>
          <table:table-cell table:formula="of:=MID([.A202];11;30)" office:value-type="string" office:string-value="Kings County,H1" calcext:value-type="string">
            <text:p>Kings County,H1</text:p>
          </table:table-cell>
          <table:table-cell office:value-type="string" calcext:value-type="string">
            <text:p>Kings County</text:p>
          </table:table-cell>
          <table:table-cell/>
        </table:table-row>
        <table:table-row table:style-name="ro1">
          <table:table-cell office:value-type="string" calcext:value-type="string">
            <text:p>CA,06,033,Lake County,H1</text:p>
          </table:table-cell>
          <table:table-cell table:formula="of:=LEFT([.A203];2)" office:value-type="string" office:string-value="CA" calcext:value-type="string">
            <text:p>CA</text:p>
          </table:table-cell>
          <table:table-cell table:formula="of:=MID([.A203];4;6)" office:value-type="string" office:string-value="06,033" calcext:value-type="string">
            <text:p>06,033</text:p>
          </table:table-cell>
          <table:table-cell table:formula="of:=MID([.A203];11;30)" office:value-type="string" office:string-value="Lake County,H1" calcext:value-type="string">
            <text:p>Lake County,H1</text:p>
          </table:table-cell>
          <table:table-cell office:value-type="string" calcext:value-type="string">
            <text:p>Lake County</text:p>
          </table:table-cell>
          <table:table-cell/>
        </table:table-row>
        <table:table-row table:style-name="ro1">
          <table:table-cell office:value-type="string" calcext:value-type="string">
            <text:p>CA,06,035,Lassen County,H1</text:p>
          </table:table-cell>
          <table:table-cell table:formula="of:=LEFT([.A204];2)" office:value-type="string" office:string-value="CA" calcext:value-type="string">
            <text:p>CA</text:p>
          </table:table-cell>
          <table:table-cell table:formula="of:=MID([.A204];4;6)" office:value-type="string" office:string-value="06,035" calcext:value-type="string">
            <text:p>06,035</text:p>
          </table:table-cell>
          <table:table-cell table:formula="of:=MID([.A204];11;30)" office:value-type="string" office:string-value="Lassen County,H1" calcext:value-type="string">
            <text:p>Lassen County,H1</text:p>
          </table:table-cell>
          <table:table-cell office:value-type="string" calcext:value-type="string">
            <text:p>Lassen County</text:p>
          </table:table-cell>
          <table:table-cell/>
        </table:table-row>
        <table:table-row table:style-name="ro2">
          <table:table-cell office:value-type="string" calcext:value-type="string">
            <text:p>CA,06,037,Los Angeles County,H1</text:p>
          </table:table-cell>
          <table:table-cell table:formula="of:=LEFT([.A205];2)" office:value-type="string" office:string-value="CA" calcext:value-type="string">
            <text:p>CA</text:p>
          </table:table-cell>
          <table:table-cell table:formula="of:=MID([.A205];4;6)" office:value-type="string" office:string-value="06,037" calcext:value-type="string">
            <text:p>06,037</text:p>
          </table:table-cell>
          <table:table-cell table:formula="of:=MID([.A205];11;30)" office:value-type="string" office:string-value="Los Angeles County,H1" calcext:value-type="string">
            <text:p>Los Angeles County,H1</text:p>
          </table:table-cell>
          <table:table-cell office:value-type="string" calcext:value-type="string">
            <text:p>Los Angeles County</text:p>
          </table:table-cell>
          <table:table-cell/>
        </table:table-row>
        <table:table-row table:style-name="ro1">
          <table:table-cell office:value-type="string" calcext:value-type="string">
            <text:p>CA,06,039,Madera County,H1</text:p>
          </table:table-cell>
          <table:table-cell table:formula="of:=LEFT([.A206];2)" office:value-type="string" office:string-value="CA" calcext:value-type="string">
            <text:p>CA</text:p>
          </table:table-cell>
          <table:table-cell table:formula="of:=MID([.A206];4;6)" office:value-type="string" office:string-value="06,039" calcext:value-type="string">
            <text:p>06,039</text:p>
          </table:table-cell>
          <table:table-cell table:formula="of:=MID([.A206];11;30)" office:value-type="string" office:string-value="Madera County,H1" calcext:value-type="string">
            <text:p>Madera County,H1</text:p>
          </table:table-cell>
          <table:table-cell office:value-type="string" calcext:value-type="string">
            <text:p>Madera County</text:p>
          </table:table-cell>
          <table:table-cell/>
        </table:table-row>
        <table:table-row table:style-name="ro1">
          <table:table-cell office:value-type="string" calcext:value-type="string">
            <text:p>CA,06,041,Marin County,H1</text:p>
          </table:table-cell>
          <table:table-cell table:formula="of:=LEFT([.A207];2)" office:value-type="string" office:string-value="CA" calcext:value-type="string">
            <text:p>CA</text:p>
          </table:table-cell>
          <table:table-cell table:formula="of:=MID([.A207];4;6)" office:value-type="string" office:string-value="06,041" calcext:value-type="string">
            <text:p>06,041</text:p>
          </table:table-cell>
          <table:table-cell table:formula="of:=MID([.A207];11;30)" office:value-type="string" office:string-value="Marin County,H1" calcext:value-type="string">
            <text:p>Marin County,H1</text:p>
          </table:table-cell>
          <table:table-cell office:value-type="string" calcext:value-type="string">
            <text:p>Marin County</text:p>
          </table:table-cell>
          <table:table-cell/>
        </table:table-row>
        <table:table-row table:style-name="ro1">
          <table:table-cell office:value-type="string" calcext:value-type="string">
            <text:p>CA,06,043,Mariposa County,H1</text:p>
          </table:table-cell>
          <table:table-cell table:formula="of:=LEFT([.A208];2)" office:value-type="string" office:string-value="CA" calcext:value-type="string">
            <text:p>CA</text:p>
          </table:table-cell>
          <table:table-cell table:formula="of:=MID([.A208];4;6)" office:value-type="string" office:string-value="06,043" calcext:value-type="string">
            <text:p>06,043</text:p>
          </table:table-cell>
          <table:table-cell table:formula="of:=MID([.A208];11;30)" office:value-type="string" office:string-value="Mariposa County,H1" calcext:value-type="string">
            <text:p>Mariposa County,H1</text:p>
          </table:table-cell>
          <table:table-cell office:value-type="string" calcext:value-type="string">
            <text:p>Mariposa County</text:p>
          </table:table-cell>
          <table:table-cell/>
        </table:table-row>
        <table:table-row table:style-name="ro1">
          <table:table-cell office:value-type="string" calcext:value-type="string">
            <text:p>CA,06,045,Mendocino County,H1</text:p>
          </table:table-cell>
          <table:table-cell table:formula="of:=LEFT([.A209];2)" office:value-type="string" office:string-value="CA" calcext:value-type="string">
            <text:p>CA</text:p>
          </table:table-cell>
          <table:table-cell table:formula="of:=MID([.A209];4;6)" office:value-type="string" office:string-value="06,045" calcext:value-type="string">
            <text:p>06,045</text:p>
          </table:table-cell>
          <table:table-cell table:formula="of:=MID([.A209];11;30)" office:value-type="string" office:string-value="Mendocino County,H1" calcext:value-type="string">
            <text:p>Mendocino County,H1</text:p>
          </table:table-cell>
          <table:table-cell office:value-type="string" calcext:value-type="string">
            <text:p>Mendocino County</text:p>
          </table:table-cell>
          <table:table-cell/>
        </table:table-row>
        <table:table-row table:style-name="ro1">
          <table:table-cell office:value-type="string" calcext:value-type="string">
            <text:p>CA,06,047,Merced County,H1</text:p>
          </table:table-cell>
          <table:table-cell table:formula="of:=LEFT([.A210];2)" office:value-type="string" office:string-value="CA" calcext:value-type="string">
            <text:p>CA</text:p>
          </table:table-cell>
          <table:table-cell table:formula="of:=MID([.A210];4;6)" office:value-type="string" office:string-value="06,047" calcext:value-type="string">
            <text:p>06,047</text:p>
          </table:table-cell>
          <table:table-cell table:formula="of:=MID([.A210];11;30)" office:value-type="string" office:string-value="Merced County,H1" calcext:value-type="string">
            <text:p>Merced County,H1</text:p>
          </table:table-cell>
          <table:table-cell office:value-type="string" calcext:value-type="string">
            <text:p>Merced County</text:p>
          </table:table-cell>
          <table:table-cell/>
        </table:table-row>
        <table:table-row table:style-name="ro1">
          <table:table-cell office:value-type="string" calcext:value-type="string">
            <text:p>CA,06,049,Modoc County,H1</text:p>
          </table:table-cell>
          <table:table-cell table:formula="of:=LEFT([.A211];2)" office:value-type="string" office:string-value="CA" calcext:value-type="string">
            <text:p>CA</text:p>
          </table:table-cell>
          <table:table-cell table:formula="of:=MID([.A211];4;6)" office:value-type="string" office:string-value="06,049" calcext:value-type="string">
            <text:p>06,049</text:p>
          </table:table-cell>
          <table:table-cell table:formula="of:=MID([.A211];11;30)" office:value-type="string" office:string-value="Modoc County,H1" calcext:value-type="string">
            <text:p>Modoc County,H1</text:p>
          </table:table-cell>
          <table:table-cell office:value-type="string" calcext:value-type="string">
            <text:p>Modoc County</text:p>
          </table:table-cell>
          <table:table-cell/>
        </table:table-row>
        <table:table-row table:style-name="ro1">
          <table:table-cell office:value-type="string" calcext:value-type="string">
            <text:p>CA,06,051,Mono County,H1</text:p>
          </table:table-cell>
          <table:table-cell table:formula="of:=LEFT([.A212];2)" office:value-type="string" office:string-value="CA" calcext:value-type="string">
            <text:p>CA</text:p>
          </table:table-cell>
          <table:table-cell table:formula="of:=MID([.A212];4;6)" office:value-type="string" office:string-value="06,051" calcext:value-type="string">
            <text:p>06,051</text:p>
          </table:table-cell>
          <table:table-cell table:formula="of:=MID([.A212];11;30)" office:value-type="string" office:string-value="Mono County,H1" calcext:value-type="string">
            <text:p>Mono County,H1</text:p>
          </table:table-cell>
          <table:table-cell office:value-type="string" calcext:value-type="string">
            <text:p>Mono County</text:p>
          </table:table-cell>
          <table:table-cell/>
        </table:table-row>
        <table:table-row table:style-name="ro1">
          <table:table-cell office:value-type="string" calcext:value-type="string">
            <text:p>CA,06,053,Monterey County,H1</text:p>
          </table:table-cell>
          <table:table-cell table:formula="of:=LEFT([.A213];2)" office:value-type="string" office:string-value="CA" calcext:value-type="string">
            <text:p>CA</text:p>
          </table:table-cell>
          <table:table-cell table:formula="of:=MID([.A213];4;6)" office:value-type="string" office:string-value="06,053" calcext:value-type="string">
            <text:p>06,053</text:p>
          </table:table-cell>
          <table:table-cell table:formula="of:=MID([.A213];11;30)" office:value-type="string" office:string-value="Monterey County,H1" calcext:value-type="string">
            <text:p>Monterey County,H1</text:p>
          </table:table-cell>
          <table:table-cell office:value-type="string" calcext:value-type="string">
            <text:p>Monterey County</text:p>
          </table:table-cell>
          <table:table-cell/>
        </table:table-row>
        <table:table-row table:style-name="ro1">
          <table:table-cell office:value-type="string" calcext:value-type="string">
            <text:p>CA,06,055,Napa County,H1</text:p>
          </table:table-cell>
          <table:table-cell table:formula="of:=LEFT([.A214];2)" office:value-type="string" office:string-value="CA" calcext:value-type="string">
            <text:p>CA</text:p>
          </table:table-cell>
          <table:table-cell table:formula="of:=MID([.A214];4;6)" office:value-type="string" office:string-value="06,055" calcext:value-type="string">
            <text:p>06,055</text:p>
          </table:table-cell>
          <table:table-cell table:formula="of:=MID([.A214];11;30)" office:value-type="string" office:string-value="Napa County,H1" calcext:value-type="string">
            <text:p>Napa County,H1</text:p>
          </table:table-cell>
          <table:table-cell office:value-type="string" calcext:value-type="string">
            <text:p>Napa County</text:p>
          </table:table-cell>
          <table:table-cell/>
        </table:table-row>
        <table:table-row table:style-name="ro1">
          <table:table-cell office:value-type="string" calcext:value-type="string">
            <text:p>CA,06,057,Nevada County,H1</text:p>
          </table:table-cell>
          <table:table-cell table:formula="of:=LEFT([.A215];2)" office:value-type="string" office:string-value="CA" calcext:value-type="string">
            <text:p>CA</text:p>
          </table:table-cell>
          <table:table-cell table:formula="of:=MID([.A215];4;6)" office:value-type="string" office:string-value="06,057" calcext:value-type="string">
            <text:p>06,057</text:p>
          </table:table-cell>
          <table:table-cell table:formula="of:=MID([.A215];11;30)" office:value-type="string" office:string-value="Nevada County,H1" calcext:value-type="string">
            <text:p>Nevada County,H1</text:p>
          </table:table-cell>
          <table:table-cell office:value-type="string" calcext:value-type="string">
            <text:p>Nevada County</text:p>
          </table:table-cell>
          <table:table-cell/>
        </table:table-row>
        <table:table-row table:style-name="ro1">
          <table:table-cell office:value-type="string" calcext:value-type="string">
            <text:p>CA,06,059,Orange County,H1</text:p>
          </table:table-cell>
          <table:table-cell table:formula="of:=LEFT([.A216];2)" office:value-type="string" office:string-value="CA" calcext:value-type="string">
            <text:p>CA</text:p>
          </table:table-cell>
          <table:table-cell table:formula="of:=MID([.A216];4;6)" office:value-type="string" office:string-value="06,059" calcext:value-type="string">
            <text:p>06,059</text:p>
          </table:table-cell>
          <table:table-cell table:formula="of:=MID([.A216];11;30)" office:value-type="string" office:string-value="Orange County,H1" calcext:value-type="string">
            <text:p>Orange County,H1</text:p>
          </table:table-cell>
          <table:table-cell office:value-type="string" calcext:value-type="string">
            <text:p>Orange County</text:p>
          </table:table-cell>
          <table:table-cell/>
        </table:table-row>
        <table:table-row table:style-name="ro1">
          <table:table-cell office:value-type="string" calcext:value-type="string">
            <text:p>CA,06,061,Placer County,H1</text:p>
          </table:table-cell>
          <table:table-cell table:formula="of:=LEFT([.A217];2)" office:value-type="string" office:string-value="CA" calcext:value-type="string">
            <text:p>CA</text:p>
          </table:table-cell>
          <table:table-cell table:formula="of:=MID([.A217];4;6)" office:value-type="string" office:string-value="06,061" calcext:value-type="string">
            <text:p>06,061</text:p>
          </table:table-cell>
          <table:table-cell table:formula="of:=MID([.A217];11;30)" office:value-type="string" office:string-value="Placer County,H1" calcext:value-type="string">
            <text:p>Placer County,H1</text:p>
          </table:table-cell>
          <table:table-cell office:value-type="string" calcext:value-type="string">
            <text:p>Placer County</text:p>
          </table:table-cell>
          <table:table-cell/>
        </table:table-row>
        <table:table-row table:style-name="ro1">
          <table:table-cell office:value-type="string" calcext:value-type="string">
            <text:p>CA,06,063,Plumas County,H1</text:p>
          </table:table-cell>
          <table:table-cell table:formula="of:=LEFT([.A218];2)" office:value-type="string" office:string-value="CA" calcext:value-type="string">
            <text:p>CA</text:p>
          </table:table-cell>
          <table:table-cell table:formula="of:=MID([.A218];4;6)" office:value-type="string" office:string-value="06,063" calcext:value-type="string">
            <text:p>06,063</text:p>
          </table:table-cell>
          <table:table-cell table:formula="of:=MID([.A218];11;30)" office:value-type="string" office:string-value="Plumas County,H1" calcext:value-type="string">
            <text:p>Plumas County,H1</text:p>
          </table:table-cell>
          <table:table-cell office:value-type="string" calcext:value-type="string">
            <text:p>Plumas County</text:p>
          </table:table-cell>
          <table:table-cell/>
        </table:table-row>
        <table:table-row table:style-name="ro1">
          <table:table-cell office:value-type="string" calcext:value-type="string">
            <text:p>CA,06,065,Riverside County,H1</text:p>
          </table:table-cell>
          <table:table-cell table:formula="of:=LEFT([.A219];2)" office:value-type="string" office:string-value="CA" calcext:value-type="string">
            <text:p>CA</text:p>
          </table:table-cell>
          <table:table-cell table:formula="of:=MID([.A219];4;6)" office:value-type="string" office:string-value="06,065" calcext:value-type="string">
            <text:p>06,065</text:p>
          </table:table-cell>
          <table:table-cell table:formula="of:=MID([.A219];11;30)" office:value-type="string" office:string-value="Riverside County,H1" calcext:value-type="string">
            <text:p>Riverside County,H1</text:p>
          </table:table-cell>
          <table:table-cell office:value-type="string" calcext:value-type="string">
            <text:p>Riverside County</text:p>
          </table:table-cell>
          <table:table-cell/>
        </table:table-row>
        <table:table-row table:style-name="ro1">
          <table:table-cell office:value-type="string" calcext:value-type="string">
            <text:p>CA,06,067,Sacramento County,H1</text:p>
          </table:table-cell>
          <table:table-cell table:formula="of:=LEFT([.A220];2)" office:value-type="string" office:string-value="CA" calcext:value-type="string">
            <text:p>CA</text:p>
          </table:table-cell>
          <table:table-cell table:formula="of:=MID([.A220];4;6)" office:value-type="string" office:string-value="06,067" calcext:value-type="string">
            <text:p>06,067</text:p>
          </table:table-cell>
          <table:table-cell table:formula="of:=MID([.A220];11;30)" office:value-type="string" office:string-value="Sacramento County,H1" calcext:value-type="string">
            <text:p>Sacramento County,H1</text:p>
          </table:table-cell>
          <table:table-cell office:value-type="string" calcext:value-type="string">
            <text:p>Sacramento County</text:p>
          </table:table-cell>
          <table:table-cell/>
        </table:table-row>
        <table:table-row table:style-name="ro1">
          <table:table-cell office:value-type="string" calcext:value-type="string">
            <text:p>CA,06,069,San Benito County,H1</text:p>
          </table:table-cell>
          <table:table-cell table:formula="of:=LEFT([.A221];2)" office:value-type="string" office:string-value="CA" calcext:value-type="string">
            <text:p>CA</text:p>
          </table:table-cell>
          <table:table-cell table:formula="of:=MID([.A221];4;6)" office:value-type="string" office:string-value="06,069" calcext:value-type="string">
            <text:p>06,069</text:p>
          </table:table-cell>
          <table:table-cell table:formula="of:=MID([.A221];11;30)" office:value-type="string" office:string-value="San Benito County,H1" calcext:value-type="string">
            <text:p>San Benito County,H1</text:p>
          </table:table-cell>
          <table:table-cell office:value-type="string" calcext:value-type="string">
            <text:p>San Benito County</text:p>
          </table:table-cell>
          <table:table-cell/>
        </table:table-row>
        <table:table-row table:style-name="ro2">
          <table:table-cell office:value-type="string" calcext:value-type="string">
            <text:p>CA,06,071,San Bernardino County,H1</text:p>
          </table:table-cell>
          <table:table-cell table:formula="of:=LEFT([.A222];2)" office:value-type="string" office:string-value="CA" calcext:value-type="string">
            <text:p>CA</text:p>
          </table:table-cell>
          <table:table-cell table:formula="of:=MID([.A222];4;6)" office:value-type="string" office:string-value="06,071" calcext:value-type="string">
            <text:p>06,071</text:p>
          </table:table-cell>
          <table:table-cell table:formula="of:=MID([.A222];11;30)" office:value-type="string" office:string-value="San Bernardino County,H1" calcext:value-type="string">
            <text:p>San Bernardino County,H1</text:p>
          </table:table-cell>
          <table:table-cell office:value-type="string" calcext:value-type="string">
            <text:p>San Bernardino County</text:p>
          </table:table-cell>
          <table:table-cell/>
        </table:table-row>
        <table:table-row table:style-name="ro1">
          <table:table-cell office:value-type="string" calcext:value-type="string">
            <text:p>CA,06,073,San Diego County,H1</text:p>
          </table:table-cell>
          <table:table-cell table:formula="of:=LEFT([.A223];2)" office:value-type="string" office:string-value="CA" calcext:value-type="string">
            <text:p>CA</text:p>
          </table:table-cell>
          <table:table-cell table:formula="of:=MID([.A223];4;6)" office:value-type="string" office:string-value="06,073" calcext:value-type="string">
            <text:p>06,073</text:p>
          </table:table-cell>
          <table:table-cell table:formula="of:=MID([.A223];11;30)" office:value-type="string" office:string-value="San Diego County,H1" calcext:value-type="string">
            <text:p>San Diego County,H1</text:p>
          </table:table-cell>
          <table:table-cell office:value-type="string" calcext:value-type="string">
            <text:p>San Diego County</text:p>
          </table:table-cell>
          <table:table-cell/>
        </table:table-row>
        <table:table-row table:style-name="ro2">
          <table:table-cell office:value-type="string" calcext:value-type="string">
            <text:p>CA,06,075,San Francisco County,H6</text:p>
          </table:table-cell>
          <table:table-cell table:formula="of:=LEFT([.A224];2)" office:value-type="string" office:string-value="CA" calcext:value-type="string">
            <text:p>CA</text:p>
          </table:table-cell>
          <table:table-cell table:formula="of:=MID([.A224];4;6)" office:value-type="string" office:string-value="06,075" calcext:value-type="string">
            <text:p>06,075</text:p>
          </table:table-cell>
          <table:table-cell table:formula="of:=MID([.A224];11;30)" office:value-type="string" office:string-value="San Francisco County,H6" calcext:value-type="string">
            <text:p>San Francisco County,H6</text:p>
          </table:table-cell>
          <table:table-cell office:value-type="string" calcext:value-type="string">
            <text:p>San Francisco County</text:p>
          </table:table-cell>
          <table:table-cell/>
        </table:table-row>
        <table:table-row table:style-name="ro2">
          <table:table-cell office:value-type="string" calcext:value-type="string">
            <text:p>CA,06,077,San Joaquin County,H1</text:p>
          </table:table-cell>
          <table:table-cell table:formula="of:=LEFT([.A225];2)" office:value-type="string" office:string-value="CA" calcext:value-type="string">
            <text:p>CA</text:p>
          </table:table-cell>
          <table:table-cell table:formula="of:=MID([.A225];4;6)" office:value-type="string" office:string-value="06,077" calcext:value-type="string">
            <text:p>06,077</text:p>
          </table:table-cell>
          <table:table-cell table:formula="of:=MID([.A225];11;30)" office:value-type="string" office:string-value="San Joaquin County,H1" calcext:value-type="string">
            <text:p>San Joaquin County,H1</text:p>
          </table:table-cell>
          <table:table-cell office:value-type="string" calcext:value-type="string">
            <text:p>San Joaquin County</text:p>
          </table:table-cell>
          <table:table-cell/>
        </table:table-row>
        <table:table-row table:style-name="ro2">
          <table:table-cell office:value-type="string" calcext:value-type="string">
            <text:p>CA,06,079,San Luis Obispo County,H1</text:p>
          </table:table-cell>
          <table:table-cell table:formula="of:=LEFT([.A226];2)" office:value-type="string" office:string-value="CA" calcext:value-type="string">
            <text:p>CA</text:p>
          </table:table-cell>
          <table:table-cell table:formula="of:=MID([.A226];4;6)" office:value-type="string" office:string-value="06,079" calcext:value-type="string">
            <text:p>06,079</text:p>
          </table:table-cell>
          <table:table-cell table:formula="of:=MID([.A226];11;30)" office:value-type="string" office:string-value="San Luis Obispo County,H1" calcext:value-type="string">
            <text:p>San Luis Obispo County,H1</text:p>
          </table:table-cell>
          <table:table-cell office:value-type="string" calcext:value-type="string">
            <text:p>San Luis Obispo County</text:p>
          </table:table-cell>
          <table:table-cell/>
        </table:table-row>
        <table:table-row table:style-name="ro1">
          <table:table-cell office:value-type="string" calcext:value-type="string">
            <text:p>CA,06,081,San Mateo County,H1</text:p>
          </table:table-cell>
          <table:table-cell table:formula="of:=LEFT([.A227];2)" office:value-type="string" office:string-value="CA" calcext:value-type="string">
            <text:p>CA</text:p>
          </table:table-cell>
          <table:table-cell table:formula="of:=MID([.A227];4;6)" office:value-type="string" office:string-value="06,081" calcext:value-type="string">
            <text:p>06,081</text:p>
          </table:table-cell>
          <table:table-cell table:formula="of:=MID([.A227];11;30)" office:value-type="string" office:string-value="San Mateo County,H1" calcext:value-type="string">
            <text:p>San Mateo County,H1</text:p>
          </table:table-cell>
          <table:table-cell office:value-type="string" calcext:value-type="string">
            <text:p>San Mateo County</text:p>
          </table:table-cell>
          <table:table-cell/>
        </table:table-row>
        <table:table-row table:style-name="ro2">
          <table:table-cell office:value-type="string" calcext:value-type="string">
            <text:p>CA,06,083,Santa Barbara County,H1</text:p>
          </table:table-cell>
          <table:table-cell table:formula="of:=LEFT([.A228];2)" office:value-type="string" office:string-value="CA" calcext:value-type="string">
            <text:p>CA</text:p>
          </table:table-cell>
          <table:table-cell table:formula="of:=MID([.A228];4;6)" office:value-type="string" office:string-value="06,083" calcext:value-type="string">
            <text:p>06,083</text:p>
          </table:table-cell>
          <table:table-cell table:formula="of:=MID([.A228];11;30)" office:value-type="string" office:string-value="Santa Barbara County,H1" calcext:value-type="string">
            <text:p>Santa Barbara County,H1</text:p>
          </table:table-cell>
          <table:table-cell office:value-type="string" calcext:value-type="string">
            <text:p>Santa Barbara County</text:p>
          </table:table-cell>
          <table:table-cell/>
        </table:table-row>
        <table:table-row table:style-name="ro2">
          <table:table-cell office:value-type="string" calcext:value-type="string">
            <text:p>CA,06,085,Santa Clara County,H1</text:p>
          </table:table-cell>
          <table:table-cell table:formula="of:=LEFT([.A229];2)" office:value-type="string" office:string-value="CA" calcext:value-type="string">
            <text:p>CA</text:p>
          </table:table-cell>
          <table:table-cell table:formula="of:=MID([.A229];4;6)" office:value-type="string" office:string-value="06,085" calcext:value-type="string">
            <text:p>06,085</text:p>
          </table:table-cell>
          <table:table-cell table:formula="of:=MID([.A229];11;30)" office:value-type="string" office:string-value="Santa Clara County,H1" calcext:value-type="string">
            <text:p>Santa Clara County,H1</text:p>
          </table:table-cell>
          <table:table-cell office:value-type="string" calcext:value-type="string">
            <text:p>Santa Clara County</text:p>
          </table:table-cell>
          <table:table-cell/>
        </table:table-row>
        <table:table-row table:style-name="ro1">
          <table:table-cell office:value-type="string" calcext:value-type="string">
            <text:p>CA,06,087,Santa Cruz County,H1</text:p>
          </table:table-cell>
          <table:table-cell table:formula="of:=LEFT([.A230];2)" office:value-type="string" office:string-value="CA" calcext:value-type="string">
            <text:p>CA</text:p>
          </table:table-cell>
          <table:table-cell table:formula="of:=MID([.A230];4;6)" office:value-type="string" office:string-value="06,087" calcext:value-type="string">
            <text:p>06,087</text:p>
          </table:table-cell>
          <table:table-cell table:formula="of:=MID([.A230];11;30)" office:value-type="string" office:string-value="Santa Cruz County,H1" calcext:value-type="string">
            <text:p>Santa Cruz County,H1</text:p>
          </table:table-cell>
          <table:table-cell office:value-type="string" calcext:value-type="string">
            <text:p>Santa Cruz County</text:p>
          </table:table-cell>
          <table:table-cell/>
        </table:table-row>
        <table:table-row table:style-name="ro1">
          <table:table-cell office:value-type="string" calcext:value-type="string">
            <text:p>CA,06,089,Shasta County,H1</text:p>
          </table:table-cell>
          <table:table-cell table:formula="of:=LEFT([.A231];2)" office:value-type="string" office:string-value="CA" calcext:value-type="string">
            <text:p>CA</text:p>
          </table:table-cell>
          <table:table-cell table:formula="of:=MID([.A231];4;6)" office:value-type="string" office:string-value="06,089" calcext:value-type="string">
            <text:p>06,089</text:p>
          </table:table-cell>
          <table:table-cell table:formula="of:=MID([.A231];11;30)" office:value-type="string" office:string-value="Shasta County,H1" calcext:value-type="string">
            <text:p>Shasta County,H1</text:p>
          </table:table-cell>
          <table:table-cell office:value-type="string" calcext:value-type="string">
            <text:p>Shasta County</text:p>
          </table:table-cell>
          <table:table-cell/>
        </table:table-row>
        <table:table-row table:style-name="ro1">
          <table:table-cell office:value-type="string" calcext:value-type="string">
            <text:p>CA,06,091,Sierra County,H1</text:p>
          </table:table-cell>
          <table:table-cell table:formula="of:=LEFT([.A232];2)" office:value-type="string" office:string-value="CA" calcext:value-type="string">
            <text:p>CA</text:p>
          </table:table-cell>
          <table:table-cell table:formula="of:=MID([.A232];4;6)" office:value-type="string" office:string-value="06,091" calcext:value-type="string">
            <text:p>06,091</text:p>
          </table:table-cell>
          <table:table-cell table:formula="of:=MID([.A232];11;30)" office:value-type="string" office:string-value="Sierra County,H1" calcext:value-type="string">
            <text:p>Sierra County,H1</text:p>
          </table:table-cell>
          <table:table-cell office:value-type="string" calcext:value-type="string">
            <text:p>Sierra County</text:p>
          </table:table-cell>
          <table:table-cell/>
        </table:table-row>
        <table:table-row table:style-name="ro1">
          <table:table-cell office:value-type="string" calcext:value-type="string">
            <text:p>CA,06,093,Siskiyou County,H1</text:p>
          </table:table-cell>
          <table:table-cell table:formula="of:=LEFT([.A233];2)" office:value-type="string" office:string-value="CA" calcext:value-type="string">
            <text:p>CA</text:p>
          </table:table-cell>
          <table:table-cell table:formula="of:=MID([.A233];4;6)" office:value-type="string" office:string-value="06,093" calcext:value-type="string">
            <text:p>06,093</text:p>
          </table:table-cell>
          <table:table-cell table:formula="of:=MID([.A233];11;30)" office:value-type="string" office:string-value="Siskiyou County,H1" calcext:value-type="string">
            <text:p>Siskiyou County,H1</text:p>
          </table:table-cell>
          <table:table-cell office:value-type="string" calcext:value-type="string">
            <text:p>Siskiyou County</text:p>
          </table:table-cell>
          <table:table-cell/>
        </table:table-row>
        <table:table-row table:style-name="ro1">
          <table:table-cell office:value-type="string" calcext:value-type="string">
            <text:p>CA,06,095,Solano County,H1</text:p>
          </table:table-cell>
          <table:table-cell table:formula="of:=LEFT([.A234];2)" office:value-type="string" office:string-value="CA" calcext:value-type="string">
            <text:p>CA</text:p>
          </table:table-cell>
          <table:table-cell table:formula="of:=MID([.A234];4;6)" office:value-type="string" office:string-value="06,095" calcext:value-type="string">
            <text:p>06,095</text:p>
          </table:table-cell>
          <table:table-cell table:formula="of:=MID([.A234];11;30)" office:value-type="string" office:string-value="Solano County,H1" calcext:value-type="string">
            <text:p>Solano County,H1</text:p>
          </table:table-cell>
          <table:table-cell office:value-type="string" calcext:value-type="string">
            <text:p>Solano County</text:p>
          </table:table-cell>
          <table:table-cell/>
        </table:table-row>
        <table:table-row table:style-name="ro1">
          <table:table-cell office:value-type="string" calcext:value-type="string">
            <text:p>CA,06,097,Sonoma County,H1</text:p>
          </table:table-cell>
          <table:table-cell table:formula="of:=LEFT([.A235];2)" office:value-type="string" office:string-value="CA" calcext:value-type="string">
            <text:p>CA</text:p>
          </table:table-cell>
          <table:table-cell table:formula="of:=MID([.A235];4;6)" office:value-type="string" office:string-value="06,097" calcext:value-type="string">
            <text:p>06,097</text:p>
          </table:table-cell>
          <table:table-cell table:formula="of:=MID([.A235];11;30)" office:value-type="string" office:string-value="Sonoma County,H1" calcext:value-type="string">
            <text:p>Sonoma County,H1</text:p>
          </table:table-cell>
          <table:table-cell office:value-type="string" calcext:value-type="string">
            <text:p>Sonoma County</text:p>
          </table:table-cell>
          <table:table-cell/>
        </table:table-row>
        <table:table-row table:style-name="ro1">
          <table:table-cell office:value-type="string" calcext:value-type="string">
            <text:p>CA,06,099,Stanislaus County,H1</text:p>
          </table:table-cell>
          <table:table-cell table:formula="of:=LEFT([.A236];2)" office:value-type="string" office:string-value="CA" calcext:value-type="string">
            <text:p>CA</text:p>
          </table:table-cell>
          <table:table-cell table:formula="of:=MID([.A236];4;6)" office:value-type="string" office:string-value="06,099" calcext:value-type="string">
            <text:p>06,099</text:p>
          </table:table-cell>
          <table:table-cell table:formula="of:=MID([.A236];11;30)" office:value-type="string" office:string-value="Stanislaus County,H1" calcext:value-type="string">
            <text:p>Stanislaus County,H1</text:p>
          </table:table-cell>
          <table:table-cell office:value-type="string" calcext:value-type="string">
            <text:p>Stanislaus County</text:p>
          </table:table-cell>
          <table:table-cell/>
        </table:table-row>
        <table:table-row table:style-name="ro1">
          <table:table-cell office:value-type="string" calcext:value-type="string">
            <text:p>CA,06,101,Sutter County,H1</text:p>
          </table:table-cell>
          <table:table-cell table:formula="of:=LEFT([.A237];2)" office:value-type="string" office:string-value="CA" calcext:value-type="string">
            <text:p>CA</text:p>
          </table:table-cell>
          <table:table-cell table:formula="of:=MID([.A237];4;6)" office:value-type="string" office:string-value="06,101" calcext:value-type="string">
            <text:p>06,101</text:p>
          </table:table-cell>
          <table:table-cell table:formula="of:=MID([.A237];11;30)" office:value-type="string" office:string-value="Sutter County,H1" calcext:value-type="string">
            <text:p>Sutter County,H1</text:p>
          </table:table-cell>
          <table:table-cell office:value-type="string" calcext:value-type="string">
            <text:p>Sutter County</text:p>
          </table:table-cell>
          <table:table-cell/>
        </table:table-row>
        <table:table-row table:style-name="ro1">
          <table:table-cell office:value-type="string" calcext:value-type="string">
            <text:p>CA,06,103,Tehama County,H1</text:p>
          </table:table-cell>
          <table:table-cell table:formula="of:=LEFT([.A238];2)" office:value-type="string" office:string-value="CA" calcext:value-type="string">
            <text:p>CA</text:p>
          </table:table-cell>
          <table:table-cell table:formula="of:=MID([.A238];4;6)" office:value-type="string" office:string-value="06,103" calcext:value-type="string">
            <text:p>06,103</text:p>
          </table:table-cell>
          <table:table-cell table:formula="of:=MID([.A238];11;30)" office:value-type="string" office:string-value="Tehama County,H1" calcext:value-type="string">
            <text:p>Tehama County,H1</text:p>
          </table:table-cell>
          <table:table-cell office:value-type="string" calcext:value-type="string">
            <text:p>Tehama County</text:p>
          </table:table-cell>
          <table:table-cell/>
        </table:table-row>
        <table:table-row table:style-name="ro1">
          <table:table-cell office:value-type="string" calcext:value-type="string">
            <text:p>CA,06,105,Trinity County,H1</text:p>
          </table:table-cell>
          <table:table-cell table:formula="of:=LEFT([.A239];2)" office:value-type="string" office:string-value="CA" calcext:value-type="string">
            <text:p>CA</text:p>
          </table:table-cell>
          <table:table-cell table:formula="of:=MID([.A239];4;6)" office:value-type="string" office:string-value="06,105" calcext:value-type="string">
            <text:p>06,105</text:p>
          </table:table-cell>
          <table:table-cell table:formula="of:=MID([.A239];11;30)" office:value-type="string" office:string-value="Trinity County,H1" calcext:value-type="string">
            <text:p>Trinity County,H1</text:p>
          </table:table-cell>
          <table:table-cell office:value-type="string" calcext:value-type="string">
            <text:p>Trinity County</text:p>
          </table:table-cell>
          <table:table-cell/>
        </table:table-row>
        <table:table-row table:style-name="ro1">
          <table:table-cell office:value-type="string" calcext:value-type="string">
            <text:p>CA,06,107,Tulare County,H1</text:p>
          </table:table-cell>
          <table:table-cell table:formula="of:=LEFT([.A240];2)" office:value-type="string" office:string-value="CA" calcext:value-type="string">
            <text:p>CA</text:p>
          </table:table-cell>
          <table:table-cell table:formula="of:=MID([.A240];4;6)" office:value-type="string" office:string-value="06,107" calcext:value-type="string">
            <text:p>06,107</text:p>
          </table:table-cell>
          <table:table-cell table:formula="of:=MID([.A240];11;30)" office:value-type="string" office:string-value="Tulare County,H1" calcext:value-type="string">
            <text:p>Tulare County,H1</text:p>
          </table:table-cell>
          <table:table-cell office:value-type="string" calcext:value-type="string">
            <text:p>Tulare County</text:p>
          </table:table-cell>
          <table:table-cell/>
        </table:table-row>
        <table:table-row table:style-name="ro1">
          <table:table-cell office:value-type="string" calcext:value-type="string">
            <text:p>CA,06,109,Tuolumne County,H1</text:p>
          </table:table-cell>
          <table:table-cell table:formula="of:=LEFT([.A241];2)" office:value-type="string" office:string-value="CA" calcext:value-type="string">
            <text:p>CA</text:p>
          </table:table-cell>
          <table:table-cell table:formula="of:=MID([.A241];4;6)" office:value-type="string" office:string-value="06,109" calcext:value-type="string">
            <text:p>06,109</text:p>
          </table:table-cell>
          <table:table-cell table:formula="of:=MID([.A241];11;30)" office:value-type="string" office:string-value="Tuolumne County,H1" calcext:value-type="string">
            <text:p>Tuolumne County,H1</text:p>
          </table:table-cell>
          <table:table-cell office:value-type="string" calcext:value-type="string">
            <text:p>Tuolumne County</text:p>
          </table:table-cell>
          <table:table-cell/>
        </table:table-row>
        <table:table-row table:style-name="ro1">
          <table:table-cell office:value-type="string" calcext:value-type="string">
            <text:p>CA,06,111,Ventura County,H1</text:p>
          </table:table-cell>
          <table:table-cell table:formula="of:=LEFT([.A242];2)" office:value-type="string" office:string-value="CA" calcext:value-type="string">
            <text:p>CA</text:p>
          </table:table-cell>
          <table:table-cell table:formula="of:=MID([.A242];4;6)" office:value-type="string" office:string-value="06,111" calcext:value-type="string">
            <text:p>06,111</text:p>
          </table:table-cell>
          <table:table-cell table:formula="of:=MID([.A242];11;30)" office:value-type="string" office:string-value="Ventura County,H1" calcext:value-type="string">
            <text:p>Ventura County,H1</text:p>
          </table:table-cell>
          <table:table-cell office:value-type="string" calcext:value-type="string">
            <text:p>Ventura County</text:p>
          </table:table-cell>
          <table:table-cell/>
        </table:table-row>
        <table:table-row table:style-name="ro1">
          <table:table-cell office:value-type="string" calcext:value-type="string">
            <text:p>CA,06,113,Yolo County,H1</text:p>
          </table:table-cell>
          <table:table-cell table:formula="of:=LEFT([.A243];2)" office:value-type="string" office:string-value="CA" calcext:value-type="string">
            <text:p>CA</text:p>
          </table:table-cell>
          <table:table-cell table:formula="of:=MID([.A243];4;6)" office:value-type="string" office:string-value="06,113" calcext:value-type="string">
            <text:p>06,113</text:p>
          </table:table-cell>
          <table:table-cell table:formula="of:=MID([.A243];11;30)" office:value-type="string" office:string-value="Yolo County,H1" calcext:value-type="string">
            <text:p>Yolo County,H1</text:p>
          </table:table-cell>
          <table:table-cell office:value-type="string" calcext:value-type="string">
            <text:p>Yolo County</text:p>
          </table:table-cell>
          <table:table-cell/>
        </table:table-row>
        <table:table-row table:style-name="ro1">
          <table:table-cell office:value-type="string" calcext:value-type="string">
            <text:p>CA,06,115,Yuba County,H1</text:p>
          </table:table-cell>
          <table:table-cell table:formula="of:=LEFT([.A244];2)" office:value-type="string" office:string-value="CA" calcext:value-type="string">
            <text:p>CA</text:p>
          </table:table-cell>
          <table:table-cell table:formula="of:=MID([.A244];4;6)" office:value-type="string" office:string-value="06,115" calcext:value-type="string">
            <text:p>06,115</text:p>
          </table:table-cell>
          <table:table-cell table:formula="of:=MID([.A244];11;30)" office:value-type="string" office:string-value="Yuba County,H1" calcext:value-type="string">
            <text:p>Yuba County,H1</text:p>
          </table:table-cell>
          <table:table-cell office:value-type="string" calcext:value-type="string">
            <text:p>Yuba County</text:p>
          </table:table-cell>
          <table:table-cell/>
        </table:table-row>
        <table:table-row table:style-name="ro1">
          <table:table-cell office:value-type="string" calcext:value-type="string">
            <text:p>CO,08,001,Adams County,H1</text:p>
          </table:table-cell>
          <table:table-cell table:formula="of:=LEFT([.A245];2)" office:value-type="string" office:string-value="CO" calcext:value-type="string">
            <text:p>CO</text:p>
          </table:table-cell>
          <table:table-cell table:formula="of:=MID([.A245];4;6)" office:value-type="string" office:string-value="08,001" calcext:value-type="string">
            <text:p>08,001</text:p>
          </table:table-cell>
          <table:table-cell table:formula="of:=MID([.A245];11;30)" office:value-type="string" office:string-value="Adams County,H1" calcext:value-type="string">
            <text:p>Adams County,H1</text:p>
          </table:table-cell>
          <table:table-cell office:value-type="string" calcext:value-type="string">
            <text:p>Adams County</text:p>
          </table:table-cell>
          <table:table-cell/>
        </table:table-row>
        <table:table-row table:style-name="ro1">
          <table:table-cell office:value-type="string" calcext:value-type="string">
            <text:p>CO,08,003,Alamosa County,H1</text:p>
          </table:table-cell>
          <table:table-cell table:formula="of:=LEFT([.A246];2)" office:value-type="string" office:string-value="CO" calcext:value-type="string">
            <text:p>CO</text:p>
          </table:table-cell>
          <table:table-cell table:formula="of:=MID([.A246];4;6)" office:value-type="string" office:string-value="08,003" calcext:value-type="string">
            <text:p>08,003</text:p>
          </table:table-cell>
          <table:table-cell table:formula="of:=MID([.A246];11;30)" office:value-type="string" office:string-value="Alamosa County,H1" calcext:value-type="string">
            <text:p>Alamosa County,H1</text:p>
          </table:table-cell>
          <table:table-cell office:value-type="string" calcext:value-type="string">
            <text:p>Alamosa County</text:p>
          </table:table-cell>
          <table:table-cell/>
        </table:table-row>
        <table:table-row table:style-name="ro1">
          <table:table-cell office:value-type="string" calcext:value-type="string">
            <text:p>CO,08,005,Arapahoe County,H1</text:p>
          </table:table-cell>
          <table:table-cell table:formula="of:=LEFT([.A247];2)" office:value-type="string" office:string-value="CO" calcext:value-type="string">
            <text:p>CO</text:p>
          </table:table-cell>
          <table:table-cell table:formula="of:=MID([.A247];4;6)" office:value-type="string" office:string-value="08,005" calcext:value-type="string">
            <text:p>08,005</text:p>
          </table:table-cell>
          <table:table-cell table:formula="of:=MID([.A247];11;30)" office:value-type="string" office:string-value="Arapahoe County,H1" calcext:value-type="string">
            <text:p>Arapahoe County,H1</text:p>
          </table:table-cell>
          <table:table-cell office:value-type="string" calcext:value-type="string">
            <text:p>Arapahoe County</text:p>
          </table:table-cell>
          <table:table-cell/>
        </table:table-row>
        <table:table-row table:style-name="ro1">
          <table:table-cell office:value-type="string" calcext:value-type="string">
            <text:p>CO,08,007,Archuleta County,H1</text:p>
          </table:table-cell>
          <table:table-cell table:formula="of:=LEFT([.A248];2)" office:value-type="string" office:string-value="CO" calcext:value-type="string">
            <text:p>CO</text:p>
          </table:table-cell>
          <table:table-cell table:formula="of:=MID([.A248];4;6)" office:value-type="string" office:string-value="08,007" calcext:value-type="string">
            <text:p>08,007</text:p>
          </table:table-cell>
          <table:table-cell table:formula="of:=MID([.A248];11;30)" office:value-type="string" office:string-value="Archuleta County,H1" calcext:value-type="string">
            <text:p>Archuleta County,H1</text:p>
          </table:table-cell>
          <table:table-cell office:value-type="string" calcext:value-type="string">
            <text:p>Archuleta County</text:p>
          </table:table-cell>
          <table:table-cell/>
        </table:table-row>
        <table:table-row table:style-name="ro1">
          <table:table-cell office:value-type="string" calcext:value-type="string">
            <text:p>CO,08,009,Baca County,H1</text:p>
          </table:table-cell>
          <table:table-cell table:formula="of:=LEFT([.A249];2)" office:value-type="string" office:string-value="CO" calcext:value-type="string">
            <text:p>CO</text:p>
          </table:table-cell>
          <table:table-cell table:formula="of:=MID([.A249];4;6)" office:value-type="string" office:string-value="08,009" calcext:value-type="string">
            <text:p>08,009</text:p>
          </table:table-cell>
          <table:table-cell table:formula="of:=MID([.A249];11;30)" office:value-type="string" office:string-value="Baca County,H1" calcext:value-type="string">
            <text:p>Baca County,H1</text:p>
          </table:table-cell>
          <table:table-cell office:value-type="string" calcext:value-type="string">
            <text:p>Baca County</text:p>
          </table:table-cell>
          <table:table-cell/>
        </table:table-row>
        <table:table-row table:style-name="ro1">
          <table:table-cell office:value-type="string" calcext:value-type="string">
            <text:p>CO,08,011,Bent County,H1</text:p>
          </table:table-cell>
          <table:table-cell table:formula="of:=LEFT([.A250];2)" office:value-type="string" office:string-value="CO" calcext:value-type="string">
            <text:p>CO</text:p>
          </table:table-cell>
          <table:table-cell table:formula="of:=MID([.A250];4;6)" office:value-type="string" office:string-value="08,011" calcext:value-type="string">
            <text:p>08,011</text:p>
          </table:table-cell>
          <table:table-cell table:formula="of:=MID([.A250];11;30)" office:value-type="string" office:string-value="Bent County,H1" calcext:value-type="string">
            <text:p>Bent County,H1</text:p>
          </table:table-cell>
          <table:table-cell office:value-type="string" calcext:value-type="string">
            <text:p>Bent County</text:p>
          </table:table-cell>
          <table:table-cell/>
        </table:table-row>
        <table:table-row table:style-name="ro1">
          <table:table-cell office:value-type="string" calcext:value-type="string">
            <text:p>CO,08,013,Boulder County,H1</text:p>
          </table:table-cell>
          <table:table-cell table:formula="of:=LEFT([.A251];2)" office:value-type="string" office:string-value="CO" calcext:value-type="string">
            <text:p>CO</text:p>
          </table:table-cell>
          <table:table-cell table:formula="of:=MID([.A251];4;6)" office:value-type="string" office:string-value="08,013" calcext:value-type="string">
            <text:p>08,013</text:p>
          </table:table-cell>
          <table:table-cell table:formula="of:=MID([.A251];11;30)" office:value-type="string" office:string-value="Boulder County,H1" calcext:value-type="string">
            <text:p>Boulder County,H1</text:p>
          </table:table-cell>
          <table:table-cell office:value-type="string" calcext:value-type="string">
            <text:p>Boulder County</text:p>
          </table:table-cell>
          <table:table-cell/>
        </table:table-row>
        <table:table-row table:style-name="ro1">
          <table:table-cell office:value-type="string" calcext:value-type="string">
            <text:p>CO,08,014,Broomfield County,H6</text:p>
          </table:table-cell>
          <table:table-cell table:formula="of:=LEFT([.A252];2)" office:value-type="string" office:string-value="CO" calcext:value-type="string">
            <text:p>CO</text:p>
          </table:table-cell>
          <table:table-cell table:formula="of:=MID([.A252];4;6)" office:value-type="string" office:string-value="08,014" calcext:value-type="string">
            <text:p>08,014</text:p>
          </table:table-cell>
          <table:table-cell table:formula="of:=MID([.A252];11;30)" office:value-type="string" office:string-value="Broomfield County,H6" calcext:value-type="string">
            <text:p>Broomfield County,H6</text:p>
          </table:table-cell>
          <table:table-cell office:value-type="string" calcext:value-type="string">
            <text:p>Broomfield County</text:p>
          </table:table-cell>
          <table:table-cell/>
        </table:table-row>
        <table:table-row table:style-name="ro1">
          <table:table-cell office:value-type="string" calcext:value-type="string">
            <text:p>CO,08,015,Chaffee County,H1</text:p>
          </table:table-cell>
          <table:table-cell table:formula="of:=LEFT([.A253];2)" office:value-type="string" office:string-value="CO" calcext:value-type="string">
            <text:p>CO</text:p>
          </table:table-cell>
          <table:table-cell table:formula="of:=MID([.A253];4;6)" office:value-type="string" office:string-value="08,015" calcext:value-type="string">
            <text:p>08,015</text:p>
          </table:table-cell>
          <table:table-cell table:formula="of:=MID([.A253];11;30)" office:value-type="string" office:string-value="Chaffee County,H1" calcext:value-type="string">
            <text:p>Chaffee County,H1</text:p>
          </table:table-cell>
          <table:table-cell office:value-type="string" calcext:value-type="string">
            <text:p>Chaffee County</text:p>
          </table:table-cell>
          <table:table-cell/>
        </table:table-row>
        <table:table-row table:style-name="ro1">
          <table:table-cell office:value-type="string" calcext:value-type="string">
            <text:p>CO,08,017,Cheyenne County,H1</text:p>
          </table:table-cell>
          <table:table-cell table:formula="of:=LEFT([.A254];2)" office:value-type="string" office:string-value="CO" calcext:value-type="string">
            <text:p>CO</text:p>
          </table:table-cell>
          <table:table-cell table:formula="of:=MID([.A254];4;6)" office:value-type="string" office:string-value="08,017" calcext:value-type="string">
            <text:p>08,017</text:p>
          </table:table-cell>
          <table:table-cell table:formula="of:=MID([.A254];11;30)" office:value-type="string" office:string-value="Cheyenne County,H1" calcext:value-type="string">
            <text:p>Cheyenne County,H1</text:p>
          </table:table-cell>
          <table:table-cell office:value-type="string" calcext:value-type="string">
            <text:p>Cheyenne County</text:p>
          </table:table-cell>
          <table:table-cell/>
        </table:table-row>
        <table:table-row table:style-name="ro2">
          <table:table-cell office:value-type="string" calcext:value-type="string">
            <text:p>CO,08,019,Clear Creek County,H1</text:p>
          </table:table-cell>
          <table:table-cell table:formula="of:=LEFT([.A255];2)" office:value-type="string" office:string-value="CO" calcext:value-type="string">
            <text:p>CO</text:p>
          </table:table-cell>
          <table:table-cell table:formula="of:=MID([.A255];4;6)" office:value-type="string" office:string-value="08,019" calcext:value-type="string">
            <text:p>08,019</text:p>
          </table:table-cell>
          <table:table-cell table:formula="of:=MID([.A255];11;30)" office:value-type="string" office:string-value="Clear Creek County,H1" calcext:value-type="string">
            <text:p>Clear Creek County,H1</text:p>
          </table:table-cell>
          <table:table-cell office:value-type="string" calcext:value-type="string">
            <text:p>Clear Creek County</text:p>
          </table:table-cell>
          <table:table-cell/>
        </table:table-row>
        <table:table-row table:style-name="ro1">
          <table:table-cell office:value-type="string" calcext:value-type="string">
            <text:p>CO,08,021,Conejos County,H1</text:p>
          </table:table-cell>
          <table:table-cell table:formula="of:=LEFT([.A256];2)" office:value-type="string" office:string-value="CO" calcext:value-type="string">
            <text:p>CO</text:p>
          </table:table-cell>
          <table:table-cell table:formula="of:=MID([.A256];4;6)" office:value-type="string" office:string-value="08,021" calcext:value-type="string">
            <text:p>08,021</text:p>
          </table:table-cell>
          <table:table-cell table:formula="of:=MID([.A256];11;30)" office:value-type="string" office:string-value="Conejos County,H1" calcext:value-type="string">
            <text:p>Conejos County,H1</text:p>
          </table:table-cell>
          <table:table-cell office:value-type="string" calcext:value-type="string">
            <text:p>Conejos County</text:p>
          </table:table-cell>
          <table:table-cell/>
        </table:table-row>
        <table:table-row table:style-name="ro1">
          <table:table-cell office:value-type="string" calcext:value-type="string">
            <text:p>CO,08,023,Costilla County,H1</text:p>
          </table:table-cell>
          <table:table-cell table:formula="of:=LEFT([.A257];2)" office:value-type="string" office:string-value="CO" calcext:value-type="string">
            <text:p>CO</text:p>
          </table:table-cell>
          <table:table-cell table:formula="of:=MID([.A257];4;6)" office:value-type="string" office:string-value="08,023" calcext:value-type="string">
            <text:p>08,023</text:p>
          </table:table-cell>
          <table:table-cell table:formula="of:=MID([.A257];11;30)" office:value-type="string" office:string-value="Costilla County,H1" calcext:value-type="string">
            <text:p>Costilla County,H1</text:p>
          </table:table-cell>
          <table:table-cell office:value-type="string" calcext:value-type="string">
            <text:p>Costilla County</text:p>
          </table:table-cell>
          <table:table-cell/>
        </table:table-row>
        <table:table-row table:style-name="ro1">
          <table:table-cell office:value-type="string" calcext:value-type="string">
            <text:p>CO,08,025,Crowley County,H1</text:p>
          </table:table-cell>
          <table:table-cell table:formula="of:=LEFT([.A258];2)" office:value-type="string" office:string-value="CO" calcext:value-type="string">
            <text:p>CO</text:p>
          </table:table-cell>
          <table:table-cell table:formula="of:=MID([.A258];4;6)" office:value-type="string" office:string-value="08,025" calcext:value-type="string">
            <text:p>08,025</text:p>
          </table:table-cell>
          <table:table-cell table:formula="of:=MID([.A258];11;30)" office:value-type="string" office:string-value="Crowley County,H1" calcext:value-type="string">
            <text:p>Crowley County,H1</text:p>
          </table:table-cell>
          <table:table-cell office:value-type="string" calcext:value-type="string">
            <text:p>Crowley County</text:p>
          </table:table-cell>
          <table:table-cell/>
        </table:table-row>
        <table:table-row table:style-name="ro1">
          <table:table-cell office:value-type="string" calcext:value-type="string">
            <text:p>CO,08,027,Custer County,H1</text:p>
          </table:table-cell>
          <table:table-cell table:formula="of:=LEFT([.A259];2)" office:value-type="string" office:string-value="CO" calcext:value-type="string">
            <text:p>CO</text:p>
          </table:table-cell>
          <table:table-cell table:formula="of:=MID([.A259];4;6)" office:value-type="string" office:string-value="08,027" calcext:value-type="string">
            <text:p>08,027</text:p>
          </table:table-cell>
          <table:table-cell table:formula="of:=MID([.A259];11;30)" office:value-type="string" office:string-value="Custer County,H1" calcext:value-type="string">
            <text:p>Custer County,H1</text:p>
          </table:table-cell>
          <table:table-cell office:value-type="string" calcext:value-type="string">
            <text:p>Custer County</text:p>
          </table:table-cell>
          <table:table-cell/>
        </table:table-row>
        <table:table-row table:style-name="ro1">
          <table:table-cell office:value-type="string" calcext:value-type="string">
            <text:p>CO,08,029,Delta County,H1</text:p>
          </table:table-cell>
          <table:table-cell table:formula="of:=LEFT([.A260];2)" office:value-type="string" office:string-value="CO" calcext:value-type="string">
            <text:p>CO</text:p>
          </table:table-cell>
          <table:table-cell table:formula="of:=MID([.A260];4;6)" office:value-type="string" office:string-value="08,029" calcext:value-type="string">
            <text:p>08,029</text:p>
          </table:table-cell>
          <table:table-cell table:formula="of:=MID([.A260];11;30)" office:value-type="string" office:string-value="Delta County,H1" calcext:value-type="string">
            <text:p>Delta County,H1</text:p>
          </table:table-cell>
          <table:table-cell office:value-type="string" calcext:value-type="string">
            <text:p>Delta County</text:p>
          </table:table-cell>
          <table:table-cell/>
        </table:table-row>
        <table:table-row table:style-name="ro1">
          <table:table-cell office:value-type="string" calcext:value-type="string">
            <text:p>CO,08,031,Denver County,H6</text:p>
          </table:table-cell>
          <table:table-cell table:formula="of:=LEFT([.A261];2)" office:value-type="string" office:string-value="CO" calcext:value-type="string">
            <text:p>CO</text:p>
          </table:table-cell>
          <table:table-cell table:formula="of:=MID([.A261];4;6)" office:value-type="string" office:string-value="08,031" calcext:value-type="string">
            <text:p>08,031</text:p>
          </table:table-cell>
          <table:table-cell table:formula="of:=MID([.A261];11;30)" office:value-type="string" office:string-value="Denver County,H6" calcext:value-type="string">
            <text:p>Denver County,H6</text:p>
          </table:table-cell>
          <table:table-cell office:value-type="string" calcext:value-type="string">
            <text:p>Denver County</text:p>
          </table:table-cell>
          <table:table-cell/>
        </table:table-row>
        <table:table-row table:style-name="ro1">
          <table:table-cell office:value-type="string" calcext:value-type="string">
            <text:p>CO,08,033,Dolores County,H1</text:p>
          </table:table-cell>
          <table:table-cell table:formula="of:=LEFT([.A262];2)" office:value-type="string" office:string-value="CO" calcext:value-type="string">
            <text:p>CO</text:p>
          </table:table-cell>
          <table:table-cell table:formula="of:=MID([.A262];4;6)" office:value-type="string" office:string-value="08,033" calcext:value-type="string">
            <text:p>08,033</text:p>
          </table:table-cell>
          <table:table-cell table:formula="of:=MID([.A262];11;30)" office:value-type="string" office:string-value="Dolores County,H1" calcext:value-type="string">
            <text:p>Dolores County,H1</text:p>
          </table:table-cell>
          <table:table-cell office:value-type="string" calcext:value-type="string">
            <text:p>Dolores County</text:p>
          </table:table-cell>
          <table:table-cell/>
        </table:table-row>
        <table:table-row table:style-name="ro1">
          <table:table-cell office:value-type="string" calcext:value-type="string">
            <text:p>CO,08,035,Douglas County,H1</text:p>
          </table:table-cell>
          <table:table-cell table:formula="of:=LEFT([.A263];2)" office:value-type="string" office:string-value="CO" calcext:value-type="string">
            <text:p>CO</text:p>
          </table:table-cell>
          <table:table-cell table:formula="of:=MID([.A263];4;6)" office:value-type="string" office:string-value="08,035" calcext:value-type="string">
            <text:p>08,035</text:p>
          </table:table-cell>
          <table:table-cell table:formula="of:=MID([.A263];11;30)" office:value-type="string" office:string-value="Douglas County,H1" calcext:value-type="string">
            <text:p>Douglas County,H1</text:p>
          </table:table-cell>
          <table:table-cell office:value-type="string" calcext:value-type="string">
            <text:p>Douglas County</text:p>
          </table:table-cell>
          <table:table-cell/>
        </table:table-row>
        <table:table-row table:style-name="ro1">
          <table:table-cell office:value-type="string" calcext:value-type="string">
            <text:p>CO,08,037,Eagle County,H1</text:p>
          </table:table-cell>
          <table:table-cell table:formula="of:=LEFT([.A264];2)" office:value-type="string" office:string-value="CO" calcext:value-type="string">
            <text:p>CO</text:p>
          </table:table-cell>
          <table:table-cell table:formula="of:=MID([.A264];4;6)" office:value-type="string" office:string-value="08,037" calcext:value-type="string">
            <text:p>08,037</text:p>
          </table:table-cell>
          <table:table-cell table:formula="of:=MID([.A264];11;30)" office:value-type="string" office:string-value="Eagle County,H1" calcext:value-type="string">
            <text:p>Eagle County,H1</text:p>
          </table:table-cell>
          <table:table-cell office:value-type="string" calcext:value-type="string">
            <text:p>Eagle County</text:p>
          </table:table-cell>
          <table:table-cell/>
        </table:table-row>
        <table:table-row table:style-name="ro1">
          <table:table-cell office:value-type="string" calcext:value-type="string">
            <text:p>CO,08,039,Elbert County,H1</text:p>
          </table:table-cell>
          <table:table-cell table:formula="of:=LEFT([.A265];2)" office:value-type="string" office:string-value="CO" calcext:value-type="string">
            <text:p>CO</text:p>
          </table:table-cell>
          <table:table-cell table:formula="of:=MID([.A265];4;6)" office:value-type="string" office:string-value="08,039" calcext:value-type="string">
            <text:p>08,039</text:p>
          </table:table-cell>
          <table:table-cell table:formula="of:=MID([.A265];11;30)" office:value-type="string" office:string-value="Elbert County,H1" calcext:value-type="string">
            <text:p>Elbert County,H1</text:p>
          </table:table-cell>
          <table:table-cell office:value-type="string" calcext:value-type="string">
            <text:p>Elbert County</text:p>
          </table:table-cell>
          <table:table-cell/>
        </table:table-row>
        <table:table-row table:style-name="ro1">
          <table:table-cell office:value-type="string" calcext:value-type="string">
            <text:p>CO,08,041,El Paso County,H1</text:p>
          </table:table-cell>
          <table:table-cell table:formula="of:=LEFT([.A266];2)" office:value-type="string" office:string-value="CO" calcext:value-type="string">
            <text:p>CO</text:p>
          </table:table-cell>
          <table:table-cell table:formula="of:=MID([.A266];4;6)" office:value-type="string" office:string-value="08,041" calcext:value-type="string">
            <text:p>08,041</text:p>
          </table:table-cell>
          <table:table-cell table:formula="of:=MID([.A266];11;30)" office:value-type="string" office:string-value="El Paso County,H1" calcext:value-type="string">
            <text:p>El Paso County,H1</text:p>
          </table:table-cell>
          <table:table-cell office:value-type="string" calcext:value-type="string">
            <text:p>El Paso County</text:p>
          </table:table-cell>
          <table:table-cell/>
        </table:table-row>
        <table:table-row table:style-name="ro1">
          <table:table-cell office:value-type="string" calcext:value-type="string">
            <text:p>CO,08,043,Fremont County,H1</text:p>
          </table:table-cell>
          <table:table-cell table:formula="of:=LEFT([.A267];2)" office:value-type="string" office:string-value="CO" calcext:value-type="string">
            <text:p>CO</text:p>
          </table:table-cell>
          <table:table-cell table:formula="of:=MID([.A267];4;6)" office:value-type="string" office:string-value="08,043" calcext:value-type="string">
            <text:p>08,043</text:p>
          </table:table-cell>
          <table:table-cell table:formula="of:=MID([.A267];11;30)" office:value-type="string" office:string-value="Fremont County,H1" calcext:value-type="string">
            <text:p>Fremont County,H1</text:p>
          </table:table-cell>
          <table:table-cell office:value-type="string" calcext:value-type="string">
            <text:p>Fremont County</text:p>
          </table:table-cell>
          <table:table-cell/>
        </table:table-row>
        <table:table-row table:style-name="ro1">
          <table:table-cell office:value-type="string" calcext:value-type="string">
            <text:p>CO,08,045,Garfield County,H1</text:p>
          </table:table-cell>
          <table:table-cell table:formula="of:=LEFT([.A268];2)" office:value-type="string" office:string-value="CO" calcext:value-type="string">
            <text:p>CO</text:p>
          </table:table-cell>
          <table:table-cell table:formula="of:=MID([.A268];4;6)" office:value-type="string" office:string-value="08,045" calcext:value-type="string">
            <text:p>08,045</text:p>
          </table:table-cell>
          <table:table-cell table:formula="of:=MID([.A268];11;30)" office:value-type="string" office:string-value="Garfield County,H1" calcext:value-type="string">
            <text:p>Garfield County,H1</text:p>
          </table:table-cell>
          <table:table-cell office:value-type="string" calcext:value-type="string">
            <text:p>Garfield County</text:p>
          </table:table-cell>
          <table:table-cell/>
        </table:table-row>
        <table:table-row table:style-name="ro1">
          <table:table-cell office:value-type="string" calcext:value-type="string">
            <text:p>CO,08,047,Gilpin County,H1</text:p>
          </table:table-cell>
          <table:table-cell table:formula="of:=LEFT([.A269];2)" office:value-type="string" office:string-value="CO" calcext:value-type="string">
            <text:p>CO</text:p>
          </table:table-cell>
          <table:table-cell table:formula="of:=MID([.A269];4;6)" office:value-type="string" office:string-value="08,047" calcext:value-type="string">
            <text:p>08,047</text:p>
          </table:table-cell>
          <table:table-cell table:formula="of:=MID([.A269];11;30)" office:value-type="string" office:string-value="Gilpin County,H1" calcext:value-type="string">
            <text:p>Gilpin County,H1</text:p>
          </table:table-cell>
          <table:table-cell office:value-type="string" calcext:value-type="string">
            <text:p>Gilpin County</text:p>
          </table:table-cell>
          <table:table-cell/>
        </table:table-row>
        <table:table-row table:style-name="ro1">
          <table:table-cell office:value-type="string" calcext:value-type="string">
            <text:p>CO,08,049,Grand County,H1</text:p>
          </table:table-cell>
          <table:table-cell table:formula="of:=LEFT([.A270];2)" office:value-type="string" office:string-value="CO" calcext:value-type="string">
            <text:p>CO</text:p>
          </table:table-cell>
          <table:table-cell table:formula="of:=MID([.A270];4;6)" office:value-type="string" office:string-value="08,049" calcext:value-type="string">
            <text:p>08,049</text:p>
          </table:table-cell>
          <table:table-cell table:formula="of:=MID([.A270];11;30)" office:value-type="string" office:string-value="Grand County,H1" calcext:value-type="string">
            <text:p>Grand County,H1</text:p>
          </table:table-cell>
          <table:table-cell office:value-type="string" calcext:value-type="string">
            <text:p>Grand County</text:p>
          </table:table-cell>
          <table:table-cell/>
        </table:table-row>
        <table:table-row table:style-name="ro1">
          <table:table-cell office:value-type="string" calcext:value-type="string">
            <text:p>CO,08,051,Gunnison County,H1</text:p>
          </table:table-cell>
          <table:table-cell table:formula="of:=LEFT([.A271];2)" office:value-type="string" office:string-value="CO" calcext:value-type="string">
            <text:p>CO</text:p>
          </table:table-cell>
          <table:table-cell table:formula="of:=MID([.A271];4;6)" office:value-type="string" office:string-value="08,051" calcext:value-type="string">
            <text:p>08,051</text:p>
          </table:table-cell>
          <table:table-cell table:formula="of:=MID([.A271];11;30)" office:value-type="string" office:string-value="Gunnison County,H1" calcext:value-type="string">
            <text:p>Gunnison County,H1</text:p>
          </table:table-cell>
          <table:table-cell office:value-type="string" calcext:value-type="string">
            <text:p>Gunnison County</text:p>
          </table:table-cell>
          <table:table-cell/>
        </table:table-row>
        <table:table-row table:style-name="ro1">
          <table:table-cell office:value-type="string" calcext:value-type="string">
            <text:p>CO,08,053,Hinsdale County,H1</text:p>
          </table:table-cell>
          <table:table-cell table:formula="of:=LEFT([.A272];2)" office:value-type="string" office:string-value="CO" calcext:value-type="string">
            <text:p>CO</text:p>
          </table:table-cell>
          <table:table-cell table:formula="of:=MID([.A272];4;6)" office:value-type="string" office:string-value="08,053" calcext:value-type="string">
            <text:p>08,053</text:p>
          </table:table-cell>
          <table:table-cell table:formula="of:=MID([.A272];11;30)" office:value-type="string" office:string-value="Hinsdale County,H1" calcext:value-type="string">
            <text:p>Hinsdale County,H1</text:p>
          </table:table-cell>
          <table:table-cell office:value-type="string" calcext:value-type="string">
            <text:p>Hinsdale County</text:p>
          </table:table-cell>
          <table:table-cell/>
        </table:table-row>
        <table:table-row table:style-name="ro1">
          <table:table-cell office:value-type="string" calcext:value-type="string">
            <text:p>CO,08,055,Huerfano County,H1</text:p>
          </table:table-cell>
          <table:table-cell table:formula="of:=LEFT([.A273];2)" office:value-type="string" office:string-value="CO" calcext:value-type="string">
            <text:p>CO</text:p>
          </table:table-cell>
          <table:table-cell table:formula="of:=MID([.A273];4;6)" office:value-type="string" office:string-value="08,055" calcext:value-type="string">
            <text:p>08,055</text:p>
          </table:table-cell>
          <table:table-cell table:formula="of:=MID([.A273];11;30)" office:value-type="string" office:string-value="Huerfano County,H1" calcext:value-type="string">
            <text:p>Huerfano County,H1</text:p>
          </table:table-cell>
          <table:table-cell office:value-type="string" calcext:value-type="string">
            <text:p>Huerfano County</text:p>
          </table:table-cell>
          <table:table-cell/>
        </table:table-row>
        <table:table-row table:style-name="ro1">
          <table:table-cell office:value-type="string" calcext:value-type="string">
            <text:p>CO,08,057,Jackson County,H1</text:p>
          </table:table-cell>
          <table:table-cell table:formula="of:=LEFT([.A274];2)" office:value-type="string" office:string-value="CO" calcext:value-type="string">
            <text:p>CO</text:p>
          </table:table-cell>
          <table:table-cell table:formula="of:=MID([.A274];4;6)" office:value-type="string" office:string-value="08,057" calcext:value-type="string">
            <text:p>08,057</text:p>
          </table:table-cell>
          <table:table-cell table:formula="of:=MID([.A274];11;30)" office:value-type="string" office:string-value="Jackson County,H1" calcext:value-type="string">
            <text:p>Jackson County,H1</text:p>
          </table:table-cell>
          <table:table-cell office:value-type="string" calcext:value-type="string">
            <text:p>Jackson County</text:p>
          </table:table-cell>
          <table:table-cell/>
        </table:table-row>
        <table:table-row table:style-name="ro1">
          <table:table-cell office:value-type="string" calcext:value-type="string">
            <text:p>CO,08,059,Jefferson County,H1</text:p>
          </table:table-cell>
          <table:table-cell table:formula="of:=LEFT([.A275];2)" office:value-type="string" office:string-value="CO" calcext:value-type="string">
            <text:p>CO</text:p>
          </table:table-cell>
          <table:table-cell table:formula="of:=MID([.A275];4;6)" office:value-type="string" office:string-value="08,059" calcext:value-type="string">
            <text:p>08,059</text:p>
          </table:table-cell>
          <table:table-cell table:formula="of:=MID([.A275];11;30)" office:value-type="string" office:string-value="Jefferson County,H1" calcext:value-type="string">
            <text:p>Jefferson County,H1</text:p>
          </table:table-cell>
          <table:table-cell office:value-type="string" calcext:value-type="string">
            <text:p>Jefferson County</text:p>
          </table:table-cell>
          <table:table-cell/>
        </table:table-row>
        <table:table-row table:style-name="ro1">
          <table:table-cell office:value-type="string" calcext:value-type="string">
            <text:p>CO,08,061,Kiowa County,H1</text:p>
          </table:table-cell>
          <table:table-cell table:formula="of:=LEFT([.A276];2)" office:value-type="string" office:string-value="CO" calcext:value-type="string">
            <text:p>CO</text:p>
          </table:table-cell>
          <table:table-cell table:formula="of:=MID([.A276];4;6)" office:value-type="string" office:string-value="08,061" calcext:value-type="string">
            <text:p>08,061</text:p>
          </table:table-cell>
          <table:table-cell table:formula="of:=MID([.A276];11;30)" office:value-type="string" office:string-value="Kiowa County,H1" calcext:value-type="string">
            <text:p>Kiowa County,H1</text:p>
          </table:table-cell>
          <table:table-cell office:value-type="string" calcext:value-type="string">
            <text:p>Kiowa County</text:p>
          </table:table-cell>
          <table:table-cell/>
        </table:table-row>
        <table:table-row table:style-name="ro1">
          <table:table-cell office:value-type="string" calcext:value-type="string">
            <text:p>CO,08,063,Kit Carson County,H1</text:p>
          </table:table-cell>
          <table:table-cell table:formula="of:=LEFT([.A277];2)" office:value-type="string" office:string-value="CO" calcext:value-type="string">
            <text:p>CO</text:p>
          </table:table-cell>
          <table:table-cell table:formula="of:=MID([.A277];4;6)" office:value-type="string" office:string-value="08,063" calcext:value-type="string">
            <text:p>08,063</text:p>
          </table:table-cell>
          <table:table-cell table:formula="of:=MID([.A277];11;30)" office:value-type="string" office:string-value="Kit Carson County,H1" calcext:value-type="string">
            <text:p>Kit Carson County,H1</text:p>
          </table:table-cell>
          <table:table-cell office:value-type="string" calcext:value-type="string">
            <text:p>Kit Carson County</text:p>
          </table:table-cell>
          <table:table-cell/>
        </table:table-row>
        <table:table-row table:style-name="ro1">
          <table:table-cell office:value-type="string" calcext:value-type="string">
            <text:p>CO,08,065,Lake County,H1</text:p>
          </table:table-cell>
          <table:table-cell table:formula="of:=LEFT([.A278];2)" office:value-type="string" office:string-value="CO" calcext:value-type="string">
            <text:p>CO</text:p>
          </table:table-cell>
          <table:table-cell table:formula="of:=MID([.A278];4;6)" office:value-type="string" office:string-value="08,065" calcext:value-type="string">
            <text:p>08,065</text:p>
          </table:table-cell>
          <table:table-cell table:formula="of:=MID([.A278];11;30)" office:value-type="string" office:string-value="Lake County,H1" calcext:value-type="string">
            <text:p>Lake County,H1</text:p>
          </table:table-cell>
          <table:table-cell office:value-type="string" calcext:value-type="string">
            <text:p>Lake County</text:p>
          </table:table-cell>
          <table:table-cell/>
        </table:table-row>
        <table:table-row table:style-name="ro1">
          <table:table-cell office:value-type="string" calcext:value-type="string">
            <text:p>CO,08,067,La Plata County,H1</text:p>
          </table:table-cell>
          <table:table-cell table:formula="of:=LEFT([.A279];2)" office:value-type="string" office:string-value="CO" calcext:value-type="string">
            <text:p>CO</text:p>
          </table:table-cell>
          <table:table-cell table:formula="of:=MID([.A279];4;6)" office:value-type="string" office:string-value="08,067" calcext:value-type="string">
            <text:p>08,067</text:p>
          </table:table-cell>
          <table:table-cell table:formula="of:=MID([.A279];11;30)" office:value-type="string" office:string-value="La Plata County,H1" calcext:value-type="string">
            <text:p>La Plata County,H1</text:p>
          </table:table-cell>
          <table:table-cell office:value-type="string" calcext:value-type="string">
            <text:p>La Plata County</text:p>
          </table:table-cell>
          <table:table-cell/>
        </table:table-row>
        <table:table-row table:style-name="ro1">
          <table:table-cell office:value-type="string" calcext:value-type="string">
            <text:p>CO,08,069,Larimer County,H1</text:p>
          </table:table-cell>
          <table:table-cell table:formula="of:=LEFT([.A280];2)" office:value-type="string" office:string-value="CO" calcext:value-type="string">
            <text:p>CO</text:p>
          </table:table-cell>
          <table:table-cell table:formula="of:=MID([.A280];4;6)" office:value-type="string" office:string-value="08,069" calcext:value-type="string">
            <text:p>08,069</text:p>
          </table:table-cell>
          <table:table-cell table:formula="of:=MID([.A280];11;30)" office:value-type="string" office:string-value="Larimer County,H1" calcext:value-type="string">
            <text:p>Larimer County,H1</text:p>
          </table:table-cell>
          <table:table-cell office:value-type="string" calcext:value-type="string">
            <text:p>Larimer County</text:p>
          </table:table-cell>
          <table:table-cell/>
        </table:table-row>
        <table:table-row table:style-name="ro1">
          <table:table-cell office:value-type="string" calcext:value-type="string">
            <text:p>CO,08,071,Las Animas County,H1</text:p>
          </table:table-cell>
          <table:table-cell table:formula="of:=LEFT([.A281];2)" office:value-type="string" office:string-value="CO" calcext:value-type="string">
            <text:p>CO</text:p>
          </table:table-cell>
          <table:table-cell table:formula="of:=MID([.A281];4;6)" office:value-type="string" office:string-value="08,071" calcext:value-type="string">
            <text:p>08,071</text:p>
          </table:table-cell>
          <table:table-cell table:formula="of:=MID([.A281];11;30)" office:value-type="string" office:string-value="Las Animas County,H1" calcext:value-type="string">
            <text:p>Las Animas County,H1</text:p>
          </table:table-cell>
          <table:table-cell office:value-type="string" calcext:value-type="string">
            <text:p>Las Animas County</text:p>
          </table:table-cell>
          <table:table-cell/>
        </table:table-row>
        <table:table-row table:style-name="ro1">
          <table:table-cell office:value-type="string" calcext:value-type="string">
            <text:p>CO,08,073,Lincoln County,H1</text:p>
          </table:table-cell>
          <table:table-cell table:formula="of:=LEFT([.A282];2)" office:value-type="string" office:string-value="CO" calcext:value-type="string">
            <text:p>CO</text:p>
          </table:table-cell>
          <table:table-cell table:formula="of:=MID([.A282];4;6)" office:value-type="string" office:string-value="08,073" calcext:value-type="string">
            <text:p>08,073</text:p>
          </table:table-cell>
          <table:table-cell table:formula="of:=MID([.A282];11;30)" office:value-type="string" office:string-value="Lincoln County,H1" calcext:value-type="string">
            <text:p>Lincoln County,H1</text:p>
          </table:table-cell>
          <table:table-cell office:value-type="string" calcext:value-type="string">
            <text:p>Lincoln County</text:p>
          </table:table-cell>
          <table:table-cell/>
        </table:table-row>
        <table:table-row table:style-name="ro1">
          <table:table-cell office:value-type="string" calcext:value-type="string">
            <text:p>CO,08,075,Logan County,H1</text:p>
          </table:table-cell>
          <table:table-cell table:formula="of:=LEFT([.A283];2)" office:value-type="string" office:string-value="CO" calcext:value-type="string">
            <text:p>CO</text:p>
          </table:table-cell>
          <table:table-cell table:formula="of:=MID([.A283];4;6)" office:value-type="string" office:string-value="08,075" calcext:value-type="string">
            <text:p>08,075</text:p>
          </table:table-cell>
          <table:table-cell table:formula="of:=MID([.A283];11;30)" office:value-type="string" office:string-value="Logan County,H1" calcext:value-type="string">
            <text:p>Logan County,H1</text:p>
          </table:table-cell>
          <table:table-cell office:value-type="string" calcext:value-type="string">
            <text:p>Logan County</text:p>
          </table:table-cell>
          <table:table-cell/>
        </table:table-row>
        <table:table-row table:style-name="ro1">
          <table:table-cell office:value-type="string" calcext:value-type="string">
            <text:p>CO,08,077,Mesa County,H1</text:p>
          </table:table-cell>
          <table:table-cell table:formula="of:=LEFT([.A284];2)" office:value-type="string" office:string-value="CO" calcext:value-type="string">
            <text:p>CO</text:p>
          </table:table-cell>
          <table:table-cell table:formula="of:=MID([.A284];4;6)" office:value-type="string" office:string-value="08,077" calcext:value-type="string">
            <text:p>08,077</text:p>
          </table:table-cell>
          <table:table-cell table:formula="of:=MID([.A284];11;30)" office:value-type="string" office:string-value="Mesa County,H1" calcext:value-type="string">
            <text:p>Mesa County,H1</text:p>
          </table:table-cell>
          <table:table-cell office:value-type="string" calcext:value-type="string">
            <text:p>Mesa County</text:p>
          </table:table-cell>
          <table:table-cell/>
        </table:table-row>
        <table:table-row table:style-name="ro1">
          <table:table-cell office:value-type="string" calcext:value-type="string">
            <text:p>CO,08,079,Mineral County,H1</text:p>
          </table:table-cell>
          <table:table-cell table:formula="of:=LEFT([.A285];2)" office:value-type="string" office:string-value="CO" calcext:value-type="string">
            <text:p>CO</text:p>
          </table:table-cell>
          <table:table-cell table:formula="of:=MID([.A285];4;6)" office:value-type="string" office:string-value="08,079" calcext:value-type="string">
            <text:p>08,079</text:p>
          </table:table-cell>
          <table:table-cell table:formula="of:=MID([.A285];11;30)" office:value-type="string" office:string-value="Mineral County,H1" calcext:value-type="string">
            <text:p>Mineral County,H1</text:p>
          </table:table-cell>
          <table:table-cell office:value-type="string" calcext:value-type="string">
            <text:p>Mineral County</text:p>
          </table:table-cell>
          <table:table-cell/>
        </table:table-row>
        <table:table-row table:style-name="ro1">
          <table:table-cell office:value-type="string" calcext:value-type="string">
            <text:p>CO,08,081,Moffat County,H1</text:p>
          </table:table-cell>
          <table:table-cell table:formula="of:=LEFT([.A286];2)" office:value-type="string" office:string-value="CO" calcext:value-type="string">
            <text:p>CO</text:p>
          </table:table-cell>
          <table:table-cell table:formula="of:=MID([.A286];4;6)" office:value-type="string" office:string-value="08,081" calcext:value-type="string">
            <text:p>08,081</text:p>
          </table:table-cell>
          <table:table-cell table:formula="of:=MID([.A286];11;30)" office:value-type="string" office:string-value="Moffat County,H1" calcext:value-type="string">
            <text:p>Moffat County,H1</text:p>
          </table:table-cell>
          <table:table-cell office:value-type="string" calcext:value-type="string">
            <text:p>Moffat County</text:p>
          </table:table-cell>
          <table:table-cell/>
        </table:table-row>
        <table:table-row table:style-name="ro1">
          <table:table-cell office:value-type="string" calcext:value-type="string">
            <text:p>CO,08,083,Montezuma County,H1</text:p>
          </table:table-cell>
          <table:table-cell table:formula="of:=LEFT([.A287];2)" office:value-type="string" office:string-value="CO" calcext:value-type="string">
            <text:p>CO</text:p>
          </table:table-cell>
          <table:table-cell table:formula="of:=MID([.A287];4;6)" office:value-type="string" office:string-value="08,083" calcext:value-type="string">
            <text:p>08,083</text:p>
          </table:table-cell>
          <table:table-cell table:formula="of:=MID([.A287];11;30)" office:value-type="string" office:string-value="Montezuma County,H1" calcext:value-type="string">
            <text:p>Montezuma County,H1</text:p>
          </table:table-cell>
          <table:table-cell office:value-type="string" calcext:value-type="string">
            <text:p>Montezuma County</text:p>
          </table:table-cell>
          <table:table-cell/>
        </table:table-row>
        <table:table-row table:style-name="ro1">
          <table:table-cell office:value-type="string" calcext:value-type="string">
            <text:p>CO,08,085,Montrose County,H1</text:p>
          </table:table-cell>
          <table:table-cell table:formula="of:=LEFT([.A288];2)" office:value-type="string" office:string-value="CO" calcext:value-type="string">
            <text:p>CO</text:p>
          </table:table-cell>
          <table:table-cell table:formula="of:=MID([.A288];4;6)" office:value-type="string" office:string-value="08,085" calcext:value-type="string">
            <text:p>08,085</text:p>
          </table:table-cell>
          <table:table-cell table:formula="of:=MID([.A288];11;30)" office:value-type="string" office:string-value="Montrose County,H1" calcext:value-type="string">
            <text:p>Montrose County,H1</text:p>
          </table:table-cell>
          <table:table-cell office:value-type="string" calcext:value-type="string">
            <text:p>Montrose County</text:p>
          </table:table-cell>
          <table:table-cell/>
        </table:table-row>
        <table:table-row table:style-name="ro1">
          <table:table-cell office:value-type="string" calcext:value-type="string">
            <text:p>CO,08,087,Morgan County,H1</text:p>
          </table:table-cell>
          <table:table-cell table:formula="of:=LEFT([.A289];2)" office:value-type="string" office:string-value="CO" calcext:value-type="string">
            <text:p>CO</text:p>
          </table:table-cell>
          <table:table-cell table:formula="of:=MID([.A289];4;6)" office:value-type="string" office:string-value="08,087" calcext:value-type="string">
            <text:p>08,087</text:p>
          </table:table-cell>
          <table:table-cell table:formula="of:=MID([.A289];11;30)" office:value-type="string" office:string-value="Morgan County,H1" calcext:value-type="string">
            <text:p>Morgan County,H1</text:p>
          </table:table-cell>
          <table:table-cell office:value-type="string" calcext:value-type="string">
            <text:p>Morgan County</text:p>
          </table:table-cell>
          <table:table-cell/>
        </table:table-row>
        <table:table-row table:style-name="ro1">
          <table:table-cell office:value-type="string" calcext:value-type="string">
            <text:p>CO,08,089,Otero County,H1</text:p>
          </table:table-cell>
          <table:table-cell table:formula="of:=LEFT([.A290];2)" office:value-type="string" office:string-value="CO" calcext:value-type="string">
            <text:p>CO</text:p>
          </table:table-cell>
          <table:table-cell table:formula="of:=MID([.A290];4;6)" office:value-type="string" office:string-value="08,089" calcext:value-type="string">
            <text:p>08,089</text:p>
          </table:table-cell>
          <table:table-cell table:formula="of:=MID([.A290];11;30)" office:value-type="string" office:string-value="Otero County,H1" calcext:value-type="string">
            <text:p>Otero County,H1</text:p>
          </table:table-cell>
          <table:table-cell office:value-type="string" calcext:value-type="string">
            <text:p>Otero County</text:p>
          </table:table-cell>
          <table:table-cell/>
        </table:table-row>
        <table:table-row table:style-name="ro1">
          <table:table-cell office:value-type="string" calcext:value-type="string">
            <text:p>CO,08,091,Ouray County,H1</text:p>
          </table:table-cell>
          <table:table-cell table:formula="of:=LEFT([.A291];2)" office:value-type="string" office:string-value="CO" calcext:value-type="string">
            <text:p>CO</text:p>
          </table:table-cell>
          <table:table-cell table:formula="of:=MID([.A291];4;6)" office:value-type="string" office:string-value="08,091" calcext:value-type="string">
            <text:p>08,091</text:p>
          </table:table-cell>
          <table:table-cell table:formula="of:=MID([.A291];11;30)" office:value-type="string" office:string-value="Ouray County,H1" calcext:value-type="string">
            <text:p>Ouray County,H1</text:p>
          </table:table-cell>
          <table:table-cell office:value-type="string" calcext:value-type="string">
            <text:p>Ouray County</text:p>
          </table:table-cell>
          <table:table-cell/>
        </table:table-row>
        <table:table-row table:style-name="ro1">
          <table:table-cell office:value-type="string" calcext:value-type="string">
            <text:p>CO,08,093,Park County,H1</text:p>
          </table:table-cell>
          <table:table-cell table:formula="of:=LEFT([.A292];2)" office:value-type="string" office:string-value="CO" calcext:value-type="string">
            <text:p>CO</text:p>
          </table:table-cell>
          <table:table-cell table:formula="of:=MID([.A292];4;6)" office:value-type="string" office:string-value="08,093" calcext:value-type="string">
            <text:p>08,093</text:p>
          </table:table-cell>
          <table:table-cell table:formula="of:=MID([.A292];11;30)" office:value-type="string" office:string-value="Park County,H1" calcext:value-type="string">
            <text:p>Park County,H1</text:p>
          </table:table-cell>
          <table:table-cell office:value-type="string" calcext:value-type="string">
            <text:p>Park County</text:p>
          </table:table-cell>
          <table:table-cell/>
        </table:table-row>
        <table:table-row table:style-name="ro1">
          <table:table-cell office:value-type="string" calcext:value-type="string">
            <text:p>CO,08,095,Phillips County,H1</text:p>
          </table:table-cell>
          <table:table-cell table:formula="of:=LEFT([.A293];2)" office:value-type="string" office:string-value="CO" calcext:value-type="string">
            <text:p>CO</text:p>
          </table:table-cell>
          <table:table-cell table:formula="of:=MID([.A293];4;6)" office:value-type="string" office:string-value="08,095" calcext:value-type="string">
            <text:p>08,095</text:p>
          </table:table-cell>
          <table:table-cell table:formula="of:=MID([.A293];11;30)" office:value-type="string" office:string-value="Phillips County,H1" calcext:value-type="string">
            <text:p>Phillips County,H1</text:p>
          </table:table-cell>
          <table:table-cell office:value-type="string" calcext:value-type="string">
            <text:p>Phillips County</text:p>
          </table:table-cell>
          <table:table-cell/>
        </table:table-row>
        <table:table-row table:style-name="ro1">
          <table:table-cell office:value-type="string" calcext:value-type="string">
            <text:p>CO,08,097,Pitkin County,H1</text:p>
          </table:table-cell>
          <table:table-cell table:formula="of:=LEFT([.A294];2)" office:value-type="string" office:string-value="CO" calcext:value-type="string">
            <text:p>CO</text:p>
          </table:table-cell>
          <table:table-cell table:formula="of:=MID([.A294];4;6)" office:value-type="string" office:string-value="08,097" calcext:value-type="string">
            <text:p>08,097</text:p>
          </table:table-cell>
          <table:table-cell table:formula="of:=MID([.A294];11;30)" office:value-type="string" office:string-value="Pitkin County,H1" calcext:value-type="string">
            <text:p>Pitkin County,H1</text:p>
          </table:table-cell>
          <table:table-cell office:value-type="string" calcext:value-type="string">
            <text:p>Pitkin County</text:p>
          </table:table-cell>
          <table:table-cell/>
        </table:table-row>
        <table:table-row table:style-name="ro1">
          <table:table-cell office:value-type="string" calcext:value-type="string">
            <text:p>CO,08,099,Prowers County,H1</text:p>
          </table:table-cell>
          <table:table-cell table:formula="of:=LEFT([.A295];2)" office:value-type="string" office:string-value="CO" calcext:value-type="string">
            <text:p>CO</text:p>
          </table:table-cell>
          <table:table-cell table:formula="of:=MID([.A295];4;6)" office:value-type="string" office:string-value="08,099" calcext:value-type="string">
            <text:p>08,099</text:p>
          </table:table-cell>
          <table:table-cell table:formula="of:=MID([.A295];11;30)" office:value-type="string" office:string-value="Prowers County,H1" calcext:value-type="string">
            <text:p>Prowers County,H1</text:p>
          </table:table-cell>
          <table:table-cell office:value-type="string" calcext:value-type="string">
            <text:p>Prowers County</text:p>
          </table:table-cell>
          <table:table-cell/>
        </table:table-row>
        <table:table-row table:style-name="ro1">
          <table:table-cell office:value-type="string" calcext:value-type="string">
            <text:p>CO,08,101,Pueblo County,H1</text:p>
          </table:table-cell>
          <table:table-cell table:formula="of:=LEFT([.A296];2)" office:value-type="string" office:string-value="CO" calcext:value-type="string">
            <text:p>CO</text:p>
          </table:table-cell>
          <table:table-cell table:formula="of:=MID([.A296];4;6)" office:value-type="string" office:string-value="08,101" calcext:value-type="string">
            <text:p>08,101</text:p>
          </table:table-cell>
          <table:table-cell table:formula="of:=MID([.A296];11;30)" office:value-type="string" office:string-value="Pueblo County,H1" calcext:value-type="string">
            <text:p>Pueblo County,H1</text:p>
          </table:table-cell>
          <table:table-cell office:value-type="string" calcext:value-type="string">
            <text:p>Pueblo County</text:p>
          </table:table-cell>
          <table:table-cell/>
        </table:table-row>
        <table:table-row table:style-name="ro1">
          <table:table-cell office:value-type="string" calcext:value-type="string">
            <text:p>CO,08,103,Rio Blanco County,H1</text:p>
          </table:table-cell>
          <table:table-cell table:formula="of:=LEFT([.A297];2)" office:value-type="string" office:string-value="CO" calcext:value-type="string">
            <text:p>CO</text:p>
          </table:table-cell>
          <table:table-cell table:formula="of:=MID([.A297];4;6)" office:value-type="string" office:string-value="08,103" calcext:value-type="string">
            <text:p>08,103</text:p>
          </table:table-cell>
          <table:table-cell table:formula="of:=MID([.A297];11;30)" office:value-type="string" office:string-value="Rio Blanco County,H1" calcext:value-type="string">
            <text:p>Rio Blanco County,H1</text:p>
          </table:table-cell>
          <table:table-cell office:value-type="string" calcext:value-type="string">
            <text:p>Rio Blanco County</text:p>
          </table:table-cell>
          <table:table-cell/>
        </table:table-row>
        <table:table-row table:style-name="ro1">
          <table:table-cell office:value-type="string" calcext:value-type="string">
            <text:p>CO,08,105,Rio Grande County,H1</text:p>
          </table:table-cell>
          <table:table-cell table:formula="of:=LEFT([.A298];2)" office:value-type="string" office:string-value="CO" calcext:value-type="string">
            <text:p>CO</text:p>
          </table:table-cell>
          <table:table-cell table:formula="of:=MID([.A298];4;6)" office:value-type="string" office:string-value="08,105" calcext:value-type="string">
            <text:p>08,105</text:p>
          </table:table-cell>
          <table:table-cell table:formula="of:=MID([.A298];11;30)" office:value-type="string" office:string-value="Rio Grande County,H1" calcext:value-type="string">
            <text:p>Rio Grande County,H1</text:p>
          </table:table-cell>
          <table:table-cell office:value-type="string" calcext:value-type="string">
            <text:p>Rio Grande County</text:p>
          </table:table-cell>
          <table:table-cell/>
        </table:table-row>
        <table:table-row table:style-name="ro1">
          <table:table-cell office:value-type="string" calcext:value-type="string">
            <text:p>CO,08,107,Routt County,H1</text:p>
          </table:table-cell>
          <table:table-cell table:formula="of:=LEFT([.A299];2)" office:value-type="string" office:string-value="CO" calcext:value-type="string">
            <text:p>CO</text:p>
          </table:table-cell>
          <table:table-cell table:formula="of:=MID([.A299];4;6)" office:value-type="string" office:string-value="08,107" calcext:value-type="string">
            <text:p>08,107</text:p>
          </table:table-cell>
          <table:table-cell table:formula="of:=MID([.A299];11;30)" office:value-type="string" office:string-value="Routt County,H1" calcext:value-type="string">
            <text:p>Routt County,H1</text:p>
          </table:table-cell>
          <table:table-cell office:value-type="string" calcext:value-type="string">
            <text:p>Routt County</text:p>
          </table:table-cell>
          <table:table-cell/>
        </table:table-row>
        <table:table-row table:style-name="ro1">
          <table:table-cell office:value-type="string" calcext:value-type="string">
            <text:p>CO,08,109,Saguache County,H1</text:p>
          </table:table-cell>
          <table:table-cell table:formula="of:=LEFT([.A300];2)" office:value-type="string" office:string-value="CO" calcext:value-type="string">
            <text:p>CO</text:p>
          </table:table-cell>
          <table:table-cell table:formula="of:=MID([.A300];4;6)" office:value-type="string" office:string-value="08,109" calcext:value-type="string">
            <text:p>08,109</text:p>
          </table:table-cell>
          <table:table-cell table:formula="of:=MID([.A300];11;30)" office:value-type="string" office:string-value="Saguache County,H1" calcext:value-type="string">
            <text:p>Saguache County,H1</text:p>
          </table:table-cell>
          <table:table-cell office:value-type="string" calcext:value-type="string">
            <text:p>Saguache County</text:p>
          </table:table-cell>
          <table:table-cell/>
        </table:table-row>
        <table:table-row table:style-name="ro1">
          <table:table-cell office:value-type="string" calcext:value-type="string">
            <text:p>CO,08,111,San Juan County,H1</text:p>
          </table:table-cell>
          <table:table-cell table:formula="of:=LEFT([.A301];2)" office:value-type="string" office:string-value="CO" calcext:value-type="string">
            <text:p>CO</text:p>
          </table:table-cell>
          <table:table-cell table:formula="of:=MID([.A301];4;6)" office:value-type="string" office:string-value="08,111" calcext:value-type="string">
            <text:p>08,111</text:p>
          </table:table-cell>
          <table:table-cell table:formula="of:=MID([.A301];11;30)" office:value-type="string" office:string-value="San Juan County,H1" calcext:value-type="string">
            <text:p>San Juan County,H1</text:p>
          </table:table-cell>
          <table:table-cell office:value-type="string" calcext:value-type="string">
            <text:p>San Juan County</text:p>
          </table:table-cell>
          <table:table-cell/>
        </table:table-row>
        <table:table-row table:style-name="ro1">
          <table:table-cell office:value-type="string" calcext:value-type="string">
            <text:p>CO,08,113,San Miguel County,H1</text:p>
          </table:table-cell>
          <table:table-cell table:formula="of:=LEFT([.A302];2)" office:value-type="string" office:string-value="CO" calcext:value-type="string">
            <text:p>CO</text:p>
          </table:table-cell>
          <table:table-cell table:formula="of:=MID([.A302];4;6)" office:value-type="string" office:string-value="08,113" calcext:value-type="string">
            <text:p>08,113</text:p>
          </table:table-cell>
          <table:table-cell table:formula="of:=MID([.A302];11;30)" office:value-type="string" office:string-value="San Miguel County,H1" calcext:value-type="string">
            <text:p>San Miguel County,H1</text:p>
          </table:table-cell>
          <table:table-cell office:value-type="string" calcext:value-type="string">
            <text:p>San Miguel County</text:p>
          </table:table-cell>
          <table:table-cell/>
        </table:table-row>
        <table:table-row table:style-name="ro1">
          <table:table-cell office:value-type="string" calcext:value-type="string">
            <text:p>CO,08,115,Sedgwick County,H1</text:p>
          </table:table-cell>
          <table:table-cell table:formula="of:=LEFT([.A303];2)" office:value-type="string" office:string-value="CO" calcext:value-type="string">
            <text:p>CO</text:p>
          </table:table-cell>
          <table:table-cell table:formula="of:=MID([.A303];4;6)" office:value-type="string" office:string-value="08,115" calcext:value-type="string">
            <text:p>08,115</text:p>
          </table:table-cell>
          <table:table-cell table:formula="of:=MID([.A303];11;30)" office:value-type="string" office:string-value="Sedgwick County,H1" calcext:value-type="string">
            <text:p>Sedgwick County,H1</text:p>
          </table:table-cell>
          <table:table-cell office:value-type="string" calcext:value-type="string">
            <text:p>Sedgwick County</text:p>
          </table:table-cell>
          <table:table-cell/>
        </table:table-row>
        <table:table-row table:style-name="ro1">
          <table:table-cell office:value-type="string" calcext:value-type="string">
            <text:p>CO,08,117,Summit County,H1</text:p>
          </table:table-cell>
          <table:table-cell table:formula="of:=LEFT([.A304];2)" office:value-type="string" office:string-value="CO" calcext:value-type="string">
            <text:p>CO</text:p>
          </table:table-cell>
          <table:table-cell table:formula="of:=MID([.A304];4;6)" office:value-type="string" office:string-value="08,117" calcext:value-type="string">
            <text:p>08,117</text:p>
          </table:table-cell>
          <table:table-cell table:formula="of:=MID([.A304];11;30)" office:value-type="string" office:string-value="Summit County,H1" calcext:value-type="string">
            <text:p>Summit County,H1</text:p>
          </table:table-cell>
          <table:table-cell office:value-type="string" calcext:value-type="string">
            <text:p>Summit County</text:p>
          </table:table-cell>
          <table:table-cell/>
        </table:table-row>
        <table:table-row table:style-name="ro1">
          <table:table-cell office:value-type="string" calcext:value-type="string">
            <text:p>CO,08,119,Teller County,H1</text:p>
          </table:table-cell>
          <table:table-cell table:formula="of:=LEFT([.A305];2)" office:value-type="string" office:string-value="CO" calcext:value-type="string">
            <text:p>CO</text:p>
          </table:table-cell>
          <table:table-cell table:formula="of:=MID([.A305];4;6)" office:value-type="string" office:string-value="08,119" calcext:value-type="string">
            <text:p>08,119</text:p>
          </table:table-cell>
          <table:table-cell table:formula="of:=MID([.A305];11;30)" office:value-type="string" office:string-value="Teller County,H1" calcext:value-type="string">
            <text:p>Teller County,H1</text:p>
          </table:table-cell>
          <table:table-cell office:value-type="string" calcext:value-type="string">
            <text:p>Teller County</text:p>
          </table:table-cell>
          <table:table-cell/>
        </table:table-row>
        <table:table-row table:style-name="ro1">
          <table:table-cell office:value-type="string" calcext:value-type="string">
            <text:p>CO,08,121,Washington County,H1</text:p>
          </table:table-cell>
          <table:table-cell table:formula="of:=LEFT([.A306];2)" office:value-type="string" office:string-value="CO" calcext:value-type="string">
            <text:p>CO</text:p>
          </table:table-cell>
          <table:table-cell table:formula="of:=MID([.A306];4;6)" office:value-type="string" office:string-value="08,121" calcext:value-type="string">
            <text:p>08,121</text:p>
          </table:table-cell>
          <table:table-cell table:formula="of:=MID([.A306];11;30)" office:value-type="string" office:string-value="Washington County,H1" calcext:value-type="string">
            <text:p>Washington County,H1</text:p>
          </table:table-cell>
          <table:table-cell office:value-type="string" calcext:value-type="string">
            <text:p>Washington County</text:p>
          </table:table-cell>
          <table:table-cell/>
        </table:table-row>
        <table:table-row table:style-name="ro1">
          <table:table-cell office:value-type="string" calcext:value-type="string">
            <text:p>CO,08,123,Weld County,H1</text:p>
          </table:table-cell>
          <table:table-cell table:formula="of:=LEFT([.A307];2)" office:value-type="string" office:string-value="CO" calcext:value-type="string">
            <text:p>CO</text:p>
          </table:table-cell>
          <table:table-cell table:formula="of:=MID([.A307];4;6)" office:value-type="string" office:string-value="08,123" calcext:value-type="string">
            <text:p>08,123</text:p>
          </table:table-cell>
          <table:table-cell table:formula="of:=MID([.A307];11;30)" office:value-type="string" office:string-value="Weld County,H1" calcext:value-type="string">
            <text:p>Weld County,H1</text:p>
          </table:table-cell>
          <table:table-cell office:value-type="string" calcext:value-type="string">
            <text:p>Weld County</text:p>
          </table:table-cell>
          <table:table-cell/>
        </table:table-row>
        <table:table-row table:style-name="ro1">
          <table:table-cell office:value-type="string" calcext:value-type="string">
            <text:p>CO,08,125,Yuma County,H1</text:p>
          </table:table-cell>
          <table:table-cell table:formula="of:=LEFT([.A308];2)" office:value-type="string" office:string-value="CO" calcext:value-type="string">
            <text:p>CO</text:p>
          </table:table-cell>
          <table:table-cell table:formula="of:=MID([.A308];4;6)" office:value-type="string" office:string-value="08,125" calcext:value-type="string">
            <text:p>08,125</text:p>
          </table:table-cell>
          <table:table-cell table:formula="of:=MID([.A308];11;30)" office:value-type="string" office:string-value="Yuma County,H1" calcext:value-type="string">
            <text:p>Yuma County,H1</text:p>
          </table:table-cell>
          <table:table-cell office:value-type="string" calcext:value-type="string">
            <text:p>Yuma County</text:p>
          </table:table-cell>
          <table:table-cell/>
        </table:table-row>
        <table:table-row table:style-name="ro1">
          <table:table-cell office:value-type="string" calcext:value-type="string">
            <text:p>CT,09,001,Fairfield County,H4</text:p>
          </table:table-cell>
          <table:table-cell table:formula="of:=LEFT([.A309];2)" office:value-type="string" office:string-value="CT" calcext:value-type="string">
            <text:p>CT</text:p>
          </table:table-cell>
          <table:table-cell table:formula="of:=MID([.A309];4;6)" office:value-type="string" office:string-value="09,001" calcext:value-type="string">
            <text:p>09,001</text:p>
          </table:table-cell>
          <table:table-cell table:formula="of:=MID([.A309];11;30)" office:value-type="string" office:string-value="Fairfield County,H4" calcext:value-type="string">
            <text:p>Fairfield County,H4</text:p>
          </table:table-cell>
          <table:table-cell office:value-type="string" calcext:value-type="string">
            <text:p>Fairfield County</text:p>
          </table:table-cell>
          <table:table-cell/>
        </table:table-row>
        <table:table-row table:style-name="ro1">
          <table:table-cell office:value-type="string" calcext:value-type="string">
            <text:p>CT,09,003,Hartford County,H4</text:p>
          </table:table-cell>
          <table:table-cell table:formula="of:=LEFT([.A310];2)" office:value-type="string" office:string-value="CT" calcext:value-type="string">
            <text:p>CT</text:p>
          </table:table-cell>
          <table:table-cell table:formula="of:=MID([.A310];4;6)" office:value-type="string" office:string-value="09,003" calcext:value-type="string">
            <text:p>09,003</text:p>
          </table:table-cell>
          <table:table-cell table:formula="of:=MID([.A310];11;30)" office:value-type="string" office:string-value="Hartford County,H4" calcext:value-type="string">
            <text:p>Hartford County,H4</text:p>
          </table:table-cell>
          <table:table-cell office:value-type="string" calcext:value-type="string">
            <text:p>Hartford County</text:p>
          </table:table-cell>
          <table:table-cell/>
        </table:table-row>
        <table:table-row table:style-name="ro1">
          <table:table-cell office:value-type="string" calcext:value-type="string">
            <text:p>CT,09,005,Litchfield County,H4</text:p>
          </table:table-cell>
          <table:table-cell table:formula="of:=LEFT([.A311];2)" office:value-type="string" office:string-value="CT" calcext:value-type="string">
            <text:p>CT</text:p>
          </table:table-cell>
          <table:table-cell table:formula="of:=MID([.A311];4;6)" office:value-type="string" office:string-value="09,005" calcext:value-type="string">
            <text:p>09,005</text:p>
          </table:table-cell>
          <table:table-cell table:formula="of:=MID([.A311];11;30)" office:value-type="string" office:string-value="Litchfield County,H4" calcext:value-type="string">
            <text:p>Litchfield County,H4</text:p>
          </table:table-cell>
          <table:table-cell office:value-type="string" calcext:value-type="string">
            <text:p>Litchfield County</text:p>
          </table:table-cell>
          <table:table-cell/>
        </table:table-row>
        <table:table-row table:style-name="ro1">
          <table:table-cell office:value-type="string" calcext:value-type="string">
            <text:p>CT,09,007,Middlesex County,H4</text:p>
          </table:table-cell>
          <table:table-cell table:formula="of:=LEFT([.A312];2)" office:value-type="string" office:string-value="CT" calcext:value-type="string">
            <text:p>CT</text:p>
          </table:table-cell>
          <table:table-cell table:formula="of:=MID([.A312];4;6)" office:value-type="string" office:string-value="09,007" calcext:value-type="string">
            <text:p>09,007</text:p>
          </table:table-cell>
          <table:table-cell table:formula="of:=MID([.A312];11;30)" office:value-type="string" office:string-value="Middlesex County,H4" calcext:value-type="string">
            <text:p>Middlesex County,H4</text:p>
          </table:table-cell>
          <table:table-cell office:value-type="string" calcext:value-type="string">
            <text:p>Middlesex County</text:p>
          </table:table-cell>
          <table:table-cell/>
        </table:table-row>
        <table:table-row table:style-name="ro1">
          <table:table-cell office:value-type="string" calcext:value-type="string">
            <text:p>CT,09,009,New Haven County,H4</text:p>
          </table:table-cell>
          <table:table-cell table:formula="of:=LEFT([.A313];2)" office:value-type="string" office:string-value="CT" calcext:value-type="string">
            <text:p>CT</text:p>
          </table:table-cell>
          <table:table-cell table:formula="of:=MID([.A313];4;6)" office:value-type="string" office:string-value="09,009" calcext:value-type="string">
            <text:p>09,009</text:p>
          </table:table-cell>
          <table:table-cell table:formula="of:=MID([.A313];11;30)" office:value-type="string" office:string-value="New Haven County,H4" calcext:value-type="string">
            <text:p>New Haven County,H4</text:p>
          </table:table-cell>
          <table:table-cell office:value-type="string" calcext:value-type="string">
            <text:p>New Haven County</text:p>
          </table:table-cell>
          <table:table-cell/>
        </table:table-row>
        <table:table-row table:style-name="ro1">
          <table:table-cell office:value-type="string" calcext:value-type="string">
            <text:p>CT,09,011,New London County,H4</text:p>
          </table:table-cell>
          <table:table-cell table:formula="of:=LEFT([.A314];2)" office:value-type="string" office:string-value="CT" calcext:value-type="string">
            <text:p>CT</text:p>
          </table:table-cell>
          <table:table-cell table:formula="of:=MID([.A314];4;6)" office:value-type="string" office:string-value="09,011" calcext:value-type="string">
            <text:p>09,011</text:p>
          </table:table-cell>
          <table:table-cell table:formula="of:=MID([.A314];11;30)" office:value-type="string" office:string-value="New London County,H4" calcext:value-type="string">
            <text:p>New London County,H4</text:p>
          </table:table-cell>
          <table:table-cell office:value-type="string" calcext:value-type="string">
            <text:p>New London County</text:p>
          </table:table-cell>
          <table:table-cell/>
        </table:table-row>
        <table:table-row table:style-name="ro1">
          <table:table-cell office:value-type="string" calcext:value-type="string">
            <text:p>CT,09,013,Tolland County,H4</text:p>
          </table:table-cell>
          <table:table-cell table:formula="of:=LEFT([.A315];2)" office:value-type="string" office:string-value="CT" calcext:value-type="string">
            <text:p>CT</text:p>
          </table:table-cell>
          <table:table-cell table:formula="of:=MID([.A315];4;6)" office:value-type="string" office:string-value="09,013" calcext:value-type="string">
            <text:p>09,013</text:p>
          </table:table-cell>
          <table:table-cell table:formula="of:=MID([.A315];11;30)" office:value-type="string" office:string-value="Tolland County,H4" calcext:value-type="string">
            <text:p>Tolland County,H4</text:p>
          </table:table-cell>
          <table:table-cell office:value-type="string" calcext:value-type="string">
            <text:p>Tolland County</text:p>
          </table:table-cell>
          <table:table-cell/>
        </table:table-row>
        <table:table-row table:style-name="ro1">
          <table:table-cell office:value-type="string" calcext:value-type="string">
            <text:p>CT,09,015,Windham County,H4</text:p>
          </table:table-cell>
          <table:table-cell table:formula="of:=LEFT([.A316];2)" office:value-type="string" office:string-value="CT" calcext:value-type="string">
            <text:p>CT</text:p>
          </table:table-cell>
          <table:table-cell table:formula="of:=MID([.A316];4;6)" office:value-type="string" office:string-value="09,015" calcext:value-type="string">
            <text:p>09,015</text:p>
          </table:table-cell>
          <table:table-cell table:formula="of:=MID([.A316];11;30)" office:value-type="string" office:string-value="Windham County,H4" calcext:value-type="string">
            <text:p>Windham County,H4</text:p>
          </table:table-cell>
          <table:table-cell office:value-type="string" calcext:value-type="string">
            <text:p>Windham County</text:p>
          </table:table-cell>
          <table:table-cell/>
        </table:table-row>
        <table:table-row table:style-name="ro1">
          <table:table-cell office:value-type="string" calcext:value-type="string">
            <text:p>DE,10,001,Kent County,H1</text:p>
          </table:table-cell>
          <table:table-cell table:formula="of:=LEFT([.A317];2)" office:value-type="string" office:string-value="DE" calcext:value-type="string">
            <text:p>DE</text:p>
          </table:table-cell>
          <table:table-cell table:formula="of:=MID([.A317];4;6)" office:value-type="string" office:string-value="10,001" calcext:value-type="string">
            <text:p>10,001</text:p>
          </table:table-cell>
          <table:table-cell table:formula="of:=MID([.A317];11;30)" office:value-type="string" office:string-value="Kent County,H1" calcext:value-type="string">
            <text:p>Kent County,H1</text:p>
          </table:table-cell>
          <table:table-cell office:value-type="string" calcext:value-type="string">
            <text:p>Kent County</text:p>
          </table:table-cell>
          <table:table-cell/>
        </table:table-row>
        <table:table-row table:style-name="ro1">
          <table:table-cell office:value-type="string" calcext:value-type="string">
            <text:p>DE,10,003,New Castle County,H1</text:p>
          </table:table-cell>
          <table:table-cell table:formula="of:=LEFT([.A318];2)" office:value-type="string" office:string-value="DE" calcext:value-type="string">
            <text:p>DE</text:p>
          </table:table-cell>
          <table:table-cell table:formula="of:=MID([.A318];4;6)" office:value-type="string" office:string-value="10,003" calcext:value-type="string">
            <text:p>10,003</text:p>
          </table:table-cell>
          <table:table-cell table:formula="of:=MID([.A318];11;30)" office:value-type="string" office:string-value="New Castle County,H1" calcext:value-type="string">
            <text:p>New Castle County,H1</text:p>
          </table:table-cell>
          <table:table-cell office:value-type="string" calcext:value-type="string">
            <text:p>New Castle County</text:p>
          </table:table-cell>
          <table:table-cell/>
        </table:table-row>
        <table:table-row table:style-name="ro1">
          <table:table-cell office:value-type="string" calcext:value-type="string">
            <text:p>DE,10,005,Sussex County,H1</text:p>
          </table:table-cell>
          <table:table-cell table:formula="of:=LEFT([.A319];2)" office:value-type="string" office:string-value="DE" calcext:value-type="string">
            <text:p>DE</text:p>
          </table:table-cell>
          <table:table-cell table:formula="of:=MID([.A319];4;6)" office:value-type="string" office:string-value="10,005" calcext:value-type="string">
            <text:p>10,005</text:p>
          </table:table-cell>
          <table:table-cell table:formula="of:=MID([.A319];11;30)" office:value-type="string" office:string-value="Sussex County,H1" calcext:value-type="string">
            <text:p>Sussex County,H1</text:p>
          </table:table-cell>
          <table:table-cell office:value-type="string" calcext:value-type="string">
            <text:p>Sussex County</text:p>
          </table:table-cell>
          <table:table-cell/>
        </table:table-row>
        <table:table-row table:style-name="ro2">
          <table:table-cell office:value-type="string" calcext:value-type="string">
            <text:p>DC,11,001,District of Columbia,H6</text:p>
          </table:table-cell>
          <table:table-cell table:formula="of:=LEFT([.A320];2)" office:value-type="string" office:string-value="DC" calcext:value-type="string">
            <text:p>DC</text:p>
          </table:table-cell>
          <table:table-cell table:formula="of:=MID([.A320];4;6)" office:value-type="string" office:string-value="11,001" calcext:value-type="string">
            <text:p>11,001</text:p>
          </table:table-cell>
          <table:table-cell table:formula="of:=MID([.A320];11;30)" office:value-type="string" office:string-value="District of Columbia,H6" calcext:value-type="string">
            <text:p>District of Columbia,H6</text:p>
          </table:table-cell>
          <table:table-cell office:value-type="string" calcext:value-type="string">
            <text:p>District of Columbia</text:p>
          </table:table-cell>
          <table:table-cell/>
        </table:table-row>
        <table:table-row table:style-name="ro1">
          <table:table-cell office:value-type="string" calcext:value-type="string">
            <text:p>FL,12,001,Alachua County,H1</text:p>
          </table:table-cell>
          <table:table-cell table:formula="of:=LEFT([.A321];2)" office:value-type="string" office:string-value="FL" calcext:value-type="string">
            <text:p>FL</text:p>
          </table:table-cell>
          <table:table-cell table:formula="of:=MID([.A321];4;6)" office:value-type="string" office:string-value="12,001" calcext:value-type="string">
            <text:p>12,001</text:p>
          </table:table-cell>
          <table:table-cell table:formula="of:=MID([.A321];11;30)" office:value-type="string" office:string-value="Alachua County,H1" calcext:value-type="string">
            <text:p>Alachua County,H1</text:p>
          </table:table-cell>
          <table:table-cell office:value-type="string" calcext:value-type="string">
            <text:p>Alachua County</text:p>
          </table:table-cell>
          <table:table-cell/>
        </table:table-row>
        <table:table-row table:style-name="ro1">
          <table:table-cell office:value-type="string" calcext:value-type="string">
            <text:p>FL,12,003,Baker County,H1</text:p>
          </table:table-cell>
          <table:table-cell table:formula="of:=LEFT([.A322];2)" office:value-type="string" office:string-value="FL" calcext:value-type="string">
            <text:p>FL</text:p>
          </table:table-cell>
          <table:table-cell table:formula="of:=MID([.A322];4;6)" office:value-type="string" office:string-value="12,003" calcext:value-type="string">
            <text:p>12,003</text:p>
          </table:table-cell>
          <table:table-cell table:formula="of:=MID([.A322];11;30)" office:value-type="string" office:string-value="Baker County,H1" calcext:value-type="string">
            <text:p>Baker County,H1</text:p>
          </table:table-cell>
          <table:table-cell office:value-type="string" calcext:value-type="string">
            <text:p>Baker County</text:p>
          </table:table-cell>
          <table:table-cell/>
        </table:table-row>
        <table:table-row table:style-name="ro1">
          <table:table-cell office:value-type="string" calcext:value-type="string">
            <text:p>FL,12,005,Bay County,H1</text:p>
          </table:table-cell>
          <table:table-cell table:formula="of:=LEFT([.A323];2)" office:value-type="string" office:string-value="FL" calcext:value-type="string">
            <text:p>FL</text:p>
          </table:table-cell>
          <table:table-cell table:formula="of:=MID([.A323];4;6)" office:value-type="string" office:string-value="12,005" calcext:value-type="string">
            <text:p>12,005</text:p>
          </table:table-cell>
          <table:table-cell table:formula="of:=MID([.A323];11;30)" office:value-type="string" office:string-value="Bay County,H1" calcext:value-type="string">
            <text:p>Bay County,H1</text:p>
          </table:table-cell>
          <table:table-cell office:value-type="string" calcext:value-type="string">
            <text:p>Bay County</text:p>
          </table:table-cell>
          <table:table-cell/>
        </table:table-row>
        <table:table-row table:style-name="ro1">
          <table:table-cell office:value-type="string" calcext:value-type="string">
            <text:p>FL,12,007,Bradford County,H1</text:p>
          </table:table-cell>
          <table:table-cell table:formula="of:=LEFT([.A324];2)" office:value-type="string" office:string-value="FL" calcext:value-type="string">
            <text:p>FL</text:p>
          </table:table-cell>
          <table:table-cell table:formula="of:=MID([.A324];4;6)" office:value-type="string" office:string-value="12,007" calcext:value-type="string">
            <text:p>12,007</text:p>
          </table:table-cell>
          <table:table-cell table:formula="of:=MID([.A324];11;30)" office:value-type="string" office:string-value="Bradford County,H1" calcext:value-type="string">
            <text:p>Bradford County,H1</text:p>
          </table:table-cell>
          <table:table-cell office:value-type="string" calcext:value-type="string">
            <text:p>Bradford County</text:p>
          </table:table-cell>
          <table:table-cell/>
        </table:table-row>
        <table:table-row table:style-name="ro1">
          <table:table-cell office:value-type="string" calcext:value-type="string">
            <text:p>FL,12,009,Brevard County,H1</text:p>
          </table:table-cell>
          <table:table-cell table:formula="of:=LEFT([.A325];2)" office:value-type="string" office:string-value="FL" calcext:value-type="string">
            <text:p>FL</text:p>
          </table:table-cell>
          <table:table-cell table:formula="of:=MID([.A325];4;6)" office:value-type="string" office:string-value="12,009" calcext:value-type="string">
            <text:p>12,009</text:p>
          </table:table-cell>
          <table:table-cell table:formula="of:=MID([.A325];11;30)" office:value-type="string" office:string-value="Brevard County,H1" calcext:value-type="string">
            <text:p>Brevard County,H1</text:p>
          </table:table-cell>
          <table:table-cell office:value-type="string" calcext:value-type="string">
            <text:p>Brevard County</text:p>
          </table:table-cell>
          <table:table-cell/>
        </table:table-row>
        <table:table-row table:style-name="ro1">
          <table:table-cell office:value-type="string" calcext:value-type="string">
            <text:p>FL,12,011,Broward County,H1</text:p>
          </table:table-cell>
          <table:table-cell table:formula="of:=LEFT([.A326];2)" office:value-type="string" office:string-value="FL" calcext:value-type="string">
            <text:p>FL</text:p>
          </table:table-cell>
          <table:table-cell table:formula="of:=MID([.A326];4;6)" office:value-type="string" office:string-value="12,011" calcext:value-type="string">
            <text:p>12,011</text:p>
          </table:table-cell>
          <table:table-cell table:formula="of:=MID([.A326];11;30)" office:value-type="string" office:string-value="Broward County,H1" calcext:value-type="string">
            <text:p>Broward County,H1</text:p>
          </table:table-cell>
          <table:table-cell office:value-type="string" calcext:value-type="string">
            <text:p>Broward County</text:p>
          </table:table-cell>
          <table:table-cell/>
        </table:table-row>
        <table:table-row table:style-name="ro1">
          <table:table-cell office:value-type="string" calcext:value-type="string">
            <text:p>FL,12,013,Calhoun County,H1</text:p>
          </table:table-cell>
          <table:table-cell table:formula="of:=LEFT([.A327];2)" office:value-type="string" office:string-value="FL" calcext:value-type="string">
            <text:p>FL</text:p>
          </table:table-cell>
          <table:table-cell table:formula="of:=MID([.A327];4;6)" office:value-type="string" office:string-value="12,013" calcext:value-type="string">
            <text:p>12,013</text:p>
          </table:table-cell>
          <table:table-cell table:formula="of:=MID([.A327];11;30)" office:value-type="string" office:string-value="Calhoun County,H1" calcext:value-type="string">
            <text:p>Calhoun County,H1</text:p>
          </table:table-cell>
          <table:table-cell office:value-type="string" calcext:value-type="string">
            <text:p>Calhoun County</text:p>
          </table:table-cell>
          <table:table-cell/>
        </table:table-row>
        <table:table-row table:style-name="ro1">
          <table:table-cell office:value-type="string" calcext:value-type="string">
            <text:p>FL,12,015,Charlotte County,H1</text:p>
          </table:table-cell>
          <table:table-cell table:formula="of:=LEFT([.A328];2)" office:value-type="string" office:string-value="FL" calcext:value-type="string">
            <text:p>FL</text:p>
          </table:table-cell>
          <table:table-cell table:formula="of:=MID([.A328];4;6)" office:value-type="string" office:string-value="12,015" calcext:value-type="string">
            <text:p>12,015</text:p>
          </table:table-cell>
          <table:table-cell table:formula="of:=MID([.A328];11;30)" office:value-type="string" office:string-value="Charlotte County,H1" calcext:value-type="string">
            <text:p>Charlotte County,H1</text:p>
          </table:table-cell>
          <table:table-cell office:value-type="string" calcext:value-type="string">
            <text:p>Charlotte County</text:p>
          </table:table-cell>
          <table:table-cell/>
        </table:table-row>
        <table:table-row table:style-name="ro1">
          <table:table-cell office:value-type="string" calcext:value-type="string">
            <text:p>FL,12,017,Citrus County,H1</text:p>
          </table:table-cell>
          <table:table-cell table:formula="of:=LEFT([.A329];2)" office:value-type="string" office:string-value="FL" calcext:value-type="string">
            <text:p>FL</text:p>
          </table:table-cell>
          <table:table-cell table:formula="of:=MID([.A329];4;6)" office:value-type="string" office:string-value="12,017" calcext:value-type="string">
            <text:p>12,017</text:p>
          </table:table-cell>
          <table:table-cell table:formula="of:=MID([.A329];11;30)" office:value-type="string" office:string-value="Citrus County,H1" calcext:value-type="string">
            <text:p>Citrus County,H1</text:p>
          </table:table-cell>
          <table:table-cell office:value-type="string" calcext:value-type="string">
            <text:p>Citrus County</text:p>
          </table:table-cell>
          <table:table-cell/>
        </table:table-row>
        <table:table-row table:style-name="ro1">
          <table:table-cell office:value-type="string" calcext:value-type="string">
            <text:p>FL,12,019,Clay County,H1</text:p>
          </table:table-cell>
          <table:table-cell table:formula="of:=LEFT([.A330];2)" office:value-type="string" office:string-value="FL" calcext:value-type="string">
            <text:p>FL</text:p>
          </table:table-cell>
          <table:table-cell table:formula="of:=MID([.A330];4;6)" office:value-type="string" office:string-value="12,019" calcext:value-type="string">
            <text:p>12,019</text:p>
          </table:table-cell>
          <table:table-cell table:formula="of:=MID([.A330];11;30)" office:value-type="string" office:string-value="Clay County,H1" calcext:value-type="string">
            <text:p>Clay County,H1</text:p>
          </table:table-cell>
          <table:table-cell office:value-type="string" calcext:value-type="string">
            <text:p>Clay County</text:p>
          </table:table-cell>
          <table:table-cell/>
        </table:table-row>
        <table:table-row table:style-name="ro1">
          <table:table-cell office:value-type="string" calcext:value-type="string">
            <text:p>FL,12,021,Collier County,H1</text:p>
          </table:table-cell>
          <table:table-cell table:formula="of:=LEFT([.A331];2)" office:value-type="string" office:string-value="FL" calcext:value-type="string">
            <text:p>FL</text:p>
          </table:table-cell>
          <table:table-cell table:formula="of:=MID([.A331];4;6)" office:value-type="string" office:string-value="12,021" calcext:value-type="string">
            <text:p>12,021</text:p>
          </table:table-cell>
          <table:table-cell table:formula="of:=MID([.A331];11;30)" office:value-type="string" office:string-value="Collier County,H1" calcext:value-type="string">
            <text:p>Collier County,H1</text:p>
          </table:table-cell>
          <table:table-cell office:value-type="string" calcext:value-type="string">
            <text:p>Collier County</text:p>
          </table:table-cell>
          <table:table-cell/>
        </table:table-row>
        <table:table-row table:style-name="ro1">
          <table:table-cell office:value-type="string" calcext:value-type="string">
            <text:p>FL,12,023,Columbia County,H1</text:p>
          </table:table-cell>
          <table:table-cell table:formula="of:=LEFT([.A332];2)" office:value-type="string" office:string-value="FL" calcext:value-type="string">
            <text:p>FL</text:p>
          </table:table-cell>
          <table:table-cell table:formula="of:=MID([.A332];4;6)" office:value-type="string" office:string-value="12,023" calcext:value-type="string">
            <text:p>12,023</text:p>
          </table:table-cell>
          <table:table-cell table:formula="of:=MID([.A332];11;30)" office:value-type="string" office:string-value="Columbia County,H1" calcext:value-type="string">
            <text:p>Columbia County,H1</text:p>
          </table:table-cell>
          <table:table-cell office:value-type="string" calcext:value-type="string">
            <text:p>Columbia County</text:p>
          </table:table-cell>
          <table:table-cell/>
        </table:table-row>
        <table:table-row table:style-name="ro1">
          <table:table-cell office:value-type="string" calcext:value-type="string">
            <text:p>FL,12,027,DeSoto County,H1</text:p>
          </table:table-cell>
          <table:table-cell table:formula="of:=LEFT([.A333];2)" office:value-type="string" office:string-value="FL" calcext:value-type="string">
            <text:p>FL</text:p>
          </table:table-cell>
          <table:table-cell table:formula="of:=MID([.A333];4;6)" office:value-type="string" office:string-value="12,027" calcext:value-type="string">
            <text:p>12,027</text:p>
          </table:table-cell>
          <table:table-cell table:formula="of:=MID([.A333];11;30)" office:value-type="string" office:string-value="DeSoto County,H1" calcext:value-type="string">
            <text:p>DeSoto County,H1</text:p>
          </table:table-cell>
          <table:table-cell office:value-type="string" calcext:value-type="string">
            <text:p>DeSoto County</text:p>
          </table:table-cell>
          <table:table-cell/>
        </table:table-row>
        <table:table-row table:style-name="ro1">
          <table:table-cell office:value-type="string" calcext:value-type="string">
            <text:p>FL,12,029,Dixie County,H1</text:p>
          </table:table-cell>
          <table:table-cell table:formula="of:=LEFT([.A334];2)" office:value-type="string" office:string-value="FL" calcext:value-type="string">
            <text:p>FL</text:p>
          </table:table-cell>
          <table:table-cell table:formula="of:=MID([.A334];4;6)" office:value-type="string" office:string-value="12,029" calcext:value-type="string">
            <text:p>12,029</text:p>
          </table:table-cell>
          <table:table-cell table:formula="of:=MID([.A334];11;30)" office:value-type="string" office:string-value="Dixie County,H1" calcext:value-type="string">
            <text:p>Dixie County,H1</text:p>
          </table:table-cell>
          <table:table-cell office:value-type="string" calcext:value-type="string">
            <text:p>Dixie County</text:p>
          </table:table-cell>
          <table:table-cell/>
        </table:table-row>
        <table:table-row table:style-name="ro1">
          <table:table-cell office:value-type="string" calcext:value-type="string">
            <text:p>FL,12,031,Duval County,H6</text:p>
          </table:table-cell>
          <table:table-cell table:formula="of:=LEFT([.A335];2)" office:value-type="string" office:string-value="FL" calcext:value-type="string">
            <text:p>FL</text:p>
          </table:table-cell>
          <table:table-cell table:formula="of:=MID([.A335];4;6)" office:value-type="string" office:string-value="12,031" calcext:value-type="string">
            <text:p>12,031</text:p>
          </table:table-cell>
          <table:table-cell table:formula="of:=MID([.A335];11;30)" office:value-type="string" office:string-value="Duval County,H6" calcext:value-type="string">
            <text:p>Duval County,H6</text:p>
          </table:table-cell>
          <table:table-cell office:value-type="string" calcext:value-type="string">
            <text:p>Duval County</text:p>
          </table:table-cell>
          <table:table-cell/>
        </table:table-row>
        <table:table-row table:style-name="ro1">
          <table:table-cell office:value-type="string" calcext:value-type="string">
            <text:p>FL,12,033,Escambia County,H1</text:p>
          </table:table-cell>
          <table:table-cell table:formula="of:=LEFT([.A336];2)" office:value-type="string" office:string-value="FL" calcext:value-type="string">
            <text:p>FL</text:p>
          </table:table-cell>
          <table:table-cell table:formula="of:=MID([.A336];4;6)" office:value-type="string" office:string-value="12,033" calcext:value-type="string">
            <text:p>12,033</text:p>
          </table:table-cell>
          <table:table-cell table:formula="of:=MID([.A336];11;30)" office:value-type="string" office:string-value="Escambia County,H1" calcext:value-type="string">
            <text:p>Escambia County,H1</text:p>
          </table:table-cell>
          <table:table-cell office:value-type="string" calcext:value-type="string">
            <text:p>Escambia County</text:p>
          </table:table-cell>
          <table:table-cell/>
        </table:table-row>
        <table:table-row table:style-name="ro1">
          <table:table-cell office:value-type="string" calcext:value-type="string">
            <text:p>FL,12,035,Flagler County,H1</text:p>
          </table:table-cell>
          <table:table-cell table:formula="of:=LEFT([.A337];2)" office:value-type="string" office:string-value="FL" calcext:value-type="string">
            <text:p>FL</text:p>
          </table:table-cell>
          <table:table-cell table:formula="of:=MID([.A337];4;6)" office:value-type="string" office:string-value="12,035" calcext:value-type="string">
            <text:p>12,035</text:p>
          </table:table-cell>
          <table:table-cell table:formula="of:=MID([.A337];11;30)" office:value-type="string" office:string-value="Flagler County,H1" calcext:value-type="string">
            <text:p>Flagler County,H1</text:p>
          </table:table-cell>
          <table:table-cell office:value-type="string" calcext:value-type="string">
            <text:p>Flagler County</text:p>
          </table:table-cell>
          <table:table-cell/>
        </table:table-row>
        <table:table-row table:style-name="ro1">
          <table:table-cell office:value-type="string" calcext:value-type="string">
            <text:p>FL,12,037,Franklin County,H1</text:p>
          </table:table-cell>
          <table:table-cell table:formula="of:=LEFT([.A338];2)" office:value-type="string" office:string-value="FL" calcext:value-type="string">
            <text:p>FL</text:p>
          </table:table-cell>
          <table:table-cell table:formula="of:=MID([.A338];4;6)" office:value-type="string" office:string-value="12,037" calcext:value-type="string">
            <text:p>12,037</text:p>
          </table:table-cell>
          <table:table-cell table:formula="of:=MID([.A338];11;30)" office:value-type="string" office:string-value="Franklin County,H1" calcext:value-type="string">
            <text:p>Franklin County,H1</text:p>
          </table:table-cell>
          <table:table-cell office:value-type="string" calcext:value-type="string">
            <text:p>Franklin County</text:p>
          </table:table-cell>
          <table:table-cell/>
        </table:table-row>
        <table:table-row table:style-name="ro1">
          <table:table-cell office:value-type="string" calcext:value-type="string">
            <text:p>FL,12,039,Gadsden County,H1</text:p>
          </table:table-cell>
          <table:table-cell table:formula="of:=LEFT([.A339];2)" office:value-type="string" office:string-value="FL" calcext:value-type="string">
            <text:p>FL</text:p>
          </table:table-cell>
          <table:table-cell table:formula="of:=MID([.A339];4;6)" office:value-type="string" office:string-value="12,039" calcext:value-type="string">
            <text:p>12,039</text:p>
          </table:table-cell>
          <table:table-cell table:formula="of:=MID([.A339];11;30)" office:value-type="string" office:string-value="Gadsden County,H1" calcext:value-type="string">
            <text:p>Gadsden County,H1</text:p>
          </table:table-cell>
          <table:table-cell office:value-type="string" calcext:value-type="string">
            <text:p>Gadsden County</text:p>
          </table:table-cell>
          <table:table-cell/>
        </table:table-row>
        <table:table-row table:style-name="ro1">
          <table:table-cell office:value-type="string" calcext:value-type="string">
            <text:p>FL,12,041,Gilchrist County,H1</text:p>
          </table:table-cell>
          <table:table-cell table:formula="of:=LEFT([.A340];2)" office:value-type="string" office:string-value="FL" calcext:value-type="string">
            <text:p>FL</text:p>
          </table:table-cell>
          <table:table-cell table:formula="of:=MID([.A340];4;6)" office:value-type="string" office:string-value="12,041" calcext:value-type="string">
            <text:p>12,041</text:p>
          </table:table-cell>
          <table:table-cell table:formula="of:=MID([.A340];11;30)" office:value-type="string" office:string-value="Gilchrist County,H1" calcext:value-type="string">
            <text:p>Gilchrist County,H1</text:p>
          </table:table-cell>
          <table:table-cell office:value-type="string" calcext:value-type="string">
            <text:p>Gilchrist County</text:p>
          </table:table-cell>
          <table:table-cell/>
        </table:table-row>
        <table:table-row table:style-name="ro1">
          <table:table-cell office:value-type="string" calcext:value-type="string">
            <text:p>FL,12,043,Glades County,H1</text:p>
          </table:table-cell>
          <table:table-cell table:formula="of:=LEFT([.A341];2)" office:value-type="string" office:string-value="FL" calcext:value-type="string">
            <text:p>FL</text:p>
          </table:table-cell>
          <table:table-cell table:formula="of:=MID([.A341];4;6)" office:value-type="string" office:string-value="12,043" calcext:value-type="string">
            <text:p>12,043</text:p>
          </table:table-cell>
          <table:table-cell table:formula="of:=MID([.A341];11;30)" office:value-type="string" office:string-value="Glades County,H1" calcext:value-type="string">
            <text:p>Glades County,H1</text:p>
          </table:table-cell>
          <table:table-cell office:value-type="string" calcext:value-type="string">
            <text:p>Glades County</text:p>
          </table:table-cell>
          <table:table-cell/>
        </table:table-row>
        <table:table-row table:style-name="ro1">
          <table:table-cell office:value-type="string" calcext:value-type="string">
            <text:p>FL,12,045,Gulf County,H1</text:p>
          </table:table-cell>
          <table:table-cell table:formula="of:=LEFT([.A342];2)" office:value-type="string" office:string-value="FL" calcext:value-type="string">
            <text:p>FL</text:p>
          </table:table-cell>
          <table:table-cell table:formula="of:=MID([.A342];4;6)" office:value-type="string" office:string-value="12,045" calcext:value-type="string">
            <text:p>12,045</text:p>
          </table:table-cell>
          <table:table-cell table:formula="of:=MID([.A342];11;30)" office:value-type="string" office:string-value="Gulf County,H1" calcext:value-type="string">
            <text:p>Gulf County,H1</text:p>
          </table:table-cell>
          <table:table-cell office:value-type="string" calcext:value-type="string">
            <text:p>Gulf County</text:p>
          </table:table-cell>
          <table:table-cell/>
        </table:table-row>
        <table:table-row table:style-name="ro1">
          <table:table-cell office:value-type="string" calcext:value-type="string">
            <text:p>FL,12,047,Hamilton County,H1</text:p>
          </table:table-cell>
          <table:table-cell table:formula="of:=LEFT([.A343];2)" office:value-type="string" office:string-value="FL" calcext:value-type="string">
            <text:p>FL</text:p>
          </table:table-cell>
          <table:table-cell table:formula="of:=MID([.A343];4;6)" office:value-type="string" office:string-value="12,047" calcext:value-type="string">
            <text:p>12,047</text:p>
          </table:table-cell>
          <table:table-cell table:formula="of:=MID([.A343];11;30)" office:value-type="string" office:string-value="Hamilton County,H1" calcext:value-type="string">
            <text:p>Hamilton County,H1</text:p>
          </table:table-cell>
          <table:table-cell office:value-type="string" calcext:value-type="string">
            <text:p>Hamilton County</text:p>
          </table:table-cell>
          <table:table-cell/>
        </table:table-row>
        <table:table-row table:style-name="ro1">
          <table:table-cell office:value-type="string" calcext:value-type="string">
            <text:p>FL,12,049,Hardee County,H1</text:p>
          </table:table-cell>
          <table:table-cell table:formula="of:=LEFT([.A344];2)" office:value-type="string" office:string-value="FL" calcext:value-type="string">
            <text:p>FL</text:p>
          </table:table-cell>
          <table:table-cell table:formula="of:=MID([.A344];4;6)" office:value-type="string" office:string-value="12,049" calcext:value-type="string">
            <text:p>12,049</text:p>
          </table:table-cell>
          <table:table-cell table:formula="of:=MID([.A344];11;30)" office:value-type="string" office:string-value="Hardee County,H1" calcext:value-type="string">
            <text:p>Hardee County,H1</text:p>
          </table:table-cell>
          <table:table-cell office:value-type="string" calcext:value-type="string">
            <text:p>Hardee County</text:p>
          </table:table-cell>
          <table:table-cell/>
        </table:table-row>
        <table:table-row table:style-name="ro1">
          <table:table-cell office:value-type="string" calcext:value-type="string">
            <text:p>FL,12,051,Hendry County,H1</text:p>
          </table:table-cell>
          <table:table-cell table:formula="of:=LEFT([.A345];2)" office:value-type="string" office:string-value="FL" calcext:value-type="string">
            <text:p>FL</text:p>
          </table:table-cell>
          <table:table-cell table:formula="of:=MID([.A345];4;6)" office:value-type="string" office:string-value="12,051" calcext:value-type="string">
            <text:p>12,051</text:p>
          </table:table-cell>
          <table:table-cell table:formula="of:=MID([.A345];11;30)" office:value-type="string" office:string-value="Hendry County,H1" calcext:value-type="string">
            <text:p>Hendry County,H1</text:p>
          </table:table-cell>
          <table:table-cell office:value-type="string" calcext:value-type="string">
            <text:p>Hendry County</text:p>
          </table:table-cell>
          <table:table-cell/>
        </table:table-row>
        <table:table-row table:style-name="ro1">
          <table:table-cell office:value-type="string" calcext:value-type="string">
            <text:p>FL,12,053,Hernando County,H1</text:p>
          </table:table-cell>
          <table:table-cell table:formula="of:=LEFT([.A346];2)" office:value-type="string" office:string-value="FL" calcext:value-type="string">
            <text:p>FL</text:p>
          </table:table-cell>
          <table:table-cell table:formula="of:=MID([.A346];4;6)" office:value-type="string" office:string-value="12,053" calcext:value-type="string">
            <text:p>12,053</text:p>
          </table:table-cell>
          <table:table-cell table:formula="of:=MID([.A346];11;30)" office:value-type="string" office:string-value="Hernando County,H1" calcext:value-type="string">
            <text:p>Hernando County,H1</text:p>
          </table:table-cell>
          <table:table-cell office:value-type="string" calcext:value-type="string">
            <text:p>Hernando County</text:p>
          </table:table-cell>
          <table:table-cell/>
        </table:table-row>
        <table:table-row table:style-name="ro1">
          <table:table-cell office:value-type="string" calcext:value-type="string">
            <text:p>FL,12,055,Highlands County,H1</text:p>
          </table:table-cell>
          <table:table-cell table:formula="of:=LEFT([.A347];2)" office:value-type="string" office:string-value="FL" calcext:value-type="string">
            <text:p>FL</text:p>
          </table:table-cell>
          <table:table-cell table:formula="of:=MID([.A347];4;6)" office:value-type="string" office:string-value="12,055" calcext:value-type="string">
            <text:p>12,055</text:p>
          </table:table-cell>
          <table:table-cell table:formula="of:=MID([.A347];11;30)" office:value-type="string" office:string-value="Highlands County,H1" calcext:value-type="string">
            <text:p>Highlands County,H1</text:p>
          </table:table-cell>
          <table:table-cell office:value-type="string" calcext:value-type="string">
            <text:p>Highlands County</text:p>
          </table:table-cell>
          <table:table-cell/>
        </table:table-row>
        <table:table-row table:style-name="ro2">
          <table:table-cell office:value-type="string" calcext:value-type="string">
            <text:p>FL,12,057,Hillsborough County,H1</text:p>
          </table:table-cell>
          <table:table-cell table:formula="of:=LEFT([.A348];2)" office:value-type="string" office:string-value="FL" calcext:value-type="string">
            <text:p>FL</text:p>
          </table:table-cell>
          <table:table-cell table:formula="of:=MID([.A348];4;6)" office:value-type="string" office:string-value="12,057" calcext:value-type="string">
            <text:p>12,057</text:p>
          </table:table-cell>
          <table:table-cell table:formula="of:=MID([.A348];11;30)" office:value-type="string" office:string-value="Hillsborough County,H1" calcext:value-type="string">
            <text:p>Hillsborough County,H1</text:p>
          </table:table-cell>
          <table:table-cell office:value-type="string" calcext:value-type="string">
            <text:p>Hillsborough County</text:p>
          </table:table-cell>
          <table:table-cell/>
        </table:table-row>
        <table:table-row table:style-name="ro1">
          <table:table-cell office:value-type="string" calcext:value-type="string">
            <text:p>FL,12,059,Holmes County,H1</text:p>
          </table:table-cell>
          <table:table-cell table:formula="of:=LEFT([.A349];2)" office:value-type="string" office:string-value="FL" calcext:value-type="string">
            <text:p>FL</text:p>
          </table:table-cell>
          <table:table-cell table:formula="of:=MID([.A349];4;6)" office:value-type="string" office:string-value="12,059" calcext:value-type="string">
            <text:p>12,059</text:p>
          </table:table-cell>
          <table:table-cell table:formula="of:=MID([.A349];11;30)" office:value-type="string" office:string-value="Holmes County,H1" calcext:value-type="string">
            <text:p>Holmes County,H1</text:p>
          </table:table-cell>
          <table:table-cell office:value-type="string" calcext:value-type="string">
            <text:p>Holmes County</text:p>
          </table:table-cell>
          <table:table-cell/>
        </table:table-row>
        <table:table-row table:style-name="ro2">
          <table:table-cell office:value-type="string" calcext:value-type="string">
            <text:p>FL,12,061,Indian River County,H1</text:p>
          </table:table-cell>
          <table:table-cell table:formula="of:=LEFT([.A350];2)" office:value-type="string" office:string-value="FL" calcext:value-type="string">
            <text:p>FL</text:p>
          </table:table-cell>
          <table:table-cell table:formula="of:=MID([.A350];4;6)" office:value-type="string" office:string-value="12,061" calcext:value-type="string">
            <text:p>12,061</text:p>
          </table:table-cell>
          <table:table-cell table:formula="of:=MID([.A350];11;30)" office:value-type="string" office:string-value="Indian River County,H1" calcext:value-type="string">
            <text:p>Indian River County,H1</text:p>
          </table:table-cell>
          <table:table-cell office:value-type="string" calcext:value-type="string">
            <text:p>Indian River County</text:p>
          </table:table-cell>
          <table:table-cell/>
        </table:table-row>
        <table:table-row table:style-name="ro1">
          <table:table-cell office:value-type="string" calcext:value-type="string">
            <text:p>FL,12,063,Jackson County,H1</text:p>
          </table:table-cell>
          <table:table-cell table:formula="of:=LEFT([.A351];2)" office:value-type="string" office:string-value="FL" calcext:value-type="string">
            <text:p>FL</text:p>
          </table:table-cell>
          <table:table-cell table:formula="of:=MID([.A351];4;6)" office:value-type="string" office:string-value="12,063" calcext:value-type="string">
            <text:p>12,063</text:p>
          </table:table-cell>
          <table:table-cell table:formula="of:=MID([.A351];11;30)" office:value-type="string" office:string-value="Jackson County,H1" calcext:value-type="string">
            <text:p>Jackson County,H1</text:p>
          </table:table-cell>
          <table:table-cell office:value-type="string" calcext:value-type="string">
            <text:p>Jackson County</text:p>
          </table:table-cell>
          <table:table-cell/>
        </table:table-row>
        <table:table-row table:style-name="ro1">
          <table:table-cell office:value-type="string" calcext:value-type="string">
            <text:p>FL,12,065,Jefferson County,H1</text:p>
          </table:table-cell>
          <table:table-cell table:formula="of:=LEFT([.A352];2)" office:value-type="string" office:string-value="FL" calcext:value-type="string">
            <text:p>FL</text:p>
          </table:table-cell>
          <table:table-cell table:formula="of:=MID([.A352];4;6)" office:value-type="string" office:string-value="12,065" calcext:value-type="string">
            <text:p>12,065</text:p>
          </table:table-cell>
          <table:table-cell table:formula="of:=MID([.A352];11;30)" office:value-type="string" office:string-value="Jefferson County,H1" calcext:value-type="string">
            <text:p>Jefferson County,H1</text:p>
          </table:table-cell>
          <table:table-cell office:value-type="string" calcext:value-type="string">
            <text:p>Jefferson County</text:p>
          </table:table-cell>
          <table:table-cell/>
        </table:table-row>
        <table:table-row table:style-name="ro1">
          <table:table-cell office:value-type="string" calcext:value-type="string">
            <text:p>FL,12,067,Lafayette County,H1</text:p>
          </table:table-cell>
          <table:table-cell table:formula="of:=LEFT([.A353];2)" office:value-type="string" office:string-value="FL" calcext:value-type="string">
            <text:p>FL</text:p>
          </table:table-cell>
          <table:table-cell table:formula="of:=MID([.A353];4;6)" office:value-type="string" office:string-value="12,067" calcext:value-type="string">
            <text:p>12,067</text:p>
          </table:table-cell>
          <table:table-cell table:formula="of:=MID([.A353];11;30)" office:value-type="string" office:string-value="Lafayette County,H1" calcext:value-type="string">
            <text:p>Lafayette County,H1</text:p>
          </table:table-cell>
          <table:table-cell office:value-type="string" calcext:value-type="string">
            <text:p>Lafayette County</text:p>
          </table:table-cell>
          <table:table-cell/>
        </table:table-row>
        <table:table-row table:style-name="ro1">
          <table:table-cell office:value-type="string" calcext:value-type="string">
            <text:p>FL,12,069,Lake County,H1</text:p>
          </table:table-cell>
          <table:table-cell table:formula="of:=LEFT([.A354];2)" office:value-type="string" office:string-value="FL" calcext:value-type="string">
            <text:p>FL</text:p>
          </table:table-cell>
          <table:table-cell table:formula="of:=MID([.A354];4;6)" office:value-type="string" office:string-value="12,069" calcext:value-type="string">
            <text:p>12,069</text:p>
          </table:table-cell>
          <table:table-cell table:formula="of:=MID([.A354];11;30)" office:value-type="string" office:string-value="Lake County,H1" calcext:value-type="string">
            <text:p>Lake County,H1</text:p>
          </table:table-cell>
          <table:table-cell office:value-type="string" calcext:value-type="string">
            <text:p>Lake County</text:p>
          </table:table-cell>
          <table:table-cell/>
        </table:table-row>
        <table:table-row table:style-name="ro1">
          <table:table-cell office:value-type="string" calcext:value-type="string">
            <text:p>FL,12,071,Lee County,H1</text:p>
          </table:table-cell>
          <table:table-cell table:formula="of:=LEFT([.A355];2)" office:value-type="string" office:string-value="FL" calcext:value-type="string">
            <text:p>FL</text:p>
          </table:table-cell>
          <table:table-cell table:formula="of:=MID([.A355];4;6)" office:value-type="string" office:string-value="12,071" calcext:value-type="string">
            <text:p>12,071</text:p>
          </table:table-cell>
          <table:table-cell table:formula="of:=MID([.A355];11;30)" office:value-type="string" office:string-value="Lee County,H1" calcext:value-type="string">
            <text:p>Lee County,H1</text:p>
          </table:table-cell>
          <table:table-cell office:value-type="string" calcext:value-type="string">
            <text:p>Lee County</text:p>
          </table:table-cell>
          <table:table-cell/>
        </table:table-row>
        <table:table-row table:style-name="ro1">
          <table:table-cell office:value-type="string" calcext:value-type="string">
            <text:p>FL,12,073,Leon County,H1</text:p>
          </table:table-cell>
          <table:table-cell table:formula="of:=LEFT([.A356];2)" office:value-type="string" office:string-value="FL" calcext:value-type="string">
            <text:p>FL</text:p>
          </table:table-cell>
          <table:table-cell table:formula="of:=MID([.A356];4;6)" office:value-type="string" office:string-value="12,073" calcext:value-type="string">
            <text:p>12,073</text:p>
          </table:table-cell>
          <table:table-cell table:formula="of:=MID([.A356];11;30)" office:value-type="string" office:string-value="Leon County,H1" calcext:value-type="string">
            <text:p>Leon County,H1</text:p>
          </table:table-cell>
          <table:table-cell office:value-type="string" calcext:value-type="string">
            <text:p>Leon County</text:p>
          </table:table-cell>
          <table:table-cell/>
        </table:table-row>
        <table:table-row table:style-name="ro1">
          <table:table-cell office:value-type="string" calcext:value-type="string">
            <text:p>FL,12,075,Levy County,H1</text:p>
          </table:table-cell>
          <table:table-cell table:formula="of:=LEFT([.A357];2)" office:value-type="string" office:string-value="FL" calcext:value-type="string">
            <text:p>FL</text:p>
          </table:table-cell>
          <table:table-cell table:formula="of:=MID([.A357];4;6)" office:value-type="string" office:string-value="12,075" calcext:value-type="string">
            <text:p>12,075</text:p>
          </table:table-cell>
          <table:table-cell table:formula="of:=MID([.A357];11;30)" office:value-type="string" office:string-value="Levy County,H1" calcext:value-type="string">
            <text:p>Levy County,H1</text:p>
          </table:table-cell>
          <table:table-cell office:value-type="string" calcext:value-type="string">
            <text:p>Levy County</text:p>
          </table:table-cell>
          <table:table-cell/>
        </table:table-row>
        <table:table-row table:style-name="ro1">
          <table:table-cell office:value-type="string" calcext:value-type="string">
            <text:p>FL,12,077,Liberty County,H1</text:p>
          </table:table-cell>
          <table:table-cell table:formula="of:=LEFT([.A358];2)" office:value-type="string" office:string-value="FL" calcext:value-type="string">
            <text:p>FL</text:p>
          </table:table-cell>
          <table:table-cell table:formula="of:=MID([.A358];4;6)" office:value-type="string" office:string-value="12,077" calcext:value-type="string">
            <text:p>12,077</text:p>
          </table:table-cell>
          <table:table-cell table:formula="of:=MID([.A358];11;30)" office:value-type="string" office:string-value="Liberty County,H1" calcext:value-type="string">
            <text:p>Liberty County,H1</text:p>
          </table:table-cell>
          <table:table-cell office:value-type="string" calcext:value-type="string">
            <text:p>Liberty County</text:p>
          </table:table-cell>
          <table:table-cell/>
        </table:table-row>
        <table:table-row table:style-name="ro1">
          <table:table-cell office:value-type="string" calcext:value-type="string">
            <text:p>FL,12,079,Madison County,H1</text:p>
          </table:table-cell>
          <table:table-cell table:formula="of:=LEFT([.A359];2)" office:value-type="string" office:string-value="FL" calcext:value-type="string">
            <text:p>FL</text:p>
          </table:table-cell>
          <table:table-cell table:formula="of:=MID([.A359];4;6)" office:value-type="string" office:string-value="12,079" calcext:value-type="string">
            <text:p>12,079</text:p>
          </table:table-cell>
          <table:table-cell table:formula="of:=MID([.A359];11;30)" office:value-type="string" office:string-value="Madison County,H1" calcext:value-type="string">
            <text:p>Madison County,H1</text:p>
          </table:table-cell>
          <table:table-cell office:value-type="string" calcext:value-type="string">
            <text:p>Madison County</text:p>
          </table:table-cell>
          <table:table-cell/>
        </table:table-row>
        <table:table-row table:style-name="ro1">
          <table:table-cell office:value-type="string" calcext:value-type="string">
            <text:p>FL,12,081,Manatee County,H1</text:p>
          </table:table-cell>
          <table:table-cell table:formula="of:=LEFT([.A360];2)" office:value-type="string" office:string-value="FL" calcext:value-type="string">
            <text:p>FL</text:p>
          </table:table-cell>
          <table:table-cell table:formula="of:=MID([.A360];4;6)" office:value-type="string" office:string-value="12,081" calcext:value-type="string">
            <text:p>12,081</text:p>
          </table:table-cell>
          <table:table-cell table:formula="of:=MID([.A360];11;30)" office:value-type="string" office:string-value="Manatee County,H1" calcext:value-type="string">
            <text:p>Manatee County,H1</text:p>
          </table:table-cell>
          <table:table-cell office:value-type="string" calcext:value-type="string">
            <text:p>Manatee County</text:p>
          </table:table-cell>
          <table:table-cell/>
        </table:table-row>
        <table:table-row table:style-name="ro1">
          <table:table-cell office:value-type="string" calcext:value-type="string">
            <text:p>FL,12,083,Marion County,H1</text:p>
          </table:table-cell>
          <table:table-cell table:formula="of:=LEFT([.A361];2)" office:value-type="string" office:string-value="FL" calcext:value-type="string">
            <text:p>FL</text:p>
          </table:table-cell>
          <table:table-cell table:formula="of:=MID([.A361];4;6)" office:value-type="string" office:string-value="12,083" calcext:value-type="string">
            <text:p>12,083</text:p>
          </table:table-cell>
          <table:table-cell table:formula="of:=MID([.A361];11;30)" office:value-type="string" office:string-value="Marion County,H1" calcext:value-type="string">
            <text:p>Marion County,H1</text:p>
          </table:table-cell>
          <table:table-cell office:value-type="string" calcext:value-type="string">
            <text:p>Marion County</text:p>
          </table:table-cell>
          <table:table-cell/>
        </table:table-row>
        <table:table-row table:style-name="ro1">
          <table:table-cell office:value-type="string" calcext:value-type="string">
            <text:p>FL,12,085,Martin County,H1</text:p>
          </table:table-cell>
          <table:table-cell table:formula="of:=LEFT([.A362];2)" office:value-type="string" office:string-value="FL" calcext:value-type="string">
            <text:p>FL</text:p>
          </table:table-cell>
          <table:table-cell table:formula="of:=MID([.A362];4;6)" office:value-type="string" office:string-value="12,085" calcext:value-type="string">
            <text:p>12,085</text:p>
          </table:table-cell>
          <table:table-cell table:formula="of:=MID([.A362];11;30)" office:value-type="string" office:string-value="Martin County,H1" calcext:value-type="string">
            <text:p>Martin County,H1</text:p>
          </table:table-cell>
          <table:table-cell office:value-type="string" calcext:value-type="string">
            <text:p>Martin County</text:p>
          </table:table-cell>
          <table:table-cell/>
        </table:table-row>
        <table:table-row table:style-name="ro1">
          <table:table-cell office:value-type="string" calcext:value-type="string">
            <text:p>FL,12,086,Miami-Dade County,H1</text:p>
          </table:table-cell>
          <table:table-cell table:formula="of:=LEFT([.A363];2)" office:value-type="string" office:string-value="FL" calcext:value-type="string">
            <text:p>FL</text:p>
          </table:table-cell>
          <table:table-cell table:formula="of:=MID([.A363];4;6)" office:value-type="string" office:string-value="12,086" calcext:value-type="string">
            <text:p>12,086</text:p>
          </table:table-cell>
          <table:table-cell table:formula="of:=MID([.A363];11;30)" office:value-type="string" office:string-value="Miami-Dade County,H1" calcext:value-type="string">
            <text:p>Miami-Dade County,H1</text:p>
          </table:table-cell>
          <table:table-cell office:value-type="string" calcext:value-type="string">
            <text:p>Miami-Dade County</text:p>
          </table:table-cell>
          <table:table-cell/>
        </table:table-row>
        <table:table-row table:style-name="ro1">
          <table:table-cell office:value-type="string" calcext:value-type="string">
            <text:p>FL,12,087,Monroe County,H1</text:p>
          </table:table-cell>
          <table:table-cell table:formula="of:=LEFT([.A364];2)" office:value-type="string" office:string-value="FL" calcext:value-type="string">
            <text:p>FL</text:p>
          </table:table-cell>
          <table:table-cell table:formula="of:=MID([.A364];4;6)" office:value-type="string" office:string-value="12,087" calcext:value-type="string">
            <text:p>12,087</text:p>
          </table:table-cell>
          <table:table-cell table:formula="of:=MID([.A364];11;30)" office:value-type="string" office:string-value="Monroe County,H1" calcext:value-type="string">
            <text:p>Monroe County,H1</text:p>
          </table:table-cell>
          <table:table-cell office:value-type="string" calcext:value-type="string">
            <text:p>Monroe County</text:p>
          </table:table-cell>
          <table:table-cell/>
        </table:table-row>
        <table:table-row table:style-name="ro1">
          <table:table-cell office:value-type="string" calcext:value-type="string">
            <text:p>FL,12,089,Nassau County,H1</text:p>
          </table:table-cell>
          <table:table-cell table:formula="of:=LEFT([.A365];2)" office:value-type="string" office:string-value="FL" calcext:value-type="string">
            <text:p>FL</text:p>
          </table:table-cell>
          <table:table-cell table:formula="of:=MID([.A365];4;6)" office:value-type="string" office:string-value="12,089" calcext:value-type="string">
            <text:p>12,089</text:p>
          </table:table-cell>
          <table:table-cell table:formula="of:=MID([.A365];11;30)" office:value-type="string" office:string-value="Nassau County,H1" calcext:value-type="string">
            <text:p>Nassau County,H1</text:p>
          </table:table-cell>
          <table:table-cell office:value-type="string" calcext:value-type="string">
            <text:p>Nassau County</text:p>
          </table:table-cell>
          <table:table-cell/>
        </table:table-row>
        <table:table-row table:style-name="ro1">
          <table:table-cell office:value-type="string" calcext:value-type="string">
            <text:p>FL,12,091,Okaloosa County,H1</text:p>
          </table:table-cell>
          <table:table-cell table:formula="of:=LEFT([.A366];2)" office:value-type="string" office:string-value="FL" calcext:value-type="string">
            <text:p>FL</text:p>
          </table:table-cell>
          <table:table-cell table:formula="of:=MID([.A366];4;6)" office:value-type="string" office:string-value="12,091" calcext:value-type="string">
            <text:p>12,091</text:p>
          </table:table-cell>
          <table:table-cell table:formula="of:=MID([.A366];11;30)" office:value-type="string" office:string-value="Okaloosa County,H1" calcext:value-type="string">
            <text:p>Okaloosa County,H1</text:p>
          </table:table-cell>
          <table:table-cell office:value-type="string" calcext:value-type="string">
            <text:p>Okaloosa County</text:p>
          </table:table-cell>
          <table:table-cell/>
        </table:table-row>
        <table:table-row table:style-name="ro1">
          <table:table-cell office:value-type="string" calcext:value-type="string">
            <text:p>FL,12,093,Okeechobee County,H1</text:p>
          </table:table-cell>
          <table:table-cell table:formula="of:=LEFT([.A367];2)" office:value-type="string" office:string-value="FL" calcext:value-type="string">
            <text:p>FL</text:p>
          </table:table-cell>
          <table:table-cell table:formula="of:=MID([.A367];4;6)" office:value-type="string" office:string-value="12,093" calcext:value-type="string">
            <text:p>12,093</text:p>
          </table:table-cell>
          <table:table-cell table:formula="of:=MID([.A367];11;30)" office:value-type="string" office:string-value="Okeechobee County,H1" calcext:value-type="string">
            <text:p>Okeechobee County,H1</text:p>
          </table:table-cell>
          <table:table-cell office:value-type="string" calcext:value-type="string">
            <text:p>Okeechobee County</text:p>
          </table:table-cell>
          <table:table-cell/>
        </table:table-row>
        <table:table-row table:style-name="ro1">
          <table:table-cell office:value-type="string" calcext:value-type="string">
            <text:p>FL,12,095,Orange County,H1</text:p>
          </table:table-cell>
          <table:table-cell table:formula="of:=LEFT([.A368];2)" office:value-type="string" office:string-value="FL" calcext:value-type="string">
            <text:p>FL</text:p>
          </table:table-cell>
          <table:table-cell table:formula="of:=MID([.A368];4;6)" office:value-type="string" office:string-value="12,095" calcext:value-type="string">
            <text:p>12,095</text:p>
          </table:table-cell>
          <table:table-cell table:formula="of:=MID([.A368];11;30)" office:value-type="string" office:string-value="Orange County,H1" calcext:value-type="string">
            <text:p>Orange County,H1</text:p>
          </table:table-cell>
          <table:table-cell office:value-type="string" calcext:value-type="string">
            <text:p>Orange County</text:p>
          </table:table-cell>
          <table:table-cell/>
        </table:table-row>
        <table:table-row table:style-name="ro1">
          <table:table-cell office:value-type="string" calcext:value-type="string">
            <text:p>FL,12,097,Osceola County,H1</text:p>
          </table:table-cell>
          <table:table-cell table:formula="of:=LEFT([.A369];2)" office:value-type="string" office:string-value="FL" calcext:value-type="string">
            <text:p>FL</text:p>
          </table:table-cell>
          <table:table-cell table:formula="of:=MID([.A369];4;6)" office:value-type="string" office:string-value="12,097" calcext:value-type="string">
            <text:p>12,097</text:p>
          </table:table-cell>
          <table:table-cell table:formula="of:=MID([.A369];11;30)" office:value-type="string" office:string-value="Osceola County,H1" calcext:value-type="string">
            <text:p>Osceola County,H1</text:p>
          </table:table-cell>
          <table:table-cell office:value-type="string" calcext:value-type="string">
            <text:p>Osceola County</text:p>
          </table:table-cell>
          <table:table-cell/>
        </table:table-row>
        <table:table-row table:style-name="ro1">
          <table:table-cell office:value-type="string" calcext:value-type="string">
            <text:p>FL,12,099,Palm Beach County,H1</text:p>
          </table:table-cell>
          <table:table-cell table:formula="of:=LEFT([.A370];2)" office:value-type="string" office:string-value="FL" calcext:value-type="string">
            <text:p>FL</text:p>
          </table:table-cell>
          <table:table-cell table:formula="of:=MID([.A370];4;6)" office:value-type="string" office:string-value="12,099" calcext:value-type="string">
            <text:p>12,099</text:p>
          </table:table-cell>
          <table:table-cell table:formula="of:=MID([.A370];11;30)" office:value-type="string" office:string-value="Palm Beach County,H1" calcext:value-type="string">
            <text:p>Palm Beach County,H1</text:p>
          </table:table-cell>
          <table:table-cell office:value-type="string" calcext:value-type="string">
            <text:p>Palm Beach County</text:p>
          </table:table-cell>
          <table:table-cell/>
        </table:table-row>
        <table:table-row table:style-name="ro1">
          <table:table-cell office:value-type="string" calcext:value-type="string">
            <text:p>FL,12,101,Pasco County,H1</text:p>
          </table:table-cell>
          <table:table-cell table:formula="of:=LEFT([.A371];2)" office:value-type="string" office:string-value="FL" calcext:value-type="string">
            <text:p>FL</text:p>
          </table:table-cell>
          <table:table-cell table:formula="of:=MID([.A371];4;6)" office:value-type="string" office:string-value="12,101" calcext:value-type="string">
            <text:p>12,101</text:p>
          </table:table-cell>
          <table:table-cell table:formula="of:=MID([.A371];11;30)" office:value-type="string" office:string-value="Pasco County,H1" calcext:value-type="string">
            <text:p>Pasco County,H1</text:p>
          </table:table-cell>
          <table:table-cell office:value-type="string" calcext:value-type="string">
            <text:p>Pasco County</text:p>
          </table:table-cell>
          <table:table-cell/>
        </table:table-row>
        <table:table-row table:style-name="ro1">
          <table:table-cell office:value-type="string" calcext:value-type="string">
            <text:p>FL,12,103,Pinellas County,H1</text:p>
          </table:table-cell>
          <table:table-cell table:formula="of:=LEFT([.A372];2)" office:value-type="string" office:string-value="FL" calcext:value-type="string">
            <text:p>FL</text:p>
          </table:table-cell>
          <table:table-cell table:formula="of:=MID([.A372];4;6)" office:value-type="string" office:string-value="12,103" calcext:value-type="string">
            <text:p>12,103</text:p>
          </table:table-cell>
          <table:table-cell table:formula="of:=MID([.A372];11;30)" office:value-type="string" office:string-value="Pinellas County,H1" calcext:value-type="string">
            <text:p>Pinellas County,H1</text:p>
          </table:table-cell>
          <table:table-cell office:value-type="string" calcext:value-type="string">
            <text:p>Pinellas County</text:p>
          </table:table-cell>
          <table:table-cell/>
        </table:table-row>
        <table:table-row table:style-name="ro1">
          <table:table-cell office:value-type="string" calcext:value-type="string">
            <text:p>FL,12,105,Polk County,H1</text:p>
          </table:table-cell>
          <table:table-cell table:formula="of:=LEFT([.A373];2)" office:value-type="string" office:string-value="FL" calcext:value-type="string">
            <text:p>FL</text:p>
          </table:table-cell>
          <table:table-cell table:formula="of:=MID([.A373];4;6)" office:value-type="string" office:string-value="12,105" calcext:value-type="string">
            <text:p>12,105</text:p>
          </table:table-cell>
          <table:table-cell table:formula="of:=MID([.A373];11;30)" office:value-type="string" office:string-value="Polk County,H1" calcext:value-type="string">
            <text:p>Polk County,H1</text:p>
          </table:table-cell>
          <table:table-cell office:value-type="string" calcext:value-type="string">
            <text:p>Polk County</text:p>
          </table:table-cell>
          <table:table-cell/>
        </table:table-row>
        <table:table-row table:style-name="ro1">
          <table:table-cell office:value-type="string" calcext:value-type="string">
            <text:p>FL,12,107,Putnam County,H1</text:p>
          </table:table-cell>
          <table:table-cell table:formula="of:=LEFT([.A374];2)" office:value-type="string" office:string-value="FL" calcext:value-type="string">
            <text:p>FL</text:p>
          </table:table-cell>
          <table:table-cell table:formula="of:=MID([.A374];4;6)" office:value-type="string" office:string-value="12,107" calcext:value-type="string">
            <text:p>12,107</text:p>
          </table:table-cell>
          <table:table-cell table:formula="of:=MID([.A374];11;30)" office:value-type="string" office:string-value="Putnam County,H1" calcext:value-type="string">
            <text:p>Putnam County,H1</text:p>
          </table:table-cell>
          <table:table-cell office:value-type="string" calcext:value-type="string">
            <text:p>Putnam County</text:p>
          </table:table-cell>
          <table:table-cell/>
        </table:table-row>
        <table:table-row table:style-name="ro1">
          <table:table-cell office:value-type="string" calcext:value-type="string">
            <text:p>FL,12,109,St. Johns County,H1</text:p>
          </table:table-cell>
          <table:table-cell table:formula="of:=LEFT([.A375];2)" office:value-type="string" office:string-value="FL" calcext:value-type="string">
            <text:p>FL</text:p>
          </table:table-cell>
          <table:table-cell table:formula="of:=MID([.A375];4;6)" office:value-type="string" office:string-value="12,109" calcext:value-type="string">
            <text:p>12,109</text:p>
          </table:table-cell>
          <table:table-cell table:formula="of:=MID([.A375];11;30)" office:value-type="string" office:string-value="St. Johns County,H1" calcext:value-type="string">
            <text:p>St. Johns County,H1</text:p>
          </table:table-cell>
          <table:table-cell office:value-type="string" calcext:value-type="string">
            <text:p>St. Johns County</text:p>
          </table:table-cell>
          <table:table-cell/>
        </table:table-row>
        <table:table-row table:style-name="ro1">
          <table:table-cell office:value-type="string" calcext:value-type="string">
            <text:p>FL,12,111,St. Lucie County,H1</text:p>
          </table:table-cell>
          <table:table-cell table:formula="of:=LEFT([.A376];2)" office:value-type="string" office:string-value="FL" calcext:value-type="string">
            <text:p>FL</text:p>
          </table:table-cell>
          <table:table-cell table:formula="of:=MID([.A376];4;6)" office:value-type="string" office:string-value="12,111" calcext:value-type="string">
            <text:p>12,111</text:p>
          </table:table-cell>
          <table:table-cell table:formula="of:=MID([.A376];11;30)" office:value-type="string" office:string-value="St. Lucie County,H1" calcext:value-type="string">
            <text:p>St. Lucie County,H1</text:p>
          </table:table-cell>
          <table:table-cell office:value-type="string" calcext:value-type="string">
            <text:p>St. Lucie County</text:p>
          </table:table-cell>
          <table:table-cell/>
        </table:table-row>
        <table:table-row table:style-name="ro1">
          <table:table-cell office:value-type="string" calcext:value-type="string">
            <text:p>FL,12,113,Santa Rosa County,H1</text:p>
          </table:table-cell>
          <table:table-cell table:formula="of:=LEFT([.A377];2)" office:value-type="string" office:string-value="FL" calcext:value-type="string">
            <text:p>FL</text:p>
          </table:table-cell>
          <table:table-cell table:formula="of:=MID([.A377];4;6)" office:value-type="string" office:string-value="12,113" calcext:value-type="string">
            <text:p>12,113</text:p>
          </table:table-cell>
          <table:table-cell table:formula="of:=MID([.A377];11;30)" office:value-type="string" office:string-value="Santa Rosa County,H1" calcext:value-type="string">
            <text:p>Santa Rosa County,H1</text:p>
          </table:table-cell>
          <table:table-cell office:value-type="string" calcext:value-type="string">
            <text:p>Santa Rosa County</text:p>
          </table:table-cell>
          <table:table-cell/>
        </table:table-row>
        <table:table-row table:style-name="ro1">
          <table:table-cell office:value-type="string" calcext:value-type="string">
            <text:p>FL,12,115,Sarasota County,H1</text:p>
          </table:table-cell>
          <table:table-cell table:formula="of:=LEFT([.A378];2)" office:value-type="string" office:string-value="FL" calcext:value-type="string">
            <text:p>FL</text:p>
          </table:table-cell>
          <table:table-cell table:formula="of:=MID([.A378];4;6)" office:value-type="string" office:string-value="12,115" calcext:value-type="string">
            <text:p>12,115</text:p>
          </table:table-cell>
          <table:table-cell table:formula="of:=MID([.A378];11;30)" office:value-type="string" office:string-value="Sarasota County,H1" calcext:value-type="string">
            <text:p>Sarasota County,H1</text:p>
          </table:table-cell>
          <table:table-cell office:value-type="string" calcext:value-type="string">
            <text:p>Sarasota County</text:p>
          </table:table-cell>
          <table:table-cell/>
        </table:table-row>
        <table:table-row table:style-name="ro1">
          <table:table-cell office:value-type="string" calcext:value-type="string">
            <text:p>FL,12,117,Seminole County,H1</text:p>
          </table:table-cell>
          <table:table-cell table:formula="of:=LEFT([.A379];2)" office:value-type="string" office:string-value="FL" calcext:value-type="string">
            <text:p>FL</text:p>
          </table:table-cell>
          <table:table-cell table:formula="of:=MID([.A379];4;6)" office:value-type="string" office:string-value="12,117" calcext:value-type="string">
            <text:p>12,117</text:p>
          </table:table-cell>
          <table:table-cell table:formula="of:=MID([.A379];11;30)" office:value-type="string" office:string-value="Seminole County,H1" calcext:value-type="string">
            <text:p>Seminole County,H1</text:p>
          </table:table-cell>
          <table:table-cell office:value-type="string" calcext:value-type="string">
            <text:p>Seminole County</text:p>
          </table:table-cell>
          <table:table-cell/>
        </table:table-row>
        <table:table-row table:style-name="ro1">
          <table:table-cell office:value-type="string" calcext:value-type="string">
            <text:p>FL,12,119,Sumter County,H1</text:p>
          </table:table-cell>
          <table:table-cell table:formula="of:=LEFT([.A380];2)" office:value-type="string" office:string-value="FL" calcext:value-type="string">
            <text:p>FL</text:p>
          </table:table-cell>
          <table:table-cell table:formula="of:=MID([.A380];4;6)" office:value-type="string" office:string-value="12,119" calcext:value-type="string">
            <text:p>12,119</text:p>
          </table:table-cell>
          <table:table-cell table:formula="of:=MID([.A380];11;30)" office:value-type="string" office:string-value="Sumter County,H1" calcext:value-type="string">
            <text:p>Sumter County,H1</text:p>
          </table:table-cell>
          <table:table-cell office:value-type="string" calcext:value-type="string">
            <text:p>Sumter County</text:p>
          </table:table-cell>
          <table:table-cell/>
        </table:table-row>
        <table:table-row table:style-name="ro1">
          <table:table-cell office:value-type="string" calcext:value-type="string">
            <text:p>FL,12,121,Suwannee County,H1</text:p>
          </table:table-cell>
          <table:table-cell table:formula="of:=LEFT([.A381];2)" office:value-type="string" office:string-value="FL" calcext:value-type="string">
            <text:p>FL</text:p>
          </table:table-cell>
          <table:table-cell table:formula="of:=MID([.A381];4;6)" office:value-type="string" office:string-value="12,121" calcext:value-type="string">
            <text:p>12,121</text:p>
          </table:table-cell>
          <table:table-cell table:formula="of:=MID([.A381];11;30)" office:value-type="string" office:string-value="Suwannee County,H1" calcext:value-type="string">
            <text:p>Suwannee County,H1</text:p>
          </table:table-cell>
          <table:table-cell office:value-type="string" calcext:value-type="string">
            <text:p>Suwannee County</text:p>
          </table:table-cell>
          <table:table-cell/>
        </table:table-row>
        <table:table-row table:style-name="ro1">
          <table:table-cell office:value-type="string" calcext:value-type="string">
            <text:p>FL,12,123,Taylor County,H1</text:p>
          </table:table-cell>
          <table:table-cell table:formula="of:=LEFT([.A382];2)" office:value-type="string" office:string-value="FL" calcext:value-type="string">
            <text:p>FL</text:p>
          </table:table-cell>
          <table:table-cell table:formula="of:=MID([.A382];4;6)" office:value-type="string" office:string-value="12,123" calcext:value-type="string">
            <text:p>12,123</text:p>
          </table:table-cell>
          <table:table-cell table:formula="of:=MID([.A382];11;30)" office:value-type="string" office:string-value="Taylor County,H1" calcext:value-type="string">
            <text:p>Taylor County,H1</text:p>
          </table:table-cell>
          <table:table-cell office:value-type="string" calcext:value-type="string">
            <text:p>Taylor County</text:p>
          </table:table-cell>
          <table:table-cell/>
        </table:table-row>
        <table:table-row table:style-name="ro1">
          <table:table-cell office:value-type="string" calcext:value-type="string">
            <text:p>FL,12,125,Union County,H1</text:p>
          </table:table-cell>
          <table:table-cell table:formula="of:=LEFT([.A383];2)" office:value-type="string" office:string-value="FL" calcext:value-type="string">
            <text:p>FL</text:p>
          </table:table-cell>
          <table:table-cell table:formula="of:=MID([.A383];4;6)" office:value-type="string" office:string-value="12,125" calcext:value-type="string">
            <text:p>12,125</text:p>
          </table:table-cell>
          <table:table-cell table:formula="of:=MID([.A383];11;30)" office:value-type="string" office:string-value="Union County,H1" calcext:value-type="string">
            <text:p>Union County,H1</text:p>
          </table:table-cell>
          <table:table-cell office:value-type="string" calcext:value-type="string">
            <text:p>Union County</text:p>
          </table:table-cell>
          <table:table-cell/>
        </table:table-row>
        <table:table-row table:style-name="ro1">
          <table:table-cell office:value-type="string" calcext:value-type="string">
            <text:p>FL,12,127,Volusia County,H1</text:p>
          </table:table-cell>
          <table:table-cell table:formula="of:=LEFT([.A384];2)" office:value-type="string" office:string-value="FL" calcext:value-type="string">
            <text:p>FL</text:p>
          </table:table-cell>
          <table:table-cell table:formula="of:=MID([.A384];4;6)" office:value-type="string" office:string-value="12,127" calcext:value-type="string">
            <text:p>12,127</text:p>
          </table:table-cell>
          <table:table-cell table:formula="of:=MID([.A384];11;30)" office:value-type="string" office:string-value="Volusia County,H1" calcext:value-type="string">
            <text:p>Volusia County,H1</text:p>
          </table:table-cell>
          <table:table-cell office:value-type="string" calcext:value-type="string">
            <text:p>Volusia County</text:p>
          </table:table-cell>
          <table:table-cell/>
        </table:table-row>
        <table:table-row table:style-name="ro1">
          <table:table-cell office:value-type="string" calcext:value-type="string">
            <text:p>FL,12,129,Wakulla County,H1</text:p>
          </table:table-cell>
          <table:table-cell table:formula="of:=LEFT([.A385];2)" office:value-type="string" office:string-value="FL" calcext:value-type="string">
            <text:p>FL</text:p>
          </table:table-cell>
          <table:table-cell table:formula="of:=MID([.A385];4;6)" office:value-type="string" office:string-value="12,129" calcext:value-type="string">
            <text:p>12,129</text:p>
          </table:table-cell>
          <table:table-cell table:formula="of:=MID([.A385];11;30)" office:value-type="string" office:string-value="Wakulla County,H1" calcext:value-type="string">
            <text:p>Wakulla County,H1</text:p>
          </table:table-cell>
          <table:table-cell office:value-type="string" calcext:value-type="string">
            <text:p>Wakulla County</text:p>
          </table:table-cell>
          <table:table-cell/>
        </table:table-row>
        <table:table-row table:style-name="ro1">
          <table:table-cell office:value-type="string" calcext:value-type="string">
            <text:p>FL,12,131,Walton County,H1</text:p>
          </table:table-cell>
          <table:table-cell table:formula="of:=LEFT([.A386];2)" office:value-type="string" office:string-value="FL" calcext:value-type="string">
            <text:p>FL</text:p>
          </table:table-cell>
          <table:table-cell table:formula="of:=MID([.A386];4;6)" office:value-type="string" office:string-value="12,131" calcext:value-type="string">
            <text:p>12,131</text:p>
          </table:table-cell>
          <table:table-cell table:formula="of:=MID([.A386];11;30)" office:value-type="string" office:string-value="Walton County,H1" calcext:value-type="string">
            <text:p>Walton County,H1</text:p>
          </table:table-cell>
          <table:table-cell office:value-type="string" calcext:value-type="string">
            <text:p>Walton County</text:p>
          </table:table-cell>
          <table:table-cell/>
        </table:table-row>
        <table:table-row table:style-name="ro1">
          <table:table-cell office:value-type="string" calcext:value-type="string">
            <text:p>FL,12,133,Washington County,H1</text:p>
          </table:table-cell>
          <table:table-cell table:formula="of:=LEFT([.A387];2)" office:value-type="string" office:string-value="FL" calcext:value-type="string">
            <text:p>FL</text:p>
          </table:table-cell>
          <table:table-cell table:formula="of:=MID([.A387];4;6)" office:value-type="string" office:string-value="12,133" calcext:value-type="string">
            <text:p>12,133</text:p>
          </table:table-cell>
          <table:table-cell table:formula="of:=MID([.A387];11;30)" office:value-type="string" office:string-value="Washington County,H1" calcext:value-type="string">
            <text:p>Washington County,H1</text:p>
          </table:table-cell>
          <table:table-cell office:value-type="string" calcext:value-type="string">
            <text:p>Washington County</text:p>
          </table:table-cell>
          <table:table-cell/>
        </table:table-row>
        <table:table-row table:style-name="ro1">
          <table:table-cell office:value-type="string" calcext:value-type="string">
            <text:p>GA,13,001,Appling County,H1</text:p>
          </table:table-cell>
          <table:table-cell table:formula="of:=LEFT([.A388];2)" office:value-type="string" office:string-value="GA" calcext:value-type="string">
            <text:p>GA</text:p>
          </table:table-cell>
          <table:table-cell table:formula="of:=MID([.A388];4;6)" office:value-type="string" office:string-value="13,001" calcext:value-type="string">
            <text:p>13,001</text:p>
          </table:table-cell>
          <table:table-cell table:formula="of:=MID([.A388];11;30)" office:value-type="string" office:string-value="Appling County,H1" calcext:value-type="string">
            <text:p>Appling County,H1</text:p>
          </table:table-cell>
          <table:table-cell office:value-type="string" calcext:value-type="string">
            <text:p>Appling County</text:p>
          </table:table-cell>
          <table:table-cell/>
        </table:table-row>
        <table:table-row table:style-name="ro1">
          <table:table-cell office:value-type="string" calcext:value-type="string">
            <text:p>GA,13,003,Atkinson County,H1</text:p>
          </table:table-cell>
          <table:table-cell table:formula="of:=LEFT([.A389];2)" office:value-type="string" office:string-value="GA" calcext:value-type="string">
            <text:p>GA</text:p>
          </table:table-cell>
          <table:table-cell table:formula="of:=MID([.A389];4;6)" office:value-type="string" office:string-value="13,003" calcext:value-type="string">
            <text:p>13,003</text:p>
          </table:table-cell>
          <table:table-cell table:formula="of:=MID([.A389];11;30)" office:value-type="string" office:string-value="Atkinson County,H1" calcext:value-type="string">
            <text:p>Atkinson County,H1</text:p>
          </table:table-cell>
          <table:table-cell office:value-type="string" calcext:value-type="string">
            <text:p>Atkinson County</text:p>
          </table:table-cell>
          <table:table-cell/>
        </table:table-row>
        <table:table-row table:style-name="ro1">
          <table:table-cell office:value-type="string" calcext:value-type="string">
            <text:p>GA,13,005,Bacon County,H1</text:p>
          </table:table-cell>
          <table:table-cell table:formula="of:=LEFT([.A390];2)" office:value-type="string" office:string-value="GA" calcext:value-type="string">
            <text:p>GA</text:p>
          </table:table-cell>
          <table:table-cell table:formula="of:=MID([.A390];4;6)" office:value-type="string" office:string-value="13,005" calcext:value-type="string">
            <text:p>13,005</text:p>
          </table:table-cell>
          <table:table-cell table:formula="of:=MID([.A390];11;30)" office:value-type="string" office:string-value="Bacon County,H1" calcext:value-type="string">
            <text:p>Bacon County,H1</text:p>
          </table:table-cell>
          <table:table-cell office:value-type="string" calcext:value-type="string">
            <text:p>Bacon County</text:p>
          </table:table-cell>
          <table:table-cell/>
        </table:table-row>
        <table:table-row table:style-name="ro1">
          <table:table-cell office:value-type="string" calcext:value-type="string">
            <text:p>GA,13,007,Baker County,H1</text:p>
          </table:table-cell>
          <table:table-cell table:formula="of:=LEFT([.A391];2)" office:value-type="string" office:string-value="GA" calcext:value-type="string">
            <text:p>GA</text:p>
          </table:table-cell>
          <table:table-cell table:formula="of:=MID([.A391];4;6)" office:value-type="string" office:string-value="13,007" calcext:value-type="string">
            <text:p>13,007</text:p>
          </table:table-cell>
          <table:table-cell table:formula="of:=MID([.A391];11;30)" office:value-type="string" office:string-value="Baker County,H1" calcext:value-type="string">
            <text:p>Baker County,H1</text:p>
          </table:table-cell>
          <table:table-cell office:value-type="string" calcext:value-type="string">
            <text:p>Baker County</text:p>
          </table:table-cell>
          <table:table-cell/>
        </table:table-row>
        <table:table-row table:style-name="ro1">
          <table:table-cell office:value-type="string" calcext:value-type="string">
            <text:p>GA,13,009,Baldwin County,H1</text:p>
          </table:table-cell>
          <table:table-cell table:formula="of:=LEFT([.A392];2)" office:value-type="string" office:string-value="GA" calcext:value-type="string">
            <text:p>GA</text:p>
          </table:table-cell>
          <table:table-cell table:formula="of:=MID([.A392];4;6)" office:value-type="string" office:string-value="13,009" calcext:value-type="string">
            <text:p>13,009</text:p>
          </table:table-cell>
          <table:table-cell table:formula="of:=MID([.A392];11;30)" office:value-type="string" office:string-value="Baldwin County,H1" calcext:value-type="string">
            <text:p>Baldwin County,H1</text:p>
          </table:table-cell>
          <table:table-cell office:value-type="string" calcext:value-type="string">
            <text:p>Baldwin County</text:p>
          </table:table-cell>
          <table:table-cell/>
        </table:table-row>
        <table:table-row table:style-name="ro1">
          <table:table-cell office:value-type="string" calcext:value-type="string">
            <text:p>GA,13,011,Banks County,H1</text:p>
          </table:table-cell>
          <table:table-cell table:formula="of:=LEFT([.A393];2)" office:value-type="string" office:string-value="GA" calcext:value-type="string">
            <text:p>GA</text:p>
          </table:table-cell>
          <table:table-cell table:formula="of:=MID([.A393];4;6)" office:value-type="string" office:string-value="13,011" calcext:value-type="string">
            <text:p>13,011</text:p>
          </table:table-cell>
          <table:table-cell table:formula="of:=MID([.A393];11;30)" office:value-type="string" office:string-value="Banks County,H1" calcext:value-type="string">
            <text:p>Banks County,H1</text:p>
          </table:table-cell>
          <table:table-cell office:value-type="string" calcext:value-type="string">
            <text:p>Banks County</text:p>
          </table:table-cell>
          <table:table-cell/>
        </table:table-row>
        <table:table-row table:style-name="ro1">
          <table:table-cell office:value-type="string" calcext:value-type="string">
            <text:p>GA,13,013,Barrow County,H1</text:p>
          </table:table-cell>
          <table:table-cell table:formula="of:=LEFT([.A394];2)" office:value-type="string" office:string-value="GA" calcext:value-type="string">
            <text:p>GA</text:p>
          </table:table-cell>
          <table:table-cell table:formula="of:=MID([.A394];4;6)" office:value-type="string" office:string-value="13,013" calcext:value-type="string">
            <text:p>13,013</text:p>
          </table:table-cell>
          <table:table-cell table:formula="of:=MID([.A394];11;30)" office:value-type="string" office:string-value="Barrow County,H1" calcext:value-type="string">
            <text:p>Barrow County,H1</text:p>
          </table:table-cell>
          <table:table-cell office:value-type="string" calcext:value-type="string">
            <text:p>Barrow County</text:p>
          </table:table-cell>
          <table:table-cell/>
        </table:table-row>
        <table:table-row table:style-name="ro1">
          <table:table-cell office:value-type="string" calcext:value-type="string">
            <text:p>GA,13,015,Bartow County,H1</text:p>
          </table:table-cell>
          <table:table-cell table:formula="of:=LEFT([.A395];2)" office:value-type="string" office:string-value="GA" calcext:value-type="string">
            <text:p>GA</text:p>
          </table:table-cell>
          <table:table-cell table:formula="of:=MID([.A395];4;6)" office:value-type="string" office:string-value="13,015" calcext:value-type="string">
            <text:p>13,015</text:p>
          </table:table-cell>
          <table:table-cell table:formula="of:=MID([.A395];11;30)" office:value-type="string" office:string-value="Bartow County,H1" calcext:value-type="string">
            <text:p>Bartow County,H1</text:p>
          </table:table-cell>
          <table:table-cell office:value-type="string" calcext:value-type="string">
            <text:p>Bartow County</text:p>
          </table:table-cell>
          <table:table-cell/>
        </table:table-row>
        <table:table-row table:style-name="ro1">
          <table:table-cell office:value-type="string" calcext:value-type="string">
            <text:p>GA,13,017,Ben Hill County,H1</text:p>
          </table:table-cell>
          <table:table-cell table:formula="of:=LEFT([.A396];2)" office:value-type="string" office:string-value="GA" calcext:value-type="string">
            <text:p>GA</text:p>
          </table:table-cell>
          <table:table-cell table:formula="of:=MID([.A396];4;6)" office:value-type="string" office:string-value="13,017" calcext:value-type="string">
            <text:p>13,017</text:p>
          </table:table-cell>
          <table:table-cell table:formula="of:=MID([.A396];11;30)" office:value-type="string" office:string-value="Ben Hill County,H1" calcext:value-type="string">
            <text:p>Ben Hill County,H1</text:p>
          </table:table-cell>
          <table:table-cell office:value-type="string" calcext:value-type="string">
            <text:p>Ben Hill County</text:p>
          </table:table-cell>
          <table:table-cell/>
        </table:table-row>
        <table:table-row table:style-name="ro1">
          <table:table-cell office:value-type="string" calcext:value-type="string">
            <text:p>GA,13,019,Berrien County,H1</text:p>
          </table:table-cell>
          <table:table-cell table:formula="of:=LEFT([.A397];2)" office:value-type="string" office:string-value="GA" calcext:value-type="string">
            <text:p>GA</text:p>
          </table:table-cell>
          <table:table-cell table:formula="of:=MID([.A397];4;6)" office:value-type="string" office:string-value="13,019" calcext:value-type="string">
            <text:p>13,019</text:p>
          </table:table-cell>
          <table:table-cell table:formula="of:=MID([.A397];11;30)" office:value-type="string" office:string-value="Berrien County,H1" calcext:value-type="string">
            <text:p>Berrien County,H1</text:p>
          </table:table-cell>
          <table:table-cell office:value-type="string" calcext:value-type="string">
            <text:p>Berrien County</text:p>
          </table:table-cell>
          <table:table-cell/>
        </table:table-row>
        <table:table-row table:style-name="ro1">
          <table:table-cell office:value-type="string" calcext:value-type="string">
            <text:p>GA,13,021,Bibb County,H1</text:p>
          </table:table-cell>
          <table:table-cell table:formula="of:=LEFT([.A398];2)" office:value-type="string" office:string-value="GA" calcext:value-type="string">
            <text:p>GA</text:p>
          </table:table-cell>
          <table:table-cell table:formula="of:=MID([.A398];4;6)" office:value-type="string" office:string-value="13,021" calcext:value-type="string">
            <text:p>13,021</text:p>
          </table:table-cell>
          <table:table-cell table:formula="of:=MID([.A398];11;30)" office:value-type="string" office:string-value="Bibb County,H1" calcext:value-type="string">
            <text:p>Bibb County,H1</text:p>
          </table:table-cell>
          <table:table-cell office:value-type="string" calcext:value-type="string">
            <text:p>Bibb County</text:p>
          </table:table-cell>
          <table:table-cell/>
        </table:table-row>
        <table:table-row table:style-name="ro1">
          <table:table-cell office:value-type="string" calcext:value-type="string">
            <text:p>GA,13,023,Bleckley County,H1</text:p>
          </table:table-cell>
          <table:table-cell table:formula="of:=LEFT([.A399];2)" office:value-type="string" office:string-value="GA" calcext:value-type="string">
            <text:p>GA</text:p>
          </table:table-cell>
          <table:table-cell table:formula="of:=MID([.A399];4;6)" office:value-type="string" office:string-value="13,023" calcext:value-type="string">
            <text:p>13,023</text:p>
          </table:table-cell>
          <table:table-cell table:formula="of:=MID([.A399];11;30)" office:value-type="string" office:string-value="Bleckley County,H1" calcext:value-type="string">
            <text:p>Bleckley County,H1</text:p>
          </table:table-cell>
          <table:table-cell office:value-type="string" calcext:value-type="string">
            <text:p>Bleckley County</text:p>
          </table:table-cell>
          <table:table-cell/>
        </table:table-row>
        <table:table-row table:style-name="ro1">
          <table:table-cell office:value-type="string" calcext:value-type="string">
            <text:p>GA,13,025,Brantley County,H1</text:p>
          </table:table-cell>
          <table:table-cell table:formula="of:=LEFT([.A400];2)" office:value-type="string" office:string-value="GA" calcext:value-type="string">
            <text:p>GA</text:p>
          </table:table-cell>
          <table:table-cell table:formula="of:=MID([.A400];4;6)" office:value-type="string" office:string-value="13,025" calcext:value-type="string">
            <text:p>13,025</text:p>
          </table:table-cell>
          <table:table-cell table:formula="of:=MID([.A400];11;30)" office:value-type="string" office:string-value="Brantley County,H1" calcext:value-type="string">
            <text:p>Brantley County,H1</text:p>
          </table:table-cell>
          <table:table-cell office:value-type="string" calcext:value-type="string">
            <text:p>Brantley County</text:p>
          </table:table-cell>
          <table:table-cell/>
        </table:table-row>
        <table:table-row table:style-name="ro1">
          <table:table-cell office:value-type="string" calcext:value-type="string">
            <text:p>GA,13,027,Brooks County,H1</text:p>
          </table:table-cell>
          <table:table-cell table:formula="of:=LEFT([.A401];2)" office:value-type="string" office:string-value="GA" calcext:value-type="string">
            <text:p>GA</text:p>
          </table:table-cell>
          <table:table-cell table:formula="of:=MID([.A401];4;6)" office:value-type="string" office:string-value="13,027" calcext:value-type="string">
            <text:p>13,027</text:p>
          </table:table-cell>
          <table:table-cell table:formula="of:=MID([.A401];11;30)" office:value-type="string" office:string-value="Brooks County,H1" calcext:value-type="string">
            <text:p>Brooks County,H1</text:p>
          </table:table-cell>
          <table:table-cell office:value-type="string" calcext:value-type="string">
            <text:p>Brooks County</text:p>
          </table:table-cell>
          <table:table-cell/>
        </table:table-row>
        <table:table-row table:style-name="ro1">
          <table:table-cell office:value-type="string" calcext:value-type="string">
            <text:p>GA,13,029,Bryan County,H1</text:p>
          </table:table-cell>
          <table:table-cell table:formula="of:=LEFT([.A402];2)" office:value-type="string" office:string-value="GA" calcext:value-type="string">
            <text:p>GA</text:p>
          </table:table-cell>
          <table:table-cell table:formula="of:=MID([.A402];4;6)" office:value-type="string" office:string-value="13,029" calcext:value-type="string">
            <text:p>13,029</text:p>
          </table:table-cell>
          <table:table-cell table:formula="of:=MID([.A402];11;30)" office:value-type="string" office:string-value="Bryan County,H1" calcext:value-type="string">
            <text:p>Bryan County,H1</text:p>
          </table:table-cell>
          <table:table-cell office:value-type="string" calcext:value-type="string">
            <text:p>Bryan County</text:p>
          </table:table-cell>
          <table:table-cell/>
        </table:table-row>
        <table:table-row table:style-name="ro1">
          <table:table-cell office:value-type="string" calcext:value-type="string">
            <text:p>GA,13,031,Bulloch County,H1</text:p>
          </table:table-cell>
          <table:table-cell table:formula="of:=LEFT([.A403];2)" office:value-type="string" office:string-value="GA" calcext:value-type="string">
            <text:p>GA</text:p>
          </table:table-cell>
          <table:table-cell table:formula="of:=MID([.A403];4;6)" office:value-type="string" office:string-value="13,031" calcext:value-type="string">
            <text:p>13,031</text:p>
          </table:table-cell>
          <table:table-cell table:formula="of:=MID([.A403];11;30)" office:value-type="string" office:string-value="Bulloch County,H1" calcext:value-type="string">
            <text:p>Bulloch County,H1</text:p>
          </table:table-cell>
          <table:table-cell office:value-type="string" calcext:value-type="string">
            <text:p>Bulloch County</text:p>
          </table:table-cell>
          <table:table-cell/>
        </table:table-row>
        <table:table-row table:style-name="ro1">
          <table:table-cell office:value-type="string" calcext:value-type="string">
            <text:p>GA,13,033,Burke County,H1</text:p>
          </table:table-cell>
          <table:table-cell table:formula="of:=LEFT([.A404];2)" office:value-type="string" office:string-value="GA" calcext:value-type="string">
            <text:p>GA</text:p>
          </table:table-cell>
          <table:table-cell table:formula="of:=MID([.A404];4;6)" office:value-type="string" office:string-value="13,033" calcext:value-type="string">
            <text:p>13,033</text:p>
          </table:table-cell>
          <table:table-cell table:formula="of:=MID([.A404];11;30)" office:value-type="string" office:string-value="Burke County,H1" calcext:value-type="string">
            <text:p>Burke County,H1</text:p>
          </table:table-cell>
          <table:table-cell office:value-type="string" calcext:value-type="string">
            <text:p>Burke County</text:p>
          </table:table-cell>
          <table:table-cell/>
        </table:table-row>
        <table:table-row table:style-name="ro1">
          <table:table-cell office:value-type="string" calcext:value-type="string">
            <text:p>GA,13,035,Butts County,H1</text:p>
          </table:table-cell>
          <table:table-cell table:formula="of:=LEFT([.A405];2)" office:value-type="string" office:string-value="GA" calcext:value-type="string">
            <text:p>GA</text:p>
          </table:table-cell>
          <table:table-cell table:formula="of:=MID([.A405];4;6)" office:value-type="string" office:string-value="13,035" calcext:value-type="string">
            <text:p>13,035</text:p>
          </table:table-cell>
          <table:table-cell table:formula="of:=MID([.A405];11;30)" office:value-type="string" office:string-value="Butts County,H1" calcext:value-type="string">
            <text:p>Butts County,H1</text:p>
          </table:table-cell>
          <table:table-cell office:value-type="string" calcext:value-type="string">
            <text:p>Butts County</text:p>
          </table:table-cell>
          <table:table-cell/>
        </table:table-row>
        <table:table-row table:style-name="ro1">
          <table:table-cell office:value-type="string" calcext:value-type="string">
            <text:p>GA,13,037,Calhoun County,H1</text:p>
          </table:table-cell>
          <table:table-cell table:formula="of:=LEFT([.A406];2)" office:value-type="string" office:string-value="GA" calcext:value-type="string">
            <text:p>GA</text:p>
          </table:table-cell>
          <table:table-cell table:formula="of:=MID([.A406];4;6)" office:value-type="string" office:string-value="13,037" calcext:value-type="string">
            <text:p>13,037</text:p>
          </table:table-cell>
          <table:table-cell table:formula="of:=MID([.A406];11;30)" office:value-type="string" office:string-value="Calhoun County,H1" calcext:value-type="string">
            <text:p>Calhoun County,H1</text:p>
          </table:table-cell>
          <table:table-cell office:value-type="string" calcext:value-type="string">
            <text:p>Calhoun County</text:p>
          </table:table-cell>
          <table:table-cell/>
        </table:table-row>
        <table:table-row table:style-name="ro1">
          <table:table-cell office:value-type="string" calcext:value-type="string">
            <text:p>GA,13,039,Camden County,H1</text:p>
          </table:table-cell>
          <table:table-cell table:formula="of:=LEFT([.A407];2)" office:value-type="string" office:string-value="GA" calcext:value-type="string">
            <text:p>GA</text:p>
          </table:table-cell>
          <table:table-cell table:formula="of:=MID([.A407];4;6)" office:value-type="string" office:string-value="13,039" calcext:value-type="string">
            <text:p>13,039</text:p>
          </table:table-cell>
          <table:table-cell table:formula="of:=MID([.A407];11;30)" office:value-type="string" office:string-value="Camden County,H1" calcext:value-type="string">
            <text:p>Camden County,H1</text:p>
          </table:table-cell>
          <table:table-cell office:value-type="string" calcext:value-type="string">
            <text:p>Camden County</text:p>
          </table:table-cell>
          <table:table-cell/>
        </table:table-row>
        <table:table-row table:style-name="ro1">
          <table:table-cell office:value-type="string" calcext:value-type="string">
            <text:p>GA,13,043,Candler County,H1</text:p>
          </table:table-cell>
          <table:table-cell table:formula="of:=LEFT([.A408];2)" office:value-type="string" office:string-value="GA" calcext:value-type="string">
            <text:p>GA</text:p>
          </table:table-cell>
          <table:table-cell table:formula="of:=MID([.A408];4;6)" office:value-type="string" office:string-value="13,043" calcext:value-type="string">
            <text:p>13,043</text:p>
          </table:table-cell>
          <table:table-cell table:formula="of:=MID([.A408];11;30)" office:value-type="string" office:string-value="Candler County,H1" calcext:value-type="string">
            <text:p>Candler County,H1</text:p>
          </table:table-cell>
          <table:table-cell office:value-type="string" calcext:value-type="string">
            <text:p>Candler County</text:p>
          </table:table-cell>
          <table:table-cell/>
        </table:table-row>
        <table:table-row table:style-name="ro1">
          <table:table-cell office:value-type="string" calcext:value-type="string">
            <text:p>GA,13,045,Carroll County,H1</text:p>
          </table:table-cell>
          <table:table-cell table:formula="of:=LEFT([.A409];2)" office:value-type="string" office:string-value="GA" calcext:value-type="string">
            <text:p>GA</text:p>
          </table:table-cell>
          <table:table-cell table:formula="of:=MID([.A409];4;6)" office:value-type="string" office:string-value="13,045" calcext:value-type="string">
            <text:p>13,045</text:p>
          </table:table-cell>
          <table:table-cell table:formula="of:=MID([.A409];11;30)" office:value-type="string" office:string-value="Carroll County,H1" calcext:value-type="string">
            <text:p>Carroll County,H1</text:p>
          </table:table-cell>
          <table:table-cell office:value-type="string" calcext:value-type="string">
            <text:p>Carroll County</text:p>
          </table:table-cell>
          <table:table-cell/>
        </table:table-row>
        <table:table-row table:style-name="ro1">
          <table:table-cell office:value-type="string" calcext:value-type="string">
            <text:p>GA,13,047,Catoosa County,H1</text:p>
          </table:table-cell>
          <table:table-cell table:formula="of:=LEFT([.A410];2)" office:value-type="string" office:string-value="GA" calcext:value-type="string">
            <text:p>GA</text:p>
          </table:table-cell>
          <table:table-cell table:formula="of:=MID([.A410];4;6)" office:value-type="string" office:string-value="13,047" calcext:value-type="string">
            <text:p>13,047</text:p>
          </table:table-cell>
          <table:table-cell table:formula="of:=MID([.A410];11;30)" office:value-type="string" office:string-value="Catoosa County,H1" calcext:value-type="string">
            <text:p>Catoosa County,H1</text:p>
          </table:table-cell>
          <table:table-cell office:value-type="string" calcext:value-type="string">
            <text:p>Catoosa County</text:p>
          </table:table-cell>
          <table:table-cell/>
        </table:table-row>
        <table:table-row table:style-name="ro1">
          <table:table-cell office:value-type="string" calcext:value-type="string">
            <text:p>GA,13,049,Charlton County,H1</text:p>
          </table:table-cell>
          <table:table-cell table:formula="of:=LEFT([.A411];2)" office:value-type="string" office:string-value="GA" calcext:value-type="string">
            <text:p>GA</text:p>
          </table:table-cell>
          <table:table-cell table:formula="of:=MID([.A411];4;6)" office:value-type="string" office:string-value="13,049" calcext:value-type="string">
            <text:p>13,049</text:p>
          </table:table-cell>
          <table:table-cell table:formula="of:=MID([.A411];11;30)" office:value-type="string" office:string-value="Charlton County,H1" calcext:value-type="string">
            <text:p>Charlton County,H1</text:p>
          </table:table-cell>
          <table:table-cell office:value-type="string" calcext:value-type="string">
            <text:p>Charlton County</text:p>
          </table:table-cell>
          <table:table-cell/>
        </table:table-row>
        <table:table-row table:style-name="ro1">
          <table:table-cell office:value-type="string" calcext:value-type="string">
            <text:p>GA,13,051,Chatham County,H1</text:p>
          </table:table-cell>
          <table:table-cell table:formula="of:=LEFT([.A412];2)" office:value-type="string" office:string-value="GA" calcext:value-type="string">
            <text:p>GA</text:p>
          </table:table-cell>
          <table:table-cell table:formula="of:=MID([.A412];4;6)" office:value-type="string" office:string-value="13,051" calcext:value-type="string">
            <text:p>13,051</text:p>
          </table:table-cell>
          <table:table-cell table:formula="of:=MID([.A412];11;30)" office:value-type="string" office:string-value="Chatham County,H1" calcext:value-type="string">
            <text:p>Chatham County,H1</text:p>
          </table:table-cell>
          <table:table-cell office:value-type="string" calcext:value-type="string">
            <text:p>Chatham County</text:p>
          </table:table-cell>
          <table:table-cell/>
        </table:table-row>
        <table:table-row table:style-name="ro2">
          <table:table-cell office:value-type="string" calcext:value-type="string">
            <text:p>GA,13,053,Chattahoochee County,H1</text:p>
          </table:table-cell>
          <table:table-cell table:formula="of:=LEFT([.A413];2)" office:value-type="string" office:string-value="GA" calcext:value-type="string">
            <text:p>GA</text:p>
          </table:table-cell>
          <table:table-cell table:formula="of:=MID([.A413];4;6)" office:value-type="string" office:string-value="13,053" calcext:value-type="string">
            <text:p>13,053</text:p>
          </table:table-cell>
          <table:table-cell table:formula="of:=MID([.A413];11;30)" office:value-type="string" office:string-value="Chattahoochee County,H1" calcext:value-type="string">
            <text:p>Chattahoochee County,H1</text:p>
          </table:table-cell>
          <table:table-cell office:value-type="string" calcext:value-type="string">
            <text:p>Chattahoochee County</text:p>
          </table:table-cell>
          <table:table-cell/>
        </table:table-row>
        <table:table-row table:style-name="ro1">
          <table:table-cell office:value-type="string" calcext:value-type="string">
            <text:p>GA,13,055,Chattooga County,H1</text:p>
          </table:table-cell>
          <table:table-cell table:formula="of:=LEFT([.A414];2)" office:value-type="string" office:string-value="GA" calcext:value-type="string">
            <text:p>GA</text:p>
          </table:table-cell>
          <table:table-cell table:formula="of:=MID([.A414];4;6)" office:value-type="string" office:string-value="13,055" calcext:value-type="string">
            <text:p>13,055</text:p>
          </table:table-cell>
          <table:table-cell table:formula="of:=MID([.A414];11;30)" office:value-type="string" office:string-value="Chattooga County,H1" calcext:value-type="string">
            <text:p>Chattooga County,H1</text:p>
          </table:table-cell>
          <table:table-cell office:value-type="string" calcext:value-type="string">
            <text:p>Chattooga County</text:p>
          </table:table-cell>
          <table:table-cell/>
        </table:table-row>
        <table:table-row table:style-name="ro1">
          <table:table-cell office:value-type="string" calcext:value-type="string">
            <text:p>GA,13,057,Cherokee County,H1</text:p>
          </table:table-cell>
          <table:table-cell table:formula="of:=LEFT([.A415];2)" office:value-type="string" office:string-value="GA" calcext:value-type="string">
            <text:p>GA</text:p>
          </table:table-cell>
          <table:table-cell table:formula="of:=MID([.A415];4;6)" office:value-type="string" office:string-value="13,057" calcext:value-type="string">
            <text:p>13,057</text:p>
          </table:table-cell>
          <table:table-cell table:formula="of:=MID([.A415];11;30)" office:value-type="string" office:string-value="Cherokee County,H1" calcext:value-type="string">
            <text:p>Cherokee County,H1</text:p>
          </table:table-cell>
          <table:table-cell office:value-type="string" calcext:value-type="string">
            <text:p>Cherokee County</text:p>
          </table:table-cell>
          <table:table-cell/>
        </table:table-row>
        <table:table-row table:style-name="ro1">
          <table:table-cell office:value-type="string" calcext:value-type="string">
            <text:p>GA,13,059,Clarke County,H6</text:p>
          </table:table-cell>
          <table:table-cell table:formula="of:=LEFT([.A416];2)" office:value-type="string" office:string-value="GA" calcext:value-type="string">
            <text:p>GA</text:p>
          </table:table-cell>
          <table:table-cell table:formula="of:=MID([.A416];4;6)" office:value-type="string" office:string-value="13,059" calcext:value-type="string">
            <text:p>13,059</text:p>
          </table:table-cell>
          <table:table-cell table:formula="of:=MID([.A416];11;30)" office:value-type="string" office:string-value="Clarke County,H6" calcext:value-type="string">
            <text:p>Clarke County,H6</text:p>
          </table:table-cell>
          <table:table-cell office:value-type="string" calcext:value-type="string">
            <text:p>Clarke County</text:p>
          </table:table-cell>
          <table:table-cell/>
        </table:table-row>
        <table:table-row table:style-name="ro1">
          <table:table-cell office:value-type="string" calcext:value-type="string">
            <text:p>GA,13,061,Clay County,H1</text:p>
          </table:table-cell>
          <table:table-cell table:formula="of:=LEFT([.A417];2)" office:value-type="string" office:string-value="GA" calcext:value-type="string">
            <text:p>GA</text:p>
          </table:table-cell>
          <table:table-cell table:formula="of:=MID([.A417];4;6)" office:value-type="string" office:string-value="13,061" calcext:value-type="string">
            <text:p>13,061</text:p>
          </table:table-cell>
          <table:table-cell table:formula="of:=MID([.A417];11;30)" office:value-type="string" office:string-value="Clay County,H1" calcext:value-type="string">
            <text:p>Clay County,H1</text:p>
          </table:table-cell>
          <table:table-cell office:value-type="string" calcext:value-type="string">
            <text:p>Clay County</text:p>
          </table:table-cell>
          <table:table-cell/>
        </table:table-row>
        <table:table-row table:style-name="ro1">
          <table:table-cell office:value-type="string" calcext:value-type="string">
            <text:p>GA,13,063,Clayton County,H1</text:p>
          </table:table-cell>
          <table:table-cell table:formula="of:=LEFT([.A418];2)" office:value-type="string" office:string-value="GA" calcext:value-type="string">
            <text:p>GA</text:p>
          </table:table-cell>
          <table:table-cell table:formula="of:=MID([.A418];4;6)" office:value-type="string" office:string-value="13,063" calcext:value-type="string">
            <text:p>13,063</text:p>
          </table:table-cell>
          <table:table-cell table:formula="of:=MID([.A418];11;30)" office:value-type="string" office:string-value="Clayton County,H1" calcext:value-type="string">
            <text:p>Clayton County,H1</text:p>
          </table:table-cell>
          <table:table-cell office:value-type="string" calcext:value-type="string">
            <text:p>Clayton County</text:p>
          </table:table-cell>
          <table:table-cell/>
        </table:table-row>
        <table:table-row table:style-name="ro1">
          <table:table-cell office:value-type="string" calcext:value-type="string">
            <text:p>GA,13,065,Clinch County,H1</text:p>
          </table:table-cell>
          <table:table-cell table:formula="of:=LEFT([.A419];2)" office:value-type="string" office:string-value="GA" calcext:value-type="string">
            <text:p>GA</text:p>
          </table:table-cell>
          <table:table-cell table:formula="of:=MID([.A419];4;6)" office:value-type="string" office:string-value="13,065" calcext:value-type="string">
            <text:p>13,065</text:p>
          </table:table-cell>
          <table:table-cell table:formula="of:=MID([.A419];11;30)" office:value-type="string" office:string-value="Clinch County,H1" calcext:value-type="string">
            <text:p>Clinch County,H1</text:p>
          </table:table-cell>
          <table:table-cell office:value-type="string" calcext:value-type="string">
            <text:p>Clinch County</text:p>
          </table:table-cell>
          <table:table-cell/>
        </table:table-row>
        <table:table-row table:style-name="ro1">
          <table:table-cell office:value-type="string" calcext:value-type="string">
            <text:p>GA,13,067,Cobb County,H1</text:p>
          </table:table-cell>
          <table:table-cell table:formula="of:=LEFT([.A420];2)" office:value-type="string" office:string-value="GA" calcext:value-type="string">
            <text:p>GA</text:p>
          </table:table-cell>
          <table:table-cell table:formula="of:=MID([.A420];4;6)" office:value-type="string" office:string-value="13,067" calcext:value-type="string">
            <text:p>13,067</text:p>
          </table:table-cell>
          <table:table-cell table:formula="of:=MID([.A420];11;30)" office:value-type="string" office:string-value="Cobb County,H1" calcext:value-type="string">
            <text:p>Cobb County,H1</text:p>
          </table:table-cell>
          <table:table-cell office:value-type="string" calcext:value-type="string">
            <text:p>Cobb County</text:p>
          </table:table-cell>
          <table:table-cell/>
        </table:table-row>
        <table:table-row table:style-name="ro1">
          <table:table-cell office:value-type="string" calcext:value-type="string">
            <text:p>GA,13,069,Coffee County,H1</text:p>
          </table:table-cell>
          <table:table-cell table:formula="of:=LEFT([.A421];2)" office:value-type="string" office:string-value="GA" calcext:value-type="string">
            <text:p>GA</text:p>
          </table:table-cell>
          <table:table-cell table:formula="of:=MID([.A421];4;6)" office:value-type="string" office:string-value="13,069" calcext:value-type="string">
            <text:p>13,069</text:p>
          </table:table-cell>
          <table:table-cell table:formula="of:=MID([.A421];11;30)" office:value-type="string" office:string-value="Coffee County,H1" calcext:value-type="string">
            <text:p>Coffee County,H1</text:p>
          </table:table-cell>
          <table:table-cell office:value-type="string" calcext:value-type="string">
            <text:p>Coffee County</text:p>
          </table:table-cell>
          <table:table-cell/>
        </table:table-row>
        <table:table-row table:style-name="ro1">
          <table:table-cell office:value-type="string" calcext:value-type="string">
            <text:p>GA,13,071,Colquitt County,H1</text:p>
          </table:table-cell>
          <table:table-cell table:formula="of:=LEFT([.A422];2)" office:value-type="string" office:string-value="GA" calcext:value-type="string">
            <text:p>GA</text:p>
          </table:table-cell>
          <table:table-cell table:formula="of:=MID([.A422];4;6)" office:value-type="string" office:string-value="13,071" calcext:value-type="string">
            <text:p>13,071</text:p>
          </table:table-cell>
          <table:table-cell table:formula="of:=MID([.A422];11;30)" office:value-type="string" office:string-value="Colquitt County,H1" calcext:value-type="string">
            <text:p>Colquitt County,H1</text:p>
          </table:table-cell>
          <table:table-cell office:value-type="string" calcext:value-type="string">
            <text:p>Colquitt County</text:p>
          </table:table-cell>
          <table:table-cell/>
        </table:table-row>
        <table:table-row table:style-name="ro1">
          <table:table-cell office:value-type="string" calcext:value-type="string">
            <text:p>GA,13,073,Columbia County,H1</text:p>
          </table:table-cell>
          <table:table-cell table:formula="of:=LEFT([.A423];2)" office:value-type="string" office:string-value="GA" calcext:value-type="string">
            <text:p>GA</text:p>
          </table:table-cell>
          <table:table-cell table:formula="of:=MID([.A423];4;6)" office:value-type="string" office:string-value="13,073" calcext:value-type="string">
            <text:p>13,073</text:p>
          </table:table-cell>
          <table:table-cell table:formula="of:=MID([.A423];11;30)" office:value-type="string" office:string-value="Columbia County,H1" calcext:value-type="string">
            <text:p>Columbia County,H1</text:p>
          </table:table-cell>
          <table:table-cell office:value-type="string" calcext:value-type="string">
            <text:p>Columbia County</text:p>
          </table:table-cell>
          <table:table-cell/>
        </table:table-row>
        <table:table-row table:style-name="ro1">
          <table:table-cell office:value-type="string" calcext:value-type="string">
            <text:p>GA,13,075,Cook County,H1</text:p>
          </table:table-cell>
          <table:table-cell table:formula="of:=LEFT([.A424];2)" office:value-type="string" office:string-value="GA" calcext:value-type="string">
            <text:p>GA</text:p>
          </table:table-cell>
          <table:table-cell table:formula="of:=MID([.A424];4;6)" office:value-type="string" office:string-value="13,075" calcext:value-type="string">
            <text:p>13,075</text:p>
          </table:table-cell>
          <table:table-cell table:formula="of:=MID([.A424];11;30)" office:value-type="string" office:string-value="Cook County,H1" calcext:value-type="string">
            <text:p>Cook County,H1</text:p>
          </table:table-cell>
          <table:table-cell office:value-type="string" calcext:value-type="string">
            <text:p>Cook County</text:p>
          </table:table-cell>
          <table:table-cell/>
        </table:table-row>
        <table:table-row table:style-name="ro1">
          <table:table-cell office:value-type="string" calcext:value-type="string">
            <text:p>GA,13,077,Coweta County,H1</text:p>
          </table:table-cell>
          <table:table-cell table:formula="of:=LEFT([.A425];2)" office:value-type="string" office:string-value="GA" calcext:value-type="string">
            <text:p>GA</text:p>
          </table:table-cell>
          <table:table-cell table:formula="of:=MID([.A425];4;6)" office:value-type="string" office:string-value="13,077" calcext:value-type="string">
            <text:p>13,077</text:p>
          </table:table-cell>
          <table:table-cell table:formula="of:=MID([.A425];11;30)" office:value-type="string" office:string-value="Coweta County,H1" calcext:value-type="string">
            <text:p>Coweta County,H1</text:p>
          </table:table-cell>
          <table:table-cell office:value-type="string" calcext:value-type="string">
            <text:p>Coweta County</text:p>
          </table:table-cell>
          <table:table-cell/>
        </table:table-row>
        <table:table-row table:style-name="ro1">
          <table:table-cell office:value-type="string" calcext:value-type="string">
            <text:p>GA,13,079,Crawford County,H1</text:p>
          </table:table-cell>
          <table:table-cell table:formula="of:=LEFT([.A426];2)" office:value-type="string" office:string-value="GA" calcext:value-type="string">
            <text:p>GA</text:p>
          </table:table-cell>
          <table:table-cell table:formula="of:=MID([.A426];4;6)" office:value-type="string" office:string-value="13,079" calcext:value-type="string">
            <text:p>13,079</text:p>
          </table:table-cell>
          <table:table-cell table:formula="of:=MID([.A426];11;30)" office:value-type="string" office:string-value="Crawford County,H1" calcext:value-type="string">
            <text:p>Crawford County,H1</text:p>
          </table:table-cell>
          <table:table-cell office:value-type="string" calcext:value-type="string">
            <text:p>Crawford County</text:p>
          </table:table-cell>
          <table:table-cell/>
        </table:table-row>
        <table:table-row table:style-name="ro1">
          <table:table-cell office:value-type="string" calcext:value-type="string">
            <text:p>GA,13,081,Crisp County,H1</text:p>
          </table:table-cell>
          <table:table-cell table:formula="of:=LEFT([.A427];2)" office:value-type="string" office:string-value="GA" calcext:value-type="string">
            <text:p>GA</text:p>
          </table:table-cell>
          <table:table-cell table:formula="of:=MID([.A427];4;6)" office:value-type="string" office:string-value="13,081" calcext:value-type="string">
            <text:p>13,081</text:p>
          </table:table-cell>
          <table:table-cell table:formula="of:=MID([.A427];11;30)" office:value-type="string" office:string-value="Crisp County,H1" calcext:value-type="string">
            <text:p>Crisp County,H1</text:p>
          </table:table-cell>
          <table:table-cell office:value-type="string" calcext:value-type="string">
            <text:p>Crisp County</text:p>
          </table:table-cell>
          <table:table-cell/>
        </table:table-row>
        <table:table-row table:style-name="ro1">
          <table:table-cell office:value-type="string" calcext:value-type="string">
            <text:p>GA,13,083,Dade County,H1</text:p>
          </table:table-cell>
          <table:table-cell table:formula="of:=LEFT([.A428];2)" office:value-type="string" office:string-value="GA" calcext:value-type="string">
            <text:p>GA</text:p>
          </table:table-cell>
          <table:table-cell table:formula="of:=MID([.A428];4;6)" office:value-type="string" office:string-value="13,083" calcext:value-type="string">
            <text:p>13,083</text:p>
          </table:table-cell>
          <table:table-cell table:formula="of:=MID([.A428];11;30)" office:value-type="string" office:string-value="Dade County,H1" calcext:value-type="string">
            <text:p>Dade County,H1</text:p>
          </table:table-cell>
          <table:table-cell office:value-type="string" calcext:value-type="string">
            <text:p>Dade County</text:p>
          </table:table-cell>
          <table:table-cell/>
        </table:table-row>
        <table:table-row table:style-name="ro1">
          <table:table-cell office:value-type="string" calcext:value-type="string">
            <text:p>GA,13,085,Dawson County,H1</text:p>
          </table:table-cell>
          <table:table-cell table:formula="of:=LEFT([.A429];2)" office:value-type="string" office:string-value="GA" calcext:value-type="string">
            <text:p>GA</text:p>
          </table:table-cell>
          <table:table-cell table:formula="of:=MID([.A429];4;6)" office:value-type="string" office:string-value="13,085" calcext:value-type="string">
            <text:p>13,085</text:p>
          </table:table-cell>
          <table:table-cell table:formula="of:=MID([.A429];11;30)" office:value-type="string" office:string-value="Dawson County,H1" calcext:value-type="string">
            <text:p>Dawson County,H1</text:p>
          </table:table-cell>
          <table:table-cell office:value-type="string" calcext:value-type="string">
            <text:p>Dawson County</text:p>
          </table:table-cell>
          <table:table-cell/>
        </table:table-row>
        <table:table-row table:style-name="ro1">
          <table:table-cell office:value-type="string" calcext:value-type="string">
            <text:p>GA,13,087,Decatur County,H1</text:p>
          </table:table-cell>
          <table:table-cell table:formula="of:=LEFT([.A430];2)" office:value-type="string" office:string-value="GA" calcext:value-type="string">
            <text:p>GA</text:p>
          </table:table-cell>
          <table:table-cell table:formula="of:=MID([.A430];4;6)" office:value-type="string" office:string-value="13,087" calcext:value-type="string">
            <text:p>13,087</text:p>
          </table:table-cell>
          <table:table-cell table:formula="of:=MID([.A430];11;30)" office:value-type="string" office:string-value="Decatur County,H1" calcext:value-type="string">
            <text:p>Decatur County,H1</text:p>
          </table:table-cell>
          <table:table-cell office:value-type="string" calcext:value-type="string">
            <text:p>Decatur County</text:p>
          </table:table-cell>
          <table:table-cell/>
        </table:table-row>
        <table:table-row table:style-name="ro1">
          <table:table-cell office:value-type="string" calcext:value-type="string">
            <text:p>GA,13,089,DeKalb County,H1</text:p>
          </table:table-cell>
          <table:table-cell table:formula="of:=LEFT([.A431];2)" office:value-type="string" office:string-value="GA" calcext:value-type="string">
            <text:p>GA</text:p>
          </table:table-cell>
          <table:table-cell table:formula="of:=MID([.A431];4;6)" office:value-type="string" office:string-value="13,089" calcext:value-type="string">
            <text:p>13,089</text:p>
          </table:table-cell>
          <table:table-cell table:formula="of:=MID([.A431];11;30)" office:value-type="string" office:string-value="DeKalb County,H1" calcext:value-type="string">
            <text:p>DeKalb County,H1</text:p>
          </table:table-cell>
          <table:table-cell office:value-type="string" calcext:value-type="string">
            <text:p>DeKalb County</text:p>
          </table:table-cell>
          <table:table-cell/>
        </table:table-row>
        <table:table-row table:style-name="ro1">
          <table:table-cell office:value-type="string" calcext:value-type="string">
            <text:p>GA,13,091,Dodge County,H1</text:p>
          </table:table-cell>
          <table:table-cell table:formula="of:=LEFT([.A432];2)" office:value-type="string" office:string-value="GA" calcext:value-type="string">
            <text:p>GA</text:p>
          </table:table-cell>
          <table:table-cell table:formula="of:=MID([.A432];4;6)" office:value-type="string" office:string-value="13,091" calcext:value-type="string">
            <text:p>13,091</text:p>
          </table:table-cell>
          <table:table-cell table:formula="of:=MID([.A432];11;30)" office:value-type="string" office:string-value="Dodge County,H1" calcext:value-type="string">
            <text:p>Dodge County,H1</text:p>
          </table:table-cell>
          <table:table-cell office:value-type="string" calcext:value-type="string">
            <text:p>Dodge County</text:p>
          </table:table-cell>
          <table:table-cell/>
        </table:table-row>
        <table:table-row table:style-name="ro1">
          <table:table-cell office:value-type="string" calcext:value-type="string">
            <text:p>GA,13,093,Dooly County,H1</text:p>
          </table:table-cell>
          <table:table-cell table:formula="of:=LEFT([.A433];2)" office:value-type="string" office:string-value="GA" calcext:value-type="string">
            <text:p>GA</text:p>
          </table:table-cell>
          <table:table-cell table:formula="of:=MID([.A433];4;6)" office:value-type="string" office:string-value="13,093" calcext:value-type="string">
            <text:p>13,093</text:p>
          </table:table-cell>
          <table:table-cell table:formula="of:=MID([.A433];11;30)" office:value-type="string" office:string-value="Dooly County,H1" calcext:value-type="string">
            <text:p>Dooly County,H1</text:p>
          </table:table-cell>
          <table:table-cell office:value-type="string" calcext:value-type="string">
            <text:p>Dooly County</text:p>
          </table:table-cell>
          <table:table-cell/>
        </table:table-row>
        <table:table-row table:style-name="ro1">
          <table:table-cell office:value-type="string" calcext:value-type="string">
            <text:p>GA,13,095,Dougherty County,H1</text:p>
          </table:table-cell>
          <table:table-cell table:formula="of:=LEFT([.A434];2)" office:value-type="string" office:string-value="GA" calcext:value-type="string">
            <text:p>GA</text:p>
          </table:table-cell>
          <table:table-cell table:formula="of:=MID([.A434];4;6)" office:value-type="string" office:string-value="13,095" calcext:value-type="string">
            <text:p>13,095</text:p>
          </table:table-cell>
          <table:table-cell table:formula="of:=MID([.A434];11;30)" office:value-type="string" office:string-value="Dougherty County,H1" calcext:value-type="string">
            <text:p>Dougherty County,H1</text:p>
          </table:table-cell>
          <table:table-cell office:value-type="string" calcext:value-type="string">
            <text:p>Dougherty County</text:p>
          </table:table-cell>
          <table:table-cell/>
        </table:table-row>
        <table:table-row table:style-name="ro1">
          <table:table-cell office:value-type="string" calcext:value-type="string">
            <text:p>GA,13,097,Douglas County,H1</text:p>
          </table:table-cell>
          <table:table-cell table:formula="of:=LEFT([.A435];2)" office:value-type="string" office:string-value="GA" calcext:value-type="string">
            <text:p>GA</text:p>
          </table:table-cell>
          <table:table-cell table:formula="of:=MID([.A435];4;6)" office:value-type="string" office:string-value="13,097" calcext:value-type="string">
            <text:p>13,097</text:p>
          </table:table-cell>
          <table:table-cell table:formula="of:=MID([.A435];11;30)" office:value-type="string" office:string-value="Douglas County,H1" calcext:value-type="string">
            <text:p>Douglas County,H1</text:p>
          </table:table-cell>
          <table:table-cell office:value-type="string" calcext:value-type="string">
            <text:p>Douglas County</text:p>
          </table:table-cell>
          <table:table-cell/>
        </table:table-row>
        <table:table-row table:style-name="ro1">
          <table:table-cell office:value-type="string" calcext:value-type="string">
            <text:p>GA,13,099,Early County,H1</text:p>
          </table:table-cell>
          <table:table-cell table:formula="of:=LEFT([.A436];2)" office:value-type="string" office:string-value="GA" calcext:value-type="string">
            <text:p>GA</text:p>
          </table:table-cell>
          <table:table-cell table:formula="of:=MID([.A436];4;6)" office:value-type="string" office:string-value="13,099" calcext:value-type="string">
            <text:p>13,099</text:p>
          </table:table-cell>
          <table:table-cell table:formula="of:=MID([.A436];11;30)" office:value-type="string" office:string-value="Early County,H1" calcext:value-type="string">
            <text:p>Early County,H1</text:p>
          </table:table-cell>
          <table:table-cell office:value-type="string" calcext:value-type="string">
            <text:p>Early County</text:p>
          </table:table-cell>
          <table:table-cell/>
        </table:table-row>
        <table:table-row table:style-name="ro1">
          <table:table-cell office:value-type="string" calcext:value-type="string">
            <text:p>GA,13,101,Echols County,H1</text:p>
          </table:table-cell>
          <table:table-cell table:formula="of:=LEFT([.A437];2)" office:value-type="string" office:string-value="GA" calcext:value-type="string">
            <text:p>GA</text:p>
          </table:table-cell>
          <table:table-cell table:formula="of:=MID([.A437];4;6)" office:value-type="string" office:string-value="13,101" calcext:value-type="string">
            <text:p>13,101</text:p>
          </table:table-cell>
          <table:table-cell table:formula="of:=MID([.A437];11;30)" office:value-type="string" office:string-value="Echols County,H1" calcext:value-type="string">
            <text:p>Echols County,H1</text:p>
          </table:table-cell>
          <table:table-cell office:value-type="string" calcext:value-type="string">
            <text:p>Echols County</text:p>
          </table:table-cell>
          <table:table-cell/>
        </table:table-row>
        <table:table-row table:style-name="ro1">
          <table:table-cell office:value-type="string" calcext:value-type="string">
            <text:p>GA,13,103,Effingham County,H1</text:p>
          </table:table-cell>
          <table:table-cell table:formula="of:=LEFT([.A438];2)" office:value-type="string" office:string-value="GA" calcext:value-type="string">
            <text:p>GA</text:p>
          </table:table-cell>
          <table:table-cell table:formula="of:=MID([.A438];4;6)" office:value-type="string" office:string-value="13,103" calcext:value-type="string">
            <text:p>13,103</text:p>
          </table:table-cell>
          <table:table-cell table:formula="of:=MID([.A438];11;30)" office:value-type="string" office:string-value="Effingham County,H1" calcext:value-type="string">
            <text:p>Effingham County,H1</text:p>
          </table:table-cell>
          <table:table-cell office:value-type="string" calcext:value-type="string">
            <text:p>Effingham County</text:p>
          </table:table-cell>
          <table:table-cell/>
        </table:table-row>
        <table:table-row table:style-name="ro1">
          <table:table-cell office:value-type="string" calcext:value-type="string">
            <text:p>GA,13,105,Elbert County,H1</text:p>
          </table:table-cell>
          <table:table-cell table:formula="of:=LEFT([.A439];2)" office:value-type="string" office:string-value="GA" calcext:value-type="string">
            <text:p>GA</text:p>
          </table:table-cell>
          <table:table-cell table:formula="of:=MID([.A439];4;6)" office:value-type="string" office:string-value="13,105" calcext:value-type="string">
            <text:p>13,105</text:p>
          </table:table-cell>
          <table:table-cell table:formula="of:=MID([.A439];11;30)" office:value-type="string" office:string-value="Elbert County,H1" calcext:value-type="string">
            <text:p>Elbert County,H1</text:p>
          </table:table-cell>
          <table:table-cell office:value-type="string" calcext:value-type="string">
            <text:p>Elbert County</text:p>
          </table:table-cell>
          <table:table-cell/>
        </table:table-row>
        <table:table-row table:style-name="ro1">
          <table:table-cell office:value-type="string" calcext:value-type="string">
            <text:p>GA,13,107,Emanuel County,H1</text:p>
          </table:table-cell>
          <table:table-cell table:formula="of:=LEFT([.A440];2)" office:value-type="string" office:string-value="GA" calcext:value-type="string">
            <text:p>GA</text:p>
          </table:table-cell>
          <table:table-cell table:formula="of:=MID([.A440];4;6)" office:value-type="string" office:string-value="13,107" calcext:value-type="string">
            <text:p>13,107</text:p>
          </table:table-cell>
          <table:table-cell table:formula="of:=MID([.A440];11;30)" office:value-type="string" office:string-value="Emanuel County,H1" calcext:value-type="string">
            <text:p>Emanuel County,H1</text:p>
          </table:table-cell>
          <table:table-cell office:value-type="string" calcext:value-type="string">
            <text:p>Emanuel County</text:p>
          </table:table-cell>
          <table:table-cell/>
        </table:table-row>
        <table:table-row table:style-name="ro1">
          <table:table-cell office:value-type="string" calcext:value-type="string">
            <text:p>GA,13,109,Evans County,H1</text:p>
          </table:table-cell>
          <table:table-cell table:formula="of:=LEFT([.A441];2)" office:value-type="string" office:string-value="GA" calcext:value-type="string">
            <text:p>GA</text:p>
          </table:table-cell>
          <table:table-cell table:formula="of:=MID([.A441];4;6)" office:value-type="string" office:string-value="13,109" calcext:value-type="string">
            <text:p>13,109</text:p>
          </table:table-cell>
          <table:table-cell table:formula="of:=MID([.A441];11;30)" office:value-type="string" office:string-value="Evans County,H1" calcext:value-type="string">
            <text:p>Evans County,H1</text:p>
          </table:table-cell>
          <table:table-cell office:value-type="string" calcext:value-type="string">
            <text:p>Evans County</text:p>
          </table:table-cell>
          <table:table-cell/>
        </table:table-row>
        <table:table-row table:style-name="ro1">
          <table:table-cell office:value-type="string" calcext:value-type="string">
            <text:p>GA,13,111,Fannin County,H1</text:p>
          </table:table-cell>
          <table:table-cell table:formula="of:=LEFT([.A442];2)" office:value-type="string" office:string-value="GA" calcext:value-type="string">
            <text:p>GA</text:p>
          </table:table-cell>
          <table:table-cell table:formula="of:=MID([.A442];4;6)" office:value-type="string" office:string-value="13,111" calcext:value-type="string">
            <text:p>13,111</text:p>
          </table:table-cell>
          <table:table-cell table:formula="of:=MID([.A442];11;30)" office:value-type="string" office:string-value="Fannin County,H1" calcext:value-type="string">
            <text:p>Fannin County,H1</text:p>
          </table:table-cell>
          <table:table-cell office:value-type="string" calcext:value-type="string">
            <text:p>Fannin County</text:p>
          </table:table-cell>
          <table:table-cell/>
        </table:table-row>
        <table:table-row table:style-name="ro1">
          <table:table-cell office:value-type="string" calcext:value-type="string">
            <text:p>GA,13,113,Fayette County,H1</text:p>
          </table:table-cell>
          <table:table-cell table:formula="of:=LEFT([.A443];2)" office:value-type="string" office:string-value="GA" calcext:value-type="string">
            <text:p>GA</text:p>
          </table:table-cell>
          <table:table-cell table:formula="of:=MID([.A443];4;6)" office:value-type="string" office:string-value="13,113" calcext:value-type="string">
            <text:p>13,113</text:p>
          </table:table-cell>
          <table:table-cell table:formula="of:=MID([.A443];11;30)" office:value-type="string" office:string-value="Fayette County,H1" calcext:value-type="string">
            <text:p>Fayette County,H1</text:p>
          </table:table-cell>
          <table:table-cell office:value-type="string" calcext:value-type="string">
            <text:p>Fayette County</text:p>
          </table:table-cell>
          <table:table-cell/>
        </table:table-row>
        <table:table-row table:style-name="ro1">
          <table:table-cell office:value-type="string" calcext:value-type="string">
            <text:p>GA,13,115,Floyd County,H1</text:p>
          </table:table-cell>
          <table:table-cell table:formula="of:=LEFT([.A444];2)" office:value-type="string" office:string-value="GA" calcext:value-type="string">
            <text:p>GA</text:p>
          </table:table-cell>
          <table:table-cell table:formula="of:=MID([.A444];4;6)" office:value-type="string" office:string-value="13,115" calcext:value-type="string">
            <text:p>13,115</text:p>
          </table:table-cell>
          <table:table-cell table:formula="of:=MID([.A444];11;30)" office:value-type="string" office:string-value="Floyd County,H1" calcext:value-type="string">
            <text:p>Floyd County,H1</text:p>
          </table:table-cell>
          <table:table-cell office:value-type="string" calcext:value-type="string">
            <text:p>Floyd County</text:p>
          </table:table-cell>
          <table:table-cell/>
        </table:table-row>
        <table:table-row table:style-name="ro1">
          <table:table-cell office:value-type="string" calcext:value-type="string">
            <text:p>GA,13,117,Forsyth County,H1</text:p>
          </table:table-cell>
          <table:table-cell table:formula="of:=LEFT([.A445];2)" office:value-type="string" office:string-value="GA" calcext:value-type="string">
            <text:p>GA</text:p>
          </table:table-cell>
          <table:table-cell table:formula="of:=MID([.A445];4;6)" office:value-type="string" office:string-value="13,117" calcext:value-type="string">
            <text:p>13,117</text:p>
          </table:table-cell>
          <table:table-cell table:formula="of:=MID([.A445];11;30)" office:value-type="string" office:string-value="Forsyth County,H1" calcext:value-type="string">
            <text:p>Forsyth County,H1</text:p>
          </table:table-cell>
          <table:table-cell office:value-type="string" calcext:value-type="string">
            <text:p>Forsyth County</text:p>
          </table:table-cell>
          <table:table-cell/>
        </table:table-row>
        <table:table-row table:style-name="ro1">
          <table:table-cell office:value-type="string" calcext:value-type="string">
            <text:p>GA,13,119,Franklin County,H1</text:p>
          </table:table-cell>
          <table:table-cell table:formula="of:=LEFT([.A446];2)" office:value-type="string" office:string-value="GA" calcext:value-type="string">
            <text:p>GA</text:p>
          </table:table-cell>
          <table:table-cell table:formula="of:=MID([.A446];4;6)" office:value-type="string" office:string-value="13,119" calcext:value-type="string">
            <text:p>13,119</text:p>
          </table:table-cell>
          <table:table-cell table:formula="of:=MID([.A446];11;30)" office:value-type="string" office:string-value="Franklin County,H1" calcext:value-type="string">
            <text:p>Franklin County,H1</text:p>
          </table:table-cell>
          <table:table-cell office:value-type="string" calcext:value-type="string">
            <text:p>Franklin County</text:p>
          </table:table-cell>
          <table:table-cell/>
        </table:table-row>
        <table:table-row table:style-name="ro1">
          <table:table-cell office:value-type="string" calcext:value-type="string">
            <text:p>GA,13,121,Fulton County,H1</text:p>
          </table:table-cell>
          <table:table-cell table:formula="of:=LEFT([.A447];2)" office:value-type="string" office:string-value="GA" calcext:value-type="string">
            <text:p>GA</text:p>
          </table:table-cell>
          <table:table-cell table:formula="of:=MID([.A447];4;6)" office:value-type="string" office:string-value="13,121" calcext:value-type="string">
            <text:p>13,121</text:p>
          </table:table-cell>
          <table:table-cell table:formula="of:=MID([.A447];11;30)" office:value-type="string" office:string-value="Fulton County,H1" calcext:value-type="string">
            <text:p>Fulton County,H1</text:p>
          </table:table-cell>
          <table:table-cell office:value-type="string" calcext:value-type="string">
            <text:p>Fulton County</text:p>
          </table:table-cell>
          <table:table-cell/>
        </table:table-row>
        <table:table-row table:style-name="ro1">
          <table:table-cell office:value-type="string" calcext:value-type="string">
            <text:p>GA,13,123,Gilmer County,H1</text:p>
          </table:table-cell>
          <table:table-cell table:formula="of:=LEFT([.A448];2)" office:value-type="string" office:string-value="GA" calcext:value-type="string">
            <text:p>GA</text:p>
          </table:table-cell>
          <table:table-cell table:formula="of:=MID([.A448];4;6)" office:value-type="string" office:string-value="13,123" calcext:value-type="string">
            <text:p>13,123</text:p>
          </table:table-cell>
          <table:table-cell table:formula="of:=MID([.A448];11;30)" office:value-type="string" office:string-value="Gilmer County,H1" calcext:value-type="string">
            <text:p>Gilmer County,H1</text:p>
          </table:table-cell>
          <table:table-cell office:value-type="string" calcext:value-type="string">
            <text:p>Gilmer County</text:p>
          </table:table-cell>
          <table:table-cell/>
        </table:table-row>
        <table:table-row table:style-name="ro1">
          <table:table-cell office:value-type="string" calcext:value-type="string">
            <text:p>GA,13,125,Glascock County,H1</text:p>
          </table:table-cell>
          <table:table-cell table:formula="of:=LEFT([.A449];2)" office:value-type="string" office:string-value="GA" calcext:value-type="string">
            <text:p>GA</text:p>
          </table:table-cell>
          <table:table-cell table:formula="of:=MID([.A449];4;6)" office:value-type="string" office:string-value="13,125" calcext:value-type="string">
            <text:p>13,125</text:p>
          </table:table-cell>
          <table:table-cell table:formula="of:=MID([.A449];11;30)" office:value-type="string" office:string-value="Glascock County,H1" calcext:value-type="string">
            <text:p>Glascock County,H1</text:p>
          </table:table-cell>
          <table:table-cell office:value-type="string" calcext:value-type="string">
            <text:p>Glascock County</text:p>
          </table:table-cell>
          <table:table-cell/>
        </table:table-row>
        <table:table-row table:style-name="ro1">
          <table:table-cell office:value-type="string" calcext:value-type="string">
            <text:p>GA,13,127,Glynn County,H1</text:p>
          </table:table-cell>
          <table:table-cell table:formula="of:=LEFT([.A450];2)" office:value-type="string" office:string-value="GA" calcext:value-type="string">
            <text:p>GA</text:p>
          </table:table-cell>
          <table:table-cell table:formula="of:=MID([.A450];4;6)" office:value-type="string" office:string-value="13,127" calcext:value-type="string">
            <text:p>13,127</text:p>
          </table:table-cell>
          <table:table-cell table:formula="of:=MID([.A450];11;30)" office:value-type="string" office:string-value="Glynn County,H1" calcext:value-type="string">
            <text:p>Glynn County,H1</text:p>
          </table:table-cell>
          <table:table-cell office:value-type="string" calcext:value-type="string">
            <text:p>Glynn County</text:p>
          </table:table-cell>
          <table:table-cell/>
        </table:table-row>
        <table:table-row table:style-name="ro1">
          <table:table-cell office:value-type="string" calcext:value-type="string">
            <text:p>GA,13,129,Gordon County,H1</text:p>
          </table:table-cell>
          <table:table-cell table:formula="of:=LEFT([.A451];2)" office:value-type="string" office:string-value="GA" calcext:value-type="string">
            <text:p>GA</text:p>
          </table:table-cell>
          <table:table-cell table:formula="of:=MID([.A451];4;6)" office:value-type="string" office:string-value="13,129" calcext:value-type="string">
            <text:p>13,129</text:p>
          </table:table-cell>
          <table:table-cell table:formula="of:=MID([.A451];11;30)" office:value-type="string" office:string-value="Gordon County,H1" calcext:value-type="string">
            <text:p>Gordon County,H1</text:p>
          </table:table-cell>
          <table:table-cell office:value-type="string" calcext:value-type="string">
            <text:p>Gordon County</text:p>
          </table:table-cell>
          <table:table-cell/>
        </table:table-row>
        <table:table-row table:style-name="ro1">
          <table:table-cell office:value-type="string" calcext:value-type="string">
            <text:p>GA,13,131,Grady County,H1</text:p>
          </table:table-cell>
          <table:table-cell table:formula="of:=LEFT([.A452];2)" office:value-type="string" office:string-value="GA" calcext:value-type="string">
            <text:p>GA</text:p>
          </table:table-cell>
          <table:table-cell table:formula="of:=MID([.A452];4;6)" office:value-type="string" office:string-value="13,131" calcext:value-type="string">
            <text:p>13,131</text:p>
          </table:table-cell>
          <table:table-cell table:formula="of:=MID([.A452];11;30)" office:value-type="string" office:string-value="Grady County,H1" calcext:value-type="string">
            <text:p>Grady County,H1</text:p>
          </table:table-cell>
          <table:table-cell office:value-type="string" calcext:value-type="string">
            <text:p>Grady County</text:p>
          </table:table-cell>
          <table:table-cell/>
        </table:table-row>
        <table:table-row table:style-name="ro1">
          <table:table-cell office:value-type="string" calcext:value-type="string">
            <text:p>GA,13,133,Greene County,H1</text:p>
          </table:table-cell>
          <table:table-cell table:formula="of:=LEFT([.A453];2)" office:value-type="string" office:string-value="GA" calcext:value-type="string">
            <text:p>GA</text:p>
          </table:table-cell>
          <table:table-cell table:formula="of:=MID([.A453];4;6)" office:value-type="string" office:string-value="13,133" calcext:value-type="string">
            <text:p>13,133</text:p>
          </table:table-cell>
          <table:table-cell table:formula="of:=MID([.A453];11;30)" office:value-type="string" office:string-value="Greene County,H1" calcext:value-type="string">
            <text:p>Greene County,H1</text:p>
          </table:table-cell>
          <table:table-cell office:value-type="string" calcext:value-type="string">
            <text:p>Greene County</text:p>
          </table:table-cell>
          <table:table-cell/>
        </table:table-row>
        <table:table-row table:style-name="ro1">
          <table:table-cell office:value-type="string" calcext:value-type="string">
            <text:p>GA,13,135,Gwinnett County,H1</text:p>
          </table:table-cell>
          <table:table-cell table:formula="of:=LEFT([.A454];2)" office:value-type="string" office:string-value="GA" calcext:value-type="string">
            <text:p>GA</text:p>
          </table:table-cell>
          <table:table-cell table:formula="of:=MID([.A454];4;6)" office:value-type="string" office:string-value="13,135" calcext:value-type="string">
            <text:p>13,135</text:p>
          </table:table-cell>
          <table:table-cell table:formula="of:=MID([.A454];11;30)" office:value-type="string" office:string-value="Gwinnett County,H1" calcext:value-type="string">
            <text:p>Gwinnett County,H1</text:p>
          </table:table-cell>
          <table:table-cell office:value-type="string" calcext:value-type="string">
            <text:p>Gwinnett County</text:p>
          </table:table-cell>
          <table:table-cell/>
        </table:table-row>
        <table:table-row table:style-name="ro1">
          <table:table-cell office:value-type="string" calcext:value-type="string">
            <text:p>GA,13,137,Habersham County,H1</text:p>
          </table:table-cell>
          <table:table-cell table:formula="of:=LEFT([.A455];2)" office:value-type="string" office:string-value="GA" calcext:value-type="string">
            <text:p>GA</text:p>
          </table:table-cell>
          <table:table-cell table:formula="of:=MID([.A455];4;6)" office:value-type="string" office:string-value="13,137" calcext:value-type="string">
            <text:p>13,137</text:p>
          </table:table-cell>
          <table:table-cell table:formula="of:=MID([.A455];11;30)" office:value-type="string" office:string-value="Habersham County,H1" calcext:value-type="string">
            <text:p>Habersham County,H1</text:p>
          </table:table-cell>
          <table:table-cell office:value-type="string" calcext:value-type="string">
            <text:p>Habersham County</text:p>
          </table:table-cell>
          <table:table-cell/>
        </table:table-row>
        <table:table-row table:style-name="ro1">
          <table:table-cell office:value-type="string" calcext:value-type="string">
            <text:p>GA,13,139,Hall County,H1</text:p>
          </table:table-cell>
          <table:table-cell table:formula="of:=LEFT([.A456];2)" office:value-type="string" office:string-value="GA" calcext:value-type="string">
            <text:p>GA</text:p>
          </table:table-cell>
          <table:table-cell table:formula="of:=MID([.A456];4;6)" office:value-type="string" office:string-value="13,139" calcext:value-type="string">
            <text:p>13,139</text:p>
          </table:table-cell>
          <table:table-cell table:formula="of:=MID([.A456];11;30)" office:value-type="string" office:string-value="Hall County,H1" calcext:value-type="string">
            <text:p>Hall County,H1</text:p>
          </table:table-cell>
          <table:table-cell office:value-type="string" calcext:value-type="string">
            <text:p>Hall County</text:p>
          </table:table-cell>
          <table:table-cell/>
        </table:table-row>
        <table:table-row table:style-name="ro1">
          <table:table-cell office:value-type="string" calcext:value-type="string">
            <text:p>GA,13,141,Hancock County,H1</text:p>
          </table:table-cell>
          <table:table-cell table:formula="of:=LEFT([.A457];2)" office:value-type="string" office:string-value="GA" calcext:value-type="string">
            <text:p>GA</text:p>
          </table:table-cell>
          <table:table-cell table:formula="of:=MID([.A457];4;6)" office:value-type="string" office:string-value="13,141" calcext:value-type="string">
            <text:p>13,141</text:p>
          </table:table-cell>
          <table:table-cell table:formula="of:=MID([.A457];11;30)" office:value-type="string" office:string-value="Hancock County,H1" calcext:value-type="string">
            <text:p>Hancock County,H1</text:p>
          </table:table-cell>
          <table:table-cell office:value-type="string" calcext:value-type="string">
            <text:p>Hancock County</text:p>
          </table:table-cell>
          <table:table-cell/>
        </table:table-row>
        <table:table-row table:style-name="ro1">
          <table:table-cell office:value-type="string" calcext:value-type="string">
            <text:p>GA,13,143,Haralson County,H1</text:p>
          </table:table-cell>
          <table:table-cell table:formula="of:=LEFT([.A458];2)" office:value-type="string" office:string-value="GA" calcext:value-type="string">
            <text:p>GA</text:p>
          </table:table-cell>
          <table:table-cell table:formula="of:=MID([.A458];4;6)" office:value-type="string" office:string-value="13,143" calcext:value-type="string">
            <text:p>13,143</text:p>
          </table:table-cell>
          <table:table-cell table:formula="of:=MID([.A458];11;30)" office:value-type="string" office:string-value="Haralson County,H1" calcext:value-type="string">
            <text:p>Haralson County,H1</text:p>
          </table:table-cell>
          <table:table-cell office:value-type="string" calcext:value-type="string">
            <text:p>Haralson County</text:p>
          </table:table-cell>
          <table:table-cell/>
        </table:table-row>
        <table:table-row table:style-name="ro1">
          <table:table-cell office:value-type="string" calcext:value-type="string">
            <text:p>GA,13,145,Harris County,H1</text:p>
          </table:table-cell>
          <table:table-cell table:formula="of:=LEFT([.A459];2)" office:value-type="string" office:string-value="GA" calcext:value-type="string">
            <text:p>GA</text:p>
          </table:table-cell>
          <table:table-cell table:formula="of:=MID([.A459];4;6)" office:value-type="string" office:string-value="13,145" calcext:value-type="string">
            <text:p>13,145</text:p>
          </table:table-cell>
          <table:table-cell table:formula="of:=MID([.A459];11;30)" office:value-type="string" office:string-value="Harris County,H1" calcext:value-type="string">
            <text:p>Harris County,H1</text:p>
          </table:table-cell>
          <table:table-cell office:value-type="string" calcext:value-type="string">
            <text:p>Harris County</text:p>
          </table:table-cell>
          <table:table-cell/>
        </table:table-row>
        <table:table-row table:style-name="ro1">
          <table:table-cell office:value-type="string" calcext:value-type="string">
            <text:p>GA,13,147,Hart County,H1</text:p>
          </table:table-cell>
          <table:table-cell table:formula="of:=LEFT([.A460];2)" office:value-type="string" office:string-value="GA" calcext:value-type="string">
            <text:p>GA</text:p>
          </table:table-cell>
          <table:table-cell table:formula="of:=MID([.A460];4;6)" office:value-type="string" office:string-value="13,147" calcext:value-type="string">
            <text:p>13,147</text:p>
          </table:table-cell>
          <table:table-cell table:formula="of:=MID([.A460];11;30)" office:value-type="string" office:string-value="Hart County,H1" calcext:value-type="string">
            <text:p>Hart County,H1</text:p>
          </table:table-cell>
          <table:table-cell office:value-type="string" calcext:value-type="string">
            <text:p>Hart County</text:p>
          </table:table-cell>
          <table:table-cell/>
        </table:table-row>
        <table:table-row table:style-name="ro1">
          <table:table-cell office:value-type="string" calcext:value-type="string">
            <text:p>GA,13,149,Heard County,H1</text:p>
          </table:table-cell>
          <table:table-cell table:formula="of:=LEFT([.A461];2)" office:value-type="string" office:string-value="GA" calcext:value-type="string">
            <text:p>GA</text:p>
          </table:table-cell>
          <table:table-cell table:formula="of:=MID([.A461];4;6)" office:value-type="string" office:string-value="13,149" calcext:value-type="string">
            <text:p>13,149</text:p>
          </table:table-cell>
          <table:table-cell table:formula="of:=MID([.A461];11;30)" office:value-type="string" office:string-value="Heard County,H1" calcext:value-type="string">
            <text:p>Heard County,H1</text:p>
          </table:table-cell>
          <table:table-cell office:value-type="string" calcext:value-type="string">
            <text:p>Heard County</text:p>
          </table:table-cell>
          <table:table-cell/>
        </table:table-row>
        <table:table-row table:style-name="ro1">
          <table:table-cell office:value-type="string" calcext:value-type="string">
            <text:p>GA,13,151,Henry County,H1</text:p>
          </table:table-cell>
          <table:table-cell table:formula="of:=LEFT([.A462];2)" office:value-type="string" office:string-value="GA" calcext:value-type="string">
            <text:p>GA</text:p>
          </table:table-cell>
          <table:table-cell table:formula="of:=MID([.A462];4;6)" office:value-type="string" office:string-value="13,151" calcext:value-type="string">
            <text:p>13,151</text:p>
          </table:table-cell>
          <table:table-cell table:formula="of:=MID([.A462];11;30)" office:value-type="string" office:string-value="Henry County,H1" calcext:value-type="string">
            <text:p>Henry County,H1</text:p>
          </table:table-cell>
          <table:table-cell office:value-type="string" calcext:value-type="string">
            <text:p>Henry County</text:p>
          </table:table-cell>
          <table:table-cell/>
        </table:table-row>
        <table:table-row table:style-name="ro1">
          <table:table-cell office:value-type="string" calcext:value-type="string">
            <text:p>GA,13,153,Houston County,H1</text:p>
          </table:table-cell>
          <table:table-cell table:formula="of:=LEFT([.A463];2)" office:value-type="string" office:string-value="GA" calcext:value-type="string">
            <text:p>GA</text:p>
          </table:table-cell>
          <table:table-cell table:formula="of:=MID([.A463];4;6)" office:value-type="string" office:string-value="13,153" calcext:value-type="string">
            <text:p>13,153</text:p>
          </table:table-cell>
          <table:table-cell table:formula="of:=MID([.A463];11;30)" office:value-type="string" office:string-value="Houston County,H1" calcext:value-type="string">
            <text:p>Houston County,H1</text:p>
          </table:table-cell>
          <table:table-cell office:value-type="string" calcext:value-type="string">
            <text:p>Houston County</text:p>
          </table:table-cell>
          <table:table-cell/>
        </table:table-row>
        <table:table-row table:style-name="ro1">
          <table:table-cell office:value-type="string" calcext:value-type="string">
            <text:p>GA,13,155,Irwin County,H1</text:p>
          </table:table-cell>
          <table:table-cell table:formula="of:=LEFT([.A464];2)" office:value-type="string" office:string-value="GA" calcext:value-type="string">
            <text:p>GA</text:p>
          </table:table-cell>
          <table:table-cell table:formula="of:=MID([.A464];4;6)" office:value-type="string" office:string-value="13,155" calcext:value-type="string">
            <text:p>13,155</text:p>
          </table:table-cell>
          <table:table-cell table:formula="of:=MID([.A464];11;30)" office:value-type="string" office:string-value="Irwin County,H1" calcext:value-type="string">
            <text:p>Irwin County,H1</text:p>
          </table:table-cell>
          <table:table-cell office:value-type="string" calcext:value-type="string">
            <text:p>Irwin County</text:p>
          </table:table-cell>
          <table:table-cell/>
        </table:table-row>
        <table:table-row table:style-name="ro1">
          <table:table-cell office:value-type="string" calcext:value-type="string">
            <text:p>GA,13,157,Jackson County,H1</text:p>
          </table:table-cell>
          <table:table-cell table:formula="of:=LEFT([.A465];2)" office:value-type="string" office:string-value="GA" calcext:value-type="string">
            <text:p>GA</text:p>
          </table:table-cell>
          <table:table-cell table:formula="of:=MID([.A465];4;6)" office:value-type="string" office:string-value="13,157" calcext:value-type="string">
            <text:p>13,157</text:p>
          </table:table-cell>
          <table:table-cell table:formula="of:=MID([.A465];11;30)" office:value-type="string" office:string-value="Jackson County,H1" calcext:value-type="string">
            <text:p>Jackson County,H1</text:p>
          </table:table-cell>
          <table:table-cell office:value-type="string" calcext:value-type="string">
            <text:p>Jackson County</text:p>
          </table:table-cell>
          <table:table-cell/>
        </table:table-row>
        <table:table-row table:style-name="ro1">
          <table:table-cell office:value-type="string" calcext:value-type="string">
            <text:p>GA,13,159,Jasper County,H1</text:p>
          </table:table-cell>
          <table:table-cell table:formula="of:=LEFT([.A466];2)" office:value-type="string" office:string-value="GA" calcext:value-type="string">
            <text:p>GA</text:p>
          </table:table-cell>
          <table:table-cell table:formula="of:=MID([.A466];4;6)" office:value-type="string" office:string-value="13,159" calcext:value-type="string">
            <text:p>13,159</text:p>
          </table:table-cell>
          <table:table-cell table:formula="of:=MID([.A466];11;30)" office:value-type="string" office:string-value="Jasper County,H1" calcext:value-type="string">
            <text:p>Jasper County,H1</text:p>
          </table:table-cell>
          <table:table-cell office:value-type="string" calcext:value-type="string">
            <text:p>Jasper County</text:p>
          </table:table-cell>
          <table:table-cell/>
        </table:table-row>
        <table:table-row table:style-name="ro1">
          <table:table-cell office:value-type="string" calcext:value-type="string">
            <text:p>GA,13,161,Jeff Davis County,H1</text:p>
          </table:table-cell>
          <table:table-cell table:formula="of:=LEFT([.A467];2)" office:value-type="string" office:string-value="GA" calcext:value-type="string">
            <text:p>GA</text:p>
          </table:table-cell>
          <table:table-cell table:formula="of:=MID([.A467];4;6)" office:value-type="string" office:string-value="13,161" calcext:value-type="string">
            <text:p>13,161</text:p>
          </table:table-cell>
          <table:table-cell table:formula="of:=MID([.A467];11;30)" office:value-type="string" office:string-value="Jeff Davis County,H1" calcext:value-type="string">
            <text:p>Jeff Davis County,H1</text:p>
          </table:table-cell>
          <table:table-cell office:value-type="string" calcext:value-type="string">
            <text:p>Jeff Davis County</text:p>
          </table:table-cell>
          <table:table-cell/>
        </table:table-row>
        <table:table-row table:style-name="ro1">
          <table:table-cell office:value-type="string" calcext:value-type="string">
            <text:p>GA,13,163,Jefferson County,H1</text:p>
          </table:table-cell>
          <table:table-cell table:formula="of:=LEFT([.A468];2)" office:value-type="string" office:string-value="GA" calcext:value-type="string">
            <text:p>GA</text:p>
          </table:table-cell>
          <table:table-cell table:formula="of:=MID([.A468];4;6)" office:value-type="string" office:string-value="13,163" calcext:value-type="string">
            <text:p>13,163</text:p>
          </table:table-cell>
          <table:table-cell table:formula="of:=MID([.A468];11;30)" office:value-type="string" office:string-value="Jefferson County,H1" calcext:value-type="string">
            <text:p>Jefferson County,H1</text:p>
          </table:table-cell>
          <table:table-cell office:value-type="string" calcext:value-type="string">
            <text:p>Jefferson County</text:p>
          </table:table-cell>
          <table:table-cell/>
        </table:table-row>
        <table:table-row table:style-name="ro1">
          <table:table-cell office:value-type="string" calcext:value-type="string">
            <text:p>GA,13,165,Jenkins County,H1</text:p>
          </table:table-cell>
          <table:table-cell table:formula="of:=LEFT([.A469];2)" office:value-type="string" office:string-value="GA" calcext:value-type="string">
            <text:p>GA</text:p>
          </table:table-cell>
          <table:table-cell table:formula="of:=MID([.A469];4;6)" office:value-type="string" office:string-value="13,165" calcext:value-type="string">
            <text:p>13,165</text:p>
          </table:table-cell>
          <table:table-cell table:formula="of:=MID([.A469];11;30)" office:value-type="string" office:string-value="Jenkins County,H1" calcext:value-type="string">
            <text:p>Jenkins County,H1</text:p>
          </table:table-cell>
          <table:table-cell office:value-type="string" calcext:value-type="string">
            <text:p>Jenkins County</text:p>
          </table:table-cell>
          <table:table-cell/>
        </table:table-row>
        <table:table-row table:style-name="ro1">
          <table:table-cell office:value-type="string" calcext:value-type="string">
            <text:p>GA,13,167,Johnson County,H1</text:p>
          </table:table-cell>
          <table:table-cell table:formula="of:=LEFT([.A470];2)" office:value-type="string" office:string-value="GA" calcext:value-type="string">
            <text:p>GA</text:p>
          </table:table-cell>
          <table:table-cell table:formula="of:=MID([.A470];4;6)" office:value-type="string" office:string-value="13,167" calcext:value-type="string">
            <text:p>13,167</text:p>
          </table:table-cell>
          <table:table-cell table:formula="of:=MID([.A470];11;30)" office:value-type="string" office:string-value="Johnson County,H1" calcext:value-type="string">
            <text:p>Johnson County,H1</text:p>
          </table:table-cell>
          <table:table-cell office:value-type="string" calcext:value-type="string">
            <text:p>Johnson County</text:p>
          </table:table-cell>
          <table:table-cell/>
        </table:table-row>
        <table:table-row table:style-name="ro1">
          <table:table-cell office:value-type="string" calcext:value-type="string">
            <text:p>GA,13,169,Jones County,H1</text:p>
          </table:table-cell>
          <table:table-cell table:formula="of:=LEFT([.A471];2)" office:value-type="string" office:string-value="GA" calcext:value-type="string">
            <text:p>GA</text:p>
          </table:table-cell>
          <table:table-cell table:formula="of:=MID([.A471];4;6)" office:value-type="string" office:string-value="13,169" calcext:value-type="string">
            <text:p>13,169</text:p>
          </table:table-cell>
          <table:table-cell table:formula="of:=MID([.A471];11;30)" office:value-type="string" office:string-value="Jones County,H1" calcext:value-type="string">
            <text:p>Jones County,H1</text:p>
          </table:table-cell>
          <table:table-cell office:value-type="string" calcext:value-type="string">
            <text:p>Jones County</text:p>
          </table:table-cell>
          <table:table-cell/>
        </table:table-row>
        <table:table-row table:style-name="ro1">
          <table:table-cell office:value-type="string" calcext:value-type="string">
            <text:p>GA,13,171,Lamar County,H1</text:p>
          </table:table-cell>
          <table:table-cell table:formula="of:=LEFT([.A472];2)" office:value-type="string" office:string-value="GA" calcext:value-type="string">
            <text:p>GA</text:p>
          </table:table-cell>
          <table:table-cell table:formula="of:=MID([.A472];4;6)" office:value-type="string" office:string-value="13,171" calcext:value-type="string">
            <text:p>13,171</text:p>
          </table:table-cell>
          <table:table-cell table:formula="of:=MID([.A472];11;30)" office:value-type="string" office:string-value="Lamar County,H1" calcext:value-type="string">
            <text:p>Lamar County,H1</text:p>
          </table:table-cell>
          <table:table-cell office:value-type="string" calcext:value-type="string">
            <text:p>Lamar County</text:p>
          </table:table-cell>
          <table:table-cell/>
        </table:table-row>
        <table:table-row table:style-name="ro1">
          <table:table-cell office:value-type="string" calcext:value-type="string">
            <text:p>GA,13,173,Lanier County,H1</text:p>
          </table:table-cell>
          <table:table-cell table:formula="of:=LEFT([.A473];2)" office:value-type="string" office:string-value="GA" calcext:value-type="string">
            <text:p>GA</text:p>
          </table:table-cell>
          <table:table-cell table:formula="of:=MID([.A473];4;6)" office:value-type="string" office:string-value="13,173" calcext:value-type="string">
            <text:p>13,173</text:p>
          </table:table-cell>
          <table:table-cell table:formula="of:=MID([.A473];11;30)" office:value-type="string" office:string-value="Lanier County,H1" calcext:value-type="string">
            <text:p>Lanier County,H1</text:p>
          </table:table-cell>
          <table:table-cell office:value-type="string" calcext:value-type="string">
            <text:p>Lanier County</text:p>
          </table:table-cell>
          <table:table-cell/>
        </table:table-row>
        <table:table-row table:style-name="ro1">
          <table:table-cell office:value-type="string" calcext:value-type="string">
            <text:p>GA,13,175,Laurens County,H1</text:p>
          </table:table-cell>
          <table:table-cell table:formula="of:=LEFT([.A474];2)" office:value-type="string" office:string-value="GA" calcext:value-type="string">
            <text:p>GA</text:p>
          </table:table-cell>
          <table:table-cell table:formula="of:=MID([.A474];4;6)" office:value-type="string" office:string-value="13,175" calcext:value-type="string">
            <text:p>13,175</text:p>
          </table:table-cell>
          <table:table-cell table:formula="of:=MID([.A474];11;30)" office:value-type="string" office:string-value="Laurens County,H1" calcext:value-type="string">
            <text:p>Laurens County,H1</text:p>
          </table:table-cell>
          <table:table-cell office:value-type="string" calcext:value-type="string">
            <text:p>Laurens County</text:p>
          </table:table-cell>
          <table:table-cell/>
        </table:table-row>
        <table:table-row table:style-name="ro1">
          <table:table-cell office:value-type="string" calcext:value-type="string">
            <text:p>GA,13,177,Lee County,H1</text:p>
          </table:table-cell>
          <table:table-cell table:formula="of:=LEFT([.A475];2)" office:value-type="string" office:string-value="GA" calcext:value-type="string">
            <text:p>GA</text:p>
          </table:table-cell>
          <table:table-cell table:formula="of:=MID([.A475];4;6)" office:value-type="string" office:string-value="13,177" calcext:value-type="string">
            <text:p>13,177</text:p>
          </table:table-cell>
          <table:table-cell table:formula="of:=MID([.A475];11;30)" office:value-type="string" office:string-value="Lee County,H1" calcext:value-type="string">
            <text:p>Lee County,H1</text:p>
          </table:table-cell>
          <table:table-cell office:value-type="string" calcext:value-type="string">
            <text:p>Lee County</text:p>
          </table:table-cell>
          <table:table-cell/>
        </table:table-row>
        <table:table-row table:style-name="ro1">
          <table:table-cell office:value-type="string" calcext:value-type="string">
            <text:p>GA,13,179,Liberty County,H1</text:p>
          </table:table-cell>
          <table:table-cell table:formula="of:=LEFT([.A476];2)" office:value-type="string" office:string-value="GA" calcext:value-type="string">
            <text:p>GA</text:p>
          </table:table-cell>
          <table:table-cell table:formula="of:=MID([.A476];4;6)" office:value-type="string" office:string-value="13,179" calcext:value-type="string">
            <text:p>13,179</text:p>
          </table:table-cell>
          <table:table-cell table:formula="of:=MID([.A476];11;30)" office:value-type="string" office:string-value="Liberty County,H1" calcext:value-type="string">
            <text:p>Liberty County,H1</text:p>
          </table:table-cell>
          <table:table-cell office:value-type="string" calcext:value-type="string">
            <text:p>Liberty County</text:p>
          </table:table-cell>
          <table:table-cell/>
        </table:table-row>
        <table:table-row table:style-name="ro1">
          <table:table-cell office:value-type="string" calcext:value-type="string">
            <text:p>GA,13,181,Lincoln County,H1</text:p>
          </table:table-cell>
          <table:table-cell table:formula="of:=LEFT([.A477];2)" office:value-type="string" office:string-value="GA" calcext:value-type="string">
            <text:p>GA</text:p>
          </table:table-cell>
          <table:table-cell table:formula="of:=MID([.A477];4;6)" office:value-type="string" office:string-value="13,181" calcext:value-type="string">
            <text:p>13,181</text:p>
          </table:table-cell>
          <table:table-cell table:formula="of:=MID([.A477];11;30)" office:value-type="string" office:string-value="Lincoln County,H1" calcext:value-type="string">
            <text:p>Lincoln County,H1</text:p>
          </table:table-cell>
          <table:table-cell office:value-type="string" calcext:value-type="string">
            <text:p>Lincoln County</text:p>
          </table:table-cell>
          <table:table-cell/>
        </table:table-row>
        <table:table-row table:style-name="ro1">
          <table:table-cell office:value-type="string" calcext:value-type="string">
            <text:p>GA,13,183,Long County,H1</text:p>
          </table:table-cell>
          <table:table-cell table:formula="of:=LEFT([.A478];2)" office:value-type="string" office:string-value="GA" calcext:value-type="string">
            <text:p>GA</text:p>
          </table:table-cell>
          <table:table-cell table:formula="of:=MID([.A478];4;6)" office:value-type="string" office:string-value="13,183" calcext:value-type="string">
            <text:p>13,183</text:p>
          </table:table-cell>
          <table:table-cell table:formula="of:=MID([.A478];11;30)" office:value-type="string" office:string-value="Long County,H1" calcext:value-type="string">
            <text:p>Long County,H1</text:p>
          </table:table-cell>
          <table:table-cell office:value-type="string" calcext:value-type="string">
            <text:p>Long County</text:p>
          </table:table-cell>
          <table:table-cell/>
        </table:table-row>
        <table:table-row table:style-name="ro1">
          <table:table-cell office:value-type="string" calcext:value-type="string">
            <text:p>GA,13,185,Lowndes County,H1</text:p>
          </table:table-cell>
          <table:table-cell table:formula="of:=LEFT([.A479];2)" office:value-type="string" office:string-value="GA" calcext:value-type="string">
            <text:p>GA</text:p>
          </table:table-cell>
          <table:table-cell table:formula="of:=MID([.A479];4;6)" office:value-type="string" office:string-value="13,185" calcext:value-type="string">
            <text:p>13,185</text:p>
          </table:table-cell>
          <table:table-cell table:formula="of:=MID([.A479];11;30)" office:value-type="string" office:string-value="Lowndes County,H1" calcext:value-type="string">
            <text:p>Lowndes County,H1</text:p>
          </table:table-cell>
          <table:table-cell office:value-type="string" calcext:value-type="string">
            <text:p>Lowndes County</text:p>
          </table:table-cell>
          <table:table-cell/>
        </table:table-row>
        <table:table-row table:style-name="ro1">
          <table:table-cell office:value-type="string" calcext:value-type="string">
            <text:p>GA,13,187,Lumpkin County,H1</text:p>
          </table:table-cell>
          <table:table-cell table:formula="of:=LEFT([.A480];2)" office:value-type="string" office:string-value="GA" calcext:value-type="string">
            <text:p>GA</text:p>
          </table:table-cell>
          <table:table-cell table:formula="of:=MID([.A480];4;6)" office:value-type="string" office:string-value="13,187" calcext:value-type="string">
            <text:p>13,187</text:p>
          </table:table-cell>
          <table:table-cell table:formula="of:=MID([.A480];11;30)" office:value-type="string" office:string-value="Lumpkin County,H1" calcext:value-type="string">
            <text:p>Lumpkin County,H1</text:p>
          </table:table-cell>
          <table:table-cell office:value-type="string" calcext:value-type="string">
            <text:p>Lumpkin County</text:p>
          </table:table-cell>
          <table:table-cell/>
        </table:table-row>
        <table:table-row table:style-name="ro1">
          <table:table-cell office:value-type="string" calcext:value-type="string">
            <text:p>GA,13,189,McDuffie County,H1</text:p>
          </table:table-cell>
          <table:table-cell table:formula="of:=LEFT([.A481];2)" office:value-type="string" office:string-value="GA" calcext:value-type="string">
            <text:p>GA</text:p>
          </table:table-cell>
          <table:table-cell table:formula="of:=MID([.A481];4;6)" office:value-type="string" office:string-value="13,189" calcext:value-type="string">
            <text:p>13,189</text:p>
          </table:table-cell>
          <table:table-cell table:formula="of:=MID([.A481];11;30)" office:value-type="string" office:string-value="McDuffie County,H1" calcext:value-type="string">
            <text:p>McDuffie County,H1</text:p>
          </table:table-cell>
          <table:table-cell office:value-type="string" calcext:value-type="string">
            <text:p>McDuffie County</text:p>
          </table:table-cell>
          <table:table-cell/>
        </table:table-row>
        <table:table-row table:style-name="ro1">
          <table:table-cell office:value-type="string" calcext:value-type="string">
            <text:p>GA,13,191,McIntosh County,H1</text:p>
          </table:table-cell>
          <table:table-cell table:formula="of:=LEFT([.A482];2)" office:value-type="string" office:string-value="GA" calcext:value-type="string">
            <text:p>GA</text:p>
          </table:table-cell>
          <table:table-cell table:formula="of:=MID([.A482];4;6)" office:value-type="string" office:string-value="13,191" calcext:value-type="string">
            <text:p>13,191</text:p>
          </table:table-cell>
          <table:table-cell table:formula="of:=MID([.A482];11;30)" office:value-type="string" office:string-value="McIntosh County,H1" calcext:value-type="string">
            <text:p>McIntosh County,H1</text:p>
          </table:table-cell>
          <table:table-cell office:value-type="string" calcext:value-type="string">
            <text:p>McIntosh County</text:p>
          </table:table-cell>
          <table:table-cell/>
        </table:table-row>
        <table:table-row table:style-name="ro1">
          <table:table-cell office:value-type="string" calcext:value-type="string">
            <text:p>GA,13,193,Macon County,H1</text:p>
          </table:table-cell>
          <table:table-cell table:formula="of:=LEFT([.A483];2)" office:value-type="string" office:string-value="GA" calcext:value-type="string">
            <text:p>GA</text:p>
          </table:table-cell>
          <table:table-cell table:formula="of:=MID([.A483];4;6)" office:value-type="string" office:string-value="13,193" calcext:value-type="string">
            <text:p>13,193</text:p>
          </table:table-cell>
          <table:table-cell table:formula="of:=MID([.A483];11;30)" office:value-type="string" office:string-value="Macon County,H1" calcext:value-type="string">
            <text:p>Macon County,H1</text:p>
          </table:table-cell>
          <table:table-cell office:value-type="string" calcext:value-type="string">
            <text:p>Macon County</text:p>
          </table:table-cell>
          <table:table-cell/>
        </table:table-row>
        <table:table-row table:style-name="ro1">
          <table:table-cell office:value-type="string" calcext:value-type="string">
            <text:p>GA,13,195,Madison County,H1</text:p>
          </table:table-cell>
          <table:table-cell table:formula="of:=LEFT([.A484];2)" office:value-type="string" office:string-value="GA" calcext:value-type="string">
            <text:p>GA</text:p>
          </table:table-cell>
          <table:table-cell table:formula="of:=MID([.A484];4;6)" office:value-type="string" office:string-value="13,195" calcext:value-type="string">
            <text:p>13,195</text:p>
          </table:table-cell>
          <table:table-cell table:formula="of:=MID([.A484];11;30)" office:value-type="string" office:string-value="Madison County,H1" calcext:value-type="string">
            <text:p>Madison County,H1</text:p>
          </table:table-cell>
          <table:table-cell office:value-type="string" calcext:value-type="string">
            <text:p>Madison County</text:p>
          </table:table-cell>
          <table:table-cell/>
        </table:table-row>
        <table:table-row table:style-name="ro1">
          <table:table-cell office:value-type="string" calcext:value-type="string">
            <text:p>GA,13,197,Marion County,H1</text:p>
          </table:table-cell>
          <table:table-cell table:formula="of:=LEFT([.A485];2)" office:value-type="string" office:string-value="GA" calcext:value-type="string">
            <text:p>GA</text:p>
          </table:table-cell>
          <table:table-cell table:formula="of:=MID([.A485];4;6)" office:value-type="string" office:string-value="13,197" calcext:value-type="string">
            <text:p>13,197</text:p>
          </table:table-cell>
          <table:table-cell table:formula="of:=MID([.A485];11;30)" office:value-type="string" office:string-value="Marion County,H1" calcext:value-type="string">
            <text:p>Marion County,H1</text:p>
          </table:table-cell>
          <table:table-cell office:value-type="string" calcext:value-type="string">
            <text:p>Marion County</text:p>
          </table:table-cell>
          <table:table-cell/>
        </table:table-row>
        <table:table-row table:style-name="ro1">
          <table:table-cell office:value-type="string" calcext:value-type="string">
            <text:p>GA,13,199,Meriwether County,H1</text:p>
          </table:table-cell>
          <table:table-cell table:formula="of:=LEFT([.A486];2)" office:value-type="string" office:string-value="GA" calcext:value-type="string">
            <text:p>GA</text:p>
          </table:table-cell>
          <table:table-cell table:formula="of:=MID([.A486];4;6)" office:value-type="string" office:string-value="13,199" calcext:value-type="string">
            <text:p>13,199</text:p>
          </table:table-cell>
          <table:table-cell table:formula="of:=MID([.A486];11;30)" office:value-type="string" office:string-value="Meriwether County,H1" calcext:value-type="string">
            <text:p>Meriwether County,H1</text:p>
          </table:table-cell>
          <table:table-cell office:value-type="string" calcext:value-type="string">
            <text:p>Meriwether County</text:p>
          </table:table-cell>
          <table:table-cell/>
        </table:table-row>
        <table:table-row table:style-name="ro1">
          <table:table-cell office:value-type="string" calcext:value-type="string">
            <text:p>GA,13,201,Miller County,H1</text:p>
          </table:table-cell>
          <table:table-cell table:formula="of:=LEFT([.A487];2)" office:value-type="string" office:string-value="GA" calcext:value-type="string">
            <text:p>GA</text:p>
          </table:table-cell>
          <table:table-cell table:formula="of:=MID([.A487];4;6)" office:value-type="string" office:string-value="13,201" calcext:value-type="string">
            <text:p>13,201</text:p>
          </table:table-cell>
          <table:table-cell table:formula="of:=MID([.A487];11;30)" office:value-type="string" office:string-value="Miller County,H1" calcext:value-type="string">
            <text:p>Miller County,H1</text:p>
          </table:table-cell>
          <table:table-cell office:value-type="string" calcext:value-type="string">
            <text:p>Miller County</text:p>
          </table:table-cell>
          <table:table-cell/>
        </table:table-row>
        <table:table-row table:style-name="ro1">
          <table:table-cell office:value-type="string" calcext:value-type="string">
            <text:p>GA,13,205,Mitchell County,H1</text:p>
          </table:table-cell>
          <table:table-cell table:formula="of:=LEFT([.A488];2)" office:value-type="string" office:string-value="GA" calcext:value-type="string">
            <text:p>GA</text:p>
          </table:table-cell>
          <table:table-cell table:formula="of:=MID([.A488];4;6)" office:value-type="string" office:string-value="13,205" calcext:value-type="string">
            <text:p>13,205</text:p>
          </table:table-cell>
          <table:table-cell table:formula="of:=MID([.A488];11;30)" office:value-type="string" office:string-value="Mitchell County,H1" calcext:value-type="string">
            <text:p>Mitchell County,H1</text:p>
          </table:table-cell>
          <table:table-cell office:value-type="string" calcext:value-type="string">
            <text:p>Mitchell County</text:p>
          </table:table-cell>
          <table:table-cell/>
        </table:table-row>
        <table:table-row table:style-name="ro1">
          <table:table-cell office:value-type="string" calcext:value-type="string">
            <text:p>GA,13,207,Monroe County,H1</text:p>
          </table:table-cell>
          <table:table-cell table:formula="of:=LEFT([.A489];2)" office:value-type="string" office:string-value="GA" calcext:value-type="string">
            <text:p>GA</text:p>
          </table:table-cell>
          <table:table-cell table:formula="of:=MID([.A489];4;6)" office:value-type="string" office:string-value="13,207" calcext:value-type="string">
            <text:p>13,207</text:p>
          </table:table-cell>
          <table:table-cell table:formula="of:=MID([.A489];11;30)" office:value-type="string" office:string-value="Monroe County,H1" calcext:value-type="string">
            <text:p>Monroe County,H1</text:p>
          </table:table-cell>
          <table:table-cell office:value-type="string" calcext:value-type="string">
            <text:p>Monroe County</text:p>
          </table:table-cell>
          <table:table-cell/>
        </table:table-row>
        <table:table-row table:style-name="ro1">
          <table:table-cell office:value-type="string" calcext:value-type="string">
            <text:p>GA,13,209,Montgomery County,H1</text:p>
          </table:table-cell>
          <table:table-cell table:formula="of:=LEFT([.A490];2)" office:value-type="string" office:string-value="GA" calcext:value-type="string">
            <text:p>GA</text:p>
          </table:table-cell>
          <table:table-cell table:formula="of:=MID([.A490];4;6)" office:value-type="string" office:string-value="13,209" calcext:value-type="string">
            <text:p>13,209</text:p>
          </table:table-cell>
          <table:table-cell table:formula="of:=MID([.A490];11;30)" office:value-type="string" office:string-value="Montgomery County,H1" calcext:value-type="string">
            <text:p>Montgomery County,H1</text:p>
          </table:table-cell>
          <table:table-cell office:value-type="string" calcext:value-type="string">
            <text:p>Montgomery County</text:p>
          </table:table-cell>
          <table:table-cell/>
        </table:table-row>
        <table:table-row table:style-name="ro1">
          <table:table-cell office:value-type="string" calcext:value-type="string">
            <text:p>GA,13,211,Morgan County,H1</text:p>
          </table:table-cell>
          <table:table-cell table:formula="of:=LEFT([.A491];2)" office:value-type="string" office:string-value="GA" calcext:value-type="string">
            <text:p>GA</text:p>
          </table:table-cell>
          <table:table-cell table:formula="of:=MID([.A491];4;6)" office:value-type="string" office:string-value="13,211" calcext:value-type="string">
            <text:p>13,211</text:p>
          </table:table-cell>
          <table:table-cell table:formula="of:=MID([.A491];11;30)" office:value-type="string" office:string-value="Morgan County,H1" calcext:value-type="string">
            <text:p>Morgan County,H1</text:p>
          </table:table-cell>
          <table:table-cell office:value-type="string" calcext:value-type="string">
            <text:p>Morgan County</text:p>
          </table:table-cell>
          <table:table-cell/>
        </table:table-row>
        <table:table-row table:style-name="ro1">
          <table:table-cell office:value-type="string" calcext:value-type="string">
            <text:p>GA,13,213,Murray County,H1</text:p>
          </table:table-cell>
          <table:table-cell table:formula="of:=LEFT([.A492];2)" office:value-type="string" office:string-value="GA" calcext:value-type="string">
            <text:p>GA</text:p>
          </table:table-cell>
          <table:table-cell table:formula="of:=MID([.A492];4;6)" office:value-type="string" office:string-value="13,213" calcext:value-type="string">
            <text:p>13,213</text:p>
          </table:table-cell>
          <table:table-cell table:formula="of:=MID([.A492];11;30)" office:value-type="string" office:string-value="Murray County,H1" calcext:value-type="string">
            <text:p>Murray County,H1</text:p>
          </table:table-cell>
          <table:table-cell office:value-type="string" calcext:value-type="string">
            <text:p>Murray County</text:p>
          </table:table-cell>
          <table:table-cell/>
        </table:table-row>
        <table:table-row table:style-name="ro1">
          <table:table-cell office:value-type="string" calcext:value-type="string">
            <text:p>GA,13,215,Muscogee County,H6</text:p>
          </table:table-cell>
          <table:table-cell table:formula="of:=LEFT([.A493];2)" office:value-type="string" office:string-value="GA" calcext:value-type="string">
            <text:p>GA</text:p>
          </table:table-cell>
          <table:table-cell table:formula="of:=MID([.A493];4;6)" office:value-type="string" office:string-value="13,215" calcext:value-type="string">
            <text:p>13,215</text:p>
          </table:table-cell>
          <table:table-cell table:formula="of:=MID([.A493];11;30)" office:value-type="string" office:string-value="Muscogee County,H6" calcext:value-type="string">
            <text:p>Muscogee County,H6</text:p>
          </table:table-cell>
          <table:table-cell office:value-type="string" calcext:value-type="string">
            <text:p>Muscogee County</text:p>
          </table:table-cell>
          <table:table-cell/>
        </table:table-row>
        <table:table-row table:style-name="ro1">
          <table:table-cell office:value-type="string" calcext:value-type="string">
            <text:p>GA,13,217,Newton County,H1</text:p>
          </table:table-cell>
          <table:table-cell table:formula="of:=LEFT([.A494];2)" office:value-type="string" office:string-value="GA" calcext:value-type="string">
            <text:p>GA</text:p>
          </table:table-cell>
          <table:table-cell table:formula="of:=MID([.A494];4;6)" office:value-type="string" office:string-value="13,217" calcext:value-type="string">
            <text:p>13,217</text:p>
          </table:table-cell>
          <table:table-cell table:formula="of:=MID([.A494];11;30)" office:value-type="string" office:string-value="Newton County,H1" calcext:value-type="string">
            <text:p>Newton County,H1</text:p>
          </table:table-cell>
          <table:table-cell office:value-type="string" calcext:value-type="string">
            <text:p>Newton County</text:p>
          </table:table-cell>
          <table:table-cell/>
        </table:table-row>
        <table:table-row table:style-name="ro1">
          <table:table-cell office:value-type="string" calcext:value-type="string">
            <text:p>GA,13,219,Oconee County,H1</text:p>
          </table:table-cell>
          <table:table-cell table:formula="of:=LEFT([.A495];2)" office:value-type="string" office:string-value="GA" calcext:value-type="string">
            <text:p>GA</text:p>
          </table:table-cell>
          <table:table-cell table:formula="of:=MID([.A495];4;6)" office:value-type="string" office:string-value="13,219" calcext:value-type="string">
            <text:p>13,219</text:p>
          </table:table-cell>
          <table:table-cell table:formula="of:=MID([.A495];11;30)" office:value-type="string" office:string-value="Oconee County,H1" calcext:value-type="string">
            <text:p>Oconee County,H1</text:p>
          </table:table-cell>
          <table:table-cell office:value-type="string" calcext:value-type="string">
            <text:p>Oconee County</text:p>
          </table:table-cell>
          <table:table-cell/>
        </table:table-row>
        <table:table-row table:style-name="ro1">
          <table:table-cell office:value-type="string" calcext:value-type="string">
            <text:p>GA,13,221,Oglethorpe County,H1</text:p>
          </table:table-cell>
          <table:table-cell table:formula="of:=LEFT([.A496];2)" office:value-type="string" office:string-value="GA" calcext:value-type="string">
            <text:p>GA</text:p>
          </table:table-cell>
          <table:table-cell table:formula="of:=MID([.A496];4;6)" office:value-type="string" office:string-value="13,221" calcext:value-type="string">
            <text:p>13,221</text:p>
          </table:table-cell>
          <table:table-cell table:formula="of:=MID([.A496];11;30)" office:value-type="string" office:string-value="Oglethorpe County,H1" calcext:value-type="string">
            <text:p>Oglethorpe County,H1</text:p>
          </table:table-cell>
          <table:table-cell office:value-type="string" calcext:value-type="string">
            <text:p>Oglethorpe County</text:p>
          </table:table-cell>
          <table:table-cell/>
        </table:table-row>
        <table:table-row table:style-name="ro1">
          <table:table-cell office:value-type="string" calcext:value-type="string">
            <text:p>GA,13,223,Paulding County,H1</text:p>
          </table:table-cell>
          <table:table-cell table:formula="of:=LEFT([.A497];2)" office:value-type="string" office:string-value="GA" calcext:value-type="string">
            <text:p>GA</text:p>
          </table:table-cell>
          <table:table-cell table:formula="of:=MID([.A497];4;6)" office:value-type="string" office:string-value="13,223" calcext:value-type="string">
            <text:p>13,223</text:p>
          </table:table-cell>
          <table:table-cell table:formula="of:=MID([.A497];11;30)" office:value-type="string" office:string-value="Paulding County,H1" calcext:value-type="string">
            <text:p>Paulding County,H1</text:p>
          </table:table-cell>
          <table:table-cell office:value-type="string" calcext:value-type="string">
            <text:p>Paulding County</text:p>
          </table:table-cell>
          <table:table-cell/>
        </table:table-row>
        <table:table-row table:style-name="ro1">
          <table:table-cell office:value-type="string" calcext:value-type="string">
            <text:p>GA,13,225,Peach County,H1</text:p>
          </table:table-cell>
          <table:table-cell table:formula="of:=LEFT([.A498];2)" office:value-type="string" office:string-value="GA" calcext:value-type="string">
            <text:p>GA</text:p>
          </table:table-cell>
          <table:table-cell table:formula="of:=MID([.A498];4;6)" office:value-type="string" office:string-value="13,225" calcext:value-type="string">
            <text:p>13,225</text:p>
          </table:table-cell>
          <table:table-cell table:formula="of:=MID([.A498];11;30)" office:value-type="string" office:string-value="Peach County,H1" calcext:value-type="string">
            <text:p>Peach County,H1</text:p>
          </table:table-cell>
          <table:table-cell office:value-type="string" calcext:value-type="string">
            <text:p>Peach County</text:p>
          </table:table-cell>
          <table:table-cell/>
        </table:table-row>
        <table:table-row table:style-name="ro1">
          <table:table-cell office:value-type="string" calcext:value-type="string">
            <text:p>GA,13,227,Pickens County,H1</text:p>
          </table:table-cell>
          <table:table-cell table:formula="of:=LEFT([.A499];2)" office:value-type="string" office:string-value="GA" calcext:value-type="string">
            <text:p>GA</text:p>
          </table:table-cell>
          <table:table-cell table:formula="of:=MID([.A499];4;6)" office:value-type="string" office:string-value="13,227" calcext:value-type="string">
            <text:p>13,227</text:p>
          </table:table-cell>
          <table:table-cell table:formula="of:=MID([.A499];11;30)" office:value-type="string" office:string-value="Pickens County,H1" calcext:value-type="string">
            <text:p>Pickens County,H1</text:p>
          </table:table-cell>
          <table:table-cell office:value-type="string" calcext:value-type="string">
            <text:p>Pickens County</text:p>
          </table:table-cell>
          <table:table-cell/>
        </table:table-row>
        <table:table-row table:style-name="ro1">
          <table:table-cell office:value-type="string" calcext:value-type="string">
            <text:p>GA,13,229,Pierce County,H1</text:p>
          </table:table-cell>
          <table:table-cell table:formula="of:=LEFT([.A500];2)" office:value-type="string" office:string-value="GA" calcext:value-type="string">
            <text:p>GA</text:p>
          </table:table-cell>
          <table:table-cell table:formula="of:=MID([.A500];4;6)" office:value-type="string" office:string-value="13,229" calcext:value-type="string">
            <text:p>13,229</text:p>
          </table:table-cell>
          <table:table-cell table:formula="of:=MID([.A500];11;30)" office:value-type="string" office:string-value="Pierce County,H1" calcext:value-type="string">
            <text:p>Pierce County,H1</text:p>
          </table:table-cell>
          <table:table-cell office:value-type="string" calcext:value-type="string">
            <text:p>Pierce County</text:p>
          </table:table-cell>
          <table:table-cell/>
        </table:table-row>
        <table:table-row table:style-name="ro1">
          <table:table-cell office:value-type="string" calcext:value-type="string">
            <text:p>GA,13,231,Pike County,H1</text:p>
          </table:table-cell>
          <table:table-cell table:formula="of:=LEFT([.A501];2)" office:value-type="string" office:string-value="GA" calcext:value-type="string">
            <text:p>GA</text:p>
          </table:table-cell>
          <table:table-cell table:formula="of:=MID([.A501];4;6)" office:value-type="string" office:string-value="13,231" calcext:value-type="string">
            <text:p>13,231</text:p>
          </table:table-cell>
          <table:table-cell table:formula="of:=MID([.A501];11;30)" office:value-type="string" office:string-value="Pike County,H1" calcext:value-type="string">
            <text:p>Pike County,H1</text:p>
          </table:table-cell>
          <table:table-cell office:value-type="string" calcext:value-type="string">
            <text:p>Pike County</text:p>
          </table:table-cell>
          <table:table-cell/>
        </table:table-row>
        <table:table-row table:style-name="ro1">
          <table:table-cell office:value-type="string" calcext:value-type="string">
            <text:p>GA,13,233,Polk County,H1</text:p>
          </table:table-cell>
          <table:table-cell table:formula="of:=LEFT([.A502];2)" office:value-type="string" office:string-value="GA" calcext:value-type="string">
            <text:p>GA</text:p>
          </table:table-cell>
          <table:table-cell table:formula="of:=MID([.A502];4;6)" office:value-type="string" office:string-value="13,233" calcext:value-type="string">
            <text:p>13,233</text:p>
          </table:table-cell>
          <table:table-cell table:formula="of:=MID([.A502];11;30)" office:value-type="string" office:string-value="Polk County,H1" calcext:value-type="string">
            <text:p>Polk County,H1</text:p>
          </table:table-cell>
          <table:table-cell office:value-type="string" calcext:value-type="string">
            <text:p>Polk County</text:p>
          </table:table-cell>
          <table:table-cell/>
        </table:table-row>
        <table:table-row table:style-name="ro1">
          <table:table-cell office:value-type="string" calcext:value-type="string">
            <text:p>GA,13,235,Pulaski County,H1</text:p>
          </table:table-cell>
          <table:table-cell table:formula="of:=LEFT([.A503];2)" office:value-type="string" office:string-value="GA" calcext:value-type="string">
            <text:p>GA</text:p>
          </table:table-cell>
          <table:table-cell table:formula="of:=MID([.A503];4;6)" office:value-type="string" office:string-value="13,235" calcext:value-type="string">
            <text:p>13,235</text:p>
          </table:table-cell>
          <table:table-cell table:formula="of:=MID([.A503];11;30)" office:value-type="string" office:string-value="Pulaski County,H1" calcext:value-type="string">
            <text:p>Pulaski County,H1</text:p>
          </table:table-cell>
          <table:table-cell office:value-type="string" calcext:value-type="string">
            <text:p>Pulaski County</text:p>
          </table:table-cell>
          <table:table-cell/>
        </table:table-row>
        <table:table-row table:style-name="ro1">
          <table:table-cell office:value-type="string" calcext:value-type="string">
            <text:p>GA,13,237,Putnam County,H1</text:p>
          </table:table-cell>
          <table:table-cell table:formula="of:=LEFT([.A504];2)" office:value-type="string" office:string-value="GA" calcext:value-type="string">
            <text:p>GA</text:p>
          </table:table-cell>
          <table:table-cell table:formula="of:=MID([.A504];4;6)" office:value-type="string" office:string-value="13,237" calcext:value-type="string">
            <text:p>13,237</text:p>
          </table:table-cell>
          <table:table-cell table:formula="of:=MID([.A504];11;30)" office:value-type="string" office:string-value="Putnam County,H1" calcext:value-type="string">
            <text:p>Putnam County,H1</text:p>
          </table:table-cell>
          <table:table-cell office:value-type="string" calcext:value-type="string">
            <text:p>Putnam County</text:p>
          </table:table-cell>
          <table:table-cell/>
        </table:table-row>
        <table:table-row table:style-name="ro1">
          <table:table-cell office:value-type="string" calcext:value-type="string">
            <text:p>GA,13,239,Quitman County,H1</text:p>
          </table:table-cell>
          <table:table-cell table:formula="of:=LEFT([.A505];2)" office:value-type="string" office:string-value="GA" calcext:value-type="string">
            <text:p>GA</text:p>
          </table:table-cell>
          <table:table-cell table:formula="of:=MID([.A505];4;6)" office:value-type="string" office:string-value="13,239" calcext:value-type="string">
            <text:p>13,239</text:p>
          </table:table-cell>
          <table:table-cell table:formula="of:=MID([.A505];11;30)" office:value-type="string" office:string-value="Quitman County,H1" calcext:value-type="string">
            <text:p>Quitman County,H1</text:p>
          </table:table-cell>
          <table:table-cell office:value-type="string" calcext:value-type="string">
            <text:p>Quitman County</text:p>
          </table:table-cell>
          <table:table-cell/>
        </table:table-row>
        <table:table-row table:style-name="ro1">
          <table:table-cell office:value-type="string" calcext:value-type="string">
            <text:p>GA,13,241,Rabun County,H1</text:p>
          </table:table-cell>
          <table:table-cell table:formula="of:=LEFT([.A506];2)" office:value-type="string" office:string-value="GA" calcext:value-type="string">
            <text:p>GA</text:p>
          </table:table-cell>
          <table:table-cell table:formula="of:=MID([.A506];4;6)" office:value-type="string" office:string-value="13,241" calcext:value-type="string">
            <text:p>13,241</text:p>
          </table:table-cell>
          <table:table-cell table:formula="of:=MID([.A506];11;30)" office:value-type="string" office:string-value="Rabun County,H1" calcext:value-type="string">
            <text:p>Rabun County,H1</text:p>
          </table:table-cell>
          <table:table-cell office:value-type="string" calcext:value-type="string">
            <text:p>Rabun County</text:p>
          </table:table-cell>
          <table:table-cell/>
        </table:table-row>
        <table:table-row table:style-name="ro1">
          <table:table-cell office:value-type="string" calcext:value-type="string">
            <text:p>GA,13,243,Randolph County,H1</text:p>
          </table:table-cell>
          <table:table-cell table:formula="of:=LEFT([.A507];2)" office:value-type="string" office:string-value="GA" calcext:value-type="string">
            <text:p>GA</text:p>
          </table:table-cell>
          <table:table-cell table:formula="of:=MID([.A507];4;6)" office:value-type="string" office:string-value="13,243" calcext:value-type="string">
            <text:p>13,243</text:p>
          </table:table-cell>
          <table:table-cell table:formula="of:=MID([.A507];11;30)" office:value-type="string" office:string-value="Randolph County,H1" calcext:value-type="string">
            <text:p>Randolph County,H1</text:p>
          </table:table-cell>
          <table:table-cell office:value-type="string" calcext:value-type="string">
            <text:p>Randolph County</text:p>
          </table:table-cell>
          <table:table-cell/>
        </table:table-row>
        <table:table-row table:style-name="ro1">
          <table:table-cell office:value-type="string" calcext:value-type="string">
            <text:p>GA,13,245,Richmond County,H6</text:p>
          </table:table-cell>
          <table:table-cell table:formula="of:=LEFT([.A508];2)" office:value-type="string" office:string-value="GA" calcext:value-type="string">
            <text:p>GA</text:p>
          </table:table-cell>
          <table:table-cell table:formula="of:=MID([.A508];4;6)" office:value-type="string" office:string-value="13,245" calcext:value-type="string">
            <text:p>13,245</text:p>
          </table:table-cell>
          <table:table-cell table:formula="of:=MID([.A508];11;30)" office:value-type="string" office:string-value="Richmond County,H6" calcext:value-type="string">
            <text:p>Richmond County,H6</text:p>
          </table:table-cell>
          <table:table-cell office:value-type="string" calcext:value-type="string">
            <text:p>Richmond County</text:p>
          </table:table-cell>
          <table:table-cell/>
        </table:table-row>
        <table:table-row table:style-name="ro1">
          <table:table-cell office:value-type="string" calcext:value-type="string">
            <text:p>GA,13,247,Rockdale County,H1</text:p>
          </table:table-cell>
          <table:table-cell table:formula="of:=LEFT([.A509];2)" office:value-type="string" office:string-value="GA" calcext:value-type="string">
            <text:p>GA</text:p>
          </table:table-cell>
          <table:table-cell table:formula="of:=MID([.A509];4;6)" office:value-type="string" office:string-value="13,247" calcext:value-type="string">
            <text:p>13,247</text:p>
          </table:table-cell>
          <table:table-cell table:formula="of:=MID([.A509];11;30)" office:value-type="string" office:string-value="Rockdale County,H1" calcext:value-type="string">
            <text:p>Rockdale County,H1</text:p>
          </table:table-cell>
          <table:table-cell office:value-type="string" calcext:value-type="string">
            <text:p>Rockdale County</text:p>
          </table:table-cell>
          <table:table-cell/>
        </table:table-row>
        <table:table-row table:style-name="ro1">
          <table:table-cell office:value-type="string" calcext:value-type="string">
            <text:p>GA,13,249,Schley County,H1</text:p>
          </table:table-cell>
          <table:table-cell table:formula="of:=LEFT([.A510];2)" office:value-type="string" office:string-value="GA" calcext:value-type="string">
            <text:p>GA</text:p>
          </table:table-cell>
          <table:table-cell table:formula="of:=MID([.A510];4;6)" office:value-type="string" office:string-value="13,249" calcext:value-type="string">
            <text:p>13,249</text:p>
          </table:table-cell>
          <table:table-cell table:formula="of:=MID([.A510];11;30)" office:value-type="string" office:string-value="Schley County,H1" calcext:value-type="string">
            <text:p>Schley County,H1</text:p>
          </table:table-cell>
          <table:table-cell office:value-type="string" calcext:value-type="string">
            <text:p>Schley County</text:p>
          </table:table-cell>
          <table:table-cell/>
        </table:table-row>
        <table:table-row table:style-name="ro1">
          <table:table-cell office:value-type="string" calcext:value-type="string">
            <text:p>GA,13,251,Screven County,H1</text:p>
          </table:table-cell>
          <table:table-cell table:formula="of:=LEFT([.A511];2)" office:value-type="string" office:string-value="GA" calcext:value-type="string">
            <text:p>GA</text:p>
          </table:table-cell>
          <table:table-cell table:formula="of:=MID([.A511];4;6)" office:value-type="string" office:string-value="13,251" calcext:value-type="string">
            <text:p>13,251</text:p>
          </table:table-cell>
          <table:table-cell table:formula="of:=MID([.A511];11;30)" office:value-type="string" office:string-value="Screven County,H1" calcext:value-type="string">
            <text:p>Screven County,H1</text:p>
          </table:table-cell>
          <table:table-cell office:value-type="string" calcext:value-type="string">
            <text:p>Screven County</text:p>
          </table:table-cell>
          <table:table-cell/>
        </table:table-row>
        <table:table-row table:style-name="ro1">
          <table:table-cell office:value-type="string" calcext:value-type="string">
            <text:p>GA,13,253,Seminole County,H1</text:p>
          </table:table-cell>
          <table:table-cell table:formula="of:=LEFT([.A512];2)" office:value-type="string" office:string-value="GA" calcext:value-type="string">
            <text:p>GA</text:p>
          </table:table-cell>
          <table:table-cell table:formula="of:=MID([.A512];4;6)" office:value-type="string" office:string-value="13,253" calcext:value-type="string">
            <text:p>13,253</text:p>
          </table:table-cell>
          <table:table-cell table:formula="of:=MID([.A512];11;30)" office:value-type="string" office:string-value="Seminole County,H1" calcext:value-type="string">
            <text:p>Seminole County,H1</text:p>
          </table:table-cell>
          <table:table-cell office:value-type="string" calcext:value-type="string">
            <text:p>Seminole County</text:p>
          </table:table-cell>
          <table:table-cell/>
        </table:table-row>
        <table:table-row table:style-name="ro1">
          <table:table-cell office:value-type="string" calcext:value-type="string">
            <text:p>GA,13,255,Spalding County,H1</text:p>
          </table:table-cell>
          <table:table-cell table:formula="of:=LEFT([.A513];2)" office:value-type="string" office:string-value="GA" calcext:value-type="string">
            <text:p>GA</text:p>
          </table:table-cell>
          <table:table-cell table:formula="of:=MID([.A513];4;6)" office:value-type="string" office:string-value="13,255" calcext:value-type="string">
            <text:p>13,255</text:p>
          </table:table-cell>
          <table:table-cell table:formula="of:=MID([.A513];11;30)" office:value-type="string" office:string-value="Spalding County,H1" calcext:value-type="string">
            <text:p>Spalding County,H1</text:p>
          </table:table-cell>
          <table:table-cell office:value-type="string" calcext:value-type="string">
            <text:p>Spalding County</text:p>
          </table:table-cell>
          <table:table-cell/>
        </table:table-row>
        <table:table-row table:style-name="ro1">
          <table:table-cell office:value-type="string" calcext:value-type="string">
            <text:p>GA,13,257,Stephens County,H1</text:p>
          </table:table-cell>
          <table:table-cell table:formula="of:=LEFT([.A514];2)" office:value-type="string" office:string-value="GA" calcext:value-type="string">
            <text:p>GA</text:p>
          </table:table-cell>
          <table:table-cell table:formula="of:=MID([.A514];4;6)" office:value-type="string" office:string-value="13,257" calcext:value-type="string">
            <text:p>13,257</text:p>
          </table:table-cell>
          <table:table-cell table:formula="of:=MID([.A514];11;30)" office:value-type="string" office:string-value="Stephens County,H1" calcext:value-type="string">
            <text:p>Stephens County,H1</text:p>
          </table:table-cell>
          <table:table-cell office:value-type="string" calcext:value-type="string">
            <text:p>Stephens County</text:p>
          </table:table-cell>
          <table:table-cell/>
        </table:table-row>
        <table:table-row table:style-name="ro1">
          <table:table-cell office:value-type="string" calcext:value-type="string">
            <text:p>GA,13,259,Stewart County,H1</text:p>
          </table:table-cell>
          <table:table-cell table:formula="of:=LEFT([.A515];2)" office:value-type="string" office:string-value="GA" calcext:value-type="string">
            <text:p>GA</text:p>
          </table:table-cell>
          <table:table-cell table:formula="of:=MID([.A515];4;6)" office:value-type="string" office:string-value="13,259" calcext:value-type="string">
            <text:p>13,259</text:p>
          </table:table-cell>
          <table:table-cell table:formula="of:=MID([.A515];11;30)" office:value-type="string" office:string-value="Stewart County,H1" calcext:value-type="string">
            <text:p>Stewart County,H1</text:p>
          </table:table-cell>
          <table:table-cell office:value-type="string" calcext:value-type="string">
            <text:p>Stewart County</text:p>
          </table:table-cell>
          <table:table-cell/>
        </table:table-row>
        <table:table-row table:style-name="ro1">
          <table:table-cell office:value-type="string" calcext:value-type="string">
            <text:p>GA,13,261,Sumter County,H1</text:p>
          </table:table-cell>
          <table:table-cell table:formula="of:=LEFT([.A516];2)" office:value-type="string" office:string-value="GA" calcext:value-type="string">
            <text:p>GA</text:p>
          </table:table-cell>
          <table:table-cell table:formula="of:=MID([.A516];4;6)" office:value-type="string" office:string-value="13,261" calcext:value-type="string">
            <text:p>13,261</text:p>
          </table:table-cell>
          <table:table-cell table:formula="of:=MID([.A516];11;30)" office:value-type="string" office:string-value="Sumter County,H1" calcext:value-type="string">
            <text:p>Sumter County,H1</text:p>
          </table:table-cell>
          <table:table-cell office:value-type="string" calcext:value-type="string">
            <text:p>Sumter County</text:p>
          </table:table-cell>
          <table:table-cell/>
        </table:table-row>
        <table:table-row table:style-name="ro1">
          <table:table-cell office:value-type="string" calcext:value-type="string">
            <text:p>GA,13,263,Talbot County,H1</text:p>
          </table:table-cell>
          <table:table-cell table:formula="of:=LEFT([.A517];2)" office:value-type="string" office:string-value="GA" calcext:value-type="string">
            <text:p>GA</text:p>
          </table:table-cell>
          <table:table-cell table:formula="of:=MID([.A517];4;6)" office:value-type="string" office:string-value="13,263" calcext:value-type="string">
            <text:p>13,263</text:p>
          </table:table-cell>
          <table:table-cell table:formula="of:=MID([.A517];11;30)" office:value-type="string" office:string-value="Talbot County,H1" calcext:value-type="string">
            <text:p>Talbot County,H1</text:p>
          </table:table-cell>
          <table:table-cell office:value-type="string" calcext:value-type="string">
            <text:p>Talbot County</text:p>
          </table:table-cell>
          <table:table-cell/>
        </table:table-row>
        <table:table-row table:style-name="ro1">
          <table:table-cell office:value-type="string" calcext:value-type="string">
            <text:p>GA,13,265,Taliaferro County,H1</text:p>
          </table:table-cell>
          <table:table-cell table:formula="of:=LEFT([.A518];2)" office:value-type="string" office:string-value="GA" calcext:value-type="string">
            <text:p>GA</text:p>
          </table:table-cell>
          <table:table-cell table:formula="of:=MID([.A518];4;6)" office:value-type="string" office:string-value="13,265" calcext:value-type="string">
            <text:p>13,265</text:p>
          </table:table-cell>
          <table:table-cell table:formula="of:=MID([.A518];11;30)" office:value-type="string" office:string-value="Taliaferro County,H1" calcext:value-type="string">
            <text:p>Taliaferro County,H1</text:p>
          </table:table-cell>
          <table:table-cell office:value-type="string" calcext:value-type="string">
            <text:p>Taliaferro County</text:p>
          </table:table-cell>
          <table:table-cell/>
        </table:table-row>
        <table:table-row table:style-name="ro1">
          <table:table-cell office:value-type="string" calcext:value-type="string">
            <text:p>GA,13,267,Tattnall County,H1</text:p>
          </table:table-cell>
          <table:table-cell table:formula="of:=LEFT([.A519];2)" office:value-type="string" office:string-value="GA" calcext:value-type="string">
            <text:p>GA</text:p>
          </table:table-cell>
          <table:table-cell table:formula="of:=MID([.A519];4;6)" office:value-type="string" office:string-value="13,267" calcext:value-type="string">
            <text:p>13,267</text:p>
          </table:table-cell>
          <table:table-cell table:formula="of:=MID([.A519];11;30)" office:value-type="string" office:string-value="Tattnall County,H1" calcext:value-type="string">
            <text:p>Tattnall County,H1</text:p>
          </table:table-cell>
          <table:table-cell office:value-type="string" calcext:value-type="string">
            <text:p>Tattnall County</text:p>
          </table:table-cell>
          <table:table-cell/>
        </table:table-row>
        <table:table-row table:style-name="ro1">
          <table:table-cell office:value-type="string" calcext:value-type="string">
            <text:p>GA,13,269,Taylor County,H1</text:p>
          </table:table-cell>
          <table:table-cell table:formula="of:=LEFT([.A520];2)" office:value-type="string" office:string-value="GA" calcext:value-type="string">
            <text:p>GA</text:p>
          </table:table-cell>
          <table:table-cell table:formula="of:=MID([.A520];4;6)" office:value-type="string" office:string-value="13,269" calcext:value-type="string">
            <text:p>13,269</text:p>
          </table:table-cell>
          <table:table-cell table:formula="of:=MID([.A520];11;30)" office:value-type="string" office:string-value="Taylor County,H1" calcext:value-type="string">
            <text:p>Taylor County,H1</text:p>
          </table:table-cell>
          <table:table-cell office:value-type="string" calcext:value-type="string">
            <text:p>Taylor County</text:p>
          </table:table-cell>
          <table:table-cell/>
        </table:table-row>
        <table:table-row table:style-name="ro1">
          <table:table-cell office:value-type="string" calcext:value-type="string">
            <text:p>GA,13,271,Telfair County,H1</text:p>
          </table:table-cell>
          <table:table-cell table:formula="of:=LEFT([.A521];2)" office:value-type="string" office:string-value="GA" calcext:value-type="string">
            <text:p>GA</text:p>
          </table:table-cell>
          <table:table-cell table:formula="of:=MID([.A521];4;6)" office:value-type="string" office:string-value="13,271" calcext:value-type="string">
            <text:p>13,271</text:p>
          </table:table-cell>
          <table:table-cell table:formula="of:=MID([.A521];11;30)" office:value-type="string" office:string-value="Telfair County,H1" calcext:value-type="string">
            <text:p>Telfair County,H1</text:p>
          </table:table-cell>
          <table:table-cell office:value-type="string" calcext:value-type="string">
            <text:p>Telfair County</text:p>
          </table:table-cell>
          <table:table-cell/>
        </table:table-row>
        <table:table-row table:style-name="ro1">
          <table:table-cell office:value-type="string" calcext:value-type="string">
            <text:p>GA,13,273,Terrell County,H1</text:p>
          </table:table-cell>
          <table:table-cell table:formula="of:=LEFT([.A522];2)" office:value-type="string" office:string-value="GA" calcext:value-type="string">
            <text:p>GA</text:p>
          </table:table-cell>
          <table:table-cell table:formula="of:=MID([.A522];4;6)" office:value-type="string" office:string-value="13,273" calcext:value-type="string">
            <text:p>13,273</text:p>
          </table:table-cell>
          <table:table-cell table:formula="of:=MID([.A522];11;30)" office:value-type="string" office:string-value="Terrell County,H1" calcext:value-type="string">
            <text:p>Terrell County,H1</text:p>
          </table:table-cell>
          <table:table-cell office:value-type="string" calcext:value-type="string">
            <text:p>Terrell County</text:p>
          </table:table-cell>
          <table:table-cell/>
        </table:table-row>
        <table:table-row table:style-name="ro1">
          <table:table-cell office:value-type="string" calcext:value-type="string">
            <text:p>GA,13,275,Thomas County,H1</text:p>
          </table:table-cell>
          <table:table-cell table:formula="of:=LEFT([.A523];2)" office:value-type="string" office:string-value="GA" calcext:value-type="string">
            <text:p>GA</text:p>
          </table:table-cell>
          <table:table-cell table:formula="of:=MID([.A523];4;6)" office:value-type="string" office:string-value="13,275" calcext:value-type="string">
            <text:p>13,275</text:p>
          </table:table-cell>
          <table:table-cell table:formula="of:=MID([.A523];11;30)" office:value-type="string" office:string-value="Thomas County,H1" calcext:value-type="string">
            <text:p>Thomas County,H1</text:p>
          </table:table-cell>
          <table:table-cell office:value-type="string" calcext:value-type="string">
            <text:p>Thomas County</text:p>
          </table:table-cell>
          <table:table-cell/>
        </table:table-row>
        <table:table-row table:style-name="ro1">
          <table:table-cell office:value-type="string" calcext:value-type="string">
            <text:p>GA,13,277,Tift County,H1</text:p>
          </table:table-cell>
          <table:table-cell table:formula="of:=LEFT([.A524];2)" office:value-type="string" office:string-value="GA" calcext:value-type="string">
            <text:p>GA</text:p>
          </table:table-cell>
          <table:table-cell table:formula="of:=MID([.A524];4;6)" office:value-type="string" office:string-value="13,277" calcext:value-type="string">
            <text:p>13,277</text:p>
          </table:table-cell>
          <table:table-cell table:formula="of:=MID([.A524];11;30)" office:value-type="string" office:string-value="Tift County,H1" calcext:value-type="string">
            <text:p>Tift County,H1</text:p>
          </table:table-cell>
          <table:table-cell office:value-type="string" calcext:value-type="string">
            <text:p>Tift County</text:p>
          </table:table-cell>
          <table:table-cell/>
        </table:table-row>
        <table:table-row table:style-name="ro1">
          <table:table-cell office:value-type="string" calcext:value-type="string">
            <text:p>GA,13,279,Toombs County,H1</text:p>
          </table:table-cell>
          <table:table-cell table:formula="of:=LEFT([.A525];2)" office:value-type="string" office:string-value="GA" calcext:value-type="string">
            <text:p>GA</text:p>
          </table:table-cell>
          <table:table-cell table:formula="of:=MID([.A525];4;6)" office:value-type="string" office:string-value="13,279" calcext:value-type="string">
            <text:p>13,279</text:p>
          </table:table-cell>
          <table:table-cell table:formula="of:=MID([.A525];11;30)" office:value-type="string" office:string-value="Toombs County,H1" calcext:value-type="string">
            <text:p>Toombs County,H1</text:p>
          </table:table-cell>
          <table:table-cell office:value-type="string" calcext:value-type="string">
            <text:p>Toombs County</text:p>
          </table:table-cell>
          <table:table-cell/>
        </table:table-row>
        <table:table-row table:style-name="ro1">
          <table:table-cell office:value-type="string" calcext:value-type="string">
            <text:p>GA,13,281,Towns County,H1</text:p>
          </table:table-cell>
          <table:table-cell table:formula="of:=LEFT([.A526];2)" office:value-type="string" office:string-value="GA" calcext:value-type="string">
            <text:p>GA</text:p>
          </table:table-cell>
          <table:table-cell table:formula="of:=MID([.A526];4;6)" office:value-type="string" office:string-value="13,281" calcext:value-type="string">
            <text:p>13,281</text:p>
          </table:table-cell>
          <table:table-cell table:formula="of:=MID([.A526];11;30)" office:value-type="string" office:string-value="Towns County,H1" calcext:value-type="string">
            <text:p>Towns County,H1</text:p>
          </table:table-cell>
          <table:table-cell office:value-type="string" calcext:value-type="string">
            <text:p>Towns County</text:p>
          </table:table-cell>
          <table:table-cell/>
        </table:table-row>
        <table:table-row table:style-name="ro1">
          <table:table-cell office:value-type="string" calcext:value-type="string">
            <text:p>GA,13,283,Treutlen County,H1</text:p>
          </table:table-cell>
          <table:table-cell table:formula="of:=LEFT([.A527];2)" office:value-type="string" office:string-value="GA" calcext:value-type="string">
            <text:p>GA</text:p>
          </table:table-cell>
          <table:table-cell table:formula="of:=MID([.A527];4;6)" office:value-type="string" office:string-value="13,283" calcext:value-type="string">
            <text:p>13,283</text:p>
          </table:table-cell>
          <table:table-cell table:formula="of:=MID([.A527];11;30)" office:value-type="string" office:string-value="Treutlen County,H1" calcext:value-type="string">
            <text:p>Treutlen County,H1</text:p>
          </table:table-cell>
          <table:table-cell office:value-type="string" calcext:value-type="string">
            <text:p>Treutlen County</text:p>
          </table:table-cell>
          <table:table-cell/>
        </table:table-row>
        <table:table-row table:style-name="ro1">
          <table:table-cell office:value-type="string" calcext:value-type="string">
            <text:p>GA,13,285,Troup County,H1</text:p>
          </table:table-cell>
          <table:table-cell table:formula="of:=LEFT([.A528];2)" office:value-type="string" office:string-value="GA" calcext:value-type="string">
            <text:p>GA</text:p>
          </table:table-cell>
          <table:table-cell table:formula="of:=MID([.A528];4;6)" office:value-type="string" office:string-value="13,285" calcext:value-type="string">
            <text:p>13,285</text:p>
          </table:table-cell>
          <table:table-cell table:formula="of:=MID([.A528];11;30)" office:value-type="string" office:string-value="Troup County,H1" calcext:value-type="string">
            <text:p>Troup County,H1</text:p>
          </table:table-cell>
          <table:table-cell office:value-type="string" calcext:value-type="string">
            <text:p>Troup County</text:p>
          </table:table-cell>
          <table:table-cell/>
        </table:table-row>
        <table:table-row table:style-name="ro1">
          <table:table-cell office:value-type="string" calcext:value-type="string">
            <text:p>GA,13,287,Turner County,H1</text:p>
          </table:table-cell>
          <table:table-cell table:formula="of:=LEFT([.A529];2)" office:value-type="string" office:string-value="GA" calcext:value-type="string">
            <text:p>GA</text:p>
          </table:table-cell>
          <table:table-cell table:formula="of:=MID([.A529];4;6)" office:value-type="string" office:string-value="13,287" calcext:value-type="string">
            <text:p>13,287</text:p>
          </table:table-cell>
          <table:table-cell table:formula="of:=MID([.A529];11;30)" office:value-type="string" office:string-value="Turner County,H1" calcext:value-type="string">
            <text:p>Turner County,H1</text:p>
          </table:table-cell>
          <table:table-cell office:value-type="string" calcext:value-type="string">
            <text:p>Turner County</text:p>
          </table:table-cell>
          <table:table-cell/>
        </table:table-row>
        <table:table-row table:style-name="ro1">
          <table:table-cell office:value-type="string" calcext:value-type="string">
            <text:p>GA,13,289,Twiggs County,H1</text:p>
          </table:table-cell>
          <table:table-cell table:formula="of:=LEFT([.A530];2)" office:value-type="string" office:string-value="GA" calcext:value-type="string">
            <text:p>GA</text:p>
          </table:table-cell>
          <table:table-cell table:formula="of:=MID([.A530];4;6)" office:value-type="string" office:string-value="13,289" calcext:value-type="string">
            <text:p>13,289</text:p>
          </table:table-cell>
          <table:table-cell table:formula="of:=MID([.A530];11;30)" office:value-type="string" office:string-value="Twiggs County,H1" calcext:value-type="string">
            <text:p>Twiggs County,H1</text:p>
          </table:table-cell>
          <table:table-cell office:value-type="string" calcext:value-type="string">
            <text:p>Twiggs County</text:p>
          </table:table-cell>
          <table:table-cell/>
        </table:table-row>
        <table:table-row table:style-name="ro1">
          <table:table-cell office:value-type="string" calcext:value-type="string">
            <text:p>GA,13,291,Union County,H1</text:p>
          </table:table-cell>
          <table:table-cell table:formula="of:=LEFT([.A531];2)" office:value-type="string" office:string-value="GA" calcext:value-type="string">
            <text:p>GA</text:p>
          </table:table-cell>
          <table:table-cell table:formula="of:=MID([.A531];4;6)" office:value-type="string" office:string-value="13,291" calcext:value-type="string">
            <text:p>13,291</text:p>
          </table:table-cell>
          <table:table-cell table:formula="of:=MID([.A531];11;30)" office:value-type="string" office:string-value="Union County,H1" calcext:value-type="string">
            <text:p>Union County,H1</text:p>
          </table:table-cell>
          <table:table-cell office:value-type="string" calcext:value-type="string">
            <text:p>Union County</text:p>
          </table:table-cell>
          <table:table-cell/>
        </table:table-row>
        <table:table-row table:style-name="ro1">
          <table:table-cell office:value-type="string" calcext:value-type="string">
            <text:p>GA,13,293,Upson County,H1</text:p>
          </table:table-cell>
          <table:table-cell table:formula="of:=LEFT([.A532];2)" office:value-type="string" office:string-value="GA" calcext:value-type="string">
            <text:p>GA</text:p>
          </table:table-cell>
          <table:table-cell table:formula="of:=MID([.A532];4;6)" office:value-type="string" office:string-value="13,293" calcext:value-type="string">
            <text:p>13,293</text:p>
          </table:table-cell>
          <table:table-cell table:formula="of:=MID([.A532];11;30)" office:value-type="string" office:string-value="Upson County,H1" calcext:value-type="string">
            <text:p>Upson County,H1</text:p>
          </table:table-cell>
          <table:table-cell office:value-type="string" calcext:value-type="string">
            <text:p>Upson County</text:p>
          </table:table-cell>
          <table:table-cell/>
        </table:table-row>
        <table:table-row table:style-name="ro1">
          <table:table-cell office:value-type="string" calcext:value-type="string">
            <text:p>GA,13,295,Walker County,H1</text:p>
          </table:table-cell>
          <table:table-cell table:formula="of:=LEFT([.A533];2)" office:value-type="string" office:string-value="GA" calcext:value-type="string">
            <text:p>GA</text:p>
          </table:table-cell>
          <table:table-cell table:formula="of:=MID([.A533];4;6)" office:value-type="string" office:string-value="13,295" calcext:value-type="string">
            <text:p>13,295</text:p>
          </table:table-cell>
          <table:table-cell table:formula="of:=MID([.A533];11;30)" office:value-type="string" office:string-value="Walker County,H1" calcext:value-type="string">
            <text:p>Walker County,H1</text:p>
          </table:table-cell>
          <table:table-cell office:value-type="string" calcext:value-type="string">
            <text:p>Walker County</text:p>
          </table:table-cell>
          <table:table-cell/>
        </table:table-row>
        <table:table-row table:style-name="ro1">
          <table:table-cell office:value-type="string" calcext:value-type="string">
            <text:p>GA,13,297,Walton County,H1</text:p>
          </table:table-cell>
          <table:table-cell table:formula="of:=LEFT([.A534];2)" office:value-type="string" office:string-value="GA" calcext:value-type="string">
            <text:p>GA</text:p>
          </table:table-cell>
          <table:table-cell table:formula="of:=MID([.A534];4;6)" office:value-type="string" office:string-value="13,297" calcext:value-type="string">
            <text:p>13,297</text:p>
          </table:table-cell>
          <table:table-cell table:formula="of:=MID([.A534];11;30)" office:value-type="string" office:string-value="Walton County,H1" calcext:value-type="string">
            <text:p>Walton County,H1</text:p>
          </table:table-cell>
          <table:table-cell office:value-type="string" calcext:value-type="string">
            <text:p>Walton County</text:p>
          </table:table-cell>
          <table:table-cell/>
        </table:table-row>
        <table:table-row table:style-name="ro1">
          <table:table-cell office:value-type="string" calcext:value-type="string">
            <text:p>GA,13,299,Ware County,H1</text:p>
          </table:table-cell>
          <table:table-cell table:formula="of:=LEFT([.A535];2)" office:value-type="string" office:string-value="GA" calcext:value-type="string">
            <text:p>GA</text:p>
          </table:table-cell>
          <table:table-cell table:formula="of:=MID([.A535];4;6)" office:value-type="string" office:string-value="13,299" calcext:value-type="string">
            <text:p>13,299</text:p>
          </table:table-cell>
          <table:table-cell table:formula="of:=MID([.A535];11;30)" office:value-type="string" office:string-value="Ware County,H1" calcext:value-type="string">
            <text:p>Ware County,H1</text:p>
          </table:table-cell>
          <table:table-cell office:value-type="string" calcext:value-type="string">
            <text:p>Ware County</text:p>
          </table:table-cell>
          <table:table-cell/>
        </table:table-row>
        <table:table-row table:style-name="ro1">
          <table:table-cell office:value-type="string" calcext:value-type="string">
            <text:p>GA,13,301,Warren County,H1</text:p>
          </table:table-cell>
          <table:table-cell table:formula="of:=LEFT([.A536];2)" office:value-type="string" office:string-value="GA" calcext:value-type="string">
            <text:p>GA</text:p>
          </table:table-cell>
          <table:table-cell table:formula="of:=MID([.A536];4;6)" office:value-type="string" office:string-value="13,301" calcext:value-type="string">
            <text:p>13,301</text:p>
          </table:table-cell>
          <table:table-cell table:formula="of:=MID([.A536];11;30)" office:value-type="string" office:string-value="Warren County,H1" calcext:value-type="string">
            <text:p>Warren County,H1</text:p>
          </table:table-cell>
          <table:table-cell office:value-type="string" calcext:value-type="string">
            <text:p>Warren County</text:p>
          </table:table-cell>
          <table:table-cell/>
        </table:table-row>
        <table:table-row table:style-name="ro1">
          <table:table-cell office:value-type="string" calcext:value-type="string">
            <text:p>GA,13,303,Washington County,H1</text:p>
          </table:table-cell>
          <table:table-cell table:formula="of:=LEFT([.A537];2)" office:value-type="string" office:string-value="GA" calcext:value-type="string">
            <text:p>GA</text:p>
          </table:table-cell>
          <table:table-cell table:formula="of:=MID([.A537];4;6)" office:value-type="string" office:string-value="13,303" calcext:value-type="string">
            <text:p>13,303</text:p>
          </table:table-cell>
          <table:table-cell table:formula="of:=MID([.A537];11;30)" office:value-type="string" office:string-value="Washington County,H1" calcext:value-type="string">
            <text:p>Washington County,H1</text:p>
          </table:table-cell>
          <table:table-cell office:value-type="string" calcext:value-type="string">
            <text:p>Washington County</text:p>
          </table:table-cell>
          <table:table-cell/>
        </table:table-row>
        <table:table-row table:style-name="ro1">
          <table:table-cell office:value-type="string" calcext:value-type="string">
            <text:p>GA,13,305,Wayne County,H1</text:p>
          </table:table-cell>
          <table:table-cell table:formula="of:=LEFT([.A538];2)" office:value-type="string" office:string-value="GA" calcext:value-type="string">
            <text:p>GA</text:p>
          </table:table-cell>
          <table:table-cell table:formula="of:=MID([.A538];4;6)" office:value-type="string" office:string-value="13,305" calcext:value-type="string">
            <text:p>13,305</text:p>
          </table:table-cell>
          <table:table-cell table:formula="of:=MID([.A538];11;30)" office:value-type="string" office:string-value="Wayne County,H1" calcext:value-type="string">
            <text:p>Wayne County,H1</text:p>
          </table:table-cell>
          <table:table-cell office:value-type="string" calcext:value-type="string">
            <text:p>Wayne County</text:p>
          </table:table-cell>
          <table:table-cell/>
        </table:table-row>
        <table:table-row table:style-name="ro1">
          <table:table-cell office:value-type="string" calcext:value-type="string">
            <text:p>GA,13,307,Webster County,H1</text:p>
          </table:table-cell>
          <table:table-cell table:formula="of:=LEFT([.A539];2)" office:value-type="string" office:string-value="GA" calcext:value-type="string">
            <text:p>GA</text:p>
          </table:table-cell>
          <table:table-cell table:formula="of:=MID([.A539];4;6)" office:value-type="string" office:string-value="13,307" calcext:value-type="string">
            <text:p>13,307</text:p>
          </table:table-cell>
          <table:table-cell table:formula="of:=MID([.A539];11;30)" office:value-type="string" office:string-value="Webster County,H1" calcext:value-type="string">
            <text:p>Webster County,H1</text:p>
          </table:table-cell>
          <table:table-cell office:value-type="string" calcext:value-type="string">
            <text:p>Webster County</text:p>
          </table:table-cell>
          <table:table-cell/>
        </table:table-row>
        <table:table-row table:style-name="ro1">
          <table:table-cell office:value-type="string" calcext:value-type="string">
            <text:p>GA,13,309,Wheeler County,H1</text:p>
          </table:table-cell>
          <table:table-cell table:formula="of:=LEFT([.A540];2)" office:value-type="string" office:string-value="GA" calcext:value-type="string">
            <text:p>GA</text:p>
          </table:table-cell>
          <table:table-cell table:formula="of:=MID([.A540];4;6)" office:value-type="string" office:string-value="13,309" calcext:value-type="string">
            <text:p>13,309</text:p>
          </table:table-cell>
          <table:table-cell table:formula="of:=MID([.A540];11;30)" office:value-type="string" office:string-value="Wheeler County,H1" calcext:value-type="string">
            <text:p>Wheeler County,H1</text:p>
          </table:table-cell>
          <table:table-cell office:value-type="string" calcext:value-type="string">
            <text:p>Wheeler County</text:p>
          </table:table-cell>
          <table:table-cell/>
        </table:table-row>
        <table:table-row table:style-name="ro1">
          <table:table-cell office:value-type="string" calcext:value-type="string">
            <text:p>GA,13,311,White County,H1</text:p>
          </table:table-cell>
          <table:table-cell table:formula="of:=LEFT([.A541];2)" office:value-type="string" office:string-value="GA" calcext:value-type="string">
            <text:p>GA</text:p>
          </table:table-cell>
          <table:table-cell table:formula="of:=MID([.A541];4;6)" office:value-type="string" office:string-value="13,311" calcext:value-type="string">
            <text:p>13,311</text:p>
          </table:table-cell>
          <table:table-cell table:formula="of:=MID([.A541];11;30)" office:value-type="string" office:string-value="White County,H1" calcext:value-type="string">
            <text:p>White County,H1</text:p>
          </table:table-cell>
          <table:table-cell office:value-type="string" calcext:value-type="string">
            <text:p>White County</text:p>
          </table:table-cell>
          <table:table-cell/>
        </table:table-row>
        <table:table-row table:style-name="ro1">
          <table:table-cell office:value-type="string" calcext:value-type="string">
            <text:p>GA,13,313,Whitfield County,H1</text:p>
          </table:table-cell>
          <table:table-cell table:formula="of:=LEFT([.A542];2)" office:value-type="string" office:string-value="GA" calcext:value-type="string">
            <text:p>GA</text:p>
          </table:table-cell>
          <table:table-cell table:formula="of:=MID([.A542];4;6)" office:value-type="string" office:string-value="13,313" calcext:value-type="string">
            <text:p>13,313</text:p>
          </table:table-cell>
          <table:table-cell table:formula="of:=MID([.A542];11;30)" office:value-type="string" office:string-value="Whitfield County,H1" calcext:value-type="string">
            <text:p>Whitfield County,H1</text:p>
          </table:table-cell>
          <table:table-cell office:value-type="string" calcext:value-type="string">
            <text:p>Whitfield County</text:p>
          </table:table-cell>
          <table:table-cell/>
        </table:table-row>
        <table:table-row table:style-name="ro1">
          <table:table-cell office:value-type="string" calcext:value-type="string">
            <text:p>GA,13,315,Wilcox County,H1</text:p>
          </table:table-cell>
          <table:table-cell table:formula="of:=LEFT([.A543];2)" office:value-type="string" office:string-value="GA" calcext:value-type="string">
            <text:p>GA</text:p>
          </table:table-cell>
          <table:table-cell table:formula="of:=MID([.A543];4;6)" office:value-type="string" office:string-value="13,315" calcext:value-type="string">
            <text:p>13,315</text:p>
          </table:table-cell>
          <table:table-cell table:formula="of:=MID([.A543];11;30)" office:value-type="string" office:string-value="Wilcox County,H1" calcext:value-type="string">
            <text:p>Wilcox County,H1</text:p>
          </table:table-cell>
          <table:table-cell office:value-type="string" calcext:value-type="string">
            <text:p>Wilcox County</text:p>
          </table:table-cell>
          <table:table-cell/>
        </table:table-row>
        <table:table-row table:style-name="ro1">
          <table:table-cell office:value-type="string" calcext:value-type="string">
            <text:p>GA,13,317,Wilkes County,H1</text:p>
          </table:table-cell>
          <table:table-cell table:formula="of:=LEFT([.A544];2)" office:value-type="string" office:string-value="GA" calcext:value-type="string">
            <text:p>GA</text:p>
          </table:table-cell>
          <table:table-cell table:formula="of:=MID([.A544];4;6)" office:value-type="string" office:string-value="13,317" calcext:value-type="string">
            <text:p>13,317</text:p>
          </table:table-cell>
          <table:table-cell table:formula="of:=MID([.A544];11;30)" office:value-type="string" office:string-value="Wilkes County,H1" calcext:value-type="string">
            <text:p>Wilkes County,H1</text:p>
          </table:table-cell>
          <table:table-cell office:value-type="string" calcext:value-type="string">
            <text:p>Wilkes County</text:p>
          </table:table-cell>
          <table:table-cell/>
        </table:table-row>
        <table:table-row table:style-name="ro1">
          <table:table-cell office:value-type="string" calcext:value-type="string">
            <text:p>GA,13,319,Wilkinson County,H1</text:p>
          </table:table-cell>
          <table:table-cell table:formula="of:=LEFT([.A545];2)" office:value-type="string" office:string-value="GA" calcext:value-type="string">
            <text:p>GA</text:p>
          </table:table-cell>
          <table:table-cell table:formula="of:=MID([.A545];4;6)" office:value-type="string" office:string-value="13,319" calcext:value-type="string">
            <text:p>13,319</text:p>
          </table:table-cell>
          <table:table-cell table:formula="of:=MID([.A545];11;30)" office:value-type="string" office:string-value="Wilkinson County,H1" calcext:value-type="string">
            <text:p>Wilkinson County,H1</text:p>
          </table:table-cell>
          <table:table-cell office:value-type="string" calcext:value-type="string">
            <text:p>Wilkinson County</text:p>
          </table:table-cell>
          <table:table-cell/>
        </table:table-row>
        <table:table-row table:style-name="ro1">
          <table:table-cell office:value-type="string" calcext:value-type="string">
            <text:p>GA,13,321,Worth County,H1</text:p>
          </table:table-cell>
          <table:table-cell table:formula="of:=LEFT([.A546];2)" office:value-type="string" office:string-value="GA" calcext:value-type="string">
            <text:p>GA</text:p>
          </table:table-cell>
          <table:table-cell table:formula="of:=MID([.A546];4;6)" office:value-type="string" office:string-value="13,321" calcext:value-type="string">
            <text:p>13,321</text:p>
          </table:table-cell>
          <table:table-cell table:formula="of:=MID([.A546];11;30)" office:value-type="string" office:string-value="Worth County,H1" calcext:value-type="string">
            <text:p>Worth County,H1</text:p>
          </table:table-cell>
          <table:table-cell office:value-type="string" calcext:value-type="string">
            <text:p>Worth County</text:p>
          </table:table-cell>
          <table:table-cell/>
        </table:table-row>
        <table:table-row table:style-name="ro1">
          <table:table-cell office:value-type="string" calcext:value-type="string">
            <text:p>HI,15,001,Hawaii County,H1</text:p>
          </table:table-cell>
          <table:table-cell table:formula="of:=LEFT([.A547];2)" office:value-type="string" office:string-value="HI" calcext:value-type="string">
            <text:p>HI</text:p>
          </table:table-cell>
          <table:table-cell table:formula="of:=MID([.A547];4;6)" office:value-type="string" office:string-value="15,001" calcext:value-type="string">
            <text:p>15,001</text:p>
          </table:table-cell>
          <table:table-cell table:formula="of:=MID([.A547];11;30)" office:value-type="string" office:string-value="Hawaii County,H1" calcext:value-type="string">
            <text:p>Hawaii County,H1</text:p>
          </table:table-cell>
          <table:table-cell office:value-type="string" calcext:value-type="string">
            <text:p>Hawaii County</text:p>
          </table:table-cell>
          <table:table-cell/>
        </table:table-row>
        <table:table-row table:style-name="ro1">
          <table:table-cell office:value-type="string" calcext:value-type="string">
            <text:p>HI,15,003,Honolulu County,H1</text:p>
          </table:table-cell>
          <table:table-cell table:formula="of:=LEFT([.A548];2)" office:value-type="string" office:string-value="HI" calcext:value-type="string">
            <text:p>HI</text:p>
          </table:table-cell>
          <table:table-cell table:formula="of:=MID([.A548];4;6)" office:value-type="string" office:string-value="15,003" calcext:value-type="string">
            <text:p>15,003</text:p>
          </table:table-cell>
          <table:table-cell table:formula="of:=MID([.A548];11;30)" office:value-type="string" office:string-value="Honolulu County,H1" calcext:value-type="string">
            <text:p>Honolulu County,H1</text:p>
          </table:table-cell>
          <table:table-cell office:value-type="string" calcext:value-type="string">
            <text:p>Honolulu County</text:p>
          </table:table-cell>
          <table:table-cell/>
        </table:table-row>
        <table:table-row table:style-name="ro1">
          <table:table-cell office:value-type="string" calcext:value-type="string">
            <text:p>HI,15,005,Kalawao County,H4</text:p>
          </table:table-cell>
          <table:table-cell table:formula="of:=LEFT([.A549];2)" office:value-type="string" office:string-value="HI" calcext:value-type="string">
            <text:p>HI</text:p>
          </table:table-cell>
          <table:table-cell table:formula="of:=MID([.A549];4;6)" office:value-type="string" office:string-value="15,005" calcext:value-type="string">
            <text:p>15,005</text:p>
          </table:table-cell>
          <table:table-cell table:formula="of:=MID([.A549];11;30)" office:value-type="string" office:string-value="Kalawao County,H4" calcext:value-type="string">
            <text:p>Kalawao County,H4</text:p>
          </table:table-cell>
          <table:table-cell office:value-type="string" calcext:value-type="string">
            <text:p>Kalawao County</text:p>
          </table:table-cell>
          <table:table-cell/>
        </table:table-row>
        <table:table-row table:style-name="ro1">
          <table:table-cell office:value-type="string" calcext:value-type="string">
            <text:p>HI,15,007,Kauai County,H1</text:p>
          </table:table-cell>
          <table:table-cell table:formula="of:=LEFT([.A550];2)" office:value-type="string" office:string-value="HI" calcext:value-type="string">
            <text:p>HI</text:p>
          </table:table-cell>
          <table:table-cell table:formula="of:=MID([.A550];4;6)" office:value-type="string" office:string-value="15,007" calcext:value-type="string">
            <text:p>15,007</text:p>
          </table:table-cell>
          <table:table-cell table:formula="of:=MID([.A550];11;30)" office:value-type="string" office:string-value="Kauai County,H1" calcext:value-type="string">
            <text:p>Kauai County,H1</text:p>
          </table:table-cell>
          <table:table-cell office:value-type="string" calcext:value-type="string">
            <text:p>Kauai County</text:p>
          </table:table-cell>
          <table:table-cell/>
        </table:table-row>
        <table:table-row table:style-name="ro1">
          <table:table-cell office:value-type="string" calcext:value-type="string">
            <text:p>HI,15,009,Maui County,H1</text:p>
          </table:table-cell>
          <table:table-cell table:formula="of:=LEFT([.A551];2)" office:value-type="string" office:string-value="HI" calcext:value-type="string">
            <text:p>HI</text:p>
          </table:table-cell>
          <table:table-cell table:formula="of:=MID([.A551];4;6)" office:value-type="string" office:string-value="15,009" calcext:value-type="string">
            <text:p>15,009</text:p>
          </table:table-cell>
          <table:table-cell table:formula="of:=MID([.A551];11;30)" office:value-type="string" office:string-value="Maui County,H1" calcext:value-type="string">
            <text:p>Maui County,H1</text:p>
          </table:table-cell>
          <table:table-cell office:value-type="string" calcext:value-type="string">
            <text:p>Maui County</text:p>
          </table:table-cell>
          <table:table-cell/>
        </table:table-row>
        <table:table-row table:style-name="ro1">
          <table:table-cell office:value-type="string" calcext:value-type="string">
            <text:p>ID,16,001,Ada County,H1</text:p>
          </table:table-cell>
          <table:table-cell table:formula="of:=LEFT([.A552];2)" office:value-type="string" office:string-value="ID" calcext:value-type="string">
            <text:p>ID</text:p>
          </table:table-cell>
          <table:table-cell table:formula="of:=MID([.A552];4;6)" office:value-type="string" office:string-value="16,001" calcext:value-type="string">
            <text:p>16,001</text:p>
          </table:table-cell>
          <table:table-cell table:formula="of:=MID([.A552];11;30)" office:value-type="string" office:string-value="Ada County,H1" calcext:value-type="string">
            <text:p>Ada County,H1</text:p>
          </table:table-cell>
          <table:table-cell office:value-type="string" calcext:value-type="string">
            <text:p>Ada County</text:p>
          </table:table-cell>
          <table:table-cell/>
        </table:table-row>
        <table:table-row table:style-name="ro1">
          <table:table-cell office:value-type="string" calcext:value-type="string">
            <text:p>ID,16,003,Adams County,H1</text:p>
          </table:table-cell>
          <table:table-cell table:formula="of:=LEFT([.A553];2)" office:value-type="string" office:string-value="ID" calcext:value-type="string">
            <text:p>ID</text:p>
          </table:table-cell>
          <table:table-cell table:formula="of:=MID([.A553];4;6)" office:value-type="string" office:string-value="16,003" calcext:value-type="string">
            <text:p>16,003</text:p>
          </table:table-cell>
          <table:table-cell table:formula="of:=MID([.A553];11;30)" office:value-type="string" office:string-value="Adams County,H1" calcext:value-type="string">
            <text:p>Adams County,H1</text:p>
          </table:table-cell>
          <table:table-cell office:value-type="string" calcext:value-type="string">
            <text:p>Adams County</text:p>
          </table:table-cell>
          <table:table-cell/>
        </table:table-row>
        <table:table-row table:style-name="ro1">
          <table:table-cell office:value-type="string" calcext:value-type="string">
            <text:p>ID,16,005,Bannock County,H1</text:p>
          </table:table-cell>
          <table:table-cell table:formula="of:=LEFT([.A554];2)" office:value-type="string" office:string-value="ID" calcext:value-type="string">
            <text:p>ID</text:p>
          </table:table-cell>
          <table:table-cell table:formula="of:=MID([.A554];4;6)" office:value-type="string" office:string-value="16,005" calcext:value-type="string">
            <text:p>16,005</text:p>
          </table:table-cell>
          <table:table-cell table:formula="of:=MID([.A554];11;30)" office:value-type="string" office:string-value="Bannock County,H1" calcext:value-type="string">
            <text:p>Bannock County,H1</text:p>
          </table:table-cell>
          <table:table-cell office:value-type="string" calcext:value-type="string">
            <text:p>Bannock County</text:p>
          </table:table-cell>
          <table:table-cell/>
        </table:table-row>
        <table:table-row table:style-name="ro1">
          <table:table-cell office:value-type="string" calcext:value-type="string">
            <text:p>ID,16,007,Bear Lake County,H1</text:p>
          </table:table-cell>
          <table:table-cell table:formula="of:=LEFT([.A555];2)" office:value-type="string" office:string-value="ID" calcext:value-type="string">
            <text:p>ID</text:p>
          </table:table-cell>
          <table:table-cell table:formula="of:=MID([.A555];4;6)" office:value-type="string" office:string-value="16,007" calcext:value-type="string">
            <text:p>16,007</text:p>
          </table:table-cell>
          <table:table-cell table:formula="of:=MID([.A555];11;30)" office:value-type="string" office:string-value="Bear Lake County,H1" calcext:value-type="string">
            <text:p>Bear Lake County,H1</text:p>
          </table:table-cell>
          <table:table-cell office:value-type="string" calcext:value-type="string">
            <text:p>Bear Lake County</text:p>
          </table:table-cell>
          <table:table-cell/>
        </table:table-row>
        <table:table-row table:style-name="ro1">
          <table:table-cell office:value-type="string" calcext:value-type="string">
            <text:p>ID,16,009,Benewah County,H1</text:p>
          </table:table-cell>
          <table:table-cell table:formula="of:=LEFT([.A556];2)" office:value-type="string" office:string-value="ID" calcext:value-type="string">
            <text:p>ID</text:p>
          </table:table-cell>
          <table:table-cell table:formula="of:=MID([.A556];4;6)" office:value-type="string" office:string-value="16,009" calcext:value-type="string">
            <text:p>16,009</text:p>
          </table:table-cell>
          <table:table-cell table:formula="of:=MID([.A556];11;30)" office:value-type="string" office:string-value="Benewah County,H1" calcext:value-type="string">
            <text:p>Benewah County,H1</text:p>
          </table:table-cell>
          <table:table-cell office:value-type="string" calcext:value-type="string">
            <text:p>Benewah County</text:p>
          </table:table-cell>
          <table:table-cell/>
        </table:table-row>
        <table:table-row table:style-name="ro1">
          <table:table-cell office:value-type="string" calcext:value-type="string">
            <text:p>ID,16,011,Bingham County,H1</text:p>
          </table:table-cell>
          <table:table-cell table:formula="of:=LEFT([.A557];2)" office:value-type="string" office:string-value="ID" calcext:value-type="string">
            <text:p>ID</text:p>
          </table:table-cell>
          <table:table-cell table:formula="of:=MID([.A557];4;6)" office:value-type="string" office:string-value="16,011" calcext:value-type="string">
            <text:p>16,011</text:p>
          </table:table-cell>
          <table:table-cell table:formula="of:=MID([.A557];11;30)" office:value-type="string" office:string-value="Bingham County,H1" calcext:value-type="string">
            <text:p>Bingham County,H1</text:p>
          </table:table-cell>
          <table:table-cell office:value-type="string" calcext:value-type="string">
            <text:p>Bingham County</text:p>
          </table:table-cell>
          <table:table-cell/>
        </table:table-row>
        <table:table-row table:style-name="ro1">
          <table:table-cell office:value-type="string" calcext:value-type="string">
            <text:p>ID,16,013,Blaine County,H1</text:p>
          </table:table-cell>
          <table:table-cell table:formula="of:=LEFT([.A558];2)" office:value-type="string" office:string-value="ID" calcext:value-type="string">
            <text:p>ID</text:p>
          </table:table-cell>
          <table:table-cell table:formula="of:=MID([.A558];4;6)" office:value-type="string" office:string-value="16,013" calcext:value-type="string">
            <text:p>16,013</text:p>
          </table:table-cell>
          <table:table-cell table:formula="of:=MID([.A558];11;30)" office:value-type="string" office:string-value="Blaine County,H1" calcext:value-type="string">
            <text:p>Blaine County,H1</text:p>
          </table:table-cell>
          <table:table-cell office:value-type="string" calcext:value-type="string">
            <text:p>Blaine County</text:p>
          </table:table-cell>
          <table:table-cell/>
        </table:table-row>
        <table:table-row table:style-name="ro1">
          <table:table-cell office:value-type="string" calcext:value-type="string">
            <text:p>ID,16,015,Boise County,H1</text:p>
          </table:table-cell>
          <table:table-cell table:formula="of:=LEFT([.A559];2)" office:value-type="string" office:string-value="ID" calcext:value-type="string">
            <text:p>ID</text:p>
          </table:table-cell>
          <table:table-cell table:formula="of:=MID([.A559];4;6)" office:value-type="string" office:string-value="16,015" calcext:value-type="string">
            <text:p>16,015</text:p>
          </table:table-cell>
          <table:table-cell table:formula="of:=MID([.A559];11;30)" office:value-type="string" office:string-value="Boise County,H1" calcext:value-type="string">
            <text:p>Boise County,H1</text:p>
          </table:table-cell>
          <table:table-cell office:value-type="string" calcext:value-type="string">
            <text:p>Boise County</text:p>
          </table:table-cell>
          <table:table-cell/>
        </table:table-row>
        <table:table-row table:style-name="ro1">
          <table:table-cell office:value-type="string" calcext:value-type="string">
            <text:p>ID,16,017,Bonner County,H1</text:p>
          </table:table-cell>
          <table:table-cell table:formula="of:=LEFT([.A560];2)" office:value-type="string" office:string-value="ID" calcext:value-type="string">
            <text:p>ID</text:p>
          </table:table-cell>
          <table:table-cell table:formula="of:=MID([.A560];4;6)" office:value-type="string" office:string-value="16,017" calcext:value-type="string">
            <text:p>16,017</text:p>
          </table:table-cell>
          <table:table-cell table:formula="of:=MID([.A560];11;30)" office:value-type="string" office:string-value="Bonner County,H1" calcext:value-type="string">
            <text:p>Bonner County,H1</text:p>
          </table:table-cell>
          <table:table-cell office:value-type="string" calcext:value-type="string">
            <text:p>Bonner County</text:p>
          </table:table-cell>
          <table:table-cell/>
        </table:table-row>
        <table:table-row table:style-name="ro1">
          <table:table-cell office:value-type="string" calcext:value-type="string">
            <text:p>ID,16,019,Bonneville County,H1</text:p>
          </table:table-cell>
          <table:table-cell table:formula="of:=LEFT([.A561];2)" office:value-type="string" office:string-value="ID" calcext:value-type="string">
            <text:p>ID</text:p>
          </table:table-cell>
          <table:table-cell table:formula="of:=MID([.A561];4;6)" office:value-type="string" office:string-value="16,019" calcext:value-type="string">
            <text:p>16,019</text:p>
          </table:table-cell>
          <table:table-cell table:formula="of:=MID([.A561];11;30)" office:value-type="string" office:string-value="Bonneville County,H1" calcext:value-type="string">
            <text:p>Bonneville County,H1</text:p>
          </table:table-cell>
          <table:table-cell office:value-type="string" calcext:value-type="string">
            <text:p>Bonneville County</text:p>
          </table:table-cell>
          <table:table-cell/>
        </table:table-row>
        <table:table-row table:style-name="ro1">
          <table:table-cell office:value-type="string" calcext:value-type="string">
            <text:p>ID,16,021,Boundary County,H1</text:p>
          </table:table-cell>
          <table:table-cell table:formula="of:=LEFT([.A562];2)" office:value-type="string" office:string-value="ID" calcext:value-type="string">
            <text:p>ID</text:p>
          </table:table-cell>
          <table:table-cell table:formula="of:=MID([.A562];4;6)" office:value-type="string" office:string-value="16,021" calcext:value-type="string">
            <text:p>16,021</text:p>
          </table:table-cell>
          <table:table-cell table:formula="of:=MID([.A562];11;30)" office:value-type="string" office:string-value="Boundary County,H1" calcext:value-type="string">
            <text:p>Boundary County,H1</text:p>
          </table:table-cell>
          <table:table-cell office:value-type="string" calcext:value-type="string">
            <text:p>Boundary County</text:p>
          </table:table-cell>
          <table:table-cell/>
        </table:table-row>
        <table:table-row table:style-name="ro1">
          <table:table-cell office:value-type="string" calcext:value-type="string">
            <text:p>ID,16,023,Butte County,H1</text:p>
          </table:table-cell>
          <table:table-cell table:formula="of:=LEFT([.A563];2)" office:value-type="string" office:string-value="ID" calcext:value-type="string">
            <text:p>ID</text:p>
          </table:table-cell>
          <table:table-cell table:formula="of:=MID([.A563];4;6)" office:value-type="string" office:string-value="16,023" calcext:value-type="string">
            <text:p>16,023</text:p>
          </table:table-cell>
          <table:table-cell table:formula="of:=MID([.A563];11;30)" office:value-type="string" office:string-value="Butte County,H1" calcext:value-type="string">
            <text:p>Butte County,H1</text:p>
          </table:table-cell>
          <table:table-cell office:value-type="string" calcext:value-type="string">
            <text:p>Butte County</text:p>
          </table:table-cell>
          <table:table-cell/>
        </table:table-row>
        <table:table-row table:style-name="ro1">
          <table:table-cell office:value-type="string" calcext:value-type="string">
            <text:p>ID,16,025,Camas County,H1</text:p>
          </table:table-cell>
          <table:table-cell table:formula="of:=LEFT([.A564];2)" office:value-type="string" office:string-value="ID" calcext:value-type="string">
            <text:p>ID</text:p>
          </table:table-cell>
          <table:table-cell table:formula="of:=MID([.A564];4;6)" office:value-type="string" office:string-value="16,025" calcext:value-type="string">
            <text:p>16,025</text:p>
          </table:table-cell>
          <table:table-cell table:formula="of:=MID([.A564];11;30)" office:value-type="string" office:string-value="Camas County,H1" calcext:value-type="string">
            <text:p>Camas County,H1</text:p>
          </table:table-cell>
          <table:table-cell office:value-type="string" calcext:value-type="string">
            <text:p>Camas County</text:p>
          </table:table-cell>
          <table:table-cell/>
        </table:table-row>
        <table:table-row table:style-name="ro1">
          <table:table-cell office:value-type="string" calcext:value-type="string">
            <text:p>ID,16,027,Canyon County,H1</text:p>
          </table:table-cell>
          <table:table-cell table:formula="of:=LEFT([.A565];2)" office:value-type="string" office:string-value="ID" calcext:value-type="string">
            <text:p>ID</text:p>
          </table:table-cell>
          <table:table-cell table:formula="of:=MID([.A565];4;6)" office:value-type="string" office:string-value="16,027" calcext:value-type="string">
            <text:p>16,027</text:p>
          </table:table-cell>
          <table:table-cell table:formula="of:=MID([.A565];11;30)" office:value-type="string" office:string-value="Canyon County,H1" calcext:value-type="string">
            <text:p>Canyon County,H1</text:p>
          </table:table-cell>
          <table:table-cell office:value-type="string" calcext:value-type="string">
            <text:p>Canyon County</text:p>
          </table:table-cell>
          <table:table-cell/>
        </table:table-row>
        <table:table-row table:style-name="ro1">
          <table:table-cell office:value-type="string" calcext:value-type="string">
            <text:p>ID,16,029,Caribou County,H1</text:p>
          </table:table-cell>
          <table:table-cell table:formula="of:=LEFT([.A566];2)" office:value-type="string" office:string-value="ID" calcext:value-type="string">
            <text:p>ID</text:p>
          </table:table-cell>
          <table:table-cell table:formula="of:=MID([.A566];4;6)" office:value-type="string" office:string-value="16,029" calcext:value-type="string">
            <text:p>16,029</text:p>
          </table:table-cell>
          <table:table-cell table:formula="of:=MID([.A566];11;30)" office:value-type="string" office:string-value="Caribou County,H1" calcext:value-type="string">
            <text:p>Caribou County,H1</text:p>
          </table:table-cell>
          <table:table-cell office:value-type="string" calcext:value-type="string">
            <text:p>Caribou County</text:p>
          </table:table-cell>
          <table:table-cell/>
        </table:table-row>
        <table:table-row table:style-name="ro1">
          <table:table-cell office:value-type="string" calcext:value-type="string">
            <text:p>ID,16,031,Cassia County,H1</text:p>
          </table:table-cell>
          <table:table-cell table:formula="of:=LEFT([.A567];2)" office:value-type="string" office:string-value="ID" calcext:value-type="string">
            <text:p>ID</text:p>
          </table:table-cell>
          <table:table-cell table:formula="of:=MID([.A567];4;6)" office:value-type="string" office:string-value="16,031" calcext:value-type="string">
            <text:p>16,031</text:p>
          </table:table-cell>
          <table:table-cell table:formula="of:=MID([.A567];11;30)" office:value-type="string" office:string-value="Cassia County,H1" calcext:value-type="string">
            <text:p>Cassia County,H1</text:p>
          </table:table-cell>
          <table:table-cell office:value-type="string" calcext:value-type="string">
            <text:p>Cassia County</text:p>
          </table:table-cell>
          <table:table-cell/>
        </table:table-row>
        <table:table-row table:style-name="ro1">
          <table:table-cell office:value-type="string" calcext:value-type="string">
            <text:p>ID,16,033,Clark County,H1</text:p>
          </table:table-cell>
          <table:table-cell table:formula="of:=LEFT([.A568];2)" office:value-type="string" office:string-value="ID" calcext:value-type="string">
            <text:p>ID</text:p>
          </table:table-cell>
          <table:table-cell table:formula="of:=MID([.A568];4;6)" office:value-type="string" office:string-value="16,033" calcext:value-type="string">
            <text:p>16,033</text:p>
          </table:table-cell>
          <table:table-cell table:formula="of:=MID([.A568];11;30)" office:value-type="string" office:string-value="Clark County,H1" calcext:value-type="string">
            <text:p>Clark County,H1</text:p>
          </table:table-cell>
          <table:table-cell office:value-type="string" calcext:value-type="string">
            <text:p>Clark County</text:p>
          </table:table-cell>
          <table:table-cell/>
        </table:table-row>
        <table:table-row table:style-name="ro1">
          <table:table-cell office:value-type="string" calcext:value-type="string">
            <text:p>ID,16,035,Clearwater County,H1</text:p>
          </table:table-cell>
          <table:table-cell table:formula="of:=LEFT([.A569];2)" office:value-type="string" office:string-value="ID" calcext:value-type="string">
            <text:p>ID</text:p>
          </table:table-cell>
          <table:table-cell table:formula="of:=MID([.A569];4;6)" office:value-type="string" office:string-value="16,035" calcext:value-type="string">
            <text:p>16,035</text:p>
          </table:table-cell>
          <table:table-cell table:formula="of:=MID([.A569];11;30)" office:value-type="string" office:string-value="Clearwater County,H1" calcext:value-type="string">
            <text:p>Clearwater County,H1</text:p>
          </table:table-cell>
          <table:table-cell office:value-type="string" calcext:value-type="string">
            <text:p>Clearwater County</text:p>
          </table:table-cell>
          <table:table-cell/>
        </table:table-row>
        <table:table-row table:style-name="ro1">
          <table:table-cell office:value-type="string" calcext:value-type="string">
            <text:p>ID,16,037,Custer County,H1</text:p>
          </table:table-cell>
          <table:table-cell table:formula="of:=LEFT([.A570];2)" office:value-type="string" office:string-value="ID" calcext:value-type="string">
            <text:p>ID</text:p>
          </table:table-cell>
          <table:table-cell table:formula="of:=MID([.A570];4;6)" office:value-type="string" office:string-value="16,037" calcext:value-type="string">
            <text:p>16,037</text:p>
          </table:table-cell>
          <table:table-cell table:formula="of:=MID([.A570];11;30)" office:value-type="string" office:string-value="Custer County,H1" calcext:value-type="string">
            <text:p>Custer County,H1</text:p>
          </table:table-cell>
          <table:table-cell office:value-type="string" calcext:value-type="string">
            <text:p>Custer County</text:p>
          </table:table-cell>
          <table:table-cell/>
        </table:table-row>
        <table:table-row table:style-name="ro1">
          <table:table-cell office:value-type="string" calcext:value-type="string">
            <text:p>ID,16,039,Elmore County,H1</text:p>
          </table:table-cell>
          <table:table-cell table:formula="of:=LEFT([.A571];2)" office:value-type="string" office:string-value="ID" calcext:value-type="string">
            <text:p>ID</text:p>
          </table:table-cell>
          <table:table-cell table:formula="of:=MID([.A571];4;6)" office:value-type="string" office:string-value="16,039" calcext:value-type="string">
            <text:p>16,039</text:p>
          </table:table-cell>
          <table:table-cell table:formula="of:=MID([.A571];11;30)" office:value-type="string" office:string-value="Elmore County,H1" calcext:value-type="string">
            <text:p>Elmore County,H1</text:p>
          </table:table-cell>
          <table:table-cell office:value-type="string" calcext:value-type="string">
            <text:p>Elmore County</text:p>
          </table:table-cell>
          <table:table-cell/>
        </table:table-row>
        <table:table-row table:style-name="ro1">
          <table:table-cell office:value-type="string" calcext:value-type="string">
            <text:p>ID,16,041,Franklin County,H1</text:p>
          </table:table-cell>
          <table:table-cell table:formula="of:=LEFT([.A572];2)" office:value-type="string" office:string-value="ID" calcext:value-type="string">
            <text:p>ID</text:p>
          </table:table-cell>
          <table:table-cell table:formula="of:=MID([.A572];4;6)" office:value-type="string" office:string-value="16,041" calcext:value-type="string">
            <text:p>16,041</text:p>
          </table:table-cell>
          <table:table-cell table:formula="of:=MID([.A572];11;30)" office:value-type="string" office:string-value="Franklin County,H1" calcext:value-type="string">
            <text:p>Franklin County,H1</text:p>
          </table:table-cell>
          <table:table-cell office:value-type="string" calcext:value-type="string">
            <text:p>Franklin County</text:p>
          </table:table-cell>
          <table:table-cell/>
        </table:table-row>
        <table:table-row table:style-name="ro1">
          <table:table-cell office:value-type="string" calcext:value-type="string">
            <text:p>ID,16,043,Fremont County,H1</text:p>
          </table:table-cell>
          <table:table-cell table:formula="of:=LEFT([.A573];2)" office:value-type="string" office:string-value="ID" calcext:value-type="string">
            <text:p>ID</text:p>
          </table:table-cell>
          <table:table-cell table:formula="of:=MID([.A573];4;6)" office:value-type="string" office:string-value="16,043" calcext:value-type="string">
            <text:p>16,043</text:p>
          </table:table-cell>
          <table:table-cell table:formula="of:=MID([.A573];11;30)" office:value-type="string" office:string-value="Fremont County,H1" calcext:value-type="string">
            <text:p>Fremont County,H1</text:p>
          </table:table-cell>
          <table:table-cell office:value-type="string" calcext:value-type="string">
            <text:p>Fremont County</text:p>
          </table:table-cell>
          <table:table-cell/>
        </table:table-row>
        <table:table-row table:style-name="ro1">
          <table:table-cell office:value-type="string" calcext:value-type="string">
            <text:p>ID,16,045,Gem County,H1</text:p>
          </table:table-cell>
          <table:table-cell table:formula="of:=LEFT([.A574];2)" office:value-type="string" office:string-value="ID" calcext:value-type="string">
            <text:p>ID</text:p>
          </table:table-cell>
          <table:table-cell table:formula="of:=MID([.A574];4;6)" office:value-type="string" office:string-value="16,045" calcext:value-type="string">
            <text:p>16,045</text:p>
          </table:table-cell>
          <table:table-cell table:formula="of:=MID([.A574];11;30)" office:value-type="string" office:string-value="Gem County,H1" calcext:value-type="string">
            <text:p>Gem County,H1</text:p>
          </table:table-cell>
          <table:table-cell office:value-type="string" calcext:value-type="string">
            <text:p>Gem County</text:p>
          </table:table-cell>
          <table:table-cell/>
        </table:table-row>
        <table:table-row table:style-name="ro1">
          <table:table-cell office:value-type="string" calcext:value-type="string">
            <text:p>ID,16,047,Gooding County,H1</text:p>
          </table:table-cell>
          <table:table-cell table:formula="of:=LEFT([.A575];2)" office:value-type="string" office:string-value="ID" calcext:value-type="string">
            <text:p>ID</text:p>
          </table:table-cell>
          <table:table-cell table:formula="of:=MID([.A575];4;6)" office:value-type="string" office:string-value="16,047" calcext:value-type="string">
            <text:p>16,047</text:p>
          </table:table-cell>
          <table:table-cell table:formula="of:=MID([.A575];11;30)" office:value-type="string" office:string-value="Gooding County,H1" calcext:value-type="string">
            <text:p>Gooding County,H1</text:p>
          </table:table-cell>
          <table:table-cell office:value-type="string" calcext:value-type="string">
            <text:p>Gooding County</text:p>
          </table:table-cell>
          <table:table-cell/>
        </table:table-row>
        <table:table-row table:style-name="ro1">
          <table:table-cell office:value-type="string" calcext:value-type="string">
            <text:p>ID,16,049,Idaho County,H1</text:p>
          </table:table-cell>
          <table:table-cell table:formula="of:=LEFT([.A576];2)" office:value-type="string" office:string-value="ID" calcext:value-type="string">
            <text:p>ID</text:p>
          </table:table-cell>
          <table:table-cell table:formula="of:=MID([.A576];4;6)" office:value-type="string" office:string-value="16,049" calcext:value-type="string">
            <text:p>16,049</text:p>
          </table:table-cell>
          <table:table-cell table:formula="of:=MID([.A576];11;30)" office:value-type="string" office:string-value="Idaho County,H1" calcext:value-type="string">
            <text:p>Idaho County,H1</text:p>
          </table:table-cell>
          <table:table-cell office:value-type="string" calcext:value-type="string">
            <text:p>Idaho County</text:p>
          </table:table-cell>
          <table:table-cell/>
        </table:table-row>
        <table:table-row table:style-name="ro1">
          <table:table-cell office:value-type="string" calcext:value-type="string">
            <text:p>ID,16,051,Jefferson County,H1</text:p>
          </table:table-cell>
          <table:table-cell table:formula="of:=LEFT([.A577];2)" office:value-type="string" office:string-value="ID" calcext:value-type="string">
            <text:p>ID</text:p>
          </table:table-cell>
          <table:table-cell table:formula="of:=MID([.A577];4;6)" office:value-type="string" office:string-value="16,051" calcext:value-type="string">
            <text:p>16,051</text:p>
          </table:table-cell>
          <table:table-cell table:formula="of:=MID([.A577];11;30)" office:value-type="string" office:string-value="Jefferson County,H1" calcext:value-type="string">
            <text:p>Jefferson County,H1</text:p>
          </table:table-cell>
          <table:table-cell office:value-type="string" calcext:value-type="string">
            <text:p>Jefferson County</text:p>
          </table:table-cell>
          <table:table-cell/>
        </table:table-row>
        <table:table-row table:style-name="ro1">
          <table:table-cell office:value-type="string" calcext:value-type="string">
            <text:p>ID,16,053,Jerome County,H1</text:p>
          </table:table-cell>
          <table:table-cell table:formula="of:=LEFT([.A578];2)" office:value-type="string" office:string-value="ID" calcext:value-type="string">
            <text:p>ID</text:p>
          </table:table-cell>
          <table:table-cell table:formula="of:=MID([.A578];4;6)" office:value-type="string" office:string-value="16,053" calcext:value-type="string">
            <text:p>16,053</text:p>
          </table:table-cell>
          <table:table-cell table:formula="of:=MID([.A578];11;30)" office:value-type="string" office:string-value="Jerome County,H1" calcext:value-type="string">
            <text:p>Jerome County,H1</text:p>
          </table:table-cell>
          <table:table-cell office:value-type="string" calcext:value-type="string">
            <text:p>Jerome County</text:p>
          </table:table-cell>
          <table:table-cell/>
        </table:table-row>
        <table:table-row table:style-name="ro1">
          <table:table-cell office:value-type="string" calcext:value-type="string">
            <text:p>ID,16,055,Kootenai County,H1</text:p>
          </table:table-cell>
          <table:table-cell table:formula="of:=LEFT([.A579];2)" office:value-type="string" office:string-value="ID" calcext:value-type="string">
            <text:p>ID</text:p>
          </table:table-cell>
          <table:table-cell table:formula="of:=MID([.A579];4;6)" office:value-type="string" office:string-value="16,055" calcext:value-type="string">
            <text:p>16,055</text:p>
          </table:table-cell>
          <table:table-cell table:formula="of:=MID([.A579];11;30)" office:value-type="string" office:string-value="Kootenai County,H1" calcext:value-type="string">
            <text:p>Kootenai County,H1</text:p>
          </table:table-cell>
          <table:table-cell office:value-type="string" calcext:value-type="string">
            <text:p>Kootenai County</text:p>
          </table:table-cell>
          <table:table-cell/>
        </table:table-row>
        <table:table-row table:style-name="ro1">
          <table:table-cell office:value-type="string" calcext:value-type="string">
            <text:p>ID,16,057,Latah County,H1</text:p>
          </table:table-cell>
          <table:table-cell table:formula="of:=LEFT([.A580];2)" office:value-type="string" office:string-value="ID" calcext:value-type="string">
            <text:p>ID</text:p>
          </table:table-cell>
          <table:table-cell table:formula="of:=MID([.A580];4;6)" office:value-type="string" office:string-value="16,057" calcext:value-type="string">
            <text:p>16,057</text:p>
          </table:table-cell>
          <table:table-cell table:formula="of:=MID([.A580];11;30)" office:value-type="string" office:string-value="Latah County,H1" calcext:value-type="string">
            <text:p>Latah County,H1</text:p>
          </table:table-cell>
          <table:table-cell office:value-type="string" calcext:value-type="string">
            <text:p>Latah County</text:p>
          </table:table-cell>
          <table:table-cell/>
        </table:table-row>
        <table:table-row table:style-name="ro1">
          <table:table-cell office:value-type="string" calcext:value-type="string">
            <text:p>ID,16,059,Lemhi County,H1</text:p>
          </table:table-cell>
          <table:table-cell table:formula="of:=LEFT([.A581];2)" office:value-type="string" office:string-value="ID" calcext:value-type="string">
            <text:p>ID</text:p>
          </table:table-cell>
          <table:table-cell table:formula="of:=MID([.A581];4;6)" office:value-type="string" office:string-value="16,059" calcext:value-type="string">
            <text:p>16,059</text:p>
          </table:table-cell>
          <table:table-cell table:formula="of:=MID([.A581];11;30)" office:value-type="string" office:string-value="Lemhi County,H1" calcext:value-type="string">
            <text:p>Lemhi County,H1</text:p>
          </table:table-cell>
          <table:table-cell office:value-type="string" calcext:value-type="string">
            <text:p>Lemhi County</text:p>
          </table:table-cell>
          <table:table-cell/>
        </table:table-row>
        <table:table-row table:style-name="ro1">
          <table:table-cell office:value-type="string" calcext:value-type="string">
            <text:p>ID,16,061,Lewis County,H1</text:p>
          </table:table-cell>
          <table:table-cell table:formula="of:=LEFT([.A582];2)" office:value-type="string" office:string-value="ID" calcext:value-type="string">
            <text:p>ID</text:p>
          </table:table-cell>
          <table:table-cell table:formula="of:=MID([.A582];4;6)" office:value-type="string" office:string-value="16,061" calcext:value-type="string">
            <text:p>16,061</text:p>
          </table:table-cell>
          <table:table-cell table:formula="of:=MID([.A582];11;30)" office:value-type="string" office:string-value="Lewis County,H1" calcext:value-type="string">
            <text:p>Lewis County,H1</text:p>
          </table:table-cell>
          <table:table-cell office:value-type="string" calcext:value-type="string">
            <text:p>Lewis County</text:p>
          </table:table-cell>
          <table:table-cell/>
        </table:table-row>
        <table:table-row table:style-name="ro1">
          <table:table-cell office:value-type="string" calcext:value-type="string">
            <text:p>ID,16,063,Lincoln County,H1</text:p>
          </table:table-cell>
          <table:table-cell table:formula="of:=LEFT([.A583];2)" office:value-type="string" office:string-value="ID" calcext:value-type="string">
            <text:p>ID</text:p>
          </table:table-cell>
          <table:table-cell table:formula="of:=MID([.A583];4;6)" office:value-type="string" office:string-value="16,063" calcext:value-type="string">
            <text:p>16,063</text:p>
          </table:table-cell>
          <table:table-cell table:formula="of:=MID([.A583];11;30)" office:value-type="string" office:string-value="Lincoln County,H1" calcext:value-type="string">
            <text:p>Lincoln County,H1</text:p>
          </table:table-cell>
          <table:table-cell office:value-type="string" calcext:value-type="string">
            <text:p>Lincoln County</text:p>
          </table:table-cell>
          <table:table-cell/>
        </table:table-row>
        <table:table-row table:style-name="ro1">
          <table:table-cell office:value-type="string" calcext:value-type="string">
            <text:p>ID,16,065,Madison County,H1</text:p>
          </table:table-cell>
          <table:table-cell table:formula="of:=LEFT([.A584];2)" office:value-type="string" office:string-value="ID" calcext:value-type="string">
            <text:p>ID</text:p>
          </table:table-cell>
          <table:table-cell table:formula="of:=MID([.A584];4;6)" office:value-type="string" office:string-value="16,065" calcext:value-type="string">
            <text:p>16,065</text:p>
          </table:table-cell>
          <table:table-cell table:formula="of:=MID([.A584];11;30)" office:value-type="string" office:string-value="Madison County,H1" calcext:value-type="string">
            <text:p>Madison County,H1</text:p>
          </table:table-cell>
          <table:table-cell office:value-type="string" calcext:value-type="string">
            <text:p>Madison County</text:p>
          </table:table-cell>
          <table:table-cell/>
        </table:table-row>
        <table:table-row table:style-name="ro1">
          <table:table-cell office:value-type="string" calcext:value-type="string">
            <text:p>ID,16,067,Minidoka County,H1</text:p>
          </table:table-cell>
          <table:table-cell table:formula="of:=LEFT([.A585];2)" office:value-type="string" office:string-value="ID" calcext:value-type="string">
            <text:p>ID</text:p>
          </table:table-cell>
          <table:table-cell table:formula="of:=MID([.A585];4;6)" office:value-type="string" office:string-value="16,067" calcext:value-type="string">
            <text:p>16,067</text:p>
          </table:table-cell>
          <table:table-cell table:formula="of:=MID([.A585];11;30)" office:value-type="string" office:string-value="Minidoka County,H1" calcext:value-type="string">
            <text:p>Minidoka County,H1</text:p>
          </table:table-cell>
          <table:table-cell office:value-type="string" calcext:value-type="string">
            <text:p>Minidoka County</text:p>
          </table:table-cell>
          <table:table-cell/>
        </table:table-row>
        <table:table-row table:style-name="ro1">
          <table:table-cell office:value-type="string" calcext:value-type="string">
            <text:p>ID,16,069,Nez Perce County,H1</text:p>
          </table:table-cell>
          <table:table-cell table:formula="of:=LEFT([.A586];2)" office:value-type="string" office:string-value="ID" calcext:value-type="string">
            <text:p>ID</text:p>
          </table:table-cell>
          <table:table-cell table:formula="of:=MID([.A586];4;6)" office:value-type="string" office:string-value="16,069" calcext:value-type="string">
            <text:p>16,069</text:p>
          </table:table-cell>
          <table:table-cell table:formula="of:=MID([.A586];11;30)" office:value-type="string" office:string-value="Nez Perce County,H1" calcext:value-type="string">
            <text:p>Nez Perce County,H1</text:p>
          </table:table-cell>
          <table:table-cell office:value-type="string" calcext:value-type="string">
            <text:p>Nez Perce County</text:p>
          </table:table-cell>
          <table:table-cell/>
        </table:table-row>
        <table:table-row table:style-name="ro1">
          <table:table-cell office:value-type="string" calcext:value-type="string">
            <text:p>ID,16,071,Oneida County,H1</text:p>
          </table:table-cell>
          <table:table-cell table:formula="of:=LEFT([.A587];2)" office:value-type="string" office:string-value="ID" calcext:value-type="string">
            <text:p>ID</text:p>
          </table:table-cell>
          <table:table-cell table:formula="of:=MID([.A587];4;6)" office:value-type="string" office:string-value="16,071" calcext:value-type="string">
            <text:p>16,071</text:p>
          </table:table-cell>
          <table:table-cell table:formula="of:=MID([.A587];11;30)" office:value-type="string" office:string-value="Oneida County,H1" calcext:value-type="string">
            <text:p>Oneida County,H1</text:p>
          </table:table-cell>
          <table:table-cell office:value-type="string" calcext:value-type="string">
            <text:p>Oneida County</text:p>
          </table:table-cell>
          <table:table-cell/>
        </table:table-row>
        <table:table-row table:style-name="ro1">
          <table:table-cell office:value-type="string" calcext:value-type="string">
            <text:p>ID,16,073,Owyhee County,H1</text:p>
          </table:table-cell>
          <table:table-cell table:formula="of:=LEFT([.A588];2)" office:value-type="string" office:string-value="ID" calcext:value-type="string">
            <text:p>ID</text:p>
          </table:table-cell>
          <table:table-cell table:formula="of:=MID([.A588];4;6)" office:value-type="string" office:string-value="16,073" calcext:value-type="string">
            <text:p>16,073</text:p>
          </table:table-cell>
          <table:table-cell table:formula="of:=MID([.A588];11;30)" office:value-type="string" office:string-value="Owyhee County,H1" calcext:value-type="string">
            <text:p>Owyhee County,H1</text:p>
          </table:table-cell>
          <table:table-cell office:value-type="string" calcext:value-type="string">
            <text:p>Owyhee County</text:p>
          </table:table-cell>
          <table:table-cell/>
        </table:table-row>
        <table:table-row table:style-name="ro1">
          <table:table-cell office:value-type="string" calcext:value-type="string">
            <text:p>ID,16,075,Payette County,H1</text:p>
          </table:table-cell>
          <table:table-cell table:formula="of:=LEFT([.A589];2)" office:value-type="string" office:string-value="ID" calcext:value-type="string">
            <text:p>ID</text:p>
          </table:table-cell>
          <table:table-cell table:formula="of:=MID([.A589];4;6)" office:value-type="string" office:string-value="16,075" calcext:value-type="string">
            <text:p>16,075</text:p>
          </table:table-cell>
          <table:table-cell table:formula="of:=MID([.A589];11;30)" office:value-type="string" office:string-value="Payette County,H1" calcext:value-type="string">
            <text:p>Payette County,H1</text:p>
          </table:table-cell>
          <table:table-cell office:value-type="string" calcext:value-type="string">
            <text:p>Payette County</text:p>
          </table:table-cell>
          <table:table-cell/>
        </table:table-row>
        <table:table-row table:style-name="ro1">
          <table:table-cell office:value-type="string" calcext:value-type="string">
            <text:p>ID,16,077,Power County,H1</text:p>
          </table:table-cell>
          <table:table-cell table:formula="of:=LEFT([.A590];2)" office:value-type="string" office:string-value="ID" calcext:value-type="string">
            <text:p>ID</text:p>
          </table:table-cell>
          <table:table-cell table:formula="of:=MID([.A590];4;6)" office:value-type="string" office:string-value="16,077" calcext:value-type="string">
            <text:p>16,077</text:p>
          </table:table-cell>
          <table:table-cell table:formula="of:=MID([.A590];11;30)" office:value-type="string" office:string-value="Power County,H1" calcext:value-type="string">
            <text:p>Power County,H1</text:p>
          </table:table-cell>
          <table:table-cell office:value-type="string" calcext:value-type="string">
            <text:p>Power County</text:p>
          </table:table-cell>
          <table:table-cell/>
        </table:table-row>
        <table:table-row table:style-name="ro1">
          <table:table-cell office:value-type="string" calcext:value-type="string">
            <text:p>ID,16,079,Shoshone County,H1</text:p>
          </table:table-cell>
          <table:table-cell table:formula="of:=LEFT([.A591];2)" office:value-type="string" office:string-value="ID" calcext:value-type="string">
            <text:p>ID</text:p>
          </table:table-cell>
          <table:table-cell table:formula="of:=MID([.A591];4;6)" office:value-type="string" office:string-value="16,079" calcext:value-type="string">
            <text:p>16,079</text:p>
          </table:table-cell>
          <table:table-cell table:formula="of:=MID([.A591];11;30)" office:value-type="string" office:string-value="Shoshone County,H1" calcext:value-type="string">
            <text:p>Shoshone County,H1</text:p>
          </table:table-cell>
          <table:table-cell office:value-type="string" calcext:value-type="string">
            <text:p>Shoshone County</text:p>
          </table:table-cell>
          <table:table-cell/>
        </table:table-row>
        <table:table-row table:style-name="ro1">
          <table:table-cell office:value-type="string" calcext:value-type="string">
            <text:p>ID,16,081,Teton County,H1</text:p>
          </table:table-cell>
          <table:table-cell table:formula="of:=LEFT([.A592];2)" office:value-type="string" office:string-value="ID" calcext:value-type="string">
            <text:p>ID</text:p>
          </table:table-cell>
          <table:table-cell table:formula="of:=MID([.A592];4;6)" office:value-type="string" office:string-value="16,081" calcext:value-type="string">
            <text:p>16,081</text:p>
          </table:table-cell>
          <table:table-cell table:formula="of:=MID([.A592];11;30)" office:value-type="string" office:string-value="Teton County,H1" calcext:value-type="string">
            <text:p>Teton County,H1</text:p>
          </table:table-cell>
          <table:table-cell office:value-type="string" calcext:value-type="string">
            <text:p>Teton County</text:p>
          </table:table-cell>
          <table:table-cell/>
        </table:table-row>
        <table:table-row table:style-name="ro1">
          <table:table-cell office:value-type="string" calcext:value-type="string">
            <text:p>ID,16,083,Twin Falls County,H1</text:p>
          </table:table-cell>
          <table:table-cell table:formula="of:=LEFT([.A593];2)" office:value-type="string" office:string-value="ID" calcext:value-type="string">
            <text:p>ID</text:p>
          </table:table-cell>
          <table:table-cell table:formula="of:=MID([.A593];4;6)" office:value-type="string" office:string-value="16,083" calcext:value-type="string">
            <text:p>16,083</text:p>
          </table:table-cell>
          <table:table-cell table:formula="of:=MID([.A593];11;30)" office:value-type="string" office:string-value="Twin Falls County,H1" calcext:value-type="string">
            <text:p>Twin Falls County,H1</text:p>
          </table:table-cell>
          <table:table-cell office:value-type="string" calcext:value-type="string">
            <text:p>Twin Falls County</text:p>
          </table:table-cell>
          <table:table-cell/>
        </table:table-row>
        <table:table-row table:style-name="ro1">
          <table:table-cell office:value-type="string" calcext:value-type="string">
            <text:p>ID,16,085,Valley County,H1</text:p>
          </table:table-cell>
          <table:table-cell table:formula="of:=LEFT([.A594];2)" office:value-type="string" office:string-value="ID" calcext:value-type="string">
            <text:p>ID</text:p>
          </table:table-cell>
          <table:table-cell table:formula="of:=MID([.A594];4;6)" office:value-type="string" office:string-value="16,085" calcext:value-type="string">
            <text:p>16,085</text:p>
          </table:table-cell>
          <table:table-cell table:formula="of:=MID([.A594];11;30)" office:value-type="string" office:string-value="Valley County,H1" calcext:value-type="string">
            <text:p>Valley County,H1</text:p>
          </table:table-cell>
          <table:table-cell office:value-type="string" calcext:value-type="string">
            <text:p>Valley County</text:p>
          </table:table-cell>
          <table:table-cell/>
        </table:table-row>
        <table:table-row table:style-name="ro1">
          <table:table-cell office:value-type="string" calcext:value-type="string">
            <text:p>ID,16,087,Washington County,H1</text:p>
          </table:table-cell>
          <table:table-cell table:formula="of:=LEFT([.A595];2)" office:value-type="string" office:string-value="ID" calcext:value-type="string">
            <text:p>ID</text:p>
          </table:table-cell>
          <table:table-cell table:formula="of:=MID([.A595];4;6)" office:value-type="string" office:string-value="16,087" calcext:value-type="string">
            <text:p>16,087</text:p>
          </table:table-cell>
          <table:table-cell table:formula="of:=MID([.A595];11;30)" office:value-type="string" office:string-value="Washington County,H1" calcext:value-type="string">
            <text:p>Washington County,H1</text:p>
          </table:table-cell>
          <table:table-cell office:value-type="string" calcext:value-type="string">
            <text:p>Washington County</text:p>
          </table:table-cell>
          <table:table-cell/>
        </table:table-row>
        <table:table-row table:style-name="ro1">
          <table:table-cell office:value-type="string" calcext:value-type="string">
            <text:p>IL,17,001,Adams County,H1</text:p>
          </table:table-cell>
          <table:table-cell table:formula="of:=LEFT([.A596];2)" office:value-type="string" office:string-value="IL" calcext:value-type="string">
            <text:p>IL</text:p>
          </table:table-cell>
          <table:table-cell table:formula="of:=MID([.A596];4;6)" office:value-type="string" office:string-value="17,001" calcext:value-type="string">
            <text:p>17,001</text:p>
          </table:table-cell>
          <table:table-cell table:formula="of:=MID([.A596];11;30)" office:value-type="string" office:string-value="Adams County,H1" calcext:value-type="string">
            <text:p>Adams County,H1</text:p>
          </table:table-cell>
          <table:table-cell office:value-type="string" calcext:value-type="string">
            <text:p>Adams County</text:p>
          </table:table-cell>
          <table:table-cell/>
        </table:table-row>
        <table:table-row table:style-name="ro1">
          <table:table-cell office:value-type="string" calcext:value-type="string">
            <text:p>IL,17,003,Alexander County,H1</text:p>
          </table:table-cell>
          <table:table-cell table:formula="of:=LEFT([.A597];2)" office:value-type="string" office:string-value="IL" calcext:value-type="string">
            <text:p>IL</text:p>
          </table:table-cell>
          <table:table-cell table:formula="of:=MID([.A597];4;6)" office:value-type="string" office:string-value="17,003" calcext:value-type="string">
            <text:p>17,003</text:p>
          </table:table-cell>
          <table:table-cell table:formula="of:=MID([.A597];11;30)" office:value-type="string" office:string-value="Alexander County,H1" calcext:value-type="string">
            <text:p>Alexander County,H1</text:p>
          </table:table-cell>
          <table:table-cell office:value-type="string" calcext:value-type="string">
            <text:p>Alexander County</text:p>
          </table:table-cell>
          <table:table-cell/>
        </table:table-row>
        <table:table-row table:style-name="ro1">
          <table:table-cell office:value-type="string" calcext:value-type="string">
            <text:p>IL,17,005,Bond County,H1</text:p>
          </table:table-cell>
          <table:table-cell table:formula="of:=LEFT([.A598];2)" office:value-type="string" office:string-value="IL" calcext:value-type="string">
            <text:p>IL</text:p>
          </table:table-cell>
          <table:table-cell table:formula="of:=MID([.A598];4;6)" office:value-type="string" office:string-value="17,005" calcext:value-type="string">
            <text:p>17,005</text:p>
          </table:table-cell>
          <table:table-cell table:formula="of:=MID([.A598];11;30)" office:value-type="string" office:string-value="Bond County,H1" calcext:value-type="string">
            <text:p>Bond County,H1</text:p>
          </table:table-cell>
          <table:table-cell office:value-type="string" calcext:value-type="string">
            <text:p>Bond County</text:p>
          </table:table-cell>
          <table:table-cell/>
        </table:table-row>
        <table:table-row table:style-name="ro1">
          <table:table-cell office:value-type="string" calcext:value-type="string">
            <text:p>IL,17,007,Boone County,H1</text:p>
          </table:table-cell>
          <table:table-cell table:formula="of:=LEFT([.A599];2)" office:value-type="string" office:string-value="IL" calcext:value-type="string">
            <text:p>IL</text:p>
          </table:table-cell>
          <table:table-cell table:formula="of:=MID([.A599];4;6)" office:value-type="string" office:string-value="17,007" calcext:value-type="string">
            <text:p>17,007</text:p>
          </table:table-cell>
          <table:table-cell table:formula="of:=MID([.A599];11;30)" office:value-type="string" office:string-value="Boone County,H1" calcext:value-type="string">
            <text:p>Boone County,H1</text:p>
          </table:table-cell>
          <table:table-cell office:value-type="string" calcext:value-type="string">
            <text:p>Boone County</text:p>
          </table:table-cell>
          <table:table-cell/>
        </table:table-row>
        <table:table-row table:style-name="ro1">
          <table:table-cell office:value-type="string" calcext:value-type="string">
            <text:p>IL,17,009,Brown County,H1</text:p>
          </table:table-cell>
          <table:table-cell table:formula="of:=LEFT([.A600];2)" office:value-type="string" office:string-value="IL" calcext:value-type="string">
            <text:p>IL</text:p>
          </table:table-cell>
          <table:table-cell table:formula="of:=MID([.A600];4;6)" office:value-type="string" office:string-value="17,009" calcext:value-type="string">
            <text:p>17,009</text:p>
          </table:table-cell>
          <table:table-cell table:formula="of:=MID([.A600];11;30)" office:value-type="string" office:string-value="Brown County,H1" calcext:value-type="string">
            <text:p>Brown County,H1</text:p>
          </table:table-cell>
          <table:table-cell office:value-type="string" calcext:value-type="string">
            <text:p>Brown County</text:p>
          </table:table-cell>
          <table:table-cell/>
        </table:table-row>
        <table:table-row table:style-name="ro1">
          <table:table-cell office:value-type="string" calcext:value-type="string">
            <text:p>IL,17,011,Bureau County,H1</text:p>
          </table:table-cell>
          <table:table-cell table:formula="of:=LEFT([.A601];2)" office:value-type="string" office:string-value="IL" calcext:value-type="string">
            <text:p>IL</text:p>
          </table:table-cell>
          <table:table-cell table:formula="of:=MID([.A601];4;6)" office:value-type="string" office:string-value="17,011" calcext:value-type="string">
            <text:p>17,011</text:p>
          </table:table-cell>
          <table:table-cell table:formula="of:=MID([.A601];11;30)" office:value-type="string" office:string-value="Bureau County,H1" calcext:value-type="string">
            <text:p>Bureau County,H1</text:p>
          </table:table-cell>
          <table:table-cell office:value-type="string" calcext:value-type="string">
            <text:p>Bureau County</text:p>
          </table:table-cell>
          <table:table-cell/>
        </table:table-row>
        <table:table-row table:style-name="ro1">
          <table:table-cell office:value-type="string" calcext:value-type="string">
            <text:p>IL,17,013,Calhoun County,H1</text:p>
          </table:table-cell>
          <table:table-cell table:formula="of:=LEFT([.A602];2)" office:value-type="string" office:string-value="IL" calcext:value-type="string">
            <text:p>IL</text:p>
          </table:table-cell>
          <table:table-cell table:formula="of:=MID([.A602];4;6)" office:value-type="string" office:string-value="17,013" calcext:value-type="string">
            <text:p>17,013</text:p>
          </table:table-cell>
          <table:table-cell table:formula="of:=MID([.A602];11;30)" office:value-type="string" office:string-value="Calhoun County,H1" calcext:value-type="string">
            <text:p>Calhoun County,H1</text:p>
          </table:table-cell>
          <table:table-cell office:value-type="string" calcext:value-type="string">
            <text:p>Calhoun County</text:p>
          </table:table-cell>
          <table:table-cell/>
        </table:table-row>
        <table:table-row table:style-name="ro1">
          <table:table-cell office:value-type="string" calcext:value-type="string">
            <text:p>IL,17,015,Carroll County,H1</text:p>
          </table:table-cell>
          <table:table-cell table:formula="of:=LEFT([.A603];2)" office:value-type="string" office:string-value="IL" calcext:value-type="string">
            <text:p>IL</text:p>
          </table:table-cell>
          <table:table-cell table:formula="of:=MID([.A603];4;6)" office:value-type="string" office:string-value="17,015" calcext:value-type="string">
            <text:p>17,015</text:p>
          </table:table-cell>
          <table:table-cell table:formula="of:=MID([.A603];11;30)" office:value-type="string" office:string-value="Carroll County,H1" calcext:value-type="string">
            <text:p>Carroll County,H1</text:p>
          </table:table-cell>
          <table:table-cell office:value-type="string" calcext:value-type="string">
            <text:p>Carroll County</text:p>
          </table:table-cell>
          <table:table-cell/>
        </table:table-row>
        <table:table-row table:style-name="ro1">
          <table:table-cell office:value-type="string" calcext:value-type="string">
            <text:p>IL,17,017,Cass County,H1</text:p>
          </table:table-cell>
          <table:table-cell table:formula="of:=LEFT([.A604];2)" office:value-type="string" office:string-value="IL" calcext:value-type="string">
            <text:p>IL</text:p>
          </table:table-cell>
          <table:table-cell table:formula="of:=MID([.A604];4;6)" office:value-type="string" office:string-value="17,017" calcext:value-type="string">
            <text:p>17,017</text:p>
          </table:table-cell>
          <table:table-cell table:formula="of:=MID([.A604];11;30)" office:value-type="string" office:string-value="Cass County,H1" calcext:value-type="string">
            <text:p>Cass County,H1</text:p>
          </table:table-cell>
          <table:table-cell office:value-type="string" calcext:value-type="string">
            <text:p>Cass County</text:p>
          </table:table-cell>
          <table:table-cell/>
        </table:table-row>
        <table:table-row table:style-name="ro1">
          <table:table-cell office:value-type="string" calcext:value-type="string">
            <text:p>IL,17,019,Champaign County,H1</text:p>
          </table:table-cell>
          <table:table-cell table:formula="of:=LEFT([.A605];2)" office:value-type="string" office:string-value="IL" calcext:value-type="string">
            <text:p>IL</text:p>
          </table:table-cell>
          <table:table-cell table:formula="of:=MID([.A605];4;6)" office:value-type="string" office:string-value="17,019" calcext:value-type="string">
            <text:p>17,019</text:p>
          </table:table-cell>
          <table:table-cell table:formula="of:=MID([.A605];11;30)" office:value-type="string" office:string-value="Champaign County,H1" calcext:value-type="string">
            <text:p>Champaign County,H1</text:p>
          </table:table-cell>
          <table:table-cell office:value-type="string" calcext:value-type="string">
            <text:p>Champaign County</text:p>
          </table:table-cell>
          <table:table-cell/>
        </table:table-row>
        <table:table-row table:style-name="ro1">
          <table:table-cell office:value-type="string" calcext:value-type="string">
            <text:p>IL,17,021,Christian County,H1</text:p>
          </table:table-cell>
          <table:table-cell table:formula="of:=LEFT([.A606];2)" office:value-type="string" office:string-value="IL" calcext:value-type="string">
            <text:p>IL</text:p>
          </table:table-cell>
          <table:table-cell table:formula="of:=MID([.A606];4;6)" office:value-type="string" office:string-value="17,021" calcext:value-type="string">
            <text:p>17,021</text:p>
          </table:table-cell>
          <table:table-cell table:formula="of:=MID([.A606];11;30)" office:value-type="string" office:string-value="Christian County,H1" calcext:value-type="string">
            <text:p>Christian County,H1</text:p>
          </table:table-cell>
          <table:table-cell office:value-type="string" calcext:value-type="string">
            <text:p>Christian County</text:p>
          </table:table-cell>
          <table:table-cell/>
        </table:table-row>
        <table:table-row table:style-name="ro1">
          <table:table-cell office:value-type="string" calcext:value-type="string">
            <text:p>IL,17,023,Clark County,H1</text:p>
          </table:table-cell>
          <table:table-cell table:formula="of:=LEFT([.A607];2)" office:value-type="string" office:string-value="IL" calcext:value-type="string">
            <text:p>IL</text:p>
          </table:table-cell>
          <table:table-cell table:formula="of:=MID([.A607];4;6)" office:value-type="string" office:string-value="17,023" calcext:value-type="string">
            <text:p>17,023</text:p>
          </table:table-cell>
          <table:table-cell table:formula="of:=MID([.A607];11;30)" office:value-type="string" office:string-value="Clark County,H1" calcext:value-type="string">
            <text:p>Clark County,H1</text:p>
          </table:table-cell>
          <table:table-cell office:value-type="string" calcext:value-type="string">
            <text:p>Clark County</text:p>
          </table:table-cell>
          <table:table-cell/>
        </table:table-row>
        <table:table-row table:style-name="ro1">
          <table:table-cell office:value-type="string" calcext:value-type="string">
            <text:p>IL,17,025,Clay County,H1</text:p>
          </table:table-cell>
          <table:table-cell table:formula="of:=LEFT([.A608];2)" office:value-type="string" office:string-value="IL" calcext:value-type="string">
            <text:p>IL</text:p>
          </table:table-cell>
          <table:table-cell table:formula="of:=MID([.A608];4;6)" office:value-type="string" office:string-value="17,025" calcext:value-type="string">
            <text:p>17,025</text:p>
          </table:table-cell>
          <table:table-cell table:formula="of:=MID([.A608];11;30)" office:value-type="string" office:string-value="Clay County,H1" calcext:value-type="string">
            <text:p>Clay County,H1</text:p>
          </table:table-cell>
          <table:table-cell office:value-type="string" calcext:value-type="string">
            <text:p>Clay County</text:p>
          </table:table-cell>
          <table:table-cell/>
        </table:table-row>
        <table:table-row table:style-name="ro1">
          <table:table-cell office:value-type="string" calcext:value-type="string">
            <text:p>IL,17,027,Clinton County,H1</text:p>
          </table:table-cell>
          <table:table-cell table:formula="of:=LEFT([.A609];2)" office:value-type="string" office:string-value="IL" calcext:value-type="string">
            <text:p>IL</text:p>
          </table:table-cell>
          <table:table-cell table:formula="of:=MID([.A609];4;6)" office:value-type="string" office:string-value="17,027" calcext:value-type="string">
            <text:p>17,027</text:p>
          </table:table-cell>
          <table:table-cell table:formula="of:=MID([.A609];11;30)" office:value-type="string" office:string-value="Clinton County,H1" calcext:value-type="string">
            <text:p>Clinton County,H1</text:p>
          </table:table-cell>
          <table:table-cell office:value-type="string" calcext:value-type="string">
            <text:p>Clinton County</text:p>
          </table:table-cell>
          <table:table-cell/>
        </table:table-row>
        <table:table-row table:style-name="ro1">
          <table:table-cell office:value-type="string" calcext:value-type="string">
            <text:p>IL,17,029,Coles County,H1</text:p>
          </table:table-cell>
          <table:table-cell table:formula="of:=LEFT([.A610];2)" office:value-type="string" office:string-value="IL" calcext:value-type="string">
            <text:p>IL</text:p>
          </table:table-cell>
          <table:table-cell table:formula="of:=MID([.A610];4;6)" office:value-type="string" office:string-value="17,029" calcext:value-type="string">
            <text:p>17,029</text:p>
          </table:table-cell>
          <table:table-cell table:formula="of:=MID([.A610];11;30)" office:value-type="string" office:string-value="Coles County,H1" calcext:value-type="string">
            <text:p>Coles County,H1</text:p>
          </table:table-cell>
          <table:table-cell office:value-type="string" calcext:value-type="string">
            <text:p>Coles County</text:p>
          </table:table-cell>
          <table:table-cell/>
        </table:table-row>
        <table:table-row table:style-name="ro1">
          <table:table-cell office:value-type="string" calcext:value-type="string">
            <text:p>IL,17,031,Cook County,H1</text:p>
          </table:table-cell>
          <table:table-cell table:formula="of:=LEFT([.A611];2)" office:value-type="string" office:string-value="IL" calcext:value-type="string">
            <text:p>IL</text:p>
          </table:table-cell>
          <table:table-cell table:formula="of:=MID([.A611];4;6)" office:value-type="string" office:string-value="17,031" calcext:value-type="string">
            <text:p>17,031</text:p>
          </table:table-cell>
          <table:table-cell table:formula="of:=MID([.A611];11;30)" office:value-type="string" office:string-value="Cook County,H1" calcext:value-type="string">
            <text:p>Cook County,H1</text:p>
          </table:table-cell>
          <table:table-cell office:value-type="string" calcext:value-type="string">
            <text:p>Cook County</text:p>
          </table:table-cell>
          <table:table-cell/>
        </table:table-row>
        <table:table-row table:style-name="ro1">
          <table:table-cell office:value-type="string" calcext:value-type="string">
            <text:p>IL,17,033,Crawford County,H1</text:p>
          </table:table-cell>
          <table:table-cell table:formula="of:=LEFT([.A612];2)" office:value-type="string" office:string-value="IL" calcext:value-type="string">
            <text:p>IL</text:p>
          </table:table-cell>
          <table:table-cell table:formula="of:=MID([.A612];4;6)" office:value-type="string" office:string-value="17,033" calcext:value-type="string">
            <text:p>17,033</text:p>
          </table:table-cell>
          <table:table-cell table:formula="of:=MID([.A612];11;30)" office:value-type="string" office:string-value="Crawford County,H1" calcext:value-type="string">
            <text:p>Crawford County,H1</text:p>
          </table:table-cell>
          <table:table-cell office:value-type="string" calcext:value-type="string">
            <text:p>Crawford County</text:p>
          </table:table-cell>
          <table:table-cell/>
        </table:table-row>
        <table:table-row table:style-name="ro1">
          <table:table-cell office:value-type="string" calcext:value-type="string">
            <text:p>IL,17,035,Cumberland County,H1</text:p>
          </table:table-cell>
          <table:table-cell table:formula="of:=LEFT([.A613];2)" office:value-type="string" office:string-value="IL" calcext:value-type="string">
            <text:p>IL</text:p>
          </table:table-cell>
          <table:table-cell table:formula="of:=MID([.A613];4;6)" office:value-type="string" office:string-value="17,035" calcext:value-type="string">
            <text:p>17,035</text:p>
          </table:table-cell>
          <table:table-cell table:formula="of:=MID([.A613];11;30)" office:value-type="string" office:string-value="Cumberland County,H1" calcext:value-type="string">
            <text:p>Cumberland County,H1</text:p>
          </table:table-cell>
          <table:table-cell office:value-type="string" calcext:value-type="string">
            <text:p>Cumberland County</text:p>
          </table:table-cell>
          <table:table-cell/>
        </table:table-row>
        <table:table-row table:style-name="ro1">
          <table:table-cell office:value-type="string" calcext:value-type="string">
            <text:p>IL,17,037,DeKalb County,H1</text:p>
          </table:table-cell>
          <table:table-cell table:formula="of:=LEFT([.A614];2)" office:value-type="string" office:string-value="IL" calcext:value-type="string">
            <text:p>IL</text:p>
          </table:table-cell>
          <table:table-cell table:formula="of:=MID([.A614];4;6)" office:value-type="string" office:string-value="17,037" calcext:value-type="string">
            <text:p>17,037</text:p>
          </table:table-cell>
          <table:table-cell table:formula="of:=MID([.A614];11;30)" office:value-type="string" office:string-value="DeKalb County,H1" calcext:value-type="string">
            <text:p>DeKalb County,H1</text:p>
          </table:table-cell>
          <table:table-cell office:value-type="string" calcext:value-type="string">
            <text:p>DeKalb County</text:p>
          </table:table-cell>
          <table:table-cell/>
        </table:table-row>
        <table:table-row table:style-name="ro1">
          <table:table-cell office:value-type="string" calcext:value-type="string">
            <text:p>IL,17,039,De Witt County,H1</text:p>
          </table:table-cell>
          <table:table-cell table:formula="of:=LEFT([.A615];2)" office:value-type="string" office:string-value="IL" calcext:value-type="string">
            <text:p>IL</text:p>
          </table:table-cell>
          <table:table-cell table:formula="of:=MID([.A615];4;6)" office:value-type="string" office:string-value="17,039" calcext:value-type="string">
            <text:p>17,039</text:p>
          </table:table-cell>
          <table:table-cell table:formula="of:=MID([.A615];11;30)" office:value-type="string" office:string-value="De Witt County,H1" calcext:value-type="string">
            <text:p>De Witt County,H1</text:p>
          </table:table-cell>
          <table:table-cell office:value-type="string" calcext:value-type="string">
            <text:p>De Witt County</text:p>
          </table:table-cell>
          <table:table-cell/>
        </table:table-row>
        <table:table-row table:style-name="ro1">
          <table:table-cell office:value-type="string" calcext:value-type="string">
            <text:p>IL,17,041,Douglas County,H1</text:p>
          </table:table-cell>
          <table:table-cell table:formula="of:=LEFT([.A616];2)" office:value-type="string" office:string-value="IL" calcext:value-type="string">
            <text:p>IL</text:p>
          </table:table-cell>
          <table:table-cell table:formula="of:=MID([.A616];4;6)" office:value-type="string" office:string-value="17,041" calcext:value-type="string">
            <text:p>17,041</text:p>
          </table:table-cell>
          <table:table-cell table:formula="of:=MID([.A616];11;30)" office:value-type="string" office:string-value="Douglas County,H1" calcext:value-type="string">
            <text:p>Douglas County,H1</text:p>
          </table:table-cell>
          <table:table-cell office:value-type="string" calcext:value-type="string">
            <text:p>Douglas County</text:p>
          </table:table-cell>
          <table:table-cell/>
        </table:table-row>
        <table:table-row table:style-name="ro1">
          <table:table-cell office:value-type="string" calcext:value-type="string">
            <text:p>IL,17,043,DuPage County,H1</text:p>
          </table:table-cell>
          <table:table-cell table:formula="of:=LEFT([.A617];2)" office:value-type="string" office:string-value="IL" calcext:value-type="string">
            <text:p>IL</text:p>
          </table:table-cell>
          <table:table-cell table:formula="of:=MID([.A617];4;6)" office:value-type="string" office:string-value="17,043" calcext:value-type="string">
            <text:p>17,043</text:p>
          </table:table-cell>
          <table:table-cell table:formula="of:=MID([.A617];11;30)" office:value-type="string" office:string-value="DuPage County,H1" calcext:value-type="string">
            <text:p>DuPage County,H1</text:p>
          </table:table-cell>
          <table:table-cell office:value-type="string" calcext:value-type="string">
            <text:p>DuPage County</text:p>
          </table:table-cell>
          <table:table-cell/>
        </table:table-row>
        <table:table-row table:style-name="ro1">
          <table:table-cell office:value-type="string" calcext:value-type="string">
            <text:p>IL,17,045,Edgar County,H1</text:p>
          </table:table-cell>
          <table:table-cell table:formula="of:=LEFT([.A618];2)" office:value-type="string" office:string-value="IL" calcext:value-type="string">
            <text:p>IL</text:p>
          </table:table-cell>
          <table:table-cell table:formula="of:=MID([.A618];4;6)" office:value-type="string" office:string-value="17,045" calcext:value-type="string">
            <text:p>17,045</text:p>
          </table:table-cell>
          <table:table-cell table:formula="of:=MID([.A618];11;30)" office:value-type="string" office:string-value="Edgar County,H1" calcext:value-type="string">
            <text:p>Edgar County,H1</text:p>
          </table:table-cell>
          <table:table-cell office:value-type="string" calcext:value-type="string">
            <text:p>Edgar County</text:p>
          </table:table-cell>
          <table:table-cell/>
        </table:table-row>
        <table:table-row table:style-name="ro1">
          <table:table-cell office:value-type="string" calcext:value-type="string">
            <text:p>IL,17,047,Edwards County,H1</text:p>
          </table:table-cell>
          <table:table-cell table:formula="of:=LEFT([.A619];2)" office:value-type="string" office:string-value="IL" calcext:value-type="string">
            <text:p>IL</text:p>
          </table:table-cell>
          <table:table-cell table:formula="of:=MID([.A619];4;6)" office:value-type="string" office:string-value="17,047" calcext:value-type="string">
            <text:p>17,047</text:p>
          </table:table-cell>
          <table:table-cell table:formula="of:=MID([.A619];11;30)" office:value-type="string" office:string-value="Edwards County,H1" calcext:value-type="string">
            <text:p>Edwards County,H1</text:p>
          </table:table-cell>
          <table:table-cell office:value-type="string" calcext:value-type="string">
            <text:p>Edwards County</text:p>
          </table:table-cell>
          <table:table-cell/>
        </table:table-row>
        <table:table-row table:style-name="ro1">
          <table:table-cell office:value-type="string" calcext:value-type="string">
            <text:p>IL,17,049,Effingham County,H1</text:p>
          </table:table-cell>
          <table:table-cell table:formula="of:=LEFT([.A620];2)" office:value-type="string" office:string-value="IL" calcext:value-type="string">
            <text:p>IL</text:p>
          </table:table-cell>
          <table:table-cell table:formula="of:=MID([.A620];4;6)" office:value-type="string" office:string-value="17,049" calcext:value-type="string">
            <text:p>17,049</text:p>
          </table:table-cell>
          <table:table-cell table:formula="of:=MID([.A620];11;30)" office:value-type="string" office:string-value="Effingham County,H1" calcext:value-type="string">
            <text:p>Effingham County,H1</text:p>
          </table:table-cell>
          <table:table-cell office:value-type="string" calcext:value-type="string">
            <text:p>Effingham County</text:p>
          </table:table-cell>
          <table:table-cell/>
        </table:table-row>
        <table:table-row table:style-name="ro1">
          <table:table-cell office:value-type="string" calcext:value-type="string">
            <text:p>IL,17,051,Fayette County,H1</text:p>
          </table:table-cell>
          <table:table-cell table:formula="of:=LEFT([.A621];2)" office:value-type="string" office:string-value="IL" calcext:value-type="string">
            <text:p>IL</text:p>
          </table:table-cell>
          <table:table-cell table:formula="of:=MID([.A621];4;6)" office:value-type="string" office:string-value="17,051" calcext:value-type="string">
            <text:p>17,051</text:p>
          </table:table-cell>
          <table:table-cell table:formula="of:=MID([.A621];11;30)" office:value-type="string" office:string-value="Fayette County,H1" calcext:value-type="string">
            <text:p>Fayette County,H1</text:p>
          </table:table-cell>
          <table:table-cell office:value-type="string" calcext:value-type="string">
            <text:p>Fayette County</text:p>
          </table:table-cell>
          <table:table-cell/>
        </table:table-row>
        <table:table-row table:style-name="ro1">
          <table:table-cell office:value-type="string" calcext:value-type="string">
            <text:p>IL,17,053,Ford County,H1</text:p>
          </table:table-cell>
          <table:table-cell table:formula="of:=LEFT([.A622];2)" office:value-type="string" office:string-value="IL" calcext:value-type="string">
            <text:p>IL</text:p>
          </table:table-cell>
          <table:table-cell table:formula="of:=MID([.A622];4;6)" office:value-type="string" office:string-value="17,053" calcext:value-type="string">
            <text:p>17,053</text:p>
          </table:table-cell>
          <table:table-cell table:formula="of:=MID([.A622];11;30)" office:value-type="string" office:string-value="Ford County,H1" calcext:value-type="string">
            <text:p>Ford County,H1</text:p>
          </table:table-cell>
          <table:table-cell office:value-type="string" calcext:value-type="string">
            <text:p>Ford County</text:p>
          </table:table-cell>
          <table:table-cell/>
        </table:table-row>
        <table:table-row table:style-name="ro1">
          <table:table-cell office:value-type="string" calcext:value-type="string">
            <text:p>IL,17,055,Franklin County,H1</text:p>
          </table:table-cell>
          <table:table-cell table:formula="of:=LEFT([.A623];2)" office:value-type="string" office:string-value="IL" calcext:value-type="string">
            <text:p>IL</text:p>
          </table:table-cell>
          <table:table-cell table:formula="of:=MID([.A623];4;6)" office:value-type="string" office:string-value="17,055" calcext:value-type="string">
            <text:p>17,055</text:p>
          </table:table-cell>
          <table:table-cell table:formula="of:=MID([.A623];11;30)" office:value-type="string" office:string-value="Franklin County,H1" calcext:value-type="string">
            <text:p>Franklin County,H1</text:p>
          </table:table-cell>
          <table:table-cell office:value-type="string" calcext:value-type="string">
            <text:p>Franklin County</text:p>
          </table:table-cell>
          <table:table-cell/>
        </table:table-row>
        <table:table-row table:style-name="ro1">
          <table:table-cell office:value-type="string" calcext:value-type="string">
            <text:p>IL,17,057,Fulton County,H1</text:p>
          </table:table-cell>
          <table:table-cell table:formula="of:=LEFT([.A624];2)" office:value-type="string" office:string-value="IL" calcext:value-type="string">
            <text:p>IL</text:p>
          </table:table-cell>
          <table:table-cell table:formula="of:=MID([.A624];4;6)" office:value-type="string" office:string-value="17,057" calcext:value-type="string">
            <text:p>17,057</text:p>
          </table:table-cell>
          <table:table-cell table:formula="of:=MID([.A624];11;30)" office:value-type="string" office:string-value="Fulton County,H1" calcext:value-type="string">
            <text:p>Fulton County,H1</text:p>
          </table:table-cell>
          <table:table-cell office:value-type="string" calcext:value-type="string">
            <text:p>Fulton County</text:p>
          </table:table-cell>
          <table:table-cell/>
        </table:table-row>
        <table:table-row table:style-name="ro1">
          <table:table-cell office:value-type="string" calcext:value-type="string">
            <text:p>IL,17,059,Gallatin County,H1</text:p>
          </table:table-cell>
          <table:table-cell table:formula="of:=LEFT([.A625];2)" office:value-type="string" office:string-value="IL" calcext:value-type="string">
            <text:p>IL</text:p>
          </table:table-cell>
          <table:table-cell table:formula="of:=MID([.A625];4;6)" office:value-type="string" office:string-value="17,059" calcext:value-type="string">
            <text:p>17,059</text:p>
          </table:table-cell>
          <table:table-cell table:formula="of:=MID([.A625];11;30)" office:value-type="string" office:string-value="Gallatin County,H1" calcext:value-type="string">
            <text:p>Gallatin County,H1</text:p>
          </table:table-cell>
          <table:table-cell office:value-type="string" calcext:value-type="string">
            <text:p>Gallatin County</text:p>
          </table:table-cell>
          <table:table-cell/>
        </table:table-row>
        <table:table-row table:style-name="ro1">
          <table:table-cell office:value-type="string" calcext:value-type="string">
            <text:p>IL,17,061,Greene County,H1</text:p>
          </table:table-cell>
          <table:table-cell table:formula="of:=LEFT([.A626];2)" office:value-type="string" office:string-value="IL" calcext:value-type="string">
            <text:p>IL</text:p>
          </table:table-cell>
          <table:table-cell table:formula="of:=MID([.A626];4;6)" office:value-type="string" office:string-value="17,061" calcext:value-type="string">
            <text:p>17,061</text:p>
          </table:table-cell>
          <table:table-cell table:formula="of:=MID([.A626];11;30)" office:value-type="string" office:string-value="Greene County,H1" calcext:value-type="string">
            <text:p>Greene County,H1</text:p>
          </table:table-cell>
          <table:table-cell office:value-type="string" calcext:value-type="string">
            <text:p>Greene County</text:p>
          </table:table-cell>
          <table:table-cell/>
        </table:table-row>
        <table:table-row table:style-name="ro1">
          <table:table-cell office:value-type="string" calcext:value-type="string">
            <text:p>IL,17,063,Grundy County,H1</text:p>
          </table:table-cell>
          <table:table-cell table:formula="of:=LEFT([.A627];2)" office:value-type="string" office:string-value="IL" calcext:value-type="string">
            <text:p>IL</text:p>
          </table:table-cell>
          <table:table-cell table:formula="of:=MID([.A627];4;6)" office:value-type="string" office:string-value="17,063" calcext:value-type="string">
            <text:p>17,063</text:p>
          </table:table-cell>
          <table:table-cell table:formula="of:=MID([.A627];11;30)" office:value-type="string" office:string-value="Grundy County,H1" calcext:value-type="string">
            <text:p>Grundy County,H1</text:p>
          </table:table-cell>
          <table:table-cell office:value-type="string" calcext:value-type="string">
            <text:p>Grundy County</text:p>
          </table:table-cell>
          <table:table-cell/>
        </table:table-row>
        <table:table-row table:style-name="ro1">
          <table:table-cell office:value-type="string" calcext:value-type="string">
            <text:p>IL,17,065,Hamilton County,H1</text:p>
          </table:table-cell>
          <table:table-cell table:formula="of:=LEFT([.A628];2)" office:value-type="string" office:string-value="IL" calcext:value-type="string">
            <text:p>IL</text:p>
          </table:table-cell>
          <table:table-cell table:formula="of:=MID([.A628];4;6)" office:value-type="string" office:string-value="17,065" calcext:value-type="string">
            <text:p>17,065</text:p>
          </table:table-cell>
          <table:table-cell table:formula="of:=MID([.A628];11;30)" office:value-type="string" office:string-value="Hamilton County,H1" calcext:value-type="string">
            <text:p>Hamilton County,H1</text:p>
          </table:table-cell>
          <table:table-cell office:value-type="string" calcext:value-type="string">
            <text:p>Hamilton County</text:p>
          </table:table-cell>
          <table:table-cell/>
        </table:table-row>
        <table:table-row table:style-name="ro1">
          <table:table-cell office:value-type="string" calcext:value-type="string">
            <text:p>IL,17,067,Hancock County,H1</text:p>
          </table:table-cell>
          <table:table-cell table:formula="of:=LEFT([.A629];2)" office:value-type="string" office:string-value="IL" calcext:value-type="string">
            <text:p>IL</text:p>
          </table:table-cell>
          <table:table-cell table:formula="of:=MID([.A629];4;6)" office:value-type="string" office:string-value="17,067" calcext:value-type="string">
            <text:p>17,067</text:p>
          </table:table-cell>
          <table:table-cell table:formula="of:=MID([.A629];11;30)" office:value-type="string" office:string-value="Hancock County,H1" calcext:value-type="string">
            <text:p>Hancock County,H1</text:p>
          </table:table-cell>
          <table:table-cell office:value-type="string" calcext:value-type="string">
            <text:p>Hancock County</text:p>
          </table:table-cell>
          <table:table-cell/>
        </table:table-row>
        <table:table-row table:style-name="ro1">
          <table:table-cell office:value-type="string" calcext:value-type="string">
            <text:p>IL,17,069,Hardin County,H1</text:p>
          </table:table-cell>
          <table:table-cell table:formula="of:=LEFT([.A630];2)" office:value-type="string" office:string-value="IL" calcext:value-type="string">
            <text:p>IL</text:p>
          </table:table-cell>
          <table:table-cell table:formula="of:=MID([.A630];4;6)" office:value-type="string" office:string-value="17,069" calcext:value-type="string">
            <text:p>17,069</text:p>
          </table:table-cell>
          <table:table-cell table:formula="of:=MID([.A630];11;30)" office:value-type="string" office:string-value="Hardin County,H1" calcext:value-type="string">
            <text:p>Hardin County,H1</text:p>
          </table:table-cell>
          <table:table-cell office:value-type="string" calcext:value-type="string">
            <text:p>Hardin County</text:p>
          </table:table-cell>
          <table:table-cell/>
        </table:table-row>
        <table:table-row table:style-name="ro1">
          <table:table-cell office:value-type="string" calcext:value-type="string">
            <text:p>IL,17,071,Henderson County,H1</text:p>
          </table:table-cell>
          <table:table-cell table:formula="of:=LEFT([.A631];2)" office:value-type="string" office:string-value="IL" calcext:value-type="string">
            <text:p>IL</text:p>
          </table:table-cell>
          <table:table-cell table:formula="of:=MID([.A631];4;6)" office:value-type="string" office:string-value="17,071" calcext:value-type="string">
            <text:p>17,071</text:p>
          </table:table-cell>
          <table:table-cell table:formula="of:=MID([.A631];11;30)" office:value-type="string" office:string-value="Henderson County,H1" calcext:value-type="string">
            <text:p>Henderson County,H1</text:p>
          </table:table-cell>
          <table:table-cell office:value-type="string" calcext:value-type="string">
            <text:p>Henderson County</text:p>
          </table:table-cell>
          <table:table-cell/>
        </table:table-row>
        <table:table-row table:style-name="ro1">
          <table:table-cell office:value-type="string" calcext:value-type="string">
            <text:p>IL,17,073,Henry County,H1</text:p>
          </table:table-cell>
          <table:table-cell table:formula="of:=LEFT([.A632];2)" office:value-type="string" office:string-value="IL" calcext:value-type="string">
            <text:p>IL</text:p>
          </table:table-cell>
          <table:table-cell table:formula="of:=MID([.A632];4;6)" office:value-type="string" office:string-value="17,073" calcext:value-type="string">
            <text:p>17,073</text:p>
          </table:table-cell>
          <table:table-cell table:formula="of:=MID([.A632];11;30)" office:value-type="string" office:string-value="Henry County,H1" calcext:value-type="string">
            <text:p>Henry County,H1</text:p>
          </table:table-cell>
          <table:table-cell office:value-type="string" calcext:value-type="string">
            <text:p>Henry County</text:p>
          </table:table-cell>
          <table:table-cell/>
        </table:table-row>
        <table:table-row table:style-name="ro1">
          <table:table-cell office:value-type="string" calcext:value-type="string">
            <text:p>IL,17,075,Iroquois County,H1</text:p>
          </table:table-cell>
          <table:table-cell table:formula="of:=LEFT([.A633];2)" office:value-type="string" office:string-value="IL" calcext:value-type="string">
            <text:p>IL</text:p>
          </table:table-cell>
          <table:table-cell table:formula="of:=MID([.A633];4;6)" office:value-type="string" office:string-value="17,075" calcext:value-type="string">
            <text:p>17,075</text:p>
          </table:table-cell>
          <table:table-cell table:formula="of:=MID([.A633];11;30)" office:value-type="string" office:string-value="Iroquois County,H1" calcext:value-type="string">
            <text:p>Iroquois County,H1</text:p>
          </table:table-cell>
          <table:table-cell office:value-type="string" calcext:value-type="string">
            <text:p>Iroquois County</text:p>
          </table:table-cell>
          <table:table-cell/>
        </table:table-row>
        <table:table-row table:style-name="ro1">
          <table:table-cell office:value-type="string" calcext:value-type="string">
            <text:p>IL,17,077,Jackson County,H1</text:p>
          </table:table-cell>
          <table:table-cell table:formula="of:=LEFT([.A634];2)" office:value-type="string" office:string-value="IL" calcext:value-type="string">
            <text:p>IL</text:p>
          </table:table-cell>
          <table:table-cell table:formula="of:=MID([.A634];4;6)" office:value-type="string" office:string-value="17,077" calcext:value-type="string">
            <text:p>17,077</text:p>
          </table:table-cell>
          <table:table-cell table:formula="of:=MID([.A634];11;30)" office:value-type="string" office:string-value="Jackson County,H1" calcext:value-type="string">
            <text:p>Jackson County,H1</text:p>
          </table:table-cell>
          <table:table-cell office:value-type="string" calcext:value-type="string">
            <text:p>Jackson County</text:p>
          </table:table-cell>
          <table:table-cell/>
        </table:table-row>
        <table:table-row table:style-name="ro1">
          <table:table-cell office:value-type="string" calcext:value-type="string">
            <text:p>IL,17,079,Jasper County,H1</text:p>
          </table:table-cell>
          <table:table-cell table:formula="of:=LEFT([.A635];2)" office:value-type="string" office:string-value="IL" calcext:value-type="string">
            <text:p>IL</text:p>
          </table:table-cell>
          <table:table-cell table:formula="of:=MID([.A635];4;6)" office:value-type="string" office:string-value="17,079" calcext:value-type="string">
            <text:p>17,079</text:p>
          </table:table-cell>
          <table:table-cell table:formula="of:=MID([.A635];11;30)" office:value-type="string" office:string-value="Jasper County,H1" calcext:value-type="string">
            <text:p>Jasper County,H1</text:p>
          </table:table-cell>
          <table:table-cell office:value-type="string" calcext:value-type="string">
            <text:p>Jasper County</text:p>
          </table:table-cell>
          <table:table-cell/>
        </table:table-row>
        <table:table-row table:style-name="ro1">
          <table:table-cell office:value-type="string" calcext:value-type="string">
            <text:p>IL,17,081,Jefferson County,H1</text:p>
          </table:table-cell>
          <table:table-cell table:formula="of:=LEFT([.A636];2)" office:value-type="string" office:string-value="IL" calcext:value-type="string">
            <text:p>IL</text:p>
          </table:table-cell>
          <table:table-cell table:formula="of:=MID([.A636];4;6)" office:value-type="string" office:string-value="17,081" calcext:value-type="string">
            <text:p>17,081</text:p>
          </table:table-cell>
          <table:table-cell table:formula="of:=MID([.A636];11;30)" office:value-type="string" office:string-value="Jefferson County,H1" calcext:value-type="string">
            <text:p>Jefferson County,H1</text:p>
          </table:table-cell>
          <table:table-cell office:value-type="string" calcext:value-type="string">
            <text:p>Jefferson County</text:p>
          </table:table-cell>
          <table:table-cell/>
        </table:table-row>
        <table:table-row table:style-name="ro1">
          <table:table-cell office:value-type="string" calcext:value-type="string">
            <text:p>IL,17,083,Jersey County,H1</text:p>
          </table:table-cell>
          <table:table-cell table:formula="of:=LEFT([.A637];2)" office:value-type="string" office:string-value="IL" calcext:value-type="string">
            <text:p>IL</text:p>
          </table:table-cell>
          <table:table-cell table:formula="of:=MID([.A637];4;6)" office:value-type="string" office:string-value="17,083" calcext:value-type="string">
            <text:p>17,083</text:p>
          </table:table-cell>
          <table:table-cell table:formula="of:=MID([.A637];11;30)" office:value-type="string" office:string-value="Jersey County,H1" calcext:value-type="string">
            <text:p>Jersey County,H1</text:p>
          </table:table-cell>
          <table:table-cell office:value-type="string" calcext:value-type="string">
            <text:p>Jersey County</text:p>
          </table:table-cell>
          <table:table-cell/>
        </table:table-row>
        <table:table-row table:style-name="ro1">
          <table:table-cell office:value-type="string" calcext:value-type="string">
            <text:p>IL,17,085,Jo Daviess County,H1</text:p>
          </table:table-cell>
          <table:table-cell table:formula="of:=LEFT([.A638];2)" office:value-type="string" office:string-value="IL" calcext:value-type="string">
            <text:p>IL</text:p>
          </table:table-cell>
          <table:table-cell table:formula="of:=MID([.A638];4;6)" office:value-type="string" office:string-value="17,085" calcext:value-type="string">
            <text:p>17,085</text:p>
          </table:table-cell>
          <table:table-cell table:formula="of:=MID([.A638];11;30)" office:value-type="string" office:string-value="Jo Daviess County,H1" calcext:value-type="string">
            <text:p>Jo Daviess County,H1</text:p>
          </table:table-cell>
          <table:table-cell office:value-type="string" calcext:value-type="string">
            <text:p>Jo Daviess County</text:p>
          </table:table-cell>
          <table:table-cell/>
        </table:table-row>
        <table:table-row table:style-name="ro1">
          <table:table-cell office:value-type="string" calcext:value-type="string">
            <text:p>IL,17,087,Johnson County,H1</text:p>
          </table:table-cell>
          <table:table-cell table:formula="of:=LEFT([.A639];2)" office:value-type="string" office:string-value="IL" calcext:value-type="string">
            <text:p>IL</text:p>
          </table:table-cell>
          <table:table-cell table:formula="of:=MID([.A639];4;6)" office:value-type="string" office:string-value="17,087" calcext:value-type="string">
            <text:p>17,087</text:p>
          </table:table-cell>
          <table:table-cell table:formula="of:=MID([.A639];11;30)" office:value-type="string" office:string-value="Johnson County,H1" calcext:value-type="string">
            <text:p>Johnson County,H1</text:p>
          </table:table-cell>
          <table:table-cell office:value-type="string" calcext:value-type="string">
            <text:p>Johnson County</text:p>
          </table:table-cell>
          <table:table-cell/>
        </table:table-row>
        <table:table-row table:style-name="ro1">
          <table:table-cell office:value-type="string" calcext:value-type="string">
            <text:p>IL,17,089,Kane County,H1</text:p>
          </table:table-cell>
          <table:table-cell table:formula="of:=LEFT([.A640];2)" office:value-type="string" office:string-value="IL" calcext:value-type="string">
            <text:p>IL</text:p>
          </table:table-cell>
          <table:table-cell table:formula="of:=MID([.A640];4;6)" office:value-type="string" office:string-value="17,089" calcext:value-type="string">
            <text:p>17,089</text:p>
          </table:table-cell>
          <table:table-cell table:formula="of:=MID([.A640];11;30)" office:value-type="string" office:string-value="Kane County,H1" calcext:value-type="string">
            <text:p>Kane County,H1</text:p>
          </table:table-cell>
          <table:table-cell office:value-type="string" calcext:value-type="string">
            <text:p>Kane County</text:p>
          </table:table-cell>
          <table:table-cell/>
        </table:table-row>
        <table:table-row table:style-name="ro1">
          <table:table-cell office:value-type="string" calcext:value-type="string">
            <text:p>IL,17,091,Kankakee County,H1</text:p>
          </table:table-cell>
          <table:table-cell table:formula="of:=LEFT([.A641];2)" office:value-type="string" office:string-value="IL" calcext:value-type="string">
            <text:p>IL</text:p>
          </table:table-cell>
          <table:table-cell table:formula="of:=MID([.A641];4;6)" office:value-type="string" office:string-value="17,091" calcext:value-type="string">
            <text:p>17,091</text:p>
          </table:table-cell>
          <table:table-cell table:formula="of:=MID([.A641];11;30)" office:value-type="string" office:string-value="Kankakee County,H1" calcext:value-type="string">
            <text:p>Kankakee County,H1</text:p>
          </table:table-cell>
          <table:table-cell office:value-type="string" calcext:value-type="string">
            <text:p>Kankakee County</text:p>
          </table:table-cell>
          <table:table-cell/>
        </table:table-row>
        <table:table-row table:style-name="ro1">
          <table:table-cell office:value-type="string" calcext:value-type="string">
            <text:p>IL,17,093,Kendall County,H1</text:p>
          </table:table-cell>
          <table:table-cell table:formula="of:=LEFT([.A642];2)" office:value-type="string" office:string-value="IL" calcext:value-type="string">
            <text:p>IL</text:p>
          </table:table-cell>
          <table:table-cell table:formula="of:=MID([.A642];4;6)" office:value-type="string" office:string-value="17,093" calcext:value-type="string">
            <text:p>17,093</text:p>
          </table:table-cell>
          <table:table-cell table:formula="of:=MID([.A642];11;30)" office:value-type="string" office:string-value="Kendall County,H1" calcext:value-type="string">
            <text:p>Kendall County,H1</text:p>
          </table:table-cell>
          <table:table-cell office:value-type="string" calcext:value-type="string">
            <text:p>Kendall County</text:p>
          </table:table-cell>
          <table:table-cell/>
        </table:table-row>
        <table:table-row table:style-name="ro1">
          <table:table-cell office:value-type="string" calcext:value-type="string">
            <text:p>IL,17,095,Knox County,H1</text:p>
          </table:table-cell>
          <table:table-cell table:formula="of:=LEFT([.A643];2)" office:value-type="string" office:string-value="IL" calcext:value-type="string">
            <text:p>IL</text:p>
          </table:table-cell>
          <table:table-cell table:formula="of:=MID([.A643];4;6)" office:value-type="string" office:string-value="17,095" calcext:value-type="string">
            <text:p>17,095</text:p>
          </table:table-cell>
          <table:table-cell table:formula="of:=MID([.A643];11;30)" office:value-type="string" office:string-value="Knox County,H1" calcext:value-type="string">
            <text:p>Knox County,H1</text:p>
          </table:table-cell>
          <table:table-cell office:value-type="string" calcext:value-type="string">
            <text:p>Knox County</text:p>
          </table:table-cell>
          <table:table-cell/>
        </table:table-row>
        <table:table-row table:style-name="ro1">
          <table:table-cell office:value-type="string" calcext:value-type="string">
            <text:p>IL,17,097,Lake County,H1</text:p>
          </table:table-cell>
          <table:table-cell table:formula="of:=LEFT([.A644];2)" office:value-type="string" office:string-value="IL" calcext:value-type="string">
            <text:p>IL</text:p>
          </table:table-cell>
          <table:table-cell table:formula="of:=MID([.A644];4;6)" office:value-type="string" office:string-value="17,097" calcext:value-type="string">
            <text:p>17,097</text:p>
          </table:table-cell>
          <table:table-cell table:formula="of:=MID([.A644];11;30)" office:value-type="string" office:string-value="Lake County,H1" calcext:value-type="string">
            <text:p>Lake County,H1</text:p>
          </table:table-cell>
          <table:table-cell office:value-type="string" calcext:value-type="string">
            <text:p>Lake County</text:p>
          </table:table-cell>
          <table:table-cell/>
        </table:table-row>
        <table:table-row table:style-name="ro1">
          <table:table-cell office:value-type="string" calcext:value-type="string">
            <text:p>IL,17,099,LaSalle County,H1</text:p>
          </table:table-cell>
          <table:table-cell table:formula="of:=LEFT([.A645];2)" office:value-type="string" office:string-value="IL" calcext:value-type="string">
            <text:p>IL</text:p>
          </table:table-cell>
          <table:table-cell table:formula="of:=MID([.A645];4;6)" office:value-type="string" office:string-value="17,099" calcext:value-type="string">
            <text:p>17,099</text:p>
          </table:table-cell>
          <table:table-cell table:formula="of:=MID([.A645];11;30)" office:value-type="string" office:string-value="LaSalle County,H1" calcext:value-type="string">
            <text:p>LaSalle County,H1</text:p>
          </table:table-cell>
          <table:table-cell office:value-type="string" calcext:value-type="string">
            <text:p>LaSalle County</text:p>
          </table:table-cell>
          <table:table-cell/>
        </table:table-row>
        <table:table-row table:style-name="ro1">
          <table:table-cell office:value-type="string" calcext:value-type="string">
            <text:p>IL,17,101,Lawrence County,H1</text:p>
          </table:table-cell>
          <table:table-cell table:formula="of:=LEFT([.A646];2)" office:value-type="string" office:string-value="IL" calcext:value-type="string">
            <text:p>IL</text:p>
          </table:table-cell>
          <table:table-cell table:formula="of:=MID([.A646];4;6)" office:value-type="string" office:string-value="17,101" calcext:value-type="string">
            <text:p>17,101</text:p>
          </table:table-cell>
          <table:table-cell table:formula="of:=MID([.A646];11;30)" office:value-type="string" office:string-value="Lawrence County,H1" calcext:value-type="string">
            <text:p>Lawrence County,H1</text:p>
          </table:table-cell>
          <table:table-cell office:value-type="string" calcext:value-type="string">
            <text:p>Lawrence County</text:p>
          </table:table-cell>
          <table:table-cell/>
        </table:table-row>
        <table:table-row table:style-name="ro1">
          <table:table-cell office:value-type="string" calcext:value-type="string">
            <text:p>IL,17,103,Lee County,H1</text:p>
          </table:table-cell>
          <table:table-cell table:formula="of:=LEFT([.A647];2)" office:value-type="string" office:string-value="IL" calcext:value-type="string">
            <text:p>IL</text:p>
          </table:table-cell>
          <table:table-cell table:formula="of:=MID([.A647];4;6)" office:value-type="string" office:string-value="17,103" calcext:value-type="string">
            <text:p>17,103</text:p>
          </table:table-cell>
          <table:table-cell table:formula="of:=MID([.A647];11;30)" office:value-type="string" office:string-value="Lee County,H1" calcext:value-type="string">
            <text:p>Lee County,H1</text:p>
          </table:table-cell>
          <table:table-cell office:value-type="string" calcext:value-type="string">
            <text:p>Lee County</text:p>
          </table:table-cell>
          <table:table-cell/>
        </table:table-row>
        <table:table-row table:style-name="ro1">
          <table:table-cell office:value-type="string" calcext:value-type="string">
            <text:p>IL,17,105,Livingston County,H1</text:p>
          </table:table-cell>
          <table:table-cell table:formula="of:=LEFT([.A648];2)" office:value-type="string" office:string-value="IL" calcext:value-type="string">
            <text:p>IL</text:p>
          </table:table-cell>
          <table:table-cell table:formula="of:=MID([.A648];4;6)" office:value-type="string" office:string-value="17,105" calcext:value-type="string">
            <text:p>17,105</text:p>
          </table:table-cell>
          <table:table-cell table:formula="of:=MID([.A648];11;30)" office:value-type="string" office:string-value="Livingston County,H1" calcext:value-type="string">
            <text:p>Livingston County,H1</text:p>
          </table:table-cell>
          <table:table-cell office:value-type="string" calcext:value-type="string">
            <text:p>Livingston County</text:p>
          </table:table-cell>
          <table:table-cell/>
        </table:table-row>
        <table:table-row table:style-name="ro1">
          <table:table-cell office:value-type="string" calcext:value-type="string">
            <text:p>IL,17,107,Logan County,H1</text:p>
          </table:table-cell>
          <table:table-cell table:formula="of:=LEFT([.A649];2)" office:value-type="string" office:string-value="IL" calcext:value-type="string">
            <text:p>IL</text:p>
          </table:table-cell>
          <table:table-cell table:formula="of:=MID([.A649];4;6)" office:value-type="string" office:string-value="17,107" calcext:value-type="string">
            <text:p>17,107</text:p>
          </table:table-cell>
          <table:table-cell table:formula="of:=MID([.A649];11;30)" office:value-type="string" office:string-value="Logan County,H1" calcext:value-type="string">
            <text:p>Logan County,H1</text:p>
          </table:table-cell>
          <table:table-cell office:value-type="string" calcext:value-type="string">
            <text:p>Logan County</text:p>
          </table:table-cell>
          <table:table-cell/>
        </table:table-row>
        <table:table-row table:style-name="ro1">
          <table:table-cell office:value-type="string" calcext:value-type="string">
            <text:p>IL,17,109,McDonough County,H1</text:p>
          </table:table-cell>
          <table:table-cell table:formula="of:=LEFT([.A650];2)" office:value-type="string" office:string-value="IL" calcext:value-type="string">
            <text:p>IL</text:p>
          </table:table-cell>
          <table:table-cell table:formula="of:=MID([.A650];4;6)" office:value-type="string" office:string-value="17,109" calcext:value-type="string">
            <text:p>17,109</text:p>
          </table:table-cell>
          <table:table-cell table:formula="of:=MID([.A650];11;30)" office:value-type="string" office:string-value="McDonough County,H1" calcext:value-type="string">
            <text:p>McDonough County,H1</text:p>
          </table:table-cell>
          <table:table-cell office:value-type="string" calcext:value-type="string">
            <text:p>McDonough County</text:p>
          </table:table-cell>
          <table:table-cell/>
        </table:table-row>
        <table:table-row table:style-name="ro1">
          <table:table-cell office:value-type="string" calcext:value-type="string">
            <text:p>IL,17,111,McHenry County,H1</text:p>
          </table:table-cell>
          <table:table-cell table:formula="of:=LEFT([.A651];2)" office:value-type="string" office:string-value="IL" calcext:value-type="string">
            <text:p>IL</text:p>
          </table:table-cell>
          <table:table-cell table:formula="of:=MID([.A651];4;6)" office:value-type="string" office:string-value="17,111" calcext:value-type="string">
            <text:p>17,111</text:p>
          </table:table-cell>
          <table:table-cell table:formula="of:=MID([.A651];11;30)" office:value-type="string" office:string-value="McHenry County,H1" calcext:value-type="string">
            <text:p>McHenry County,H1</text:p>
          </table:table-cell>
          <table:table-cell office:value-type="string" calcext:value-type="string">
            <text:p>McHenry County</text:p>
          </table:table-cell>
          <table:table-cell/>
        </table:table-row>
        <table:table-row table:style-name="ro1">
          <table:table-cell office:value-type="string" calcext:value-type="string">
            <text:p>IL,17,113,McLean County,H1</text:p>
          </table:table-cell>
          <table:table-cell table:formula="of:=LEFT([.A652];2)" office:value-type="string" office:string-value="IL" calcext:value-type="string">
            <text:p>IL</text:p>
          </table:table-cell>
          <table:table-cell table:formula="of:=MID([.A652];4;6)" office:value-type="string" office:string-value="17,113" calcext:value-type="string">
            <text:p>17,113</text:p>
          </table:table-cell>
          <table:table-cell table:formula="of:=MID([.A652];11;30)" office:value-type="string" office:string-value="McLean County,H1" calcext:value-type="string">
            <text:p>McLean County,H1</text:p>
          </table:table-cell>
          <table:table-cell office:value-type="string" calcext:value-type="string">
            <text:p>McLean County</text:p>
          </table:table-cell>
          <table:table-cell/>
        </table:table-row>
        <table:table-row table:style-name="ro1">
          <table:table-cell office:value-type="string" calcext:value-type="string">
            <text:p>IL,17,115,Macon County,H1</text:p>
          </table:table-cell>
          <table:table-cell table:formula="of:=LEFT([.A653];2)" office:value-type="string" office:string-value="IL" calcext:value-type="string">
            <text:p>IL</text:p>
          </table:table-cell>
          <table:table-cell table:formula="of:=MID([.A653];4;6)" office:value-type="string" office:string-value="17,115" calcext:value-type="string">
            <text:p>17,115</text:p>
          </table:table-cell>
          <table:table-cell table:formula="of:=MID([.A653];11;30)" office:value-type="string" office:string-value="Macon County,H1" calcext:value-type="string">
            <text:p>Macon County,H1</text:p>
          </table:table-cell>
          <table:table-cell office:value-type="string" calcext:value-type="string">
            <text:p>Macon County</text:p>
          </table:table-cell>
          <table:table-cell/>
        </table:table-row>
        <table:table-row table:style-name="ro1">
          <table:table-cell office:value-type="string" calcext:value-type="string">
            <text:p>IL,17,117,Macoupin County,H1</text:p>
          </table:table-cell>
          <table:table-cell table:formula="of:=LEFT([.A654];2)" office:value-type="string" office:string-value="IL" calcext:value-type="string">
            <text:p>IL</text:p>
          </table:table-cell>
          <table:table-cell table:formula="of:=MID([.A654];4;6)" office:value-type="string" office:string-value="17,117" calcext:value-type="string">
            <text:p>17,117</text:p>
          </table:table-cell>
          <table:table-cell table:formula="of:=MID([.A654];11;30)" office:value-type="string" office:string-value="Macoupin County,H1" calcext:value-type="string">
            <text:p>Macoupin County,H1</text:p>
          </table:table-cell>
          <table:table-cell office:value-type="string" calcext:value-type="string">
            <text:p>Macoupin County</text:p>
          </table:table-cell>
          <table:table-cell/>
        </table:table-row>
        <table:table-row table:style-name="ro1">
          <table:table-cell office:value-type="string" calcext:value-type="string">
            <text:p>IL,17,119,Madison County,H1</text:p>
          </table:table-cell>
          <table:table-cell table:formula="of:=LEFT([.A655];2)" office:value-type="string" office:string-value="IL" calcext:value-type="string">
            <text:p>IL</text:p>
          </table:table-cell>
          <table:table-cell table:formula="of:=MID([.A655];4;6)" office:value-type="string" office:string-value="17,119" calcext:value-type="string">
            <text:p>17,119</text:p>
          </table:table-cell>
          <table:table-cell table:formula="of:=MID([.A655];11;30)" office:value-type="string" office:string-value="Madison County,H1" calcext:value-type="string">
            <text:p>Madison County,H1</text:p>
          </table:table-cell>
          <table:table-cell office:value-type="string" calcext:value-type="string">
            <text:p>Madison County</text:p>
          </table:table-cell>
          <table:table-cell/>
        </table:table-row>
        <table:table-row table:style-name="ro1">
          <table:table-cell office:value-type="string" calcext:value-type="string">
            <text:p>IL,17,121,Marion County,H1</text:p>
          </table:table-cell>
          <table:table-cell table:formula="of:=LEFT([.A656];2)" office:value-type="string" office:string-value="IL" calcext:value-type="string">
            <text:p>IL</text:p>
          </table:table-cell>
          <table:table-cell table:formula="of:=MID([.A656];4;6)" office:value-type="string" office:string-value="17,121" calcext:value-type="string">
            <text:p>17,121</text:p>
          </table:table-cell>
          <table:table-cell table:formula="of:=MID([.A656];11;30)" office:value-type="string" office:string-value="Marion County,H1" calcext:value-type="string">
            <text:p>Marion County,H1</text:p>
          </table:table-cell>
          <table:table-cell office:value-type="string" calcext:value-type="string">
            <text:p>Marion County</text:p>
          </table:table-cell>
          <table:table-cell/>
        </table:table-row>
        <table:table-row table:style-name="ro1">
          <table:table-cell office:value-type="string" calcext:value-type="string">
            <text:p>IL,17,123,Marshall County,H1</text:p>
          </table:table-cell>
          <table:table-cell table:formula="of:=LEFT([.A657];2)" office:value-type="string" office:string-value="IL" calcext:value-type="string">
            <text:p>IL</text:p>
          </table:table-cell>
          <table:table-cell table:formula="of:=MID([.A657];4;6)" office:value-type="string" office:string-value="17,123" calcext:value-type="string">
            <text:p>17,123</text:p>
          </table:table-cell>
          <table:table-cell table:formula="of:=MID([.A657];11;30)" office:value-type="string" office:string-value="Marshall County,H1" calcext:value-type="string">
            <text:p>Marshall County,H1</text:p>
          </table:table-cell>
          <table:table-cell office:value-type="string" calcext:value-type="string">
            <text:p>Marshall County</text:p>
          </table:table-cell>
          <table:table-cell/>
        </table:table-row>
        <table:table-row table:style-name="ro1">
          <table:table-cell office:value-type="string" calcext:value-type="string">
            <text:p>IL,17,125,Mason County,H1</text:p>
          </table:table-cell>
          <table:table-cell table:formula="of:=LEFT([.A658];2)" office:value-type="string" office:string-value="IL" calcext:value-type="string">
            <text:p>IL</text:p>
          </table:table-cell>
          <table:table-cell table:formula="of:=MID([.A658];4;6)" office:value-type="string" office:string-value="17,125" calcext:value-type="string">
            <text:p>17,125</text:p>
          </table:table-cell>
          <table:table-cell table:formula="of:=MID([.A658];11;30)" office:value-type="string" office:string-value="Mason County,H1" calcext:value-type="string">
            <text:p>Mason County,H1</text:p>
          </table:table-cell>
          <table:table-cell office:value-type="string" calcext:value-type="string">
            <text:p>Mason County</text:p>
          </table:table-cell>
          <table:table-cell/>
        </table:table-row>
        <table:table-row table:style-name="ro1">
          <table:table-cell office:value-type="string" calcext:value-type="string">
            <text:p>IL,17,127,Massac County,H1</text:p>
          </table:table-cell>
          <table:table-cell table:formula="of:=LEFT([.A659];2)" office:value-type="string" office:string-value="IL" calcext:value-type="string">
            <text:p>IL</text:p>
          </table:table-cell>
          <table:table-cell table:formula="of:=MID([.A659];4;6)" office:value-type="string" office:string-value="17,127" calcext:value-type="string">
            <text:p>17,127</text:p>
          </table:table-cell>
          <table:table-cell table:formula="of:=MID([.A659];11;30)" office:value-type="string" office:string-value="Massac County,H1" calcext:value-type="string">
            <text:p>Massac County,H1</text:p>
          </table:table-cell>
          <table:table-cell office:value-type="string" calcext:value-type="string">
            <text:p>Massac County</text:p>
          </table:table-cell>
          <table:table-cell/>
        </table:table-row>
        <table:table-row table:style-name="ro1">
          <table:table-cell office:value-type="string" calcext:value-type="string">
            <text:p>IL,17,129,Menard County,H1</text:p>
          </table:table-cell>
          <table:table-cell table:formula="of:=LEFT([.A660];2)" office:value-type="string" office:string-value="IL" calcext:value-type="string">
            <text:p>IL</text:p>
          </table:table-cell>
          <table:table-cell table:formula="of:=MID([.A660];4;6)" office:value-type="string" office:string-value="17,129" calcext:value-type="string">
            <text:p>17,129</text:p>
          </table:table-cell>
          <table:table-cell table:formula="of:=MID([.A660];11;30)" office:value-type="string" office:string-value="Menard County,H1" calcext:value-type="string">
            <text:p>Menard County,H1</text:p>
          </table:table-cell>
          <table:table-cell office:value-type="string" calcext:value-type="string">
            <text:p>Menard County</text:p>
          </table:table-cell>
          <table:table-cell/>
        </table:table-row>
        <table:table-row table:style-name="ro1">
          <table:table-cell office:value-type="string" calcext:value-type="string">
            <text:p>IL,17,131,Mercer County,H1</text:p>
          </table:table-cell>
          <table:table-cell table:formula="of:=LEFT([.A661];2)" office:value-type="string" office:string-value="IL" calcext:value-type="string">
            <text:p>IL</text:p>
          </table:table-cell>
          <table:table-cell table:formula="of:=MID([.A661];4;6)" office:value-type="string" office:string-value="17,131" calcext:value-type="string">
            <text:p>17,131</text:p>
          </table:table-cell>
          <table:table-cell table:formula="of:=MID([.A661];11;30)" office:value-type="string" office:string-value="Mercer County,H1" calcext:value-type="string">
            <text:p>Mercer County,H1</text:p>
          </table:table-cell>
          <table:table-cell office:value-type="string" calcext:value-type="string">
            <text:p>Mercer County</text:p>
          </table:table-cell>
          <table:table-cell/>
        </table:table-row>
        <table:table-row table:style-name="ro1">
          <table:table-cell office:value-type="string" calcext:value-type="string">
            <text:p>IL,17,133,Monroe County,H1</text:p>
          </table:table-cell>
          <table:table-cell table:formula="of:=LEFT([.A662];2)" office:value-type="string" office:string-value="IL" calcext:value-type="string">
            <text:p>IL</text:p>
          </table:table-cell>
          <table:table-cell table:formula="of:=MID([.A662];4;6)" office:value-type="string" office:string-value="17,133" calcext:value-type="string">
            <text:p>17,133</text:p>
          </table:table-cell>
          <table:table-cell table:formula="of:=MID([.A662];11;30)" office:value-type="string" office:string-value="Monroe County,H1" calcext:value-type="string">
            <text:p>Monroe County,H1</text:p>
          </table:table-cell>
          <table:table-cell office:value-type="string" calcext:value-type="string">
            <text:p>Monroe County</text:p>
          </table:table-cell>
          <table:table-cell/>
        </table:table-row>
        <table:table-row table:style-name="ro1">
          <table:table-cell office:value-type="string" calcext:value-type="string">
            <text:p>IL,17,135,Montgomery County,H1</text:p>
          </table:table-cell>
          <table:table-cell table:formula="of:=LEFT([.A663];2)" office:value-type="string" office:string-value="IL" calcext:value-type="string">
            <text:p>IL</text:p>
          </table:table-cell>
          <table:table-cell table:formula="of:=MID([.A663];4;6)" office:value-type="string" office:string-value="17,135" calcext:value-type="string">
            <text:p>17,135</text:p>
          </table:table-cell>
          <table:table-cell table:formula="of:=MID([.A663];11;30)" office:value-type="string" office:string-value="Montgomery County,H1" calcext:value-type="string">
            <text:p>Montgomery County,H1</text:p>
          </table:table-cell>
          <table:table-cell office:value-type="string" calcext:value-type="string">
            <text:p>Montgomery County</text:p>
          </table:table-cell>
          <table:table-cell/>
        </table:table-row>
        <table:table-row table:style-name="ro1">
          <table:table-cell office:value-type="string" calcext:value-type="string">
            <text:p>IL,17,137,Morgan County,H1</text:p>
          </table:table-cell>
          <table:table-cell table:formula="of:=LEFT([.A664];2)" office:value-type="string" office:string-value="IL" calcext:value-type="string">
            <text:p>IL</text:p>
          </table:table-cell>
          <table:table-cell table:formula="of:=MID([.A664];4;6)" office:value-type="string" office:string-value="17,137" calcext:value-type="string">
            <text:p>17,137</text:p>
          </table:table-cell>
          <table:table-cell table:formula="of:=MID([.A664];11;30)" office:value-type="string" office:string-value="Morgan County,H1" calcext:value-type="string">
            <text:p>Morgan County,H1</text:p>
          </table:table-cell>
          <table:table-cell office:value-type="string" calcext:value-type="string">
            <text:p>Morgan County</text:p>
          </table:table-cell>
          <table:table-cell/>
        </table:table-row>
        <table:table-row table:style-name="ro1">
          <table:table-cell office:value-type="string" calcext:value-type="string">
            <text:p>IL,17,139,Moultrie County,H1</text:p>
          </table:table-cell>
          <table:table-cell table:formula="of:=LEFT([.A665];2)" office:value-type="string" office:string-value="IL" calcext:value-type="string">
            <text:p>IL</text:p>
          </table:table-cell>
          <table:table-cell table:formula="of:=MID([.A665];4;6)" office:value-type="string" office:string-value="17,139" calcext:value-type="string">
            <text:p>17,139</text:p>
          </table:table-cell>
          <table:table-cell table:formula="of:=MID([.A665];11;30)" office:value-type="string" office:string-value="Moultrie County,H1" calcext:value-type="string">
            <text:p>Moultrie County,H1</text:p>
          </table:table-cell>
          <table:table-cell office:value-type="string" calcext:value-type="string">
            <text:p>Moultrie County</text:p>
          </table:table-cell>
          <table:table-cell/>
        </table:table-row>
        <table:table-row table:style-name="ro1">
          <table:table-cell office:value-type="string" calcext:value-type="string">
            <text:p>IL,17,141,Ogle County,H1</text:p>
          </table:table-cell>
          <table:table-cell table:formula="of:=LEFT([.A666];2)" office:value-type="string" office:string-value="IL" calcext:value-type="string">
            <text:p>IL</text:p>
          </table:table-cell>
          <table:table-cell table:formula="of:=MID([.A666];4;6)" office:value-type="string" office:string-value="17,141" calcext:value-type="string">
            <text:p>17,141</text:p>
          </table:table-cell>
          <table:table-cell table:formula="of:=MID([.A666];11;30)" office:value-type="string" office:string-value="Ogle County,H1" calcext:value-type="string">
            <text:p>Ogle County,H1</text:p>
          </table:table-cell>
          <table:table-cell office:value-type="string" calcext:value-type="string">
            <text:p>Ogle County</text:p>
          </table:table-cell>
          <table:table-cell/>
        </table:table-row>
        <table:table-row table:style-name="ro1">
          <table:table-cell office:value-type="string" calcext:value-type="string">
            <text:p>IL,17,143,Peoria County,H1</text:p>
          </table:table-cell>
          <table:table-cell table:formula="of:=LEFT([.A667];2)" office:value-type="string" office:string-value="IL" calcext:value-type="string">
            <text:p>IL</text:p>
          </table:table-cell>
          <table:table-cell table:formula="of:=MID([.A667];4;6)" office:value-type="string" office:string-value="17,143" calcext:value-type="string">
            <text:p>17,143</text:p>
          </table:table-cell>
          <table:table-cell table:formula="of:=MID([.A667];11;30)" office:value-type="string" office:string-value="Peoria County,H1" calcext:value-type="string">
            <text:p>Peoria County,H1</text:p>
          </table:table-cell>
          <table:table-cell office:value-type="string" calcext:value-type="string">
            <text:p>Peoria County</text:p>
          </table:table-cell>
          <table:table-cell/>
        </table:table-row>
        <table:table-row table:style-name="ro1">
          <table:table-cell office:value-type="string" calcext:value-type="string">
            <text:p>IL,17,145,Perry County,H1</text:p>
          </table:table-cell>
          <table:table-cell table:formula="of:=LEFT([.A668];2)" office:value-type="string" office:string-value="IL" calcext:value-type="string">
            <text:p>IL</text:p>
          </table:table-cell>
          <table:table-cell table:formula="of:=MID([.A668];4;6)" office:value-type="string" office:string-value="17,145" calcext:value-type="string">
            <text:p>17,145</text:p>
          </table:table-cell>
          <table:table-cell table:formula="of:=MID([.A668];11;30)" office:value-type="string" office:string-value="Perry County,H1" calcext:value-type="string">
            <text:p>Perry County,H1</text:p>
          </table:table-cell>
          <table:table-cell office:value-type="string" calcext:value-type="string">
            <text:p>Perry County</text:p>
          </table:table-cell>
          <table:table-cell/>
        </table:table-row>
        <table:table-row table:style-name="ro1">
          <table:table-cell office:value-type="string" calcext:value-type="string">
            <text:p>IL,17,147,Piatt County,H1</text:p>
          </table:table-cell>
          <table:table-cell table:formula="of:=LEFT([.A669];2)" office:value-type="string" office:string-value="IL" calcext:value-type="string">
            <text:p>IL</text:p>
          </table:table-cell>
          <table:table-cell table:formula="of:=MID([.A669];4;6)" office:value-type="string" office:string-value="17,147" calcext:value-type="string">
            <text:p>17,147</text:p>
          </table:table-cell>
          <table:table-cell table:formula="of:=MID([.A669];11;30)" office:value-type="string" office:string-value="Piatt County,H1" calcext:value-type="string">
            <text:p>Piatt County,H1</text:p>
          </table:table-cell>
          <table:table-cell office:value-type="string" calcext:value-type="string">
            <text:p>Piatt County</text:p>
          </table:table-cell>
          <table:table-cell/>
        </table:table-row>
        <table:table-row table:style-name="ro1">
          <table:table-cell office:value-type="string" calcext:value-type="string">
            <text:p>IL,17,149,Pike County,H1</text:p>
          </table:table-cell>
          <table:table-cell table:formula="of:=LEFT([.A670];2)" office:value-type="string" office:string-value="IL" calcext:value-type="string">
            <text:p>IL</text:p>
          </table:table-cell>
          <table:table-cell table:formula="of:=MID([.A670];4;6)" office:value-type="string" office:string-value="17,149" calcext:value-type="string">
            <text:p>17,149</text:p>
          </table:table-cell>
          <table:table-cell table:formula="of:=MID([.A670];11;30)" office:value-type="string" office:string-value="Pike County,H1" calcext:value-type="string">
            <text:p>Pike County,H1</text:p>
          </table:table-cell>
          <table:table-cell office:value-type="string" calcext:value-type="string">
            <text:p>Pike County</text:p>
          </table:table-cell>
          <table:table-cell/>
        </table:table-row>
        <table:table-row table:style-name="ro1">
          <table:table-cell office:value-type="string" calcext:value-type="string">
            <text:p>IL,17,151,Pope County,H1</text:p>
          </table:table-cell>
          <table:table-cell table:formula="of:=LEFT([.A671];2)" office:value-type="string" office:string-value="IL" calcext:value-type="string">
            <text:p>IL</text:p>
          </table:table-cell>
          <table:table-cell table:formula="of:=MID([.A671];4;6)" office:value-type="string" office:string-value="17,151" calcext:value-type="string">
            <text:p>17,151</text:p>
          </table:table-cell>
          <table:table-cell table:formula="of:=MID([.A671];11;30)" office:value-type="string" office:string-value="Pope County,H1" calcext:value-type="string">
            <text:p>Pope County,H1</text:p>
          </table:table-cell>
          <table:table-cell office:value-type="string" calcext:value-type="string">
            <text:p>Pope County</text:p>
          </table:table-cell>
          <table:table-cell/>
        </table:table-row>
        <table:table-row table:style-name="ro1">
          <table:table-cell office:value-type="string" calcext:value-type="string">
            <text:p>IL,17,153,Pulaski County,H1</text:p>
          </table:table-cell>
          <table:table-cell table:formula="of:=LEFT([.A672];2)" office:value-type="string" office:string-value="IL" calcext:value-type="string">
            <text:p>IL</text:p>
          </table:table-cell>
          <table:table-cell table:formula="of:=MID([.A672];4;6)" office:value-type="string" office:string-value="17,153" calcext:value-type="string">
            <text:p>17,153</text:p>
          </table:table-cell>
          <table:table-cell table:formula="of:=MID([.A672];11;30)" office:value-type="string" office:string-value="Pulaski County,H1" calcext:value-type="string">
            <text:p>Pulaski County,H1</text:p>
          </table:table-cell>
          <table:table-cell office:value-type="string" calcext:value-type="string">
            <text:p>Pulaski County</text:p>
          </table:table-cell>
          <table:table-cell/>
        </table:table-row>
        <table:table-row table:style-name="ro1">
          <table:table-cell office:value-type="string" calcext:value-type="string">
            <text:p>IL,17,155,Putnam County,H1</text:p>
          </table:table-cell>
          <table:table-cell table:formula="of:=LEFT([.A673];2)" office:value-type="string" office:string-value="IL" calcext:value-type="string">
            <text:p>IL</text:p>
          </table:table-cell>
          <table:table-cell table:formula="of:=MID([.A673];4;6)" office:value-type="string" office:string-value="17,155" calcext:value-type="string">
            <text:p>17,155</text:p>
          </table:table-cell>
          <table:table-cell table:formula="of:=MID([.A673];11;30)" office:value-type="string" office:string-value="Putnam County,H1" calcext:value-type="string">
            <text:p>Putnam County,H1</text:p>
          </table:table-cell>
          <table:table-cell office:value-type="string" calcext:value-type="string">
            <text:p>Putnam County</text:p>
          </table:table-cell>
          <table:table-cell/>
        </table:table-row>
        <table:table-row table:style-name="ro1">
          <table:table-cell office:value-type="string" calcext:value-type="string">
            <text:p>IL,17,157,Randolph County,H1</text:p>
          </table:table-cell>
          <table:table-cell table:formula="of:=LEFT([.A674];2)" office:value-type="string" office:string-value="IL" calcext:value-type="string">
            <text:p>IL</text:p>
          </table:table-cell>
          <table:table-cell table:formula="of:=MID([.A674];4;6)" office:value-type="string" office:string-value="17,157" calcext:value-type="string">
            <text:p>17,157</text:p>
          </table:table-cell>
          <table:table-cell table:formula="of:=MID([.A674];11;30)" office:value-type="string" office:string-value="Randolph County,H1" calcext:value-type="string">
            <text:p>Randolph County,H1</text:p>
          </table:table-cell>
          <table:table-cell office:value-type="string" calcext:value-type="string">
            <text:p>Randolph County</text:p>
          </table:table-cell>
          <table:table-cell/>
        </table:table-row>
        <table:table-row table:style-name="ro1">
          <table:table-cell office:value-type="string" calcext:value-type="string">
            <text:p>IL,17,159,Richland County,H1</text:p>
          </table:table-cell>
          <table:table-cell table:formula="of:=LEFT([.A675];2)" office:value-type="string" office:string-value="IL" calcext:value-type="string">
            <text:p>IL</text:p>
          </table:table-cell>
          <table:table-cell table:formula="of:=MID([.A675];4;6)" office:value-type="string" office:string-value="17,159" calcext:value-type="string">
            <text:p>17,159</text:p>
          </table:table-cell>
          <table:table-cell table:formula="of:=MID([.A675];11;30)" office:value-type="string" office:string-value="Richland County,H1" calcext:value-type="string">
            <text:p>Richland County,H1</text:p>
          </table:table-cell>
          <table:table-cell office:value-type="string" calcext:value-type="string">
            <text:p>Richland County</text:p>
          </table:table-cell>
          <table:table-cell/>
        </table:table-row>
        <table:table-row table:style-name="ro2">
          <table:table-cell office:value-type="string" calcext:value-type="string">
            <text:p>IL,17,161,Rock Island County,H1</text:p>
          </table:table-cell>
          <table:table-cell table:formula="of:=LEFT([.A676];2)" office:value-type="string" office:string-value="IL" calcext:value-type="string">
            <text:p>IL</text:p>
          </table:table-cell>
          <table:table-cell table:formula="of:=MID([.A676];4;6)" office:value-type="string" office:string-value="17,161" calcext:value-type="string">
            <text:p>17,161</text:p>
          </table:table-cell>
          <table:table-cell table:formula="of:=MID([.A676];11;30)" office:value-type="string" office:string-value="Rock Island County,H1" calcext:value-type="string">
            <text:p>Rock Island County,H1</text:p>
          </table:table-cell>
          <table:table-cell office:value-type="string" calcext:value-type="string">
            <text:p>Rock Island County</text:p>
          </table:table-cell>
          <table:table-cell/>
        </table:table-row>
        <table:table-row table:style-name="ro1">
          <table:table-cell office:value-type="string" calcext:value-type="string">
            <text:p>IL,17,163,St. Clair County,H1</text:p>
          </table:table-cell>
          <table:table-cell table:formula="of:=LEFT([.A677];2)" office:value-type="string" office:string-value="IL" calcext:value-type="string">
            <text:p>IL</text:p>
          </table:table-cell>
          <table:table-cell table:formula="of:=MID([.A677];4;6)" office:value-type="string" office:string-value="17,163" calcext:value-type="string">
            <text:p>17,163</text:p>
          </table:table-cell>
          <table:table-cell table:formula="of:=MID([.A677];11;30)" office:value-type="string" office:string-value="St. Clair County,H1" calcext:value-type="string">
            <text:p>St. Clair County,H1</text:p>
          </table:table-cell>
          <table:table-cell office:value-type="string" calcext:value-type="string">
            <text:p>St. Clair County</text:p>
          </table:table-cell>
          <table:table-cell/>
        </table:table-row>
        <table:table-row table:style-name="ro1">
          <table:table-cell office:value-type="string" calcext:value-type="string">
            <text:p>IL,17,165,Saline County,H1</text:p>
          </table:table-cell>
          <table:table-cell table:formula="of:=LEFT([.A678];2)" office:value-type="string" office:string-value="IL" calcext:value-type="string">
            <text:p>IL</text:p>
          </table:table-cell>
          <table:table-cell table:formula="of:=MID([.A678];4;6)" office:value-type="string" office:string-value="17,165" calcext:value-type="string">
            <text:p>17,165</text:p>
          </table:table-cell>
          <table:table-cell table:formula="of:=MID([.A678];11;30)" office:value-type="string" office:string-value="Saline County,H1" calcext:value-type="string">
            <text:p>Saline County,H1</text:p>
          </table:table-cell>
          <table:table-cell office:value-type="string" calcext:value-type="string">
            <text:p>Saline County</text:p>
          </table:table-cell>
          <table:table-cell/>
        </table:table-row>
        <table:table-row table:style-name="ro1">
          <table:table-cell office:value-type="string" calcext:value-type="string">
            <text:p>IL,17,167,Sangamon County,H1</text:p>
          </table:table-cell>
          <table:table-cell table:formula="of:=LEFT([.A679];2)" office:value-type="string" office:string-value="IL" calcext:value-type="string">
            <text:p>IL</text:p>
          </table:table-cell>
          <table:table-cell table:formula="of:=MID([.A679];4;6)" office:value-type="string" office:string-value="17,167" calcext:value-type="string">
            <text:p>17,167</text:p>
          </table:table-cell>
          <table:table-cell table:formula="of:=MID([.A679];11;30)" office:value-type="string" office:string-value="Sangamon County,H1" calcext:value-type="string">
            <text:p>Sangamon County,H1</text:p>
          </table:table-cell>
          <table:table-cell office:value-type="string" calcext:value-type="string">
            <text:p>Sangamon County</text:p>
          </table:table-cell>
          <table:table-cell/>
        </table:table-row>
        <table:table-row table:style-name="ro1">
          <table:table-cell office:value-type="string" calcext:value-type="string">
            <text:p>IL,17,169,Schuyler County,H1</text:p>
          </table:table-cell>
          <table:table-cell table:formula="of:=LEFT([.A680];2)" office:value-type="string" office:string-value="IL" calcext:value-type="string">
            <text:p>IL</text:p>
          </table:table-cell>
          <table:table-cell table:formula="of:=MID([.A680];4;6)" office:value-type="string" office:string-value="17,169" calcext:value-type="string">
            <text:p>17,169</text:p>
          </table:table-cell>
          <table:table-cell table:formula="of:=MID([.A680];11;30)" office:value-type="string" office:string-value="Schuyler County,H1" calcext:value-type="string">
            <text:p>Schuyler County,H1</text:p>
          </table:table-cell>
          <table:table-cell office:value-type="string" calcext:value-type="string">
            <text:p>Schuyler County</text:p>
          </table:table-cell>
          <table:table-cell/>
        </table:table-row>
        <table:table-row table:style-name="ro1">
          <table:table-cell office:value-type="string" calcext:value-type="string">
            <text:p>IL,17,171,Scott County,H1</text:p>
          </table:table-cell>
          <table:table-cell table:formula="of:=LEFT([.A681];2)" office:value-type="string" office:string-value="IL" calcext:value-type="string">
            <text:p>IL</text:p>
          </table:table-cell>
          <table:table-cell table:formula="of:=MID([.A681];4;6)" office:value-type="string" office:string-value="17,171" calcext:value-type="string">
            <text:p>17,171</text:p>
          </table:table-cell>
          <table:table-cell table:formula="of:=MID([.A681];11;30)" office:value-type="string" office:string-value="Scott County,H1" calcext:value-type="string">
            <text:p>Scott County,H1</text:p>
          </table:table-cell>
          <table:table-cell office:value-type="string" calcext:value-type="string">
            <text:p>Scott County</text:p>
          </table:table-cell>
          <table:table-cell/>
        </table:table-row>
        <table:table-row table:style-name="ro1">
          <table:table-cell office:value-type="string" calcext:value-type="string">
            <text:p>IL,17,173,Shelby County,H1</text:p>
          </table:table-cell>
          <table:table-cell table:formula="of:=LEFT([.A682];2)" office:value-type="string" office:string-value="IL" calcext:value-type="string">
            <text:p>IL</text:p>
          </table:table-cell>
          <table:table-cell table:formula="of:=MID([.A682];4;6)" office:value-type="string" office:string-value="17,173" calcext:value-type="string">
            <text:p>17,173</text:p>
          </table:table-cell>
          <table:table-cell table:formula="of:=MID([.A682];11;30)" office:value-type="string" office:string-value="Shelby County,H1" calcext:value-type="string">
            <text:p>Shelby County,H1</text:p>
          </table:table-cell>
          <table:table-cell office:value-type="string" calcext:value-type="string">
            <text:p>Shelby County</text:p>
          </table:table-cell>
          <table:table-cell/>
        </table:table-row>
        <table:table-row table:style-name="ro1">
          <table:table-cell office:value-type="string" calcext:value-type="string">
            <text:p>IL,17,175,Stark County,H1</text:p>
          </table:table-cell>
          <table:table-cell table:formula="of:=LEFT([.A683];2)" office:value-type="string" office:string-value="IL" calcext:value-type="string">
            <text:p>IL</text:p>
          </table:table-cell>
          <table:table-cell table:formula="of:=MID([.A683];4;6)" office:value-type="string" office:string-value="17,175" calcext:value-type="string">
            <text:p>17,175</text:p>
          </table:table-cell>
          <table:table-cell table:formula="of:=MID([.A683];11;30)" office:value-type="string" office:string-value="Stark County,H1" calcext:value-type="string">
            <text:p>Stark County,H1</text:p>
          </table:table-cell>
          <table:table-cell office:value-type="string" calcext:value-type="string">
            <text:p>Stark County</text:p>
          </table:table-cell>
          <table:table-cell/>
        </table:table-row>
        <table:table-row table:style-name="ro1">
          <table:table-cell office:value-type="string" calcext:value-type="string">
            <text:p>IL,17,177,Stephenson County,H1</text:p>
          </table:table-cell>
          <table:table-cell table:formula="of:=LEFT([.A684];2)" office:value-type="string" office:string-value="IL" calcext:value-type="string">
            <text:p>IL</text:p>
          </table:table-cell>
          <table:table-cell table:formula="of:=MID([.A684];4;6)" office:value-type="string" office:string-value="17,177" calcext:value-type="string">
            <text:p>17,177</text:p>
          </table:table-cell>
          <table:table-cell table:formula="of:=MID([.A684];11;30)" office:value-type="string" office:string-value="Stephenson County,H1" calcext:value-type="string">
            <text:p>Stephenson County,H1</text:p>
          </table:table-cell>
          <table:table-cell office:value-type="string" calcext:value-type="string">
            <text:p>Stephenson County</text:p>
          </table:table-cell>
          <table:table-cell/>
        </table:table-row>
        <table:table-row table:style-name="ro1">
          <table:table-cell office:value-type="string" calcext:value-type="string">
            <text:p>IL,17,179,Tazewell County,H1</text:p>
          </table:table-cell>
          <table:table-cell table:formula="of:=LEFT([.A685];2)" office:value-type="string" office:string-value="IL" calcext:value-type="string">
            <text:p>IL</text:p>
          </table:table-cell>
          <table:table-cell table:formula="of:=MID([.A685];4;6)" office:value-type="string" office:string-value="17,179" calcext:value-type="string">
            <text:p>17,179</text:p>
          </table:table-cell>
          <table:table-cell table:formula="of:=MID([.A685];11;30)" office:value-type="string" office:string-value="Tazewell County,H1" calcext:value-type="string">
            <text:p>Tazewell County,H1</text:p>
          </table:table-cell>
          <table:table-cell office:value-type="string" calcext:value-type="string">
            <text:p>Tazewell County</text:p>
          </table:table-cell>
          <table:table-cell/>
        </table:table-row>
        <table:table-row table:style-name="ro1">
          <table:table-cell office:value-type="string" calcext:value-type="string">
            <text:p>IL,17,181,Union County,H1</text:p>
          </table:table-cell>
          <table:table-cell table:formula="of:=LEFT([.A686];2)" office:value-type="string" office:string-value="IL" calcext:value-type="string">
            <text:p>IL</text:p>
          </table:table-cell>
          <table:table-cell table:formula="of:=MID([.A686];4;6)" office:value-type="string" office:string-value="17,181" calcext:value-type="string">
            <text:p>17,181</text:p>
          </table:table-cell>
          <table:table-cell table:formula="of:=MID([.A686];11;30)" office:value-type="string" office:string-value="Union County,H1" calcext:value-type="string">
            <text:p>Union County,H1</text:p>
          </table:table-cell>
          <table:table-cell office:value-type="string" calcext:value-type="string">
            <text:p>Union County</text:p>
          </table:table-cell>
          <table:table-cell/>
        </table:table-row>
        <table:table-row table:style-name="ro1">
          <table:table-cell office:value-type="string" calcext:value-type="string">
            <text:p>IL,17,183,Vermilion County,H1</text:p>
          </table:table-cell>
          <table:table-cell table:formula="of:=LEFT([.A687];2)" office:value-type="string" office:string-value="IL" calcext:value-type="string">
            <text:p>IL</text:p>
          </table:table-cell>
          <table:table-cell table:formula="of:=MID([.A687];4;6)" office:value-type="string" office:string-value="17,183" calcext:value-type="string">
            <text:p>17,183</text:p>
          </table:table-cell>
          <table:table-cell table:formula="of:=MID([.A687];11;30)" office:value-type="string" office:string-value="Vermilion County,H1" calcext:value-type="string">
            <text:p>Vermilion County,H1</text:p>
          </table:table-cell>
          <table:table-cell office:value-type="string" calcext:value-type="string">
            <text:p>Vermilion County</text:p>
          </table:table-cell>
          <table:table-cell/>
        </table:table-row>
        <table:table-row table:style-name="ro1">
          <table:table-cell office:value-type="string" calcext:value-type="string">
            <text:p>IL,17,185,Wabash County,H1</text:p>
          </table:table-cell>
          <table:table-cell table:formula="of:=LEFT([.A688];2)" office:value-type="string" office:string-value="IL" calcext:value-type="string">
            <text:p>IL</text:p>
          </table:table-cell>
          <table:table-cell table:formula="of:=MID([.A688];4;6)" office:value-type="string" office:string-value="17,185" calcext:value-type="string">
            <text:p>17,185</text:p>
          </table:table-cell>
          <table:table-cell table:formula="of:=MID([.A688];11;30)" office:value-type="string" office:string-value="Wabash County,H1" calcext:value-type="string">
            <text:p>Wabash County,H1</text:p>
          </table:table-cell>
          <table:table-cell office:value-type="string" calcext:value-type="string">
            <text:p>Wabash County</text:p>
          </table:table-cell>
          <table:table-cell/>
        </table:table-row>
        <table:table-row table:style-name="ro1">
          <table:table-cell office:value-type="string" calcext:value-type="string">
            <text:p>IL,17,187,Warren County,H1</text:p>
          </table:table-cell>
          <table:table-cell table:formula="of:=LEFT([.A689];2)" office:value-type="string" office:string-value="IL" calcext:value-type="string">
            <text:p>IL</text:p>
          </table:table-cell>
          <table:table-cell table:formula="of:=MID([.A689];4;6)" office:value-type="string" office:string-value="17,187" calcext:value-type="string">
            <text:p>17,187</text:p>
          </table:table-cell>
          <table:table-cell table:formula="of:=MID([.A689];11;30)" office:value-type="string" office:string-value="Warren County,H1" calcext:value-type="string">
            <text:p>Warren County,H1</text:p>
          </table:table-cell>
          <table:table-cell office:value-type="string" calcext:value-type="string">
            <text:p>Warren County</text:p>
          </table:table-cell>
          <table:table-cell/>
        </table:table-row>
        <table:table-row table:style-name="ro1">
          <table:table-cell office:value-type="string" calcext:value-type="string">
            <text:p>IL,17,189,Washington County,H1</text:p>
          </table:table-cell>
          <table:table-cell table:formula="of:=LEFT([.A690];2)" office:value-type="string" office:string-value="IL" calcext:value-type="string">
            <text:p>IL</text:p>
          </table:table-cell>
          <table:table-cell table:formula="of:=MID([.A690];4;6)" office:value-type="string" office:string-value="17,189" calcext:value-type="string">
            <text:p>17,189</text:p>
          </table:table-cell>
          <table:table-cell table:formula="of:=MID([.A690];11;30)" office:value-type="string" office:string-value="Washington County,H1" calcext:value-type="string">
            <text:p>Washington County,H1</text:p>
          </table:table-cell>
          <table:table-cell office:value-type="string" calcext:value-type="string">
            <text:p>Washington County</text:p>
          </table:table-cell>
          <table:table-cell/>
        </table:table-row>
        <table:table-row table:style-name="ro1">
          <table:table-cell office:value-type="string" calcext:value-type="string">
            <text:p>IL,17,191,Wayne County,H1</text:p>
          </table:table-cell>
          <table:table-cell table:formula="of:=LEFT([.A691];2)" office:value-type="string" office:string-value="IL" calcext:value-type="string">
            <text:p>IL</text:p>
          </table:table-cell>
          <table:table-cell table:formula="of:=MID([.A691];4;6)" office:value-type="string" office:string-value="17,191" calcext:value-type="string">
            <text:p>17,191</text:p>
          </table:table-cell>
          <table:table-cell table:formula="of:=MID([.A691];11;30)" office:value-type="string" office:string-value="Wayne County,H1" calcext:value-type="string">
            <text:p>Wayne County,H1</text:p>
          </table:table-cell>
          <table:table-cell office:value-type="string" calcext:value-type="string">
            <text:p>Wayne County</text:p>
          </table:table-cell>
          <table:table-cell/>
        </table:table-row>
        <table:table-row table:style-name="ro1">
          <table:table-cell office:value-type="string" calcext:value-type="string">
            <text:p>IL,17,193,White County,H1</text:p>
          </table:table-cell>
          <table:table-cell table:formula="of:=LEFT([.A692];2)" office:value-type="string" office:string-value="IL" calcext:value-type="string">
            <text:p>IL</text:p>
          </table:table-cell>
          <table:table-cell table:formula="of:=MID([.A692];4;6)" office:value-type="string" office:string-value="17,193" calcext:value-type="string">
            <text:p>17,193</text:p>
          </table:table-cell>
          <table:table-cell table:formula="of:=MID([.A692];11;30)" office:value-type="string" office:string-value="White County,H1" calcext:value-type="string">
            <text:p>White County,H1</text:p>
          </table:table-cell>
          <table:table-cell office:value-type="string" calcext:value-type="string">
            <text:p>White County</text:p>
          </table:table-cell>
          <table:table-cell/>
        </table:table-row>
        <table:table-row table:style-name="ro1">
          <table:table-cell office:value-type="string" calcext:value-type="string">
            <text:p>IL,17,195,Whiteside County,H1</text:p>
          </table:table-cell>
          <table:table-cell table:formula="of:=LEFT([.A693];2)" office:value-type="string" office:string-value="IL" calcext:value-type="string">
            <text:p>IL</text:p>
          </table:table-cell>
          <table:table-cell table:formula="of:=MID([.A693];4;6)" office:value-type="string" office:string-value="17,195" calcext:value-type="string">
            <text:p>17,195</text:p>
          </table:table-cell>
          <table:table-cell table:formula="of:=MID([.A693];11;30)" office:value-type="string" office:string-value="Whiteside County,H1" calcext:value-type="string">
            <text:p>Whiteside County,H1</text:p>
          </table:table-cell>
          <table:table-cell office:value-type="string" calcext:value-type="string">
            <text:p>Whiteside County</text:p>
          </table:table-cell>
          <table:table-cell/>
        </table:table-row>
        <table:table-row table:style-name="ro1">
          <table:table-cell office:value-type="string" calcext:value-type="string">
            <text:p>IL,17,197,Will County,H1</text:p>
          </table:table-cell>
          <table:table-cell table:formula="of:=LEFT([.A694];2)" office:value-type="string" office:string-value="IL" calcext:value-type="string">
            <text:p>IL</text:p>
          </table:table-cell>
          <table:table-cell table:formula="of:=MID([.A694];4;6)" office:value-type="string" office:string-value="17,197" calcext:value-type="string">
            <text:p>17,197</text:p>
          </table:table-cell>
          <table:table-cell table:formula="of:=MID([.A694];11;30)" office:value-type="string" office:string-value="Will County,H1" calcext:value-type="string">
            <text:p>Will County,H1</text:p>
          </table:table-cell>
          <table:table-cell office:value-type="string" calcext:value-type="string">
            <text:p>Will County</text:p>
          </table:table-cell>
          <table:table-cell/>
        </table:table-row>
        <table:table-row table:style-name="ro1">
          <table:table-cell office:value-type="string" calcext:value-type="string">
            <text:p>IL,17,199,Williamson County,H1</text:p>
          </table:table-cell>
          <table:table-cell table:formula="of:=LEFT([.A695];2)" office:value-type="string" office:string-value="IL" calcext:value-type="string">
            <text:p>IL</text:p>
          </table:table-cell>
          <table:table-cell table:formula="of:=MID([.A695];4;6)" office:value-type="string" office:string-value="17,199" calcext:value-type="string">
            <text:p>17,199</text:p>
          </table:table-cell>
          <table:table-cell table:formula="of:=MID([.A695];11;30)" office:value-type="string" office:string-value="Williamson County,H1" calcext:value-type="string">
            <text:p>Williamson County,H1</text:p>
          </table:table-cell>
          <table:table-cell office:value-type="string" calcext:value-type="string">
            <text:p>Williamson County</text:p>
          </table:table-cell>
          <table:table-cell/>
        </table:table-row>
        <table:table-row table:style-name="ro1">
          <table:table-cell office:value-type="string" calcext:value-type="string">
            <text:p>IL,17,201,Winnebago County,H1</text:p>
          </table:table-cell>
          <table:table-cell table:formula="of:=LEFT([.A696];2)" office:value-type="string" office:string-value="IL" calcext:value-type="string">
            <text:p>IL</text:p>
          </table:table-cell>
          <table:table-cell table:formula="of:=MID([.A696];4;6)" office:value-type="string" office:string-value="17,201" calcext:value-type="string">
            <text:p>17,201</text:p>
          </table:table-cell>
          <table:table-cell table:formula="of:=MID([.A696];11;30)" office:value-type="string" office:string-value="Winnebago County,H1" calcext:value-type="string">
            <text:p>Winnebago County,H1</text:p>
          </table:table-cell>
          <table:table-cell office:value-type="string" calcext:value-type="string">
            <text:p>Winnebago County</text:p>
          </table:table-cell>
          <table:table-cell/>
        </table:table-row>
        <table:table-row table:style-name="ro1">
          <table:table-cell office:value-type="string" calcext:value-type="string">
            <text:p>IL,17,203,Woodford County,H1</text:p>
          </table:table-cell>
          <table:table-cell table:formula="of:=LEFT([.A697];2)" office:value-type="string" office:string-value="IL" calcext:value-type="string">
            <text:p>IL</text:p>
          </table:table-cell>
          <table:table-cell table:formula="of:=MID([.A697];4;6)" office:value-type="string" office:string-value="17,203" calcext:value-type="string">
            <text:p>17,203</text:p>
          </table:table-cell>
          <table:table-cell table:formula="of:=MID([.A697];11;30)" office:value-type="string" office:string-value="Woodford County,H1" calcext:value-type="string">
            <text:p>Woodford County,H1</text:p>
          </table:table-cell>
          <table:table-cell office:value-type="string" calcext:value-type="string">
            <text:p>Woodford County</text:p>
          </table:table-cell>
          <table:table-cell/>
        </table:table-row>
        <table:table-row table:style-name="ro1">
          <table:table-cell office:value-type="string" calcext:value-type="string">
            <text:p>IN,18,001,Adams County,H1</text:p>
          </table:table-cell>
          <table:table-cell table:formula="of:=LEFT([.A698];2)" office:value-type="string" office:string-value="IN" calcext:value-type="string">
            <text:p>IN</text:p>
          </table:table-cell>
          <table:table-cell table:formula="of:=MID([.A698];4;6)" office:value-type="string" office:string-value="18,001" calcext:value-type="string">
            <text:p>18,001</text:p>
          </table:table-cell>
          <table:table-cell table:formula="of:=MID([.A698];11;30)" office:value-type="string" office:string-value="Adams County,H1" calcext:value-type="string">
            <text:p>Adams County,H1</text:p>
          </table:table-cell>
          <table:table-cell office:value-type="string" calcext:value-type="string">
            <text:p>Adams County</text:p>
          </table:table-cell>
          <table:table-cell/>
        </table:table-row>
        <table:table-row table:style-name="ro1">
          <table:table-cell office:value-type="string" calcext:value-type="string">
            <text:p>IN,18,003,Allen County,H1</text:p>
          </table:table-cell>
          <table:table-cell table:formula="of:=LEFT([.A699];2)" office:value-type="string" office:string-value="IN" calcext:value-type="string">
            <text:p>IN</text:p>
          </table:table-cell>
          <table:table-cell table:formula="of:=MID([.A699];4;6)" office:value-type="string" office:string-value="18,003" calcext:value-type="string">
            <text:p>18,003</text:p>
          </table:table-cell>
          <table:table-cell table:formula="of:=MID([.A699];11;30)" office:value-type="string" office:string-value="Allen County,H1" calcext:value-type="string">
            <text:p>Allen County,H1</text:p>
          </table:table-cell>
          <table:table-cell office:value-type="string" calcext:value-type="string">
            <text:p>Allen County</text:p>
          </table:table-cell>
          <table:table-cell/>
        </table:table-row>
        <table:table-row table:style-name="ro2">
          <table:table-cell office:value-type="string" calcext:value-type="string">
            <text:p>IN,18,005,Bartholomew County,H1</text:p>
          </table:table-cell>
          <table:table-cell table:formula="of:=LEFT([.A700];2)" office:value-type="string" office:string-value="IN" calcext:value-type="string">
            <text:p>IN</text:p>
          </table:table-cell>
          <table:table-cell table:formula="of:=MID([.A700];4;6)" office:value-type="string" office:string-value="18,005" calcext:value-type="string">
            <text:p>18,005</text:p>
          </table:table-cell>
          <table:table-cell table:formula="of:=MID([.A700];11;30)" office:value-type="string" office:string-value="Bartholomew County,H1" calcext:value-type="string">
            <text:p>Bartholomew County,H1</text:p>
          </table:table-cell>
          <table:table-cell office:value-type="string" calcext:value-type="string">
            <text:p>Bartholomew County</text:p>
          </table:table-cell>
          <table:table-cell/>
        </table:table-row>
        <table:table-row table:style-name="ro1">
          <table:table-cell office:value-type="string" calcext:value-type="string">
            <text:p>IN,18,007,Benton County,H1</text:p>
          </table:table-cell>
          <table:table-cell table:formula="of:=LEFT([.A701];2)" office:value-type="string" office:string-value="IN" calcext:value-type="string">
            <text:p>IN</text:p>
          </table:table-cell>
          <table:table-cell table:formula="of:=MID([.A701];4;6)" office:value-type="string" office:string-value="18,007" calcext:value-type="string">
            <text:p>18,007</text:p>
          </table:table-cell>
          <table:table-cell table:formula="of:=MID([.A701];11;30)" office:value-type="string" office:string-value="Benton County,H1" calcext:value-type="string">
            <text:p>Benton County,H1</text:p>
          </table:table-cell>
          <table:table-cell office:value-type="string" calcext:value-type="string">
            <text:p>Benton County</text:p>
          </table:table-cell>
          <table:table-cell/>
        </table:table-row>
        <table:table-row table:style-name="ro1">
          <table:table-cell office:value-type="string" calcext:value-type="string">
            <text:p>IN,18,009,Blackford County,H1</text:p>
          </table:table-cell>
          <table:table-cell table:formula="of:=LEFT([.A702];2)" office:value-type="string" office:string-value="IN" calcext:value-type="string">
            <text:p>IN</text:p>
          </table:table-cell>
          <table:table-cell table:formula="of:=MID([.A702];4;6)" office:value-type="string" office:string-value="18,009" calcext:value-type="string">
            <text:p>18,009</text:p>
          </table:table-cell>
          <table:table-cell table:formula="of:=MID([.A702];11;30)" office:value-type="string" office:string-value="Blackford County,H1" calcext:value-type="string">
            <text:p>Blackford County,H1</text:p>
          </table:table-cell>
          <table:table-cell office:value-type="string" calcext:value-type="string">
            <text:p>Blackford County</text:p>
          </table:table-cell>
          <table:table-cell/>
        </table:table-row>
        <table:table-row table:style-name="ro1">
          <table:table-cell office:value-type="string" calcext:value-type="string">
            <text:p>IN,18,011,Boone County,H1</text:p>
          </table:table-cell>
          <table:table-cell table:formula="of:=LEFT([.A703];2)" office:value-type="string" office:string-value="IN" calcext:value-type="string">
            <text:p>IN</text:p>
          </table:table-cell>
          <table:table-cell table:formula="of:=MID([.A703];4;6)" office:value-type="string" office:string-value="18,011" calcext:value-type="string">
            <text:p>18,011</text:p>
          </table:table-cell>
          <table:table-cell table:formula="of:=MID([.A703];11;30)" office:value-type="string" office:string-value="Boone County,H1" calcext:value-type="string">
            <text:p>Boone County,H1</text:p>
          </table:table-cell>
          <table:table-cell office:value-type="string" calcext:value-type="string">
            <text:p>Boone County</text:p>
          </table:table-cell>
          <table:table-cell/>
        </table:table-row>
        <table:table-row table:style-name="ro1">
          <table:table-cell office:value-type="string" calcext:value-type="string">
            <text:p>IN,18,013,Brown County,H1</text:p>
          </table:table-cell>
          <table:table-cell table:formula="of:=LEFT([.A704];2)" office:value-type="string" office:string-value="IN" calcext:value-type="string">
            <text:p>IN</text:p>
          </table:table-cell>
          <table:table-cell table:formula="of:=MID([.A704];4;6)" office:value-type="string" office:string-value="18,013" calcext:value-type="string">
            <text:p>18,013</text:p>
          </table:table-cell>
          <table:table-cell table:formula="of:=MID([.A704];11;30)" office:value-type="string" office:string-value="Brown County,H1" calcext:value-type="string">
            <text:p>Brown County,H1</text:p>
          </table:table-cell>
          <table:table-cell office:value-type="string" calcext:value-type="string">
            <text:p>Brown County</text:p>
          </table:table-cell>
          <table:table-cell/>
        </table:table-row>
        <table:table-row table:style-name="ro1">
          <table:table-cell office:value-type="string" calcext:value-type="string">
            <text:p>IN,18,015,Carroll County,H1</text:p>
          </table:table-cell>
          <table:table-cell table:formula="of:=LEFT([.A705];2)" office:value-type="string" office:string-value="IN" calcext:value-type="string">
            <text:p>IN</text:p>
          </table:table-cell>
          <table:table-cell table:formula="of:=MID([.A705];4;6)" office:value-type="string" office:string-value="18,015" calcext:value-type="string">
            <text:p>18,015</text:p>
          </table:table-cell>
          <table:table-cell table:formula="of:=MID([.A705];11;30)" office:value-type="string" office:string-value="Carroll County,H1" calcext:value-type="string">
            <text:p>Carroll County,H1</text:p>
          </table:table-cell>
          <table:table-cell office:value-type="string" calcext:value-type="string">
            <text:p>Carroll County</text:p>
          </table:table-cell>
          <table:table-cell/>
        </table:table-row>
        <table:table-row table:style-name="ro1">
          <table:table-cell office:value-type="string" calcext:value-type="string">
            <text:p>IN,18,017,Cass County,H1</text:p>
          </table:table-cell>
          <table:table-cell table:formula="of:=LEFT([.A706];2)" office:value-type="string" office:string-value="IN" calcext:value-type="string">
            <text:p>IN</text:p>
          </table:table-cell>
          <table:table-cell table:formula="of:=MID([.A706];4;6)" office:value-type="string" office:string-value="18,017" calcext:value-type="string">
            <text:p>18,017</text:p>
          </table:table-cell>
          <table:table-cell table:formula="of:=MID([.A706];11;30)" office:value-type="string" office:string-value="Cass County,H1" calcext:value-type="string">
            <text:p>Cass County,H1</text:p>
          </table:table-cell>
          <table:table-cell office:value-type="string" calcext:value-type="string">
            <text:p>Cass County</text:p>
          </table:table-cell>
          <table:table-cell/>
        </table:table-row>
        <table:table-row table:style-name="ro1">
          <table:table-cell office:value-type="string" calcext:value-type="string">
            <text:p>IN,18,019,Clark County,H1</text:p>
          </table:table-cell>
          <table:table-cell table:formula="of:=LEFT([.A707];2)" office:value-type="string" office:string-value="IN" calcext:value-type="string">
            <text:p>IN</text:p>
          </table:table-cell>
          <table:table-cell table:formula="of:=MID([.A707];4;6)" office:value-type="string" office:string-value="18,019" calcext:value-type="string">
            <text:p>18,019</text:p>
          </table:table-cell>
          <table:table-cell table:formula="of:=MID([.A707];11;30)" office:value-type="string" office:string-value="Clark County,H1" calcext:value-type="string">
            <text:p>Clark County,H1</text:p>
          </table:table-cell>
          <table:table-cell office:value-type="string" calcext:value-type="string">
            <text:p>Clark County</text:p>
          </table:table-cell>
          <table:table-cell/>
        </table:table-row>
        <table:table-row table:style-name="ro1">
          <table:table-cell office:value-type="string" calcext:value-type="string">
            <text:p>IN,18,021,Clay County,H1</text:p>
          </table:table-cell>
          <table:table-cell table:formula="of:=LEFT([.A708];2)" office:value-type="string" office:string-value="IN" calcext:value-type="string">
            <text:p>IN</text:p>
          </table:table-cell>
          <table:table-cell table:formula="of:=MID([.A708];4;6)" office:value-type="string" office:string-value="18,021" calcext:value-type="string">
            <text:p>18,021</text:p>
          </table:table-cell>
          <table:table-cell table:formula="of:=MID([.A708];11;30)" office:value-type="string" office:string-value="Clay County,H1" calcext:value-type="string">
            <text:p>Clay County,H1</text:p>
          </table:table-cell>
          <table:table-cell office:value-type="string" calcext:value-type="string">
            <text:p>Clay County</text:p>
          </table:table-cell>
          <table:table-cell/>
        </table:table-row>
        <table:table-row table:style-name="ro1">
          <table:table-cell office:value-type="string" calcext:value-type="string">
            <text:p>IN,18,023,Clinton County,H1</text:p>
          </table:table-cell>
          <table:table-cell table:formula="of:=LEFT([.A709];2)" office:value-type="string" office:string-value="IN" calcext:value-type="string">
            <text:p>IN</text:p>
          </table:table-cell>
          <table:table-cell table:formula="of:=MID([.A709];4;6)" office:value-type="string" office:string-value="18,023" calcext:value-type="string">
            <text:p>18,023</text:p>
          </table:table-cell>
          <table:table-cell table:formula="of:=MID([.A709];11;30)" office:value-type="string" office:string-value="Clinton County,H1" calcext:value-type="string">
            <text:p>Clinton County,H1</text:p>
          </table:table-cell>
          <table:table-cell office:value-type="string" calcext:value-type="string">
            <text:p>Clinton County</text:p>
          </table:table-cell>
          <table:table-cell/>
        </table:table-row>
        <table:table-row table:style-name="ro1">
          <table:table-cell office:value-type="string" calcext:value-type="string">
            <text:p>IN,18,025,Crawford County,H1</text:p>
          </table:table-cell>
          <table:table-cell table:formula="of:=LEFT([.A710];2)" office:value-type="string" office:string-value="IN" calcext:value-type="string">
            <text:p>IN</text:p>
          </table:table-cell>
          <table:table-cell table:formula="of:=MID([.A710];4;6)" office:value-type="string" office:string-value="18,025" calcext:value-type="string">
            <text:p>18,025</text:p>
          </table:table-cell>
          <table:table-cell table:formula="of:=MID([.A710];11;30)" office:value-type="string" office:string-value="Crawford County,H1" calcext:value-type="string">
            <text:p>Crawford County,H1</text:p>
          </table:table-cell>
          <table:table-cell office:value-type="string" calcext:value-type="string">
            <text:p>Crawford County</text:p>
          </table:table-cell>
          <table:table-cell/>
        </table:table-row>
        <table:table-row table:style-name="ro1">
          <table:table-cell office:value-type="string" calcext:value-type="string">
            <text:p>IN,18,027,Daviess County,H1</text:p>
          </table:table-cell>
          <table:table-cell table:formula="of:=LEFT([.A711];2)" office:value-type="string" office:string-value="IN" calcext:value-type="string">
            <text:p>IN</text:p>
          </table:table-cell>
          <table:table-cell table:formula="of:=MID([.A711];4;6)" office:value-type="string" office:string-value="18,027" calcext:value-type="string">
            <text:p>18,027</text:p>
          </table:table-cell>
          <table:table-cell table:formula="of:=MID([.A711];11;30)" office:value-type="string" office:string-value="Daviess County,H1" calcext:value-type="string">
            <text:p>Daviess County,H1</text:p>
          </table:table-cell>
          <table:table-cell office:value-type="string" calcext:value-type="string">
            <text:p>Daviess County</text:p>
          </table:table-cell>
          <table:table-cell/>
        </table:table-row>
        <table:table-row table:style-name="ro1">
          <table:table-cell office:value-type="string" calcext:value-type="string">
            <text:p>IN,18,029,Dearborn County,H1</text:p>
          </table:table-cell>
          <table:table-cell table:formula="of:=LEFT([.A712];2)" office:value-type="string" office:string-value="IN" calcext:value-type="string">
            <text:p>IN</text:p>
          </table:table-cell>
          <table:table-cell table:formula="of:=MID([.A712];4;6)" office:value-type="string" office:string-value="18,029" calcext:value-type="string">
            <text:p>18,029</text:p>
          </table:table-cell>
          <table:table-cell table:formula="of:=MID([.A712];11;30)" office:value-type="string" office:string-value="Dearborn County,H1" calcext:value-type="string">
            <text:p>Dearborn County,H1</text:p>
          </table:table-cell>
          <table:table-cell office:value-type="string" calcext:value-type="string">
            <text:p>Dearborn County</text:p>
          </table:table-cell>
          <table:table-cell/>
        </table:table-row>
        <table:table-row table:style-name="ro1">
          <table:table-cell office:value-type="string" calcext:value-type="string">
            <text:p>IN,18,031,Decatur County,H1</text:p>
          </table:table-cell>
          <table:table-cell table:formula="of:=LEFT([.A713];2)" office:value-type="string" office:string-value="IN" calcext:value-type="string">
            <text:p>IN</text:p>
          </table:table-cell>
          <table:table-cell table:formula="of:=MID([.A713];4;6)" office:value-type="string" office:string-value="18,031" calcext:value-type="string">
            <text:p>18,031</text:p>
          </table:table-cell>
          <table:table-cell table:formula="of:=MID([.A713];11;30)" office:value-type="string" office:string-value="Decatur County,H1" calcext:value-type="string">
            <text:p>Decatur County,H1</text:p>
          </table:table-cell>
          <table:table-cell office:value-type="string" calcext:value-type="string">
            <text:p>Decatur County</text:p>
          </table:table-cell>
          <table:table-cell/>
        </table:table-row>
        <table:table-row table:style-name="ro1">
          <table:table-cell office:value-type="string" calcext:value-type="string">
            <text:p>IN,18,033,DeKalb County,H1</text:p>
          </table:table-cell>
          <table:table-cell table:formula="of:=LEFT([.A714];2)" office:value-type="string" office:string-value="IN" calcext:value-type="string">
            <text:p>IN</text:p>
          </table:table-cell>
          <table:table-cell table:formula="of:=MID([.A714];4;6)" office:value-type="string" office:string-value="18,033" calcext:value-type="string">
            <text:p>18,033</text:p>
          </table:table-cell>
          <table:table-cell table:formula="of:=MID([.A714];11;30)" office:value-type="string" office:string-value="DeKalb County,H1" calcext:value-type="string">
            <text:p>DeKalb County,H1</text:p>
          </table:table-cell>
          <table:table-cell office:value-type="string" calcext:value-type="string">
            <text:p>DeKalb County</text:p>
          </table:table-cell>
          <table:table-cell/>
        </table:table-row>
        <table:table-row table:style-name="ro1">
          <table:table-cell office:value-type="string" calcext:value-type="string">
            <text:p>IN,18,035,Delaware County,H1</text:p>
          </table:table-cell>
          <table:table-cell table:formula="of:=LEFT([.A715];2)" office:value-type="string" office:string-value="IN" calcext:value-type="string">
            <text:p>IN</text:p>
          </table:table-cell>
          <table:table-cell table:formula="of:=MID([.A715];4;6)" office:value-type="string" office:string-value="18,035" calcext:value-type="string">
            <text:p>18,035</text:p>
          </table:table-cell>
          <table:table-cell table:formula="of:=MID([.A715];11;30)" office:value-type="string" office:string-value="Delaware County,H1" calcext:value-type="string">
            <text:p>Delaware County,H1</text:p>
          </table:table-cell>
          <table:table-cell office:value-type="string" calcext:value-type="string">
            <text:p>Delaware County</text:p>
          </table:table-cell>
          <table:table-cell/>
        </table:table-row>
        <table:table-row table:style-name="ro1">
          <table:table-cell office:value-type="string" calcext:value-type="string">
            <text:p>IN,18,037,Dubois County,H1</text:p>
          </table:table-cell>
          <table:table-cell table:formula="of:=LEFT([.A716];2)" office:value-type="string" office:string-value="IN" calcext:value-type="string">
            <text:p>IN</text:p>
          </table:table-cell>
          <table:table-cell table:formula="of:=MID([.A716];4;6)" office:value-type="string" office:string-value="18,037" calcext:value-type="string">
            <text:p>18,037</text:p>
          </table:table-cell>
          <table:table-cell table:formula="of:=MID([.A716];11;30)" office:value-type="string" office:string-value="Dubois County,H1" calcext:value-type="string">
            <text:p>Dubois County,H1</text:p>
          </table:table-cell>
          <table:table-cell office:value-type="string" calcext:value-type="string">
            <text:p>Dubois County</text:p>
          </table:table-cell>
          <table:table-cell/>
        </table:table-row>
        <table:table-row table:style-name="ro1">
          <table:table-cell office:value-type="string" calcext:value-type="string">
            <text:p>IN,18,039,Elkhart County,H1</text:p>
          </table:table-cell>
          <table:table-cell table:formula="of:=LEFT([.A717];2)" office:value-type="string" office:string-value="IN" calcext:value-type="string">
            <text:p>IN</text:p>
          </table:table-cell>
          <table:table-cell table:formula="of:=MID([.A717];4;6)" office:value-type="string" office:string-value="18,039" calcext:value-type="string">
            <text:p>18,039</text:p>
          </table:table-cell>
          <table:table-cell table:formula="of:=MID([.A717];11;30)" office:value-type="string" office:string-value="Elkhart County,H1" calcext:value-type="string">
            <text:p>Elkhart County,H1</text:p>
          </table:table-cell>
          <table:table-cell office:value-type="string" calcext:value-type="string">
            <text:p>Elkhart County</text:p>
          </table:table-cell>
          <table:table-cell/>
        </table:table-row>
        <table:table-row table:style-name="ro1">
          <table:table-cell office:value-type="string" calcext:value-type="string">
            <text:p>IN,18,041,Fayette County,H1</text:p>
          </table:table-cell>
          <table:table-cell table:formula="of:=LEFT([.A718];2)" office:value-type="string" office:string-value="IN" calcext:value-type="string">
            <text:p>IN</text:p>
          </table:table-cell>
          <table:table-cell table:formula="of:=MID([.A718];4;6)" office:value-type="string" office:string-value="18,041" calcext:value-type="string">
            <text:p>18,041</text:p>
          </table:table-cell>
          <table:table-cell table:formula="of:=MID([.A718];11;30)" office:value-type="string" office:string-value="Fayette County,H1" calcext:value-type="string">
            <text:p>Fayette County,H1</text:p>
          </table:table-cell>
          <table:table-cell office:value-type="string" calcext:value-type="string">
            <text:p>Fayette County</text:p>
          </table:table-cell>
          <table:table-cell/>
        </table:table-row>
        <table:table-row table:style-name="ro1">
          <table:table-cell office:value-type="string" calcext:value-type="string">
            <text:p>IN,18,043,Floyd County,H1</text:p>
          </table:table-cell>
          <table:table-cell table:formula="of:=LEFT([.A719];2)" office:value-type="string" office:string-value="IN" calcext:value-type="string">
            <text:p>IN</text:p>
          </table:table-cell>
          <table:table-cell table:formula="of:=MID([.A719];4;6)" office:value-type="string" office:string-value="18,043" calcext:value-type="string">
            <text:p>18,043</text:p>
          </table:table-cell>
          <table:table-cell table:formula="of:=MID([.A719];11;30)" office:value-type="string" office:string-value="Floyd County,H1" calcext:value-type="string">
            <text:p>Floyd County,H1</text:p>
          </table:table-cell>
          <table:table-cell office:value-type="string" calcext:value-type="string">
            <text:p>Floyd County</text:p>
          </table:table-cell>
          <table:table-cell/>
        </table:table-row>
        <table:table-row table:style-name="ro1">
          <table:table-cell office:value-type="string" calcext:value-type="string">
            <text:p>IN,18,045,Fountain County,H1</text:p>
          </table:table-cell>
          <table:table-cell table:formula="of:=LEFT([.A720];2)" office:value-type="string" office:string-value="IN" calcext:value-type="string">
            <text:p>IN</text:p>
          </table:table-cell>
          <table:table-cell table:formula="of:=MID([.A720];4;6)" office:value-type="string" office:string-value="18,045" calcext:value-type="string">
            <text:p>18,045</text:p>
          </table:table-cell>
          <table:table-cell table:formula="of:=MID([.A720];11;30)" office:value-type="string" office:string-value="Fountain County,H1" calcext:value-type="string">
            <text:p>Fountain County,H1</text:p>
          </table:table-cell>
          <table:table-cell office:value-type="string" calcext:value-type="string">
            <text:p>Fountain County</text:p>
          </table:table-cell>
          <table:table-cell/>
        </table:table-row>
        <table:table-row table:style-name="ro1">
          <table:table-cell office:value-type="string" calcext:value-type="string">
            <text:p>IN,18,047,Franklin County,H1</text:p>
          </table:table-cell>
          <table:table-cell table:formula="of:=LEFT([.A721];2)" office:value-type="string" office:string-value="IN" calcext:value-type="string">
            <text:p>IN</text:p>
          </table:table-cell>
          <table:table-cell table:formula="of:=MID([.A721];4;6)" office:value-type="string" office:string-value="18,047" calcext:value-type="string">
            <text:p>18,047</text:p>
          </table:table-cell>
          <table:table-cell table:formula="of:=MID([.A721];11;30)" office:value-type="string" office:string-value="Franklin County,H1" calcext:value-type="string">
            <text:p>Franklin County,H1</text:p>
          </table:table-cell>
          <table:table-cell office:value-type="string" calcext:value-type="string">
            <text:p>Franklin County</text:p>
          </table:table-cell>
          <table:table-cell/>
        </table:table-row>
        <table:table-row table:style-name="ro1">
          <table:table-cell office:value-type="string" calcext:value-type="string">
            <text:p>IN,18,049,Fulton County,H1</text:p>
          </table:table-cell>
          <table:table-cell table:formula="of:=LEFT([.A722];2)" office:value-type="string" office:string-value="IN" calcext:value-type="string">
            <text:p>IN</text:p>
          </table:table-cell>
          <table:table-cell table:formula="of:=MID([.A722];4;6)" office:value-type="string" office:string-value="18,049" calcext:value-type="string">
            <text:p>18,049</text:p>
          </table:table-cell>
          <table:table-cell table:formula="of:=MID([.A722];11;30)" office:value-type="string" office:string-value="Fulton County,H1" calcext:value-type="string">
            <text:p>Fulton County,H1</text:p>
          </table:table-cell>
          <table:table-cell office:value-type="string" calcext:value-type="string">
            <text:p>Fulton County</text:p>
          </table:table-cell>
          <table:table-cell/>
        </table:table-row>
        <table:table-row table:style-name="ro1">
          <table:table-cell office:value-type="string" calcext:value-type="string">
            <text:p>IN,18,051,Gibson County,H1</text:p>
          </table:table-cell>
          <table:table-cell table:formula="of:=LEFT([.A723];2)" office:value-type="string" office:string-value="IN" calcext:value-type="string">
            <text:p>IN</text:p>
          </table:table-cell>
          <table:table-cell table:formula="of:=MID([.A723];4;6)" office:value-type="string" office:string-value="18,051" calcext:value-type="string">
            <text:p>18,051</text:p>
          </table:table-cell>
          <table:table-cell table:formula="of:=MID([.A723];11;30)" office:value-type="string" office:string-value="Gibson County,H1" calcext:value-type="string">
            <text:p>Gibson County,H1</text:p>
          </table:table-cell>
          <table:table-cell office:value-type="string" calcext:value-type="string">
            <text:p>Gibson County</text:p>
          </table:table-cell>
          <table:table-cell/>
        </table:table-row>
        <table:table-row table:style-name="ro1">
          <table:table-cell office:value-type="string" calcext:value-type="string">
            <text:p>IN,18,053,Grant County,H1</text:p>
          </table:table-cell>
          <table:table-cell table:formula="of:=LEFT([.A724];2)" office:value-type="string" office:string-value="IN" calcext:value-type="string">
            <text:p>IN</text:p>
          </table:table-cell>
          <table:table-cell table:formula="of:=MID([.A724];4;6)" office:value-type="string" office:string-value="18,053" calcext:value-type="string">
            <text:p>18,053</text:p>
          </table:table-cell>
          <table:table-cell table:formula="of:=MID([.A724];11;30)" office:value-type="string" office:string-value="Grant County,H1" calcext:value-type="string">
            <text:p>Grant County,H1</text:p>
          </table:table-cell>
          <table:table-cell office:value-type="string" calcext:value-type="string">
            <text:p>Grant County</text:p>
          </table:table-cell>
          <table:table-cell/>
        </table:table-row>
        <table:table-row table:style-name="ro1">
          <table:table-cell office:value-type="string" calcext:value-type="string">
            <text:p>IN,18,055,Greene County,H1</text:p>
          </table:table-cell>
          <table:table-cell table:formula="of:=LEFT([.A725];2)" office:value-type="string" office:string-value="IN" calcext:value-type="string">
            <text:p>IN</text:p>
          </table:table-cell>
          <table:table-cell table:formula="of:=MID([.A725];4;6)" office:value-type="string" office:string-value="18,055" calcext:value-type="string">
            <text:p>18,055</text:p>
          </table:table-cell>
          <table:table-cell table:formula="of:=MID([.A725];11;30)" office:value-type="string" office:string-value="Greene County,H1" calcext:value-type="string">
            <text:p>Greene County,H1</text:p>
          </table:table-cell>
          <table:table-cell office:value-type="string" calcext:value-type="string">
            <text:p>Greene County</text:p>
          </table:table-cell>
          <table:table-cell/>
        </table:table-row>
        <table:table-row table:style-name="ro1">
          <table:table-cell office:value-type="string" calcext:value-type="string">
            <text:p>IN,18,057,Hamilton County,H1</text:p>
          </table:table-cell>
          <table:table-cell table:formula="of:=LEFT([.A726];2)" office:value-type="string" office:string-value="IN" calcext:value-type="string">
            <text:p>IN</text:p>
          </table:table-cell>
          <table:table-cell table:formula="of:=MID([.A726];4;6)" office:value-type="string" office:string-value="18,057" calcext:value-type="string">
            <text:p>18,057</text:p>
          </table:table-cell>
          <table:table-cell table:formula="of:=MID([.A726];11;30)" office:value-type="string" office:string-value="Hamilton County,H1" calcext:value-type="string">
            <text:p>Hamilton County,H1</text:p>
          </table:table-cell>
          <table:table-cell office:value-type="string" calcext:value-type="string">
            <text:p>Hamilton County</text:p>
          </table:table-cell>
          <table:table-cell/>
        </table:table-row>
        <table:table-row table:style-name="ro1">
          <table:table-cell office:value-type="string" calcext:value-type="string">
            <text:p>IN,18,059,Hancock County,H1</text:p>
          </table:table-cell>
          <table:table-cell table:formula="of:=LEFT([.A727];2)" office:value-type="string" office:string-value="IN" calcext:value-type="string">
            <text:p>IN</text:p>
          </table:table-cell>
          <table:table-cell table:formula="of:=MID([.A727];4;6)" office:value-type="string" office:string-value="18,059" calcext:value-type="string">
            <text:p>18,059</text:p>
          </table:table-cell>
          <table:table-cell table:formula="of:=MID([.A727];11;30)" office:value-type="string" office:string-value="Hancock County,H1" calcext:value-type="string">
            <text:p>Hancock County,H1</text:p>
          </table:table-cell>
          <table:table-cell office:value-type="string" calcext:value-type="string">
            <text:p>Hancock County</text:p>
          </table:table-cell>
          <table:table-cell/>
        </table:table-row>
        <table:table-row table:style-name="ro1">
          <table:table-cell office:value-type="string" calcext:value-type="string">
            <text:p>IN,18,061,Harrison County,H1</text:p>
          </table:table-cell>
          <table:table-cell table:formula="of:=LEFT([.A728];2)" office:value-type="string" office:string-value="IN" calcext:value-type="string">
            <text:p>IN</text:p>
          </table:table-cell>
          <table:table-cell table:formula="of:=MID([.A728];4;6)" office:value-type="string" office:string-value="18,061" calcext:value-type="string">
            <text:p>18,061</text:p>
          </table:table-cell>
          <table:table-cell table:formula="of:=MID([.A728];11;30)" office:value-type="string" office:string-value="Harrison County,H1" calcext:value-type="string">
            <text:p>Harrison County,H1</text:p>
          </table:table-cell>
          <table:table-cell office:value-type="string" calcext:value-type="string">
            <text:p>Harrison County</text:p>
          </table:table-cell>
          <table:table-cell/>
        </table:table-row>
        <table:table-row table:style-name="ro1">
          <table:table-cell office:value-type="string" calcext:value-type="string">
            <text:p>IN,18,063,Hendricks County,H1</text:p>
          </table:table-cell>
          <table:table-cell table:formula="of:=LEFT([.A729];2)" office:value-type="string" office:string-value="IN" calcext:value-type="string">
            <text:p>IN</text:p>
          </table:table-cell>
          <table:table-cell table:formula="of:=MID([.A729];4;6)" office:value-type="string" office:string-value="18,063" calcext:value-type="string">
            <text:p>18,063</text:p>
          </table:table-cell>
          <table:table-cell table:formula="of:=MID([.A729];11;30)" office:value-type="string" office:string-value="Hendricks County,H1" calcext:value-type="string">
            <text:p>Hendricks County,H1</text:p>
          </table:table-cell>
          <table:table-cell office:value-type="string" calcext:value-type="string">
            <text:p>Hendricks County</text:p>
          </table:table-cell>
          <table:table-cell/>
        </table:table-row>
        <table:table-row table:style-name="ro1">
          <table:table-cell office:value-type="string" calcext:value-type="string">
            <text:p>IN,18,065,Henry County,H1</text:p>
          </table:table-cell>
          <table:table-cell table:formula="of:=LEFT([.A730];2)" office:value-type="string" office:string-value="IN" calcext:value-type="string">
            <text:p>IN</text:p>
          </table:table-cell>
          <table:table-cell table:formula="of:=MID([.A730];4;6)" office:value-type="string" office:string-value="18,065" calcext:value-type="string">
            <text:p>18,065</text:p>
          </table:table-cell>
          <table:table-cell table:formula="of:=MID([.A730];11;30)" office:value-type="string" office:string-value="Henry County,H1" calcext:value-type="string">
            <text:p>Henry County,H1</text:p>
          </table:table-cell>
          <table:table-cell office:value-type="string" calcext:value-type="string">
            <text:p>Henry County</text:p>
          </table:table-cell>
          <table:table-cell/>
        </table:table-row>
        <table:table-row table:style-name="ro1">
          <table:table-cell office:value-type="string" calcext:value-type="string">
            <text:p>IN,18,067,Howard County,H1</text:p>
          </table:table-cell>
          <table:table-cell table:formula="of:=LEFT([.A731];2)" office:value-type="string" office:string-value="IN" calcext:value-type="string">
            <text:p>IN</text:p>
          </table:table-cell>
          <table:table-cell table:formula="of:=MID([.A731];4;6)" office:value-type="string" office:string-value="18,067" calcext:value-type="string">
            <text:p>18,067</text:p>
          </table:table-cell>
          <table:table-cell table:formula="of:=MID([.A731];11;30)" office:value-type="string" office:string-value="Howard County,H1" calcext:value-type="string">
            <text:p>Howard County,H1</text:p>
          </table:table-cell>
          <table:table-cell office:value-type="string" calcext:value-type="string">
            <text:p>Howard County</text:p>
          </table:table-cell>
          <table:table-cell/>
        </table:table-row>
        <table:table-row table:style-name="ro1">
          <table:table-cell office:value-type="string" calcext:value-type="string">
            <text:p>IN,18,069,Huntington County,H1</text:p>
          </table:table-cell>
          <table:table-cell table:formula="of:=LEFT([.A732];2)" office:value-type="string" office:string-value="IN" calcext:value-type="string">
            <text:p>IN</text:p>
          </table:table-cell>
          <table:table-cell table:formula="of:=MID([.A732];4;6)" office:value-type="string" office:string-value="18,069" calcext:value-type="string">
            <text:p>18,069</text:p>
          </table:table-cell>
          <table:table-cell table:formula="of:=MID([.A732];11;30)" office:value-type="string" office:string-value="Huntington County,H1" calcext:value-type="string">
            <text:p>Huntington County,H1</text:p>
          </table:table-cell>
          <table:table-cell office:value-type="string" calcext:value-type="string">
            <text:p>Huntington County</text:p>
          </table:table-cell>
          <table:table-cell/>
        </table:table-row>
        <table:table-row table:style-name="ro1">
          <table:table-cell office:value-type="string" calcext:value-type="string">
            <text:p>IN,18,071,Jackson County,H1</text:p>
          </table:table-cell>
          <table:table-cell table:formula="of:=LEFT([.A733];2)" office:value-type="string" office:string-value="IN" calcext:value-type="string">
            <text:p>IN</text:p>
          </table:table-cell>
          <table:table-cell table:formula="of:=MID([.A733];4;6)" office:value-type="string" office:string-value="18,071" calcext:value-type="string">
            <text:p>18,071</text:p>
          </table:table-cell>
          <table:table-cell table:formula="of:=MID([.A733];11;30)" office:value-type="string" office:string-value="Jackson County,H1" calcext:value-type="string">
            <text:p>Jackson County,H1</text:p>
          </table:table-cell>
          <table:table-cell office:value-type="string" calcext:value-type="string">
            <text:p>Jackson County</text:p>
          </table:table-cell>
          <table:table-cell/>
        </table:table-row>
        <table:table-row table:style-name="ro1">
          <table:table-cell office:value-type="string" calcext:value-type="string">
            <text:p>IN,18,073,Jasper County,H1</text:p>
          </table:table-cell>
          <table:table-cell table:formula="of:=LEFT([.A734];2)" office:value-type="string" office:string-value="IN" calcext:value-type="string">
            <text:p>IN</text:p>
          </table:table-cell>
          <table:table-cell table:formula="of:=MID([.A734];4;6)" office:value-type="string" office:string-value="18,073" calcext:value-type="string">
            <text:p>18,073</text:p>
          </table:table-cell>
          <table:table-cell table:formula="of:=MID([.A734];11;30)" office:value-type="string" office:string-value="Jasper County,H1" calcext:value-type="string">
            <text:p>Jasper County,H1</text:p>
          </table:table-cell>
          <table:table-cell office:value-type="string" calcext:value-type="string">
            <text:p>Jasper County</text:p>
          </table:table-cell>
          <table:table-cell/>
        </table:table-row>
        <table:table-row table:style-name="ro1">
          <table:table-cell office:value-type="string" calcext:value-type="string">
            <text:p>IN,18,075,Jay County,H1</text:p>
          </table:table-cell>
          <table:table-cell table:formula="of:=LEFT([.A735];2)" office:value-type="string" office:string-value="IN" calcext:value-type="string">
            <text:p>IN</text:p>
          </table:table-cell>
          <table:table-cell table:formula="of:=MID([.A735];4;6)" office:value-type="string" office:string-value="18,075" calcext:value-type="string">
            <text:p>18,075</text:p>
          </table:table-cell>
          <table:table-cell table:formula="of:=MID([.A735];11;30)" office:value-type="string" office:string-value="Jay County,H1" calcext:value-type="string">
            <text:p>Jay County,H1</text:p>
          </table:table-cell>
          <table:table-cell office:value-type="string" calcext:value-type="string">
            <text:p>Jay County</text:p>
          </table:table-cell>
          <table:table-cell/>
        </table:table-row>
        <table:table-row table:style-name="ro1">
          <table:table-cell office:value-type="string" calcext:value-type="string">
            <text:p>IN,18,077,Jefferson County,H1</text:p>
          </table:table-cell>
          <table:table-cell table:formula="of:=LEFT([.A736];2)" office:value-type="string" office:string-value="IN" calcext:value-type="string">
            <text:p>IN</text:p>
          </table:table-cell>
          <table:table-cell table:formula="of:=MID([.A736];4;6)" office:value-type="string" office:string-value="18,077" calcext:value-type="string">
            <text:p>18,077</text:p>
          </table:table-cell>
          <table:table-cell table:formula="of:=MID([.A736];11;30)" office:value-type="string" office:string-value="Jefferson County,H1" calcext:value-type="string">
            <text:p>Jefferson County,H1</text:p>
          </table:table-cell>
          <table:table-cell office:value-type="string" calcext:value-type="string">
            <text:p>Jefferson County</text:p>
          </table:table-cell>
          <table:table-cell/>
        </table:table-row>
        <table:table-row table:style-name="ro1">
          <table:table-cell office:value-type="string" calcext:value-type="string">
            <text:p>IN,18,079,Jennings County,H1</text:p>
          </table:table-cell>
          <table:table-cell table:formula="of:=LEFT([.A737];2)" office:value-type="string" office:string-value="IN" calcext:value-type="string">
            <text:p>IN</text:p>
          </table:table-cell>
          <table:table-cell table:formula="of:=MID([.A737];4;6)" office:value-type="string" office:string-value="18,079" calcext:value-type="string">
            <text:p>18,079</text:p>
          </table:table-cell>
          <table:table-cell table:formula="of:=MID([.A737];11;30)" office:value-type="string" office:string-value="Jennings County,H1" calcext:value-type="string">
            <text:p>Jennings County,H1</text:p>
          </table:table-cell>
          <table:table-cell office:value-type="string" calcext:value-type="string">
            <text:p>Jennings County</text:p>
          </table:table-cell>
          <table:table-cell/>
        </table:table-row>
        <table:table-row table:style-name="ro1">
          <table:table-cell office:value-type="string" calcext:value-type="string">
            <text:p>IN,18,081,Johnson County,H1</text:p>
          </table:table-cell>
          <table:table-cell table:formula="of:=LEFT([.A738];2)" office:value-type="string" office:string-value="IN" calcext:value-type="string">
            <text:p>IN</text:p>
          </table:table-cell>
          <table:table-cell table:formula="of:=MID([.A738];4;6)" office:value-type="string" office:string-value="18,081" calcext:value-type="string">
            <text:p>18,081</text:p>
          </table:table-cell>
          <table:table-cell table:formula="of:=MID([.A738];11;30)" office:value-type="string" office:string-value="Johnson County,H1" calcext:value-type="string">
            <text:p>Johnson County,H1</text:p>
          </table:table-cell>
          <table:table-cell office:value-type="string" calcext:value-type="string">
            <text:p>Johnson County</text:p>
          </table:table-cell>
          <table:table-cell/>
        </table:table-row>
        <table:table-row table:style-name="ro1">
          <table:table-cell office:value-type="string" calcext:value-type="string">
            <text:p>IN,18,083,Knox County,H1</text:p>
          </table:table-cell>
          <table:table-cell table:formula="of:=LEFT([.A739];2)" office:value-type="string" office:string-value="IN" calcext:value-type="string">
            <text:p>IN</text:p>
          </table:table-cell>
          <table:table-cell table:formula="of:=MID([.A739];4;6)" office:value-type="string" office:string-value="18,083" calcext:value-type="string">
            <text:p>18,083</text:p>
          </table:table-cell>
          <table:table-cell table:formula="of:=MID([.A739];11;30)" office:value-type="string" office:string-value="Knox County,H1" calcext:value-type="string">
            <text:p>Knox County,H1</text:p>
          </table:table-cell>
          <table:table-cell office:value-type="string" calcext:value-type="string">
            <text:p>Knox County</text:p>
          </table:table-cell>
          <table:table-cell/>
        </table:table-row>
        <table:table-row table:style-name="ro1">
          <table:table-cell office:value-type="string" calcext:value-type="string">
            <text:p>IN,18,085,Kosciusko County,H1</text:p>
          </table:table-cell>
          <table:table-cell table:formula="of:=LEFT([.A740];2)" office:value-type="string" office:string-value="IN" calcext:value-type="string">
            <text:p>IN</text:p>
          </table:table-cell>
          <table:table-cell table:formula="of:=MID([.A740];4;6)" office:value-type="string" office:string-value="18,085" calcext:value-type="string">
            <text:p>18,085</text:p>
          </table:table-cell>
          <table:table-cell table:formula="of:=MID([.A740];11;30)" office:value-type="string" office:string-value="Kosciusko County,H1" calcext:value-type="string">
            <text:p>Kosciusko County,H1</text:p>
          </table:table-cell>
          <table:table-cell office:value-type="string" calcext:value-type="string">
            <text:p>Kosciusko County</text:p>
          </table:table-cell>
          <table:table-cell/>
        </table:table-row>
        <table:table-row table:style-name="ro1">
          <table:table-cell office:value-type="string" calcext:value-type="string">
            <text:p>IN,18,087,LaGrange County,H1</text:p>
          </table:table-cell>
          <table:table-cell table:formula="of:=LEFT([.A741];2)" office:value-type="string" office:string-value="IN" calcext:value-type="string">
            <text:p>IN</text:p>
          </table:table-cell>
          <table:table-cell table:formula="of:=MID([.A741];4;6)" office:value-type="string" office:string-value="18,087" calcext:value-type="string">
            <text:p>18,087</text:p>
          </table:table-cell>
          <table:table-cell table:formula="of:=MID([.A741];11;30)" office:value-type="string" office:string-value="LaGrange County,H1" calcext:value-type="string">
            <text:p>LaGrange County,H1</text:p>
          </table:table-cell>
          <table:table-cell office:value-type="string" calcext:value-type="string">
            <text:p>LaGrange County</text:p>
          </table:table-cell>
          <table:table-cell/>
        </table:table-row>
        <table:table-row table:style-name="ro1">
          <table:table-cell office:value-type="string" calcext:value-type="string">
            <text:p>IN,18,089,Lake County,H1</text:p>
          </table:table-cell>
          <table:table-cell table:formula="of:=LEFT([.A742];2)" office:value-type="string" office:string-value="IN" calcext:value-type="string">
            <text:p>IN</text:p>
          </table:table-cell>
          <table:table-cell table:formula="of:=MID([.A742];4;6)" office:value-type="string" office:string-value="18,089" calcext:value-type="string">
            <text:p>18,089</text:p>
          </table:table-cell>
          <table:table-cell table:formula="of:=MID([.A742];11;30)" office:value-type="string" office:string-value="Lake County,H1" calcext:value-type="string">
            <text:p>Lake County,H1</text:p>
          </table:table-cell>
          <table:table-cell office:value-type="string" calcext:value-type="string">
            <text:p>Lake County</text:p>
          </table:table-cell>
          <table:table-cell/>
        </table:table-row>
        <table:table-row table:style-name="ro1">
          <table:table-cell office:value-type="string" calcext:value-type="string">
            <text:p>IN,18,091,LaPorte County,H1</text:p>
          </table:table-cell>
          <table:table-cell table:formula="of:=LEFT([.A743];2)" office:value-type="string" office:string-value="IN" calcext:value-type="string">
            <text:p>IN</text:p>
          </table:table-cell>
          <table:table-cell table:formula="of:=MID([.A743];4;6)" office:value-type="string" office:string-value="18,091" calcext:value-type="string">
            <text:p>18,091</text:p>
          </table:table-cell>
          <table:table-cell table:formula="of:=MID([.A743];11;30)" office:value-type="string" office:string-value="LaPorte County,H1" calcext:value-type="string">
            <text:p>LaPorte County,H1</text:p>
          </table:table-cell>
          <table:table-cell office:value-type="string" calcext:value-type="string">
            <text:p>LaPorte County</text:p>
          </table:table-cell>
          <table:table-cell/>
        </table:table-row>
        <table:table-row table:style-name="ro1">
          <table:table-cell office:value-type="string" calcext:value-type="string">
            <text:p>IN,18,093,Lawrence County,H1</text:p>
          </table:table-cell>
          <table:table-cell table:formula="of:=LEFT([.A744];2)" office:value-type="string" office:string-value="IN" calcext:value-type="string">
            <text:p>IN</text:p>
          </table:table-cell>
          <table:table-cell table:formula="of:=MID([.A744];4;6)" office:value-type="string" office:string-value="18,093" calcext:value-type="string">
            <text:p>18,093</text:p>
          </table:table-cell>
          <table:table-cell table:formula="of:=MID([.A744];11;30)" office:value-type="string" office:string-value="Lawrence County,H1" calcext:value-type="string">
            <text:p>Lawrence County,H1</text:p>
          </table:table-cell>
          <table:table-cell office:value-type="string" calcext:value-type="string">
            <text:p>Lawrence County</text:p>
          </table:table-cell>
          <table:table-cell/>
        </table:table-row>
        <table:table-row table:style-name="ro1">
          <table:table-cell office:value-type="string" calcext:value-type="string">
            <text:p>IN,18,095,Madison County,H1</text:p>
          </table:table-cell>
          <table:table-cell table:formula="of:=LEFT([.A745];2)" office:value-type="string" office:string-value="IN" calcext:value-type="string">
            <text:p>IN</text:p>
          </table:table-cell>
          <table:table-cell table:formula="of:=MID([.A745];4;6)" office:value-type="string" office:string-value="18,095" calcext:value-type="string">
            <text:p>18,095</text:p>
          </table:table-cell>
          <table:table-cell table:formula="of:=MID([.A745];11;30)" office:value-type="string" office:string-value="Madison County,H1" calcext:value-type="string">
            <text:p>Madison County,H1</text:p>
          </table:table-cell>
          <table:table-cell office:value-type="string" calcext:value-type="string">
            <text:p>Madison County</text:p>
          </table:table-cell>
          <table:table-cell/>
        </table:table-row>
        <table:table-row table:style-name="ro1">
          <table:table-cell office:value-type="string" calcext:value-type="string">
            <text:p>IN,18,097,Marion County,H6</text:p>
          </table:table-cell>
          <table:table-cell table:formula="of:=LEFT([.A746];2)" office:value-type="string" office:string-value="IN" calcext:value-type="string">
            <text:p>IN</text:p>
          </table:table-cell>
          <table:table-cell table:formula="of:=MID([.A746];4;6)" office:value-type="string" office:string-value="18,097" calcext:value-type="string">
            <text:p>18,097</text:p>
          </table:table-cell>
          <table:table-cell table:formula="of:=MID([.A746];11;30)" office:value-type="string" office:string-value="Marion County,H6" calcext:value-type="string">
            <text:p>Marion County,H6</text:p>
          </table:table-cell>
          <table:table-cell office:value-type="string" calcext:value-type="string">
            <text:p>Marion County</text:p>
          </table:table-cell>
          <table:table-cell/>
        </table:table-row>
        <table:table-row table:style-name="ro1">
          <table:table-cell office:value-type="string" calcext:value-type="string">
            <text:p>IN,18,099,Marshall County,H1</text:p>
          </table:table-cell>
          <table:table-cell table:formula="of:=LEFT([.A747];2)" office:value-type="string" office:string-value="IN" calcext:value-type="string">
            <text:p>IN</text:p>
          </table:table-cell>
          <table:table-cell table:formula="of:=MID([.A747];4;6)" office:value-type="string" office:string-value="18,099" calcext:value-type="string">
            <text:p>18,099</text:p>
          </table:table-cell>
          <table:table-cell table:formula="of:=MID([.A747];11;30)" office:value-type="string" office:string-value="Marshall County,H1" calcext:value-type="string">
            <text:p>Marshall County,H1</text:p>
          </table:table-cell>
          <table:table-cell office:value-type="string" calcext:value-type="string">
            <text:p>Marshall County</text:p>
          </table:table-cell>
          <table:table-cell/>
        </table:table-row>
        <table:table-row table:style-name="ro1">
          <table:table-cell office:value-type="string" calcext:value-type="string">
            <text:p>IN,18,101,Martin County,H1</text:p>
          </table:table-cell>
          <table:table-cell table:formula="of:=LEFT([.A748];2)" office:value-type="string" office:string-value="IN" calcext:value-type="string">
            <text:p>IN</text:p>
          </table:table-cell>
          <table:table-cell table:formula="of:=MID([.A748];4;6)" office:value-type="string" office:string-value="18,101" calcext:value-type="string">
            <text:p>18,101</text:p>
          </table:table-cell>
          <table:table-cell table:formula="of:=MID([.A748];11;30)" office:value-type="string" office:string-value="Martin County,H1" calcext:value-type="string">
            <text:p>Martin County,H1</text:p>
          </table:table-cell>
          <table:table-cell office:value-type="string" calcext:value-type="string">
            <text:p>Martin County</text:p>
          </table:table-cell>
          <table:table-cell/>
        </table:table-row>
        <table:table-row table:style-name="ro1">
          <table:table-cell office:value-type="string" calcext:value-type="string">
            <text:p>IN,18,103,Miami County,H1</text:p>
          </table:table-cell>
          <table:table-cell table:formula="of:=LEFT([.A749];2)" office:value-type="string" office:string-value="IN" calcext:value-type="string">
            <text:p>IN</text:p>
          </table:table-cell>
          <table:table-cell table:formula="of:=MID([.A749];4;6)" office:value-type="string" office:string-value="18,103" calcext:value-type="string">
            <text:p>18,103</text:p>
          </table:table-cell>
          <table:table-cell table:formula="of:=MID([.A749];11;30)" office:value-type="string" office:string-value="Miami County,H1" calcext:value-type="string">
            <text:p>Miami County,H1</text:p>
          </table:table-cell>
          <table:table-cell office:value-type="string" calcext:value-type="string">
            <text:p>Miami County</text:p>
          </table:table-cell>
          <table:table-cell/>
        </table:table-row>
        <table:table-row table:style-name="ro1">
          <table:table-cell office:value-type="string" calcext:value-type="string">
            <text:p>IN,18,105,Monroe County,H1</text:p>
          </table:table-cell>
          <table:table-cell table:formula="of:=LEFT([.A750];2)" office:value-type="string" office:string-value="IN" calcext:value-type="string">
            <text:p>IN</text:p>
          </table:table-cell>
          <table:table-cell table:formula="of:=MID([.A750];4;6)" office:value-type="string" office:string-value="18,105" calcext:value-type="string">
            <text:p>18,105</text:p>
          </table:table-cell>
          <table:table-cell table:formula="of:=MID([.A750];11;30)" office:value-type="string" office:string-value="Monroe County,H1" calcext:value-type="string">
            <text:p>Monroe County,H1</text:p>
          </table:table-cell>
          <table:table-cell office:value-type="string" calcext:value-type="string">
            <text:p>Monroe County</text:p>
          </table:table-cell>
          <table:table-cell/>
        </table:table-row>
        <table:table-row table:style-name="ro1">
          <table:table-cell office:value-type="string" calcext:value-type="string">
            <text:p>IN,18,107,Montgomery County,H1</text:p>
          </table:table-cell>
          <table:table-cell table:formula="of:=LEFT([.A751];2)" office:value-type="string" office:string-value="IN" calcext:value-type="string">
            <text:p>IN</text:p>
          </table:table-cell>
          <table:table-cell table:formula="of:=MID([.A751];4;6)" office:value-type="string" office:string-value="18,107" calcext:value-type="string">
            <text:p>18,107</text:p>
          </table:table-cell>
          <table:table-cell table:formula="of:=MID([.A751];11;30)" office:value-type="string" office:string-value="Montgomery County,H1" calcext:value-type="string">
            <text:p>Montgomery County,H1</text:p>
          </table:table-cell>
          <table:table-cell office:value-type="string" calcext:value-type="string">
            <text:p>Montgomery County</text:p>
          </table:table-cell>
          <table:table-cell/>
        </table:table-row>
        <table:table-row table:style-name="ro1">
          <table:table-cell office:value-type="string" calcext:value-type="string">
            <text:p>IN,18,109,Morgan County,H1</text:p>
          </table:table-cell>
          <table:table-cell table:formula="of:=LEFT([.A752];2)" office:value-type="string" office:string-value="IN" calcext:value-type="string">
            <text:p>IN</text:p>
          </table:table-cell>
          <table:table-cell table:formula="of:=MID([.A752];4;6)" office:value-type="string" office:string-value="18,109" calcext:value-type="string">
            <text:p>18,109</text:p>
          </table:table-cell>
          <table:table-cell table:formula="of:=MID([.A752];11;30)" office:value-type="string" office:string-value="Morgan County,H1" calcext:value-type="string">
            <text:p>Morgan County,H1</text:p>
          </table:table-cell>
          <table:table-cell office:value-type="string" calcext:value-type="string">
            <text:p>Morgan County</text:p>
          </table:table-cell>
          <table:table-cell/>
        </table:table-row>
        <table:table-row table:style-name="ro1">
          <table:table-cell office:value-type="string" calcext:value-type="string">
            <text:p>IN,18,111,Newton County,H1</text:p>
          </table:table-cell>
          <table:table-cell table:formula="of:=LEFT([.A753];2)" office:value-type="string" office:string-value="IN" calcext:value-type="string">
            <text:p>IN</text:p>
          </table:table-cell>
          <table:table-cell table:formula="of:=MID([.A753];4;6)" office:value-type="string" office:string-value="18,111" calcext:value-type="string">
            <text:p>18,111</text:p>
          </table:table-cell>
          <table:table-cell table:formula="of:=MID([.A753];11;30)" office:value-type="string" office:string-value="Newton County,H1" calcext:value-type="string">
            <text:p>Newton County,H1</text:p>
          </table:table-cell>
          <table:table-cell office:value-type="string" calcext:value-type="string">
            <text:p>Newton County</text:p>
          </table:table-cell>
          <table:table-cell/>
        </table:table-row>
        <table:table-row table:style-name="ro1">
          <table:table-cell office:value-type="string" calcext:value-type="string">
            <text:p>IN,18,113,Noble County,H1</text:p>
          </table:table-cell>
          <table:table-cell table:formula="of:=LEFT([.A754];2)" office:value-type="string" office:string-value="IN" calcext:value-type="string">
            <text:p>IN</text:p>
          </table:table-cell>
          <table:table-cell table:formula="of:=MID([.A754];4;6)" office:value-type="string" office:string-value="18,113" calcext:value-type="string">
            <text:p>18,113</text:p>
          </table:table-cell>
          <table:table-cell table:formula="of:=MID([.A754];11;30)" office:value-type="string" office:string-value="Noble County,H1" calcext:value-type="string">
            <text:p>Noble County,H1</text:p>
          </table:table-cell>
          <table:table-cell office:value-type="string" calcext:value-type="string">
            <text:p>Noble County</text:p>
          </table:table-cell>
          <table:table-cell/>
        </table:table-row>
        <table:table-row table:style-name="ro1">
          <table:table-cell office:value-type="string" calcext:value-type="string">
            <text:p>IN,18,115,Ohio County,H1</text:p>
          </table:table-cell>
          <table:table-cell table:formula="of:=LEFT([.A755];2)" office:value-type="string" office:string-value="IN" calcext:value-type="string">
            <text:p>IN</text:p>
          </table:table-cell>
          <table:table-cell table:formula="of:=MID([.A755];4;6)" office:value-type="string" office:string-value="18,115" calcext:value-type="string">
            <text:p>18,115</text:p>
          </table:table-cell>
          <table:table-cell table:formula="of:=MID([.A755];11;30)" office:value-type="string" office:string-value="Ohio County,H1" calcext:value-type="string">
            <text:p>Ohio County,H1</text:p>
          </table:table-cell>
          <table:table-cell office:value-type="string" calcext:value-type="string">
            <text:p>Ohio County</text:p>
          </table:table-cell>
          <table:table-cell/>
        </table:table-row>
        <table:table-row table:style-name="ro1">
          <table:table-cell office:value-type="string" calcext:value-type="string">
            <text:p>IN,18,117,Orange County,H1</text:p>
          </table:table-cell>
          <table:table-cell table:formula="of:=LEFT([.A756];2)" office:value-type="string" office:string-value="IN" calcext:value-type="string">
            <text:p>IN</text:p>
          </table:table-cell>
          <table:table-cell table:formula="of:=MID([.A756];4;6)" office:value-type="string" office:string-value="18,117" calcext:value-type="string">
            <text:p>18,117</text:p>
          </table:table-cell>
          <table:table-cell table:formula="of:=MID([.A756];11;30)" office:value-type="string" office:string-value="Orange County,H1" calcext:value-type="string">
            <text:p>Orange County,H1</text:p>
          </table:table-cell>
          <table:table-cell office:value-type="string" calcext:value-type="string">
            <text:p>Orange County</text:p>
          </table:table-cell>
          <table:table-cell/>
        </table:table-row>
        <table:table-row table:style-name="ro1">
          <table:table-cell office:value-type="string" calcext:value-type="string">
            <text:p>IN,18,119,Owen County,H1</text:p>
          </table:table-cell>
          <table:table-cell table:formula="of:=LEFT([.A757];2)" office:value-type="string" office:string-value="IN" calcext:value-type="string">
            <text:p>IN</text:p>
          </table:table-cell>
          <table:table-cell table:formula="of:=MID([.A757];4;6)" office:value-type="string" office:string-value="18,119" calcext:value-type="string">
            <text:p>18,119</text:p>
          </table:table-cell>
          <table:table-cell table:formula="of:=MID([.A757];11;30)" office:value-type="string" office:string-value="Owen County,H1" calcext:value-type="string">
            <text:p>Owen County,H1</text:p>
          </table:table-cell>
          <table:table-cell office:value-type="string" calcext:value-type="string">
            <text:p>Owen County</text:p>
          </table:table-cell>
          <table:table-cell/>
        </table:table-row>
        <table:table-row table:style-name="ro1">
          <table:table-cell office:value-type="string" calcext:value-type="string">
            <text:p>IN,18,121,Parke County,H1</text:p>
          </table:table-cell>
          <table:table-cell table:formula="of:=LEFT([.A758];2)" office:value-type="string" office:string-value="IN" calcext:value-type="string">
            <text:p>IN</text:p>
          </table:table-cell>
          <table:table-cell table:formula="of:=MID([.A758];4;6)" office:value-type="string" office:string-value="18,121" calcext:value-type="string">
            <text:p>18,121</text:p>
          </table:table-cell>
          <table:table-cell table:formula="of:=MID([.A758];11;30)" office:value-type="string" office:string-value="Parke County,H1" calcext:value-type="string">
            <text:p>Parke County,H1</text:p>
          </table:table-cell>
          <table:table-cell office:value-type="string" calcext:value-type="string">
            <text:p>Parke County</text:p>
          </table:table-cell>
          <table:table-cell/>
        </table:table-row>
        <table:table-row table:style-name="ro1">
          <table:table-cell office:value-type="string" calcext:value-type="string">
            <text:p>IN,18,123,Perry County,H1</text:p>
          </table:table-cell>
          <table:table-cell table:formula="of:=LEFT([.A759];2)" office:value-type="string" office:string-value="IN" calcext:value-type="string">
            <text:p>IN</text:p>
          </table:table-cell>
          <table:table-cell table:formula="of:=MID([.A759];4;6)" office:value-type="string" office:string-value="18,123" calcext:value-type="string">
            <text:p>18,123</text:p>
          </table:table-cell>
          <table:table-cell table:formula="of:=MID([.A759];11;30)" office:value-type="string" office:string-value="Perry County,H1" calcext:value-type="string">
            <text:p>Perry County,H1</text:p>
          </table:table-cell>
          <table:table-cell office:value-type="string" calcext:value-type="string">
            <text:p>Perry County</text:p>
          </table:table-cell>
          <table:table-cell/>
        </table:table-row>
        <table:table-row table:style-name="ro1">
          <table:table-cell office:value-type="string" calcext:value-type="string">
            <text:p>IN,18,125,Pike County,H1</text:p>
          </table:table-cell>
          <table:table-cell table:formula="of:=LEFT([.A760];2)" office:value-type="string" office:string-value="IN" calcext:value-type="string">
            <text:p>IN</text:p>
          </table:table-cell>
          <table:table-cell table:formula="of:=MID([.A760];4;6)" office:value-type="string" office:string-value="18,125" calcext:value-type="string">
            <text:p>18,125</text:p>
          </table:table-cell>
          <table:table-cell table:formula="of:=MID([.A760];11;30)" office:value-type="string" office:string-value="Pike County,H1" calcext:value-type="string">
            <text:p>Pike County,H1</text:p>
          </table:table-cell>
          <table:table-cell office:value-type="string" calcext:value-type="string">
            <text:p>Pike County</text:p>
          </table:table-cell>
          <table:table-cell/>
        </table:table-row>
        <table:table-row table:style-name="ro1">
          <table:table-cell office:value-type="string" calcext:value-type="string">
            <text:p>IN,18,127,Porter County,H1</text:p>
          </table:table-cell>
          <table:table-cell table:formula="of:=LEFT([.A761];2)" office:value-type="string" office:string-value="IN" calcext:value-type="string">
            <text:p>IN</text:p>
          </table:table-cell>
          <table:table-cell table:formula="of:=MID([.A761];4;6)" office:value-type="string" office:string-value="18,127" calcext:value-type="string">
            <text:p>18,127</text:p>
          </table:table-cell>
          <table:table-cell table:formula="of:=MID([.A761];11;30)" office:value-type="string" office:string-value="Porter County,H1" calcext:value-type="string">
            <text:p>Porter County,H1</text:p>
          </table:table-cell>
          <table:table-cell office:value-type="string" calcext:value-type="string">
            <text:p>Porter County</text:p>
          </table:table-cell>
          <table:table-cell/>
        </table:table-row>
        <table:table-row table:style-name="ro1">
          <table:table-cell office:value-type="string" calcext:value-type="string">
            <text:p>IN,18,129,Posey County,H1</text:p>
          </table:table-cell>
          <table:table-cell table:formula="of:=LEFT([.A762];2)" office:value-type="string" office:string-value="IN" calcext:value-type="string">
            <text:p>IN</text:p>
          </table:table-cell>
          <table:table-cell table:formula="of:=MID([.A762];4;6)" office:value-type="string" office:string-value="18,129" calcext:value-type="string">
            <text:p>18,129</text:p>
          </table:table-cell>
          <table:table-cell table:formula="of:=MID([.A762];11;30)" office:value-type="string" office:string-value="Posey County,H1" calcext:value-type="string">
            <text:p>Posey County,H1</text:p>
          </table:table-cell>
          <table:table-cell office:value-type="string" calcext:value-type="string">
            <text:p>Posey County</text:p>
          </table:table-cell>
          <table:table-cell/>
        </table:table-row>
        <table:table-row table:style-name="ro1">
          <table:table-cell office:value-type="string" calcext:value-type="string">
            <text:p>IN,18,131,Pulaski County,H1</text:p>
          </table:table-cell>
          <table:table-cell table:formula="of:=LEFT([.A763];2)" office:value-type="string" office:string-value="IN" calcext:value-type="string">
            <text:p>IN</text:p>
          </table:table-cell>
          <table:table-cell table:formula="of:=MID([.A763];4;6)" office:value-type="string" office:string-value="18,131" calcext:value-type="string">
            <text:p>18,131</text:p>
          </table:table-cell>
          <table:table-cell table:formula="of:=MID([.A763];11;30)" office:value-type="string" office:string-value="Pulaski County,H1" calcext:value-type="string">
            <text:p>Pulaski County,H1</text:p>
          </table:table-cell>
          <table:table-cell office:value-type="string" calcext:value-type="string">
            <text:p>Pulaski County</text:p>
          </table:table-cell>
          <table:table-cell/>
        </table:table-row>
        <table:table-row table:style-name="ro1">
          <table:table-cell office:value-type="string" calcext:value-type="string">
            <text:p>IN,18,133,Putnam County,H1</text:p>
          </table:table-cell>
          <table:table-cell table:formula="of:=LEFT([.A764];2)" office:value-type="string" office:string-value="IN" calcext:value-type="string">
            <text:p>IN</text:p>
          </table:table-cell>
          <table:table-cell table:formula="of:=MID([.A764];4;6)" office:value-type="string" office:string-value="18,133" calcext:value-type="string">
            <text:p>18,133</text:p>
          </table:table-cell>
          <table:table-cell table:formula="of:=MID([.A764];11;30)" office:value-type="string" office:string-value="Putnam County,H1" calcext:value-type="string">
            <text:p>Putnam County,H1</text:p>
          </table:table-cell>
          <table:table-cell office:value-type="string" calcext:value-type="string">
            <text:p>Putnam County</text:p>
          </table:table-cell>
          <table:table-cell/>
        </table:table-row>
        <table:table-row table:style-name="ro1">
          <table:table-cell office:value-type="string" calcext:value-type="string">
            <text:p>IN,18,135,Randolph County,H1</text:p>
          </table:table-cell>
          <table:table-cell table:formula="of:=LEFT([.A765];2)" office:value-type="string" office:string-value="IN" calcext:value-type="string">
            <text:p>IN</text:p>
          </table:table-cell>
          <table:table-cell table:formula="of:=MID([.A765];4;6)" office:value-type="string" office:string-value="18,135" calcext:value-type="string">
            <text:p>18,135</text:p>
          </table:table-cell>
          <table:table-cell table:formula="of:=MID([.A765];11;30)" office:value-type="string" office:string-value="Randolph County,H1" calcext:value-type="string">
            <text:p>Randolph County,H1</text:p>
          </table:table-cell>
          <table:table-cell office:value-type="string" calcext:value-type="string">
            <text:p>Randolph County</text:p>
          </table:table-cell>
          <table:table-cell/>
        </table:table-row>
        <table:table-row table:style-name="ro1">
          <table:table-cell office:value-type="string" calcext:value-type="string">
            <text:p>IN,18,137,Ripley County,H1</text:p>
          </table:table-cell>
          <table:table-cell table:formula="of:=LEFT([.A766];2)" office:value-type="string" office:string-value="IN" calcext:value-type="string">
            <text:p>IN</text:p>
          </table:table-cell>
          <table:table-cell table:formula="of:=MID([.A766];4;6)" office:value-type="string" office:string-value="18,137" calcext:value-type="string">
            <text:p>18,137</text:p>
          </table:table-cell>
          <table:table-cell table:formula="of:=MID([.A766];11;30)" office:value-type="string" office:string-value="Ripley County,H1" calcext:value-type="string">
            <text:p>Ripley County,H1</text:p>
          </table:table-cell>
          <table:table-cell office:value-type="string" calcext:value-type="string">
            <text:p>Ripley County</text:p>
          </table:table-cell>
          <table:table-cell/>
        </table:table-row>
        <table:table-row table:style-name="ro1">
          <table:table-cell office:value-type="string" calcext:value-type="string">
            <text:p>IN,18,139,Rush County,H1</text:p>
          </table:table-cell>
          <table:table-cell table:formula="of:=LEFT([.A767];2)" office:value-type="string" office:string-value="IN" calcext:value-type="string">
            <text:p>IN</text:p>
          </table:table-cell>
          <table:table-cell table:formula="of:=MID([.A767];4;6)" office:value-type="string" office:string-value="18,139" calcext:value-type="string">
            <text:p>18,139</text:p>
          </table:table-cell>
          <table:table-cell table:formula="of:=MID([.A767];11;30)" office:value-type="string" office:string-value="Rush County,H1" calcext:value-type="string">
            <text:p>Rush County,H1</text:p>
          </table:table-cell>
          <table:table-cell office:value-type="string" calcext:value-type="string">
            <text:p>Rush County</text:p>
          </table:table-cell>
          <table:table-cell/>
        </table:table-row>
        <table:table-row table:style-name="ro1">
          <table:table-cell office:value-type="string" calcext:value-type="string">
            <text:p>IN,18,141,St. Joseph County,H1</text:p>
          </table:table-cell>
          <table:table-cell table:formula="of:=LEFT([.A768];2)" office:value-type="string" office:string-value="IN" calcext:value-type="string">
            <text:p>IN</text:p>
          </table:table-cell>
          <table:table-cell table:formula="of:=MID([.A768];4;6)" office:value-type="string" office:string-value="18,141" calcext:value-type="string">
            <text:p>18,141</text:p>
          </table:table-cell>
          <table:table-cell table:formula="of:=MID([.A768];11;30)" office:value-type="string" office:string-value="St. Joseph County,H1" calcext:value-type="string">
            <text:p>St. Joseph County,H1</text:p>
          </table:table-cell>
          <table:table-cell office:value-type="string" calcext:value-type="string">
            <text:p>St. Joseph County</text:p>
          </table:table-cell>
          <table:table-cell/>
        </table:table-row>
        <table:table-row table:style-name="ro1">
          <table:table-cell office:value-type="string" calcext:value-type="string">
            <text:p>IN,18,143,Scott County,H1</text:p>
          </table:table-cell>
          <table:table-cell table:formula="of:=LEFT([.A769];2)" office:value-type="string" office:string-value="IN" calcext:value-type="string">
            <text:p>IN</text:p>
          </table:table-cell>
          <table:table-cell table:formula="of:=MID([.A769];4;6)" office:value-type="string" office:string-value="18,143" calcext:value-type="string">
            <text:p>18,143</text:p>
          </table:table-cell>
          <table:table-cell table:formula="of:=MID([.A769];11;30)" office:value-type="string" office:string-value="Scott County,H1" calcext:value-type="string">
            <text:p>Scott County,H1</text:p>
          </table:table-cell>
          <table:table-cell office:value-type="string" calcext:value-type="string">
            <text:p>Scott County</text:p>
          </table:table-cell>
          <table:table-cell/>
        </table:table-row>
        <table:table-row table:style-name="ro1">
          <table:table-cell office:value-type="string" calcext:value-type="string">
            <text:p>IN,18,145,Shelby County,H1</text:p>
          </table:table-cell>
          <table:table-cell table:formula="of:=LEFT([.A770];2)" office:value-type="string" office:string-value="IN" calcext:value-type="string">
            <text:p>IN</text:p>
          </table:table-cell>
          <table:table-cell table:formula="of:=MID([.A770];4;6)" office:value-type="string" office:string-value="18,145" calcext:value-type="string">
            <text:p>18,145</text:p>
          </table:table-cell>
          <table:table-cell table:formula="of:=MID([.A770];11;30)" office:value-type="string" office:string-value="Shelby County,H1" calcext:value-type="string">
            <text:p>Shelby County,H1</text:p>
          </table:table-cell>
          <table:table-cell office:value-type="string" calcext:value-type="string">
            <text:p>Shelby County</text:p>
          </table:table-cell>
          <table:table-cell/>
        </table:table-row>
        <table:table-row table:style-name="ro1">
          <table:table-cell office:value-type="string" calcext:value-type="string">
            <text:p>IN,18,147,Spencer County,H1</text:p>
          </table:table-cell>
          <table:table-cell table:formula="of:=LEFT([.A771];2)" office:value-type="string" office:string-value="IN" calcext:value-type="string">
            <text:p>IN</text:p>
          </table:table-cell>
          <table:table-cell table:formula="of:=MID([.A771];4;6)" office:value-type="string" office:string-value="18,147" calcext:value-type="string">
            <text:p>18,147</text:p>
          </table:table-cell>
          <table:table-cell table:formula="of:=MID([.A771];11;30)" office:value-type="string" office:string-value="Spencer County,H1" calcext:value-type="string">
            <text:p>Spencer County,H1</text:p>
          </table:table-cell>
          <table:table-cell office:value-type="string" calcext:value-type="string">
            <text:p>Spencer County</text:p>
          </table:table-cell>
          <table:table-cell/>
        </table:table-row>
        <table:table-row table:style-name="ro1">
          <table:table-cell office:value-type="string" calcext:value-type="string">
            <text:p>IN,18,149,Starke County,H1</text:p>
          </table:table-cell>
          <table:table-cell table:formula="of:=LEFT([.A772];2)" office:value-type="string" office:string-value="IN" calcext:value-type="string">
            <text:p>IN</text:p>
          </table:table-cell>
          <table:table-cell table:formula="of:=MID([.A772];4;6)" office:value-type="string" office:string-value="18,149" calcext:value-type="string">
            <text:p>18,149</text:p>
          </table:table-cell>
          <table:table-cell table:formula="of:=MID([.A772];11;30)" office:value-type="string" office:string-value="Starke County,H1" calcext:value-type="string">
            <text:p>Starke County,H1</text:p>
          </table:table-cell>
          <table:table-cell office:value-type="string" calcext:value-type="string">
            <text:p>Starke County</text:p>
          </table:table-cell>
          <table:table-cell/>
        </table:table-row>
        <table:table-row table:style-name="ro1">
          <table:table-cell office:value-type="string" calcext:value-type="string">
            <text:p>IN,18,151,Steuben County,H1</text:p>
          </table:table-cell>
          <table:table-cell table:formula="of:=LEFT([.A773];2)" office:value-type="string" office:string-value="IN" calcext:value-type="string">
            <text:p>IN</text:p>
          </table:table-cell>
          <table:table-cell table:formula="of:=MID([.A773];4;6)" office:value-type="string" office:string-value="18,151" calcext:value-type="string">
            <text:p>18,151</text:p>
          </table:table-cell>
          <table:table-cell table:formula="of:=MID([.A773];11;30)" office:value-type="string" office:string-value="Steuben County,H1" calcext:value-type="string">
            <text:p>Steuben County,H1</text:p>
          </table:table-cell>
          <table:table-cell office:value-type="string" calcext:value-type="string">
            <text:p>Steuben County</text:p>
          </table:table-cell>
          <table:table-cell/>
        </table:table-row>
        <table:table-row table:style-name="ro1">
          <table:table-cell office:value-type="string" calcext:value-type="string">
            <text:p>IN,18,153,Sullivan County,H1</text:p>
          </table:table-cell>
          <table:table-cell table:formula="of:=LEFT([.A774];2)" office:value-type="string" office:string-value="IN" calcext:value-type="string">
            <text:p>IN</text:p>
          </table:table-cell>
          <table:table-cell table:formula="of:=MID([.A774];4;6)" office:value-type="string" office:string-value="18,153" calcext:value-type="string">
            <text:p>18,153</text:p>
          </table:table-cell>
          <table:table-cell table:formula="of:=MID([.A774];11;30)" office:value-type="string" office:string-value="Sullivan County,H1" calcext:value-type="string">
            <text:p>Sullivan County,H1</text:p>
          </table:table-cell>
          <table:table-cell office:value-type="string" calcext:value-type="string">
            <text:p>Sullivan County</text:p>
          </table:table-cell>
          <table:table-cell/>
        </table:table-row>
        <table:table-row table:style-name="ro2">
          <table:table-cell office:value-type="string" calcext:value-type="string">
            <text:p>IN,18,155,Switzerland County,H1</text:p>
          </table:table-cell>
          <table:table-cell table:formula="of:=LEFT([.A775];2)" office:value-type="string" office:string-value="IN" calcext:value-type="string">
            <text:p>IN</text:p>
          </table:table-cell>
          <table:table-cell table:formula="of:=MID([.A775];4;6)" office:value-type="string" office:string-value="18,155" calcext:value-type="string">
            <text:p>18,155</text:p>
          </table:table-cell>
          <table:table-cell table:formula="of:=MID([.A775];11;30)" office:value-type="string" office:string-value="Switzerland County,H1" calcext:value-type="string">
            <text:p>Switzerland County,H1</text:p>
          </table:table-cell>
          <table:table-cell office:value-type="string" calcext:value-type="string">
            <text:p>Switzerland County</text:p>
          </table:table-cell>
          <table:table-cell/>
        </table:table-row>
        <table:table-row table:style-name="ro1">
          <table:table-cell office:value-type="string" calcext:value-type="string">
            <text:p>IN,18,157,Tippecanoe County,H1</text:p>
          </table:table-cell>
          <table:table-cell table:formula="of:=LEFT([.A776];2)" office:value-type="string" office:string-value="IN" calcext:value-type="string">
            <text:p>IN</text:p>
          </table:table-cell>
          <table:table-cell table:formula="of:=MID([.A776];4;6)" office:value-type="string" office:string-value="18,157" calcext:value-type="string">
            <text:p>18,157</text:p>
          </table:table-cell>
          <table:table-cell table:formula="of:=MID([.A776];11;30)" office:value-type="string" office:string-value="Tippecanoe County,H1" calcext:value-type="string">
            <text:p>Tippecanoe County,H1</text:p>
          </table:table-cell>
          <table:table-cell office:value-type="string" calcext:value-type="string">
            <text:p>Tippecanoe County</text:p>
          </table:table-cell>
          <table:table-cell/>
        </table:table-row>
        <table:table-row table:style-name="ro1">
          <table:table-cell office:value-type="string" calcext:value-type="string">
            <text:p>IN,18,159,Tipton County,H1</text:p>
          </table:table-cell>
          <table:table-cell table:formula="of:=LEFT([.A777];2)" office:value-type="string" office:string-value="IN" calcext:value-type="string">
            <text:p>IN</text:p>
          </table:table-cell>
          <table:table-cell table:formula="of:=MID([.A777];4;6)" office:value-type="string" office:string-value="18,159" calcext:value-type="string">
            <text:p>18,159</text:p>
          </table:table-cell>
          <table:table-cell table:formula="of:=MID([.A777];11;30)" office:value-type="string" office:string-value="Tipton County,H1" calcext:value-type="string">
            <text:p>Tipton County,H1</text:p>
          </table:table-cell>
          <table:table-cell office:value-type="string" calcext:value-type="string">
            <text:p>Tipton County</text:p>
          </table:table-cell>
          <table:table-cell/>
        </table:table-row>
        <table:table-row table:style-name="ro1">
          <table:table-cell office:value-type="string" calcext:value-type="string">
            <text:p>IN,18,161,Union County,H1</text:p>
          </table:table-cell>
          <table:table-cell table:formula="of:=LEFT([.A778];2)" office:value-type="string" office:string-value="IN" calcext:value-type="string">
            <text:p>IN</text:p>
          </table:table-cell>
          <table:table-cell table:formula="of:=MID([.A778];4;6)" office:value-type="string" office:string-value="18,161" calcext:value-type="string">
            <text:p>18,161</text:p>
          </table:table-cell>
          <table:table-cell table:formula="of:=MID([.A778];11;30)" office:value-type="string" office:string-value="Union County,H1" calcext:value-type="string">
            <text:p>Union County,H1</text:p>
          </table:table-cell>
          <table:table-cell office:value-type="string" calcext:value-type="string">
            <text:p>Union County</text:p>
          </table:table-cell>
          <table:table-cell/>
        </table:table-row>
        <table:table-row table:style-name="ro2">
          <table:table-cell office:value-type="string" calcext:value-type="string">
            <text:p>IN,18,163,Vanderburgh County,H1</text:p>
          </table:table-cell>
          <table:table-cell table:formula="of:=LEFT([.A779];2)" office:value-type="string" office:string-value="IN" calcext:value-type="string">
            <text:p>IN</text:p>
          </table:table-cell>
          <table:table-cell table:formula="of:=MID([.A779];4;6)" office:value-type="string" office:string-value="18,163" calcext:value-type="string">
            <text:p>18,163</text:p>
          </table:table-cell>
          <table:table-cell table:formula="of:=MID([.A779];11;30)" office:value-type="string" office:string-value="Vanderburgh County,H1" calcext:value-type="string">
            <text:p>Vanderburgh County,H1</text:p>
          </table:table-cell>
          <table:table-cell office:value-type="string" calcext:value-type="string">
            <text:p>Vanderburgh County</text:p>
          </table:table-cell>
          <table:table-cell/>
        </table:table-row>
        <table:table-row table:style-name="ro1">
          <table:table-cell office:value-type="string" calcext:value-type="string">
            <text:p>IN,18,165,Vermillion County,H1</text:p>
          </table:table-cell>
          <table:table-cell table:formula="of:=LEFT([.A780];2)" office:value-type="string" office:string-value="IN" calcext:value-type="string">
            <text:p>IN</text:p>
          </table:table-cell>
          <table:table-cell table:formula="of:=MID([.A780];4;6)" office:value-type="string" office:string-value="18,165" calcext:value-type="string">
            <text:p>18,165</text:p>
          </table:table-cell>
          <table:table-cell table:formula="of:=MID([.A780];11;30)" office:value-type="string" office:string-value="Vermillion County,H1" calcext:value-type="string">
            <text:p>Vermillion County,H1</text:p>
          </table:table-cell>
          <table:table-cell office:value-type="string" calcext:value-type="string">
            <text:p>Vermillion County</text:p>
          </table:table-cell>
          <table:table-cell/>
        </table:table-row>
        <table:table-row table:style-name="ro1">
          <table:table-cell office:value-type="string" calcext:value-type="string">
            <text:p>IN,18,167,Vigo County,H1</text:p>
          </table:table-cell>
          <table:table-cell table:formula="of:=LEFT([.A781];2)" office:value-type="string" office:string-value="IN" calcext:value-type="string">
            <text:p>IN</text:p>
          </table:table-cell>
          <table:table-cell table:formula="of:=MID([.A781];4;6)" office:value-type="string" office:string-value="18,167" calcext:value-type="string">
            <text:p>18,167</text:p>
          </table:table-cell>
          <table:table-cell table:formula="of:=MID([.A781];11;30)" office:value-type="string" office:string-value="Vigo County,H1" calcext:value-type="string">
            <text:p>Vigo County,H1</text:p>
          </table:table-cell>
          <table:table-cell office:value-type="string" calcext:value-type="string">
            <text:p>Vigo County</text:p>
          </table:table-cell>
          <table:table-cell/>
        </table:table-row>
        <table:table-row table:style-name="ro1">
          <table:table-cell office:value-type="string" calcext:value-type="string">
            <text:p>IN,18,169,Wabash County,H1</text:p>
          </table:table-cell>
          <table:table-cell table:formula="of:=LEFT([.A782];2)" office:value-type="string" office:string-value="IN" calcext:value-type="string">
            <text:p>IN</text:p>
          </table:table-cell>
          <table:table-cell table:formula="of:=MID([.A782];4;6)" office:value-type="string" office:string-value="18,169" calcext:value-type="string">
            <text:p>18,169</text:p>
          </table:table-cell>
          <table:table-cell table:formula="of:=MID([.A782];11;30)" office:value-type="string" office:string-value="Wabash County,H1" calcext:value-type="string">
            <text:p>Wabash County,H1</text:p>
          </table:table-cell>
          <table:table-cell office:value-type="string" calcext:value-type="string">
            <text:p>Wabash County</text:p>
          </table:table-cell>
          <table:table-cell/>
        </table:table-row>
        <table:table-row table:style-name="ro1">
          <table:table-cell office:value-type="string" calcext:value-type="string">
            <text:p>IN,18,171,Warren County,H1</text:p>
          </table:table-cell>
          <table:table-cell table:formula="of:=LEFT([.A783];2)" office:value-type="string" office:string-value="IN" calcext:value-type="string">
            <text:p>IN</text:p>
          </table:table-cell>
          <table:table-cell table:formula="of:=MID([.A783];4;6)" office:value-type="string" office:string-value="18,171" calcext:value-type="string">
            <text:p>18,171</text:p>
          </table:table-cell>
          <table:table-cell table:formula="of:=MID([.A783];11;30)" office:value-type="string" office:string-value="Warren County,H1" calcext:value-type="string">
            <text:p>Warren County,H1</text:p>
          </table:table-cell>
          <table:table-cell office:value-type="string" calcext:value-type="string">
            <text:p>Warren County</text:p>
          </table:table-cell>
          <table:table-cell/>
        </table:table-row>
        <table:table-row table:style-name="ro1">
          <table:table-cell office:value-type="string" calcext:value-type="string">
            <text:p>IN,18,173,Warrick County,H1</text:p>
          </table:table-cell>
          <table:table-cell table:formula="of:=LEFT([.A784];2)" office:value-type="string" office:string-value="IN" calcext:value-type="string">
            <text:p>IN</text:p>
          </table:table-cell>
          <table:table-cell table:formula="of:=MID([.A784];4;6)" office:value-type="string" office:string-value="18,173" calcext:value-type="string">
            <text:p>18,173</text:p>
          </table:table-cell>
          <table:table-cell table:formula="of:=MID([.A784];11;30)" office:value-type="string" office:string-value="Warrick County,H1" calcext:value-type="string">
            <text:p>Warrick County,H1</text:p>
          </table:table-cell>
          <table:table-cell office:value-type="string" calcext:value-type="string">
            <text:p>Warrick County</text:p>
          </table:table-cell>
          <table:table-cell/>
        </table:table-row>
        <table:table-row table:style-name="ro1">
          <table:table-cell office:value-type="string" calcext:value-type="string">
            <text:p>IN,18,175,Washington County,H1</text:p>
          </table:table-cell>
          <table:table-cell table:formula="of:=LEFT([.A785];2)" office:value-type="string" office:string-value="IN" calcext:value-type="string">
            <text:p>IN</text:p>
          </table:table-cell>
          <table:table-cell table:formula="of:=MID([.A785];4;6)" office:value-type="string" office:string-value="18,175" calcext:value-type="string">
            <text:p>18,175</text:p>
          </table:table-cell>
          <table:table-cell table:formula="of:=MID([.A785];11;30)" office:value-type="string" office:string-value="Washington County,H1" calcext:value-type="string">
            <text:p>Washington County,H1</text:p>
          </table:table-cell>
          <table:table-cell office:value-type="string" calcext:value-type="string">
            <text:p>Washington County</text:p>
          </table:table-cell>
          <table:table-cell/>
        </table:table-row>
        <table:table-row table:style-name="ro1">
          <table:table-cell office:value-type="string" calcext:value-type="string">
            <text:p>IN,18,177,Wayne County,H1</text:p>
          </table:table-cell>
          <table:table-cell table:formula="of:=LEFT([.A786];2)" office:value-type="string" office:string-value="IN" calcext:value-type="string">
            <text:p>IN</text:p>
          </table:table-cell>
          <table:table-cell table:formula="of:=MID([.A786];4;6)" office:value-type="string" office:string-value="18,177" calcext:value-type="string">
            <text:p>18,177</text:p>
          </table:table-cell>
          <table:table-cell table:formula="of:=MID([.A786];11;30)" office:value-type="string" office:string-value="Wayne County,H1" calcext:value-type="string">
            <text:p>Wayne County,H1</text:p>
          </table:table-cell>
          <table:table-cell office:value-type="string" calcext:value-type="string">
            <text:p>Wayne County</text:p>
          </table:table-cell>
          <table:table-cell/>
        </table:table-row>
        <table:table-row table:style-name="ro1">
          <table:table-cell office:value-type="string" calcext:value-type="string">
            <text:p>IN,18,179,Wells County,H1</text:p>
          </table:table-cell>
          <table:table-cell table:formula="of:=LEFT([.A787];2)" office:value-type="string" office:string-value="IN" calcext:value-type="string">
            <text:p>IN</text:p>
          </table:table-cell>
          <table:table-cell table:formula="of:=MID([.A787];4;6)" office:value-type="string" office:string-value="18,179" calcext:value-type="string">
            <text:p>18,179</text:p>
          </table:table-cell>
          <table:table-cell table:formula="of:=MID([.A787];11;30)" office:value-type="string" office:string-value="Wells County,H1" calcext:value-type="string">
            <text:p>Wells County,H1</text:p>
          </table:table-cell>
          <table:table-cell office:value-type="string" calcext:value-type="string">
            <text:p>Wells County</text:p>
          </table:table-cell>
          <table:table-cell/>
        </table:table-row>
        <table:table-row table:style-name="ro1">
          <table:table-cell office:value-type="string" calcext:value-type="string">
            <text:p>IN,18,181,White County,H1</text:p>
          </table:table-cell>
          <table:table-cell table:formula="of:=LEFT([.A788];2)" office:value-type="string" office:string-value="IN" calcext:value-type="string">
            <text:p>IN</text:p>
          </table:table-cell>
          <table:table-cell table:formula="of:=MID([.A788];4;6)" office:value-type="string" office:string-value="18,181" calcext:value-type="string">
            <text:p>18,181</text:p>
          </table:table-cell>
          <table:table-cell table:formula="of:=MID([.A788];11;30)" office:value-type="string" office:string-value="White County,H1" calcext:value-type="string">
            <text:p>White County,H1</text:p>
          </table:table-cell>
          <table:table-cell office:value-type="string" calcext:value-type="string">
            <text:p>White County</text:p>
          </table:table-cell>
          <table:table-cell/>
        </table:table-row>
        <table:table-row table:style-name="ro1">
          <table:table-cell office:value-type="string" calcext:value-type="string">
            <text:p>IN,18,183,Whitley County,H1</text:p>
          </table:table-cell>
          <table:table-cell table:formula="of:=LEFT([.A789];2)" office:value-type="string" office:string-value="IN" calcext:value-type="string">
            <text:p>IN</text:p>
          </table:table-cell>
          <table:table-cell table:formula="of:=MID([.A789];4;6)" office:value-type="string" office:string-value="18,183" calcext:value-type="string">
            <text:p>18,183</text:p>
          </table:table-cell>
          <table:table-cell table:formula="of:=MID([.A789];11;30)" office:value-type="string" office:string-value="Whitley County,H1" calcext:value-type="string">
            <text:p>Whitley County,H1</text:p>
          </table:table-cell>
          <table:table-cell office:value-type="string" calcext:value-type="string">
            <text:p>Whitley County</text:p>
          </table:table-cell>
          <table:table-cell/>
        </table:table-row>
        <table:table-row table:style-name="ro1">
          <table:table-cell office:value-type="string" calcext:value-type="string">
            <text:p>IA,19,001,Adair County,H1</text:p>
          </table:table-cell>
          <table:table-cell table:formula="of:=LEFT([.A790];2)" office:value-type="string" office:string-value="IA" calcext:value-type="string">
            <text:p>IA</text:p>
          </table:table-cell>
          <table:table-cell table:formula="of:=MID([.A790];4;6)" office:value-type="string" office:string-value="19,001" calcext:value-type="string">
            <text:p>19,001</text:p>
          </table:table-cell>
          <table:table-cell table:formula="of:=MID([.A790];11;30)" office:value-type="string" office:string-value="Adair County,H1" calcext:value-type="string">
            <text:p>Adair County,H1</text:p>
          </table:table-cell>
          <table:table-cell office:value-type="string" calcext:value-type="string">
            <text:p>Adair County</text:p>
          </table:table-cell>
          <table:table-cell/>
        </table:table-row>
        <table:table-row table:style-name="ro1">
          <table:table-cell office:value-type="string" calcext:value-type="string">
            <text:p>IA,19,003,Adams County,H1</text:p>
          </table:table-cell>
          <table:table-cell table:formula="of:=LEFT([.A791];2)" office:value-type="string" office:string-value="IA" calcext:value-type="string">
            <text:p>IA</text:p>
          </table:table-cell>
          <table:table-cell table:formula="of:=MID([.A791];4;6)" office:value-type="string" office:string-value="19,003" calcext:value-type="string">
            <text:p>19,003</text:p>
          </table:table-cell>
          <table:table-cell table:formula="of:=MID([.A791];11;30)" office:value-type="string" office:string-value="Adams County,H1" calcext:value-type="string">
            <text:p>Adams County,H1</text:p>
          </table:table-cell>
          <table:table-cell office:value-type="string" calcext:value-type="string">
            <text:p>Adams County</text:p>
          </table:table-cell>
          <table:table-cell/>
        </table:table-row>
        <table:table-row table:style-name="ro1">
          <table:table-cell office:value-type="string" calcext:value-type="string">
            <text:p>IA,19,005,Allamakee County,H1</text:p>
          </table:table-cell>
          <table:table-cell table:formula="of:=LEFT([.A792];2)" office:value-type="string" office:string-value="IA" calcext:value-type="string">
            <text:p>IA</text:p>
          </table:table-cell>
          <table:table-cell table:formula="of:=MID([.A792];4;6)" office:value-type="string" office:string-value="19,005" calcext:value-type="string">
            <text:p>19,005</text:p>
          </table:table-cell>
          <table:table-cell table:formula="of:=MID([.A792];11;30)" office:value-type="string" office:string-value="Allamakee County,H1" calcext:value-type="string">
            <text:p>Allamakee County,H1</text:p>
          </table:table-cell>
          <table:table-cell office:value-type="string" calcext:value-type="string">
            <text:p>Allamakee County</text:p>
          </table:table-cell>
          <table:table-cell/>
        </table:table-row>
        <table:table-row table:style-name="ro1">
          <table:table-cell office:value-type="string" calcext:value-type="string">
            <text:p>IA,19,007,Appanoose County,H1</text:p>
          </table:table-cell>
          <table:table-cell table:formula="of:=LEFT([.A793];2)" office:value-type="string" office:string-value="IA" calcext:value-type="string">
            <text:p>IA</text:p>
          </table:table-cell>
          <table:table-cell table:formula="of:=MID([.A793];4;6)" office:value-type="string" office:string-value="19,007" calcext:value-type="string">
            <text:p>19,007</text:p>
          </table:table-cell>
          <table:table-cell table:formula="of:=MID([.A793];11;30)" office:value-type="string" office:string-value="Appanoose County,H1" calcext:value-type="string">
            <text:p>Appanoose County,H1</text:p>
          </table:table-cell>
          <table:table-cell office:value-type="string" calcext:value-type="string">
            <text:p>Appanoose County</text:p>
          </table:table-cell>
          <table:table-cell/>
        </table:table-row>
        <table:table-row table:style-name="ro1">
          <table:table-cell office:value-type="string" calcext:value-type="string">
            <text:p>IA,19,009,Audubon County,H1</text:p>
          </table:table-cell>
          <table:table-cell table:formula="of:=LEFT([.A794];2)" office:value-type="string" office:string-value="IA" calcext:value-type="string">
            <text:p>IA</text:p>
          </table:table-cell>
          <table:table-cell table:formula="of:=MID([.A794];4;6)" office:value-type="string" office:string-value="19,009" calcext:value-type="string">
            <text:p>19,009</text:p>
          </table:table-cell>
          <table:table-cell table:formula="of:=MID([.A794];11;30)" office:value-type="string" office:string-value="Audubon County,H1" calcext:value-type="string">
            <text:p>Audubon County,H1</text:p>
          </table:table-cell>
          <table:table-cell office:value-type="string" calcext:value-type="string">
            <text:p>Audubon County</text:p>
          </table:table-cell>
          <table:table-cell/>
        </table:table-row>
        <table:table-row table:style-name="ro1">
          <table:table-cell office:value-type="string" calcext:value-type="string">
            <text:p>IA,19,011,Benton County,H1</text:p>
          </table:table-cell>
          <table:table-cell table:formula="of:=LEFT([.A795];2)" office:value-type="string" office:string-value="IA" calcext:value-type="string">
            <text:p>IA</text:p>
          </table:table-cell>
          <table:table-cell table:formula="of:=MID([.A795];4;6)" office:value-type="string" office:string-value="19,011" calcext:value-type="string">
            <text:p>19,011</text:p>
          </table:table-cell>
          <table:table-cell table:formula="of:=MID([.A795];11;30)" office:value-type="string" office:string-value="Benton County,H1" calcext:value-type="string">
            <text:p>Benton County,H1</text:p>
          </table:table-cell>
          <table:table-cell office:value-type="string" calcext:value-type="string">
            <text:p>Benton County</text:p>
          </table:table-cell>
          <table:table-cell/>
        </table:table-row>
        <table:table-row table:style-name="ro1">
          <table:table-cell office:value-type="string" calcext:value-type="string">
            <text:p>IA,19,013,Black Hawk County,H1</text:p>
          </table:table-cell>
          <table:table-cell table:formula="of:=LEFT([.A796];2)" office:value-type="string" office:string-value="IA" calcext:value-type="string">
            <text:p>IA</text:p>
          </table:table-cell>
          <table:table-cell table:formula="of:=MID([.A796];4;6)" office:value-type="string" office:string-value="19,013" calcext:value-type="string">
            <text:p>19,013</text:p>
          </table:table-cell>
          <table:table-cell table:formula="of:=MID([.A796];11;30)" office:value-type="string" office:string-value="Black Hawk County,H1" calcext:value-type="string">
            <text:p>Black Hawk County,H1</text:p>
          </table:table-cell>
          <table:table-cell office:value-type="string" calcext:value-type="string">
            <text:p>Black Hawk County</text:p>
          </table:table-cell>
          <table:table-cell/>
        </table:table-row>
        <table:table-row table:style-name="ro1">
          <table:table-cell office:value-type="string" calcext:value-type="string">
            <text:p>IA,19,015,Boone County,H1</text:p>
          </table:table-cell>
          <table:table-cell table:formula="of:=LEFT([.A797];2)" office:value-type="string" office:string-value="IA" calcext:value-type="string">
            <text:p>IA</text:p>
          </table:table-cell>
          <table:table-cell table:formula="of:=MID([.A797];4;6)" office:value-type="string" office:string-value="19,015" calcext:value-type="string">
            <text:p>19,015</text:p>
          </table:table-cell>
          <table:table-cell table:formula="of:=MID([.A797];11;30)" office:value-type="string" office:string-value="Boone County,H1" calcext:value-type="string">
            <text:p>Boone County,H1</text:p>
          </table:table-cell>
          <table:table-cell office:value-type="string" calcext:value-type="string">
            <text:p>Boone County</text:p>
          </table:table-cell>
          <table:table-cell/>
        </table:table-row>
        <table:table-row table:style-name="ro1">
          <table:table-cell office:value-type="string" calcext:value-type="string">
            <text:p>IA,19,017,Bremer County,H1</text:p>
          </table:table-cell>
          <table:table-cell table:formula="of:=LEFT([.A798];2)" office:value-type="string" office:string-value="IA" calcext:value-type="string">
            <text:p>IA</text:p>
          </table:table-cell>
          <table:table-cell table:formula="of:=MID([.A798];4;6)" office:value-type="string" office:string-value="19,017" calcext:value-type="string">
            <text:p>19,017</text:p>
          </table:table-cell>
          <table:table-cell table:formula="of:=MID([.A798];11;30)" office:value-type="string" office:string-value="Bremer County,H1" calcext:value-type="string">
            <text:p>Bremer County,H1</text:p>
          </table:table-cell>
          <table:table-cell office:value-type="string" calcext:value-type="string">
            <text:p>Bremer County</text:p>
          </table:table-cell>
          <table:table-cell/>
        </table:table-row>
        <table:table-row table:style-name="ro1">
          <table:table-cell office:value-type="string" calcext:value-type="string">
            <text:p>IA,19,019,Buchanan County,H1</text:p>
          </table:table-cell>
          <table:table-cell table:formula="of:=LEFT([.A799];2)" office:value-type="string" office:string-value="IA" calcext:value-type="string">
            <text:p>IA</text:p>
          </table:table-cell>
          <table:table-cell table:formula="of:=MID([.A799];4;6)" office:value-type="string" office:string-value="19,019" calcext:value-type="string">
            <text:p>19,019</text:p>
          </table:table-cell>
          <table:table-cell table:formula="of:=MID([.A799];11;30)" office:value-type="string" office:string-value="Buchanan County,H1" calcext:value-type="string">
            <text:p>Buchanan County,H1</text:p>
          </table:table-cell>
          <table:table-cell office:value-type="string" calcext:value-type="string">
            <text:p>Buchanan County</text:p>
          </table:table-cell>
          <table:table-cell/>
        </table:table-row>
        <table:table-row table:style-name="ro2">
          <table:table-cell office:value-type="string" calcext:value-type="string">
            <text:p>IA,19,021,Buena Vista County,H1</text:p>
          </table:table-cell>
          <table:table-cell table:formula="of:=LEFT([.A800];2)" office:value-type="string" office:string-value="IA" calcext:value-type="string">
            <text:p>IA</text:p>
          </table:table-cell>
          <table:table-cell table:formula="of:=MID([.A800];4;6)" office:value-type="string" office:string-value="19,021" calcext:value-type="string">
            <text:p>19,021</text:p>
          </table:table-cell>
          <table:table-cell table:formula="of:=MID([.A800];11;30)" office:value-type="string" office:string-value="Buena Vista County,H1" calcext:value-type="string">
            <text:p>Buena Vista County,H1</text:p>
          </table:table-cell>
          <table:table-cell office:value-type="string" calcext:value-type="string">
            <text:p>Buena Vista County</text:p>
          </table:table-cell>
          <table:table-cell/>
        </table:table-row>
        <table:table-row table:style-name="ro1">
          <table:table-cell office:value-type="string" calcext:value-type="string">
            <text:p>IA,19,023,Butler County,H1</text:p>
          </table:table-cell>
          <table:table-cell table:formula="of:=LEFT([.A801];2)" office:value-type="string" office:string-value="IA" calcext:value-type="string">
            <text:p>IA</text:p>
          </table:table-cell>
          <table:table-cell table:formula="of:=MID([.A801];4;6)" office:value-type="string" office:string-value="19,023" calcext:value-type="string">
            <text:p>19,023</text:p>
          </table:table-cell>
          <table:table-cell table:formula="of:=MID([.A801];11;30)" office:value-type="string" office:string-value="Butler County,H1" calcext:value-type="string">
            <text:p>Butler County,H1</text:p>
          </table:table-cell>
          <table:table-cell office:value-type="string" calcext:value-type="string">
            <text:p>Butler County</text:p>
          </table:table-cell>
          <table:table-cell/>
        </table:table-row>
        <table:table-row table:style-name="ro1">
          <table:table-cell office:value-type="string" calcext:value-type="string">
            <text:p>IA,19,025,Calhoun County,H1</text:p>
          </table:table-cell>
          <table:table-cell table:formula="of:=LEFT([.A802];2)" office:value-type="string" office:string-value="IA" calcext:value-type="string">
            <text:p>IA</text:p>
          </table:table-cell>
          <table:table-cell table:formula="of:=MID([.A802];4;6)" office:value-type="string" office:string-value="19,025" calcext:value-type="string">
            <text:p>19,025</text:p>
          </table:table-cell>
          <table:table-cell table:formula="of:=MID([.A802];11;30)" office:value-type="string" office:string-value="Calhoun County,H1" calcext:value-type="string">
            <text:p>Calhoun County,H1</text:p>
          </table:table-cell>
          <table:table-cell office:value-type="string" calcext:value-type="string">
            <text:p>Calhoun County</text:p>
          </table:table-cell>
          <table:table-cell/>
        </table:table-row>
        <table:table-row table:style-name="ro1">
          <table:table-cell office:value-type="string" calcext:value-type="string">
            <text:p>IA,19,027,Carroll County,H1</text:p>
          </table:table-cell>
          <table:table-cell table:formula="of:=LEFT([.A803];2)" office:value-type="string" office:string-value="IA" calcext:value-type="string">
            <text:p>IA</text:p>
          </table:table-cell>
          <table:table-cell table:formula="of:=MID([.A803];4;6)" office:value-type="string" office:string-value="19,027" calcext:value-type="string">
            <text:p>19,027</text:p>
          </table:table-cell>
          <table:table-cell table:formula="of:=MID([.A803];11;30)" office:value-type="string" office:string-value="Carroll County,H1" calcext:value-type="string">
            <text:p>Carroll County,H1</text:p>
          </table:table-cell>
          <table:table-cell office:value-type="string" calcext:value-type="string">
            <text:p>Carroll County</text:p>
          </table:table-cell>
          <table:table-cell/>
        </table:table-row>
        <table:table-row table:style-name="ro1">
          <table:table-cell office:value-type="string" calcext:value-type="string">
            <text:p>IA,19,029,Cass County,H1</text:p>
          </table:table-cell>
          <table:table-cell table:formula="of:=LEFT([.A804];2)" office:value-type="string" office:string-value="IA" calcext:value-type="string">
            <text:p>IA</text:p>
          </table:table-cell>
          <table:table-cell table:formula="of:=MID([.A804];4;6)" office:value-type="string" office:string-value="19,029" calcext:value-type="string">
            <text:p>19,029</text:p>
          </table:table-cell>
          <table:table-cell table:formula="of:=MID([.A804];11;30)" office:value-type="string" office:string-value="Cass County,H1" calcext:value-type="string">
            <text:p>Cass County,H1</text:p>
          </table:table-cell>
          <table:table-cell office:value-type="string" calcext:value-type="string">
            <text:p>Cass County</text:p>
          </table:table-cell>
          <table:table-cell/>
        </table:table-row>
        <table:table-row table:style-name="ro1">
          <table:table-cell office:value-type="string" calcext:value-type="string">
            <text:p>IA,19,031,Cedar County,H1</text:p>
          </table:table-cell>
          <table:table-cell table:formula="of:=LEFT([.A805];2)" office:value-type="string" office:string-value="IA" calcext:value-type="string">
            <text:p>IA</text:p>
          </table:table-cell>
          <table:table-cell table:formula="of:=MID([.A805];4;6)" office:value-type="string" office:string-value="19,031" calcext:value-type="string">
            <text:p>19,031</text:p>
          </table:table-cell>
          <table:table-cell table:formula="of:=MID([.A805];11;30)" office:value-type="string" office:string-value="Cedar County,H1" calcext:value-type="string">
            <text:p>Cedar County,H1</text:p>
          </table:table-cell>
          <table:table-cell office:value-type="string" calcext:value-type="string">
            <text:p>Cedar County</text:p>
          </table:table-cell>
          <table:table-cell/>
        </table:table-row>
        <table:table-row table:style-name="ro2">
          <table:table-cell office:value-type="string" calcext:value-type="string">
            <text:p>IA,19,033,Cerro Gordo County,H1</text:p>
          </table:table-cell>
          <table:table-cell table:formula="of:=LEFT([.A806];2)" office:value-type="string" office:string-value="IA" calcext:value-type="string">
            <text:p>IA</text:p>
          </table:table-cell>
          <table:table-cell table:formula="of:=MID([.A806];4;6)" office:value-type="string" office:string-value="19,033" calcext:value-type="string">
            <text:p>19,033</text:p>
          </table:table-cell>
          <table:table-cell table:formula="of:=MID([.A806];11;30)" office:value-type="string" office:string-value="Cerro Gordo County,H1" calcext:value-type="string">
            <text:p>Cerro Gordo County,H1</text:p>
          </table:table-cell>
          <table:table-cell office:value-type="string" calcext:value-type="string">
            <text:p>Cerro Gordo County</text:p>
          </table:table-cell>
          <table:table-cell/>
        </table:table-row>
        <table:table-row table:style-name="ro1">
          <table:table-cell office:value-type="string" calcext:value-type="string">
            <text:p>IA,19,035,Cherokee County,H1</text:p>
          </table:table-cell>
          <table:table-cell table:formula="of:=LEFT([.A807];2)" office:value-type="string" office:string-value="IA" calcext:value-type="string">
            <text:p>IA</text:p>
          </table:table-cell>
          <table:table-cell table:formula="of:=MID([.A807];4;6)" office:value-type="string" office:string-value="19,035" calcext:value-type="string">
            <text:p>19,035</text:p>
          </table:table-cell>
          <table:table-cell table:formula="of:=MID([.A807];11;30)" office:value-type="string" office:string-value="Cherokee County,H1" calcext:value-type="string">
            <text:p>Cherokee County,H1</text:p>
          </table:table-cell>
          <table:table-cell office:value-type="string" calcext:value-type="string">
            <text:p>Cherokee County</text:p>
          </table:table-cell>
          <table:table-cell/>
        </table:table-row>
        <table:table-row table:style-name="ro1">
          <table:table-cell office:value-type="string" calcext:value-type="string">
            <text:p>IA,19,037,Chickasaw County,H1</text:p>
          </table:table-cell>
          <table:table-cell table:formula="of:=LEFT([.A808];2)" office:value-type="string" office:string-value="IA" calcext:value-type="string">
            <text:p>IA</text:p>
          </table:table-cell>
          <table:table-cell table:formula="of:=MID([.A808];4;6)" office:value-type="string" office:string-value="19,037" calcext:value-type="string">
            <text:p>19,037</text:p>
          </table:table-cell>
          <table:table-cell table:formula="of:=MID([.A808];11;30)" office:value-type="string" office:string-value="Chickasaw County,H1" calcext:value-type="string">
            <text:p>Chickasaw County,H1</text:p>
          </table:table-cell>
          <table:table-cell office:value-type="string" calcext:value-type="string">
            <text:p>Chickasaw County</text:p>
          </table:table-cell>
          <table:table-cell/>
        </table:table-row>
        <table:table-row table:style-name="ro1">
          <table:table-cell office:value-type="string" calcext:value-type="string">
            <text:p>IA,19,039,Clarke County,H1</text:p>
          </table:table-cell>
          <table:table-cell table:formula="of:=LEFT([.A809];2)" office:value-type="string" office:string-value="IA" calcext:value-type="string">
            <text:p>IA</text:p>
          </table:table-cell>
          <table:table-cell table:formula="of:=MID([.A809];4;6)" office:value-type="string" office:string-value="19,039" calcext:value-type="string">
            <text:p>19,039</text:p>
          </table:table-cell>
          <table:table-cell table:formula="of:=MID([.A809];11;30)" office:value-type="string" office:string-value="Clarke County,H1" calcext:value-type="string">
            <text:p>Clarke County,H1</text:p>
          </table:table-cell>
          <table:table-cell office:value-type="string" calcext:value-type="string">
            <text:p>Clarke County</text:p>
          </table:table-cell>
          <table:table-cell/>
        </table:table-row>
        <table:table-row table:style-name="ro1">
          <table:table-cell office:value-type="string" calcext:value-type="string">
            <text:p>IA,19,041,Clay County,H1</text:p>
          </table:table-cell>
          <table:table-cell table:formula="of:=LEFT([.A810];2)" office:value-type="string" office:string-value="IA" calcext:value-type="string">
            <text:p>IA</text:p>
          </table:table-cell>
          <table:table-cell table:formula="of:=MID([.A810];4;6)" office:value-type="string" office:string-value="19,041" calcext:value-type="string">
            <text:p>19,041</text:p>
          </table:table-cell>
          <table:table-cell table:formula="of:=MID([.A810];11;30)" office:value-type="string" office:string-value="Clay County,H1" calcext:value-type="string">
            <text:p>Clay County,H1</text:p>
          </table:table-cell>
          <table:table-cell office:value-type="string" calcext:value-type="string">
            <text:p>Clay County</text:p>
          </table:table-cell>
          <table:table-cell/>
        </table:table-row>
        <table:table-row table:style-name="ro1">
          <table:table-cell office:value-type="string" calcext:value-type="string">
            <text:p>IA,19,043,Clayton County,H1</text:p>
          </table:table-cell>
          <table:table-cell table:formula="of:=LEFT([.A811];2)" office:value-type="string" office:string-value="IA" calcext:value-type="string">
            <text:p>IA</text:p>
          </table:table-cell>
          <table:table-cell table:formula="of:=MID([.A811];4;6)" office:value-type="string" office:string-value="19,043" calcext:value-type="string">
            <text:p>19,043</text:p>
          </table:table-cell>
          <table:table-cell table:formula="of:=MID([.A811];11;30)" office:value-type="string" office:string-value="Clayton County,H1" calcext:value-type="string">
            <text:p>Clayton County,H1</text:p>
          </table:table-cell>
          <table:table-cell office:value-type="string" calcext:value-type="string">
            <text:p>Clayton County</text:p>
          </table:table-cell>
          <table:table-cell/>
        </table:table-row>
        <table:table-row table:style-name="ro1">
          <table:table-cell office:value-type="string" calcext:value-type="string">
            <text:p>IA,19,045,Clinton County,H1</text:p>
          </table:table-cell>
          <table:table-cell table:formula="of:=LEFT([.A812];2)" office:value-type="string" office:string-value="IA" calcext:value-type="string">
            <text:p>IA</text:p>
          </table:table-cell>
          <table:table-cell table:formula="of:=MID([.A812];4;6)" office:value-type="string" office:string-value="19,045" calcext:value-type="string">
            <text:p>19,045</text:p>
          </table:table-cell>
          <table:table-cell table:formula="of:=MID([.A812];11;30)" office:value-type="string" office:string-value="Clinton County,H1" calcext:value-type="string">
            <text:p>Clinton County,H1</text:p>
          </table:table-cell>
          <table:table-cell office:value-type="string" calcext:value-type="string">
            <text:p>Clinton County</text:p>
          </table:table-cell>
          <table:table-cell/>
        </table:table-row>
        <table:table-row table:style-name="ro1">
          <table:table-cell office:value-type="string" calcext:value-type="string">
            <text:p>IA,19,047,Crawford County,H1</text:p>
          </table:table-cell>
          <table:table-cell table:formula="of:=LEFT([.A813];2)" office:value-type="string" office:string-value="IA" calcext:value-type="string">
            <text:p>IA</text:p>
          </table:table-cell>
          <table:table-cell table:formula="of:=MID([.A813];4;6)" office:value-type="string" office:string-value="19,047" calcext:value-type="string">
            <text:p>19,047</text:p>
          </table:table-cell>
          <table:table-cell table:formula="of:=MID([.A813];11;30)" office:value-type="string" office:string-value="Crawford County,H1" calcext:value-type="string">
            <text:p>Crawford County,H1</text:p>
          </table:table-cell>
          <table:table-cell office:value-type="string" calcext:value-type="string">
            <text:p>Crawford County</text:p>
          </table:table-cell>
          <table:table-cell/>
        </table:table-row>
        <table:table-row table:style-name="ro1">
          <table:table-cell office:value-type="string" calcext:value-type="string">
            <text:p>IA,19,049,Dallas County,H1</text:p>
          </table:table-cell>
          <table:table-cell table:formula="of:=LEFT([.A814];2)" office:value-type="string" office:string-value="IA" calcext:value-type="string">
            <text:p>IA</text:p>
          </table:table-cell>
          <table:table-cell table:formula="of:=MID([.A814];4;6)" office:value-type="string" office:string-value="19,049" calcext:value-type="string">
            <text:p>19,049</text:p>
          </table:table-cell>
          <table:table-cell table:formula="of:=MID([.A814];11;30)" office:value-type="string" office:string-value="Dallas County,H1" calcext:value-type="string">
            <text:p>Dallas County,H1</text:p>
          </table:table-cell>
          <table:table-cell office:value-type="string" calcext:value-type="string">
            <text:p>Dallas County</text:p>
          </table:table-cell>
          <table:table-cell/>
        </table:table-row>
        <table:table-row table:style-name="ro1">
          <table:table-cell office:value-type="string" calcext:value-type="string">
            <text:p>IA,19,051,Davis County,H1</text:p>
          </table:table-cell>
          <table:table-cell table:formula="of:=LEFT([.A815];2)" office:value-type="string" office:string-value="IA" calcext:value-type="string">
            <text:p>IA</text:p>
          </table:table-cell>
          <table:table-cell table:formula="of:=MID([.A815];4;6)" office:value-type="string" office:string-value="19,051" calcext:value-type="string">
            <text:p>19,051</text:p>
          </table:table-cell>
          <table:table-cell table:formula="of:=MID([.A815];11;30)" office:value-type="string" office:string-value="Davis County,H1" calcext:value-type="string">
            <text:p>Davis County,H1</text:p>
          </table:table-cell>
          <table:table-cell office:value-type="string" calcext:value-type="string">
            <text:p>Davis County</text:p>
          </table:table-cell>
          <table:table-cell/>
        </table:table-row>
        <table:table-row table:style-name="ro1">
          <table:table-cell office:value-type="string" calcext:value-type="string">
            <text:p>IA,19,053,Decatur County,H1</text:p>
          </table:table-cell>
          <table:table-cell table:formula="of:=LEFT([.A816];2)" office:value-type="string" office:string-value="IA" calcext:value-type="string">
            <text:p>IA</text:p>
          </table:table-cell>
          <table:table-cell table:formula="of:=MID([.A816];4;6)" office:value-type="string" office:string-value="19,053" calcext:value-type="string">
            <text:p>19,053</text:p>
          </table:table-cell>
          <table:table-cell table:formula="of:=MID([.A816];11;30)" office:value-type="string" office:string-value="Decatur County,H1" calcext:value-type="string">
            <text:p>Decatur County,H1</text:p>
          </table:table-cell>
          <table:table-cell office:value-type="string" calcext:value-type="string">
            <text:p>Decatur County</text:p>
          </table:table-cell>
          <table:table-cell/>
        </table:table-row>
        <table:table-row table:style-name="ro1">
          <table:table-cell office:value-type="string" calcext:value-type="string">
            <text:p>IA,19,055,Delaware County,H1</text:p>
          </table:table-cell>
          <table:table-cell table:formula="of:=LEFT([.A817];2)" office:value-type="string" office:string-value="IA" calcext:value-type="string">
            <text:p>IA</text:p>
          </table:table-cell>
          <table:table-cell table:formula="of:=MID([.A817];4;6)" office:value-type="string" office:string-value="19,055" calcext:value-type="string">
            <text:p>19,055</text:p>
          </table:table-cell>
          <table:table-cell table:formula="of:=MID([.A817];11;30)" office:value-type="string" office:string-value="Delaware County,H1" calcext:value-type="string">
            <text:p>Delaware County,H1</text:p>
          </table:table-cell>
          <table:table-cell office:value-type="string" calcext:value-type="string">
            <text:p>Delaware County</text:p>
          </table:table-cell>
          <table:table-cell/>
        </table:table-row>
        <table:table-row table:style-name="ro1">
          <table:table-cell office:value-type="string" calcext:value-type="string">
            <text:p>IA,19,057,Des Moines County,H1</text:p>
          </table:table-cell>
          <table:table-cell table:formula="of:=LEFT([.A818];2)" office:value-type="string" office:string-value="IA" calcext:value-type="string">
            <text:p>IA</text:p>
          </table:table-cell>
          <table:table-cell table:formula="of:=MID([.A818];4;6)" office:value-type="string" office:string-value="19,057" calcext:value-type="string">
            <text:p>19,057</text:p>
          </table:table-cell>
          <table:table-cell table:formula="of:=MID([.A818];11;30)" office:value-type="string" office:string-value="Des Moines County,H1" calcext:value-type="string">
            <text:p>Des Moines County,H1</text:p>
          </table:table-cell>
          <table:table-cell office:value-type="string" calcext:value-type="string">
            <text:p>Des Moines County</text:p>
          </table:table-cell>
          <table:table-cell/>
        </table:table-row>
        <table:table-row table:style-name="ro1">
          <table:table-cell office:value-type="string" calcext:value-type="string">
            <text:p>IA,19,059,Dickinson County,H1</text:p>
          </table:table-cell>
          <table:table-cell table:formula="of:=LEFT([.A819];2)" office:value-type="string" office:string-value="IA" calcext:value-type="string">
            <text:p>IA</text:p>
          </table:table-cell>
          <table:table-cell table:formula="of:=MID([.A819];4;6)" office:value-type="string" office:string-value="19,059" calcext:value-type="string">
            <text:p>19,059</text:p>
          </table:table-cell>
          <table:table-cell table:formula="of:=MID([.A819];11;30)" office:value-type="string" office:string-value="Dickinson County,H1" calcext:value-type="string">
            <text:p>Dickinson County,H1</text:p>
          </table:table-cell>
          <table:table-cell office:value-type="string" calcext:value-type="string">
            <text:p>Dickinson County</text:p>
          </table:table-cell>
          <table:table-cell/>
        </table:table-row>
        <table:table-row table:style-name="ro1">
          <table:table-cell office:value-type="string" calcext:value-type="string">
            <text:p>IA,19,061,Dubuque County,H1</text:p>
          </table:table-cell>
          <table:table-cell table:formula="of:=LEFT([.A820];2)" office:value-type="string" office:string-value="IA" calcext:value-type="string">
            <text:p>IA</text:p>
          </table:table-cell>
          <table:table-cell table:formula="of:=MID([.A820];4;6)" office:value-type="string" office:string-value="19,061" calcext:value-type="string">
            <text:p>19,061</text:p>
          </table:table-cell>
          <table:table-cell table:formula="of:=MID([.A820];11;30)" office:value-type="string" office:string-value="Dubuque County,H1" calcext:value-type="string">
            <text:p>Dubuque County,H1</text:p>
          </table:table-cell>
          <table:table-cell office:value-type="string" calcext:value-type="string">
            <text:p>Dubuque County</text:p>
          </table:table-cell>
          <table:table-cell/>
        </table:table-row>
        <table:table-row table:style-name="ro1">
          <table:table-cell office:value-type="string" calcext:value-type="string">
            <text:p>IA,19,063,Emmet County,H1</text:p>
          </table:table-cell>
          <table:table-cell table:formula="of:=LEFT([.A821];2)" office:value-type="string" office:string-value="IA" calcext:value-type="string">
            <text:p>IA</text:p>
          </table:table-cell>
          <table:table-cell table:formula="of:=MID([.A821];4;6)" office:value-type="string" office:string-value="19,063" calcext:value-type="string">
            <text:p>19,063</text:p>
          </table:table-cell>
          <table:table-cell table:formula="of:=MID([.A821];11;30)" office:value-type="string" office:string-value="Emmet County,H1" calcext:value-type="string">
            <text:p>Emmet County,H1</text:p>
          </table:table-cell>
          <table:table-cell office:value-type="string" calcext:value-type="string">
            <text:p>Emmet County</text:p>
          </table:table-cell>
          <table:table-cell/>
        </table:table-row>
        <table:table-row table:style-name="ro1">
          <table:table-cell office:value-type="string" calcext:value-type="string">
            <text:p>IA,19,065,Fayette County,H1</text:p>
          </table:table-cell>
          <table:table-cell table:formula="of:=LEFT([.A822];2)" office:value-type="string" office:string-value="IA" calcext:value-type="string">
            <text:p>IA</text:p>
          </table:table-cell>
          <table:table-cell table:formula="of:=MID([.A822];4;6)" office:value-type="string" office:string-value="19,065" calcext:value-type="string">
            <text:p>19,065</text:p>
          </table:table-cell>
          <table:table-cell table:formula="of:=MID([.A822];11;30)" office:value-type="string" office:string-value="Fayette County,H1" calcext:value-type="string">
            <text:p>Fayette County,H1</text:p>
          </table:table-cell>
          <table:table-cell office:value-type="string" calcext:value-type="string">
            <text:p>Fayette County</text:p>
          </table:table-cell>
          <table:table-cell/>
        </table:table-row>
        <table:table-row table:style-name="ro1">
          <table:table-cell office:value-type="string" calcext:value-type="string">
            <text:p>IA,19,067,Floyd County,H1</text:p>
          </table:table-cell>
          <table:table-cell table:formula="of:=LEFT([.A823];2)" office:value-type="string" office:string-value="IA" calcext:value-type="string">
            <text:p>IA</text:p>
          </table:table-cell>
          <table:table-cell table:formula="of:=MID([.A823];4;6)" office:value-type="string" office:string-value="19,067" calcext:value-type="string">
            <text:p>19,067</text:p>
          </table:table-cell>
          <table:table-cell table:formula="of:=MID([.A823];11;30)" office:value-type="string" office:string-value="Floyd County,H1" calcext:value-type="string">
            <text:p>Floyd County,H1</text:p>
          </table:table-cell>
          <table:table-cell office:value-type="string" calcext:value-type="string">
            <text:p>Floyd County</text:p>
          </table:table-cell>
          <table:table-cell/>
        </table:table-row>
        <table:table-row table:style-name="ro1">
          <table:table-cell office:value-type="string" calcext:value-type="string">
            <text:p>IA,19,069,Franklin County,H1</text:p>
          </table:table-cell>
          <table:table-cell table:formula="of:=LEFT([.A824];2)" office:value-type="string" office:string-value="IA" calcext:value-type="string">
            <text:p>IA</text:p>
          </table:table-cell>
          <table:table-cell table:formula="of:=MID([.A824];4;6)" office:value-type="string" office:string-value="19,069" calcext:value-type="string">
            <text:p>19,069</text:p>
          </table:table-cell>
          <table:table-cell table:formula="of:=MID([.A824];11;30)" office:value-type="string" office:string-value="Franklin County,H1" calcext:value-type="string">
            <text:p>Franklin County,H1</text:p>
          </table:table-cell>
          <table:table-cell office:value-type="string" calcext:value-type="string">
            <text:p>Franklin County</text:p>
          </table:table-cell>
          <table:table-cell/>
        </table:table-row>
        <table:table-row table:style-name="ro1">
          <table:table-cell office:value-type="string" calcext:value-type="string">
            <text:p>IA,19,071,Fremont County,H1</text:p>
          </table:table-cell>
          <table:table-cell table:formula="of:=LEFT([.A825];2)" office:value-type="string" office:string-value="IA" calcext:value-type="string">
            <text:p>IA</text:p>
          </table:table-cell>
          <table:table-cell table:formula="of:=MID([.A825];4;6)" office:value-type="string" office:string-value="19,071" calcext:value-type="string">
            <text:p>19,071</text:p>
          </table:table-cell>
          <table:table-cell table:formula="of:=MID([.A825];11;30)" office:value-type="string" office:string-value="Fremont County,H1" calcext:value-type="string">
            <text:p>Fremont County,H1</text:p>
          </table:table-cell>
          <table:table-cell office:value-type="string" calcext:value-type="string">
            <text:p>Fremont County</text:p>
          </table:table-cell>
          <table:table-cell/>
        </table:table-row>
        <table:table-row table:style-name="ro1">
          <table:table-cell office:value-type="string" calcext:value-type="string">
            <text:p>IA,19,073,Greene County,H1</text:p>
          </table:table-cell>
          <table:table-cell table:formula="of:=LEFT([.A826];2)" office:value-type="string" office:string-value="IA" calcext:value-type="string">
            <text:p>IA</text:p>
          </table:table-cell>
          <table:table-cell table:formula="of:=MID([.A826];4;6)" office:value-type="string" office:string-value="19,073" calcext:value-type="string">
            <text:p>19,073</text:p>
          </table:table-cell>
          <table:table-cell table:formula="of:=MID([.A826];11;30)" office:value-type="string" office:string-value="Greene County,H1" calcext:value-type="string">
            <text:p>Greene County,H1</text:p>
          </table:table-cell>
          <table:table-cell office:value-type="string" calcext:value-type="string">
            <text:p>Greene County</text:p>
          </table:table-cell>
          <table:table-cell/>
        </table:table-row>
        <table:table-row table:style-name="ro1">
          <table:table-cell office:value-type="string" calcext:value-type="string">
            <text:p>IA,19,075,Grundy County,H1</text:p>
          </table:table-cell>
          <table:table-cell table:formula="of:=LEFT([.A827];2)" office:value-type="string" office:string-value="IA" calcext:value-type="string">
            <text:p>IA</text:p>
          </table:table-cell>
          <table:table-cell table:formula="of:=MID([.A827];4;6)" office:value-type="string" office:string-value="19,075" calcext:value-type="string">
            <text:p>19,075</text:p>
          </table:table-cell>
          <table:table-cell table:formula="of:=MID([.A827];11;30)" office:value-type="string" office:string-value="Grundy County,H1" calcext:value-type="string">
            <text:p>Grundy County,H1</text:p>
          </table:table-cell>
          <table:table-cell office:value-type="string" calcext:value-type="string">
            <text:p>Grundy County</text:p>
          </table:table-cell>
          <table:table-cell/>
        </table:table-row>
        <table:table-row table:style-name="ro1">
          <table:table-cell office:value-type="string" calcext:value-type="string">
            <text:p>IA,19,077,Guthrie County,H1</text:p>
          </table:table-cell>
          <table:table-cell table:formula="of:=LEFT([.A828];2)" office:value-type="string" office:string-value="IA" calcext:value-type="string">
            <text:p>IA</text:p>
          </table:table-cell>
          <table:table-cell table:formula="of:=MID([.A828];4;6)" office:value-type="string" office:string-value="19,077" calcext:value-type="string">
            <text:p>19,077</text:p>
          </table:table-cell>
          <table:table-cell table:formula="of:=MID([.A828];11;30)" office:value-type="string" office:string-value="Guthrie County,H1" calcext:value-type="string">
            <text:p>Guthrie County,H1</text:p>
          </table:table-cell>
          <table:table-cell office:value-type="string" calcext:value-type="string">
            <text:p>Guthrie County</text:p>
          </table:table-cell>
          <table:table-cell/>
        </table:table-row>
        <table:table-row table:style-name="ro1">
          <table:table-cell office:value-type="string" calcext:value-type="string">
            <text:p>IA,19,079,Hamilton County,H1</text:p>
          </table:table-cell>
          <table:table-cell table:formula="of:=LEFT([.A829];2)" office:value-type="string" office:string-value="IA" calcext:value-type="string">
            <text:p>IA</text:p>
          </table:table-cell>
          <table:table-cell table:formula="of:=MID([.A829];4;6)" office:value-type="string" office:string-value="19,079" calcext:value-type="string">
            <text:p>19,079</text:p>
          </table:table-cell>
          <table:table-cell table:formula="of:=MID([.A829];11;30)" office:value-type="string" office:string-value="Hamilton County,H1" calcext:value-type="string">
            <text:p>Hamilton County,H1</text:p>
          </table:table-cell>
          <table:table-cell office:value-type="string" calcext:value-type="string">
            <text:p>Hamilton County</text:p>
          </table:table-cell>
          <table:table-cell/>
        </table:table-row>
        <table:table-row table:style-name="ro1">
          <table:table-cell office:value-type="string" calcext:value-type="string">
            <text:p>IA,19,081,Hancock County,H1</text:p>
          </table:table-cell>
          <table:table-cell table:formula="of:=LEFT([.A830];2)" office:value-type="string" office:string-value="IA" calcext:value-type="string">
            <text:p>IA</text:p>
          </table:table-cell>
          <table:table-cell table:formula="of:=MID([.A830];4;6)" office:value-type="string" office:string-value="19,081" calcext:value-type="string">
            <text:p>19,081</text:p>
          </table:table-cell>
          <table:table-cell table:formula="of:=MID([.A830];11;30)" office:value-type="string" office:string-value="Hancock County,H1" calcext:value-type="string">
            <text:p>Hancock County,H1</text:p>
          </table:table-cell>
          <table:table-cell office:value-type="string" calcext:value-type="string">
            <text:p>Hancock County</text:p>
          </table:table-cell>
          <table:table-cell/>
        </table:table-row>
        <table:table-row table:style-name="ro1">
          <table:table-cell office:value-type="string" calcext:value-type="string">
            <text:p>IA,19,083,Hardin County,H1</text:p>
          </table:table-cell>
          <table:table-cell table:formula="of:=LEFT([.A831];2)" office:value-type="string" office:string-value="IA" calcext:value-type="string">
            <text:p>IA</text:p>
          </table:table-cell>
          <table:table-cell table:formula="of:=MID([.A831];4;6)" office:value-type="string" office:string-value="19,083" calcext:value-type="string">
            <text:p>19,083</text:p>
          </table:table-cell>
          <table:table-cell table:formula="of:=MID([.A831];11;30)" office:value-type="string" office:string-value="Hardin County,H1" calcext:value-type="string">
            <text:p>Hardin County,H1</text:p>
          </table:table-cell>
          <table:table-cell office:value-type="string" calcext:value-type="string">
            <text:p>Hardin County</text:p>
          </table:table-cell>
          <table:table-cell/>
        </table:table-row>
        <table:table-row table:style-name="ro1">
          <table:table-cell office:value-type="string" calcext:value-type="string">
            <text:p>IA,19,085,Harrison County,H1</text:p>
          </table:table-cell>
          <table:table-cell table:formula="of:=LEFT([.A832];2)" office:value-type="string" office:string-value="IA" calcext:value-type="string">
            <text:p>IA</text:p>
          </table:table-cell>
          <table:table-cell table:formula="of:=MID([.A832];4;6)" office:value-type="string" office:string-value="19,085" calcext:value-type="string">
            <text:p>19,085</text:p>
          </table:table-cell>
          <table:table-cell table:formula="of:=MID([.A832];11;30)" office:value-type="string" office:string-value="Harrison County,H1" calcext:value-type="string">
            <text:p>Harrison County,H1</text:p>
          </table:table-cell>
          <table:table-cell office:value-type="string" calcext:value-type="string">
            <text:p>Harrison County</text:p>
          </table:table-cell>
          <table:table-cell/>
        </table:table-row>
        <table:table-row table:style-name="ro1">
          <table:table-cell office:value-type="string" calcext:value-type="string">
            <text:p>IA,19,087,Henry County,H1</text:p>
          </table:table-cell>
          <table:table-cell table:formula="of:=LEFT([.A833];2)" office:value-type="string" office:string-value="IA" calcext:value-type="string">
            <text:p>IA</text:p>
          </table:table-cell>
          <table:table-cell table:formula="of:=MID([.A833];4;6)" office:value-type="string" office:string-value="19,087" calcext:value-type="string">
            <text:p>19,087</text:p>
          </table:table-cell>
          <table:table-cell table:formula="of:=MID([.A833];11;30)" office:value-type="string" office:string-value="Henry County,H1" calcext:value-type="string">
            <text:p>Henry County,H1</text:p>
          </table:table-cell>
          <table:table-cell office:value-type="string" calcext:value-type="string">
            <text:p>Henry County</text:p>
          </table:table-cell>
          <table:table-cell/>
        </table:table-row>
        <table:table-row table:style-name="ro1">
          <table:table-cell office:value-type="string" calcext:value-type="string">
            <text:p>IA,19,089,Howard County,H1</text:p>
          </table:table-cell>
          <table:table-cell table:formula="of:=LEFT([.A834];2)" office:value-type="string" office:string-value="IA" calcext:value-type="string">
            <text:p>IA</text:p>
          </table:table-cell>
          <table:table-cell table:formula="of:=MID([.A834];4;6)" office:value-type="string" office:string-value="19,089" calcext:value-type="string">
            <text:p>19,089</text:p>
          </table:table-cell>
          <table:table-cell table:formula="of:=MID([.A834];11;30)" office:value-type="string" office:string-value="Howard County,H1" calcext:value-type="string">
            <text:p>Howard County,H1</text:p>
          </table:table-cell>
          <table:table-cell office:value-type="string" calcext:value-type="string">
            <text:p>Howard County</text:p>
          </table:table-cell>
          <table:table-cell/>
        </table:table-row>
        <table:table-row table:style-name="ro1">
          <table:table-cell office:value-type="string" calcext:value-type="string">
            <text:p>IA,19,091,Humboldt County,H1</text:p>
          </table:table-cell>
          <table:table-cell table:formula="of:=LEFT([.A835];2)" office:value-type="string" office:string-value="IA" calcext:value-type="string">
            <text:p>IA</text:p>
          </table:table-cell>
          <table:table-cell table:formula="of:=MID([.A835];4;6)" office:value-type="string" office:string-value="19,091" calcext:value-type="string">
            <text:p>19,091</text:p>
          </table:table-cell>
          <table:table-cell table:formula="of:=MID([.A835];11;30)" office:value-type="string" office:string-value="Humboldt County,H1" calcext:value-type="string">
            <text:p>Humboldt County,H1</text:p>
          </table:table-cell>
          <table:table-cell office:value-type="string" calcext:value-type="string">
            <text:p>Humboldt County</text:p>
          </table:table-cell>
          <table:table-cell/>
        </table:table-row>
        <table:table-row table:style-name="ro1">
          <table:table-cell office:value-type="string" calcext:value-type="string">
            <text:p>IA,19,093,Ida County,H1</text:p>
          </table:table-cell>
          <table:table-cell table:formula="of:=LEFT([.A836];2)" office:value-type="string" office:string-value="IA" calcext:value-type="string">
            <text:p>IA</text:p>
          </table:table-cell>
          <table:table-cell table:formula="of:=MID([.A836];4;6)" office:value-type="string" office:string-value="19,093" calcext:value-type="string">
            <text:p>19,093</text:p>
          </table:table-cell>
          <table:table-cell table:formula="of:=MID([.A836];11;30)" office:value-type="string" office:string-value="Ida County,H1" calcext:value-type="string">
            <text:p>Ida County,H1</text:p>
          </table:table-cell>
          <table:table-cell office:value-type="string" calcext:value-type="string">
            <text:p>Ida County</text:p>
          </table:table-cell>
          <table:table-cell/>
        </table:table-row>
        <table:table-row table:style-name="ro1">
          <table:table-cell office:value-type="string" calcext:value-type="string">
            <text:p>IA,19,095,Iowa County,H1</text:p>
          </table:table-cell>
          <table:table-cell table:formula="of:=LEFT([.A837];2)" office:value-type="string" office:string-value="IA" calcext:value-type="string">
            <text:p>IA</text:p>
          </table:table-cell>
          <table:table-cell table:formula="of:=MID([.A837];4;6)" office:value-type="string" office:string-value="19,095" calcext:value-type="string">
            <text:p>19,095</text:p>
          </table:table-cell>
          <table:table-cell table:formula="of:=MID([.A837];11;30)" office:value-type="string" office:string-value="Iowa County,H1" calcext:value-type="string">
            <text:p>Iowa County,H1</text:p>
          </table:table-cell>
          <table:table-cell office:value-type="string" calcext:value-type="string">
            <text:p>Iowa County</text:p>
          </table:table-cell>
          <table:table-cell/>
        </table:table-row>
        <table:table-row table:style-name="ro1">
          <table:table-cell office:value-type="string" calcext:value-type="string">
            <text:p>IA,19,097,Jackson County,H1</text:p>
          </table:table-cell>
          <table:table-cell table:formula="of:=LEFT([.A838];2)" office:value-type="string" office:string-value="IA" calcext:value-type="string">
            <text:p>IA</text:p>
          </table:table-cell>
          <table:table-cell table:formula="of:=MID([.A838];4;6)" office:value-type="string" office:string-value="19,097" calcext:value-type="string">
            <text:p>19,097</text:p>
          </table:table-cell>
          <table:table-cell table:formula="of:=MID([.A838];11;30)" office:value-type="string" office:string-value="Jackson County,H1" calcext:value-type="string">
            <text:p>Jackson County,H1</text:p>
          </table:table-cell>
          <table:table-cell office:value-type="string" calcext:value-type="string">
            <text:p>Jackson County</text:p>
          </table:table-cell>
          <table:table-cell/>
        </table:table-row>
        <table:table-row table:style-name="ro1">
          <table:table-cell office:value-type="string" calcext:value-type="string">
            <text:p>IA,19,099,Jasper County,H1</text:p>
          </table:table-cell>
          <table:table-cell table:formula="of:=LEFT([.A839];2)" office:value-type="string" office:string-value="IA" calcext:value-type="string">
            <text:p>IA</text:p>
          </table:table-cell>
          <table:table-cell table:formula="of:=MID([.A839];4;6)" office:value-type="string" office:string-value="19,099" calcext:value-type="string">
            <text:p>19,099</text:p>
          </table:table-cell>
          <table:table-cell table:formula="of:=MID([.A839];11;30)" office:value-type="string" office:string-value="Jasper County,H1" calcext:value-type="string">
            <text:p>Jasper County,H1</text:p>
          </table:table-cell>
          <table:table-cell office:value-type="string" calcext:value-type="string">
            <text:p>Jasper County</text:p>
          </table:table-cell>
          <table:table-cell/>
        </table:table-row>
        <table:table-row table:style-name="ro1">
          <table:table-cell office:value-type="string" calcext:value-type="string">
            <text:p>IA,19,101,Jefferson County,H1</text:p>
          </table:table-cell>
          <table:table-cell table:formula="of:=LEFT([.A840];2)" office:value-type="string" office:string-value="IA" calcext:value-type="string">
            <text:p>IA</text:p>
          </table:table-cell>
          <table:table-cell table:formula="of:=MID([.A840];4;6)" office:value-type="string" office:string-value="19,101" calcext:value-type="string">
            <text:p>19,101</text:p>
          </table:table-cell>
          <table:table-cell table:formula="of:=MID([.A840];11;30)" office:value-type="string" office:string-value="Jefferson County,H1" calcext:value-type="string">
            <text:p>Jefferson County,H1</text:p>
          </table:table-cell>
          <table:table-cell office:value-type="string" calcext:value-type="string">
            <text:p>Jefferson County</text:p>
          </table:table-cell>
          <table:table-cell/>
        </table:table-row>
        <table:table-row table:style-name="ro1">
          <table:table-cell office:value-type="string" calcext:value-type="string">
            <text:p>IA,19,103,Johnson County,H1</text:p>
          </table:table-cell>
          <table:table-cell table:formula="of:=LEFT([.A841];2)" office:value-type="string" office:string-value="IA" calcext:value-type="string">
            <text:p>IA</text:p>
          </table:table-cell>
          <table:table-cell table:formula="of:=MID([.A841];4;6)" office:value-type="string" office:string-value="19,103" calcext:value-type="string">
            <text:p>19,103</text:p>
          </table:table-cell>
          <table:table-cell table:formula="of:=MID([.A841];11;30)" office:value-type="string" office:string-value="Johnson County,H1" calcext:value-type="string">
            <text:p>Johnson County,H1</text:p>
          </table:table-cell>
          <table:table-cell office:value-type="string" calcext:value-type="string">
            <text:p>Johnson County</text:p>
          </table:table-cell>
          <table:table-cell/>
        </table:table-row>
        <table:table-row table:style-name="ro1">
          <table:table-cell office:value-type="string" calcext:value-type="string">
            <text:p>IA,19,105,Jones County,H1</text:p>
          </table:table-cell>
          <table:table-cell table:formula="of:=LEFT([.A842];2)" office:value-type="string" office:string-value="IA" calcext:value-type="string">
            <text:p>IA</text:p>
          </table:table-cell>
          <table:table-cell table:formula="of:=MID([.A842];4;6)" office:value-type="string" office:string-value="19,105" calcext:value-type="string">
            <text:p>19,105</text:p>
          </table:table-cell>
          <table:table-cell table:formula="of:=MID([.A842];11;30)" office:value-type="string" office:string-value="Jones County,H1" calcext:value-type="string">
            <text:p>Jones County,H1</text:p>
          </table:table-cell>
          <table:table-cell office:value-type="string" calcext:value-type="string">
            <text:p>Jones County</text:p>
          </table:table-cell>
          <table:table-cell/>
        </table:table-row>
        <table:table-row table:style-name="ro1">
          <table:table-cell office:value-type="string" calcext:value-type="string">
            <text:p>IA,19,107,Keokuk County,H1</text:p>
          </table:table-cell>
          <table:table-cell table:formula="of:=LEFT([.A843];2)" office:value-type="string" office:string-value="IA" calcext:value-type="string">
            <text:p>IA</text:p>
          </table:table-cell>
          <table:table-cell table:formula="of:=MID([.A843];4;6)" office:value-type="string" office:string-value="19,107" calcext:value-type="string">
            <text:p>19,107</text:p>
          </table:table-cell>
          <table:table-cell table:formula="of:=MID([.A843];11;30)" office:value-type="string" office:string-value="Keokuk County,H1" calcext:value-type="string">
            <text:p>Keokuk County,H1</text:p>
          </table:table-cell>
          <table:table-cell office:value-type="string" calcext:value-type="string">
            <text:p>Keokuk County</text:p>
          </table:table-cell>
          <table:table-cell/>
        </table:table-row>
        <table:table-row table:style-name="ro1">
          <table:table-cell office:value-type="string" calcext:value-type="string">
            <text:p>IA,19,109,Kossuth County,H1</text:p>
          </table:table-cell>
          <table:table-cell table:formula="of:=LEFT([.A844];2)" office:value-type="string" office:string-value="IA" calcext:value-type="string">
            <text:p>IA</text:p>
          </table:table-cell>
          <table:table-cell table:formula="of:=MID([.A844];4;6)" office:value-type="string" office:string-value="19,109" calcext:value-type="string">
            <text:p>19,109</text:p>
          </table:table-cell>
          <table:table-cell table:formula="of:=MID([.A844];11;30)" office:value-type="string" office:string-value="Kossuth County,H1" calcext:value-type="string">
            <text:p>Kossuth County,H1</text:p>
          </table:table-cell>
          <table:table-cell office:value-type="string" calcext:value-type="string">
            <text:p>Kossuth County</text:p>
          </table:table-cell>
          <table:table-cell/>
        </table:table-row>
        <table:table-row table:style-name="ro1">
          <table:table-cell office:value-type="string" calcext:value-type="string">
            <text:p>IA,19,111,Lee County,H1</text:p>
          </table:table-cell>
          <table:table-cell table:formula="of:=LEFT([.A845];2)" office:value-type="string" office:string-value="IA" calcext:value-type="string">
            <text:p>IA</text:p>
          </table:table-cell>
          <table:table-cell table:formula="of:=MID([.A845];4;6)" office:value-type="string" office:string-value="19,111" calcext:value-type="string">
            <text:p>19,111</text:p>
          </table:table-cell>
          <table:table-cell table:formula="of:=MID([.A845];11;30)" office:value-type="string" office:string-value="Lee County,H1" calcext:value-type="string">
            <text:p>Lee County,H1</text:p>
          </table:table-cell>
          <table:table-cell office:value-type="string" calcext:value-type="string">
            <text:p>Lee County</text:p>
          </table:table-cell>
          <table:table-cell/>
        </table:table-row>
        <table:table-row table:style-name="ro1">
          <table:table-cell office:value-type="string" calcext:value-type="string">
            <text:p>IA,19,113,Linn County,H1</text:p>
          </table:table-cell>
          <table:table-cell table:formula="of:=LEFT([.A846];2)" office:value-type="string" office:string-value="IA" calcext:value-type="string">
            <text:p>IA</text:p>
          </table:table-cell>
          <table:table-cell table:formula="of:=MID([.A846];4;6)" office:value-type="string" office:string-value="19,113" calcext:value-type="string">
            <text:p>19,113</text:p>
          </table:table-cell>
          <table:table-cell table:formula="of:=MID([.A846];11;30)" office:value-type="string" office:string-value="Linn County,H1" calcext:value-type="string">
            <text:p>Linn County,H1</text:p>
          </table:table-cell>
          <table:table-cell office:value-type="string" calcext:value-type="string">
            <text:p>Linn County</text:p>
          </table:table-cell>
          <table:table-cell/>
        </table:table-row>
        <table:table-row table:style-name="ro1">
          <table:table-cell office:value-type="string" calcext:value-type="string">
            <text:p>IA,19,115,Louisa County,H1</text:p>
          </table:table-cell>
          <table:table-cell table:formula="of:=LEFT([.A847];2)" office:value-type="string" office:string-value="IA" calcext:value-type="string">
            <text:p>IA</text:p>
          </table:table-cell>
          <table:table-cell table:formula="of:=MID([.A847];4;6)" office:value-type="string" office:string-value="19,115" calcext:value-type="string">
            <text:p>19,115</text:p>
          </table:table-cell>
          <table:table-cell table:formula="of:=MID([.A847];11;30)" office:value-type="string" office:string-value="Louisa County,H1" calcext:value-type="string">
            <text:p>Louisa County,H1</text:p>
          </table:table-cell>
          <table:table-cell office:value-type="string" calcext:value-type="string">
            <text:p>Louisa County</text:p>
          </table:table-cell>
          <table:table-cell/>
        </table:table-row>
        <table:table-row table:style-name="ro1">
          <table:table-cell office:value-type="string" calcext:value-type="string">
            <text:p>IA,19,117,Lucas County,H1</text:p>
          </table:table-cell>
          <table:table-cell table:formula="of:=LEFT([.A848];2)" office:value-type="string" office:string-value="IA" calcext:value-type="string">
            <text:p>IA</text:p>
          </table:table-cell>
          <table:table-cell table:formula="of:=MID([.A848];4;6)" office:value-type="string" office:string-value="19,117" calcext:value-type="string">
            <text:p>19,117</text:p>
          </table:table-cell>
          <table:table-cell table:formula="of:=MID([.A848];11;30)" office:value-type="string" office:string-value="Lucas County,H1" calcext:value-type="string">
            <text:p>Lucas County,H1</text:p>
          </table:table-cell>
          <table:table-cell office:value-type="string" calcext:value-type="string">
            <text:p>Lucas County</text:p>
          </table:table-cell>
          <table:table-cell/>
        </table:table-row>
        <table:table-row table:style-name="ro1">
          <table:table-cell office:value-type="string" calcext:value-type="string">
            <text:p>IA,19,119,Lyon County,H1</text:p>
          </table:table-cell>
          <table:table-cell table:formula="of:=LEFT([.A849];2)" office:value-type="string" office:string-value="IA" calcext:value-type="string">
            <text:p>IA</text:p>
          </table:table-cell>
          <table:table-cell table:formula="of:=MID([.A849];4;6)" office:value-type="string" office:string-value="19,119" calcext:value-type="string">
            <text:p>19,119</text:p>
          </table:table-cell>
          <table:table-cell table:formula="of:=MID([.A849];11;30)" office:value-type="string" office:string-value="Lyon County,H1" calcext:value-type="string">
            <text:p>Lyon County,H1</text:p>
          </table:table-cell>
          <table:table-cell office:value-type="string" calcext:value-type="string">
            <text:p>Lyon County</text:p>
          </table:table-cell>
          <table:table-cell/>
        </table:table-row>
        <table:table-row table:style-name="ro1">
          <table:table-cell office:value-type="string" calcext:value-type="string">
            <text:p>IA,19,121,Madison County,H1</text:p>
          </table:table-cell>
          <table:table-cell table:formula="of:=LEFT([.A850];2)" office:value-type="string" office:string-value="IA" calcext:value-type="string">
            <text:p>IA</text:p>
          </table:table-cell>
          <table:table-cell table:formula="of:=MID([.A850];4;6)" office:value-type="string" office:string-value="19,121" calcext:value-type="string">
            <text:p>19,121</text:p>
          </table:table-cell>
          <table:table-cell table:formula="of:=MID([.A850];11;30)" office:value-type="string" office:string-value="Madison County,H1" calcext:value-type="string">
            <text:p>Madison County,H1</text:p>
          </table:table-cell>
          <table:table-cell office:value-type="string" calcext:value-type="string">
            <text:p>Madison County</text:p>
          </table:table-cell>
          <table:table-cell/>
        </table:table-row>
        <table:table-row table:style-name="ro1">
          <table:table-cell office:value-type="string" calcext:value-type="string">
            <text:p>IA,19,123,Mahaska County,H1</text:p>
          </table:table-cell>
          <table:table-cell table:formula="of:=LEFT([.A851];2)" office:value-type="string" office:string-value="IA" calcext:value-type="string">
            <text:p>IA</text:p>
          </table:table-cell>
          <table:table-cell table:formula="of:=MID([.A851];4;6)" office:value-type="string" office:string-value="19,123" calcext:value-type="string">
            <text:p>19,123</text:p>
          </table:table-cell>
          <table:table-cell table:formula="of:=MID([.A851];11;30)" office:value-type="string" office:string-value="Mahaska County,H1" calcext:value-type="string">
            <text:p>Mahaska County,H1</text:p>
          </table:table-cell>
          <table:table-cell office:value-type="string" calcext:value-type="string">
            <text:p>Mahaska County</text:p>
          </table:table-cell>
          <table:table-cell/>
        </table:table-row>
        <table:table-row table:style-name="ro1">
          <table:table-cell office:value-type="string" calcext:value-type="string">
            <text:p>IA,19,125,Marion County,H1</text:p>
          </table:table-cell>
          <table:table-cell table:formula="of:=LEFT([.A852];2)" office:value-type="string" office:string-value="IA" calcext:value-type="string">
            <text:p>IA</text:p>
          </table:table-cell>
          <table:table-cell table:formula="of:=MID([.A852];4;6)" office:value-type="string" office:string-value="19,125" calcext:value-type="string">
            <text:p>19,125</text:p>
          </table:table-cell>
          <table:table-cell table:formula="of:=MID([.A852];11;30)" office:value-type="string" office:string-value="Marion County,H1" calcext:value-type="string">
            <text:p>Marion County,H1</text:p>
          </table:table-cell>
          <table:table-cell office:value-type="string" calcext:value-type="string">
            <text:p>Marion County</text:p>
          </table:table-cell>
          <table:table-cell/>
        </table:table-row>
        <table:table-row table:style-name="ro1">
          <table:table-cell office:value-type="string" calcext:value-type="string">
            <text:p>IA,19,127,Marshall County,H1</text:p>
          </table:table-cell>
          <table:table-cell table:formula="of:=LEFT([.A853];2)" office:value-type="string" office:string-value="IA" calcext:value-type="string">
            <text:p>IA</text:p>
          </table:table-cell>
          <table:table-cell table:formula="of:=MID([.A853];4;6)" office:value-type="string" office:string-value="19,127" calcext:value-type="string">
            <text:p>19,127</text:p>
          </table:table-cell>
          <table:table-cell table:formula="of:=MID([.A853];11;30)" office:value-type="string" office:string-value="Marshall County,H1" calcext:value-type="string">
            <text:p>Marshall County,H1</text:p>
          </table:table-cell>
          <table:table-cell office:value-type="string" calcext:value-type="string">
            <text:p>Marshall County</text:p>
          </table:table-cell>
          <table:table-cell/>
        </table:table-row>
        <table:table-row table:style-name="ro1">
          <table:table-cell office:value-type="string" calcext:value-type="string">
            <text:p>IA,19,129,Mills County,H1</text:p>
          </table:table-cell>
          <table:table-cell table:formula="of:=LEFT([.A854];2)" office:value-type="string" office:string-value="IA" calcext:value-type="string">
            <text:p>IA</text:p>
          </table:table-cell>
          <table:table-cell table:formula="of:=MID([.A854];4;6)" office:value-type="string" office:string-value="19,129" calcext:value-type="string">
            <text:p>19,129</text:p>
          </table:table-cell>
          <table:table-cell table:formula="of:=MID([.A854];11;30)" office:value-type="string" office:string-value="Mills County,H1" calcext:value-type="string">
            <text:p>Mills County,H1</text:p>
          </table:table-cell>
          <table:table-cell office:value-type="string" calcext:value-type="string">
            <text:p>Mills County</text:p>
          </table:table-cell>
          <table:table-cell/>
        </table:table-row>
        <table:table-row table:style-name="ro1">
          <table:table-cell office:value-type="string" calcext:value-type="string">
            <text:p>IA,19,131,Mitchell County,H1</text:p>
          </table:table-cell>
          <table:table-cell table:formula="of:=LEFT([.A855];2)" office:value-type="string" office:string-value="IA" calcext:value-type="string">
            <text:p>IA</text:p>
          </table:table-cell>
          <table:table-cell table:formula="of:=MID([.A855];4;6)" office:value-type="string" office:string-value="19,131" calcext:value-type="string">
            <text:p>19,131</text:p>
          </table:table-cell>
          <table:table-cell table:formula="of:=MID([.A855];11;30)" office:value-type="string" office:string-value="Mitchell County,H1" calcext:value-type="string">
            <text:p>Mitchell County,H1</text:p>
          </table:table-cell>
          <table:table-cell office:value-type="string" calcext:value-type="string">
            <text:p>Mitchell County</text:p>
          </table:table-cell>
          <table:table-cell/>
        </table:table-row>
        <table:table-row table:style-name="ro1">
          <table:table-cell office:value-type="string" calcext:value-type="string">
            <text:p>IA,19,133,Monona County,H1</text:p>
          </table:table-cell>
          <table:table-cell table:formula="of:=LEFT([.A856];2)" office:value-type="string" office:string-value="IA" calcext:value-type="string">
            <text:p>IA</text:p>
          </table:table-cell>
          <table:table-cell table:formula="of:=MID([.A856];4;6)" office:value-type="string" office:string-value="19,133" calcext:value-type="string">
            <text:p>19,133</text:p>
          </table:table-cell>
          <table:table-cell table:formula="of:=MID([.A856];11;30)" office:value-type="string" office:string-value="Monona County,H1" calcext:value-type="string">
            <text:p>Monona County,H1</text:p>
          </table:table-cell>
          <table:table-cell office:value-type="string" calcext:value-type="string">
            <text:p>Monona County</text:p>
          </table:table-cell>
          <table:table-cell/>
        </table:table-row>
        <table:table-row table:style-name="ro1">
          <table:table-cell office:value-type="string" calcext:value-type="string">
            <text:p>IA,19,135,Monroe County,H1</text:p>
          </table:table-cell>
          <table:table-cell table:formula="of:=LEFT([.A857];2)" office:value-type="string" office:string-value="IA" calcext:value-type="string">
            <text:p>IA</text:p>
          </table:table-cell>
          <table:table-cell table:formula="of:=MID([.A857];4;6)" office:value-type="string" office:string-value="19,135" calcext:value-type="string">
            <text:p>19,135</text:p>
          </table:table-cell>
          <table:table-cell table:formula="of:=MID([.A857];11;30)" office:value-type="string" office:string-value="Monroe County,H1" calcext:value-type="string">
            <text:p>Monroe County,H1</text:p>
          </table:table-cell>
          <table:table-cell office:value-type="string" calcext:value-type="string">
            <text:p>Monroe County</text:p>
          </table:table-cell>
          <table:table-cell/>
        </table:table-row>
        <table:table-row table:style-name="ro1">
          <table:table-cell office:value-type="string" calcext:value-type="string">
            <text:p>IA,19,137,Montgomery County,H1</text:p>
          </table:table-cell>
          <table:table-cell table:formula="of:=LEFT([.A858];2)" office:value-type="string" office:string-value="IA" calcext:value-type="string">
            <text:p>IA</text:p>
          </table:table-cell>
          <table:table-cell table:formula="of:=MID([.A858];4;6)" office:value-type="string" office:string-value="19,137" calcext:value-type="string">
            <text:p>19,137</text:p>
          </table:table-cell>
          <table:table-cell table:formula="of:=MID([.A858];11;30)" office:value-type="string" office:string-value="Montgomery County,H1" calcext:value-type="string">
            <text:p>Montgomery County,H1</text:p>
          </table:table-cell>
          <table:table-cell office:value-type="string" calcext:value-type="string">
            <text:p>Montgomery County</text:p>
          </table:table-cell>
          <table:table-cell/>
        </table:table-row>
        <table:table-row table:style-name="ro1">
          <table:table-cell office:value-type="string" calcext:value-type="string">
            <text:p>IA,19,139,Muscatine County,H1</text:p>
          </table:table-cell>
          <table:table-cell table:formula="of:=LEFT([.A859];2)" office:value-type="string" office:string-value="IA" calcext:value-type="string">
            <text:p>IA</text:p>
          </table:table-cell>
          <table:table-cell table:formula="of:=MID([.A859];4;6)" office:value-type="string" office:string-value="19,139" calcext:value-type="string">
            <text:p>19,139</text:p>
          </table:table-cell>
          <table:table-cell table:formula="of:=MID([.A859];11;30)" office:value-type="string" office:string-value="Muscatine County,H1" calcext:value-type="string">
            <text:p>Muscatine County,H1</text:p>
          </table:table-cell>
          <table:table-cell office:value-type="string" calcext:value-type="string">
            <text:p>Muscatine County</text:p>
          </table:table-cell>
          <table:table-cell/>
        </table:table-row>
        <table:table-row table:style-name="ro1">
          <table:table-cell office:value-type="string" calcext:value-type="string">
            <text:p>IA,19,141,O'Brien County,H1</text:p>
          </table:table-cell>
          <table:table-cell table:formula="of:=LEFT([.A860];2)" office:value-type="string" office:string-value="IA" calcext:value-type="string">
            <text:p>IA</text:p>
          </table:table-cell>
          <table:table-cell table:formula="of:=MID([.A860];4;6)" office:value-type="string" office:string-value="19,141" calcext:value-type="string">
            <text:p>19,141</text:p>
          </table:table-cell>
          <table:table-cell table:formula="of:=MID([.A860];11;30)" office:value-type="string" office:string-value="O'Brien County,H1" calcext:value-type="string">
            <text:p>O'Brien County,H1</text:p>
          </table:table-cell>
          <table:table-cell office:value-type="string" calcext:value-type="string">
            <text:p>O'Brien County</text:p>
          </table:table-cell>
          <table:table-cell/>
        </table:table-row>
        <table:table-row table:style-name="ro1">
          <table:table-cell office:value-type="string" calcext:value-type="string">
            <text:p>IA,19,143,Osceola County,H1</text:p>
          </table:table-cell>
          <table:table-cell table:formula="of:=LEFT([.A861];2)" office:value-type="string" office:string-value="IA" calcext:value-type="string">
            <text:p>IA</text:p>
          </table:table-cell>
          <table:table-cell table:formula="of:=MID([.A861];4;6)" office:value-type="string" office:string-value="19,143" calcext:value-type="string">
            <text:p>19,143</text:p>
          </table:table-cell>
          <table:table-cell table:formula="of:=MID([.A861];11;30)" office:value-type="string" office:string-value="Osceola County,H1" calcext:value-type="string">
            <text:p>Osceola County,H1</text:p>
          </table:table-cell>
          <table:table-cell office:value-type="string" calcext:value-type="string">
            <text:p>Osceola County</text:p>
          </table:table-cell>
          <table:table-cell/>
        </table:table-row>
        <table:table-row table:style-name="ro1">
          <table:table-cell office:value-type="string" calcext:value-type="string">
            <text:p>IA,19,145,Page County,H1</text:p>
          </table:table-cell>
          <table:table-cell table:formula="of:=LEFT([.A862];2)" office:value-type="string" office:string-value="IA" calcext:value-type="string">
            <text:p>IA</text:p>
          </table:table-cell>
          <table:table-cell table:formula="of:=MID([.A862];4;6)" office:value-type="string" office:string-value="19,145" calcext:value-type="string">
            <text:p>19,145</text:p>
          </table:table-cell>
          <table:table-cell table:formula="of:=MID([.A862];11;30)" office:value-type="string" office:string-value="Page County,H1" calcext:value-type="string">
            <text:p>Page County,H1</text:p>
          </table:table-cell>
          <table:table-cell office:value-type="string" calcext:value-type="string">
            <text:p>Page County</text:p>
          </table:table-cell>
          <table:table-cell/>
        </table:table-row>
        <table:table-row table:style-name="ro1">
          <table:table-cell office:value-type="string" calcext:value-type="string">
            <text:p>IA,19,147,Palo Alto County,H1</text:p>
          </table:table-cell>
          <table:table-cell table:formula="of:=LEFT([.A863];2)" office:value-type="string" office:string-value="IA" calcext:value-type="string">
            <text:p>IA</text:p>
          </table:table-cell>
          <table:table-cell table:formula="of:=MID([.A863];4;6)" office:value-type="string" office:string-value="19,147" calcext:value-type="string">
            <text:p>19,147</text:p>
          </table:table-cell>
          <table:table-cell table:formula="of:=MID([.A863];11;30)" office:value-type="string" office:string-value="Palo Alto County,H1" calcext:value-type="string">
            <text:p>Palo Alto County,H1</text:p>
          </table:table-cell>
          <table:table-cell office:value-type="string" calcext:value-type="string">
            <text:p>Palo Alto County</text:p>
          </table:table-cell>
          <table:table-cell/>
        </table:table-row>
        <table:table-row table:style-name="ro1">
          <table:table-cell office:value-type="string" calcext:value-type="string">
            <text:p>IA,19,149,Plymouth County,H1</text:p>
          </table:table-cell>
          <table:table-cell table:formula="of:=LEFT([.A864];2)" office:value-type="string" office:string-value="IA" calcext:value-type="string">
            <text:p>IA</text:p>
          </table:table-cell>
          <table:table-cell table:formula="of:=MID([.A864];4;6)" office:value-type="string" office:string-value="19,149" calcext:value-type="string">
            <text:p>19,149</text:p>
          </table:table-cell>
          <table:table-cell table:formula="of:=MID([.A864];11;30)" office:value-type="string" office:string-value="Plymouth County,H1" calcext:value-type="string">
            <text:p>Plymouth County,H1</text:p>
          </table:table-cell>
          <table:table-cell office:value-type="string" calcext:value-type="string">
            <text:p>Plymouth County</text:p>
          </table:table-cell>
          <table:table-cell/>
        </table:table-row>
        <table:table-row table:style-name="ro1">
          <table:table-cell office:value-type="string" calcext:value-type="string">
            <text:p>IA,19,151,Pocahontas County,H1</text:p>
          </table:table-cell>
          <table:table-cell table:formula="of:=LEFT([.A865];2)" office:value-type="string" office:string-value="IA" calcext:value-type="string">
            <text:p>IA</text:p>
          </table:table-cell>
          <table:table-cell table:formula="of:=MID([.A865];4;6)" office:value-type="string" office:string-value="19,151" calcext:value-type="string">
            <text:p>19,151</text:p>
          </table:table-cell>
          <table:table-cell table:formula="of:=MID([.A865];11;30)" office:value-type="string" office:string-value="Pocahontas County,H1" calcext:value-type="string">
            <text:p>Pocahontas County,H1</text:p>
          </table:table-cell>
          <table:table-cell office:value-type="string" calcext:value-type="string">
            <text:p>Pocahontas County</text:p>
          </table:table-cell>
          <table:table-cell/>
        </table:table-row>
        <table:table-row table:style-name="ro1">
          <table:table-cell office:value-type="string" calcext:value-type="string">
            <text:p>IA,19,153,Polk County,H1</text:p>
          </table:table-cell>
          <table:table-cell table:formula="of:=LEFT([.A866];2)" office:value-type="string" office:string-value="IA" calcext:value-type="string">
            <text:p>IA</text:p>
          </table:table-cell>
          <table:table-cell table:formula="of:=MID([.A866];4;6)" office:value-type="string" office:string-value="19,153" calcext:value-type="string">
            <text:p>19,153</text:p>
          </table:table-cell>
          <table:table-cell table:formula="of:=MID([.A866];11;30)" office:value-type="string" office:string-value="Polk County,H1" calcext:value-type="string">
            <text:p>Polk County,H1</text:p>
          </table:table-cell>
          <table:table-cell office:value-type="string" calcext:value-type="string">
            <text:p>Polk County</text:p>
          </table:table-cell>
          <table:table-cell/>
        </table:table-row>
        <table:table-row table:style-name="ro2">
          <table:table-cell office:value-type="string" calcext:value-type="string">
            <text:p>IA,19,155,Pottawattamie County,H1</text:p>
          </table:table-cell>
          <table:table-cell table:formula="of:=LEFT([.A867];2)" office:value-type="string" office:string-value="IA" calcext:value-type="string">
            <text:p>IA</text:p>
          </table:table-cell>
          <table:table-cell table:formula="of:=MID([.A867];4;6)" office:value-type="string" office:string-value="19,155" calcext:value-type="string">
            <text:p>19,155</text:p>
          </table:table-cell>
          <table:table-cell table:formula="of:=MID([.A867];11;30)" office:value-type="string" office:string-value="Pottawattamie County,H1" calcext:value-type="string">
            <text:p>Pottawattamie County,H1</text:p>
          </table:table-cell>
          <table:table-cell office:value-type="string" calcext:value-type="string">
            <text:p>Pottawattamie County</text:p>
          </table:table-cell>
          <table:table-cell/>
        </table:table-row>
        <table:table-row table:style-name="ro1">
          <table:table-cell office:value-type="string" calcext:value-type="string">
            <text:p>IA,19,157,Poweshiek County,H1</text:p>
          </table:table-cell>
          <table:table-cell table:formula="of:=LEFT([.A868];2)" office:value-type="string" office:string-value="IA" calcext:value-type="string">
            <text:p>IA</text:p>
          </table:table-cell>
          <table:table-cell table:formula="of:=MID([.A868];4;6)" office:value-type="string" office:string-value="19,157" calcext:value-type="string">
            <text:p>19,157</text:p>
          </table:table-cell>
          <table:table-cell table:formula="of:=MID([.A868];11;30)" office:value-type="string" office:string-value="Poweshiek County,H1" calcext:value-type="string">
            <text:p>Poweshiek County,H1</text:p>
          </table:table-cell>
          <table:table-cell office:value-type="string" calcext:value-type="string">
            <text:p>Poweshiek County</text:p>
          </table:table-cell>
          <table:table-cell/>
        </table:table-row>
        <table:table-row table:style-name="ro1">
          <table:table-cell office:value-type="string" calcext:value-type="string">
            <text:p>IA,19,159,Ringgold County,H1</text:p>
          </table:table-cell>
          <table:table-cell table:formula="of:=LEFT([.A869];2)" office:value-type="string" office:string-value="IA" calcext:value-type="string">
            <text:p>IA</text:p>
          </table:table-cell>
          <table:table-cell table:formula="of:=MID([.A869];4;6)" office:value-type="string" office:string-value="19,159" calcext:value-type="string">
            <text:p>19,159</text:p>
          </table:table-cell>
          <table:table-cell table:formula="of:=MID([.A869];11;30)" office:value-type="string" office:string-value="Ringgold County,H1" calcext:value-type="string">
            <text:p>Ringgold County,H1</text:p>
          </table:table-cell>
          <table:table-cell office:value-type="string" calcext:value-type="string">
            <text:p>Ringgold County</text:p>
          </table:table-cell>
          <table:table-cell/>
        </table:table-row>
        <table:table-row table:style-name="ro1">
          <table:table-cell office:value-type="string" calcext:value-type="string">
            <text:p>IA,19,161,Sac County,H1</text:p>
          </table:table-cell>
          <table:table-cell table:formula="of:=LEFT([.A870];2)" office:value-type="string" office:string-value="IA" calcext:value-type="string">
            <text:p>IA</text:p>
          </table:table-cell>
          <table:table-cell table:formula="of:=MID([.A870];4;6)" office:value-type="string" office:string-value="19,161" calcext:value-type="string">
            <text:p>19,161</text:p>
          </table:table-cell>
          <table:table-cell table:formula="of:=MID([.A870];11;30)" office:value-type="string" office:string-value="Sac County,H1" calcext:value-type="string">
            <text:p>Sac County,H1</text:p>
          </table:table-cell>
          <table:table-cell office:value-type="string" calcext:value-type="string">
            <text:p>Sac County</text:p>
          </table:table-cell>
          <table:table-cell/>
        </table:table-row>
        <table:table-row table:style-name="ro1">
          <table:table-cell office:value-type="string" calcext:value-type="string">
            <text:p>IA,19,163,Scott County,H1</text:p>
          </table:table-cell>
          <table:table-cell table:formula="of:=LEFT([.A871];2)" office:value-type="string" office:string-value="IA" calcext:value-type="string">
            <text:p>IA</text:p>
          </table:table-cell>
          <table:table-cell table:formula="of:=MID([.A871];4;6)" office:value-type="string" office:string-value="19,163" calcext:value-type="string">
            <text:p>19,163</text:p>
          </table:table-cell>
          <table:table-cell table:formula="of:=MID([.A871];11;30)" office:value-type="string" office:string-value="Scott County,H1" calcext:value-type="string">
            <text:p>Scott County,H1</text:p>
          </table:table-cell>
          <table:table-cell office:value-type="string" calcext:value-type="string">
            <text:p>Scott County</text:p>
          </table:table-cell>
          <table:table-cell/>
        </table:table-row>
        <table:table-row table:style-name="ro1">
          <table:table-cell office:value-type="string" calcext:value-type="string">
            <text:p>IA,19,165,Shelby County,H1</text:p>
          </table:table-cell>
          <table:table-cell table:formula="of:=LEFT([.A872];2)" office:value-type="string" office:string-value="IA" calcext:value-type="string">
            <text:p>IA</text:p>
          </table:table-cell>
          <table:table-cell table:formula="of:=MID([.A872];4;6)" office:value-type="string" office:string-value="19,165" calcext:value-type="string">
            <text:p>19,165</text:p>
          </table:table-cell>
          <table:table-cell table:formula="of:=MID([.A872];11;30)" office:value-type="string" office:string-value="Shelby County,H1" calcext:value-type="string">
            <text:p>Shelby County,H1</text:p>
          </table:table-cell>
          <table:table-cell office:value-type="string" calcext:value-type="string">
            <text:p>Shelby County</text:p>
          </table:table-cell>
          <table:table-cell/>
        </table:table-row>
        <table:table-row table:style-name="ro1">
          <table:table-cell office:value-type="string" calcext:value-type="string">
            <text:p>IA,19,167,Sioux County,H1</text:p>
          </table:table-cell>
          <table:table-cell table:formula="of:=LEFT([.A873];2)" office:value-type="string" office:string-value="IA" calcext:value-type="string">
            <text:p>IA</text:p>
          </table:table-cell>
          <table:table-cell table:formula="of:=MID([.A873];4;6)" office:value-type="string" office:string-value="19,167" calcext:value-type="string">
            <text:p>19,167</text:p>
          </table:table-cell>
          <table:table-cell table:formula="of:=MID([.A873];11;30)" office:value-type="string" office:string-value="Sioux County,H1" calcext:value-type="string">
            <text:p>Sioux County,H1</text:p>
          </table:table-cell>
          <table:table-cell office:value-type="string" calcext:value-type="string">
            <text:p>Sioux County</text:p>
          </table:table-cell>
          <table:table-cell/>
        </table:table-row>
        <table:table-row table:style-name="ro1">
          <table:table-cell office:value-type="string" calcext:value-type="string">
            <text:p>IA,19,169,Story County,H1</text:p>
          </table:table-cell>
          <table:table-cell table:formula="of:=LEFT([.A874];2)" office:value-type="string" office:string-value="IA" calcext:value-type="string">
            <text:p>IA</text:p>
          </table:table-cell>
          <table:table-cell table:formula="of:=MID([.A874];4;6)" office:value-type="string" office:string-value="19,169" calcext:value-type="string">
            <text:p>19,169</text:p>
          </table:table-cell>
          <table:table-cell table:formula="of:=MID([.A874];11;30)" office:value-type="string" office:string-value="Story County,H1" calcext:value-type="string">
            <text:p>Story County,H1</text:p>
          </table:table-cell>
          <table:table-cell office:value-type="string" calcext:value-type="string">
            <text:p>Story County</text:p>
          </table:table-cell>
          <table:table-cell/>
        </table:table-row>
        <table:table-row table:style-name="ro1">
          <table:table-cell office:value-type="string" calcext:value-type="string">
            <text:p>IA,19,171,Tama County,H1</text:p>
          </table:table-cell>
          <table:table-cell table:formula="of:=LEFT([.A875];2)" office:value-type="string" office:string-value="IA" calcext:value-type="string">
            <text:p>IA</text:p>
          </table:table-cell>
          <table:table-cell table:formula="of:=MID([.A875];4;6)" office:value-type="string" office:string-value="19,171" calcext:value-type="string">
            <text:p>19,171</text:p>
          </table:table-cell>
          <table:table-cell table:formula="of:=MID([.A875];11;30)" office:value-type="string" office:string-value="Tama County,H1" calcext:value-type="string">
            <text:p>Tama County,H1</text:p>
          </table:table-cell>
          <table:table-cell office:value-type="string" calcext:value-type="string">
            <text:p>Tama County</text:p>
          </table:table-cell>
          <table:table-cell/>
        </table:table-row>
        <table:table-row table:style-name="ro1">
          <table:table-cell office:value-type="string" calcext:value-type="string">
            <text:p>IA,19,173,Taylor County,H1</text:p>
          </table:table-cell>
          <table:table-cell table:formula="of:=LEFT([.A876];2)" office:value-type="string" office:string-value="IA" calcext:value-type="string">
            <text:p>IA</text:p>
          </table:table-cell>
          <table:table-cell table:formula="of:=MID([.A876];4;6)" office:value-type="string" office:string-value="19,173" calcext:value-type="string">
            <text:p>19,173</text:p>
          </table:table-cell>
          <table:table-cell table:formula="of:=MID([.A876];11;30)" office:value-type="string" office:string-value="Taylor County,H1" calcext:value-type="string">
            <text:p>Taylor County,H1</text:p>
          </table:table-cell>
          <table:table-cell office:value-type="string" calcext:value-type="string">
            <text:p>Taylor County</text:p>
          </table:table-cell>
          <table:table-cell/>
        </table:table-row>
        <table:table-row table:style-name="ro1">
          <table:table-cell office:value-type="string" calcext:value-type="string">
            <text:p>IA,19,175,Union County,H1</text:p>
          </table:table-cell>
          <table:table-cell table:formula="of:=LEFT([.A877];2)" office:value-type="string" office:string-value="IA" calcext:value-type="string">
            <text:p>IA</text:p>
          </table:table-cell>
          <table:table-cell table:formula="of:=MID([.A877];4;6)" office:value-type="string" office:string-value="19,175" calcext:value-type="string">
            <text:p>19,175</text:p>
          </table:table-cell>
          <table:table-cell table:formula="of:=MID([.A877];11;30)" office:value-type="string" office:string-value="Union County,H1" calcext:value-type="string">
            <text:p>Union County,H1</text:p>
          </table:table-cell>
          <table:table-cell office:value-type="string" calcext:value-type="string">
            <text:p>Union County</text:p>
          </table:table-cell>
          <table:table-cell/>
        </table:table-row>
        <table:table-row table:style-name="ro1">
          <table:table-cell office:value-type="string" calcext:value-type="string">
            <text:p>IA,19,177,Van Buren County,H1</text:p>
          </table:table-cell>
          <table:table-cell table:formula="of:=LEFT([.A878];2)" office:value-type="string" office:string-value="IA" calcext:value-type="string">
            <text:p>IA</text:p>
          </table:table-cell>
          <table:table-cell table:formula="of:=MID([.A878];4;6)" office:value-type="string" office:string-value="19,177" calcext:value-type="string">
            <text:p>19,177</text:p>
          </table:table-cell>
          <table:table-cell table:formula="of:=MID([.A878];11;30)" office:value-type="string" office:string-value="Van Buren County,H1" calcext:value-type="string">
            <text:p>Van Buren County,H1</text:p>
          </table:table-cell>
          <table:table-cell office:value-type="string" calcext:value-type="string">
            <text:p>Van Buren County</text:p>
          </table:table-cell>
          <table:table-cell/>
        </table:table-row>
        <table:table-row table:style-name="ro1">
          <table:table-cell office:value-type="string" calcext:value-type="string">
            <text:p>IA,19,179,Wapello County,H1</text:p>
          </table:table-cell>
          <table:table-cell table:formula="of:=LEFT([.A879];2)" office:value-type="string" office:string-value="IA" calcext:value-type="string">
            <text:p>IA</text:p>
          </table:table-cell>
          <table:table-cell table:formula="of:=MID([.A879];4;6)" office:value-type="string" office:string-value="19,179" calcext:value-type="string">
            <text:p>19,179</text:p>
          </table:table-cell>
          <table:table-cell table:formula="of:=MID([.A879];11;30)" office:value-type="string" office:string-value="Wapello County,H1" calcext:value-type="string">
            <text:p>Wapello County,H1</text:p>
          </table:table-cell>
          <table:table-cell office:value-type="string" calcext:value-type="string">
            <text:p>Wapello County</text:p>
          </table:table-cell>
          <table:table-cell/>
        </table:table-row>
        <table:table-row table:style-name="ro1">
          <table:table-cell office:value-type="string" calcext:value-type="string">
            <text:p>IA,19,181,Warren County,H1</text:p>
          </table:table-cell>
          <table:table-cell table:formula="of:=LEFT([.A880];2)" office:value-type="string" office:string-value="IA" calcext:value-type="string">
            <text:p>IA</text:p>
          </table:table-cell>
          <table:table-cell table:formula="of:=MID([.A880];4;6)" office:value-type="string" office:string-value="19,181" calcext:value-type="string">
            <text:p>19,181</text:p>
          </table:table-cell>
          <table:table-cell table:formula="of:=MID([.A880];11;30)" office:value-type="string" office:string-value="Warren County,H1" calcext:value-type="string">
            <text:p>Warren County,H1</text:p>
          </table:table-cell>
          <table:table-cell office:value-type="string" calcext:value-type="string">
            <text:p>Warren County</text:p>
          </table:table-cell>
          <table:table-cell/>
        </table:table-row>
        <table:table-row table:style-name="ro1">
          <table:table-cell office:value-type="string" calcext:value-type="string">
            <text:p>IA,19,183,Washington County,H1</text:p>
          </table:table-cell>
          <table:table-cell table:formula="of:=LEFT([.A881];2)" office:value-type="string" office:string-value="IA" calcext:value-type="string">
            <text:p>IA</text:p>
          </table:table-cell>
          <table:table-cell table:formula="of:=MID([.A881];4;6)" office:value-type="string" office:string-value="19,183" calcext:value-type="string">
            <text:p>19,183</text:p>
          </table:table-cell>
          <table:table-cell table:formula="of:=MID([.A881];11;30)" office:value-type="string" office:string-value="Washington County,H1" calcext:value-type="string">
            <text:p>Washington County,H1</text:p>
          </table:table-cell>
          <table:table-cell office:value-type="string" calcext:value-type="string">
            <text:p>Washington County</text:p>
          </table:table-cell>
          <table:table-cell/>
        </table:table-row>
        <table:table-row table:style-name="ro1">
          <table:table-cell office:value-type="string" calcext:value-type="string">
            <text:p>IA,19,185,Wayne County,H1</text:p>
          </table:table-cell>
          <table:table-cell table:formula="of:=LEFT([.A882];2)" office:value-type="string" office:string-value="IA" calcext:value-type="string">
            <text:p>IA</text:p>
          </table:table-cell>
          <table:table-cell table:formula="of:=MID([.A882];4;6)" office:value-type="string" office:string-value="19,185" calcext:value-type="string">
            <text:p>19,185</text:p>
          </table:table-cell>
          <table:table-cell table:formula="of:=MID([.A882];11;30)" office:value-type="string" office:string-value="Wayne County,H1" calcext:value-type="string">
            <text:p>Wayne County,H1</text:p>
          </table:table-cell>
          <table:table-cell office:value-type="string" calcext:value-type="string">
            <text:p>Wayne County</text:p>
          </table:table-cell>
          <table:table-cell/>
        </table:table-row>
        <table:table-row table:style-name="ro1">
          <table:table-cell office:value-type="string" calcext:value-type="string">
            <text:p>IA,19,187,Webster County,H1</text:p>
          </table:table-cell>
          <table:table-cell table:formula="of:=LEFT([.A883];2)" office:value-type="string" office:string-value="IA" calcext:value-type="string">
            <text:p>IA</text:p>
          </table:table-cell>
          <table:table-cell table:formula="of:=MID([.A883];4;6)" office:value-type="string" office:string-value="19,187" calcext:value-type="string">
            <text:p>19,187</text:p>
          </table:table-cell>
          <table:table-cell table:formula="of:=MID([.A883];11;30)" office:value-type="string" office:string-value="Webster County,H1" calcext:value-type="string">
            <text:p>Webster County,H1</text:p>
          </table:table-cell>
          <table:table-cell office:value-type="string" calcext:value-type="string">
            <text:p>Webster County</text:p>
          </table:table-cell>
          <table:table-cell/>
        </table:table-row>
        <table:table-row table:style-name="ro1">
          <table:table-cell office:value-type="string" calcext:value-type="string">
            <text:p>IA,19,189,Winnebago County,H1</text:p>
          </table:table-cell>
          <table:table-cell table:formula="of:=LEFT([.A884];2)" office:value-type="string" office:string-value="IA" calcext:value-type="string">
            <text:p>IA</text:p>
          </table:table-cell>
          <table:table-cell table:formula="of:=MID([.A884];4;6)" office:value-type="string" office:string-value="19,189" calcext:value-type="string">
            <text:p>19,189</text:p>
          </table:table-cell>
          <table:table-cell table:formula="of:=MID([.A884];11;30)" office:value-type="string" office:string-value="Winnebago County,H1" calcext:value-type="string">
            <text:p>Winnebago County,H1</text:p>
          </table:table-cell>
          <table:table-cell office:value-type="string" calcext:value-type="string">
            <text:p>Winnebago County</text:p>
          </table:table-cell>
          <table:table-cell/>
        </table:table-row>
        <table:table-row table:style-name="ro1">
          <table:table-cell office:value-type="string" calcext:value-type="string">
            <text:p>IA,19,191,Winneshiek County,H1</text:p>
          </table:table-cell>
          <table:table-cell table:formula="of:=LEFT([.A885];2)" office:value-type="string" office:string-value="IA" calcext:value-type="string">
            <text:p>IA</text:p>
          </table:table-cell>
          <table:table-cell table:formula="of:=MID([.A885];4;6)" office:value-type="string" office:string-value="19,191" calcext:value-type="string">
            <text:p>19,191</text:p>
          </table:table-cell>
          <table:table-cell table:formula="of:=MID([.A885];11;30)" office:value-type="string" office:string-value="Winneshiek County,H1" calcext:value-type="string">
            <text:p>Winneshiek County,H1</text:p>
          </table:table-cell>
          <table:table-cell office:value-type="string" calcext:value-type="string">
            <text:p>Winneshiek County</text:p>
          </table:table-cell>
          <table:table-cell/>
        </table:table-row>
        <table:table-row table:style-name="ro1">
          <table:table-cell office:value-type="string" calcext:value-type="string">
            <text:p>IA,19,193,Woodbury County,H1</text:p>
          </table:table-cell>
          <table:table-cell table:formula="of:=LEFT([.A886];2)" office:value-type="string" office:string-value="IA" calcext:value-type="string">
            <text:p>IA</text:p>
          </table:table-cell>
          <table:table-cell table:formula="of:=MID([.A886];4;6)" office:value-type="string" office:string-value="19,193" calcext:value-type="string">
            <text:p>19,193</text:p>
          </table:table-cell>
          <table:table-cell table:formula="of:=MID([.A886];11;30)" office:value-type="string" office:string-value="Woodbury County,H1" calcext:value-type="string">
            <text:p>Woodbury County,H1</text:p>
          </table:table-cell>
          <table:table-cell office:value-type="string" calcext:value-type="string">
            <text:p>Woodbury County</text:p>
          </table:table-cell>
          <table:table-cell/>
        </table:table-row>
        <table:table-row table:style-name="ro1">
          <table:table-cell office:value-type="string" calcext:value-type="string">
            <text:p>IA,19,195,Worth County,H1</text:p>
          </table:table-cell>
          <table:table-cell table:formula="of:=LEFT([.A887];2)" office:value-type="string" office:string-value="IA" calcext:value-type="string">
            <text:p>IA</text:p>
          </table:table-cell>
          <table:table-cell table:formula="of:=MID([.A887];4;6)" office:value-type="string" office:string-value="19,195" calcext:value-type="string">
            <text:p>19,195</text:p>
          </table:table-cell>
          <table:table-cell table:formula="of:=MID([.A887];11;30)" office:value-type="string" office:string-value="Worth County,H1" calcext:value-type="string">
            <text:p>Worth County,H1</text:p>
          </table:table-cell>
          <table:table-cell office:value-type="string" calcext:value-type="string">
            <text:p>Worth County</text:p>
          </table:table-cell>
          <table:table-cell/>
        </table:table-row>
        <table:table-row table:style-name="ro1">
          <table:table-cell office:value-type="string" calcext:value-type="string">
            <text:p>IA,19,197,Wright County,H1</text:p>
          </table:table-cell>
          <table:table-cell table:formula="of:=LEFT([.A888];2)" office:value-type="string" office:string-value="IA" calcext:value-type="string">
            <text:p>IA</text:p>
          </table:table-cell>
          <table:table-cell table:formula="of:=MID([.A888];4;6)" office:value-type="string" office:string-value="19,197" calcext:value-type="string">
            <text:p>19,197</text:p>
          </table:table-cell>
          <table:table-cell table:formula="of:=MID([.A888];11;30)" office:value-type="string" office:string-value="Wright County,H1" calcext:value-type="string">
            <text:p>Wright County,H1</text:p>
          </table:table-cell>
          <table:table-cell office:value-type="string" calcext:value-type="string">
            <text:p>Wright County</text:p>
          </table:table-cell>
          <table:table-cell/>
        </table:table-row>
        <table:table-row table:style-name="ro1">
          <table:table-cell office:value-type="string" calcext:value-type="string">
            <text:p>KS,20,001,Allen County,H1</text:p>
          </table:table-cell>
          <table:table-cell table:formula="of:=LEFT([.A889];2)" office:value-type="string" office:string-value="KS" calcext:value-type="string">
            <text:p>KS</text:p>
          </table:table-cell>
          <table:table-cell table:formula="of:=MID([.A889];4;6)" office:value-type="string" office:string-value="20,001" calcext:value-type="string">
            <text:p>20,001</text:p>
          </table:table-cell>
          <table:table-cell table:formula="of:=MID([.A889];11;30)" office:value-type="string" office:string-value="Allen County,H1" calcext:value-type="string">
            <text:p>Allen County,H1</text:p>
          </table:table-cell>
          <table:table-cell office:value-type="string" calcext:value-type="string">
            <text:p>Allen County</text:p>
          </table:table-cell>
          <table:table-cell/>
        </table:table-row>
        <table:table-row table:style-name="ro1">
          <table:table-cell office:value-type="string" calcext:value-type="string">
            <text:p>KS,20,003,Anderson County,H1</text:p>
          </table:table-cell>
          <table:table-cell table:formula="of:=LEFT([.A890];2)" office:value-type="string" office:string-value="KS" calcext:value-type="string">
            <text:p>KS</text:p>
          </table:table-cell>
          <table:table-cell table:formula="of:=MID([.A890];4;6)" office:value-type="string" office:string-value="20,003" calcext:value-type="string">
            <text:p>20,003</text:p>
          </table:table-cell>
          <table:table-cell table:formula="of:=MID([.A890];11;30)" office:value-type="string" office:string-value="Anderson County,H1" calcext:value-type="string">
            <text:p>Anderson County,H1</text:p>
          </table:table-cell>
          <table:table-cell office:value-type="string" calcext:value-type="string">
            <text:p>Anderson County</text:p>
          </table:table-cell>
          <table:table-cell/>
        </table:table-row>
        <table:table-row table:style-name="ro1">
          <table:table-cell office:value-type="string" calcext:value-type="string">
            <text:p>KS,20,005,Atchison County,H1</text:p>
          </table:table-cell>
          <table:table-cell table:formula="of:=LEFT([.A891];2)" office:value-type="string" office:string-value="KS" calcext:value-type="string">
            <text:p>KS</text:p>
          </table:table-cell>
          <table:table-cell table:formula="of:=MID([.A891];4;6)" office:value-type="string" office:string-value="20,005" calcext:value-type="string">
            <text:p>20,005</text:p>
          </table:table-cell>
          <table:table-cell table:formula="of:=MID([.A891];11;30)" office:value-type="string" office:string-value="Atchison County,H1" calcext:value-type="string">
            <text:p>Atchison County,H1</text:p>
          </table:table-cell>
          <table:table-cell office:value-type="string" calcext:value-type="string">
            <text:p>Atchison County</text:p>
          </table:table-cell>
          <table:table-cell/>
        </table:table-row>
        <table:table-row table:style-name="ro1">
          <table:table-cell office:value-type="string" calcext:value-type="string">
            <text:p>KS,20,007,Barber County,H1</text:p>
          </table:table-cell>
          <table:table-cell table:formula="of:=LEFT([.A892];2)" office:value-type="string" office:string-value="KS" calcext:value-type="string">
            <text:p>KS</text:p>
          </table:table-cell>
          <table:table-cell table:formula="of:=MID([.A892];4;6)" office:value-type="string" office:string-value="20,007" calcext:value-type="string">
            <text:p>20,007</text:p>
          </table:table-cell>
          <table:table-cell table:formula="of:=MID([.A892];11;30)" office:value-type="string" office:string-value="Barber County,H1" calcext:value-type="string">
            <text:p>Barber County,H1</text:p>
          </table:table-cell>
          <table:table-cell office:value-type="string" calcext:value-type="string">
            <text:p>Barber County</text:p>
          </table:table-cell>
          <table:table-cell/>
        </table:table-row>
        <table:table-row table:style-name="ro1">
          <table:table-cell office:value-type="string" calcext:value-type="string">
            <text:p>KS,20,009,Barton County,H1</text:p>
          </table:table-cell>
          <table:table-cell table:formula="of:=LEFT([.A893];2)" office:value-type="string" office:string-value="KS" calcext:value-type="string">
            <text:p>KS</text:p>
          </table:table-cell>
          <table:table-cell table:formula="of:=MID([.A893];4;6)" office:value-type="string" office:string-value="20,009" calcext:value-type="string">
            <text:p>20,009</text:p>
          </table:table-cell>
          <table:table-cell table:formula="of:=MID([.A893];11;30)" office:value-type="string" office:string-value="Barton County,H1" calcext:value-type="string">
            <text:p>Barton County,H1</text:p>
          </table:table-cell>
          <table:table-cell office:value-type="string" calcext:value-type="string">
            <text:p>Barton County</text:p>
          </table:table-cell>
          <table:table-cell/>
        </table:table-row>
        <table:table-row table:style-name="ro1">
          <table:table-cell office:value-type="string" calcext:value-type="string">
            <text:p>KS,20,011,Bourbon County,H1</text:p>
          </table:table-cell>
          <table:table-cell table:formula="of:=LEFT([.A894];2)" office:value-type="string" office:string-value="KS" calcext:value-type="string">
            <text:p>KS</text:p>
          </table:table-cell>
          <table:table-cell table:formula="of:=MID([.A894];4;6)" office:value-type="string" office:string-value="20,011" calcext:value-type="string">
            <text:p>20,011</text:p>
          </table:table-cell>
          <table:table-cell table:formula="of:=MID([.A894];11;30)" office:value-type="string" office:string-value="Bourbon County,H1" calcext:value-type="string">
            <text:p>Bourbon County,H1</text:p>
          </table:table-cell>
          <table:table-cell office:value-type="string" calcext:value-type="string">
            <text:p>Bourbon County</text:p>
          </table:table-cell>
          <table:table-cell/>
        </table:table-row>
        <table:table-row table:style-name="ro1">
          <table:table-cell office:value-type="string" calcext:value-type="string">
            <text:p>KS,20,013,Brown County,H1</text:p>
          </table:table-cell>
          <table:table-cell table:formula="of:=LEFT([.A895];2)" office:value-type="string" office:string-value="KS" calcext:value-type="string">
            <text:p>KS</text:p>
          </table:table-cell>
          <table:table-cell table:formula="of:=MID([.A895];4;6)" office:value-type="string" office:string-value="20,013" calcext:value-type="string">
            <text:p>20,013</text:p>
          </table:table-cell>
          <table:table-cell table:formula="of:=MID([.A895];11;30)" office:value-type="string" office:string-value="Brown County,H1" calcext:value-type="string">
            <text:p>Brown County,H1</text:p>
          </table:table-cell>
          <table:table-cell office:value-type="string" calcext:value-type="string">
            <text:p>Brown County</text:p>
          </table:table-cell>
          <table:table-cell/>
        </table:table-row>
        <table:table-row table:style-name="ro1">
          <table:table-cell office:value-type="string" calcext:value-type="string">
            <text:p>KS,20,015,Butler County,H1</text:p>
          </table:table-cell>
          <table:table-cell table:formula="of:=LEFT([.A896];2)" office:value-type="string" office:string-value="KS" calcext:value-type="string">
            <text:p>KS</text:p>
          </table:table-cell>
          <table:table-cell table:formula="of:=MID([.A896];4;6)" office:value-type="string" office:string-value="20,015" calcext:value-type="string">
            <text:p>20,015</text:p>
          </table:table-cell>
          <table:table-cell table:formula="of:=MID([.A896];11;30)" office:value-type="string" office:string-value="Butler County,H1" calcext:value-type="string">
            <text:p>Butler County,H1</text:p>
          </table:table-cell>
          <table:table-cell office:value-type="string" calcext:value-type="string">
            <text:p>Butler County</text:p>
          </table:table-cell>
          <table:table-cell/>
        </table:table-row>
        <table:table-row table:style-name="ro1">
          <table:table-cell office:value-type="string" calcext:value-type="string">
            <text:p>KS,20,017,Chase County,H1</text:p>
          </table:table-cell>
          <table:table-cell table:formula="of:=LEFT([.A897];2)" office:value-type="string" office:string-value="KS" calcext:value-type="string">
            <text:p>KS</text:p>
          </table:table-cell>
          <table:table-cell table:formula="of:=MID([.A897];4;6)" office:value-type="string" office:string-value="20,017" calcext:value-type="string">
            <text:p>20,017</text:p>
          </table:table-cell>
          <table:table-cell table:formula="of:=MID([.A897];11;30)" office:value-type="string" office:string-value="Chase County,H1" calcext:value-type="string">
            <text:p>Chase County,H1</text:p>
          </table:table-cell>
          <table:table-cell office:value-type="string" calcext:value-type="string">
            <text:p>Chase County</text:p>
          </table:table-cell>
          <table:table-cell/>
        </table:table-row>
        <table:table-row table:style-name="ro1">
          <table:table-cell office:value-type="string" calcext:value-type="string">
            <text:p>KS,20,019,Chautauqua County,H1</text:p>
          </table:table-cell>
          <table:table-cell table:formula="of:=LEFT([.A898];2)" office:value-type="string" office:string-value="KS" calcext:value-type="string">
            <text:p>KS</text:p>
          </table:table-cell>
          <table:table-cell table:formula="of:=MID([.A898];4;6)" office:value-type="string" office:string-value="20,019" calcext:value-type="string">
            <text:p>20,019</text:p>
          </table:table-cell>
          <table:table-cell table:formula="of:=MID([.A898];11;30)" office:value-type="string" office:string-value="Chautauqua County,H1" calcext:value-type="string">
            <text:p>Chautauqua County,H1</text:p>
          </table:table-cell>
          <table:table-cell office:value-type="string" calcext:value-type="string">
            <text:p>Chautauqua County</text:p>
          </table:table-cell>
          <table:table-cell/>
        </table:table-row>
        <table:table-row table:style-name="ro1">
          <table:table-cell office:value-type="string" calcext:value-type="string">
            <text:p>KS,20,021,Cherokee County,H1</text:p>
          </table:table-cell>
          <table:table-cell table:formula="of:=LEFT([.A899];2)" office:value-type="string" office:string-value="KS" calcext:value-type="string">
            <text:p>KS</text:p>
          </table:table-cell>
          <table:table-cell table:formula="of:=MID([.A899];4;6)" office:value-type="string" office:string-value="20,021" calcext:value-type="string">
            <text:p>20,021</text:p>
          </table:table-cell>
          <table:table-cell table:formula="of:=MID([.A899];11;30)" office:value-type="string" office:string-value="Cherokee County,H1" calcext:value-type="string">
            <text:p>Cherokee County,H1</text:p>
          </table:table-cell>
          <table:table-cell office:value-type="string" calcext:value-type="string">
            <text:p>Cherokee County</text:p>
          </table:table-cell>
          <table:table-cell/>
        </table:table-row>
        <table:table-row table:style-name="ro1">
          <table:table-cell office:value-type="string" calcext:value-type="string">
            <text:p>KS,20,023,Cheyenne County,H1</text:p>
          </table:table-cell>
          <table:table-cell table:formula="of:=LEFT([.A900];2)" office:value-type="string" office:string-value="KS" calcext:value-type="string">
            <text:p>KS</text:p>
          </table:table-cell>
          <table:table-cell table:formula="of:=MID([.A900];4;6)" office:value-type="string" office:string-value="20,023" calcext:value-type="string">
            <text:p>20,023</text:p>
          </table:table-cell>
          <table:table-cell table:formula="of:=MID([.A900];11;30)" office:value-type="string" office:string-value="Cheyenne County,H1" calcext:value-type="string">
            <text:p>Cheyenne County,H1</text:p>
          </table:table-cell>
          <table:table-cell office:value-type="string" calcext:value-type="string">
            <text:p>Cheyenne County</text:p>
          </table:table-cell>
          <table:table-cell/>
        </table:table-row>
        <table:table-row table:style-name="ro1">
          <table:table-cell office:value-type="string" calcext:value-type="string">
            <text:p>KS,20,025,Clark County,H1</text:p>
          </table:table-cell>
          <table:table-cell table:formula="of:=LEFT([.A901];2)" office:value-type="string" office:string-value="KS" calcext:value-type="string">
            <text:p>KS</text:p>
          </table:table-cell>
          <table:table-cell table:formula="of:=MID([.A901];4;6)" office:value-type="string" office:string-value="20,025" calcext:value-type="string">
            <text:p>20,025</text:p>
          </table:table-cell>
          <table:table-cell table:formula="of:=MID([.A901];11;30)" office:value-type="string" office:string-value="Clark County,H1" calcext:value-type="string">
            <text:p>Clark County,H1</text:p>
          </table:table-cell>
          <table:table-cell office:value-type="string" calcext:value-type="string">
            <text:p>Clark County</text:p>
          </table:table-cell>
          <table:table-cell/>
        </table:table-row>
        <table:table-row table:style-name="ro1">
          <table:table-cell office:value-type="string" calcext:value-type="string">
            <text:p>KS,20,027,Clay County,H1</text:p>
          </table:table-cell>
          <table:table-cell table:formula="of:=LEFT([.A902];2)" office:value-type="string" office:string-value="KS" calcext:value-type="string">
            <text:p>KS</text:p>
          </table:table-cell>
          <table:table-cell table:formula="of:=MID([.A902];4;6)" office:value-type="string" office:string-value="20,027" calcext:value-type="string">
            <text:p>20,027</text:p>
          </table:table-cell>
          <table:table-cell table:formula="of:=MID([.A902];11;30)" office:value-type="string" office:string-value="Clay County,H1" calcext:value-type="string">
            <text:p>Clay County,H1</text:p>
          </table:table-cell>
          <table:table-cell office:value-type="string" calcext:value-type="string">
            <text:p>Clay County</text:p>
          </table:table-cell>
          <table:table-cell/>
        </table:table-row>
        <table:table-row table:style-name="ro1">
          <table:table-cell office:value-type="string" calcext:value-type="string">
            <text:p>KS,20,029,Cloud County,H1</text:p>
          </table:table-cell>
          <table:table-cell table:formula="of:=LEFT([.A903];2)" office:value-type="string" office:string-value="KS" calcext:value-type="string">
            <text:p>KS</text:p>
          </table:table-cell>
          <table:table-cell table:formula="of:=MID([.A903];4;6)" office:value-type="string" office:string-value="20,029" calcext:value-type="string">
            <text:p>20,029</text:p>
          </table:table-cell>
          <table:table-cell table:formula="of:=MID([.A903];11;30)" office:value-type="string" office:string-value="Cloud County,H1" calcext:value-type="string">
            <text:p>Cloud County,H1</text:p>
          </table:table-cell>
          <table:table-cell office:value-type="string" calcext:value-type="string">
            <text:p>Cloud County</text:p>
          </table:table-cell>
          <table:table-cell/>
        </table:table-row>
        <table:table-row table:style-name="ro1">
          <table:table-cell office:value-type="string" calcext:value-type="string">
            <text:p>KS,20,031,Coffey County,H1</text:p>
          </table:table-cell>
          <table:table-cell table:formula="of:=LEFT([.A904];2)" office:value-type="string" office:string-value="KS" calcext:value-type="string">
            <text:p>KS</text:p>
          </table:table-cell>
          <table:table-cell table:formula="of:=MID([.A904];4;6)" office:value-type="string" office:string-value="20,031" calcext:value-type="string">
            <text:p>20,031</text:p>
          </table:table-cell>
          <table:table-cell table:formula="of:=MID([.A904];11;30)" office:value-type="string" office:string-value="Coffey County,H1" calcext:value-type="string">
            <text:p>Coffey County,H1</text:p>
          </table:table-cell>
          <table:table-cell office:value-type="string" calcext:value-type="string">
            <text:p>Coffey County</text:p>
          </table:table-cell>
          <table:table-cell/>
        </table:table-row>
        <table:table-row table:style-name="ro1">
          <table:table-cell office:value-type="string" calcext:value-type="string">
            <text:p>KS,20,033,Comanche County,H1</text:p>
          </table:table-cell>
          <table:table-cell table:formula="of:=LEFT([.A905];2)" office:value-type="string" office:string-value="KS" calcext:value-type="string">
            <text:p>KS</text:p>
          </table:table-cell>
          <table:table-cell table:formula="of:=MID([.A905];4;6)" office:value-type="string" office:string-value="20,033" calcext:value-type="string">
            <text:p>20,033</text:p>
          </table:table-cell>
          <table:table-cell table:formula="of:=MID([.A905];11;30)" office:value-type="string" office:string-value="Comanche County,H1" calcext:value-type="string">
            <text:p>Comanche County,H1</text:p>
          </table:table-cell>
          <table:table-cell office:value-type="string" calcext:value-type="string">
            <text:p>Comanche County</text:p>
          </table:table-cell>
          <table:table-cell/>
        </table:table-row>
        <table:table-row table:style-name="ro1">
          <table:table-cell office:value-type="string" calcext:value-type="string">
            <text:p>KS,20,035,Cowley County,H1</text:p>
          </table:table-cell>
          <table:table-cell table:formula="of:=LEFT([.A906];2)" office:value-type="string" office:string-value="KS" calcext:value-type="string">
            <text:p>KS</text:p>
          </table:table-cell>
          <table:table-cell table:formula="of:=MID([.A906];4;6)" office:value-type="string" office:string-value="20,035" calcext:value-type="string">
            <text:p>20,035</text:p>
          </table:table-cell>
          <table:table-cell table:formula="of:=MID([.A906];11;30)" office:value-type="string" office:string-value="Cowley County,H1" calcext:value-type="string">
            <text:p>Cowley County,H1</text:p>
          </table:table-cell>
          <table:table-cell office:value-type="string" calcext:value-type="string">
            <text:p>Cowley County</text:p>
          </table:table-cell>
          <table:table-cell/>
        </table:table-row>
        <table:table-row table:style-name="ro1">
          <table:table-cell office:value-type="string" calcext:value-type="string">
            <text:p>KS,20,037,Crawford County,H1</text:p>
          </table:table-cell>
          <table:table-cell table:formula="of:=LEFT([.A907];2)" office:value-type="string" office:string-value="KS" calcext:value-type="string">
            <text:p>KS</text:p>
          </table:table-cell>
          <table:table-cell table:formula="of:=MID([.A907];4;6)" office:value-type="string" office:string-value="20,037" calcext:value-type="string">
            <text:p>20,037</text:p>
          </table:table-cell>
          <table:table-cell table:formula="of:=MID([.A907];11;30)" office:value-type="string" office:string-value="Crawford County,H1" calcext:value-type="string">
            <text:p>Crawford County,H1</text:p>
          </table:table-cell>
          <table:table-cell office:value-type="string" calcext:value-type="string">
            <text:p>Crawford County</text:p>
          </table:table-cell>
          <table:table-cell/>
        </table:table-row>
        <table:table-row table:style-name="ro1">
          <table:table-cell office:value-type="string" calcext:value-type="string">
            <text:p>KS,20,039,Decatur County,H1</text:p>
          </table:table-cell>
          <table:table-cell table:formula="of:=LEFT([.A908];2)" office:value-type="string" office:string-value="KS" calcext:value-type="string">
            <text:p>KS</text:p>
          </table:table-cell>
          <table:table-cell table:formula="of:=MID([.A908];4;6)" office:value-type="string" office:string-value="20,039" calcext:value-type="string">
            <text:p>20,039</text:p>
          </table:table-cell>
          <table:table-cell table:formula="of:=MID([.A908];11;30)" office:value-type="string" office:string-value="Decatur County,H1" calcext:value-type="string">
            <text:p>Decatur County,H1</text:p>
          </table:table-cell>
          <table:table-cell office:value-type="string" calcext:value-type="string">
            <text:p>Decatur County</text:p>
          </table:table-cell>
          <table:table-cell/>
        </table:table-row>
        <table:table-row table:style-name="ro1">
          <table:table-cell office:value-type="string" calcext:value-type="string">
            <text:p>KS,20,041,Dickinson County,H1</text:p>
          </table:table-cell>
          <table:table-cell table:formula="of:=LEFT([.A909];2)" office:value-type="string" office:string-value="KS" calcext:value-type="string">
            <text:p>KS</text:p>
          </table:table-cell>
          <table:table-cell table:formula="of:=MID([.A909];4;6)" office:value-type="string" office:string-value="20,041" calcext:value-type="string">
            <text:p>20,041</text:p>
          </table:table-cell>
          <table:table-cell table:formula="of:=MID([.A909];11;30)" office:value-type="string" office:string-value="Dickinson County,H1" calcext:value-type="string">
            <text:p>Dickinson County,H1</text:p>
          </table:table-cell>
          <table:table-cell office:value-type="string" calcext:value-type="string">
            <text:p>Dickinson County</text:p>
          </table:table-cell>
          <table:table-cell/>
        </table:table-row>
        <table:table-row table:style-name="ro1">
          <table:table-cell office:value-type="string" calcext:value-type="string">
            <text:p>KS,20,043,Doniphan County,H1</text:p>
          </table:table-cell>
          <table:table-cell table:formula="of:=LEFT([.A910];2)" office:value-type="string" office:string-value="KS" calcext:value-type="string">
            <text:p>KS</text:p>
          </table:table-cell>
          <table:table-cell table:formula="of:=MID([.A910];4;6)" office:value-type="string" office:string-value="20,043" calcext:value-type="string">
            <text:p>20,043</text:p>
          </table:table-cell>
          <table:table-cell table:formula="of:=MID([.A910];11;30)" office:value-type="string" office:string-value="Doniphan County,H1" calcext:value-type="string">
            <text:p>Doniphan County,H1</text:p>
          </table:table-cell>
          <table:table-cell office:value-type="string" calcext:value-type="string">
            <text:p>Doniphan County</text:p>
          </table:table-cell>
          <table:table-cell/>
        </table:table-row>
        <table:table-row table:style-name="ro1">
          <table:table-cell office:value-type="string" calcext:value-type="string">
            <text:p>KS,20,045,Douglas County,H1</text:p>
          </table:table-cell>
          <table:table-cell table:formula="of:=LEFT([.A911];2)" office:value-type="string" office:string-value="KS" calcext:value-type="string">
            <text:p>KS</text:p>
          </table:table-cell>
          <table:table-cell table:formula="of:=MID([.A911];4;6)" office:value-type="string" office:string-value="20,045" calcext:value-type="string">
            <text:p>20,045</text:p>
          </table:table-cell>
          <table:table-cell table:formula="of:=MID([.A911];11;30)" office:value-type="string" office:string-value="Douglas County,H1" calcext:value-type="string">
            <text:p>Douglas County,H1</text:p>
          </table:table-cell>
          <table:table-cell office:value-type="string" calcext:value-type="string">
            <text:p>Douglas County</text:p>
          </table:table-cell>
          <table:table-cell/>
        </table:table-row>
        <table:table-row table:style-name="ro1">
          <table:table-cell office:value-type="string" calcext:value-type="string">
            <text:p>KS,20,047,Edwards County,H1</text:p>
          </table:table-cell>
          <table:table-cell table:formula="of:=LEFT([.A912];2)" office:value-type="string" office:string-value="KS" calcext:value-type="string">
            <text:p>KS</text:p>
          </table:table-cell>
          <table:table-cell table:formula="of:=MID([.A912];4;6)" office:value-type="string" office:string-value="20,047" calcext:value-type="string">
            <text:p>20,047</text:p>
          </table:table-cell>
          <table:table-cell table:formula="of:=MID([.A912];11;30)" office:value-type="string" office:string-value="Edwards County,H1" calcext:value-type="string">
            <text:p>Edwards County,H1</text:p>
          </table:table-cell>
          <table:table-cell office:value-type="string" calcext:value-type="string">
            <text:p>Edwards County</text:p>
          </table:table-cell>
          <table:table-cell/>
        </table:table-row>
        <table:table-row table:style-name="ro1">
          <table:table-cell office:value-type="string" calcext:value-type="string">
            <text:p>KS,20,049,Elk County,H1</text:p>
          </table:table-cell>
          <table:table-cell table:formula="of:=LEFT([.A913];2)" office:value-type="string" office:string-value="KS" calcext:value-type="string">
            <text:p>KS</text:p>
          </table:table-cell>
          <table:table-cell table:formula="of:=MID([.A913];4;6)" office:value-type="string" office:string-value="20,049" calcext:value-type="string">
            <text:p>20,049</text:p>
          </table:table-cell>
          <table:table-cell table:formula="of:=MID([.A913];11;30)" office:value-type="string" office:string-value="Elk County,H1" calcext:value-type="string">
            <text:p>Elk County,H1</text:p>
          </table:table-cell>
          <table:table-cell office:value-type="string" calcext:value-type="string">
            <text:p>Elk County</text:p>
          </table:table-cell>
          <table:table-cell/>
        </table:table-row>
        <table:table-row table:style-name="ro1">
          <table:table-cell office:value-type="string" calcext:value-type="string">
            <text:p>KS,20,051,Ellis County,H1</text:p>
          </table:table-cell>
          <table:table-cell table:formula="of:=LEFT([.A914];2)" office:value-type="string" office:string-value="KS" calcext:value-type="string">
            <text:p>KS</text:p>
          </table:table-cell>
          <table:table-cell table:formula="of:=MID([.A914];4;6)" office:value-type="string" office:string-value="20,051" calcext:value-type="string">
            <text:p>20,051</text:p>
          </table:table-cell>
          <table:table-cell table:formula="of:=MID([.A914];11;30)" office:value-type="string" office:string-value="Ellis County,H1" calcext:value-type="string">
            <text:p>Ellis County,H1</text:p>
          </table:table-cell>
          <table:table-cell office:value-type="string" calcext:value-type="string">
            <text:p>Ellis County</text:p>
          </table:table-cell>
          <table:table-cell/>
        </table:table-row>
        <table:table-row table:style-name="ro1">
          <table:table-cell office:value-type="string" calcext:value-type="string">
            <text:p>KS,20,053,Ellsworth County,H1</text:p>
          </table:table-cell>
          <table:table-cell table:formula="of:=LEFT([.A915];2)" office:value-type="string" office:string-value="KS" calcext:value-type="string">
            <text:p>KS</text:p>
          </table:table-cell>
          <table:table-cell table:formula="of:=MID([.A915];4;6)" office:value-type="string" office:string-value="20,053" calcext:value-type="string">
            <text:p>20,053</text:p>
          </table:table-cell>
          <table:table-cell table:formula="of:=MID([.A915];11;30)" office:value-type="string" office:string-value="Ellsworth County,H1" calcext:value-type="string">
            <text:p>Ellsworth County,H1</text:p>
          </table:table-cell>
          <table:table-cell office:value-type="string" calcext:value-type="string">
            <text:p>Ellsworth County</text:p>
          </table:table-cell>
          <table:table-cell/>
        </table:table-row>
        <table:table-row table:style-name="ro1">
          <table:table-cell office:value-type="string" calcext:value-type="string">
            <text:p>KS,20,055,Finney County,H1</text:p>
          </table:table-cell>
          <table:table-cell table:formula="of:=LEFT([.A916];2)" office:value-type="string" office:string-value="KS" calcext:value-type="string">
            <text:p>KS</text:p>
          </table:table-cell>
          <table:table-cell table:formula="of:=MID([.A916];4;6)" office:value-type="string" office:string-value="20,055" calcext:value-type="string">
            <text:p>20,055</text:p>
          </table:table-cell>
          <table:table-cell table:formula="of:=MID([.A916];11;30)" office:value-type="string" office:string-value="Finney County,H1" calcext:value-type="string">
            <text:p>Finney County,H1</text:p>
          </table:table-cell>
          <table:table-cell office:value-type="string" calcext:value-type="string">
            <text:p>Finney County</text:p>
          </table:table-cell>
          <table:table-cell/>
        </table:table-row>
        <table:table-row table:style-name="ro1">
          <table:table-cell office:value-type="string" calcext:value-type="string">
            <text:p>KS,20,057,Ford County,H1</text:p>
          </table:table-cell>
          <table:table-cell table:formula="of:=LEFT([.A917];2)" office:value-type="string" office:string-value="KS" calcext:value-type="string">
            <text:p>KS</text:p>
          </table:table-cell>
          <table:table-cell table:formula="of:=MID([.A917];4;6)" office:value-type="string" office:string-value="20,057" calcext:value-type="string">
            <text:p>20,057</text:p>
          </table:table-cell>
          <table:table-cell table:formula="of:=MID([.A917];11;30)" office:value-type="string" office:string-value="Ford County,H1" calcext:value-type="string">
            <text:p>Ford County,H1</text:p>
          </table:table-cell>
          <table:table-cell office:value-type="string" calcext:value-type="string">
            <text:p>Ford County</text:p>
          </table:table-cell>
          <table:table-cell/>
        </table:table-row>
        <table:table-row table:style-name="ro1">
          <table:table-cell office:value-type="string" calcext:value-type="string">
            <text:p>KS,20,059,Franklin County,H1</text:p>
          </table:table-cell>
          <table:table-cell table:formula="of:=LEFT([.A918];2)" office:value-type="string" office:string-value="KS" calcext:value-type="string">
            <text:p>KS</text:p>
          </table:table-cell>
          <table:table-cell table:formula="of:=MID([.A918];4;6)" office:value-type="string" office:string-value="20,059" calcext:value-type="string">
            <text:p>20,059</text:p>
          </table:table-cell>
          <table:table-cell table:formula="of:=MID([.A918];11;30)" office:value-type="string" office:string-value="Franklin County,H1" calcext:value-type="string">
            <text:p>Franklin County,H1</text:p>
          </table:table-cell>
          <table:table-cell office:value-type="string" calcext:value-type="string">
            <text:p>Franklin County</text:p>
          </table:table-cell>
          <table:table-cell/>
        </table:table-row>
        <table:table-row table:style-name="ro1">
          <table:table-cell office:value-type="string" calcext:value-type="string">
            <text:p>KS,20,061,Geary County,H1</text:p>
          </table:table-cell>
          <table:table-cell table:formula="of:=LEFT([.A919];2)" office:value-type="string" office:string-value="KS" calcext:value-type="string">
            <text:p>KS</text:p>
          </table:table-cell>
          <table:table-cell table:formula="of:=MID([.A919];4;6)" office:value-type="string" office:string-value="20,061" calcext:value-type="string">
            <text:p>20,061</text:p>
          </table:table-cell>
          <table:table-cell table:formula="of:=MID([.A919];11;30)" office:value-type="string" office:string-value="Geary County,H1" calcext:value-type="string">
            <text:p>Geary County,H1</text:p>
          </table:table-cell>
          <table:table-cell office:value-type="string" calcext:value-type="string">
            <text:p>Geary County</text:p>
          </table:table-cell>
          <table:table-cell/>
        </table:table-row>
        <table:table-row table:style-name="ro1">
          <table:table-cell office:value-type="string" calcext:value-type="string">
            <text:p>KS,20,063,Gove County,H1</text:p>
          </table:table-cell>
          <table:table-cell table:formula="of:=LEFT([.A920];2)" office:value-type="string" office:string-value="KS" calcext:value-type="string">
            <text:p>KS</text:p>
          </table:table-cell>
          <table:table-cell table:formula="of:=MID([.A920];4;6)" office:value-type="string" office:string-value="20,063" calcext:value-type="string">
            <text:p>20,063</text:p>
          </table:table-cell>
          <table:table-cell table:formula="of:=MID([.A920];11;30)" office:value-type="string" office:string-value="Gove County,H1" calcext:value-type="string">
            <text:p>Gove County,H1</text:p>
          </table:table-cell>
          <table:table-cell office:value-type="string" calcext:value-type="string">
            <text:p>Gove County</text:p>
          </table:table-cell>
          <table:table-cell/>
        </table:table-row>
        <table:table-row table:style-name="ro1">
          <table:table-cell office:value-type="string" calcext:value-type="string">
            <text:p>KS,20,065,Graham County,H1</text:p>
          </table:table-cell>
          <table:table-cell table:formula="of:=LEFT([.A921];2)" office:value-type="string" office:string-value="KS" calcext:value-type="string">
            <text:p>KS</text:p>
          </table:table-cell>
          <table:table-cell table:formula="of:=MID([.A921];4;6)" office:value-type="string" office:string-value="20,065" calcext:value-type="string">
            <text:p>20,065</text:p>
          </table:table-cell>
          <table:table-cell table:formula="of:=MID([.A921];11;30)" office:value-type="string" office:string-value="Graham County,H1" calcext:value-type="string">
            <text:p>Graham County,H1</text:p>
          </table:table-cell>
          <table:table-cell office:value-type="string" calcext:value-type="string">
            <text:p>Graham County</text:p>
          </table:table-cell>
          <table:table-cell/>
        </table:table-row>
        <table:table-row table:style-name="ro1">
          <table:table-cell office:value-type="string" calcext:value-type="string">
            <text:p>KS,20,067,Grant County,H1</text:p>
          </table:table-cell>
          <table:table-cell table:formula="of:=LEFT([.A922];2)" office:value-type="string" office:string-value="KS" calcext:value-type="string">
            <text:p>KS</text:p>
          </table:table-cell>
          <table:table-cell table:formula="of:=MID([.A922];4;6)" office:value-type="string" office:string-value="20,067" calcext:value-type="string">
            <text:p>20,067</text:p>
          </table:table-cell>
          <table:table-cell table:formula="of:=MID([.A922];11;30)" office:value-type="string" office:string-value="Grant County,H1" calcext:value-type="string">
            <text:p>Grant County,H1</text:p>
          </table:table-cell>
          <table:table-cell office:value-type="string" calcext:value-type="string">
            <text:p>Grant County</text:p>
          </table:table-cell>
          <table:table-cell/>
        </table:table-row>
        <table:table-row table:style-name="ro1">
          <table:table-cell office:value-type="string" calcext:value-type="string">
            <text:p>KS,20,069,Gray County,H1</text:p>
          </table:table-cell>
          <table:table-cell table:formula="of:=LEFT([.A923];2)" office:value-type="string" office:string-value="KS" calcext:value-type="string">
            <text:p>KS</text:p>
          </table:table-cell>
          <table:table-cell table:formula="of:=MID([.A923];4;6)" office:value-type="string" office:string-value="20,069" calcext:value-type="string">
            <text:p>20,069</text:p>
          </table:table-cell>
          <table:table-cell table:formula="of:=MID([.A923];11;30)" office:value-type="string" office:string-value="Gray County,H1" calcext:value-type="string">
            <text:p>Gray County,H1</text:p>
          </table:table-cell>
          <table:table-cell office:value-type="string" calcext:value-type="string">
            <text:p>Gray County</text:p>
          </table:table-cell>
          <table:table-cell/>
        </table:table-row>
        <table:table-row table:style-name="ro1">
          <table:table-cell office:value-type="string" calcext:value-type="string">
            <text:p>KS,20,071,Greeley County,H1</text:p>
          </table:table-cell>
          <table:table-cell table:formula="of:=LEFT([.A924];2)" office:value-type="string" office:string-value="KS" calcext:value-type="string">
            <text:p>KS</text:p>
          </table:table-cell>
          <table:table-cell table:formula="of:=MID([.A924];4;6)" office:value-type="string" office:string-value="20,071" calcext:value-type="string">
            <text:p>20,071</text:p>
          </table:table-cell>
          <table:table-cell table:formula="of:=MID([.A924];11;30)" office:value-type="string" office:string-value="Greeley County,H1" calcext:value-type="string">
            <text:p>Greeley County,H1</text:p>
          </table:table-cell>
          <table:table-cell office:value-type="string" calcext:value-type="string">
            <text:p>Greeley County</text:p>
          </table:table-cell>
          <table:table-cell/>
        </table:table-row>
        <table:table-row table:style-name="ro1">
          <table:table-cell office:value-type="string" calcext:value-type="string">
            <text:p>KS,20,073,Greenwood County,H1</text:p>
          </table:table-cell>
          <table:table-cell table:formula="of:=LEFT([.A925];2)" office:value-type="string" office:string-value="KS" calcext:value-type="string">
            <text:p>KS</text:p>
          </table:table-cell>
          <table:table-cell table:formula="of:=MID([.A925];4;6)" office:value-type="string" office:string-value="20,073" calcext:value-type="string">
            <text:p>20,073</text:p>
          </table:table-cell>
          <table:table-cell table:formula="of:=MID([.A925];11;30)" office:value-type="string" office:string-value="Greenwood County,H1" calcext:value-type="string">
            <text:p>Greenwood County,H1</text:p>
          </table:table-cell>
          <table:table-cell office:value-type="string" calcext:value-type="string">
            <text:p>Greenwood County</text:p>
          </table:table-cell>
          <table:table-cell/>
        </table:table-row>
        <table:table-row table:style-name="ro1">
          <table:table-cell office:value-type="string" calcext:value-type="string">
            <text:p>KS,20,075,Hamilton County,H1</text:p>
          </table:table-cell>
          <table:table-cell table:formula="of:=LEFT([.A926];2)" office:value-type="string" office:string-value="KS" calcext:value-type="string">
            <text:p>KS</text:p>
          </table:table-cell>
          <table:table-cell table:formula="of:=MID([.A926];4;6)" office:value-type="string" office:string-value="20,075" calcext:value-type="string">
            <text:p>20,075</text:p>
          </table:table-cell>
          <table:table-cell table:formula="of:=MID([.A926];11;30)" office:value-type="string" office:string-value="Hamilton County,H1" calcext:value-type="string">
            <text:p>Hamilton County,H1</text:p>
          </table:table-cell>
          <table:table-cell office:value-type="string" calcext:value-type="string">
            <text:p>Hamilton County</text:p>
          </table:table-cell>
          <table:table-cell/>
        </table:table-row>
        <table:table-row table:style-name="ro1">
          <table:table-cell office:value-type="string" calcext:value-type="string">
            <text:p>KS,20,077,Harper County,H1</text:p>
          </table:table-cell>
          <table:table-cell table:formula="of:=LEFT([.A927];2)" office:value-type="string" office:string-value="KS" calcext:value-type="string">
            <text:p>KS</text:p>
          </table:table-cell>
          <table:table-cell table:formula="of:=MID([.A927];4;6)" office:value-type="string" office:string-value="20,077" calcext:value-type="string">
            <text:p>20,077</text:p>
          </table:table-cell>
          <table:table-cell table:formula="of:=MID([.A927];11;30)" office:value-type="string" office:string-value="Harper County,H1" calcext:value-type="string">
            <text:p>Harper County,H1</text:p>
          </table:table-cell>
          <table:table-cell office:value-type="string" calcext:value-type="string">
            <text:p>Harper County</text:p>
          </table:table-cell>
          <table:table-cell/>
        </table:table-row>
        <table:table-row table:style-name="ro1">
          <table:table-cell office:value-type="string" calcext:value-type="string">
            <text:p>KS,20,079,Harvey County,H1</text:p>
          </table:table-cell>
          <table:table-cell table:formula="of:=LEFT([.A928];2)" office:value-type="string" office:string-value="KS" calcext:value-type="string">
            <text:p>KS</text:p>
          </table:table-cell>
          <table:table-cell table:formula="of:=MID([.A928];4;6)" office:value-type="string" office:string-value="20,079" calcext:value-type="string">
            <text:p>20,079</text:p>
          </table:table-cell>
          <table:table-cell table:formula="of:=MID([.A928];11;30)" office:value-type="string" office:string-value="Harvey County,H1" calcext:value-type="string">
            <text:p>Harvey County,H1</text:p>
          </table:table-cell>
          <table:table-cell office:value-type="string" calcext:value-type="string">
            <text:p>Harvey County</text:p>
          </table:table-cell>
          <table:table-cell/>
        </table:table-row>
        <table:table-row table:style-name="ro1">
          <table:table-cell office:value-type="string" calcext:value-type="string">
            <text:p>KS,20,081,Haskell County,H1</text:p>
          </table:table-cell>
          <table:table-cell table:formula="of:=LEFT([.A929];2)" office:value-type="string" office:string-value="KS" calcext:value-type="string">
            <text:p>KS</text:p>
          </table:table-cell>
          <table:table-cell table:formula="of:=MID([.A929];4;6)" office:value-type="string" office:string-value="20,081" calcext:value-type="string">
            <text:p>20,081</text:p>
          </table:table-cell>
          <table:table-cell table:formula="of:=MID([.A929];11;30)" office:value-type="string" office:string-value="Haskell County,H1" calcext:value-type="string">
            <text:p>Haskell County,H1</text:p>
          </table:table-cell>
          <table:table-cell office:value-type="string" calcext:value-type="string">
            <text:p>Haskell County</text:p>
          </table:table-cell>
          <table:table-cell/>
        </table:table-row>
        <table:table-row table:style-name="ro1">
          <table:table-cell office:value-type="string" calcext:value-type="string">
            <text:p>KS,20,083,Hodgeman County,H1</text:p>
          </table:table-cell>
          <table:table-cell table:formula="of:=LEFT([.A930];2)" office:value-type="string" office:string-value="KS" calcext:value-type="string">
            <text:p>KS</text:p>
          </table:table-cell>
          <table:table-cell table:formula="of:=MID([.A930];4;6)" office:value-type="string" office:string-value="20,083" calcext:value-type="string">
            <text:p>20,083</text:p>
          </table:table-cell>
          <table:table-cell table:formula="of:=MID([.A930];11;30)" office:value-type="string" office:string-value="Hodgeman County,H1" calcext:value-type="string">
            <text:p>Hodgeman County,H1</text:p>
          </table:table-cell>
          <table:table-cell office:value-type="string" calcext:value-type="string">
            <text:p>Hodgeman County</text:p>
          </table:table-cell>
          <table:table-cell/>
        </table:table-row>
        <table:table-row table:style-name="ro1">
          <table:table-cell office:value-type="string" calcext:value-type="string">
            <text:p>KS,20,085,Jackson County,H1</text:p>
          </table:table-cell>
          <table:table-cell table:formula="of:=LEFT([.A931];2)" office:value-type="string" office:string-value="KS" calcext:value-type="string">
            <text:p>KS</text:p>
          </table:table-cell>
          <table:table-cell table:formula="of:=MID([.A931];4;6)" office:value-type="string" office:string-value="20,085" calcext:value-type="string">
            <text:p>20,085</text:p>
          </table:table-cell>
          <table:table-cell table:formula="of:=MID([.A931];11;30)" office:value-type="string" office:string-value="Jackson County,H1" calcext:value-type="string">
            <text:p>Jackson County,H1</text:p>
          </table:table-cell>
          <table:table-cell office:value-type="string" calcext:value-type="string">
            <text:p>Jackson County</text:p>
          </table:table-cell>
          <table:table-cell/>
        </table:table-row>
        <table:table-row table:style-name="ro1">
          <table:table-cell office:value-type="string" calcext:value-type="string">
            <text:p>KS,20,087,Jefferson County,H1</text:p>
          </table:table-cell>
          <table:table-cell table:formula="of:=LEFT([.A932];2)" office:value-type="string" office:string-value="KS" calcext:value-type="string">
            <text:p>KS</text:p>
          </table:table-cell>
          <table:table-cell table:formula="of:=MID([.A932];4;6)" office:value-type="string" office:string-value="20,087" calcext:value-type="string">
            <text:p>20,087</text:p>
          </table:table-cell>
          <table:table-cell table:formula="of:=MID([.A932];11;30)" office:value-type="string" office:string-value="Jefferson County,H1" calcext:value-type="string">
            <text:p>Jefferson County,H1</text:p>
          </table:table-cell>
          <table:table-cell office:value-type="string" calcext:value-type="string">
            <text:p>Jefferson County</text:p>
          </table:table-cell>
          <table:table-cell/>
        </table:table-row>
        <table:table-row table:style-name="ro1">
          <table:table-cell office:value-type="string" calcext:value-type="string">
            <text:p>KS,20,089,Jewell County,H1</text:p>
          </table:table-cell>
          <table:table-cell table:formula="of:=LEFT([.A933];2)" office:value-type="string" office:string-value="KS" calcext:value-type="string">
            <text:p>KS</text:p>
          </table:table-cell>
          <table:table-cell table:formula="of:=MID([.A933];4;6)" office:value-type="string" office:string-value="20,089" calcext:value-type="string">
            <text:p>20,089</text:p>
          </table:table-cell>
          <table:table-cell table:formula="of:=MID([.A933];11;30)" office:value-type="string" office:string-value="Jewell County,H1" calcext:value-type="string">
            <text:p>Jewell County,H1</text:p>
          </table:table-cell>
          <table:table-cell office:value-type="string" calcext:value-type="string">
            <text:p>Jewell County</text:p>
          </table:table-cell>
          <table:table-cell/>
        </table:table-row>
        <table:table-row table:style-name="ro1">
          <table:table-cell office:value-type="string" calcext:value-type="string">
            <text:p>KS,20,091,Johnson County,H1</text:p>
          </table:table-cell>
          <table:table-cell table:formula="of:=LEFT([.A934];2)" office:value-type="string" office:string-value="KS" calcext:value-type="string">
            <text:p>KS</text:p>
          </table:table-cell>
          <table:table-cell table:formula="of:=MID([.A934];4;6)" office:value-type="string" office:string-value="20,091" calcext:value-type="string">
            <text:p>20,091</text:p>
          </table:table-cell>
          <table:table-cell table:formula="of:=MID([.A934];11;30)" office:value-type="string" office:string-value="Johnson County,H1" calcext:value-type="string">
            <text:p>Johnson County,H1</text:p>
          </table:table-cell>
          <table:table-cell office:value-type="string" calcext:value-type="string">
            <text:p>Johnson County</text:p>
          </table:table-cell>
          <table:table-cell/>
        </table:table-row>
        <table:table-row table:style-name="ro1">
          <table:table-cell office:value-type="string" calcext:value-type="string">
            <text:p>KS,20,093,Kearny County,H1</text:p>
          </table:table-cell>
          <table:table-cell table:formula="of:=LEFT([.A935];2)" office:value-type="string" office:string-value="KS" calcext:value-type="string">
            <text:p>KS</text:p>
          </table:table-cell>
          <table:table-cell table:formula="of:=MID([.A935];4;6)" office:value-type="string" office:string-value="20,093" calcext:value-type="string">
            <text:p>20,093</text:p>
          </table:table-cell>
          <table:table-cell table:formula="of:=MID([.A935];11;30)" office:value-type="string" office:string-value="Kearny County,H1" calcext:value-type="string">
            <text:p>Kearny County,H1</text:p>
          </table:table-cell>
          <table:table-cell office:value-type="string" calcext:value-type="string">
            <text:p>Kearny County</text:p>
          </table:table-cell>
          <table:table-cell/>
        </table:table-row>
        <table:table-row table:style-name="ro1">
          <table:table-cell office:value-type="string" calcext:value-type="string">
            <text:p>KS,20,095,Kingman County,H1</text:p>
          </table:table-cell>
          <table:table-cell table:formula="of:=LEFT([.A936];2)" office:value-type="string" office:string-value="KS" calcext:value-type="string">
            <text:p>KS</text:p>
          </table:table-cell>
          <table:table-cell table:formula="of:=MID([.A936];4;6)" office:value-type="string" office:string-value="20,095" calcext:value-type="string">
            <text:p>20,095</text:p>
          </table:table-cell>
          <table:table-cell table:formula="of:=MID([.A936];11;30)" office:value-type="string" office:string-value="Kingman County,H1" calcext:value-type="string">
            <text:p>Kingman County,H1</text:p>
          </table:table-cell>
          <table:table-cell office:value-type="string" calcext:value-type="string">
            <text:p>Kingman County</text:p>
          </table:table-cell>
          <table:table-cell/>
        </table:table-row>
        <table:table-row table:style-name="ro1">
          <table:table-cell office:value-type="string" calcext:value-type="string">
            <text:p>KS,20,097,Kiowa County,H1</text:p>
          </table:table-cell>
          <table:table-cell table:formula="of:=LEFT([.A937];2)" office:value-type="string" office:string-value="KS" calcext:value-type="string">
            <text:p>KS</text:p>
          </table:table-cell>
          <table:table-cell table:formula="of:=MID([.A937];4;6)" office:value-type="string" office:string-value="20,097" calcext:value-type="string">
            <text:p>20,097</text:p>
          </table:table-cell>
          <table:table-cell table:formula="of:=MID([.A937];11;30)" office:value-type="string" office:string-value="Kiowa County,H1" calcext:value-type="string">
            <text:p>Kiowa County,H1</text:p>
          </table:table-cell>
          <table:table-cell office:value-type="string" calcext:value-type="string">
            <text:p>Kiowa County</text:p>
          </table:table-cell>
          <table:table-cell/>
        </table:table-row>
        <table:table-row table:style-name="ro1">
          <table:table-cell office:value-type="string" calcext:value-type="string">
            <text:p>KS,20,099,Labette County,H1</text:p>
          </table:table-cell>
          <table:table-cell table:formula="of:=LEFT([.A938];2)" office:value-type="string" office:string-value="KS" calcext:value-type="string">
            <text:p>KS</text:p>
          </table:table-cell>
          <table:table-cell table:formula="of:=MID([.A938];4;6)" office:value-type="string" office:string-value="20,099" calcext:value-type="string">
            <text:p>20,099</text:p>
          </table:table-cell>
          <table:table-cell table:formula="of:=MID([.A938];11;30)" office:value-type="string" office:string-value="Labette County,H1" calcext:value-type="string">
            <text:p>Labette County,H1</text:p>
          </table:table-cell>
          <table:table-cell office:value-type="string" calcext:value-type="string">
            <text:p>Labette County</text:p>
          </table:table-cell>
          <table:table-cell/>
        </table:table-row>
        <table:table-row table:style-name="ro1">
          <table:table-cell office:value-type="string" calcext:value-type="string">
            <text:p>KS,20,101,Lane County,H1</text:p>
          </table:table-cell>
          <table:table-cell table:formula="of:=LEFT([.A939];2)" office:value-type="string" office:string-value="KS" calcext:value-type="string">
            <text:p>KS</text:p>
          </table:table-cell>
          <table:table-cell table:formula="of:=MID([.A939];4;6)" office:value-type="string" office:string-value="20,101" calcext:value-type="string">
            <text:p>20,101</text:p>
          </table:table-cell>
          <table:table-cell table:formula="of:=MID([.A939];11;30)" office:value-type="string" office:string-value="Lane County,H1" calcext:value-type="string">
            <text:p>Lane County,H1</text:p>
          </table:table-cell>
          <table:table-cell office:value-type="string" calcext:value-type="string">
            <text:p>Lane County</text:p>
          </table:table-cell>
          <table:table-cell/>
        </table:table-row>
        <table:table-row table:style-name="ro2">
          <table:table-cell office:value-type="string" calcext:value-type="string">
            <text:p>KS,20,103,Leavenworth County,H1</text:p>
          </table:table-cell>
          <table:table-cell table:formula="of:=LEFT([.A940];2)" office:value-type="string" office:string-value="KS" calcext:value-type="string">
            <text:p>KS</text:p>
          </table:table-cell>
          <table:table-cell table:formula="of:=MID([.A940];4;6)" office:value-type="string" office:string-value="20,103" calcext:value-type="string">
            <text:p>20,103</text:p>
          </table:table-cell>
          <table:table-cell table:formula="of:=MID([.A940];11;30)" office:value-type="string" office:string-value="Leavenworth County,H1" calcext:value-type="string">
            <text:p>Leavenworth County,H1</text:p>
          </table:table-cell>
          <table:table-cell office:value-type="string" calcext:value-type="string">
            <text:p>Leavenworth County</text:p>
          </table:table-cell>
          <table:table-cell/>
        </table:table-row>
        <table:table-row table:style-name="ro1">
          <table:table-cell office:value-type="string" calcext:value-type="string">
            <text:p>KS,20,105,Lincoln County,H1</text:p>
          </table:table-cell>
          <table:table-cell table:formula="of:=LEFT([.A941];2)" office:value-type="string" office:string-value="KS" calcext:value-type="string">
            <text:p>KS</text:p>
          </table:table-cell>
          <table:table-cell table:formula="of:=MID([.A941];4;6)" office:value-type="string" office:string-value="20,105" calcext:value-type="string">
            <text:p>20,105</text:p>
          </table:table-cell>
          <table:table-cell table:formula="of:=MID([.A941];11;30)" office:value-type="string" office:string-value="Lincoln County,H1" calcext:value-type="string">
            <text:p>Lincoln County,H1</text:p>
          </table:table-cell>
          <table:table-cell office:value-type="string" calcext:value-type="string">
            <text:p>Lincoln County</text:p>
          </table:table-cell>
          <table:table-cell/>
        </table:table-row>
        <table:table-row table:style-name="ro1">
          <table:table-cell office:value-type="string" calcext:value-type="string">
            <text:p>KS,20,107,Linn County,H1</text:p>
          </table:table-cell>
          <table:table-cell table:formula="of:=LEFT([.A942];2)" office:value-type="string" office:string-value="KS" calcext:value-type="string">
            <text:p>KS</text:p>
          </table:table-cell>
          <table:table-cell table:formula="of:=MID([.A942];4;6)" office:value-type="string" office:string-value="20,107" calcext:value-type="string">
            <text:p>20,107</text:p>
          </table:table-cell>
          <table:table-cell table:formula="of:=MID([.A942];11;30)" office:value-type="string" office:string-value="Linn County,H1" calcext:value-type="string">
            <text:p>Linn County,H1</text:p>
          </table:table-cell>
          <table:table-cell office:value-type="string" calcext:value-type="string">
            <text:p>Linn County</text:p>
          </table:table-cell>
          <table:table-cell/>
        </table:table-row>
        <table:table-row table:style-name="ro1">
          <table:table-cell office:value-type="string" calcext:value-type="string">
            <text:p>KS,20,109,Logan County,H1</text:p>
          </table:table-cell>
          <table:table-cell table:formula="of:=LEFT([.A943];2)" office:value-type="string" office:string-value="KS" calcext:value-type="string">
            <text:p>KS</text:p>
          </table:table-cell>
          <table:table-cell table:formula="of:=MID([.A943];4;6)" office:value-type="string" office:string-value="20,109" calcext:value-type="string">
            <text:p>20,109</text:p>
          </table:table-cell>
          <table:table-cell table:formula="of:=MID([.A943];11;30)" office:value-type="string" office:string-value="Logan County,H1" calcext:value-type="string">
            <text:p>Logan County,H1</text:p>
          </table:table-cell>
          <table:table-cell office:value-type="string" calcext:value-type="string">
            <text:p>Logan County</text:p>
          </table:table-cell>
          <table:table-cell/>
        </table:table-row>
        <table:table-row table:style-name="ro1">
          <table:table-cell office:value-type="string" calcext:value-type="string">
            <text:p>KS,20,111,Lyon County,H1</text:p>
          </table:table-cell>
          <table:table-cell table:formula="of:=LEFT([.A944];2)" office:value-type="string" office:string-value="KS" calcext:value-type="string">
            <text:p>KS</text:p>
          </table:table-cell>
          <table:table-cell table:formula="of:=MID([.A944];4;6)" office:value-type="string" office:string-value="20,111" calcext:value-type="string">
            <text:p>20,111</text:p>
          </table:table-cell>
          <table:table-cell table:formula="of:=MID([.A944];11;30)" office:value-type="string" office:string-value="Lyon County,H1" calcext:value-type="string">
            <text:p>Lyon County,H1</text:p>
          </table:table-cell>
          <table:table-cell office:value-type="string" calcext:value-type="string">
            <text:p>Lyon County</text:p>
          </table:table-cell>
          <table:table-cell/>
        </table:table-row>
        <table:table-row table:style-name="ro1">
          <table:table-cell office:value-type="string" calcext:value-type="string">
            <text:p>KS,20,113,McPherson County,H1</text:p>
          </table:table-cell>
          <table:table-cell table:formula="of:=LEFT([.A945];2)" office:value-type="string" office:string-value="KS" calcext:value-type="string">
            <text:p>KS</text:p>
          </table:table-cell>
          <table:table-cell table:formula="of:=MID([.A945];4;6)" office:value-type="string" office:string-value="20,113" calcext:value-type="string">
            <text:p>20,113</text:p>
          </table:table-cell>
          <table:table-cell table:formula="of:=MID([.A945];11;30)" office:value-type="string" office:string-value="McPherson County,H1" calcext:value-type="string">
            <text:p>McPherson County,H1</text:p>
          </table:table-cell>
          <table:table-cell office:value-type="string" calcext:value-type="string">
            <text:p>McPherson County</text:p>
          </table:table-cell>
          <table:table-cell/>
        </table:table-row>
        <table:table-row table:style-name="ro1">
          <table:table-cell office:value-type="string" calcext:value-type="string">
            <text:p>KS,20,115,Marion County,H1</text:p>
          </table:table-cell>
          <table:table-cell table:formula="of:=LEFT([.A946];2)" office:value-type="string" office:string-value="KS" calcext:value-type="string">
            <text:p>KS</text:p>
          </table:table-cell>
          <table:table-cell table:formula="of:=MID([.A946];4;6)" office:value-type="string" office:string-value="20,115" calcext:value-type="string">
            <text:p>20,115</text:p>
          </table:table-cell>
          <table:table-cell table:formula="of:=MID([.A946];11;30)" office:value-type="string" office:string-value="Marion County,H1" calcext:value-type="string">
            <text:p>Marion County,H1</text:p>
          </table:table-cell>
          <table:table-cell office:value-type="string" calcext:value-type="string">
            <text:p>Marion County</text:p>
          </table:table-cell>
          <table:table-cell/>
        </table:table-row>
        <table:table-row table:style-name="ro1">
          <table:table-cell office:value-type="string" calcext:value-type="string">
            <text:p>KS,20,117,Marshall County,H1</text:p>
          </table:table-cell>
          <table:table-cell table:formula="of:=LEFT([.A947];2)" office:value-type="string" office:string-value="KS" calcext:value-type="string">
            <text:p>KS</text:p>
          </table:table-cell>
          <table:table-cell table:formula="of:=MID([.A947];4;6)" office:value-type="string" office:string-value="20,117" calcext:value-type="string">
            <text:p>20,117</text:p>
          </table:table-cell>
          <table:table-cell table:formula="of:=MID([.A947];11;30)" office:value-type="string" office:string-value="Marshall County,H1" calcext:value-type="string">
            <text:p>Marshall County,H1</text:p>
          </table:table-cell>
          <table:table-cell office:value-type="string" calcext:value-type="string">
            <text:p>Marshall County</text:p>
          </table:table-cell>
          <table:table-cell/>
        </table:table-row>
        <table:table-row table:style-name="ro1">
          <table:table-cell office:value-type="string" calcext:value-type="string">
            <text:p>KS,20,119,Meade County,H1</text:p>
          </table:table-cell>
          <table:table-cell table:formula="of:=LEFT([.A948];2)" office:value-type="string" office:string-value="KS" calcext:value-type="string">
            <text:p>KS</text:p>
          </table:table-cell>
          <table:table-cell table:formula="of:=MID([.A948];4;6)" office:value-type="string" office:string-value="20,119" calcext:value-type="string">
            <text:p>20,119</text:p>
          </table:table-cell>
          <table:table-cell table:formula="of:=MID([.A948];11;30)" office:value-type="string" office:string-value="Meade County,H1" calcext:value-type="string">
            <text:p>Meade County,H1</text:p>
          </table:table-cell>
          <table:table-cell office:value-type="string" calcext:value-type="string">
            <text:p>Meade County</text:p>
          </table:table-cell>
          <table:table-cell/>
        </table:table-row>
        <table:table-row table:style-name="ro1">
          <table:table-cell office:value-type="string" calcext:value-type="string">
            <text:p>KS,20,121,Miami County,H1</text:p>
          </table:table-cell>
          <table:table-cell table:formula="of:=LEFT([.A949];2)" office:value-type="string" office:string-value="KS" calcext:value-type="string">
            <text:p>KS</text:p>
          </table:table-cell>
          <table:table-cell table:formula="of:=MID([.A949];4;6)" office:value-type="string" office:string-value="20,121" calcext:value-type="string">
            <text:p>20,121</text:p>
          </table:table-cell>
          <table:table-cell table:formula="of:=MID([.A949];11;30)" office:value-type="string" office:string-value="Miami County,H1" calcext:value-type="string">
            <text:p>Miami County,H1</text:p>
          </table:table-cell>
          <table:table-cell office:value-type="string" calcext:value-type="string">
            <text:p>Miami County</text:p>
          </table:table-cell>
          <table:table-cell/>
        </table:table-row>
        <table:table-row table:style-name="ro1">
          <table:table-cell office:value-type="string" calcext:value-type="string">
            <text:p>KS,20,123,Mitchell County,H1</text:p>
          </table:table-cell>
          <table:table-cell table:formula="of:=LEFT([.A950];2)" office:value-type="string" office:string-value="KS" calcext:value-type="string">
            <text:p>KS</text:p>
          </table:table-cell>
          <table:table-cell table:formula="of:=MID([.A950];4;6)" office:value-type="string" office:string-value="20,123" calcext:value-type="string">
            <text:p>20,123</text:p>
          </table:table-cell>
          <table:table-cell table:formula="of:=MID([.A950];11;30)" office:value-type="string" office:string-value="Mitchell County,H1" calcext:value-type="string">
            <text:p>Mitchell County,H1</text:p>
          </table:table-cell>
          <table:table-cell office:value-type="string" calcext:value-type="string">
            <text:p>Mitchell County</text:p>
          </table:table-cell>
          <table:table-cell/>
        </table:table-row>
        <table:table-row table:style-name="ro1">
          <table:table-cell office:value-type="string" calcext:value-type="string">
            <text:p>KS,20,125,Montgomery County,H1</text:p>
          </table:table-cell>
          <table:table-cell table:formula="of:=LEFT([.A951];2)" office:value-type="string" office:string-value="KS" calcext:value-type="string">
            <text:p>KS</text:p>
          </table:table-cell>
          <table:table-cell table:formula="of:=MID([.A951];4;6)" office:value-type="string" office:string-value="20,125" calcext:value-type="string">
            <text:p>20,125</text:p>
          </table:table-cell>
          <table:table-cell table:formula="of:=MID([.A951];11;30)" office:value-type="string" office:string-value="Montgomery County,H1" calcext:value-type="string">
            <text:p>Montgomery County,H1</text:p>
          </table:table-cell>
          <table:table-cell office:value-type="string" calcext:value-type="string">
            <text:p>Montgomery County</text:p>
          </table:table-cell>
          <table:table-cell/>
        </table:table-row>
        <table:table-row table:style-name="ro1">
          <table:table-cell office:value-type="string" calcext:value-type="string">
            <text:p>KS,20,127,Morris County,H1</text:p>
          </table:table-cell>
          <table:table-cell table:formula="of:=LEFT([.A952];2)" office:value-type="string" office:string-value="KS" calcext:value-type="string">
            <text:p>KS</text:p>
          </table:table-cell>
          <table:table-cell table:formula="of:=MID([.A952];4;6)" office:value-type="string" office:string-value="20,127" calcext:value-type="string">
            <text:p>20,127</text:p>
          </table:table-cell>
          <table:table-cell table:formula="of:=MID([.A952];11;30)" office:value-type="string" office:string-value="Morris County,H1" calcext:value-type="string">
            <text:p>Morris County,H1</text:p>
          </table:table-cell>
          <table:table-cell office:value-type="string" calcext:value-type="string">
            <text:p>Morris County</text:p>
          </table:table-cell>
          <table:table-cell/>
        </table:table-row>
        <table:table-row table:style-name="ro1">
          <table:table-cell office:value-type="string" calcext:value-type="string">
            <text:p>KS,20,129,Morton County,H1</text:p>
          </table:table-cell>
          <table:table-cell table:formula="of:=LEFT([.A953];2)" office:value-type="string" office:string-value="KS" calcext:value-type="string">
            <text:p>KS</text:p>
          </table:table-cell>
          <table:table-cell table:formula="of:=MID([.A953];4;6)" office:value-type="string" office:string-value="20,129" calcext:value-type="string">
            <text:p>20,129</text:p>
          </table:table-cell>
          <table:table-cell table:formula="of:=MID([.A953];11;30)" office:value-type="string" office:string-value="Morton County,H1" calcext:value-type="string">
            <text:p>Morton County,H1</text:p>
          </table:table-cell>
          <table:table-cell office:value-type="string" calcext:value-type="string">
            <text:p>Morton County</text:p>
          </table:table-cell>
          <table:table-cell/>
        </table:table-row>
        <table:table-row table:style-name="ro1">
          <table:table-cell office:value-type="string" calcext:value-type="string">
            <text:p>KS,20,131,Nemaha County,H1</text:p>
          </table:table-cell>
          <table:table-cell table:formula="of:=LEFT([.A954];2)" office:value-type="string" office:string-value="KS" calcext:value-type="string">
            <text:p>KS</text:p>
          </table:table-cell>
          <table:table-cell table:formula="of:=MID([.A954];4;6)" office:value-type="string" office:string-value="20,131" calcext:value-type="string">
            <text:p>20,131</text:p>
          </table:table-cell>
          <table:table-cell table:formula="of:=MID([.A954];11;30)" office:value-type="string" office:string-value="Nemaha County,H1" calcext:value-type="string">
            <text:p>Nemaha County,H1</text:p>
          </table:table-cell>
          <table:table-cell office:value-type="string" calcext:value-type="string">
            <text:p>Nemaha County</text:p>
          </table:table-cell>
          <table:table-cell/>
        </table:table-row>
        <table:table-row table:style-name="ro1">
          <table:table-cell office:value-type="string" calcext:value-type="string">
            <text:p>KS,20,133,Neosho County,H1</text:p>
          </table:table-cell>
          <table:table-cell table:formula="of:=LEFT([.A955];2)" office:value-type="string" office:string-value="KS" calcext:value-type="string">
            <text:p>KS</text:p>
          </table:table-cell>
          <table:table-cell table:formula="of:=MID([.A955];4;6)" office:value-type="string" office:string-value="20,133" calcext:value-type="string">
            <text:p>20,133</text:p>
          </table:table-cell>
          <table:table-cell table:formula="of:=MID([.A955];11;30)" office:value-type="string" office:string-value="Neosho County,H1" calcext:value-type="string">
            <text:p>Neosho County,H1</text:p>
          </table:table-cell>
          <table:table-cell office:value-type="string" calcext:value-type="string">
            <text:p>Neosho County</text:p>
          </table:table-cell>
          <table:table-cell/>
        </table:table-row>
        <table:table-row table:style-name="ro1">
          <table:table-cell office:value-type="string" calcext:value-type="string">
            <text:p>KS,20,135,Ness County,H1</text:p>
          </table:table-cell>
          <table:table-cell table:formula="of:=LEFT([.A956];2)" office:value-type="string" office:string-value="KS" calcext:value-type="string">
            <text:p>KS</text:p>
          </table:table-cell>
          <table:table-cell table:formula="of:=MID([.A956];4;6)" office:value-type="string" office:string-value="20,135" calcext:value-type="string">
            <text:p>20,135</text:p>
          </table:table-cell>
          <table:table-cell table:formula="of:=MID([.A956];11;30)" office:value-type="string" office:string-value="Ness County,H1" calcext:value-type="string">
            <text:p>Ness County,H1</text:p>
          </table:table-cell>
          <table:table-cell office:value-type="string" calcext:value-type="string">
            <text:p>Ness County</text:p>
          </table:table-cell>
          <table:table-cell/>
        </table:table-row>
        <table:table-row table:style-name="ro1">
          <table:table-cell office:value-type="string" calcext:value-type="string">
            <text:p>KS,20,137,Norton County,H1</text:p>
          </table:table-cell>
          <table:table-cell table:formula="of:=LEFT([.A957];2)" office:value-type="string" office:string-value="KS" calcext:value-type="string">
            <text:p>KS</text:p>
          </table:table-cell>
          <table:table-cell table:formula="of:=MID([.A957];4;6)" office:value-type="string" office:string-value="20,137" calcext:value-type="string">
            <text:p>20,137</text:p>
          </table:table-cell>
          <table:table-cell table:formula="of:=MID([.A957];11;30)" office:value-type="string" office:string-value="Norton County,H1" calcext:value-type="string">
            <text:p>Norton County,H1</text:p>
          </table:table-cell>
          <table:table-cell office:value-type="string" calcext:value-type="string">
            <text:p>Norton County</text:p>
          </table:table-cell>
          <table:table-cell/>
        </table:table-row>
        <table:table-row table:style-name="ro1">
          <table:table-cell office:value-type="string" calcext:value-type="string">
            <text:p>KS,20,139,Osage County,H1</text:p>
          </table:table-cell>
          <table:table-cell table:formula="of:=LEFT([.A958];2)" office:value-type="string" office:string-value="KS" calcext:value-type="string">
            <text:p>KS</text:p>
          </table:table-cell>
          <table:table-cell table:formula="of:=MID([.A958];4;6)" office:value-type="string" office:string-value="20,139" calcext:value-type="string">
            <text:p>20,139</text:p>
          </table:table-cell>
          <table:table-cell table:formula="of:=MID([.A958];11;30)" office:value-type="string" office:string-value="Osage County,H1" calcext:value-type="string">
            <text:p>Osage County,H1</text:p>
          </table:table-cell>
          <table:table-cell office:value-type="string" calcext:value-type="string">
            <text:p>Osage County</text:p>
          </table:table-cell>
          <table:table-cell/>
        </table:table-row>
        <table:table-row table:style-name="ro1">
          <table:table-cell office:value-type="string" calcext:value-type="string">
            <text:p>KS,20,141,Osborne County,H1</text:p>
          </table:table-cell>
          <table:table-cell table:formula="of:=LEFT([.A959];2)" office:value-type="string" office:string-value="KS" calcext:value-type="string">
            <text:p>KS</text:p>
          </table:table-cell>
          <table:table-cell table:formula="of:=MID([.A959];4;6)" office:value-type="string" office:string-value="20,141" calcext:value-type="string">
            <text:p>20,141</text:p>
          </table:table-cell>
          <table:table-cell table:formula="of:=MID([.A959];11;30)" office:value-type="string" office:string-value="Osborne County,H1" calcext:value-type="string">
            <text:p>Osborne County,H1</text:p>
          </table:table-cell>
          <table:table-cell office:value-type="string" calcext:value-type="string">
            <text:p>Osborne County</text:p>
          </table:table-cell>
          <table:table-cell/>
        </table:table-row>
        <table:table-row table:style-name="ro1">
          <table:table-cell office:value-type="string" calcext:value-type="string">
            <text:p>KS,20,143,Ottawa County,H1</text:p>
          </table:table-cell>
          <table:table-cell table:formula="of:=LEFT([.A960];2)" office:value-type="string" office:string-value="KS" calcext:value-type="string">
            <text:p>KS</text:p>
          </table:table-cell>
          <table:table-cell table:formula="of:=MID([.A960];4;6)" office:value-type="string" office:string-value="20,143" calcext:value-type="string">
            <text:p>20,143</text:p>
          </table:table-cell>
          <table:table-cell table:formula="of:=MID([.A960];11;30)" office:value-type="string" office:string-value="Ottawa County,H1" calcext:value-type="string">
            <text:p>Ottawa County,H1</text:p>
          </table:table-cell>
          <table:table-cell office:value-type="string" calcext:value-type="string">
            <text:p>Ottawa County</text:p>
          </table:table-cell>
          <table:table-cell/>
        </table:table-row>
        <table:table-row table:style-name="ro1">
          <table:table-cell office:value-type="string" calcext:value-type="string">
            <text:p>KS,20,145,Pawnee County,H1</text:p>
          </table:table-cell>
          <table:table-cell table:formula="of:=LEFT([.A961];2)" office:value-type="string" office:string-value="KS" calcext:value-type="string">
            <text:p>KS</text:p>
          </table:table-cell>
          <table:table-cell table:formula="of:=MID([.A961];4;6)" office:value-type="string" office:string-value="20,145" calcext:value-type="string">
            <text:p>20,145</text:p>
          </table:table-cell>
          <table:table-cell table:formula="of:=MID([.A961];11;30)" office:value-type="string" office:string-value="Pawnee County,H1" calcext:value-type="string">
            <text:p>Pawnee County,H1</text:p>
          </table:table-cell>
          <table:table-cell office:value-type="string" calcext:value-type="string">
            <text:p>Pawnee County</text:p>
          </table:table-cell>
          <table:table-cell/>
        </table:table-row>
        <table:table-row table:style-name="ro1">
          <table:table-cell office:value-type="string" calcext:value-type="string">
            <text:p>KS,20,147,Phillips County,H1</text:p>
          </table:table-cell>
          <table:table-cell table:formula="of:=LEFT([.A962];2)" office:value-type="string" office:string-value="KS" calcext:value-type="string">
            <text:p>KS</text:p>
          </table:table-cell>
          <table:table-cell table:formula="of:=MID([.A962];4;6)" office:value-type="string" office:string-value="20,147" calcext:value-type="string">
            <text:p>20,147</text:p>
          </table:table-cell>
          <table:table-cell table:formula="of:=MID([.A962];11;30)" office:value-type="string" office:string-value="Phillips County,H1" calcext:value-type="string">
            <text:p>Phillips County,H1</text:p>
          </table:table-cell>
          <table:table-cell office:value-type="string" calcext:value-type="string">
            <text:p>Phillips County</text:p>
          </table:table-cell>
          <table:table-cell/>
        </table:table-row>
        <table:table-row table:style-name="ro2">
          <table:table-cell office:value-type="string" calcext:value-type="string">
            <text:p>KS,20,149,Pottawatomie County,H1</text:p>
          </table:table-cell>
          <table:table-cell table:formula="of:=LEFT([.A963];2)" office:value-type="string" office:string-value="KS" calcext:value-type="string">
            <text:p>KS</text:p>
          </table:table-cell>
          <table:table-cell table:formula="of:=MID([.A963];4;6)" office:value-type="string" office:string-value="20,149" calcext:value-type="string">
            <text:p>20,149</text:p>
          </table:table-cell>
          <table:table-cell table:formula="of:=MID([.A963];11;30)" office:value-type="string" office:string-value="Pottawatomie County,H1" calcext:value-type="string">
            <text:p>Pottawatomie County,H1</text:p>
          </table:table-cell>
          <table:table-cell office:value-type="string" calcext:value-type="string">
            <text:p>Pottawatomie County</text:p>
          </table:table-cell>
          <table:table-cell/>
        </table:table-row>
        <table:table-row table:style-name="ro1">
          <table:table-cell office:value-type="string" calcext:value-type="string">
            <text:p>KS,20,151,Pratt County,H1</text:p>
          </table:table-cell>
          <table:table-cell table:formula="of:=LEFT([.A964];2)" office:value-type="string" office:string-value="KS" calcext:value-type="string">
            <text:p>KS</text:p>
          </table:table-cell>
          <table:table-cell table:formula="of:=MID([.A964];4;6)" office:value-type="string" office:string-value="20,151" calcext:value-type="string">
            <text:p>20,151</text:p>
          </table:table-cell>
          <table:table-cell table:formula="of:=MID([.A964];11;30)" office:value-type="string" office:string-value="Pratt County,H1" calcext:value-type="string">
            <text:p>Pratt County,H1</text:p>
          </table:table-cell>
          <table:table-cell office:value-type="string" calcext:value-type="string">
            <text:p>Pratt County</text:p>
          </table:table-cell>
          <table:table-cell/>
        </table:table-row>
        <table:table-row table:style-name="ro1">
          <table:table-cell office:value-type="string" calcext:value-type="string">
            <text:p>KS,20,153,Rawlins County,H1</text:p>
          </table:table-cell>
          <table:table-cell table:formula="of:=LEFT([.A965];2)" office:value-type="string" office:string-value="KS" calcext:value-type="string">
            <text:p>KS</text:p>
          </table:table-cell>
          <table:table-cell table:formula="of:=MID([.A965];4;6)" office:value-type="string" office:string-value="20,153" calcext:value-type="string">
            <text:p>20,153</text:p>
          </table:table-cell>
          <table:table-cell table:formula="of:=MID([.A965];11;30)" office:value-type="string" office:string-value="Rawlins County,H1" calcext:value-type="string">
            <text:p>Rawlins County,H1</text:p>
          </table:table-cell>
          <table:table-cell office:value-type="string" calcext:value-type="string">
            <text:p>Rawlins County</text:p>
          </table:table-cell>
          <table:table-cell/>
        </table:table-row>
        <table:table-row table:style-name="ro1">
          <table:table-cell office:value-type="string" calcext:value-type="string">
            <text:p>KS,20,155,Reno County,H1</text:p>
          </table:table-cell>
          <table:table-cell table:formula="of:=LEFT([.A966];2)" office:value-type="string" office:string-value="KS" calcext:value-type="string">
            <text:p>KS</text:p>
          </table:table-cell>
          <table:table-cell table:formula="of:=MID([.A966];4;6)" office:value-type="string" office:string-value="20,155" calcext:value-type="string">
            <text:p>20,155</text:p>
          </table:table-cell>
          <table:table-cell table:formula="of:=MID([.A966];11;30)" office:value-type="string" office:string-value="Reno County,H1" calcext:value-type="string">
            <text:p>Reno County,H1</text:p>
          </table:table-cell>
          <table:table-cell office:value-type="string" calcext:value-type="string">
            <text:p>Reno County</text:p>
          </table:table-cell>
          <table:table-cell/>
        </table:table-row>
        <table:table-row table:style-name="ro1">
          <table:table-cell office:value-type="string" calcext:value-type="string">
            <text:p>KS,20,157,Republic County,H1</text:p>
          </table:table-cell>
          <table:table-cell table:formula="of:=LEFT([.A967];2)" office:value-type="string" office:string-value="KS" calcext:value-type="string">
            <text:p>KS</text:p>
          </table:table-cell>
          <table:table-cell table:formula="of:=MID([.A967];4;6)" office:value-type="string" office:string-value="20,157" calcext:value-type="string">
            <text:p>20,157</text:p>
          </table:table-cell>
          <table:table-cell table:formula="of:=MID([.A967];11;30)" office:value-type="string" office:string-value="Republic County,H1" calcext:value-type="string">
            <text:p>Republic County,H1</text:p>
          </table:table-cell>
          <table:table-cell office:value-type="string" calcext:value-type="string">
            <text:p>Republic County</text:p>
          </table:table-cell>
          <table:table-cell/>
        </table:table-row>
        <table:table-row table:style-name="ro1">
          <table:table-cell office:value-type="string" calcext:value-type="string">
            <text:p>KS,20,159,Rice County,H1</text:p>
          </table:table-cell>
          <table:table-cell table:formula="of:=LEFT([.A968];2)" office:value-type="string" office:string-value="KS" calcext:value-type="string">
            <text:p>KS</text:p>
          </table:table-cell>
          <table:table-cell table:formula="of:=MID([.A968];4;6)" office:value-type="string" office:string-value="20,159" calcext:value-type="string">
            <text:p>20,159</text:p>
          </table:table-cell>
          <table:table-cell table:formula="of:=MID([.A968];11;30)" office:value-type="string" office:string-value="Rice County,H1" calcext:value-type="string">
            <text:p>Rice County,H1</text:p>
          </table:table-cell>
          <table:table-cell office:value-type="string" calcext:value-type="string">
            <text:p>Rice County</text:p>
          </table:table-cell>
          <table:table-cell/>
        </table:table-row>
        <table:table-row table:style-name="ro1">
          <table:table-cell office:value-type="string" calcext:value-type="string">
            <text:p>KS,20,161,Riley County,H1</text:p>
          </table:table-cell>
          <table:table-cell table:formula="of:=LEFT([.A969];2)" office:value-type="string" office:string-value="KS" calcext:value-type="string">
            <text:p>KS</text:p>
          </table:table-cell>
          <table:table-cell table:formula="of:=MID([.A969];4;6)" office:value-type="string" office:string-value="20,161" calcext:value-type="string">
            <text:p>20,161</text:p>
          </table:table-cell>
          <table:table-cell table:formula="of:=MID([.A969];11;30)" office:value-type="string" office:string-value="Riley County,H1" calcext:value-type="string">
            <text:p>Riley County,H1</text:p>
          </table:table-cell>
          <table:table-cell office:value-type="string" calcext:value-type="string">
            <text:p>Riley County</text:p>
          </table:table-cell>
          <table:table-cell/>
        </table:table-row>
        <table:table-row table:style-name="ro1">
          <table:table-cell office:value-type="string" calcext:value-type="string">
            <text:p>KS,20,163,Rooks County,H1</text:p>
          </table:table-cell>
          <table:table-cell table:formula="of:=LEFT([.A970];2)" office:value-type="string" office:string-value="KS" calcext:value-type="string">
            <text:p>KS</text:p>
          </table:table-cell>
          <table:table-cell table:formula="of:=MID([.A970];4;6)" office:value-type="string" office:string-value="20,163" calcext:value-type="string">
            <text:p>20,163</text:p>
          </table:table-cell>
          <table:table-cell table:formula="of:=MID([.A970];11;30)" office:value-type="string" office:string-value="Rooks County,H1" calcext:value-type="string">
            <text:p>Rooks County,H1</text:p>
          </table:table-cell>
          <table:table-cell office:value-type="string" calcext:value-type="string">
            <text:p>Rooks County</text:p>
          </table:table-cell>
          <table:table-cell/>
        </table:table-row>
        <table:table-row table:style-name="ro1">
          <table:table-cell office:value-type="string" calcext:value-type="string">
            <text:p>KS,20,165,Rush County,H1</text:p>
          </table:table-cell>
          <table:table-cell table:formula="of:=LEFT([.A971];2)" office:value-type="string" office:string-value="KS" calcext:value-type="string">
            <text:p>KS</text:p>
          </table:table-cell>
          <table:table-cell table:formula="of:=MID([.A971];4;6)" office:value-type="string" office:string-value="20,165" calcext:value-type="string">
            <text:p>20,165</text:p>
          </table:table-cell>
          <table:table-cell table:formula="of:=MID([.A971];11;30)" office:value-type="string" office:string-value="Rush County,H1" calcext:value-type="string">
            <text:p>Rush County,H1</text:p>
          </table:table-cell>
          <table:table-cell office:value-type="string" calcext:value-type="string">
            <text:p>Rush County</text:p>
          </table:table-cell>
          <table:table-cell/>
        </table:table-row>
        <table:table-row table:style-name="ro1">
          <table:table-cell office:value-type="string" calcext:value-type="string">
            <text:p>KS,20,167,Russell County,H1</text:p>
          </table:table-cell>
          <table:table-cell table:formula="of:=LEFT([.A972];2)" office:value-type="string" office:string-value="KS" calcext:value-type="string">
            <text:p>KS</text:p>
          </table:table-cell>
          <table:table-cell table:formula="of:=MID([.A972];4;6)" office:value-type="string" office:string-value="20,167" calcext:value-type="string">
            <text:p>20,167</text:p>
          </table:table-cell>
          <table:table-cell table:formula="of:=MID([.A972];11;30)" office:value-type="string" office:string-value="Russell County,H1" calcext:value-type="string">
            <text:p>Russell County,H1</text:p>
          </table:table-cell>
          <table:table-cell office:value-type="string" calcext:value-type="string">
            <text:p>Russell County</text:p>
          </table:table-cell>
          <table:table-cell/>
        </table:table-row>
        <table:table-row table:style-name="ro1">
          <table:table-cell office:value-type="string" calcext:value-type="string">
            <text:p>KS,20,169,Saline County,H1</text:p>
          </table:table-cell>
          <table:table-cell table:formula="of:=LEFT([.A973];2)" office:value-type="string" office:string-value="KS" calcext:value-type="string">
            <text:p>KS</text:p>
          </table:table-cell>
          <table:table-cell table:formula="of:=MID([.A973];4;6)" office:value-type="string" office:string-value="20,169" calcext:value-type="string">
            <text:p>20,169</text:p>
          </table:table-cell>
          <table:table-cell table:formula="of:=MID([.A973];11;30)" office:value-type="string" office:string-value="Saline County,H1" calcext:value-type="string">
            <text:p>Saline County,H1</text:p>
          </table:table-cell>
          <table:table-cell office:value-type="string" calcext:value-type="string">
            <text:p>Saline County</text:p>
          </table:table-cell>
          <table:table-cell/>
        </table:table-row>
        <table:table-row table:style-name="ro1">
          <table:table-cell office:value-type="string" calcext:value-type="string">
            <text:p>KS,20,171,Scott County,H1</text:p>
          </table:table-cell>
          <table:table-cell table:formula="of:=LEFT([.A974];2)" office:value-type="string" office:string-value="KS" calcext:value-type="string">
            <text:p>KS</text:p>
          </table:table-cell>
          <table:table-cell table:formula="of:=MID([.A974];4;6)" office:value-type="string" office:string-value="20,171" calcext:value-type="string">
            <text:p>20,171</text:p>
          </table:table-cell>
          <table:table-cell table:formula="of:=MID([.A974];11;30)" office:value-type="string" office:string-value="Scott County,H1" calcext:value-type="string">
            <text:p>Scott County,H1</text:p>
          </table:table-cell>
          <table:table-cell office:value-type="string" calcext:value-type="string">
            <text:p>Scott County</text:p>
          </table:table-cell>
          <table:table-cell/>
        </table:table-row>
        <table:table-row table:style-name="ro1">
          <table:table-cell office:value-type="string" calcext:value-type="string">
            <text:p>KS,20,173,Sedgwick County,H1</text:p>
          </table:table-cell>
          <table:table-cell table:formula="of:=LEFT([.A975];2)" office:value-type="string" office:string-value="KS" calcext:value-type="string">
            <text:p>KS</text:p>
          </table:table-cell>
          <table:table-cell table:formula="of:=MID([.A975];4;6)" office:value-type="string" office:string-value="20,173" calcext:value-type="string">
            <text:p>20,173</text:p>
          </table:table-cell>
          <table:table-cell table:formula="of:=MID([.A975];11;30)" office:value-type="string" office:string-value="Sedgwick County,H1" calcext:value-type="string">
            <text:p>Sedgwick County,H1</text:p>
          </table:table-cell>
          <table:table-cell office:value-type="string" calcext:value-type="string">
            <text:p>Sedgwick County</text:p>
          </table:table-cell>
          <table:table-cell/>
        </table:table-row>
        <table:table-row table:style-name="ro1">
          <table:table-cell office:value-type="string" calcext:value-type="string">
            <text:p>KS,20,175,Seward County,H1</text:p>
          </table:table-cell>
          <table:table-cell table:formula="of:=LEFT([.A976];2)" office:value-type="string" office:string-value="KS" calcext:value-type="string">
            <text:p>KS</text:p>
          </table:table-cell>
          <table:table-cell table:formula="of:=MID([.A976];4;6)" office:value-type="string" office:string-value="20,175" calcext:value-type="string">
            <text:p>20,175</text:p>
          </table:table-cell>
          <table:table-cell table:formula="of:=MID([.A976];11;30)" office:value-type="string" office:string-value="Seward County,H1" calcext:value-type="string">
            <text:p>Seward County,H1</text:p>
          </table:table-cell>
          <table:table-cell office:value-type="string" calcext:value-type="string">
            <text:p>Seward County</text:p>
          </table:table-cell>
          <table:table-cell/>
        </table:table-row>
        <table:table-row table:style-name="ro1">
          <table:table-cell office:value-type="string" calcext:value-type="string">
            <text:p>KS,20,177,Shawnee County,H1</text:p>
          </table:table-cell>
          <table:table-cell table:formula="of:=LEFT([.A977];2)" office:value-type="string" office:string-value="KS" calcext:value-type="string">
            <text:p>KS</text:p>
          </table:table-cell>
          <table:table-cell table:formula="of:=MID([.A977];4;6)" office:value-type="string" office:string-value="20,177" calcext:value-type="string">
            <text:p>20,177</text:p>
          </table:table-cell>
          <table:table-cell table:formula="of:=MID([.A977];11;30)" office:value-type="string" office:string-value="Shawnee County,H1" calcext:value-type="string">
            <text:p>Shawnee County,H1</text:p>
          </table:table-cell>
          <table:table-cell office:value-type="string" calcext:value-type="string">
            <text:p>Shawnee County</text:p>
          </table:table-cell>
          <table:table-cell/>
        </table:table-row>
        <table:table-row table:style-name="ro1">
          <table:table-cell office:value-type="string" calcext:value-type="string">
            <text:p>KS,20,179,Sheridan County,H1</text:p>
          </table:table-cell>
          <table:table-cell table:formula="of:=LEFT([.A978];2)" office:value-type="string" office:string-value="KS" calcext:value-type="string">
            <text:p>KS</text:p>
          </table:table-cell>
          <table:table-cell table:formula="of:=MID([.A978];4;6)" office:value-type="string" office:string-value="20,179" calcext:value-type="string">
            <text:p>20,179</text:p>
          </table:table-cell>
          <table:table-cell table:formula="of:=MID([.A978];11;30)" office:value-type="string" office:string-value="Sheridan County,H1" calcext:value-type="string">
            <text:p>Sheridan County,H1</text:p>
          </table:table-cell>
          <table:table-cell office:value-type="string" calcext:value-type="string">
            <text:p>Sheridan County</text:p>
          </table:table-cell>
          <table:table-cell/>
        </table:table-row>
        <table:table-row table:style-name="ro1">
          <table:table-cell office:value-type="string" calcext:value-type="string">
            <text:p>KS,20,181,Sherman County,H1</text:p>
          </table:table-cell>
          <table:table-cell table:formula="of:=LEFT([.A979];2)" office:value-type="string" office:string-value="KS" calcext:value-type="string">
            <text:p>KS</text:p>
          </table:table-cell>
          <table:table-cell table:formula="of:=MID([.A979];4;6)" office:value-type="string" office:string-value="20,181" calcext:value-type="string">
            <text:p>20,181</text:p>
          </table:table-cell>
          <table:table-cell table:formula="of:=MID([.A979];11;30)" office:value-type="string" office:string-value="Sherman County,H1" calcext:value-type="string">
            <text:p>Sherman County,H1</text:p>
          </table:table-cell>
          <table:table-cell office:value-type="string" calcext:value-type="string">
            <text:p>Sherman County</text:p>
          </table:table-cell>
          <table:table-cell/>
        </table:table-row>
        <table:table-row table:style-name="ro1">
          <table:table-cell office:value-type="string" calcext:value-type="string">
            <text:p>KS,20,183,Smith County,H1</text:p>
          </table:table-cell>
          <table:table-cell table:formula="of:=LEFT([.A980];2)" office:value-type="string" office:string-value="KS" calcext:value-type="string">
            <text:p>KS</text:p>
          </table:table-cell>
          <table:table-cell table:formula="of:=MID([.A980];4;6)" office:value-type="string" office:string-value="20,183" calcext:value-type="string">
            <text:p>20,183</text:p>
          </table:table-cell>
          <table:table-cell table:formula="of:=MID([.A980];11;30)" office:value-type="string" office:string-value="Smith County,H1" calcext:value-type="string">
            <text:p>Smith County,H1</text:p>
          </table:table-cell>
          <table:table-cell office:value-type="string" calcext:value-type="string">
            <text:p>Smith County</text:p>
          </table:table-cell>
          <table:table-cell/>
        </table:table-row>
        <table:table-row table:style-name="ro1">
          <table:table-cell office:value-type="string" calcext:value-type="string">
            <text:p>KS,20,185,Stafford County,H1</text:p>
          </table:table-cell>
          <table:table-cell table:formula="of:=LEFT([.A981];2)" office:value-type="string" office:string-value="KS" calcext:value-type="string">
            <text:p>KS</text:p>
          </table:table-cell>
          <table:table-cell table:formula="of:=MID([.A981];4;6)" office:value-type="string" office:string-value="20,185" calcext:value-type="string">
            <text:p>20,185</text:p>
          </table:table-cell>
          <table:table-cell table:formula="of:=MID([.A981];11;30)" office:value-type="string" office:string-value="Stafford County,H1" calcext:value-type="string">
            <text:p>Stafford County,H1</text:p>
          </table:table-cell>
          <table:table-cell office:value-type="string" calcext:value-type="string">
            <text:p>Stafford County</text:p>
          </table:table-cell>
          <table:table-cell/>
        </table:table-row>
        <table:table-row table:style-name="ro1">
          <table:table-cell office:value-type="string" calcext:value-type="string">
            <text:p>KS,20,187,Stanton County,H1</text:p>
          </table:table-cell>
          <table:table-cell table:formula="of:=LEFT([.A982];2)" office:value-type="string" office:string-value="KS" calcext:value-type="string">
            <text:p>KS</text:p>
          </table:table-cell>
          <table:table-cell table:formula="of:=MID([.A982];4;6)" office:value-type="string" office:string-value="20,187" calcext:value-type="string">
            <text:p>20,187</text:p>
          </table:table-cell>
          <table:table-cell table:formula="of:=MID([.A982];11;30)" office:value-type="string" office:string-value="Stanton County,H1" calcext:value-type="string">
            <text:p>Stanton County,H1</text:p>
          </table:table-cell>
          <table:table-cell office:value-type="string" calcext:value-type="string">
            <text:p>Stanton County</text:p>
          </table:table-cell>
          <table:table-cell/>
        </table:table-row>
        <table:table-row table:style-name="ro1">
          <table:table-cell office:value-type="string" calcext:value-type="string">
            <text:p>KS,20,189,Stevens County,H1</text:p>
          </table:table-cell>
          <table:table-cell table:formula="of:=LEFT([.A983];2)" office:value-type="string" office:string-value="KS" calcext:value-type="string">
            <text:p>KS</text:p>
          </table:table-cell>
          <table:table-cell table:formula="of:=MID([.A983];4;6)" office:value-type="string" office:string-value="20,189" calcext:value-type="string">
            <text:p>20,189</text:p>
          </table:table-cell>
          <table:table-cell table:formula="of:=MID([.A983];11;30)" office:value-type="string" office:string-value="Stevens County,H1" calcext:value-type="string">
            <text:p>Stevens County,H1</text:p>
          </table:table-cell>
          <table:table-cell office:value-type="string" calcext:value-type="string">
            <text:p>Stevens County</text:p>
          </table:table-cell>
          <table:table-cell/>
        </table:table-row>
        <table:table-row table:style-name="ro1">
          <table:table-cell office:value-type="string" calcext:value-type="string">
            <text:p>KS,20,191,Sumner County,H1</text:p>
          </table:table-cell>
          <table:table-cell table:formula="of:=LEFT([.A984];2)" office:value-type="string" office:string-value="KS" calcext:value-type="string">
            <text:p>KS</text:p>
          </table:table-cell>
          <table:table-cell table:formula="of:=MID([.A984];4;6)" office:value-type="string" office:string-value="20,191" calcext:value-type="string">
            <text:p>20,191</text:p>
          </table:table-cell>
          <table:table-cell table:formula="of:=MID([.A984];11;30)" office:value-type="string" office:string-value="Sumner County,H1" calcext:value-type="string">
            <text:p>Sumner County,H1</text:p>
          </table:table-cell>
          <table:table-cell office:value-type="string" calcext:value-type="string">
            <text:p>Sumner County</text:p>
          </table:table-cell>
          <table:table-cell/>
        </table:table-row>
        <table:table-row table:style-name="ro1">
          <table:table-cell office:value-type="string" calcext:value-type="string">
            <text:p>KS,20,193,Thomas County,H1</text:p>
          </table:table-cell>
          <table:table-cell table:formula="of:=LEFT([.A985];2)" office:value-type="string" office:string-value="KS" calcext:value-type="string">
            <text:p>KS</text:p>
          </table:table-cell>
          <table:table-cell table:formula="of:=MID([.A985];4;6)" office:value-type="string" office:string-value="20,193" calcext:value-type="string">
            <text:p>20,193</text:p>
          </table:table-cell>
          <table:table-cell table:formula="of:=MID([.A985];11;30)" office:value-type="string" office:string-value="Thomas County,H1" calcext:value-type="string">
            <text:p>Thomas County,H1</text:p>
          </table:table-cell>
          <table:table-cell office:value-type="string" calcext:value-type="string">
            <text:p>Thomas County</text:p>
          </table:table-cell>
          <table:table-cell/>
        </table:table-row>
        <table:table-row table:style-name="ro1">
          <table:table-cell office:value-type="string" calcext:value-type="string">
            <text:p>KS,20,195,Trego County,H1</text:p>
          </table:table-cell>
          <table:table-cell table:formula="of:=LEFT([.A986];2)" office:value-type="string" office:string-value="KS" calcext:value-type="string">
            <text:p>KS</text:p>
          </table:table-cell>
          <table:table-cell table:formula="of:=MID([.A986];4;6)" office:value-type="string" office:string-value="20,195" calcext:value-type="string">
            <text:p>20,195</text:p>
          </table:table-cell>
          <table:table-cell table:formula="of:=MID([.A986];11;30)" office:value-type="string" office:string-value="Trego County,H1" calcext:value-type="string">
            <text:p>Trego County,H1</text:p>
          </table:table-cell>
          <table:table-cell office:value-type="string" calcext:value-type="string">
            <text:p>Trego County</text:p>
          </table:table-cell>
          <table:table-cell/>
        </table:table-row>
        <table:table-row table:style-name="ro1">
          <table:table-cell office:value-type="string" calcext:value-type="string">
            <text:p>KS,20,197,Wabaunsee County,H1</text:p>
          </table:table-cell>
          <table:table-cell table:formula="of:=LEFT([.A987];2)" office:value-type="string" office:string-value="KS" calcext:value-type="string">
            <text:p>KS</text:p>
          </table:table-cell>
          <table:table-cell table:formula="of:=MID([.A987];4;6)" office:value-type="string" office:string-value="20,197" calcext:value-type="string">
            <text:p>20,197</text:p>
          </table:table-cell>
          <table:table-cell table:formula="of:=MID([.A987];11;30)" office:value-type="string" office:string-value="Wabaunsee County,H1" calcext:value-type="string">
            <text:p>Wabaunsee County,H1</text:p>
          </table:table-cell>
          <table:table-cell office:value-type="string" calcext:value-type="string">
            <text:p>Wabaunsee County</text:p>
          </table:table-cell>
          <table:table-cell/>
        </table:table-row>
        <table:table-row table:style-name="ro1">
          <table:table-cell office:value-type="string" calcext:value-type="string">
            <text:p>KS,20,199,Wallace County,H1</text:p>
          </table:table-cell>
          <table:table-cell table:formula="of:=LEFT([.A988];2)" office:value-type="string" office:string-value="KS" calcext:value-type="string">
            <text:p>KS</text:p>
          </table:table-cell>
          <table:table-cell table:formula="of:=MID([.A988];4;6)" office:value-type="string" office:string-value="20,199" calcext:value-type="string">
            <text:p>20,199</text:p>
          </table:table-cell>
          <table:table-cell table:formula="of:=MID([.A988];11;30)" office:value-type="string" office:string-value="Wallace County,H1" calcext:value-type="string">
            <text:p>Wallace County,H1</text:p>
          </table:table-cell>
          <table:table-cell office:value-type="string" calcext:value-type="string">
            <text:p>Wallace County</text:p>
          </table:table-cell>
          <table:table-cell/>
        </table:table-row>
        <table:table-row table:style-name="ro1">
          <table:table-cell office:value-type="string" calcext:value-type="string">
            <text:p>KS,20,201,Washington County,H1</text:p>
          </table:table-cell>
          <table:table-cell table:formula="of:=LEFT([.A989];2)" office:value-type="string" office:string-value="KS" calcext:value-type="string">
            <text:p>KS</text:p>
          </table:table-cell>
          <table:table-cell table:formula="of:=MID([.A989];4;6)" office:value-type="string" office:string-value="20,201" calcext:value-type="string">
            <text:p>20,201</text:p>
          </table:table-cell>
          <table:table-cell table:formula="of:=MID([.A989];11;30)" office:value-type="string" office:string-value="Washington County,H1" calcext:value-type="string">
            <text:p>Washington County,H1</text:p>
          </table:table-cell>
          <table:table-cell office:value-type="string" calcext:value-type="string">
            <text:p>Washington County</text:p>
          </table:table-cell>
          <table:table-cell/>
        </table:table-row>
        <table:table-row table:style-name="ro1">
          <table:table-cell office:value-type="string" calcext:value-type="string">
            <text:p>KS,20,203,Wichita County,H1</text:p>
          </table:table-cell>
          <table:table-cell table:formula="of:=LEFT([.A990];2)" office:value-type="string" office:string-value="KS" calcext:value-type="string">
            <text:p>KS</text:p>
          </table:table-cell>
          <table:table-cell table:formula="of:=MID([.A990];4;6)" office:value-type="string" office:string-value="20,203" calcext:value-type="string">
            <text:p>20,203</text:p>
          </table:table-cell>
          <table:table-cell table:formula="of:=MID([.A990];11;30)" office:value-type="string" office:string-value="Wichita County,H1" calcext:value-type="string">
            <text:p>Wichita County,H1</text:p>
          </table:table-cell>
          <table:table-cell office:value-type="string" calcext:value-type="string">
            <text:p>Wichita County</text:p>
          </table:table-cell>
          <table:table-cell/>
        </table:table-row>
        <table:table-row table:style-name="ro1">
          <table:table-cell office:value-type="string" calcext:value-type="string">
            <text:p>KS,20,205,Wilson County,H1</text:p>
          </table:table-cell>
          <table:table-cell table:formula="of:=LEFT([.A991];2)" office:value-type="string" office:string-value="KS" calcext:value-type="string">
            <text:p>KS</text:p>
          </table:table-cell>
          <table:table-cell table:formula="of:=MID([.A991];4;6)" office:value-type="string" office:string-value="20,205" calcext:value-type="string">
            <text:p>20,205</text:p>
          </table:table-cell>
          <table:table-cell table:formula="of:=MID([.A991];11;30)" office:value-type="string" office:string-value="Wilson County,H1" calcext:value-type="string">
            <text:p>Wilson County,H1</text:p>
          </table:table-cell>
          <table:table-cell office:value-type="string" calcext:value-type="string">
            <text:p>Wilson County</text:p>
          </table:table-cell>
          <table:table-cell/>
        </table:table-row>
        <table:table-row table:style-name="ro1">
          <table:table-cell office:value-type="string" calcext:value-type="string">
            <text:p>KS,20,207,Woodson County,H1</text:p>
          </table:table-cell>
          <table:table-cell table:formula="of:=LEFT([.A992];2)" office:value-type="string" office:string-value="KS" calcext:value-type="string">
            <text:p>KS</text:p>
          </table:table-cell>
          <table:table-cell table:formula="of:=MID([.A992];4;6)" office:value-type="string" office:string-value="20,207" calcext:value-type="string">
            <text:p>20,207</text:p>
          </table:table-cell>
          <table:table-cell table:formula="of:=MID([.A992];11;30)" office:value-type="string" office:string-value="Woodson County,H1" calcext:value-type="string">
            <text:p>Woodson County,H1</text:p>
          </table:table-cell>
          <table:table-cell office:value-type="string" calcext:value-type="string">
            <text:p>Woodson County</text:p>
          </table:table-cell>
          <table:table-cell/>
        </table:table-row>
        <table:table-row table:style-name="ro1">
          <table:table-cell office:value-type="string" calcext:value-type="string">
            <text:p>KS,20,209,Wyandotte County,H6</text:p>
          </table:table-cell>
          <table:table-cell table:formula="of:=LEFT([.A993];2)" office:value-type="string" office:string-value="KS" calcext:value-type="string">
            <text:p>KS</text:p>
          </table:table-cell>
          <table:table-cell table:formula="of:=MID([.A993];4;6)" office:value-type="string" office:string-value="20,209" calcext:value-type="string">
            <text:p>20,209</text:p>
          </table:table-cell>
          <table:table-cell table:formula="of:=MID([.A993];11;30)" office:value-type="string" office:string-value="Wyandotte County,H6" calcext:value-type="string">
            <text:p>Wyandotte County,H6</text:p>
          </table:table-cell>
          <table:table-cell office:value-type="string" calcext:value-type="string">
            <text:p>Wyandotte County</text:p>
          </table:table-cell>
          <table:table-cell/>
        </table:table-row>
        <table:table-row table:style-name="ro1">
          <table:table-cell office:value-type="string" calcext:value-type="string">
            <text:p>KY,21,001,Adair County,H1</text:p>
          </table:table-cell>
          <table:table-cell table:formula="of:=LEFT([.A994];2)" office:value-type="string" office:string-value="KY" calcext:value-type="string">
            <text:p>KY</text:p>
          </table:table-cell>
          <table:table-cell table:formula="of:=MID([.A994];4;6)" office:value-type="string" office:string-value="21,001" calcext:value-type="string">
            <text:p>21,001</text:p>
          </table:table-cell>
          <table:table-cell table:formula="of:=MID([.A994];11;30)" office:value-type="string" office:string-value="Adair County,H1" calcext:value-type="string">
            <text:p>Adair County,H1</text:p>
          </table:table-cell>
          <table:table-cell office:value-type="string" calcext:value-type="string">
            <text:p>Adair County</text:p>
          </table:table-cell>
          <table:table-cell/>
        </table:table-row>
        <table:table-row table:style-name="ro1">
          <table:table-cell office:value-type="string" calcext:value-type="string">
            <text:p>KY,21,003,Allen County,H1</text:p>
          </table:table-cell>
          <table:table-cell table:formula="of:=LEFT([.A995];2)" office:value-type="string" office:string-value="KY" calcext:value-type="string">
            <text:p>KY</text:p>
          </table:table-cell>
          <table:table-cell table:formula="of:=MID([.A995];4;6)" office:value-type="string" office:string-value="21,003" calcext:value-type="string">
            <text:p>21,003</text:p>
          </table:table-cell>
          <table:table-cell table:formula="of:=MID([.A995];11;30)" office:value-type="string" office:string-value="Allen County,H1" calcext:value-type="string">
            <text:p>Allen County,H1</text:p>
          </table:table-cell>
          <table:table-cell office:value-type="string" calcext:value-type="string">
            <text:p>Allen County</text:p>
          </table:table-cell>
          <table:table-cell/>
        </table:table-row>
        <table:table-row table:style-name="ro1">
          <table:table-cell office:value-type="string" calcext:value-type="string">
            <text:p>KY,21,005,Anderson County,H1</text:p>
          </table:table-cell>
          <table:table-cell table:formula="of:=LEFT([.A996];2)" office:value-type="string" office:string-value="KY" calcext:value-type="string">
            <text:p>KY</text:p>
          </table:table-cell>
          <table:table-cell table:formula="of:=MID([.A996];4;6)" office:value-type="string" office:string-value="21,005" calcext:value-type="string">
            <text:p>21,005</text:p>
          </table:table-cell>
          <table:table-cell table:formula="of:=MID([.A996];11;30)" office:value-type="string" office:string-value="Anderson County,H1" calcext:value-type="string">
            <text:p>Anderson County,H1</text:p>
          </table:table-cell>
          <table:table-cell office:value-type="string" calcext:value-type="string">
            <text:p>Anderson County</text:p>
          </table:table-cell>
          <table:table-cell/>
        </table:table-row>
        <table:table-row table:style-name="ro1">
          <table:table-cell office:value-type="string" calcext:value-type="string">
            <text:p>KY,21,007,Ballard County,H1</text:p>
          </table:table-cell>
          <table:table-cell table:formula="of:=LEFT([.A997];2)" office:value-type="string" office:string-value="KY" calcext:value-type="string">
            <text:p>KY</text:p>
          </table:table-cell>
          <table:table-cell table:formula="of:=MID([.A997];4;6)" office:value-type="string" office:string-value="21,007" calcext:value-type="string">
            <text:p>21,007</text:p>
          </table:table-cell>
          <table:table-cell table:formula="of:=MID([.A997];11;30)" office:value-type="string" office:string-value="Ballard County,H1" calcext:value-type="string">
            <text:p>Ballard County,H1</text:p>
          </table:table-cell>
          <table:table-cell office:value-type="string" calcext:value-type="string">
            <text:p>Ballard County</text:p>
          </table:table-cell>
          <table:table-cell/>
        </table:table-row>
        <table:table-row table:style-name="ro1">
          <table:table-cell office:value-type="string" calcext:value-type="string">
            <text:p>KY,21,009,Barren County,H1</text:p>
          </table:table-cell>
          <table:table-cell table:formula="of:=LEFT([.A998];2)" office:value-type="string" office:string-value="KY" calcext:value-type="string">
            <text:p>KY</text:p>
          </table:table-cell>
          <table:table-cell table:formula="of:=MID([.A998];4;6)" office:value-type="string" office:string-value="21,009" calcext:value-type="string">
            <text:p>21,009</text:p>
          </table:table-cell>
          <table:table-cell table:formula="of:=MID([.A998];11;30)" office:value-type="string" office:string-value="Barren County,H1" calcext:value-type="string">
            <text:p>Barren County,H1</text:p>
          </table:table-cell>
          <table:table-cell office:value-type="string" calcext:value-type="string">
            <text:p>Barren County</text:p>
          </table:table-cell>
          <table:table-cell/>
        </table:table-row>
        <table:table-row table:style-name="ro1">
          <table:table-cell office:value-type="string" calcext:value-type="string">
            <text:p>KY,21,011,Bath County,H1</text:p>
          </table:table-cell>
          <table:table-cell table:formula="of:=LEFT([.A999];2)" office:value-type="string" office:string-value="KY" calcext:value-type="string">
            <text:p>KY</text:p>
          </table:table-cell>
          <table:table-cell table:formula="of:=MID([.A999];4;6)" office:value-type="string" office:string-value="21,011" calcext:value-type="string">
            <text:p>21,011</text:p>
          </table:table-cell>
          <table:table-cell table:formula="of:=MID([.A999];11;30)" office:value-type="string" office:string-value="Bath County,H1" calcext:value-type="string">
            <text:p>Bath County,H1</text:p>
          </table:table-cell>
          <table:table-cell office:value-type="string" calcext:value-type="string">
            <text:p>Bath County</text:p>
          </table:table-cell>
          <table:table-cell/>
        </table:table-row>
        <table:table-row table:style-name="ro1">
          <table:table-cell office:value-type="string" calcext:value-type="string">
            <text:p>KY,21,013,Bell County,H1</text:p>
          </table:table-cell>
          <table:table-cell table:formula="of:=LEFT([.A1000];2)" office:value-type="string" office:string-value="KY" calcext:value-type="string">
            <text:p>KY</text:p>
          </table:table-cell>
          <table:table-cell table:formula="of:=MID([.A1000];4;6)" office:value-type="string" office:string-value="21,013" calcext:value-type="string">
            <text:p>21,013</text:p>
          </table:table-cell>
          <table:table-cell table:formula="of:=MID([.A1000];11;30)" office:value-type="string" office:string-value="Bell County,H1" calcext:value-type="string">
            <text:p>Bell County,H1</text:p>
          </table:table-cell>
          <table:table-cell office:value-type="string" calcext:value-type="string">
            <text:p>Bell County</text:p>
          </table:table-cell>
          <table:table-cell/>
        </table:table-row>
        <table:table-row table:style-name="ro1">
          <table:table-cell office:value-type="string" calcext:value-type="string">
            <text:p>KY,21,015,Boone County,H1</text:p>
          </table:table-cell>
          <table:table-cell table:formula="of:=LEFT([.A1001];2)" office:value-type="string" office:string-value="KY" calcext:value-type="string">
            <text:p>KY</text:p>
          </table:table-cell>
          <table:table-cell table:formula="of:=MID([.A1001];4;6)" office:value-type="string" office:string-value="21,015" calcext:value-type="string">
            <text:p>21,015</text:p>
          </table:table-cell>
          <table:table-cell table:formula="of:=MID([.A1001];11;30)" office:value-type="string" office:string-value="Boone County,H1" calcext:value-type="string">
            <text:p>Boone County,H1</text:p>
          </table:table-cell>
          <table:table-cell office:value-type="string" calcext:value-type="string">
            <text:p>Boone County</text:p>
          </table:table-cell>
          <table:table-cell/>
        </table:table-row>
        <table:table-row table:style-name="ro1">
          <table:table-cell office:value-type="string" calcext:value-type="string">
            <text:p>KY,21,017,Bourbon County,H1</text:p>
          </table:table-cell>
          <table:table-cell table:formula="of:=LEFT([.A1002];2)" office:value-type="string" office:string-value="KY" calcext:value-type="string">
            <text:p>KY</text:p>
          </table:table-cell>
          <table:table-cell table:formula="of:=MID([.A1002];4;6)" office:value-type="string" office:string-value="21,017" calcext:value-type="string">
            <text:p>21,017</text:p>
          </table:table-cell>
          <table:table-cell table:formula="of:=MID([.A1002];11;30)" office:value-type="string" office:string-value="Bourbon County,H1" calcext:value-type="string">
            <text:p>Bourbon County,H1</text:p>
          </table:table-cell>
          <table:table-cell office:value-type="string" calcext:value-type="string">
            <text:p>Bourbon County</text:p>
          </table:table-cell>
          <table:table-cell/>
        </table:table-row>
        <table:table-row table:style-name="ro1">
          <table:table-cell office:value-type="string" calcext:value-type="string">
            <text:p>KY,21,019,Boyd County,H1</text:p>
          </table:table-cell>
          <table:table-cell table:formula="of:=LEFT([.A1003];2)" office:value-type="string" office:string-value="KY" calcext:value-type="string">
            <text:p>KY</text:p>
          </table:table-cell>
          <table:table-cell table:formula="of:=MID([.A1003];4;6)" office:value-type="string" office:string-value="21,019" calcext:value-type="string">
            <text:p>21,019</text:p>
          </table:table-cell>
          <table:table-cell table:formula="of:=MID([.A1003];11;30)" office:value-type="string" office:string-value="Boyd County,H1" calcext:value-type="string">
            <text:p>Boyd County,H1</text:p>
          </table:table-cell>
          <table:table-cell office:value-type="string" calcext:value-type="string">
            <text:p>Boyd County</text:p>
          </table:table-cell>
          <table:table-cell/>
        </table:table-row>
        <table:table-row table:style-name="ro1">
          <table:table-cell office:value-type="string" calcext:value-type="string">
            <text:p>KY,21,021,Boyle County,H1</text:p>
          </table:table-cell>
          <table:table-cell table:formula="of:=LEFT([.A1004];2)" office:value-type="string" office:string-value="KY" calcext:value-type="string">
            <text:p>KY</text:p>
          </table:table-cell>
          <table:table-cell table:formula="of:=MID([.A1004];4;6)" office:value-type="string" office:string-value="21,021" calcext:value-type="string">
            <text:p>21,021</text:p>
          </table:table-cell>
          <table:table-cell table:formula="of:=MID([.A1004];11;30)" office:value-type="string" office:string-value="Boyle County,H1" calcext:value-type="string">
            <text:p>Boyle County,H1</text:p>
          </table:table-cell>
          <table:table-cell office:value-type="string" calcext:value-type="string">
            <text:p>Boyle County</text:p>
          </table:table-cell>
          <table:table-cell/>
        </table:table-row>
        <table:table-row table:style-name="ro1">
          <table:table-cell office:value-type="string" calcext:value-type="string">
            <text:p>KY,21,023,Bracken County,H1</text:p>
          </table:table-cell>
          <table:table-cell table:formula="of:=LEFT([.A1005];2)" office:value-type="string" office:string-value="KY" calcext:value-type="string">
            <text:p>KY</text:p>
          </table:table-cell>
          <table:table-cell table:formula="of:=MID([.A1005];4;6)" office:value-type="string" office:string-value="21,023" calcext:value-type="string">
            <text:p>21,023</text:p>
          </table:table-cell>
          <table:table-cell table:formula="of:=MID([.A1005];11;30)" office:value-type="string" office:string-value="Bracken County,H1" calcext:value-type="string">
            <text:p>Bracken County,H1</text:p>
          </table:table-cell>
          <table:table-cell office:value-type="string" calcext:value-type="string">
            <text:p>Bracken County</text:p>
          </table:table-cell>
          <table:table-cell/>
        </table:table-row>
        <table:table-row table:style-name="ro1">
          <table:table-cell office:value-type="string" calcext:value-type="string">
            <text:p>KY,21,025,Breathitt County,H1</text:p>
          </table:table-cell>
          <table:table-cell table:formula="of:=LEFT([.A1006];2)" office:value-type="string" office:string-value="KY" calcext:value-type="string">
            <text:p>KY</text:p>
          </table:table-cell>
          <table:table-cell table:formula="of:=MID([.A1006];4;6)" office:value-type="string" office:string-value="21,025" calcext:value-type="string">
            <text:p>21,025</text:p>
          </table:table-cell>
          <table:table-cell table:formula="of:=MID([.A1006];11;30)" office:value-type="string" office:string-value="Breathitt County,H1" calcext:value-type="string">
            <text:p>Breathitt County,H1</text:p>
          </table:table-cell>
          <table:table-cell office:value-type="string" calcext:value-type="string">
            <text:p>Breathitt County</text:p>
          </table:table-cell>
          <table:table-cell/>
        </table:table-row>
        <table:table-row table:style-name="ro2">
          <table:table-cell office:value-type="string" calcext:value-type="string">
            <text:p>KY,21,027,Breckinridge County,H1</text:p>
          </table:table-cell>
          <table:table-cell table:formula="of:=LEFT([.A1007];2)" office:value-type="string" office:string-value="KY" calcext:value-type="string">
            <text:p>KY</text:p>
          </table:table-cell>
          <table:table-cell table:formula="of:=MID([.A1007];4;6)" office:value-type="string" office:string-value="21,027" calcext:value-type="string">
            <text:p>21,027</text:p>
          </table:table-cell>
          <table:table-cell table:formula="of:=MID([.A1007];11;30)" office:value-type="string" office:string-value="Breckinridge County,H1" calcext:value-type="string">
            <text:p>Breckinridge County,H1</text:p>
          </table:table-cell>
          <table:table-cell office:value-type="string" calcext:value-type="string">
            <text:p>Breckinridge County</text:p>
          </table:table-cell>
          <table:table-cell/>
        </table:table-row>
        <table:table-row table:style-name="ro1">
          <table:table-cell office:value-type="string" calcext:value-type="string">
            <text:p>KY,21,029,Bullitt County,H1</text:p>
          </table:table-cell>
          <table:table-cell table:formula="of:=LEFT([.A1008];2)" office:value-type="string" office:string-value="KY" calcext:value-type="string">
            <text:p>KY</text:p>
          </table:table-cell>
          <table:table-cell table:formula="of:=MID([.A1008];4;6)" office:value-type="string" office:string-value="21,029" calcext:value-type="string">
            <text:p>21,029</text:p>
          </table:table-cell>
          <table:table-cell table:formula="of:=MID([.A1008];11;30)" office:value-type="string" office:string-value="Bullitt County,H1" calcext:value-type="string">
            <text:p>Bullitt County,H1</text:p>
          </table:table-cell>
          <table:table-cell office:value-type="string" calcext:value-type="string">
            <text:p>Bullitt County</text:p>
          </table:table-cell>
          <table:table-cell/>
        </table:table-row>
        <table:table-row table:style-name="ro1">
          <table:table-cell office:value-type="string" calcext:value-type="string">
            <text:p>KY,21,031,Butler County,H1</text:p>
          </table:table-cell>
          <table:table-cell table:formula="of:=LEFT([.A1009];2)" office:value-type="string" office:string-value="KY" calcext:value-type="string">
            <text:p>KY</text:p>
          </table:table-cell>
          <table:table-cell table:formula="of:=MID([.A1009];4;6)" office:value-type="string" office:string-value="21,031" calcext:value-type="string">
            <text:p>21,031</text:p>
          </table:table-cell>
          <table:table-cell table:formula="of:=MID([.A1009];11;30)" office:value-type="string" office:string-value="Butler County,H1" calcext:value-type="string">
            <text:p>Butler County,H1</text:p>
          </table:table-cell>
          <table:table-cell office:value-type="string" calcext:value-type="string">
            <text:p>Butler County</text:p>
          </table:table-cell>
          <table:table-cell/>
        </table:table-row>
        <table:table-row table:style-name="ro1">
          <table:table-cell office:value-type="string" calcext:value-type="string">
            <text:p>KY,21,033,Caldwell County,H1</text:p>
          </table:table-cell>
          <table:table-cell table:formula="of:=LEFT([.A1010];2)" office:value-type="string" office:string-value="KY" calcext:value-type="string">
            <text:p>KY</text:p>
          </table:table-cell>
          <table:table-cell table:formula="of:=MID([.A1010];4;6)" office:value-type="string" office:string-value="21,033" calcext:value-type="string">
            <text:p>21,033</text:p>
          </table:table-cell>
          <table:table-cell table:formula="of:=MID([.A1010];11;30)" office:value-type="string" office:string-value="Caldwell County,H1" calcext:value-type="string">
            <text:p>Caldwell County,H1</text:p>
          </table:table-cell>
          <table:table-cell office:value-type="string" calcext:value-type="string">
            <text:p>Caldwell County</text:p>
          </table:table-cell>
          <table:table-cell/>
        </table:table-row>
        <table:table-row table:style-name="ro1">
          <table:table-cell office:value-type="string" calcext:value-type="string">
            <text:p>KY,21,035,Calloway County,H1</text:p>
          </table:table-cell>
          <table:table-cell table:formula="of:=LEFT([.A1011];2)" office:value-type="string" office:string-value="KY" calcext:value-type="string">
            <text:p>KY</text:p>
          </table:table-cell>
          <table:table-cell table:formula="of:=MID([.A1011];4;6)" office:value-type="string" office:string-value="21,035" calcext:value-type="string">
            <text:p>21,035</text:p>
          </table:table-cell>
          <table:table-cell table:formula="of:=MID([.A1011];11;30)" office:value-type="string" office:string-value="Calloway County,H1" calcext:value-type="string">
            <text:p>Calloway County,H1</text:p>
          </table:table-cell>
          <table:table-cell office:value-type="string" calcext:value-type="string">
            <text:p>Calloway County</text:p>
          </table:table-cell>
          <table:table-cell/>
        </table:table-row>
        <table:table-row table:style-name="ro1">
          <table:table-cell office:value-type="string" calcext:value-type="string">
            <text:p>KY,21,037,Campbell County,H1</text:p>
          </table:table-cell>
          <table:table-cell table:formula="of:=LEFT([.A1012];2)" office:value-type="string" office:string-value="KY" calcext:value-type="string">
            <text:p>KY</text:p>
          </table:table-cell>
          <table:table-cell table:formula="of:=MID([.A1012];4;6)" office:value-type="string" office:string-value="21,037" calcext:value-type="string">
            <text:p>21,037</text:p>
          </table:table-cell>
          <table:table-cell table:formula="of:=MID([.A1012];11;30)" office:value-type="string" office:string-value="Campbell County,H1" calcext:value-type="string">
            <text:p>Campbell County,H1</text:p>
          </table:table-cell>
          <table:table-cell office:value-type="string" calcext:value-type="string">
            <text:p>Campbell County</text:p>
          </table:table-cell>
          <table:table-cell/>
        </table:table-row>
        <table:table-row table:style-name="ro1">
          <table:table-cell office:value-type="string" calcext:value-type="string">
            <text:p>KY,21,039,Carlisle County,H1</text:p>
          </table:table-cell>
          <table:table-cell table:formula="of:=LEFT([.A1013];2)" office:value-type="string" office:string-value="KY" calcext:value-type="string">
            <text:p>KY</text:p>
          </table:table-cell>
          <table:table-cell table:formula="of:=MID([.A1013];4;6)" office:value-type="string" office:string-value="21,039" calcext:value-type="string">
            <text:p>21,039</text:p>
          </table:table-cell>
          <table:table-cell table:formula="of:=MID([.A1013];11;30)" office:value-type="string" office:string-value="Carlisle County,H1" calcext:value-type="string">
            <text:p>Carlisle County,H1</text:p>
          </table:table-cell>
          <table:table-cell office:value-type="string" calcext:value-type="string">
            <text:p>Carlisle County</text:p>
          </table:table-cell>
          <table:table-cell/>
        </table:table-row>
        <table:table-row table:style-name="ro1">
          <table:table-cell office:value-type="string" calcext:value-type="string">
            <text:p>KY,21,041,Carroll County,H1</text:p>
          </table:table-cell>
          <table:table-cell table:formula="of:=LEFT([.A1014];2)" office:value-type="string" office:string-value="KY" calcext:value-type="string">
            <text:p>KY</text:p>
          </table:table-cell>
          <table:table-cell table:formula="of:=MID([.A1014];4;6)" office:value-type="string" office:string-value="21,041" calcext:value-type="string">
            <text:p>21,041</text:p>
          </table:table-cell>
          <table:table-cell table:formula="of:=MID([.A1014];11;30)" office:value-type="string" office:string-value="Carroll County,H1" calcext:value-type="string">
            <text:p>Carroll County,H1</text:p>
          </table:table-cell>
          <table:table-cell office:value-type="string" calcext:value-type="string">
            <text:p>Carroll County</text:p>
          </table:table-cell>
          <table:table-cell/>
        </table:table-row>
        <table:table-row table:style-name="ro1">
          <table:table-cell office:value-type="string" calcext:value-type="string">
            <text:p>KY,21,043,Carter County,H1</text:p>
          </table:table-cell>
          <table:table-cell table:formula="of:=LEFT([.A1015];2)" office:value-type="string" office:string-value="KY" calcext:value-type="string">
            <text:p>KY</text:p>
          </table:table-cell>
          <table:table-cell table:formula="of:=MID([.A1015];4;6)" office:value-type="string" office:string-value="21,043" calcext:value-type="string">
            <text:p>21,043</text:p>
          </table:table-cell>
          <table:table-cell table:formula="of:=MID([.A1015];11;30)" office:value-type="string" office:string-value="Carter County,H1" calcext:value-type="string">
            <text:p>Carter County,H1</text:p>
          </table:table-cell>
          <table:table-cell office:value-type="string" calcext:value-type="string">
            <text:p>Carter County</text:p>
          </table:table-cell>
          <table:table-cell/>
        </table:table-row>
        <table:table-row table:style-name="ro1">
          <table:table-cell office:value-type="string" calcext:value-type="string">
            <text:p>KY,21,045,Casey County,H1</text:p>
          </table:table-cell>
          <table:table-cell table:formula="of:=LEFT([.A1016];2)" office:value-type="string" office:string-value="KY" calcext:value-type="string">
            <text:p>KY</text:p>
          </table:table-cell>
          <table:table-cell table:formula="of:=MID([.A1016];4;6)" office:value-type="string" office:string-value="21,045" calcext:value-type="string">
            <text:p>21,045</text:p>
          </table:table-cell>
          <table:table-cell table:formula="of:=MID([.A1016];11;30)" office:value-type="string" office:string-value="Casey County,H1" calcext:value-type="string">
            <text:p>Casey County,H1</text:p>
          </table:table-cell>
          <table:table-cell office:value-type="string" calcext:value-type="string">
            <text:p>Casey County</text:p>
          </table:table-cell>
          <table:table-cell/>
        </table:table-row>
        <table:table-row table:style-name="ro1">
          <table:table-cell office:value-type="string" calcext:value-type="string">
            <text:p>KY,21,047,Christian County,H1</text:p>
          </table:table-cell>
          <table:table-cell table:formula="of:=LEFT([.A1017];2)" office:value-type="string" office:string-value="KY" calcext:value-type="string">
            <text:p>KY</text:p>
          </table:table-cell>
          <table:table-cell table:formula="of:=MID([.A1017];4;6)" office:value-type="string" office:string-value="21,047" calcext:value-type="string">
            <text:p>21,047</text:p>
          </table:table-cell>
          <table:table-cell table:formula="of:=MID([.A1017];11;30)" office:value-type="string" office:string-value="Christian County,H1" calcext:value-type="string">
            <text:p>Christian County,H1</text:p>
          </table:table-cell>
          <table:table-cell office:value-type="string" calcext:value-type="string">
            <text:p>Christian County</text:p>
          </table:table-cell>
          <table:table-cell/>
        </table:table-row>
        <table:table-row table:style-name="ro1">
          <table:table-cell office:value-type="string" calcext:value-type="string">
            <text:p>KY,21,049,Clark County,H1</text:p>
          </table:table-cell>
          <table:table-cell table:formula="of:=LEFT([.A1018];2)" office:value-type="string" office:string-value="KY" calcext:value-type="string">
            <text:p>KY</text:p>
          </table:table-cell>
          <table:table-cell table:formula="of:=MID([.A1018];4;6)" office:value-type="string" office:string-value="21,049" calcext:value-type="string">
            <text:p>21,049</text:p>
          </table:table-cell>
          <table:table-cell table:formula="of:=MID([.A1018];11;30)" office:value-type="string" office:string-value="Clark County,H1" calcext:value-type="string">
            <text:p>Clark County,H1</text:p>
          </table:table-cell>
          <table:table-cell office:value-type="string" calcext:value-type="string">
            <text:p>Clark County</text:p>
          </table:table-cell>
          <table:table-cell/>
        </table:table-row>
        <table:table-row table:style-name="ro1">
          <table:table-cell office:value-type="string" calcext:value-type="string">
            <text:p>KY,21,051,Clay County,H1</text:p>
          </table:table-cell>
          <table:table-cell table:formula="of:=LEFT([.A1019];2)" office:value-type="string" office:string-value="KY" calcext:value-type="string">
            <text:p>KY</text:p>
          </table:table-cell>
          <table:table-cell table:formula="of:=MID([.A1019];4;6)" office:value-type="string" office:string-value="21,051" calcext:value-type="string">
            <text:p>21,051</text:p>
          </table:table-cell>
          <table:table-cell table:formula="of:=MID([.A1019];11;30)" office:value-type="string" office:string-value="Clay County,H1" calcext:value-type="string">
            <text:p>Clay County,H1</text:p>
          </table:table-cell>
          <table:table-cell office:value-type="string" calcext:value-type="string">
            <text:p>Clay County</text:p>
          </table:table-cell>
          <table:table-cell/>
        </table:table-row>
        <table:table-row table:style-name="ro1">
          <table:table-cell office:value-type="string" calcext:value-type="string">
            <text:p>KY,21,053,Clinton County,H1</text:p>
          </table:table-cell>
          <table:table-cell table:formula="of:=LEFT([.A1020];2)" office:value-type="string" office:string-value="KY" calcext:value-type="string">
            <text:p>KY</text:p>
          </table:table-cell>
          <table:table-cell table:formula="of:=MID([.A1020];4;6)" office:value-type="string" office:string-value="21,053" calcext:value-type="string">
            <text:p>21,053</text:p>
          </table:table-cell>
          <table:table-cell table:formula="of:=MID([.A1020];11;30)" office:value-type="string" office:string-value="Clinton County,H1" calcext:value-type="string">
            <text:p>Clinton County,H1</text:p>
          </table:table-cell>
          <table:table-cell office:value-type="string" calcext:value-type="string">
            <text:p>Clinton County</text:p>
          </table:table-cell>
          <table:table-cell/>
        </table:table-row>
        <table:table-row table:style-name="ro1">
          <table:table-cell office:value-type="string" calcext:value-type="string">
            <text:p>KY,21,055,Crittenden County,H1</text:p>
          </table:table-cell>
          <table:table-cell table:formula="of:=LEFT([.A1021];2)" office:value-type="string" office:string-value="KY" calcext:value-type="string">
            <text:p>KY</text:p>
          </table:table-cell>
          <table:table-cell table:formula="of:=MID([.A1021];4;6)" office:value-type="string" office:string-value="21,055" calcext:value-type="string">
            <text:p>21,055</text:p>
          </table:table-cell>
          <table:table-cell table:formula="of:=MID([.A1021];11;30)" office:value-type="string" office:string-value="Crittenden County,H1" calcext:value-type="string">
            <text:p>Crittenden County,H1</text:p>
          </table:table-cell>
          <table:table-cell office:value-type="string" calcext:value-type="string">
            <text:p>Crittenden County</text:p>
          </table:table-cell>
          <table:table-cell/>
        </table:table-row>
        <table:table-row table:style-name="ro1">
          <table:table-cell office:value-type="string" calcext:value-type="string">
            <text:p>KY,21,057,Cumberland County,H1</text:p>
          </table:table-cell>
          <table:table-cell table:formula="of:=LEFT([.A1022];2)" office:value-type="string" office:string-value="KY" calcext:value-type="string">
            <text:p>KY</text:p>
          </table:table-cell>
          <table:table-cell table:formula="of:=MID([.A1022];4;6)" office:value-type="string" office:string-value="21,057" calcext:value-type="string">
            <text:p>21,057</text:p>
          </table:table-cell>
          <table:table-cell table:formula="of:=MID([.A1022];11;30)" office:value-type="string" office:string-value="Cumberland County,H1" calcext:value-type="string">
            <text:p>Cumberland County,H1</text:p>
          </table:table-cell>
          <table:table-cell office:value-type="string" calcext:value-type="string">
            <text:p>Cumberland County</text:p>
          </table:table-cell>
          <table:table-cell/>
        </table:table-row>
        <table:table-row table:style-name="ro1">
          <table:table-cell office:value-type="string" calcext:value-type="string">
            <text:p>KY,21,059,Daviess County,H1</text:p>
          </table:table-cell>
          <table:table-cell table:formula="of:=LEFT([.A1023];2)" office:value-type="string" office:string-value="KY" calcext:value-type="string">
            <text:p>KY</text:p>
          </table:table-cell>
          <table:table-cell table:formula="of:=MID([.A1023];4;6)" office:value-type="string" office:string-value="21,059" calcext:value-type="string">
            <text:p>21,059</text:p>
          </table:table-cell>
          <table:table-cell table:formula="of:=MID([.A1023];11;30)" office:value-type="string" office:string-value="Daviess County,H1" calcext:value-type="string">
            <text:p>Daviess County,H1</text:p>
          </table:table-cell>
          <table:table-cell office:value-type="string" calcext:value-type="string">
            <text:p>Daviess County</text:p>
          </table:table-cell>
          <table:table-cell/>
        </table:table-row>
        <table:table-row table:style-name="ro1">
          <table:table-cell office:value-type="string" calcext:value-type="string">
            <text:p>KY,21,061,Edmonson County,H1</text:p>
          </table:table-cell>
          <table:table-cell table:formula="of:=LEFT([.A1024];2)" office:value-type="string" office:string-value="KY" calcext:value-type="string">
            <text:p>KY</text:p>
          </table:table-cell>
          <table:table-cell table:formula="of:=MID([.A1024];4;6)" office:value-type="string" office:string-value="21,061" calcext:value-type="string">
            <text:p>21,061</text:p>
          </table:table-cell>
          <table:table-cell table:formula="of:=MID([.A1024];11;30)" office:value-type="string" office:string-value="Edmonson County,H1" calcext:value-type="string">
            <text:p>Edmonson County,H1</text:p>
          </table:table-cell>
          <table:table-cell office:value-type="string" calcext:value-type="string">
            <text:p>Edmonson County</text:p>
          </table:table-cell>
          <table:table-cell/>
        </table:table-row>
        <table:table-row table:style-name="ro1">
          <table:table-cell office:value-type="string" calcext:value-type="string">
            <text:p>KY,21,063,Elliott County,H1</text:p>
          </table:table-cell>
          <table:table-cell table:formula="of:=LEFT([.A1025];2)" office:value-type="string" office:string-value="KY" calcext:value-type="string">
            <text:p>KY</text:p>
          </table:table-cell>
          <table:table-cell table:formula="of:=MID([.A1025];4;6)" office:value-type="string" office:string-value="21,063" calcext:value-type="string">
            <text:p>21,063</text:p>
          </table:table-cell>
          <table:table-cell table:formula="of:=MID([.A1025];11;30)" office:value-type="string" office:string-value="Elliott County,H1" calcext:value-type="string">
            <text:p>Elliott County,H1</text:p>
          </table:table-cell>
          <table:table-cell office:value-type="string" calcext:value-type="string">
            <text:p>Elliott County</text:p>
          </table:table-cell>
          <table:table-cell/>
        </table:table-row>
        <table:table-row table:style-name="ro1">
          <table:table-cell office:value-type="string" calcext:value-type="string">
            <text:p>KY,21,065,Estill County,H1</text:p>
          </table:table-cell>
          <table:table-cell table:formula="of:=LEFT([.A1026];2)" office:value-type="string" office:string-value="KY" calcext:value-type="string">
            <text:p>KY</text:p>
          </table:table-cell>
          <table:table-cell table:formula="of:=MID([.A1026];4;6)" office:value-type="string" office:string-value="21,065" calcext:value-type="string">
            <text:p>21,065</text:p>
          </table:table-cell>
          <table:table-cell table:formula="of:=MID([.A1026];11;30)" office:value-type="string" office:string-value="Estill County,H1" calcext:value-type="string">
            <text:p>Estill County,H1</text:p>
          </table:table-cell>
          <table:table-cell office:value-type="string" calcext:value-type="string">
            <text:p>Estill County</text:p>
          </table:table-cell>
          <table:table-cell/>
        </table:table-row>
        <table:table-row table:style-name="ro1">
          <table:table-cell office:value-type="string" calcext:value-type="string">
            <text:p>KY,21,067,Fayette County,H6</text:p>
          </table:table-cell>
          <table:table-cell table:formula="of:=LEFT([.A1027];2)" office:value-type="string" office:string-value="KY" calcext:value-type="string">
            <text:p>KY</text:p>
          </table:table-cell>
          <table:table-cell table:formula="of:=MID([.A1027];4;6)" office:value-type="string" office:string-value="21,067" calcext:value-type="string">
            <text:p>21,067</text:p>
          </table:table-cell>
          <table:table-cell table:formula="of:=MID([.A1027];11;30)" office:value-type="string" office:string-value="Fayette County,H6" calcext:value-type="string">
            <text:p>Fayette County,H6</text:p>
          </table:table-cell>
          <table:table-cell office:value-type="string" calcext:value-type="string">
            <text:p>Fayette County</text:p>
          </table:table-cell>
          <table:table-cell/>
        </table:table-row>
        <table:table-row table:style-name="ro1">
          <table:table-cell office:value-type="string" calcext:value-type="string">
            <text:p>KY,21,069,Fleming County,H1</text:p>
          </table:table-cell>
          <table:table-cell table:formula="of:=LEFT([.A1028];2)" office:value-type="string" office:string-value="KY" calcext:value-type="string">
            <text:p>KY</text:p>
          </table:table-cell>
          <table:table-cell table:formula="of:=MID([.A1028];4;6)" office:value-type="string" office:string-value="21,069" calcext:value-type="string">
            <text:p>21,069</text:p>
          </table:table-cell>
          <table:table-cell table:formula="of:=MID([.A1028];11;30)" office:value-type="string" office:string-value="Fleming County,H1" calcext:value-type="string">
            <text:p>Fleming County,H1</text:p>
          </table:table-cell>
          <table:table-cell office:value-type="string" calcext:value-type="string">
            <text:p>Fleming County</text:p>
          </table:table-cell>
          <table:table-cell/>
        </table:table-row>
        <table:table-row table:style-name="ro1">
          <table:table-cell office:value-type="string" calcext:value-type="string">
            <text:p>KY,21,071,Floyd County,H1</text:p>
          </table:table-cell>
          <table:table-cell table:formula="of:=LEFT([.A1029];2)" office:value-type="string" office:string-value="KY" calcext:value-type="string">
            <text:p>KY</text:p>
          </table:table-cell>
          <table:table-cell table:formula="of:=MID([.A1029];4;6)" office:value-type="string" office:string-value="21,071" calcext:value-type="string">
            <text:p>21,071</text:p>
          </table:table-cell>
          <table:table-cell table:formula="of:=MID([.A1029];11;30)" office:value-type="string" office:string-value="Floyd County,H1" calcext:value-type="string">
            <text:p>Floyd County,H1</text:p>
          </table:table-cell>
          <table:table-cell office:value-type="string" calcext:value-type="string">
            <text:p>Floyd County</text:p>
          </table:table-cell>
          <table:table-cell/>
        </table:table-row>
        <table:table-row table:style-name="ro1">
          <table:table-cell office:value-type="string" calcext:value-type="string">
            <text:p>KY,21,073,Franklin County,H1</text:p>
          </table:table-cell>
          <table:table-cell table:formula="of:=LEFT([.A1030];2)" office:value-type="string" office:string-value="KY" calcext:value-type="string">
            <text:p>KY</text:p>
          </table:table-cell>
          <table:table-cell table:formula="of:=MID([.A1030];4;6)" office:value-type="string" office:string-value="21,073" calcext:value-type="string">
            <text:p>21,073</text:p>
          </table:table-cell>
          <table:table-cell table:formula="of:=MID([.A1030];11;30)" office:value-type="string" office:string-value="Franklin County,H1" calcext:value-type="string">
            <text:p>Franklin County,H1</text:p>
          </table:table-cell>
          <table:table-cell office:value-type="string" calcext:value-type="string">
            <text:p>Franklin County</text:p>
          </table:table-cell>
          <table:table-cell/>
        </table:table-row>
        <table:table-row table:style-name="ro1">
          <table:table-cell office:value-type="string" calcext:value-type="string">
            <text:p>KY,21,075,Fulton County,H1</text:p>
          </table:table-cell>
          <table:table-cell table:formula="of:=LEFT([.A1031];2)" office:value-type="string" office:string-value="KY" calcext:value-type="string">
            <text:p>KY</text:p>
          </table:table-cell>
          <table:table-cell table:formula="of:=MID([.A1031];4;6)" office:value-type="string" office:string-value="21,075" calcext:value-type="string">
            <text:p>21,075</text:p>
          </table:table-cell>
          <table:table-cell table:formula="of:=MID([.A1031];11;30)" office:value-type="string" office:string-value="Fulton County,H1" calcext:value-type="string">
            <text:p>Fulton County,H1</text:p>
          </table:table-cell>
          <table:table-cell office:value-type="string" calcext:value-type="string">
            <text:p>Fulton County</text:p>
          </table:table-cell>
          <table:table-cell/>
        </table:table-row>
        <table:table-row table:style-name="ro1">
          <table:table-cell office:value-type="string" calcext:value-type="string">
            <text:p>KY,21,077,Gallatin County,H1</text:p>
          </table:table-cell>
          <table:table-cell table:formula="of:=LEFT([.A1032];2)" office:value-type="string" office:string-value="KY" calcext:value-type="string">
            <text:p>KY</text:p>
          </table:table-cell>
          <table:table-cell table:formula="of:=MID([.A1032];4;6)" office:value-type="string" office:string-value="21,077" calcext:value-type="string">
            <text:p>21,077</text:p>
          </table:table-cell>
          <table:table-cell table:formula="of:=MID([.A1032];11;30)" office:value-type="string" office:string-value="Gallatin County,H1" calcext:value-type="string">
            <text:p>Gallatin County,H1</text:p>
          </table:table-cell>
          <table:table-cell office:value-type="string" calcext:value-type="string">
            <text:p>Gallatin County</text:p>
          </table:table-cell>
          <table:table-cell/>
        </table:table-row>
        <table:table-row table:style-name="ro1">
          <table:table-cell office:value-type="string" calcext:value-type="string">
            <text:p>KY,21,079,Garrard County,H1</text:p>
          </table:table-cell>
          <table:table-cell table:formula="of:=LEFT([.A1033];2)" office:value-type="string" office:string-value="KY" calcext:value-type="string">
            <text:p>KY</text:p>
          </table:table-cell>
          <table:table-cell table:formula="of:=MID([.A1033];4;6)" office:value-type="string" office:string-value="21,079" calcext:value-type="string">
            <text:p>21,079</text:p>
          </table:table-cell>
          <table:table-cell table:formula="of:=MID([.A1033];11;30)" office:value-type="string" office:string-value="Garrard County,H1" calcext:value-type="string">
            <text:p>Garrard County,H1</text:p>
          </table:table-cell>
          <table:table-cell office:value-type="string" calcext:value-type="string">
            <text:p>Garrard County</text:p>
          </table:table-cell>
          <table:table-cell/>
        </table:table-row>
        <table:table-row table:style-name="ro1">
          <table:table-cell office:value-type="string" calcext:value-type="string">
            <text:p>KY,21,081,Grant County,H1</text:p>
          </table:table-cell>
          <table:table-cell table:formula="of:=LEFT([.A1034];2)" office:value-type="string" office:string-value="KY" calcext:value-type="string">
            <text:p>KY</text:p>
          </table:table-cell>
          <table:table-cell table:formula="of:=MID([.A1034];4;6)" office:value-type="string" office:string-value="21,081" calcext:value-type="string">
            <text:p>21,081</text:p>
          </table:table-cell>
          <table:table-cell table:formula="of:=MID([.A1034];11;30)" office:value-type="string" office:string-value="Grant County,H1" calcext:value-type="string">
            <text:p>Grant County,H1</text:p>
          </table:table-cell>
          <table:table-cell office:value-type="string" calcext:value-type="string">
            <text:p>Grant County</text:p>
          </table:table-cell>
          <table:table-cell/>
        </table:table-row>
        <table:table-row table:style-name="ro1">
          <table:table-cell office:value-type="string" calcext:value-type="string">
            <text:p>KY,21,083,Graves County,H1</text:p>
          </table:table-cell>
          <table:table-cell table:formula="of:=LEFT([.A1035];2)" office:value-type="string" office:string-value="KY" calcext:value-type="string">
            <text:p>KY</text:p>
          </table:table-cell>
          <table:table-cell table:formula="of:=MID([.A1035];4;6)" office:value-type="string" office:string-value="21,083" calcext:value-type="string">
            <text:p>21,083</text:p>
          </table:table-cell>
          <table:table-cell table:formula="of:=MID([.A1035];11;30)" office:value-type="string" office:string-value="Graves County,H1" calcext:value-type="string">
            <text:p>Graves County,H1</text:p>
          </table:table-cell>
          <table:table-cell office:value-type="string" calcext:value-type="string">
            <text:p>Graves County</text:p>
          </table:table-cell>
          <table:table-cell/>
        </table:table-row>
        <table:table-row table:style-name="ro1">
          <table:table-cell office:value-type="string" calcext:value-type="string">
            <text:p>KY,21,085,Grayson County,H1</text:p>
          </table:table-cell>
          <table:table-cell table:formula="of:=LEFT([.A1036];2)" office:value-type="string" office:string-value="KY" calcext:value-type="string">
            <text:p>KY</text:p>
          </table:table-cell>
          <table:table-cell table:formula="of:=MID([.A1036];4;6)" office:value-type="string" office:string-value="21,085" calcext:value-type="string">
            <text:p>21,085</text:p>
          </table:table-cell>
          <table:table-cell table:formula="of:=MID([.A1036];11;30)" office:value-type="string" office:string-value="Grayson County,H1" calcext:value-type="string">
            <text:p>Grayson County,H1</text:p>
          </table:table-cell>
          <table:table-cell office:value-type="string" calcext:value-type="string">
            <text:p>Grayson County</text:p>
          </table:table-cell>
          <table:table-cell/>
        </table:table-row>
        <table:table-row table:style-name="ro1">
          <table:table-cell office:value-type="string" calcext:value-type="string">
            <text:p>KY,21,087,Green County,H1</text:p>
          </table:table-cell>
          <table:table-cell table:formula="of:=LEFT([.A1037];2)" office:value-type="string" office:string-value="KY" calcext:value-type="string">
            <text:p>KY</text:p>
          </table:table-cell>
          <table:table-cell table:formula="of:=MID([.A1037];4;6)" office:value-type="string" office:string-value="21,087" calcext:value-type="string">
            <text:p>21,087</text:p>
          </table:table-cell>
          <table:table-cell table:formula="of:=MID([.A1037];11;30)" office:value-type="string" office:string-value="Green County,H1" calcext:value-type="string">
            <text:p>Green County,H1</text:p>
          </table:table-cell>
          <table:table-cell office:value-type="string" calcext:value-type="string">
            <text:p>Green County</text:p>
          </table:table-cell>
          <table:table-cell/>
        </table:table-row>
        <table:table-row table:style-name="ro1">
          <table:table-cell office:value-type="string" calcext:value-type="string">
            <text:p>KY,21,089,Greenup County,H1</text:p>
          </table:table-cell>
          <table:table-cell table:formula="of:=LEFT([.A1038];2)" office:value-type="string" office:string-value="KY" calcext:value-type="string">
            <text:p>KY</text:p>
          </table:table-cell>
          <table:table-cell table:formula="of:=MID([.A1038];4;6)" office:value-type="string" office:string-value="21,089" calcext:value-type="string">
            <text:p>21,089</text:p>
          </table:table-cell>
          <table:table-cell table:formula="of:=MID([.A1038];11;30)" office:value-type="string" office:string-value="Greenup County,H1" calcext:value-type="string">
            <text:p>Greenup County,H1</text:p>
          </table:table-cell>
          <table:table-cell office:value-type="string" calcext:value-type="string">
            <text:p>Greenup County</text:p>
          </table:table-cell>
          <table:table-cell/>
        </table:table-row>
        <table:table-row table:style-name="ro1">
          <table:table-cell office:value-type="string" calcext:value-type="string">
            <text:p>KY,21,091,Hancock County,H1</text:p>
          </table:table-cell>
          <table:table-cell table:formula="of:=LEFT([.A1039];2)" office:value-type="string" office:string-value="KY" calcext:value-type="string">
            <text:p>KY</text:p>
          </table:table-cell>
          <table:table-cell table:formula="of:=MID([.A1039];4;6)" office:value-type="string" office:string-value="21,091" calcext:value-type="string">
            <text:p>21,091</text:p>
          </table:table-cell>
          <table:table-cell table:formula="of:=MID([.A1039];11;30)" office:value-type="string" office:string-value="Hancock County,H1" calcext:value-type="string">
            <text:p>Hancock County,H1</text:p>
          </table:table-cell>
          <table:table-cell office:value-type="string" calcext:value-type="string">
            <text:p>Hancock County</text:p>
          </table:table-cell>
          <table:table-cell/>
        </table:table-row>
        <table:table-row table:style-name="ro1">
          <table:table-cell office:value-type="string" calcext:value-type="string">
            <text:p>KY,21,093,Hardin County,H1</text:p>
          </table:table-cell>
          <table:table-cell table:formula="of:=LEFT([.A1040];2)" office:value-type="string" office:string-value="KY" calcext:value-type="string">
            <text:p>KY</text:p>
          </table:table-cell>
          <table:table-cell table:formula="of:=MID([.A1040];4;6)" office:value-type="string" office:string-value="21,093" calcext:value-type="string">
            <text:p>21,093</text:p>
          </table:table-cell>
          <table:table-cell table:formula="of:=MID([.A1040];11;30)" office:value-type="string" office:string-value="Hardin County,H1" calcext:value-type="string">
            <text:p>Hardin County,H1</text:p>
          </table:table-cell>
          <table:table-cell office:value-type="string" calcext:value-type="string">
            <text:p>Hardin County</text:p>
          </table:table-cell>
          <table:table-cell/>
        </table:table-row>
        <table:table-row table:style-name="ro1">
          <table:table-cell office:value-type="string" calcext:value-type="string">
            <text:p>KY,21,095,Harlan County,H1</text:p>
          </table:table-cell>
          <table:table-cell table:formula="of:=LEFT([.A1041];2)" office:value-type="string" office:string-value="KY" calcext:value-type="string">
            <text:p>KY</text:p>
          </table:table-cell>
          <table:table-cell table:formula="of:=MID([.A1041];4;6)" office:value-type="string" office:string-value="21,095" calcext:value-type="string">
            <text:p>21,095</text:p>
          </table:table-cell>
          <table:table-cell table:formula="of:=MID([.A1041];11;30)" office:value-type="string" office:string-value="Harlan County,H1" calcext:value-type="string">
            <text:p>Harlan County,H1</text:p>
          </table:table-cell>
          <table:table-cell office:value-type="string" calcext:value-type="string">
            <text:p>Harlan County</text:p>
          </table:table-cell>
          <table:table-cell/>
        </table:table-row>
        <table:table-row table:style-name="ro1">
          <table:table-cell office:value-type="string" calcext:value-type="string">
            <text:p>KY,21,097,Harrison County,H1</text:p>
          </table:table-cell>
          <table:table-cell table:formula="of:=LEFT([.A1042];2)" office:value-type="string" office:string-value="KY" calcext:value-type="string">
            <text:p>KY</text:p>
          </table:table-cell>
          <table:table-cell table:formula="of:=MID([.A1042];4;6)" office:value-type="string" office:string-value="21,097" calcext:value-type="string">
            <text:p>21,097</text:p>
          </table:table-cell>
          <table:table-cell table:formula="of:=MID([.A1042];11;30)" office:value-type="string" office:string-value="Harrison County,H1" calcext:value-type="string">
            <text:p>Harrison County,H1</text:p>
          </table:table-cell>
          <table:table-cell office:value-type="string" calcext:value-type="string">
            <text:p>Harrison County</text:p>
          </table:table-cell>
          <table:table-cell/>
        </table:table-row>
        <table:table-row table:style-name="ro1">
          <table:table-cell office:value-type="string" calcext:value-type="string">
            <text:p>KY,21,099,Hart County,H1</text:p>
          </table:table-cell>
          <table:table-cell table:formula="of:=LEFT([.A1043];2)" office:value-type="string" office:string-value="KY" calcext:value-type="string">
            <text:p>KY</text:p>
          </table:table-cell>
          <table:table-cell table:formula="of:=MID([.A1043];4;6)" office:value-type="string" office:string-value="21,099" calcext:value-type="string">
            <text:p>21,099</text:p>
          </table:table-cell>
          <table:table-cell table:formula="of:=MID([.A1043];11;30)" office:value-type="string" office:string-value="Hart County,H1" calcext:value-type="string">
            <text:p>Hart County,H1</text:p>
          </table:table-cell>
          <table:table-cell office:value-type="string" calcext:value-type="string">
            <text:p>Hart County</text:p>
          </table:table-cell>
          <table:table-cell/>
        </table:table-row>
        <table:table-row table:style-name="ro1">
          <table:table-cell office:value-type="string" calcext:value-type="string">
            <text:p>KY,21,101,Henderson County,H1</text:p>
          </table:table-cell>
          <table:table-cell table:formula="of:=LEFT([.A1044];2)" office:value-type="string" office:string-value="KY" calcext:value-type="string">
            <text:p>KY</text:p>
          </table:table-cell>
          <table:table-cell table:formula="of:=MID([.A1044];4;6)" office:value-type="string" office:string-value="21,101" calcext:value-type="string">
            <text:p>21,101</text:p>
          </table:table-cell>
          <table:table-cell table:formula="of:=MID([.A1044];11;30)" office:value-type="string" office:string-value="Henderson County,H1" calcext:value-type="string">
            <text:p>Henderson County,H1</text:p>
          </table:table-cell>
          <table:table-cell office:value-type="string" calcext:value-type="string">
            <text:p>Henderson County</text:p>
          </table:table-cell>
          <table:table-cell/>
        </table:table-row>
        <table:table-row table:style-name="ro1">
          <table:table-cell office:value-type="string" calcext:value-type="string">
            <text:p>KY,21,103,Henry County,H1</text:p>
          </table:table-cell>
          <table:table-cell table:formula="of:=LEFT([.A1045];2)" office:value-type="string" office:string-value="KY" calcext:value-type="string">
            <text:p>KY</text:p>
          </table:table-cell>
          <table:table-cell table:formula="of:=MID([.A1045];4;6)" office:value-type="string" office:string-value="21,103" calcext:value-type="string">
            <text:p>21,103</text:p>
          </table:table-cell>
          <table:table-cell table:formula="of:=MID([.A1045];11;30)" office:value-type="string" office:string-value="Henry County,H1" calcext:value-type="string">
            <text:p>Henry County,H1</text:p>
          </table:table-cell>
          <table:table-cell office:value-type="string" calcext:value-type="string">
            <text:p>Henry County</text:p>
          </table:table-cell>
          <table:table-cell/>
        </table:table-row>
        <table:table-row table:style-name="ro1">
          <table:table-cell office:value-type="string" calcext:value-type="string">
            <text:p>KY,21,105,Hickman County,H1</text:p>
          </table:table-cell>
          <table:table-cell table:formula="of:=LEFT([.A1046];2)" office:value-type="string" office:string-value="KY" calcext:value-type="string">
            <text:p>KY</text:p>
          </table:table-cell>
          <table:table-cell table:formula="of:=MID([.A1046];4;6)" office:value-type="string" office:string-value="21,105" calcext:value-type="string">
            <text:p>21,105</text:p>
          </table:table-cell>
          <table:table-cell table:formula="of:=MID([.A1046];11;30)" office:value-type="string" office:string-value="Hickman County,H1" calcext:value-type="string">
            <text:p>Hickman County,H1</text:p>
          </table:table-cell>
          <table:table-cell office:value-type="string" calcext:value-type="string">
            <text:p>Hickman County</text:p>
          </table:table-cell>
          <table:table-cell/>
        </table:table-row>
        <table:table-row table:style-name="ro1">
          <table:table-cell office:value-type="string" calcext:value-type="string">
            <text:p>KY,21,107,Hopkins County,H1</text:p>
          </table:table-cell>
          <table:table-cell table:formula="of:=LEFT([.A1047];2)" office:value-type="string" office:string-value="KY" calcext:value-type="string">
            <text:p>KY</text:p>
          </table:table-cell>
          <table:table-cell table:formula="of:=MID([.A1047];4;6)" office:value-type="string" office:string-value="21,107" calcext:value-type="string">
            <text:p>21,107</text:p>
          </table:table-cell>
          <table:table-cell table:formula="of:=MID([.A1047];11;30)" office:value-type="string" office:string-value="Hopkins County,H1" calcext:value-type="string">
            <text:p>Hopkins County,H1</text:p>
          </table:table-cell>
          <table:table-cell office:value-type="string" calcext:value-type="string">
            <text:p>Hopkins County</text:p>
          </table:table-cell>
          <table:table-cell/>
        </table:table-row>
        <table:table-row table:style-name="ro1">
          <table:table-cell office:value-type="string" calcext:value-type="string">
            <text:p>KY,21,109,Jackson County,H1</text:p>
          </table:table-cell>
          <table:table-cell table:formula="of:=LEFT([.A1048];2)" office:value-type="string" office:string-value="KY" calcext:value-type="string">
            <text:p>KY</text:p>
          </table:table-cell>
          <table:table-cell table:formula="of:=MID([.A1048];4;6)" office:value-type="string" office:string-value="21,109" calcext:value-type="string">
            <text:p>21,109</text:p>
          </table:table-cell>
          <table:table-cell table:formula="of:=MID([.A1048];11;30)" office:value-type="string" office:string-value="Jackson County,H1" calcext:value-type="string">
            <text:p>Jackson County,H1</text:p>
          </table:table-cell>
          <table:table-cell office:value-type="string" calcext:value-type="string">
            <text:p>Jackson County</text:p>
          </table:table-cell>
          <table:table-cell/>
        </table:table-row>
        <table:table-row table:style-name="ro1">
          <table:table-cell office:value-type="string" calcext:value-type="string">
            <text:p>KY,21,111,Jefferson County,H1</text:p>
          </table:table-cell>
          <table:table-cell table:formula="of:=LEFT([.A1049];2)" office:value-type="string" office:string-value="KY" calcext:value-type="string">
            <text:p>KY</text:p>
          </table:table-cell>
          <table:table-cell table:formula="of:=MID([.A1049];4;6)" office:value-type="string" office:string-value="21,111" calcext:value-type="string">
            <text:p>21,111</text:p>
          </table:table-cell>
          <table:table-cell table:formula="of:=MID([.A1049];11;30)" office:value-type="string" office:string-value="Jefferson County,H1" calcext:value-type="string">
            <text:p>Jefferson County,H1</text:p>
          </table:table-cell>
          <table:table-cell office:value-type="string" calcext:value-type="string">
            <text:p>Jefferson County</text:p>
          </table:table-cell>
          <table:table-cell/>
        </table:table-row>
        <table:table-row table:style-name="ro1">
          <table:table-cell office:value-type="string" calcext:value-type="string">
            <text:p>KY,21,113,Jessamine County,H1</text:p>
          </table:table-cell>
          <table:table-cell table:formula="of:=LEFT([.A1050];2)" office:value-type="string" office:string-value="KY" calcext:value-type="string">
            <text:p>KY</text:p>
          </table:table-cell>
          <table:table-cell table:formula="of:=MID([.A1050];4;6)" office:value-type="string" office:string-value="21,113" calcext:value-type="string">
            <text:p>21,113</text:p>
          </table:table-cell>
          <table:table-cell table:formula="of:=MID([.A1050];11;30)" office:value-type="string" office:string-value="Jessamine County,H1" calcext:value-type="string">
            <text:p>Jessamine County,H1</text:p>
          </table:table-cell>
          <table:table-cell office:value-type="string" calcext:value-type="string">
            <text:p>Jessamine County</text:p>
          </table:table-cell>
          <table:table-cell/>
        </table:table-row>
        <table:table-row table:style-name="ro1">
          <table:table-cell office:value-type="string" calcext:value-type="string">
            <text:p>KY,21,115,Johnson County,H1</text:p>
          </table:table-cell>
          <table:table-cell table:formula="of:=LEFT([.A1051];2)" office:value-type="string" office:string-value="KY" calcext:value-type="string">
            <text:p>KY</text:p>
          </table:table-cell>
          <table:table-cell table:formula="of:=MID([.A1051];4;6)" office:value-type="string" office:string-value="21,115" calcext:value-type="string">
            <text:p>21,115</text:p>
          </table:table-cell>
          <table:table-cell table:formula="of:=MID([.A1051];11;30)" office:value-type="string" office:string-value="Johnson County,H1" calcext:value-type="string">
            <text:p>Johnson County,H1</text:p>
          </table:table-cell>
          <table:table-cell office:value-type="string" calcext:value-type="string">
            <text:p>Johnson County</text:p>
          </table:table-cell>
          <table:table-cell/>
        </table:table-row>
        <table:table-row table:style-name="ro1">
          <table:table-cell office:value-type="string" calcext:value-type="string">
            <text:p>KY,21,117,Kenton County,H1</text:p>
          </table:table-cell>
          <table:table-cell table:formula="of:=LEFT([.A1052];2)" office:value-type="string" office:string-value="KY" calcext:value-type="string">
            <text:p>KY</text:p>
          </table:table-cell>
          <table:table-cell table:formula="of:=MID([.A1052];4;6)" office:value-type="string" office:string-value="21,117" calcext:value-type="string">
            <text:p>21,117</text:p>
          </table:table-cell>
          <table:table-cell table:formula="of:=MID([.A1052];11;30)" office:value-type="string" office:string-value="Kenton County,H1" calcext:value-type="string">
            <text:p>Kenton County,H1</text:p>
          </table:table-cell>
          <table:table-cell office:value-type="string" calcext:value-type="string">
            <text:p>Kenton County</text:p>
          </table:table-cell>
          <table:table-cell/>
        </table:table-row>
        <table:table-row table:style-name="ro1">
          <table:table-cell office:value-type="string" calcext:value-type="string">
            <text:p>KY,21,119,Knott County,H1</text:p>
          </table:table-cell>
          <table:table-cell table:formula="of:=LEFT([.A1053];2)" office:value-type="string" office:string-value="KY" calcext:value-type="string">
            <text:p>KY</text:p>
          </table:table-cell>
          <table:table-cell table:formula="of:=MID([.A1053];4;6)" office:value-type="string" office:string-value="21,119" calcext:value-type="string">
            <text:p>21,119</text:p>
          </table:table-cell>
          <table:table-cell table:formula="of:=MID([.A1053];11;30)" office:value-type="string" office:string-value="Knott County,H1" calcext:value-type="string">
            <text:p>Knott County,H1</text:p>
          </table:table-cell>
          <table:table-cell office:value-type="string" calcext:value-type="string">
            <text:p>Knott County</text:p>
          </table:table-cell>
          <table:table-cell/>
        </table:table-row>
        <table:table-row table:style-name="ro1">
          <table:table-cell office:value-type="string" calcext:value-type="string">
            <text:p>KY,21,121,Knox County,H1</text:p>
          </table:table-cell>
          <table:table-cell table:formula="of:=LEFT([.A1054];2)" office:value-type="string" office:string-value="KY" calcext:value-type="string">
            <text:p>KY</text:p>
          </table:table-cell>
          <table:table-cell table:formula="of:=MID([.A1054];4;6)" office:value-type="string" office:string-value="21,121" calcext:value-type="string">
            <text:p>21,121</text:p>
          </table:table-cell>
          <table:table-cell table:formula="of:=MID([.A1054];11;30)" office:value-type="string" office:string-value="Knox County,H1" calcext:value-type="string">
            <text:p>Knox County,H1</text:p>
          </table:table-cell>
          <table:table-cell office:value-type="string" calcext:value-type="string">
            <text:p>Knox County</text:p>
          </table:table-cell>
          <table:table-cell/>
        </table:table-row>
        <table:table-row table:style-name="ro1">
          <table:table-cell office:value-type="string" calcext:value-type="string">
            <text:p>KY,21,123,Larue County,H1</text:p>
          </table:table-cell>
          <table:table-cell table:formula="of:=LEFT([.A1055];2)" office:value-type="string" office:string-value="KY" calcext:value-type="string">
            <text:p>KY</text:p>
          </table:table-cell>
          <table:table-cell table:formula="of:=MID([.A1055];4;6)" office:value-type="string" office:string-value="21,123" calcext:value-type="string">
            <text:p>21,123</text:p>
          </table:table-cell>
          <table:table-cell table:formula="of:=MID([.A1055];11;30)" office:value-type="string" office:string-value="Larue County,H1" calcext:value-type="string">
            <text:p>Larue County,H1</text:p>
          </table:table-cell>
          <table:table-cell office:value-type="string" calcext:value-type="string">
            <text:p>Larue County</text:p>
          </table:table-cell>
          <table:table-cell/>
        </table:table-row>
        <table:table-row table:style-name="ro1">
          <table:table-cell office:value-type="string" calcext:value-type="string">
            <text:p>KY,21,125,Laurel County,H1</text:p>
          </table:table-cell>
          <table:table-cell table:formula="of:=LEFT([.A1056];2)" office:value-type="string" office:string-value="KY" calcext:value-type="string">
            <text:p>KY</text:p>
          </table:table-cell>
          <table:table-cell table:formula="of:=MID([.A1056];4;6)" office:value-type="string" office:string-value="21,125" calcext:value-type="string">
            <text:p>21,125</text:p>
          </table:table-cell>
          <table:table-cell table:formula="of:=MID([.A1056];11;30)" office:value-type="string" office:string-value="Laurel County,H1" calcext:value-type="string">
            <text:p>Laurel County,H1</text:p>
          </table:table-cell>
          <table:table-cell office:value-type="string" calcext:value-type="string">
            <text:p>Laurel County</text:p>
          </table:table-cell>
          <table:table-cell/>
        </table:table-row>
        <table:table-row table:style-name="ro1">
          <table:table-cell office:value-type="string" calcext:value-type="string">
            <text:p>KY,21,127,Lawrence County,H1</text:p>
          </table:table-cell>
          <table:table-cell table:formula="of:=LEFT([.A1057];2)" office:value-type="string" office:string-value="KY" calcext:value-type="string">
            <text:p>KY</text:p>
          </table:table-cell>
          <table:table-cell table:formula="of:=MID([.A1057];4;6)" office:value-type="string" office:string-value="21,127" calcext:value-type="string">
            <text:p>21,127</text:p>
          </table:table-cell>
          <table:table-cell table:formula="of:=MID([.A1057];11;30)" office:value-type="string" office:string-value="Lawrence County,H1" calcext:value-type="string">
            <text:p>Lawrence County,H1</text:p>
          </table:table-cell>
          <table:table-cell office:value-type="string" calcext:value-type="string">
            <text:p>Lawrence County</text:p>
          </table:table-cell>
          <table:table-cell/>
        </table:table-row>
        <table:table-row table:style-name="ro1">
          <table:table-cell office:value-type="string" calcext:value-type="string">
            <text:p>KY,21,129,Lee County,H1</text:p>
          </table:table-cell>
          <table:table-cell table:formula="of:=LEFT([.A1058];2)" office:value-type="string" office:string-value="KY" calcext:value-type="string">
            <text:p>KY</text:p>
          </table:table-cell>
          <table:table-cell table:formula="of:=MID([.A1058];4;6)" office:value-type="string" office:string-value="21,129" calcext:value-type="string">
            <text:p>21,129</text:p>
          </table:table-cell>
          <table:table-cell table:formula="of:=MID([.A1058];11;30)" office:value-type="string" office:string-value="Lee County,H1" calcext:value-type="string">
            <text:p>Lee County,H1</text:p>
          </table:table-cell>
          <table:table-cell office:value-type="string" calcext:value-type="string">
            <text:p>Lee County</text:p>
          </table:table-cell>
          <table:table-cell/>
        </table:table-row>
        <table:table-row table:style-name="ro1">
          <table:table-cell office:value-type="string" calcext:value-type="string">
            <text:p>KY,21,131,Leslie County,H1</text:p>
          </table:table-cell>
          <table:table-cell table:formula="of:=LEFT([.A1059];2)" office:value-type="string" office:string-value="KY" calcext:value-type="string">
            <text:p>KY</text:p>
          </table:table-cell>
          <table:table-cell table:formula="of:=MID([.A1059];4;6)" office:value-type="string" office:string-value="21,131" calcext:value-type="string">
            <text:p>21,131</text:p>
          </table:table-cell>
          <table:table-cell table:formula="of:=MID([.A1059];11;30)" office:value-type="string" office:string-value="Leslie County,H1" calcext:value-type="string">
            <text:p>Leslie County,H1</text:p>
          </table:table-cell>
          <table:table-cell office:value-type="string" calcext:value-type="string">
            <text:p>Leslie County</text:p>
          </table:table-cell>
          <table:table-cell/>
        </table:table-row>
        <table:table-row table:style-name="ro1">
          <table:table-cell office:value-type="string" calcext:value-type="string">
            <text:p>KY,21,133,Letcher County,H1</text:p>
          </table:table-cell>
          <table:table-cell table:formula="of:=LEFT([.A1060];2)" office:value-type="string" office:string-value="KY" calcext:value-type="string">
            <text:p>KY</text:p>
          </table:table-cell>
          <table:table-cell table:formula="of:=MID([.A1060];4;6)" office:value-type="string" office:string-value="21,133" calcext:value-type="string">
            <text:p>21,133</text:p>
          </table:table-cell>
          <table:table-cell table:formula="of:=MID([.A1060];11;30)" office:value-type="string" office:string-value="Letcher County,H1" calcext:value-type="string">
            <text:p>Letcher County,H1</text:p>
          </table:table-cell>
          <table:table-cell office:value-type="string" calcext:value-type="string">
            <text:p>Letcher County</text:p>
          </table:table-cell>
          <table:table-cell/>
        </table:table-row>
        <table:table-row table:style-name="ro1">
          <table:table-cell office:value-type="string" calcext:value-type="string">
            <text:p>KY,21,135,Lewis County,H1</text:p>
          </table:table-cell>
          <table:table-cell table:formula="of:=LEFT([.A1061];2)" office:value-type="string" office:string-value="KY" calcext:value-type="string">
            <text:p>KY</text:p>
          </table:table-cell>
          <table:table-cell table:formula="of:=MID([.A1061];4;6)" office:value-type="string" office:string-value="21,135" calcext:value-type="string">
            <text:p>21,135</text:p>
          </table:table-cell>
          <table:table-cell table:formula="of:=MID([.A1061];11;30)" office:value-type="string" office:string-value="Lewis County,H1" calcext:value-type="string">
            <text:p>Lewis County,H1</text:p>
          </table:table-cell>
          <table:table-cell office:value-type="string" calcext:value-type="string">
            <text:p>Lewis County</text:p>
          </table:table-cell>
          <table:table-cell/>
        </table:table-row>
        <table:table-row table:style-name="ro1">
          <table:table-cell office:value-type="string" calcext:value-type="string">
            <text:p>KY,21,137,Lincoln County,H1</text:p>
          </table:table-cell>
          <table:table-cell table:formula="of:=LEFT([.A1062];2)" office:value-type="string" office:string-value="KY" calcext:value-type="string">
            <text:p>KY</text:p>
          </table:table-cell>
          <table:table-cell table:formula="of:=MID([.A1062];4;6)" office:value-type="string" office:string-value="21,137" calcext:value-type="string">
            <text:p>21,137</text:p>
          </table:table-cell>
          <table:table-cell table:formula="of:=MID([.A1062];11;30)" office:value-type="string" office:string-value="Lincoln County,H1" calcext:value-type="string">
            <text:p>Lincoln County,H1</text:p>
          </table:table-cell>
          <table:table-cell office:value-type="string" calcext:value-type="string">
            <text:p>Lincoln County</text:p>
          </table:table-cell>
          <table:table-cell/>
        </table:table-row>
        <table:table-row table:style-name="ro1">
          <table:table-cell office:value-type="string" calcext:value-type="string">
            <text:p>KY,21,139,Livingston County,H1</text:p>
          </table:table-cell>
          <table:table-cell table:formula="of:=LEFT([.A1063];2)" office:value-type="string" office:string-value="KY" calcext:value-type="string">
            <text:p>KY</text:p>
          </table:table-cell>
          <table:table-cell table:formula="of:=MID([.A1063];4;6)" office:value-type="string" office:string-value="21,139" calcext:value-type="string">
            <text:p>21,139</text:p>
          </table:table-cell>
          <table:table-cell table:formula="of:=MID([.A1063];11;30)" office:value-type="string" office:string-value="Livingston County,H1" calcext:value-type="string">
            <text:p>Livingston County,H1</text:p>
          </table:table-cell>
          <table:table-cell office:value-type="string" calcext:value-type="string">
            <text:p>Livingston County</text:p>
          </table:table-cell>
          <table:table-cell/>
        </table:table-row>
        <table:table-row table:style-name="ro1">
          <table:table-cell office:value-type="string" calcext:value-type="string">
            <text:p>KY,21,141,Logan County,H1</text:p>
          </table:table-cell>
          <table:table-cell table:formula="of:=LEFT([.A1064];2)" office:value-type="string" office:string-value="KY" calcext:value-type="string">
            <text:p>KY</text:p>
          </table:table-cell>
          <table:table-cell table:formula="of:=MID([.A1064];4;6)" office:value-type="string" office:string-value="21,141" calcext:value-type="string">
            <text:p>21,141</text:p>
          </table:table-cell>
          <table:table-cell table:formula="of:=MID([.A1064];11;30)" office:value-type="string" office:string-value="Logan County,H1" calcext:value-type="string">
            <text:p>Logan County,H1</text:p>
          </table:table-cell>
          <table:table-cell office:value-type="string" calcext:value-type="string">
            <text:p>Logan County</text:p>
          </table:table-cell>
          <table:table-cell/>
        </table:table-row>
        <table:table-row table:style-name="ro1">
          <table:table-cell office:value-type="string" calcext:value-type="string">
            <text:p>KY,21,143,Lyon County,H1</text:p>
          </table:table-cell>
          <table:table-cell table:formula="of:=LEFT([.A1065];2)" office:value-type="string" office:string-value="KY" calcext:value-type="string">
            <text:p>KY</text:p>
          </table:table-cell>
          <table:table-cell table:formula="of:=MID([.A1065];4;6)" office:value-type="string" office:string-value="21,143" calcext:value-type="string">
            <text:p>21,143</text:p>
          </table:table-cell>
          <table:table-cell table:formula="of:=MID([.A1065];11;30)" office:value-type="string" office:string-value="Lyon County,H1" calcext:value-type="string">
            <text:p>Lyon County,H1</text:p>
          </table:table-cell>
          <table:table-cell office:value-type="string" calcext:value-type="string">
            <text:p>Lyon County</text:p>
          </table:table-cell>
          <table:table-cell/>
        </table:table-row>
        <table:table-row table:style-name="ro1">
          <table:table-cell office:value-type="string" calcext:value-type="string">
            <text:p>KY,21,145,McCracken County,H1</text:p>
          </table:table-cell>
          <table:table-cell table:formula="of:=LEFT([.A1066];2)" office:value-type="string" office:string-value="KY" calcext:value-type="string">
            <text:p>KY</text:p>
          </table:table-cell>
          <table:table-cell table:formula="of:=MID([.A1066];4;6)" office:value-type="string" office:string-value="21,145" calcext:value-type="string">
            <text:p>21,145</text:p>
          </table:table-cell>
          <table:table-cell table:formula="of:=MID([.A1066];11;30)" office:value-type="string" office:string-value="McCracken County,H1" calcext:value-type="string">
            <text:p>McCracken County,H1</text:p>
          </table:table-cell>
          <table:table-cell office:value-type="string" calcext:value-type="string">
            <text:p>McCracken County</text:p>
          </table:table-cell>
          <table:table-cell/>
        </table:table-row>
        <table:table-row table:style-name="ro1">
          <table:table-cell office:value-type="string" calcext:value-type="string">
            <text:p>KY,21,147,McCreary County,H1</text:p>
          </table:table-cell>
          <table:table-cell table:formula="of:=LEFT([.A1067];2)" office:value-type="string" office:string-value="KY" calcext:value-type="string">
            <text:p>KY</text:p>
          </table:table-cell>
          <table:table-cell table:formula="of:=MID([.A1067];4;6)" office:value-type="string" office:string-value="21,147" calcext:value-type="string">
            <text:p>21,147</text:p>
          </table:table-cell>
          <table:table-cell table:formula="of:=MID([.A1067];11;30)" office:value-type="string" office:string-value="McCreary County,H1" calcext:value-type="string">
            <text:p>McCreary County,H1</text:p>
          </table:table-cell>
          <table:table-cell office:value-type="string" calcext:value-type="string">
            <text:p>McCreary County</text:p>
          </table:table-cell>
          <table:table-cell/>
        </table:table-row>
        <table:table-row table:style-name="ro1">
          <table:table-cell office:value-type="string" calcext:value-type="string">
            <text:p>KY,21,149,McLean County,H1</text:p>
          </table:table-cell>
          <table:table-cell table:formula="of:=LEFT([.A1068];2)" office:value-type="string" office:string-value="KY" calcext:value-type="string">
            <text:p>KY</text:p>
          </table:table-cell>
          <table:table-cell table:formula="of:=MID([.A1068];4;6)" office:value-type="string" office:string-value="21,149" calcext:value-type="string">
            <text:p>21,149</text:p>
          </table:table-cell>
          <table:table-cell table:formula="of:=MID([.A1068];11;30)" office:value-type="string" office:string-value="McLean County,H1" calcext:value-type="string">
            <text:p>McLean County,H1</text:p>
          </table:table-cell>
          <table:table-cell office:value-type="string" calcext:value-type="string">
            <text:p>McLean County</text:p>
          </table:table-cell>
          <table:table-cell/>
        </table:table-row>
        <table:table-row table:style-name="ro1">
          <table:table-cell office:value-type="string" calcext:value-type="string">
            <text:p>KY,21,151,Madison County,H1</text:p>
          </table:table-cell>
          <table:table-cell table:formula="of:=LEFT([.A1069];2)" office:value-type="string" office:string-value="KY" calcext:value-type="string">
            <text:p>KY</text:p>
          </table:table-cell>
          <table:table-cell table:formula="of:=MID([.A1069];4;6)" office:value-type="string" office:string-value="21,151" calcext:value-type="string">
            <text:p>21,151</text:p>
          </table:table-cell>
          <table:table-cell table:formula="of:=MID([.A1069];11;30)" office:value-type="string" office:string-value="Madison County,H1" calcext:value-type="string">
            <text:p>Madison County,H1</text:p>
          </table:table-cell>
          <table:table-cell office:value-type="string" calcext:value-type="string">
            <text:p>Madison County</text:p>
          </table:table-cell>
          <table:table-cell/>
        </table:table-row>
        <table:table-row table:style-name="ro1">
          <table:table-cell office:value-type="string" calcext:value-type="string">
            <text:p>KY,21,153,Magoffin County,H1</text:p>
          </table:table-cell>
          <table:table-cell table:formula="of:=LEFT([.A1070];2)" office:value-type="string" office:string-value="KY" calcext:value-type="string">
            <text:p>KY</text:p>
          </table:table-cell>
          <table:table-cell table:formula="of:=MID([.A1070];4;6)" office:value-type="string" office:string-value="21,153" calcext:value-type="string">
            <text:p>21,153</text:p>
          </table:table-cell>
          <table:table-cell table:formula="of:=MID([.A1070];11;30)" office:value-type="string" office:string-value="Magoffin County,H1" calcext:value-type="string">
            <text:p>Magoffin County,H1</text:p>
          </table:table-cell>
          <table:table-cell office:value-type="string" calcext:value-type="string">
            <text:p>Magoffin County</text:p>
          </table:table-cell>
          <table:table-cell/>
        </table:table-row>
        <table:table-row table:style-name="ro1">
          <table:table-cell office:value-type="string" calcext:value-type="string">
            <text:p>KY,21,155,Marion County,H1</text:p>
          </table:table-cell>
          <table:table-cell table:formula="of:=LEFT([.A1071];2)" office:value-type="string" office:string-value="KY" calcext:value-type="string">
            <text:p>KY</text:p>
          </table:table-cell>
          <table:table-cell table:formula="of:=MID([.A1071];4;6)" office:value-type="string" office:string-value="21,155" calcext:value-type="string">
            <text:p>21,155</text:p>
          </table:table-cell>
          <table:table-cell table:formula="of:=MID([.A1071];11;30)" office:value-type="string" office:string-value="Marion County,H1" calcext:value-type="string">
            <text:p>Marion County,H1</text:p>
          </table:table-cell>
          <table:table-cell office:value-type="string" calcext:value-type="string">
            <text:p>Marion County</text:p>
          </table:table-cell>
          <table:table-cell/>
        </table:table-row>
        <table:table-row table:style-name="ro1">
          <table:table-cell office:value-type="string" calcext:value-type="string">
            <text:p>KY,21,157,Marshall County,H1</text:p>
          </table:table-cell>
          <table:table-cell table:formula="of:=LEFT([.A1072];2)" office:value-type="string" office:string-value="KY" calcext:value-type="string">
            <text:p>KY</text:p>
          </table:table-cell>
          <table:table-cell table:formula="of:=MID([.A1072];4;6)" office:value-type="string" office:string-value="21,157" calcext:value-type="string">
            <text:p>21,157</text:p>
          </table:table-cell>
          <table:table-cell table:formula="of:=MID([.A1072];11;30)" office:value-type="string" office:string-value="Marshall County,H1" calcext:value-type="string">
            <text:p>Marshall County,H1</text:p>
          </table:table-cell>
          <table:table-cell office:value-type="string" calcext:value-type="string">
            <text:p>Marshall County</text:p>
          </table:table-cell>
          <table:table-cell/>
        </table:table-row>
        <table:table-row table:style-name="ro1">
          <table:table-cell office:value-type="string" calcext:value-type="string">
            <text:p>KY,21,159,Martin County,H1</text:p>
          </table:table-cell>
          <table:table-cell table:formula="of:=LEFT([.A1073];2)" office:value-type="string" office:string-value="KY" calcext:value-type="string">
            <text:p>KY</text:p>
          </table:table-cell>
          <table:table-cell table:formula="of:=MID([.A1073];4;6)" office:value-type="string" office:string-value="21,159" calcext:value-type="string">
            <text:p>21,159</text:p>
          </table:table-cell>
          <table:table-cell table:formula="of:=MID([.A1073];11;30)" office:value-type="string" office:string-value="Martin County,H1" calcext:value-type="string">
            <text:p>Martin County,H1</text:p>
          </table:table-cell>
          <table:table-cell office:value-type="string" calcext:value-type="string">
            <text:p>Martin County</text:p>
          </table:table-cell>
          <table:table-cell/>
        </table:table-row>
        <table:table-row table:style-name="ro1">
          <table:table-cell office:value-type="string" calcext:value-type="string">
            <text:p>KY,21,161,Mason County,H1</text:p>
          </table:table-cell>
          <table:table-cell table:formula="of:=LEFT([.A1074];2)" office:value-type="string" office:string-value="KY" calcext:value-type="string">
            <text:p>KY</text:p>
          </table:table-cell>
          <table:table-cell table:formula="of:=MID([.A1074];4;6)" office:value-type="string" office:string-value="21,161" calcext:value-type="string">
            <text:p>21,161</text:p>
          </table:table-cell>
          <table:table-cell table:formula="of:=MID([.A1074];11;30)" office:value-type="string" office:string-value="Mason County,H1" calcext:value-type="string">
            <text:p>Mason County,H1</text:p>
          </table:table-cell>
          <table:table-cell office:value-type="string" calcext:value-type="string">
            <text:p>Mason County</text:p>
          </table:table-cell>
          <table:table-cell/>
        </table:table-row>
        <table:table-row table:style-name="ro1">
          <table:table-cell office:value-type="string" calcext:value-type="string">
            <text:p>KY,21,163,Meade County,H1</text:p>
          </table:table-cell>
          <table:table-cell table:formula="of:=LEFT([.A1075];2)" office:value-type="string" office:string-value="KY" calcext:value-type="string">
            <text:p>KY</text:p>
          </table:table-cell>
          <table:table-cell table:formula="of:=MID([.A1075];4;6)" office:value-type="string" office:string-value="21,163" calcext:value-type="string">
            <text:p>21,163</text:p>
          </table:table-cell>
          <table:table-cell table:formula="of:=MID([.A1075];11;30)" office:value-type="string" office:string-value="Meade County,H1" calcext:value-type="string">
            <text:p>Meade County,H1</text:p>
          </table:table-cell>
          <table:table-cell office:value-type="string" calcext:value-type="string">
            <text:p>Meade County</text:p>
          </table:table-cell>
          <table:table-cell/>
        </table:table-row>
        <table:table-row table:style-name="ro1">
          <table:table-cell office:value-type="string" calcext:value-type="string">
            <text:p>KY,21,165,Menifee County,H1</text:p>
          </table:table-cell>
          <table:table-cell table:formula="of:=LEFT([.A1076];2)" office:value-type="string" office:string-value="KY" calcext:value-type="string">
            <text:p>KY</text:p>
          </table:table-cell>
          <table:table-cell table:formula="of:=MID([.A1076];4;6)" office:value-type="string" office:string-value="21,165" calcext:value-type="string">
            <text:p>21,165</text:p>
          </table:table-cell>
          <table:table-cell table:formula="of:=MID([.A1076];11;30)" office:value-type="string" office:string-value="Menifee County,H1" calcext:value-type="string">
            <text:p>Menifee County,H1</text:p>
          </table:table-cell>
          <table:table-cell office:value-type="string" calcext:value-type="string">
            <text:p>Menifee County</text:p>
          </table:table-cell>
          <table:table-cell/>
        </table:table-row>
        <table:table-row table:style-name="ro1">
          <table:table-cell office:value-type="string" calcext:value-type="string">
            <text:p>KY,21,167,Mercer County,H1</text:p>
          </table:table-cell>
          <table:table-cell table:formula="of:=LEFT([.A1077];2)" office:value-type="string" office:string-value="KY" calcext:value-type="string">
            <text:p>KY</text:p>
          </table:table-cell>
          <table:table-cell table:formula="of:=MID([.A1077];4;6)" office:value-type="string" office:string-value="21,167" calcext:value-type="string">
            <text:p>21,167</text:p>
          </table:table-cell>
          <table:table-cell table:formula="of:=MID([.A1077];11;30)" office:value-type="string" office:string-value="Mercer County,H1" calcext:value-type="string">
            <text:p>Mercer County,H1</text:p>
          </table:table-cell>
          <table:table-cell office:value-type="string" calcext:value-type="string">
            <text:p>Mercer County</text:p>
          </table:table-cell>
          <table:table-cell/>
        </table:table-row>
        <table:table-row table:style-name="ro1">
          <table:table-cell office:value-type="string" calcext:value-type="string">
            <text:p>KY,21,169,Metcalfe County,H1</text:p>
          </table:table-cell>
          <table:table-cell table:formula="of:=LEFT([.A1078];2)" office:value-type="string" office:string-value="KY" calcext:value-type="string">
            <text:p>KY</text:p>
          </table:table-cell>
          <table:table-cell table:formula="of:=MID([.A1078];4;6)" office:value-type="string" office:string-value="21,169" calcext:value-type="string">
            <text:p>21,169</text:p>
          </table:table-cell>
          <table:table-cell table:formula="of:=MID([.A1078];11;30)" office:value-type="string" office:string-value="Metcalfe County,H1" calcext:value-type="string">
            <text:p>Metcalfe County,H1</text:p>
          </table:table-cell>
          <table:table-cell office:value-type="string" calcext:value-type="string">
            <text:p>Metcalfe County</text:p>
          </table:table-cell>
          <table:table-cell/>
        </table:table-row>
        <table:table-row table:style-name="ro1">
          <table:table-cell office:value-type="string" calcext:value-type="string">
            <text:p>KY,21,171,Monroe County,H1</text:p>
          </table:table-cell>
          <table:table-cell table:formula="of:=LEFT([.A1079];2)" office:value-type="string" office:string-value="KY" calcext:value-type="string">
            <text:p>KY</text:p>
          </table:table-cell>
          <table:table-cell table:formula="of:=MID([.A1079];4;6)" office:value-type="string" office:string-value="21,171" calcext:value-type="string">
            <text:p>21,171</text:p>
          </table:table-cell>
          <table:table-cell table:formula="of:=MID([.A1079];11;30)" office:value-type="string" office:string-value="Monroe County,H1" calcext:value-type="string">
            <text:p>Monroe County,H1</text:p>
          </table:table-cell>
          <table:table-cell office:value-type="string" calcext:value-type="string">
            <text:p>Monroe County</text:p>
          </table:table-cell>
          <table:table-cell/>
        </table:table-row>
        <table:table-row table:style-name="ro1">
          <table:table-cell office:value-type="string" calcext:value-type="string">
            <text:p>KY,21,173,Montgomery County,H1</text:p>
          </table:table-cell>
          <table:table-cell table:formula="of:=LEFT([.A1080];2)" office:value-type="string" office:string-value="KY" calcext:value-type="string">
            <text:p>KY</text:p>
          </table:table-cell>
          <table:table-cell table:formula="of:=MID([.A1080];4;6)" office:value-type="string" office:string-value="21,173" calcext:value-type="string">
            <text:p>21,173</text:p>
          </table:table-cell>
          <table:table-cell table:formula="of:=MID([.A1080];11;30)" office:value-type="string" office:string-value="Montgomery County,H1" calcext:value-type="string">
            <text:p>Montgomery County,H1</text:p>
          </table:table-cell>
          <table:table-cell office:value-type="string" calcext:value-type="string">
            <text:p>Montgomery County</text:p>
          </table:table-cell>
          <table:table-cell/>
        </table:table-row>
        <table:table-row table:style-name="ro1">
          <table:table-cell office:value-type="string" calcext:value-type="string">
            <text:p>KY,21,175,Morgan County,H1</text:p>
          </table:table-cell>
          <table:table-cell table:formula="of:=LEFT([.A1081];2)" office:value-type="string" office:string-value="KY" calcext:value-type="string">
            <text:p>KY</text:p>
          </table:table-cell>
          <table:table-cell table:formula="of:=MID([.A1081];4;6)" office:value-type="string" office:string-value="21,175" calcext:value-type="string">
            <text:p>21,175</text:p>
          </table:table-cell>
          <table:table-cell table:formula="of:=MID([.A1081];11;30)" office:value-type="string" office:string-value="Morgan County,H1" calcext:value-type="string">
            <text:p>Morgan County,H1</text:p>
          </table:table-cell>
          <table:table-cell office:value-type="string" calcext:value-type="string">
            <text:p>Morgan County</text:p>
          </table:table-cell>
          <table:table-cell/>
        </table:table-row>
        <table:table-row table:style-name="ro1">
          <table:table-cell office:value-type="string" calcext:value-type="string">
            <text:p>KY,21,177,Muhlenberg County,H1</text:p>
          </table:table-cell>
          <table:table-cell table:formula="of:=LEFT([.A1082];2)" office:value-type="string" office:string-value="KY" calcext:value-type="string">
            <text:p>KY</text:p>
          </table:table-cell>
          <table:table-cell table:formula="of:=MID([.A1082];4;6)" office:value-type="string" office:string-value="21,177" calcext:value-type="string">
            <text:p>21,177</text:p>
          </table:table-cell>
          <table:table-cell table:formula="of:=MID([.A1082];11;30)" office:value-type="string" office:string-value="Muhlenberg County,H1" calcext:value-type="string">
            <text:p>Muhlenberg County,H1</text:p>
          </table:table-cell>
          <table:table-cell office:value-type="string" calcext:value-type="string">
            <text:p>Muhlenberg County</text:p>
          </table:table-cell>
          <table:table-cell/>
        </table:table-row>
        <table:table-row table:style-name="ro1">
          <table:table-cell office:value-type="string" calcext:value-type="string">
            <text:p>KY,21,179,Nelson County,H1</text:p>
          </table:table-cell>
          <table:table-cell table:formula="of:=LEFT([.A1083];2)" office:value-type="string" office:string-value="KY" calcext:value-type="string">
            <text:p>KY</text:p>
          </table:table-cell>
          <table:table-cell table:formula="of:=MID([.A1083];4;6)" office:value-type="string" office:string-value="21,179" calcext:value-type="string">
            <text:p>21,179</text:p>
          </table:table-cell>
          <table:table-cell table:formula="of:=MID([.A1083];11;30)" office:value-type="string" office:string-value="Nelson County,H1" calcext:value-type="string">
            <text:p>Nelson County,H1</text:p>
          </table:table-cell>
          <table:table-cell office:value-type="string" calcext:value-type="string">
            <text:p>Nelson County</text:p>
          </table:table-cell>
          <table:table-cell/>
        </table:table-row>
        <table:table-row table:style-name="ro1">
          <table:table-cell office:value-type="string" calcext:value-type="string">
            <text:p>KY,21,181,Nicholas County,H1</text:p>
          </table:table-cell>
          <table:table-cell table:formula="of:=LEFT([.A1084];2)" office:value-type="string" office:string-value="KY" calcext:value-type="string">
            <text:p>KY</text:p>
          </table:table-cell>
          <table:table-cell table:formula="of:=MID([.A1084];4;6)" office:value-type="string" office:string-value="21,181" calcext:value-type="string">
            <text:p>21,181</text:p>
          </table:table-cell>
          <table:table-cell table:formula="of:=MID([.A1084];11;30)" office:value-type="string" office:string-value="Nicholas County,H1" calcext:value-type="string">
            <text:p>Nicholas County,H1</text:p>
          </table:table-cell>
          <table:table-cell office:value-type="string" calcext:value-type="string">
            <text:p>Nicholas County</text:p>
          </table:table-cell>
          <table:table-cell/>
        </table:table-row>
        <table:table-row table:style-name="ro1">
          <table:table-cell office:value-type="string" calcext:value-type="string">
            <text:p>KY,21,183,Ohio County,H1</text:p>
          </table:table-cell>
          <table:table-cell table:formula="of:=LEFT([.A1085];2)" office:value-type="string" office:string-value="KY" calcext:value-type="string">
            <text:p>KY</text:p>
          </table:table-cell>
          <table:table-cell table:formula="of:=MID([.A1085];4;6)" office:value-type="string" office:string-value="21,183" calcext:value-type="string">
            <text:p>21,183</text:p>
          </table:table-cell>
          <table:table-cell table:formula="of:=MID([.A1085];11;30)" office:value-type="string" office:string-value="Ohio County,H1" calcext:value-type="string">
            <text:p>Ohio County,H1</text:p>
          </table:table-cell>
          <table:table-cell office:value-type="string" calcext:value-type="string">
            <text:p>Ohio County</text:p>
          </table:table-cell>
          <table:table-cell/>
        </table:table-row>
        <table:table-row table:style-name="ro1">
          <table:table-cell office:value-type="string" calcext:value-type="string">
            <text:p>KY,21,185,Oldham County,H1</text:p>
          </table:table-cell>
          <table:table-cell table:formula="of:=LEFT([.A1086];2)" office:value-type="string" office:string-value="KY" calcext:value-type="string">
            <text:p>KY</text:p>
          </table:table-cell>
          <table:table-cell table:formula="of:=MID([.A1086];4;6)" office:value-type="string" office:string-value="21,185" calcext:value-type="string">
            <text:p>21,185</text:p>
          </table:table-cell>
          <table:table-cell table:formula="of:=MID([.A1086];11;30)" office:value-type="string" office:string-value="Oldham County,H1" calcext:value-type="string">
            <text:p>Oldham County,H1</text:p>
          </table:table-cell>
          <table:table-cell office:value-type="string" calcext:value-type="string">
            <text:p>Oldham County</text:p>
          </table:table-cell>
          <table:table-cell/>
        </table:table-row>
        <table:table-row table:style-name="ro1">
          <table:table-cell office:value-type="string" calcext:value-type="string">
            <text:p>KY,21,187,Owen County,H1</text:p>
          </table:table-cell>
          <table:table-cell table:formula="of:=LEFT([.A1087];2)" office:value-type="string" office:string-value="KY" calcext:value-type="string">
            <text:p>KY</text:p>
          </table:table-cell>
          <table:table-cell table:formula="of:=MID([.A1087];4;6)" office:value-type="string" office:string-value="21,187" calcext:value-type="string">
            <text:p>21,187</text:p>
          </table:table-cell>
          <table:table-cell table:formula="of:=MID([.A1087];11;30)" office:value-type="string" office:string-value="Owen County,H1" calcext:value-type="string">
            <text:p>Owen County,H1</text:p>
          </table:table-cell>
          <table:table-cell office:value-type="string" calcext:value-type="string">
            <text:p>Owen County</text:p>
          </table:table-cell>
          <table:table-cell/>
        </table:table-row>
        <table:table-row table:style-name="ro1">
          <table:table-cell office:value-type="string" calcext:value-type="string">
            <text:p>KY,21,189,Owsley County,H1</text:p>
          </table:table-cell>
          <table:table-cell table:formula="of:=LEFT([.A1088];2)" office:value-type="string" office:string-value="KY" calcext:value-type="string">
            <text:p>KY</text:p>
          </table:table-cell>
          <table:table-cell table:formula="of:=MID([.A1088];4;6)" office:value-type="string" office:string-value="21,189" calcext:value-type="string">
            <text:p>21,189</text:p>
          </table:table-cell>
          <table:table-cell table:formula="of:=MID([.A1088];11;30)" office:value-type="string" office:string-value="Owsley County,H1" calcext:value-type="string">
            <text:p>Owsley County,H1</text:p>
          </table:table-cell>
          <table:table-cell office:value-type="string" calcext:value-type="string">
            <text:p>Owsley County</text:p>
          </table:table-cell>
          <table:table-cell/>
        </table:table-row>
        <table:table-row table:style-name="ro1">
          <table:table-cell office:value-type="string" calcext:value-type="string">
            <text:p>KY,21,191,Pendleton County,H1</text:p>
          </table:table-cell>
          <table:table-cell table:formula="of:=LEFT([.A1089];2)" office:value-type="string" office:string-value="KY" calcext:value-type="string">
            <text:p>KY</text:p>
          </table:table-cell>
          <table:table-cell table:formula="of:=MID([.A1089];4;6)" office:value-type="string" office:string-value="21,191" calcext:value-type="string">
            <text:p>21,191</text:p>
          </table:table-cell>
          <table:table-cell table:formula="of:=MID([.A1089];11;30)" office:value-type="string" office:string-value="Pendleton County,H1" calcext:value-type="string">
            <text:p>Pendleton County,H1</text:p>
          </table:table-cell>
          <table:table-cell office:value-type="string" calcext:value-type="string">
            <text:p>Pendleton County</text:p>
          </table:table-cell>
          <table:table-cell/>
        </table:table-row>
        <table:table-row table:style-name="ro1">
          <table:table-cell office:value-type="string" calcext:value-type="string">
            <text:p>KY,21,193,Perry County,H1</text:p>
          </table:table-cell>
          <table:table-cell table:formula="of:=LEFT([.A1090];2)" office:value-type="string" office:string-value="KY" calcext:value-type="string">
            <text:p>KY</text:p>
          </table:table-cell>
          <table:table-cell table:formula="of:=MID([.A1090];4;6)" office:value-type="string" office:string-value="21,193" calcext:value-type="string">
            <text:p>21,193</text:p>
          </table:table-cell>
          <table:table-cell table:formula="of:=MID([.A1090];11;30)" office:value-type="string" office:string-value="Perry County,H1" calcext:value-type="string">
            <text:p>Perry County,H1</text:p>
          </table:table-cell>
          <table:table-cell office:value-type="string" calcext:value-type="string">
            <text:p>Perry County</text:p>
          </table:table-cell>
          <table:table-cell/>
        </table:table-row>
        <table:table-row table:style-name="ro1">
          <table:table-cell office:value-type="string" calcext:value-type="string">
            <text:p>KY,21,195,Pike County,H1</text:p>
          </table:table-cell>
          <table:table-cell table:formula="of:=LEFT([.A1091];2)" office:value-type="string" office:string-value="KY" calcext:value-type="string">
            <text:p>KY</text:p>
          </table:table-cell>
          <table:table-cell table:formula="of:=MID([.A1091];4;6)" office:value-type="string" office:string-value="21,195" calcext:value-type="string">
            <text:p>21,195</text:p>
          </table:table-cell>
          <table:table-cell table:formula="of:=MID([.A1091];11;30)" office:value-type="string" office:string-value="Pike County,H1" calcext:value-type="string">
            <text:p>Pike County,H1</text:p>
          </table:table-cell>
          <table:table-cell office:value-type="string" calcext:value-type="string">
            <text:p>Pike County</text:p>
          </table:table-cell>
          <table:table-cell/>
        </table:table-row>
        <table:table-row table:style-name="ro1">
          <table:table-cell office:value-type="string" calcext:value-type="string">
            <text:p>KY,21,197,Powell County,H1</text:p>
          </table:table-cell>
          <table:table-cell table:formula="of:=LEFT([.A1092];2)" office:value-type="string" office:string-value="KY" calcext:value-type="string">
            <text:p>KY</text:p>
          </table:table-cell>
          <table:table-cell table:formula="of:=MID([.A1092];4;6)" office:value-type="string" office:string-value="21,197" calcext:value-type="string">
            <text:p>21,197</text:p>
          </table:table-cell>
          <table:table-cell table:formula="of:=MID([.A1092];11;30)" office:value-type="string" office:string-value="Powell County,H1" calcext:value-type="string">
            <text:p>Powell County,H1</text:p>
          </table:table-cell>
          <table:table-cell office:value-type="string" calcext:value-type="string">
            <text:p>Powell County</text:p>
          </table:table-cell>
          <table:table-cell/>
        </table:table-row>
        <table:table-row table:style-name="ro1">
          <table:table-cell office:value-type="string" calcext:value-type="string">
            <text:p>KY,21,199,Pulaski County,H1</text:p>
          </table:table-cell>
          <table:table-cell table:formula="of:=LEFT([.A1093];2)" office:value-type="string" office:string-value="KY" calcext:value-type="string">
            <text:p>KY</text:p>
          </table:table-cell>
          <table:table-cell table:formula="of:=MID([.A1093];4;6)" office:value-type="string" office:string-value="21,199" calcext:value-type="string">
            <text:p>21,199</text:p>
          </table:table-cell>
          <table:table-cell table:formula="of:=MID([.A1093];11;30)" office:value-type="string" office:string-value="Pulaski County,H1" calcext:value-type="string">
            <text:p>Pulaski County,H1</text:p>
          </table:table-cell>
          <table:table-cell office:value-type="string" calcext:value-type="string">
            <text:p>Pulaski County</text:p>
          </table:table-cell>
          <table:table-cell/>
        </table:table-row>
        <table:table-row table:style-name="ro1">
          <table:table-cell office:value-type="string" calcext:value-type="string">
            <text:p>KY,21,201,Robertson County,H1</text:p>
          </table:table-cell>
          <table:table-cell table:formula="of:=LEFT([.A1094];2)" office:value-type="string" office:string-value="KY" calcext:value-type="string">
            <text:p>KY</text:p>
          </table:table-cell>
          <table:table-cell table:formula="of:=MID([.A1094];4;6)" office:value-type="string" office:string-value="21,201" calcext:value-type="string">
            <text:p>21,201</text:p>
          </table:table-cell>
          <table:table-cell table:formula="of:=MID([.A1094];11;30)" office:value-type="string" office:string-value="Robertson County,H1" calcext:value-type="string">
            <text:p>Robertson County,H1</text:p>
          </table:table-cell>
          <table:table-cell office:value-type="string" calcext:value-type="string">
            <text:p>Robertson County</text:p>
          </table:table-cell>
          <table:table-cell/>
        </table:table-row>
        <table:table-row table:style-name="ro1">
          <table:table-cell office:value-type="string" calcext:value-type="string">
            <text:p>KY,21,203,Rockcastle County,H1</text:p>
          </table:table-cell>
          <table:table-cell table:formula="of:=LEFT([.A1095];2)" office:value-type="string" office:string-value="KY" calcext:value-type="string">
            <text:p>KY</text:p>
          </table:table-cell>
          <table:table-cell table:formula="of:=MID([.A1095];4;6)" office:value-type="string" office:string-value="21,203" calcext:value-type="string">
            <text:p>21,203</text:p>
          </table:table-cell>
          <table:table-cell table:formula="of:=MID([.A1095];11;30)" office:value-type="string" office:string-value="Rockcastle County,H1" calcext:value-type="string">
            <text:p>Rockcastle County,H1</text:p>
          </table:table-cell>
          <table:table-cell office:value-type="string" calcext:value-type="string">
            <text:p>Rockcastle County</text:p>
          </table:table-cell>
          <table:table-cell/>
        </table:table-row>
        <table:table-row table:style-name="ro1">
          <table:table-cell office:value-type="string" calcext:value-type="string">
            <text:p>KY,21,205,Rowan County,H1</text:p>
          </table:table-cell>
          <table:table-cell table:formula="of:=LEFT([.A1096];2)" office:value-type="string" office:string-value="KY" calcext:value-type="string">
            <text:p>KY</text:p>
          </table:table-cell>
          <table:table-cell table:formula="of:=MID([.A1096];4;6)" office:value-type="string" office:string-value="21,205" calcext:value-type="string">
            <text:p>21,205</text:p>
          </table:table-cell>
          <table:table-cell table:formula="of:=MID([.A1096];11;30)" office:value-type="string" office:string-value="Rowan County,H1" calcext:value-type="string">
            <text:p>Rowan County,H1</text:p>
          </table:table-cell>
          <table:table-cell office:value-type="string" calcext:value-type="string">
            <text:p>Rowan County</text:p>
          </table:table-cell>
          <table:table-cell/>
        </table:table-row>
        <table:table-row table:style-name="ro1">
          <table:table-cell office:value-type="string" calcext:value-type="string">
            <text:p>KY,21,207,Russell County,H1</text:p>
          </table:table-cell>
          <table:table-cell table:formula="of:=LEFT([.A1097];2)" office:value-type="string" office:string-value="KY" calcext:value-type="string">
            <text:p>KY</text:p>
          </table:table-cell>
          <table:table-cell table:formula="of:=MID([.A1097];4;6)" office:value-type="string" office:string-value="21,207" calcext:value-type="string">
            <text:p>21,207</text:p>
          </table:table-cell>
          <table:table-cell table:formula="of:=MID([.A1097];11;30)" office:value-type="string" office:string-value="Russell County,H1" calcext:value-type="string">
            <text:p>Russell County,H1</text:p>
          </table:table-cell>
          <table:table-cell office:value-type="string" calcext:value-type="string">
            <text:p>Russell County</text:p>
          </table:table-cell>
          <table:table-cell/>
        </table:table-row>
        <table:table-row table:style-name="ro1">
          <table:table-cell office:value-type="string" calcext:value-type="string">
            <text:p>KY,21,209,Scott County,H1</text:p>
          </table:table-cell>
          <table:table-cell table:formula="of:=LEFT([.A1098];2)" office:value-type="string" office:string-value="KY" calcext:value-type="string">
            <text:p>KY</text:p>
          </table:table-cell>
          <table:table-cell table:formula="of:=MID([.A1098];4;6)" office:value-type="string" office:string-value="21,209" calcext:value-type="string">
            <text:p>21,209</text:p>
          </table:table-cell>
          <table:table-cell table:formula="of:=MID([.A1098];11;30)" office:value-type="string" office:string-value="Scott County,H1" calcext:value-type="string">
            <text:p>Scott County,H1</text:p>
          </table:table-cell>
          <table:table-cell office:value-type="string" calcext:value-type="string">
            <text:p>Scott County</text:p>
          </table:table-cell>
          <table:table-cell/>
        </table:table-row>
        <table:table-row table:style-name="ro1">
          <table:table-cell office:value-type="string" calcext:value-type="string">
            <text:p>KY,21,211,Shelby County,H1</text:p>
          </table:table-cell>
          <table:table-cell table:formula="of:=LEFT([.A1099];2)" office:value-type="string" office:string-value="KY" calcext:value-type="string">
            <text:p>KY</text:p>
          </table:table-cell>
          <table:table-cell table:formula="of:=MID([.A1099];4;6)" office:value-type="string" office:string-value="21,211" calcext:value-type="string">
            <text:p>21,211</text:p>
          </table:table-cell>
          <table:table-cell table:formula="of:=MID([.A1099];11;30)" office:value-type="string" office:string-value="Shelby County,H1" calcext:value-type="string">
            <text:p>Shelby County,H1</text:p>
          </table:table-cell>
          <table:table-cell office:value-type="string" calcext:value-type="string">
            <text:p>Shelby County</text:p>
          </table:table-cell>
          <table:table-cell/>
        </table:table-row>
        <table:table-row table:style-name="ro1">
          <table:table-cell office:value-type="string" calcext:value-type="string">
            <text:p>KY,21,213,Simpson County,H1</text:p>
          </table:table-cell>
          <table:table-cell table:formula="of:=LEFT([.A1100];2)" office:value-type="string" office:string-value="KY" calcext:value-type="string">
            <text:p>KY</text:p>
          </table:table-cell>
          <table:table-cell table:formula="of:=MID([.A1100];4;6)" office:value-type="string" office:string-value="21,213" calcext:value-type="string">
            <text:p>21,213</text:p>
          </table:table-cell>
          <table:table-cell table:formula="of:=MID([.A1100];11;30)" office:value-type="string" office:string-value="Simpson County,H1" calcext:value-type="string">
            <text:p>Simpson County,H1</text:p>
          </table:table-cell>
          <table:table-cell office:value-type="string" calcext:value-type="string">
            <text:p>Simpson County</text:p>
          </table:table-cell>
          <table:table-cell/>
        </table:table-row>
        <table:table-row table:style-name="ro1">
          <table:table-cell office:value-type="string" calcext:value-type="string">
            <text:p>KY,21,215,Spencer County,H1</text:p>
          </table:table-cell>
          <table:table-cell table:formula="of:=LEFT([.A1101];2)" office:value-type="string" office:string-value="KY" calcext:value-type="string">
            <text:p>KY</text:p>
          </table:table-cell>
          <table:table-cell table:formula="of:=MID([.A1101];4;6)" office:value-type="string" office:string-value="21,215" calcext:value-type="string">
            <text:p>21,215</text:p>
          </table:table-cell>
          <table:table-cell table:formula="of:=MID([.A1101];11;30)" office:value-type="string" office:string-value="Spencer County,H1" calcext:value-type="string">
            <text:p>Spencer County,H1</text:p>
          </table:table-cell>
          <table:table-cell office:value-type="string" calcext:value-type="string">
            <text:p>Spencer County</text:p>
          </table:table-cell>
          <table:table-cell/>
        </table:table-row>
        <table:table-row table:style-name="ro1">
          <table:table-cell office:value-type="string" calcext:value-type="string">
            <text:p>KY,21,217,Taylor County,H1</text:p>
          </table:table-cell>
          <table:table-cell table:formula="of:=LEFT([.A1102];2)" office:value-type="string" office:string-value="KY" calcext:value-type="string">
            <text:p>KY</text:p>
          </table:table-cell>
          <table:table-cell table:formula="of:=MID([.A1102];4;6)" office:value-type="string" office:string-value="21,217" calcext:value-type="string">
            <text:p>21,217</text:p>
          </table:table-cell>
          <table:table-cell table:formula="of:=MID([.A1102];11;30)" office:value-type="string" office:string-value="Taylor County,H1" calcext:value-type="string">
            <text:p>Taylor County,H1</text:p>
          </table:table-cell>
          <table:table-cell office:value-type="string" calcext:value-type="string">
            <text:p>Taylor County</text:p>
          </table:table-cell>
          <table:table-cell/>
        </table:table-row>
        <table:table-row table:style-name="ro1">
          <table:table-cell office:value-type="string" calcext:value-type="string">
            <text:p>KY,21,219,Todd County,H1</text:p>
          </table:table-cell>
          <table:table-cell table:formula="of:=LEFT([.A1103];2)" office:value-type="string" office:string-value="KY" calcext:value-type="string">
            <text:p>KY</text:p>
          </table:table-cell>
          <table:table-cell table:formula="of:=MID([.A1103];4;6)" office:value-type="string" office:string-value="21,219" calcext:value-type="string">
            <text:p>21,219</text:p>
          </table:table-cell>
          <table:table-cell table:formula="of:=MID([.A1103];11;30)" office:value-type="string" office:string-value="Todd County,H1" calcext:value-type="string">
            <text:p>Todd County,H1</text:p>
          </table:table-cell>
          <table:table-cell office:value-type="string" calcext:value-type="string">
            <text:p>Todd County</text:p>
          </table:table-cell>
          <table:table-cell/>
        </table:table-row>
        <table:table-row table:style-name="ro1">
          <table:table-cell office:value-type="string" calcext:value-type="string">
            <text:p>KY,21,221,Trigg County,H1</text:p>
          </table:table-cell>
          <table:table-cell table:formula="of:=LEFT([.A1104];2)" office:value-type="string" office:string-value="KY" calcext:value-type="string">
            <text:p>KY</text:p>
          </table:table-cell>
          <table:table-cell table:formula="of:=MID([.A1104];4;6)" office:value-type="string" office:string-value="21,221" calcext:value-type="string">
            <text:p>21,221</text:p>
          </table:table-cell>
          <table:table-cell table:formula="of:=MID([.A1104];11;30)" office:value-type="string" office:string-value="Trigg County,H1" calcext:value-type="string">
            <text:p>Trigg County,H1</text:p>
          </table:table-cell>
          <table:table-cell office:value-type="string" calcext:value-type="string">
            <text:p>Trigg County</text:p>
          </table:table-cell>
          <table:table-cell/>
        </table:table-row>
        <table:table-row table:style-name="ro1">
          <table:table-cell office:value-type="string" calcext:value-type="string">
            <text:p>KY,21,223,Trimble County,H1</text:p>
          </table:table-cell>
          <table:table-cell table:formula="of:=LEFT([.A1105];2)" office:value-type="string" office:string-value="KY" calcext:value-type="string">
            <text:p>KY</text:p>
          </table:table-cell>
          <table:table-cell table:formula="of:=MID([.A1105];4;6)" office:value-type="string" office:string-value="21,223" calcext:value-type="string">
            <text:p>21,223</text:p>
          </table:table-cell>
          <table:table-cell table:formula="of:=MID([.A1105];11;30)" office:value-type="string" office:string-value="Trimble County,H1" calcext:value-type="string">
            <text:p>Trimble County,H1</text:p>
          </table:table-cell>
          <table:table-cell office:value-type="string" calcext:value-type="string">
            <text:p>Trimble County</text:p>
          </table:table-cell>
          <table:table-cell/>
        </table:table-row>
        <table:table-row table:style-name="ro1">
          <table:table-cell office:value-type="string" calcext:value-type="string">
            <text:p>KY,21,225,Union County,H1</text:p>
          </table:table-cell>
          <table:table-cell table:formula="of:=LEFT([.A1106];2)" office:value-type="string" office:string-value="KY" calcext:value-type="string">
            <text:p>KY</text:p>
          </table:table-cell>
          <table:table-cell table:formula="of:=MID([.A1106];4;6)" office:value-type="string" office:string-value="21,225" calcext:value-type="string">
            <text:p>21,225</text:p>
          </table:table-cell>
          <table:table-cell table:formula="of:=MID([.A1106];11;30)" office:value-type="string" office:string-value="Union County,H1" calcext:value-type="string">
            <text:p>Union County,H1</text:p>
          </table:table-cell>
          <table:table-cell office:value-type="string" calcext:value-type="string">
            <text:p>Union County</text:p>
          </table:table-cell>
          <table:table-cell/>
        </table:table-row>
        <table:table-row table:style-name="ro1">
          <table:table-cell office:value-type="string" calcext:value-type="string">
            <text:p>KY,21,227,Warren County,H1</text:p>
          </table:table-cell>
          <table:table-cell table:formula="of:=LEFT([.A1107];2)" office:value-type="string" office:string-value="KY" calcext:value-type="string">
            <text:p>KY</text:p>
          </table:table-cell>
          <table:table-cell table:formula="of:=MID([.A1107];4;6)" office:value-type="string" office:string-value="21,227" calcext:value-type="string">
            <text:p>21,227</text:p>
          </table:table-cell>
          <table:table-cell table:formula="of:=MID([.A1107];11;30)" office:value-type="string" office:string-value="Warren County,H1" calcext:value-type="string">
            <text:p>Warren County,H1</text:p>
          </table:table-cell>
          <table:table-cell office:value-type="string" calcext:value-type="string">
            <text:p>Warren County</text:p>
          </table:table-cell>
          <table:table-cell/>
        </table:table-row>
        <table:table-row table:style-name="ro1">
          <table:table-cell office:value-type="string" calcext:value-type="string">
            <text:p>KY,21,229,Washington County,H1</text:p>
          </table:table-cell>
          <table:table-cell table:formula="of:=LEFT([.A1108];2)" office:value-type="string" office:string-value="KY" calcext:value-type="string">
            <text:p>KY</text:p>
          </table:table-cell>
          <table:table-cell table:formula="of:=MID([.A1108];4;6)" office:value-type="string" office:string-value="21,229" calcext:value-type="string">
            <text:p>21,229</text:p>
          </table:table-cell>
          <table:table-cell table:formula="of:=MID([.A1108];11;30)" office:value-type="string" office:string-value="Washington County,H1" calcext:value-type="string">
            <text:p>Washington County,H1</text:p>
          </table:table-cell>
          <table:table-cell office:value-type="string" calcext:value-type="string">
            <text:p>Washington County</text:p>
          </table:table-cell>
          <table:table-cell/>
        </table:table-row>
        <table:table-row table:style-name="ro1">
          <table:table-cell office:value-type="string" calcext:value-type="string">
            <text:p>KY,21,231,Wayne County,H1</text:p>
          </table:table-cell>
          <table:table-cell table:formula="of:=LEFT([.A1109];2)" office:value-type="string" office:string-value="KY" calcext:value-type="string">
            <text:p>KY</text:p>
          </table:table-cell>
          <table:table-cell table:formula="of:=MID([.A1109];4;6)" office:value-type="string" office:string-value="21,231" calcext:value-type="string">
            <text:p>21,231</text:p>
          </table:table-cell>
          <table:table-cell table:formula="of:=MID([.A1109];11;30)" office:value-type="string" office:string-value="Wayne County,H1" calcext:value-type="string">
            <text:p>Wayne County,H1</text:p>
          </table:table-cell>
          <table:table-cell office:value-type="string" calcext:value-type="string">
            <text:p>Wayne County</text:p>
          </table:table-cell>
          <table:table-cell/>
        </table:table-row>
        <table:table-row table:style-name="ro1">
          <table:table-cell office:value-type="string" calcext:value-type="string">
            <text:p>KY,21,233,Webster County,H1</text:p>
          </table:table-cell>
          <table:table-cell table:formula="of:=LEFT([.A1110];2)" office:value-type="string" office:string-value="KY" calcext:value-type="string">
            <text:p>KY</text:p>
          </table:table-cell>
          <table:table-cell table:formula="of:=MID([.A1110];4;6)" office:value-type="string" office:string-value="21,233" calcext:value-type="string">
            <text:p>21,233</text:p>
          </table:table-cell>
          <table:table-cell table:formula="of:=MID([.A1110];11;30)" office:value-type="string" office:string-value="Webster County,H1" calcext:value-type="string">
            <text:p>Webster County,H1</text:p>
          </table:table-cell>
          <table:table-cell office:value-type="string" calcext:value-type="string">
            <text:p>Webster County</text:p>
          </table:table-cell>
          <table:table-cell/>
        </table:table-row>
        <table:table-row table:style-name="ro1">
          <table:table-cell office:value-type="string" calcext:value-type="string">
            <text:p>KY,21,235,Whitley County,H1</text:p>
          </table:table-cell>
          <table:table-cell table:formula="of:=LEFT([.A1111];2)" office:value-type="string" office:string-value="KY" calcext:value-type="string">
            <text:p>KY</text:p>
          </table:table-cell>
          <table:table-cell table:formula="of:=MID([.A1111];4;6)" office:value-type="string" office:string-value="21,235" calcext:value-type="string">
            <text:p>21,235</text:p>
          </table:table-cell>
          <table:table-cell table:formula="of:=MID([.A1111];11;30)" office:value-type="string" office:string-value="Whitley County,H1" calcext:value-type="string">
            <text:p>Whitley County,H1</text:p>
          </table:table-cell>
          <table:table-cell office:value-type="string" calcext:value-type="string">
            <text:p>Whitley County</text:p>
          </table:table-cell>
          <table:table-cell/>
        </table:table-row>
        <table:table-row table:style-name="ro1">
          <table:table-cell office:value-type="string" calcext:value-type="string">
            <text:p>KY,21,237,Wolfe County,H1</text:p>
          </table:table-cell>
          <table:table-cell table:formula="of:=LEFT([.A1112];2)" office:value-type="string" office:string-value="KY" calcext:value-type="string">
            <text:p>KY</text:p>
          </table:table-cell>
          <table:table-cell table:formula="of:=MID([.A1112];4;6)" office:value-type="string" office:string-value="21,237" calcext:value-type="string">
            <text:p>21,237</text:p>
          </table:table-cell>
          <table:table-cell table:formula="of:=MID([.A1112];11;30)" office:value-type="string" office:string-value="Wolfe County,H1" calcext:value-type="string">
            <text:p>Wolfe County,H1</text:p>
          </table:table-cell>
          <table:table-cell office:value-type="string" calcext:value-type="string">
            <text:p>Wolfe County</text:p>
          </table:table-cell>
          <table:table-cell/>
        </table:table-row>
        <table:table-row table:style-name="ro1">
          <table:table-cell office:value-type="string" calcext:value-type="string">
            <text:p>KY,21,239,Woodford County,H1</text:p>
          </table:table-cell>
          <table:table-cell table:formula="of:=LEFT([.A1113];2)" office:value-type="string" office:string-value="KY" calcext:value-type="string">
            <text:p>KY</text:p>
          </table:table-cell>
          <table:table-cell table:formula="of:=MID([.A1113];4;6)" office:value-type="string" office:string-value="21,239" calcext:value-type="string">
            <text:p>21,239</text:p>
          </table:table-cell>
          <table:table-cell table:formula="of:=MID([.A1113];11;30)" office:value-type="string" office:string-value="Woodford County,H1" calcext:value-type="string">
            <text:p>Woodford County,H1</text:p>
          </table:table-cell>
          <table:table-cell office:value-type="string" calcext:value-type="string">
            <text:p>Woodford County</text:p>
          </table:table-cell>
          <table:table-cell/>
        </table:table-row>
        <table:table-row table:style-name="ro1">
          <table:table-cell office:value-type="string" calcext:value-type="string">
            <text:p>LA,22,001,Acadia Parish,H1</text:p>
          </table:table-cell>
          <table:table-cell table:formula="of:=LEFT([.A1114];2)" office:value-type="string" office:string-value="LA" calcext:value-type="string">
            <text:p>LA</text:p>
          </table:table-cell>
          <table:table-cell table:formula="of:=MID([.A1114];4;6)" office:value-type="string" office:string-value="22,001" calcext:value-type="string">
            <text:p>22,001</text:p>
          </table:table-cell>
          <table:table-cell table:formula="of:=MID([.A1114];11;30)" office:value-type="string" office:string-value="Acadia Parish,H1" calcext:value-type="string">
            <text:p>Acadia Parish,H1</text:p>
          </table:table-cell>
          <table:table-cell office:value-type="string" calcext:value-type="string">
            <text:p>Acadia Parish</text:p>
          </table:table-cell>
          <table:table-cell/>
        </table:table-row>
        <table:table-row table:style-name="ro1">
          <table:table-cell office:value-type="string" calcext:value-type="string">
            <text:p>LA,22,003,Allen Parish,H1</text:p>
          </table:table-cell>
          <table:table-cell table:formula="of:=LEFT([.A1115];2)" office:value-type="string" office:string-value="LA" calcext:value-type="string">
            <text:p>LA</text:p>
          </table:table-cell>
          <table:table-cell table:formula="of:=MID([.A1115];4;6)" office:value-type="string" office:string-value="22,003" calcext:value-type="string">
            <text:p>22,003</text:p>
          </table:table-cell>
          <table:table-cell table:formula="of:=MID([.A1115];11;30)" office:value-type="string" office:string-value="Allen Parish,H1" calcext:value-type="string">
            <text:p>Allen Parish,H1</text:p>
          </table:table-cell>
          <table:table-cell office:value-type="string" calcext:value-type="string">
            <text:p>Allen Parish</text:p>
          </table:table-cell>
          <table:table-cell/>
        </table:table-row>
        <table:table-row table:style-name="ro1">
          <table:table-cell office:value-type="string" calcext:value-type="string">
            <text:p>LA,22,005,Ascension Parish,H1</text:p>
          </table:table-cell>
          <table:table-cell table:formula="of:=LEFT([.A1116];2)" office:value-type="string" office:string-value="LA" calcext:value-type="string">
            <text:p>LA</text:p>
          </table:table-cell>
          <table:table-cell table:formula="of:=MID([.A1116];4;6)" office:value-type="string" office:string-value="22,005" calcext:value-type="string">
            <text:p>22,005</text:p>
          </table:table-cell>
          <table:table-cell table:formula="of:=MID([.A1116];11;30)" office:value-type="string" office:string-value="Ascension Parish,H1" calcext:value-type="string">
            <text:p>Ascension Parish,H1</text:p>
          </table:table-cell>
          <table:table-cell office:value-type="string" calcext:value-type="string">
            <text:p>Ascension Parish</text:p>
          </table:table-cell>
          <table:table-cell/>
        </table:table-row>
        <table:table-row table:style-name="ro1">
          <table:table-cell office:value-type="string" calcext:value-type="string">
            <text:p>LA,22,007,Assumption Parish,H1</text:p>
          </table:table-cell>
          <table:table-cell table:formula="of:=LEFT([.A1117];2)" office:value-type="string" office:string-value="LA" calcext:value-type="string">
            <text:p>LA</text:p>
          </table:table-cell>
          <table:table-cell table:formula="of:=MID([.A1117];4;6)" office:value-type="string" office:string-value="22,007" calcext:value-type="string">
            <text:p>22,007</text:p>
          </table:table-cell>
          <table:table-cell table:formula="of:=MID([.A1117];11;30)" office:value-type="string" office:string-value="Assumption Parish,H1" calcext:value-type="string">
            <text:p>Assumption Parish,H1</text:p>
          </table:table-cell>
          <table:table-cell office:value-type="string" calcext:value-type="string">
            <text:p>Assumption Parish</text:p>
          </table:table-cell>
          <table:table-cell/>
        </table:table-row>
        <table:table-row table:style-name="ro1">
          <table:table-cell office:value-type="string" calcext:value-type="string">
            <text:p>LA,22,009,Avoyelles Parish,H1</text:p>
          </table:table-cell>
          <table:table-cell table:formula="of:=LEFT([.A1118];2)" office:value-type="string" office:string-value="LA" calcext:value-type="string">
            <text:p>LA</text:p>
          </table:table-cell>
          <table:table-cell table:formula="of:=MID([.A1118];4;6)" office:value-type="string" office:string-value="22,009" calcext:value-type="string">
            <text:p>22,009</text:p>
          </table:table-cell>
          <table:table-cell table:formula="of:=MID([.A1118];11;30)" office:value-type="string" office:string-value="Avoyelles Parish,H1" calcext:value-type="string">
            <text:p>Avoyelles Parish,H1</text:p>
          </table:table-cell>
          <table:table-cell office:value-type="string" calcext:value-type="string">
            <text:p>Avoyelles Parish</text:p>
          </table:table-cell>
          <table:table-cell/>
        </table:table-row>
        <table:table-row table:style-name="ro1">
          <table:table-cell office:value-type="string" calcext:value-type="string">
            <text:p>LA,22,011,Beauregard Parish,H1</text:p>
          </table:table-cell>
          <table:table-cell table:formula="of:=LEFT([.A1119];2)" office:value-type="string" office:string-value="LA" calcext:value-type="string">
            <text:p>LA</text:p>
          </table:table-cell>
          <table:table-cell table:formula="of:=MID([.A1119];4;6)" office:value-type="string" office:string-value="22,011" calcext:value-type="string">
            <text:p>22,011</text:p>
          </table:table-cell>
          <table:table-cell table:formula="of:=MID([.A1119];11;30)" office:value-type="string" office:string-value="Beauregard Parish,H1" calcext:value-type="string">
            <text:p>Beauregard Parish,H1</text:p>
          </table:table-cell>
          <table:table-cell office:value-type="string" calcext:value-type="string">
            <text:p>Beauregard Parish</text:p>
          </table:table-cell>
          <table:table-cell/>
        </table:table-row>
        <table:table-row table:style-name="ro1">
          <table:table-cell office:value-type="string" calcext:value-type="string">
            <text:p>LA,22,013,Bienville Parish,H1</text:p>
          </table:table-cell>
          <table:table-cell table:formula="of:=LEFT([.A1120];2)" office:value-type="string" office:string-value="LA" calcext:value-type="string">
            <text:p>LA</text:p>
          </table:table-cell>
          <table:table-cell table:formula="of:=MID([.A1120];4;6)" office:value-type="string" office:string-value="22,013" calcext:value-type="string">
            <text:p>22,013</text:p>
          </table:table-cell>
          <table:table-cell table:formula="of:=MID([.A1120];11;30)" office:value-type="string" office:string-value="Bienville Parish,H1" calcext:value-type="string">
            <text:p>Bienville Parish,H1</text:p>
          </table:table-cell>
          <table:table-cell office:value-type="string" calcext:value-type="string">
            <text:p>Bienville Parish</text:p>
          </table:table-cell>
          <table:table-cell/>
        </table:table-row>
        <table:table-row table:style-name="ro1">
          <table:table-cell office:value-type="string" calcext:value-type="string">
            <text:p>LA,22,015,Bossier Parish,H1</text:p>
          </table:table-cell>
          <table:table-cell table:formula="of:=LEFT([.A1121];2)" office:value-type="string" office:string-value="LA" calcext:value-type="string">
            <text:p>LA</text:p>
          </table:table-cell>
          <table:table-cell table:formula="of:=MID([.A1121];4;6)" office:value-type="string" office:string-value="22,015" calcext:value-type="string">
            <text:p>22,015</text:p>
          </table:table-cell>
          <table:table-cell table:formula="of:=MID([.A1121];11;30)" office:value-type="string" office:string-value="Bossier Parish,H1" calcext:value-type="string">
            <text:p>Bossier Parish,H1</text:p>
          </table:table-cell>
          <table:table-cell office:value-type="string" calcext:value-type="string">
            <text:p>Bossier Parish</text:p>
          </table:table-cell>
          <table:table-cell/>
        </table:table-row>
        <table:table-row table:style-name="ro1">
          <table:table-cell office:value-type="string" calcext:value-type="string">
            <text:p>LA,22,017,Caddo Parish,H1</text:p>
          </table:table-cell>
          <table:table-cell table:formula="of:=LEFT([.A1122];2)" office:value-type="string" office:string-value="LA" calcext:value-type="string">
            <text:p>LA</text:p>
          </table:table-cell>
          <table:table-cell table:formula="of:=MID([.A1122];4;6)" office:value-type="string" office:string-value="22,017" calcext:value-type="string">
            <text:p>22,017</text:p>
          </table:table-cell>
          <table:table-cell table:formula="of:=MID([.A1122];11;30)" office:value-type="string" office:string-value="Caddo Parish,H1" calcext:value-type="string">
            <text:p>Caddo Parish,H1</text:p>
          </table:table-cell>
          <table:table-cell office:value-type="string" calcext:value-type="string">
            <text:p>Caddo Parish</text:p>
          </table:table-cell>
          <table:table-cell/>
        </table:table-row>
        <table:table-row table:style-name="ro1">
          <table:table-cell office:value-type="string" calcext:value-type="string">
            <text:p>LA,22,019,Calcasieu Parish,H1</text:p>
          </table:table-cell>
          <table:table-cell table:formula="of:=LEFT([.A1123];2)" office:value-type="string" office:string-value="LA" calcext:value-type="string">
            <text:p>LA</text:p>
          </table:table-cell>
          <table:table-cell table:formula="of:=MID([.A1123];4;6)" office:value-type="string" office:string-value="22,019" calcext:value-type="string">
            <text:p>22,019</text:p>
          </table:table-cell>
          <table:table-cell table:formula="of:=MID([.A1123];11;30)" office:value-type="string" office:string-value="Calcasieu Parish,H1" calcext:value-type="string">
            <text:p>Calcasieu Parish,H1</text:p>
          </table:table-cell>
          <table:table-cell office:value-type="string" calcext:value-type="string">
            <text:p>Calcasieu Parish</text:p>
          </table:table-cell>
          <table:table-cell/>
        </table:table-row>
        <table:table-row table:style-name="ro1">
          <table:table-cell office:value-type="string" calcext:value-type="string">
            <text:p>LA,22,021,Caldwell Parish,H1</text:p>
          </table:table-cell>
          <table:table-cell table:formula="of:=LEFT([.A1124];2)" office:value-type="string" office:string-value="LA" calcext:value-type="string">
            <text:p>LA</text:p>
          </table:table-cell>
          <table:table-cell table:formula="of:=MID([.A1124];4;6)" office:value-type="string" office:string-value="22,021" calcext:value-type="string">
            <text:p>22,021</text:p>
          </table:table-cell>
          <table:table-cell table:formula="of:=MID([.A1124];11;30)" office:value-type="string" office:string-value="Caldwell Parish,H1" calcext:value-type="string">
            <text:p>Caldwell Parish,H1</text:p>
          </table:table-cell>
          <table:table-cell office:value-type="string" calcext:value-type="string">
            <text:p>Caldwell Parish</text:p>
          </table:table-cell>
          <table:table-cell/>
        </table:table-row>
        <table:table-row table:style-name="ro1">
          <table:table-cell office:value-type="string" calcext:value-type="string">
            <text:p>LA,22,023,Cameron Parish,H1</text:p>
          </table:table-cell>
          <table:table-cell table:formula="of:=LEFT([.A1125];2)" office:value-type="string" office:string-value="LA" calcext:value-type="string">
            <text:p>LA</text:p>
          </table:table-cell>
          <table:table-cell table:formula="of:=MID([.A1125];4;6)" office:value-type="string" office:string-value="22,023" calcext:value-type="string">
            <text:p>22,023</text:p>
          </table:table-cell>
          <table:table-cell table:formula="of:=MID([.A1125];11;30)" office:value-type="string" office:string-value="Cameron Parish,H1" calcext:value-type="string">
            <text:p>Cameron Parish,H1</text:p>
          </table:table-cell>
          <table:table-cell office:value-type="string" calcext:value-type="string">
            <text:p>Cameron Parish</text:p>
          </table:table-cell>
          <table:table-cell/>
        </table:table-row>
        <table:table-row table:style-name="ro1">
          <table:table-cell office:value-type="string" calcext:value-type="string">
            <text:p>LA,22,025,Catahoula Parish,H1</text:p>
          </table:table-cell>
          <table:table-cell table:formula="of:=LEFT([.A1126];2)" office:value-type="string" office:string-value="LA" calcext:value-type="string">
            <text:p>LA</text:p>
          </table:table-cell>
          <table:table-cell table:formula="of:=MID([.A1126];4;6)" office:value-type="string" office:string-value="22,025" calcext:value-type="string">
            <text:p>22,025</text:p>
          </table:table-cell>
          <table:table-cell table:formula="of:=MID([.A1126];11;30)" office:value-type="string" office:string-value="Catahoula Parish,H1" calcext:value-type="string">
            <text:p>Catahoula Parish,H1</text:p>
          </table:table-cell>
          <table:table-cell office:value-type="string" calcext:value-type="string">
            <text:p>Catahoula Parish</text:p>
          </table:table-cell>
          <table:table-cell/>
        </table:table-row>
        <table:table-row table:style-name="ro1">
          <table:table-cell office:value-type="string" calcext:value-type="string">
            <text:p>LA,22,027,Claiborne Parish,H1</text:p>
          </table:table-cell>
          <table:table-cell table:formula="of:=LEFT([.A1127];2)" office:value-type="string" office:string-value="LA" calcext:value-type="string">
            <text:p>LA</text:p>
          </table:table-cell>
          <table:table-cell table:formula="of:=MID([.A1127];4;6)" office:value-type="string" office:string-value="22,027" calcext:value-type="string">
            <text:p>22,027</text:p>
          </table:table-cell>
          <table:table-cell table:formula="of:=MID([.A1127];11;30)" office:value-type="string" office:string-value="Claiborne Parish,H1" calcext:value-type="string">
            <text:p>Claiborne Parish,H1</text:p>
          </table:table-cell>
          <table:table-cell office:value-type="string" calcext:value-type="string">
            <text:p>Claiborne Parish</text:p>
          </table:table-cell>
          <table:table-cell/>
        </table:table-row>
        <table:table-row table:style-name="ro1">
          <table:table-cell office:value-type="string" calcext:value-type="string">
            <text:p>LA,22,029,Concordia Parish,H1</text:p>
          </table:table-cell>
          <table:table-cell table:formula="of:=LEFT([.A1128];2)" office:value-type="string" office:string-value="LA" calcext:value-type="string">
            <text:p>LA</text:p>
          </table:table-cell>
          <table:table-cell table:formula="of:=MID([.A1128];4;6)" office:value-type="string" office:string-value="22,029" calcext:value-type="string">
            <text:p>22,029</text:p>
          </table:table-cell>
          <table:table-cell table:formula="of:=MID([.A1128];11;30)" office:value-type="string" office:string-value="Concordia Parish,H1" calcext:value-type="string">
            <text:p>Concordia Parish,H1</text:p>
          </table:table-cell>
          <table:table-cell office:value-type="string" calcext:value-type="string">
            <text:p>Concordia Parish</text:p>
          </table:table-cell>
          <table:table-cell/>
        </table:table-row>
        <table:table-row table:style-name="ro1">
          <table:table-cell office:value-type="string" calcext:value-type="string">
            <text:p>LA,22,031,De Soto Parish,H1</text:p>
          </table:table-cell>
          <table:table-cell table:formula="of:=LEFT([.A1129];2)" office:value-type="string" office:string-value="LA" calcext:value-type="string">
            <text:p>LA</text:p>
          </table:table-cell>
          <table:table-cell table:formula="of:=MID([.A1129];4;6)" office:value-type="string" office:string-value="22,031" calcext:value-type="string">
            <text:p>22,031</text:p>
          </table:table-cell>
          <table:table-cell table:formula="of:=MID([.A1129];11;30)" office:value-type="string" office:string-value="De Soto Parish,H1" calcext:value-type="string">
            <text:p>De Soto Parish,H1</text:p>
          </table:table-cell>
          <table:table-cell office:value-type="string" calcext:value-type="string">
            <text:p>De Soto Parish</text:p>
          </table:table-cell>
          <table:table-cell/>
        </table:table-row>
        <table:table-row table:style-name="ro2">
          <table:table-cell office:value-type="string" calcext:value-type="string">
            <text:p>LA,22,033,East Baton Rouge Parish,H1</text:p>
          </table:table-cell>
          <table:table-cell table:formula="of:=LEFT([.A1130];2)" office:value-type="string" office:string-value="LA" calcext:value-type="string">
            <text:p>LA</text:p>
          </table:table-cell>
          <table:table-cell table:formula="of:=MID([.A1130];4;6)" office:value-type="string" office:string-value="22,033" calcext:value-type="string">
            <text:p>22,033</text:p>
          </table:table-cell>
          <table:table-cell table:formula="of:=MID([.A1130];11;30)" office:value-type="string" office:string-value="East Baton Rouge Parish,H1" calcext:value-type="string">
            <text:p>East Baton Rouge Parish,H1</text:p>
          </table:table-cell>
          <table:table-cell office:value-type="string" calcext:value-type="string">
            <text:p>East Baton Rouge Parish</text:p>
          </table:table-cell>
          <table:table-cell/>
        </table:table-row>
        <table:table-row table:style-name="ro2">
          <table:table-cell office:value-type="string" calcext:value-type="string">
            <text:p>LA,22,035,East Carroll Parish,H1</text:p>
          </table:table-cell>
          <table:table-cell table:formula="of:=LEFT([.A1131];2)" office:value-type="string" office:string-value="LA" calcext:value-type="string">
            <text:p>LA</text:p>
          </table:table-cell>
          <table:table-cell table:formula="of:=MID([.A1131];4;6)" office:value-type="string" office:string-value="22,035" calcext:value-type="string">
            <text:p>22,035</text:p>
          </table:table-cell>
          <table:table-cell table:formula="of:=MID([.A1131];11;30)" office:value-type="string" office:string-value="East Carroll Parish,H1" calcext:value-type="string">
            <text:p>East Carroll Parish,H1</text:p>
          </table:table-cell>
          <table:table-cell office:value-type="string" calcext:value-type="string">
            <text:p>East Carroll Parish</text:p>
          </table:table-cell>
          <table:table-cell/>
        </table:table-row>
        <table:table-row table:style-name="ro2">
          <table:table-cell office:value-type="string" calcext:value-type="string">
            <text:p>LA,22,037,East Feliciana Parish,H1</text:p>
          </table:table-cell>
          <table:table-cell table:formula="of:=LEFT([.A1132];2)" office:value-type="string" office:string-value="LA" calcext:value-type="string">
            <text:p>LA</text:p>
          </table:table-cell>
          <table:table-cell table:formula="of:=MID([.A1132];4;6)" office:value-type="string" office:string-value="22,037" calcext:value-type="string">
            <text:p>22,037</text:p>
          </table:table-cell>
          <table:table-cell table:formula="of:=MID([.A1132];11;30)" office:value-type="string" office:string-value="East Feliciana Parish,H1" calcext:value-type="string">
            <text:p>East Feliciana Parish,H1</text:p>
          </table:table-cell>
          <table:table-cell office:value-type="string" calcext:value-type="string">
            <text:p>East Feliciana Parish</text:p>
          </table:table-cell>
          <table:table-cell/>
        </table:table-row>
        <table:table-row table:style-name="ro1">
          <table:table-cell office:value-type="string" calcext:value-type="string">
            <text:p>LA,22,039,Evangeline Parish,H1</text:p>
          </table:table-cell>
          <table:table-cell table:formula="of:=LEFT([.A1133];2)" office:value-type="string" office:string-value="LA" calcext:value-type="string">
            <text:p>LA</text:p>
          </table:table-cell>
          <table:table-cell table:formula="of:=MID([.A1133];4;6)" office:value-type="string" office:string-value="22,039" calcext:value-type="string">
            <text:p>22,039</text:p>
          </table:table-cell>
          <table:table-cell table:formula="of:=MID([.A1133];11;30)" office:value-type="string" office:string-value="Evangeline Parish,H1" calcext:value-type="string">
            <text:p>Evangeline Parish,H1</text:p>
          </table:table-cell>
          <table:table-cell office:value-type="string" calcext:value-type="string">
            <text:p>Evangeline Parish</text:p>
          </table:table-cell>
          <table:table-cell/>
        </table:table-row>
        <table:table-row table:style-name="ro1">
          <table:table-cell office:value-type="string" calcext:value-type="string">
            <text:p>LA,22,041,Franklin Parish,H1</text:p>
          </table:table-cell>
          <table:table-cell table:formula="of:=LEFT([.A1134];2)" office:value-type="string" office:string-value="LA" calcext:value-type="string">
            <text:p>LA</text:p>
          </table:table-cell>
          <table:table-cell table:formula="of:=MID([.A1134];4;6)" office:value-type="string" office:string-value="22,041" calcext:value-type="string">
            <text:p>22,041</text:p>
          </table:table-cell>
          <table:table-cell table:formula="of:=MID([.A1134];11;30)" office:value-type="string" office:string-value="Franklin Parish,H1" calcext:value-type="string">
            <text:p>Franklin Parish,H1</text:p>
          </table:table-cell>
          <table:table-cell office:value-type="string" calcext:value-type="string">
            <text:p>Franklin Parish</text:p>
          </table:table-cell>
          <table:table-cell/>
        </table:table-row>
        <table:table-row table:style-name="ro1">
          <table:table-cell office:value-type="string" calcext:value-type="string">
            <text:p>LA,22,043,Grant Parish,H1</text:p>
          </table:table-cell>
          <table:table-cell table:formula="of:=LEFT([.A1135];2)" office:value-type="string" office:string-value="LA" calcext:value-type="string">
            <text:p>LA</text:p>
          </table:table-cell>
          <table:table-cell table:formula="of:=MID([.A1135];4;6)" office:value-type="string" office:string-value="22,043" calcext:value-type="string">
            <text:p>22,043</text:p>
          </table:table-cell>
          <table:table-cell table:formula="of:=MID([.A1135];11;30)" office:value-type="string" office:string-value="Grant Parish,H1" calcext:value-type="string">
            <text:p>Grant Parish,H1</text:p>
          </table:table-cell>
          <table:table-cell office:value-type="string" calcext:value-type="string">
            <text:p>Grant Parish</text:p>
          </table:table-cell>
          <table:table-cell/>
        </table:table-row>
        <table:table-row table:style-name="ro1">
          <table:table-cell office:value-type="string" calcext:value-type="string">
            <text:p>LA,22,045,Iberia Parish,H1</text:p>
          </table:table-cell>
          <table:table-cell table:formula="of:=LEFT([.A1136];2)" office:value-type="string" office:string-value="LA" calcext:value-type="string">
            <text:p>LA</text:p>
          </table:table-cell>
          <table:table-cell table:formula="of:=MID([.A1136];4;6)" office:value-type="string" office:string-value="22,045" calcext:value-type="string">
            <text:p>22,045</text:p>
          </table:table-cell>
          <table:table-cell table:formula="of:=MID([.A1136];11;30)" office:value-type="string" office:string-value="Iberia Parish,H1" calcext:value-type="string">
            <text:p>Iberia Parish,H1</text:p>
          </table:table-cell>
          <table:table-cell office:value-type="string" calcext:value-type="string">
            <text:p>Iberia Parish</text:p>
          </table:table-cell>
          <table:table-cell/>
        </table:table-row>
        <table:table-row table:style-name="ro1">
          <table:table-cell office:value-type="string" calcext:value-type="string">
            <text:p>LA,22,047,Iberville Parish,H1</text:p>
          </table:table-cell>
          <table:table-cell table:formula="of:=LEFT([.A1137];2)" office:value-type="string" office:string-value="LA" calcext:value-type="string">
            <text:p>LA</text:p>
          </table:table-cell>
          <table:table-cell table:formula="of:=MID([.A1137];4;6)" office:value-type="string" office:string-value="22,047" calcext:value-type="string">
            <text:p>22,047</text:p>
          </table:table-cell>
          <table:table-cell table:formula="of:=MID([.A1137];11;30)" office:value-type="string" office:string-value="Iberville Parish,H1" calcext:value-type="string">
            <text:p>Iberville Parish,H1</text:p>
          </table:table-cell>
          <table:table-cell office:value-type="string" calcext:value-type="string">
            <text:p>Iberville Parish</text:p>
          </table:table-cell>
          <table:table-cell/>
        </table:table-row>
        <table:table-row table:style-name="ro1">
          <table:table-cell office:value-type="string" calcext:value-type="string">
            <text:p>LA,22,049,Jackson Parish,H1</text:p>
          </table:table-cell>
          <table:table-cell table:formula="of:=LEFT([.A1138];2)" office:value-type="string" office:string-value="LA" calcext:value-type="string">
            <text:p>LA</text:p>
          </table:table-cell>
          <table:table-cell table:formula="of:=MID([.A1138];4;6)" office:value-type="string" office:string-value="22,049" calcext:value-type="string">
            <text:p>22,049</text:p>
          </table:table-cell>
          <table:table-cell table:formula="of:=MID([.A1138];11;30)" office:value-type="string" office:string-value="Jackson Parish,H1" calcext:value-type="string">
            <text:p>Jackson Parish,H1</text:p>
          </table:table-cell>
          <table:table-cell office:value-type="string" calcext:value-type="string">
            <text:p>Jackson Parish</text:p>
          </table:table-cell>
          <table:table-cell/>
        </table:table-row>
        <table:table-row table:style-name="ro1">
          <table:table-cell office:value-type="string" calcext:value-type="string">
            <text:p>LA,22,051,Jefferson Parish,H1</text:p>
          </table:table-cell>
          <table:table-cell table:formula="of:=LEFT([.A1139];2)" office:value-type="string" office:string-value="LA" calcext:value-type="string">
            <text:p>LA</text:p>
          </table:table-cell>
          <table:table-cell table:formula="of:=MID([.A1139];4;6)" office:value-type="string" office:string-value="22,051" calcext:value-type="string">
            <text:p>22,051</text:p>
          </table:table-cell>
          <table:table-cell table:formula="of:=MID([.A1139];11;30)" office:value-type="string" office:string-value="Jefferson Parish,H1" calcext:value-type="string">
            <text:p>Jefferson Parish,H1</text:p>
          </table:table-cell>
          <table:table-cell office:value-type="string" calcext:value-type="string">
            <text:p>Jefferson Parish</text:p>
          </table:table-cell>
          <table:table-cell/>
        </table:table-row>
        <table:table-row table:style-name="ro2">
          <table:table-cell office:value-type="string" calcext:value-type="string">
            <text:p>LA,22,053,Jefferson Davis Parish,H1</text:p>
          </table:table-cell>
          <table:table-cell table:formula="of:=LEFT([.A1140];2)" office:value-type="string" office:string-value="LA" calcext:value-type="string">
            <text:p>LA</text:p>
          </table:table-cell>
          <table:table-cell table:formula="of:=MID([.A1140];4;6)" office:value-type="string" office:string-value="22,053" calcext:value-type="string">
            <text:p>22,053</text:p>
          </table:table-cell>
          <table:table-cell table:formula="of:=MID([.A1140];11;30)" office:value-type="string" office:string-value="Jefferson Davis Parish,H1" calcext:value-type="string">
            <text:p>Jefferson Davis Parish,H1</text:p>
          </table:table-cell>
          <table:table-cell office:value-type="string" calcext:value-type="string">
            <text:p>Jefferson Davis Parish</text:p>
          </table:table-cell>
          <table:table-cell/>
        </table:table-row>
        <table:table-row table:style-name="ro1">
          <table:table-cell office:value-type="string" calcext:value-type="string">
            <text:p>LA,22,055,Lafayette Parish,H1</text:p>
          </table:table-cell>
          <table:table-cell table:formula="of:=LEFT([.A1141];2)" office:value-type="string" office:string-value="LA" calcext:value-type="string">
            <text:p>LA</text:p>
          </table:table-cell>
          <table:table-cell table:formula="of:=MID([.A1141];4;6)" office:value-type="string" office:string-value="22,055" calcext:value-type="string">
            <text:p>22,055</text:p>
          </table:table-cell>
          <table:table-cell table:formula="of:=MID([.A1141];11;30)" office:value-type="string" office:string-value="Lafayette Parish,H1" calcext:value-type="string">
            <text:p>Lafayette Parish,H1</text:p>
          </table:table-cell>
          <table:table-cell office:value-type="string" calcext:value-type="string">
            <text:p>Lafayette Parish</text:p>
          </table:table-cell>
          <table:table-cell/>
        </table:table-row>
        <table:table-row table:style-name="ro1">
          <table:table-cell office:value-type="string" calcext:value-type="string">
            <text:p>LA,22,057,Lafourche Parish,H1</text:p>
          </table:table-cell>
          <table:table-cell table:formula="of:=LEFT([.A1142];2)" office:value-type="string" office:string-value="LA" calcext:value-type="string">
            <text:p>LA</text:p>
          </table:table-cell>
          <table:table-cell table:formula="of:=MID([.A1142];4;6)" office:value-type="string" office:string-value="22,057" calcext:value-type="string">
            <text:p>22,057</text:p>
          </table:table-cell>
          <table:table-cell table:formula="of:=MID([.A1142];11;30)" office:value-type="string" office:string-value="Lafourche Parish,H1" calcext:value-type="string">
            <text:p>Lafourche Parish,H1</text:p>
          </table:table-cell>
          <table:table-cell office:value-type="string" calcext:value-type="string">
            <text:p>Lafourche Parish</text:p>
          </table:table-cell>
          <table:table-cell/>
        </table:table-row>
        <table:table-row table:style-name="ro1">
          <table:table-cell office:value-type="string" calcext:value-type="string">
            <text:p>LA,22,059,La Salle Parish,H1</text:p>
          </table:table-cell>
          <table:table-cell table:formula="of:=LEFT([.A1143];2)" office:value-type="string" office:string-value="LA" calcext:value-type="string">
            <text:p>LA</text:p>
          </table:table-cell>
          <table:table-cell table:formula="of:=MID([.A1143];4;6)" office:value-type="string" office:string-value="22,059" calcext:value-type="string">
            <text:p>22,059</text:p>
          </table:table-cell>
          <table:table-cell table:formula="of:=MID([.A1143];11;30)" office:value-type="string" office:string-value="La Salle Parish,H1" calcext:value-type="string">
            <text:p>La Salle Parish,H1</text:p>
          </table:table-cell>
          <table:table-cell office:value-type="string" calcext:value-type="string">
            <text:p>La Salle Parish</text:p>
          </table:table-cell>
          <table:table-cell/>
        </table:table-row>
        <table:table-row table:style-name="ro1">
          <table:table-cell office:value-type="string" calcext:value-type="string">
            <text:p>LA,22,061,Lincoln Parish,H1</text:p>
          </table:table-cell>
          <table:table-cell table:formula="of:=LEFT([.A1144];2)" office:value-type="string" office:string-value="LA" calcext:value-type="string">
            <text:p>LA</text:p>
          </table:table-cell>
          <table:table-cell table:formula="of:=MID([.A1144];4;6)" office:value-type="string" office:string-value="22,061" calcext:value-type="string">
            <text:p>22,061</text:p>
          </table:table-cell>
          <table:table-cell table:formula="of:=MID([.A1144];11;30)" office:value-type="string" office:string-value="Lincoln Parish,H1" calcext:value-type="string">
            <text:p>Lincoln Parish,H1</text:p>
          </table:table-cell>
          <table:table-cell office:value-type="string" calcext:value-type="string">
            <text:p>Lincoln Parish</text:p>
          </table:table-cell>
          <table:table-cell/>
        </table:table-row>
        <table:table-row table:style-name="ro1">
          <table:table-cell office:value-type="string" calcext:value-type="string">
            <text:p>LA,22,063,Livingston Parish,H1</text:p>
          </table:table-cell>
          <table:table-cell table:formula="of:=LEFT([.A1145];2)" office:value-type="string" office:string-value="LA" calcext:value-type="string">
            <text:p>LA</text:p>
          </table:table-cell>
          <table:table-cell table:formula="of:=MID([.A1145];4;6)" office:value-type="string" office:string-value="22,063" calcext:value-type="string">
            <text:p>22,063</text:p>
          </table:table-cell>
          <table:table-cell table:formula="of:=MID([.A1145];11;30)" office:value-type="string" office:string-value="Livingston Parish,H1" calcext:value-type="string">
            <text:p>Livingston Parish,H1</text:p>
          </table:table-cell>
          <table:table-cell office:value-type="string" calcext:value-type="string">
            <text:p>Livingston Parish</text:p>
          </table:table-cell>
          <table:table-cell/>
        </table:table-row>
        <table:table-row table:style-name="ro1">
          <table:table-cell office:value-type="string" calcext:value-type="string">
            <text:p>LA,22,065,Madison Parish,H1</text:p>
          </table:table-cell>
          <table:table-cell table:formula="of:=LEFT([.A1146];2)" office:value-type="string" office:string-value="LA" calcext:value-type="string">
            <text:p>LA</text:p>
          </table:table-cell>
          <table:table-cell table:formula="of:=MID([.A1146];4;6)" office:value-type="string" office:string-value="22,065" calcext:value-type="string">
            <text:p>22,065</text:p>
          </table:table-cell>
          <table:table-cell table:formula="of:=MID([.A1146];11;30)" office:value-type="string" office:string-value="Madison Parish,H1" calcext:value-type="string">
            <text:p>Madison Parish,H1</text:p>
          </table:table-cell>
          <table:table-cell office:value-type="string" calcext:value-type="string">
            <text:p>Madison Parish</text:p>
          </table:table-cell>
          <table:table-cell/>
        </table:table-row>
        <table:table-row table:style-name="ro1">
          <table:table-cell office:value-type="string" calcext:value-type="string">
            <text:p>LA,22,067,Morehouse Parish,H1</text:p>
          </table:table-cell>
          <table:table-cell table:formula="of:=LEFT([.A1147];2)" office:value-type="string" office:string-value="LA" calcext:value-type="string">
            <text:p>LA</text:p>
          </table:table-cell>
          <table:table-cell table:formula="of:=MID([.A1147];4;6)" office:value-type="string" office:string-value="22,067" calcext:value-type="string">
            <text:p>22,067</text:p>
          </table:table-cell>
          <table:table-cell table:formula="of:=MID([.A1147];11;30)" office:value-type="string" office:string-value="Morehouse Parish,H1" calcext:value-type="string">
            <text:p>Morehouse Parish,H1</text:p>
          </table:table-cell>
          <table:table-cell office:value-type="string" calcext:value-type="string">
            <text:p>Morehouse Parish</text:p>
          </table:table-cell>
          <table:table-cell/>
        </table:table-row>
        <table:table-row table:style-name="ro2">
          <table:table-cell office:value-type="string" calcext:value-type="string">
            <text:p>LA,22,069,Natchitoches Parish,H1</text:p>
          </table:table-cell>
          <table:table-cell table:formula="of:=LEFT([.A1148];2)" office:value-type="string" office:string-value="LA" calcext:value-type="string">
            <text:p>LA</text:p>
          </table:table-cell>
          <table:table-cell table:formula="of:=MID([.A1148];4;6)" office:value-type="string" office:string-value="22,069" calcext:value-type="string">
            <text:p>22,069</text:p>
          </table:table-cell>
          <table:table-cell table:formula="of:=MID([.A1148];11;30)" office:value-type="string" office:string-value="Natchitoches Parish,H1" calcext:value-type="string">
            <text:p>Natchitoches Parish,H1</text:p>
          </table:table-cell>
          <table:table-cell office:value-type="string" calcext:value-type="string">
            <text:p>Natchitoches Parish</text:p>
          </table:table-cell>
          <table:table-cell/>
        </table:table-row>
        <table:table-row table:style-name="ro1">
          <table:table-cell office:value-type="string" calcext:value-type="string">
            <text:p>LA,22,071,Orleans Parish,H6</text:p>
          </table:table-cell>
          <table:table-cell table:formula="of:=LEFT([.A1149];2)" office:value-type="string" office:string-value="LA" calcext:value-type="string">
            <text:p>LA</text:p>
          </table:table-cell>
          <table:table-cell table:formula="of:=MID([.A1149];4;6)" office:value-type="string" office:string-value="22,071" calcext:value-type="string">
            <text:p>22,071</text:p>
          </table:table-cell>
          <table:table-cell table:formula="of:=MID([.A1149];11;30)" office:value-type="string" office:string-value="Orleans Parish,H6" calcext:value-type="string">
            <text:p>Orleans Parish,H6</text:p>
          </table:table-cell>
          <table:table-cell office:value-type="string" calcext:value-type="string">
            <text:p>Orleans Parish</text:p>
          </table:table-cell>
          <table:table-cell/>
        </table:table-row>
        <table:table-row table:style-name="ro1">
          <table:table-cell office:value-type="string" calcext:value-type="string">
            <text:p>LA,22,073,Ouachita Parish,H1</text:p>
          </table:table-cell>
          <table:table-cell table:formula="of:=LEFT([.A1150];2)" office:value-type="string" office:string-value="LA" calcext:value-type="string">
            <text:p>LA</text:p>
          </table:table-cell>
          <table:table-cell table:formula="of:=MID([.A1150];4;6)" office:value-type="string" office:string-value="22,073" calcext:value-type="string">
            <text:p>22,073</text:p>
          </table:table-cell>
          <table:table-cell table:formula="of:=MID([.A1150];11;30)" office:value-type="string" office:string-value="Ouachita Parish,H1" calcext:value-type="string">
            <text:p>Ouachita Parish,H1</text:p>
          </table:table-cell>
          <table:table-cell office:value-type="string" calcext:value-type="string">
            <text:p>Ouachita Parish</text:p>
          </table:table-cell>
          <table:table-cell/>
        </table:table-row>
        <table:table-row table:style-name="ro2">
          <table:table-cell office:value-type="string" calcext:value-type="string">
            <text:p>LA,22,075,Plaquemines Parish,H1</text:p>
          </table:table-cell>
          <table:table-cell table:formula="of:=LEFT([.A1151];2)" office:value-type="string" office:string-value="LA" calcext:value-type="string">
            <text:p>LA</text:p>
          </table:table-cell>
          <table:table-cell table:formula="of:=MID([.A1151];4;6)" office:value-type="string" office:string-value="22,075" calcext:value-type="string">
            <text:p>22,075</text:p>
          </table:table-cell>
          <table:table-cell table:formula="of:=MID([.A1151];11;30)" office:value-type="string" office:string-value="Plaquemines Parish,H1" calcext:value-type="string">
            <text:p>Plaquemines Parish,H1</text:p>
          </table:table-cell>
          <table:table-cell office:value-type="string" calcext:value-type="string">
            <text:p>Plaquemines Parish</text:p>
          </table:table-cell>
          <table:table-cell/>
        </table:table-row>
        <table:table-row table:style-name="ro2">
          <table:table-cell office:value-type="string" calcext:value-type="string">
            <text:p>LA,22,077,Pointe Coupee Parish,H1</text:p>
          </table:table-cell>
          <table:table-cell table:formula="of:=LEFT([.A1152];2)" office:value-type="string" office:string-value="LA" calcext:value-type="string">
            <text:p>LA</text:p>
          </table:table-cell>
          <table:table-cell table:formula="of:=MID([.A1152];4;6)" office:value-type="string" office:string-value="22,077" calcext:value-type="string">
            <text:p>22,077</text:p>
          </table:table-cell>
          <table:table-cell table:formula="of:=MID([.A1152];11;30)" office:value-type="string" office:string-value="Pointe Coupee Parish,H1" calcext:value-type="string">
            <text:p>Pointe Coupee Parish,H1</text:p>
          </table:table-cell>
          <table:table-cell office:value-type="string" calcext:value-type="string">
            <text:p>Pointe Coupee Parish</text:p>
          </table:table-cell>
          <table:table-cell/>
        </table:table-row>
        <table:table-row table:style-name="ro1">
          <table:table-cell office:value-type="string" calcext:value-type="string">
            <text:p>LA,22,079,Rapides Parish,H1</text:p>
          </table:table-cell>
          <table:table-cell table:formula="of:=LEFT([.A1153];2)" office:value-type="string" office:string-value="LA" calcext:value-type="string">
            <text:p>LA</text:p>
          </table:table-cell>
          <table:table-cell table:formula="of:=MID([.A1153];4;6)" office:value-type="string" office:string-value="22,079" calcext:value-type="string">
            <text:p>22,079</text:p>
          </table:table-cell>
          <table:table-cell table:formula="of:=MID([.A1153];11;30)" office:value-type="string" office:string-value="Rapides Parish,H1" calcext:value-type="string">
            <text:p>Rapides Parish,H1</text:p>
          </table:table-cell>
          <table:table-cell office:value-type="string" calcext:value-type="string">
            <text:p>Rapides Parish</text:p>
          </table:table-cell>
          <table:table-cell/>
        </table:table-row>
        <table:table-row table:style-name="ro1">
          <table:table-cell office:value-type="string" calcext:value-type="string">
            <text:p>LA,22,081,Red River Parish,H1</text:p>
          </table:table-cell>
          <table:table-cell table:formula="of:=LEFT([.A1154];2)" office:value-type="string" office:string-value="LA" calcext:value-type="string">
            <text:p>LA</text:p>
          </table:table-cell>
          <table:table-cell table:formula="of:=MID([.A1154];4;6)" office:value-type="string" office:string-value="22,081" calcext:value-type="string">
            <text:p>22,081</text:p>
          </table:table-cell>
          <table:table-cell table:formula="of:=MID([.A1154];11;30)" office:value-type="string" office:string-value="Red River Parish,H1" calcext:value-type="string">
            <text:p>Red River Parish,H1</text:p>
          </table:table-cell>
          <table:table-cell office:value-type="string" calcext:value-type="string">
            <text:p>Red River Parish</text:p>
          </table:table-cell>
          <table:table-cell/>
        </table:table-row>
        <table:table-row table:style-name="ro1">
          <table:table-cell office:value-type="string" calcext:value-type="string">
            <text:p>LA,22,083,Richland Parish,H1</text:p>
          </table:table-cell>
          <table:table-cell table:formula="of:=LEFT([.A1155];2)" office:value-type="string" office:string-value="LA" calcext:value-type="string">
            <text:p>LA</text:p>
          </table:table-cell>
          <table:table-cell table:formula="of:=MID([.A1155];4;6)" office:value-type="string" office:string-value="22,083" calcext:value-type="string">
            <text:p>22,083</text:p>
          </table:table-cell>
          <table:table-cell table:formula="of:=MID([.A1155];11;30)" office:value-type="string" office:string-value="Richland Parish,H1" calcext:value-type="string">
            <text:p>Richland Parish,H1</text:p>
          </table:table-cell>
          <table:table-cell office:value-type="string" calcext:value-type="string">
            <text:p>Richland Parish</text:p>
          </table:table-cell>
          <table:table-cell/>
        </table:table-row>
        <table:table-row table:style-name="ro1">
          <table:table-cell office:value-type="string" calcext:value-type="string">
            <text:p>LA,22,085,Sabine Parish,H1</text:p>
          </table:table-cell>
          <table:table-cell table:formula="of:=LEFT([.A1156];2)" office:value-type="string" office:string-value="LA" calcext:value-type="string">
            <text:p>LA</text:p>
          </table:table-cell>
          <table:table-cell table:formula="of:=MID([.A1156];4;6)" office:value-type="string" office:string-value="22,085" calcext:value-type="string">
            <text:p>22,085</text:p>
          </table:table-cell>
          <table:table-cell table:formula="of:=MID([.A1156];11;30)" office:value-type="string" office:string-value="Sabine Parish,H1" calcext:value-type="string">
            <text:p>Sabine Parish,H1</text:p>
          </table:table-cell>
          <table:table-cell office:value-type="string" calcext:value-type="string">
            <text:p>Sabine Parish</text:p>
          </table:table-cell>
          <table:table-cell/>
        </table:table-row>
        <table:table-row table:style-name="ro2">
          <table:table-cell office:value-type="string" calcext:value-type="string">
            <text:p>LA,22,087,St. Bernard Parish,H1</text:p>
          </table:table-cell>
          <table:table-cell table:formula="of:=LEFT([.A1157];2)" office:value-type="string" office:string-value="LA" calcext:value-type="string">
            <text:p>LA</text:p>
          </table:table-cell>
          <table:table-cell table:formula="of:=MID([.A1157];4;6)" office:value-type="string" office:string-value="22,087" calcext:value-type="string">
            <text:p>22,087</text:p>
          </table:table-cell>
          <table:table-cell table:formula="of:=MID([.A1157];11;30)" office:value-type="string" office:string-value="St. Bernard Parish,H1" calcext:value-type="string">
            <text:p>St. Bernard Parish,H1</text:p>
          </table:table-cell>
          <table:table-cell office:value-type="string" calcext:value-type="string">
            <text:p>St. Bernard Parish</text:p>
          </table:table-cell>
          <table:table-cell/>
        </table:table-row>
        <table:table-row table:style-name="ro2">
          <table:table-cell office:value-type="string" calcext:value-type="string">
            <text:p>LA,22,089,St. Charles Parish,H1</text:p>
          </table:table-cell>
          <table:table-cell table:formula="of:=LEFT([.A1158];2)" office:value-type="string" office:string-value="LA" calcext:value-type="string">
            <text:p>LA</text:p>
          </table:table-cell>
          <table:table-cell table:formula="of:=MID([.A1158];4;6)" office:value-type="string" office:string-value="22,089" calcext:value-type="string">
            <text:p>22,089</text:p>
          </table:table-cell>
          <table:table-cell table:formula="of:=MID([.A1158];11;30)" office:value-type="string" office:string-value="St. Charles Parish,H1" calcext:value-type="string">
            <text:p>St. Charles Parish,H1</text:p>
          </table:table-cell>
          <table:table-cell office:value-type="string" calcext:value-type="string">
            <text:p>St. Charles Parish</text:p>
          </table:table-cell>
          <table:table-cell/>
        </table:table-row>
        <table:table-row table:style-name="ro1">
          <table:table-cell office:value-type="string" calcext:value-type="string">
            <text:p>LA,22,091,St. Helena Parish,H1</text:p>
          </table:table-cell>
          <table:table-cell table:formula="of:=LEFT([.A1159];2)" office:value-type="string" office:string-value="LA" calcext:value-type="string">
            <text:p>LA</text:p>
          </table:table-cell>
          <table:table-cell table:formula="of:=MID([.A1159];4;6)" office:value-type="string" office:string-value="22,091" calcext:value-type="string">
            <text:p>22,091</text:p>
          </table:table-cell>
          <table:table-cell table:formula="of:=MID([.A1159];11;30)" office:value-type="string" office:string-value="St. Helena Parish,H1" calcext:value-type="string">
            <text:p>St. Helena Parish,H1</text:p>
          </table:table-cell>
          <table:table-cell office:value-type="string" calcext:value-type="string">
            <text:p>St. Helena Parish</text:p>
          </table:table-cell>
          <table:table-cell/>
        </table:table-row>
        <table:table-row table:style-name="ro1">
          <table:table-cell office:value-type="string" calcext:value-type="string">
            <text:p>LA,22,093,St. James Parish,H1</text:p>
          </table:table-cell>
          <table:table-cell table:formula="of:=LEFT([.A1160];2)" office:value-type="string" office:string-value="LA" calcext:value-type="string">
            <text:p>LA</text:p>
          </table:table-cell>
          <table:table-cell table:formula="of:=MID([.A1160];4;6)" office:value-type="string" office:string-value="22,093" calcext:value-type="string">
            <text:p>22,093</text:p>
          </table:table-cell>
          <table:table-cell table:formula="of:=MID([.A1160];11;30)" office:value-type="string" office:string-value="St. James Parish,H1" calcext:value-type="string">
            <text:p>St. James Parish,H1</text:p>
          </table:table-cell>
          <table:table-cell office:value-type="string" calcext:value-type="string">
            <text:p>St. James Parish</text:p>
          </table:table-cell>
          <table:table-cell/>
        </table:table-row>
        <table:table-row table:style-name="ro2">
          <table:table-cell office:value-type="string" calcext:value-type="string">
            <text:p>LA,22,095,St. John the Baptist Parish,H1</text:p>
          </table:table-cell>
          <table:table-cell table:formula="of:=LEFT([.A1161];2)" office:value-type="string" office:string-value="LA" calcext:value-type="string">
            <text:p>LA</text:p>
          </table:table-cell>
          <table:table-cell table:formula="of:=MID([.A1161];4;6)" office:value-type="string" office:string-value="22,095" calcext:value-type="string">
            <text:p>22,095</text:p>
          </table:table-cell>
          <table:table-cell table:formula="of:=MID([.A1161];11;30)" office:value-type="string" office:string-value="St. John the Baptist Parish,H1" calcext:value-type="string">
            <text:p>St. John the Baptist Parish,H1</text:p>
          </table:table-cell>
          <table:table-cell office:value-type="string" calcext:value-type="string">
            <text:p>St. John the Baptist Parish</text:p>
          </table:table-cell>
          <table:table-cell/>
        </table:table-row>
        <table:table-row table:style-name="ro1">
          <table:table-cell office:value-type="string" calcext:value-type="string">
            <text:p>LA,22,097,St. Landry Parish,H1</text:p>
          </table:table-cell>
          <table:table-cell table:formula="of:=LEFT([.A1162];2)" office:value-type="string" office:string-value="LA" calcext:value-type="string">
            <text:p>LA</text:p>
          </table:table-cell>
          <table:table-cell table:formula="of:=MID([.A1162];4;6)" office:value-type="string" office:string-value="22,097" calcext:value-type="string">
            <text:p>22,097</text:p>
          </table:table-cell>
          <table:table-cell table:formula="of:=MID([.A1162];11;30)" office:value-type="string" office:string-value="St. Landry Parish,H1" calcext:value-type="string">
            <text:p>St. Landry Parish,H1</text:p>
          </table:table-cell>
          <table:table-cell office:value-type="string" calcext:value-type="string">
            <text:p>St. Landry Parish</text:p>
          </table:table-cell>
          <table:table-cell/>
        </table:table-row>
        <table:table-row table:style-name="ro1">
          <table:table-cell office:value-type="string" calcext:value-type="string">
            <text:p>LA,22,099,St. Martin Parish,H1</text:p>
          </table:table-cell>
          <table:table-cell table:formula="of:=LEFT([.A1163];2)" office:value-type="string" office:string-value="LA" calcext:value-type="string">
            <text:p>LA</text:p>
          </table:table-cell>
          <table:table-cell table:formula="of:=MID([.A1163];4;6)" office:value-type="string" office:string-value="22,099" calcext:value-type="string">
            <text:p>22,099</text:p>
          </table:table-cell>
          <table:table-cell table:formula="of:=MID([.A1163];11;30)" office:value-type="string" office:string-value="St. Martin Parish,H1" calcext:value-type="string">
            <text:p>St. Martin Parish,H1</text:p>
          </table:table-cell>
          <table:table-cell office:value-type="string" calcext:value-type="string">
            <text:p>St. Martin Parish</text:p>
          </table:table-cell>
          <table:table-cell/>
        </table:table-row>
        <table:table-row table:style-name="ro1">
          <table:table-cell office:value-type="string" calcext:value-type="string">
            <text:p>LA,22,101,St. Mary Parish,H1</text:p>
          </table:table-cell>
          <table:table-cell table:formula="of:=LEFT([.A1164];2)" office:value-type="string" office:string-value="LA" calcext:value-type="string">
            <text:p>LA</text:p>
          </table:table-cell>
          <table:table-cell table:formula="of:=MID([.A1164];4;6)" office:value-type="string" office:string-value="22,101" calcext:value-type="string">
            <text:p>22,101</text:p>
          </table:table-cell>
          <table:table-cell table:formula="of:=MID([.A1164];11;30)" office:value-type="string" office:string-value="St. Mary Parish,H1" calcext:value-type="string">
            <text:p>St. Mary Parish,H1</text:p>
          </table:table-cell>
          <table:table-cell office:value-type="string" calcext:value-type="string">
            <text:p>St. Mary Parish</text:p>
          </table:table-cell>
          <table:table-cell/>
        </table:table-row>
        <table:table-row table:style-name="ro2">
          <table:table-cell office:value-type="string" calcext:value-type="string">
            <text:p>LA,22,103,St. Tammany Parish,H1</text:p>
          </table:table-cell>
          <table:table-cell table:formula="of:=LEFT([.A1165];2)" office:value-type="string" office:string-value="LA" calcext:value-type="string">
            <text:p>LA</text:p>
          </table:table-cell>
          <table:table-cell table:formula="of:=MID([.A1165];4;6)" office:value-type="string" office:string-value="22,103" calcext:value-type="string">
            <text:p>22,103</text:p>
          </table:table-cell>
          <table:table-cell table:formula="of:=MID([.A1165];11;30)" office:value-type="string" office:string-value="St. Tammany Parish,H1" calcext:value-type="string">
            <text:p>St. Tammany Parish,H1</text:p>
          </table:table-cell>
          <table:table-cell office:value-type="string" calcext:value-type="string">
            <text:p>St. Tammany Parish</text:p>
          </table:table-cell>
          <table:table-cell/>
        </table:table-row>
        <table:table-row table:style-name="ro1">
          <table:table-cell office:value-type="string" calcext:value-type="string">
            <text:p>LA,22,105,Tangipahoa Parish,H1</text:p>
          </table:table-cell>
          <table:table-cell table:formula="of:=LEFT([.A1166];2)" office:value-type="string" office:string-value="LA" calcext:value-type="string">
            <text:p>LA</text:p>
          </table:table-cell>
          <table:table-cell table:formula="of:=MID([.A1166];4;6)" office:value-type="string" office:string-value="22,105" calcext:value-type="string">
            <text:p>22,105</text:p>
          </table:table-cell>
          <table:table-cell table:formula="of:=MID([.A1166];11;30)" office:value-type="string" office:string-value="Tangipahoa Parish,H1" calcext:value-type="string">
            <text:p>Tangipahoa Parish,H1</text:p>
          </table:table-cell>
          <table:table-cell office:value-type="string" calcext:value-type="string">
            <text:p>Tangipahoa Parish</text:p>
          </table:table-cell>
          <table:table-cell/>
        </table:table-row>
        <table:table-row table:style-name="ro1">
          <table:table-cell office:value-type="string" calcext:value-type="string">
            <text:p>LA,22,107,Tensas Parish,H1</text:p>
          </table:table-cell>
          <table:table-cell table:formula="of:=LEFT([.A1167];2)" office:value-type="string" office:string-value="LA" calcext:value-type="string">
            <text:p>LA</text:p>
          </table:table-cell>
          <table:table-cell table:formula="of:=MID([.A1167];4;6)" office:value-type="string" office:string-value="22,107" calcext:value-type="string">
            <text:p>22,107</text:p>
          </table:table-cell>
          <table:table-cell table:formula="of:=MID([.A1167];11;30)" office:value-type="string" office:string-value="Tensas Parish,H1" calcext:value-type="string">
            <text:p>Tensas Parish,H1</text:p>
          </table:table-cell>
          <table:table-cell office:value-type="string" calcext:value-type="string">
            <text:p>Tensas Parish</text:p>
          </table:table-cell>
          <table:table-cell/>
        </table:table-row>
        <table:table-row table:style-name="ro1">
          <table:table-cell office:value-type="string" calcext:value-type="string">
            <text:p>LA,22,109,Terrebonne Parish,H1</text:p>
          </table:table-cell>
          <table:table-cell table:formula="of:=LEFT([.A1168];2)" office:value-type="string" office:string-value="LA" calcext:value-type="string">
            <text:p>LA</text:p>
          </table:table-cell>
          <table:table-cell table:formula="of:=MID([.A1168];4;6)" office:value-type="string" office:string-value="22,109" calcext:value-type="string">
            <text:p>22,109</text:p>
          </table:table-cell>
          <table:table-cell table:formula="of:=MID([.A1168];11;30)" office:value-type="string" office:string-value="Terrebonne Parish,H1" calcext:value-type="string">
            <text:p>Terrebonne Parish,H1</text:p>
          </table:table-cell>
          <table:table-cell office:value-type="string" calcext:value-type="string">
            <text:p>Terrebonne Parish</text:p>
          </table:table-cell>
          <table:table-cell/>
        </table:table-row>
        <table:table-row table:style-name="ro1">
          <table:table-cell office:value-type="string" calcext:value-type="string">
            <text:p>LA,22,111,Union Parish,H1</text:p>
          </table:table-cell>
          <table:table-cell table:formula="of:=LEFT([.A1169];2)" office:value-type="string" office:string-value="LA" calcext:value-type="string">
            <text:p>LA</text:p>
          </table:table-cell>
          <table:table-cell table:formula="of:=MID([.A1169];4;6)" office:value-type="string" office:string-value="22,111" calcext:value-type="string">
            <text:p>22,111</text:p>
          </table:table-cell>
          <table:table-cell table:formula="of:=MID([.A1169];11;30)" office:value-type="string" office:string-value="Union Parish,H1" calcext:value-type="string">
            <text:p>Union Parish,H1</text:p>
          </table:table-cell>
          <table:table-cell office:value-type="string" calcext:value-type="string">
            <text:p>Union Parish</text:p>
          </table:table-cell>
          <table:table-cell/>
        </table:table-row>
        <table:table-row table:style-name="ro1">
          <table:table-cell office:value-type="string" calcext:value-type="string">
            <text:p>LA,22,113,Vermilion Parish,H1</text:p>
          </table:table-cell>
          <table:table-cell table:formula="of:=LEFT([.A1170];2)" office:value-type="string" office:string-value="LA" calcext:value-type="string">
            <text:p>LA</text:p>
          </table:table-cell>
          <table:table-cell table:formula="of:=MID([.A1170];4;6)" office:value-type="string" office:string-value="22,113" calcext:value-type="string">
            <text:p>22,113</text:p>
          </table:table-cell>
          <table:table-cell table:formula="of:=MID([.A1170];11;30)" office:value-type="string" office:string-value="Vermilion Parish,H1" calcext:value-type="string">
            <text:p>Vermilion Parish,H1</text:p>
          </table:table-cell>
          <table:table-cell office:value-type="string" calcext:value-type="string">
            <text:p>Vermilion Parish</text:p>
          </table:table-cell>
          <table:table-cell/>
        </table:table-row>
        <table:table-row table:style-name="ro1">
          <table:table-cell office:value-type="string" calcext:value-type="string">
            <text:p>LA,22,115,Vernon Parish,H1</text:p>
          </table:table-cell>
          <table:table-cell table:formula="of:=LEFT([.A1171];2)" office:value-type="string" office:string-value="LA" calcext:value-type="string">
            <text:p>LA</text:p>
          </table:table-cell>
          <table:table-cell table:formula="of:=MID([.A1171];4;6)" office:value-type="string" office:string-value="22,115" calcext:value-type="string">
            <text:p>22,115</text:p>
          </table:table-cell>
          <table:table-cell table:formula="of:=MID([.A1171];11;30)" office:value-type="string" office:string-value="Vernon Parish,H1" calcext:value-type="string">
            <text:p>Vernon Parish,H1</text:p>
          </table:table-cell>
          <table:table-cell office:value-type="string" calcext:value-type="string">
            <text:p>Vernon Parish</text:p>
          </table:table-cell>
          <table:table-cell/>
        </table:table-row>
        <table:table-row table:style-name="ro1">
          <table:table-cell office:value-type="string" calcext:value-type="string">
            <text:p>LA,22,117,Washington Parish,H1</text:p>
          </table:table-cell>
          <table:table-cell table:formula="of:=LEFT([.A1172];2)" office:value-type="string" office:string-value="LA" calcext:value-type="string">
            <text:p>LA</text:p>
          </table:table-cell>
          <table:table-cell table:formula="of:=MID([.A1172];4;6)" office:value-type="string" office:string-value="22,117" calcext:value-type="string">
            <text:p>22,117</text:p>
          </table:table-cell>
          <table:table-cell table:formula="of:=MID([.A1172];11;30)" office:value-type="string" office:string-value="Washington Parish,H1" calcext:value-type="string">
            <text:p>Washington Parish,H1</text:p>
          </table:table-cell>
          <table:table-cell office:value-type="string" calcext:value-type="string">
            <text:p>Washington Parish</text:p>
          </table:table-cell>
          <table:table-cell/>
        </table:table-row>
        <table:table-row table:style-name="ro1">
          <table:table-cell office:value-type="string" calcext:value-type="string">
            <text:p>LA,22,119,Webster Parish,H1</text:p>
          </table:table-cell>
          <table:table-cell table:formula="of:=LEFT([.A1173];2)" office:value-type="string" office:string-value="LA" calcext:value-type="string">
            <text:p>LA</text:p>
          </table:table-cell>
          <table:table-cell table:formula="of:=MID([.A1173];4;6)" office:value-type="string" office:string-value="22,119" calcext:value-type="string">
            <text:p>22,119</text:p>
          </table:table-cell>
          <table:table-cell table:formula="of:=MID([.A1173];11;30)" office:value-type="string" office:string-value="Webster Parish,H1" calcext:value-type="string">
            <text:p>Webster Parish,H1</text:p>
          </table:table-cell>
          <table:table-cell office:value-type="string" calcext:value-type="string">
            <text:p>Webster Parish</text:p>
          </table:table-cell>
          <table:table-cell/>
        </table:table-row>
        <table:table-row table:style-name="ro2">
          <table:table-cell office:value-type="string" calcext:value-type="string">
            <text:p>LA,22,121,West Baton Rouge Parish,H1</text:p>
          </table:table-cell>
          <table:table-cell table:formula="of:=LEFT([.A1174];2)" office:value-type="string" office:string-value="LA" calcext:value-type="string">
            <text:p>LA</text:p>
          </table:table-cell>
          <table:table-cell table:formula="of:=MID([.A1174];4;6)" office:value-type="string" office:string-value="22,121" calcext:value-type="string">
            <text:p>22,121</text:p>
          </table:table-cell>
          <table:table-cell table:formula="of:=MID([.A1174];11;30)" office:value-type="string" office:string-value="West Baton Rouge Parish,H1" calcext:value-type="string">
            <text:p>West Baton Rouge Parish,H1</text:p>
          </table:table-cell>
          <table:table-cell office:value-type="string" calcext:value-type="string">
            <text:p>West Baton Rouge Parish</text:p>
          </table:table-cell>
          <table:table-cell/>
        </table:table-row>
        <table:table-row table:style-name="ro2">
          <table:table-cell office:value-type="string" calcext:value-type="string">
            <text:p>LA,22,123,West Carroll Parish,H1</text:p>
          </table:table-cell>
          <table:table-cell table:formula="of:=LEFT([.A1175];2)" office:value-type="string" office:string-value="LA" calcext:value-type="string">
            <text:p>LA</text:p>
          </table:table-cell>
          <table:table-cell table:formula="of:=MID([.A1175];4;6)" office:value-type="string" office:string-value="22,123" calcext:value-type="string">
            <text:p>22,123</text:p>
          </table:table-cell>
          <table:table-cell table:formula="of:=MID([.A1175];11;30)" office:value-type="string" office:string-value="West Carroll Parish,H1" calcext:value-type="string">
            <text:p>West Carroll Parish,H1</text:p>
          </table:table-cell>
          <table:table-cell office:value-type="string" calcext:value-type="string">
            <text:p>West Carroll Parish</text:p>
          </table:table-cell>
          <table:table-cell/>
        </table:table-row>
        <table:table-row table:style-name="ro2">
          <table:table-cell office:value-type="string" calcext:value-type="string">
            <text:p>LA,22,125,West Feliciana Parish,H1</text:p>
          </table:table-cell>
          <table:table-cell table:formula="of:=LEFT([.A1176];2)" office:value-type="string" office:string-value="LA" calcext:value-type="string">
            <text:p>LA</text:p>
          </table:table-cell>
          <table:table-cell table:formula="of:=MID([.A1176];4;6)" office:value-type="string" office:string-value="22,125" calcext:value-type="string">
            <text:p>22,125</text:p>
          </table:table-cell>
          <table:table-cell table:formula="of:=MID([.A1176];11;30)" office:value-type="string" office:string-value="West Feliciana Parish,H1" calcext:value-type="string">
            <text:p>West Feliciana Parish,H1</text:p>
          </table:table-cell>
          <table:table-cell office:value-type="string" calcext:value-type="string">
            <text:p>West Feliciana Parish</text:p>
          </table:table-cell>
          <table:table-cell/>
        </table:table-row>
        <table:table-row table:style-name="ro1">
          <table:table-cell office:value-type="string" calcext:value-type="string">
            <text:p>LA,22,127,Winn Parish,H1</text:p>
          </table:table-cell>
          <table:table-cell table:formula="of:=LEFT([.A1177];2)" office:value-type="string" office:string-value="LA" calcext:value-type="string">
            <text:p>LA</text:p>
          </table:table-cell>
          <table:table-cell table:formula="of:=MID([.A1177];4;6)" office:value-type="string" office:string-value="22,127" calcext:value-type="string">
            <text:p>22,127</text:p>
          </table:table-cell>
          <table:table-cell table:formula="of:=MID([.A1177];11;30)" office:value-type="string" office:string-value="Winn Parish,H1" calcext:value-type="string">
            <text:p>Winn Parish,H1</text:p>
          </table:table-cell>
          <table:table-cell office:value-type="string" calcext:value-type="string">
            <text:p>Winn Parish</text:p>
          </table:table-cell>
          <table:table-cell/>
        </table:table-row>
        <table:table-row table:style-name="ro2">
          <table:table-cell office:value-type="string" calcext:value-type="string">
            <text:p>ME,23,001,Androscoggin County,H1</text:p>
          </table:table-cell>
          <table:table-cell table:formula="of:=LEFT([.A1178];2)" office:value-type="string" office:string-value="ME" calcext:value-type="string">
            <text:p>ME</text:p>
          </table:table-cell>
          <table:table-cell table:formula="of:=MID([.A1178];4;6)" office:value-type="string" office:string-value="23,001" calcext:value-type="string">
            <text:p>23,001</text:p>
          </table:table-cell>
          <table:table-cell table:formula="of:=MID([.A1178];11;30)" office:value-type="string" office:string-value="Androscoggin County,H1" calcext:value-type="string">
            <text:p>Androscoggin County,H1</text:p>
          </table:table-cell>
          <table:table-cell office:value-type="string" calcext:value-type="string">
            <text:p>Androscoggin County</text:p>
          </table:table-cell>
          <table:table-cell/>
        </table:table-row>
        <table:table-row table:style-name="ro1">
          <table:table-cell office:value-type="string" calcext:value-type="string">
            <text:p>ME,23,003,Aroostook County,H1</text:p>
          </table:table-cell>
          <table:table-cell table:formula="of:=LEFT([.A1179];2)" office:value-type="string" office:string-value="ME" calcext:value-type="string">
            <text:p>ME</text:p>
          </table:table-cell>
          <table:table-cell table:formula="of:=MID([.A1179];4;6)" office:value-type="string" office:string-value="23,003" calcext:value-type="string">
            <text:p>23,003</text:p>
          </table:table-cell>
          <table:table-cell table:formula="of:=MID([.A1179];11;30)" office:value-type="string" office:string-value="Aroostook County,H1" calcext:value-type="string">
            <text:p>Aroostook County,H1</text:p>
          </table:table-cell>
          <table:table-cell office:value-type="string" calcext:value-type="string">
            <text:p>Aroostook County</text:p>
          </table:table-cell>
          <table:table-cell/>
        </table:table-row>
        <table:table-row table:style-name="ro1">
          <table:table-cell office:value-type="string" calcext:value-type="string">
            <text:p>ME,23,005,Cumberland County,H1</text:p>
          </table:table-cell>
          <table:table-cell table:formula="of:=LEFT([.A1180];2)" office:value-type="string" office:string-value="ME" calcext:value-type="string">
            <text:p>ME</text:p>
          </table:table-cell>
          <table:table-cell table:formula="of:=MID([.A1180];4;6)" office:value-type="string" office:string-value="23,005" calcext:value-type="string">
            <text:p>23,005</text:p>
          </table:table-cell>
          <table:table-cell table:formula="of:=MID([.A1180];11;30)" office:value-type="string" office:string-value="Cumberland County,H1" calcext:value-type="string">
            <text:p>Cumberland County,H1</text:p>
          </table:table-cell>
          <table:table-cell office:value-type="string" calcext:value-type="string">
            <text:p>Cumberland County</text:p>
          </table:table-cell>
          <table:table-cell/>
        </table:table-row>
        <table:table-row table:style-name="ro1">
          <table:table-cell office:value-type="string" calcext:value-type="string">
            <text:p>ME,23,007,Franklin County,H1</text:p>
          </table:table-cell>
          <table:table-cell table:formula="of:=LEFT([.A1181];2)" office:value-type="string" office:string-value="ME" calcext:value-type="string">
            <text:p>ME</text:p>
          </table:table-cell>
          <table:table-cell table:formula="of:=MID([.A1181];4;6)" office:value-type="string" office:string-value="23,007" calcext:value-type="string">
            <text:p>23,007</text:p>
          </table:table-cell>
          <table:table-cell table:formula="of:=MID([.A1181];11;30)" office:value-type="string" office:string-value="Franklin County,H1" calcext:value-type="string">
            <text:p>Franklin County,H1</text:p>
          </table:table-cell>
          <table:table-cell office:value-type="string" calcext:value-type="string">
            <text:p>Franklin County</text:p>
          </table:table-cell>
          <table:table-cell/>
        </table:table-row>
        <table:table-row table:style-name="ro1">
          <table:table-cell office:value-type="string" calcext:value-type="string">
            <text:p>ME,23,009,Hancock County,H1</text:p>
          </table:table-cell>
          <table:table-cell table:formula="of:=LEFT([.A1182];2)" office:value-type="string" office:string-value="ME" calcext:value-type="string">
            <text:p>ME</text:p>
          </table:table-cell>
          <table:table-cell table:formula="of:=MID([.A1182];4;6)" office:value-type="string" office:string-value="23,009" calcext:value-type="string">
            <text:p>23,009</text:p>
          </table:table-cell>
          <table:table-cell table:formula="of:=MID([.A1182];11;30)" office:value-type="string" office:string-value="Hancock County,H1" calcext:value-type="string">
            <text:p>Hancock County,H1</text:p>
          </table:table-cell>
          <table:table-cell office:value-type="string" calcext:value-type="string">
            <text:p>Hancock County</text:p>
          </table:table-cell>
          <table:table-cell/>
        </table:table-row>
        <table:table-row table:style-name="ro1">
          <table:table-cell office:value-type="string" calcext:value-type="string">
            <text:p>ME,23,011,Kennebec County,H1</text:p>
          </table:table-cell>
          <table:table-cell table:formula="of:=LEFT([.A1183];2)" office:value-type="string" office:string-value="ME" calcext:value-type="string">
            <text:p>ME</text:p>
          </table:table-cell>
          <table:table-cell table:formula="of:=MID([.A1183];4;6)" office:value-type="string" office:string-value="23,011" calcext:value-type="string">
            <text:p>23,011</text:p>
          </table:table-cell>
          <table:table-cell table:formula="of:=MID([.A1183];11;30)" office:value-type="string" office:string-value="Kennebec County,H1" calcext:value-type="string">
            <text:p>Kennebec County,H1</text:p>
          </table:table-cell>
          <table:table-cell office:value-type="string" calcext:value-type="string">
            <text:p>Kennebec County</text:p>
          </table:table-cell>
          <table:table-cell/>
        </table:table-row>
        <table:table-row table:style-name="ro1">
          <table:table-cell office:value-type="string" calcext:value-type="string">
            <text:p>ME,23,013,Knox County,H1</text:p>
          </table:table-cell>
          <table:table-cell table:formula="of:=LEFT([.A1184];2)" office:value-type="string" office:string-value="ME" calcext:value-type="string">
            <text:p>ME</text:p>
          </table:table-cell>
          <table:table-cell table:formula="of:=MID([.A1184];4;6)" office:value-type="string" office:string-value="23,013" calcext:value-type="string">
            <text:p>23,013</text:p>
          </table:table-cell>
          <table:table-cell table:formula="of:=MID([.A1184];11;30)" office:value-type="string" office:string-value="Knox County,H1" calcext:value-type="string">
            <text:p>Knox County,H1</text:p>
          </table:table-cell>
          <table:table-cell office:value-type="string" calcext:value-type="string">
            <text:p>Knox County</text:p>
          </table:table-cell>
          <table:table-cell/>
        </table:table-row>
        <table:table-row table:style-name="ro1">
          <table:table-cell office:value-type="string" calcext:value-type="string">
            <text:p>ME,23,015,Lincoln County,H1</text:p>
          </table:table-cell>
          <table:table-cell table:formula="of:=LEFT([.A1185];2)" office:value-type="string" office:string-value="ME" calcext:value-type="string">
            <text:p>ME</text:p>
          </table:table-cell>
          <table:table-cell table:formula="of:=MID([.A1185];4;6)" office:value-type="string" office:string-value="23,015" calcext:value-type="string">
            <text:p>23,015</text:p>
          </table:table-cell>
          <table:table-cell table:formula="of:=MID([.A1185];11;30)" office:value-type="string" office:string-value="Lincoln County,H1" calcext:value-type="string">
            <text:p>Lincoln County,H1</text:p>
          </table:table-cell>
          <table:table-cell office:value-type="string" calcext:value-type="string">
            <text:p>Lincoln County</text:p>
          </table:table-cell>
          <table:table-cell/>
        </table:table-row>
        <table:table-row table:style-name="ro1">
          <table:table-cell office:value-type="string" calcext:value-type="string">
            <text:p>ME,23,017,Oxford County,H1</text:p>
          </table:table-cell>
          <table:table-cell table:formula="of:=LEFT([.A1186];2)" office:value-type="string" office:string-value="ME" calcext:value-type="string">
            <text:p>ME</text:p>
          </table:table-cell>
          <table:table-cell table:formula="of:=MID([.A1186];4;6)" office:value-type="string" office:string-value="23,017" calcext:value-type="string">
            <text:p>23,017</text:p>
          </table:table-cell>
          <table:table-cell table:formula="of:=MID([.A1186];11;30)" office:value-type="string" office:string-value="Oxford County,H1" calcext:value-type="string">
            <text:p>Oxford County,H1</text:p>
          </table:table-cell>
          <table:table-cell office:value-type="string" calcext:value-type="string">
            <text:p>Oxford County</text:p>
          </table:table-cell>
          <table:table-cell/>
        </table:table-row>
        <table:table-row table:style-name="ro1">
          <table:table-cell office:value-type="string" calcext:value-type="string">
            <text:p>ME,23,019,Penobscot County,H1</text:p>
          </table:table-cell>
          <table:table-cell table:formula="of:=LEFT([.A1187];2)" office:value-type="string" office:string-value="ME" calcext:value-type="string">
            <text:p>ME</text:p>
          </table:table-cell>
          <table:table-cell table:formula="of:=MID([.A1187];4;6)" office:value-type="string" office:string-value="23,019" calcext:value-type="string">
            <text:p>23,019</text:p>
          </table:table-cell>
          <table:table-cell table:formula="of:=MID([.A1187];11;30)" office:value-type="string" office:string-value="Penobscot County,H1" calcext:value-type="string">
            <text:p>Penobscot County,H1</text:p>
          </table:table-cell>
          <table:table-cell office:value-type="string" calcext:value-type="string">
            <text:p>Penobscot County</text:p>
          </table:table-cell>
          <table:table-cell/>
        </table:table-row>
        <table:table-row table:style-name="ro2">
          <table:table-cell office:value-type="string" calcext:value-type="string">
            <text:p>ME,23,021,Piscataquis County,H1</text:p>
          </table:table-cell>
          <table:table-cell table:formula="of:=LEFT([.A1188];2)" office:value-type="string" office:string-value="ME" calcext:value-type="string">
            <text:p>ME</text:p>
          </table:table-cell>
          <table:table-cell table:formula="of:=MID([.A1188];4;6)" office:value-type="string" office:string-value="23,021" calcext:value-type="string">
            <text:p>23,021</text:p>
          </table:table-cell>
          <table:table-cell table:formula="of:=MID([.A1188];11;30)" office:value-type="string" office:string-value="Piscataquis County,H1" calcext:value-type="string">
            <text:p>Piscataquis County,H1</text:p>
          </table:table-cell>
          <table:table-cell office:value-type="string" calcext:value-type="string">
            <text:p>Piscataquis County</text:p>
          </table:table-cell>
          <table:table-cell/>
        </table:table-row>
        <table:table-row table:style-name="ro1">
          <table:table-cell office:value-type="string" calcext:value-type="string">
            <text:p>ME,23,023,Sagadahoc County,H1</text:p>
          </table:table-cell>
          <table:table-cell table:formula="of:=LEFT([.A1189];2)" office:value-type="string" office:string-value="ME" calcext:value-type="string">
            <text:p>ME</text:p>
          </table:table-cell>
          <table:table-cell table:formula="of:=MID([.A1189];4;6)" office:value-type="string" office:string-value="23,023" calcext:value-type="string">
            <text:p>23,023</text:p>
          </table:table-cell>
          <table:table-cell table:formula="of:=MID([.A1189];11;30)" office:value-type="string" office:string-value="Sagadahoc County,H1" calcext:value-type="string">
            <text:p>Sagadahoc County,H1</text:p>
          </table:table-cell>
          <table:table-cell office:value-type="string" calcext:value-type="string">
            <text:p>Sagadahoc County</text:p>
          </table:table-cell>
          <table:table-cell/>
        </table:table-row>
        <table:table-row table:style-name="ro1">
          <table:table-cell office:value-type="string" calcext:value-type="string">
            <text:p>ME,23,025,Somerset County,H1</text:p>
          </table:table-cell>
          <table:table-cell table:formula="of:=LEFT([.A1190];2)" office:value-type="string" office:string-value="ME" calcext:value-type="string">
            <text:p>ME</text:p>
          </table:table-cell>
          <table:table-cell table:formula="of:=MID([.A1190];4;6)" office:value-type="string" office:string-value="23,025" calcext:value-type="string">
            <text:p>23,025</text:p>
          </table:table-cell>
          <table:table-cell table:formula="of:=MID([.A1190];11;30)" office:value-type="string" office:string-value="Somerset County,H1" calcext:value-type="string">
            <text:p>Somerset County,H1</text:p>
          </table:table-cell>
          <table:table-cell office:value-type="string" calcext:value-type="string">
            <text:p>Somerset County</text:p>
          </table:table-cell>
          <table:table-cell/>
        </table:table-row>
        <table:table-row table:style-name="ro1">
          <table:table-cell office:value-type="string" calcext:value-type="string">
            <text:p>ME,23,027,Waldo County,H1</text:p>
          </table:table-cell>
          <table:table-cell table:formula="of:=LEFT([.A1191];2)" office:value-type="string" office:string-value="ME" calcext:value-type="string">
            <text:p>ME</text:p>
          </table:table-cell>
          <table:table-cell table:formula="of:=MID([.A1191];4;6)" office:value-type="string" office:string-value="23,027" calcext:value-type="string">
            <text:p>23,027</text:p>
          </table:table-cell>
          <table:table-cell table:formula="of:=MID([.A1191];11;30)" office:value-type="string" office:string-value="Waldo County,H1" calcext:value-type="string">
            <text:p>Waldo County,H1</text:p>
          </table:table-cell>
          <table:table-cell office:value-type="string" calcext:value-type="string">
            <text:p>Waldo County</text:p>
          </table:table-cell>
          <table:table-cell/>
        </table:table-row>
        <table:table-row table:style-name="ro1">
          <table:table-cell office:value-type="string" calcext:value-type="string">
            <text:p>ME,23,029,Washington County,H1</text:p>
          </table:table-cell>
          <table:table-cell table:formula="of:=LEFT([.A1192];2)" office:value-type="string" office:string-value="ME" calcext:value-type="string">
            <text:p>ME</text:p>
          </table:table-cell>
          <table:table-cell table:formula="of:=MID([.A1192];4;6)" office:value-type="string" office:string-value="23,029" calcext:value-type="string">
            <text:p>23,029</text:p>
          </table:table-cell>
          <table:table-cell table:formula="of:=MID([.A1192];11;30)" office:value-type="string" office:string-value="Washington County,H1" calcext:value-type="string">
            <text:p>Washington County,H1</text:p>
          </table:table-cell>
          <table:table-cell office:value-type="string" calcext:value-type="string">
            <text:p>Washington County</text:p>
          </table:table-cell>
          <table:table-cell/>
        </table:table-row>
        <table:table-row table:style-name="ro1">
          <table:table-cell office:value-type="string" calcext:value-type="string">
            <text:p>ME,23,031,York County,H1</text:p>
          </table:table-cell>
          <table:table-cell table:formula="of:=LEFT([.A1193];2)" office:value-type="string" office:string-value="ME" calcext:value-type="string">
            <text:p>ME</text:p>
          </table:table-cell>
          <table:table-cell table:formula="of:=MID([.A1193];4;6)" office:value-type="string" office:string-value="23,031" calcext:value-type="string">
            <text:p>23,031</text:p>
          </table:table-cell>
          <table:table-cell table:formula="of:=MID([.A1193];11;30)" office:value-type="string" office:string-value="York County,H1" calcext:value-type="string">
            <text:p>York County,H1</text:p>
          </table:table-cell>
          <table:table-cell office:value-type="string" calcext:value-type="string">
            <text:p>York County</text:p>
          </table:table-cell>
          <table:table-cell/>
        </table:table-row>
        <table:table-row table:style-name="ro1">
          <table:table-cell office:value-type="string" calcext:value-type="string">
            <text:p>MD,24,001,Allegany County,H1</text:p>
          </table:table-cell>
          <table:table-cell table:formula="of:=LEFT([.A1194];2)" office:value-type="string" office:string-value="MD" calcext:value-type="string">
            <text:p>MD</text:p>
          </table:table-cell>
          <table:table-cell table:formula="of:=MID([.A1194];4;6)" office:value-type="string" office:string-value="24,001" calcext:value-type="string">
            <text:p>24,001</text:p>
          </table:table-cell>
          <table:table-cell table:formula="of:=MID([.A1194];11;30)" office:value-type="string" office:string-value="Allegany County,H1" calcext:value-type="string">
            <text:p>Allegany County,H1</text:p>
          </table:table-cell>
          <table:table-cell office:value-type="string" calcext:value-type="string">
            <text:p>Allegany County</text:p>
          </table:table-cell>
          <table:table-cell/>
        </table:table-row>
        <table:table-row table:style-name="ro2">
          <table:table-cell office:value-type="string" calcext:value-type="string">
            <text:p>MD,24,003,Anne Arundel County,H1</text:p>
          </table:table-cell>
          <table:table-cell table:formula="of:=LEFT([.A1195];2)" office:value-type="string" office:string-value="MD" calcext:value-type="string">
            <text:p>MD</text:p>
          </table:table-cell>
          <table:table-cell table:formula="of:=MID([.A1195];4;6)" office:value-type="string" office:string-value="24,003" calcext:value-type="string">
            <text:p>24,003</text:p>
          </table:table-cell>
          <table:table-cell table:formula="of:=MID([.A1195];11;30)" office:value-type="string" office:string-value="Anne Arundel County,H1" calcext:value-type="string">
            <text:p>Anne Arundel County,H1</text:p>
          </table:table-cell>
          <table:table-cell office:value-type="string" calcext:value-type="string">
            <text:p>Anne Arundel County</text:p>
          </table:table-cell>
          <table:table-cell/>
        </table:table-row>
        <table:table-row table:style-name="ro1">
          <table:table-cell office:value-type="string" calcext:value-type="string">
            <text:p>MD,24,005,Baltimore County,H1</text:p>
          </table:table-cell>
          <table:table-cell table:formula="of:=LEFT([.A1196];2)" office:value-type="string" office:string-value="MD" calcext:value-type="string">
            <text:p>MD</text:p>
          </table:table-cell>
          <table:table-cell table:formula="of:=MID([.A1196];4;6)" office:value-type="string" office:string-value="24,005" calcext:value-type="string">
            <text:p>24,005</text:p>
          </table:table-cell>
          <table:table-cell table:formula="of:=MID([.A1196];11;30)" office:value-type="string" office:string-value="Baltimore County,H1" calcext:value-type="string">
            <text:p>Baltimore County,H1</text:p>
          </table:table-cell>
          <table:table-cell office:value-type="string" calcext:value-type="string">
            <text:p>Baltimore County</text:p>
          </table:table-cell>
          <table:table-cell/>
        </table:table-row>
        <table:table-row table:style-name="ro1">
          <table:table-cell office:value-type="string" calcext:value-type="string">
            <text:p>MD,24,009,Calvert County,H1</text:p>
          </table:table-cell>
          <table:table-cell table:formula="of:=LEFT([.A1197];2)" office:value-type="string" office:string-value="MD" calcext:value-type="string">
            <text:p>MD</text:p>
          </table:table-cell>
          <table:table-cell table:formula="of:=MID([.A1197];4;6)" office:value-type="string" office:string-value="24,009" calcext:value-type="string">
            <text:p>24,009</text:p>
          </table:table-cell>
          <table:table-cell table:formula="of:=MID([.A1197];11;30)" office:value-type="string" office:string-value="Calvert County,H1" calcext:value-type="string">
            <text:p>Calvert County,H1</text:p>
          </table:table-cell>
          <table:table-cell office:value-type="string" calcext:value-type="string">
            <text:p>Calvert County</text:p>
          </table:table-cell>
          <table:table-cell/>
        </table:table-row>
        <table:table-row table:style-name="ro1">
          <table:table-cell office:value-type="string" calcext:value-type="string">
            <text:p>MD,24,011,Caroline County,H1</text:p>
          </table:table-cell>
          <table:table-cell table:formula="of:=LEFT([.A1198];2)" office:value-type="string" office:string-value="MD" calcext:value-type="string">
            <text:p>MD</text:p>
          </table:table-cell>
          <table:table-cell table:formula="of:=MID([.A1198];4;6)" office:value-type="string" office:string-value="24,011" calcext:value-type="string">
            <text:p>24,011</text:p>
          </table:table-cell>
          <table:table-cell table:formula="of:=MID([.A1198];11;30)" office:value-type="string" office:string-value="Caroline County,H1" calcext:value-type="string">
            <text:p>Caroline County,H1</text:p>
          </table:table-cell>
          <table:table-cell office:value-type="string" calcext:value-type="string">
            <text:p>Caroline County</text:p>
          </table:table-cell>
          <table:table-cell/>
        </table:table-row>
        <table:table-row table:style-name="ro1">
          <table:table-cell office:value-type="string" calcext:value-type="string">
            <text:p>MD,24,013,Carroll County,H1</text:p>
          </table:table-cell>
          <table:table-cell table:formula="of:=LEFT([.A1199];2)" office:value-type="string" office:string-value="MD" calcext:value-type="string">
            <text:p>MD</text:p>
          </table:table-cell>
          <table:table-cell table:formula="of:=MID([.A1199];4;6)" office:value-type="string" office:string-value="24,013" calcext:value-type="string">
            <text:p>24,013</text:p>
          </table:table-cell>
          <table:table-cell table:formula="of:=MID([.A1199];11;30)" office:value-type="string" office:string-value="Carroll County,H1" calcext:value-type="string">
            <text:p>Carroll County,H1</text:p>
          </table:table-cell>
          <table:table-cell office:value-type="string" calcext:value-type="string">
            <text:p>Carroll County</text:p>
          </table:table-cell>
          <table:table-cell/>
        </table:table-row>
        <table:table-row table:style-name="ro1">
          <table:table-cell office:value-type="string" calcext:value-type="string">
            <text:p>MD,24,015,Cecil County,H1</text:p>
          </table:table-cell>
          <table:table-cell table:formula="of:=LEFT([.A1200];2)" office:value-type="string" office:string-value="MD" calcext:value-type="string">
            <text:p>MD</text:p>
          </table:table-cell>
          <table:table-cell table:formula="of:=MID([.A1200];4;6)" office:value-type="string" office:string-value="24,015" calcext:value-type="string">
            <text:p>24,015</text:p>
          </table:table-cell>
          <table:table-cell table:formula="of:=MID([.A1200];11;30)" office:value-type="string" office:string-value="Cecil County,H1" calcext:value-type="string">
            <text:p>Cecil County,H1</text:p>
          </table:table-cell>
          <table:table-cell office:value-type="string" calcext:value-type="string">
            <text:p>Cecil County</text:p>
          </table:table-cell>
          <table:table-cell/>
        </table:table-row>
        <table:table-row table:style-name="ro1">
          <table:table-cell office:value-type="string" calcext:value-type="string">
            <text:p>MD,24,017,Charles County,H1</text:p>
          </table:table-cell>
          <table:table-cell table:formula="of:=LEFT([.A1201];2)" office:value-type="string" office:string-value="MD" calcext:value-type="string">
            <text:p>MD</text:p>
          </table:table-cell>
          <table:table-cell table:formula="of:=MID([.A1201];4;6)" office:value-type="string" office:string-value="24,017" calcext:value-type="string">
            <text:p>24,017</text:p>
          </table:table-cell>
          <table:table-cell table:formula="of:=MID([.A1201];11;30)" office:value-type="string" office:string-value="Charles County,H1" calcext:value-type="string">
            <text:p>Charles County,H1</text:p>
          </table:table-cell>
          <table:table-cell office:value-type="string" calcext:value-type="string">
            <text:p>Charles County</text:p>
          </table:table-cell>
          <table:table-cell/>
        </table:table-row>
        <table:table-row table:style-name="ro1">
          <table:table-cell office:value-type="string" calcext:value-type="string">
            <text:p>MD,24,019,Dorchester County,H1</text:p>
          </table:table-cell>
          <table:table-cell table:formula="of:=LEFT([.A1202];2)" office:value-type="string" office:string-value="MD" calcext:value-type="string">
            <text:p>MD</text:p>
          </table:table-cell>
          <table:table-cell table:formula="of:=MID([.A1202];4;6)" office:value-type="string" office:string-value="24,019" calcext:value-type="string">
            <text:p>24,019</text:p>
          </table:table-cell>
          <table:table-cell table:formula="of:=MID([.A1202];11;30)" office:value-type="string" office:string-value="Dorchester County,H1" calcext:value-type="string">
            <text:p>Dorchester County,H1</text:p>
          </table:table-cell>
          <table:table-cell office:value-type="string" calcext:value-type="string">
            <text:p>Dorchester County</text:p>
          </table:table-cell>
          <table:table-cell/>
        </table:table-row>
        <table:table-row table:style-name="ro1">
          <table:table-cell office:value-type="string" calcext:value-type="string">
            <text:p>MD,24,021,Frederick County,H1</text:p>
          </table:table-cell>
          <table:table-cell table:formula="of:=LEFT([.A1203];2)" office:value-type="string" office:string-value="MD" calcext:value-type="string">
            <text:p>MD</text:p>
          </table:table-cell>
          <table:table-cell table:formula="of:=MID([.A1203];4;6)" office:value-type="string" office:string-value="24,021" calcext:value-type="string">
            <text:p>24,021</text:p>
          </table:table-cell>
          <table:table-cell table:formula="of:=MID([.A1203];11;30)" office:value-type="string" office:string-value="Frederick County,H1" calcext:value-type="string">
            <text:p>Frederick County,H1</text:p>
          </table:table-cell>
          <table:table-cell office:value-type="string" calcext:value-type="string">
            <text:p>Frederick County</text:p>
          </table:table-cell>
          <table:table-cell/>
        </table:table-row>
        <table:table-row table:style-name="ro1">
          <table:table-cell office:value-type="string" calcext:value-type="string">
            <text:p>MD,24,023,Garrett County,H1</text:p>
          </table:table-cell>
          <table:table-cell table:formula="of:=LEFT([.A1204];2)" office:value-type="string" office:string-value="MD" calcext:value-type="string">
            <text:p>MD</text:p>
          </table:table-cell>
          <table:table-cell table:formula="of:=MID([.A1204];4;6)" office:value-type="string" office:string-value="24,023" calcext:value-type="string">
            <text:p>24,023</text:p>
          </table:table-cell>
          <table:table-cell table:formula="of:=MID([.A1204];11;30)" office:value-type="string" office:string-value="Garrett County,H1" calcext:value-type="string">
            <text:p>Garrett County,H1</text:p>
          </table:table-cell>
          <table:table-cell office:value-type="string" calcext:value-type="string">
            <text:p>Garrett County</text:p>
          </table:table-cell>
          <table:table-cell/>
        </table:table-row>
        <table:table-row table:style-name="ro1">
          <table:table-cell office:value-type="string" calcext:value-type="string">
            <text:p>MD,24,025,Harford County,H1</text:p>
          </table:table-cell>
          <table:table-cell table:formula="of:=LEFT([.A1205];2)" office:value-type="string" office:string-value="MD" calcext:value-type="string">
            <text:p>MD</text:p>
          </table:table-cell>
          <table:table-cell table:formula="of:=MID([.A1205];4;6)" office:value-type="string" office:string-value="24,025" calcext:value-type="string">
            <text:p>24,025</text:p>
          </table:table-cell>
          <table:table-cell table:formula="of:=MID([.A1205];11;30)" office:value-type="string" office:string-value="Harford County,H1" calcext:value-type="string">
            <text:p>Harford County,H1</text:p>
          </table:table-cell>
          <table:table-cell office:value-type="string" calcext:value-type="string">
            <text:p>Harford County</text:p>
          </table:table-cell>
          <table:table-cell/>
        </table:table-row>
        <table:table-row table:style-name="ro1">
          <table:table-cell office:value-type="string" calcext:value-type="string">
            <text:p>MD,24,027,Howard County,H1</text:p>
          </table:table-cell>
          <table:table-cell table:formula="of:=LEFT([.A1206];2)" office:value-type="string" office:string-value="MD" calcext:value-type="string">
            <text:p>MD</text:p>
          </table:table-cell>
          <table:table-cell table:formula="of:=MID([.A1206];4;6)" office:value-type="string" office:string-value="24,027" calcext:value-type="string">
            <text:p>24,027</text:p>
          </table:table-cell>
          <table:table-cell table:formula="of:=MID([.A1206];11;30)" office:value-type="string" office:string-value="Howard County,H1" calcext:value-type="string">
            <text:p>Howard County,H1</text:p>
          </table:table-cell>
          <table:table-cell office:value-type="string" calcext:value-type="string">
            <text:p>Howard County</text:p>
          </table:table-cell>
          <table:table-cell/>
        </table:table-row>
        <table:table-row table:style-name="ro1">
          <table:table-cell office:value-type="string" calcext:value-type="string">
            <text:p>MD,24,029,Kent County,H1</text:p>
          </table:table-cell>
          <table:table-cell table:formula="of:=LEFT([.A1207];2)" office:value-type="string" office:string-value="MD" calcext:value-type="string">
            <text:p>MD</text:p>
          </table:table-cell>
          <table:table-cell table:formula="of:=MID([.A1207];4;6)" office:value-type="string" office:string-value="24,029" calcext:value-type="string">
            <text:p>24,029</text:p>
          </table:table-cell>
          <table:table-cell table:formula="of:=MID([.A1207];11;30)" office:value-type="string" office:string-value="Kent County,H1" calcext:value-type="string">
            <text:p>Kent County,H1</text:p>
          </table:table-cell>
          <table:table-cell office:value-type="string" calcext:value-type="string">
            <text:p>Kent County</text:p>
          </table:table-cell>
          <table:table-cell/>
        </table:table-row>
        <table:table-row table:style-name="ro1">
          <table:table-cell office:value-type="string" calcext:value-type="string">
            <text:p>MD,24,031,Montgomery County,H1</text:p>
          </table:table-cell>
          <table:table-cell table:formula="of:=LEFT([.A1208];2)" office:value-type="string" office:string-value="MD" calcext:value-type="string">
            <text:p>MD</text:p>
          </table:table-cell>
          <table:table-cell table:formula="of:=MID([.A1208];4;6)" office:value-type="string" office:string-value="24,031" calcext:value-type="string">
            <text:p>24,031</text:p>
          </table:table-cell>
          <table:table-cell table:formula="of:=MID([.A1208];11;30)" office:value-type="string" office:string-value="Montgomery County,H1" calcext:value-type="string">
            <text:p>Montgomery County,H1</text:p>
          </table:table-cell>
          <table:table-cell office:value-type="string" calcext:value-type="string">
            <text:p>Montgomery County</text:p>
          </table:table-cell>
          <table:table-cell/>
        </table:table-row>
        <table:table-row table:style-name="ro2">
          <table:table-cell office:value-type="string" calcext:value-type="string">
            <text:p>MD,24,033,Prince George's County,H1</text:p>
          </table:table-cell>
          <table:table-cell table:formula="of:=LEFT([.A1209];2)" office:value-type="string" office:string-value="MD" calcext:value-type="string">
            <text:p>MD</text:p>
          </table:table-cell>
          <table:table-cell table:formula="of:=MID([.A1209];4;6)" office:value-type="string" office:string-value="24,033" calcext:value-type="string">
            <text:p>24,033</text:p>
          </table:table-cell>
          <table:table-cell table:formula="of:=MID([.A1209];11;30)" office:value-type="string" office:string-value="Prince George's County,H1" calcext:value-type="string">
            <text:p>Prince George's County,H1</text:p>
          </table:table-cell>
          <table:table-cell office:value-type="string" calcext:value-type="string">
            <text:p>Prince George's County</text:p>
          </table:table-cell>
          <table:table-cell/>
        </table:table-row>
        <table:table-row table:style-name="ro2">
          <table:table-cell office:value-type="string" calcext:value-type="string">
            <text:p>MD,24,035,Queen Anne's County,H1</text:p>
          </table:table-cell>
          <table:table-cell table:formula="of:=LEFT([.A1210];2)" office:value-type="string" office:string-value="MD" calcext:value-type="string">
            <text:p>MD</text:p>
          </table:table-cell>
          <table:table-cell table:formula="of:=MID([.A1210];4;6)" office:value-type="string" office:string-value="24,035" calcext:value-type="string">
            <text:p>24,035</text:p>
          </table:table-cell>
          <table:table-cell table:formula="of:=MID([.A1210];11;30)" office:value-type="string" office:string-value="Queen Anne's County,H1" calcext:value-type="string">
            <text:p>Queen Anne's County,H1</text:p>
          </table:table-cell>
          <table:table-cell office:value-type="string" calcext:value-type="string">
            <text:p>Queen Anne's County</text:p>
          </table:table-cell>
          <table:table-cell/>
        </table:table-row>
        <table:table-row table:style-name="ro1">
          <table:table-cell office:value-type="string" calcext:value-type="string">
            <text:p>MD,24,037,St. Mary's County,H1</text:p>
          </table:table-cell>
          <table:table-cell table:formula="of:=LEFT([.A1211];2)" office:value-type="string" office:string-value="MD" calcext:value-type="string">
            <text:p>MD</text:p>
          </table:table-cell>
          <table:table-cell table:formula="of:=MID([.A1211];4;6)" office:value-type="string" office:string-value="24,037" calcext:value-type="string">
            <text:p>24,037</text:p>
          </table:table-cell>
          <table:table-cell table:formula="of:=MID([.A1211];11;30)" office:value-type="string" office:string-value="St. Mary's County,H1" calcext:value-type="string">
            <text:p>St. Mary's County,H1</text:p>
          </table:table-cell>
          <table:table-cell office:value-type="string" calcext:value-type="string">
            <text:p>St. Mary's County</text:p>
          </table:table-cell>
          <table:table-cell/>
        </table:table-row>
        <table:table-row table:style-name="ro1">
          <table:table-cell office:value-type="string" calcext:value-type="string">
            <text:p>MD,24,039,Somerset County,H1</text:p>
          </table:table-cell>
          <table:table-cell table:formula="of:=LEFT([.A1212];2)" office:value-type="string" office:string-value="MD" calcext:value-type="string">
            <text:p>MD</text:p>
          </table:table-cell>
          <table:table-cell table:formula="of:=MID([.A1212];4;6)" office:value-type="string" office:string-value="24,039" calcext:value-type="string">
            <text:p>24,039</text:p>
          </table:table-cell>
          <table:table-cell table:formula="of:=MID([.A1212];11;30)" office:value-type="string" office:string-value="Somerset County,H1" calcext:value-type="string">
            <text:p>Somerset County,H1</text:p>
          </table:table-cell>
          <table:table-cell office:value-type="string" calcext:value-type="string">
            <text:p>Somerset County</text:p>
          </table:table-cell>
          <table:table-cell/>
        </table:table-row>
        <table:table-row table:style-name="ro1">
          <table:table-cell office:value-type="string" calcext:value-type="string">
            <text:p>MD,24,041,Talbot County,H1</text:p>
          </table:table-cell>
          <table:table-cell table:formula="of:=LEFT([.A1213];2)" office:value-type="string" office:string-value="MD" calcext:value-type="string">
            <text:p>MD</text:p>
          </table:table-cell>
          <table:table-cell table:formula="of:=MID([.A1213];4;6)" office:value-type="string" office:string-value="24,041" calcext:value-type="string">
            <text:p>24,041</text:p>
          </table:table-cell>
          <table:table-cell table:formula="of:=MID([.A1213];11;30)" office:value-type="string" office:string-value="Talbot County,H1" calcext:value-type="string">
            <text:p>Talbot County,H1</text:p>
          </table:table-cell>
          <table:table-cell office:value-type="string" calcext:value-type="string">
            <text:p>Talbot County</text:p>
          </table:table-cell>
          <table:table-cell/>
        </table:table-row>
        <table:table-row table:style-name="ro1">
          <table:table-cell office:value-type="string" calcext:value-type="string">
            <text:p>MD,24,043,Washington County,H1</text:p>
          </table:table-cell>
          <table:table-cell table:formula="of:=LEFT([.A1214];2)" office:value-type="string" office:string-value="MD" calcext:value-type="string">
            <text:p>MD</text:p>
          </table:table-cell>
          <table:table-cell table:formula="of:=MID([.A1214];4;6)" office:value-type="string" office:string-value="24,043" calcext:value-type="string">
            <text:p>24,043</text:p>
          </table:table-cell>
          <table:table-cell table:formula="of:=MID([.A1214];11;30)" office:value-type="string" office:string-value="Washington County,H1" calcext:value-type="string">
            <text:p>Washington County,H1</text:p>
          </table:table-cell>
          <table:table-cell office:value-type="string" calcext:value-type="string">
            <text:p>Washington County</text:p>
          </table:table-cell>
          <table:table-cell/>
        </table:table-row>
        <table:table-row table:style-name="ro1">
          <table:table-cell office:value-type="string" calcext:value-type="string">
            <text:p>MD,24,045,Wicomico County,H1</text:p>
          </table:table-cell>
          <table:table-cell table:formula="of:=LEFT([.A1215];2)" office:value-type="string" office:string-value="MD" calcext:value-type="string">
            <text:p>MD</text:p>
          </table:table-cell>
          <table:table-cell table:formula="of:=MID([.A1215];4;6)" office:value-type="string" office:string-value="24,045" calcext:value-type="string">
            <text:p>24,045</text:p>
          </table:table-cell>
          <table:table-cell table:formula="of:=MID([.A1215];11;30)" office:value-type="string" office:string-value="Wicomico County,H1" calcext:value-type="string">
            <text:p>Wicomico County,H1</text:p>
          </table:table-cell>
          <table:table-cell office:value-type="string" calcext:value-type="string">
            <text:p>Wicomico County</text:p>
          </table:table-cell>
          <table:table-cell/>
        </table:table-row>
        <table:table-row table:style-name="ro1">
          <table:table-cell office:value-type="string" calcext:value-type="string">
            <text:p>MD,24,047,Worcester County,H1</text:p>
          </table:table-cell>
          <table:table-cell table:formula="of:=LEFT([.A1216];2)" office:value-type="string" office:string-value="MD" calcext:value-type="string">
            <text:p>MD</text:p>
          </table:table-cell>
          <table:table-cell table:formula="of:=MID([.A1216];4;6)" office:value-type="string" office:string-value="24,047" calcext:value-type="string">
            <text:p>24,047</text:p>
          </table:table-cell>
          <table:table-cell table:formula="of:=MID([.A1216];11;30)" office:value-type="string" office:string-value="Worcester County,H1" calcext:value-type="string">
            <text:p>Worcester County,H1</text:p>
          </table:table-cell>
          <table:table-cell office:value-type="string" calcext:value-type="string">
            <text:p>Worcester County</text:p>
          </table:table-cell>
          <table:table-cell/>
        </table:table-row>
        <table:table-row table:style-name="ro1">
          <table:table-cell office:value-type="string" calcext:value-type="string">
            <text:p>MD,24,510,Baltimore city,C7</text:p>
          </table:table-cell>
          <table:table-cell table:formula="of:=LEFT([.A1217];2)" office:value-type="string" office:string-value="MD" calcext:value-type="string">
            <text:p>MD</text:p>
          </table:table-cell>
          <table:table-cell table:formula="of:=MID([.A1217];4;6)" office:value-type="string" office:string-value="24,510" calcext:value-type="string">
            <text:p>24,510</text:p>
          </table:table-cell>
          <table:table-cell table:formula="of:=MID([.A1217];11;30)" office:value-type="string" office:string-value="Baltimore city,C7" calcext:value-type="string">
            <text:p>Baltimore city,C7</text:p>
          </table:table-cell>
          <table:table-cell office:value-type="string" calcext:value-type="string">
            <text:p>Baltimore city</text:p>
          </table:table-cell>
          <table:table-cell/>
        </table:table-row>
        <table:table-row table:style-name="ro1">
          <table:table-cell office:value-type="string" calcext:value-type="string">
            <text:p>MA,25,001,Barnstable County,H1</text:p>
          </table:table-cell>
          <table:table-cell table:formula="of:=LEFT([.A1218];2)" office:value-type="string" office:string-value="MA" calcext:value-type="string">
            <text:p>MA</text:p>
          </table:table-cell>
          <table:table-cell table:formula="of:=MID([.A1218];4;6)" office:value-type="string" office:string-value="25,001" calcext:value-type="string">
            <text:p>25,001</text:p>
          </table:table-cell>
          <table:table-cell table:formula="of:=MID([.A1218];11;30)" office:value-type="string" office:string-value="Barnstable County,H1" calcext:value-type="string">
            <text:p>Barnstable County,H1</text:p>
          </table:table-cell>
          <table:table-cell office:value-type="string" calcext:value-type="string">
            <text:p>Barnstable County</text:p>
          </table:table-cell>
          <table:table-cell/>
        </table:table-row>
        <table:table-row table:style-name="ro1">
          <table:table-cell office:value-type="string" calcext:value-type="string">
            <text:p>MA,25,003,Berkshire County,H4</text:p>
          </table:table-cell>
          <table:table-cell table:formula="of:=LEFT([.A1219];2)" office:value-type="string" office:string-value="MA" calcext:value-type="string">
            <text:p>MA</text:p>
          </table:table-cell>
          <table:table-cell table:formula="of:=MID([.A1219];4;6)" office:value-type="string" office:string-value="25,003" calcext:value-type="string">
            <text:p>25,003</text:p>
          </table:table-cell>
          <table:table-cell table:formula="of:=MID([.A1219];11;30)" office:value-type="string" office:string-value="Berkshire County,H4" calcext:value-type="string">
            <text:p>Berkshire County,H4</text:p>
          </table:table-cell>
          <table:table-cell office:value-type="string" calcext:value-type="string">
            <text:p>Berkshire County</text:p>
          </table:table-cell>
          <table:table-cell/>
        </table:table-row>
        <table:table-row table:style-name="ro1">
          <table:table-cell office:value-type="string" calcext:value-type="string">
            <text:p>MA,25,005,Bristol County,H1</text:p>
          </table:table-cell>
          <table:table-cell table:formula="of:=LEFT([.A1220];2)" office:value-type="string" office:string-value="MA" calcext:value-type="string">
            <text:p>MA</text:p>
          </table:table-cell>
          <table:table-cell table:formula="of:=MID([.A1220];4;6)" office:value-type="string" office:string-value="25,005" calcext:value-type="string">
            <text:p>25,005</text:p>
          </table:table-cell>
          <table:table-cell table:formula="of:=MID([.A1220];11;30)" office:value-type="string" office:string-value="Bristol County,H1" calcext:value-type="string">
            <text:p>Bristol County,H1</text:p>
          </table:table-cell>
          <table:table-cell office:value-type="string" calcext:value-type="string">
            <text:p>Bristol County</text:p>
          </table:table-cell>
          <table:table-cell/>
        </table:table-row>
        <table:table-row table:style-name="ro1">
          <table:table-cell office:value-type="string" calcext:value-type="string">
            <text:p>MA,25,007,Dukes County,H1</text:p>
          </table:table-cell>
          <table:table-cell table:formula="of:=LEFT([.A1221];2)" office:value-type="string" office:string-value="MA" calcext:value-type="string">
            <text:p>MA</text:p>
          </table:table-cell>
          <table:table-cell table:formula="of:=MID([.A1221];4;6)" office:value-type="string" office:string-value="25,007" calcext:value-type="string">
            <text:p>25,007</text:p>
          </table:table-cell>
          <table:table-cell table:formula="of:=MID([.A1221];11;30)" office:value-type="string" office:string-value="Dukes County,H1" calcext:value-type="string">
            <text:p>Dukes County,H1</text:p>
          </table:table-cell>
          <table:table-cell office:value-type="string" calcext:value-type="string">
            <text:p>Dukes County</text:p>
          </table:table-cell>
          <table:table-cell/>
        </table:table-row>
        <table:table-row table:style-name="ro1">
          <table:table-cell office:value-type="string" calcext:value-type="string">
            <text:p>MA,25,009,Essex County,H4</text:p>
          </table:table-cell>
          <table:table-cell table:formula="of:=LEFT([.A1222];2)" office:value-type="string" office:string-value="MA" calcext:value-type="string">
            <text:p>MA</text:p>
          </table:table-cell>
          <table:table-cell table:formula="of:=MID([.A1222];4;6)" office:value-type="string" office:string-value="25,009" calcext:value-type="string">
            <text:p>25,009</text:p>
          </table:table-cell>
          <table:table-cell table:formula="of:=MID([.A1222];11;30)" office:value-type="string" office:string-value="Essex County,H4" calcext:value-type="string">
            <text:p>Essex County,H4</text:p>
          </table:table-cell>
          <table:table-cell office:value-type="string" calcext:value-type="string">
            <text:p>Essex County</text:p>
          </table:table-cell>
          <table:table-cell/>
        </table:table-row>
        <table:table-row table:style-name="ro1">
          <table:table-cell office:value-type="string" calcext:value-type="string">
            <text:p>MA,25,011,Franklin County,H4</text:p>
          </table:table-cell>
          <table:table-cell table:formula="of:=LEFT([.A1223];2)" office:value-type="string" office:string-value="MA" calcext:value-type="string">
            <text:p>MA</text:p>
          </table:table-cell>
          <table:table-cell table:formula="of:=MID([.A1223];4;6)" office:value-type="string" office:string-value="25,011" calcext:value-type="string">
            <text:p>25,011</text:p>
          </table:table-cell>
          <table:table-cell table:formula="of:=MID([.A1223];11;30)" office:value-type="string" office:string-value="Franklin County,H4" calcext:value-type="string">
            <text:p>Franklin County,H4</text:p>
          </table:table-cell>
          <table:table-cell office:value-type="string" calcext:value-type="string">
            <text:p>Franklin County</text:p>
          </table:table-cell>
          <table:table-cell/>
        </table:table-row>
        <table:table-row table:style-name="ro1">
          <table:table-cell office:value-type="string" calcext:value-type="string">
            <text:p>MA,25,013,Hampden County,H4</text:p>
          </table:table-cell>
          <table:table-cell table:formula="of:=LEFT([.A1224];2)" office:value-type="string" office:string-value="MA" calcext:value-type="string">
            <text:p>MA</text:p>
          </table:table-cell>
          <table:table-cell table:formula="of:=MID([.A1224];4;6)" office:value-type="string" office:string-value="25,013" calcext:value-type="string">
            <text:p>25,013</text:p>
          </table:table-cell>
          <table:table-cell table:formula="of:=MID([.A1224];11;30)" office:value-type="string" office:string-value="Hampden County,H4" calcext:value-type="string">
            <text:p>Hampden County,H4</text:p>
          </table:table-cell>
          <table:table-cell office:value-type="string" calcext:value-type="string">
            <text:p>Hampden County</text:p>
          </table:table-cell>
          <table:table-cell/>
        </table:table-row>
        <table:table-row table:style-name="ro1">
          <table:table-cell office:value-type="string" calcext:value-type="string">
            <text:p>MA,25,015,Hampshire County,H4</text:p>
          </table:table-cell>
          <table:table-cell table:formula="of:=LEFT([.A1225];2)" office:value-type="string" office:string-value="MA" calcext:value-type="string">
            <text:p>MA</text:p>
          </table:table-cell>
          <table:table-cell table:formula="of:=MID([.A1225];4;6)" office:value-type="string" office:string-value="25,015" calcext:value-type="string">
            <text:p>25,015</text:p>
          </table:table-cell>
          <table:table-cell table:formula="of:=MID([.A1225];11;30)" office:value-type="string" office:string-value="Hampshire County,H4" calcext:value-type="string">
            <text:p>Hampshire County,H4</text:p>
          </table:table-cell>
          <table:table-cell office:value-type="string" calcext:value-type="string">
            <text:p>Hampshire County</text:p>
          </table:table-cell>
          <table:table-cell/>
        </table:table-row>
        <table:table-row table:style-name="ro1">
          <table:table-cell office:value-type="string" calcext:value-type="string">
            <text:p>MA,25,017,Middlesex County,H4</text:p>
          </table:table-cell>
          <table:table-cell table:formula="of:=LEFT([.A1226];2)" office:value-type="string" office:string-value="MA" calcext:value-type="string">
            <text:p>MA</text:p>
          </table:table-cell>
          <table:table-cell table:formula="of:=MID([.A1226];4;6)" office:value-type="string" office:string-value="25,017" calcext:value-type="string">
            <text:p>25,017</text:p>
          </table:table-cell>
          <table:table-cell table:formula="of:=MID([.A1226];11;30)" office:value-type="string" office:string-value="Middlesex County,H4" calcext:value-type="string">
            <text:p>Middlesex County,H4</text:p>
          </table:table-cell>
          <table:table-cell office:value-type="string" calcext:value-type="string">
            <text:p>Middlesex County</text:p>
          </table:table-cell>
          <table:table-cell/>
        </table:table-row>
        <table:table-row table:style-name="ro1">
          <table:table-cell office:value-type="string" calcext:value-type="string">
            <text:p>MA,25,019,Nantucket County,H4</text:p>
          </table:table-cell>
          <table:table-cell table:formula="of:=LEFT([.A1227];2)" office:value-type="string" office:string-value="MA" calcext:value-type="string">
            <text:p>MA</text:p>
          </table:table-cell>
          <table:table-cell table:formula="of:=MID([.A1227];4;6)" office:value-type="string" office:string-value="25,019" calcext:value-type="string">
            <text:p>25,019</text:p>
          </table:table-cell>
          <table:table-cell table:formula="of:=MID([.A1227];11;30)" office:value-type="string" office:string-value="Nantucket County,H4" calcext:value-type="string">
            <text:p>Nantucket County,H4</text:p>
          </table:table-cell>
          <table:table-cell office:value-type="string" calcext:value-type="string">
            <text:p>Nantucket County</text:p>
          </table:table-cell>
          <table:table-cell/>
        </table:table-row>
        <table:table-row table:style-name="ro1">
          <table:table-cell office:value-type="string" calcext:value-type="string">
            <text:p>MA,25,021,Norfolk County,H1</text:p>
          </table:table-cell>
          <table:table-cell table:formula="of:=LEFT([.A1228];2)" office:value-type="string" office:string-value="MA" calcext:value-type="string">
            <text:p>MA</text:p>
          </table:table-cell>
          <table:table-cell table:formula="of:=MID([.A1228];4;6)" office:value-type="string" office:string-value="25,021" calcext:value-type="string">
            <text:p>25,021</text:p>
          </table:table-cell>
          <table:table-cell table:formula="of:=MID([.A1228];11;30)" office:value-type="string" office:string-value="Norfolk County,H1" calcext:value-type="string">
            <text:p>Norfolk County,H1</text:p>
          </table:table-cell>
          <table:table-cell office:value-type="string" calcext:value-type="string">
            <text:p>Norfolk County</text:p>
          </table:table-cell>
          <table:table-cell/>
        </table:table-row>
        <table:table-row table:style-name="ro1">
          <table:table-cell office:value-type="string" calcext:value-type="string">
            <text:p>MA,25,023,Plymouth County,H1</text:p>
          </table:table-cell>
          <table:table-cell table:formula="of:=LEFT([.A1229];2)" office:value-type="string" office:string-value="MA" calcext:value-type="string">
            <text:p>MA</text:p>
          </table:table-cell>
          <table:table-cell table:formula="of:=MID([.A1229];4;6)" office:value-type="string" office:string-value="25,023" calcext:value-type="string">
            <text:p>25,023</text:p>
          </table:table-cell>
          <table:table-cell table:formula="of:=MID([.A1229];11;30)" office:value-type="string" office:string-value="Plymouth County,H1" calcext:value-type="string">
            <text:p>Plymouth County,H1</text:p>
          </table:table-cell>
          <table:table-cell office:value-type="string" calcext:value-type="string">
            <text:p>Plymouth County</text:p>
          </table:table-cell>
          <table:table-cell/>
        </table:table-row>
        <table:table-row table:style-name="ro1">
          <table:table-cell office:value-type="string" calcext:value-type="string">
            <text:p>MA,25,025,Suffolk County,H4</text:p>
          </table:table-cell>
          <table:table-cell table:formula="of:=LEFT([.A1230];2)" office:value-type="string" office:string-value="MA" calcext:value-type="string">
            <text:p>MA</text:p>
          </table:table-cell>
          <table:table-cell table:formula="of:=MID([.A1230];4;6)" office:value-type="string" office:string-value="25,025" calcext:value-type="string">
            <text:p>25,025</text:p>
          </table:table-cell>
          <table:table-cell table:formula="of:=MID([.A1230];11;30)" office:value-type="string" office:string-value="Suffolk County,H4" calcext:value-type="string">
            <text:p>Suffolk County,H4</text:p>
          </table:table-cell>
          <table:table-cell office:value-type="string" calcext:value-type="string">
            <text:p>Suffolk County</text:p>
          </table:table-cell>
          <table:table-cell/>
        </table:table-row>
        <table:table-row table:style-name="ro1">
          <table:table-cell office:value-type="string" calcext:value-type="string">
            <text:p>MA,25,027,Worcester County,H4</text:p>
          </table:table-cell>
          <table:table-cell table:formula="of:=LEFT([.A1231];2)" office:value-type="string" office:string-value="MA" calcext:value-type="string">
            <text:p>MA</text:p>
          </table:table-cell>
          <table:table-cell table:formula="of:=MID([.A1231];4;6)" office:value-type="string" office:string-value="25,027" calcext:value-type="string">
            <text:p>25,027</text:p>
          </table:table-cell>
          <table:table-cell table:formula="of:=MID([.A1231];11;30)" office:value-type="string" office:string-value="Worcester County,H4" calcext:value-type="string">
            <text:p>Worcester County,H4</text:p>
          </table:table-cell>
          <table:table-cell office:value-type="string" calcext:value-type="string">
            <text:p>Worcester County</text:p>
          </table:table-cell>
          <table:table-cell/>
        </table:table-row>
        <table:table-row table:style-name="ro1">
          <table:table-cell office:value-type="string" calcext:value-type="string">
            <text:p>MI,26,001,Alcona County,H1</text:p>
          </table:table-cell>
          <table:table-cell table:formula="of:=LEFT([.A1232];2)" office:value-type="string" office:string-value="MI" calcext:value-type="string">
            <text:p>MI</text:p>
          </table:table-cell>
          <table:table-cell table:formula="of:=MID([.A1232];4;6)" office:value-type="string" office:string-value="26,001" calcext:value-type="string">
            <text:p>26,001</text:p>
          </table:table-cell>
          <table:table-cell table:formula="of:=MID([.A1232];11;30)" office:value-type="string" office:string-value="Alcona County,H1" calcext:value-type="string">
            <text:p>Alcona County,H1</text:p>
          </table:table-cell>
          <table:table-cell office:value-type="string" calcext:value-type="string">
            <text:p>Alcona County</text:p>
          </table:table-cell>
          <table:table-cell/>
        </table:table-row>
        <table:table-row table:style-name="ro1">
          <table:table-cell office:value-type="string" calcext:value-type="string">
            <text:p>MI,26,003,Alger County,H1</text:p>
          </table:table-cell>
          <table:table-cell table:formula="of:=LEFT([.A1233];2)" office:value-type="string" office:string-value="MI" calcext:value-type="string">
            <text:p>MI</text:p>
          </table:table-cell>
          <table:table-cell table:formula="of:=MID([.A1233];4;6)" office:value-type="string" office:string-value="26,003" calcext:value-type="string">
            <text:p>26,003</text:p>
          </table:table-cell>
          <table:table-cell table:formula="of:=MID([.A1233];11;30)" office:value-type="string" office:string-value="Alger County,H1" calcext:value-type="string">
            <text:p>Alger County,H1</text:p>
          </table:table-cell>
          <table:table-cell office:value-type="string" calcext:value-type="string">
            <text:p>Alger County</text:p>
          </table:table-cell>
          <table:table-cell/>
        </table:table-row>
        <table:table-row table:style-name="ro1">
          <table:table-cell office:value-type="string" calcext:value-type="string">
            <text:p>MI,26,005,Allegan County,H1</text:p>
          </table:table-cell>
          <table:table-cell table:formula="of:=LEFT([.A1234];2)" office:value-type="string" office:string-value="MI" calcext:value-type="string">
            <text:p>MI</text:p>
          </table:table-cell>
          <table:table-cell table:formula="of:=MID([.A1234];4;6)" office:value-type="string" office:string-value="26,005" calcext:value-type="string">
            <text:p>26,005</text:p>
          </table:table-cell>
          <table:table-cell table:formula="of:=MID([.A1234];11;30)" office:value-type="string" office:string-value="Allegan County,H1" calcext:value-type="string">
            <text:p>Allegan County,H1</text:p>
          </table:table-cell>
          <table:table-cell office:value-type="string" calcext:value-type="string">
            <text:p>Allegan County</text:p>
          </table:table-cell>
          <table:table-cell/>
        </table:table-row>
        <table:table-row table:style-name="ro1">
          <table:table-cell office:value-type="string" calcext:value-type="string">
            <text:p>MI,26,007,Alpena County,H1</text:p>
          </table:table-cell>
          <table:table-cell table:formula="of:=LEFT([.A1235];2)" office:value-type="string" office:string-value="MI" calcext:value-type="string">
            <text:p>MI</text:p>
          </table:table-cell>
          <table:table-cell table:formula="of:=MID([.A1235];4;6)" office:value-type="string" office:string-value="26,007" calcext:value-type="string">
            <text:p>26,007</text:p>
          </table:table-cell>
          <table:table-cell table:formula="of:=MID([.A1235];11;30)" office:value-type="string" office:string-value="Alpena County,H1" calcext:value-type="string">
            <text:p>Alpena County,H1</text:p>
          </table:table-cell>
          <table:table-cell office:value-type="string" calcext:value-type="string">
            <text:p>Alpena County</text:p>
          </table:table-cell>
          <table:table-cell/>
        </table:table-row>
        <table:table-row table:style-name="ro1">
          <table:table-cell office:value-type="string" calcext:value-type="string">
            <text:p>MI,26,009,Antrim County,H1</text:p>
          </table:table-cell>
          <table:table-cell table:formula="of:=LEFT([.A1236];2)" office:value-type="string" office:string-value="MI" calcext:value-type="string">
            <text:p>MI</text:p>
          </table:table-cell>
          <table:table-cell table:formula="of:=MID([.A1236];4;6)" office:value-type="string" office:string-value="26,009" calcext:value-type="string">
            <text:p>26,009</text:p>
          </table:table-cell>
          <table:table-cell table:formula="of:=MID([.A1236];11;30)" office:value-type="string" office:string-value="Antrim County,H1" calcext:value-type="string">
            <text:p>Antrim County,H1</text:p>
          </table:table-cell>
          <table:table-cell office:value-type="string" calcext:value-type="string">
            <text:p>Antrim County</text:p>
          </table:table-cell>
          <table:table-cell/>
        </table:table-row>
        <table:table-row table:style-name="ro1">
          <table:table-cell office:value-type="string" calcext:value-type="string">
            <text:p>MI,26,011,Arenac County,H1</text:p>
          </table:table-cell>
          <table:table-cell table:formula="of:=LEFT([.A1237];2)" office:value-type="string" office:string-value="MI" calcext:value-type="string">
            <text:p>MI</text:p>
          </table:table-cell>
          <table:table-cell table:formula="of:=MID([.A1237];4;6)" office:value-type="string" office:string-value="26,011" calcext:value-type="string">
            <text:p>26,011</text:p>
          </table:table-cell>
          <table:table-cell table:formula="of:=MID([.A1237];11;30)" office:value-type="string" office:string-value="Arenac County,H1" calcext:value-type="string">
            <text:p>Arenac County,H1</text:p>
          </table:table-cell>
          <table:table-cell office:value-type="string" calcext:value-type="string">
            <text:p>Arenac County</text:p>
          </table:table-cell>
          <table:table-cell/>
        </table:table-row>
        <table:table-row table:style-name="ro1">
          <table:table-cell office:value-type="string" calcext:value-type="string">
            <text:p>MI,26,013,Baraga County,H1</text:p>
          </table:table-cell>
          <table:table-cell table:formula="of:=LEFT([.A1238];2)" office:value-type="string" office:string-value="MI" calcext:value-type="string">
            <text:p>MI</text:p>
          </table:table-cell>
          <table:table-cell table:formula="of:=MID([.A1238];4;6)" office:value-type="string" office:string-value="26,013" calcext:value-type="string">
            <text:p>26,013</text:p>
          </table:table-cell>
          <table:table-cell table:formula="of:=MID([.A1238];11;30)" office:value-type="string" office:string-value="Baraga County,H1" calcext:value-type="string">
            <text:p>Baraga County,H1</text:p>
          </table:table-cell>
          <table:table-cell office:value-type="string" calcext:value-type="string">
            <text:p>Baraga County</text:p>
          </table:table-cell>
          <table:table-cell/>
        </table:table-row>
        <table:table-row table:style-name="ro1">
          <table:table-cell office:value-type="string" calcext:value-type="string">
            <text:p>MI,26,015,Barry County,H1</text:p>
          </table:table-cell>
          <table:table-cell table:formula="of:=LEFT([.A1239];2)" office:value-type="string" office:string-value="MI" calcext:value-type="string">
            <text:p>MI</text:p>
          </table:table-cell>
          <table:table-cell table:formula="of:=MID([.A1239];4;6)" office:value-type="string" office:string-value="26,015" calcext:value-type="string">
            <text:p>26,015</text:p>
          </table:table-cell>
          <table:table-cell table:formula="of:=MID([.A1239];11;30)" office:value-type="string" office:string-value="Barry County,H1" calcext:value-type="string">
            <text:p>Barry County,H1</text:p>
          </table:table-cell>
          <table:table-cell office:value-type="string" calcext:value-type="string">
            <text:p>Barry County</text:p>
          </table:table-cell>
          <table:table-cell/>
        </table:table-row>
        <table:table-row table:style-name="ro1">
          <table:table-cell office:value-type="string" calcext:value-type="string">
            <text:p>MI,26,017,Bay County,H1</text:p>
          </table:table-cell>
          <table:table-cell table:formula="of:=LEFT([.A1240];2)" office:value-type="string" office:string-value="MI" calcext:value-type="string">
            <text:p>MI</text:p>
          </table:table-cell>
          <table:table-cell table:formula="of:=MID([.A1240];4;6)" office:value-type="string" office:string-value="26,017" calcext:value-type="string">
            <text:p>26,017</text:p>
          </table:table-cell>
          <table:table-cell table:formula="of:=MID([.A1240];11;30)" office:value-type="string" office:string-value="Bay County,H1" calcext:value-type="string">
            <text:p>Bay County,H1</text:p>
          </table:table-cell>
          <table:table-cell office:value-type="string" calcext:value-type="string">
            <text:p>Bay County</text:p>
          </table:table-cell>
          <table:table-cell/>
        </table:table-row>
        <table:table-row table:style-name="ro1">
          <table:table-cell office:value-type="string" calcext:value-type="string">
            <text:p>MI,26,019,Benzie County,H1</text:p>
          </table:table-cell>
          <table:table-cell table:formula="of:=LEFT([.A1241];2)" office:value-type="string" office:string-value="MI" calcext:value-type="string">
            <text:p>MI</text:p>
          </table:table-cell>
          <table:table-cell table:formula="of:=MID([.A1241];4;6)" office:value-type="string" office:string-value="26,019" calcext:value-type="string">
            <text:p>26,019</text:p>
          </table:table-cell>
          <table:table-cell table:formula="of:=MID([.A1241];11;30)" office:value-type="string" office:string-value="Benzie County,H1" calcext:value-type="string">
            <text:p>Benzie County,H1</text:p>
          </table:table-cell>
          <table:table-cell office:value-type="string" calcext:value-type="string">
            <text:p>Benzie County</text:p>
          </table:table-cell>
          <table:table-cell/>
        </table:table-row>
        <table:table-row table:style-name="ro1">
          <table:table-cell office:value-type="string" calcext:value-type="string">
            <text:p>MI,26,021,Berrien County,H1</text:p>
          </table:table-cell>
          <table:table-cell table:formula="of:=LEFT([.A1242];2)" office:value-type="string" office:string-value="MI" calcext:value-type="string">
            <text:p>MI</text:p>
          </table:table-cell>
          <table:table-cell table:formula="of:=MID([.A1242];4;6)" office:value-type="string" office:string-value="26,021" calcext:value-type="string">
            <text:p>26,021</text:p>
          </table:table-cell>
          <table:table-cell table:formula="of:=MID([.A1242];11;30)" office:value-type="string" office:string-value="Berrien County,H1" calcext:value-type="string">
            <text:p>Berrien County,H1</text:p>
          </table:table-cell>
          <table:table-cell office:value-type="string" calcext:value-type="string">
            <text:p>Berrien County</text:p>
          </table:table-cell>
          <table:table-cell/>
        </table:table-row>
        <table:table-row table:style-name="ro1">
          <table:table-cell office:value-type="string" calcext:value-type="string">
            <text:p>MI,26,023,Branch County,H1</text:p>
          </table:table-cell>
          <table:table-cell table:formula="of:=LEFT([.A1243];2)" office:value-type="string" office:string-value="MI" calcext:value-type="string">
            <text:p>MI</text:p>
          </table:table-cell>
          <table:table-cell table:formula="of:=MID([.A1243];4;6)" office:value-type="string" office:string-value="26,023" calcext:value-type="string">
            <text:p>26,023</text:p>
          </table:table-cell>
          <table:table-cell table:formula="of:=MID([.A1243];11;30)" office:value-type="string" office:string-value="Branch County,H1" calcext:value-type="string">
            <text:p>Branch County,H1</text:p>
          </table:table-cell>
          <table:table-cell office:value-type="string" calcext:value-type="string">
            <text:p>Branch County</text:p>
          </table:table-cell>
          <table:table-cell/>
        </table:table-row>
        <table:table-row table:style-name="ro1">
          <table:table-cell office:value-type="string" calcext:value-type="string">
            <text:p>MI,26,025,Calhoun County,H1</text:p>
          </table:table-cell>
          <table:table-cell table:formula="of:=LEFT([.A1244];2)" office:value-type="string" office:string-value="MI" calcext:value-type="string">
            <text:p>MI</text:p>
          </table:table-cell>
          <table:table-cell table:formula="of:=MID([.A1244];4;6)" office:value-type="string" office:string-value="26,025" calcext:value-type="string">
            <text:p>26,025</text:p>
          </table:table-cell>
          <table:table-cell table:formula="of:=MID([.A1244];11;30)" office:value-type="string" office:string-value="Calhoun County,H1" calcext:value-type="string">
            <text:p>Calhoun County,H1</text:p>
          </table:table-cell>
          <table:table-cell office:value-type="string" calcext:value-type="string">
            <text:p>Calhoun County</text:p>
          </table:table-cell>
          <table:table-cell/>
        </table:table-row>
        <table:table-row table:style-name="ro1">
          <table:table-cell office:value-type="string" calcext:value-type="string">
            <text:p>MI,26,027,Cass County,H1</text:p>
          </table:table-cell>
          <table:table-cell table:formula="of:=LEFT([.A1245];2)" office:value-type="string" office:string-value="MI" calcext:value-type="string">
            <text:p>MI</text:p>
          </table:table-cell>
          <table:table-cell table:formula="of:=MID([.A1245];4;6)" office:value-type="string" office:string-value="26,027" calcext:value-type="string">
            <text:p>26,027</text:p>
          </table:table-cell>
          <table:table-cell table:formula="of:=MID([.A1245];11;30)" office:value-type="string" office:string-value="Cass County,H1" calcext:value-type="string">
            <text:p>Cass County,H1</text:p>
          </table:table-cell>
          <table:table-cell office:value-type="string" calcext:value-type="string">
            <text:p>Cass County</text:p>
          </table:table-cell>
          <table:table-cell/>
        </table:table-row>
        <table:table-row table:style-name="ro1">
          <table:table-cell office:value-type="string" calcext:value-type="string">
            <text:p>MI,26,029,Charlevoix County,H1</text:p>
          </table:table-cell>
          <table:table-cell table:formula="of:=LEFT([.A1246];2)" office:value-type="string" office:string-value="MI" calcext:value-type="string">
            <text:p>MI</text:p>
          </table:table-cell>
          <table:table-cell table:formula="of:=MID([.A1246];4;6)" office:value-type="string" office:string-value="26,029" calcext:value-type="string">
            <text:p>26,029</text:p>
          </table:table-cell>
          <table:table-cell table:formula="of:=MID([.A1246];11;30)" office:value-type="string" office:string-value="Charlevoix County,H1" calcext:value-type="string">
            <text:p>Charlevoix County,H1</text:p>
          </table:table-cell>
          <table:table-cell office:value-type="string" calcext:value-type="string">
            <text:p>Charlevoix County</text:p>
          </table:table-cell>
          <table:table-cell/>
        </table:table-row>
        <table:table-row table:style-name="ro1">
          <table:table-cell office:value-type="string" calcext:value-type="string">
            <text:p>MI,26,031,Cheboygan County,H1</text:p>
          </table:table-cell>
          <table:table-cell table:formula="of:=LEFT([.A1247];2)" office:value-type="string" office:string-value="MI" calcext:value-type="string">
            <text:p>MI</text:p>
          </table:table-cell>
          <table:table-cell table:formula="of:=MID([.A1247];4;6)" office:value-type="string" office:string-value="26,031" calcext:value-type="string">
            <text:p>26,031</text:p>
          </table:table-cell>
          <table:table-cell table:formula="of:=MID([.A1247];11;30)" office:value-type="string" office:string-value="Cheboygan County,H1" calcext:value-type="string">
            <text:p>Cheboygan County,H1</text:p>
          </table:table-cell>
          <table:table-cell office:value-type="string" calcext:value-type="string">
            <text:p>Cheboygan County</text:p>
          </table:table-cell>
          <table:table-cell/>
        </table:table-row>
        <table:table-row table:style-name="ro1">
          <table:table-cell office:value-type="string" calcext:value-type="string">
            <text:p>MI,26,033,Chippewa County,H1</text:p>
          </table:table-cell>
          <table:table-cell table:formula="of:=LEFT([.A1248];2)" office:value-type="string" office:string-value="MI" calcext:value-type="string">
            <text:p>MI</text:p>
          </table:table-cell>
          <table:table-cell table:formula="of:=MID([.A1248];4;6)" office:value-type="string" office:string-value="26,033" calcext:value-type="string">
            <text:p>26,033</text:p>
          </table:table-cell>
          <table:table-cell table:formula="of:=MID([.A1248];11;30)" office:value-type="string" office:string-value="Chippewa County,H1" calcext:value-type="string">
            <text:p>Chippewa County,H1</text:p>
          </table:table-cell>
          <table:table-cell office:value-type="string" calcext:value-type="string">
            <text:p>Chippewa County</text:p>
          </table:table-cell>
          <table:table-cell/>
        </table:table-row>
        <table:table-row table:style-name="ro1">
          <table:table-cell office:value-type="string" calcext:value-type="string">
            <text:p>MI,26,035,Clare County,H1</text:p>
          </table:table-cell>
          <table:table-cell table:formula="of:=LEFT([.A1249];2)" office:value-type="string" office:string-value="MI" calcext:value-type="string">
            <text:p>MI</text:p>
          </table:table-cell>
          <table:table-cell table:formula="of:=MID([.A1249];4;6)" office:value-type="string" office:string-value="26,035" calcext:value-type="string">
            <text:p>26,035</text:p>
          </table:table-cell>
          <table:table-cell table:formula="of:=MID([.A1249];11;30)" office:value-type="string" office:string-value="Clare County,H1" calcext:value-type="string">
            <text:p>Clare County,H1</text:p>
          </table:table-cell>
          <table:table-cell office:value-type="string" calcext:value-type="string">
            <text:p>Clare County</text:p>
          </table:table-cell>
          <table:table-cell/>
        </table:table-row>
        <table:table-row table:style-name="ro1">
          <table:table-cell office:value-type="string" calcext:value-type="string">
            <text:p>MI,26,037,Clinton County,H1</text:p>
          </table:table-cell>
          <table:table-cell table:formula="of:=LEFT([.A1250];2)" office:value-type="string" office:string-value="MI" calcext:value-type="string">
            <text:p>MI</text:p>
          </table:table-cell>
          <table:table-cell table:formula="of:=MID([.A1250];4;6)" office:value-type="string" office:string-value="26,037" calcext:value-type="string">
            <text:p>26,037</text:p>
          </table:table-cell>
          <table:table-cell table:formula="of:=MID([.A1250];11;30)" office:value-type="string" office:string-value="Clinton County,H1" calcext:value-type="string">
            <text:p>Clinton County,H1</text:p>
          </table:table-cell>
          <table:table-cell office:value-type="string" calcext:value-type="string">
            <text:p>Clinton County</text:p>
          </table:table-cell>
          <table:table-cell/>
        </table:table-row>
        <table:table-row table:style-name="ro1">
          <table:table-cell office:value-type="string" calcext:value-type="string">
            <text:p>MI,26,039,Crawford County,H1</text:p>
          </table:table-cell>
          <table:table-cell table:formula="of:=LEFT([.A1251];2)" office:value-type="string" office:string-value="MI" calcext:value-type="string">
            <text:p>MI</text:p>
          </table:table-cell>
          <table:table-cell table:formula="of:=MID([.A1251];4;6)" office:value-type="string" office:string-value="26,039" calcext:value-type="string">
            <text:p>26,039</text:p>
          </table:table-cell>
          <table:table-cell table:formula="of:=MID([.A1251];11;30)" office:value-type="string" office:string-value="Crawford County,H1" calcext:value-type="string">
            <text:p>Crawford County,H1</text:p>
          </table:table-cell>
          <table:table-cell office:value-type="string" calcext:value-type="string">
            <text:p>Crawford County</text:p>
          </table:table-cell>
          <table:table-cell/>
        </table:table-row>
        <table:table-row table:style-name="ro1">
          <table:table-cell office:value-type="string" calcext:value-type="string">
            <text:p>MI,26,041,Delta County,H1</text:p>
          </table:table-cell>
          <table:table-cell table:formula="of:=LEFT([.A1252];2)" office:value-type="string" office:string-value="MI" calcext:value-type="string">
            <text:p>MI</text:p>
          </table:table-cell>
          <table:table-cell table:formula="of:=MID([.A1252];4;6)" office:value-type="string" office:string-value="26,041" calcext:value-type="string">
            <text:p>26,041</text:p>
          </table:table-cell>
          <table:table-cell table:formula="of:=MID([.A1252];11;30)" office:value-type="string" office:string-value="Delta County,H1" calcext:value-type="string">
            <text:p>Delta County,H1</text:p>
          </table:table-cell>
          <table:table-cell office:value-type="string" calcext:value-type="string">
            <text:p>Delta County</text:p>
          </table:table-cell>
          <table:table-cell/>
        </table:table-row>
        <table:table-row table:style-name="ro1">
          <table:table-cell office:value-type="string" calcext:value-type="string">
            <text:p>MI,26,043,Dickinson County,H1</text:p>
          </table:table-cell>
          <table:table-cell table:formula="of:=LEFT([.A1253];2)" office:value-type="string" office:string-value="MI" calcext:value-type="string">
            <text:p>MI</text:p>
          </table:table-cell>
          <table:table-cell table:formula="of:=MID([.A1253];4;6)" office:value-type="string" office:string-value="26,043" calcext:value-type="string">
            <text:p>26,043</text:p>
          </table:table-cell>
          <table:table-cell table:formula="of:=MID([.A1253];11;30)" office:value-type="string" office:string-value="Dickinson County,H1" calcext:value-type="string">
            <text:p>Dickinson County,H1</text:p>
          </table:table-cell>
          <table:table-cell office:value-type="string" calcext:value-type="string">
            <text:p>Dickinson County</text:p>
          </table:table-cell>
          <table:table-cell/>
        </table:table-row>
        <table:table-row table:style-name="ro1">
          <table:table-cell office:value-type="string" calcext:value-type="string">
            <text:p>MI,26,045,Eaton County,H1</text:p>
          </table:table-cell>
          <table:table-cell table:formula="of:=LEFT([.A1254];2)" office:value-type="string" office:string-value="MI" calcext:value-type="string">
            <text:p>MI</text:p>
          </table:table-cell>
          <table:table-cell table:formula="of:=MID([.A1254];4;6)" office:value-type="string" office:string-value="26,045" calcext:value-type="string">
            <text:p>26,045</text:p>
          </table:table-cell>
          <table:table-cell table:formula="of:=MID([.A1254];11;30)" office:value-type="string" office:string-value="Eaton County,H1" calcext:value-type="string">
            <text:p>Eaton County,H1</text:p>
          </table:table-cell>
          <table:table-cell office:value-type="string" calcext:value-type="string">
            <text:p>Eaton County</text:p>
          </table:table-cell>
          <table:table-cell/>
        </table:table-row>
        <table:table-row table:style-name="ro1">
          <table:table-cell office:value-type="string" calcext:value-type="string">
            <text:p>MI,26,047,Emmet County,H1</text:p>
          </table:table-cell>
          <table:table-cell table:formula="of:=LEFT([.A1255];2)" office:value-type="string" office:string-value="MI" calcext:value-type="string">
            <text:p>MI</text:p>
          </table:table-cell>
          <table:table-cell table:formula="of:=MID([.A1255];4;6)" office:value-type="string" office:string-value="26,047" calcext:value-type="string">
            <text:p>26,047</text:p>
          </table:table-cell>
          <table:table-cell table:formula="of:=MID([.A1255];11;30)" office:value-type="string" office:string-value="Emmet County,H1" calcext:value-type="string">
            <text:p>Emmet County,H1</text:p>
          </table:table-cell>
          <table:table-cell office:value-type="string" calcext:value-type="string">
            <text:p>Emmet County</text:p>
          </table:table-cell>
          <table:table-cell/>
        </table:table-row>
        <table:table-row table:style-name="ro1">
          <table:table-cell office:value-type="string" calcext:value-type="string">
            <text:p>MI,26,049,Genesee County,H1</text:p>
          </table:table-cell>
          <table:table-cell table:formula="of:=LEFT([.A1256];2)" office:value-type="string" office:string-value="MI" calcext:value-type="string">
            <text:p>MI</text:p>
          </table:table-cell>
          <table:table-cell table:formula="of:=MID([.A1256];4;6)" office:value-type="string" office:string-value="26,049" calcext:value-type="string">
            <text:p>26,049</text:p>
          </table:table-cell>
          <table:table-cell table:formula="of:=MID([.A1256];11;30)" office:value-type="string" office:string-value="Genesee County,H1" calcext:value-type="string">
            <text:p>Genesee County,H1</text:p>
          </table:table-cell>
          <table:table-cell office:value-type="string" calcext:value-type="string">
            <text:p>Genesee County</text:p>
          </table:table-cell>
          <table:table-cell/>
        </table:table-row>
        <table:table-row table:style-name="ro1">
          <table:table-cell office:value-type="string" calcext:value-type="string">
            <text:p>MI,26,051,Gladwin County,H1</text:p>
          </table:table-cell>
          <table:table-cell table:formula="of:=LEFT([.A1257];2)" office:value-type="string" office:string-value="MI" calcext:value-type="string">
            <text:p>MI</text:p>
          </table:table-cell>
          <table:table-cell table:formula="of:=MID([.A1257];4;6)" office:value-type="string" office:string-value="26,051" calcext:value-type="string">
            <text:p>26,051</text:p>
          </table:table-cell>
          <table:table-cell table:formula="of:=MID([.A1257];11;30)" office:value-type="string" office:string-value="Gladwin County,H1" calcext:value-type="string">
            <text:p>Gladwin County,H1</text:p>
          </table:table-cell>
          <table:table-cell office:value-type="string" calcext:value-type="string">
            <text:p>Gladwin County</text:p>
          </table:table-cell>
          <table:table-cell/>
        </table:table-row>
        <table:table-row table:style-name="ro1">
          <table:table-cell office:value-type="string" calcext:value-type="string">
            <text:p>MI,26,053,Gogebic County,H1</text:p>
          </table:table-cell>
          <table:table-cell table:formula="of:=LEFT([.A1258];2)" office:value-type="string" office:string-value="MI" calcext:value-type="string">
            <text:p>MI</text:p>
          </table:table-cell>
          <table:table-cell table:formula="of:=MID([.A1258];4;6)" office:value-type="string" office:string-value="26,053" calcext:value-type="string">
            <text:p>26,053</text:p>
          </table:table-cell>
          <table:table-cell table:formula="of:=MID([.A1258];11;30)" office:value-type="string" office:string-value="Gogebic County,H1" calcext:value-type="string">
            <text:p>Gogebic County,H1</text:p>
          </table:table-cell>
          <table:table-cell office:value-type="string" calcext:value-type="string">
            <text:p>Gogebic County</text:p>
          </table:table-cell>
          <table:table-cell/>
        </table:table-row>
        <table:table-row table:style-name="ro2">
          <table:table-cell office:value-type="string" calcext:value-type="string">
            <text:p>MI,26,055,Grand Traverse County,H1</text:p>
          </table:table-cell>
          <table:table-cell table:formula="of:=LEFT([.A1259];2)" office:value-type="string" office:string-value="MI" calcext:value-type="string">
            <text:p>MI</text:p>
          </table:table-cell>
          <table:table-cell table:formula="of:=MID([.A1259];4;6)" office:value-type="string" office:string-value="26,055" calcext:value-type="string">
            <text:p>26,055</text:p>
          </table:table-cell>
          <table:table-cell table:formula="of:=MID([.A1259];11;30)" office:value-type="string" office:string-value="Grand Traverse County,H1" calcext:value-type="string">
            <text:p>Grand Traverse County,H1</text:p>
          </table:table-cell>
          <table:table-cell office:value-type="string" calcext:value-type="string">
            <text:p>Grand Traverse County</text:p>
          </table:table-cell>
          <table:table-cell/>
        </table:table-row>
        <table:table-row table:style-name="ro1">
          <table:table-cell office:value-type="string" calcext:value-type="string">
            <text:p>MI,26,057,Gratiot County,H1</text:p>
          </table:table-cell>
          <table:table-cell table:formula="of:=LEFT([.A1260];2)" office:value-type="string" office:string-value="MI" calcext:value-type="string">
            <text:p>MI</text:p>
          </table:table-cell>
          <table:table-cell table:formula="of:=MID([.A1260];4;6)" office:value-type="string" office:string-value="26,057" calcext:value-type="string">
            <text:p>26,057</text:p>
          </table:table-cell>
          <table:table-cell table:formula="of:=MID([.A1260];11;30)" office:value-type="string" office:string-value="Gratiot County,H1" calcext:value-type="string">
            <text:p>Gratiot County,H1</text:p>
          </table:table-cell>
          <table:table-cell office:value-type="string" calcext:value-type="string">
            <text:p>Gratiot County</text:p>
          </table:table-cell>
          <table:table-cell/>
        </table:table-row>
        <table:table-row table:style-name="ro1">
          <table:table-cell office:value-type="string" calcext:value-type="string">
            <text:p>MI,26,059,Hillsdale County,H1</text:p>
          </table:table-cell>
          <table:table-cell table:formula="of:=LEFT([.A1261];2)" office:value-type="string" office:string-value="MI" calcext:value-type="string">
            <text:p>MI</text:p>
          </table:table-cell>
          <table:table-cell table:formula="of:=MID([.A1261];4;6)" office:value-type="string" office:string-value="26,059" calcext:value-type="string">
            <text:p>26,059</text:p>
          </table:table-cell>
          <table:table-cell table:formula="of:=MID([.A1261];11;30)" office:value-type="string" office:string-value="Hillsdale County,H1" calcext:value-type="string">
            <text:p>Hillsdale County,H1</text:p>
          </table:table-cell>
          <table:table-cell office:value-type="string" calcext:value-type="string">
            <text:p>Hillsdale County</text:p>
          </table:table-cell>
          <table:table-cell/>
        </table:table-row>
        <table:table-row table:style-name="ro1">
          <table:table-cell office:value-type="string" calcext:value-type="string">
            <text:p>MI,26,061,Houghton County,H1</text:p>
          </table:table-cell>
          <table:table-cell table:formula="of:=LEFT([.A1262];2)" office:value-type="string" office:string-value="MI" calcext:value-type="string">
            <text:p>MI</text:p>
          </table:table-cell>
          <table:table-cell table:formula="of:=MID([.A1262];4;6)" office:value-type="string" office:string-value="26,061" calcext:value-type="string">
            <text:p>26,061</text:p>
          </table:table-cell>
          <table:table-cell table:formula="of:=MID([.A1262];11;30)" office:value-type="string" office:string-value="Houghton County,H1" calcext:value-type="string">
            <text:p>Houghton County,H1</text:p>
          </table:table-cell>
          <table:table-cell office:value-type="string" calcext:value-type="string">
            <text:p>Houghton County</text:p>
          </table:table-cell>
          <table:table-cell/>
        </table:table-row>
        <table:table-row table:style-name="ro1">
          <table:table-cell office:value-type="string" calcext:value-type="string">
            <text:p>MI,26,063,Huron County,H1</text:p>
          </table:table-cell>
          <table:table-cell table:formula="of:=LEFT([.A1263];2)" office:value-type="string" office:string-value="MI" calcext:value-type="string">
            <text:p>MI</text:p>
          </table:table-cell>
          <table:table-cell table:formula="of:=MID([.A1263];4;6)" office:value-type="string" office:string-value="26,063" calcext:value-type="string">
            <text:p>26,063</text:p>
          </table:table-cell>
          <table:table-cell table:formula="of:=MID([.A1263];11;30)" office:value-type="string" office:string-value="Huron County,H1" calcext:value-type="string">
            <text:p>Huron County,H1</text:p>
          </table:table-cell>
          <table:table-cell office:value-type="string" calcext:value-type="string">
            <text:p>Huron County</text:p>
          </table:table-cell>
          <table:table-cell/>
        </table:table-row>
        <table:table-row table:style-name="ro1">
          <table:table-cell office:value-type="string" calcext:value-type="string">
            <text:p>MI,26,065,Ingham County,H1</text:p>
          </table:table-cell>
          <table:table-cell table:formula="of:=LEFT([.A1264];2)" office:value-type="string" office:string-value="MI" calcext:value-type="string">
            <text:p>MI</text:p>
          </table:table-cell>
          <table:table-cell table:formula="of:=MID([.A1264];4;6)" office:value-type="string" office:string-value="26,065" calcext:value-type="string">
            <text:p>26,065</text:p>
          </table:table-cell>
          <table:table-cell table:formula="of:=MID([.A1264];11;30)" office:value-type="string" office:string-value="Ingham County,H1" calcext:value-type="string">
            <text:p>Ingham County,H1</text:p>
          </table:table-cell>
          <table:table-cell office:value-type="string" calcext:value-type="string">
            <text:p>Ingham County</text:p>
          </table:table-cell>
          <table:table-cell/>
        </table:table-row>
        <table:table-row table:style-name="ro1">
          <table:table-cell office:value-type="string" calcext:value-type="string">
            <text:p>MI,26,067,Ionia County,H1</text:p>
          </table:table-cell>
          <table:table-cell table:formula="of:=LEFT([.A1265];2)" office:value-type="string" office:string-value="MI" calcext:value-type="string">
            <text:p>MI</text:p>
          </table:table-cell>
          <table:table-cell table:formula="of:=MID([.A1265];4;6)" office:value-type="string" office:string-value="26,067" calcext:value-type="string">
            <text:p>26,067</text:p>
          </table:table-cell>
          <table:table-cell table:formula="of:=MID([.A1265];11;30)" office:value-type="string" office:string-value="Ionia County,H1" calcext:value-type="string">
            <text:p>Ionia County,H1</text:p>
          </table:table-cell>
          <table:table-cell office:value-type="string" calcext:value-type="string">
            <text:p>Ionia County</text:p>
          </table:table-cell>
          <table:table-cell/>
        </table:table-row>
        <table:table-row table:style-name="ro1">
          <table:table-cell office:value-type="string" calcext:value-type="string">
            <text:p>MI,26,069,Iosco County,H1</text:p>
          </table:table-cell>
          <table:table-cell table:formula="of:=LEFT([.A1266];2)" office:value-type="string" office:string-value="MI" calcext:value-type="string">
            <text:p>MI</text:p>
          </table:table-cell>
          <table:table-cell table:formula="of:=MID([.A1266];4;6)" office:value-type="string" office:string-value="26,069" calcext:value-type="string">
            <text:p>26,069</text:p>
          </table:table-cell>
          <table:table-cell table:formula="of:=MID([.A1266];11;30)" office:value-type="string" office:string-value="Iosco County,H1" calcext:value-type="string">
            <text:p>Iosco County,H1</text:p>
          </table:table-cell>
          <table:table-cell office:value-type="string" calcext:value-type="string">
            <text:p>Iosco County</text:p>
          </table:table-cell>
          <table:table-cell/>
        </table:table-row>
        <table:table-row table:style-name="ro1">
          <table:table-cell office:value-type="string" calcext:value-type="string">
            <text:p>MI,26,071,Iron County,H1</text:p>
          </table:table-cell>
          <table:table-cell table:formula="of:=LEFT([.A1267];2)" office:value-type="string" office:string-value="MI" calcext:value-type="string">
            <text:p>MI</text:p>
          </table:table-cell>
          <table:table-cell table:formula="of:=MID([.A1267];4;6)" office:value-type="string" office:string-value="26,071" calcext:value-type="string">
            <text:p>26,071</text:p>
          </table:table-cell>
          <table:table-cell table:formula="of:=MID([.A1267];11;30)" office:value-type="string" office:string-value="Iron County,H1" calcext:value-type="string">
            <text:p>Iron County,H1</text:p>
          </table:table-cell>
          <table:table-cell office:value-type="string" calcext:value-type="string">
            <text:p>Iron County</text:p>
          </table:table-cell>
          <table:table-cell/>
        </table:table-row>
        <table:table-row table:style-name="ro1">
          <table:table-cell office:value-type="string" calcext:value-type="string">
            <text:p>MI,26,073,Isabella County,H1</text:p>
          </table:table-cell>
          <table:table-cell table:formula="of:=LEFT([.A1268];2)" office:value-type="string" office:string-value="MI" calcext:value-type="string">
            <text:p>MI</text:p>
          </table:table-cell>
          <table:table-cell table:formula="of:=MID([.A1268];4;6)" office:value-type="string" office:string-value="26,073" calcext:value-type="string">
            <text:p>26,073</text:p>
          </table:table-cell>
          <table:table-cell table:formula="of:=MID([.A1268];11;30)" office:value-type="string" office:string-value="Isabella County,H1" calcext:value-type="string">
            <text:p>Isabella County,H1</text:p>
          </table:table-cell>
          <table:table-cell office:value-type="string" calcext:value-type="string">
            <text:p>Isabella County</text:p>
          </table:table-cell>
          <table:table-cell/>
        </table:table-row>
        <table:table-row table:style-name="ro1">
          <table:table-cell office:value-type="string" calcext:value-type="string">
            <text:p>MI,26,075,Jackson County,H1</text:p>
          </table:table-cell>
          <table:table-cell table:formula="of:=LEFT([.A1269];2)" office:value-type="string" office:string-value="MI" calcext:value-type="string">
            <text:p>MI</text:p>
          </table:table-cell>
          <table:table-cell table:formula="of:=MID([.A1269];4;6)" office:value-type="string" office:string-value="26,075" calcext:value-type="string">
            <text:p>26,075</text:p>
          </table:table-cell>
          <table:table-cell table:formula="of:=MID([.A1269];11;30)" office:value-type="string" office:string-value="Jackson County,H1" calcext:value-type="string">
            <text:p>Jackson County,H1</text:p>
          </table:table-cell>
          <table:table-cell office:value-type="string" calcext:value-type="string">
            <text:p>Jackson County</text:p>
          </table:table-cell>
          <table:table-cell/>
        </table:table-row>
        <table:table-row table:style-name="ro1">
          <table:table-cell office:value-type="string" calcext:value-type="string">
            <text:p>MI,26,077,Kalamazoo County,H1</text:p>
          </table:table-cell>
          <table:table-cell table:formula="of:=LEFT([.A1270];2)" office:value-type="string" office:string-value="MI" calcext:value-type="string">
            <text:p>MI</text:p>
          </table:table-cell>
          <table:table-cell table:formula="of:=MID([.A1270];4;6)" office:value-type="string" office:string-value="26,077" calcext:value-type="string">
            <text:p>26,077</text:p>
          </table:table-cell>
          <table:table-cell table:formula="of:=MID([.A1270];11;30)" office:value-type="string" office:string-value="Kalamazoo County,H1" calcext:value-type="string">
            <text:p>Kalamazoo County,H1</text:p>
          </table:table-cell>
          <table:table-cell office:value-type="string" calcext:value-type="string">
            <text:p>Kalamazoo County</text:p>
          </table:table-cell>
          <table:table-cell/>
        </table:table-row>
        <table:table-row table:style-name="ro1">
          <table:table-cell office:value-type="string" calcext:value-type="string">
            <text:p>MI,26,079,Kalkaska County,H1</text:p>
          </table:table-cell>
          <table:table-cell table:formula="of:=LEFT([.A1271];2)" office:value-type="string" office:string-value="MI" calcext:value-type="string">
            <text:p>MI</text:p>
          </table:table-cell>
          <table:table-cell table:formula="of:=MID([.A1271];4;6)" office:value-type="string" office:string-value="26,079" calcext:value-type="string">
            <text:p>26,079</text:p>
          </table:table-cell>
          <table:table-cell table:formula="of:=MID([.A1271];11;30)" office:value-type="string" office:string-value="Kalkaska County,H1" calcext:value-type="string">
            <text:p>Kalkaska County,H1</text:p>
          </table:table-cell>
          <table:table-cell office:value-type="string" calcext:value-type="string">
            <text:p>Kalkaska County</text:p>
          </table:table-cell>
          <table:table-cell/>
        </table:table-row>
        <table:table-row table:style-name="ro1">
          <table:table-cell office:value-type="string" calcext:value-type="string">
            <text:p>MI,26,081,Kent County,H1</text:p>
          </table:table-cell>
          <table:table-cell table:formula="of:=LEFT([.A1272];2)" office:value-type="string" office:string-value="MI" calcext:value-type="string">
            <text:p>MI</text:p>
          </table:table-cell>
          <table:table-cell table:formula="of:=MID([.A1272];4;6)" office:value-type="string" office:string-value="26,081" calcext:value-type="string">
            <text:p>26,081</text:p>
          </table:table-cell>
          <table:table-cell table:formula="of:=MID([.A1272];11;30)" office:value-type="string" office:string-value="Kent County,H1" calcext:value-type="string">
            <text:p>Kent County,H1</text:p>
          </table:table-cell>
          <table:table-cell office:value-type="string" calcext:value-type="string">
            <text:p>Kent County</text:p>
          </table:table-cell>
          <table:table-cell/>
        </table:table-row>
        <table:table-row table:style-name="ro1">
          <table:table-cell office:value-type="string" calcext:value-type="string">
            <text:p>MI,26,083,Keweenaw County,H1</text:p>
          </table:table-cell>
          <table:table-cell table:formula="of:=LEFT([.A1273];2)" office:value-type="string" office:string-value="MI" calcext:value-type="string">
            <text:p>MI</text:p>
          </table:table-cell>
          <table:table-cell table:formula="of:=MID([.A1273];4;6)" office:value-type="string" office:string-value="26,083" calcext:value-type="string">
            <text:p>26,083</text:p>
          </table:table-cell>
          <table:table-cell table:formula="of:=MID([.A1273];11;30)" office:value-type="string" office:string-value="Keweenaw County,H1" calcext:value-type="string">
            <text:p>Keweenaw County,H1</text:p>
          </table:table-cell>
          <table:table-cell office:value-type="string" calcext:value-type="string">
            <text:p>Keweenaw County</text:p>
          </table:table-cell>
          <table:table-cell/>
        </table:table-row>
        <table:table-row table:style-name="ro1">
          <table:table-cell office:value-type="string" calcext:value-type="string">
            <text:p>MI,26,085,Lake County,H1</text:p>
          </table:table-cell>
          <table:table-cell table:formula="of:=LEFT([.A1274];2)" office:value-type="string" office:string-value="MI" calcext:value-type="string">
            <text:p>MI</text:p>
          </table:table-cell>
          <table:table-cell table:formula="of:=MID([.A1274];4;6)" office:value-type="string" office:string-value="26,085" calcext:value-type="string">
            <text:p>26,085</text:p>
          </table:table-cell>
          <table:table-cell table:formula="of:=MID([.A1274];11;30)" office:value-type="string" office:string-value="Lake County,H1" calcext:value-type="string">
            <text:p>Lake County,H1</text:p>
          </table:table-cell>
          <table:table-cell office:value-type="string" calcext:value-type="string">
            <text:p>Lake County</text:p>
          </table:table-cell>
          <table:table-cell/>
        </table:table-row>
        <table:table-row table:style-name="ro1">
          <table:table-cell office:value-type="string" calcext:value-type="string">
            <text:p>MI,26,087,Lapeer County,H1</text:p>
          </table:table-cell>
          <table:table-cell table:formula="of:=LEFT([.A1275];2)" office:value-type="string" office:string-value="MI" calcext:value-type="string">
            <text:p>MI</text:p>
          </table:table-cell>
          <table:table-cell table:formula="of:=MID([.A1275];4;6)" office:value-type="string" office:string-value="26,087" calcext:value-type="string">
            <text:p>26,087</text:p>
          </table:table-cell>
          <table:table-cell table:formula="of:=MID([.A1275];11;30)" office:value-type="string" office:string-value="Lapeer County,H1" calcext:value-type="string">
            <text:p>Lapeer County,H1</text:p>
          </table:table-cell>
          <table:table-cell office:value-type="string" calcext:value-type="string">
            <text:p>Lapeer County</text:p>
          </table:table-cell>
          <table:table-cell/>
        </table:table-row>
        <table:table-row table:style-name="ro1">
          <table:table-cell office:value-type="string" calcext:value-type="string">
            <text:p>MI,26,089,Leelanau County,H1</text:p>
          </table:table-cell>
          <table:table-cell table:formula="of:=LEFT([.A1276];2)" office:value-type="string" office:string-value="MI" calcext:value-type="string">
            <text:p>MI</text:p>
          </table:table-cell>
          <table:table-cell table:formula="of:=MID([.A1276];4;6)" office:value-type="string" office:string-value="26,089" calcext:value-type="string">
            <text:p>26,089</text:p>
          </table:table-cell>
          <table:table-cell table:formula="of:=MID([.A1276];11;30)" office:value-type="string" office:string-value="Leelanau County,H1" calcext:value-type="string">
            <text:p>Leelanau County,H1</text:p>
          </table:table-cell>
          <table:table-cell office:value-type="string" calcext:value-type="string">
            <text:p>Leelanau County</text:p>
          </table:table-cell>
          <table:table-cell/>
        </table:table-row>
        <table:table-row table:style-name="ro1">
          <table:table-cell office:value-type="string" calcext:value-type="string">
            <text:p>MI,26,091,Lenawee County,H1</text:p>
          </table:table-cell>
          <table:table-cell table:formula="of:=LEFT([.A1277];2)" office:value-type="string" office:string-value="MI" calcext:value-type="string">
            <text:p>MI</text:p>
          </table:table-cell>
          <table:table-cell table:formula="of:=MID([.A1277];4;6)" office:value-type="string" office:string-value="26,091" calcext:value-type="string">
            <text:p>26,091</text:p>
          </table:table-cell>
          <table:table-cell table:formula="of:=MID([.A1277];11;30)" office:value-type="string" office:string-value="Lenawee County,H1" calcext:value-type="string">
            <text:p>Lenawee County,H1</text:p>
          </table:table-cell>
          <table:table-cell office:value-type="string" calcext:value-type="string">
            <text:p>Lenawee County</text:p>
          </table:table-cell>
          <table:table-cell/>
        </table:table-row>
        <table:table-row table:style-name="ro1">
          <table:table-cell office:value-type="string" calcext:value-type="string">
            <text:p>MI,26,093,Livingston County,H1</text:p>
          </table:table-cell>
          <table:table-cell table:formula="of:=LEFT([.A1278];2)" office:value-type="string" office:string-value="MI" calcext:value-type="string">
            <text:p>MI</text:p>
          </table:table-cell>
          <table:table-cell table:formula="of:=MID([.A1278];4;6)" office:value-type="string" office:string-value="26,093" calcext:value-type="string">
            <text:p>26,093</text:p>
          </table:table-cell>
          <table:table-cell table:formula="of:=MID([.A1278];11;30)" office:value-type="string" office:string-value="Livingston County,H1" calcext:value-type="string">
            <text:p>Livingston County,H1</text:p>
          </table:table-cell>
          <table:table-cell office:value-type="string" calcext:value-type="string">
            <text:p>Livingston County</text:p>
          </table:table-cell>
          <table:table-cell/>
        </table:table-row>
        <table:table-row table:style-name="ro1">
          <table:table-cell office:value-type="string" calcext:value-type="string">
            <text:p>MI,26,095,Luce County,H1</text:p>
          </table:table-cell>
          <table:table-cell table:formula="of:=LEFT([.A1279];2)" office:value-type="string" office:string-value="MI" calcext:value-type="string">
            <text:p>MI</text:p>
          </table:table-cell>
          <table:table-cell table:formula="of:=MID([.A1279];4;6)" office:value-type="string" office:string-value="26,095" calcext:value-type="string">
            <text:p>26,095</text:p>
          </table:table-cell>
          <table:table-cell table:formula="of:=MID([.A1279];11;30)" office:value-type="string" office:string-value="Luce County,H1" calcext:value-type="string">
            <text:p>Luce County,H1</text:p>
          </table:table-cell>
          <table:table-cell office:value-type="string" calcext:value-type="string">
            <text:p>Luce County</text:p>
          </table:table-cell>
          <table:table-cell/>
        </table:table-row>
        <table:table-row table:style-name="ro1">
          <table:table-cell office:value-type="string" calcext:value-type="string">
            <text:p>MI,26,097,Mackinac County,H1</text:p>
          </table:table-cell>
          <table:table-cell table:formula="of:=LEFT([.A1280];2)" office:value-type="string" office:string-value="MI" calcext:value-type="string">
            <text:p>MI</text:p>
          </table:table-cell>
          <table:table-cell table:formula="of:=MID([.A1280];4;6)" office:value-type="string" office:string-value="26,097" calcext:value-type="string">
            <text:p>26,097</text:p>
          </table:table-cell>
          <table:table-cell table:formula="of:=MID([.A1280];11;30)" office:value-type="string" office:string-value="Mackinac County,H1" calcext:value-type="string">
            <text:p>Mackinac County,H1</text:p>
          </table:table-cell>
          <table:table-cell office:value-type="string" calcext:value-type="string">
            <text:p>Mackinac County</text:p>
          </table:table-cell>
          <table:table-cell/>
        </table:table-row>
        <table:table-row table:style-name="ro1">
          <table:table-cell office:value-type="string" calcext:value-type="string">
            <text:p>MI,26,099,Macomb County,H1</text:p>
          </table:table-cell>
          <table:table-cell table:formula="of:=LEFT([.A1281];2)" office:value-type="string" office:string-value="MI" calcext:value-type="string">
            <text:p>MI</text:p>
          </table:table-cell>
          <table:table-cell table:formula="of:=MID([.A1281];4;6)" office:value-type="string" office:string-value="26,099" calcext:value-type="string">
            <text:p>26,099</text:p>
          </table:table-cell>
          <table:table-cell table:formula="of:=MID([.A1281];11;30)" office:value-type="string" office:string-value="Macomb County,H1" calcext:value-type="string">
            <text:p>Macomb County,H1</text:p>
          </table:table-cell>
          <table:table-cell office:value-type="string" calcext:value-type="string">
            <text:p>Macomb County</text:p>
          </table:table-cell>
          <table:table-cell/>
        </table:table-row>
        <table:table-row table:style-name="ro1">
          <table:table-cell office:value-type="string" calcext:value-type="string">
            <text:p>MI,26,101,Manistee County,H1</text:p>
          </table:table-cell>
          <table:table-cell table:formula="of:=LEFT([.A1282];2)" office:value-type="string" office:string-value="MI" calcext:value-type="string">
            <text:p>MI</text:p>
          </table:table-cell>
          <table:table-cell table:formula="of:=MID([.A1282];4;6)" office:value-type="string" office:string-value="26,101" calcext:value-type="string">
            <text:p>26,101</text:p>
          </table:table-cell>
          <table:table-cell table:formula="of:=MID([.A1282];11;30)" office:value-type="string" office:string-value="Manistee County,H1" calcext:value-type="string">
            <text:p>Manistee County,H1</text:p>
          </table:table-cell>
          <table:table-cell office:value-type="string" calcext:value-type="string">
            <text:p>Manistee County</text:p>
          </table:table-cell>
          <table:table-cell/>
        </table:table-row>
        <table:table-row table:style-name="ro1">
          <table:table-cell office:value-type="string" calcext:value-type="string">
            <text:p>MI,26,103,Marquette County,H1</text:p>
          </table:table-cell>
          <table:table-cell table:formula="of:=LEFT([.A1283];2)" office:value-type="string" office:string-value="MI" calcext:value-type="string">
            <text:p>MI</text:p>
          </table:table-cell>
          <table:table-cell table:formula="of:=MID([.A1283];4;6)" office:value-type="string" office:string-value="26,103" calcext:value-type="string">
            <text:p>26,103</text:p>
          </table:table-cell>
          <table:table-cell table:formula="of:=MID([.A1283];11;30)" office:value-type="string" office:string-value="Marquette County,H1" calcext:value-type="string">
            <text:p>Marquette County,H1</text:p>
          </table:table-cell>
          <table:table-cell office:value-type="string" calcext:value-type="string">
            <text:p>Marquette County</text:p>
          </table:table-cell>
          <table:table-cell/>
        </table:table-row>
        <table:table-row table:style-name="ro1">
          <table:table-cell office:value-type="string" calcext:value-type="string">
            <text:p>MI,26,105,Mason County,H1</text:p>
          </table:table-cell>
          <table:table-cell table:formula="of:=LEFT([.A1284];2)" office:value-type="string" office:string-value="MI" calcext:value-type="string">
            <text:p>MI</text:p>
          </table:table-cell>
          <table:table-cell table:formula="of:=MID([.A1284];4;6)" office:value-type="string" office:string-value="26,105" calcext:value-type="string">
            <text:p>26,105</text:p>
          </table:table-cell>
          <table:table-cell table:formula="of:=MID([.A1284];11;30)" office:value-type="string" office:string-value="Mason County,H1" calcext:value-type="string">
            <text:p>Mason County,H1</text:p>
          </table:table-cell>
          <table:table-cell office:value-type="string" calcext:value-type="string">
            <text:p>Mason County</text:p>
          </table:table-cell>
          <table:table-cell/>
        </table:table-row>
        <table:table-row table:style-name="ro1">
          <table:table-cell office:value-type="string" calcext:value-type="string">
            <text:p>MI,26,107,Mecosta County,H1</text:p>
          </table:table-cell>
          <table:table-cell table:formula="of:=LEFT([.A1285];2)" office:value-type="string" office:string-value="MI" calcext:value-type="string">
            <text:p>MI</text:p>
          </table:table-cell>
          <table:table-cell table:formula="of:=MID([.A1285];4;6)" office:value-type="string" office:string-value="26,107" calcext:value-type="string">
            <text:p>26,107</text:p>
          </table:table-cell>
          <table:table-cell table:formula="of:=MID([.A1285];11;30)" office:value-type="string" office:string-value="Mecosta County,H1" calcext:value-type="string">
            <text:p>Mecosta County,H1</text:p>
          </table:table-cell>
          <table:table-cell office:value-type="string" calcext:value-type="string">
            <text:p>Mecosta County</text:p>
          </table:table-cell>
          <table:table-cell/>
        </table:table-row>
        <table:table-row table:style-name="ro1">
          <table:table-cell office:value-type="string" calcext:value-type="string">
            <text:p>MI,26,109,Menominee County,H1</text:p>
          </table:table-cell>
          <table:table-cell table:formula="of:=LEFT([.A1286];2)" office:value-type="string" office:string-value="MI" calcext:value-type="string">
            <text:p>MI</text:p>
          </table:table-cell>
          <table:table-cell table:formula="of:=MID([.A1286];4;6)" office:value-type="string" office:string-value="26,109" calcext:value-type="string">
            <text:p>26,109</text:p>
          </table:table-cell>
          <table:table-cell table:formula="of:=MID([.A1286];11;30)" office:value-type="string" office:string-value="Menominee County,H1" calcext:value-type="string">
            <text:p>Menominee County,H1</text:p>
          </table:table-cell>
          <table:table-cell office:value-type="string" calcext:value-type="string">
            <text:p>Menominee County</text:p>
          </table:table-cell>
          <table:table-cell/>
        </table:table-row>
        <table:table-row table:style-name="ro1">
          <table:table-cell office:value-type="string" calcext:value-type="string">
            <text:p>MI,26,111,Midland County,H1</text:p>
          </table:table-cell>
          <table:table-cell table:formula="of:=LEFT([.A1287];2)" office:value-type="string" office:string-value="MI" calcext:value-type="string">
            <text:p>MI</text:p>
          </table:table-cell>
          <table:table-cell table:formula="of:=MID([.A1287];4;6)" office:value-type="string" office:string-value="26,111" calcext:value-type="string">
            <text:p>26,111</text:p>
          </table:table-cell>
          <table:table-cell table:formula="of:=MID([.A1287];11;30)" office:value-type="string" office:string-value="Midland County,H1" calcext:value-type="string">
            <text:p>Midland County,H1</text:p>
          </table:table-cell>
          <table:table-cell office:value-type="string" calcext:value-type="string">
            <text:p>Midland County</text:p>
          </table:table-cell>
          <table:table-cell/>
        </table:table-row>
        <table:table-row table:style-name="ro1">
          <table:table-cell office:value-type="string" calcext:value-type="string">
            <text:p>MI,26,113,Missaukee County,H1</text:p>
          </table:table-cell>
          <table:table-cell table:formula="of:=LEFT([.A1288];2)" office:value-type="string" office:string-value="MI" calcext:value-type="string">
            <text:p>MI</text:p>
          </table:table-cell>
          <table:table-cell table:formula="of:=MID([.A1288];4;6)" office:value-type="string" office:string-value="26,113" calcext:value-type="string">
            <text:p>26,113</text:p>
          </table:table-cell>
          <table:table-cell table:formula="of:=MID([.A1288];11;30)" office:value-type="string" office:string-value="Missaukee County,H1" calcext:value-type="string">
            <text:p>Missaukee County,H1</text:p>
          </table:table-cell>
          <table:table-cell office:value-type="string" calcext:value-type="string">
            <text:p>Missaukee County</text:p>
          </table:table-cell>
          <table:table-cell/>
        </table:table-row>
        <table:table-row table:style-name="ro1">
          <table:table-cell office:value-type="string" calcext:value-type="string">
            <text:p>MI,26,115,Monroe County,H1</text:p>
          </table:table-cell>
          <table:table-cell table:formula="of:=LEFT([.A1289];2)" office:value-type="string" office:string-value="MI" calcext:value-type="string">
            <text:p>MI</text:p>
          </table:table-cell>
          <table:table-cell table:formula="of:=MID([.A1289];4;6)" office:value-type="string" office:string-value="26,115" calcext:value-type="string">
            <text:p>26,115</text:p>
          </table:table-cell>
          <table:table-cell table:formula="of:=MID([.A1289];11;30)" office:value-type="string" office:string-value="Monroe County,H1" calcext:value-type="string">
            <text:p>Monroe County,H1</text:p>
          </table:table-cell>
          <table:table-cell office:value-type="string" calcext:value-type="string">
            <text:p>Monroe County</text:p>
          </table:table-cell>
          <table:table-cell/>
        </table:table-row>
        <table:table-row table:style-name="ro1">
          <table:table-cell office:value-type="string" calcext:value-type="string">
            <text:p>MI,26,117,Montcalm County,H1</text:p>
          </table:table-cell>
          <table:table-cell table:formula="of:=LEFT([.A1290];2)" office:value-type="string" office:string-value="MI" calcext:value-type="string">
            <text:p>MI</text:p>
          </table:table-cell>
          <table:table-cell table:formula="of:=MID([.A1290];4;6)" office:value-type="string" office:string-value="26,117" calcext:value-type="string">
            <text:p>26,117</text:p>
          </table:table-cell>
          <table:table-cell table:formula="of:=MID([.A1290];11;30)" office:value-type="string" office:string-value="Montcalm County,H1" calcext:value-type="string">
            <text:p>Montcalm County,H1</text:p>
          </table:table-cell>
          <table:table-cell office:value-type="string" calcext:value-type="string">
            <text:p>Montcalm County</text:p>
          </table:table-cell>
          <table:table-cell/>
        </table:table-row>
        <table:table-row table:style-name="ro2">
          <table:table-cell office:value-type="string" calcext:value-type="string">
            <text:p>MI,26,119,Montmorency County,H1</text:p>
          </table:table-cell>
          <table:table-cell table:formula="of:=LEFT([.A1291];2)" office:value-type="string" office:string-value="MI" calcext:value-type="string">
            <text:p>MI</text:p>
          </table:table-cell>
          <table:table-cell table:formula="of:=MID([.A1291];4;6)" office:value-type="string" office:string-value="26,119" calcext:value-type="string">
            <text:p>26,119</text:p>
          </table:table-cell>
          <table:table-cell table:formula="of:=MID([.A1291];11;30)" office:value-type="string" office:string-value="Montmorency County,H1" calcext:value-type="string">
            <text:p>Montmorency County,H1</text:p>
          </table:table-cell>
          <table:table-cell office:value-type="string" calcext:value-type="string">
            <text:p>Montmorency County</text:p>
          </table:table-cell>
          <table:table-cell/>
        </table:table-row>
        <table:table-row table:style-name="ro1">
          <table:table-cell office:value-type="string" calcext:value-type="string">
            <text:p>MI,26,121,Muskegon County,H1</text:p>
          </table:table-cell>
          <table:table-cell table:formula="of:=LEFT([.A1292];2)" office:value-type="string" office:string-value="MI" calcext:value-type="string">
            <text:p>MI</text:p>
          </table:table-cell>
          <table:table-cell table:formula="of:=MID([.A1292];4;6)" office:value-type="string" office:string-value="26,121" calcext:value-type="string">
            <text:p>26,121</text:p>
          </table:table-cell>
          <table:table-cell table:formula="of:=MID([.A1292];11;30)" office:value-type="string" office:string-value="Muskegon County,H1" calcext:value-type="string">
            <text:p>Muskegon County,H1</text:p>
          </table:table-cell>
          <table:table-cell office:value-type="string" calcext:value-type="string">
            <text:p>Muskegon County</text:p>
          </table:table-cell>
          <table:table-cell/>
        </table:table-row>
        <table:table-row table:style-name="ro1">
          <table:table-cell office:value-type="string" calcext:value-type="string">
            <text:p>MI,26,123,Newaygo County,H1</text:p>
          </table:table-cell>
          <table:table-cell table:formula="of:=LEFT([.A1293];2)" office:value-type="string" office:string-value="MI" calcext:value-type="string">
            <text:p>MI</text:p>
          </table:table-cell>
          <table:table-cell table:formula="of:=MID([.A1293];4;6)" office:value-type="string" office:string-value="26,123" calcext:value-type="string">
            <text:p>26,123</text:p>
          </table:table-cell>
          <table:table-cell table:formula="of:=MID([.A1293];11;30)" office:value-type="string" office:string-value="Newaygo County,H1" calcext:value-type="string">
            <text:p>Newaygo County,H1</text:p>
          </table:table-cell>
          <table:table-cell office:value-type="string" calcext:value-type="string">
            <text:p>Newaygo County</text:p>
          </table:table-cell>
          <table:table-cell/>
        </table:table-row>
        <table:table-row table:style-name="ro1">
          <table:table-cell office:value-type="string" calcext:value-type="string">
            <text:p>MI,26,125,Oakland County,H1</text:p>
          </table:table-cell>
          <table:table-cell table:formula="of:=LEFT([.A1294];2)" office:value-type="string" office:string-value="MI" calcext:value-type="string">
            <text:p>MI</text:p>
          </table:table-cell>
          <table:table-cell table:formula="of:=MID([.A1294];4;6)" office:value-type="string" office:string-value="26,125" calcext:value-type="string">
            <text:p>26,125</text:p>
          </table:table-cell>
          <table:table-cell table:formula="of:=MID([.A1294];11;30)" office:value-type="string" office:string-value="Oakland County,H1" calcext:value-type="string">
            <text:p>Oakland County,H1</text:p>
          </table:table-cell>
          <table:table-cell office:value-type="string" calcext:value-type="string">
            <text:p>Oakland County</text:p>
          </table:table-cell>
          <table:table-cell/>
        </table:table-row>
        <table:table-row table:style-name="ro1">
          <table:table-cell office:value-type="string" calcext:value-type="string">
            <text:p>MI,26,127,Oceana County,H1</text:p>
          </table:table-cell>
          <table:table-cell table:formula="of:=LEFT([.A1295];2)" office:value-type="string" office:string-value="MI" calcext:value-type="string">
            <text:p>MI</text:p>
          </table:table-cell>
          <table:table-cell table:formula="of:=MID([.A1295];4;6)" office:value-type="string" office:string-value="26,127" calcext:value-type="string">
            <text:p>26,127</text:p>
          </table:table-cell>
          <table:table-cell table:formula="of:=MID([.A1295];11;30)" office:value-type="string" office:string-value="Oceana County,H1" calcext:value-type="string">
            <text:p>Oceana County,H1</text:p>
          </table:table-cell>
          <table:table-cell office:value-type="string" calcext:value-type="string">
            <text:p>Oceana County</text:p>
          </table:table-cell>
          <table:table-cell/>
        </table:table-row>
        <table:table-row table:style-name="ro1">
          <table:table-cell office:value-type="string" calcext:value-type="string">
            <text:p>MI,26,129,Ogemaw County,H1</text:p>
          </table:table-cell>
          <table:table-cell table:formula="of:=LEFT([.A1296];2)" office:value-type="string" office:string-value="MI" calcext:value-type="string">
            <text:p>MI</text:p>
          </table:table-cell>
          <table:table-cell table:formula="of:=MID([.A1296];4;6)" office:value-type="string" office:string-value="26,129" calcext:value-type="string">
            <text:p>26,129</text:p>
          </table:table-cell>
          <table:table-cell table:formula="of:=MID([.A1296];11;30)" office:value-type="string" office:string-value="Ogemaw County,H1" calcext:value-type="string">
            <text:p>Ogemaw County,H1</text:p>
          </table:table-cell>
          <table:table-cell office:value-type="string" calcext:value-type="string">
            <text:p>Ogemaw County</text:p>
          </table:table-cell>
          <table:table-cell/>
        </table:table-row>
        <table:table-row table:style-name="ro1">
          <table:table-cell office:value-type="string" calcext:value-type="string">
            <text:p>MI,26,131,Ontonagon County,H1</text:p>
          </table:table-cell>
          <table:table-cell table:formula="of:=LEFT([.A1297];2)" office:value-type="string" office:string-value="MI" calcext:value-type="string">
            <text:p>MI</text:p>
          </table:table-cell>
          <table:table-cell table:formula="of:=MID([.A1297];4;6)" office:value-type="string" office:string-value="26,131" calcext:value-type="string">
            <text:p>26,131</text:p>
          </table:table-cell>
          <table:table-cell table:formula="of:=MID([.A1297];11;30)" office:value-type="string" office:string-value="Ontonagon County,H1" calcext:value-type="string">
            <text:p>Ontonagon County,H1</text:p>
          </table:table-cell>
          <table:table-cell office:value-type="string" calcext:value-type="string">
            <text:p>Ontonagon County</text:p>
          </table:table-cell>
          <table:table-cell/>
        </table:table-row>
        <table:table-row table:style-name="ro1">
          <table:table-cell office:value-type="string" calcext:value-type="string">
            <text:p>MI,26,133,Osceola County,H1</text:p>
          </table:table-cell>
          <table:table-cell table:formula="of:=LEFT([.A1298];2)" office:value-type="string" office:string-value="MI" calcext:value-type="string">
            <text:p>MI</text:p>
          </table:table-cell>
          <table:table-cell table:formula="of:=MID([.A1298];4;6)" office:value-type="string" office:string-value="26,133" calcext:value-type="string">
            <text:p>26,133</text:p>
          </table:table-cell>
          <table:table-cell table:formula="of:=MID([.A1298];11;30)" office:value-type="string" office:string-value="Osceola County,H1" calcext:value-type="string">
            <text:p>Osceola County,H1</text:p>
          </table:table-cell>
          <table:table-cell office:value-type="string" calcext:value-type="string">
            <text:p>Osceola County</text:p>
          </table:table-cell>
          <table:table-cell/>
        </table:table-row>
        <table:table-row table:style-name="ro1">
          <table:table-cell office:value-type="string" calcext:value-type="string">
            <text:p>MI,26,135,Oscoda County,H1</text:p>
          </table:table-cell>
          <table:table-cell table:formula="of:=LEFT([.A1299];2)" office:value-type="string" office:string-value="MI" calcext:value-type="string">
            <text:p>MI</text:p>
          </table:table-cell>
          <table:table-cell table:formula="of:=MID([.A1299];4;6)" office:value-type="string" office:string-value="26,135" calcext:value-type="string">
            <text:p>26,135</text:p>
          </table:table-cell>
          <table:table-cell table:formula="of:=MID([.A1299];11;30)" office:value-type="string" office:string-value="Oscoda County,H1" calcext:value-type="string">
            <text:p>Oscoda County,H1</text:p>
          </table:table-cell>
          <table:table-cell office:value-type="string" calcext:value-type="string">
            <text:p>Oscoda County</text:p>
          </table:table-cell>
          <table:table-cell/>
        </table:table-row>
        <table:table-row table:style-name="ro1">
          <table:table-cell office:value-type="string" calcext:value-type="string">
            <text:p>MI,26,137,Otsego County,H1</text:p>
          </table:table-cell>
          <table:table-cell table:formula="of:=LEFT([.A1300];2)" office:value-type="string" office:string-value="MI" calcext:value-type="string">
            <text:p>MI</text:p>
          </table:table-cell>
          <table:table-cell table:formula="of:=MID([.A1300];4;6)" office:value-type="string" office:string-value="26,137" calcext:value-type="string">
            <text:p>26,137</text:p>
          </table:table-cell>
          <table:table-cell table:formula="of:=MID([.A1300];11;30)" office:value-type="string" office:string-value="Otsego County,H1" calcext:value-type="string">
            <text:p>Otsego County,H1</text:p>
          </table:table-cell>
          <table:table-cell office:value-type="string" calcext:value-type="string">
            <text:p>Otsego County</text:p>
          </table:table-cell>
          <table:table-cell/>
        </table:table-row>
        <table:table-row table:style-name="ro1">
          <table:table-cell office:value-type="string" calcext:value-type="string">
            <text:p>MI,26,139,Ottawa County,H1</text:p>
          </table:table-cell>
          <table:table-cell table:formula="of:=LEFT([.A1301];2)" office:value-type="string" office:string-value="MI" calcext:value-type="string">
            <text:p>MI</text:p>
          </table:table-cell>
          <table:table-cell table:formula="of:=MID([.A1301];4;6)" office:value-type="string" office:string-value="26,139" calcext:value-type="string">
            <text:p>26,139</text:p>
          </table:table-cell>
          <table:table-cell table:formula="of:=MID([.A1301];11;30)" office:value-type="string" office:string-value="Ottawa County,H1" calcext:value-type="string">
            <text:p>Ottawa County,H1</text:p>
          </table:table-cell>
          <table:table-cell office:value-type="string" calcext:value-type="string">
            <text:p>Ottawa County</text:p>
          </table:table-cell>
          <table:table-cell/>
        </table:table-row>
        <table:table-row table:style-name="ro2">
          <table:table-cell office:value-type="string" calcext:value-type="string">
            <text:p>MI,26,141,Presque Isle County,H1</text:p>
          </table:table-cell>
          <table:table-cell table:formula="of:=LEFT([.A1302];2)" office:value-type="string" office:string-value="MI" calcext:value-type="string">
            <text:p>MI</text:p>
          </table:table-cell>
          <table:table-cell table:formula="of:=MID([.A1302];4;6)" office:value-type="string" office:string-value="26,141" calcext:value-type="string">
            <text:p>26,141</text:p>
          </table:table-cell>
          <table:table-cell table:formula="of:=MID([.A1302];11;30)" office:value-type="string" office:string-value="Presque Isle County,H1" calcext:value-type="string">
            <text:p>Presque Isle County,H1</text:p>
          </table:table-cell>
          <table:table-cell office:value-type="string" calcext:value-type="string">
            <text:p>Presque Isle County</text:p>
          </table:table-cell>
          <table:table-cell/>
        </table:table-row>
        <table:table-row table:style-name="ro1">
          <table:table-cell office:value-type="string" calcext:value-type="string">
            <text:p>MI,26,143,Roscommon County,H1</text:p>
          </table:table-cell>
          <table:table-cell table:formula="of:=LEFT([.A1303];2)" office:value-type="string" office:string-value="MI" calcext:value-type="string">
            <text:p>MI</text:p>
          </table:table-cell>
          <table:table-cell table:formula="of:=MID([.A1303];4;6)" office:value-type="string" office:string-value="26,143" calcext:value-type="string">
            <text:p>26,143</text:p>
          </table:table-cell>
          <table:table-cell table:formula="of:=MID([.A1303];11;30)" office:value-type="string" office:string-value="Roscommon County,H1" calcext:value-type="string">
            <text:p>Roscommon County,H1</text:p>
          </table:table-cell>
          <table:table-cell office:value-type="string" calcext:value-type="string">
            <text:p>Roscommon County</text:p>
          </table:table-cell>
          <table:table-cell/>
        </table:table-row>
        <table:table-row table:style-name="ro1">
          <table:table-cell office:value-type="string" calcext:value-type="string">
            <text:p>MI,26,145,Saginaw County,H1</text:p>
          </table:table-cell>
          <table:table-cell table:formula="of:=LEFT([.A1304];2)" office:value-type="string" office:string-value="MI" calcext:value-type="string">
            <text:p>MI</text:p>
          </table:table-cell>
          <table:table-cell table:formula="of:=MID([.A1304];4;6)" office:value-type="string" office:string-value="26,145" calcext:value-type="string">
            <text:p>26,145</text:p>
          </table:table-cell>
          <table:table-cell table:formula="of:=MID([.A1304];11;30)" office:value-type="string" office:string-value="Saginaw County,H1" calcext:value-type="string">
            <text:p>Saginaw County,H1</text:p>
          </table:table-cell>
          <table:table-cell office:value-type="string" calcext:value-type="string">
            <text:p>Saginaw County</text:p>
          </table:table-cell>
          <table:table-cell/>
        </table:table-row>
        <table:table-row table:style-name="ro1">
          <table:table-cell office:value-type="string" calcext:value-type="string">
            <text:p>MI,26,147,St. Clair County,H1</text:p>
          </table:table-cell>
          <table:table-cell table:formula="of:=LEFT([.A1305];2)" office:value-type="string" office:string-value="MI" calcext:value-type="string">
            <text:p>MI</text:p>
          </table:table-cell>
          <table:table-cell table:formula="of:=MID([.A1305];4;6)" office:value-type="string" office:string-value="26,147" calcext:value-type="string">
            <text:p>26,147</text:p>
          </table:table-cell>
          <table:table-cell table:formula="of:=MID([.A1305];11;30)" office:value-type="string" office:string-value="St. Clair County,H1" calcext:value-type="string">
            <text:p>St. Clair County,H1</text:p>
          </table:table-cell>
          <table:table-cell office:value-type="string" calcext:value-type="string">
            <text:p>St. Clair County</text:p>
          </table:table-cell>
          <table:table-cell/>
        </table:table-row>
        <table:table-row table:style-name="ro1">
          <table:table-cell office:value-type="string" calcext:value-type="string">
            <text:p>MI,26,149,St. Joseph County,H1</text:p>
          </table:table-cell>
          <table:table-cell table:formula="of:=LEFT([.A1306];2)" office:value-type="string" office:string-value="MI" calcext:value-type="string">
            <text:p>MI</text:p>
          </table:table-cell>
          <table:table-cell table:formula="of:=MID([.A1306];4;6)" office:value-type="string" office:string-value="26,149" calcext:value-type="string">
            <text:p>26,149</text:p>
          </table:table-cell>
          <table:table-cell table:formula="of:=MID([.A1306];11;30)" office:value-type="string" office:string-value="St. Joseph County,H1" calcext:value-type="string">
            <text:p>St. Joseph County,H1</text:p>
          </table:table-cell>
          <table:table-cell office:value-type="string" calcext:value-type="string">
            <text:p>St. Joseph County</text:p>
          </table:table-cell>
          <table:table-cell/>
        </table:table-row>
        <table:table-row table:style-name="ro1">
          <table:table-cell office:value-type="string" calcext:value-type="string">
            <text:p>MI,26,151,Sanilac County,H1</text:p>
          </table:table-cell>
          <table:table-cell table:formula="of:=LEFT([.A1307];2)" office:value-type="string" office:string-value="MI" calcext:value-type="string">
            <text:p>MI</text:p>
          </table:table-cell>
          <table:table-cell table:formula="of:=MID([.A1307];4;6)" office:value-type="string" office:string-value="26,151" calcext:value-type="string">
            <text:p>26,151</text:p>
          </table:table-cell>
          <table:table-cell table:formula="of:=MID([.A1307];11;30)" office:value-type="string" office:string-value="Sanilac County,H1" calcext:value-type="string">
            <text:p>Sanilac County,H1</text:p>
          </table:table-cell>
          <table:table-cell office:value-type="string" calcext:value-type="string">
            <text:p>Sanilac County</text:p>
          </table:table-cell>
          <table:table-cell/>
        </table:table-row>
        <table:table-row table:style-name="ro2">
          <table:table-cell office:value-type="string" calcext:value-type="string">
            <text:p>MI,26,153,Schoolcraft County,H1</text:p>
          </table:table-cell>
          <table:table-cell table:formula="of:=LEFT([.A1308];2)" office:value-type="string" office:string-value="MI" calcext:value-type="string">
            <text:p>MI</text:p>
          </table:table-cell>
          <table:table-cell table:formula="of:=MID([.A1308];4;6)" office:value-type="string" office:string-value="26,153" calcext:value-type="string">
            <text:p>26,153</text:p>
          </table:table-cell>
          <table:table-cell table:formula="of:=MID([.A1308];11;30)" office:value-type="string" office:string-value="Schoolcraft County,H1" calcext:value-type="string">
            <text:p>Schoolcraft County,H1</text:p>
          </table:table-cell>
          <table:table-cell office:value-type="string" calcext:value-type="string">
            <text:p>Schoolcraft County</text:p>
          </table:table-cell>
          <table:table-cell/>
        </table:table-row>
        <table:table-row table:style-name="ro1">
          <table:table-cell office:value-type="string" calcext:value-type="string">
            <text:p>MI,26,155,Shiawassee County,H1</text:p>
          </table:table-cell>
          <table:table-cell table:formula="of:=LEFT([.A1309];2)" office:value-type="string" office:string-value="MI" calcext:value-type="string">
            <text:p>MI</text:p>
          </table:table-cell>
          <table:table-cell table:formula="of:=MID([.A1309];4;6)" office:value-type="string" office:string-value="26,155" calcext:value-type="string">
            <text:p>26,155</text:p>
          </table:table-cell>
          <table:table-cell table:formula="of:=MID([.A1309];11;30)" office:value-type="string" office:string-value="Shiawassee County,H1" calcext:value-type="string">
            <text:p>Shiawassee County,H1</text:p>
          </table:table-cell>
          <table:table-cell office:value-type="string" calcext:value-type="string">
            <text:p>Shiawassee County</text:p>
          </table:table-cell>
          <table:table-cell/>
        </table:table-row>
        <table:table-row table:style-name="ro1">
          <table:table-cell office:value-type="string" calcext:value-type="string">
            <text:p>MI,26,157,Tuscola County,H1</text:p>
          </table:table-cell>
          <table:table-cell table:formula="of:=LEFT([.A1310];2)" office:value-type="string" office:string-value="MI" calcext:value-type="string">
            <text:p>MI</text:p>
          </table:table-cell>
          <table:table-cell table:formula="of:=MID([.A1310];4;6)" office:value-type="string" office:string-value="26,157" calcext:value-type="string">
            <text:p>26,157</text:p>
          </table:table-cell>
          <table:table-cell table:formula="of:=MID([.A1310];11;30)" office:value-type="string" office:string-value="Tuscola County,H1" calcext:value-type="string">
            <text:p>Tuscola County,H1</text:p>
          </table:table-cell>
          <table:table-cell office:value-type="string" calcext:value-type="string">
            <text:p>Tuscola County</text:p>
          </table:table-cell>
          <table:table-cell/>
        </table:table-row>
        <table:table-row table:style-name="ro1">
          <table:table-cell office:value-type="string" calcext:value-type="string">
            <text:p>MI,26,159,Van Buren County,H1</text:p>
          </table:table-cell>
          <table:table-cell table:formula="of:=LEFT([.A1311];2)" office:value-type="string" office:string-value="MI" calcext:value-type="string">
            <text:p>MI</text:p>
          </table:table-cell>
          <table:table-cell table:formula="of:=MID([.A1311];4;6)" office:value-type="string" office:string-value="26,159" calcext:value-type="string">
            <text:p>26,159</text:p>
          </table:table-cell>
          <table:table-cell table:formula="of:=MID([.A1311];11;30)" office:value-type="string" office:string-value="Van Buren County,H1" calcext:value-type="string">
            <text:p>Van Buren County,H1</text:p>
          </table:table-cell>
          <table:table-cell office:value-type="string" calcext:value-type="string">
            <text:p>Van Buren County</text:p>
          </table:table-cell>
          <table:table-cell/>
        </table:table-row>
        <table:table-row table:style-name="ro1">
          <table:table-cell office:value-type="string" calcext:value-type="string">
            <text:p>MI,26,161,Washtenaw County,H1</text:p>
          </table:table-cell>
          <table:table-cell table:formula="of:=LEFT([.A1312];2)" office:value-type="string" office:string-value="MI" calcext:value-type="string">
            <text:p>MI</text:p>
          </table:table-cell>
          <table:table-cell table:formula="of:=MID([.A1312];4;6)" office:value-type="string" office:string-value="26,161" calcext:value-type="string">
            <text:p>26,161</text:p>
          </table:table-cell>
          <table:table-cell table:formula="of:=MID([.A1312];11;30)" office:value-type="string" office:string-value="Washtenaw County,H1" calcext:value-type="string">
            <text:p>Washtenaw County,H1</text:p>
          </table:table-cell>
          <table:table-cell office:value-type="string" calcext:value-type="string">
            <text:p>Washtenaw County</text:p>
          </table:table-cell>
          <table:table-cell/>
        </table:table-row>
        <table:table-row table:style-name="ro1">
          <table:table-cell office:value-type="string" calcext:value-type="string">
            <text:p>MI,26,163,Wayne County,H1</text:p>
          </table:table-cell>
          <table:table-cell table:formula="of:=LEFT([.A1313];2)" office:value-type="string" office:string-value="MI" calcext:value-type="string">
            <text:p>MI</text:p>
          </table:table-cell>
          <table:table-cell table:formula="of:=MID([.A1313];4;6)" office:value-type="string" office:string-value="26,163" calcext:value-type="string">
            <text:p>26,163</text:p>
          </table:table-cell>
          <table:table-cell table:formula="of:=MID([.A1313];11;30)" office:value-type="string" office:string-value="Wayne County,H1" calcext:value-type="string">
            <text:p>Wayne County,H1</text:p>
          </table:table-cell>
          <table:table-cell office:value-type="string" calcext:value-type="string">
            <text:p>Wayne County</text:p>
          </table:table-cell>
          <table:table-cell/>
        </table:table-row>
        <table:table-row table:style-name="ro1">
          <table:table-cell office:value-type="string" calcext:value-type="string">
            <text:p>MI,26,165,Wexford County,H1</text:p>
          </table:table-cell>
          <table:table-cell table:formula="of:=LEFT([.A1314];2)" office:value-type="string" office:string-value="MI" calcext:value-type="string">
            <text:p>MI</text:p>
          </table:table-cell>
          <table:table-cell table:formula="of:=MID([.A1314];4;6)" office:value-type="string" office:string-value="26,165" calcext:value-type="string">
            <text:p>26,165</text:p>
          </table:table-cell>
          <table:table-cell table:formula="of:=MID([.A1314];11;30)" office:value-type="string" office:string-value="Wexford County,H1" calcext:value-type="string">
            <text:p>Wexford County,H1</text:p>
          </table:table-cell>
          <table:table-cell office:value-type="string" calcext:value-type="string">
            <text:p>Wexford County</text:p>
          </table:table-cell>
          <table:table-cell/>
        </table:table-row>
        <table:table-row table:style-name="ro1">
          <table:table-cell office:value-type="string" calcext:value-type="string">
            <text:p>MN,27,001,Aitkin County,H1</text:p>
          </table:table-cell>
          <table:table-cell table:formula="of:=LEFT([.A1315];2)" office:value-type="string" office:string-value="MN" calcext:value-type="string">
            <text:p>MN</text:p>
          </table:table-cell>
          <table:table-cell table:formula="of:=MID([.A1315];4;6)" office:value-type="string" office:string-value="27,001" calcext:value-type="string">
            <text:p>27,001</text:p>
          </table:table-cell>
          <table:table-cell table:formula="of:=MID([.A1315];11;30)" office:value-type="string" office:string-value="Aitkin County,H1" calcext:value-type="string">
            <text:p>Aitkin County,H1</text:p>
          </table:table-cell>
          <table:table-cell office:value-type="string" calcext:value-type="string">
            <text:p>Aitkin County</text:p>
          </table:table-cell>
          <table:table-cell/>
        </table:table-row>
        <table:table-row table:style-name="ro1">
          <table:table-cell office:value-type="string" calcext:value-type="string">
            <text:p>MN,27,003,Anoka County,H1</text:p>
          </table:table-cell>
          <table:table-cell table:formula="of:=LEFT([.A1316];2)" office:value-type="string" office:string-value="MN" calcext:value-type="string">
            <text:p>MN</text:p>
          </table:table-cell>
          <table:table-cell table:formula="of:=MID([.A1316];4;6)" office:value-type="string" office:string-value="27,003" calcext:value-type="string">
            <text:p>27,003</text:p>
          </table:table-cell>
          <table:table-cell table:formula="of:=MID([.A1316];11;30)" office:value-type="string" office:string-value="Anoka County,H1" calcext:value-type="string">
            <text:p>Anoka County,H1</text:p>
          </table:table-cell>
          <table:table-cell office:value-type="string" calcext:value-type="string">
            <text:p>Anoka County</text:p>
          </table:table-cell>
          <table:table-cell/>
        </table:table-row>
        <table:table-row table:style-name="ro1">
          <table:table-cell office:value-type="string" calcext:value-type="string">
            <text:p>MN,27,005,Becker County,H1</text:p>
          </table:table-cell>
          <table:table-cell table:formula="of:=LEFT([.A1317];2)" office:value-type="string" office:string-value="MN" calcext:value-type="string">
            <text:p>MN</text:p>
          </table:table-cell>
          <table:table-cell table:formula="of:=MID([.A1317];4;6)" office:value-type="string" office:string-value="27,005" calcext:value-type="string">
            <text:p>27,005</text:p>
          </table:table-cell>
          <table:table-cell table:formula="of:=MID([.A1317];11;30)" office:value-type="string" office:string-value="Becker County,H1" calcext:value-type="string">
            <text:p>Becker County,H1</text:p>
          </table:table-cell>
          <table:table-cell office:value-type="string" calcext:value-type="string">
            <text:p>Becker County</text:p>
          </table:table-cell>
          <table:table-cell/>
        </table:table-row>
        <table:table-row table:style-name="ro1">
          <table:table-cell office:value-type="string" calcext:value-type="string">
            <text:p>MN,27,007,Beltrami County,H1</text:p>
          </table:table-cell>
          <table:table-cell table:formula="of:=LEFT([.A1318];2)" office:value-type="string" office:string-value="MN" calcext:value-type="string">
            <text:p>MN</text:p>
          </table:table-cell>
          <table:table-cell table:formula="of:=MID([.A1318];4;6)" office:value-type="string" office:string-value="27,007" calcext:value-type="string">
            <text:p>27,007</text:p>
          </table:table-cell>
          <table:table-cell table:formula="of:=MID([.A1318];11;30)" office:value-type="string" office:string-value="Beltrami County,H1" calcext:value-type="string">
            <text:p>Beltrami County,H1</text:p>
          </table:table-cell>
          <table:table-cell office:value-type="string" calcext:value-type="string">
            <text:p>Beltrami County</text:p>
          </table:table-cell>
          <table:table-cell/>
        </table:table-row>
        <table:table-row table:style-name="ro1">
          <table:table-cell office:value-type="string" calcext:value-type="string">
            <text:p>MN,27,009,Benton County,H1</text:p>
          </table:table-cell>
          <table:table-cell table:formula="of:=LEFT([.A1319];2)" office:value-type="string" office:string-value="MN" calcext:value-type="string">
            <text:p>MN</text:p>
          </table:table-cell>
          <table:table-cell table:formula="of:=MID([.A1319];4;6)" office:value-type="string" office:string-value="27,009" calcext:value-type="string">
            <text:p>27,009</text:p>
          </table:table-cell>
          <table:table-cell table:formula="of:=MID([.A1319];11;30)" office:value-type="string" office:string-value="Benton County,H1" calcext:value-type="string">
            <text:p>Benton County,H1</text:p>
          </table:table-cell>
          <table:table-cell office:value-type="string" calcext:value-type="string">
            <text:p>Benton County</text:p>
          </table:table-cell>
          <table:table-cell/>
        </table:table-row>
        <table:table-row table:style-name="ro1">
          <table:table-cell office:value-type="string" calcext:value-type="string">
            <text:p>MN,27,011,Big Stone County,H1</text:p>
          </table:table-cell>
          <table:table-cell table:formula="of:=LEFT([.A1320];2)" office:value-type="string" office:string-value="MN" calcext:value-type="string">
            <text:p>MN</text:p>
          </table:table-cell>
          <table:table-cell table:formula="of:=MID([.A1320];4;6)" office:value-type="string" office:string-value="27,011" calcext:value-type="string">
            <text:p>27,011</text:p>
          </table:table-cell>
          <table:table-cell table:formula="of:=MID([.A1320];11;30)" office:value-type="string" office:string-value="Big Stone County,H1" calcext:value-type="string">
            <text:p>Big Stone County,H1</text:p>
          </table:table-cell>
          <table:table-cell office:value-type="string" calcext:value-type="string">
            <text:p>Big Stone County</text:p>
          </table:table-cell>
          <table:table-cell/>
        </table:table-row>
        <table:table-row table:style-name="ro1">
          <table:table-cell office:value-type="string" calcext:value-type="string">
            <text:p>MN,27,013,Blue Earth County,H1</text:p>
          </table:table-cell>
          <table:table-cell table:formula="of:=LEFT([.A1321];2)" office:value-type="string" office:string-value="MN" calcext:value-type="string">
            <text:p>MN</text:p>
          </table:table-cell>
          <table:table-cell table:formula="of:=MID([.A1321];4;6)" office:value-type="string" office:string-value="27,013" calcext:value-type="string">
            <text:p>27,013</text:p>
          </table:table-cell>
          <table:table-cell table:formula="of:=MID([.A1321];11;30)" office:value-type="string" office:string-value="Blue Earth County,H1" calcext:value-type="string">
            <text:p>Blue Earth County,H1</text:p>
          </table:table-cell>
          <table:table-cell office:value-type="string" calcext:value-type="string">
            <text:p>Blue Earth County</text:p>
          </table:table-cell>
          <table:table-cell/>
        </table:table-row>
        <table:table-row table:style-name="ro1">
          <table:table-cell office:value-type="string" calcext:value-type="string">
            <text:p>MN,27,015,Brown County,H1</text:p>
          </table:table-cell>
          <table:table-cell table:formula="of:=LEFT([.A1322];2)" office:value-type="string" office:string-value="MN" calcext:value-type="string">
            <text:p>MN</text:p>
          </table:table-cell>
          <table:table-cell table:formula="of:=MID([.A1322];4;6)" office:value-type="string" office:string-value="27,015" calcext:value-type="string">
            <text:p>27,015</text:p>
          </table:table-cell>
          <table:table-cell table:formula="of:=MID([.A1322];11;30)" office:value-type="string" office:string-value="Brown County,H1" calcext:value-type="string">
            <text:p>Brown County,H1</text:p>
          </table:table-cell>
          <table:table-cell office:value-type="string" calcext:value-type="string">
            <text:p>Brown County</text:p>
          </table:table-cell>
          <table:table-cell/>
        </table:table-row>
        <table:table-row table:style-name="ro1">
          <table:table-cell office:value-type="string" calcext:value-type="string">
            <text:p>MN,27,017,Carlton County,H1</text:p>
          </table:table-cell>
          <table:table-cell table:formula="of:=LEFT([.A1323];2)" office:value-type="string" office:string-value="MN" calcext:value-type="string">
            <text:p>MN</text:p>
          </table:table-cell>
          <table:table-cell table:formula="of:=MID([.A1323];4;6)" office:value-type="string" office:string-value="27,017" calcext:value-type="string">
            <text:p>27,017</text:p>
          </table:table-cell>
          <table:table-cell table:formula="of:=MID([.A1323];11;30)" office:value-type="string" office:string-value="Carlton County,H1" calcext:value-type="string">
            <text:p>Carlton County,H1</text:p>
          </table:table-cell>
          <table:table-cell office:value-type="string" calcext:value-type="string">
            <text:p>Carlton County</text:p>
          </table:table-cell>
          <table:table-cell/>
        </table:table-row>
        <table:table-row table:style-name="ro1">
          <table:table-cell office:value-type="string" calcext:value-type="string">
            <text:p>MN,27,019,Carver County,H1</text:p>
          </table:table-cell>
          <table:table-cell table:formula="of:=LEFT([.A1324];2)" office:value-type="string" office:string-value="MN" calcext:value-type="string">
            <text:p>MN</text:p>
          </table:table-cell>
          <table:table-cell table:formula="of:=MID([.A1324];4;6)" office:value-type="string" office:string-value="27,019" calcext:value-type="string">
            <text:p>27,019</text:p>
          </table:table-cell>
          <table:table-cell table:formula="of:=MID([.A1324];11;30)" office:value-type="string" office:string-value="Carver County,H1" calcext:value-type="string">
            <text:p>Carver County,H1</text:p>
          </table:table-cell>
          <table:table-cell office:value-type="string" calcext:value-type="string">
            <text:p>Carver County</text:p>
          </table:table-cell>
          <table:table-cell/>
        </table:table-row>
        <table:table-row table:style-name="ro1">
          <table:table-cell office:value-type="string" calcext:value-type="string">
            <text:p>MN,27,021,Cass County,H1</text:p>
          </table:table-cell>
          <table:table-cell table:formula="of:=LEFT([.A1325];2)" office:value-type="string" office:string-value="MN" calcext:value-type="string">
            <text:p>MN</text:p>
          </table:table-cell>
          <table:table-cell table:formula="of:=MID([.A1325];4;6)" office:value-type="string" office:string-value="27,021" calcext:value-type="string">
            <text:p>27,021</text:p>
          </table:table-cell>
          <table:table-cell table:formula="of:=MID([.A1325];11;30)" office:value-type="string" office:string-value="Cass County,H1" calcext:value-type="string">
            <text:p>Cass County,H1</text:p>
          </table:table-cell>
          <table:table-cell office:value-type="string" calcext:value-type="string">
            <text:p>Cass County</text:p>
          </table:table-cell>
          <table:table-cell/>
        </table:table-row>
        <table:table-row table:style-name="ro1">
          <table:table-cell office:value-type="string" calcext:value-type="string">
            <text:p>MN,27,023,Chippewa County,H1</text:p>
          </table:table-cell>
          <table:table-cell table:formula="of:=LEFT([.A1326];2)" office:value-type="string" office:string-value="MN" calcext:value-type="string">
            <text:p>MN</text:p>
          </table:table-cell>
          <table:table-cell table:formula="of:=MID([.A1326];4;6)" office:value-type="string" office:string-value="27,023" calcext:value-type="string">
            <text:p>27,023</text:p>
          </table:table-cell>
          <table:table-cell table:formula="of:=MID([.A1326];11;30)" office:value-type="string" office:string-value="Chippewa County,H1" calcext:value-type="string">
            <text:p>Chippewa County,H1</text:p>
          </table:table-cell>
          <table:table-cell office:value-type="string" calcext:value-type="string">
            <text:p>Chippewa County</text:p>
          </table:table-cell>
          <table:table-cell/>
        </table:table-row>
        <table:table-row table:style-name="ro1">
          <table:table-cell office:value-type="string" calcext:value-type="string">
            <text:p>MN,27,025,Chisago County,H1</text:p>
          </table:table-cell>
          <table:table-cell table:formula="of:=LEFT([.A1327];2)" office:value-type="string" office:string-value="MN" calcext:value-type="string">
            <text:p>MN</text:p>
          </table:table-cell>
          <table:table-cell table:formula="of:=MID([.A1327];4;6)" office:value-type="string" office:string-value="27,025" calcext:value-type="string">
            <text:p>27,025</text:p>
          </table:table-cell>
          <table:table-cell table:formula="of:=MID([.A1327];11;30)" office:value-type="string" office:string-value="Chisago County,H1" calcext:value-type="string">
            <text:p>Chisago County,H1</text:p>
          </table:table-cell>
          <table:table-cell office:value-type="string" calcext:value-type="string">
            <text:p>Chisago County</text:p>
          </table:table-cell>
          <table:table-cell/>
        </table:table-row>
        <table:table-row table:style-name="ro1">
          <table:table-cell office:value-type="string" calcext:value-type="string">
            <text:p>MN,27,027,Clay County,H1</text:p>
          </table:table-cell>
          <table:table-cell table:formula="of:=LEFT([.A1328];2)" office:value-type="string" office:string-value="MN" calcext:value-type="string">
            <text:p>MN</text:p>
          </table:table-cell>
          <table:table-cell table:formula="of:=MID([.A1328];4;6)" office:value-type="string" office:string-value="27,027" calcext:value-type="string">
            <text:p>27,027</text:p>
          </table:table-cell>
          <table:table-cell table:formula="of:=MID([.A1328];11;30)" office:value-type="string" office:string-value="Clay County,H1" calcext:value-type="string">
            <text:p>Clay County,H1</text:p>
          </table:table-cell>
          <table:table-cell office:value-type="string" calcext:value-type="string">
            <text:p>Clay County</text:p>
          </table:table-cell>
          <table:table-cell/>
        </table:table-row>
        <table:table-row table:style-name="ro1">
          <table:table-cell office:value-type="string" calcext:value-type="string">
            <text:p>MN,27,029,Clearwater County,H1</text:p>
          </table:table-cell>
          <table:table-cell table:formula="of:=LEFT([.A1329];2)" office:value-type="string" office:string-value="MN" calcext:value-type="string">
            <text:p>MN</text:p>
          </table:table-cell>
          <table:table-cell table:formula="of:=MID([.A1329];4;6)" office:value-type="string" office:string-value="27,029" calcext:value-type="string">
            <text:p>27,029</text:p>
          </table:table-cell>
          <table:table-cell table:formula="of:=MID([.A1329];11;30)" office:value-type="string" office:string-value="Clearwater County,H1" calcext:value-type="string">
            <text:p>Clearwater County,H1</text:p>
          </table:table-cell>
          <table:table-cell office:value-type="string" calcext:value-type="string">
            <text:p>Clearwater County</text:p>
          </table:table-cell>
          <table:table-cell/>
        </table:table-row>
        <table:table-row table:style-name="ro1">
          <table:table-cell office:value-type="string" calcext:value-type="string">
            <text:p>MN,27,031,Cook County,H1</text:p>
          </table:table-cell>
          <table:table-cell table:formula="of:=LEFT([.A1330];2)" office:value-type="string" office:string-value="MN" calcext:value-type="string">
            <text:p>MN</text:p>
          </table:table-cell>
          <table:table-cell table:formula="of:=MID([.A1330];4;6)" office:value-type="string" office:string-value="27,031" calcext:value-type="string">
            <text:p>27,031</text:p>
          </table:table-cell>
          <table:table-cell table:formula="of:=MID([.A1330];11;30)" office:value-type="string" office:string-value="Cook County,H1" calcext:value-type="string">
            <text:p>Cook County,H1</text:p>
          </table:table-cell>
          <table:table-cell office:value-type="string" calcext:value-type="string">
            <text:p>Cook County</text:p>
          </table:table-cell>
          <table:table-cell/>
        </table:table-row>
        <table:table-row table:style-name="ro1">
          <table:table-cell office:value-type="string" calcext:value-type="string">
            <text:p>MN,27,033,Cottonwood County,H1</text:p>
          </table:table-cell>
          <table:table-cell table:formula="of:=LEFT([.A1331];2)" office:value-type="string" office:string-value="MN" calcext:value-type="string">
            <text:p>MN</text:p>
          </table:table-cell>
          <table:table-cell table:formula="of:=MID([.A1331];4;6)" office:value-type="string" office:string-value="27,033" calcext:value-type="string">
            <text:p>27,033</text:p>
          </table:table-cell>
          <table:table-cell table:formula="of:=MID([.A1331];11;30)" office:value-type="string" office:string-value="Cottonwood County,H1" calcext:value-type="string">
            <text:p>Cottonwood County,H1</text:p>
          </table:table-cell>
          <table:table-cell office:value-type="string" calcext:value-type="string">
            <text:p>Cottonwood County</text:p>
          </table:table-cell>
          <table:table-cell/>
        </table:table-row>
        <table:table-row table:style-name="ro1">
          <table:table-cell office:value-type="string" calcext:value-type="string">
            <text:p>MN,27,035,Crow Wing County,H1</text:p>
          </table:table-cell>
          <table:table-cell table:formula="of:=LEFT([.A1332];2)" office:value-type="string" office:string-value="MN" calcext:value-type="string">
            <text:p>MN</text:p>
          </table:table-cell>
          <table:table-cell table:formula="of:=MID([.A1332];4;6)" office:value-type="string" office:string-value="27,035" calcext:value-type="string">
            <text:p>27,035</text:p>
          </table:table-cell>
          <table:table-cell table:formula="of:=MID([.A1332];11;30)" office:value-type="string" office:string-value="Crow Wing County,H1" calcext:value-type="string">
            <text:p>Crow Wing County,H1</text:p>
          </table:table-cell>
          <table:table-cell office:value-type="string" calcext:value-type="string">
            <text:p>Crow Wing County</text:p>
          </table:table-cell>
          <table:table-cell/>
        </table:table-row>
        <table:table-row table:style-name="ro1">
          <table:table-cell office:value-type="string" calcext:value-type="string">
            <text:p>MN,27,037,Dakota County,H1</text:p>
          </table:table-cell>
          <table:table-cell table:formula="of:=LEFT([.A1333];2)" office:value-type="string" office:string-value="MN" calcext:value-type="string">
            <text:p>MN</text:p>
          </table:table-cell>
          <table:table-cell table:formula="of:=MID([.A1333];4;6)" office:value-type="string" office:string-value="27,037" calcext:value-type="string">
            <text:p>27,037</text:p>
          </table:table-cell>
          <table:table-cell table:formula="of:=MID([.A1333];11;30)" office:value-type="string" office:string-value="Dakota County,H1" calcext:value-type="string">
            <text:p>Dakota County,H1</text:p>
          </table:table-cell>
          <table:table-cell office:value-type="string" calcext:value-type="string">
            <text:p>Dakota County</text:p>
          </table:table-cell>
          <table:table-cell/>
        </table:table-row>
        <table:table-row table:style-name="ro1">
          <table:table-cell office:value-type="string" calcext:value-type="string">
            <text:p>MN,27,039,Dodge County,H1</text:p>
          </table:table-cell>
          <table:table-cell table:formula="of:=LEFT([.A1334];2)" office:value-type="string" office:string-value="MN" calcext:value-type="string">
            <text:p>MN</text:p>
          </table:table-cell>
          <table:table-cell table:formula="of:=MID([.A1334];4;6)" office:value-type="string" office:string-value="27,039" calcext:value-type="string">
            <text:p>27,039</text:p>
          </table:table-cell>
          <table:table-cell table:formula="of:=MID([.A1334];11;30)" office:value-type="string" office:string-value="Dodge County,H1" calcext:value-type="string">
            <text:p>Dodge County,H1</text:p>
          </table:table-cell>
          <table:table-cell office:value-type="string" calcext:value-type="string">
            <text:p>Dodge County</text:p>
          </table:table-cell>
          <table:table-cell/>
        </table:table-row>
        <table:table-row table:style-name="ro1">
          <table:table-cell office:value-type="string" calcext:value-type="string">
            <text:p>MN,27,041,Douglas County,H1</text:p>
          </table:table-cell>
          <table:table-cell table:formula="of:=LEFT([.A1335];2)" office:value-type="string" office:string-value="MN" calcext:value-type="string">
            <text:p>MN</text:p>
          </table:table-cell>
          <table:table-cell table:formula="of:=MID([.A1335];4;6)" office:value-type="string" office:string-value="27,041" calcext:value-type="string">
            <text:p>27,041</text:p>
          </table:table-cell>
          <table:table-cell table:formula="of:=MID([.A1335];11;30)" office:value-type="string" office:string-value="Douglas County,H1" calcext:value-type="string">
            <text:p>Douglas County,H1</text:p>
          </table:table-cell>
          <table:table-cell office:value-type="string" calcext:value-type="string">
            <text:p>Douglas County</text:p>
          </table:table-cell>
          <table:table-cell/>
        </table:table-row>
        <table:table-row table:style-name="ro1">
          <table:table-cell office:value-type="string" calcext:value-type="string">
            <text:p>MN,27,043,Faribault County,H1</text:p>
          </table:table-cell>
          <table:table-cell table:formula="of:=LEFT([.A1336];2)" office:value-type="string" office:string-value="MN" calcext:value-type="string">
            <text:p>MN</text:p>
          </table:table-cell>
          <table:table-cell table:formula="of:=MID([.A1336];4;6)" office:value-type="string" office:string-value="27,043" calcext:value-type="string">
            <text:p>27,043</text:p>
          </table:table-cell>
          <table:table-cell table:formula="of:=MID([.A1336];11;30)" office:value-type="string" office:string-value="Faribault County,H1" calcext:value-type="string">
            <text:p>Faribault County,H1</text:p>
          </table:table-cell>
          <table:table-cell office:value-type="string" calcext:value-type="string">
            <text:p>Faribault County</text:p>
          </table:table-cell>
          <table:table-cell/>
        </table:table-row>
        <table:table-row table:style-name="ro1">
          <table:table-cell office:value-type="string" calcext:value-type="string">
            <text:p>MN,27,045,Fillmore County,H1</text:p>
          </table:table-cell>
          <table:table-cell table:formula="of:=LEFT([.A1337];2)" office:value-type="string" office:string-value="MN" calcext:value-type="string">
            <text:p>MN</text:p>
          </table:table-cell>
          <table:table-cell table:formula="of:=MID([.A1337];4;6)" office:value-type="string" office:string-value="27,045" calcext:value-type="string">
            <text:p>27,045</text:p>
          </table:table-cell>
          <table:table-cell table:formula="of:=MID([.A1337];11;30)" office:value-type="string" office:string-value="Fillmore County,H1" calcext:value-type="string">
            <text:p>Fillmore County,H1</text:p>
          </table:table-cell>
          <table:table-cell office:value-type="string" calcext:value-type="string">
            <text:p>Fillmore County</text:p>
          </table:table-cell>
          <table:table-cell/>
        </table:table-row>
        <table:table-row table:style-name="ro1">
          <table:table-cell office:value-type="string" calcext:value-type="string">
            <text:p>MN,27,047,Freeborn County,H1</text:p>
          </table:table-cell>
          <table:table-cell table:formula="of:=LEFT([.A1338];2)" office:value-type="string" office:string-value="MN" calcext:value-type="string">
            <text:p>MN</text:p>
          </table:table-cell>
          <table:table-cell table:formula="of:=MID([.A1338];4;6)" office:value-type="string" office:string-value="27,047" calcext:value-type="string">
            <text:p>27,047</text:p>
          </table:table-cell>
          <table:table-cell table:formula="of:=MID([.A1338];11;30)" office:value-type="string" office:string-value="Freeborn County,H1" calcext:value-type="string">
            <text:p>Freeborn County,H1</text:p>
          </table:table-cell>
          <table:table-cell office:value-type="string" calcext:value-type="string">
            <text:p>Freeborn County</text:p>
          </table:table-cell>
          <table:table-cell/>
        </table:table-row>
        <table:table-row table:style-name="ro1">
          <table:table-cell office:value-type="string" calcext:value-type="string">
            <text:p>MN,27,049,Goodhue County,H1</text:p>
          </table:table-cell>
          <table:table-cell table:formula="of:=LEFT([.A1339];2)" office:value-type="string" office:string-value="MN" calcext:value-type="string">
            <text:p>MN</text:p>
          </table:table-cell>
          <table:table-cell table:formula="of:=MID([.A1339];4;6)" office:value-type="string" office:string-value="27,049" calcext:value-type="string">
            <text:p>27,049</text:p>
          </table:table-cell>
          <table:table-cell table:formula="of:=MID([.A1339];11;30)" office:value-type="string" office:string-value="Goodhue County,H1" calcext:value-type="string">
            <text:p>Goodhue County,H1</text:p>
          </table:table-cell>
          <table:table-cell office:value-type="string" calcext:value-type="string">
            <text:p>Goodhue County</text:p>
          </table:table-cell>
          <table:table-cell/>
        </table:table-row>
        <table:table-row table:style-name="ro1">
          <table:table-cell office:value-type="string" calcext:value-type="string">
            <text:p>MN,27,051,Grant County,H1</text:p>
          </table:table-cell>
          <table:table-cell table:formula="of:=LEFT([.A1340];2)" office:value-type="string" office:string-value="MN" calcext:value-type="string">
            <text:p>MN</text:p>
          </table:table-cell>
          <table:table-cell table:formula="of:=MID([.A1340];4;6)" office:value-type="string" office:string-value="27,051" calcext:value-type="string">
            <text:p>27,051</text:p>
          </table:table-cell>
          <table:table-cell table:formula="of:=MID([.A1340];11;30)" office:value-type="string" office:string-value="Grant County,H1" calcext:value-type="string">
            <text:p>Grant County,H1</text:p>
          </table:table-cell>
          <table:table-cell office:value-type="string" calcext:value-type="string">
            <text:p>Grant County</text:p>
          </table:table-cell>
          <table:table-cell/>
        </table:table-row>
        <table:table-row table:style-name="ro1">
          <table:table-cell office:value-type="string" calcext:value-type="string">
            <text:p>MN,27,053,Hennepin County,H1</text:p>
          </table:table-cell>
          <table:table-cell table:formula="of:=LEFT([.A1341];2)" office:value-type="string" office:string-value="MN" calcext:value-type="string">
            <text:p>MN</text:p>
          </table:table-cell>
          <table:table-cell table:formula="of:=MID([.A1341];4;6)" office:value-type="string" office:string-value="27,053" calcext:value-type="string">
            <text:p>27,053</text:p>
          </table:table-cell>
          <table:table-cell table:formula="of:=MID([.A1341];11;30)" office:value-type="string" office:string-value="Hennepin County,H1" calcext:value-type="string">
            <text:p>Hennepin County,H1</text:p>
          </table:table-cell>
          <table:table-cell office:value-type="string" calcext:value-type="string">
            <text:p>Hennepin County</text:p>
          </table:table-cell>
          <table:table-cell/>
        </table:table-row>
        <table:table-row table:style-name="ro1">
          <table:table-cell office:value-type="string" calcext:value-type="string">
            <text:p>MN,27,055,Houston County,H1</text:p>
          </table:table-cell>
          <table:table-cell table:formula="of:=LEFT([.A1342];2)" office:value-type="string" office:string-value="MN" calcext:value-type="string">
            <text:p>MN</text:p>
          </table:table-cell>
          <table:table-cell table:formula="of:=MID([.A1342];4;6)" office:value-type="string" office:string-value="27,055" calcext:value-type="string">
            <text:p>27,055</text:p>
          </table:table-cell>
          <table:table-cell table:formula="of:=MID([.A1342];11;30)" office:value-type="string" office:string-value="Houston County,H1" calcext:value-type="string">
            <text:p>Houston County,H1</text:p>
          </table:table-cell>
          <table:table-cell office:value-type="string" calcext:value-type="string">
            <text:p>Houston County</text:p>
          </table:table-cell>
          <table:table-cell/>
        </table:table-row>
        <table:table-row table:style-name="ro1">
          <table:table-cell office:value-type="string" calcext:value-type="string">
            <text:p>MN,27,057,Hubbard County,H1</text:p>
          </table:table-cell>
          <table:table-cell table:formula="of:=LEFT([.A1343];2)" office:value-type="string" office:string-value="MN" calcext:value-type="string">
            <text:p>MN</text:p>
          </table:table-cell>
          <table:table-cell table:formula="of:=MID([.A1343];4;6)" office:value-type="string" office:string-value="27,057" calcext:value-type="string">
            <text:p>27,057</text:p>
          </table:table-cell>
          <table:table-cell table:formula="of:=MID([.A1343];11;30)" office:value-type="string" office:string-value="Hubbard County,H1" calcext:value-type="string">
            <text:p>Hubbard County,H1</text:p>
          </table:table-cell>
          <table:table-cell office:value-type="string" calcext:value-type="string">
            <text:p>Hubbard County</text:p>
          </table:table-cell>
          <table:table-cell/>
        </table:table-row>
        <table:table-row table:style-name="ro1">
          <table:table-cell office:value-type="string" calcext:value-type="string">
            <text:p>MN,27,059,Isanti County,H1</text:p>
          </table:table-cell>
          <table:table-cell table:formula="of:=LEFT([.A1344];2)" office:value-type="string" office:string-value="MN" calcext:value-type="string">
            <text:p>MN</text:p>
          </table:table-cell>
          <table:table-cell table:formula="of:=MID([.A1344];4;6)" office:value-type="string" office:string-value="27,059" calcext:value-type="string">
            <text:p>27,059</text:p>
          </table:table-cell>
          <table:table-cell table:formula="of:=MID([.A1344];11;30)" office:value-type="string" office:string-value="Isanti County,H1" calcext:value-type="string">
            <text:p>Isanti County,H1</text:p>
          </table:table-cell>
          <table:table-cell office:value-type="string" calcext:value-type="string">
            <text:p>Isanti County</text:p>
          </table:table-cell>
          <table:table-cell/>
        </table:table-row>
        <table:table-row table:style-name="ro1">
          <table:table-cell office:value-type="string" calcext:value-type="string">
            <text:p>MN,27,061,Itasca County,H1</text:p>
          </table:table-cell>
          <table:table-cell table:formula="of:=LEFT([.A1345];2)" office:value-type="string" office:string-value="MN" calcext:value-type="string">
            <text:p>MN</text:p>
          </table:table-cell>
          <table:table-cell table:formula="of:=MID([.A1345];4;6)" office:value-type="string" office:string-value="27,061" calcext:value-type="string">
            <text:p>27,061</text:p>
          </table:table-cell>
          <table:table-cell table:formula="of:=MID([.A1345];11;30)" office:value-type="string" office:string-value="Itasca County,H1" calcext:value-type="string">
            <text:p>Itasca County,H1</text:p>
          </table:table-cell>
          <table:table-cell office:value-type="string" calcext:value-type="string">
            <text:p>Itasca County</text:p>
          </table:table-cell>
          <table:table-cell/>
        </table:table-row>
        <table:table-row table:style-name="ro1">
          <table:table-cell office:value-type="string" calcext:value-type="string">
            <text:p>MN,27,063,Jackson County,H1</text:p>
          </table:table-cell>
          <table:table-cell table:formula="of:=LEFT([.A1346];2)" office:value-type="string" office:string-value="MN" calcext:value-type="string">
            <text:p>MN</text:p>
          </table:table-cell>
          <table:table-cell table:formula="of:=MID([.A1346];4;6)" office:value-type="string" office:string-value="27,063" calcext:value-type="string">
            <text:p>27,063</text:p>
          </table:table-cell>
          <table:table-cell table:formula="of:=MID([.A1346];11;30)" office:value-type="string" office:string-value="Jackson County,H1" calcext:value-type="string">
            <text:p>Jackson County,H1</text:p>
          </table:table-cell>
          <table:table-cell office:value-type="string" calcext:value-type="string">
            <text:p>Jackson County</text:p>
          </table:table-cell>
          <table:table-cell/>
        </table:table-row>
        <table:table-row table:style-name="ro1">
          <table:table-cell office:value-type="string" calcext:value-type="string">
            <text:p>MN,27,065,Kanabec County,H1</text:p>
          </table:table-cell>
          <table:table-cell table:formula="of:=LEFT([.A1347];2)" office:value-type="string" office:string-value="MN" calcext:value-type="string">
            <text:p>MN</text:p>
          </table:table-cell>
          <table:table-cell table:formula="of:=MID([.A1347];4;6)" office:value-type="string" office:string-value="27,065" calcext:value-type="string">
            <text:p>27,065</text:p>
          </table:table-cell>
          <table:table-cell table:formula="of:=MID([.A1347];11;30)" office:value-type="string" office:string-value="Kanabec County,H1" calcext:value-type="string">
            <text:p>Kanabec County,H1</text:p>
          </table:table-cell>
          <table:table-cell office:value-type="string" calcext:value-type="string">
            <text:p>Kanabec County</text:p>
          </table:table-cell>
          <table:table-cell/>
        </table:table-row>
        <table:table-row table:style-name="ro1">
          <table:table-cell office:value-type="string" calcext:value-type="string">
            <text:p>MN,27,067,Kandiyohi County,H1</text:p>
          </table:table-cell>
          <table:table-cell table:formula="of:=LEFT([.A1348];2)" office:value-type="string" office:string-value="MN" calcext:value-type="string">
            <text:p>MN</text:p>
          </table:table-cell>
          <table:table-cell table:formula="of:=MID([.A1348];4;6)" office:value-type="string" office:string-value="27,067" calcext:value-type="string">
            <text:p>27,067</text:p>
          </table:table-cell>
          <table:table-cell table:formula="of:=MID([.A1348];11;30)" office:value-type="string" office:string-value="Kandiyohi County,H1" calcext:value-type="string">
            <text:p>Kandiyohi County,H1</text:p>
          </table:table-cell>
          <table:table-cell office:value-type="string" calcext:value-type="string">
            <text:p>Kandiyohi County</text:p>
          </table:table-cell>
          <table:table-cell/>
        </table:table-row>
        <table:table-row table:style-name="ro1">
          <table:table-cell office:value-type="string" calcext:value-type="string">
            <text:p>MN,27,069,Kittson County,H1</text:p>
          </table:table-cell>
          <table:table-cell table:formula="of:=LEFT([.A1349];2)" office:value-type="string" office:string-value="MN" calcext:value-type="string">
            <text:p>MN</text:p>
          </table:table-cell>
          <table:table-cell table:formula="of:=MID([.A1349];4;6)" office:value-type="string" office:string-value="27,069" calcext:value-type="string">
            <text:p>27,069</text:p>
          </table:table-cell>
          <table:table-cell table:formula="of:=MID([.A1349];11;30)" office:value-type="string" office:string-value="Kittson County,H1" calcext:value-type="string">
            <text:p>Kittson County,H1</text:p>
          </table:table-cell>
          <table:table-cell office:value-type="string" calcext:value-type="string">
            <text:p>Kittson County</text:p>
          </table:table-cell>
          <table:table-cell/>
        </table:table-row>
        <table:table-row table:style-name="ro2">
          <table:table-cell office:value-type="string" calcext:value-type="string">
            <text:p>MN,27,071,Koochiching County,H1</text:p>
          </table:table-cell>
          <table:table-cell table:formula="of:=LEFT([.A1350];2)" office:value-type="string" office:string-value="MN" calcext:value-type="string">
            <text:p>MN</text:p>
          </table:table-cell>
          <table:table-cell table:formula="of:=MID([.A1350];4;6)" office:value-type="string" office:string-value="27,071" calcext:value-type="string">
            <text:p>27,071</text:p>
          </table:table-cell>
          <table:table-cell table:formula="of:=MID([.A1350];11;30)" office:value-type="string" office:string-value="Koochiching County,H1" calcext:value-type="string">
            <text:p>Koochiching County,H1</text:p>
          </table:table-cell>
          <table:table-cell office:value-type="string" calcext:value-type="string">
            <text:p>Koochiching County</text:p>
          </table:table-cell>
          <table:table-cell/>
        </table:table-row>
        <table:table-row table:style-name="ro2">
          <table:table-cell office:value-type="string" calcext:value-type="string">
            <text:p>MN,27,073,Lac qui Parle County,H1</text:p>
          </table:table-cell>
          <table:table-cell table:formula="of:=LEFT([.A1351];2)" office:value-type="string" office:string-value="MN" calcext:value-type="string">
            <text:p>MN</text:p>
          </table:table-cell>
          <table:table-cell table:formula="of:=MID([.A1351];4;6)" office:value-type="string" office:string-value="27,073" calcext:value-type="string">
            <text:p>27,073</text:p>
          </table:table-cell>
          <table:table-cell table:formula="of:=MID([.A1351];11;30)" office:value-type="string" office:string-value="Lac qui Parle County,H1" calcext:value-type="string">
            <text:p>Lac qui Parle County,H1</text:p>
          </table:table-cell>
          <table:table-cell office:value-type="string" calcext:value-type="string">
            <text:p>Lac qui Parle County</text:p>
          </table:table-cell>
          <table:table-cell/>
        </table:table-row>
        <table:table-row table:style-name="ro1">
          <table:table-cell office:value-type="string" calcext:value-type="string">
            <text:p>MN,27,075,Lake County,H1</text:p>
          </table:table-cell>
          <table:table-cell table:formula="of:=LEFT([.A1352];2)" office:value-type="string" office:string-value="MN" calcext:value-type="string">
            <text:p>MN</text:p>
          </table:table-cell>
          <table:table-cell table:formula="of:=MID([.A1352];4;6)" office:value-type="string" office:string-value="27,075" calcext:value-type="string">
            <text:p>27,075</text:p>
          </table:table-cell>
          <table:table-cell table:formula="of:=MID([.A1352];11;30)" office:value-type="string" office:string-value="Lake County,H1" calcext:value-type="string">
            <text:p>Lake County,H1</text:p>
          </table:table-cell>
          <table:table-cell office:value-type="string" calcext:value-type="string">
            <text:p>Lake County</text:p>
          </table:table-cell>
          <table:table-cell/>
        </table:table-row>
        <table:table-row table:style-name="ro2">
          <table:table-cell office:value-type="string" calcext:value-type="string">
            <text:p>MN,27,077,Lake of the Woods County,H1</text:p>
          </table:table-cell>
          <table:table-cell table:formula="of:=LEFT([.A1353];2)" office:value-type="string" office:string-value="MN" calcext:value-type="string">
            <text:p>MN</text:p>
          </table:table-cell>
          <table:table-cell table:formula="of:=MID([.A1353];4;6)" office:value-type="string" office:string-value="27,077" calcext:value-type="string">
            <text:p>27,077</text:p>
          </table:table-cell>
          <table:table-cell table:formula="of:=MID([.A1353];11;30)" office:value-type="string" office:string-value="Lake of the Woods County,H1" calcext:value-type="string">
            <text:p>Lake of the Woods County,H1</text:p>
          </table:table-cell>
          <table:table-cell office:value-type="string" calcext:value-type="string">
            <text:p>Lake of the Woods County</text:p>
          </table:table-cell>
          <table:table-cell/>
        </table:table-row>
        <table:table-row table:style-name="ro1">
          <table:table-cell office:value-type="string" calcext:value-type="string">
            <text:p>MN,27,079,Le Sueur County,H1</text:p>
          </table:table-cell>
          <table:table-cell table:formula="of:=LEFT([.A1354];2)" office:value-type="string" office:string-value="MN" calcext:value-type="string">
            <text:p>MN</text:p>
          </table:table-cell>
          <table:table-cell table:formula="of:=MID([.A1354];4;6)" office:value-type="string" office:string-value="27,079" calcext:value-type="string">
            <text:p>27,079</text:p>
          </table:table-cell>
          <table:table-cell table:formula="of:=MID([.A1354];11;30)" office:value-type="string" office:string-value="Le Sueur County,H1" calcext:value-type="string">
            <text:p>Le Sueur County,H1</text:p>
          </table:table-cell>
          <table:table-cell office:value-type="string" calcext:value-type="string">
            <text:p>Le Sueur County</text:p>
          </table:table-cell>
          <table:table-cell/>
        </table:table-row>
        <table:table-row table:style-name="ro1">
          <table:table-cell office:value-type="string" calcext:value-type="string">
            <text:p>MN,27,081,Lincoln County,H1</text:p>
          </table:table-cell>
          <table:table-cell table:formula="of:=LEFT([.A1355];2)" office:value-type="string" office:string-value="MN" calcext:value-type="string">
            <text:p>MN</text:p>
          </table:table-cell>
          <table:table-cell table:formula="of:=MID([.A1355];4;6)" office:value-type="string" office:string-value="27,081" calcext:value-type="string">
            <text:p>27,081</text:p>
          </table:table-cell>
          <table:table-cell table:formula="of:=MID([.A1355];11;30)" office:value-type="string" office:string-value="Lincoln County,H1" calcext:value-type="string">
            <text:p>Lincoln County,H1</text:p>
          </table:table-cell>
          <table:table-cell office:value-type="string" calcext:value-type="string">
            <text:p>Lincoln County</text:p>
          </table:table-cell>
          <table:table-cell/>
        </table:table-row>
        <table:table-row table:style-name="ro1">
          <table:table-cell office:value-type="string" calcext:value-type="string">
            <text:p>MN,27,083,Lyon County,H1</text:p>
          </table:table-cell>
          <table:table-cell table:formula="of:=LEFT([.A1356];2)" office:value-type="string" office:string-value="MN" calcext:value-type="string">
            <text:p>MN</text:p>
          </table:table-cell>
          <table:table-cell table:formula="of:=MID([.A1356];4;6)" office:value-type="string" office:string-value="27,083" calcext:value-type="string">
            <text:p>27,083</text:p>
          </table:table-cell>
          <table:table-cell table:formula="of:=MID([.A1356];11;30)" office:value-type="string" office:string-value="Lyon County,H1" calcext:value-type="string">
            <text:p>Lyon County,H1</text:p>
          </table:table-cell>
          <table:table-cell office:value-type="string" calcext:value-type="string">
            <text:p>Lyon County</text:p>
          </table:table-cell>
          <table:table-cell/>
        </table:table-row>
        <table:table-row table:style-name="ro1">
          <table:table-cell office:value-type="string" calcext:value-type="string">
            <text:p>MN,27,085,McLeod County,H1</text:p>
          </table:table-cell>
          <table:table-cell table:formula="of:=LEFT([.A1357];2)" office:value-type="string" office:string-value="MN" calcext:value-type="string">
            <text:p>MN</text:p>
          </table:table-cell>
          <table:table-cell table:formula="of:=MID([.A1357];4;6)" office:value-type="string" office:string-value="27,085" calcext:value-type="string">
            <text:p>27,085</text:p>
          </table:table-cell>
          <table:table-cell table:formula="of:=MID([.A1357];11;30)" office:value-type="string" office:string-value="McLeod County,H1" calcext:value-type="string">
            <text:p>McLeod County,H1</text:p>
          </table:table-cell>
          <table:table-cell office:value-type="string" calcext:value-type="string">
            <text:p>McLeod County</text:p>
          </table:table-cell>
          <table:table-cell/>
        </table:table-row>
        <table:table-row table:style-name="ro1">
          <table:table-cell office:value-type="string" calcext:value-type="string">
            <text:p>MN,27,087,Mahnomen County,H1</text:p>
          </table:table-cell>
          <table:table-cell table:formula="of:=LEFT([.A1358];2)" office:value-type="string" office:string-value="MN" calcext:value-type="string">
            <text:p>MN</text:p>
          </table:table-cell>
          <table:table-cell table:formula="of:=MID([.A1358];4;6)" office:value-type="string" office:string-value="27,087" calcext:value-type="string">
            <text:p>27,087</text:p>
          </table:table-cell>
          <table:table-cell table:formula="of:=MID([.A1358];11;30)" office:value-type="string" office:string-value="Mahnomen County,H1" calcext:value-type="string">
            <text:p>Mahnomen County,H1</text:p>
          </table:table-cell>
          <table:table-cell office:value-type="string" calcext:value-type="string">
            <text:p>Mahnomen County</text:p>
          </table:table-cell>
          <table:table-cell/>
        </table:table-row>
        <table:table-row table:style-name="ro1">
          <table:table-cell office:value-type="string" calcext:value-type="string">
            <text:p>MN,27,089,Marshall County,H1</text:p>
          </table:table-cell>
          <table:table-cell table:formula="of:=LEFT([.A1359];2)" office:value-type="string" office:string-value="MN" calcext:value-type="string">
            <text:p>MN</text:p>
          </table:table-cell>
          <table:table-cell table:formula="of:=MID([.A1359];4;6)" office:value-type="string" office:string-value="27,089" calcext:value-type="string">
            <text:p>27,089</text:p>
          </table:table-cell>
          <table:table-cell table:formula="of:=MID([.A1359];11;30)" office:value-type="string" office:string-value="Marshall County,H1" calcext:value-type="string">
            <text:p>Marshall County,H1</text:p>
          </table:table-cell>
          <table:table-cell office:value-type="string" calcext:value-type="string">
            <text:p>Marshall County</text:p>
          </table:table-cell>
          <table:table-cell/>
        </table:table-row>
        <table:table-row table:style-name="ro1">
          <table:table-cell office:value-type="string" calcext:value-type="string">
            <text:p>MN,27,091,Martin County,H1</text:p>
          </table:table-cell>
          <table:table-cell table:formula="of:=LEFT([.A1360];2)" office:value-type="string" office:string-value="MN" calcext:value-type="string">
            <text:p>MN</text:p>
          </table:table-cell>
          <table:table-cell table:formula="of:=MID([.A1360];4;6)" office:value-type="string" office:string-value="27,091" calcext:value-type="string">
            <text:p>27,091</text:p>
          </table:table-cell>
          <table:table-cell table:formula="of:=MID([.A1360];11;30)" office:value-type="string" office:string-value="Martin County,H1" calcext:value-type="string">
            <text:p>Martin County,H1</text:p>
          </table:table-cell>
          <table:table-cell office:value-type="string" calcext:value-type="string">
            <text:p>Martin County</text:p>
          </table:table-cell>
          <table:table-cell/>
        </table:table-row>
        <table:table-row table:style-name="ro1">
          <table:table-cell office:value-type="string" calcext:value-type="string">
            <text:p>MN,27,093,Meeker County,H1</text:p>
          </table:table-cell>
          <table:table-cell table:formula="of:=LEFT([.A1361];2)" office:value-type="string" office:string-value="MN" calcext:value-type="string">
            <text:p>MN</text:p>
          </table:table-cell>
          <table:table-cell table:formula="of:=MID([.A1361];4;6)" office:value-type="string" office:string-value="27,093" calcext:value-type="string">
            <text:p>27,093</text:p>
          </table:table-cell>
          <table:table-cell table:formula="of:=MID([.A1361];11;30)" office:value-type="string" office:string-value="Meeker County,H1" calcext:value-type="string">
            <text:p>Meeker County,H1</text:p>
          </table:table-cell>
          <table:table-cell office:value-type="string" calcext:value-type="string">
            <text:p>Meeker County</text:p>
          </table:table-cell>
          <table:table-cell/>
        </table:table-row>
        <table:table-row table:style-name="ro1">
          <table:table-cell office:value-type="string" calcext:value-type="string">
            <text:p>MN,27,095,Mille Lacs County,H1</text:p>
          </table:table-cell>
          <table:table-cell table:formula="of:=LEFT([.A1362];2)" office:value-type="string" office:string-value="MN" calcext:value-type="string">
            <text:p>MN</text:p>
          </table:table-cell>
          <table:table-cell table:formula="of:=MID([.A1362];4;6)" office:value-type="string" office:string-value="27,095" calcext:value-type="string">
            <text:p>27,095</text:p>
          </table:table-cell>
          <table:table-cell table:formula="of:=MID([.A1362];11;30)" office:value-type="string" office:string-value="Mille Lacs County,H1" calcext:value-type="string">
            <text:p>Mille Lacs County,H1</text:p>
          </table:table-cell>
          <table:table-cell office:value-type="string" calcext:value-type="string">
            <text:p>Mille Lacs County</text:p>
          </table:table-cell>
          <table:table-cell/>
        </table:table-row>
        <table:table-row table:style-name="ro1">
          <table:table-cell office:value-type="string" calcext:value-type="string">
            <text:p>MN,27,097,Morrison County,H1</text:p>
          </table:table-cell>
          <table:table-cell table:formula="of:=LEFT([.A1363];2)" office:value-type="string" office:string-value="MN" calcext:value-type="string">
            <text:p>MN</text:p>
          </table:table-cell>
          <table:table-cell table:formula="of:=MID([.A1363];4;6)" office:value-type="string" office:string-value="27,097" calcext:value-type="string">
            <text:p>27,097</text:p>
          </table:table-cell>
          <table:table-cell table:formula="of:=MID([.A1363];11;30)" office:value-type="string" office:string-value="Morrison County,H1" calcext:value-type="string">
            <text:p>Morrison County,H1</text:p>
          </table:table-cell>
          <table:table-cell office:value-type="string" calcext:value-type="string">
            <text:p>Morrison County</text:p>
          </table:table-cell>
          <table:table-cell/>
        </table:table-row>
        <table:table-row table:style-name="ro1">
          <table:table-cell office:value-type="string" calcext:value-type="string">
            <text:p>MN,27,099,Mower County,H1</text:p>
          </table:table-cell>
          <table:table-cell table:formula="of:=LEFT([.A1364];2)" office:value-type="string" office:string-value="MN" calcext:value-type="string">
            <text:p>MN</text:p>
          </table:table-cell>
          <table:table-cell table:formula="of:=MID([.A1364];4;6)" office:value-type="string" office:string-value="27,099" calcext:value-type="string">
            <text:p>27,099</text:p>
          </table:table-cell>
          <table:table-cell table:formula="of:=MID([.A1364];11;30)" office:value-type="string" office:string-value="Mower County,H1" calcext:value-type="string">
            <text:p>Mower County,H1</text:p>
          </table:table-cell>
          <table:table-cell office:value-type="string" calcext:value-type="string">
            <text:p>Mower County</text:p>
          </table:table-cell>
          <table:table-cell/>
        </table:table-row>
        <table:table-row table:style-name="ro1">
          <table:table-cell office:value-type="string" calcext:value-type="string">
            <text:p>MN,27,101,Murray County,H1</text:p>
          </table:table-cell>
          <table:table-cell table:formula="of:=LEFT([.A1365];2)" office:value-type="string" office:string-value="MN" calcext:value-type="string">
            <text:p>MN</text:p>
          </table:table-cell>
          <table:table-cell table:formula="of:=MID([.A1365];4;6)" office:value-type="string" office:string-value="27,101" calcext:value-type="string">
            <text:p>27,101</text:p>
          </table:table-cell>
          <table:table-cell table:formula="of:=MID([.A1365];11;30)" office:value-type="string" office:string-value="Murray County,H1" calcext:value-type="string">
            <text:p>Murray County,H1</text:p>
          </table:table-cell>
          <table:table-cell office:value-type="string" calcext:value-type="string">
            <text:p>Murray County</text:p>
          </table:table-cell>
          <table:table-cell/>
        </table:table-row>
        <table:table-row table:style-name="ro1">
          <table:table-cell office:value-type="string" calcext:value-type="string">
            <text:p>MN,27,103,Nicollet County,H1</text:p>
          </table:table-cell>
          <table:table-cell table:formula="of:=LEFT([.A1366];2)" office:value-type="string" office:string-value="MN" calcext:value-type="string">
            <text:p>MN</text:p>
          </table:table-cell>
          <table:table-cell table:formula="of:=MID([.A1366];4;6)" office:value-type="string" office:string-value="27,103" calcext:value-type="string">
            <text:p>27,103</text:p>
          </table:table-cell>
          <table:table-cell table:formula="of:=MID([.A1366];11;30)" office:value-type="string" office:string-value="Nicollet County,H1" calcext:value-type="string">
            <text:p>Nicollet County,H1</text:p>
          </table:table-cell>
          <table:table-cell office:value-type="string" calcext:value-type="string">
            <text:p>Nicollet County</text:p>
          </table:table-cell>
          <table:table-cell/>
        </table:table-row>
        <table:table-row table:style-name="ro1">
          <table:table-cell office:value-type="string" calcext:value-type="string">
            <text:p>MN,27,105,Nobles County,H1</text:p>
          </table:table-cell>
          <table:table-cell table:formula="of:=LEFT([.A1367];2)" office:value-type="string" office:string-value="MN" calcext:value-type="string">
            <text:p>MN</text:p>
          </table:table-cell>
          <table:table-cell table:formula="of:=MID([.A1367];4;6)" office:value-type="string" office:string-value="27,105" calcext:value-type="string">
            <text:p>27,105</text:p>
          </table:table-cell>
          <table:table-cell table:formula="of:=MID([.A1367];11;30)" office:value-type="string" office:string-value="Nobles County,H1" calcext:value-type="string">
            <text:p>Nobles County,H1</text:p>
          </table:table-cell>
          <table:table-cell office:value-type="string" calcext:value-type="string">
            <text:p>Nobles County</text:p>
          </table:table-cell>
          <table:table-cell/>
        </table:table-row>
        <table:table-row table:style-name="ro1">
          <table:table-cell office:value-type="string" calcext:value-type="string">
            <text:p>MN,27,107,Norman County,H1</text:p>
          </table:table-cell>
          <table:table-cell table:formula="of:=LEFT([.A1368];2)" office:value-type="string" office:string-value="MN" calcext:value-type="string">
            <text:p>MN</text:p>
          </table:table-cell>
          <table:table-cell table:formula="of:=MID([.A1368];4;6)" office:value-type="string" office:string-value="27,107" calcext:value-type="string">
            <text:p>27,107</text:p>
          </table:table-cell>
          <table:table-cell table:formula="of:=MID([.A1368];11;30)" office:value-type="string" office:string-value="Norman County,H1" calcext:value-type="string">
            <text:p>Norman County,H1</text:p>
          </table:table-cell>
          <table:table-cell office:value-type="string" calcext:value-type="string">
            <text:p>Norman County</text:p>
          </table:table-cell>
          <table:table-cell/>
        </table:table-row>
        <table:table-row table:style-name="ro1">
          <table:table-cell office:value-type="string" calcext:value-type="string">
            <text:p>MN,27,109,Olmsted County,H1</text:p>
          </table:table-cell>
          <table:table-cell table:formula="of:=LEFT([.A1369];2)" office:value-type="string" office:string-value="MN" calcext:value-type="string">
            <text:p>MN</text:p>
          </table:table-cell>
          <table:table-cell table:formula="of:=MID([.A1369];4;6)" office:value-type="string" office:string-value="27,109" calcext:value-type="string">
            <text:p>27,109</text:p>
          </table:table-cell>
          <table:table-cell table:formula="of:=MID([.A1369];11;30)" office:value-type="string" office:string-value="Olmsted County,H1" calcext:value-type="string">
            <text:p>Olmsted County,H1</text:p>
          </table:table-cell>
          <table:table-cell office:value-type="string" calcext:value-type="string">
            <text:p>Olmsted County</text:p>
          </table:table-cell>
          <table:table-cell/>
        </table:table-row>
        <table:table-row table:style-name="ro1">
          <table:table-cell office:value-type="string" calcext:value-type="string">
            <text:p>MN,27,111,Otter Tail County,H1</text:p>
          </table:table-cell>
          <table:table-cell table:formula="of:=LEFT([.A1370];2)" office:value-type="string" office:string-value="MN" calcext:value-type="string">
            <text:p>MN</text:p>
          </table:table-cell>
          <table:table-cell table:formula="of:=MID([.A1370];4;6)" office:value-type="string" office:string-value="27,111" calcext:value-type="string">
            <text:p>27,111</text:p>
          </table:table-cell>
          <table:table-cell table:formula="of:=MID([.A1370];11;30)" office:value-type="string" office:string-value="Otter Tail County,H1" calcext:value-type="string">
            <text:p>Otter Tail County,H1</text:p>
          </table:table-cell>
          <table:table-cell office:value-type="string" calcext:value-type="string">
            <text:p>Otter Tail County</text:p>
          </table:table-cell>
          <table:table-cell/>
        </table:table-row>
        <table:table-row table:style-name="ro1">
          <table:table-cell office:value-type="string" calcext:value-type="string">
            <text:p>MN,27,113,Pennington County,H1</text:p>
          </table:table-cell>
          <table:table-cell table:formula="of:=LEFT([.A1371];2)" office:value-type="string" office:string-value="MN" calcext:value-type="string">
            <text:p>MN</text:p>
          </table:table-cell>
          <table:table-cell table:formula="of:=MID([.A1371];4;6)" office:value-type="string" office:string-value="27,113" calcext:value-type="string">
            <text:p>27,113</text:p>
          </table:table-cell>
          <table:table-cell table:formula="of:=MID([.A1371];11;30)" office:value-type="string" office:string-value="Pennington County,H1" calcext:value-type="string">
            <text:p>Pennington County,H1</text:p>
          </table:table-cell>
          <table:table-cell office:value-type="string" calcext:value-type="string">
            <text:p>Pennington County</text:p>
          </table:table-cell>
          <table:table-cell/>
        </table:table-row>
        <table:table-row table:style-name="ro1">
          <table:table-cell office:value-type="string" calcext:value-type="string">
            <text:p>MN,27,115,Pine County,H1</text:p>
          </table:table-cell>
          <table:table-cell table:formula="of:=LEFT([.A1372];2)" office:value-type="string" office:string-value="MN" calcext:value-type="string">
            <text:p>MN</text:p>
          </table:table-cell>
          <table:table-cell table:formula="of:=MID([.A1372];4;6)" office:value-type="string" office:string-value="27,115" calcext:value-type="string">
            <text:p>27,115</text:p>
          </table:table-cell>
          <table:table-cell table:formula="of:=MID([.A1372];11;30)" office:value-type="string" office:string-value="Pine County,H1" calcext:value-type="string">
            <text:p>Pine County,H1</text:p>
          </table:table-cell>
          <table:table-cell office:value-type="string" calcext:value-type="string">
            <text:p>Pine County</text:p>
          </table:table-cell>
          <table:table-cell/>
        </table:table-row>
        <table:table-row table:style-name="ro1">
          <table:table-cell office:value-type="string" calcext:value-type="string">
            <text:p>MN,27,117,Pipestone County,H1</text:p>
          </table:table-cell>
          <table:table-cell table:formula="of:=LEFT([.A1373];2)" office:value-type="string" office:string-value="MN" calcext:value-type="string">
            <text:p>MN</text:p>
          </table:table-cell>
          <table:table-cell table:formula="of:=MID([.A1373];4;6)" office:value-type="string" office:string-value="27,117" calcext:value-type="string">
            <text:p>27,117</text:p>
          </table:table-cell>
          <table:table-cell table:formula="of:=MID([.A1373];11;30)" office:value-type="string" office:string-value="Pipestone County,H1" calcext:value-type="string">
            <text:p>Pipestone County,H1</text:p>
          </table:table-cell>
          <table:table-cell office:value-type="string" calcext:value-type="string">
            <text:p>Pipestone County</text:p>
          </table:table-cell>
          <table:table-cell/>
        </table:table-row>
        <table:table-row table:style-name="ro1">
          <table:table-cell office:value-type="string" calcext:value-type="string">
            <text:p>MN,27,119,Polk County,H1</text:p>
          </table:table-cell>
          <table:table-cell table:formula="of:=LEFT([.A1374];2)" office:value-type="string" office:string-value="MN" calcext:value-type="string">
            <text:p>MN</text:p>
          </table:table-cell>
          <table:table-cell table:formula="of:=MID([.A1374];4;6)" office:value-type="string" office:string-value="27,119" calcext:value-type="string">
            <text:p>27,119</text:p>
          </table:table-cell>
          <table:table-cell table:formula="of:=MID([.A1374];11;30)" office:value-type="string" office:string-value="Polk County,H1" calcext:value-type="string">
            <text:p>Polk County,H1</text:p>
          </table:table-cell>
          <table:table-cell office:value-type="string" calcext:value-type="string">
            <text:p>Polk County</text:p>
          </table:table-cell>
          <table:table-cell/>
        </table:table-row>
        <table:table-row table:style-name="ro1">
          <table:table-cell office:value-type="string" calcext:value-type="string">
            <text:p>MN,27,121,Pope County,H1</text:p>
          </table:table-cell>
          <table:table-cell table:formula="of:=LEFT([.A1375];2)" office:value-type="string" office:string-value="MN" calcext:value-type="string">
            <text:p>MN</text:p>
          </table:table-cell>
          <table:table-cell table:formula="of:=MID([.A1375];4;6)" office:value-type="string" office:string-value="27,121" calcext:value-type="string">
            <text:p>27,121</text:p>
          </table:table-cell>
          <table:table-cell table:formula="of:=MID([.A1375];11;30)" office:value-type="string" office:string-value="Pope County,H1" calcext:value-type="string">
            <text:p>Pope County,H1</text:p>
          </table:table-cell>
          <table:table-cell office:value-type="string" calcext:value-type="string">
            <text:p>Pope County</text:p>
          </table:table-cell>
          <table:table-cell/>
        </table:table-row>
        <table:table-row table:style-name="ro1">
          <table:table-cell office:value-type="string" calcext:value-type="string">
            <text:p>MN,27,123,Ramsey County,H1</text:p>
          </table:table-cell>
          <table:table-cell table:formula="of:=LEFT([.A1376];2)" office:value-type="string" office:string-value="MN" calcext:value-type="string">
            <text:p>MN</text:p>
          </table:table-cell>
          <table:table-cell table:formula="of:=MID([.A1376];4;6)" office:value-type="string" office:string-value="27,123" calcext:value-type="string">
            <text:p>27,123</text:p>
          </table:table-cell>
          <table:table-cell table:formula="of:=MID([.A1376];11;30)" office:value-type="string" office:string-value="Ramsey County,H1" calcext:value-type="string">
            <text:p>Ramsey County,H1</text:p>
          </table:table-cell>
          <table:table-cell office:value-type="string" calcext:value-type="string">
            <text:p>Ramsey County</text:p>
          </table:table-cell>
          <table:table-cell/>
        </table:table-row>
        <table:table-row table:style-name="ro1">
          <table:table-cell office:value-type="string" calcext:value-type="string">
            <text:p>MN,27,125,Red Lake County,H1</text:p>
          </table:table-cell>
          <table:table-cell table:formula="of:=LEFT([.A1377];2)" office:value-type="string" office:string-value="MN" calcext:value-type="string">
            <text:p>MN</text:p>
          </table:table-cell>
          <table:table-cell table:formula="of:=MID([.A1377];4;6)" office:value-type="string" office:string-value="27,125" calcext:value-type="string">
            <text:p>27,125</text:p>
          </table:table-cell>
          <table:table-cell table:formula="of:=MID([.A1377];11;30)" office:value-type="string" office:string-value="Red Lake County,H1" calcext:value-type="string">
            <text:p>Red Lake County,H1</text:p>
          </table:table-cell>
          <table:table-cell office:value-type="string" calcext:value-type="string">
            <text:p>Red Lake County</text:p>
          </table:table-cell>
          <table:table-cell/>
        </table:table-row>
        <table:table-row table:style-name="ro1">
          <table:table-cell office:value-type="string" calcext:value-type="string">
            <text:p>MN,27,127,Redwood County,H1</text:p>
          </table:table-cell>
          <table:table-cell table:formula="of:=LEFT([.A1378];2)" office:value-type="string" office:string-value="MN" calcext:value-type="string">
            <text:p>MN</text:p>
          </table:table-cell>
          <table:table-cell table:formula="of:=MID([.A1378];4;6)" office:value-type="string" office:string-value="27,127" calcext:value-type="string">
            <text:p>27,127</text:p>
          </table:table-cell>
          <table:table-cell table:formula="of:=MID([.A1378];11;30)" office:value-type="string" office:string-value="Redwood County,H1" calcext:value-type="string">
            <text:p>Redwood County,H1</text:p>
          </table:table-cell>
          <table:table-cell office:value-type="string" calcext:value-type="string">
            <text:p>Redwood County</text:p>
          </table:table-cell>
          <table:table-cell/>
        </table:table-row>
        <table:table-row table:style-name="ro1">
          <table:table-cell office:value-type="string" calcext:value-type="string">
            <text:p>MN,27,129,Renville County,H1</text:p>
          </table:table-cell>
          <table:table-cell table:formula="of:=LEFT([.A1379];2)" office:value-type="string" office:string-value="MN" calcext:value-type="string">
            <text:p>MN</text:p>
          </table:table-cell>
          <table:table-cell table:formula="of:=MID([.A1379];4;6)" office:value-type="string" office:string-value="27,129" calcext:value-type="string">
            <text:p>27,129</text:p>
          </table:table-cell>
          <table:table-cell table:formula="of:=MID([.A1379];11;30)" office:value-type="string" office:string-value="Renville County,H1" calcext:value-type="string">
            <text:p>Renville County,H1</text:p>
          </table:table-cell>
          <table:table-cell office:value-type="string" calcext:value-type="string">
            <text:p>Renville County</text:p>
          </table:table-cell>
          <table:table-cell/>
        </table:table-row>
        <table:table-row table:style-name="ro1">
          <table:table-cell office:value-type="string" calcext:value-type="string">
            <text:p>MN,27,131,Rice County,H1</text:p>
          </table:table-cell>
          <table:table-cell table:formula="of:=LEFT([.A1380];2)" office:value-type="string" office:string-value="MN" calcext:value-type="string">
            <text:p>MN</text:p>
          </table:table-cell>
          <table:table-cell table:formula="of:=MID([.A1380];4;6)" office:value-type="string" office:string-value="27,131" calcext:value-type="string">
            <text:p>27,131</text:p>
          </table:table-cell>
          <table:table-cell table:formula="of:=MID([.A1380];11;30)" office:value-type="string" office:string-value="Rice County,H1" calcext:value-type="string">
            <text:p>Rice County,H1</text:p>
          </table:table-cell>
          <table:table-cell office:value-type="string" calcext:value-type="string">
            <text:p>Rice County</text:p>
          </table:table-cell>
          <table:table-cell/>
        </table:table-row>
        <table:table-row table:style-name="ro1">
          <table:table-cell office:value-type="string" calcext:value-type="string">
            <text:p>MN,27,133,Rock County,H1</text:p>
          </table:table-cell>
          <table:table-cell table:formula="of:=LEFT([.A1381];2)" office:value-type="string" office:string-value="MN" calcext:value-type="string">
            <text:p>MN</text:p>
          </table:table-cell>
          <table:table-cell table:formula="of:=MID([.A1381];4;6)" office:value-type="string" office:string-value="27,133" calcext:value-type="string">
            <text:p>27,133</text:p>
          </table:table-cell>
          <table:table-cell table:formula="of:=MID([.A1381];11;30)" office:value-type="string" office:string-value="Rock County,H1" calcext:value-type="string">
            <text:p>Rock County,H1</text:p>
          </table:table-cell>
          <table:table-cell office:value-type="string" calcext:value-type="string">
            <text:p>Rock County</text:p>
          </table:table-cell>
          <table:table-cell/>
        </table:table-row>
        <table:table-row table:style-name="ro1">
          <table:table-cell office:value-type="string" calcext:value-type="string">
            <text:p>MN,27,135,Roseau County,H1</text:p>
          </table:table-cell>
          <table:table-cell table:formula="of:=LEFT([.A1382];2)" office:value-type="string" office:string-value="MN" calcext:value-type="string">
            <text:p>MN</text:p>
          </table:table-cell>
          <table:table-cell table:formula="of:=MID([.A1382];4;6)" office:value-type="string" office:string-value="27,135" calcext:value-type="string">
            <text:p>27,135</text:p>
          </table:table-cell>
          <table:table-cell table:formula="of:=MID([.A1382];11;30)" office:value-type="string" office:string-value="Roseau County,H1" calcext:value-type="string">
            <text:p>Roseau County,H1</text:p>
          </table:table-cell>
          <table:table-cell office:value-type="string" calcext:value-type="string">
            <text:p>Roseau County</text:p>
          </table:table-cell>
          <table:table-cell/>
        </table:table-row>
        <table:table-row table:style-name="ro1">
          <table:table-cell office:value-type="string" calcext:value-type="string">
            <text:p>MN,27,137,St. Louis County,H1</text:p>
          </table:table-cell>
          <table:table-cell table:formula="of:=LEFT([.A1383];2)" office:value-type="string" office:string-value="MN" calcext:value-type="string">
            <text:p>MN</text:p>
          </table:table-cell>
          <table:table-cell table:formula="of:=MID([.A1383];4;6)" office:value-type="string" office:string-value="27,137" calcext:value-type="string">
            <text:p>27,137</text:p>
          </table:table-cell>
          <table:table-cell table:formula="of:=MID([.A1383];11;30)" office:value-type="string" office:string-value="St. Louis County,H1" calcext:value-type="string">
            <text:p>St. Louis County,H1</text:p>
          </table:table-cell>
          <table:table-cell office:value-type="string" calcext:value-type="string">
            <text:p>St. Louis County</text:p>
          </table:table-cell>
          <table:table-cell/>
        </table:table-row>
        <table:table-row table:style-name="ro1">
          <table:table-cell office:value-type="string" calcext:value-type="string">
            <text:p>MN,27,139,Scott County,H1</text:p>
          </table:table-cell>
          <table:table-cell table:formula="of:=LEFT([.A1384];2)" office:value-type="string" office:string-value="MN" calcext:value-type="string">
            <text:p>MN</text:p>
          </table:table-cell>
          <table:table-cell table:formula="of:=MID([.A1384];4;6)" office:value-type="string" office:string-value="27,139" calcext:value-type="string">
            <text:p>27,139</text:p>
          </table:table-cell>
          <table:table-cell table:formula="of:=MID([.A1384];11;30)" office:value-type="string" office:string-value="Scott County,H1" calcext:value-type="string">
            <text:p>Scott County,H1</text:p>
          </table:table-cell>
          <table:table-cell office:value-type="string" calcext:value-type="string">
            <text:p>Scott County</text:p>
          </table:table-cell>
          <table:table-cell/>
        </table:table-row>
        <table:table-row table:style-name="ro1">
          <table:table-cell office:value-type="string" calcext:value-type="string">
            <text:p>MN,27,141,Sherburne County,H1</text:p>
          </table:table-cell>
          <table:table-cell table:formula="of:=LEFT([.A1385];2)" office:value-type="string" office:string-value="MN" calcext:value-type="string">
            <text:p>MN</text:p>
          </table:table-cell>
          <table:table-cell table:formula="of:=MID([.A1385];4;6)" office:value-type="string" office:string-value="27,141" calcext:value-type="string">
            <text:p>27,141</text:p>
          </table:table-cell>
          <table:table-cell table:formula="of:=MID([.A1385];11;30)" office:value-type="string" office:string-value="Sherburne County,H1" calcext:value-type="string">
            <text:p>Sherburne County,H1</text:p>
          </table:table-cell>
          <table:table-cell office:value-type="string" calcext:value-type="string">
            <text:p>Sherburne County</text:p>
          </table:table-cell>
          <table:table-cell/>
        </table:table-row>
        <table:table-row table:style-name="ro1">
          <table:table-cell office:value-type="string" calcext:value-type="string">
            <text:p>MN,27,143,Sibley County,H1</text:p>
          </table:table-cell>
          <table:table-cell table:formula="of:=LEFT([.A1386];2)" office:value-type="string" office:string-value="MN" calcext:value-type="string">
            <text:p>MN</text:p>
          </table:table-cell>
          <table:table-cell table:formula="of:=MID([.A1386];4;6)" office:value-type="string" office:string-value="27,143" calcext:value-type="string">
            <text:p>27,143</text:p>
          </table:table-cell>
          <table:table-cell table:formula="of:=MID([.A1386];11;30)" office:value-type="string" office:string-value="Sibley County,H1" calcext:value-type="string">
            <text:p>Sibley County,H1</text:p>
          </table:table-cell>
          <table:table-cell office:value-type="string" calcext:value-type="string">
            <text:p>Sibley County</text:p>
          </table:table-cell>
          <table:table-cell/>
        </table:table-row>
        <table:table-row table:style-name="ro1">
          <table:table-cell office:value-type="string" calcext:value-type="string">
            <text:p>MN,27,145,Stearns County,H1</text:p>
          </table:table-cell>
          <table:table-cell table:formula="of:=LEFT([.A1387];2)" office:value-type="string" office:string-value="MN" calcext:value-type="string">
            <text:p>MN</text:p>
          </table:table-cell>
          <table:table-cell table:formula="of:=MID([.A1387];4;6)" office:value-type="string" office:string-value="27,145" calcext:value-type="string">
            <text:p>27,145</text:p>
          </table:table-cell>
          <table:table-cell table:formula="of:=MID([.A1387];11;30)" office:value-type="string" office:string-value="Stearns County,H1" calcext:value-type="string">
            <text:p>Stearns County,H1</text:p>
          </table:table-cell>
          <table:table-cell office:value-type="string" calcext:value-type="string">
            <text:p>Stearns County</text:p>
          </table:table-cell>
          <table:table-cell/>
        </table:table-row>
        <table:table-row table:style-name="ro1">
          <table:table-cell office:value-type="string" calcext:value-type="string">
            <text:p>MN,27,147,Steele County,H1</text:p>
          </table:table-cell>
          <table:table-cell table:formula="of:=LEFT([.A1388];2)" office:value-type="string" office:string-value="MN" calcext:value-type="string">
            <text:p>MN</text:p>
          </table:table-cell>
          <table:table-cell table:formula="of:=MID([.A1388];4;6)" office:value-type="string" office:string-value="27,147" calcext:value-type="string">
            <text:p>27,147</text:p>
          </table:table-cell>
          <table:table-cell table:formula="of:=MID([.A1388];11;30)" office:value-type="string" office:string-value="Steele County,H1" calcext:value-type="string">
            <text:p>Steele County,H1</text:p>
          </table:table-cell>
          <table:table-cell office:value-type="string" calcext:value-type="string">
            <text:p>Steele County</text:p>
          </table:table-cell>
          <table:table-cell/>
        </table:table-row>
        <table:table-row table:style-name="ro1">
          <table:table-cell office:value-type="string" calcext:value-type="string">
            <text:p>MN,27,149,Stevens County,H1</text:p>
          </table:table-cell>
          <table:table-cell table:formula="of:=LEFT([.A1389];2)" office:value-type="string" office:string-value="MN" calcext:value-type="string">
            <text:p>MN</text:p>
          </table:table-cell>
          <table:table-cell table:formula="of:=MID([.A1389];4;6)" office:value-type="string" office:string-value="27,149" calcext:value-type="string">
            <text:p>27,149</text:p>
          </table:table-cell>
          <table:table-cell table:formula="of:=MID([.A1389];11;30)" office:value-type="string" office:string-value="Stevens County,H1" calcext:value-type="string">
            <text:p>Stevens County,H1</text:p>
          </table:table-cell>
          <table:table-cell office:value-type="string" calcext:value-type="string">
            <text:p>Stevens County</text:p>
          </table:table-cell>
          <table:table-cell/>
        </table:table-row>
        <table:table-row table:style-name="ro1">
          <table:table-cell office:value-type="string" calcext:value-type="string">
            <text:p>MN,27,151,Swift County,H1</text:p>
          </table:table-cell>
          <table:table-cell table:formula="of:=LEFT([.A1390];2)" office:value-type="string" office:string-value="MN" calcext:value-type="string">
            <text:p>MN</text:p>
          </table:table-cell>
          <table:table-cell table:formula="of:=MID([.A1390];4;6)" office:value-type="string" office:string-value="27,151" calcext:value-type="string">
            <text:p>27,151</text:p>
          </table:table-cell>
          <table:table-cell table:formula="of:=MID([.A1390];11;30)" office:value-type="string" office:string-value="Swift County,H1" calcext:value-type="string">
            <text:p>Swift County,H1</text:p>
          </table:table-cell>
          <table:table-cell office:value-type="string" calcext:value-type="string">
            <text:p>Swift County</text:p>
          </table:table-cell>
          <table:table-cell/>
        </table:table-row>
        <table:table-row table:style-name="ro1">
          <table:table-cell office:value-type="string" calcext:value-type="string">
            <text:p>MN,27,153,Todd County,H1</text:p>
          </table:table-cell>
          <table:table-cell table:formula="of:=LEFT([.A1391];2)" office:value-type="string" office:string-value="MN" calcext:value-type="string">
            <text:p>MN</text:p>
          </table:table-cell>
          <table:table-cell table:formula="of:=MID([.A1391];4;6)" office:value-type="string" office:string-value="27,153" calcext:value-type="string">
            <text:p>27,153</text:p>
          </table:table-cell>
          <table:table-cell table:formula="of:=MID([.A1391];11;30)" office:value-type="string" office:string-value="Todd County,H1" calcext:value-type="string">
            <text:p>Todd County,H1</text:p>
          </table:table-cell>
          <table:table-cell office:value-type="string" calcext:value-type="string">
            <text:p>Todd County</text:p>
          </table:table-cell>
          <table:table-cell/>
        </table:table-row>
        <table:table-row table:style-name="ro1">
          <table:table-cell office:value-type="string" calcext:value-type="string">
            <text:p>MN,27,155,Traverse County,H1</text:p>
          </table:table-cell>
          <table:table-cell table:formula="of:=LEFT([.A1392];2)" office:value-type="string" office:string-value="MN" calcext:value-type="string">
            <text:p>MN</text:p>
          </table:table-cell>
          <table:table-cell table:formula="of:=MID([.A1392];4;6)" office:value-type="string" office:string-value="27,155" calcext:value-type="string">
            <text:p>27,155</text:p>
          </table:table-cell>
          <table:table-cell table:formula="of:=MID([.A1392];11;30)" office:value-type="string" office:string-value="Traverse County,H1" calcext:value-type="string">
            <text:p>Traverse County,H1</text:p>
          </table:table-cell>
          <table:table-cell office:value-type="string" calcext:value-type="string">
            <text:p>Traverse County</text:p>
          </table:table-cell>
          <table:table-cell/>
        </table:table-row>
        <table:table-row table:style-name="ro1">
          <table:table-cell office:value-type="string" calcext:value-type="string">
            <text:p>MN,27,157,Wabasha County,H1</text:p>
          </table:table-cell>
          <table:table-cell table:formula="of:=LEFT([.A1393];2)" office:value-type="string" office:string-value="MN" calcext:value-type="string">
            <text:p>MN</text:p>
          </table:table-cell>
          <table:table-cell table:formula="of:=MID([.A1393];4;6)" office:value-type="string" office:string-value="27,157" calcext:value-type="string">
            <text:p>27,157</text:p>
          </table:table-cell>
          <table:table-cell table:formula="of:=MID([.A1393];11;30)" office:value-type="string" office:string-value="Wabasha County,H1" calcext:value-type="string">
            <text:p>Wabasha County,H1</text:p>
          </table:table-cell>
          <table:table-cell office:value-type="string" calcext:value-type="string">
            <text:p>Wabasha County</text:p>
          </table:table-cell>
          <table:table-cell/>
        </table:table-row>
        <table:table-row table:style-name="ro1">
          <table:table-cell office:value-type="string" calcext:value-type="string">
            <text:p>MN,27,159,Wadena County,H1</text:p>
          </table:table-cell>
          <table:table-cell table:formula="of:=LEFT([.A1394];2)" office:value-type="string" office:string-value="MN" calcext:value-type="string">
            <text:p>MN</text:p>
          </table:table-cell>
          <table:table-cell table:formula="of:=MID([.A1394];4;6)" office:value-type="string" office:string-value="27,159" calcext:value-type="string">
            <text:p>27,159</text:p>
          </table:table-cell>
          <table:table-cell table:formula="of:=MID([.A1394];11;30)" office:value-type="string" office:string-value="Wadena County,H1" calcext:value-type="string">
            <text:p>Wadena County,H1</text:p>
          </table:table-cell>
          <table:table-cell office:value-type="string" calcext:value-type="string">
            <text:p>Wadena County</text:p>
          </table:table-cell>
          <table:table-cell/>
        </table:table-row>
        <table:table-row table:style-name="ro1">
          <table:table-cell office:value-type="string" calcext:value-type="string">
            <text:p>MN,27,161,Waseca County,H1</text:p>
          </table:table-cell>
          <table:table-cell table:formula="of:=LEFT([.A1395];2)" office:value-type="string" office:string-value="MN" calcext:value-type="string">
            <text:p>MN</text:p>
          </table:table-cell>
          <table:table-cell table:formula="of:=MID([.A1395];4;6)" office:value-type="string" office:string-value="27,161" calcext:value-type="string">
            <text:p>27,161</text:p>
          </table:table-cell>
          <table:table-cell table:formula="of:=MID([.A1395];11;30)" office:value-type="string" office:string-value="Waseca County,H1" calcext:value-type="string">
            <text:p>Waseca County,H1</text:p>
          </table:table-cell>
          <table:table-cell office:value-type="string" calcext:value-type="string">
            <text:p>Waseca County</text:p>
          </table:table-cell>
          <table:table-cell/>
        </table:table-row>
        <table:table-row table:style-name="ro1">
          <table:table-cell office:value-type="string" calcext:value-type="string">
            <text:p>MN,27,163,Washington County,H1</text:p>
          </table:table-cell>
          <table:table-cell table:formula="of:=LEFT([.A1396];2)" office:value-type="string" office:string-value="MN" calcext:value-type="string">
            <text:p>MN</text:p>
          </table:table-cell>
          <table:table-cell table:formula="of:=MID([.A1396];4;6)" office:value-type="string" office:string-value="27,163" calcext:value-type="string">
            <text:p>27,163</text:p>
          </table:table-cell>
          <table:table-cell table:formula="of:=MID([.A1396];11;30)" office:value-type="string" office:string-value="Washington County,H1" calcext:value-type="string">
            <text:p>Washington County,H1</text:p>
          </table:table-cell>
          <table:table-cell office:value-type="string" calcext:value-type="string">
            <text:p>Washington County</text:p>
          </table:table-cell>
          <table:table-cell/>
        </table:table-row>
        <table:table-row table:style-name="ro1">
          <table:table-cell office:value-type="string" calcext:value-type="string">
            <text:p>MN,27,165,Watonwan County,H1</text:p>
          </table:table-cell>
          <table:table-cell table:formula="of:=LEFT([.A1397];2)" office:value-type="string" office:string-value="MN" calcext:value-type="string">
            <text:p>MN</text:p>
          </table:table-cell>
          <table:table-cell table:formula="of:=MID([.A1397];4;6)" office:value-type="string" office:string-value="27,165" calcext:value-type="string">
            <text:p>27,165</text:p>
          </table:table-cell>
          <table:table-cell table:formula="of:=MID([.A1397];11;30)" office:value-type="string" office:string-value="Watonwan County,H1" calcext:value-type="string">
            <text:p>Watonwan County,H1</text:p>
          </table:table-cell>
          <table:table-cell office:value-type="string" calcext:value-type="string">
            <text:p>Watonwan County</text:p>
          </table:table-cell>
          <table:table-cell/>
        </table:table-row>
        <table:table-row table:style-name="ro1">
          <table:table-cell office:value-type="string" calcext:value-type="string">
            <text:p>MN,27,167,Wilkin County,H1</text:p>
          </table:table-cell>
          <table:table-cell table:formula="of:=LEFT([.A1398];2)" office:value-type="string" office:string-value="MN" calcext:value-type="string">
            <text:p>MN</text:p>
          </table:table-cell>
          <table:table-cell table:formula="of:=MID([.A1398];4;6)" office:value-type="string" office:string-value="27,167" calcext:value-type="string">
            <text:p>27,167</text:p>
          </table:table-cell>
          <table:table-cell table:formula="of:=MID([.A1398];11;30)" office:value-type="string" office:string-value="Wilkin County,H1" calcext:value-type="string">
            <text:p>Wilkin County,H1</text:p>
          </table:table-cell>
          <table:table-cell office:value-type="string" calcext:value-type="string">
            <text:p>Wilkin County</text:p>
          </table:table-cell>
          <table:table-cell/>
        </table:table-row>
        <table:table-row table:style-name="ro1">
          <table:table-cell office:value-type="string" calcext:value-type="string">
            <text:p>MN,27,169,Winona County,H1</text:p>
          </table:table-cell>
          <table:table-cell table:formula="of:=LEFT([.A1399];2)" office:value-type="string" office:string-value="MN" calcext:value-type="string">
            <text:p>MN</text:p>
          </table:table-cell>
          <table:table-cell table:formula="of:=MID([.A1399];4;6)" office:value-type="string" office:string-value="27,169" calcext:value-type="string">
            <text:p>27,169</text:p>
          </table:table-cell>
          <table:table-cell table:formula="of:=MID([.A1399];11;30)" office:value-type="string" office:string-value="Winona County,H1" calcext:value-type="string">
            <text:p>Winona County,H1</text:p>
          </table:table-cell>
          <table:table-cell office:value-type="string" calcext:value-type="string">
            <text:p>Winona County</text:p>
          </table:table-cell>
          <table:table-cell/>
        </table:table-row>
        <table:table-row table:style-name="ro1">
          <table:table-cell office:value-type="string" calcext:value-type="string">
            <text:p>MN,27,171,Wright County,H1</text:p>
          </table:table-cell>
          <table:table-cell table:formula="of:=LEFT([.A1400];2)" office:value-type="string" office:string-value="MN" calcext:value-type="string">
            <text:p>MN</text:p>
          </table:table-cell>
          <table:table-cell table:formula="of:=MID([.A1400];4;6)" office:value-type="string" office:string-value="27,171" calcext:value-type="string">
            <text:p>27,171</text:p>
          </table:table-cell>
          <table:table-cell table:formula="of:=MID([.A1400];11;30)" office:value-type="string" office:string-value="Wright County,H1" calcext:value-type="string">
            <text:p>Wright County,H1</text:p>
          </table:table-cell>
          <table:table-cell office:value-type="string" calcext:value-type="string">
            <text:p>Wright County</text:p>
          </table:table-cell>
          <table:table-cell/>
        </table:table-row>
        <table:table-row table:style-name="ro2">
          <table:table-cell office:value-type="string" calcext:value-type="string">
            <text:p>MN,27,173,Yellow Medicine County,H1</text:p>
          </table:table-cell>
          <table:table-cell table:formula="of:=LEFT([.A1401];2)" office:value-type="string" office:string-value="MN" calcext:value-type="string">
            <text:p>MN</text:p>
          </table:table-cell>
          <table:table-cell table:formula="of:=MID([.A1401];4;6)" office:value-type="string" office:string-value="27,173" calcext:value-type="string">
            <text:p>27,173</text:p>
          </table:table-cell>
          <table:table-cell table:formula="of:=MID([.A1401];11;30)" office:value-type="string" office:string-value="Yellow Medicine County,H1" calcext:value-type="string">
            <text:p>Yellow Medicine County,H1</text:p>
          </table:table-cell>
          <table:table-cell office:value-type="string" calcext:value-type="string">
            <text:p>Yellow Medicine County</text:p>
          </table:table-cell>
          <table:table-cell/>
        </table:table-row>
        <table:table-row table:style-name="ro1">
          <table:table-cell office:value-type="string" calcext:value-type="string">
            <text:p>MS,28,001,Adams County,H1</text:p>
          </table:table-cell>
          <table:table-cell table:formula="of:=LEFT([.A1402];2)" office:value-type="string" office:string-value="MS" calcext:value-type="string">
            <text:p>MS</text:p>
          </table:table-cell>
          <table:table-cell table:formula="of:=MID([.A1402];4;6)" office:value-type="string" office:string-value="28,001" calcext:value-type="string">
            <text:p>28,001</text:p>
          </table:table-cell>
          <table:table-cell table:formula="of:=MID([.A1402];11;30)" office:value-type="string" office:string-value="Adams County,H1" calcext:value-type="string">
            <text:p>Adams County,H1</text:p>
          </table:table-cell>
          <table:table-cell office:value-type="string" calcext:value-type="string">
            <text:p>Adams County</text:p>
          </table:table-cell>
          <table:table-cell/>
        </table:table-row>
        <table:table-row table:style-name="ro1">
          <table:table-cell office:value-type="string" calcext:value-type="string">
            <text:p>MS,28,003,Alcorn County,H1</text:p>
          </table:table-cell>
          <table:table-cell table:formula="of:=LEFT([.A1403];2)" office:value-type="string" office:string-value="MS" calcext:value-type="string">
            <text:p>MS</text:p>
          </table:table-cell>
          <table:table-cell table:formula="of:=MID([.A1403];4;6)" office:value-type="string" office:string-value="28,003" calcext:value-type="string">
            <text:p>28,003</text:p>
          </table:table-cell>
          <table:table-cell table:formula="of:=MID([.A1403];11;30)" office:value-type="string" office:string-value="Alcorn County,H1" calcext:value-type="string">
            <text:p>Alcorn County,H1</text:p>
          </table:table-cell>
          <table:table-cell office:value-type="string" calcext:value-type="string">
            <text:p>Alcorn County</text:p>
          </table:table-cell>
          <table:table-cell/>
        </table:table-row>
        <table:table-row table:style-name="ro1">
          <table:table-cell office:value-type="string" calcext:value-type="string">
            <text:p>MS,28,005,Amite County,H1</text:p>
          </table:table-cell>
          <table:table-cell table:formula="of:=LEFT([.A1404];2)" office:value-type="string" office:string-value="MS" calcext:value-type="string">
            <text:p>MS</text:p>
          </table:table-cell>
          <table:table-cell table:formula="of:=MID([.A1404];4;6)" office:value-type="string" office:string-value="28,005" calcext:value-type="string">
            <text:p>28,005</text:p>
          </table:table-cell>
          <table:table-cell table:formula="of:=MID([.A1404];11;30)" office:value-type="string" office:string-value="Amite County,H1" calcext:value-type="string">
            <text:p>Amite County,H1</text:p>
          </table:table-cell>
          <table:table-cell office:value-type="string" calcext:value-type="string">
            <text:p>Amite County</text:p>
          </table:table-cell>
          <table:table-cell/>
        </table:table-row>
        <table:table-row table:style-name="ro1">
          <table:table-cell office:value-type="string" calcext:value-type="string">
            <text:p>MS,28,007,Attala County,H1</text:p>
          </table:table-cell>
          <table:table-cell table:formula="of:=LEFT([.A1405];2)" office:value-type="string" office:string-value="MS" calcext:value-type="string">
            <text:p>MS</text:p>
          </table:table-cell>
          <table:table-cell table:formula="of:=MID([.A1405];4;6)" office:value-type="string" office:string-value="28,007" calcext:value-type="string">
            <text:p>28,007</text:p>
          </table:table-cell>
          <table:table-cell table:formula="of:=MID([.A1405];11;30)" office:value-type="string" office:string-value="Attala County,H1" calcext:value-type="string">
            <text:p>Attala County,H1</text:p>
          </table:table-cell>
          <table:table-cell office:value-type="string" calcext:value-type="string">
            <text:p>Attala County</text:p>
          </table:table-cell>
          <table:table-cell/>
        </table:table-row>
        <table:table-row table:style-name="ro1">
          <table:table-cell office:value-type="string" calcext:value-type="string">
            <text:p>MS,28,009,Benton County,H1</text:p>
          </table:table-cell>
          <table:table-cell table:formula="of:=LEFT([.A1406];2)" office:value-type="string" office:string-value="MS" calcext:value-type="string">
            <text:p>MS</text:p>
          </table:table-cell>
          <table:table-cell table:formula="of:=MID([.A1406];4;6)" office:value-type="string" office:string-value="28,009" calcext:value-type="string">
            <text:p>28,009</text:p>
          </table:table-cell>
          <table:table-cell table:formula="of:=MID([.A1406];11;30)" office:value-type="string" office:string-value="Benton County,H1" calcext:value-type="string">
            <text:p>Benton County,H1</text:p>
          </table:table-cell>
          <table:table-cell office:value-type="string" calcext:value-type="string">
            <text:p>Benton County</text:p>
          </table:table-cell>
          <table:table-cell/>
        </table:table-row>
        <table:table-row table:style-name="ro1">
          <table:table-cell office:value-type="string" calcext:value-type="string">
            <text:p>MS,28,011,Bolivar County,H1</text:p>
          </table:table-cell>
          <table:table-cell table:formula="of:=LEFT([.A1407];2)" office:value-type="string" office:string-value="MS" calcext:value-type="string">
            <text:p>MS</text:p>
          </table:table-cell>
          <table:table-cell table:formula="of:=MID([.A1407];4;6)" office:value-type="string" office:string-value="28,011" calcext:value-type="string">
            <text:p>28,011</text:p>
          </table:table-cell>
          <table:table-cell table:formula="of:=MID([.A1407];11;30)" office:value-type="string" office:string-value="Bolivar County,H1" calcext:value-type="string">
            <text:p>Bolivar County,H1</text:p>
          </table:table-cell>
          <table:table-cell office:value-type="string" calcext:value-type="string">
            <text:p>Bolivar County</text:p>
          </table:table-cell>
          <table:table-cell/>
        </table:table-row>
        <table:table-row table:style-name="ro1">
          <table:table-cell office:value-type="string" calcext:value-type="string">
            <text:p>MS,28,013,Calhoun County,H1</text:p>
          </table:table-cell>
          <table:table-cell table:formula="of:=LEFT([.A1408];2)" office:value-type="string" office:string-value="MS" calcext:value-type="string">
            <text:p>MS</text:p>
          </table:table-cell>
          <table:table-cell table:formula="of:=MID([.A1408];4;6)" office:value-type="string" office:string-value="28,013" calcext:value-type="string">
            <text:p>28,013</text:p>
          </table:table-cell>
          <table:table-cell table:formula="of:=MID([.A1408];11;30)" office:value-type="string" office:string-value="Calhoun County,H1" calcext:value-type="string">
            <text:p>Calhoun County,H1</text:p>
          </table:table-cell>
          <table:table-cell office:value-type="string" calcext:value-type="string">
            <text:p>Calhoun County</text:p>
          </table:table-cell>
          <table:table-cell/>
        </table:table-row>
        <table:table-row table:style-name="ro1">
          <table:table-cell office:value-type="string" calcext:value-type="string">
            <text:p>MS,28,015,Carroll County,H1</text:p>
          </table:table-cell>
          <table:table-cell table:formula="of:=LEFT([.A1409];2)" office:value-type="string" office:string-value="MS" calcext:value-type="string">
            <text:p>MS</text:p>
          </table:table-cell>
          <table:table-cell table:formula="of:=MID([.A1409];4;6)" office:value-type="string" office:string-value="28,015" calcext:value-type="string">
            <text:p>28,015</text:p>
          </table:table-cell>
          <table:table-cell table:formula="of:=MID([.A1409];11;30)" office:value-type="string" office:string-value="Carroll County,H1" calcext:value-type="string">
            <text:p>Carroll County,H1</text:p>
          </table:table-cell>
          <table:table-cell office:value-type="string" calcext:value-type="string">
            <text:p>Carroll County</text:p>
          </table:table-cell>
          <table:table-cell/>
        </table:table-row>
        <table:table-row table:style-name="ro1">
          <table:table-cell office:value-type="string" calcext:value-type="string">
            <text:p>MS,28,017,Chickasaw County,H1</text:p>
          </table:table-cell>
          <table:table-cell table:formula="of:=LEFT([.A1410];2)" office:value-type="string" office:string-value="MS" calcext:value-type="string">
            <text:p>MS</text:p>
          </table:table-cell>
          <table:table-cell table:formula="of:=MID([.A1410];4;6)" office:value-type="string" office:string-value="28,017" calcext:value-type="string">
            <text:p>28,017</text:p>
          </table:table-cell>
          <table:table-cell table:formula="of:=MID([.A1410];11;30)" office:value-type="string" office:string-value="Chickasaw County,H1" calcext:value-type="string">
            <text:p>Chickasaw County,H1</text:p>
          </table:table-cell>
          <table:table-cell office:value-type="string" calcext:value-type="string">
            <text:p>Chickasaw County</text:p>
          </table:table-cell>
          <table:table-cell/>
        </table:table-row>
        <table:table-row table:style-name="ro1">
          <table:table-cell office:value-type="string" calcext:value-type="string">
            <text:p>MS,28,019,Choctaw County,H1</text:p>
          </table:table-cell>
          <table:table-cell table:formula="of:=LEFT([.A1411];2)" office:value-type="string" office:string-value="MS" calcext:value-type="string">
            <text:p>MS</text:p>
          </table:table-cell>
          <table:table-cell table:formula="of:=MID([.A1411];4;6)" office:value-type="string" office:string-value="28,019" calcext:value-type="string">
            <text:p>28,019</text:p>
          </table:table-cell>
          <table:table-cell table:formula="of:=MID([.A1411];11;30)" office:value-type="string" office:string-value="Choctaw County,H1" calcext:value-type="string">
            <text:p>Choctaw County,H1</text:p>
          </table:table-cell>
          <table:table-cell office:value-type="string" calcext:value-type="string">
            <text:p>Choctaw County</text:p>
          </table:table-cell>
          <table:table-cell/>
        </table:table-row>
        <table:table-row table:style-name="ro1">
          <table:table-cell office:value-type="string" calcext:value-type="string">
            <text:p>MS,28,021,Claiborne County,H1</text:p>
          </table:table-cell>
          <table:table-cell table:formula="of:=LEFT([.A1412];2)" office:value-type="string" office:string-value="MS" calcext:value-type="string">
            <text:p>MS</text:p>
          </table:table-cell>
          <table:table-cell table:formula="of:=MID([.A1412];4;6)" office:value-type="string" office:string-value="28,021" calcext:value-type="string">
            <text:p>28,021</text:p>
          </table:table-cell>
          <table:table-cell table:formula="of:=MID([.A1412];11;30)" office:value-type="string" office:string-value="Claiborne County,H1" calcext:value-type="string">
            <text:p>Claiborne County,H1</text:p>
          </table:table-cell>
          <table:table-cell office:value-type="string" calcext:value-type="string">
            <text:p>Claiborne County</text:p>
          </table:table-cell>
          <table:table-cell/>
        </table:table-row>
        <table:table-row table:style-name="ro1">
          <table:table-cell office:value-type="string" calcext:value-type="string">
            <text:p>MS,28,023,Clarke County,H1</text:p>
          </table:table-cell>
          <table:table-cell table:formula="of:=LEFT([.A1413];2)" office:value-type="string" office:string-value="MS" calcext:value-type="string">
            <text:p>MS</text:p>
          </table:table-cell>
          <table:table-cell table:formula="of:=MID([.A1413];4;6)" office:value-type="string" office:string-value="28,023" calcext:value-type="string">
            <text:p>28,023</text:p>
          </table:table-cell>
          <table:table-cell table:formula="of:=MID([.A1413];11;30)" office:value-type="string" office:string-value="Clarke County,H1" calcext:value-type="string">
            <text:p>Clarke County,H1</text:p>
          </table:table-cell>
          <table:table-cell office:value-type="string" calcext:value-type="string">
            <text:p>Clarke County</text:p>
          </table:table-cell>
          <table:table-cell/>
        </table:table-row>
        <table:table-row table:style-name="ro1">
          <table:table-cell office:value-type="string" calcext:value-type="string">
            <text:p>MS,28,025,Clay County,H1</text:p>
          </table:table-cell>
          <table:table-cell table:formula="of:=LEFT([.A1414];2)" office:value-type="string" office:string-value="MS" calcext:value-type="string">
            <text:p>MS</text:p>
          </table:table-cell>
          <table:table-cell table:formula="of:=MID([.A1414];4;6)" office:value-type="string" office:string-value="28,025" calcext:value-type="string">
            <text:p>28,025</text:p>
          </table:table-cell>
          <table:table-cell table:formula="of:=MID([.A1414];11;30)" office:value-type="string" office:string-value="Clay County,H1" calcext:value-type="string">
            <text:p>Clay County,H1</text:p>
          </table:table-cell>
          <table:table-cell office:value-type="string" calcext:value-type="string">
            <text:p>Clay County</text:p>
          </table:table-cell>
          <table:table-cell/>
        </table:table-row>
        <table:table-row table:style-name="ro1">
          <table:table-cell office:value-type="string" calcext:value-type="string">
            <text:p>MS,28,027,Coahoma County,H1</text:p>
          </table:table-cell>
          <table:table-cell table:formula="of:=LEFT([.A1415];2)" office:value-type="string" office:string-value="MS" calcext:value-type="string">
            <text:p>MS</text:p>
          </table:table-cell>
          <table:table-cell table:formula="of:=MID([.A1415];4;6)" office:value-type="string" office:string-value="28,027" calcext:value-type="string">
            <text:p>28,027</text:p>
          </table:table-cell>
          <table:table-cell table:formula="of:=MID([.A1415];11;30)" office:value-type="string" office:string-value="Coahoma County,H1" calcext:value-type="string">
            <text:p>Coahoma County,H1</text:p>
          </table:table-cell>
          <table:table-cell office:value-type="string" calcext:value-type="string">
            <text:p>Coahoma County</text:p>
          </table:table-cell>
          <table:table-cell/>
        </table:table-row>
        <table:table-row table:style-name="ro1">
          <table:table-cell office:value-type="string" calcext:value-type="string">
            <text:p>MS,28,029,Copiah County,H1</text:p>
          </table:table-cell>
          <table:table-cell table:formula="of:=LEFT([.A1416];2)" office:value-type="string" office:string-value="MS" calcext:value-type="string">
            <text:p>MS</text:p>
          </table:table-cell>
          <table:table-cell table:formula="of:=MID([.A1416];4;6)" office:value-type="string" office:string-value="28,029" calcext:value-type="string">
            <text:p>28,029</text:p>
          </table:table-cell>
          <table:table-cell table:formula="of:=MID([.A1416];11;30)" office:value-type="string" office:string-value="Copiah County,H1" calcext:value-type="string">
            <text:p>Copiah County,H1</text:p>
          </table:table-cell>
          <table:table-cell office:value-type="string" calcext:value-type="string">
            <text:p>Copiah County</text:p>
          </table:table-cell>
          <table:table-cell/>
        </table:table-row>
        <table:table-row table:style-name="ro1">
          <table:table-cell office:value-type="string" calcext:value-type="string">
            <text:p>MS,28,031,Covington County,H1</text:p>
          </table:table-cell>
          <table:table-cell table:formula="of:=LEFT([.A1417];2)" office:value-type="string" office:string-value="MS" calcext:value-type="string">
            <text:p>MS</text:p>
          </table:table-cell>
          <table:table-cell table:formula="of:=MID([.A1417];4;6)" office:value-type="string" office:string-value="28,031" calcext:value-type="string">
            <text:p>28,031</text:p>
          </table:table-cell>
          <table:table-cell table:formula="of:=MID([.A1417];11;30)" office:value-type="string" office:string-value="Covington County,H1" calcext:value-type="string">
            <text:p>Covington County,H1</text:p>
          </table:table-cell>
          <table:table-cell office:value-type="string" calcext:value-type="string">
            <text:p>Covington County</text:p>
          </table:table-cell>
          <table:table-cell/>
        </table:table-row>
        <table:table-row table:style-name="ro1">
          <table:table-cell office:value-type="string" calcext:value-type="string">
            <text:p>MS,28,033,DeSoto County,H1</text:p>
          </table:table-cell>
          <table:table-cell table:formula="of:=LEFT([.A1418];2)" office:value-type="string" office:string-value="MS" calcext:value-type="string">
            <text:p>MS</text:p>
          </table:table-cell>
          <table:table-cell table:formula="of:=MID([.A1418];4;6)" office:value-type="string" office:string-value="28,033" calcext:value-type="string">
            <text:p>28,033</text:p>
          </table:table-cell>
          <table:table-cell table:formula="of:=MID([.A1418];11;30)" office:value-type="string" office:string-value="DeSoto County,H1" calcext:value-type="string">
            <text:p>DeSoto County,H1</text:p>
          </table:table-cell>
          <table:table-cell office:value-type="string" calcext:value-type="string">
            <text:p>DeSoto County</text:p>
          </table:table-cell>
          <table:table-cell/>
        </table:table-row>
        <table:table-row table:style-name="ro1">
          <table:table-cell office:value-type="string" calcext:value-type="string">
            <text:p>MS,28,035,Forrest County,H1</text:p>
          </table:table-cell>
          <table:table-cell table:formula="of:=LEFT([.A1419];2)" office:value-type="string" office:string-value="MS" calcext:value-type="string">
            <text:p>MS</text:p>
          </table:table-cell>
          <table:table-cell table:formula="of:=MID([.A1419];4;6)" office:value-type="string" office:string-value="28,035" calcext:value-type="string">
            <text:p>28,035</text:p>
          </table:table-cell>
          <table:table-cell table:formula="of:=MID([.A1419];11;30)" office:value-type="string" office:string-value="Forrest County,H1" calcext:value-type="string">
            <text:p>Forrest County,H1</text:p>
          </table:table-cell>
          <table:table-cell office:value-type="string" calcext:value-type="string">
            <text:p>Forrest County</text:p>
          </table:table-cell>
          <table:table-cell/>
        </table:table-row>
        <table:table-row table:style-name="ro1">
          <table:table-cell office:value-type="string" calcext:value-type="string">
            <text:p>MS,28,037,Franklin County,H1</text:p>
          </table:table-cell>
          <table:table-cell table:formula="of:=LEFT([.A1420];2)" office:value-type="string" office:string-value="MS" calcext:value-type="string">
            <text:p>MS</text:p>
          </table:table-cell>
          <table:table-cell table:formula="of:=MID([.A1420];4;6)" office:value-type="string" office:string-value="28,037" calcext:value-type="string">
            <text:p>28,037</text:p>
          </table:table-cell>
          <table:table-cell table:formula="of:=MID([.A1420];11;30)" office:value-type="string" office:string-value="Franklin County,H1" calcext:value-type="string">
            <text:p>Franklin County,H1</text:p>
          </table:table-cell>
          <table:table-cell office:value-type="string" calcext:value-type="string">
            <text:p>Franklin County</text:p>
          </table:table-cell>
          <table:table-cell/>
        </table:table-row>
        <table:table-row table:style-name="ro1">
          <table:table-cell office:value-type="string" calcext:value-type="string">
            <text:p>MS,28,039,George County,H1</text:p>
          </table:table-cell>
          <table:table-cell table:formula="of:=LEFT([.A1421];2)" office:value-type="string" office:string-value="MS" calcext:value-type="string">
            <text:p>MS</text:p>
          </table:table-cell>
          <table:table-cell table:formula="of:=MID([.A1421];4;6)" office:value-type="string" office:string-value="28,039" calcext:value-type="string">
            <text:p>28,039</text:p>
          </table:table-cell>
          <table:table-cell table:formula="of:=MID([.A1421];11;30)" office:value-type="string" office:string-value="George County,H1" calcext:value-type="string">
            <text:p>George County,H1</text:p>
          </table:table-cell>
          <table:table-cell office:value-type="string" calcext:value-type="string">
            <text:p>George County</text:p>
          </table:table-cell>
          <table:table-cell/>
        </table:table-row>
        <table:table-row table:style-name="ro1">
          <table:table-cell office:value-type="string" calcext:value-type="string">
            <text:p>MS,28,041,Greene County,H1</text:p>
          </table:table-cell>
          <table:table-cell table:formula="of:=LEFT([.A1422];2)" office:value-type="string" office:string-value="MS" calcext:value-type="string">
            <text:p>MS</text:p>
          </table:table-cell>
          <table:table-cell table:formula="of:=MID([.A1422];4;6)" office:value-type="string" office:string-value="28,041" calcext:value-type="string">
            <text:p>28,041</text:p>
          </table:table-cell>
          <table:table-cell table:formula="of:=MID([.A1422];11;30)" office:value-type="string" office:string-value="Greene County,H1" calcext:value-type="string">
            <text:p>Greene County,H1</text:p>
          </table:table-cell>
          <table:table-cell office:value-type="string" calcext:value-type="string">
            <text:p>Greene County</text:p>
          </table:table-cell>
          <table:table-cell/>
        </table:table-row>
        <table:table-row table:style-name="ro1">
          <table:table-cell office:value-type="string" calcext:value-type="string">
            <text:p>MS,28,043,Grenada County,H1</text:p>
          </table:table-cell>
          <table:table-cell table:formula="of:=LEFT([.A1423];2)" office:value-type="string" office:string-value="MS" calcext:value-type="string">
            <text:p>MS</text:p>
          </table:table-cell>
          <table:table-cell table:formula="of:=MID([.A1423];4;6)" office:value-type="string" office:string-value="28,043" calcext:value-type="string">
            <text:p>28,043</text:p>
          </table:table-cell>
          <table:table-cell table:formula="of:=MID([.A1423];11;30)" office:value-type="string" office:string-value="Grenada County,H1" calcext:value-type="string">
            <text:p>Grenada County,H1</text:p>
          </table:table-cell>
          <table:table-cell office:value-type="string" calcext:value-type="string">
            <text:p>Grenada County</text:p>
          </table:table-cell>
          <table:table-cell/>
        </table:table-row>
        <table:table-row table:style-name="ro1">
          <table:table-cell office:value-type="string" calcext:value-type="string">
            <text:p>MS,28,045,Hancock County,H1</text:p>
          </table:table-cell>
          <table:table-cell table:formula="of:=LEFT([.A1424];2)" office:value-type="string" office:string-value="MS" calcext:value-type="string">
            <text:p>MS</text:p>
          </table:table-cell>
          <table:table-cell table:formula="of:=MID([.A1424];4;6)" office:value-type="string" office:string-value="28,045" calcext:value-type="string">
            <text:p>28,045</text:p>
          </table:table-cell>
          <table:table-cell table:formula="of:=MID([.A1424];11;30)" office:value-type="string" office:string-value="Hancock County,H1" calcext:value-type="string">
            <text:p>Hancock County,H1</text:p>
          </table:table-cell>
          <table:table-cell office:value-type="string" calcext:value-type="string">
            <text:p>Hancock County</text:p>
          </table:table-cell>
          <table:table-cell/>
        </table:table-row>
        <table:table-row table:style-name="ro1">
          <table:table-cell office:value-type="string" calcext:value-type="string">
            <text:p>MS,28,047,Harrison County,H1</text:p>
          </table:table-cell>
          <table:table-cell table:formula="of:=LEFT([.A1425];2)" office:value-type="string" office:string-value="MS" calcext:value-type="string">
            <text:p>MS</text:p>
          </table:table-cell>
          <table:table-cell table:formula="of:=MID([.A1425];4;6)" office:value-type="string" office:string-value="28,047" calcext:value-type="string">
            <text:p>28,047</text:p>
          </table:table-cell>
          <table:table-cell table:formula="of:=MID([.A1425];11;30)" office:value-type="string" office:string-value="Harrison County,H1" calcext:value-type="string">
            <text:p>Harrison County,H1</text:p>
          </table:table-cell>
          <table:table-cell office:value-type="string" calcext:value-type="string">
            <text:p>Harrison County</text:p>
          </table:table-cell>
          <table:table-cell/>
        </table:table-row>
        <table:table-row table:style-name="ro1">
          <table:table-cell office:value-type="string" calcext:value-type="string">
            <text:p>MS,28,049,Hinds County,H1</text:p>
          </table:table-cell>
          <table:table-cell table:formula="of:=LEFT([.A1426];2)" office:value-type="string" office:string-value="MS" calcext:value-type="string">
            <text:p>MS</text:p>
          </table:table-cell>
          <table:table-cell table:formula="of:=MID([.A1426];4;6)" office:value-type="string" office:string-value="28,049" calcext:value-type="string">
            <text:p>28,049</text:p>
          </table:table-cell>
          <table:table-cell table:formula="of:=MID([.A1426];11;30)" office:value-type="string" office:string-value="Hinds County,H1" calcext:value-type="string">
            <text:p>Hinds County,H1</text:p>
          </table:table-cell>
          <table:table-cell office:value-type="string" calcext:value-type="string">
            <text:p>Hinds County</text:p>
          </table:table-cell>
          <table:table-cell/>
        </table:table-row>
        <table:table-row table:style-name="ro1">
          <table:table-cell office:value-type="string" calcext:value-type="string">
            <text:p>MS,28,051,Holmes County,H1</text:p>
          </table:table-cell>
          <table:table-cell table:formula="of:=LEFT([.A1427];2)" office:value-type="string" office:string-value="MS" calcext:value-type="string">
            <text:p>MS</text:p>
          </table:table-cell>
          <table:table-cell table:formula="of:=MID([.A1427];4;6)" office:value-type="string" office:string-value="28,051" calcext:value-type="string">
            <text:p>28,051</text:p>
          </table:table-cell>
          <table:table-cell table:formula="of:=MID([.A1427];11;30)" office:value-type="string" office:string-value="Holmes County,H1" calcext:value-type="string">
            <text:p>Holmes County,H1</text:p>
          </table:table-cell>
          <table:table-cell office:value-type="string" calcext:value-type="string">
            <text:p>Holmes County</text:p>
          </table:table-cell>
          <table:table-cell/>
        </table:table-row>
        <table:table-row table:style-name="ro1">
          <table:table-cell office:value-type="string" calcext:value-type="string">
            <text:p>MS,28,053,Humphreys County,H1</text:p>
          </table:table-cell>
          <table:table-cell table:formula="of:=LEFT([.A1428];2)" office:value-type="string" office:string-value="MS" calcext:value-type="string">
            <text:p>MS</text:p>
          </table:table-cell>
          <table:table-cell table:formula="of:=MID([.A1428];4;6)" office:value-type="string" office:string-value="28,053" calcext:value-type="string">
            <text:p>28,053</text:p>
          </table:table-cell>
          <table:table-cell table:formula="of:=MID([.A1428];11;30)" office:value-type="string" office:string-value="Humphreys County,H1" calcext:value-type="string">
            <text:p>Humphreys County,H1</text:p>
          </table:table-cell>
          <table:table-cell office:value-type="string" calcext:value-type="string">
            <text:p>Humphreys County</text:p>
          </table:table-cell>
          <table:table-cell/>
        </table:table-row>
        <table:table-row table:style-name="ro1">
          <table:table-cell office:value-type="string" calcext:value-type="string">
            <text:p>MS,28,055,Issaquena County,H1</text:p>
          </table:table-cell>
          <table:table-cell table:formula="of:=LEFT([.A1429];2)" office:value-type="string" office:string-value="MS" calcext:value-type="string">
            <text:p>MS</text:p>
          </table:table-cell>
          <table:table-cell table:formula="of:=MID([.A1429];4;6)" office:value-type="string" office:string-value="28,055" calcext:value-type="string">
            <text:p>28,055</text:p>
          </table:table-cell>
          <table:table-cell table:formula="of:=MID([.A1429];11;30)" office:value-type="string" office:string-value="Issaquena County,H1" calcext:value-type="string">
            <text:p>Issaquena County,H1</text:p>
          </table:table-cell>
          <table:table-cell office:value-type="string" calcext:value-type="string">
            <text:p>Issaquena County</text:p>
          </table:table-cell>
          <table:table-cell/>
        </table:table-row>
        <table:table-row table:style-name="ro1">
          <table:table-cell office:value-type="string" calcext:value-type="string">
            <text:p>MS,28,057,Itawamba County,H1</text:p>
          </table:table-cell>
          <table:table-cell table:formula="of:=LEFT([.A1430];2)" office:value-type="string" office:string-value="MS" calcext:value-type="string">
            <text:p>MS</text:p>
          </table:table-cell>
          <table:table-cell table:formula="of:=MID([.A1430];4;6)" office:value-type="string" office:string-value="28,057" calcext:value-type="string">
            <text:p>28,057</text:p>
          </table:table-cell>
          <table:table-cell table:formula="of:=MID([.A1430];11;30)" office:value-type="string" office:string-value="Itawamba County,H1" calcext:value-type="string">
            <text:p>Itawamba County,H1</text:p>
          </table:table-cell>
          <table:table-cell office:value-type="string" calcext:value-type="string">
            <text:p>Itawamba County</text:p>
          </table:table-cell>
          <table:table-cell/>
        </table:table-row>
        <table:table-row table:style-name="ro1">
          <table:table-cell office:value-type="string" calcext:value-type="string">
            <text:p>MS,28,059,Jackson County,H1</text:p>
          </table:table-cell>
          <table:table-cell table:formula="of:=LEFT([.A1431];2)" office:value-type="string" office:string-value="MS" calcext:value-type="string">
            <text:p>MS</text:p>
          </table:table-cell>
          <table:table-cell table:formula="of:=MID([.A1431];4;6)" office:value-type="string" office:string-value="28,059" calcext:value-type="string">
            <text:p>28,059</text:p>
          </table:table-cell>
          <table:table-cell table:formula="of:=MID([.A1431];11;30)" office:value-type="string" office:string-value="Jackson County,H1" calcext:value-type="string">
            <text:p>Jackson County,H1</text:p>
          </table:table-cell>
          <table:table-cell office:value-type="string" calcext:value-type="string">
            <text:p>Jackson County</text:p>
          </table:table-cell>
          <table:table-cell/>
        </table:table-row>
        <table:table-row table:style-name="ro1">
          <table:table-cell office:value-type="string" calcext:value-type="string">
            <text:p>MS,28,061,Jasper County,H1</text:p>
          </table:table-cell>
          <table:table-cell table:formula="of:=LEFT([.A1432];2)" office:value-type="string" office:string-value="MS" calcext:value-type="string">
            <text:p>MS</text:p>
          </table:table-cell>
          <table:table-cell table:formula="of:=MID([.A1432];4;6)" office:value-type="string" office:string-value="28,061" calcext:value-type="string">
            <text:p>28,061</text:p>
          </table:table-cell>
          <table:table-cell table:formula="of:=MID([.A1432];11;30)" office:value-type="string" office:string-value="Jasper County,H1" calcext:value-type="string">
            <text:p>Jasper County,H1</text:p>
          </table:table-cell>
          <table:table-cell office:value-type="string" calcext:value-type="string">
            <text:p>Jasper County</text:p>
          </table:table-cell>
          <table:table-cell/>
        </table:table-row>
        <table:table-row table:style-name="ro1">
          <table:table-cell office:value-type="string" calcext:value-type="string">
            <text:p>MS,28,063,Jefferson County,H1</text:p>
          </table:table-cell>
          <table:table-cell table:formula="of:=LEFT([.A1433];2)" office:value-type="string" office:string-value="MS" calcext:value-type="string">
            <text:p>MS</text:p>
          </table:table-cell>
          <table:table-cell table:formula="of:=MID([.A1433];4;6)" office:value-type="string" office:string-value="28,063" calcext:value-type="string">
            <text:p>28,063</text:p>
          </table:table-cell>
          <table:table-cell table:formula="of:=MID([.A1433];11;30)" office:value-type="string" office:string-value="Jefferson County,H1" calcext:value-type="string">
            <text:p>Jefferson County,H1</text:p>
          </table:table-cell>
          <table:table-cell office:value-type="string" calcext:value-type="string">
            <text:p>Jefferson County</text:p>
          </table:table-cell>
          <table:table-cell/>
        </table:table-row>
        <table:table-row table:style-name="ro2">
          <table:table-cell office:value-type="string" calcext:value-type="string">
            <text:p>MS,28,065,Jefferson Davis County,H1</text:p>
          </table:table-cell>
          <table:table-cell table:formula="of:=LEFT([.A1434];2)" office:value-type="string" office:string-value="MS" calcext:value-type="string">
            <text:p>MS</text:p>
          </table:table-cell>
          <table:table-cell table:formula="of:=MID([.A1434];4;6)" office:value-type="string" office:string-value="28,065" calcext:value-type="string">
            <text:p>28,065</text:p>
          </table:table-cell>
          <table:table-cell table:formula="of:=MID([.A1434];11;30)" office:value-type="string" office:string-value="Jefferson Davis County,H1" calcext:value-type="string">
            <text:p>Jefferson Davis County,H1</text:p>
          </table:table-cell>
          <table:table-cell office:value-type="string" calcext:value-type="string">
            <text:p>Jefferson Davis County</text:p>
          </table:table-cell>
          <table:table-cell/>
        </table:table-row>
        <table:table-row table:style-name="ro1">
          <table:table-cell office:value-type="string" calcext:value-type="string">
            <text:p>MS,28,067,Jones County,H1</text:p>
          </table:table-cell>
          <table:table-cell table:formula="of:=LEFT([.A1435];2)" office:value-type="string" office:string-value="MS" calcext:value-type="string">
            <text:p>MS</text:p>
          </table:table-cell>
          <table:table-cell table:formula="of:=MID([.A1435];4;6)" office:value-type="string" office:string-value="28,067" calcext:value-type="string">
            <text:p>28,067</text:p>
          </table:table-cell>
          <table:table-cell table:formula="of:=MID([.A1435];11;30)" office:value-type="string" office:string-value="Jones County,H1" calcext:value-type="string">
            <text:p>Jones County,H1</text:p>
          </table:table-cell>
          <table:table-cell office:value-type="string" calcext:value-type="string">
            <text:p>Jones County</text:p>
          </table:table-cell>
          <table:table-cell/>
        </table:table-row>
        <table:table-row table:style-name="ro1">
          <table:table-cell office:value-type="string" calcext:value-type="string">
            <text:p>MS,28,069,Kemper County,H1</text:p>
          </table:table-cell>
          <table:table-cell table:formula="of:=LEFT([.A1436];2)" office:value-type="string" office:string-value="MS" calcext:value-type="string">
            <text:p>MS</text:p>
          </table:table-cell>
          <table:table-cell table:formula="of:=MID([.A1436];4;6)" office:value-type="string" office:string-value="28,069" calcext:value-type="string">
            <text:p>28,069</text:p>
          </table:table-cell>
          <table:table-cell table:formula="of:=MID([.A1436];11;30)" office:value-type="string" office:string-value="Kemper County,H1" calcext:value-type="string">
            <text:p>Kemper County,H1</text:p>
          </table:table-cell>
          <table:table-cell office:value-type="string" calcext:value-type="string">
            <text:p>Kemper County</text:p>
          </table:table-cell>
          <table:table-cell/>
        </table:table-row>
        <table:table-row table:style-name="ro1">
          <table:table-cell office:value-type="string" calcext:value-type="string">
            <text:p>MS,28,071,Lafayette County,H1</text:p>
          </table:table-cell>
          <table:table-cell table:formula="of:=LEFT([.A1437];2)" office:value-type="string" office:string-value="MS" calcext:value-type="string">
            <text:p>MS</text:p>
          </table:table-cell>
          <table:table-cell table:formula="of:=MID([.A1437];4;6)" office:value-type="string" office:string-value="28,071" calcext:value-type="string">
            <text:p>28,071</text:p>
          </table:table-cell>
          <table:table-cell table:formula="of:=MID([.A1437];11;30)" office:value-type="string" office:string-value="Lafayette County,H1" calcext:value-type="string">
            <text:p>Lafayette County,H1</text:p>
          </table:table-cell>
          <table:table-cell office:value-type="string" calcext:value-type="string">
            <text:p>Lafayette County</text:p>
          </table:table-cell>
          <table:table-cell/>
        </table:table-row>
        <table:table-row table:style-name="ro1">
          <table:table-cell office:value-type="string" calcext:value-type="string">
            <text:p>MS,28,073,Lamar County,H1</text:p>
          </table:table-cell>
          <table:table-cell table:formula="of:=LEFT([.A1438];2)" office:value-type="string" office:string-value="MS" calcext:value-type="string">
            <text:p>MS</text:p>
          </table:table-cell>
          <table:table-cell table:formula="of:=MID([.A1438];4;6)" office:value-type="string" office:string-value="28,073" calcext:value-type="string">
            <text:p>28,073</text:p>
          </table:table-cell>
          <table:table-cell table:formula="of:=MID([.A1438];11;30)" office:value-type="string" office:string-value="Lamar County,H1" calcext:value-type="string">
            <text:p>Lamar County,H1</text:p>
          </table:table-cell>
          <table:table-cell office:value-type="string" calcext:value-type="string">
            <text:p>Lamar County</text:p>
          </table:table-cell>
          <table:table-cell/>
        </table:table-row>
        <table:table-row table:style-name="ro1">
          <table:table-cell office:value-type="string" calcext:value-type="string">
            <text:p>MS,28,075,Lauderdale County,H1</text:p>
          </table:table-cell>
          <table:table-cell table:formula="of:=LEFT([.A1439];2)" office:value-type="string" office:string-value="MS" calcext:value-type="string">
            <text:p>MS</text:p>
          </table:table-cell>
          <table:table-cell table:formula="of:=MID([.A1439];4;6)" office:value-type="string" office:string-value="28,075" calcext:value-type="string">
            <text:p>28,075</text:p>
          </table:table-cell>
          <table:table-cell table:formula="of:=MID([.A1439];11;30)" office:value-type="string" office:string-value="Lauderdale County,H1" calcext:value-type="string">
            <text:p>Lauderdale County,H1</text:p>
          </table:table-cell>
          <table:table-cell office:value-type="string" calcext:value-type="string">
            <text:p>Lauderdale County</text:p>
          </table:table-cell>
          <table:table-cell/>
        </table:table-row>
        <table:table-row table:style-name="ro1">
          <table:table-cell office:value-type="string" calcext:value-type="string">
            <text:p>MS,28,077,Lawrence County,H1</text:p>
          </table:table-cell>
          <table:table-cell table:formula="of:=LEFT([.A1440];2)" office:value-type="string" office:string-value="MS" calcext:value-type="string">
            <text:p>MS</text:p>
          </table:table-cell>
          <table:table-cell table:formula="of:=MID([.A1440];4;6)" office:value-type="string" office:string-value="28,077" calcext:value-type="string">
            <text:p>28,077</text:p>
          </table:table-cell>
          <table:table-cell table:formula="of:=MID([.A1440];11;30)" office:value-type="string" office:string-value="Lawrence County,H1" calcext:value-type="string">
            <text:p>Lawrence County,H1</text:p>
          </table:table-cell>
          <table:table-cell office:value-type="string" calcext:value-type="string">
            <text:p>Lawrence County</text:p>
          </table:table-cell>
          <table:table-cell/>
        </table:table-row>
        <table:table-row table:style-name="ro1">
          <table:table-cell office:value-type="string" calcext:value-type="string">
            <text:p>MS,28,079,Leake County,H1</text:p>
          </table:table-cell>
          <table:table-cell table:formula="of:=LEFT([.A1441];2)" office:value-type="string" office:string-value="MS" calcext:value-type="string">
            <text:p>MS</text:p>
          </table:table-cell>
          <table:table-cell table:formula="of:=MID([.A1441];4;6)" office:value-type="string" office:string-value="28,079" calcext:value-type="string">
            <text:p>28,079</text:p>
          </table:table-cell>
          <table:table-cell table:formula="of:=MID([.A1441];11;30)" office:value-type="string" office:string-value="Leake County,H1" calcext:value-type="string">
            <text:p>Leake County,H1</text:p>
          </table:table-cell>
          <table:table-cell office:value-type="string" calcext:value-type="string">
            <text:p>Leake County</text:p>
          </table:table-cell>
          <table:table-cell/>
        </table:table-row>
        <table:table-row table:style-name="ro1">
          <table:table-cell office:value-type="string" calcext:value-type="string">
            <text:p>MS,28,081,Lee County,H1</text:p>
          </table:table-cell>
          <table:table-cell table:formula="of:=LEFT([.A1442];2)" office:value-type="string" office:string-value="MS" calcext:value-type="string">
            <text:p>MS</text:p>
          </table:table-cell>
          <table:table-cell table:formula="of:=MID([.A1442];4;6)" office:value-type="string" office:string-value="28,081" calcext:value-type="string">
            <text:p>28,081</text:p>
          </table:table-cell>
          <table:table-cell table:formula="of:=MID([.A1442];11;30)" office:value-type="string" office:string-value="Lee County,H1" calcext:value-type="string">
            <text:p>Lee County,H1</text:p>
          </table:table-cell>
          <table:table-cell office:value-type="string" calcext:value-type="string">
            <text:p>Lee County</text:p>
          </table:table-cell>
          <table:table-cell/>
        </table:table-row>
        <table:table-row table:style-name="ro1">
          <table:table-cell office:value-type="string" calcext:value-type="string">
            <text:p>MS,28,083,Leflore County,H1</text:p>
          </table:table-cell>
          <table:table-cell table:formula="of:=LEFT([.A1443];2)" office:value-type="string" office:string-value="MS" calcext:value-type="string">
            <text:p>MS</text:p>
          </table:table-cell>
          <table:table-cell table:formula="of:=MID([.A1443];4;6)" office:value-type="string" office:string-value="28,083" calcext:value-type="string">
            <text:p>28,083</text:p>
          </table:table-cell>
          <table:table-cell table:formula="of:=MID([.A1443];11;30)" office:value-type="string" office:string-value="Leflore County,H1" calcext:value-type="string">
            <text:p>Leflore County,H1</text:p>
          </table:table-cell>
          <table:table-cell office:value-type="string" calcext:value-type="string">
            <text:p>Leflore County</text:p>
          </table:table-cell>
          <table:table-cell/>
        </table:table-row>
        <table:table-row table:style-name="ro1">
          <table:table-cell office:value-type="string" calcext:value-type="string">
            <text:p>MS,28,085,Lincoln County,H1</text:p>
          </table:table-cell>
          <table:table-cell table:formula="of:=LEFT([.A1444];2)" office:value-type="string" office:string-value="MS" calcext:value-type="string">
            <text:p>MS</text:p>
          </table:table-cell>
          <table:table-cell table:formula="of:=MID([.A1444];4;6)" office:value-type="string" office:string-value="28,085" calcext:value-type="string">
            <text:p>28,085</text:p>
          </table:table-cell>
          <table:table-cell table:formula="of:=MID([.A1444];11;30)" office:value-type="string" office:string-value="Lincoln County,H1" calcext:value-type="string">
            <text:p>Lincoln County,H1</text:p>
          </table:table-cell>
          <table:table-cell office:value-type="string" calcext:value-type="string">
            <text:p>Lincoln County</text:p>
          </table:table-cell>
          <table:table-cell/>
        </table:table-row>
        <table:table-row table:style-name="ro1">
          <table:table-cell office:value-type="string" calcext:value-type="string">
            <text:p>MS,28,087,Lowndes County,H1</text:p>
          </table:table-cell>
          <table:table-cell table:formula="of:=LEFT([.A1445];2)" office:value-type="string" office:string-value="MS" calcext:value-type="string">
            <text:p>MS</text:p>
          </table:table-cell>
          <table:table-cell table:formula="of:=MID([.A1445];4;6)" office:value-type="string" office:string-value="28,087" calcext:value-type="string">
            <text:p>28,087</text:p>
          </table:table-cell>
          <table:table-cell table:formula="of:=MID([.A1445];11;30)" office:value-type="string" office:string-value="Lowndes County,H1" calcext:value-type="string">
            <text:p>Lowndes County,H1</text:p>
          </table:table-cell>
          <table:table-cell office:value-type="string" calcext:value-type="string">
            <text:p>Lowndes County</text:p>
          </table:table-cell>
          <table:table-cell/>
        </table:table-row>
        <table:table-row table:style-name="ro1">
          <table:table-cell office:value-type="string" calcext:value-type="string">
            <text:p>MS,28,089,Madison County,H1</text:p>
          </table:table-cell>
          <table:table-cell table:formula="of:=LEFT([.A1446];2)" office:value-type="string" office:string-value="MS" calcext:value-type="string">
            <text:p>MS</text:p>
          </table:table-cell>
          <table:table-cell table:formula="of:=MID([.A1446];4;6)" office:value-type="string" office:string-value="28,089" calcext:value-type="string">
            <text:p>28,089</text:p>
          </table:table-cell>
          <table:table-cell table:formula="of:=MID([.A1446];11;30)" office:value-type="string" office:string-value="Madison County,H1" calcext:value-type="string">
            <text:p>Madison County,H1</text:p>
          </table:table-cell>
          <table:table-cell office:value-type="string" calcext:value-type="string">
            <text:p>Madison County</text:p>
          </table:table-cell>
          <table:table-cell/>
        </table:table-row>
        <table:table-row table:style-name="ro1">
          <table:table-cell office:value-type="string" calcext:value-type="string">
            <text:p>MS,28,091,Marion County,H1</text:p>
          </table:table-cell>
          <table:table-cell table:formula="of:=LEFT([.A1447];2)" office:value-type="string" office:string-value="MS" calcext:value-type="string">
            <text:p>MS</text:p>
          </table:table-cell>
          <table:table-cell table:formula="of:=MID([.A1447];4;6)" office:value-type="string" office:string-value="28,091" calcext:value-type="string">
            <text:p>28,091</text:p>
          </table:table-cell>
          <table:table-cell table:formula="of:=MID([.A1447];11;30)" office:value-type="string" office:string-value="Marion County,H1" calcext:value-type="string">
            <text:p>Marion County,H1</text:p>
          </table:table-cell>
          <table:table-cell office:value-type="string" calcext:value-type="string">
            <text:p>Marion County</text:p>
          </table:table-cell>
          <table:table-cell/>
        </table:table-row>
        <table:table-row table:style-name="ro1">
          <table:table-cell office:value-type="string" calcext:value-type="string">
            <text:p>MS,28,093,Marshall County,H1</text:p>
          </table:table-cell>
          <table:table-cell table:formula="of:=LEFT([.A1448];2)" office:value-type="string" office:string-value="MS" calcext:value-type="string">
            <text:p>MS</text:p>
          </table:table-cell>
          <table:table-cell table:formula="of:=MID([.A1448];4;6)" office:value-type="string" office:string-value="28,093" calcext:value-type="string">
            <text:p>28,093</text:p>
          </table:table-cell>
          <table:table-cell table:formula="of:=MID([.A1448];11;30)" office:value-type="string" office:string-value="Marshall County,H1" calcext:value-type="string">
            <text:p>Marshall County,H1</text:p>
          </table:table-cell>
          <table:table-cell office:value-type="string" calcext:value-type="string">
            <text:p>Marshall County</text:p>
          </table:table-cell>
          <table:table-cell/>
        </table:table-row>
        <table:table-row table:style-name="ro1">
          <table:table-cell office:value-type="string" calcext:value-type="string">
            <text:p>MS,28,095,Monroe County,H1</text:p>
          </table:table-cell>
          <table:table-cell table:formula="of:=LEFT([.A1449];2)" office:value-type="string" office:string-value="MS" calcext:value-type="string">
            <text:p>MS</text:p>
          </table:table-cell>
          <table:table-cell table:formula="of:=MID([.A1449];4;6)" office:value-type="string" office:string-value="28,095" calcext:value-type="string">
            <text:p>28,095</text:p>
          </table:table-cell>
          <table:table-cell table:formula="of:=MID([.A1449];11;30)" office:value-type="string" office:string-value="Monroe County,H1" calcext:value-type="string">
            <text:p>Monroe County,H1</text:p>
          </table:table-cell>
          <table:table-cell office:value-type="string" calcext:value-type="string">
            <text:p>Monroe County</text:p>
          </table:table-cell>
          <table:table-cell/>
        </table:table-row>
        <table:table-row table:style-name="ro1">
          <table:table-cell office:value-type="string" calcext:value-type="string">
            <text:p>MS,28,097,Montgomery County,H1</text:p>
          </table:table-cell>
          <table:table-cell table:formula="of:=LEFT([.A1450];2)" office:value-type="string" office:string-value="MS" calcext:value-type="string">
            <text:p>MS</text:p>
          </table:table-cell>
          <table:table-cell table:formula="of:=MID([.A1450];4;6)" office:value-type="string" office:string-value="28,097" calcext:value-type="string">
            <text:p>28,097</text:p>
          </table:table-cell>
          <table:table-cell table:formula="of:=MID([.A1450];11;30)" office:value-type="string" office:string-value="Montgomery County,H1" calcext:value-type="string">
            <text:p>Montgomery County,H1</text:p>
          </table:table-cell>
          <table:table-cell office:value-type="string" calcext:value-type="string">
            <text:p>Montgomery County</text:p>
          </table:table-cell>
          <table:table-cell/>
        </table:table-row>
        <table:table-row table:style-name="ro1">
          <table:table-cell office:value-type="string" calcext:value-type="string">
            <text:p>MS,28,099,Neshoba County,H1</text:p>
          </table:table-cell>
          <table:table-cell table:formula="of:=LEFT([.A1451];2)" office:value-type="string" office:string-value="MS" calcext:value-type="string">
            <text:p>MS</text:p>
          </table:table-cell>
          <table:table-cell table:formula="of:=MID([.A1451];4;6)" office:value-type="string" office:string-value="28,099" calcext:value-type="string">
            <text:p>28,099</text:p>
          </table:table-cell>
          <table:table-cell table:formula="of:=MID([.A1451];11;30)" office:value-type="string" office:string-value="Neshoba County,H1" calcext:value-type="string">
            <text:p>Neshoba County,H1</text:p>
          </table:table-cell>
          <table:table-cell office:value-type="string" calcext:value-type="string">
            <text:p>Neshoba County</text:p>
          </table:table-cell>
          <table:table-cell/>
        </table:table-row>
        <table:table-row table:style-name="ro1">
          <table:table-cell office:value-type="string" calcext:value-type="string">
            <text:p>MS,28,101,Newton County,H1</text:p>
          </table:table-cell>
          <table:table-cell table:formula="of:=LEFT([.A1452];2)" office:value-type="string" office:string-value="MS" calcext:value-type="string">
            <text:p>MS</text:p>
          </table:table-cell>
          <table:table-cell table:formula="of:=MID([.A1452];4;6)" office:value-type="string" office:string-value="28,101" calcext:value-type="string">
            <text:p>28,101</text:p>
          </table:table-cell>
          <table:table-cell table:formula="of:=MID([.A1452];11;30)" office:value-type="string" office:string-value="Newton County,H1" calcext:value-type="string">
            <text:p>Newton County,H1</text:p>
          </table:table-cell>
          <table:table-cell office:value-type="string" calcext:value-type="string">
            <text:p>Newton County</text:p>
          </table:table-cell>
          <table:table-cell/>
        </table:table-row>
        <table:table-row table:style-name="ro1">
          <table:table-cell office:value-type="string" calcext:value-type="string">
            <text:p>MS,28,103,Noxubee County,H1</text:p>
          </table:table-cell>
          <table:table-cell table:formula="of:=LEFT([.A1453];2)" office:value-type="string" office:string-value="MS" calcext:value-type="string">
            <text:p>MS</text:p>
          </table:table-cell>
          <table:table-cell table:formula="of:=MID([.A1453];4;6)" office:value-type="string" office:string-value="28,103" calcext:value-type="string">
            <text:p>28,103</text:p>
          </table:table-cell>
          <table:table-cell table:formula="of:=MID([.A1453];11;30)" office:value-type="string" office:string-value="Noxubee County,H1" calcext:value-type="string">
            <text:p>Noxubee County,H1</text:p>
          </table:table-cell>
          <table:table-cell office:value-type="string" calcext:value-type="string">
            <text:p>Noxubee County</text:p>
          </table:table-cell>
          <table:table-cell/>
        </table:table-row>
        <table:table-row table:style-name="ro1">
          <table:table-cell office:value-type="string" calcext:value-type="string">
            <text:p>MS,28,105,Oktibbeha County,H1</text:p>
          </table:table-cell>
          <table:table-cell table:formula="of:=LEFT([.A1454];2)" office:value-type="string" office:string-value="MS" calcext:value-type="string">
            <text:p>MS</text:p>
          </table:table-cell>
          <table:table-cell table:formula="of:=MID([.A1454];4;6)" office:value-type="string" office:string-value="28,105" calcext:value-type="string">
            <text:p>28,105</text:p>
          </table:table-cell>
          <table:table-cell table:formula="of:=MID([.A1454];11;30)" office:value-type="string" office:string-value="Oktibbeha County,H1" calcext:value-type="string">
            <text:p>Oktibbeha County,H1</text:p>
          </table:table-cell>
          <table:table-cell office:value-type="string" calcext:value-type="string">
            <text:p>Oktibbeha County</text:p>
          </table:table-cell>
          <table:table-cell/>
        </table:table-row>
        <table:table-row table:style-name="ro1">
          <table:table-cell office:value-type="string" calcext:value-type="string">
            <text:p>MS,28,107,Panola County,H1</text:p>
          </table:table-cell>
          <table:table-cell table:formula="of:=LEFT([.A1455];2)" office:value-type="string" office:string-value="MS" calcext:value-type="string">
            <text:p>MS</text:p>
          </table:table-cell>
          <table:table-cell table:formula="of:=MID([.A1455];4;6)" office:value-type="string" office:string-value="28,107" calcext:value-type="string">
            <text:p>28,107</text:p>
          </table:table-cell>
          <table:table-cell table:formula="of:=MID([.A1455];11;30)" office:value-type="string" office:string-value="Panola County,H1" calcext:value-type="string">
            <text:p>Panola County,H1</text:p>
          </table:table-cell>
          <table:table-cell office:value-type="string" calcext:value-type="string">
            <text:p>Panola County</text:p>
          </table:table-cell>
          <table:table-cell/>
        </table:table-row>
        <table:table-row table:style-name="ro2">
          <table:table-cell office:value-type="string" calcext:value-type="string">
            <text:p>MS,28,109,Pearl River County,H1</text:p>
          </table:table-cell>
          <table:table-cell table:formula="of:=LEFT([.A1456];2)" office:value-type="string" office:string-value="MS" calcext:value-type="string">
            <text:p>MS</text:p>
          </table:table-cell>
          <table:table-cell table:formula="of:=MID([.A1456];4;6)" office:value-type="string" office:string-value="28,109" calcext:value-type="string">
            <text:p>28,109</text:p>
          </table:table-cell>
          <table:table-cell table:formula="of:=MID([.A1456];11;30)" office:value-type="string" office:string-value="Pearl River County,H1" calcext:value-type="string">
            <text:p>Pearl River County,H1</text:p>
          </table:table-cell>
          <table:table-cell office:value-type="string" calcext:value-type="string">
            <text:p>Pearl River County</text:p>
          </table:table-cell>
          <table:table-cell/>
        </table:table-row>
        <table:table-row table:style-name="ro1">
          <table:table-cell office:value-type="string" calcext:value-type="string">
            <text:p>MS,28,111,Perry County,H1</text:p>
          </table:table-cell>
          <table:table-cell table:formula="of:=LEFT([.A1457];2)" office:value-type="string" office:string-value="MS" calcext:value-type="string">
            <text:p>MS</text:p>
          </table:table-cell>
          <table:table-cell table:formula="of:=MID([.A1457];4;6)" office:value-type="string" office:string-value="28,111" calcext:value-type="string">
            <text:p>28,111</text:p>
          </table:table-cell>
          <table:table-cell table:formula="of:=MID([.A1457];11;30)" office:value-type="string" office:string-value="Perry County,H1" calcext:value-type="string">
            <text:p>Perry County,H1</text:p>
          </table:table-cell>
          <table:table-cell office:value-type="string" calcext:value-type="string">
            <text:p>Perry County</text:p>
          </table:table-cell>
          <table:table-cell/>
        </table:table-row>
        <table:table-row table:style-name="ro1">
          <table:table-cell office:value-type="string" calcext:value-type="string">
            <text:p>MS,28,113,Pike County,H1</text:p>
          </table:table-cell>
          <table:table-cell table:formula="of:=LEFT([.A1458];2)" office:value-type="string" office:string-value="MS" calcext:value-type="string">
            <text:p>MS</text:p>
          </table:table-cell>
          <table:table-cell table:formula="of:=MID([.A1458];4;6)" office:value-type="string" office:string-value="28,113" calcext:value-type="string">
            <text:p>28,113</text:p>
          </table:table-cell>
          <table:table-cell table:formula="of:=MID([.A1458];11;30)" office:value-type="string" office:string-value="Pike County,H1" calcext:value-type="string">
            <text:p>Pike County,H1</text:p>
          </table:table-cell>
          <table:table-cell office:value-type="string" calcext:value-type="string">
            <text:p>Pike County</text:p>
          </table:table-cell>
          <table:table-cell/>
        </table:table-row>
        <table:table-row table:style-name="ro1">
          <table:table-cell office:value-type="string" calcext:value-type="string">
            <text:p>MS,28,115,Pontotoc County,H1</text:p>
          </table:table-cell>
          <table:table-cell table:formula="of:=LEFT([.A1459];2)" office:value-type="string" office:string-value="MS" calcext:value-type="string">
            <text:p>MS</text:p>
          </table:table-cell>
          <table:table-cell table:formula="of:=MID([.A1459];4;6)" office:value-type="string" office:string-value="28,115" calcext:value-type="string">
            <text:p>28,115</text:p>
          </table:table-cell>
          <table:table-cell table:formula="of:=MID([.A1459];11;30)" office:value-type="string" office:string-value="Pontotoc County,H1" calcext:value-type="string">
            <text:p>Pontotoc County,H1</text:p>
          </table:table-cell>
          <table:table-cell office:value-type="string" calcext:value-type="string">
            <text:p>Pontotoc County</text:p>
          </table:table-cell>
          <table:table-cell/>
        </table:table-row>
        <table:table-row table:style-name="ro1">
          <table:table-cell office:value-type="string" calcext:value-type="string">
            <text:p>MS,28,117,Prentiss County,H1</text:p>
          </table:table-cell>
          <table:table-cell table:formula="of:=LEFT([.A1460];2)" office:value-type="string" office:string-value="MS" calcext:value-type="string">
            <text:p>MS</text:p>
          </table:table-cell>
          <table:table-cell table:formula="of:=MID([.A1460];4;6)" office:value-type="string" office:string-value="28,117" calcext:value-type="string">
            <text:p>28,117</text:p>
          </table:table-cell>
          <table:table-cell table:formula="of:=MID([.A1460];11;30)" office:value-type="string" office:string-value="Prentiss County,H1" calcext:value-type="string">
            <text:p>Prentiss County,H1</text:p>
          </table:table-cell>
          <table:table-cell office:value-type="string" calcext:value-type="string">
            <text:p>Prentiss County</text:p>
          </table:table-cell>
          <table:table-cell/>
        </table:table-row>
        <table:table-row table:style-name="ro1">
          <table:table-cell office:value-type="string" calcext:value-type="string">
            <text:p>MS,28,119,Quitman County,H1</text:p>
          </table:table-cell>
          <table:table-cell table:formula="of:=LEFT([.A1461];2)" office:value-type="string" office:string-value="MS" calcext:value-type="string">
            <text:p>MS</text:p>
          </table:table-cell>
          <table:table-cell table:formula="of:=MID([.A1461];4;6)" office:value-type="string" office:string-value="28,119" calcext:value-type="string">
            <text:p>28,119</text:p>
          </table:table-cell>
          <table:table-cell table:formula="of:=MID([.A1461];11;30)" office:value-type="string" office:string-value="Quitman County,H1" calcext:value-type="string">
            <text:p>Quitman County,H1</text:p>
          </table:table-cell>
          <table:table-cell office:value-type="string" calcext:value-type="string">
            <text:p>Quitman County</text:p>
          </table:table-cell>
          <table:table-cell/>
        </table:table-row>
        <table:table-row table:style-name="ro1">
          <table:table-cell office:value-type="string" calcext:value-type="string">
            <text:p>MS,28,121,Rankin County,H1</text:p>
          </table:table-cell>
          <table:table-cell table:formula="of:=LEFT([.A1462];2)" office:value-type="string" office:string-value="MS" calcext:value-type="string">
            <text:p>MS</text:p>
          </table:table-cell>
          <table:table-cell table:formula="of:=MID([.A1462];4;6)" office:value-type="string" office:string-value="28,121" calcext:value-type="string">
            <text:p>28,121</text:p>
          </table:table-cell>
          <table:table-cell table:formula="of:=MID([.A1462];11;30)" office:value-type="string" office:string-value="Rankin County,H1" calcext:value-type="string">
            <text:p>Rankin County,H1</text:p>
          </table:table-cell>
          <table:table-cell office:value-type="string" calcext:value-type="string">
            <text:p>Rankin County</text:p>
          </table:table-cell>
          <table:table-cell/>
        </table:table-row>
        <table:table-row table:style-name="ro1">
          <table:table-cell office:value-type="string" calcext:value-type="string">
            <text:p>MS,28,123,Scott County,H1</text:p>
          </table:table-cell>
          <table:table-cell table:formula="of:=LEFT([.A1463];2)" office:value-type="string" office:string-value="MS" calcext:value-type="string">
            <text:p>MS</text:p>
          </table:table-cell>
          <table:table-cell table:formula="of:=MID([.A1463];4;6)" office:value-type="string" office:string-value="28,123" calcext:value-type="string">
            <text:p>28,123</text:p>
          </table:table-cell>
          <table:table-cell table:formula="of:=MID([.A1463];11;30)" office:value-type="string" office:string-value="Scott County,H1" calcext:value-type="string">
            <text:p>Scott County,H1</text:p>
          </table:table-cell>
          <table:table-cell office:value-type="string" calcext:value-type="string">
            <text:p>Scott County</text:p>
          </table:table-cell>
          <table:table-cell/>
        </table:table-row>
        <table:table-row table:style-name="ro1">
          <table:table-cell office:value-type="string" calcext:value-type="string">
            <text:p>MS,28,125,Sharkey County,H1</text:p>
          </table:table-cell>
          <table:table-cell table:formula="of:=LEFT([.A1464];2)" office:value-type="string" office:string-value="MS" calcext:value-type="string">
            <text:p>MS</text:p>
          </table:table-cell>
          <table:table-cell table:formula="of:=MID([.A1464];4;6)" office:value-type="string" office:string-value="28,125" calcext:value-type="string">
            <text:p>28,125</text:p>
          </table:table-cell>
          <table:table-cell table:formula="of:=MID([.A1464];11;30)" office:value-type="string" office:string-value="Sharkey County,H1" calcext:value-type="string">
            <text:p>Sharkey County,H1</text:p>
          </table:table-cell>
          <table:table-cell office:value-type="string" calcext:value-type="string">
            <text:p>Sharkey County</text:p>
          </table:table-cell>
          <table:table-cell/>
        </table:table-row>
        <table:table-row table:style-name="ro1">
          <table:table-cell office:value-type="string" calcext:value-type="string">
            <text:p>MS,28,127,Simpson County,H1</text:p>
          </table:table-cell>
          <table:table-cell table:formula="of:=LEFT([.A1465];2)" office:value-type="string" office:string-value="MS" calcext:value-type="string">
            <text:p>MS</text:p>
          </table:table-cell>
          <table:table-cell table:formula="of:=MID([.A1465];4;6)" office:value-type="string" office:string-value="28,127" calcext:value-type="string">
            <text:p>28,127</text:p>
          </table:table-cell>
          <table:table-cell table:formula="of:=MID([.A1465];11;30)" office:value-type="string" office:string-value="Simpson County,H1" calcext:value-type="string">
            <text:p>Simpson County,H1</text:p>
          </table:table-cell>
          <table:table-cell office:value-type="string" calcext:value-type="string">
            <text:p>Simpson County</text:p>
          </table:table-cell>
          <table:table-cell/>
        </table:table-row>
        <table:table-row table:style-name="ro1">
          <table:table-cell office:value-type="string" calcext:value-type="string">
            <text:p>MS,28,129,Smith County,H1</text:p>
          </table:table-cell>
          <table:table-cell table:formula="of:=LEFT([.A1466];2)" office:value-type="string" office:string-value="MS" calcext:value-type="string">
            <text:p>MS</text:p>
          </table:table-cell>
          <table:table-cell table:formula="of:=MID([.A1466];4;6)" office:value-type="string" office:string-value="28,129" calcext:value-type="string">
            <text:p>28,129</text:p>
          </table:table-cell>
          <table:table-cell table:formula="of:=MID([.A1466];11;30)" office:value-type="string" office:string-value="Smith County,H1" calcext:value-type="string">
            <text:p>Smith County,H1</text:p>
          </table:table-cell>
          <table:table-cell office:value-type="string" calcext:value-type="string">
            <text:p>Smith County</text:p>
          </table:table-cell>
          <table:table-cell/>
        </table:table-row>
        <table:table-row table:style-name="ro1">
          <table:table-cell office:value-type="string" calcext:value-type="string">
            <text:p>MS,28,131,Stone County,H1</text:p>
          </table:table-cell>
          <table:table-cell table:formula="of:=LEFT([.A1467];2)" office:value-type="string" office:string-value="MS" calcext:value-type="string">
            <text:p>MS</text:p>
          </table:table-cell>
          <table:table-cell table:formula="of:=MID([.A1467];4;6)" office:value-type="string" office:string-value="28,131" calcext:value-type="string">
            <text:p>28,131</text:p>
          </table:table-cell>
          <table:table-cell table:formula="of:=MID([.A1467];11;30)" office:value-type="string" office:string-value="Stone County,H1" calcext:value-type="string">
            <text:p>Stone County,H1</text:p>
          </table:table-cell>
          <table:table-cell office:value-type="string" calcext:value-type="string">
            <text:p>Stone County</text:p>
          </table:table-cell>
          <table:table-cell/>
        </table:table-row>
        <table:table-row table:style-name="ro1">
          <table:table-cell office:value-type="string" calcext:value-type="string">
            <text:p>MS,28,133,Sunflower County,H1</text:p>
          </table:table-cell>
          <table:table-cell table:formula="of:=LEFT([.A1468];2)" office:value-type="string" office:string-value="MS" calcext:value-type="string">
            <text:p>MS</text:p>
          </table:table-cell>
          <table:table-cell table:formula="of:=MID([.A1468];4;6)" office:value-type="string" office:string-value="28,133" calcext:value-type="string">
            <text:p>28,133</text:p>
          </table:table-cell>
          <table:table-cell table:formula="of:=MID([.A1468];11;30)" office:value-type="string" office:string-value="Sunflower County,H1" calcext:value-type="string">
            <text:p>Sunflower County,H1</text:p>
          </table:table-cell>
          <table:table-cell office:value-type="string" calcext:value-type="string">
            <text:p>Sunflower County</text:p>
          </table:table-cell>
          <table:table-cell/>
        </table:table-row>
        <table:table-row table:style-name="ro2">
          <table:table-cell office:value-type="string" calcext:value-type="string">
            <text:p>MS,28,135,Tallahatchie County,H1</text:p>
          </table:table-cell>
          <table:table-cell table:formula="of:=LEFT([.A1469];2)" office:value-type="string" office:string-value="MS" calcext:value-type="string">
            <text:p>MS</text:p>
          </table:table-cell>
          <table:table-cell table:formula="of:=MID([.A1469];4;6)" office:value-type="string" office:string-value="28,135" calcext:value-type="string">
            <text:p>28,135</text:p>
          </table:table-cell>
          <table:table-cell table:formula="of:=MID([.A1469];11;30)" office:value-type="string" office:string-value="Tallahatchie County,H1" calcext:value-type="string">
            <text:p>Tallahatchie County,H1</text:p>
          </table:table-cell>
          <table:table-cell office:value-type="string" calcext:value-type="string">
            <text:p>Tallahatchie County</text:p>
          </table:table-cell>
          <table:table-cell/>
        </table:table-row>
        <table:table-row table:style-name="ro1">
          <table:table-cell office:value-type="string" calcext:value-type="string">
            <text:p>MS,28,137,Tate County,H1</text:p>
          </table:table-cell>
          <table:table-cell table:formula="of:=LEFT([.A1470];2)" office:value-type="string" office:string-value="MS" calcext:value-type="string">
            <text:p>MS</text:p>
          </table:table-cell>
          <table:table-cell table:formula="of:=MID([.A1470];4;6)" office:value-type="string" office:string-value="28,137" calcext:value-type="string">
            <text:p>28,137</text:p>
          </table:table-cell>
          <table:table-cell table:formula="of:=MID([.A1470];11;30)" office:value-type="string" office:string-value="Tate County,H1" calcext:value-type="string">
            <text:p>Tate County,H1</text:p>
          </table:table-cell>
          <table:table-cell office:value-type="string" calcext:value-type="string">
            <text:p>Tate County</text:p>
          </table:table-cell>
          <table:table-cell/>
        </table:table-row>
        <table:table-row table:style-name="ro1">
          <table:table-cell office:value-type="string" calcext:value-type="string">
            <text:p>MS,28,139,Tippah County,H1</text:p>
          </table:table-cell>
          <table:table-cell table:formula="of:=LEFT([.A1471];2)" office:value-type="string" office:string-value="MS" calcext:value-type="string">
            <text:p>MS</text:p>
          </table:table-cell>
          <table:table-cell table:formula="of:=MID([.A1471];4;6)" office:value-type="string" office:string-value="28,139" calcext:value-type="string">
            <text:p>28,139</text:p>
          </table:table-cell>
          <table:table-cell table:formula="of:=MID([.A1471];11;30)" office:value-type="string" office:string-value="Tippah County,H1" calcext:value-type="string">
            <text:p>Tippah County,H1</text:p>
          </table:table-cell>
          <table:table-cell office:value-type="string" calcext:value-type="string">
            <text:p>Tippah County</text:p>
          </table:table-cell>
          <table:table-cell/>
        </table:table-row>
        <table:table-row table:style-name="ro1">
          <table:table-cell office:value-type="string" calcext:value-type="string">
            <text:p>MS,28,141,Tishomingo County,H1</text:p>
          </table:table-cell>
          <table:table-cell table:formula="of:=LEFT([.A1472];2)" office:value-type="string" office:string-value="MS" calcext:value-type="string">
            <text:p>MS</text:p>
          </table:table-cell>
          <table:table-cell table:formula="of:=MID([.A1472];4;6)" office:value-type="string" office:string-value="28,141" calcext:value-type="string">
            <text:p>28,141</text:p>
          </table:table-cell>
          <table:table-cell table:formula="of:=MID([.A1472];11;30)" office:value-type="string" office:string-value="Tishomingo County,H1" calcext:value-type="string">
            <text:p>Tishomingo County,H1</text:p>
          </table:table-cell>
          <table:table-cell office:value-type="string" calcext:value-type="string">
            <text:p>Tishomingo County</text:p>
          </table:table-cell>
          <table:table-cell/>
        </table:table-row>
        <table:table-row table:style-name="ro1">
          <table:table-cell office:value-type="string" calcext:value-type="string">
            <text:p>MS,28,143,Tunica County,H1</text:p>
          </table:table-cell>
          <table:table-cell table:formula="of:=LEFT([.A1473];2)" office:value-type="string" office:string-value="MS" calcext:value-type="string">
            <text:p>MS</text:p>
          </table:table-cell>
          <table:table-cell table:formula="of:=MID([.A1473];4;6)" office:value-type="string" office:string-value="28,143" calcext:value-type="string">
            <text:p>28,143</text:p>
          </table:table-cell>
          <table:table-cell table:formula="of:=MID([.A1473];11;30)" office:value-type="string" office:string-value="Tunica County,H1" calcext:value-type="string">
            <text:p>Tunica County,H1</text:p>
          </table:table-cell>
          <table:table-cell office:value-type="string" calcext:value-type="string">
            <text:p>Tunica County</text:p>
          </table:table-cell>
          <table:table-cell/>
        </table:table-row>
        <table:table-row table:style-name="ro1">
          <table:table-cell office:value-type="string" calcext:value-type="string">
            <text:p>MS,28,145,Union County,H1</text:p>
          </table:table-cell>
          <table:table-cell table:formula="of:=LEFT([.A1474];2)" office:value-type="string" office:string-value="MS" calcext:value-type="string">
            <text:p>MS</text:p>
          </table:table-cell>
          <table:table-cell table:formula="of:=MID([.A1474];4;6)" office:value-type="string" office:string-value="28,145" calcext:value-type="string">
            <text:p>28,145</text:p>
          </table:table-cell>
          <table:table-cell table:formula="of:=MID([.A1474];11;30)" office:value-type="string" office:string-value="Union County,H1" calcext:value-type="string">
            <text:p>Union County,H1</text:p>
          </table:table-cell>
          <table:table-cell office:value-type="string" calcext:value-type="string">
            <text:p>Union County</text:p>
          </table:table-cell>
          <table:table-cell/>
        </table:table-row>
        <table:table-row table:style-name="ro1">
          <table:table-cell office:value-type="string" calcext:value-type="string">
            <text:p>MS,28,147,Walthall County,H1</text:p>
          </table:table-cell>
          <table:table-cell table:formula="of:=LEFT([.A1475];2)" office:value-type="string" office:string-value="MS" calcext:value-type="string">
            <text:p>MS</text:p>
          </table:table-cell>
          <table:table-cell table:formula="of:=MID([.A1475];4;6)" office:value-type="string" office:string-value="28,147" calcext:value-type="string">
            <text:p>28,147</text:p>
          </table:table-cell>
          <table:table-cell table:formula="of:=MID([.A1475];11;30)" office:value-type="string" office:string-value="Walthall County,H1" calcext:value-type="string">
            <text:p>Walthall County,H1</text:p>
          </table:table-cell>
          <table:table-cell office:value-type="string" calcext:value-type="string">
            <text:p>Walthall County</text:p>
          </table:table-cell>
          <table:table-cell/>
        </table:table-row>
        <table:table-row table:style-name="ro1">
          <table:table-cell office:value-type="string" calcext:value-type="string">
            <text:p>MS,28,149,Warren County,H1</text:p>
          </table:table-cell>
          <table:table-cell table:formula="of:=LEFT([.A1476];2)" office:value-type="string" office:string-value="MS" calcext:value-type="string">
            <text:p>MS</text:p>
          </table:table-cell>
          <table:table-cell table:formula="of:=MID([.A1476];4;6)" office:value-type="string" office:string-value="28,149" calcext:value-type="string">
            <text:p>28,149</text:p>
          </table:table-cell>
          <table:table-cell table:formula="of:=MID([.A1476];11;30)" office:value-type="string" office:string-value="Warren County,H1" calcext:value-type="string">
            <text:p>Warren County,H1</text:p>
          </table:table-cell>
          <table:table-cell office:value-type="string" calcext:value-type="string">
            <text:p>Warren County</text:p>
          </table:table-cell>
          <table:table-cell/>
        </table:table-row>
        <table:table-row table:style-name="ro1">
          <table:table-cell office:value-type="string" calcext:value-type="string">
            <text:p>MS,28,151,Washington County,H1</text:p>
          </table:table-cell>
          <table:table-cell table:formula="of:=LEFT([.A1477];2)" office:value-type="string" office:string-value="MS" calcext:value-type="string">
            <text:p>MS</text:p>
          </table:table-cell>
          <table:table-cell table:formula="of:=MID([.A1477];4;6)" office:value-type="string" office:string-value="28,151" calcext:value-type="string">
            <text:p>28,151</text:p>
          </table:table-cell>
          <table:table-cell table:formula="of:=MID([.A1477];11;30)" office:value-type="string" office:string-value="Washington County,H1" calcext:value-type="string">
            <text:p>Washington County,H1</text:p>
          </table:table-cell>
          <table:table-cell office:value-type="string" calcext:value-type="string">
            <text:p>Washington County</text:p>
          </table:table-cell>
          <table:table-cell/>
        </table:table-row>
        <table:table-row table:style-name="ro1">
          <table:table-cell office:value-type="string" calcext:value-type="string">
            <text:p>MS,28,153,Wayne County,H1</text:p>
          </table:table-cell>
          <table:table-cell table:formula="of:=LEFT([.A1478];2)" office:value-type="string" office:string-value="MS" calcext:value-type="string">
            <text:p>MS</text:p>
          </table:table-cell>
          <table:table-cell table:formula="of:=MID([.A1478];4;6)" office:value-type="string" office:string-value="28,153" calcext:value-type="string">
            <text:p>28,153</text:p>
          </table:table-cell>
          <table:table-cell table:formula="of:=MID([.A1478];11;30)" office:value-type="string" office:string-value="Wayne County,H1" calcext:value-type="string">
            <text:p>Wayne County,H1</text:p>
          </table:table-cell>
          <table:table-cell office:value-type="string" calcext:value-type="string">
            <text:p>Wayne County</text:p>
          </table:table-cell>
          <table:table-cell/>
        </table:table-row>
        <table:table-row table:style-name="ro1">
          <table:table-cell office:value-type="string" calcext:value-type="string">
            <text:p>MS,28,155,Webster County,H1</text:p>
          </table:table-cell>
          <table:table-cell table:formula="of:=LEFT([.A1479];2)" office:value-type="string" office:string-value="MS" calcext:value-type="string">
            <text:p>MS</text:p>
          </table:table-cell>
          <table:table-cell table:formula="of:=MID([.A1479];4;6)" office:value-type="string" office:string-value="28,155" calcext:value-type="string">
            <text:p>28,155</text:p>
          </table:table-cell>
          <table:table-cell table:formula="of:=MID([.A1479];11;30)" office:value-type="string" office:string-value="Webster County,H1" calcext:value-type="string">
            <text:p>Webster County,H1</text:p>
          </table:table-cell>
          <table:table-cell office:value-type="string" calcext:value-type="string">
            <text:p>Webster County</text:p>
          </table:table-cell>
          <table:table-cell/>
        </table:table-row>
        <table:table-row table:style-name="ro1">
          <table:table-cell office:value-type="string" calcext:value-type="string">
            <text:p>MS,28,157,Wilkinson County,H1</text:p>
          </table:table-cell>
          <table:table-cell table:formula="of:=LEFT([.A1480];2)" office:value-type="string" office:string-value="MS" calcext:value-type="string">
            <text:p>MS</text:p>
          </table:table-cell>
          <table:table-cell table:formula="of:=MID([.A1480];4;6)" office:value-type="string" office:string-value="28,157" calcext:value-type="string">
            <text:p>28,157</text:p>
          </table:table-cell>
          <table:table-cell table:formula="of:=MID([.A1480];11;30)" office:value-type="string" office:string-value="Wilkinson County,H1" calcext:value-type="string">
            <text:p>Wilkinson County,H1</text:p>
          </table:table-cell>
          <table:table-cell office:value-type="string" calcext:value-type="string">
            <text:p>Wilkinson County</text:p>
          </table:table-cell>
          <table:table-cell/>
        </table:table-row>
        <table:table-row table:style-name="ro1">
          <table:table-cell office:value-type="string" calcext:value-type="string">
            <text:p>MS,28,159,Winston County,H1</text:p>
          </table:table-cell>
          <table:table-cell table:formula="of:=LEFT([.A1481];2)" office:value-type="string" office:string-value="MS" calcext:value-type="string">
            <text:p>MS</text:p>
          </table:table-cell>
          <table:table-cell table:formula="of:=MID([.A1481];4;6)" office:value-type="string" office:string-value="28,159" calcext:value-type="string">
            <text:p>28,159</text:p>
          </table:table-cell>
          <table:table-cell table:formula="of:=MID([.A1481];11;30)" office:value-type="string" office:string-value="Winston County,H1" calcext:value-type="string">
            <text:p>Winston County,H1</text:p>
          </table:table-cell>
          <table:table-cell office:value-type="string" calcext:value-type="string">
            <text:p>Winston County</text:p>
          </table:table-cell>
          <table:table-cell/>
        </table:table-row>
        <table:table-row table:style-name="ro1">
          <table:table-cell office:value-type="string" calcext:value-type="string">
            <text:p>MS,28,161,Yalobusha County,H1</text:p>
          </table:table-cell>
          <table:table-cell table:formula="of:=LEFT([.A1482];2)" office:value-type="string" office:string-value="MS" calcext:value-type="string">
            <text:p>MS</text:p>
          </table:table-cell>
          <table:table-cell table:formula="of:=MID([.A1482];4;6)" office:value-type="string" office:string-value="28,161" calcext:value-type="string">
            <text:p>28,161</text:p>
          </table:table-cell>
          <table:table-cell table:formula="of:=MID([.A1482];11;30)" office:value-type="string" office:string-value="Yalobusha County,H1" calcext:value-type="string">
            <text:p>Yalobusha County,H1</text:p>
          </table:table-cell>
          <table:table-cell office:value-type="string" calcext:value-type="string">
            <text:p>Yalobusha County</text:p>
          </table:table-cell>
          <table:table-cell/>
        </table:table-row>
        <table:table-row table:style-name="ro1">
          <table:table-cell office:value-type="string" calcext:value-type="string">
            <text:p>MS,28,163,Yazoo County,H1</text:p>
          </table:table-cell>
          <table:table-cell table:formula="of:=LEFT([.A1483];2)" office:value-type="string" office:string-value="MS" calcext:value-type="string">
            <text:p>MS</text:p>
          </table:table-cell>
          <table:table-cell table:formula="of:=MID([.A1483];4;6)" office:value-type="string" office:string-value="28,163" calcext:value-type="string">
            <text:p>28,163</text:p>
          </table:table-cell>
          <table:table-cell table:formula="of:=MID([.A1483];11;30)" office:value-type="string" office:string-value="Yazoo County,H1" calcext:value-type="string">
            <text:p>Yazoo County,H1</text:p>
          </table:table-cell>
          <table:table-cell office:value-type="string" calcext:value-type="string">
            <text:p>Yazoo County</text:p>
          </table:table-cell>
          <table:table-cell/>
        </table:table-row>
        <table:table-row table:style-name="ro1">
          <table:table-cell office:value-type="string" calcext:value-type="string">
            <text:p>MO,29,001,Adair County,H1</text:p>
          </table:table-cell>
          <table:table-cell table:formula="of:=LEFT([.A1484];2)" office:value-type="string" office:string-value="MO" calcext:value-type="string">
            <text:p>MO</text:p>
          </table:table-cell>
          <table:table-cell table:formula="of:=MID([.A1484];4;6)" office:value-type="string" office:string-value="29,001" calcext:value-type="string">
            <text:p>29,001</text:p>
          </table:table-cell>
          <table:table-cell table:formula="of:=MID([.A1484];11;30)" office:value-type="string" office:string-value="Adair County,H1" calcext:value-type="string">
            <text:p>Adair County,H1</text:p>
          </table:table-cell>
          <table:table-cell office:value-type="string" calcext:value-type="string">
            <text:p>Adair County</text:p>
          </table:table-cell>
          <table:table-cell/>
        </table:table-row>
        <table:table-row table:style-name="ro1">
          <table:table-cell office:value-type="string" calcext:value-type="string">
            <text:p>MO,29,003,Andrew County,H1</text:p>
          </table:table-cell>
          <table:table-cell table:formula="of:=LEFT([.A1485];2)" office:value-type="string" office:string-value="MO" calcext:value-type="string">
            <text:p>MO</text:p>
          </table:table-cell>
          <table:table-cell table:formula="of:=MID([.A1485];4;6)" office:value-type="string" office:string-value="29,003" calcext:value-type="string">
            <text:p>29,003</text:p>
          </table:table-cell>
          <table:table-cell table:formula="of:=MID([.A1485];11;30)" office:value-type="string" office:string-value="Andrew County,H1" calcext:value-type="string">
            <text:p>Andrew County,H1</text:p>
          </table:table-cell>
          <table:table-cell office:value-type="string" calcext:value-type="string">
            <text:p>Andrew County</text:p>
          </table:table-cell>
          <table:table-cell/>
        </table:table-row>
        <table:table-row table:style-name="ro1">
          <table:table-cell office:value-type="string" calcext:value-type="string">
            <text:p>MO,29,005,Atchison County,H1</text:p>
          </table:table-cell>
          <table:table-cell table:formula="of:=LEFT([.A1486];2)" office:value-type="string" office:string-value="MO" calcext:value-type="string">
            <text:p>MO</text:p>
          </table:table-cell>
          <table:table-cell table:formula="of:=MID([.A1486];4;6)" office:value-type="string" office:string-value="29,005" calcext:value-type="string">
            <text:p>29,005</text:p>
          </table:table-cell>
          <table:table-cell table:formula="of:=MID([.A1486];11;30)" office:value-type="string" office:string-value="Atchison County,H1" calcext:value-type="string">
            <text:p>Atchison County,H1</text:p>
          </table:table-cell>
          <table:table-cell office:value-type="string" calcext:value-type="string">
            <text:p>Atchison County</text:p>
          </table:table-cell>
          <table:table-cell/>
        </table:table-row>
        <table:table-row table:style-name="ro1">
          <table:table-cell office:value-type="string" calcext:value-type="string">
            <text:p>MO,29,007,Audrain County,H1</text:p>
          </table:table-cell>
          <table:table-cell table:formula="of:=LEFT([.A1487];2)" office:value-type="string" office:string-value="MO" calcext:value-type="string">
            <text:p>MO</text:p>
          </table:table-cell>
          <table:table-cell table:formula="of:=MID([.A1487];4;6)" office:value-type="string" office:string-value="29,007" calcext:value-type="string">
            <text:p>29,007</text:p>
          </table:table-cell>
          <table:table-cell table:formula="of:=MID([.A1487];11;30)" office:value-type="string" office:string-value="Audrain County,H1" calcext:value-type="string">
            <text:p>Audrain County,H1</text:p>
          </table:table-cell>
          <table:table-cell office:value-type="string" calcext:value-type="string">
            <text:p>Audrain County</text:p>
          </table:table-cell>
          <table:table-cell/>
        </table:table-row>
        <table:table-row table:style-name="ro1">
          <table:table-cell office:value-type="string" calcext:value-type="string">
            <text:p>MO,29,009,Barry County,H1</text:p>
          </table:table-cell>
          <table:table-cell table:formula="of:=LEFT([.A1488];2)" office:value-type="string" office:string-value="MO" calcext:value-type="string">
            <text:p>MO</text:p>
          </table:table-cell>
          <table:table-cell table:formula="of:=MID([.A1488];4;6)" office:value-type="string" office:string-value="29,009" calcext:value-type="string">
            <text:p>29,009</text:p>
          </table:table-cell>
          <table:table-cell table:formula="of:=MID([.A1488];11;30)" office:value-type="string" office:string-value="Barry County,H1" calcext:value-type="string">
            <text:p>Barry County,H1</text:p>
          </table:table-cell>
          <table:table-cell office:value-type="string" calcext:value-type="string">
            <text:p>Barry County</text:p>
          </table:table-cell>
          <table:table-cell/>
        </table:table-row>
        <table:table-row table:style-name="ro1">
          <table:table-cell office:value-type="string" calcext:value-type="string">
            <text:p>MO,29,011,Barton County,H1</text:p>
          </table:table-cell>
          <table:table-cell table:formula="of:=LEFT([.A1489];2)" office:value-type="string" office:string-value="MO" calcext:value-type="string">
            <text:p>MO</text:p>
          </table:table-cell>
          <table:table-cell table:formula="of:=MID([.A1489];4;6)" office:value-type="string" office:string-value="29,011" calcext:value-type="string">
            <text:p>29,011</text:p>
          </table:table-cell>
          <table:table-cell table:formula="of:=MID([.A1489];11;30)" office:value-type="string" office:string-value="Barton County,H1" calcext:value-type="string">
            <text:p>Barton County,H1</text:p>
          </table:table-cell>
          <table:table-cell office:value-type="string" calcext:value-type="string">
            <text:p>Barton County</text:p>
          </table:table-cell>
          <table:table-cell/>
        </table:table-row>
        <table:table-row table:style-name="ro1">
          <table:table-cell office:value-type="string" calcext:value-type="string">
            <text:p>MO,29,013,Bates County,H1</text:p>
          </table:table-cell>
          <table:table-cell table:formula="of:=LEFT([.A1490];2)" office:value-type="string" office:string-value="MO" calcext:value-type="string">
            <text:p>MO</text:p>
          </table:table-cell>
          <table:table-cell table:formula="of:=MID([.A1490];4;6)" office:value-type="string" office:string-value="29,013" calcext:value-type="string">
            <text:p>29,013</text:p>
          </table:table-cell>
          <table:table-cell table:formula="of:=MID([.A1490];11;30)" office:value-type="string" office:string-value="Bates County,H1" calcext:value-type="string">
            <text:p>Bates County,H1</text:p>
          </table:table-cell>
          <table:table-cell office:value-type="string" calcext:value-type="string">
            <text:p>Bates County</text:p>
          </table:table-cell>
          <table:table-cell/>
        </table:table-row>
        <table:table-row table:style-name="ro1">
          <table:table-cell office:value-type="string" calcext:value-type="string">
            <text:p>MO,29,015,Benton County,H1</text:p>
          </table:table-cell>
          <table:table-cell table:formula="of:=LEFT([.A1491];2)" office:value-type="string" office:string-value="MO" calcext:value-type="string">
            <text:p>MO</text:p>
          </table:table-cell>
          <table:table-cell table:formula="of:=MID([.A1491];4;6)" office:value-type="string" office:string-value="29,015" calcext:value-type="string">
            <text:p>29,015</text:p>
          </table:table-cell>
          <table:table-cell table:formula="of:=MID([.A1491];11;30)" office:value-type="string" office:string-value="Benton County,H1" calcext:value-type="string">
            <text:p>Benton County,H1</text:p>
          </table:table-cell>
          <table:table-cell office:value-type="string" calcext:value-type="string">
            <text:p>Benton County</text:p>
          </table:table-cell>
          <table:table-cell/>
        </table:table-row>
        <table:table-row table:style-name="ro1">
          <table:table-cell office:value-type="string" calcext:value-type="string">
            <text:p>MO,29,017,Bollinger County,H1</text:p>
          </table:table-cell>
          <table:table-cell table:formula="of:=LEFT([.A1492];2)" office:value-type="string" office:string-value="MO" calcext:value-type="string">
            <text:p>MO</text:p>
          </table:table-cell>
          <table:table-cell table:formula="of:=MID([.A1492];4;6)" office:value-type="string" office:string-value="29,017" calcext:value-type="string">
            <text:p>29,017</text:p>
          </table:table-cell>
          <table:table-cell table:formula="of:=MID([.A1492];11;30)" office:value-type="string" office:string-value="Bollinger County,H1" calcext:value-type="string">
            <text:p>Bollinger County,H1</text:p>
          </table:table-cell>
          <table:table-cell office:value-type="string" calcext:value-type="string">
            <text:p>Bollinger County</text:p>
          </table:table-cell>
          <table:table-cell/>
        </table:table-row>
        <table:table-row table:style-name="ro1">
          <table:table-cell office:value-type="string" calcext:value-type="string">
            <text:p>MO,29,019,Boone County,H1</text:p>
          </table:table-cell>
          <table:table-cell table:formula="of:=LEFT([.A1493];2)" office:value-type="string" office:string-value="MO" calcext:value-type="string">
            <text:p>MO</text:p>
          </table:table-cell>
          <table:table-cell table:formula="of:=MID([.A1493];4;6)" office:value-type="string" office:string-value="29,019" calcext:value-type="string">
            <text:p>29,019</text:p>
          </table:table-cell>
          <table:table-cell table:formula="of:=MID([.A1493];11;30)" office:value-type="string" office:string-value="Boone County,H1" calcext:value-type="string">
            <text:p>Boone County,H1</text:p>
          </table:table-cell>
          <table:table-cell office:value-type="string" calcext:value-type="string">
            <text:p>Boone County</text:p>
          </table:table-cell>
          <table:table-cell/>
        </table:table-row>
        <table:table-row table:style-name="ro1">
          <table:table-cell office:value-type="string" calcext:value-type="string">
            <text:p>MO,29,021,Buchanan County,H1</text:p>
          </table:table-cell>
          <table:table-cell table:formula="of:=LEFT([.A1494];2)" office:value-type="string" office:string-value="MO" calcext:value-type="string">
            <text:p>MO</text:p>
          </table:table-cell>
          <table:table-cell table:formula="of:=MID([.A1494];4;6)" office:value-type="string" office:string-value="29,021" calcext:value-type="string">
            <text:p>29,021</text:p>
          </table:table-cell>
          <table:table-cell table:formula="of:=MID([.A1494];11;30)" office:value-type="string" office:string-value="Buchanan County,H1" calcext:value-type="string">
            <text:p>Buchanan County,H1</text:p>
          </table:table-cell>
          <table:table-cell office:value-type="string" calcext:value-type="string">
            <text:p>Buchanan County</text:p>
          </table:table-cell>
          <table:table-cell/>
        </table:table-row>
        <table:table-row table:style-name="ro1">
          <table:table-cell office:value-type="string" calcext:value-type="string">
            <text:p>MO,29,023,Butler County,H1</text:p>
          </table:table-cell>
          <table:table-cell table:formula="of:=LEFT([.A1495];2)" office:value-type="string" office:string-value="MO" calcext:value-type="string">
            <text:p>MO</text:p>
          </table:table-cell>
          <table:table-cell table:formula="of:=MID([.A1495];4;6)" office:value-type="string" office:string-value="29,023" calcext:value-type="string">
            <text:p>29,023</text:p>
          </table:table-cell>
          <table:table-cell table:formula="of:=MID([.A1495];11;30)" office:value-type="string" office:string-value="Butler County,H1" calcext:value-type="string">
            <text:p>Butler County,H1</text:p>
          </table:table-cell>
          <table:table-cell office:value-type="string" calcext:value-type="string">
            <text:p>Butler County</text:p>
          </table:table-cell>
          <table:table-cell/>
        </table:table-row>
        <table:table-row table:style-name="ro1">
          <table:table-cell office:value-type="string" calcext:value-type="string">
            <text:p>MO,29,025,Caldwell County,H1</text:p>
          </table:table-cell>
          <table:table-cell table:formula="of:=LEFT([.A1496];2)" office:value-type="string" office:string-value="MO" calcext:value-type="string">
            <text:p>MO</text:p>
          </table:table-cell>
          <table:table-cell table:formula="of:=MID([.A1496];4;6)" office:value-type="string" office:string-value="29,025" calcext:value-type="string">
            <text:p>29,025</text:p>
          </table:table-cell>
          <table:table-cell table:formula="of:=MID([.A1496];11;30)" office:value-type="string" office:string-value="Caldwell County,H1" calcext:value-type="string">
            <text:p>Caldwell County,H1</text:p>
          </table:table-cell>
          <table:table-cell office:value-type="string" calcext:value-type="string">
            <text:p>Caldwell County</text:p>
          </table:table-cell>
          <table:table-cell/>
        </table:table-row>
        <table:table-row table:style-name="ro1">
          <table:table-cell office:value-type="string" calcext:value-type="string">
            <text:p>MO,29,027,Callaway County,H1</text:p>
          </table:table-cell>
          <table:table-cell table:formula="of:=LEFT([.A1497];2)" office:value-type="string" office:string-value="MO" calcext:value-type="string">
            <text:p>MO</text:p>
          </table:table-cell>
          <table:table-cell table:formula="of:=MID([.A1497];4;6)" office:value-type="string" office:string-value="29,027" calcext:value-type="string">
            <text:p>29,027</text:p>
          </table:table-cell>
          <table:table-cell table:formula="of:=MID([.A1497];11;30)" office:value-type="string" office:string-value="Callaway County,H1" calcext:value-type="string">
            <text:p>Callaway County,H1</text:p>
          </table:table-cell>
          <table:table-cell office:value-type="string" calcext:value-type="string">
            <text:p>Callaway County</text:p>
          </table:table-cell>
          <table:table-cell/>
        </table:table-row>
        <table:table-row table:style-name="ro1">
          <table:table-cell office:value-type="string" calcext:value-type="string">
            <text:p>MO,29,029,Camden County,H1</text:p>
          </table:table-cell>
          <table:table-cell table:formula="of:=LEFT([.A1498];2)" office:value-type="string" office:string-value="MO" calcext:value-type="string">
            <text:p>MO</text:p>
          </table:table-cell>
          <table:table-cell table:formula="of:=MID([.A1498];4;6)" office:value-type="string" office:string-value="29,029" calcext:value-type="string">
            <text:p>29,029</text:p>
          </table:table-cell>
          <table:table-cell table:formula="of:=MID([.A1498];11;30)" office:value-type="string" office:string-value="Camden County,H1" calcext:value-type="string">
            <text:p>Camden County,H1</text:p>
          </table:table-cell>
          <table:table-cell office:value-type="string" calcext:value-type="string">
            <text:p>Camden County</text:p>
          </table:table-cell>
          <table:table-cell/>
        </table:table-row>
        <table:table-row table:style-name="ro2">
          <table:table-cell office:value-type="string" calcext:value-type="string">
            <text:p>MO,29,031,Cape Girardeau County,H1</text:p>
          </table:table-cell>
          <table:table-cell table:formula="of:=LEFT([.A1499];2)" office:value-type="string" office:string-value="MO" calcext:value-type="string">
            <text:p>MO</text:p>
          </table:table-cell>
          <table:table-cell table:formula="of:=MID([.A1499];4;6)" office:value-type="string" office:string-value="29,031" calcext:value-type="string">
            <text:p>29,031</text:p>
          </table:table-cell>
          <table:table-cell table:formula="of:=MID([.A1499];11;30)" office:value-type="string" office:string-value="Cape Girardeau County,H1" calcext:value-type="string">
            <text:p>Cape Girardeau County,H1</text:p>
          </table:table-cell>
          <table:table-cell office:value-type="string" calcext:value-type="string">
            <text:p>Cape Girardeau County</text:p>
          </table:table-cell>
          <table:table-cell/>
        </table:table-row>
        <table:table-row table:style-name="ro1">
          <table:table-cell office:value-type="string" calcext:value-type="string">
            <text:p>MO,29,033,Carroll County,H1</text:p>
          </table:table-cell>
          <table:table-cell table:formula="of:=LEFT([.A1500];2)" office:value-type="string" office:string-value="MO" calcext:value-type="string">
            <text:p>MO</text:p>
          </table:table-cell>
          <table:table-cell table:formula="of:=MID([.A1500];4;6)" office:value-type="string" office:string-value="29,033" calcext:value-type="string">
            <text:p>29,033</text:p>
          </table:table-cell>
          <table:table-cell table:formula="of:=MID([.A1500];11;30)" office:value-type="string" office:string-value="Carroll County,H1" calcext:value-type="string">
            <text:p>Carroll County,H1</text:p>
          </table:table-cell>
          <table:table-cell office:value-type="string" calcext:value-type="string">
            <text:p>Carroll County</text:p>
          </table:table-cell>
          <table:table-cell/>
        </table:table-row>
        <table:table-row table:style-name="ro1">
          <table:table-cell office:value-type="string" calcext:value-type="string">
            <text:p>MO,29,035,Carter County,H1</text:p>
          </table:table-cell>
          <table:table-cell table:formula="of:=LEFT([.A1501];2)" office:value-type="string" office:string-value="MO" calcext:value-type="string">
            <text:p>MO</text:p>
          </table:table-cell>
          <table:table-cell table:formula="of:=MID([.A1501];4;6)" office:value-type="string" office:string-value="29,035" calcext:value-type="string">
            <text:p>29,035</text:p>
          </table:table-cell>
          <table:table-cell table:formula="of:=MID([.A1501];11;30)" office:value-type="string" office:string-value="Carter County,H1" calcext:value-type="string">
            <text:p>Carter County,H1</text:p>
          </table:table-cell>
          <table:table-cell office:value-type="string" calcext:value-type="string">
            <text:p>Carter County</text:p>
          </table:table-cell>
          <table:table-cell/>
        </table:table-row>
        <table:table-row table:style-name="ro1">
          <table:table-cell office:value-type="string" calcext:value-type="string">
            <text:p>MO,29,037,Cass County,H1</text:p>
          </table:table-cell>
          <table:table-cell table:formula="of:=LEFT([.A1502];2)" office:value-type="string" office:string-value="MO" calcext:value-type="string">
            <text:p>MO</text:p>
          </table:table-cell>
          <table:table-cell table:formula="of:=MID([.A1502];4;6)" office:value-type="string" office:string-value="29,037" calcext:value-type="string">
            <text:p>29,037</text:p>
          </table:table-cell>
          <table:table-cell table:formula="of:=MID([.A1502];11;30)" office:value-type="string" office:string-value="Cass County,H1" calcext:value-type="string">
            <text:p>Cass County,H1</text:p>
          </table:table-cell>
          <table:table-cell office:value-type="string" calcext:value-type="string">
            <text:p>Cass County</text:p>
          </table:table-cell>
          <table:table-cell/>
        </table:table-row>
        <table:table-row table:style-name="ro1">
          <table:table-cell office:value-type="string" calcext:value-type="string">
            <text:p>MO,29,039,Cedar County,H1</text:p>
          </table:table-cell>
          <table:table-cell table:formula="of:=LEFT([.A1503];2)" office:value-type="string" office:string-value="MO" calcext:value-type="string">
            <text:p>MO</text:p>
          </table:table-cell>
          <table:table-cell table:formula="of:=MID([.A1503];4;6)" office:value-type="string" office:string-value="29,039" calcext:value-type="string">
            <text:p>29,039</text:p>
          </table:table-cell>
          <table:table-cell table:formula="of:=MID([.A1503];11;30)" office:value-type="string" office:string-value="Cedar County,H1" calcext:value-type="string">
            <text:p>Cedar County,H1</text:p>
          </table:table-cell>
          <table:table-cell office:value-type="string" calcext:value-type="string">
            <text:p>Cedar County</text:p>
          </table:table-cell>
          <table:table-cell/>
        </table:table-row>
        <table:table-row table:style-name="ro1">
          <table:table-cell office:value-type="string" calcext:value-type="string">
            <text:p>MO,29,041,Chariton County,H1</text:p>
          </table:table-cell>
          <table:table-cell table:formula="of:=LEFT([.A1504];2)" office:value-type="string" office:string-value="MO" calcext:value-type="string">
            <text:p>MO</text:p>
          </table:table-cell>
          <table:table-cell table:formula="of:=MID([.A1504];4;6)" office:value-type="string" office:string-value="29,041" calcext:value-type="string">
            <text:p>29,041</text:p>
          </table:table-cell>
          <table:table-cell table:formula="of:=MID([.A1504];11;30)" office:value-type="string" office:string-value="Chariton County,H1" calcext:value-type="string">
            <text:p>Chariton County,H1</text:p>
          </table:table-cell>
          <table:table-cell office:value-type="string" calcext:value-type="string">
            <text:p>Chariton County</text:p>
          </table:table-cell>
          <table:table-cell/>
        </table:table-row>
        <table:table-row table:style-name="ro1">
          <table:table-cell office:value-type="string" calcext:value-type="string">
            <text:p>MO,29,043,Christian County,H1</text:p>
          </table:table-cell>
          <table:table-cell table:formula="of:=LEFT([.A1505];2)" office:value-type="string" office:string-value="MO" calcext:value-type="string">
            <text:p>MO</text:p>
          </table:table-cell>
          <table:table-cell table:formula="of:=MID([.A1505];4;6)" office:value-type="string" office:string-value="29,043" calcext:value-type="string">
            <text:p>29,043</text:p>
          </table:table-cell>
          <table:table-cell table:formula="of:=MID([.A1505];11;30)" office:value-type="string" office:string-value="Christian County,H1" calcext:value-type="string">
            <text:p>Christian County,H1</text:p>
          </table:table-cell>
          <table:table-cell office:value-type="string" calcext:value-type="string">
            <text:p>Christian County</text:p>
          </table:table-cell>
          <table:table-cell/>
        </table:table-row>
        <table:table-row table:style-name="ro1">
          <table:table-cell office:value-type="string" calcext:value-type="string">
            <text:p>MO,29,045,Clark County,H1</text:p>
          </table:table-cell>
          <table:table-cell table:formula="of:=LEFT([.A1506];2)" office:value-type="string" office:string-value="MO" calcext:value-type="string">
            <text:p>MO</text:p>
          </table:table-cell>
          <table:table-cell table:formula="of:=MID([.A1506];4;6)" office:value-type="string" office:string-value="29,045" calcext:value-type="string">
            <text:p>29,045</text:p>
          </table:table-cell>
          <table:table-cell table:formula="of:=MID([.A1506];11;30)" office:value-type="string" office:string-value="Clark County,H1" calcext:value-type="string">
            <text:p>Clark County,H1</text:p>
          </table:table-cell>
          <table:table-cell office:value-type="string" calcext:value-type="string">
            <text:p>Clark County</text:p>
          </table:table-cell>
          <table:table-cell/>
        </table:table-row>
        <table:table-row table:style-name="ro1">
          <table:table-cell office:value-type="string" calcext:value-type="string">
            <text:p>MO,29,047,Clay County,H1</text:p>
          </table:table-cell>
          <table:table-cell table:formula="of:=LEFT([.A1507];2)" office:value-type="string" office:string-value="MO" calcext:value-type="string">
            <text:p>MO</text:p>
          </table:table-cell>
          <table:table-cell table:formula="of:=MID([.A1507];4;6)" office:value-type="string" office:string-value="29,047" calcext:value-type="string">
            <text:p>29,047</text:p>
          </table:table-cell>
          <table:table-cell table:formula="of:=MID([.A1507];11;30)" office:value-type="string" office:string-value="Clay County,H1" calcext:value-type="string">
            <text:p>Clay County,H1</text:p>
          </table:table-cell>
          <table:table-cell office:value-type="string" calcext:value-type="string">
            <text:p>Clay County</text:p>
          </table:table-cell>
          <table:table-cell/>
        </table:table-row>
        <table:table-row table:style-name="ro1">
          <table:table-cell office:value-type="string" calcext:value-type="string">
            <text:p>MO,29,049,Clinton County,H1</text:p>
          </table:table-cell>
          <table:table-cell table:formula="of:=LEFT([.A1508];2)" office:value-type="string" office:string-value="MO" calcext:value-type="string">
            <text:p>MO</text:p>
          </table:table-cell>
          <table:table-cell table:formula="of:=MID([.A1508];4;6)" office:value-type="string" office:string-value="29,049" calcext:value-type="string">
            <text:p>29,049</text:p>
          </table:table-cell>
          <table:table-cell table:formula="of:=MID([.A1508];11;30)" office:value-type="string" office:string-value="Clinton County,H1" calcext:value-type="string">
            <text:p>Clinton County,H1</text:p>
          </table:table-cell>
          <table:table-cell office:value-type="string" calcext:value-type="string">
            <text:p>Clinton County</text:p>
          </table:table-cell>
          <table:table-cell/>
        </table:table-row>
        <table:table-row table:style-name="ro1">
          <table:table-cell office:value-type="string" calcext:value-type="string">
            <text:p>MO,29,051,Cole County,H1</text:p>
          </table:table-cell>
          <table:table-cell table:formula="of:=LEFT([.A1509];2)" office:value-type="string" office:string-value="MO" calcext:value-type="string">
            <text:p>MO</text:p>
          </table:table-cell>
          <table:table-cell table:formula="of:=MID([.A1509];4;6)" office:value-type="string" office:string-value="29,051" calcext:value-type="string">
            <text:p>29,051</text:p>
          </table:table-cell>
          <table:table-cell table:formula="of:=MID([.A1509];11;30)" office:value-type="string" office:string-value="Cole County,H1" calcext:value-type="string">
            <text:p>Cole County,H1</text:p>
          </table:table-cell>
          <table:table-cell office:value-type="string" calcext:value-type="string">
            <text:p>Cole County</text:p>
          </table:table-cell>
          <table:table-cell/>
        </table:table-row>
        <table:table-row table:style-name="ro1">
          <table:table-cell office:value-type="string" calcext:value-type="string">
            <text:p>MO,29,053,Cooper County,H1</text:p>
          </table:table-cell>
          <table:table-cell table:formula="of:=LEFT([.A1510];2)" office:value-type="string" office:string-value="MO" calcext:value-type="string">
            <text:p>MO</text:p>
          </table:table-cell>
          <table:table-cell table:formula="of:=MID([.A1510];4;6)" office:value-type="string" office:string-value="29,053" calcext:value-type="string">
            <text:p>29,053</text:p>
          </table:table-cell>
          <table:table-cell table:formula="of:=MID([.A1510];11;30)" office:value-type="string" office:string-value="Cooper County,H1" calcext:value-type="string">
            <text:p>Cooper County,H1</text:p>
          </table:table-cell>
          <table:table-cell office:value-type="string" calcext:value-type="string">
            <text:p>Cooper County</text:p>
          </table:table-cell>
          <table:table-cell/>
        </table:table-row>
        <table:table-row table:style-name="ro1">
          <table:table-cell office:value-type="string" calcext:value-type="string">
            <text:p>MO,29,055,Crawford County,H1</text:p>
          </table:table-cell>
          <table:table-cell table:formula="of:=LEFT([.A1511];2)" office:value-type="string" office:string-value="MO" calcext:value-type="string">
            <text:p>MO</text:p>
          </table:table-cell>
          <table:table-cell table:formula="of:=MID([.A1511];4;6)" office:value-type="string" office:string-value="29,055" calcext:value-type="string">
            <text:p>29,055</text:p>
          </table:table-cell>
          <table:table-cell table:formula="of:=MID([.A1511];11;30)" office:value-type="string" office:string-value="Crawford County,H1" calcext:value-type="string">
            <text:p>Crawford County,H1</text:p>
          </table:table-cell>
          <table:table-cell office:value-type="string" calcext:value-type="string">
            <text:p>Crawford County</text:p>
          </table:table-cell>
          <table:table-cell/>
        </table:table-row>
        <table:table-row table:style-name="ro1">
          <table:table-cell office:value-type="string" calcext:value-type="string">
            <text:p>MO,29,057,Dade County,H1</text:p>
          </table:table-cell>
          <table:table-cell table:formula="of:=LEFT([.A1512];2)" office:value-type="string" office:string-value="MO" calcext:value-type="string">
            <text:p>MO</text:p>
          </table:table-cell>
          <table:table-cell table:formula="of:=MID([.A1512];4;6)" office:value-type="string" office:string-value="29,057" calcext:value-type="string">
            <text:p>29,057</text:p>
          </table:table-cell>
          <table:table-cell table:formula="of:=MID([.A1512];11;30)" office:value-type="string" office:string-value="Dade County,H1" calcext:value-type="string">
            <text:p>Dade County,H1</text:p>
          </table:table-cell>
          <table:table-cell office:value-type="string" calcext:value-type="string">
            <text:p>Dade County</text:p>
          </table:table-cell>
          <table:table-cell/>
        </table:table-row>
        <table:table-row table:style-name="ro1">
          <table:table-cell office:value-type="string" calcext:value-type="string">
            <text:p>MO,29,059,Dallas County,H1</text:p>
          </table:table-cell>
          <table:table-cell table:formula="of:=LEFT([.A1513];2)" office:value-type="string" office:string-value="MO" calcext:value-type="string">
            <text:p>MO</text:p>
          </table:table-cell>
          <table:table-cell table:formula="of:=MID([.A1513];4;6)" office:value-type="string" office:string-value="29,059" calcext:value-type="string">
            <text:p>29,059</text:p>
          </table:table-cell>
          <table:table-cell table:formula="of:=MID([.A1513];11;30)" office:value-type="string" office:string-value="Dallas County,H1" calcext:value-type="string">
            <text:p>Dallas County,H1</text:p>
          </table:table-cell>
          <table:table-cell office:value-type="string" calcext:value-type="string">
            <text:p>Dallas County</text:p>
          </table:table-cell>
          <table:table-cell/>
        </table:table-row>
        <table:table-row table:style-name="ro1">
          <table:table-cell office:value-type="string" calcext:value-type="string">
            <text:p>MO,29,061,Daviess County,H1</text:p>
          </table:table-cell>
          <table:table-cell table:formula="of:=LEFT([.A1514];2)" office:value-type="string" office:string-value="MO" calcext:value-type="string">
            <text:p>MO</text:p>
          </table:table-cell>
          <table:table-cell table:formula="of:=MID([.A1514];4;6)" office:value-type="string" office:string-value="29,061" calcext:value-type="string">
            <text:p>29,061</text:p>
          </table:table-cell>
          <table:table-cell table:formula="of:=MID([.A1514];11;30)" office:value-type="string" office:string-value="Daviess County,H1" calcext:value-type="string">
            <text:p>Daviess County,H1</text:p>
          </table:table-cell>
          <table:table-cell office:value-type="string" calcext:value-type="string">
            <text:p>Daviess County</text:p>
          </table:table-cell>
          <table:table-cell/>
        </table:table-row>
        <table:table-row table:style-name="ro1">
          <table:table-cell office:value-type="string" calcext:value-type="string">
            <text:p>MO,29,063,DeKalb County,H1</text:p>
          </table:table-cell>
          <table:table-cell table:formula="of:=LEFT([.A1515];2)" office:value-type="string" office:string-value="MO" calcext:value-type="string">
            <text:p>MO</text:p>
          </table:table-cell>
          <table:table-cell table:formula="of:=MID([.A1515];4;6)" office:value-type="string" office:string-value="29,063" calcext:value-type="string">
            <text:p>29,063</text:p>
          </table:table-cell>
          <table:table-cell table:formula="of:=MID([.A1515];11;30)" office:value-type="string" office:string-value="DeKalb County,H1" calcext:value-type="string">
            <text:p>DeKalb County,H1</text:p>
          </table:table-cell>
          <table:table-cell office:value-type="string" calcext:value-type="string">
            <text:p>DeKalb County</text:p>
          </table:table-cell>
          <table:table-cell/>
        </table:table-row>
        <table:table-row table:style-name="ro1">
          <table:table-cell office:value-type="string" calcext:value-type="string">
            <text:p>MO,29,065,Dent County,H1</text:p>
          </table:table-cell>
          <table:table-cell table:formula="of:=LEFT([.A1516];2)" office:value-type="string" office:string-value="MO" calcext:value-type="string">
            <text:p>MO</text:p>
          </table:table-cell>
          <table:table-cell table:formula="of:=MID([.A1516];4;6)" office:value-type="string" office:string-value="29,065" calcext:value-type="string">
            <text:p>29,065</text:p>
          </table:table-cell>
          <table:table-cell table:formula="of:=MID([.A1516];11;30)" office:value-type="string" office:string-value="Dent County,H1" calcext:value-type="string">
            <text:p>Dent County,H1</text:p>
          </table:table-cell>
          <table:table-cell office:value-type="string" calcext:value-type="string">
            <text:p>Dent County</text:p>
          </table:table-cell>
          <table:table-cell/>
        </table:table-row>
        <table:table-row table:style-name="ro1">
          <table:table-cell office:value-type="string" calcext:value-type="string">
            <text:p>MO,29,067,Douglas County,H1</text:p>
          </table:table-cell>
          <table:table-cell table:formula="of:=LEFT([.A1517];2)" office:value-type="string" office:string-value="MO" calcext:value-type="string">
            <text:p>MO</text:p>
          </table:table-cell>
          <table:table-cell table:formula="of:=MID([.A1517];4;6)" office:value-type="string" office:string-value="29,067" calcext:value-type="string">
            <text:p>29,067</text:p>
          </table:table-cell>
          <table:table-cell table:formula="of:=MID([.A1517];11;30)" office:value-type="string" office:string-value="Douglas County,H1" calcext:value-type="string">
            <text:p>Douglas County,H1</text:p>
          </table:table-cell>
          <table:table-cell office:value-type="string" calcext:value-type="string">
            <text:p>Douglas County</text:p>
          </table:table-cell>
          <table:table-cell/>
        </table:table-row>
        <table:table-row table:style-name="ro1">
          <table:table-cell office:value-type="string" calcext:value-type="string">
            <text:p>MO,29,069,Dunklin County,H1</text:p>
          </table:table-cell>
          <table:table-cell table:formula="of:=LEFT([.A1518];2)" office:value-type="string" office:string-value="MO" calcext:value-type="string">
            <text:p>MO</text:p>
          </table:table-cell>
          <table:table-cell table:formula="of:=MID([.A1518];4;6)" office:value-type="string" office:string-value="29,069" calcext:value-type="string">
            <text:p>29,069</text:p>
          </table:table-cell>
          <table:table-cell table:formula="of:=MID([.A1518];11;30)" office:value-type="string" office:string-value="Dunklin County,H1" calcext:value-type="string">
            <text:p>Dunklin County,H1</text:p>
          </table:table-cell>
          <table:table-cell office:value-type="string" calcext:value-type="string">
            <text:p>Dunklin County</text:p>
          </table:table-cell>
          <table:table-cell/>
        </table:table-row>
        <table:table-row table:style-name="ro1">
          <table:table-cell office:value-type="string" calcext:value-type="string">
            <text:p>MO,29,071,Franklin County,H1</text:p>
          </table:table-cell>
          <table:table-cell table:formula="of:=LEFT([.A1519];2)" office:value-type="string" office:string-value="MO" calcext:value-type="string">
            <text:p>MO</text:p>
          </table:table-cell>
          <table:table-cell table:formula="of:=MID([.A1519];4;6)" office:value-type="string" office:string-value="29,071" calcext:value-type="string">
            <text:p>29,071</text:p>
          </table:table-cell>
          <table:table-cell table:formula="of:=MID([.A1519];11;30)" office:value-type="string" office:string-value="Franklin County,H1" calcext:value-type="string">
            <text:p>Franklin County,H1</text:p>
          </table:table-cell>
          <table:table-cell office:value-type="string" calcext:value-type="string">
            <text:p>Franklin County</text:p>
          </table:table-cell>
          <table:table-cell/>
        </table:table-row>
        <table:table-row table:style-name="ro1">
          <table:table-cell office:value-type="string" calcext:value-type="string">
            <text:p>MO,29,073,Gasconade County,H1</text:p>
          </table:table-cell>
          <table:table-cell table:formula="of:=LEFT([.A1520];2)" office:value-type="string" office:string-value="MO" calcext:value-type="string">
            <text:p>MO</text:p>
          </table:table-cell>
          <table:table-cell table:formula="of:=MID([.A1520];4;6)" office:value-type="string" office:string-value="29,073" calcext:value-type="string">
            <text:p>29,073</text:p>
          </table:table-cell>
          <table:table-cell table:formula="of:=MID([.A1520];11;30)" office:value-type="string" office:string-value="Gasconade County,H1" calcext:value-type="string">
            <text:p>Gasconade County,H1</text:p>
          </table:table-cell>
          <table:table-cell office:value-type="string" calcext:value-type="string">
            <text:p>Gasconade County</text:p>
          </table:table-cell>
          <table:table-cell/>
        </table:table-row>
        <table:table-row table:style-name="ro1">
          <table:table-cell office:value-type="string" calcext:value-type="string">
            <text:p>MO,29,075,Gentry County,H1</text:p>
          </table:table-cell>
          <table:table-cell table:formula="of:=LEFT([.A1521];2)" office:value-type="string" office:string-value="MO" calcext:value-type="string">
            <text:p>MO</text:p>
          </table:table-cell>
          <table:table-cell table:formula="of:=MID([.A1521];4;6)" office:value-type="string" office:string-value="29,075" calcext:value-type="string">
            <text:p>29,075</text:p>
          </table:table-cell>
          <table:table-cell table:formula="of:=MID([.A1521];11;30)" office:value-type="string" office:string-value="Gentry County,H1" calcext:value-type="string">
            <text:p>Gentry County,H1</text:p>
          </table:table-cell>
          <table:table-cell office:value-type="string" calcext:value-type="string">
            <text:p>Gentry County</text:p>
          </table:table-cell>
          <table:table-cell/>
        </table:table-row>
        <table:table-row table:style-name="ro1">
          <table:table-cell office:value-type="string" calcext:value-type="string">
            <text:p>MO,29,077,Greene County,H1</text:p>
          </table:table-cell>
          <table:table-cell table:formula="of:=LEFT([.A1522];2)" office:value-type="string" office:string-value="MO" calcext:value-type="string">
            <text:p>MO</text:p>
          </table:table-cell>
          <table:table-cell table:formula="of:=MID([.A1522];4;6)" office:value-type="string" office:string-value="29,077" calcext:value-type="string">
            <text:p>29,077</text:p>
          </table:table-cell>
          <table:table-cell table:formula="of:=MID([.A1522];11;30)" office:value-type="string" office:string-value="Greene County,H1" calcext:value-type="string">
            <text:p>Greene County,H1</text:p>
          </table:table-cell>
          <table:table-cell office:value-type="string" calcext:value-type="string">
            <text:p>Greene County</text:p>
          </table:table-cell>
          <table:table-cell/>
        </table:table-row>
        <table:table-row table:style-name="ro1">
          <table:table-cell office:value-type="string" calcext:value-type="string">
            <text:p>MO,29,079,Grundy County,H1</text:p>
          </table:table-cell>
          <table:table-cell table:formula="of:=LEFT([.A1523];2)" office:value-type="string" office:string-value="MO" calcext:value-type="string">
            <text:p>MO</text:p>
          </table:table-cell>
          <table:table-cell table:formula="of:=MID([.A1523];4;6)" office:value-type="string" office:string-value="29,079" calcext:value-type="string">
            <text:p>29,079</text:p>
          </table:table-cell>
          <table:table-cell table:formula="of:=MID([.A1523];11;30)" office:value-type="string" office:string-value="Grundy County,H1" calcext:value-type="string">
            <text:p>Grundy County,H1</text:p>
          </table:table-cell>
          <table:table-cell office:value-type="string" calcext:value-type="string">
            <text:p>Grundy County</text:p>
          </table:table-cell>
          <table:table-cell/>
        </table:table-row>
        <table:table-row table:style-name="ro1">
          <table:table-cell office:value-type="string" calcext:value-type="string">
            <text:p>MO,29,081,Harrison County,H1</text:p>
          </table:table-cell>
          <table:table-cell table:formula="of:=LEFT([.A1524];2)" office:value-type="string" office:string-value="MO" calcext:value-type="string">
            <text:p>MO</text:p>
          </table:table-cell>
          <table:table-cell table:formula="of:=MID([.A1524];4;6)" office:value-type="string" office:string-value="29,081" calcext:value-type="string">
            <text:p>29,081</text:p>
          </table:table-cell>
          <table:table-cell table:formula="of:=MID([.A1524];11;30)" office:value-type="string" office:string-value="Harrison County,H1" calcext:value-type="string">
            <text:p>Harrison County,H1</text:p>
          </table:table-cell>
          <table:table-cell office:value-type="string" calcext:value-type="string">
            <text:p>Harrison County</text:p>
          </table:table-cell>
          <table:table-cell/>
        </table:table-row>
        <table:table-row table:style-name="ro1">
          <table:table-cell office:value-type="string" calcext:value-type="string">
            <text:p>MO,29,083,Henry County,H1</text:p>
          </table:table-cell>
          <table:table-cell table:formula="of:=LEFT([.A1525];2)" office:value-type="string" office:string-value="MO" calcext:value-type="string">
            <text:p>MO</text:p>
          </table:table-cell>
          <table:table-cell table:formula="of:=MID([.A1525];4;6)" office:value-type="string" office:string-value="29,083" calcext:value-type="string">
            <text:p>29,083</text:p>
          </table:table-cell>
          <table:table-cell table:formula="of:=MID([.A1525];11;30)" office:value-type="string" office:string-value="Henry County,H1" calcext:value-type="string">
            <text:p>Henry County,H1</text:p>
          </table:table-cell>
          <table:table-cell office:value-type="string" calcext:value-type="string">
            <text:p>Henry County</text:p>
          </table:table-cell>
          <table:table-cell/>
        </table:table-row>
        <table:table-row table:style-name="ro1">
          <table:table-cell office:value-type="string" calcext:value-type="string">
            <text:p>MO,29,085,Hickory County,H1</text:p>
          </table:table-cell>
          <table:table-cell table:formula="of:=LEFT([.A1526];2)" office:value-type="string" office:string-value="MO" calcext:value-type="string">
            <text:p>MO</text:p>
          </table:table-cell>
          <table:table-cell table:formula="of:=MID([.A1526];4;6)" office:value-type="string" office:string-value="29,085" calcext:value-type="string">
            <text:p>29,085</text:p>
          </table:table-cell>
          <table:table-cell table:formula="of:=MID([.A1526];11;30)" office:value-type="string" office:string-value="Hickory County,H1" calcext:value-type="string">
            <text:p>Hickory County,H1</text:p>
          </table:table-cell>
          <table:table-cell office:value-type="string" calcext:value-type="string">
            <text:p>Hickory County</text:p>
          </table:table-cell>
          <table:table-cell/>
        </table:table-row>
        <table:table-row table:style-name="ro1">
          <table:table-cell office:value-type="string" calcext:value-type="string">
            <text:p>MO,29,087,Holt County,H1</text:p>
          </table:table-cell>
          <table:table-cell table:formula="of:=LEFT([.A1527];2)" office:value-type="string" office:string-value="MO" calcext:value-type="string">
            <text:p>MO</text:p>
          </table:table-cell>
          <table:table-cell table:formula="of:=MID([.A1527];4;6)" office:value-type="string" office:string-value="29,087" calcext:value-type="string">
            <text:p>29,087</text:p>
          </table:table-cell>
          <table:table-cell table:formula="of:=MID([.A1527];11;30)" office:value-type="string" office:string-value="Holt County,H1" calcext:value-type="string">
            <text:p>Holt County,H1</text:p>
          </table:table-cell>
          <table:table-cell office:value-type="string" calcext:value-type="string">
            <text:p>Holt County</text:p>
          </table:table-cell>
          <table:table-cell/>
        </table:table-row>
        <table:table-row table:style-name="ro1">
          <table:table-cell office:value-type="string" calcext:value-type="string">
            <text:p>MO,29,089,Howard County,H1</text:p>
          </table:table-cell>
          <table:table-cell table:formula="of:=LEFT([.A1528];2)" office:value-type="string" office:string-value="MO" calcext:value-type="string">
            <text:p>MO</text:p>
          </table:table-cell>
          <table:table-cell table:formula="of:=MID([.A1528];4;6)" office:value-type="string" office:string-value="29,089" calcext:value-type="string">
            <text:p>29,089</text:p>
          </table:table-cell>
          <table:table-cell table:formula="of:=MID([.A1528];11;30)" office:value-type="string" office:string-value="Howard County,H1" calcext:value-type="string">
            <text:p>Howard County,H1</text:p>
          </table:table-cell>
          <table:table-cell office:value-type="string" calcext:value-type="string">
            <text:p>Howard County</text:p>
          </table:table-cell>
          <table:table-cell/>
        </table:table-row>
        <table:table-row table:style-name="ro1">
          <table:table-cell office:value-type="string" calcext:value-type="string">
            <text:p>MO,29,091,Howell County,H1</text:p>
          </table:table-cell>
          <table:table-cell table:formula="of:=LEFT([.A1529];2)" office:value-type="string" office:string-value="MO" calcext:value-type="string">
            <text:p>MO</text:p>
          </table:table-cell>
          <table:table-cell table:formula="of:=MID([.A1529];4;6)" office:value-type="string" office:string-value="29,091" calcext:value-type="string">
            <text:p>29,091</text:p>
          </table:table-cell>
          <table:table-cell table:formula="of:=MID([.A1529];11;30)" office:value-type="string" office:string-value="Howell County,H1" calcext:value-type="string">
            <text:p>Howell County,H1</text:p>
          </table:table-cell>
          <table:table-cell office:value-type="string" calcext:value-type="string">
            <text:p>Howell County</text:p>
          </table:table-cell>
          <table:table-cell/>
        </table:table-row>
        <table:table-row table:style-name="ro1">
          <table:table-cell office:value-type="string" calcext:value-type="string">
            <text:p>MO,29,093,Iron County,H1</text:p>
          </table:table-cell>
          <table:table-cell table:formula="of:=LEFT([.A1530];2)" office:value-type="string" office:string-value="MO" calcext:value-type="string">
            <text:p>MO</text:p>
          </table:table-cell>
          <table:table-cell table:formula="of:=MID([.A1530];4;6)" office:value-type="string" office:string-value="29,093" calcext:value-type="string">
            <text:p>29,093</text:p>
          </table:table-cell>
          <table:table-cell table:formula="of:=MID([.A1530];11;30)" office:value-type="string" office:string-value="Iron County,H1" calcext:value-type="string">
            <text:p>Iron County,H1</text:p>
          </table:table-cell>
          <table:table-cell office:value-type="string" calcext:value-type="string">
            <text:p>Iron County</text:p>
          </table:table-cell>
          <table:table-cell/>
        </table:table-row>
        <table:table-row table:style-name="ro1">
          <table:table-cell office:value-type="string" calcext:value-type="string">
            <text:p>MO,29,095,Jackson County,H1</text:p>
          </table:table-cell>
          <table:table-cell table:formula="of:=LEFT([.A1531];2)" office:value-type="string" office:string-value="MO" calcext:value-type="string">
            <text:p>MO</text:p>
          </table:table-cell>
          <table:table-cell table:formula="of:=MID([.A1531];4;6)" office:value-type="string" office:string-value="29,095" calcext:value-type="string">
            <text:p>29,095</text:p>
          </table:table-cell>
          <table:table-cell table:formula="of:=MID([.A1531];11;30)" office:value-type="string" office:string-value="Jackson County,H1" calcext:value-type="string">
            <text:p>Jackson County,H1</text:p>
          </table:table-cell>
          <table:table-cell office:value-type="string" calcext:value-type="string">
            <text:p>Jackson County</text:p>
          </table:table-cell>
          <table:table-cell/>
        </table:table-row>
        <table:table-row table:style-name="ro1">
          <table:table-cell office:value-type="string" calcext:value-type="string">
            <text:p>MO,29,097,Jasper County,H1</text:p>
          </table:table-cell>
          <table:table-cell table:formula="of:=LEFT([.A1532];2)" office:value-type="string" office:string-value="MO" calcext:value-type="string">
            <text:p>MO</text:p>
          </table:table-cell>
          <table:table-cell table:formula="of:=MID([.A1532];4;6)" office:value-type="string" office:string-value="29,097" calcext:value-type="string">
            <text:p>29,097</text:p>
          </table:table-cell>
          <table:table-cell table:formula="of:=MID([.A1532];11;30)" office:value-type="string" office:string-value="Jasper County,H1" calcext:value-type="string">
            <text:p>Jasper County,H1</text:p>
          </table:table-cell>
          <table:table-cell office:value-type="string" calcext:value-type="string">
            <text:p>Jasper County</text:p>
          </table:table-cell>
          <table:table-cell/>
        </table:table-row>
        <table:table-row table:style-name="ro1">
          <table:table-cell office:value-type="string" calcext:value-type="string">
            <text:p>MO,29,099,Jefferson County,H1</text:p>
          </table:table-cell>
          <table:table-cell table:formula="of:=LEFT([.A1533];2)" office:value-type="string" office:string-value="MO" calcext:value-type="string">
            <text:p>MO</text:p>
          </table:table-cell>
          <table:table-cell table:formula="of:=MID([.A1533];4;6)" office:value-type="string" office:string-value="29,099" calcext:value-type="string">
            <text:p>29,099</text:p>
          </table:table-cell>
          <table:table-cell table:formula="of:=MID([.A1533];11;30)" office:value-type="string" office:string-value="Jefferson County,H1" calcext:value-type="string">
            <text:p>Jefferson County,H1</text:p>
          </table:table-cell>
          <table:table-cell office:value-type="string" calcext:value-type="string">
            <text:p>Jefferson County</text:p>
          </table:table-cell>
          <table:table-cell/>
        </table:table-row>
        <table:table-row table:style-name="ro1">
          <table:table-cell office:value-type="string" calcext:value-type="string">
            <text:p>MO,29,101,Johnson County,H1</text:p>
          </table:table-cell>
          <table:table-cell table:formula="of:=LEFT([.A1534];2)" office:value-type="string" office:string-value="MO" calcext:value-type="string">
            <text:p>MO</text:p>
          </table:table-cell>
          <table:table-cell table:formula="of:=MID([.A1534];4;6)" office:value-type="string" office:string-value="29,101" calcext:value-type="string">
            <text:p>29,101</text:p>
          </table:table-cell>
          <table:table-cell table:formula="of:=MID([.A1534];11;30)" office:value-type="string" office:string-value="Johnson County,H1" calcext:value-type="string">
            <text:p>Johnson County,H1</text:p>
          </table:table-cell>
          <table:table-cell office:value-type="string" calcext:value-type="string">
            <text:p>Johnson County</text:p>
          </table:table-cell>
          <table:table-cell/>
        </table:table-row>
        <table:table-row table:style-name="ro1">
          <table:table-cell office:value-type="string" calcext:value-type="string">
            <text:p>MO,29,103,Knox County,H1</text:p>
          </table:table-cell>
          <table:table-cell table:formula="of:=LEFT([.A1535];2)" office:value-type="string" office:string-value="MO" calcext:value-type="string">
            <text:p>MO</text:p>
          </table:table-cell>
          <table:table-cell table:formula="of:=MID([.A1535];4;6)" office:value-type="string" office:string-value="29,103" calcext:value-type="string">
            <text:p>29,103</text:p>
          </table:table-cell>
          <table:table-cell table:formula="of:=MID([.A1535];11;30)" office:value-type="string" office:string-value="Knox County,H1" calcext:value-type="string">
            <text:p>Knox County,H1</text:p>
          </table:table-cell>
          <table:table-cell office:value-type="string" calcext:value-type="string">
            <text:p>Knox County</text:p>
          </table:table-cell>
          <table:table-cell/>
        </table:table-row>
        <table:table-row table:style-name="ro1">
          <table:table-cell office:value-type="string" calcext:value-type="string">
            <text:p>MO,29,105,Laclede County,H1</text:p>
          </table:table-cell>
          <table:table-cell table:formula="of:=LEFT([.A1536];2)" office:value-type="string" office:string-value="MO" calcext:value-type="string">
            <text:p>MO</text:p>
          </table:table-cell>
          <table:table-cell table:formula="of:=MID([.A1536];4;6)" office:value-type="string" office:string-value="29,105" calcext:value-type="string">
            <text:p>29,105</text:p>
          </table:table-cell>
          <table:table-cell table:formula="of:=MID([.A1536];11;30)" office:value-type="string" office:string-value="Laclede County,H1" calcext:value-type="string">
            <text:p>Laclede County,H1</text:p>
          </table:table-cell>
          <table:table-cell office:value-type="string" calcext:value-type="string">
            <text:p>Laclede County</text:p>
          </table:table-cell>
          <table:table-cell/>
        </table:table-row>
        <table:table-row table:style-name="ro1">
          <table:table-cell office:value-type="string" calcext:value-type="string">
            <text:p>MO,29,107,Lafayette County,H1</text:p>
          </table:table-cell>
          <table:table-cell table:formula="of:=LEFT([.A1537];2)" office:value-type="string" office:string-value="MO" calcext:value-type="string">
            <text:p>MO</text:p>
          </table:table-cell>
          <table:table-cell table:formula="of:=MID([.A1537];4;6)" office:value-type="string" office:string-value="29,107" calcext:value-type="string">
            <text:p>29,107</text:p>
          </table:table-cell>
          <table:table-cell table:formula="of:=MID([.A1537];11;30)" office:value-type="string" office:string-value="Lafayette County,H1" calcext:value-type="string">
            <text:p>Lafayette County,H1</text:p>
          </table:table-cell>
          <table:table-cell office:value-type="string" calcext:value-type="string">
            <text:p>Lafayette County</text:p>
          </table:table-cell>
          <table:table-cell/>
        </table:table-row>
        <table:table-row table:style-name="ro1">
          <table:table-cell office:value-type="string" calcext:value-type="string">
            <text:p>MO,29,109,Lawrence County,H1</text:p>
          </table:table-cell>
          <table:table-cell table:formula="of:=LEFT([.A1538];2)" office:value-type="string" office:string-value="MO" calcext:value-type="string">
            <text:p>MO</text:p>
          </table:table-cell>
          <table:table-cell table:formula="of:=MID([.A1538];4;6)" office:value-type="string" office:string-value="29,109" calcext:value-type="string">
            <text:p>29,109</text:p>
          </table:table-cell>
          <table:table-cell table:formula="of:=MID([.A1538];11;30)" office:value-type="string" office:string-value="Lawrence County,H1" calcext:value-type="string">
            <text:p>Lawrence County,H1</text:p>
          </table:table-cell>
          <table:table-cell office:value-type="string" calcext:value-type="string">
            <text:p>Lawrence County</text:p>
          </table:table-cell>
          <table:table-cell/>
        </table:table-row>
        <table:table-row table:style-name="ro1">
          <table:table-cell office:value-type="string" calcext:value-type="string">
            <text:p>MO,29,111,Lewis County,H1</text:p>
          </table:table-cell>
          <table:table-cell table:formula="of:=LEFT([.A1539];2)" office:value-type="string" office:string-value="MO" calcext:value-type="string">
            <text:p>MO</text:p>
          </table:table-cell>
          <table:table-cell table:formula="of:=MID([.A1539];4;6)" office:value-type="string" office:string-value="29,111" calcext:value-type="string">
            <text:p>29,111</text:p>
          </table:table-cell>
          <table:table-cell table:formula="of:=MID([.A1539];11;30)" office:value-type="string" office:string-value="Lewis County,H1" calcext:value-type="string">
            <text:p>Lewis County,H1</text:p>
          </table:table-cell>
          <table:table-cell office:value-type="string" calcext:value-type="string">
            <text:p>Lewis County</text:p>
          </table:table-cell>
          <table:table-cell/>
        </table:table-row>
        <table:table-row table:style-name="ro1">
          <table:table-cell office:value-type="string" calcext:value-type="string">
            <text:p>MO,29,113,Lincoln County,H1</text:p>
          </table:table-cell>
          <table:table-cell table:formula="of:=LEFT([.A1540];2)" office:value-type="string" office:string-value="MO" calcext:value-type="string">
            <text:p>MO</text:p>
          </table:table-cell>
          <table:table-cell table:formula="of:=MID([.A1540];4;6)" office:value-type="string" office:string-value="29,113" calcext:value-type="string">
            <text:p>29,113</text:p>
          </table:table-cell>
          <table:table-cell table:formula="of:=MID([.A1540];11;30)" office:value-type="string" office:string-value="Lincoln County,H1" calcext:value-type="string">
            <text:p>Lincoln County,H1</text:p>
          </table:table-cell>
          <table:table-cell office:value-type="string" calcext:value-type="string">
            <text:p>Lincoln County</text:p>
          </table:table-cell>
          <table:table-cell/>
        </table:table-row>
        <table:table-row table:style-name="ro1">
          <table:table-cell office:value-type="string" calcext:value-type="string">
            <text:p>MO,29,115,Linn County,H1</text:p>
          </table:table-cell>
          <table:table-cell table:formula="of:=LEFT([.A1541];2)" office:value-type="string" office:string-value="MO" calcext:value-type="string">
            <text:p>MO</text:p>
          </table:table-cell>
          <table:table-cell table:formula="of:=MID([.A1541];4;6)" office:value-type="string" office:string-value="29,115" calcext:value-type="string">
            <text:p>29,115</text:p>
          </table:table-cell>
          <table:table-cell table:formula="of:=MID([.A1541];11;30)" office:value-type="string" office:string-value="Linn County,H1" calcext:value-type="string">
            <text:p>Linn County,H1</text:p>
          </table:table-cell>
          <table:table-cell office:value-type="string" calcext:value-type="string">
            <text:p>Linn County</text:p>
          </table:table-cell>
          <table:table-cell/>
        </table:table-row>
        <table:table-row table:style-name="ro1">
          <table:table-cell office:value-type="string" calcext:value-type="string">
            <text:p>MO,29,117,Livingston County,H1</text:p>
          </table:table-cell>
          <table:table-cell table:formula="of:=LEFT([.A1542];2)" office:value-type="string" office:string-value="MO" calcext:value-type="string">
            <text:p>MO</text:p>
          </table:table-cell>
          <table:table-cell table:formula="of:=MID([.A1542];4;6)" office:value-type="string" office:string-value="29,117" calcext:value-type="string">
            <text:p>29,117</text:p>
          </table:table-cell>
          <table:table-cell table:formula="of:=MID([.A1542];11;30)" office:value-type="string" office:string-value="Livingston County,H1" calcext:value-type="string">
            <text:p>Livingston County,H1</text:p>
          </table:table-cell>
          <table:table-cell office:value-type="string" calcext:value-type="string">
            <text:p>Livingston County</text:p>
          </table:table-cell>
          <table:table-cell/>
        </table:table-row>
        <table:table-row table:style-name="ro1">
          <table:table-cell office:value-type="string" calcext:value-type="string">
            <text:p>MO,29,119,McDonald County,H1</text:p>
          </table:table-cell>
          <table:table-cell table:formula="of:=LEFT([.A1543];2)" office:value-type="string" office:string-value="MO" calcext:value-type="string">
            <text:p>MO</text:p>
          </table:table-cell>
          <table:table-cell table:formula="of:=MID([.A1543];4;6)" office:value-type="string" office:string-value="29,119" calcext:value-type="string">
            <text:p>29,119</text:p>
          </table:table-cell>
          <table:table-cell table:formula="of:=MID([.A1543];11;30)" office:value-type="string" office:string-value="McDonald County,H1" calcext:value-type="string">
            <text:p>McDonald County,H1</text:p>
          </table:table-cell>
          <table:table-cell office:value-type="string" calcext:value-type="string">
            <text:p>McDonald County</text:p>
          </table:table-cell>
          <table:table-cell/>
        </table:table-row>
        <table:table-row table:style-name="ro1">
          <table:table-cell office:value-type="string" calcext:value-type="string">
            <text:p>MO,29,121,Macon County,H1</text:p>
          </table:table-cell>
          <table:table-cell table:formula="of:=LEFT([.A1544];2)" office:value-type="string" office:string-value="MO" calcext:value-type="string">
            <text:p>MO</text:p>
          </table:table-cell>
          <table:table-cell table:formula="of:=MID([.A1544];4;6)" office:value-type="string" office:string-value="29,121" calcext:value-type="string">
            <text:p>29,121</text:p>
          </table:table-cell>
          <table:table-cell table:formula="of:=MID([.A1544];11;30)" office:value-type="string" office:string-value="Macon County,H1" calcext:value-type="string">
            <text:p>Macon County,H1</text:p>
          </table:table-cell>
          <table:table-cell office:value-type="string" calcext:value-type="string">
            <text:p>Macon County</text:p>
          </table:table-cell>
          <table:table-cell/>
        </table:table-row>
        <table:table-row table:style-name="ro1">
          <table:table-cell office:value-type="string" calcext:value-type="string">
            <text:p>MO,29,123,Madison County,H1</text:p>
          </table:table-cell>
          <table:table-cell table:formula="of:=LEFT([.A1545];2)" office:value-type="string" office:string-value="MO" calcext:value-type="string">
            <text:p>MO</text:p>
          </table:table-cell>
          <table:table-cell table:formula="of:=MID([.A1545];4;6)" office:value-type="string" office:string-value="29,123" calcext:value-type="string">
            <text:p>29,123</text:p>
          </table:table-cell>
          <table:table-cell table:formula="of:=MID([.A1545];11;30)" office:value-type="string" office:string-value="Madison County,H1" calcext:value-type="string">
            <text:p>Madison County,H1</text:p>
          </table:table-cell>
          <table:table-cell office:value-type="string" calcext:value-type="string">
            <text:p>Madison County</text:p>
          </table:table-cell>
          <table:table-cell/>
        </table:table-row>
        <table:table-row table:style-name="ro1">
          <table:table-cell office:value-type="string" calcext:value-type="string">
            <text:p>MO,29,125,Maries County,H1</text:p>
          </table:table-cell>
          <table:table-cell table:formula="of:=LEFT([.A1546];2)" office:value-type="string" office:string-value="MO" calcext:value-type="string">
            <text:p>MO</text:p>
          </table:table-cell>
          <table:table-cell table:formula="of:=MID([.A1546];4;6)" office:value-type="string" office:string-value="29,125" calcext:value-type="string">
            <text:p>29,125</text:p>
          </table:table-cell>
          <table:table-cell table:formula="of:=MID([.A1546];11;30)" office:value-type="string" office:string-value="Maries County,H1" calcext:value-type="string">
            <text:p>Maries County,H1</text:p>
          </table:table-cell>
          <table:table-cell office:value-type="string" calcext:value-type="string">
            <text:p>Maries County</text:p>
          </table:table-cell>
          <table:table-cell/>
        </table:table-row>
        <table:table-row table:style-name="ro1">
          <table:table-cell office:value-type="string" calcext:value-type="string">
            <text:p>MO,29,127,Marion County,H1</text:p>
          </table:table-cell>
          <table:table-cell table:formula="of:=LEFT([.A1547];2)" office:value-type="string" office:string-value="MO" calcext:value-type="string">
            <text:p>MO</text:p>
          </table:table-cell>
          <table:table-cell table:formula="of:=MID([.A1547];4;6)" office:value-type="string" office:string-value="29,127" calcext:value-type="string">
            <text:p>29,127</text:p>
          </table:table-cell>
          <table:table-cell table:formula="of:=MID([.A1547];11;30)" office:value-type="string" office:string-value="Marion County,H1" calcext:value-type="string">
            <text:p>Marion County,H1</text:p>
          </table:table-cell>
          <table:table-cell office:value-type="string" calcext:value-type="string">
            <text:p>Marion County</text:p>
          </table:table-cell>
          <table:table-cell/>
        </table:table-row>
        <table:table-row table:style-name="ro1">
          <table:table-cell office:value-type="string" calcext:value-type="string">
            <text:p>MO,29,129,Mercer County,H1</text:p>
          </table:table-cell>
          <table:table-cell table:formula="of:=LEFT([.A1548];2)" office:value-type="string" office:string-value="MO" calcext:value-type="string">
            <text:p>MO</text:p>
          </table:table-cell>
          <table:table-cell table:formula="of:=MID([.A1548];4;6)" office:value-type="string" office:string-value="29,129" calcext:value-type="string">
            <text:p>29,129</text:p>
          </table:table-cell>
          <table:table-cell table:formula="of:=MID([.A1548];11;30)" office:value-type="string" office:string-value="Mercer County,H1" calcext:value-type="string">
            <text:p>Mercer County,H1</text:p>
          </table:table-cell>
          <table:table-cell office:value-type="string" calcext:value-type="string">
            <text:p>Mercer County</text:p>
          </table:table-cell>
          <table:table-cell/>
        </table:table-row>
        <table:table-row table:style-name="ro1">
          <table:table-cell office:value-type="string" calcext:value-type="string">
            <text:p>MO,29,131,Miller County,H1</text:p>
          </table:table-cell>
          <table:table-cell table:formula="of:=LEFT([.A1549];2)" office:value-type="string" office:string-value="MO" calcext:value-type="string">
            <text:p>MO</text:p>
          </table:table-cell>
          <table:table-cell table:formula="of:=MID([.A1549];4;6)" office:value-type="string" office:string-value="29,131" calcext:value-type="string">
            <text:p>29,131</text:p>
          </table:table-cell>
          <table:table-cell table:formula="of:=MID([.A1549];11;30)" office:value-type="string" office:string-value="Miller County,H1" calcext:value-type="string">
            <text:p>Miller County,H1</text:p>
          </table:table-cell>
          <table:table-cell office:value-type="string" calcext:value-type="string">
            <text:p>Miller County</text:p>
          </table:table-cell>
          <table:table-cell/>
        </table:table-row>
        <table:table-row table:style-name="ro2">
          <table:table-cell office:value-type="string" calcext:value-type="string">
            <text:p>MO,29,133,Mississippi County,H1</text:p>
          </table:table-cell>
          <table:table-cell table:formula="of:=LEFT([.A1550];2)" office:value-type="string" office:string-value="MO" calcext:value-type="string">
            <text:p>MO</text:p>
          </table:table-cell>
          <table:table-cell table:formula="of:=MID([.A1550];4;6)" office:value-type="string" office:string-value="29,133" calcext:value-type="string">
            <text:p>29,133</text:p>
          </table:table-cell>
          <table:table-cell table:formula="of:=MID([.A1550];11;30)" office:value-type="string" office:string-value="Mississippi County,H1" calcext:value-type="string">
            <text:p>Mississippi County,H1</text:p>
          </table:table-cell>
          <table:table-cell office:value-type="string" calcext:value-type="string">
            <text:p>Mississippi County</text:p>
          </table:table-cell>
          <table:table-cell/>
        </table:table-row>
        <table:table-row table:style-name="ro1">
          <table:table-cell office:value-type="string" calcext:value-type="string">
            <text:p>MO,29,135,Moniteau County,H1</text:p>
          </table:table-cell>
          <table:table-cell table:formula="of:=LEFT([.A1551];2)" office:value-type="string" office:string-value="MO" calcext:value-type="string">
            <text:p>MO</text:p>
          </table:table-cell>
          <table:table-cell table:formula="of:=MID([.A1551];4;6)" office:value-type="string" office:string-value="29,135" calcext:value-type="string">
            <text:p>29,135</text:p>
          </table:table-cell>
          <table:table-cell table:formula="of:=MID([.A1551];11;30)" office:value-type="string" office:string-value="Moniteau County,H1" calcext:value-type="string">
            <text:p>Moniteau County,H1</text:p>
          </table:table-cell>
          <table:table-cell office:value-type="string" calcext:value-type="string">
            <text:p>Moniteau County</text:p>
          </table:table-cell>
          <table:table-cell/>
        </table:table-row>
        <table:table-row table:style-name="ro1">
          <table:table-cell office:value-type="string" calcext:value-type="string">
            <text:p>MO,29,137,Monroe County,H1</text:p>
          </table:table-cell>
          <table:table-cell table:formula="of:=LEFT([.A1552];2)" office:value-type="string" office:string-value="MO" calcext:value-type="string">
            <text:p>MO</text:p>
          </table:table-cell>
          <table:table-cell table:formula="of:=MID([.A1552];4;6)" office:value-type="string" office:string-value="29,137" calcext:value-type="string">
            <text:p>29,137</text:p>
          </table:table-cell>
          <table:table-cell table:formula="of:=MID([.A1552];11;30)" office:value-type="string" office:string-value="Monroe County,H1" calcext:value-type="string">
            <text:p>Monroe County,H1</text:p>
          </table:table-cell>
          <table:table-cell office:value-type="string" calcext:value-type="string">
            <text:p>Monroe County</text:p>
          </table:table-cell>
          <table:table-cell/>
        </table:table-row>
        <table:table-row table:style-name="ro1">
          <table:table-cell office:value-type="string" calcext:value-type="string">
            <text:p>MO,29,139,Montgomery County,H1</text:p>
          </table:table-cell>
          <table:table-cell table:formula="of:=LEFT([.A1553];2)" office:value-type="string" office:string-value="MO" calcext:value-type="string">
            <text:p>MO</text:p>
          </table:table-cell>
          <table:table-cell table:formula="of:=MID([.A1553];4;6)" office:value-type="string" office:string-value="29,139" calcext:value-type="string">
            <text:p>29,139</text:p>
          </table:table-cell>
          <table:table-cell table:formula="of:=MID([.A1553];11;30)" office:value-type="string" office:string-value="Montgomery County,H1" calcext:value-type="string">
            <text:p>Montgomery County,H1</text:p>
          </table:table-cell>
          <table:table-cell office:value-type="string" calcext:value-type="string">
            <text:p>Montgomery County</text:p>
          </table:table-cell>
          <table:table-cell/>
        </table:table-row>
        <table:table-row table:style-name="ro1">
          <table:table-cell office:value-type="string" calcext:value-type="string">
            <text:p>MO,29,141,Morgan County,H1</text:p>
          </table:table-cell>
          <table:table-cell table:formula="of:=LEFT([.A1554];2)" office:value-type="string" office:string-value="MO" calcext:value-type="string">
            <text:p>MO</text:p>
          </table:table-cell>
          <table:table-cell table:formula="of:=MID([.A1554];4;6)" office:value-type="string" office:string-value="29,141" calcext:value-type="string">
            <text:p>29,141</text:p>
          </table:table-cell>
          <table:table-cell table:formula="of:=MID([.A1554];11;30)" office:value-type="string" office:string-value="Morgan County,H1" calcext:value-type="string">
            <text:p>Morgan County,H1</text:p>
          </table:table-cell>
          <table:table-cell office:value-type="string" calcext:value-type="string">
            <text:p>Morgan County</text:p>
          </table:table-cell>
          <table:table-cell/>
        </table:table-row>
        <table:table-row table:style-name="ro1">
          <table:table-cell office:value-type="string" calcext:value-type="string">
            <text:p>MO,29,143,New Madrid County,H1</text:p>
          </table:table-cell>
          <table:table-cell table:formula="of:=LEFT([.A1555];2)" office:value-type="string" office:string-value="MO" calcext:value-type="string">
            <text:p>MO</text:p>
          </table:table-cell>
          <table:table-cell table:formula="of:=MID([.A1555];4;6)" office:value-type="string" office:string-value="29,143" calcext:value-type="string">
            <text:p>29,143</text:p>
          </table:table-cell>
          <table:table-cell table:formula="of:=MID([.A1555];11;30)" office:value-type="string" office:string-value="New Madrid County,H1" calcext:value-type="string">
            <text:p>New Madrid County,H1</text:p>
          </table:table-cell>
          <table:table-cell office:value-type="string" calcext:value-type="string">
            <text:p>New Madrid County</text:p>
          </table:table-cell>
          <table:table-cell/>
        </table:table-row>
        <table:table-row table:style-name="ro1">
          <table:table-cell office:value-type="string" calcext:value-type="string">
            <text:p>MO,29,145,Newton County,H1</text:p>
          </table:table-cell>
          <table:table-cell table:formula="of:=LEFT([.A1556];2)" office:value-type="string" office:string-value="MO" calcext:value-type="string">
            <text:p>MO</text:p>
          </table:table-cell>
          <table:table-cell table:formula="of:=MID([.A1556];4;6)" office:value-type="string" office:string-value="29,145" calcext:value-type="string">
            <text:p>29,145</text:p>
          </table:table-cell>
          <table:table-cell table:formula="of:=MID([.A1556];11;30)" office:value-type="string" office:string-value="Newton County,H1" calcext:value-type="string">
            <text:p>Newton County,H1</text:p>
          </table:table-cell>
          <table:table-cell office:value-type="string" calcext:value-type="string">
            <text:p>Newton County</text:p>
          </table:table-cell>
          <table:table-cell/>
        </table:table-row>
        <table:table-row table:style-name="ro1">
          <table:table-cell office:value-type="string" calcext:value-type="string">
            <text:p>MO,29,147,Nodaway County,H1</text:p>
          </table:table-cell>
          <table:table-cell table:formula="of:=LEFT([.A1557];2)" office:value-type="string" office:string-value="MO" calcext:value-type="string">
            <text:p>MO</text:p>
          </table:table-cell>
          <table:table-cell table:formula="of:=MID([.A1557];4;6)" office:value-type="string" office:string-value="29,147" calcext:value-type="string">
            <text:p>29,147</text:p>
          </table:table-cell>
          <table:table-cell table:formula="of:=MID([.A1557];11;30)" office:value-type="string" office:string-value="Nodaway County,H1" calcext:value-type="string">
            <text:p>Nodaway County,H1</text:p>
          </table:table-cell>
          <table:table-cell office:value-type="string" calcext:value-type="string">
            <text:p>Nodaway County</text:p>
          </table:table-cell>
          <table:table-cell/>
        </table:table-row>
        <table:table-row table:style-name="ro1">
          <table:table-cell office:value-type="string" calcext:value-type="string">
            <text:p>MO,29,149,Oregon County,H1</text:p>
          </table:table-cell>
          <table:table-cell table:formula="of:=LEFT([.A1558];2)" office:value-type="string" office:string-value="MO" calcext:value-type="string">
            <text:p>MO</text:p>
          </table:table-cell>
          <table:table-cell table:formula="of:=MID([.A1558];4;6)" office:value-type="string" office:string-value="29,149" calcext:value-type="string">
            <text:p>29,149</text:p>
          </table:table-cell>
          <table:table-cell table:formula="of:=MID([.A1558];11;30)" office:value-type="string" office:string-value="Oregon County,H1" calcext:value-type="string">
            <text:p>Oregon County,H1</text:p>
          </table:table-cell>
          <table:table-cell office:value-type="string" calcext:value-type="string">
            <text:p>Oregon County</text:p>
          </table:table-cell>
          <table:table-cell/>
        </table:table-row>
        <table:table-row table:style-name="ro1">
          <table:table-cell office:value-type="string" calcext:value-type="string">
            <text:p>MO,29,151,Osage County,H1</text:p>
          </table:table-cell>
          <table:table-cell table:formula="of:=LEFT([.A1559];2)" office:value-type="string" office:string-value="MO" calcext:value-type="string">
            <text:p>MO</text:p>
          </table:table-cell>
          <table:table-cell table:formula="of:=MID([.A1559];4;6)" office:value-type="string" office:string-value="29,151" calcext:value-type="string">
            <text:p>29,151</text:p>
          </table:table-cell>
          <table:table-cell table:formula="of:=MID([.A1559];11;30)" office:value-type="string" office:string-value="Osage County,H1" calcext:value-type="string">
            <text:p>Osage County,H1</text:p>
          </table:table-cell>
          <table:table-cell office:value-type="string" calcext:value-type="string">
            <text:p>Osage County</text:p>
          </table:table-cell>
          <table:table-cell/>
        </table:table-row>
        <table:table-row table:style-name="ro1">
          <table:table-cell office:value-type="string" calcext:value-type="string">
            <text:p>MO,29,153,Ozark County,H1</text:p>
          </table:table-cell>
          <table:table-cell table:formula="of:=LEFT([.A1560];2)" office:value-type="string" office:string-value="MO" calcext:value-type="string">
            <text:p>MO</text:p>
          </table:table-cell>
          <table:table-cell table:formula="of:=MID([.A1560];4;6)" office:value-type="string" office:string-value="29,153" calcext:value-type="string">
            <text:p>29,153</text:p>
          </table:table-cell>
          <table:table-cell table:formula="of:=MID([.A1560];11;30)" office:value-type="string" office:string-value="Ozark County,H1" calcext:value-type="string">
            <text:p>Ozark County,H1</text:p>
          </table:table-cell>
          <table:table-cell office:value-type="string" calcext:value-type="string">
            <text:p>Ozark County</text:p>
          </table:table-cell>
          <table:table-cell/>
        </table:table-row>
        <table:table-row table:style-name="ro1">
          <table:table-cell office:value-type="string" calcext:value-type="string">
            <text:p>MO,29,155,Pemiscot County,H1</text:p>
          </table:table-cell>
          <table:table-cell table:formula="of:=LEFT([.A1561];2)" office:value-type="string" office:string-value="MO" calcext:value-type="string">
            <text:p>MO</text:p>
          </table:table-cell>
          <table:table-cell table:formula="of:=MID([.A1561];4;6)" office:value-type="string" office:string-value="29,155" calcext:value-type="string">
            <text:p>29,155</text:p>
          </table:table-cell>
          <table:table-cell table:formula="of:=MID([.A1561];11;30)" office:value-type="string" office:string-value="Pemiscot County,H1" calcext:value-type="string">
            <text:p>Pemiscot County,H1</text:p>
          </table:table-cell>
          <table:table-cell office:value-type="string" calcext:value-type="string">
            <text:p>Pemiscot County</text:p>
          </table:table-cell>
          <table:table-cell/>
        </table:table-row>
        <table:table-row table:style-name="ro1">
          <table:table-cell office:value-type="string" calcext:value-type="string">
            <text:p>MO,29,157,Perry County,H1</text:p>
          </table:table-cell>
          <table:table-cell table:formula="of:=LEFT([.A1562];2)" office:value-type="string" office:string-value="MO" calcext:value-type="string">
            <text:p>MO</text:p>
          </table:table-cell>
          <table:table-cell table:formula="of:=MID([.A1562];4;6)" office:value-type="string" office:string-value="29,157" calcext:value-type="string">
            <text:p>29,157</text:p>
          </table:table-cell>
          <table:table-cell table:formula="of:=MID([.A1562];11;30)" office:value-type="string" office:string-value="Perry County,H1" calcext:value-type="string">
            <text:p>Perry County,H1</text:p>
          </table:table-cell>
          <table:table-cell office:value-type="string" calcext:value-type="string">
            <text:p>Perry County</text:p>
          </table:table-cell>
          <table:table-cell/>
        </table:table-row>
        <table:table-row table:style-name="ro1">
          <table:table-cell office:value-type="string" calcext:value-type="string">
            <text:p>MO,29,159,Pettis County,H1</text:p>
          </table:table-cell>
          <table:table-cell table:formula="of:=LEFT([.A1563];2)" office:value-type="string" office:string-value="MO" calcext:value-type="string">
            <text:p>MO</text:p>
          </table:table-cell>
          <table:table-cell table:formula="of:=MID([.A1563];4;6)" office:value-type="string" office:string-value="29,159" calcext:value-type="string">
            <text:p>29,159</text:p>
          </table:table-cell>
          <table:table-cell table:formula="of:=MID([.A1563];11;30)" office:value-type="string" office:string-value="Pettis County,H1" calcext:value-type="string">
            <text:p>Pettis County,H1</text:p>
          </table:table-cell>
          <table:table-cell office:value-type="string" calcext:value-type="string">
            <text:p>Pettis County</text:p>
          </table:table-cell>
          <table:table-cell/>
        </table:table-row>
        <table:table-row table:style-name="ro1">
          <table:table-cell office:value-type="string" calcext:value-type="string">
            <text:p>MO,29,161,Phelps County,H1</text:p>
          </table:table-cell>
          <table:table-cell table:formula="of:=LEFT([.A1564];2)" office:value-type="string" office:string-value="MO" calcext:value-type="string">
            <text:p>MO</text:p>
          </table:table-cell>
          <table:table-cell table:formula="of:=MID([.A1564];4;6)" office:value-type="string" office:string-value="29,161" calcext:value-type="string">
            <text:p>29,161</text:p>
          </table:table-cell>
          <table:table-cell table:formula="of:=MID([.A1564];11;30)" office:value-type="string" office:string-value="Phelps County,H1" calcext:value-type="string">
            <text:p>Phelps County,H1</text:p>
          </table:table-cell>
          <table:table-cell office:value-type="string" calcext:value-type="string">
            <text:p>Phelps County</text:p>
          </table:table-cell>
          <table:table-cell/>
        </table:table-row>
        <table:table-row table:style-name="ro1">
          <table:table-cell office:value-type="string" calcext:value-type="string">
            <text:p>MO,29,163,Pike County,H1</text:p>
          </table:table-cell>
          <table:table-cell table:formula="of:=LEFT([.A1565];2)" office:value-type="string" office:string-value="MO" calcext:value-type="string">
            <text:p>MO</text:p>
          </table:table-cell>
          <table:table-cell table:formula="of:=MID([.A1565];4;6)" office:value-type="string" office:string-value="29,163" calcext:value-type="string">
            <text:p>29,163</text:p>
          </table:table-cell>
          <table:table-cell table:formula="of:=MID([.A1565];11;30)" office:value-type="string" office:string-value="Pike County,H1" calcext:value-type="string">
            <text:p>Pike County,H1</text:p>
          </table:table-cell>
          <table:table-cell office:value-type="string" calcext:value-type="string">
            <text:p>Pike County</text:p>
          </table:table-cell>
          <table:table-cell/>
        </table:table-row>
        <table:table-row table:style-name="ro1">
          <table:table-cell office:value-type="string" calcext:value-type="string">
            <text:p>MO,29,165,Platte County,H1</text:p>
          </table:table-cell>
          <table:table-cell table:formula="of:=LEFT([.A1566];2)" office:value-type="string" office:string-value="MO" calcext:value-type="string">
            <text:p>MO</text:p>
          </table:table-cell>
          <table:table-cell table:formula="of:=MID([.A1566];4;6)" office:value-type="string" office:string-value="29,165" calcext:value-type="string">
            <text:p>29,165</text:p>
          </table:table-cell>
          <table:table-cell table:formula="of:=MID([.A1566];11;30)" office:value-type="string" office:string-value="Platte County,H1" calcext:value-type="string">
            <text:p>Platte County,H1</text:p>
          </table:table-cell>
          <table:table-cell office:value-type="string" calcext:value-type="string">
            <text:p>Platte County</text:p>
          </table:table-cell>
          <table:table-cell/>
        </table:table-row>
        <table:table-row table:style-name="ro1">
          <table:table-cell office:value-type="string" calcext:value-type="string">
            <text:p>MO,29,167,Polk County,H1</text:p>
          </table:table-cell>
          <table:table-cell table:formula="of:=LEFT([.A1567];2)" office:value-type="string" office:string-value="MO" calcext:value-type="string">
            <text:p>MO</text:p>
          </table:table-cell>
          <table:table-cell table:formula="of:=MID([.A1567];4;6)" office:value-type="string" office:string-value="29,167" calcext:value-type="string">
            <text:p>29,167</text:p>
          </table:table-cell>
          <table:table-cell table:formula="of:=MID([.A1567];11;30)" office:value-type="string" office:string-value="Polk County,H1" calcext:value-type="string">
            <text:p>Polk County,H1</text:p>
          </table:table-cell>
          <table:table-cell office:value-type="string" calcext:value-type="string">
            <text:p>Polk County</text:p>
          </table:table-cell>
          <table:table-cell/>
        </table:table-row>
        <table:table-row table:style-name="ro1">
          <table:table-cell office:value-type="string" calcext:value-type="string">
            <text:p>MO,29,169,Pulaski County,H1</text:p>
          </table:table-cell>
          <table:table-cell table:formula="of:=LEFT([.A1568];2)" office:value-type="string" office:string-value="MO" calcext:value-type="string">
            <text:p>MO</text:p>
          </table:table-cell>
          <table:table-cell table:formula="of:=MID([.A1568];4;6)" office:value-type="string" office:string-value="29,169" calcext:value-type="string">
            <text:p>29,169</text:p>
          </table:table-cell>
          <table:table-cell table:formula="of:=MID([.A1568];11;30)" office:value-type="string" office:string-value="Pulaski County,H1" calcext:value-type="string">
            <text:p>Pulaski County,H1</text:p>
          </table:table-cell>
          <table:table-cell office:value-type="string" calcext:value-type="string">
            <text:p>Pulaski County</text:p>
          </table:table-cell>
          <table:table-cell/>
        </table:table-row>
        <table:table-row table:style-name="ro1">
          <table:table-cell office:value-type="string" calcext:value-type="string">
            <text:p>MO,29,171,Putnam County,H1</text:p>
          </table:table-cell>
          <table:table-cell table:formula="of:=LEFT([.A1569];2)" office:value-type="string" office:string-value="MO" calcext:value-type="string">
            <text:p>MO</text:p>
          </table:table-cell>
          <table:table-cell table:formula="of:=MID([.A1569];4;6)" office:value-type="string" office:string-value="29,171" calcext:value-type="string">
            <text:p>29,171</text:p>
          </table:table-cell>
          <table:table-cell table:formula="of:=MID([.A1569];11;30)" office:value-type="string" office:string-value="Putnam County,H1" calcext:value-type="string">
            <text:p>Putnam County,H1</text:p>
          </table:table-cell>
          <table:table-cell office:value-type="string" calcext:value-type="string">
            <text:p>Putnam County</text:p>
          </table:table-cell>
          <table:table-cell/>
        </table:table-row>
        <table:table-row table:style-name="ro1">
          <table:table-cell office:value-type="string" calcext:value-type="string">
            <text:p>MO,29,173,Ralls County,H1</text:p>
          </table:table-cell>
          <table:table-cell table:formula="of:=LEFT([.A1570];2)" office:value-type="string" office:string-value="MO" calcext:value-type="string">
            <text:p>MO</text:p>
          </table:table-cell>
          <table:table-cell table:formula="of:=MID([.A1570];4;6)" office:value-type="string" office:string-value="29,173" calcext:value-type="string">
            <text:p>29,173</text:p>
          </table:table-cell>
          <table:table-cell table:formula="of:=MID([.A1570];11;30)" office:value-type="string" office:string-value="Ralls County,H1" calcext:value-type="string">
            <text:p>Ralls County,H1</text:p>
          </table:table-cell>
          <table:table-cell office:value-type="string" calcext:value-type="string">
            <text:p>Ralls County</text:p>
          </table:table-cell>
          <table:table-cell/>
        </table:table-row>
        <table:table-row table:style-name="ro1">
          <table:table-cell office:value-type="string" calcext:value-type="string">
            <text:p>MO,29,175,Randolph County,H1</text:p>
          </table:table-cell>
          <table:table-cell table:formula="of:=LEFT([.A1571];2)" office:value-type="string" office:string-value="MO" calcext:value-type="string">
            <text:p>MO</text:p>
          </table:table-cell>
          <table:table-cell table:formula="of:=MID([.A1571];4;6)" office:value-type="string" office:string-value="29,175" calcext:value-type="string">
            <text:p>29,175</text:p>
          </table:table-cell>
          <table:table-cell table:formula="of:=MID([.A1571];11;30)" office:value-type="string" office:string-value="Randolph County,H1" calcext:value-type="string">
            <text:p>Randolph County,H1</text:p>
          </table:table-cell>
          <table:table-cell office:value-type="string" calcext:value-type="string">
            <text:p>Randolph County</text:p>
          </table:table-cell>
          <table:table-cell/>
        </table:table-row>
        <table:table-row table:style-name="ro1">
          <table:table-cell office:value-type="string" calcext:value-type="string">
            <text:p>MO,29,177,Ray County,H1</text:p>
          </table:table-cell>
          <table:table-cell table:formula="of:=LEFT([.A1572];2)" office:value-type="string" office:string-value="MO" calcext:value-type="string">
            <text:p>MO</text:p>
          </table:table-cell>
          <table:table-cell table:formula="of:=MID([.A1572];4;6)" office:value-type="string" office:string-value="29,177" calcext:value-type="string">
            <text:p>29,177</text:p>
          </table:table-cell>
          <table:table-cell table:formula="of:=MID([.A1572];11;30)" office:value-type="string" office:string-value="Ray County,H1" calcext:value-type="string">
            <text:p>Ray County,H1</text:p>
          </table:table-cell>
          <table:table-cell office:value-type="string" calcext:value-type="string">
            <text:p>Ray County</text:p>
          </table:table-cell>
          <table:table-cell/>
        </table:table-row>
        <table:table-row table:style-name="ro1">
          <table:table-cell office:value-type="string" calcext:value-type="string">
            <text:p>MO,29,179,Reynolds County,H1</text:p>
          </table:table-cell>
          <table:table-cell table:formula="of:=LEFT([.A1573];2)" office:value-type="string" office:string-value="MO" calcext:value-type="string">
            <text:p>MO</text:p>
          </table:table-cell>
          <table:table-cell table:formula="of:=MID([.A1573];4;6)" office:value-type="string" office:string-value="29,179" calcext:value-type="string">
            <text:p>29,179</text:p>
          </table:table-cell>
          <table:table-cell table:formula="of:=MID([.A1573];11;30)" office:value-type="string" office:string-value="Reynolds County,H1" calcext:value-type="string">
            <text:p>Reynolds County,H1</text:p>
          </table:table-cell>
          <table:table-cell office:value-type="string" calcext:value-type="string">
            <text:p>Reynolds County</text:p>
          </table:table-cell>
          <table:table-cell/>
        </table:table-row>
        <table:table-row table:style-name="ro1">
          <table:table-cell office:value-type="string" calcext:value-type="string">
            <text:p>MO,29,181,Ripley County,H1</text:p>
          </table:table-cell>
          <table:table-cell table:formula="of:=LEFT([.A1574];2)" office:value-type="string" office:string-value="MO" calcext:value-type="string">
            <text:p>MO</text:p>
          </table:table-cell>
          <table:table-cell table:formula="of:=MID([.A1574];4;6)" office:value-type="string" office:string-value="29,181" calcext:value-type="string">
            <text:p>29,181</text:p>
          </table:table-cell>
          <table:table-cell table:formula="of:=MID([.A1574];11;30)" office:value-type="string" office:string-value="Ripley County,H1" calcext:value-type="string">
            <text:p>Ripley County,H1</text:p>
          </table:table-cell>
          <table:table-cell office:value-type="string" calcext:value-type="string">
            <text:p>Ripley County</text:p>
          </table:table-cell>
          <table:table-cell/>
        </table:table-row>
        <table:table-row table:style-name="ro2">
          <table:table-cell office:value-type="string" calcext:value-type="string">
            <text:p>MO,29,183,St. Charles County,H1</text:p>
          </table:table-cell>
          <table:table-cell table:formula="of:=LEFT([.A1575];2)" office:value-type="string" office:string-value="MO" calcext:value-type="string">
            <text:p>MO</text:p>
          </table:table-cell>
          <table:table-cell table:formula="of:=MID([.A1575];4;6)" office:value-type="string" office:string-value="29,183" calcext:value-type="string">
            <text:p>29,183</text:p>
          </table:table-cell>
          <table:table-cell table:formula="of:=MID([.A1575];11;30)" office:value-type="string" office:string-value="St. Charles County,H1" calcext:value-type="string">
            <text:p>St. Charles County,H1</text:p>
          </table:table-cell>
          <table:table-cell office:value-type="string" calcext:value-type="string">
            <text:p>St. Charles County</text:p>
          </table:table-cell>
          <table:table-cell/>
        </table:table-row>
        <table:table-row table:style-name="ro1">
          <table:table-cell office:value-type="string" calcext:value-type="string">
            <text:p>MO,29,185,St. Clair County,H1</text:p>
          </table:table-cell>
          <table:table-cell table:formula="of:=LEFT([.A1576];2)" office:value-type="string" office:string-value="MO" calcext:value-type="string">
            <text:p>MO</text:p>
          </table:table-cell>
          <table:table-cell table:formula="of:=MID([.A1576];4;6)" office:value-type="string" office:string-value="29,185" calcext:value-type="string">
            <text:p>29,185</text:p>
          </table:table-cell>
          <table:table-cell table:formula="of:=MID([.A1576];11;30)" office:value-type="string" office:string-value="St. Clair County,H1" calcext:value-type="string">
            <text:p>St. Clair County,H1</text:p>
          </table:table-cell>
          <table:table-cell office:value-type="string" calcext:value-type="string">
            <text:p>St. Clair County</text:p>
          </table:table-cell>
          <table:table-cell/>
        </table:table-row>
        <table:table-row table:style-name="ro2">
          <table:table-cell office:value-type="string" calcext:value-type="string">
            <text:p>MO,29,186,Ste. Genevieve County,H1</text:p>
          </table:table-cell>
          <table:table-cell table:formula="of:=LEFT([.A1577];2)" office:value-type="string" office:string-value="MO" calcext:value-type="string">
            <text:p>MO</text:p>
          </table:table-cell>
          <table:table-cell table:formula="of:=MID([.A1577];4;6)" office:value-type="string" office:string-value="29,186" calcext:value-type="string">
            <text:p>29,186</text:p>
          </table:table-cell>
          <table:table-cell table:formula="of:=MID([.A1577];11;30)" office:value-type="string" office:string-value="Ste. Genevieve County,H1" calcext:value-type="string">
            <text:p>Ste. Genevieve County,H1</text:p>
          </table:table-cell>
          <table:table-cell office:value-type="string" calcext:value-type="string">
            <text:p>Ste. Genevieve County</text:p>
          </table:table-cell>
          <table:table-cell/>
        </table:table-row>
        <table:table-row table:style-name="ro2">
          <table:table-cell office:value-type="string" calcext:value-type="string">
            <text:p>MO,29,187,St. Francois County,H1</text:p>
          </table:table-cell>
          <table:table-cell table:formula="of:=LEFT([.A1578];2)" office:value-type="string" office:string-value="MO" calcext:value-type="string">
            <text:p>MO</text:p>
          </table:table-cell>
          <table:table-cell table:formula="of:=MID([.A1578];4;6)" office:value-type="string" office:string-value="29,187" calcext:value-type="string">
            <text:p>29,187</text:p>
          </table:table-cell>
          <table:table-cell table:formula="of:=MID([.A1578];11;30)" office:value-type="string" office:string-value="St. Francois County,H1" calcext:value-type="string">
            <text:p>St. Francois County,H1</text:p>
          </table:table-cell>
          <table:table-cell office:value-type="string" calcext:value-type="string">
            <text:p>St. Francois County</text:p>
          </table:table-cell>
          <table:table-cell/>
        </table:table-row>
        <table:table-row table:style-name="ro1">
          <table:table-cell office:value-type="string" calcext:value-type="string">
            <text:p>MO,29,189,St. Louis County,H1</text:p>
          </table:table-cell>
          <table:table-cell table:formula="of:=LEFT([.A1579];2)" office:value-type="string" office:string-value="MO" calcext:value-type="string">
            <text:p>MO</text:p>
          </table:table-cell>
          <table:table-cell table:formula="of:=MID([.A1579];4;6)" office:value-type="string" office:string-value="29,189" calcext:value-type="string">
            <text:p>29,189</text:p>
          </table:table-cell>
          <table:table-cell table:formula="of:=MID([.A1579];11;30)" office:value-type="string" office:string-value="St. Louis County,H1" calcext:value-type="string">
            <text:p>St. Louis County,H1</text:p>
          </table:table-cell>
          <table:table-cell office:value-type="string" calcext:value-type="string">
            <text:p>St. Louis County</text:p>
          </table:table-cell>
          <table:table-cell/>
        </table:table-row>
        <table:table-row table:style-name="ro1">
          <table:table-cell office:value-type="string" calcext:value-type="string">
            <text:p>MO,29,195,Saline County,H1</text:p>
          </table:table-cell>
          <table:table-cell table:formula="of:=LEFT([.A1580];2)" office:value-type="string" office:string-value="MO" calcext:value-type="string">
            <text:p>MO</text:p>
          </table:table-cell>
          <table:table-cell table:formula="of:=MID([.A1580];4;6)" office:value-type="string" office:string-value="29,195" calcext:value-type="string">
            <text:p>29,195</text:p>
          </table:table-cell>
          <table:table-cell table:formula="of:=MID([.A1580];11;30)" office:value-type="string" office:string-value="Saline County,H1" calcext:value-type="string">
            <text:p>Saline County,H1</text:p>
          </table:table-cell>
          <table:table-cell office:value-type="string" calcext:value-type="string">
            <text:p>Saline County</text:p>
          </table:table-cell>
          <table:table-cell/>
        </table:table-row>
        <table:table-row table:style-name="ro1">
          <table:table-cell office:value-type="string" calcext:value-type="string">
            <text:p>MO,29,197,Schuyler County,H1</text:p>
          </table:table-cell>
          <table:table-cell table:formula="of:=LEFT([.A1581];2)" office:value-type="string" office:string-value="MO" calcext:value-type="string">
            <text:p>MO</text:p>
          </table:table-cell>
          <table:table-cell table:formula="of:=MID([.A1581];4;6)" office:value-type="string" office:string-value="29,197" calcext:value-type="string">
            <text:p>29,197</text:p>
          </table:table-cell>
          <table:table-cell table:formula="of:=MID([.A1581];11;30)" office:value-type="string" office:string-value="Schuyler County,H1" calcext:value-type="string">
            <text:p>Schuyler County,H1</text:p>
          </table:table-cell>
          <table:table-cell office:value-type="string" calcext:value-type="string">
            <text:p>Schuyler County</text:p>
          </table:table-cell>
          <table:table-cell/>
        </table:table-row>
        <table:table-row table:style-name="ro1">
          <table:table-cell office:value-type="string" calcext:value-type="string">
            <text:p>MO,29,199,Scotland County,H1</text:p>
          </table:table-cell>
          <table:table-cell table:formula="of:=LEFT([.A1582];2)" office:value-type="string" office:string-value="MO" calcext:value-type="string">
            <text:p>MO</text:p>
          </table:table-cell>
          <table:table-cell table:formula="of:=MID([.A1582];4;6)" office:value-type="string" office:string-value="29,199" calcext:value-type="string">
            <text:p>29,199</text:p>
          </table:table-cell>
          <table:table-cell table:formula="of:=MID([.A1582];11;30)" office:value-type="string" office:string-value="Scotland County,H1" calcext:value-type="string">
            <text:p>Scotland County,H1</text:p>
          </table:table-cell>
          <table:table-cell office:value-type="string" calcext:value-type="string">
            <text:p>Scotland County</text:p>
          </table:table-cell>
          <table:table-cell/>
        </table:table-row>
        <table:table-row table:style-name="ro1">
          <table:table-cell office:value-type="string" calcext:value-type="string">
            <text:p>MO,29,201,Scott County,H1</text:p>
          </table:table-cell>
          <table:table-cell table:formula="of:=LEFT([.A1583];2)" office:value-type="string" office:string-value="MO" calcext:value-type="string">
            <text:p>MO</text:p>
          </table:table-cell>
          <table:table-cell table:formula="of:=MID([.A1583];4;6)" office:value-type="string" office:string-value="29,201" calcext:value-type="string">
            <text:p>29,201</text:p>
          </table:table-cell>
          <table:table-cell table:formula="of:=MID([.A1583];11;30)" office:value-type="string" office:string-value="Scott County,H1" calcext:value-type="string">
            <text:p>Scott County,H1</text:p>
          </table:table-cell>
          <table:table-cell office:value-type="string" calcext:value-type="string">
            <text:p>Scott County</text:p>
          </table:table-cell>
          <table:table-cell/>
        </table:table-row>
        <table:table-row table:style-name="ro1">
          <table:table-cell office:value-type="string" calcext:value-type="string">
            <text:p>MO,29,203,Shannon County,H1</text:p>
          </table:table-cell>
          <table:table-cell table:formula="of:=LEFT([.A1584];2)" office:value-type="string" office:string-value="MO" calcext:value-type="string">
            <text:p>MO</text:p>
          </table:table-cell>
          <table:table-cell table:formula="of:=MID([.A1584];4;6)" office:value-type="string" office:string-value="29,203" calcext:value-type="string">
            <text:p>29,203</text:p>
          </table:table-cell>
          <table:table-cell table:formula="of:=MID([.A1584];11;30)" office:value-type="string" office:string-value="Shannon County,H1" calcext:value-type="string">
            <text:p>Shannon County,H1</text:p>
          </table:table-cell>
          <table:table-cell office:value-type="string" calcext:value-type="string">
            <text:p>Shannon County</text:p>
          </table:table-cell>
          <table:table-cell/>
        </table:table-row>
        <table:table-row table:style-name="ro1">
          <table:table-cell office:value-type="string" calcext:value-type="string">
            <text:p>MO,29,205,Shelby County,H1</text:p>
          </table:table-cell>
          <table:table-cell table:formula="of:=LEFT([.A1585];2)" office:value-type="string" office:string-value="MO" calcext:value-type="string">
            <text:p>MO</text:p>
          </table:table-cell>
          <table:table-cell table:formula="of:=MID([.A1585];4;6)" office:value-type="string" office:string-value="29,205" calcext:value-type="string">
            <text:p>29,205</text:p>
          </table:table-cell>
          <table:table-cell table:formula="of:=MID([.A1585];11;30)" office:value-type="string" office:string-value="Shelby County,H1" calcext:value-type="string">
            <text:p>Shelby County,H1</text:p>
          </table:table-cell>
          <table:table-cell office:value-type="string" calcext:value-type="string">
            <text:p>Shelby County</text:p>
          </table:table-cell>
          <table:table-cell/>
        </table:table-row>
        <table:table-row table:style-name="ro1">
          <table:table-cell office:value-type="string" calcext:value-type="string">
            <text:p>MO,29,207,Stoddard County,H1</text:p>
          </table:table-cell>
          <table:table-cell table:formula="of:=LEFT([.A1586];2)" office:value-type="string" office:string-value="MO" calcext:value-type="string">
            <text:p>MO</text:p>
          </table:table-cell>
          <table:table-cell table:formula="of:=MID([.A1586];4;6)" office:value-type="string" office:string-value="29,207" calcext:value-type="string">
            <text:p>29,207</text:p>
          </table:table-cell>
          <table:table-cell table:formula="of:=MID([.A1586];11;30)" office:value-type="string" office:string-value="Stoddard County,H1" calcext:value-type="string">
            <text:p>Stoddard County,H1</text:p>
          </table:table-cell>
          <table:table-cell office:value-type="string" calcext:value-type="string">
            <text:p>Stoddard County</text:p>
          </table:table-cell>
          <table:table-cell/>
        </table:table-row>
        <table:table-row table:style-name="ro1">
          <table:table-cell office:value-type="string" calcext:value-type="string">
            <text:p>MO,29,209,Stone County,H1</text:p>
          </table:table-cell>
          <table:table-cell table:formula="of:=LEFT([.A1587];2)" office:value-type="string" office:string-value="MO" calcext:value-type="string">
            <text:p>MO</text:p>
          </table:table-cell>
          <table:table-cell table:formula="of:=MID([.A1587];4;6)" office:value-type="string" office:string-value="29,209" calcext:value-type="string">
            <text:p>29,209</text:p>
          </table:table-cell>
          <table:table-cell table:formula="of:=MID([.A1587];11;30)" office:value-type="string" office:string-value="Stone County,H1" calcext:value-type="string">
            <text:p>Stone County,H1</text:p>
          </table:table-cell>
          <table:table-cell office:value-type="string" calcext:value-type="string">
            <text:p>Stone County</text:p>
          </table:table-cell>
          <table:table-cell/>
        </table:table-row>
        <table:table-row table:style-name="ro1">
          <table:table-cell office:value-type="string" calcext:value-type="string">
            <text:p>MO,29,211,Sullivan County,H1</text:p>
          </table:table-cell>
          <table:table-cell table:formula="of:=LEFT([.A1588];2)" office:value-type="string" office:string-value="MO" calcext:value-type="string">
            <text:p>MO</text:p>
          </table:table-cell>
          <table:table-cell table:formula="of:=MID([.A1588];4;6)" office:value-type="string" office:string-value="29,211" calcext:value-type="string">
            <text:p>29,211</text:p>
          </table:table-cell>
          <table:table-cell table:formula="of:=MID([.A1588];11;30)" office:value-type="string" office:string-value="Sullivan County,H1" calcext:value-type="string">
            <text:p>Sullivan County,H1</text:p>
          </table:table-cell>
          <table:table-cell office:value-type="string" calcext:value-type="string">
            <text:p>Sullivan County</text:p>
          </table:table-cell>
          <table:table-cell/>
        </table:table-row>
        <table:table-row table:style-name="ro1">
          <table:table-cell office:value-type="string" calcext:value-type="string">
            <text:p>MO,29,213,Taney County,H1</text:p>
          </table:table-cell>
          <table:table-cell table:formula="of:=LEFT([.A1589];2)" office:value-type="string" office:string-value="MO" calcext:value-type="string">
            <text:p>MO</text:p>
          </table:table-cell>
          <table:table-cell table:formula="of:=MID([.A1589];4;6)" office:value-type="string" office:string-value="29,213" calcext:value-type="string">
            <text:p>29,213</text:p>
          </table:table-cell>
          <table:table-cell table:formula="of:=MID([.A1589];11;30)" office:value-type="string" office:string-value="Taney County,H1" calcext:value-type="string">
            <text:p>Taney County,H1</text:p>
          </table:table-cell>
          <table:table-cell office:value-type="string" calcext:value-type="string">
            <text:p>Taney County</text:p>
          </table:table-cell>
          <table:table-cell/>
        </table:table-row>
        <table:table-row table:style-name="ro1">
          <table:table-cell office:value-type="string" calcext:value-type="string">
            <text:p>MO,29,215,Texas County,H1</text:p>
          </table:table-cell>
          <table:table-cell table:formula="of:=LEFT([.A1590];2)" office:value-type="string" office:string-value="MO" calcext:value-type="string">
            <text:p>MO</text:p>
          </table:table-cell>
          <table:table-cell table:formula="of:=MID([.A1590];4;6)" office:value-type="string" office:string-value="29,215" calcext:value-type="string">
            <text:p>29,215</text:p>
          </table:table-cell>
          <table:table-cell table:formula="of:=MID([.A1590];11;30)" office:value-type="string" office:string-value="Texas County,H1" calcext:value-type="string">
            <text:p>Texas County,H1</text:p>
          </table:table-cell>
          <table:table-cell office:value-type="string" calcext:value-type="string">
            <text:p>Texas County</text:p>
          </table:table-cell>
          <table:table-cell/>
        </table:table-row>
        <table:table-row table:style-name="ro1">
          <table:table-cell office:value-type="string" calcext:value-type="string">
            <text:p>MO,29,217,Vernon County,H1</text:p>
          </table:table-cell>
          <table:table-cell table:formula="of:=LEFT([.A1591];2)" office:value-type="string" office:string-value="MO" calcext:value-type="string">
            <text:p>MO</text:p>
          </table:table-cell>
          <table:table-cell table:formula="of:=MID([.A1591];4;6)" office:value-type="string" office:string-value="29,217" calcext:value-type="string">
            <text:p>29,217</text:p>
          </table:table-cell>
          <table:table-cell table:formula="of:=MID([.A1591];11;30)" office:value-type="string" office:string-value="Vernon County,H1" calcext:value-type="string">
            <text:p>Vernon County,H1</text:p>
          </table:table-cell>
          <table:table-cell office:value-type="string" calcext:value-type="string">
            <text:p>Vernon County</text:p>
          </table:table-cell>
          <table:table-cell/>
        </table:table-row>
        <table:table-row table:style-name="ro1">
          <table:table-cell office:value-type="string" calcext:value-type="string">
            <text:p>MO,29,219,Warren County,H1</text:p>
          </table:table-cell>
          <table:table-cell table:formula="of:=LEFT([.A1592];2)" office:value-type="string" office:string-value="MO" calcext:value-type="string">
            <text:p>MO</text:p>
          </table:table-cell>
          <table:table-cell table:formula="of:=MID([.A1592];4;6)" office:value-type="string" office:string-value="29,219" calcext:value-type="string">
            <text:p>29,219</text:p>
          </table:table-cell>
          <table:table-cell table:formula="of:=MID([.A1592];11;30)" office:value-type="string" office:string-value="Warren County,H1" calcext:value-type="string">
            <text:p>Warren County,H1</text:p>
          </table:table-cell>
          <table:table-cell office:value-type="string" calcext:value-type="string">
            <text:p>Warren County</text:p>
          </table:table-cell>
          <table:table-cell/>
        </table:table-row>
        <table:table-row table:style-name="ro1">
          <table:table-cell office:value-type="string" calcext:value-type="string">
            <text:p>MO,29,221,Washington County,H1</text:p>
          </table:table-cell>
          <table:table-cell table:formula="of:=LEFT([.A1593];2)" office:value-type="string" office:string-value="MO" calcext:value-type="string">
            <text:p>MO</text:p>
          </table:table-cell>
          <table:table-cell table:formula="of:=MID([.A1593];4;6)" office:value-type="string" office:string-value="29,221" calcext:value-type="string">
            <text:p>29,221</text:p>
          </table:table-cell>
          <table:table-cell table:formula="of:=MID([.A1593];11;30)" office:value-type="string" office:string-value="Washington County,H1" calcext:value-type="string">
            <text:p>Washington County,H1</text:p>
          </table:table-cell>
          <table:table-cell office:value-type="string" calcext:value-type="string">
            <text:p>Washington County</text:p>
          </table:table-cell>
          <table:table-cell/>
        </table:table-row>
        <table:table-row table:style-name="ro1">
          <table:table-cell office:value-type="string" calcext:value-type="string">
            <text:p>MO,29,223,Wayne County,H1</text:p>
          </table:table-cell>
          <table:table-cell table:formula="of:=LEFT([.A1594];2)" office:value-type="string" office:string-value="MO" calcext:value-type="string">
            <text:p>MO</text:p>
          </table:table-cell>
          <table:table-cell table:formula="of:=MID([.A1594];4;6)" office:value-type="string" office:string-value="29,223" calcext:value-type="string">
            <text:p>29,223</text:p>
          </table:table-cell>
          <table:table-cell table:formula="of:=MID([.A1594];11;30)" office:value-type="string" office:string-value="Wayne County,H1" calcext:value-type="string">
            <text:p>Wayne County,H1</text:p>
          </table:table-cell>
          <table:table-cell office:value-type="string" calcext:value-type="string">
            <text:p>Wayne County</text:p>
          </table:table-cell>
          <table:table-cell/>
        </table:table-row>
        <table:table-row table:style-name="ro1">
          <table:table-cell office:value-type="string" calcext:value-type="string">
            <text:p>MO,29,225,Webster County,H1</text:p>
          </table:table-cell>
          <table:table-cell table:formula="of:=LEFT([.A1595];2)" office:value-type="string" office:string-value="MO" calcext:value-type="string">
            <text:p>MO</text:p>
          </table:table-cell>
          <table:table-cell table:formula="of:=MID([.A1595];4;6)" office:value-type="string" office:string-value="29,225" calcext:value-type="string">
            <text:p>29,225</text:p>
          </table:table-cell>
          <table:table-cell table:formula="of:=MID([.A1595];11;30)" office:value-type="string" office:string-value="Webster County,H1" calcext:value-type="string">
            <text:p>Webster County,H1</text:p>
          </table:table-cell>
          <table:table-cell office:value-type="string" calcext:value-type="string">
            <text:p>Webster County</text:p>
          </table:table-cell>
          <table:table-cell/>
        </table:table-row>
        <table:table-row table:style-name="ro1">
          <table:table-cell office:value-type="string" calcext:value-type="string">
            <text:p>MO,29,227,Worth County,H1</text:p>
          </table:table-cell>
          <table:table-cell table:formula="of:=LEFT([.A1596];2)" office:value-type="string" office:string-value="MO" calcext:value-type="string">
            <text:p>MO</text:p>
          </table:table-cell>
          <table:table-cell table:formula="of:=MID([.A1596];4;6)" office:value-type="string" office:string-value="29,227" calcext:value-type="string">
            <text:p>29,227</text:p>
          </table:table-cell>
          <table:table-cell table:formula="of:=MID([.A1596];11;30)" office:value-type="string" office:string-value="Worth County,H1" calcext:value-type="string">
            <text:p>Worth County,H1</text:p>
          </table:table-cell>
          <table:table-cell office:value-type="string" calcext:value-type="string">
            <text:p>Worth County</text:p>
          </table:table-cell>
          <table:table-cell/>
        </table:table-row>
        <table:table-row table:style-name="ro1">
          <table:table-cell office:value-type="string" calcext:value-type="string">
            <text:p>MO,29,229,Wright County,H1</text:p>
          </table:table-cell>
          <table:table-cell table:formula="of:=LEFT([.A1597];2)" office:value-type="string" office:string-value="MO" calcext:value-type="string">
            <text:p>MO</text:p>
          </table:table-cell>
          <table:table-cell table:formula="of:=MID([.A1597];4;6)" office:value-type="string" office:string-value="29,229" calcext:value-type="string">
            <text:p>29,229</text:p>
          </table:table-cell>
          <table:table-cell table:formula="of:=MID([.A1597];11;30)" office:value-type="string" office:string-value="Wright County,H1" calcext:value-type="string">
            <text:p>Wright County,H1</text:p>
          </table:table-cell>
          <table:table-cell office:value-type="string" calcext:value-type="string">
            <text:p>Wright County</text:p>
          </table:table-cell>
          <table:table-cell/>
        </table:table-row>
        <table:table-row table:style-name="ro1">
          <table:table-cell office:value-type="string" calcext:value-type="string">
            <text:p>MO,29,510,St. Louis city,C7</text:p>
          </table:table-cell>
          <table:table-cell table:formula="of:=LEFT([.A1598];2)" office:value-type="string" office:string-value="MO" calcext:value-type="string">
            <text:p>MO</text:p>
          </table:table-cell>
          <table:table-cell table:formula="of:=MID([.A1598];4;6)" office:value-type="string" office:string-value="29,510" calcext:value-type="string">
            <text:p>29,510</text:p>
          </table:table-cell>
          <table:table-cell table:formula="of:=MID([.A1598];11;30)" office:value-type="string" office:string-value="St. Louis city,C7" calcext:value-type="string">
            <text:p>St. Louis city,C7</text:p>
          </table:table-cell>
          <table:table-cell office:value-type="string" calcext:value-type="string">
            <text:p>St. Louis city</text:p>
          </table:table-cell>
          <table:table-cell/>
        </table:table-row>
        <table:table-row table:style-name="ro1">
          <table:table-cell office:value-type="string" calcext:value-type="string">
            <text:p>MT,30,001,Beaverhead County,H1</text:p>
          </table:table-cell>
          <table:table-cell table:formula="of:=LEFT([.A1599];2)" office:value-type="string" office:string-value="MT" calcext:value-type="string">
            <text:p>MT</text:p>
          </table:table-cell>
          <table:table-cell table:formula="of:=MID([.A1599];4;6)" office:value-type="string" office:string-value="30,001" calcext:value-type="string">
            <text:p>30,001</text:p>
          </table:table-cell>
          <table:table-cell table:formula="of:=MID([.A1599];11;30)" office:value-type="string" office:string-value="Beaverhead County,H1" calcext:value-type="string">
            <text:p>Beaverhead County,H1</text:p>
          </table:table-cell>
          <table:table-cell office:value-type="string" calcext:value-type="string">
            <text:p>Beaverhead County</text:p>
          </table:table-cell>
          <table:table-cell/>
        </table:table-row>
        <table:table-row table:style-name="ro1">
          <table:table-cell office:value-type="string" calcext:value-type="string">
            <text:p>MT,30,003,Big Horn County,H1</text:p>
          </table:table-cell>
          <table:table-cell table:formula="of:=LEFT([.A1600];2)" office:value-type="string" office:string-value="MT" calcext:value-type="string">
            <text:p>MT</text:p>
          </table:table-cell>
          <table:table-cell table:formula="of:=MID([.A1600];4;6)" office:value-type="string" office:string-value="30,003" calcext:value-type="string">
            <text:p>30,003</text:p>
          </table:table-cell>
          <table:table-cell table:formula="of:=MID([.A1600];11;30)" office:value-type="string" office:string-value="Big Horn County,H1" calcext:value-type="string">
            <text:p>Big Horn County,H1</text:p>
          </table:table-cell>
          <table:table-cell office:value-type="string" calcext:value-type="string">
            <text:p>Big Horn County</text:p>
          </table:table-cell>
          <table:table-cell/>
        </table:table-row>
        <table:table-row table:style-name="ro1">
          <table:table-cell office:value-type="string" calcext:value-type="string">
            <text:p>MT,30,005,Blaine County,H1</text:p>
          </table:table-cell>
          <table:table-cell table:formula="of:=LEFT([.A1601];2)" office:value-type="string" office:string-value="MT" calcext:value-type="string">
            <text:p>MT</text:p>
          </table:table-cell>
          <table:table-cell table:formula="of:=MID([.A1601];4;6)" office:value-type="string" office:string-value="30,005" calcext:value-type="string">
            <text:p>30,005</text:p>
          </table:table-cell>
          <table:table-cell table:formula="of:=MID([.A1601];11;30)" office:value-type="string" office:string-value="Blaine County,H1" calcext:value-type="string">
            <text:p>Blaine County,H1</text:p>
          </table:table-cell>
          <table:table-cell office:value-type="string" calcext:value-type="string">
            <text:p>Blaine County</text:p>
          </table:table-cell>
          <table:table-cell/>
        </table:table-row>
        <table:table-row table:style-name="ro1">
          <table:table-cell office:value-type="string" calcext:value-type="string">
            <text:p>MT,30,007,Broadwater County,H1</text:p>
          </table:table-cell>
          <table:table-cell table:formula="of:=LEFT([.A1602];2)" office:value-type="string" office:string-value="MT" calcext:value-type="string">
            <text:p>MT</text:p>
          </table:table-cell>
          <table:table-cell table:formula="of:=MID([.A1602];4;6)" office:value-type="string" office:string-value="30,007" calcext:value-type="string">
            <text:p>30,007</text:p>
          </table:table-cell>
          <table:table-cell table:formula="of:=MID([.A1602];11;30)" office:value-type="string" office:string-value="Broadwater County,H1" calcext:value-type="string">
            <text:p>Broadwater County,H1</text:p>
          </table:table-cell>
          <table:table-cell office:value-type="string" calcext:value-type="string">
            <text:p>Broadwater County</text:p>
          </table:table-cell>
          <table:table-cell/>
        </table:table-row>
        <table:table-row table:style-name="ro1">
          <table:table-cell office:value-type="string" calcext:value-type="string">
            <text:p>MT,30,009,Carbon County,H1</text:p>
          </table:table-cell>
          <table:table-cell table:formula="of:=LEFT([.A1603];2)" office:value-type="string" office:string-value="MT" calcext:value-type="string">
            <text:p>MT</text:p>
          </table:table-cell>
          <table:table-cell table:formula="of:=MID([.A1603];4;6)" office:value-type="string" office:string-value="30,009" calcext:value-type="string">
            <text:p>30,009</text:p>
          </table:table-cell>
          <table:table-cell table:formula="of:=MID([.A1603];11;30)" office:value-type="string" office:string-value="Carbon County,H1" calcext:value-type="string">
            <text:p>Carbon County,H1</text:p>
          </table:table-cell>
          <table:table-cell office:value-type="string" calcext:value-type="string">
            <text:p>Carbon County</text:p>
          </table:table-cell>
          <table:table-cell/>
        </table:table-row>
        <table:table-row table:style-name="ro1">
          <table:table-cell office:value-type="string" calcext:value-type="string">
            <text:p>MT,30,011,Carter County,H1</text:p>
          </table:table-cell>
          <table:table-cell table:formula="of:=LEFT([.A1604];2)" office:value-type="string" office:string-value="MT" calcext:value-type="string">
            <text:p>MT</text:p>
          </table:table-cell>
          <table:table-cell table:formula="of:=MID([.A1604];4;6)" office:value-type="string" office:string-value="30,011" calcext:value-type="string">
            <text:p>30,011</text:p>
          </table:table-cell>
          <table:table-cell table:formula="of:=MID([.A1604];11;30)" office:value-type="string" office:string-value="Carter County,H1" calcext:value-type="string">
            <text:p>Carter County,H1</text:p>
          </table:table-cell>
          <table:table-cell office:value-type="string" calcext:value-type="string">
            <text:p>Carter County</text:p>
          </table:table-cell>
          <table:table-cell/>
        </table:table-row>
        <table:table-row table:style-name="ro1">
          <table:table-cell office:value-type="string" calcext:value-type="string">
            <text:p>MT,30,013,Cascade County,H1</text:p>
          </table:table-cell>
          <table:table-cell table:formula="of:=LEFT([.A1605];2)" office:value-type="string" office:string-value="MT" calcext:value-type="string">
            <text:p>MT</text:p>
          </table:table-cell>
          <table:table-cell table:formula="of:=MID([.A1605];4;6)" office:value-type="string" office:string-value="30,013" calcext:value-type="string">
            <text:p>30,013</text:p>
          </table:table-cell>
          <table:table-cell table:formula="of:=MID([.A1605];11;30)" office:value-type="string" office:string-value="Cascade County,H1" calcext:value-type="string">
            <text:p>Cascade County,H1</text:p>
          </table:table-cell>
          <table:table-cell office:value-type="string" calcext:value-type="string">
            <text:p>Cascade County</text:p>
          </table:table-cell>
          <table:table-cell/>
        </table:table-row>
        <table:table-row table:style-name="ro1">
          <table:table-cell office:value-type="string" calcext:value-type="string">
            <text:p>MT,30,015,Chouteau County,H1</text:p>
          </table:table-cell>
          <table:table-cell table:formula="of:=LEFT([.A1606];2)" office:value-type="string" office:string-value="MT" calcext:value-type="string">
            <text:p>MT</text:p>
          </table:table-cell>
          <table:table-cell table:formula="of:=MID([.A1606];4;6)" office:value-type="string" office:string-value="30,015" calcext:value-type="string">
            <text:p>30,015</text:p>
          </table:table-cell>
          <table:table-cell table:formula="of:=MID([.A1606];11;30)" office:value-type="string" office:string-value="Chouteau County,H1" calcext:value-type="string">
            <text:p>Chouteau County,H1</text:p>
          </table:table-cell>
          <table:table-cell office:value-type="string" calcext:value-type="string">
            <text:p>Chouteau County</text:p>
          </table:table-cell>
          <table:table-cell/>
        </table:table-row>
        <table:table-row table:style-name="ro1">
          <table:table-cell office:value-type="string" calcext:value-type="string">
            <text:p>MT,30,017,Custer County,H1</text:p>
          </table:table-cell>
          <table:table-cell table:formula="of:=LEFT([.A1607];2)" office:value-type="string" office:string-value="MT" calcext:value-type="string">
            <text:p>MT</text:p>
          </table:table-cell>
          <table:table-cell table:formula="of:=MID([.A1607];4;6)" office:value-type="string" office:string-value="30,017" calcext:value-type="string">
            <text:p>30,017</text:p>
          </table:table-cell>
          <table:table-cell table:formula="of:=MID([.A1607];11;30)" office:value-type="string" office:string-value="Custer County,H1" calcext:value-type="string">
            <text:p>Custer County,H1</text:p>
          </table:table-cell>
          <table:table-cell office:value-type="string" calcext:value-type="string">
            <text:p>Custer County</text:p>
          </table:table-cell>
          <table:table-cell/>
        </table:table-row>
        <table:table-row table:style-name="ro1">
          <table:table-cell office:value-type="string" calcext:value-type="string">
            <text:p>MT,30,019,Daniels County,H1</text:p>
          </table:table-cell>
          <table:table-cell table:formula="of:=LEFT([.A1608];2)" office:value-type="string" office:string-value="MT" calcext:value-type="string">
            <text:p>MT</text:p>
          </table:table-cell>
          <table:table-cell table:formula="of:=MID([.A1608];4;6)" office:value-type="string" office:string-value="30,019" calcext:value-type="string">
            <text:p>30,019</text:p>
          </table:table-cell>
          <table:table-cell table:formula="of:=MID([.A1608];11;30)" office:value-type="string" office:string-value="Daniels County,H1" calcext:value-type="string">
            <text:p>Daniels County,H1</text:p>
          </table:table-cell>
          <table:table-cell office:value-type="string" calcext:value-type="string">
            <text:p>Daniels County</text:p>
          </table:table-cell>
          <table:table-cell/>
        </table:table-row>
        <table:table-row table:style-name="ro1">
          <table:table-cell office:value-type="string" calcext:value-type="string">
            <text:p>MT,30,021,Dawson County,H1</text:p>
          </table:table-cell>
          <table:table-cell table:formula="of:=LEFT([.A1609];2)" office:value-type="string" office:string-value="MT" calcext:value-type="string">
            <text:p>MT</text:p>
          </table:table-cell>
          <table:table-cell table:formula="of:=MID([.A1609];4;6)" office:value-type="string" office:string-value="30,021" calcext:value-type="string">
            <text:p>30,021</text:p>
          </table:table-cell>
          <table:table-cell table:formula="of:=MID([.A1609];11;30)" office:value-type="string" office:string-value="Dawson County,H1" calcext:value-type="string">
            <text:p>Dawson County,H1</text:p>
          </table:table-cell>
          <table:table-cell office:value-type="string" calcext:value-type="string">
            <text:p>Dawson County</text:p>
          </table:table-cell>
          <table:table-cell/>
        </table:table-row>
        <table:table-row table:style-name="ro1">
          <table:table-cell office:value-type="string" calcext:value-type="string">
            <text:p>MT,30,023,Deer Lodge County,H6</text:p>
          </table:table-cell>
          <table:table-cell table:formula="of:=LEFT([.A1610];2)" office:value-type="string" office:string-value="MT" calcext:value-type="string">
            <text:p>MT</text:p>
          </table:table-cell>
          <table:table-cell table:formula="of:=MID([.A1610];4;6)" office:value-type="string" office:string-value="30,023" calcext:value-type="string">
            <text:p>30,023</text:p>
          </table:table-cell>
          <table:table-cell table:formula="of:=MID([.A1610];11;30)" office:value-type="string" office:string-value="Deer Lodge County,H6" calcext:value-type="string">
            <text:p>Deer Lodge County,H6</text:p>
          </table:table-cell>
          <table:table-cell office:value-type="string" calcext:value-type="string">
            <text:p>Deer Lodge County</text:p>
          </table:table-cell>
          <table:table-cell/>
        </table:table-row>
        <table:table-row table:style-name="ro1">
          <table:table-cell office:value-type="string" calcext:value-type="string">
            <text:p>MT,30,025,Fallon County,H1</text:p>
          </table:table-cell>
          <table:table-cell table:formula="of:=LEFT([.A1611];2)" office:value-type="string" office:string-value="MT" calcext:value-type="string">
            <text:p>MT</text:p>
          </table:table-cell>
          <table:table-cell table:formula="of:=MID([.A1611];4;6)" office:value-type="string" office:string-value="30,025" calcext:value-type="string">
            <text:p>30,025</text:p>
          </table:table-cell>
          <table:table-cell table:formula="of:=MID([.A1611];11;30)" office:value-type="string" office:string-value="Fallon County,H1" calcext:value-type="string">
            <text:p>Fallon County,H1</text:p>
          </table:table-cell>
          <table:table-cell office:value-type="string" calcext:value-type="string">
            <text:p>Fallon County</text:p>
          </table:table-cell>
          <table:table-cell/>
        </table:table-row>
        <table:table-row table:style-name="ro1">
          <table:table-cell office:value-type="string" calcext:value-type="string">
            <text:p>MT,30,027,Fergus County,H1</text:p>
          </table:table-cell>
          <table:table-cell table:formula="of:=LEFT([.A1612];2)" office:value-type="string" office:string-value="MT" calcext:value-type="string">
            <text:p>MT</text:p>
          </table:table-cell>
          <table:table-cell table:formula="of:=MID([.A1612];4;6)" office:value-type="string" office:string-value="30,027" calcext:value-type="string">
            <text:p>30,027</text:p>
          </table:table-cell>
          <table:table-cell table:formula="of:=MID([.A1612];11;30)" office:value-type="string" office:string-value="Fergus County,H1" calcext:value-type="string">
            <text:p>Fergus County,H1</text:p>
          </table:table-cell>
          <table:table-cell office:value-type="string" calcext:value-type="string">
            <text:p>Fergus County</text:p>
          </table:table-cell>
          <table:table-cell/>
        </table:table-row>
        <table:table-row table:style-name="ro1">
          <table:table-cell office:value-type="string" calcext:value-type="string">
            <text:p>MT,30,029,Flathead County,H1</text:p>
          </table:table-cell>
          <table:table-cell table:formula="of:=LEFT([.A1613];2)" office:value-type="string" office:string-value="MT" calcext:value-type="string">
            <text:p>MT</text:p>
          </table:table-cell>
          <table:table-cell table:formula="of:=MID([.A1613];4;6)" office:value-type="string" office:string-value="30,029" calcext:value-type="string">
            <text:p>30,029</text:p>
          </table:table-cell>
          <table:table-cell table:formula="of:=MID([.A1613];11;30)" office:value-type="string" office:string-value="Flathead County,H1" calcext:value-type="string">
            <text:p>Flathead County,H1</text:p>
          </table:table-cell>
          <table:table-cell office:value-type="string" calcext:value-type="string">
            <text:p>Flathead County</text:p>
          </table:table-cell>
          <table:table-cell/>
        </table:table-row>
        <table:table-row table:style-name="ro1">
          <table:table-cell office:value-type="string" calcext:value-type="string">
            <text:p>MT,30,031,Gallatin County,H1</text:p>
          </table:table-cell>
          <table:table-cell table:formula="of:=LEFT([.A1614];2)" office:value-type="string" office:string-value="MT" calcext:value-type="string">
            <text:p>MT</text:p>
          </table:table-cell>
          <table:table-cell table:formula="of:=MID([.A1614];4;6)" office:value-type="string" office:string-value="30,031" calcext:value-type="string">
            <text:p>30,031</text:p>
          </table:table-cell>
          <table:table-cell table:formula="of:=MID([.A1614];11;30)" office:value-type="string" office:string-value="Gallatin County,H1" calcext:value-type="string">
            <text:p>Gallatin County,H1</text:p>
          </table:table-cell>
          <table:table-cell office:value-type="string" calcext:value-type="string">
            <text:p>Gallatin County</text:p>
          </table:table-cell>
          <table:table-cell/>
        </table:table-row>
        <table:table-row table:style-name="ro1">
          <table:table-cell office:value-type="string" calcext:value-type="string">
            <text:p>MT,30,033,Garfield County,H1</text:p>
          </table:table-cell>
          <table:table-cell table:formula="of:=LEFT([.A1615];2)" office:value-type="string" office:string-value="MT" calcext:value-type="string">
            <text:p>MT</text:p>
          </table:table-cell>
          <table:table-cell table:formula="of:=MID([.A1615];4;6)" office:value-type="string" office:string-value="30,033" calcext:value-type="string">
            <text:p>30,033</text:p>
          </table:table-cell>
          <table:table-cell table:formula="of:=MID([.A1615];11;30)" office:value-type="string" office:string-value="Garfield County,H1" calcext:value-type="string">
            <text:p>Garfield County,H1</text:p>
          </table:table-cell>
          <table:table-cell office:value-type="string" calcext:value-type="string">
            <text:p>Garfield County</text:p>
          </table:table-cell>
          <table:table-cell/>
        </table:table-row>
        <table:table-row table:style-name="ro1">
          <table:table-cell office:value-type="string" calcext:value-type="string">
            <text:p>MT,30,035,Glacier County,H1</text:p>
          </table:table-cell>
          <table:table-cell table:formula="of:=LEFT([.A1616];2)" office:value-type="string" office:string-value="MT" calcext:value-type="string">
            <text:p>MT</text:p>
          </table:table-cell>
          <table:table-cell table:formula="of:=MID([.A1616];4;6)" office:value-type="string" office:string-value="30,035" calcext:value-type="string">
            <text:p>30,035</text:p>
          </table:table-cell>
          <table:table-cell table:formula="of:=MID([.A1616];11;30)" office:value-type="string" office:string-value="Glacier County,H1" calcext:value-type="string">
            <text:p>Glacier County,H1</text:p>
          </table:table-cell>
          <table:table-cell office:value-type="string" calcext:value-type="string">
            <text:p>Glacier County</text:p>
          </table:table-cell>
          <table:table-cell/>
        </table:table-row>
        <table:table-row table:style-name="ro2">
          <table:table-cell office:value-type="string" calcext:value-type="string">
            <text:p>MT,30,037,Golden Valley County,H1</text:p>
          </table:table-cell>
          <table:table-cell table:formula="of:=LEFT([.A1617];2)" office:value-type="string" office:string-value="MT" calcext:value-type="string">
            <text:p>MT</text:p>
          </table:table-cell>
          <table:table-cell table:formula="of:=MID([.A1617];4;6)" office:value-type="string" office:string-value="30,037" calcext:value-type="string">
            <text:p>30,037</text:p>
          </table:table-cell>
          <table:table-cell table:formula="of:=MID([.A1617];11;30)" office:value-type="string" office:string-value="Golden Valley County,H1" calcext:value-type="string">
            <text:p>Golden Valley County,H1</text:p>
          </table:table-cell>
          <table:table-cell office:value-type="string" calcext:value-type="string">
            <text:p>Golden Valley County</text:p>
          </table:table-cell>
          <table:table-cell/>
        </table:table-row>
        <table:table-row table:style-name="ro1">
          <table:table-cell office:value-type="string" calcext:value-type="string">
            <text:p>MT,30,039,Granite County,H1</text:p>
          </table:table-cell>
          <table:table-cell table:formula="of:=LEFT([.A1618];2)" office:value-type="string" office:string-value="MT" calcext:value-type="string">
            <text:p>MT</text:p>
          </table:table-cell>
          <table:table-cell table:formula="of:=MID([.A1618];4;6)" office:value-type="string" office:string-value="30,039" calcext:value-type="string">
            <text:p>30,039</text:p>
          </table:table-cell>
          <table:table-cell table:formula="of:=MID([.A1618];11;30)" office:value-type="string" office:string-value="Granite County,H1" calcext:value-type="string">
            <text:p>Granite County,H1</text:p>
          </table:table-cell>
          <table:table-cell office:value-type="string" calcext:value-type="string">
            <text:p>Granite County</text:p>
          </table:table-cell>
          <table:table-cell/>
        </table:table-row>
        <table:table-row table:style-name="ro1">
          <table:table-cell office:value-type="string" calcext:value-type="string">
            <text:p>MT,30,041,Hill County,H1</text:p>
          </table:table-cell>
          <table:table-cell table:formula="of:=LEFT([.A1619];2)" office:value-type="string" office:string-value="MT" calcext:value-type="string">
            <text:p>MT</text:p>
          </table:table-cell>
          <table:table-cell table:formula="of:=MID([.A1619];4;6)" office:value-type="string" office:string-value="30,041" calcext:value-type="string">
            <text:p>30,041</text:p>
          </table:table-cell>
          <table:table-cell table:formula="of:=MID([.A1619];11;30)" office:value-type="string" office:string-value="Hill County,H1" calcext:value-type="string">
            <text:p>Hill County,H1</text:p>
          </table:table-cell>
          <table:table-cell office:value-type="string" calcext:value-type="string">
            <text:p>Hill County</text:p>
          </table:table-cell>
          <table:table-cell/>
        </table:table-row>
        <table:table-row table:style-name="ro1">
          <table:table-cell office:value-type="string" calcext:value-type="string">
            <text:p>MT,30,043,Jefferson County,H1</text:p>
          </table:table-cell>
          <table:table-cell table:formula="of:=LEFT([.A1620];2)" office:value-type="string" office:string-value="MT" calcext:value-type="string">
            <text:p>MT</text:p>
          </table:table-cell>
          <table:table-cell table:formula="of:=MID([.A1620];4;6)" office:value-type="string" office:string-value="30,043" calcext:value-type="string">
            <text:p>30,043</text:p>
          </table:table-cell>
          <table:table-cell table:formula="of:=MID([.A1620];11;30)" office:value-type="string" office:string-value="Jefferson County,H1" calcext:value-type="string">
            <text:p>Jefferson County,H1</text:p>
          </table:table-cell>
          <table:table-cell office:value-type="string" calcext:value-type="string">
            <text:p>Jefferson County</text:p>
          </table:table-cell>
          <table:table-cell/>
        </table:table-row>
        <table:table-row table:style-name="ro2">
          <table:table-cell office:value-type="string" calcext:value-type="string">
            <text:p>MT,30,045,Judith Basin County,H1</text:p>
          </table:table-cell>
          <table:table-cell table:formula="of:=LEFT([.A1621];2)" office:value-type="string" office:string-value="MT" calcext:value-type="string">
            <text:p>MT</text:p>
          </table:table-cell>
          <table:table-cell table:formula="of:=MID([.A1621];4;6)" office:value-type="string" office:string-value="30,045" calcext:value-type="string">
            <text:p>30,045</text:p>
          </table:table-cell>
          <table:table-cell table:formula="of:=MID([.A1621];11;30)" office:value-type="string" office:string-value="Judith Basin County,H1" calcext:value-type="string">
            <text:p>Judith Basin County,H1</text:p>
          </table:table-cell>
          <table:table-cell office:value-type="string" calcext:value-type="string">
            <text:p>Judith Basin County</text:p>
          </table:table-cell>
          <table:table-cell/>
        </table:table-row>
        <table:table-row table:style-name="ro1">
          <table:table-cell office:value-type="string" calcext:value-type="string">
            <text:p>MT,30,047,Lake County,H1</text:p>
          </table:table-cell>
          <table:table-cell table:formula="of:=LEFT([.A1622];2)" office:value-type="string" office:string-value="MT" calcext:value-type="string">
            <text:p>MT</text:p>
          </table:table-cell>
          <table:table-cell table:formula="of:=MID([.A1622];4;6)" office:value-type="string" office:string-value="30,047" calcext:value-type="string">
            <text:p>30,047</text:p>
          </table:table-cell>
          <table:table-cell table:formula="of:=MID([.A1622];11;30)" office:value-type="string" office:string-value="Lake County,H1" calcext:value-type="string">
            <text:p>Lake County,H1</text:p>
          </table:table-cell>
          <table:table-cell office:value-type="string" calcext:value-type="string">
            <text:p>Lake County</text:p>
          </table:table-cell>
          <table:table-cell/>
        </table:table-row>
        <table:table-row table:style-name="ro2">
          <table:table-cell office:value-type="string" calcext:value-type="string">
            <text:p>MT,30,049,Lewis and Clark County,H1</text:p>
          </table:table-cell>
          <table:table-cell table:formula="of:=LEFT([.A1623];2)" office:value-type="string" office:string-value="MT" calcext:value-type="string">
            <text:p>MT</text:p>
          </table:table-cell>
          <table:table-cell table:formula="of:=MID([.A1623];4;6)" office:value-type="string" office:string-value="30,049" calcext:value-type="string">
            <text:p>30,049</text:p>
          </table:table-cell>
          <table:table-cell table:formula="of:=MID([.A1623];11;30)" office:value-type="string" office:string-value="Lewis and Clark County,H1" calcext:value-type="string">
            <text:p>Lewis and Clark County,H1</text:p>
          </table:table-cell>
          <table:table-cell office:value-type="string" calcext:value-type="string">
            <text:p>Lewis and Clark County</text:p>
          </table:table-cell>
          <table:table-cell/>
        </table:table-row>
        <table:table-row table:style-name="ro1">
          <table:table-cell office:value-type="string" calcext:value-type="string">
            <text:p>MT,30,051,Liberty County,H1</text:p>
          </table:table-cell>
          <table:table-cell table:formula="of:=LEFT([.A1624];2)" office:value-type="string" office:string-value="MT" calcext:value-type="string">
            <text:p>MT</text:p>
          </table:table-cell>
          <table:table-cell table:formula="of:=MID([.A1624];4;6)" office:value-type="string" office:string-value="30,051" calcext:value-type="string">
            <text:p>30,051</text:p>
          </table:table-cell>
          <table:table-cell table:formula="of:=MID([.A1624];11;30)" office:value-type="string" office:string-value="Liberty County,H1" calcext:value-type="string">
            <text:p>Liberty County,H1</text:p>
          </table:table-cell>
          <table:table-cell office:value-type="string" calcext:value-type="string">
            <text:p>Liberty County</text:p>
          </table:table-cell>
          <table:table-cell/>
        </table:table-row>
        <table:table-row table:style-name="ro1">
          <table:table-cell office:value-type="string" calcext:value-type="string">
            <text:p>MT,30,053,Lincoln County,H1</text:p>
          </table:table-cell>
          <table:table-cell table:formula="of:=LEFT([.A1625];2)" office:value-type="string" office:string-value="MT" calcext:value-type="string">
            <text:p>MT</text:p>
          </table:table-cell>
          <table:table-cell table:formula="of:=MID([.A1625];4;6)" office:value-type="string" office:string-value="30,053" calcext:value-type="string">
            <text:p>30,053</text:p>
          </table:table-cell>
          <table:table-cell table:formula="of:=MID([.A1625];11;30)" office:value-type="string" office:string-value="Lincoln County,H1" calcext:value-type="string">
            <text:p>Lincoln County,H1</text:p>
          </table:table-cell>
          <table:table-cell office:value-type="string" calcext:value-type="string">
            <text:p>Lincoln County</text:p>
          </table:table-cell>
          <table:table-cell/>
        </table:table-row>
        <table:table-row table:style-name="ro1">
          <table:table-cell office:value-type="string" calcext:value-type="string">
            <text:p>MT,30,055,McCone County,H1</text:p>
          </table:table-cell>
          <table:table-cell table:formula="of:=LEFT([.A1626];2)" office:value-type="string" office:string-value="MT" calcext:value-type="string">
            <text:p>MT</text:p>
          </table:table-cell>
          <table:table-cell table:formula="of:=MID([.A1626];4;6)" office:value-type="string" office:string-value="30,055" calcext:value-type="string">
            <text:p>30,055</text:p>
          </table:table-cell>
          <table:table-cell table:formula="of:=MID([.A1626];11;30)" office:value-type="string" office:string-value="McCone County,H1" calcext:value-type="string">
            <text:p>McCone County,H1</text:p>
          </table:table-cell>
          <table:table-cell office:value-type="string" calcext:value-type="string">
            <text:p>McCone County</text:p>
          </table:table-cell>
          <table:table-cell/>
        </table:table-row>
        <table:table-row table:style-name="ro1">
          <table:table-cell office:value-type="string" calcext:value-type="string">
            <text:p>MT,30,057,Madison County,H1</text:p>
          </table:table-cell>
          <table:table-cell table:formula="of:=LEFT([.A1627];2)" office:value-type="string" office:string-value="MT" calcext:value-type="string">
            <text:p>MT</text:p>
          </table:table-cell>
          <table:table-cell table:formula="of:=MID([.A1627];4;6)" office:value-type="string" office:string-value="30,057" calcext:value-type="string">
            <text:p>30,057</text:p>
          </table:table-cell>
          <table:table-cell table:formula="of:=MID([.A1627];11;30)" office:value-type="string" office:string-value="Madison County,H1" calcext:value-type="string">
            <text:p>Madison County,H1</text:p>
          </table:table-cell>
          <table:table-cell office:value-type="string" calcext:value-type="string">
            <text:p>Madison County</text:p>
          </table:table-cell>
          <table:table-cell/>
        </table:table-row>
        <table:table-row table:style-name="ro1">
          <table:table-cell office:value-type="string" calcext:value-type="string">
            <text:p>MT,30,059,Meagher County,H1</text:p>
          </table:table-cell>
          <table:table-cell table:formula="of:=LEFT([.A1628];2)" office:value-type="string" office:string-value="MT" calcext:value-type="string">
            <text:p>MT</text:p>
          </table:table-cell>
          <table:table-cell table:formula="of:=MID([.A1628];4;6)" office:value-type="string" office:string-value="30,059" calcext:value-type="string">
            <text:p>30,059</text:p>
          </table:table-cell>
          <table:table-cell table:formula="of:=MID([.A1628];11;30)" office:value-type="string" office:string-value="Meagher County,H1" calcext:value-type="string">
            <text:p>Meagher County,H1</text:p>
          </table:table-cell>
          <table:table-cell office:value-type="string" calcext:value-type="string">
            <text:p>Meagher County</text:p>
          </table:table-cell>
          <table:table-cell/>
        </table:table-row>
        <table:table-row table:style-name="ro1">
          <table:table-cell office:value-type="string" calcext:value-type="string">
            <text:p>MT,30,061,Mineral County,H1</text:p>
          </table:table-cell>
          <table:table-cell table:formula="of:=LEFT([.A1629];2)" office:value-type="string" office:string-value="MT" calcext:value-type="string">
            <text:p>MT</text:p>
          </table:table-cell>
          <table:table-cell table:formula="of:=MID([.A1629];4;6)" office:value-type="string" office:string-value="30,061" calcext:value-type="string">
            <text:p>30,061</text:p>
          </table:table-cell>
          <table:table-cell table:formula="of:=MID([.A1629];11;30)" office:value-type="string" office:string-value="Mineral County,H1" calcext:value-type="string">
            <text:p>Mineral County,H1</text:p>
          </table:table-cell>
          <table:table-cell office:value-type="string" calcext:value-type="string">
            <text:p>Mineral County</text:p>
          </table:table-cell>
          <table:table-cell/>
        </table:table-row>
        <table:table-row table:style-name="ro1">
          <table:table-cell office:value-type="string" calcext:value-type="string">
            <text:p>MT,30,063,Missoula County,H1</text:p>
          </table:table-cell>
          <table:table-cell table:formula="of:=LEFT([.A1630];2)" office:value-type="string" office:string-value="MT" calcext:value-type="string">
            <text:p>MT</text:p>
          </table:table-cell>
          <table:table-cell table:formula="of:=MID([.A1630];4;6)" office:value-type="string" office:string-value="30,063" calcext:value-type="string">
            <text:p>30,063</text:p>
          </table:table-cell>
          <table:table-cell table:formula="of:=MID([.A1630];11;30)" office:value-type="string" office:string-value="Missoula County,H1" calcext:value-type="string">
            <text:p>Missoula County,H1</text:p>
          </table:table-cell>
          <table:table-cell office:value-type="string" calcext:value-type="string">
            <text:p>Missoula County</text:p>
          </table:table-cell>
          <table:table-cell/>
        </table:table-row>
        <table:table-row table:style-name="ro2">
          <table:table-cell office:value-type="string" calcext:value-type="string">
            <text:p>MT,30,065,Musselshell County,H1</text:p>
          </table:table-cell>
          <table:table-cell table:formula="of:=LEFT([.A1631];2)" office:value-type="string" office:string-value="MT" calcext:value-type="string">
            <text:p>MT</text:p>
          </table:table-cell>
          <table:table-cell table:formula="of:=MID([.A1631];4;6)" office:value-type="string" office:string-value="30,065" calcext:value-type="string">
            <text:p>30,065</text:p>
          </table:table-cell>
          <table:table-cell table:formula="of:=MID([.A1631];11;30)" office:value-type="string" office:string-value="Musselshell County,H1" calcext:value-type="string">
            <text:p>Musselshell County,H1</text:p>
          </table:table-cell>
          <table:table-cell office:value-type="string" calcext:value-type="string">
            <text:p>Musselshell County</text:p>
          </table:table-cell>
          <table:table-cell/>
        </table:table-row>
        <table:table-row table:style-name="ro1">
          <table:table-cell office:value-type="string" calcext:value-type="string">
            <text:p>MT,30,067,Park County,H1</text:p>
          </table:table-cell>
          <table:table-cell table:formula="of:=LEFT([.A1632];2)" office:value-type="string" office:string-value="MT" calcext:value-type="string">
            <text:p>MT</text:p>
          </table:table-cell>
          <table:table-cell table:formula="of:=MID([.A1632];4;6)" office:value-type="string" office:string-value="30,067" calcext:value-type="string">
            <text:p>30,067</text:p>
          </table:table-cell>
          <table:table-cell table:formula="of:=MID([.A1632];11;30)" office:value-type="string" office:string-value="Park County,H1" calcext:value-type="string">
            <text:p>Park County,H1</text:p>
          </table:table-cell>
          <table:table-cell office:value-type="string" calcext:value-type="string">
            <text:p>Park County</text:p>
          </table:table-cell>
          <table:table-cell/>
        </table:table-row>
        <table:table-row table:style-name="ro1">
          <table:table-cell office:value-type="string" calcext:value-type="string">
            <text:p>MT,30,069,Petroleum County,H1</text:p>
          </table:table-cell>
          <table:table-cell table:formula="of:=LEFT([.A1633];2)" office:value-type="string" office:string-value="MT" calcext:value-type="string">
            <text:p>MT</text:p>
          </table:table-cell>
          <table:table-cell table:formula="of:=MID([.A1633];4;6)" office:value-type="string" office:string-value="30,069" calcext:value-type="string">
            <text:p>30,069</text:p>
          </table:table-cell>
          <table:table-cell table:formula="of:=MID([.A1633];11;30)" office:value-type="string" office:string-value="Petroleum County,H1" calcext:value-type="string">
            <text:p>Petroleum County,H1</text:p>
          </table:table-cell>
          <table:table-cell office:value-type="string" calcext:value-type="string">
            <text:p>Petroleum County</text:p>
          </table:table-cell>
          <table:table-cell/>
        </table:table-row>
        <table:table-row table:style-name="ro1">
          <table:table-cell office:value-type="string" calcext:value-type="string">
            <text:p>MT,30,071,Phillips County,H1</text:p>
          </table:table-cell>
          <table:table-cell table:formula="of:=LEFT([.A1634];2)" office:value-type="string" office:string-value="MT" calcext:value-type="string">
            <text:p>MT</text:p>
          </table:table-cell>
          <table:table-cell table:formula="of:=MID([.A1634];4;6)" office:value-type="string" office:string-value="30,071" calcext:value-type="string">
            <text:p>30,071</text:p>
          </table:table-cell>
          <table:table-cell table:formula="of:=MID([.A1634];11;30)" office:value-type="string" office:string-value="Phillips County,H1" calcext:value-type="string">
            <text:p>Phillips County,H1</text:p>
          </table:table-cell>
          <table:table-cell office:value-type="string" calcext:value-type="string">
            <text:p>Phillips County</text:p>
          </table:table-cell>
          <table:table-cell/>
        </table:table-row>
        <table:table-row table:style-name="ro1">
          <table:table-cell office:value-type="string" calcext:value-type="string">
            <text:p>MT,30,073,Pondera County,H1</text:p>
          </table:table-cell>
          <table:table-cell table:formula="of:=LEFT([.A1635];2)" office:value-type="string" office:string-value="MT" calcext:value-type="string">
            <text:p>MT</text:p>
          </table:table-cell>
          <table:table-cell table:formula="of:=MID([.A1635];4;6)" office:value-type="string" office:string-value="30,073" calcext:value-type="string">
            <text:p>30,073</text:p>
          </table:table-cell>
          <table:table-cell table:formula="of:=MID([.A1635];11;30)" office:value-type="string" office:string-value="Pondera County,H1" calcext:value-type="string">
            <text:p>Pondera County,H1</text:p>
          </table:table-cell>
          <table:table-cell office:value-type="string" calcext:value-type="string">
            <text:p>Pondera County</text:p>
          </table:table-cell>
          <table:table-cell/>
        </table:table-row>
        <table:table-row table:style-name="ro2">
          <table:table-cell office:value-type="string" calcext:value-type="string">
            <text:p>MT,30,075,Powder River County,H1</text:p>
          </table:table-cell>
          <table:table-cell table:formula="of:=LEFT([.A1636];2)" office:value-type="string" office:string-value="MT" calcext:value-type="string">
            <text:p>MT</text:p>
          </table:table-cell>
          <table:table-cell table:formula="of:=MID([.A1636];4;6)" office:value-type="string" office:string-value="30,075" calcext:value-type="string">
            <text:p>30,075</text:p>
          </table:table-cell>
          <table:table-cell table:formula="of:=MID([.A1636];11;30)" office:value-type="string" office:string-value="Powder River County,H1" calcext:value-type="string">
            <text:p>Powder River County,H1</text:p>
          </table:table-cell>
          <table:table-cell office:value-type="string" calcext:value-type="string">
            <text:p>Powder River County</text:p>
          </table:table-cell>
          <table:table-cell/>
        </table:table-row>
        <table:table-row table:style-name="ro1">
          <table:table-cell office:value-type="string" calcext:value-type="string">
            <text:p>MT,30,077,Powell County,H1</text:p>
          </table:table-cell>
          <table:table-cell table:formula="of:=LEFT([.A1637];2)" office:value-type="string" office:string-value="MT" calcext:value-type="string">
            <text:p>MT</text:p>
          </table:table-cell>
          <table:table-cell table:formula="of:=MID([.A1637];4;6)" office:value-type="string" office:string-value="30,077" calcext:value-type="string">
            <text:p>30,077</text:p>
          </table:table-cell>
          <table:table-cell table:formula="of:=MID([.A1637];11;30)" office:value-type="string" office:string-value="Powell County,H1" calcext:value-type="string">
            <text:p>Powell County,H1</text:p>
          </table:table-cell>
          <table:table-cell office:value-type="string" calcext:value-type="string">
            <text:p>Powell County</text:p>
          </table:table-cell>
          <table:table-cell/>
        </table:table-row>
        <table:table-row table:style-name="ro1">
          <table:table-cell office:value-type="string" calcext:value-type="string">
            <text:p>MT,30,079,Prairie County,H1</text:p>
          </table:table-cell>
          <table:table-cell table:formula="of:=LEFT([.A1638];2)" office:value-type="string" office:string-value="MT" calcext:value-type="string">
            <text:p>MT</text:p>
          </table:table-cell>
          <table:table-cell table:formula="of:=MID([.A1638];4;6)" office:value-type="string" office:string-value="30,079" calcext:value-type="string">
            <text:p>30,079</text:p>
          </table:table-cell>
          <table:table-cell table:formula="of:=MID([.A1638];11;30)" office:value-type="string" office:string-value="Prairie County,H1" calcext:value-type="string">
            <text:p>Prairie County,H1</text:p>
          </table:table-cell>
          <table:table-cell office:value-type="string" calcext:value-type="string">
            <text:p>Prairie County</text:p>
          </table:table-cell>
          <table:table-cell/>
        </table:table-row>
        <table:table-row table:style-name="ro1">
          <table:table-cell office:value-type="string" calcext:value-type="string">
            <text:p>MT,30,081,Ravalli County,H1</text:p>
          </table:table-cell>
          <table:table-cell table:formula="of:=LEFT([.A1639];2)" office:value-type="string" office:string-value="MT" calcext:value-type="string">
            <text:p>MT</text:p>
          </table:table-cell>
          <table:table-cell table:formula="of:=MID([.A1639];4;6)" office:value-type="string" office:string-value="30,081" calcext:value-type="string">
            <text:p>30,081</text:p>
          </table:table-cell>
          <table:table-cell table:formula="of:=MID([.A1639];11;30)" office:value-type="string" office:string-value="Ravalli County,H1" calcext:value-type="string">
            <text:p>Ravalli County,H1</text:p>
          </table:table-cell>
          <table:table-cell office:value-type="string" calcext:value-type="string">
            <text:p>Ravalli County</text:p>
          </table:table-cell>
          <table:table-cell/>
        </table:table-row>
        <table:table-row table:style-name="ro1">
          <table:table-cell office:value-type="string" calcext:value-type="string">
            <text:p>MT,30,083,Richland County,H1</text:p>
          </table:table-cell>
          <table:table-cell table:formula="of:=LEFT([.A1640];2)" office:value-type="string" office:string-value="MT" calcext:value-type="string">
            <text:p>MT</text:p>
          </table:table-cell>
          <table:table-cell table:formula="of:=MID([.A1640];4;6)" office:value-type="string" office:string-value="30,083" calcext:value-type="string">
            <text:p>30,083</text:p>
          </table:table-cell>
          <table:table-cell table:formula="of:=MID([.A1640];11;30)" office:value-type="string" office:string-value="Richland County,H1" calcext:value-type="string">
            <text:p>Richland County,H1</text:p>
          </table:table-cell>
          <table:table-cell office:value-type="string" calcext:value-type="string">
            <text:p>Richland County</text:p>
          </table:table-cell>
          <table:table-cell/>
        </table:table-row>
        <table:table-row table:style-name="ro1">
          <table:table-cell office:value-type="string" calcext:value-type="string">
            <text:p>MT,30,085,Roosevelt County,H1</text:p>
          </table:table-cell>
          <table:table-cell table:formula="of:=LEFT([.A1641];2)" office:value-type="string" office:string-value="MT" calcext:value-type="string">
            <text:p>MT</text:p>
          </table:table-cell>
          <table:table-cell table:formula="of:=MID([.A1641];4;6)" office:value-type="string" office:string-value="30,085" calcext:value-type="string">
            <text:p>30,085</text:p>
          </table:table-cell>
          <table:table-cell table:formula="of:=MID([.A1641];11;30)" office:value-type="string" office:string-value="Roosevelt County,H1" calcext:value-type="string">
            <text:p>Roosevelt County,H1</text:p>
          </table:table-cell>
          <table:table-cell office:value-type="string" calcext:value-type="string">
            <text:p>Roosevelt County</text:p>
          </table:table-cell>
          <table:table-cell/>
        </table:table-row>
        <table:table-row table:style-name="ro1">
          <table:table-cell office:value-type="string" calcext:value-type="string">
            <text:p>MT,30,087,Rosebud County,H1</text:p>
          </table:table-cell>
          <table:table-cell table:formula="of:=LEFT([.A1642];2)" office:value-type="string" office:string-value="MT" calcext:value-type="string">
            <text:p>MT</text:p>
          </table:table-cell>
          <table:table-cell table:formula="of:=MID([.A1642];4;6)" office:value-type="string" office:string-value="30,087" calcext:value-type="string">
            <text:p>30,087</text:p>
          </table:table-cell>
          <table:table-cell table:formula="of:=MID([.A1642];11;30)" office:value-type="string" office:string-value="Rosebud County,H1" calcext:value-type="string">
            <text:p>Rosebud County,H1</text:p>
          </table:table-cell>
          <table:table-cell office:value-type="string" calcext:value-type="string">
            <text:p>Rosebud County</text:p>
          </table:table-cell>
          <table:table-cell/>
        </table:table-row>
        <table:table-row table:style-name="ro1">
          <table:table-cell office:value-type="string" calcext:value-type="string">
            <text:p>MT,30,089,Sanders County,H1</text:p>
          </table:table-cell>
          <table:table-cell table:formula="of:=LEFT([.A1643];2)" office:value-type="string" office:string-value="MT" calcext:value-type="string">
            <text:p>MT</text:p>
          </table:table-cell>
          <table:table-cell table:formula="of:=MID([.A1643];4;6)" office:value-type="string" office:string-value="30,089" calcext:value-type="string">
            <text:p>30,089</text:p>
          </table:table-cell>
          <table:table-cell table:formula="of:=MID([.A1643];11;30)" office:value-type="string" office:string-value="Sanders County,H1" calcext:value-type="string">
            <text:p>Sanders County,H1</text:p>
          </table:table-cell>
          <table:table-cell office:value-type="string" calcext:value-type="string">
            <text:p>Sanders County</text:p>
          </table:table-cell>
          <table:table-cell/>
        </table:table-row>
        <table:table-row table:style-name="ro1">
          <table:table-cell office:value-type="string" calcext:value-type="string">
            <text:p>MT,30,091,Sheridan County,H1</text:p>
          </table:table-cell>
          <table:table-cell table:formula="of:=LEFT([.A1644];2)" office:value-type="string" office:string-value="MT" calcext:value-type="string">
            <text:p>MT</text:p>
          </table:table-cell>
          <table:table-cell table:formula="of:=MID([.A1644];4;6)" office:value-type="string" office:string-value="30,091" calcext:value-type="string">
            <text:p>30,091</text:p>
          </table:table-cell>
          <table:table-cell table:formula="of:=MID([.A1644];11;30)" office:value-type="string" office:string-value="Sheridan County,H1" calcext:value-type="string">
            <text:p>Sheridan County,H1</text:p>
          </table:table-cell>
          <table:table-cell office:value-type="string" calcext:value-type="string">
            <text:p>Sheridan County</text:p>
          </table:table-cell>
          <table:table-cell/>
        </table:table-row>
        <table:table-row table:style-name="ro1">
          <table:table-cell office:value-type="string" calcext:value-type="string">
            <text:p>MT,30,093,Silver Bow County,H6</text:p>
          </table:table-cell>
          <table:table-cell table:formula="of:=LEFT([.A1645];2)" office:value-type="string" office:string-value="MT" calcext:value-type="string">
            <text:p>MT</text:p>
          </table:table-cell>
          <table:table-cell table:formula="of:=MID([.A1645];4;6)" office:value-type="string" office:string-value="30,093" calcext:value-type="string">
            <text:p>30,093</text:p>
          </table:table-cell>
          <table:table-cell table:formula="of:=MID([.A1645];11;30)" office:value-type="string" office:string-value="Silver Bow County,H6" calcext:value-type="string">
            <text:p>Silver Bow County,H6</text:p>
          </table:table-cell>
          <table:table-cell office:value-type="string" calcext:value-type="string">
            <text:p>Silver Bow County</text:p>
          </table:table-cell>
          <table:table-cell/>
        </table:table-row>
        <table:table-row table:style-name="ro1">
          <table:table-cell office:value-type="string" calcext:value-type="string">
            <text:p>MT,30,095,Stillwater County,H1</text:p>
          </table:table-cell>
          <table:table-cell table:formula="of:=LEFT([.A1646];2)" office:value-type="string" office:string-value="MT" calcext:value-type="string">
            <text:p>MT</text:p>
          </table:table-cell>
          <table:table-cell table:formula="of:=MID([.A1646];4;6)" office:value-type="string" office:string-value="30,095" calcext:value-type="string">
            <text:p>30,095</text:p>
          </table:table-cell>
          <table:table-cell table:formula="of:=MID([.A1646];11;30)" office:value-type="string" office:string-value="Stillwater County,H1" calcext:value-type="string">
            <text:p>Stillwater County,H1</text:p>
          </table:table-cell>
          <table:table-cell office:value-type="string" calcext:value-type="string">
            <text:p>Stillwater County</text:p>
          </table:table-cell>
          <table:table-cell/>
        </table:table-row>
        <table:table-row table:style-name="ro2">
          <table:table-cell office:value-type="string" calcext:value-type="string">
            <text:p>MT,30,097,Sweet Grass County,H1</text:p>
          </table:table-cell>
          <table:table-cell table:formula="of:=LEFT([.A1647];2)" office:value-type="string" office:string-value="MT" calcext:value-type="string">
            <text:p>MT</text:p>
          </table:table-cell>
          <table:table-cell table:formula="of:=MID([.A1647];4;6)" office:value-type="string" office:string-value="30,097" calcext:value-type="string">
            <text:p>30,097</text:p>
          </table:table-cell>
          <table:table-cell table:formula="of:=MID([.A1647];11;30)" office:value-type="string" office:string-value="Sweet Grass County,H1" calcext:value-type="string">
            <text:p>Sweet Grass County,H1</text:p>
          </table:table-cell>
          <table:table-cell office:value-type="string" calcext:value-type="string">
            <text:p>Sweet Grass County</text:p>
          </table:table-cell>
          <table:table-cell/>
        </table:table-row>
        <table:table-row table:style-name="ro1">
          <table:table-cell office:value-type="string" calcext:value-type="string">
            <text:p>MT,30,099,Teton County,H1</text:p>
          </table:table-cell>
          <table:table-cell table:formula="of:=LEFT([.A1648];2)" office:value-type="string" office:string-value="MT" calcext:value-type="string">
            <text:p>MT</text:p>
          </table:table-cell>
          <table:table-cell table:formula="of:=MID([.A1648];4;6)" office:value-type="string" office:string-value="30,099" calcext:value-type="string">
            <text:p>30,099</text:p>
          </table:table-cell>
          <table:table-cell table:formula="of:=MID([.A1648];11;30)" office:value-type="string" office:string-value="Teton County,H1" calcext:value-type="string">
            <text:p>Teton County,H1</text:p>
          </table:table-cell>
          <table:table-cell office:value-type="string" calcext:value-type="string">
            <text:p>Teton County</text:p>
          </table:table-cell>
          <table:table-cell/>
        </table:table-row>
        <table:table-row table:style-name="ro1">
          <table:table-cell office:value-type="string" calcext:value-type="string">
            <text:p>MT,30,101,Toole County,H1</text:p>
          </table:table-cell>
          <table:table-cell table:formula="of:=LEFT([.A1649];2)" office:value-type="string" office:string-value="MT" calcext:value-type="string">
            <text:p>MT</text:p>
          </table:table-cell>
          <table:table-cell table:formula="of:=MID([.A1649];4;6)" office:value-type="string" office:string-value="30,101" calcext:value-type="string">
            <text:p>30,101</text:p>
          </table:table-cell>
          <table:table-cell table:formula="of:=MID([.A1649];11;30)" office:value-type="string" office:string-value="Toole County,H1" calcext:value-type="string">
            <text:p>Toole County,H1</text:p>
          </table:table-cell>
          <table:table-cell office:value-type="string" calcext:value-type="string">
            <text:p>Toole County</text:p>
          </table:table-cell>
          <table:table-cell/>
        </table:table-row>
        <table:table-row table:style-name="ro1">
          <table:table-cell office:value-type="string" calcext:value-type="string">
            <text:p>MT,30,103,Treasure County,H1</text:p>
          </table:table-cell>
          <table:table-cell table:formula="of:=LEFT([.A1650];2)" office:value-type="string" office:string-value="MT" calcext:value-type="string">
            <text:p>MT</text:p>
          </table:table-cell>
          <table:table-cell table:formula="of:=MID([.A1650];4;6)" office:value-type="string" office:string-value="30,103" calcext:value-type="string">
            <text:p>30,103</text:p>
          </table:table-cell>
          <table:table-cell table:formula="of:=MID([.A1650];11;30)" office:value-type="string" office:string-value="Treasure County,H1" calcext:value-type="string">
            <text:p>Treasure County,H1</text:p>
          </table:table-cell>
          <table:table-cell office:value-type="string" calcext:value-type="string">
            <text:p>Treasure County</text:p>
          </table:table-cell>
          <table:table-cell/>
        </table:table-row>
        <table:table-row table:style-name="ro1">
          <table:table-cell office:value-type="string" calcext:value-type="string">
            <text:p>MT,30,105,Valley County,H1</text:p>
          </table:table-cell>
          <table:table-cell table:formula="of:=LEFT([.A1651];2)" office:value-type="string" office:string-value="MT" calcext:value-type="string">
            <text:p>MT</text:p>
          </table:table-cell>
          <table:table-cell table:formula="of:=MID([.A1651];4;6)" office:value-type="string" office:string-value="30,105" calcext:value-type="string">
            <text:p>30,105</text:p>
          </table:table-cell>
          <table:table-cell table:formula="of:=MID([.A1651];11;30)" office:value-type="string" office:string-value="Valley County,H1" calcext:value-type="string">
            <text:p>Valley County,H1</text:p>
          </table:table-cell>
          <table:table-cell office:value-type="string" calcext:value-type="string">
            <text:p>Valley County</text:p>
          </table:table-cell>
          <table:table-cell/>
        </table:table-row>
        <table:table-row table:style-name="ro1">
          <table:table-cell office:value-type="string" calcext:value-type="string">
            <text:p>MT,30,107,Wheatland County,H1</text:p>
          </table:table-cell>
          <table:table-cell table:formula="of:=LEFT([.A1652];2)" office:value-type="string" office:string-value="MT" calcext:value-type="string">
            <text:p>MT</text:p>
          </table:table-cell>
          <table:table-cell table:formula="of:=MID([.A1652];4;6)" office:value-type="string" office:string-value="30,107" calcext:value-type="string">
            <text:p>30,107</text:p>
          </table:table-cell>
          <table:table-cell table:formula="of:=MID([.A1652];11;30)" office:value-type="string" office:string-value="Wheatland County,H1" calcext:value-type="string">
            <text:p>Wheatland County,H1</text:p>
          </table:table-cell>
          <table:table-cell office:value-type="string" calcext:value-type="string">
            <text:p>Wheatland County</text:p>
          </table:table-cell>
          <table:table-cell/>
        </table:table-row>
        <table:table-row table:style-name="ro1">
          <table:table-cell office:value-type="string" calcext:value-type="string">
            <text:p>MT,30,109,Wibaux County,H1</text:p>
          </table:table-cell>
          <table:table-cell table:formula="of:=LEFT([.A1653];2)" office:value-type="string" office:string-value="MT" calcext:value-type="string">
            <text:p>MT</text:p>
          </table:table-cell>
          <table:table-cell table:formula="of:=MID([.A1653];4;6)" office:value-type="string" office:string-value="30,109" calcext:value-type="string">
            <text:p>30,109</text:p>
          </table:table-cell>
          <table:table-cell table:formula="of:=MID([.A1653];11;30)" office:value-type="string" office:string-value="Wibaux County,H1" calcext:value-type="string">
            <text:p>Wibaux County,H1</text:p>
          </table:table-cell>
          <table:table-cell office:value-type="string" calcext:value-type="string">
            <text:p>Wibaux County</text:p>
          </table:table-cell>
          <table:table-cell/>
        </table:table-row>
        <table:table-row table:style-name="ro2">
          <table:table-cell office:value-type="string" calcext:value-type="string">
            <text:p>MT,30,111,Yellowstone County,H1</text:p>
          </table:table-cell>
          <table:table-cell table:formula="of:=LEFT([.A1654];2)" office:value-type="string" office:string-value="MT" calcext:value-type="string">
            <text:p>MT</text:p>
          </table:table-cell>
          <table:table-cell table:formula="of:=MID([.A1654];4;6)" office:value-type="string" office:string-value="30,111" calcext:value-type="string">
            <text:p>30,111</text:p>
          </table:table-cell>
          <table:table-cell table:formula="of:=MID([.A1654];11;30)" office:value-type="string" office:string-value="Yellowstone County,H1" calcext:value-type="string">
            <text:p>Yellowstone County,H1</text:p>
          </table:table-cell>
          <table:table-cell office:value-type="string" calcext:value-type="string">
            <text:p>Yellowstone County</text:p>
          </table:table-cell>
          <table:table-cell/>
        </table:table-row>
        <table:table-row table:style-name="ro1">
          <table:table-cell office:value-type="string" calcext:value-type="string">
            <text:p>NE,31,001,Adams County,H1</text:p>
          </table:table-cell>
          <table:table-cell table:formula="of:=LEFT([.A1655];2)" office:value-type="string" office:string-value="NE" calcext:value-type="string">
            <text:p>NE</text:p>
          </table:table-cell>
          <table:table-cell table:formula="of:=MID([.A1655];4;6)" office:value-type="string" office:string-value="31,001" calcext:value-type="string">
            <text:p>31,001</text:p>
          </table:table-cell>
          <table:table-cell table:formula="of:=MID([.A1655];11;30)" office:value-type="string" office:string-value="Adams County,H1" calcext:value-type="string">
            <text:p>Adams County,H1</text:p>
          </table:table-cell>
          <table:table-cell office:value-type="string" calcext:value-type="string">
            <text:p>Adams County</text:p>
          </table:table-cell>
          <table:table-cell/>
        </table:table-row>
        <table:table-row table:style-name="ro1">
          <table:table-cell office:value-type="string" calcext:value-type="string">
            <text:p>NE,31,003,Antelope County,H1</text:p>
          </table:table-cell>
          <table:table-cell table:formula="of:=LEFT([.A1656];2)" office:value-type="string" office:string-value="NE" calcext:value-type="string">
            <text:p>NE</text:p>
          </table:table-cell>
          <table:table-cell table:formula="of:=MID([.A1656];4;6)" office:value-type="string" office:string-value="31,003" calcext:value-type="string">
            <text:p>31,003</text:p>
          </table:table-cell>
          <table:table-cell table:formula="of:=MID([.A1656];11;30)" office:value-type="string" office:string-value="Antelope County,H1" calcext:value-type="string">
            <text:p>Antelope County,H1</text:p>
          </table:table-cell>
          <table:table-cell office:value-type="string" calcext:value-type="string">
            <text:p>Antelope County</text:p>
          </table:table-cell>
          <table:table-cell/>
        </table:table-row>
        <table:table-row table:style-name="ro1">
          <table:table-cell office:value-type="string" calcext:value-type="string">
            <text:p>NE,31,005,Arthur County,H1</text:p>
          </table:table-cell>
          <table:table-cell table:formula="of:=LEFT([.A1657];2)" office:value-type="string" office:string-value="NE" calcext:value-type="string">
            <text:p>NE</text:p>
          </table:table-cell>
          <table:table-cell table:formula="of:=MID([.A1657];4;6)" office:value-type="string" office:string-value="31,005" calcext:value-type="string">
            <text:p>31,005</text:p>
          </table:table-cell>
          <table:table-cell table:formula="of:=MID([.A1657];11;30)" office:value-type="string" office:string-value="Arthur County,H1" calcext:value-type="string">
            <text:p>Arthur County,H1</text:p>
          </table:table-cell>
          <table:table-cell office:value-type="string" calcext:value-type="string">
            <text:p>Arthur County</text:p>
          </table:table-cell>
          <table:table-cell/>
        </table:table-row>
        <table:table-row table:style-name="ro1">
          <table:table-cell office:value-type="string" calcext:value-type="string">
            <text:p>NE,31,007,Banner County,H1</text:p>
          </table:table-cell>
          <table:table-cell table:formula="of:=LEFT([.A1658];2)" office:value-type="string" office:string-value="NE" calcext:value-type="string">
            <text:p>NE</text:p>
          </table:table-cell>
          <table:table-cell table:formula="of:=MID([.A1658];4;6)" office:value-type="string" office:string-value="31,007" calcext:value-type="string">
            <text:p>31,007</text:p>
          </table:table-cell>
          <table:table-cell table:formula="of:=MID([.A1658];11;30)" office:value-type="string" office:string-value="Banner County,H1" calcext:value-type="string">
            <text:p>Banner County,H1</text:p>
          </table:table-cell>
          <table:table-cell office:value-type="string" calcext:value-type="string">
            <text:p>Banner County</text:p>
          </table:table-cell>
          <table:table-cell/>
        </table:table-row>
        <table:table-row table:style-name="ro1">
          <table:table-cell office:value-type="string" calcext:value-type="string">
            <text:p>NE,31,009,Blaine County,H1</text:p>
          </table:table-cell>
          <table:table-cell table:formula="of:=LEFT([.A1659];2)" office:value-type="string" office:string-value="NE" calcext:value-type="string">
            <text:p>NE</text:p>
          </table:table-cell>
          <table:table-cell table:formula="of:=MID([.A1659];4;6)" office:value-type="string" office:string-value="31,009" calcext:value-type="string">
            <text:p>31,009</text:p>
          </table:table-cell>
          <table:table-cell table:formula="of:=MID([.A1659];11;30)" office:value-type="string" office:string-value="Blaine County,H1" calcext:value-type="string">
            <text:p>Blaine County,H1</text:p>
          </table:table-cell>
          <table:table-cell office:value-type="string" calcext:value-type="string">
            <text:p>Blaine County</text:p>
          </table:table-cell>
          <table:table-cell/>
        </table:table-row>
        <table:table-row table:style-name="ro1">
          <table:table-cell office:value-type="string" calcext:value-type="string">
            <text:p>NE,31,011,Boone County,H1</text:p>
          </table:table-cell>
          <table:table-cell table:formula="of:=LEFT([.A1660];2)" office:value-type="string" office:string-value="NE" calcext:value-type="string">
            <text:p>NE</text:p>
          </table:table-cell>
          <table:table-cell table:formula="of:=MID([.A1660];4;6)" office:value-type="string" office:string-value="31,011" calcext:value-type="string">
            <text:p>31,011</text:p>
          </table:table-cell>
          <table:table-cell table:formula="of:=MID([.A1660];11;30)" office:value-type="string" office:string-value="Boone County,H1" calcext:value-type="string">
            <text:p>Boone County,H1</text:p>
          </table:table-cell>
          <table:table-cell office:value-type="string" calcext:value-type="string">
            <text:p>Boone County</text:p>
          </table:table-cell>
          <table:table-cell/>
        </table:table-row>
        <table:table-row table:style-name="ro1">
          <table:table-cell office:value-type="string" calcext:value-type="string">
            <text:p>NE,31,013,Box Butte County,H1</text:p>
          </table:table-cell>
          <table:table-cell table:formula="of:=LEFT([.A1661];2)" office:value-type="string" office:string-value="NE" calcext:value-type="string">
            <text:p>NE</text:p>
          </table:table-cell>
          <table:table-cell table:formula="of:=MID([.A1661];4;6)" office:value-type="string" office:string-value="31,013" calcext:value-type="string">
            <text:p>31,013</text:p>
          </table:table-cell>
          <table:table-cell table:formula="of:=MID([.A1661];11;30)" office:value-type="string" office:string-value="Box Butte County,H1" calcext:value-type="string">
            <text:p>Box Butte County,H1</text:p>
          </table:table-cell>
          <table:table-cell office:value-type="string" calcext:value-type="string">
            <text:p>Box Butte County</text:p>
          </table:table-cell>
          <table:table-cell/>
        </table:table-row>
        <table:table-row table:style-name="ro1">
          <table:table-cell office:value-type="string" calcext:value-type="string">
            <text:p>NE,31,015,Boyd County,H1</text:p>
          </table:table-cell>
          <table:table-cell table:formula="of:=LEFT([.A1662];2)" office:value-type="string" office:string-value="NE" calcext:value-type="string">
            <text:p>NE</text:p>
          </table:table-cell>
          <table:table-cell table:formula="of:=MID([.A1662];4;6)" office:value-type="string" office:string-value="31,015" calcext:value-type="string">
            <text:p>31,015</text:p>
          </table:table-cell>
          <table:table-cell table:formula="of:=MID([.A1662];11;30)" office:value-type="string" office:string-value="Boyd County,H1" calcext:value-type="string">
            <text:p>Boyd County,H1</text:p>
          </table:table-cell>
          <table:table-cell office:value-type="string" calcext:value-type="string">
            <text:p>Boyd County</text:p>
          </table:table-cell>
          <table:table-cell/>
        </table:table-row>
        <table:table-row table:style-name="ro1">
          <table:table-cell office:value-type="string" calcext:value-type="string">
            <text:p>NE,31,017,Brown County,H1</text:p>
          </table:table-cell>
          <table:table-cell table:formula="of:=LEFT([.A1663];2)" office:value-type="string" office:string-value="NE" calcext:value-type="string">
            <text:p>NE</text:p>
          </table:table-cell>
          <table:table-cell table:formula="of:=MID([.A1663];4;6)" office:value-type="string" office:string-value="31,017" calcext:value-type="string">
            <text:p>31,017</text:p>
          </table:table-cell>
          <table:table-cell table:formula="of:=MID([.A1663];11;30)" office:value-type="string" office:string-value="Brown County,H1" calcext:value-type="string">
            <text:p>Brown County,H1</text:p>
          </table:table-cell>
          <table:table-cell office:value-type="string" calcext:value-type="string">
            <text:p>Brown County</text:p>
          </table:table-cell>
          <table:table-cell/>
        </table:table-row>
        <table:table-row table:style-name="ro1">
          <table:table-cell office:value-type="string" calcext:value-type="string">
            <text:p>NE,31,019,Buffalo County,H1</text:p>
          </table:table-cell>
          <table:table-cell table:formula="of:=LEFT([.A1664];2)" office:value-type="string" office:string-value="NE" calcext:value-type="string">
            <text:p>NE</text:p>
          </table:table-cell>
          <table:table-cell table:formula="of:=MID([.A1664];4;6)" office:value-type="string" office:string-value="31,019" calcext:value-type="string">
            <text:p>31,019</text:p>
          </table:table-cell>
          <table:table-cell table:formula="of:=MID([.A1664];11;30)" office:value-type="string" office:string-value="Buffalo County,H1" calcext:value-type="string">
            <text:p>Buffalo County,H1</text:p>
          </table:table-cell>
          <table:table-cell office:value-type="string" calcext:value-type="string">
            <text:p>Buffalo County</text:p>
          </table:table-cell>
          <table:table-cell/>
        </table:table-row>
        <table:table-row table:style-name="ro1">
          <table:table-cell office:value-type="string" calcext:value-type="string">
            <text:p>NE,31,021,Burt County,H1</text:p>
          </table:table-cell>
          <table:table-cell table:formula="of:=LEFT([.A1665];2)" office:value-type="string" office:string-value="NE" calcext:value-type="string">
            <text:p>NE</text:p>
          </table:table-cell>
          <table:table-cell table:formula="of:=MID([.A1665];4;6)" office:value-type="string" office:string-value="31,021" calcext:value-type="string">
            <text:p>31,021</text:p>
          </table:table-cell>
          <table:table-cell table:formula="of:=MID([.A1665];11;30)" office:value-type="string" office:string-value="Burt County,H1" calcext:value-type="string">
            <text:p>Burt County,H1</text:p>
          </table:table-cell>
          <table:table-cell office:value-type="string" calcext:value-type="string">
            <text:p>Burt County</text:p>
          </table:table-cell>
          <table:table-cell/>
        </table:table-row>
        <table:table-row table:style-name="ro1">
          <table:table-cell office:value-type="string" calcext:value-type="string">
            <text:p>NE,31,023,Butler County,H1</text:p>
          </table:table-cell>
          <table:table-cell table:formula="of:=LEFT([.A1666];2)" office:value-type="string" office:string-value="NE" calcext:value-type="string">
            <text:p>NE</text:p>
          </table:table-cell>
          <table:table-cell table:formula="of:=MID([.A1666];4;6)" office:value-type="string" office:string-value="31,023" calcext:value-type="string">
            <text:p>31,023</text:p>
          </table:table-cell>
          <table:table-cell table:formula="of:=MID([.A1666];11;30)" office:value-type="string" office:string-value="Butler County,H1" calcext:value-type="string">
            <text:p>Butler County,H1</text:p>
          </table:table-cell>
          <table:table-cell office:value-type="string" calcext:value-type="string">
            <text:p>Butler County</text:p>
          </table:table-cell>
          <table:table-cell/>
        </table:table-row>
        <table:table-row table:style-name="ro1">
          <table:table-cell office:value-type="string" calcext:value-type="string">
            <text:p>NE,31,025,Cass County,H1</text:p>
          </table:table-cell>
          <table:table-cell table:formula="of:=LEFT([.A1667];2)" office:value-type="string" office:string-value="NE" calcext:value-type="string">
            <text:p>NE</text:p>
          </table:table-cell>
          <table:table-cell table:formula="of:=MID([.A1667];4;6)" office:value-type="string" office:string-value="31,025" calcext:value-type="string">
            <text:p>31,025</text:p>
          </table:table-cell>
          <table:table-cell table:formula="of:=MID([.A1667];11;30)" office:value-type="string" office:string-value="Cass County,H1" calcext:value-type="string">
            <text:p>Cass County,H1</text:p>
          </table:table-cell>
          <table:table-cell office:value-type="string" calcext:value-type="string">
            <text:p>Cass County</text:p>
          </table:table-cell>
          <table:table-cell/>
        </table:table-row>
        <table:table-row table:style-name="ro1">
          <table:table-cell office:value-type="string" calcext:value-type="string">
            <text:p>NE,31,027,Cedar County,H1</text:p>
          </table:table-cell>
          <table:table-cell table:formula="of:=LEFT([.A1668];2)" office:value-type="string" office:string-value="NE" calcext:value-type="string">
            <text:p>NE</text:p>
          </table:table-cell>
          <table:table-cell table:formula="of:=MID([.A1668];4;6)" office:value-type="string" office:string-value="31,027" calcext:value-type="string">
            <text:p>31,027</text:p>
          </table:table-cell>
          <table:table-cell table:formula="of:=MID([.A1668];11;30)" office:value-type="string" office:string-value="Cedar County,H1" calcext:value-type="string">
            <text:p>Cedar County,H1</text:p>
          </table:table-cell>
          <table:table-cell office:value-type="string" calcext:value-type="string">
            <text:p>Cedar County</text:p>
          </table:table-cell>
          <table:table-cell/>
        </table:table-row>
        <table:table-row table:style-name="ro1">
          <table:table-cell office:value-type="string" calcext:value-type="string">
            <text:p>NE,31,029,Chase County,H1</text:p>
          </table:table-cell>
          <table:table-cell table:formula="of:=LEFT([.A1669];2)" office:value-type="string" office:string-value="NE" calcext:value-type="string">
            <text:p>NE</text:p>
          </table:table-cell>
          <table:table-cell table:formula="of:=MID([.A1669];4;6)" office:value-type="string" office:string-value="31,029" calcext:value-type="string">
            <text:p>31,029</text:p>
          </table:table-cell>
          <table:table-cell table:formula="of:=MID([.A1669];11;30)" office:value-type="string" office:string-value="Chase County,H1" calcext:value-type="string">
            <text:p>Chase County,H1</text:p>
          </table:table-cell>
          <table:table-cell office:value-type="string" calcext:value-type="string">
            <text:p>Chase County</text:p>
          </table:table-cell>
          <table:table-cell/>
        </table:table-row>
        <table:table-row table:style-name="ro1">
          <table:table-cell office:value-type="string" calcext:value-type="string">
            <text:p>NE,31,031,Cherry County,H1</text:p>
          </table:table-cell>
          <table:table-cell table:formula="of:=LEFT([.A1670];2)" office:value-type="string" office:string-value="NE" calcext:value-type="string">
            <text:p>NE</text:p>
          </table:table-cell>
          <table:table-cell table:formula="of:=MID([.A1670];4;6)" office:value-type="string" office:string-value="31,031" calcext:value-type="string">
            <text:p>31,031</text:p>
          </table:table-cell>
          <table:table-cell table:formula="of:=MID([.A1670];11;30)" office:value-type="string" office:string-value="Cherry County,H1" calcext:value-type="string">
            <text:p>Cherry County,H1</text:p>
          </table:table-cell>
          <table:table-cell office:value-type="string" calcext:value-type="string">
            <text:p>Cherry County</text:p>
          </table:table-cell>
          <table:table-cell/>
        </table:table-row>
        <table:table-row table:style-name="ro1">
          <table:table-cell office:value-type="string" calcext:value-type="string">
            <text:p>NE,31,033,Cheyenne County,H1</text:p>
          </table:table-cell>
          <table:table-cell table:formula="of:=LEFT([.A1671];2)" office:value-type="string" office:string-value="NE" calcext:value-type="string">
            <text:p>NE</text:p>
          </table:table-cell>
          <table:table-cell table:formula="of:=MID([.A1671];4;6)" office:value-type="string" office:string-value="31,033" calcext:value-type="string">
            <text:p>31,033</text:p>
          </table:table-cell>
          <table:table-cell table:formula="of:=MID([.A1671];11;30)" office:value-type="string" office:string-value="Cheyenne County,H1" calcext:value-type="string">
            <text:p>Cheyenne County,H1</text:p>
          </table:table-cell>
          <table:table-cell office:value-type="string" calcext:value-type="string">
            <text:p>Cheyenne County</text:p>
          </table:table-cell>
          <table:table-cell/>
        </table:table-row>
        <table:table-row table:style-name="ro1">
          <table:table-cell office:value-type="string" calcext:value-type="string">
            <text:p>NE,31,035,Clay County,H1</text:p>
          </table:table-cell>
          <table:table-cell table:formula="of:=LEFT([.A1672];2)" office:value-type="string" office:string-value="NE" calcext:value-type="string">
            <text:p>NE</text:p>
          </table:table-cell>
          <table:table-cell table:formula="of:=MID([.A1672];4;6)" office:value-type="string" office:string-value="31,035" calcext:value-type="string">
            <text:p>31,035</text:p>
          </table:table-cell>
          <table:table-cell table:formula="of:=MID([.A1672];11;30)" office:value-type="string" office:string-value="Clay County,H1" calcext:value-type="string">
            <text:p>Clay County,H1</text:p>
          </table:table-cell>
          <table:table-cell office:value-type="string" calcext:value-type="string">
            <text:p>Clay County</text:p>
          </table:table-cell>
          <table:table-cell/>
        </table:table-row>
        <table:table-row table:style-name="ro1">
          <table:table-cell office:value-type="string" calcext:value-type="string">
            <text:p>NE,31,037,Colfax County,H1</text:p>
          </table:table-cell>
          <table:table-cell table:formula="of:=LEFT([.A1673];2)" office:value-type="string" office:string-value="NE" calcext:value-type="string">
            <text:p>NE</text:p>
          </table:table-cell>
          <table:table-cell table:formula="of:=MID([.A1673];4;6)" office:value-type="string" office:string-value="31,037" calcext:value-type="string">
            <text:p>31,037</text:p>
          </table:table-cell>
          <table:table-cell table:formula="of:=MID([.A1673];11;30)" office:value-type="string" office:string-value="Colfax County,H1" calcext:value-type="string">
            <text:p>Colfax County,H1</text:p>
          </table:table-cell>
          <table:table-cell office:value-type="string" calcext:value-type="string">
            <text:p>Colfax County</text:p>
          </table:table-cell>
          <table:table-cell/>
        </table:table-row>
        <table:table-row table:style-name="ro1">
          <table:table-cell office:value-type="string" calcext:value-type="string">
            <text:p>NE,31,039,Cuming County,H1</text:p>
          </table:table-cell>
          <table:table-cell table:formula="of:=LEFT([.A1674];2)" office:value-type="string" office:string-value="NE" calcext:value-type="string">
            <text:p>NE</text:p>
          </table:table-cell>
          <table:table-cell table:formula="of:=MID([.A1674];4;6)" office:value-type="string" office:string-value="31,039" calcext:value-type="string">
            <text:p>31,039</text:p>
          </table:table-cell>
          <table:table-cell table:formula="of:=MID([.A1674];11;30)" office:value-type="string" office:string-value="Cuming County,H1" calcext:value-type="string">
            <text:p>Cuming County,H1</text:p>
          </table:table-cell>
          <table:table-cell office:value-type="string" calcext:value-type="string">
            <text:p>Cuming County</text:p>
          </table:table-cell>
          <table:table-cell/>
        </table:table-row>
        <table:table-row table:style-name="ro1">
          <table:table-cell office:value-type="string" calcext:value-type="string">
            <text:p>NE,31,041,Custer County,H1</text:p>
          </table:table-cell>
          <table:table-cell table:formula="of:=LEFT([.A1675];2)" office:value-type="string" office:string-value="NE" calcext:value-type="string">
            <text:p>NE</text:p>
          </table:table-cell>
          <table:table-cell table:formula="of:=MID([.A1675];4;6)" office:value-type="string" office:string-value="31,041" calcext:value-type="string">
            <text:p>31,041</text:p>
          </table:table-cell>
          <table:table-cell table:formula="of:=MID([.A1675];11;30)" office:value-type="string" office:string-value="Custer County,H1" calcext:value-type="string">
            <text:p>Custer County,H1</text:p>
          </table:table-cell>
          <table:table-cell office:value-type="string" calcext:value-type="string">
            <text:p>Custer County</text:p>
          </table:table-cell>
          <table:table-cell/>
        </table:table-row>
        <table:table-row table:style-name="ro1">
          <table:table-cell office:value-type="string" calcext:value-type="string">
            <text:p>NE,31,043,Dakota County,H1</text:p>
          </table:table-cell>
          <table:table-cell table:formula="of:=LEFT([.A1676];2)" office:value-type="string" office:string-value="NE" calcext:value-type="string">
            <text:p>NE</text:p>
          </table:table-cell>
          <table:table-cell table:formula="of:=MID([.A1676];4;6)" office:value-type="string" office:string-value="31,043" calcext:value-type="string">
            <text:p>31,043</text:p>
          </table:table-cell>
          <table:table-cell table:formula="of:=MID([.A1676];11;30)" office:value-type="string" office:string-value="Dakota County,H1" calcext:value-type="string">
            <text:p>Dakota County,H1</text:p>
          </table:table-cell>
          <table:table-cell office:value-type="string" calcext:value-type="string">
            <text:p>Dakota County</text:p>
          </table:table-cell>
          <table:table-cell/>
        </table:table-row>
        <table:table-row table:style-name="ro1">
          <table:table-cell office:value-type="string" calcext:value-type="string">
            <text:p>NE,31,045,Dawes County,H1</text:p>
          </table:table-cell>
          <table:table-cell table:formula="of:=LEFT([.A1677];2)" office:value-type="string" office:string-value="NE" calcext:value-type="string">
            <text:p>NE</text:p>
          </table:table-cell>
          <table:table-cell table:formula="of:=MID([.A1677];4;6)" office:value-type="string" office:string-value="31,045" calcext:value-type="string">
            <text:p>31,045</text:p>
          </table:table-cell>
          <table:table-cell table:formula="of:=MID([.A1677];11;30)" office:value-type="string" office:string-value="Dawes County,H1" calcext:value-type="string">
            <text:p>Dawes County,H1</text:p>
          </table:table-cell>
          <table:table-cell office:value-type="string" calcext:value-type="string">
            <text:p>Dawes County</text:p>
          </table:table-cell>
          <table:table-cell/>
        </table:table-row>
        <table:table-row table:style-name="ro1">
          <table:table-cell office:value-type="string" calcext:value-type="string">
            <text:p>NE,31,047,Dawson County,H1</text:p>
          </table:table-cell>
          <table:table-cell table:formula="of:=LEFT([.A1678];2)" office:value-type="string" office:string-value="NE" calcext:value-type="string">
            <text:p>NE</text:p>
          </table:table-cell>
          <table:table-cell table:formula="of:=MID([.A1678];4;6)" office:value-type="string" office:string-value="31,047" calcext:value-type="string">
            <text:p>31,047</text:p>
          </table:table-cell>
          <table:table-cell table:formula="of:=MID([.A1678];11;30)" office:value-type="string" office:string-value="Dawson County,H1" calcext:value-type="string">
            <text:p>Dawson County,H1</text:p>
          </table:table-cell>
          <table:table-cell office:value-type="string" calcext:value-type="string">
            <text:p>Dawson County</text:p>
          </table:table-cell>
          <table:table-cell/>
        </table:table-row>
        <table:table-row table:style-name="ro1">
          <table:table-cell office:value-type="string" calcext:value-type="string">
            <text:p>NE,31,049,Deuel County,H1</text:p>
          </table:table-cell>
          <table:table-cell table:formula="of:=LEFT([.A1679];2)" office:value-type="string" office:string-value="NE" calcext:value-type="string">
            <text:p>NE</text:p>
          </table:table-cell>
          <table:table-cell table:formula="of:=MID([.A1679];4;6)" office:value-type="string" office:string-value="31,049" calcext:value-type="string">
            <text:p>31,049</text:p>
          </table:table-cell>
          <table:table-cell table:formula="of:=MID([.A1679];11;30)" office:value-type="string" office:string-value="Deuel County,H1" calcext:value-type="string">
            <text:p>Deuel County,H1</text:p>
          </table:table-cell>
          <table:table-cell office:value-type="string" calcext:value-type="string">
            <text:p>Deuel County</text:p>
          </table:table-cell>
          <table:table-cell/>
        </table:table-row>
        <table:table-row table:style-name="ro1">
          <table:table-cell office:value-type="string" calcext:value-type="string">
            <text:p>NE,31,051,Dixon County,H1</text:p>
          </table:table-cell>
          <table:table-cell table:formula="of:=LEFT([.A1680];2)" office:value-type="string" office:string-value="NE" calcext:value-type="string">
            <text:p>NE</text:p>
          </table:table-cell>
          <table:table-cell table:formula="of:=MID([.A1680];4;6)" office:value-type="string" office:string-value="31,051" calcext:value-type="string">
            <text:p>31,051</text:p>
          </table:table-cell>
          <table:table-cell table:formula="of:=MID([.A1680];11;30)" office:value-type="string" office:string-value="Dixon County,H1" calcext:value-type="string">
            <text:p>Dixon County,H1</text:p>
          </table:table-cell>
          <table:table-cell office:value-type="string" calcext:value-type="string">
            <text:p>Dixon County</text:p>
          </table:table-cell>
          <table:table-cell/>
        </table:table-row>
        <table:table-row table:style-name="ro1">
          <table:table-cell office:value-type="string" calcext:value-type="string">
            <text:p>NE,31,053,Dodge County,H1</text:p>
          </table:table-cell>
          <table:table-cell table:formula="of:=LEFT([.A1681];2)" office:value-type="string" office:string-value="NE" calcext:value-type="string">
            <text:p>NE</text:p>
          </table:table-cell>
          <table:table-cell table:formula="of:=MID([.A1681];4;6)" office:value-type="string" office:string-value="31,053" calcext:value-type="string">
            <text:p>31,053</text:p>
          </table:table-cell>
          <table:table-cell table:formula="of:=MID([.A1681];11;30)" office:value-type="string" office:string-value="Dodge County,H1" calcext:value-type="string">
            <text:p>Dodge County,H1</text:p>
          </table:table-cell>
          <table:table-cell office:value-type="string" calcext:value-type="string">
            <text:p>Dodge County</text:p>
          </table:table-cell>
          <table:table-cell/>
        </table:table-row>
        <table:table-row table:style-name="ro1">
          <table:table-cell office:value-type="string" calcext:value-type="string">
            <text:p>NE,31,055,Douglas County,H1</text:p>
          </table:table-cell>
          <table:table-cell table:formula="of:=LEFT([.A1682];2)" office:value-type="string" office:string-value="NE" calcext:value-type="string">
            <text:p>NE</text:p>
          </table:table-cell>
          <table:table-cell table:formula="of:=MID([.A1682];4;6)" office:value-type="string" office:string-value="31,055" calcext:value-type="string">
            <text:p>31,055</text:p>
          </table:table-cell>
          <table:table-cell table:formula="of:=MID([.A1682];11;30)" office:value-type="string" office:string-value="Douglas County,H1" calcext:value-type="string">
            <text:p>Douglas County,H1</text:p>
          </table:table-cell>
          <table:table-cell office:value-type="string" calcext:value-type="string">
            <text:p>Douglas County</text:p>
          </table:table-cell>
          <table:table-cell/>
        </table:table-row>
        <table:table-row table:style-name="ro1">
          <table:table-cell office:value-type="string" calcext:value-type="string">
            <text:p>NE,31,057,Dundy County,H1</text:p>
          </table:table-cell>
          <table:table-cell table:formula="of:=LEFT([.A1683];2)" office:value-type="string" office:string-value="NE" calcext:value-type="string">
            <text:p>NE</text:p>
          </table:table-cell>
          <table:table-cell table:formula="of:=MID([.A1683];4;6)" office:value-type="string" office:string-value="31,057" calcext:value-type="string">
            <text:p>31,057</text:p>
          </table:table-cell>
          <table:table-cell table:formula="of:=MID([.A1683];11;30)" office:value-type="string" office:string-value="Dundy County,H1" calcext:value-type="string">
            <text:p>Dundy County,H1</text:p>
          </table:table-cell>
          <table:table-cell office:value-type="string" calcext:value-type="string">
            <text:p>Dundy County</text:p>
          </table:table-cell>
          <table:table-cell/>
        </table:table-row>
        <table:table-row table:style-name="ro1">
          <table:table-cell office:value-type="string" calcext:value-type="string">
            <text:p>NE,31,059,Fillmore County,H1</text:p>
          </table:table-cell>
          <table:table-cell table:formula="of:=LEFT([.A1684];2)" office:value-type="string" office:string-value="NE" calcext:value-type="string">
            <text:p>NE</text:p>
          </table:table-cell>
          <table:table-cell table:formula="of:=MID([.A1684];4;6)" office:value-type="string" office:string-value="31,059" calcext:value-type="string">
            <text:p>31,059</text:p>
          </table:table-cell>
          <table:table-cell table:formula="of:=MID([.A1684];11;30)" office:value-type="string" office:string-value="Fillmore County,H1" calcext:value-type="string">
            <text:p>Fillmore County,H1</text:p>
          </table:table-cell>
          <table:table-cell office:value-type="string" calcext:value-type="string">
            <text:p>Fillmore County</text:p>
          </table:table-cell>
          <table:table-cell/>
        </table:table-row>
        <table:table-row table:style-name="ro1">
          <table:table-cell office:value-type="string" calcext:value-type="string">
            <text:p>NE,31,061,Franklin County,H1</text:p>
          </table:table-cell>
          <table:table-cell table:formula="of:=LEFT([.A1685];2)" office:value-type="string" office:string-value="NE" calcext:value-type="string">
            <text:p>NE</text:p>
          </table:table-cell>
          <table:table-cell table:formula="of:=MID([.A1685];4;6)" office:value-type="string" office:string-value="31,061" calcext:value-type="string">
            <text:p>31,061</text:p>
          </table:table-cell>
          <table:table-cell table:formula="of:=MID([.A1685];11;30)" office:value-type="string" office:string-value="Franklin County,H1" calcext:value-type="string">
            <text:p>Franklin County,H1</text:p>
          </table:table-cell>
          <table:table-cell office:value-type="string" calcext:value-type="string">
            <text:p>Franklin County</text:p>
          </table:table-cell>
          <table:table-cell/>
        </table:table-row>
        <table:table-row table:style-name="ro1">
          <table:table-cell office:value-type="string" calcext:value-type="string">
            <text:p>NE,31,063,Frontier County,H1</text:p>
          </table:table-cell>
          <table:table-cell table:formula="of:=LEFT([.A1686];2)" office:value-type="string" office:string-value="NE" calcext:value-type="string">
            <text:p>NE</text:p>
          </table:table-cell>
          <table:table-cell table:formula="of:=MID([.A1686];4;6)" office:value-type="string" office:string-value="31,063" calcext:value-type="string">
            <text:p>31,063</text:p>
          </table:table-cell>
          <table:table-cell table:formula="of:=MID([.A1686];11;30)" office:value-type="string" office:string-value="Frontier County,H1" calcext:value-type="string">
            <text:p>Frontier County,H1</text:p>
          </table:table-cell>
          <table:table-cell office:value-type="string" calcext:value-type="string">
            <text:p>Frontier County</text:p>
          </table:table-cell>
          <table:table-cell/>
        </table:table-row>
        <table:table-row table:style-name="ro1">
          <table:table-cell office:value-type="string" calcext:value-type="string">
            <text:p>NE,31,065,Furnas County,H1</text:p>
          </table:table-cell>
          <table:table-cell table:formula="of:=LEFT([.A1687];2)" office:value-type="string" office:string-value="NE" calcext:value-type="string">
            <text:p>NE</text:p>
          </table:table-cell>
          <table:table-cell table:formula="of:=MID([.A1687];4;6)" office:value-type="string" office:string-value="31,065" calcext:value-type="string">
            <text:p>31,065</text:p>
          </table:table-cell>
          <table:table-cell table:formula="of:=MID([.A1687];11;30)" office:value-type="string" office:string-value="Furnas County,H1" calcext:value-type="string">
            <text:p>Furnas County,H1</text:p>
          </table:table-cell>
          <table:table-cell office:value-type="string" calcext:value-type="string">
            <text:p>Furnas County</text:p>
          </table:table-cell>
          <table:table-cell/>
        </table:table-row>
        <table:table-row table:style-name="ro1">
          <table:table-cell office:value-type="string" calcext:value-type="string">
            <text:p>NE,31,067,Gage County,H1</text:p>
          </table:table-cell>
          <table:table-cell table:formula="of:=LEFT([.A1688];2)" office:value-type="string" office:string-value="NE" calcext:value-type="string">
            <text:p>NE</text:p>
          </table:table-cell>
          <table:table-cell table:formula="of:=MID([.A1688];4;6)" office:value-type="string" office:string-value="31,067" calcext:value-type="string">
            <text:p>31,067</text:p>
          </table:table-cell>
          <table:table-cell table:formula="of:=MID([.A1688];11;30)" office:value-type="string" office:string-value="Gage County,H1" calcext:value-type="string">
            <text:p>Gage County,H1</text:p>
          </table:table-cell>
          <table:table-cell office:value-type="string" calcext:value-type="string">
            <text:p>Gage County</text:p>
          </table:table-cell>
          <table:table-cell/>
        </table:table-row>
        <table:table-row table:style-name="ro1">
          <table:table-cell office:value-type="string" calcext:value-type="string">
            <text:p>NE,31,069,Garden County,H1</text:p>
          </table:table-cell>
          <table:table-cell table:formula="of:=LEFT([.A1689];2)" office:value-type="string" office:string-value="NE" calcext:value-type="string">
            <text:p>NE</text:p>
          </table:table-cell>
          <table:table-cell table:formula="of:=MID([.A1689];4;6)" office:value-type="string" office:string-value="31,069" calcext:value-type="string">
            <text:p>31,069</text:p>
          </table:table-cell>
          <table:table-cell table:formula="of:=MID([.A1689];11;30)" office:value-type="string" office:string-value="Garden County,H1" calcext:value-type="string">
            <text:p>Garden County,H1</text:p>
          </table:table-cell>
          <table:table-cell office:value-type="string" calcext:value-type="string">
            <text:p>Garden County</text:p>
          </table:table-cell>
          <table:table-cell/>
        </table:table-row>
        <table:table-row table:style-name="ro1">
          <table:table-cell office:value-type="string" calcext:value-type="string">
            <text:p>NE,31,071,Garfield County,H1</text:p>
          </table:table-cell>
          <table:table-cell table:formula="of:=LEFT([.A1690];2)" office:value-type="string" office:string-value="NE" calcext:value-type="string">
            <text:p>NE</text:p>
          </table:table-cell>
          <table:table-cell table:formula="of:=MID([.A1690];4;6)" office:value-type="string" office:string-value="31,071" calcext:value-type="string">
            <text:p>31,071</text:p>
          </table:table-cell>
          <table:table-cell table:formula="of:=MID([.A1690];11;30)" office:value-type="string" office:string-value="Garfield County,H1" calcext:value-type="string">
            <text:p>Garfield County,H1</text:p>
          </table:table-cell>
          <table:table-cell office:value-type="string" calcext:value-type="string">
            <text:p>Garfield County</text:p>
          </table:table-cell>
          <table:table-cell/>
        </table:table-row>
        <table:table-row table:style-name="ro1">
          <table:table-cell office:value-type="string" calcext:value-type="string">
            <text:p>NE,31,073,Gosper County,H1</text:p>
          </table:table-cell>
          <table:table-cell table:formula="of:=LEFT([.A1691];2)" office:value-type="string" office:string-value="NE" calcext:value-type="string">
            <text:p>NE</text:p>
          </table:table-cell>
          <table:table-cell table:formula="of:=MID([.A1691];4;6)" office:value-type="string" office:string-value="31,073" calcext:value-type="string">
            <text:p>31,073</text:p>
          </table:table-cell>
          <table:table-cell table:formula="of:=MID([.A1691];11;30)" office:value-type="string" office:string-value="Gosper County,H1" calcext:value-type="string">
            <text:p>Gosper County,H1</text:p>
          </table:table-cell>
          <table:table-cell office:value-type="string" calcext:value-type="string">
            <text:p>Gosper County</text:p>
          </table:table-cell>
          <table:table-cell/>
        </table:table-row>
        <table:table-row table:style-name="ro1">
          <table:table-cell office:value-type="string" calcext:value-type="string">
            <text:p>NE,31,075,Grant County,H1</text:p>
          </table:table-cell>
          <table:table-cell table:formula="of:=LEFT([.A1692];2)" office:value-type="string" office:string-value="NE" calcext:value-type="string">
            <text:p>NE</text:p>
          </table:table-cell>
          <table:table-cell table:formula="of:=MID([.A1692];4;6)" office:value-type="string" office:string-value="31,075" calcext:value-type="string">
            <text:p>31,075</text:p>
          </table:table-cell>
          <table:table-cell table:formula="of:=MID([.A1692];11;30)" office:value-type="string" office:string-value="Grant County,H1" calcext:value-type="string">
            <text:p>Grant County,H1</text:p>
          </table:table-cell>
          <table:table-cell office:value-type="string" calcext:value-type="string">
            <text:p>Grant County</text:p>
          </table:table-cell>
          <table:table-cell/>
        </table:table-row>
        <table:table-row table:style-name="ro1">
          <table:table-cell office:value-type="string" calcext:value-type="string">
            <text:p>NE,31,077,Greeley County,H1</text:p>
          </table:table-cell>
          <table:table-cell table:formula="of:=LEFT([.A1693];2)" office:value-type="string" office:string-value="NE" calcext:value-type="string">
            <text:p>NE</text:p>
          </table:table-cell>
          <table:table-cell table:formula="of:=MID([.A1693];4;6)" office:value-type="string" office:string-value="31,077" calcext:value-type="string">
            <text:p>31,077</text:p>
          </table:table-cell>
          <table:table-cell table:formula="of:=MID([.A1693];11;30)" office:value-type="string" office:string-value="Greeley County,H1" calcext:value-type="string">
            <text:p>Greeley County,H1</text:p>
          </table:table-cell>
          <table:table-cell office:value-type="string" calcext:value-type="string">
            <text:p>Greeley County</text:p>
          </table:table-cell>
          <table:table-cell/>
        </table:table-row>
        <table:table-row table:style-name="ro1">
          <table:table-cell office:value-type="string" calcext:value-type="string">
            <text:p>NE,31,079,Hall County,H1</text:p>
          </table:table-cell>
          <table:table-cell table:formula="of:=LEFT([.A1694];2)" office:value-type="string" office:string-value="NE" calcext:value-type="string">
            <text:p>NE</text:p>
          </table:table-cell>
          <table:table-cell table:formula="of:=MID([.A1694];4;6)" office:value-type="string" office:string-value="31,079" calcext:value-type="string">
            <text:p>31,079</text:p>
          </table:table-cell>
          <table:table-cell table:formula="of:=MID([.A1694];11;30)" office:value-type="string" office:string-value="Hall County,H1" calcext:value-type="string">
            <text:p>Hall County,H1</text:p>
          </table:table-cell>
          <table:table-cell office:value-type="string" calcext:value-type="string">
            <text:p>Hall County</text:p>
          </table:table-cell>
          <table:table-cell/>
        </table:table-row>
        <table:table-row table:style-name="ro1">
          <table:table-cell office:value-type="string" calcext:value-type="string">
            <text:p>NE,31,081,Hamilton County,H1</text:p>
          </table:table-cell>
          <table:table-cell table:formula="of:=LEFT([.A1695];2)" office:value-type="string" office:string-value="NE" calcext:value-type="string">
            <text:p>NE</text:p>
          </table:table-cell>
          <table:table-cell table:formula="of:=MID([.A1695];4;6)" office:value-type="string" office:string-value="31,081" calcext:value-type="string">
            <text:p>31,081</text:p>
          </table:table-cell>
          <table:table-cell table:formula="of:=MID([.A1695];11;30)" office:value-type="string" office:string-value="Hamilton County,H1" calcext:value-type="string">
            <text:p>Hamilton County,H1</text:p>
          </table:table-cell>
          <table:table-cell office:value-type="string" calcext:value-type="string">
            <text:p>Hamilton County</text:p>
          </table:table-cell>
          <table:table-cell/>
        </table:table-row>
        <table:table-row table:style-name="ro1">
          <table:table-cell office:value-type="string" calcext:value-type="string">
            <text:p>NE,31,083,Harlan County,H1</text:p>
          </table:table-cell>
          <table:table-cell table:formula="of:=LEFT([.A1696];2)" office:value-type="string" office:string-value="NE" calcext:value-type="string">
            <text:p>NE</text:p>
          </table:table-cell>
          <table:table-cell table:formula="of:=MID([.A1696];4;6)" office:value-type="string" office:string-value="31,083" calcext:value-type="string">
            <text:p>31,083</text:p>
          </table:table-cell>
          <table:table-cell table:formula="of:=MID([.A1696];11;30)" office:value-type="string" office:string-value="Harlan County,H1" calcext:value-type="string">
            <text:p>Harlan County,H1</text:p>
          </table:table-cell>
          <table:table-cell office:value-type="string" calcext:value-type="string">
            <text:p>Harlan County</text:p>
          </table:table-cell>
          <table:table-cell/>
        </table:table-row>
        <table:table-row table:style-name="ro1">
          <table:table-cell office:value-type="string" calcext:value-type="string">
            <text:p>NE,31,085,Hayes County,H1</text:p>
          </table:table-cell>
          <table:table-cell table:formula="of:=LEFT([.A1697];2)" office:value-type="string" office:string-value="NE" calcext:value-type="string">
            <text:p>NE</text:p>
          </table:table-cell>
          <table:table-cell table:formula="of:=MID([.A1697];4;6)" office:value-type="string" office:string-value="31,085" calcext:value-type="string">
            <text:p>31,085</text:p>
          </table:table-cell>
          <table:table-cell table:formula="of:=MID([.A1697];11;30)" office:value-type="string" office:string-value="Hayes County,H1" calcext:value-type="string">
            <text:p>Hayes County,H1</text:p>
          </table:table-cell>
          <table:table-cell office:value-type="string" calcext:value-type="string">
            <text:p>Hayes County</text:p>
          </table:table-cell>
          <table:table-cell/>
        </table:table-row>
        <table:table-row table:style-name="ro1">
          <table:table-cell office:value-type="string" calcext:value-type="string">
            <text:p>NE,31,087,Hitchcock County,H1</text:p>
          </table:table-cell>
          <table:table-cell table:formula="of:=LEFT([.A1698];2)" office:value-type="string" office:string-value="NE" calcext:value-type="string">
            <text:p>NE</text:p>
          </table:table-cell>
          <table:table-cell table:formula="of:=MID([.A1698];4;6)" office:value-type="string" office:string-value="31,087" calcext:value-type="string">
            <text:p>31,087</text:p>
          </table:table-cell>
          <table:table-cell table:formula="of:=MID([.A1698];11;30)" office:value-type="string" office:string-value="Hitchcock County,H1" calcext:value-type="string">
            <text:p>Hitchcock County,H1</text:p>
          </table:table-cell>
          <table:table-cell office:value-type="string" calcext:value-type="string">
            <text:p>Hitchcock County</text:p>
          </table:table-cell>
          <table:table-cell/>
        </table:table-row>
        <table:table-row table:style-name="ro1">
          <table:table-cell office:value-type="string" calcext:value-type="string">
            <text:p>NE,31,089,Holt County,H1</text:p>
          </table:table-cell>
          <table:table-cell table:formula="of:=LEFT([.A1699];2)" office:value-type="string" office:string-value="NE" calcext:value-type="string">
            <text:p>NE</text:p>
          </table:table-cell>
          <table:table-cell table:formula="of:=MID([.A1699];4;6)" office:value-type="string" office:string-value="31,089" calcext:value-type="string">
            <text:p>31,089</text:p>
          </table:table-cell>
          <table:table-cell table:formula="of:=MID([.A1699];11;30)" office:value-type="string" office:string-value="Holt County,H1" calcext:value-type="string">
            <text:p>Holt County,H1</text:p>
          </table:table-cell>
          <table:table-cell office:value-type="string" calcext:value-type="string">
            <text:p>Holt County</text:p>
          </table:table-cell>
          <table:table-cell/>
        </table:table-row>
        <table:table-row table:style-name="ro1">
          <table:table-cell office:value-type="string" calcext:value-type="string">
            <text:p>NE,31,091,Hooker County,H1</text:p>
          </table:table-cell>
          <table:table-cell table:formula="of:=LEFT([.A1700];2)" office:value-type="string" office:string-value="NE" calcext:value-type="string">
            <text:p>NE</text:p>
          </table:table-cell>
          <table:table-cell table:formula="of:=MID([.A1700];4;6)" office:value-type="string" office:string-value="31,091" calcext:value-type="string">
            <text:p>31,091</text:p>
          </table:table-cell>
          <table:table-cell table:formula="of:=MID([.A1700];11;30)" office:value-type="string" office:string-value="Hooker County,H1" calcext:value-type="string">
            <text:p>Hooker County,H1</text:p>
          </table:table-cell>
          <table:table-cell office:value-type="string" calcext:value-type="string">
            <text:p>Hooker County</text:p>
          </table:table-cell>
          <table:table-cell/>
        </table:table-row>
        <table:table-row table:style-name="ro1">
          <table:table-cell office:value-type="string" calcext:value-type="string">
            <text:p>NE,31,093,Howard County,H1</text:p>
          </table:table-cell>
          <table:table-cell table:formula="of:=LEFT([.A1701];2)" office:value-type="string" office:string-value="NE" calcext:value-type="string">
            <text:p>NE</text:p>
          </table:table-cell>
          <table:table-cell table:formula="of:=MID([.A1701];4;6)" office:value-type="string" office:string-value="31,093" calcext:value-type="string">
            <text:p>31,093</text:p>
          </table:table-cell>
          <table:table-cell table:formula="of:=MID([.A1701];11;30)" office:value-type="string" office:string-value="Howard County,H1" calcext:value-type="string">
            <text:p>Howard County,H1</text:p>
          </table:table-cell>
          <table:table-cell office:value-type="string" calcext:value-type="string">
            <text:p>Howard County</text:p>
          </table:table-cell>
          <table:table-cell/>
        </table:table-row>
        <table:table-row table:style-name="ro1">
          <table:table-cell office:value-type="string" calcext:value-type="string">
            <text:p>NE,31,095,Jefferson County,H1</text:p>
          </table:table-cell>
          <table:table-cell table:formula="of:=LEFT([.A1702];2)" office:value-type="string" office:string-value="NE" calcext:value-type="string">
            <text:p>NE</text:p>
          </table:table-cell>
          <table:table-cell table:formula="of:=MID([.A1702];4;6)" office:value-type="string" office:string-value="31,095" calcext:value-type="string">
            <text:p>31,095</text:p>
          </table:table-cell>
          <table:table-cell table:formula="of:=MID([.A1702];11;30)" office:value-type="string" office:string-value="Jefferson County,H1" calcext:value-type="string">
            <text:p>Jefferson County,H1</text:p>
          </table:table-cell>
          <table:table-cell office:value-type="string" calcext:value-type="string">
            <text:p>Jefferson County</text:p>
          </table:table-cell>
          <table:table-cell/>
        </table:table-row>
        <table:table-row table:style-name="ro1">
          <table:table-cell office:value-type="string" calcext:value-type="string">
            <text:p>NE,31,097,Johnson County,H1</text:p>
          </table:table-cell>
          <table:table-cell table:formula="of:=LEFT([.A1703];2)" office:value-type="string" office:string-value="NE" calcext:value-type="string">
            <text:p>NE</text:p>
          </table:table-cell>
          <table:table-cell table:formula="of:=MID([.A1703];4;6)" office:value-type="string" office:string-value="31,097" calcext:value-type="string">
            <text:p>31,097</text:p>
          </table:table-cell>
          <table:table-cell table:formula="of:=MID([.A1703];11;30)" office:value-type="string" office:string-value="Johnson County,H1" calcext:value-type="string">
            <text:p>Johnson County,H1</text:p>
          </table:table-cell>
          <table:table-cell office:value-type="string" calcext:value-type="string">
            <text:p>Johnson County</text:p>
          </table:table-cell>
          <table:table-cell/>
        </table:table-row>
        <table:table-row table:style-name="ro1">
          <table:table-cell office:value-type="string" calcext:value-type="string">
            <text:p>NE,31,099,Kearney County,H1</text:p>
          </table:table-cell>
          <table:table-cell table:formula="of:=LEFT([.A1704];2)" office:value-type="string" office:string-value="NE" calcext:value-type="string">
            <text:p>NE</text:p>
          </table:table-cell>
          <table:table-cell table:formula="of:=MID([.A1704];4;6)" office:value-type="string" office:string-value="31,099" calcext:value-type="string">
            <text:p>31,099</text:p>
          </table:table-cell>
          <table:table-cell table:formula="of:=MID([.A1704];11;30)" office:value-type="string" office:string-value="Kearney County,H1" calcext:value-type="string">
            <text:p>Kearney County,H1</text:p>
          </table:table-cell>
          <table:table-cell office:value-type="string" calcext:value-type="string">
            <text:p>Kearney County</text:p>
          </table:table-cell>
          <table:table-cell/>
        </table:table-row>
        <table:table-row table:style-name="ro1">
          <table:table-cell office:value-type="string" calcext:value-type="string">
            <text:p>NE,31,101,Keith County,H1</text:p>
          </table:table-cell>
          <table:table-cell table:formula="of:=LEFT([.A1705];2)" office:value-type="string" office:string-value="NE" calcext:value-type="string">
            <text:p>NE</text:p>
          </table:table-cell>
          <table:table-cell table:formula="of:=MID([.A1705];4;6)" office:value-type="string" office:string-value="31,101" calcext:value-type="string">
            <text:p>31,101</text:p>
          </table:table-cell>
          <table:table-cell table:formula="of:=MID([.A1705];11;30)" office:value-type="string" office:string-value="Keith County,H1" calcext:value-type="string">
            <text:p>Keith County,H1</text:p>
          </table:table-cell>
          <table:table-cell office:value-type="string" calcext:value-type="string">
            <text:p>Keith County</text:p>
          </table:table-cell>
          <table:table-cell/>
        </table:table-row>
        <table:table-row table:style-name="ro1">
          <table:table-cell office:value-type="string" calcext:value-type="string">
            <text:p>NE,31,103,Keya Paha County,H1</text:p>
          </table:table-cell>
          <table:table-cell table:formula="of:=LEFT([.A1706];2)" office:value-type="string" office:string-value="NE" calcext:value-type="string">
            <text:p>NE</text:p>
          </table:table-cell>
          <table:table-cell table:formula="of:=MID([.A1706];4;6)" office:value-type="string" office:string-value="31,103" calcext:value-type="string">
            <text:p>31,103</text:p>
          </table:table-cell>
          <table:table-cell table:formula="of:=MID([.A1706];11;30)" office:value-type="string" office:string-value="Keya Paha County,H1" calcext:value-type="string">
            <text:p>Keya Paha County,H1</text:p>
          </table:table-cell>
          <table:table-cell office:value-type="string" calcext:value-type="string">
            <text:p>Keya Paha County</text:p>
          </table:table-cell>
          <table:table-cell/>
        </table:table-row>
        <table:table-row table:style-name="ro1">
          <table:table-cell office:value-type="string" calcext:value-type="string">
            <text:p>NE,31,105,Kimball County,H1</text:p>
          </table:table-cell>
          <table:table-cell table:formula="of:=LEFT([.A1707];2)" office:value-type="string" office:string-value="NE" calcext:value-type="string">
            <text:p>NE</text:p>
          </table:table-cell>
          <table:table-cell table:formula="of:=MID([.A1707];4;6)" office:value-type="string" office:string-value="31,105" calcext:value-type="string">
            <text:p>31,105</text:p>
          </table:table-cell>
          <table:table-cell table:formula="of:=MID([.A1707];11;30)" office:value-type="string" office:string-value="Kimball County,H1" calcext:value-type="string">
            <text:p>Kimball County,H1</text:p>
          </table:table-cell>
          <table:table-cell office:value-type="string" calcext:value-type="string">
            <text:p>Kimball County</text:p>
          </table:table-cell>
          <table:table-cell/>
        </table:table-row>
        <table:table-row table:style-name="ro1">
          <table:table-cell office:value-type="string" calcext:value-type="string">
            <text:p>NE,31,107,Knox County,H1</text:p>
          </table:table-cell>
          <table:table-cell table:formula="of:=LEFT([.A1708];2)" office:value-type="string" office:string-value="NE" calcext:value-type="string">
            <text:p>NE</text:p>
          </table:table-cell>
          <table:table-cell table:formula="of:=MID([.A1708];4;6)" office:value-type="string" office:string-value="31,107" calcext:value-type="string">
            <text:p>31,107</text:p>
          </table:table-cell>
          <table:table-cell table:formula="of:=MID([.A1708];11;30)" office:value-type="string" office:string-value="Knox County,H1" calcext:value-type="string">
            <text:p>Knox County,H1</text:p>
          </table:table-cell>
          <table:table-cell office:value-type="string" calcext:value-type="string">
            <text:p>Knox County</text:p>
          </table:table-cell>
          <table:table-cell/>
        </table:table-row>
        <table:table-row table:style-name="ro1">
          <table:table-cell office:value-type="string" calcext:value-type="string">
            <text:p>NE,31,109,Lancaster County,H1</text:p>
          </table:table-cell>
          <table:table-cell table:formula="of:=LEFT([.A1709];2)" office:value-type="string" office:string-value="NE" calcext:value-type="string">
            <text:p>NE</text:p>
          </table:table-cell>
          <table:table-cell table:formula="of:=MID([.A1709];4;6)" office:value-type="string" office:string-value="31,109" calcext:value-type="string">
            <text:p>31,109</text:p>
          </table:table-cell>
          <table:table-cell table:formula="of:=MID([.A1709];11;30)" office:value-type="string" office:string-value="Lancaster County,H1" calcext:value-type="string">
            <text:p>Lancaster County,H1</text:p>
          </table:table-cell>
          <table:table-cell office:value-type="string" calcext:value-type="string">
            <text:p>Lancaster County</text:p>
          </table:table-cell>
          <table:table-cell/>
        </table:table-row>
        <table:table-row table:style-name="ro1">
          <table:table-cell office:value-type="string" calcext:value-type="string">
            <text:p>NE,31,111,Lincoln County,H1</text:p>
          </table:table-cell>
          <table:table-cell table:formula="of:=LEFT([.A1710];2)" office:value-type="string" office:string-value="NE" calcext:value-type="string">
            <text:p>NE</text:p>
          </table:table-cell>
          <table:table-cell table:formula="of:=MID([.A1710];4;6)" office:value-type="string" office:string-value="31,111" calcext:value-type="string">
            <text:p>31,111</text:p>
          </table:table-cell>
          <table:table-cell table:formula="of:=MID([.A1710];11;30)" office:value-type="string" office:string-value="Lincoln County,H1" calcext:value-type="string">
            <text:p>Lincoln County,H1</text:p>
          </table:table-cell>
          <table:table-cell office:value-type="string" calcext:value-type="string">
            <text:p>Lincoln County</text:p>
          </table:table-cell>
          <table:table-cell/>
        </table:table-row>
        <table:table-row table:style-name="ro1">
          <table:table-cell office:value-type="string" calcext:value-type="string">
            <text:p>NE,31,113,Logan County,H1</text:p>
          </table:table-cell>
          <table:table-cell table:formula="of:=LEFT([.A1711];2)" office:value-type="string" office:string-value="NE" calcext:value-type="string">
            <text:p>NE</text:p>
          </table:table-cell>
          <table:table-cell table:formula="of:=MID([.A1711];4;6)" office:value-type="string" office:string-value="31,113" calcext:value-type="string">
            <text:p>31,113</text:p>
          </table:table-cell>
          <table:table-cell table:formula="of:=MID([.A1711];11;30)" office:value-type="string" office:string-value="Logan County,H1" calcext:value-type="string">
            <text:p>Logan County,H1</text:p>
          </table:table-cell>
          <table:table-cell office:value-type="string" calcext:value-type="string">
            <text:p>Logan County</text:p>
          </table:table-cell>
          <table:table-cell/>
        </table:table-row>
        <table:table-row table:style-name="ro1">
          <table:table-cell office:value-type="string" calcext:value-type="string">
            <text:p>NE,31,115,Loup County,H1</text:p>
          </table:table-cell>
          <table:table-cell table:formula="of:=LEFT([.A1712];2)" office:value-type="string" office:string-value="NE" calcext:value-type="string">
            <text:p>NE</text:p>
          </table:table-cell>
          <table:table-cell table:formula="of:=MID([.A1712];4;6)" office:value-type="string" office:string-value="31,115" calcext:value-type="string">
            <text:p>31,115</text:p>
          </table:table-cell>
          <table:table-cell table:formula="of:=MID([.A1712];11;30)" office:value-type="string" office:string-value="Loup County,H1" calcext:value-type="string">
            <text:p>Loup County,H1</text:p>
          </table:table-cell>
          <table:table-cell office:value-type="string" calcext:value-type="string">
            <text:p>Loup County</text:p>
          </table:table-cell>
          <table:table-cell/>
        </table:table-row>
        <table:table-row table:style-name="ro1">
          <table:table-cell office:value-type="string" calcext:value-type="string">
            <text:p>NE,31,117,McPherson County,H1</text:p>
          </table:table-cell>
          <table:table-cell table:formula="of:=LEFT([.A1713];2)" office:value-type="string" office:string-value="NE" calcext:value-type="string">
            <text:p>NE</text:p>
          </table:table-cell>
          <table:table-cell table:formula="of:=MID([.A1713];4;6)" office:value-type="string" office:string-value="31,117" calcext:value-type="string">
            <text:p>31,117</text:p>
          </table:table-cell>
          <table:table-cell table:formula="of:=MID([.A1713];11;30)" office:value-type="string" office:string-value="McPherson County,H1" calcext:value-type="string">
            <text:p>McPherson County,H1</text:p>
          </table:table-cell>
          <table:table-cell office:value-type="string" calcext:value-type="string">
            <text:p>McPherson County</text:p>
          </table:table-cell>
          <table:table-cell/>
        </table:table-row>
        <table:table-row table:style-name="ro1">
          <table:table-cell office:value-type="string" calcext:value-type="string">
            <text:p>NE,31,119,Madison County,H1</text:p>
          </table:table-cell>
          <table:table-cell table:formula="of:=LEFT([.A1714];2)" office:value-type="string" office:string-value="NE" calcext:value-type="string">
            <text:p>NE</text:p>
          </table:table-cell>
          <table:table-cell table:formula="of:=MID([.A1714];4;6)" office:value-type="string" office:string-value="31,119" calcext:value-type="string">
            <text:p>31,119</text:p>
          </table:table-cell>
          <table:table-cell table:formula="of:=MID([.A1714];11;30)" office:value-type="string" office:string-value="Madison County,H1" calcext:value-type="string">
            <text:p>Madison County,H1</text:p>
          </table:table-cell>
          <table:table-cell office:value-type="string" calcext:value-type="string">
            <text:p>Madison County</text:p>
          </table:table-cell>
          <table:table-cell/>
        </table:table-row>
        <table:table-row table:style-name="ro1">
          <table:table-cell office:value-type="string" calcext:value-type="string">
            <text:p>NE,31,121,Merrick County,H1</text:p>
          </table:table-cell>
          <table:table-cell table:formula="of:=LEFT([.A1715];2)" office:value-type="string" office:string-value="NE" calcext:value-type="string">
            <text:p>NE</text:p>
          </table:table-cell>
          <table:table-cell table:formula="of:=MID([.A1715];4;6)" office:value-type="string" office:string-value="31,121" calcext:value-type="string">
            <text:p>31,121</text:p>
          </table:table-cell>
          <table:table-cell table:formula="of:=MID([.A1715];11;30)" office:value-type="string" office:string-value="Merrick County,H1" calcext:value-type="string">
            <text:p>Merrick County,H1</text:p>
          </table:table-cell>
          <table:table-cell office:value-type="string" calcext:value-type="string">
            <text:p>Merrick County</text:p>
          </table:table-cell>
          <table:table-cell/>
        </table:table-row>
        <table:table-row table:style-name="ro1">
          <table:table-cell office:value-type="string" calcext:value-type="string">
            <text:p>NE,31,123,Morrill County,H1</text:p>
          </table:table-cell>
          <table:table-cell table:formula="of:=LEFT([.A1716];2)" office:value-type="string" office:string-value="NE" calcext:value-type="string">
            <text:p>NE</text:p>
          </table:table-cell>
          <table:table-cell table:formula="of:=MID([.A1716];4;6)" office:value-type="string" office:string-value="31,123" calcext:value-type="string">
            <text:p>31,123</text:p>
          </table:table-cell>
          <table:table-cell table:formula="of:=MID([.A1716];11;30)" office:value-type="string" office:string-value="Morrill County,H1" calcext:value-type="string">
            <text:p>Morrill County,H1</text:p>
          </table:table-cell>
          <table:table-cell office:value-type="string" calcext:value-type="string">
            <text:p>Morrill County</text:p>
          </table:table-cell>
          <table:table-cell/>
        </table:table-row>
        <table:table-row table:style-name="ro1">
          <table:table-cell office:value-type="string" calcext:value-type="string">
            <text:p>NE,31,125,Nance County,H1</text:p>
          </table:table-cell>
          <table:table-cell table:formula="of:=LEFT([.A1717];2)" office:value-type="string" office:string-value="NE" calcext:value-type="string">
            <text:p>NE</text:p>
          </table:table-cell>
          <table:table-cell table:formula="of:=MID([.A1717];4;6)" office:value-type="string" office:string-value="31,125" calcext:value-type="string">
            <text:p>31,125</text:p>
          </table:table-cell>
          <table:table-cell table:formula="of:=MID([.A1717];11;30)" office:value-type="string" office:string-value="Nance County,H1" calcext:value-type="string">
            <text:p>Nance County,H1</text:p>
          </table:table-cell>
          <table:table-cell office:value-type="string" calcext:value-type="string">
            <text:p>Nance County</text:p>
          </table:table-cell>
          <table:table-cell/>
        </table:table-row>
        <table:table-row table:style-name="ro1">
          <table:table-cell office:value-type="string" calcext:value-type="string">
            <text:p>NE,31,127,Nemaha County,H1</text:p>
          </table:table-cell>
          <table:table-cell table:formula="of:=LEFT([.A1718];2)" office:value-type="string" office:string-value="NE" calcext:value-type="string">
            <text:p>NE</text:p>
          </table:table-cell>
          <table:table-cell table:formula="of:=MID([.A1718];4;6)" office:value-type="string" office:string-value="31,127" calcext:value-type="string">
            <text:p>31,127</text:p>
          </table:table-cell>
          <table:table-cell table:formula="of:=MID([.A1718];11;30)" office:value-type="string" office:string-value="Nemaha County,H1" calcext:value-type="string">
            <text:p>Nemaha County,H1</text:p>
          </table:table-cell>
          <table:table-cell office:value-type="string" calcext:value-type="string">
            <text:p>Nemaha County</text:p>
          </table:table-cell>
          <table:table-cell/>
        </table:table-row>
        <table:table-row table:style-name="ro1">
          <table:table-cell office:value-type="string" calcext:value-type="string">
            <text:p>NE,31,129,Nuckolls County,H1</text:p>
          </table:table-cell>
          <table:table-cell table:formula="of:=LEFT([.A1719];2)" office:value-type="string" office:string-value="NE" calcext:value-type="string">
            <text:p>NE</text:p>
          </table:table-cell>
          <table:table-cell table:formula="of:=MID([.A1719];4;6)" office:value-type="string" office:string-value="31,129" calcext:value-type="string">
            <text:p>31,129</text:p>
          </table:table-cell>
          <table:table-cell table:formula="of:=MID([.A1719];11;30)" office:value-type="string" office:string-value="Nuckolls County,H1" calcext:value-type="string">
            <text:p>Nuckolls County,H1</text:p>
          </table:table-cell>
          <table:table-cell office:value-type="string" calcext:value-type="string">
            <text:p>Nuckolls County</text:p>
          </table:table-cell>
          <table:table-cell/>
        </table:table-row>
        <table:table-row table:style-name="ro1">
          <table:table-cell office:value-type="string" calcext:value-type="string">
            <text:p>NE,31,131,Otoe County,H1</text:p>
          </table:table-cell>
          <table:table-cell table:formula="of:=LEFT([.A1720];2)" office:value-type="string" office:string-value="NE" calcext:value-type="string">
            <text:p>NE</text:p>
          </table:table-cell>
          <table:table-cell table:formula="of:=MID([.A1720];4;6)" office:value-type="string" office:string-value="31,131" calcext:value-type="string">
            <text:p>31,131</text:p>
          </table:table-cell>
          <table:table-cell table:formula="of:=MID([.A1720];11;30)" office:value-type="string" office:string-value="Otoe County,H1" calcext:value-type="string">
            <text:p>Otoe County,H1</text:p>
          </table:table-cell>
          <table:table-cell office:value-type="string" calcext:value-type="string">
            <text:p>Otoe County</text:p>
          </table:table-cell>
          <table:table-cell/>
        </table:table-row>
        <table:table-row table:style-name="ro1">
          <table:table-cell office:value-type="string" calcext:value-type="string">
            <text:p>NE,31,133,Pawnee County,H1</text:p>
          </table:table-cell>
          <table:table-cell table:formula="of:=LEFT([.A1721];2)" office:value-type="string" office:string-value="NE" calcext:value-type="string">
            <text:p>NE</text:p>
          </table:table-cell>
          <table:table-cell table:formula="of:=MID([.A1721];4;6)" office:value-type="string" office:string-value="31,133" calcext:value-type="string">
            <text:p>31,133</text:p>
          </table:table-cell>
          <table:table-cell table:formula="of:=MID([.A1721];11;30)" office:value-type="string" office:string-value="Pawnee County,H1" calcext:value-type="string">
            <text:p>Pawnee County,H1</text:p>
          </table:table-cell>
          <table:table-cell office:value-type="string" calcext:value-type="string">
            <text:p>Pawnee County</text:p>
          </table:table-cell>
          <table:table-cell/>
        </table:table-row>
        <table:table-row table:style-name="ro1">
          <table:table-cell office:value-type="string" calcext:value-type="string">
            <text:p>NE,31,135,Perkins County,H1</text:p>
          </table:table-cell>
          <table:table-cell table:formula="of:=LEFT([.A1722];2)" office:value-type="string" office:string-value="NE" calcext:value-type="string">
            <text:p>NE</text:p>
          </table:table-cell>
          <table:table-cell table:formula="of:=MID([.A1722];4;6)" office:value-type="string" office:string-value="31,135" calcext:value-type="string">
            <text:p>31,135</text:p>
          </table:table-cell>
          <table:table-cell table:formula="of:=MID([.A1722];11;30)" office:value-type="string" office:string-value="Perkins County,H1" calcext:value-type="string">
            <text:p>Perkins County,H1</text:p>
          </table:table-cell>
          <table:table-cell office:value-type="string" calcext:value-type="string">
            <text:p>Perkins County</text:p>
          </table:table-cell>
          <table:table-cell/>
        </table:table-row>
        <table:table-row table:style-name="ro1">
          <table:table-cell office:value-type="string" calcext:value-type="string">
            <text:p>NE,31,137,Phelps County,H1</text:p>
          </table:table-cell>
          <table:table-cell table:formula="of:=LEFT([.A1723];2)" office:value-type="string" office:string-value="NE" calcext:value-type="string">
            <text:p>NE</text:p>
          </table:table-cell>
          <table:table-cell table:formula="of:=MID([.A1723];4;6)" office:value-type="string" office:string-value="31,137" calcext:value-type="string">
            <text:p>31,137</text:p>
          </table:table-cell>
          <table:table-cell table:formula="of:=MID([.A1723];11;30)" office:value-type="string" office:string-value="Phelps County,H1" calcext:value-type="string">
            <text:p>Phelps County,H1</text:p>
          </table:table-cell>
          <table:table-cell office:value-type="string" calcext:value-type="string">
            <text:p>Phelps County</text:p>
          </table:table-cell>
          <table:table-cell/>
        </table:table-row>
        <table:table-row table:style-name="ro1">
          <table:table-cell office:value-type="string" calcext:value-type="string">
            <text:p>NE,31,139,Pierce County,H1</text:p>
          </table:table-cell>
          <table:table-cell table:formula="of:=LEFT([.A1724];2)" office:value-type="string" office:string-value="NE" calcext:value-type="string">
            <text:p>NE</text:p>
          </table:table-cell>
          <table:table-cell table:formula="of:=MID([.A1724];4;6)" office:value-type="string" office:string-value="31,139" calcext:value-type="string">
            <text:p>31,139</text:p>
          </table:table-cell>
          <table:table-cell table:formula="of:=MID([.A1724];11;30)" office:value-type="string" office:string-value="Pierce County,H1" calcext:value-type="string">
            <text:p>Pierce County,H1</text:p>
          </table:table-cell>
          <table:table-cell office:value-type="string" calcext:value-type="string">
            <text:p>Pierce County</text:p>
          </table:table-cell>
          <table:table-cell/>
        </table:table-row>
        <table:table-row table:style-name="ro1">
          <table:table-cell office:value-type="string" calcext:value-type="string">
            <text:p>NE,31,141,Platte County,H1</text:p>
          </table:table-cell>
          <table:table-cell table:formula="of:=LEFT([.A1725];2)" office:value-type="string" office:string-value="NE" calcext:value-type="string">
            <text:p>NE</text:p>
          </table:table-cell>
          <table:table-cell table:formula="of:=MID([.A1725];4;6)" office:value-type="string" office:string-value="31,141" calcext:value-type="string">
            <text:p>31,141</text:p>
          </table:table-cell>
          <table:table-cell table:formula="of:=MID([.A1725];11;30)" office:value-type="string" office:string-value="Platte County,H1" calcext:value-type="string">
            <text:p>Platte County,H1</text:p>
          </table:table-cell>
          <table:table-cell office:value-type="string" calcext:value-type="string">
            <text:p>Platte County</text:p>
          </table:table-cell>
          <table:table-cell/>
        </table:table-row>
        <table:table-row table:style-name="ro1">
          <table:table-cell office:value-type="string" calcext:value-type="string">
            <text:p>NE,31,143,Polk County,H1</text:p>
          </table:table-cell>
          <table:table-cell table:formula="of:=LEFT([.A1726];2)" office:value-type="string" office:string-value="NE" calcext:value-type="string">
            <text:p>NE</text:p>
          </table:table-cell>
          <table:table-cell table:formula="of:=MID([.A1726];4;6)" office:value-type="string" office:string-value="31,143" calcext:value-type="string">
            <text:p>31,143</text:p>
          </table:table-cell>
          <table:table-cell table:formula="of:=MID([.A1726];11;30)" office:value-type="string" office:string-value="Polk County,H1" calcext:value-type="string">
            <text:p>Polk County,H1</text:p>
          </table:table-cell>
          <table:table-cell office:value-type="string" calcext:value-type="string">
            <text:p>Polk County</text:p>
          </table:table-cell>
          <table:table-cell/>
        </table:table-row>
        <table:table-row table:style-name="ro1">
          <table:table-cell office:value-type="string" calcext:value-type="string">
            <text:p>NE,31,145,Red Willow County,H1</text:p>
          </table:table-cell>
          <table:table-cell table:formula="of:=LEFT([.A1727];2)" office:value-type="string" office:string-value="NE" calcext:value-type="string">
            <text:p>NE</text:p>
          </table:table-cell>
          <table:table-cell table:formula="of:=MID([.A1727];4;6)" office:value-type="string" office:string-value="31,145" calcext:value-type="string">
            <text:p>31,145</text:p>
          </table:table-cell>
          <table:table-cell table:formula="of:=MID([.A1727];11;30)" office:value-type="string" office:string-value="Red Willow County,H1" calcext:value-type="string">
            <text:p>Red Willow County,H1</text:p>
          </table:table-cell>
          <table:table-cell office:value-type="string" calcext:value-type="string">
            <text:p>Red Willow County</text:p>
          </table:table-cell>
          <table:table-cell/>
        </table:table-row>
        <table:table-row table:style-name="ro1">
          <table:table-cell office:value-type="string" calcext:value-type="string">
            <text:p>NE,31,147,Richardson County,H1</text:p>
          </table:table-cell>
          <table:table-cell table:formula="of:=LEFT([.A1728];2)" office:value-type="string" office:string-value="NE" calcext:value-type="string">
            <text:p>NE</text:p>
          </table:table-cell>
          <table:table-cell table:formula="of:=MID([.A1728];4;6)" office:value-type="string" office:string-value="31,147" calcext:value-type="string">
            <text:p>31,147</text:p>
          </table:table-cell>
          <table:table-cell table:formula="of:=MID([.A1728];11;30)" office:value-type="string" office:string-value="Richardson County,H1" calcext:value-type="string">
            <text:p>Richardson County,H1</text:p>
          </table:table-cell>
          <table:table-cell office:value-type="string" calcext:value-type="string">
            <text:p>Richardson County</text:p>
          </table:table-cell>
          <table:table-cell/>
        </table:table-row>
        <table:table-row table:style-name="ro1">
          <table:table-cell office:value-type="string" calcext:value-type="string">
            <text:p>NE,31,149,Rock County,H1</text:p>
          </table:table-cell>
          <table:table-cell table:formula="of:=LEFT([.A1729];2)" office:value-type="string" office:string-value="NE" calcext:value-type="string">
            <text:p>NE</text:p>
          </table:table-cell>
          <table:table-cell table:formula="of:=MID([.A1729];4;6)" office:value-type="string" office:string-value="31,149" calcext:value-type="string">
            <text:p>31,149</text:p>
          </table:table-cell>
          <table:table-cell table:formula="of:=MID([.A1729];11;30)" office:value-type="string" office:string-value="Rock County,H1" calcext:value-type="string">
            <text:p>Rock County,H1</text:p>
          </table:table-cell>
          <table:table-cell office:value-type="string" calcext:value-type="string">
            <text:p>Rock County</text:p>
          </table:table-cell>
          <table:table-cell/>
        </table:table-row>
        <table:table-row table:style-name="ro1">
          <table:table-cell office:value-type="string" calcext:value-type="string">
            <text:p>NE,31,151,Saline County,H1</text:p>
          </table:table-cell>
          <table:table-cell table:formula="of:=LEFT([.A1730];2)" office:value-type="string" office:string-value="NE" calcext:value-type="string">
            <text:p>NE</text:p>
          </table:table-cell>
          <table:table-cell table:formula="of:=MID([.A1730];4;6)" office:value-type="string" office:string-value="31,151" calcext:value-type="string">
            <text:p>31,151</text:p>
          </table:table-cell>
          <table:table-cell table:formula="of:=MID([.A1730];11;30)" office:value-type="string" office:string-value="Saline County,H1" calcext:value-type="string">
            <text:p>Saline County,H1</text:p>
          </table:table-cell>
          <table:table-cell office:value-type="string" calcext:value-type="string">
            <text:p>Saline County</text:p>
          </table:table-cell>
          <table:table-cell/>
        </table:table-row>
        <table:table-row table:style-name="ro1">
          <table:table-cell office:value-type="string" calcext:value-type="string">
            <text:p>NE,31,153,Sarpy County,H1</text:p>
          </table:table-cell>
          <table:table-cell table:formula="of:=LEFT([.A1731];2)" office:value-type="string" office:string-value="NE" calcext:value-type="string">
            <text:p>NE</text:p>
          </table:table-cell>
          <table:table-cell table:formula="of:=MID([.A1731];4;6)" office:value-type="string" office:string-value="31,153" calcext:value-type="string">
            <text:p>31,153</text:p>
          </table:table-cell>
          <table:table-cell table:formula="of:=MID([.A1731];11;30)" office:value-type="string" office:string-value="Sarpy County,H1" calcext:value-type="string">
            <text:p>Sarpy County,H1</text:p>
          </table:table-cell>
          <table:table-cell office:value-type="string" calcext:value-type="string">
            <text:p>Sarpy County</text:p>
          </table:table-cell>
          <table:table-cell/>
        </table:table-row>
        <table:table-row table:style-name="ro1">
          <table:table-cell office:value-type="string" calcext:value-type="string">
            <text:p>NE,31,155,Saunders County,H1</text:p>
          </table:table-cell>
          <table:table-cell table:formula="of:=LEFT([.A1732];2)" office:value-type="string" office:string-value="NE" calcext:value-type="string">
            <text:p>NE</text:p>
          </table:table-cell>
          <table:table-cell table:formula="of:=MID([.A1732];4;6)" office:value-type="string" office:string-value="31,155" calcext:value-type="string">
            <text:p>31,155</text:p>
          </table:table-cell>
          <table:table-cell table:formula="of:=MID([.A1732];11;30)" office:value-type="string" office:string-value="Saunders County,H1" calcext:value-type="string">
            <text:p>Saunders County,H1</text:p>
          </table:table-cell>
          <table:table-cell office:value-type="string" calcext:value-type="string">
            <text:p>Saunders County</text:p>
          </table:table-cell>
          <table:table-cell/>
        </table:table-row>
        <table:table-row table:style-name="ro2">
          <table:table-cell office:value-type="string" calcext:value-type="string">
            <text:p>NE,31,157,Scotts Bluff County,H1</text:p>
          </table:table-cell>
          <table:table-cell table:formula="of:=LEFT([.A1733];2)" office:value-type="string" office:string-value="NE" calcext:value-type="string">
            <text:p>NE</text:p>
          </table:table-cell>
          <table:table-cell table:formula="of:=MID([.A1733];4;6)" office:value-type="string" office:string-value="31,157" calcext:value-type="string">
            <text:p>31,157</text:p>
          </table:table-cell>
          <table:table-cell table:formula="of:=MID([.A1733];11;30)" office:value-type="string" office:string-value="Scotts Bluff County,H1" calcext:value-type="string">
            <text:p>Scotts Bluff County,H1</text:p>
          </table:table-cell>
          <table:table-cell office:value-type="string" calcext:value-type="string">
            <text:p>Scotts Bluff County</text:p>
          </table:table-cell>
          <table:table-cell/>
        </table:table-row>
        <table:table-row table:style-name="ro1">
          <table:table-cell office:value-type="string" calcext:value-type="string">
            <text:p>NE,31,159,Seward County,H1</text:p>
          </table:table-cell>
          <table:table-cell table:formula="of:=LEFT([.A1734];2)" office:value-type="string" office:string-value="NE" calcext:value-type="string">
            <text:p>NE</text:p>
          </table:table-cell>
          <table:table-cell table:formula="of:=MID([.A1734];4;6)" office:value-type="string" office:string-value="31,159" calcext:value-type="string">
            <text:p>31,159</text:p>
          </table:table-cell>
          <table:table-cell table:formula="of:=MID([.A1734];11;30)" office:value-type="string" office:string-value="Seward County,H1" calcext:value-type="string">
            <text:p>Seward County,H1</text:p>
          </table:table-cell>
          <table:table-cell office:value-type="string" calcext:value-type="string">
            <text:p>Seward County</text:p>
          </table:table-cell>
          <table:table-cell/>
        </table:table-row>
        <table:table-row table:style-name="ro1">
          <table:table-cell office:value-type="string" calcext:value-type="string">
            <text:p>NE,31,161,Sheridan County,H1</text:p>
          </table:table-cell>
          <table:table-cell table:formula="of:=LEFT([.A1735];2)" office:value-type="string" office:string-value="NE" calcext:value-type="string">
            <text:p>NE</text:p>
          </table:table-cell>
          <table:table-cell table:formula="of:=MID([.A1735];4;6)" office:value-type="string" office:string-value="31,161" calcext:value-type="string">
            <text:p>31,161</text:p>
          </table:table-cell>
          <table:table-cell table:formula="of:=MID([.A1735];11;30)" office:value-type="string" office:string-value="Sheridan County,H1" calcext:value-type="string">
            <text:p>Sheridan County,H1</text:p>
          </table:table-cell>
          <table:table-cell office:value-type="string" calcext:value-type="string">
            <text:p>Sheridan County</text:p>
          </table:table-cell>
          <table:table-cell/>
        </table:table-row>
        <table:table-row table:style-name="ro1">
          <table:table-cell office:value-type="string" calcext:value-type="string">
            <text:p>NE,31,163,Sherman County,H1</text:p>
          </table:table-cell>
          <table:table-cell table:formula="of:=LEFT([.A1736];2)" office:value-type="string" office:string-value="NE" calcext:value-type="string">
            <text:p>NE</text:p>
          </table:table-cell>
          <table:table-cell table:formula="of:=MID([.A1736];4;6)" office:value-type="string" office:string-value="31,163" calcext:value-type="string">
            <text:p>31,163</text:p>
          </table:table-cell>
          <table:table-cell table:formula="of:=MID([.A1736];11;30)" office:value-type="string" office:string-value="Sherman County,H1" calcext:value-type="string">
            <text:p>Sherman County,H1</text:p>
          </table:table-cell>
          <table:table-cell office:value-type="string" calcext:value-type="string">
            <text:p>Sherman County</text:p>
          </table:table-cell>
          <table:table-cell/>
        </table:table-row>
        <table:table-row table:style-name="ro1">
          <table:table-cell office:value-type="string" calcext:value-type="string">
            <text:p>NE,31,165,Sioux County,H1</text:p>
          </table:table-cell>
          <table:table-cell table:formula="of:=LEFT([.A1737];2)" office:value-type="string" office:string-value="NE" calcext:value-type="string">
            <text:p>NE</text:p>
          </table:table-cell>
          <table:table-cell table:formula="of:=MID([.A1737];4;6)" office:value-type="string" office:string-value="31,165" calcext:value-type="string">
            <text:p>31,165</text:p>
          </table:table-cell>
          <table:table-cell table:formula="of:=MID([.A1737];11;30)" office:value-type="string" office:string-value="Sioux County,H1" calcext:value-type="string">
            <text:p>Sioux County,H1</text:p>
          </table:table-cell>
          <table:table-cell office:value-type="string" calcext:value-type="string">
            <text:p>Sioux County</text:p>
          </table:table-cell>
          <table:table-cell/>
        </table:table-row>
        <table:table-row table:style-name="ro1">
          <table:table-cell office:value-type="string" calcext:value-type="string">
            <text:p>NE,31,167,Stanton County,H1</text:p>
          </table:table-cell>
          <table:table-cell table:formula="of:=LEFT([.A1738];2)" office:value-type="string" office:string-value="NE" calcext:value-type="string">
            <text:p>NE</text:p>
          </table:table-cell>
          <table:table-cell table:formula="of:=MID([.A1738];4;6)" office:value-type="string" office:string-value="31,167" calcext:value-type="string">
            <text:p>31,167</text:p>
          </table:table-cell>
          <table:table-cell table:formula="of:=MID([.A1738];11;30)" office:value-type="string" office:string-value="Stanton County,H1" calcext:value-type="string">
            <text:p>Stanton County,H1</text:p>
          </table:table-cell>
          <table:table-cell office:value-type="string" calcext:value-type="string">
            <text:p>Stanton County</text:p>
          </table:table-cell>
          <table:table-cell/>
        </table:table-row>
        <table:table-row table:style-name="ro1">
          <table:table-cell office:value-type="string" calcext:value-type="string">
            <text:p>NE,31,169,Thayer County,H1</text:p>
          </table:table-cell>
          <table:table-cell table:formula="of:=LEFT([.A1739];2)" office:value-type="string" office:string-value="NE" calcext:value-type="string">
            <text:p>NE</text:p>
          </table:table-cell>
          <table:table-cell table:formula="of:=MID([.A1739];4;6)" office:value-type="string" office:string-value="31,169" calcext:value-type="string">
            <text:p>31,169</text:p>
          </table:table-cell>
          <table:table-cell table:formula="of:=MID([.A1739];11;30)" office:value-type="string" office:string-value="Thayer County,H1" calcext:value-type="string">
            <text:p>Thayer County,H1</text:p>
          </table:table-cell>
          <table:table-cell office:value-type="string" calcext:value-type="string">
            <text:p>Thayer County</text:p>
          </table:table-cell>
          <table:table-cell/>
        </table:table-row>
        <table:table-row table:style-name="ro1">
          <table:table-cell office:value-type="string" calcext:value-type="string">
            <text:p>NE,31,171,Thomas County,H1</text:p>
          </table:table-cell>
          <table:table-cell table:formula="of:=LEFT([.A1740];2)" office:value-type="string" office:string-value="NE" calcext:value-type="string">
            <text:p>NE</text:p>
          </table:table-cell>
          <table:table-cell table:formula="of:=MID([.A1740];4;6)" office:value-type="string" office:string-value="31,171" calcext:value-type="string">
            <text:p>31,171</text:p>
          </table:table-cell>
          <table:table-cell table:formula="of:=MID([.A1740];11;30)" office:value-type="string" office:string-value="Thomas County,H1" calcext:value-type="string">
            <text:p>Thomas County,H1</text:p>
          </table:table-cell>
          <table:table-cell office:value-type="string" calcext:value-type="string">
            <text:p>Thomas County</text:p>
          </table:table-cell>
          <table:table-cell/>
        </table:table-row>
        <table:table-row table:style-name="ro1">
          <table:table-cell office:value-type="string" calcext:value-type="string">
            <text:p>NE,31,173,Thurston County,H1</text:p>
          </table:table-cell>
          <table:table-cell table:formula="of:=LEFT([.A1741];2)" office:value-type="string" office:string-value="NE" calcext:value-type="string">
            <text:p>NE</text:p>
          </table:table-cell>
          <table:table-cell table:formula="of:=MID([.A1741];4;6)" office:value-type="string" office:string-value="31,173" calcext:value-type="string">
            <text:p>31,173</text:p>
          </table:table-cell>
          <table:table-cell table:formula="of:=MID([.A1741];11;30)" office:value-type="string" office:string-value="Thurston County,H1" calcext:value-type="string">
            <text:p>Thurston County,H1</text:p>
          </table:table-cell>
          <table:table-cell office:value-type="string" calcext:value-type="string">
            <text:p>Thurston County</text:p>
          </table:table-cell>
          <table:table-cell/>
        </table:table-row>
        <table:table-row table:style-name="ro1">
          <table:table-cell office:value-type="string" calcext:value-type="string">
            <text:p>NE,31,175,Valley County,H1</text:p>
          </table:table-cell>
          <table:table-cell table:formula="of:=LEFT([.A1742];2)" office:value-type="string" office:string-value="NE" calcext:value-type="string">
            <text:p>NE</text:p>
          </table:table-cell>
          <table:table-cell table:formula="of:=MID([.A1742];4;6)" office:value-type="string" office:string-value="31,175" calcext:value-type="string">
            <text:p>31,175</text:p>
          </table:table-cell>
          <table:table-cell table:formula="of:=MID([.A1742];11;30)" office:value-type="string" office:string-value="Valley County,H1" calcext:value-type="string">
            <text:p>Valley County,H1</text:p>
          </table:table-cell>
          <table:table-cell office:value-type="string" calcext:value-type="string">
            <text:p>Valley County</text:p>
          </table:table-cell>
          <table:table-cell/>
        </table:table-row>
        <table:table-row table:style-name="ro1">
          <table:table-cell office:value-type="string" calcext:value-type="string">
            <text:p>NE,31,177,Washington County,H1</text:p>
          </table:table-cell>
          <table:table-cell table:formula="of:=LEFT([.A1743];2)" office:value-type="string" office:string-value="NE" calcext:value-type="string">
            <text:p>NE</text:p>
          </table:table-cell>
          <table:table-cell table:formula="of:=MID([.A1743];4;6)" office:value-type="string" office:string-value="31,177" calcext:value-type="string">
            <text:p>31,177</text:p>
          </table:table-cell>
          <table:table-cell table:formula="of:=MID([.A1743];11;30)" office:value-type="string" office:string-value="Washington County,H1" calcext:value-type="string">
            <text:p>Washington County,H1</text:p>
          </table:table-cell>
          <table:table-cell office:value-type="string" calcext:value-type="string">
            <text:p>Washington County</text:p>
          </table:table-cell>
          <table:table-cell/>
        </table:table-row>
        <table:table-row table:style-name="ro1">
          <table:table-cell office:value-type="string" calcext:value-type="string">
            <text:p>NE,31,179,Wayne County,H1</text:p>
          </table:table-cell>
          <table:table-cell table:formula="of:=LEFT([.A1744];2)" office:value-type="string" office:string-value="NE" calcext:value-type="string">
            <text:p>NE</text:p>
          </table:table-cell>
          <table:table-cell table:formula="of:=MID([.A1744];4;6)" office:value-type="string" office:string-value="31,179" calcext:value-type="string">
            <text:p>31,179</text:p>
          </table:table-cell>
          <table:table-cell table:formula="of:=MID([.A1744];11;30)" office:value-type="string" office:string-value="Wayne County,H1" calcext:value-type="string">
            <text:p>Wayne County,H1</text:p>
          </table:table-cell>
          <table:table-cell office:value-type="string" calcext:value-type="string">
            <text:p>Wayne County</text:p>
          </table:table-cell>
          <table:table-cell/>
        </table:table-row>
        <table:table-row table:style-name="ro1">
          <table:table-cell office:value-type="string" calcext:value-type="string">
            <text:p>NE,31,181,Webster County,H1</text:p>
          </table:table-cell>
          <table:table-cell table:formula="of:=LEFT([.A1745];2)" office:value-type="string" office:string-value="NE" calcext:value-type="string">
            <text:p>NE</text:p>
          </table:table-cell>
          <table:table-cell table:formula="of:=MID([.A1745];4;6)" office:value-type="string" office:string-value="31,181" calcext:value-type="string">
            <text:p>31,181</text:p>
          </table:table-cell>
          <table:table-cell table:formula="of:=MID([.A1745];11;30)" office:value-type="string" office:string-value="Webster County,H1" calcext:value-type="string">
            <text:p>Webster County,H1</text:p>
          </table:table-cell>
          <table:table-cell office:value-type="string" calcext:value-type="string">
            <text:p>Webster County</text:p>
          </table:table-cell>
          <table:table-cell/>
        </table:table-row>
        <table:table-row table:style-name="ro1">
          <table:table-cell office:value-type="string" calcext:value-type="string">
            <text:p>NE,31,183,Wheeler County,H1</text:p>
          </table:table-cell>
          <table:table-cell table:formula="of:=LEFT([.A1746];2)" office:value-type="string" office:string-value="NE" calcext:value-type="string">
            <text:p>NE</text:p>
          </table:table-cell>
          <table:table-cell table:formula="of:=MID([.A1746];4;6)" office:value-type="string" office:string-value="31,183" calcext:value-type="string">
            <text:p>31,183</text:p>
          </table:table-cell>
          <table:table-cell table:formula="of:=MID([.A1746];11;30)" office:value-type="string" office:string-value="Wheeler County,H1" calcext:value-type="string">
            <text:p>Wheeler County,H1</text:p>
          </table:table-cell>
          <table:table-cell office:value-type="string" calcext:value-type="string">
            <text:p>Wheeler County</text:p>
          </table:table-cell>
          <table:table-cell/>
        </table:table-row>
        <table:table-row table:style-name="ro1">
          <table:table-cell office:value-type="string" calcext:value-type="string">
            <text:p>NE,31,185,York County,H1</text:p>
          </table:table-cell>
          <table:table-cell table:formula="of:=LEFT([.A1747];2)" office:value-type="string" office:string-value="NE" calcext:value-type="string">
            <text:p>NE</text:p>
          </table:table-cell>
          <table:table-cell table:formula="of:=MID([.A1747];4;6)" office:value-type="string" office:string-value="31,185" calcext:value-type="string">
            <text:p>31,185</text:p>
          </table:table-cell>
          <table:table-cell table:formula="of:=MID([.A1747];11;30)" office:value-type="string" office:string-value="York County,H1" calcext:value-type="string">
            <text:p>York County,H1</text:p>
          </table:table-cell>
          <table:table-cell office:value-type="string" calcext:value-type="string">
            <text:p>York County</text:p>
          </table:table-cell>
          <table:table-cell/>
        </table:table-row>
        <table:table-row table:style-name="ro1">
          <table:table-cell office:value-type="string" calcext:value-type="string">
            <text:p>NV,32,001,Churchill County,H1</text:p>
          </table:table-cell>
          <table:table-cell table:formula="of:=LEFT([.A1748];2)" office:value-type="string" office:string-value="NV" calcext:value-type="string">
            <text:p>NV</text:p>
          </table:table-cell>
          <table:table-cell table:formula="of:=MID([.A1748];4;6)" office:value-type="string" office:string-value="32,001" calcext:value-type="string">
            <text:p>32,001</text:p>
          </table:table-cell>
          <table:table-cell table:formula="of:=MID([.A1748];11;30)" office:value-type="string" office:string-value="Churchill County,H1" calcext:value-type="string">
            <text:p>Churchill County,H1</text:p>
          </table:table-cell>
          <table:table-cell office:value-type="string" calcext:value-type="string">
            <text:p>Churchill County</text:p>
          </table:table-cell>
          <table:table-cell/>
        </table:table-row>
        <table:table-row table:style-name="ro1">
          <table:table-cell office:value-type="string" calcext:value-type="string">
            <text:p>NV,32,003,Clark County,H1</text:p>
          </table:table-cell>
          <table:table-cell table:formula="of:=LEFT([.A1749];2)" office:value-type="string" office:string-value="NV" calcext:value-type="string">
            <text:p>NV</text:p>
          </table:table-cell>
          <table:table-cell table:formula="of:=MID([.A1749];4;6)" office:value-type="string" office:string-value="32,003" calcext:value-type="string">
            <text:p>32,003</text:p>
          </table:table-cell>
          <table:table-cell table:formula="of:=MID([.A1749];11;30)" office:value-type="string" office:string-value="Clark County,H1" calcext:value-type="string">
            <text:p>Clark County,H1</text:p>
          </table:table-cell>
          <table:table-cell office:value-type="string" calcext:value-type="string">
            <text:p>Clark County</text:p>
          </table:table-cell>
          <table:table-cell/>
        </table:table-row>
        <table:table-row table:style-name="ro1">
          <table:table-cell office:value-type="string" calcext:value-type="string">
            <text:p>NV,32,005,Douglas County,H1</text:p>
          </table:table-cell>
          <table:table-cell table:formula="of:=LEFT([.A1750];2)" office:value-type="string" office:string-value="NV" calcext:value-type="string">
            <text:p>NV</text:p>
          </table:table-cell>
          <table:table-cell table:formula="of:=MID([.A1750];4;6)" office:value-type="string" office:string-value="32,005" calcext:value-type="string">
            <text:p>32,005</text:p>
          </table:table-cell>
          <table:table-cell table:formula="of:=MID([.A1750];11;30)" office:value-type="string" office:string-value="Douglas County,H1" calcext:value-type="string">
            <text:p>Douglas County,H1</text:p>
          </table:table-cell>
          <table:table-cell office:value-type="string" calcext:value-type="string">
            <text:p>Douglas County</text:p>
          </table:table-cell>
          <table:table-cell/>
        </table:table-row>
        <table:table-row table:style-name="ro1">
          <table:table-cell office:value-type="string" calcext:value-type="string">
            <text:p>NV,32,007,Elko County,H1</text:p>
          </table:table-cell>
          <table:table-cell table:formula="of:=LEFT([.A1751];2)" office:value-type="string" office:string-value="NV" calcext:value-type="string">
            <text:p>NV</text:p>
          </table:table-cell>
          <table:table-cell table:formula="of:=MID([.A1751];4;6)" office:value-type="string" office:string-value="32,007" calcext:value-type="string">
            <text:p>32,007</text:p>
          </table:table-cell>
          <table:table-cell table:formula="of:=MID([.A1751];11;30)" office:value-type="string" office:string-value="Elko County,H1" calcext:value-type="string">
            <text:p>Elko County,H1</text:p>
          </table:table-cell>
          <table:table-cell office:value-type="string" calcext:value-type="string">
            <text:p>Elko County</text:p>
          </table:table-cell>
          <table:table-cell/>
        </table:table-row>
        <table:table-row table:style-name="ro1">
          <table:table-cell office:value-type="string" calcext:value-type="string">
            <text:p>NV,32,009,Esmeralda County,H1</text:p>
          </table:table-cell>
          <table:table-cell table:formula="of:=LEFT([.A1752];2)" office:value-type="string" office:string-value="NV" calcext:value-type="string">
            <text:p>NV</text:p>
          </table:table-cell>
          <table:table-cell table:formula="of:=MID([.A1752];4;6)" office:value-type="string" office:string-value="32,009" calcext:value-type="string">
            <text:p>32,009</text:p>
          </table:table-cell>
          <table:table-cell table:formula="of:=MID([.A1752];11;30)" office:value-type="string" office:string-value="Esmeralda County,H1" calcext:value-type="string">
            <text:p>Esmeralda County,H1</text:p>
          </table:table-cell>
          <table:table-cell office:value-type="string" calcext:value-type="string">
            <text:p>Esmeralda County</text:p>
          </table:table-cell>
          <table:table-cell/>
        </table:table-row>
        <table:table-row table:style-name="ro1">
          <table:table-cell office:value-type="string" calcext:value-type="string">
            <text:p>NV,32,011,Eureka County,H1</text:p>
          </table:table-cell>
          <table:table-cell table:formula="of:=LEFT([.A1753];2)" office:value-type="string" office:string-value="NV" calcext:value-type="string">
            <text:p>NV</text:p>
          </table:table-cell>
          <table:table-cell table:formula="of:=MID([.A1753];4;6)" office:value-type="string" office:string-value="32,011" calcext:value-type="string">
            <text:p>32,011</text:p>
          </table:table-cell>
          <table:table-cell table:formula="of:=MID([.A1753];11;30)" office:value-type="string" office:string-value="Eureka County,H1" calcext:value-type="string">
            <text:p>Eureka County,H1</text:p>
          </table:table-cell>
          <table:table-cell office:value-type="string" calcext:value-type="string">
            <text:p>Eureka County</text:p>
          </table:table-cell>
          <table:table-cell/>
        </table:table-row>
        <table:table-row table:style-name="ro1">
          <table:table-cell office:value-type="string" calcext:value-type="string">
            <text:p>NV,32,013,Humboldt County,H1</text:p>
          </table:table-cell>
          <table:table-cell table:formula="of:=LEFT([.A1754];2)" office:value-type="string" office:string-value="NV" calcext:value-type="string">
            <text:p>NV</text:p>
          </table:table-cell>
          <table:table-cell table:formula="of:=MID([.A1754];4;6)" office:value-type="string" office:string-value="32,013" calcext:value-type="string">
            <text:p>32,013</text:p>
          </table:table-cell>
          <table:table-cell table:formula="of:=MID([.A1754];11;30)" office:value-type="string" office:string-value="Humboldt County,H1" calcext:value-type="string">
            <text:p>Humboldt County,H1</text:p>
          </table:table-cell>
          <table:table-cell office:value-type="string" calcext:value-type="string">
            <text:p>Humboldt County</text:p>
          </table:table-cell>
          <table:table-cell/>
        </table:table-row>
        <table:table-row table:style-name="ro1">
          <table:table-cell office:value-type="string" calcext:value-type="string">
            <text:p>NV,32,015,Lander County,H1</text:p>
          </table:table-cell>
          <table:table-cell table:formula="of:=LEFT([.A1755];2)" office:value-type="string" office:string-value="NV" calcext:value-type="string">
            <text:p>NV</text:p>
          </table:table-cell>
          <table:table-cell table:formula="of:=MID([.A1755];4;6)" office:value-type="string" office:string-value="32,015" calcext:value-type="string">
            <text:p>32,015</text:p>
          </table:table-cell>
          <table:table-cell table:formula="of:=MID([.A1755];11;30)" office:value-type="string" office:string-value="Lander County,H1" calcext:value-type="string">
            <text:p>Lander County,H1</text:p>
          </table:table-cell>
          <table:table-cell office:value-type="string" calcext:value-type="string">
            <text:p>Lander County</text:p>
          </table:table-cell>
          <table:table-cell/>
        </table:table-row>
        <table:table-row table:style-name="ro1">
          <table:table-cell office:value-type="string" calcext:value-type="string">
            <text:p>NV,32,017,Lincoln County,H1</text:p>
          </table:table-cell>
          <table:table-cell table:formula="of:=LEFT([.A1756];2)" office:value-type="string" office:string-value="NV" calcext:value-type="string">
            <text:p>NV</text:p>
          </table:table-cell>
          <table:table-cell table:formula="of:=MID([.A1756];4;6)" office:value-type="string" office:string-value="32,017" calcext:value-type="string">
            <text:p>32,017</text:p>
          </table:table-cell>
          <table:table-cell table:formula="of:=MID([.A1756];11;30)" office:value-type="string" office:string-value="Lincoln County,H1" calcext:value-type="string">
            <text:p>Lincoln County,H1</text:p>
          </table:table-cell>
          <table:table-cell office:value-type="string" calcext:value-type="string">
            <text:p>Lincoln County</text:p>
          </table:table-cell>
          <table:table-cell/>
        </table:table-row>
        <table:table-row table:style-name="ro1">
          <table:table-cell office:value-type="string" calcext:value-type="string">
            <text:p>NV,32,019,Lyon County,H1</text:p>
          </table:table-cell>
          <table:table-cell table:formula="of:=LEFT([.A1757];2)" office:value-type="string" office:string-value="NV" calcext:value-type="string">
            <text:p>NV</text:p>
          </table:table-cell>
          <table:table-cell table:formula="of:=MID([.A1757];4;6)" office:value-type="string" office:string-value="32,019" calcext:value-type="string">
            <text:p>32,019</text:p>
          </table:table-cell>
          <table:table-cell table:formula="of:=MID([.A1757];11;30)" office:value-type="string" office:string-value="Lyon County,H1" calcext:value-type="string">
            <text:p>Lyon County,H1</text:p>
          </table:table-cell>
          <table:table-cell office:value-type="string" calcext:value-type="string">
            <text:p>Lyon County</text:p>
          </table:table-cell>
          <table:table-cell/>
        </table:table-row>
        <table:table-row table:style-name="ro1">
          <table:table-cell office:value-type="string" calcext:value-type="string">
            <text:p>NV,32,021,Mineral County,H1</text:p>
          </table:table-cell>
          <table:table-cell table:formula="of:=LEFT([.A1758];2)" office:value-type="string" office:string-value="NV" calcext:value-type="string">
            <text:p>NV</text:p>
          </table:table-cell>
          <table:table-cell table:formula="of:=MID([.A1758];4;6)" office:value-type="string" office:string-value="32,021" calcext:value-type="string">
            <text:p>32,021</text:p>
          </table:table-cell>
          <table:table-cell table:formula="of:=MID([.A1758];11;30)" office:value-type="string" office:string-value="Mineral County,H1" calcext:value-type="string">
            <text:p>Mineral County,H1</text:p>
          </table:table-cell>
          <table:table-cell office:value-type="string" calcext:value-type="string">
            <text:p>Mineral County</text:p>
          </table:table-cell>
          <table:table-cell/>
        </table:table-row>
        <table:table-row table:style-name="ro1">
          <table:table-cell office:value-type="string" calcext:value-type="string">
            <text:p>NV,32,023,Nye County,H1</text:p>
          </table:table-cell>
          <table:table-cell table:formula="of:=LEFT([.A1759];2)" office:value-type="string" office:string-value="NV" calcext:value-type="string">
            <text:p>NV</text:p>
          </table:table-cell>
          <table:table-cell table:formula="of:=MID([.A1759];4;6)" office:value-type="string" office:string-value="32,023" calcext:value-type="string">
            <text:p>32,023</text:p>
          </table:table-cell>
          <table:table-cell table:formula="of:=MID([.A1759];11;30)" office:value-type="string" office:string-value="Nye County,H1" calcext:value-type="string">
            <text:p>Nye County,H1</text:p>
          </table:table-cell>
          <table:table-cell office:value-type="string" calcext:value-type="string">
            <text:p>Nye County</text:p>
          </table:table-cell>
          <table:table-cell/>
        </table:table-row>
        <table:table-row table:style-name="ro1">
          <table:table-cell office:value-type="string" calcext:value-type="string">
            <text:p>NV,32,027,Pershing County,H1</text:p>
          </table:table-cell>
          <table:table-cell table:formula="of:=LEFT([.A1760];2)" office:value-type="string" office:string-value="NV" calcext:value-type="string">
            <text:p>NV</text:p>
          </table:table-cell>
          <table:table-cell table:formula="of:=MID([.A1760];4;6)" office:value-type="string" office:string-value="32,027" calcext:value-type="string">
            <text:p>32,027</text:p>
          </table:table-cell>
          <table:table-cell table:formula="of:=MID([.A1760];11;30)" office:value-type="string" office:string-value="Pershing County,H1" calcext:value-type="string">
            <text:p>Pershing County,H1</text:p>
          </table:table-cell>
          <table:table-cell office:value-type="string" calcext:value-type="string">
            <text:p>Pershing County</text:p>
          </table:table-cell>
          <table:table-cell/>
        </table:table-row>
        <table:table-row table:style-name="ro1">
          <table:table-cell office:value-type="string" calcext:value-type="string">
            <text:p>NV,32,029,Storey County,H1</text:p>
          </table:table-cell>
          <table:table-cell table:formula="of:=LEFT([.A1761];2)" office:value-type="string" office:string-value="NV" calcext:value-type="string">
            <text:p>NV</text:p>
          </table:table-cell>
          <table:table-cell table:formula="of:=MID([.A1761];4;6)" office:value-type="string" office:string-value="32,029" calcext:value-type="string">
            <text:p>32,029</text:p>
          </table:table-cell>
          <table:table-cell table:formula="of:=MID([.A1761];11;30)" office:value-type="string" office:string-value="Storey County,H1" calcext:value-type="string">
            <text:p>Storey County,H1</text:p>
          </table:table-cell>
          <table:table-cell office:value-type="string" calcext:value-type="string">
            <text:p>Storey County</text:p>
          </table:table-cell>
          <table:table-cell/>
        </table:table-row>
        <table:table-row table:style-name="ro1">
          <table:table-cell office:value-type="string" calcext:value-type="string">
            <text:p>NV,32,031,Washoe County,H1</text:p>
          </table:table-cell>
          <table:table-cell table:formula="of:=LEFT([.A1762];2)" office:value-type="string" office:string-value="NV" calcext:value-type="string">
            <text:p>NV</text:p>
          </table:table-cell>
          <table:table-cell table:formula="of:=MID([.A1762];4;6)" office:value-type="string" office:string-value="32,031" calcext:value-type="string">
            <text:p>32,031</text:p>
          </table:table-cell>
          <table:table-cell table:formula="of:=MID([.A1762];11;30)" office:value-type="string" office:string-value="Washoe County,H1" calcext:value-type="string">
            <text:p>Washoe County,H1</text:p>
          </table:table-cell>
          <table:table-cell office:value-type="string" calcext:value-type="string">
            <text:p>Washoe County</text:p>
          </table:table-cell>
          <table:table-cell/>
        </table:table-row>
        <table:table-row table:style-name="ro1">
          <table:table-cell office:value-type="string" calcext:value-type="string">
            <text:p>NV,32,033,White Pine County,H1</text:p>
          </table:table-cell>
          <table:table-cell table:formula="of:=LEFT([.A1763];2)" office:value-type="string" office:string-value="NV" calcext:value-type="string">
            <text:p>NV</text:p>
          </table:table-cell>
          <table:table-cell table:formula="of:=MID([.A1763];4;6)" office:value-type="string" office:string-value="32,033" calcext:value-type="string">
            <text:p>32,033</text:p>
          </table:table-cell>
          <table:table-cell table:formula="of:=MID([.A1763];11;30)" office:value-type="string" office:string-value="White Pine County,H1" calcext:value-type="string">
            <text:p>White Pine County,H1</text:p>
          </table:table-cell>
          <table:table-cell office:value-type="string" calcext:value-type="string">
            <text:p>White Pine County</text:p>
          </table:table-cell>
          <table:table-cell/>
        </table:table-row>
        <table:table-row table:style-name="ro1">
          <table:table-cell office:value-type="string" calcext:value-type="string">
            <text:p>NV,32,510,Carson City,C7</text:p>
          </table:table-cell>
          <table:table-cell table:formula="of:=LEFT([.A1764];2)" office:value-type="string" office:string-value="NV" calcext:value-type="string">
            <text:p>NV</text:p>
          </table:table-cell>
          <table:table-cell table:formula="of:=MID([.A1764];4;6)" office:value-type="string" office:string-value="32,510" calcext:value-type="string">
            <text:p>32,510</text:p>
          </table:table-cell>
          <table:table-cell table:formula="of:=MID([.A1764];11;30)" office:value-type="string" office:string-value="Carson City,C7" calcext:value-type="string">
            <text:p>Carson City,C7</text:p>
          </table:table-cell>
          <table:table-cell office:value-type="string" calcext:value-type="string">
            <text:p>Carson City</text:p>
          </table:table-cell>
          <table:table-cell/>
        </table:table-row>
        <table:table-row table:style-name="ro1">
          <table:table-cell office:value-type="string" calcext:value-type="string">
            <text:p>NH,33,001,Belknap County,H1</text:p>
          </table:table-cell>
          <table:table-cell table:formula="of:=LEFT([.A1765];2)" office:value-type="string" office:string-value="NH" calcext:value-type="string">
            <text:p>NH</text:p>
          </table:table-cell>
          <table:table-cell table:formula="of:=MID([.A1765];4;6)" office:value-type="string" office:string-value="33,001" calcext:value-type="string">
            <text:p>33,001</text:p>
          </table:table-cell>
          <table:table-cell table:formula="of:=MID([.A1765];11;30)" office:value-type="string" office:string-value="Belknap County,H1" calcext:value-type="string">
            <text:p>Belknap County,H1</text:p>
          </table:table-cell>
          <table:table-cell office:value-type="string" calcext:value-type="string">
            <text:p>Belknap County</text:p>
          </table:table-cell>
          <table:table-cell/>
        </table:table-row>
        <table:table-row table:style-name="ro1">
          <table:table-cell office:value-type="string" calcext:value-type="string">
            <text:p>NH,33,003,Carroll County,H1</text:p>
          </table:table-cell>
          <table:table-cell table:formula="of:=LEFT([.A1766];2)" office:value-type="string" office:string-value="NH" calcext:value-type="string">
            <text:p>NH</text:p>
          </table:table-cell>
          <table:table-cell table:formula="of:=MID([.A1766];4;6)" office:value-type="string" office:string-value="33,003" calcext:value-type="string">
            <text:p>33,003</text:p>
          </table:table-cell>
          <table:table-cell table:formula="of:=MID([.A1766];11;30)" office:value-type="string" office:string-value="Carroll County,H1" calcext:value-type="string">
            <text:p>Carroll County,H1</text:p>
          </table:table-cell>
          <table:table-cell office:value-type="string" calcext:value-type="string">
            <text:p>Carroll County</text:p>
          </table:table-cell>
          <table:table-cell/>
        </table:table-row>
        <table:table-row table:style-name="ro1">
          <table:table-cell office:value-type="string" calcext:value-type="string">
            <text:p>NH,33,005,Cheshire County,H1</text:p>
          </table:table-cell>
          <table:table-cell table:formula="of:=LEFT([.A1767];2)" office:value-type="string" office:string-value="NH" calcext:value-type="string">
            <text:p>NH</text:p>
          </table:table-cell>
          <table:table-cell table:formula="of:=MID([.A1767];4;6)" office:value-type="string" office:string-value="33,005" calcext:value-type="string">
            <text:p>33,005</text:p>
          </table:table-cell>
          <table:table-cell table:formula="of:=MID([.A1767];11;30)" office:value-type="string" office:string-value="Cheshire County,H1" calcext:value-type="string">
            <text:p>Cheshire County,H1</text:p>
          </table:table-cell>
          <table:table-cell office:value-type="string" calcext:value-type="string">
            <text:p>Cheshire County</text:p>
          </table:table-cell>
          <table:table-cell/>
        </table:table-row>
        <table:table-row table:style-name="ro1">
          <table:table-cell office:value-type="string" calcext:value-type="string">
            <text:p>NH,33,007,Coos County,H1</text:p>
          </table:table-cell>
          <table:table-cell table:formula="of:=LEFT([.A1768];2)" office:value-type="string" office:string-value="NH" calcext:value-type="string">
            <text:p>NH</text:p>
          </table:table-cell>
          <table:table-cell table:formula="of:=MID([.A1768];4;6)" office:value-type="string" office:string-value="33,007" calcext:value-type="string">
            <text:p>33,007</text:p>
          </table:table-cell>
          <table:table-cell table:formula="of:=MID([.A1768];11;30)" office:value-type="string" office:string-value="Coos County,H1" calcext:value-type="string">
            <text:p>Coos County,H1</text:p>
          </table:table-cell>
          <table:table-cell office:value-type="string" calcext:value-type="string">
            <text:p>Coos County</text:p>
          </table:table-cell>
          <table:table-cell/>
        </table:table-row>
        <table:table-row table:style-name="ro1">
          <table:table-cell office:value-type="string" calcext:value-type="string">
            <text:p>NH,33,009,Grafton County,H1</text:p>
          </table:table-cell>
          <table:table-cell table:formula="of:=LEFT([.A1769];2)" office:value-type="string" office:string-value="NH" calcext:value-type="string">
            <text:p>NH</text:p>
          </table:table-cell>
          <table:table-cell table:formula="of:=MID([.A1769];4;6)" office:value-type="string" office:string-value="33,009" calcext:value-type="string">
            <text:p>33,009</text:p>
          </table:table-cell>
          <table:table-cell table:formula="of:=MID([.A1769];11;30)" office:value-type="string" office:string-value="Grafton County,H1" calcext:value-type="string">
            <text:p>Grafton County,H1</text:p>
          </table:table-cell>
          <table:table-cell office:value-type="string" calcext:value-type="string">
            <text:p>Grafton County</text:p>
          </table:table-cell>
          <table:table-cell/>
        </table:table-row>
        <table:table-row table:style-name="ro2">
          <table:table-cell office:value-type="string" calcext:value-type="string">
            <text:p>NH,33,011,Hillsborough County,H1</text:p>
          </table:table-cell>
          <table:table-cell table:formula="of:=LEFT([.A1770];2)" office:value-type="string" office:string-value="NH" calcext:value-type="string">
            <text:p>NH</text:p>
          </table:table-cell>
          <table:table-cell table:formula="of:=MID([.A1770];4;6)" office:value-type="string" office:string-value="33,011" calcext:value-type="string">
            <text:p>33,011</text:p>
          </table:table-cell>
          <table:table-cell table:formula="of:=MID([.A1770];11;30)" office:value-type="string" office:string-value="Hillsborough County,H1" calcext:value-type="string">
            <text:p>Hillsborough County,H1</text:p>
          </table:table-cell>
          <table:table-cell office:value-type="string" calcext:value-type="string">
            <text:p>Hillsborough County</text:p>
          </table:table-cell>
          <table:table-cell/>
        </table:table-row>
        <table:table-row table:style-name="ro1">
          <table:table-cell office:value-type="string" calcext:value-type="string">
            <text:p>NH,33,013,Merrimack County,H1</text:p>
          </table:table-cell>
          <table:table-cell table:formula="of:=LEFT([.A1771];2)" office:value-type="string" office:string-value="NH" calcext:value-type="string">
            <text:p>NH</text:p>
          </table:table-cell>
          <table:table-cell table:formula="of:=MID([.A1771];4;6)" office:value-type="string" office:string-value="33,013" calcext:value-type="string">
            <text:p>33,013</text:p>
          </table:table-cell>
          <table:table-cell table:formula="of:=MID([.A1771];11;30)" office:value-type="string" office:string-value="Merrimack County,H1" calcext:value-type="string">
            <text:p>Merrimack County,H1</text:p>
          </table:table-cell>
          <table:table-cell office:value-type="string" calcext:value-type="string">
            <text:p>Merrimack County</text:p>
          </table:table-cell>
          <table:table-cell/>
        </table:table-row>
        <table:table-row table:style-name="ro1">
          <table:table-cell office:value-type="string" calcext:value-type="string">
            <text:p>NH,33,015,Rockingham County,H1</text:p>
          </table:table-cell>
          <table:table-cell table:formula="of:=LEFT([.A1772];2)" office:value-type="string" office:string-value="NH" calcext:value-type="string">
            <text:p>NH</text:p>
          </table:table-cell>
          <table:table-cell table:formula="of:=MID([.A1772];4;6)" office:value-type="string" office:string-value="33,015" calcext:value-type="string">
            <text:p>33,015</text:p>
          </table:table-cell>
          <table:table-cell table:formula="of:=MID([.A1772];11;30)" office:value-type="string" office:string-value="Rockingham County,H1" calcext:value-type="string">
            <text:p>Rockingham County,H1</text:p>
          </table:table-cell>
          <table:table-cell office:value-type="string" calcext:value-type="string">
            <text:p>Rockingham County</text:p>
          </table:table-cell>
          <table:table-cell/>
        </table:table-row>
        <table:table-row table:style-name="ro1">
          <table:table-cell office:value-type="string" calcext:value-type="string">
            <text:p>NH,33,017,Strafford County,H1</text:p>
          </table:table-cell>
          <table:table-cell table:formula="of:=LEFT([.A1773];2)" office:value-type="string" office:string-value="NH" calcext:value-type="string">
            <text:p>NH</text:p>
          </table:table-cell>
          <table:table-cell table:formula="of:=MID([.A1773];4;6)" office:value-type="string" office:string-value="33,017" calcext:value-type="string">
            <text:p>33,017</text:p>
          </table:table-cell>
          <table:table-cell table:formula="of:=MID([.A1773];11;30)" office:value-type="string" office:string-value="Strafford County,H1" calcext:value-type="string">
            <text:p>Strafford County,H1</text:p>
          </table:table-cell>
          <table:table-cell office:value-type="string" calcext:value-type="string">
            <text:p>Strafford County</text:p>
          </table:table-cell>
          <table:table-cell/>
        </table:table-row>
        <table:table-row table:style-name="ro1">
          <table:table-cell office:value-type="string" calcext:value-type="string">
            <text:p>NH,33,019,Sullivan County,H1</text:p>
          </table:table-cell>
          <table:table-cell table:formula="of:=LEFT([.A1774];2)" office:value-type="string" office:string-value="NH" calcext:value-type="string">
            <text:p>NH</text:p>
          </table:table-cell>
          <table:table-cell table:formula="of:=MID([.A1774];4;6)" office:value-type="string" office:string-value="33,019" calcext:value-type="string">
            <text:p>33,019</text:p>
          </table:table-cell>
          <table:table-cell table:formula="of:=MID([.A1774];11;30)" office:value-type="string" office:string-value="Sullivan County,H1" calcext:value-type="string">
            <text:p>Sullivan County,H1</text:p>
          </table:table-cell>
          <table:table-cell office:value-type="string" calcext:value-type="string">
            <text:p>Sullivan County</text:p>
          </table:table-cell>
          <table:table-cell/>
        </table:table-row>
        <table:table-row table:style-name="ro1">
          <table:table-cell office:value-type="string" calcext:value-type="string">
            <text:p>NJ,34,001,Atlantic County,H1</text:p>
          </table:table-cell>
          <table:table-cell table:formula="of:=LEFT([.A1775];2)" office:value-type="string" office:string-value="NJ" calcext:value-type="string">
            <text:p>NJ</text:p>
          </table:table-cell>
          <table:table-cell table:formula="of:=MID([.A1775];4;6)" office:value-type="string" office:string-value="34,001" calcext:value-type="string">
            <text:p>34,001</text:p>
          </table:table-cell>
          <table:table-cell table:formula="of:=MID([.A1775];11;30)" office:value-type="string" office:string-value="Atlantic County,H1" calcext:value-type="string">
            <text:p>Atlantic County,H1</text:p>
          </table:table-cell>
          <table:table-cell office:value-type="string" calcext:value-type="string">
            <text:p>Atlantic County</text:p>
          </table:table-cell>
          <table:table-cell/>
        </table:table-row>
        <table:table-row table:style-name="ro1">
          <table:table-cell office:value-type="string" calcext:value-type="string">
            <text:p>NJ,34,003,Bergen County,H1</text:p>
          </table:table-cell>
          <table:table-cell table:formula="of:=LEFT([.A1776];2)" office:value-type="string" office:string-value="NJ" calcext:value-type="string">
            <text:p>NJ</text:p>
          </table:table-cell>
          <table:table-cell table:formula="of:=MID([.A1776];4;6)" office:value-type="string" office:string-value="34,003" calcext:value-type="string">
            <text:p>34,003</text:p>
          </table:table-cell>
          <table:table-cell table:formula="of:=MID([.A1776];11;30)" office:value-type="string" office:string-value="Bergen County,H1" calcext:value-type="string">
            <text:p>Bergen County,H1</text:p>
          </table:table-cell>
          <table:table-cell office:value-type="string" calcext:value-type="string">
            <text:p>Bergen County</text:p>
          </table:table-cell>
          <table:table-cell/>
        </table:table-row>
        <table:table-row table:style-name="ro1">
          <table:table-cell office:value-type="string" calcext:value-type="string">
            <text:p>NJ,34,005,Burlington County,H1</text:p>
          </table:table-cell>
          <table:table-cell table:formula="of:=LEFT([.A1777];2)" office:value-type="string" office:string-value="NJ" calcext:value-type="string">
            <text:p>NJ</text:p>
          </table:table-cell>
          <table:table-cell table:formula="of:=MID([.A1777];4;6)" office:value-type="string" office:string-value="34,005" calcext:value-type="string">
            <text:p>34,005</text:p>
          </table:table-cell>
          <table:table-cell table:formula="of:=MID([.A1777];11;30)" office:value-type="string" office:string-value="Burlington County,H1" calcext:value-type="string">
            <text:p>Burlington County,H1</text:p>
          </table:table-cell>
          <table:table-cell office:value-type="string" calcext:value-type="string">
            <text:p>Burlington County</text:p>
          </table:table-cell>
          <table:table-cell/>
        </table:table-row>
        <table:table-row table:style-name="ro1">
          <table:table-cell office:value-type="string" calcext:value-type="string">
            <text:p>NJ,34,007,Camden County,H1</text:p>
          </table:table-cell>
          <table:table-cell table:formula="of:=LEFT([.A1778];2)" office:value-type="string" office:string-value="NJ" calcext:value-type="string">
            <text:p>NJ</text:p>
          </table:table-cell>
          <table:table-cell table:formula="of:=MID([.A1778];4;6)" office:value-type="string" office:string-value="34,007" calcext:value-type="string">
            <text:p>34,007</text:p>
          </table:table-cell>
          <table:table-cell table:formula="of:=MID([.A1778];11;30)" office:value-type="string" office:string-value="Camden County,H1" calcext:value-type="string">
            <text:p>Camden County,H1</text:p>
          </table:table-cell>
          <table:table-cell office:value-type="string" calcext:value-type="string">
            <text:p>Camden County</text:p>
          </table:table-cell>
          <table:table-cell/>
        </table:table-row>
        <table:table-row table:style-name="ro1">
          <table:table-cell office:value-type="string" calcext:value-type="string">
            <text:p>NJ,34,009,Cape May County,H1</text:p>
          </table:table-cell>
          <table:table-cell table:formula="of:=LEFT([.A1779];2)" office:value-type="string" office:string-value="NJ" calcext:value-type="string">
            <text:p>NJ</text:p>
          </table:table-cell>
          <table:table-cell table:formula="of:=MID([.A1779];4;6)" office:value-type="string" office:string-value="34,009" calcext:value-type="string">
            <text:p>34,009</text:p>
          </table:table-cell>
          <table:table-cell table:formula="of:=MID([.A1779];11;30)" office:value-type="string" office:string-value="Cape May County,H1" calcext:value-type="string">
            <text:p>Cape May County,H1</text:p>
          </table:table-cell>
          <table:table-cell office:value-type="string" calcext:value-type="string">
            <text:p>Cape May County</text:p>
          </table:table-cell>
          <table:table-cell/>
        </table:table-row>
        <table:table-row table:style-name="ro1">
          <table:table-cell office:value-type="string" calcext:value-type="string">
            <text:p>NJ,34,011,Cumberland County,H1</text:p>
          </table:table-cell>
          <table:table-cell table:formula="of:=LEFT([.A1780];2)" office:value-type="string" office:string-value="NJ" calcext:value-type="string">
            <text:p>NJ</text:p>
          </table:table-cell>
          <table:table-cell table:formula="of:=MID([.A1780];4;6)" office:value-type="string" office:string-value="34,011" calcext:value-type="string">
            <text:p>34,011</text:p>
          </table:table-cell>
          <table:table-cell table:formula="of:=MID([.A1780];11;30)" office:value-type="string" office:string-value="Cumberland County,H1" calcext:value-type="string">
            <text:p>Cumberland County,H1</text:p>
          </table:table-cell>
          <table:table-cell office:value-type="string" calcext:value-type="string">
            <text:p>Cumberland County</text:p>
          </table:table-cell>
          <table:table-cell/>
        </table:table-row>
        <table:table-row table:style-name="ro1">
          <table:table-cell office:value-type="string" calcext:value-type="string">
            <text:p>NJ,34,013,Essex County,H1</text:p>
          </table:table-cell>
          <table:table-cell table:formula="of:=LEFT([.A1781];2)" office:value-type="string" office:string-value="NJ" calcext:value-type="string">
            <text:p>NJ</text:p>
          </table:table-cell>
          <table:table-cell table:formula="of:=MID([.A1781];4;6)" office:value-type="string" office:string-value="34,013" calcext:value-type="string">
            <text:p>34,013</text:p>
          </table:table-cell>
          <table:table-cell table:formula="of:=MID([.A1781];11;30)" office:value-type="string" office:string-value="Essex County,H1" calcext:value-type="string">
            <text:p>Essex County,H1</text:p>
          </table:table-cell>
          <table:table-cell office:value-type="string" calcext:value-type="string">
            <text:p>Essex County</text:p>
          </table:table-cell>
          <table:table-cell/>
        </table:table-row>
        <table:table-row table:style-name="ro1">
          <table:table-cell office:value-type="string" calcext:value-type="string">
            <text:p>NJ,34,015,Gloucester County,H1</text:p>
          </table:table-cell>
          <table:table-cell table:formula="of:=LEFT([.A1782];2)" office:value-type="string" office:string-value="NJ" calcext:value-type="string">
            <text:p>NJ</text:p>
          </table:table-cell>
          <table:table-cell table:formula="of:=MID([.A1782];4;6)" office:value-type="string" office:string-value="34,015" calcext:value-type="string">
            <text:p>34,015</text:p>
          </table:table-cell>
          <table:table-cell table:formula="of:=MID([.A1782];11;30)" office:value-type="string" office:string-value="Gloucester County,H1" calcext:value-type="string">
            <text:p>Gloucester County,H1</text:p>
          </table:table-cell>
          <table:table-cell office:value-type="string" calcext:value-type="string">
            <text:p>Gloucester County</text:p>
          </table:table-cell>
          <table:table-cell/>
        </table:table-row>
        <table:table-row table:style-name="ro1">
          <table:table-cell office:value-type="string" calcext:value-type="string">
            <text:p>NJ,34,017,Hudson County,H1</text:p>
          </table:table-cell>
          <table:table-cell table:formula="of:=LEFT([.A1783];2)" office:value-type="string" office:string-value="NJ" calcext:value-type="string">
            <text:p>NJ</text:p>
          </table:table-cell>
          <table:table-cell table:formula="of:=MID([.A1783];4;6)" office:value-type="string" office:string-value="34,017" calcext:value-type="string">
            <text:p>34,017</text:p>
          </table:table-cell>
          <table:table-cell table:formula="of:=MID([.A1783];11;30)" office:value-type="string" office:string-value="Hudson County,H1" calcext:value-type="string">
            <text:p>Hudson County,H1</text:p>
          </table:table-cell>
          <table:table-cell office:value-type="string" calcext:value-type="string">
            <text:p>Hudson County</text:p>
          </table:table-cell>
          <table:table-cell/>
        </table:table-row>
        <table:table-row table:style-name="ro1">
          <table:table-cell office:value-type="string" calcext:value-type="string">
            <text:p>NJ,34,019,Hunterdon County,H1</text:p>
          </table:table-cell>
          <table:table-cell table:formula="of:=LEFT([.A1784];2)" office:value-type="string" office:string-value="NJ" calcext:value-type="string">
            <text:p>NJ</text:p>
          </table:table-cell>
          <table:table-cell table:formula="of:=MID([.A1784];4;6)" office:value-type="string" office:string-value="34,019" calcext:value-type="string">
            <text:p>34,019</text:p>
          </table:table-cell>
          <table:table-cell table:formula="of:=MID([.A1784];11;30)" office:value-type="string" office:string-value="Hunterdon County,H1" calcext:value-type="string">
            <text:p>Hunterdon County,H1</text:p>
          </table:table-cell>
          <table:table-cell office:value-type="string" calcext:value-type="string">
            <text:p>Hunterdon County</text:p>
          </table:table-cell>
          <table:table-cell/>
        </table:table-row>
        <table:table-row table:style-name="ro1">
          <table:table-cell office:value-type="string" calcext:value-type="string">
            <text:p>NJ,34,021,Mercer County,H1</text:p>
          </table:table-cell>
          <table:table-cell table:formula="of:=LEFT([.A1785];2)" office:value-type="string" office:string-value="NJ" calcext:value-type="string">
            <text:p>NJ</text:p>
          </table:table-cell>
          <table:table-cell table:formula="of:=MID([.A1785];4;6)" office:value-type="string" office:string-value="34,021" calcext:value-type="string">
            <text:p>34,021</text:p>
          </table:table-cell>
          <table:table-cell table:formula="of:=MID([.A1785];11;30)" office:value-type="string" office:string-value="Mercer County,H1" calcext:value-type="string">
            <text:p>Mercer County,H1</text:p>
          </table:table-cell>
          <table:table-cell office:value-type="string" calcext:value-type="string">
            <text:p>Mercer County</text:p>
          </table:table-cell>
          <table:table-cell/>
        </table:table-row>
        <table:table-row table:style-name="ro1">
          <table:table-cell office:value-type="string" calcext:value-type="string">
            <text:p>NJ,34,023,Middlesex County,H1</text:p>
          </table:table-cell>
          <table:table-cell table:formula="of:=LEFT([.A1786];2)" office:value-type="string" office:string-value="NJ" calcext:value-type="string">
            <text:p>NJ</text:p>
          </table:table-cell>
          <table:table-cell table:formula="of:=MID([.A1786];4;6)" office:value-type="string" office:string-value="34,023" calcext:value-type="string">
            <text:p>34,023</text:p>
          </table:table-cell>
          <table:table-cell table:formula="of:=MID([.A1786];11;30)" office:value-type="string" office:string-value="Middlesex County,H1" calcext:value-type="string">
            <text:p>Middlesex County,H1</text:p>
          </table:table-cell>
          <table:table-cell office:value-type="string" calcext:value-type="string">
            <text:p>Middlesex County</text:p>
          </table:table-cell>
          <table:table-cell/>
        </table:table-row>
        <table:table-row table:style-name="ro1">
          <table:table-cell office:value-type="string" calcext:value-type="string">
            <text:p>NJ,34,025,Monmouth County,H1</text:p>
          </table:table-cell>
          <table:table-cell table:formula="of:=LEFT([.A1787];2)" office:value-type="string" office:string-value="NJ" calcext:value-type="string">
            <text:p>NJ</text:p>
          </table:table-cell>
          <table:table-cell table:formula="of:=MID([.A1787];4;6)" office:value-type="string" office:string-value="34,025" calcext:value-type="string">
            <text:p>34,025</text:p>
          </table:table-cell>
          <table:table-cell table:formula="of:=MID([.A1787];11;30)" office:value-type="string" office:string-value="Monmouth County,H1" calcext:value-type="string">
            <text:p>Monmouth County,H1</text:p>
          </table:table-cell>
          <table:table-cell office:value-type="string" calcext:value-type="string">
            <text:p>Monmouth County</text:p>
          </table:table-cell>
          <table:table-cell/>
        </table:table-row>
        <table:table-row table:style-name="ro1">
          <table:table-cell office:value-type="string" calcext:value-type="string">
            <text:p>NJ,34,027,Morris County,H1</text:p>
          </table:table-cell>
          <table:table-cell table:formula="of:=LEFT([.A1788];2)" office:value-type="string" office:string-value="NJ" calcext:value-type="string">
            <text:p>NJ</text:p>
          </table:table-cell>
          <table:table-cell table:formula="of:=MID([.A1788];4;6)" office:value-type="string" office:string-value="34,027" calcext:value-type="string">
            <text:p>34,027</text:p>
          </table:table-cell>
          <table:table-cell table:formula="of:=MID([.A1788];11;30)" office:value-type="string" office:string-value="Morris County,H1" calcext:value-type="string">
            <text:p>Morris County,H1</text:p>
          </table:table-cell>
          <table:table-cell office:value-type="string" calcext:value-type="string">
            <text:p>Morris County</text:p>
          </table:table-cell>
          <table:table-cell/>
        </table:table-row>
        <table:table-row table:style-name="ro1">
          <table:table-cell office:value-type="string" calcext:value-type="string">
            <text:p>NJ,34,029,Ocean County,H1</text:p>
          </table:table-cell>
          <table:table-cell table:formula="of:=LEFT([.A1789];2)" office:value-type="string" office:string-value="NJ" calcext:value-type="string">
            <text:p>NJ</text:p>
          </table:table-cell>
          <table:table-cell table:formula="of:=MID([.A1789];4;6)" office:value-type="string" office:string-value="34,029" calcext:value-type="string">
            <text:p>34,029</text:p>
          </table:table-cell>
          <table:table-cell table:formula="of:=MID([.A1789];11;30)" office:value-type="string" office:string-value="Ocean County,H1" calcext:value-type="string">
            <text:p>Ocean County,H1</text:p>
          </table:table-cell>
          <table:table-cell office:value-type="string" calcext:value-type="string">
            <text:p>Ocean County</text:p>
          </table:table-cell>
          <table:table-cell/>
        </table:table-row>
        <table:table-row table:style-name="ro1">
          <table:table-cell office:value-type="string" calcext:value-type="string">
            <text:p>NJ,34,031,Passaic County,H1</text:p>
          </table:table-cell>
          <table:table-cell table:formula="of:=LEFT([.A1790];2)" office:value-type="string" office:string-value="NJ" calcext:value-type="string">
            <text:p>NJ</text:p>
          </table:table-cell>
          <table:table-cell table:formula="of:=MID([.A1790];4;6)" office:value-type="string" office:string-value="34,031" calcext:value-type="string">
            <text:p>34,031</text:p>
          </table:table-cell>
          <table:table-cell table:formula="of:=MID([.A1790];11;30)" office:value-type="string" office:string-value="Passaic County,H1" calcext:value-type="string">
            <text:p>Passaic County,H1</text:p>
          </table:table-cell>
          <table:table-cell office:value-type="string" calcext:value-type="string">
            <text:p>Passaic County</text:p>
          </table:table-cell>
          <table:table-cell/>
        </table:table-row>
        <table:table-row table:style-name="ro1">
          <table:table-cell office:value-type="string" calcext:value-type="string">
            <text:p>NJ,34,033,Salem County,H1</text:p>
          </table:table-cell>
          <table:table-cell table:formula="of:=LEFT([.A1791];2)" office:value-type="string" office:string-value="NJ" calcext:value-type="string">
            <text:p>NJ</text:p>
          </table:table-cell>
          <table:table-cell table:formula="of:=MID([.A1791];4;6)" office:value-type="string" office:string-value="34,033" calcext:value-type="string">
            <text:p>34,033</text:p>
          </table:table-cell>
          <table:table-cell table:formula="of:=MID([.A1791];11;30)" office:value-type="string" office:string-value="Salem County,H1" calcext:value-type="string">
            <text:p>Salem County,H1</text:p>
          </table:table-cell>
          <table:table-cell office:value-type="string" calcext:value-type="string">
            <text:p>Salem County</text:p>
          </table:table-cell>
          <table:table-cell/>
        </table:table-row>
        <table:table-row table:style-name="ro1">
          <table:table-cell office:value-type="string" calcext:value-type="string">
            <text:p>NJ,34,035,Somerset County,H1</text:p>
          </table:table-cell>
          <table:table-cell table:formula="of:=LEFT([.A1792];2)" office:value-type="string" office:string-value="NJ" calcext:value-type="string">
            <text:p>NJ</text:p>
          </table:table-cell>
          <table:table-cell table:formula="of:=MID([.A1792];4;6)" office:value-type="string" office:string-value="34,035" calcext:value-type="string">
            <text:p>34,035</text:p>
          </table:table-cell>
          <table:table-cell table:formula="of:=MID([.A1792];11;30)" office:value-type="string" office:string-value="Somerset County,H1" calcext:value-type="string">
            <text:p>Somerset County,H1</text:p>
          </table:table-cell>
          <table:table-cell office:value-type="string" calcext:value-type="string">
            <text:p>Somerset County</text:p>
          </table:table-cell>
          <table:table-cell/>
        </table:table-row>
        <table:table-row table:style-name="ro1">
          <table:table-cell office:value-type="string" calcext:value-type="string">
            <text:p>NJ,34,037,Sussex County,H1</text:p>
          </table:table-cell>
          <table:table-cell table:formula="of:=LEFT([.A1793];2)" office:value-type="string" office:string-value="NJ" calcext:value-type="string">
            <text:p>NJ</text:p>
          </table:table-cell>
          <table:table-cell table:formula="of:=MID([.A1793];4;6)" office:value-type="string" office:string-value="34,037" calcext:value-type="string">
            <text:p>34,037</text:p>
          </table:table-cell>
          <table:table-cell table:formula="of:=MID([.A1793];11;30)" office:value-type="string" office:string-value="Sussex County,H1" calcext:value-type="string">
            <text:p>Sussex County,H1</text:p>
          </table:table-cell>
          <table:table-cell office:value-type="string" calcext:value-type="string">
            <text:p>Sussex County</text:p>
          </table:table-cell>
          <table:table-cell/>
        </table:table-row>
        <table:table-row table:style-name="ro1">
          <table:table-cell office:value-type="string" calcext:value-type="string">
            <text:p>NJ,34,039,Union County,H1</text:p>
          </table:table-cell>
          <table:table-cell table:formula="of:=LEFT([.A1794];2)" office:value-type="string" office:string-value="NJ" calcext:value-type="string">
            <text:p>NJ</text:p>
          </table:table-cell>
          <table:table-cell table:formula="of:=MID([.A1794];4;6)" office:value-type="string" office:string-value="34,039" calcext:value-type="string">
            <text:p>34,039</text:p>
          </table:table-cell>
          <table:table-cell table:formula="of:=MID([.A1794];11;30)" office:value-type="string" office:string-value="Union County,H1" calcext:value-type="string">
            <text:p>Union County,H1</text:p>
          </table:table-cell>
          <table:table-cell office:value-type="string" calcext:value-type="string">
            <text:p>Union County</text:p>
          </table:table-cell>
          <table:table-cell/>
        </table:table-row>
        <table:table-row table:style-name="ro1">
          <table:table-cell office:value-type="string" calcext:value-type="string">
            <text:p>NJ,34,041,Warren County,H1</text:p>
          </table:table-cell>
          <table:table-cell table:formula="of:=LEFT([.A1795];2)" office:value-type="string" office:string-value="NJ" calcext:value-type="string">
            <text:p>NJ</text:p>
          </table:table-cell>
          <table:table-cell table:formula="of:=MID([.A1795];4;6)" office:value-type="string" office:string-value="34,041" calcext:value-type="string">
            <text:p>34,041</text:p>
          </table:table-cell>
          <table:table-cell table:formula="of:=MID([.A1795];11;30)" office:value-type="string" office:string-value="Warren County,H1" calcext:value-type="string">
            <text:p>Warren County,H1</text:p>
          </table:table-cell>
          <table:table-cell office:value-type="string" calcext:value-type="string">
            <text:p>Warren County</text:p>
          </table:table-cell>
          <table:table-cell/>
        </table:table-row>
        <table:table-row table:style-name="ro1">
          <table:table-cell office:value-type="string" calcext:value-type="string">
            <text:p>NM,35,001,Bernalillo County,H1</text:p>
          </table:table-cell>
          <table:table-cell table:formula="of:=LEFT([.A1796];2)" office:value-type="string" office:string-value="NM" calcext:value-type="string">
            <text:p>NM</text:p>
          </table:table-cell>
          <table:table-cell table:formula="of:=MID([.A1796];4;6)" office:value-type="string" office:string-value="35,001" calcext:value-type="string">
            <text:p>35,001</text:p>
          </table:table-cell>
          <table:table-cell table:formula="of:=MID([.A1796];11;30)" office:value-type="string" office:string-value="Bernalillo County,H1" calcext:value-type="string">
            <text:p>Bernalillo County,H1</text:p>
          </table:table-cell>
          <table:table-cell office:value-type="string" calcext:value-type="string">
            <text:p>Bernalillo County</text:p>
          </table:table-cell>
          <table:table-cell/>
        </table:table-row>
        <table:table-row table:style-name="ro1">
          <table:table-cell office:value-type="string" calcext:value-type="string">
            <text:p>NM,35,003,Catron County,H1</text:p>
          </table:table-cell>
          <table:table-cell table:formula="of:=LEFT([.A1797];2)" office:value-type="string" office:string-value="NM" calcext:value-type="string">
            <text:p>NM</text:p>
          </table:table-cell>
          <table:table-cell table:formula="of:=MID([.A1797];4;6)" office:value-type="string" office:string-value="35,003" calcext:value-type="string">
            <text:p>35,003</text:p>
          </table:table-cell>
          <table:table-cell table:formula="of:=MID([.A1797];11;30)" office:value-type="string" office:string-value="Catron County,H1" calcext:value-type="string">
            <text:p>Catron County,H1</text:p>
          </table:table-cell>
          <table:table-cell office:value-type="string" calcext:value-type="string">
            <text:p>Catron County</text:p>
          </table:table-cell>
          <table:table-cell/>
        </table:table-row>
        <table:table-row table:style-name="ro1">
          <table:table-cell office:value-type="string" calcext:value-type="string">
            <text:p>NM,35,005,Chaves County,H1</text:p>
          </table:table-cell>
          <table:table-cell table:formula="of:=LEFT([.A1798];2)" office:value-type="string" office:string-value="NM" calcext:value-type="string">
            <text:p>NM</text:p>
          </table:table-cell>
          <table:table-cell table:formula="of:=MID([.A1798];4;6)" office:value-type="string" office:string-value="35,005" calcext:value-type="string">
            <text:p>35,005</text:p>
          </table:table-cell>
          <table:table-cell table:formula="of:=MID([.A1798];11;30)" office:value-type="string" office:string-value="Chaves County,H1" calcext:value-type="string">
            <text:p>Chaves County,H1</text:p>
          </table:table-cell>
          <table:table-cell office:value-type="string" calcext:value-type="string">
            <text:p>Chaves County</text:p>
          </table:table-cell>
          <table:table-cell/>
        </table:table-row>
        <table:table-row table:style-name="ro1">
          <table:table-cell office:value-type="string" calcext:value-type="string">
            <text:p>NM,35,006,Cibola County,H1</text:p>
          </table:table-cell>
          <table:table-cell table:formula="of:=LEFT([.A1799];2)" office:value-type="string" office:string-value="NM" calcext:value-type="string">
            <text:p>NM</text:p>
          </table:table-cell>
          <table:table-cell table:formula="of:=MID([.A1799];4;6)" office:value-type="string" office:string-value="35,006" calcext:value-type="string">
            <text:p>35,006</text:p>
          </table:table-cell>
          <table:table-cell table:formula="of:=MID([.A1799];11;30)" office:value-type="string" office:string-value="Cibola County,H1" calcext:value-type="string">
            <text:p>Cibola County,H1</text:p>
          </table:table-cell>
          <table:table-cell office:value-type="string" calcext:value-type="string">
            <text:p>Cibola County</text:p>
          </table:table-cell>
          <table:table-cell/>
        </table:table-row>
        <table:table-row table:style-name="ro1">
          <table:table-cell office:value-type="string" calcext:value-type="string">
            <text:p>NM,35,007,Colfax County,H1</text:p>
          </table:table-cell>
          <table:table-cell table:formula="of:=LEFT([.A1800];2)" office:value-type="string" office:string-value="NM" calcext:value-type="string">
            <text:p>NM</text:p>
          </table:table-cell>
          <table:table-cell table:formula="of:=MID([.A1800];4;6)" office:value-type="string" office:string-value="35,007" calcext:value-type="string">
            <text:p>35,007</text:p>
          </table:table-cell>
          <table:table-cell table:formula="of:=MID([.A1800];11;30)" office:value-type="string" office:string-value="Colfax County,H1" calcext:value-type="string">
            <text:p>Colfax County,H1</text:p>
          </table:table-cell>
          <table:table-cell office:value-type="string" calcext:value-type="string">
            <text:p>Colfax County</text:p>
          </table:table-cell>
          <table:table-cell/>
        </table:table-row>
        <table:table-row table:style-name="ro1">
          <table:table-cell office:value-type="string" calcext:value-type="string">
            <text:p>NM,35,009,Curry County,H1</text:p>
          </table:table-cell>
          <table:table-cell table:formula="of:=LEFT([.A1801];2)" office:value-type="string" office:string-value="NM" calcext:value-type="string">
            <text:p>NM</text:p>
          </table:table-cell>
          <table:table-cell table:formula="of:=MID([.A1801];4;6)" office:value-type="string" office:string-value="35,009" calcext:value-type="string">
            <text:p>35,009</text:p>
          </table:table-cell>
          <table:table-cell table:formula="of:=MID([.A1801];11;30)" office:value-type="string" office:string-value="Curry County,H1" calcext:value-type="string">
            <text:p>Curry County,H1</text:p>
          </table:table-cell>
          <table:table-cell office:value-type="string" calcext:value-type="string">
            <text:p>Curry County</text:p>
          </table:table-cell>
          <table:table-cell/>
        </table:table-row>
        <table:table-row table:style-name="ro1">
          <table:table-cell office:value-type="string" calcext:value-type="string">
            <text:p>NM,35,011,De Baca County,H1</text:p>
          </table:table-cell>
          <table:table-cell table:formula="of:=LEFT([.A1802];2)" office:value-type="string" office:string-value="NM" calcext:value-type="string">
            <text:p>NM</text:p>
          </table:table-cell>
          <table:table-cell table:formula="of:=MID([.A1802];4;6)" office:value-type="string" office:string-value="35,011" calcext:value-type="string">
            <text:p>35,011</text:p>
          </table:table-cell>
          <table:table-cell table:formula="of:=MID([.A1802];11;30)" office:value-type="string" office:string-value="De Baca County,H1" calcext:value-type="string">
            <text:p>De Baca County,H1</text:p>
          </table:table-cell>
          <table:table-cell office:value-type="string" calcext:value-type="string">
            <text:p>De Baca County</text:p>
          </table:table-cell>
          <table:table-cell/>
        </table:table-row>
        <table:table-row table:style-name="ro1">
          <table:table-cell office:value-type="string" calcext:value-type="string">
            <text:p>NM,35,013,Dona Ana County,H1</text:p>
          </table:table-cell>
          <table:table-cell table:formula="of:=LEFT([.A1803];2)" office:value-type="string" office:string-value="NM" calcext:value-type="string">
            <text:p>NM</text:p>
          </table:table-cell>
          <table:table-cell table:formula="of:=MID([.A1803];4;6)" office:value-type="string" office:string-value="35,013" calcext:value-type="string">
            <text:p>35,013</text:p>
          </table:table-cell>
          <table:table-cell table:formula="of:=MID([.A1803];11;30)" office:value-type="string" office:string-value="Dona Ana County,H1" calcext:value-type="string">
            <text:p>Dona Ana County,H1</text:p>
          </table:table-cell>
          <table:table-cell office:value-type="string" calcext:value-type="string">
            <text:p>Dona Ana County</text:p>
          </table:table-cell>
          <table:table-cell/>
        </table:table-row>
        <table:table-row table:style-name="ro1">
          <table:table-cell office:value-type="string" calcext:value-type="string">
            <text:p>NM,35,015,Eddy County,H1</text:p>
          </table:table-cell>
          <table:table-cell table:formula="of:=LEFT([.A1804];2)" office:value-type="string" office:string-value="NM" calcext:value-type="string">
            <text:p>NM</text:p>
          </table:table-cell>
          <table:table-cell table:formula="of:=MID([.A1804];4;6)" office:value-type="string" office:string-value="35,015" calcext:value-type="string">
            <text:p>35,015</text:p>
          </table:table-cell>
          <table:table-cell table:formula="of:=MID([.A1804];11;30)" office:value-type="string" office:string-value="Eddy County,H1" calcext:value-type="string">
            <text:p>Eddy County,H1</text:p>
          </table:table-cell>
          <table:table-cell office:value-type="string" calcext:value-type="string">
            <text:p>Eddy County</text:p>
          </table:table-cell>
          <table:table-cell/>
        </table:table-row>
        <table:table-row table:style-name="ro1">
          <table:table-cell office:value-type="string" calcext:value-type="string">
            <text:p>NM,35,017,Grant County,H1</text:p>
          </table:table-cell>
          <table:table-cell table:formula="of:=LEFT([.A1805];2)" office:value-type="string" office:string-value="NM" calcext:value-type="string">
            <text:p>NM</text:p>
          </table:table-cell>
          <table:table-cell table:formula="of:=MID([.A1805];4;6)" office:value-type="string" office:string-value="35,017" calcext:value-type="string">
            <text:p>35,017</text:p>
          </table:table-cell>
          <table:table-cell table:formula="of:=MID([.A1805];11;30)" office:value-type="string" office:string-value="Grant County,H1" calcext:value-type="string">
            <text:p>Grant County,H1</text:p>
          </table:table-cell>
          <table:table-cell office:value-type="string" calcext:value-type="string">
            <text:p>Grant County</text:p>
          </table:table-cell>
          <table:table-cell/>
        </table:table-row>
        <table:table-row table:style-name="ro1">
          <table:table-cell office:value-type="string" calcext:value-type="string">
            <text:p>NM,35,019,Guadalupe County,H1</text:p>
          </table:table-cell>
          <table:table-cell table:formula="of:=LEFT([.A1806];2)" office:value-type="string" office:string-value="NM" calcext:value-type="string">
            <text:p>NM</text:p>
          </table:table-cell>
          <table:table-cell table:formula="of:=MID([.A1806];4;6)" office:value-type="string" office:string-value="35,019" calcext:value-type="string">
            <text:p>35,019</text:p>
          </table:table-cell>
          <table:table-cell table:formula="of:=MID([.A1806];11;30)" office:value-type="string" office:string-value="Guadalupe County,H1" calcext:value-type="string">
            <text:p>Guadalupe County,H1</text:p>
          </table:table-cell>
          <table:table-cell office:value-type="string" calcext:value-type="string">
            <text:p>Guadalupe County</text:p>
          </table:table-cell>
          <table:table-cell/>
        </table:table-row>
        <table:table-row table:style-name="ro1">
          <table:table-cell office:value-type="string" calcext:value-type="string">
            <text:p>NM,35,021,Harding County,H1</text:p>
          </table:table-cell>
          <table:table-cell table:formula="of:=LEFT([.A1807];2)" office:value-type="string" office:string-value="NM" calcext:value-type="string">
            <text:p>NM</text:p>
          </table:table-cell>
          <table:table-cell table:formula="of:=MID([.A1807];4;6)" office:value-type="string" office:string-value="35,021" calcext:value-type="string">
            <text:p>35,021</text:p>
          </table:table-cell>
          <table:table-cell table:formula="of:=MID([.A1807];11;30)" office:value-type="string" office:string-value="Harding County,H1" calcext:value-type="string">
            <text:p>Harding County,H1</text:p>
          </table:table-cell>
          <table:table-cell office:value-type="string" calcext:value-type="string">
            <text:p>Harding County</text:p>
          </table:table-cell>
          <table:table-cell/>
        </table:table-row>
        <table:table-row table:style-name="ro1">
          <table:table-cell office:value-type="string" calcext:value-type="string">
            <text:p>NM,35,023,Hidalgo County,H1</text:p>
          </table:table-cell>
          <table:table-cell table:formula="of:=LEFT([.A1808];2)" office:value-type="string" office:string-value="NM" calcext:value-type="string">
            <text:p>NM</text:p>
          </table:table-cell>
          <table:table-cell table:formula="of:=MID([.A1808];4;6)" office:value-type="string" office:string-value="35,023" calcext:value-type="string">
            <text:p>35,023</text:p>
          </table:table-cell>
          <table:table-cell table:formula="of:=MID([.A1808];11;30)" office:value-type="string" office:string-value="Hidalgo County,H1" calcext:value-type="string">
            <text:p>Hidalgo County,H1</text:p>
          </table:table-cell>
          <table:table-cell office:value-type="string" calcext:value-type="string">
            <text:p>Hidalgo County</text:p>
          </table:table-cell>
          <table:table-cell/>
        </table:table-row>
        <table:table-row table:style-name="ro1">
          <table:table-cell office:value-type="string" calcext:value-type="string">
            <text:p>NM,35,025,Lea County,H1</text:p>
          </table:table-cell>
          <table:table-cell table:formula="of:=LEFT([.A1809];2)" office:value-type="string" office:string-value="NM" calcext:value-type="string">
            <text:p>NM</text:p>
          </table:table-cell>
          <table:table-cell table:formula="of:=MID([.A1809];4;6)" office:value-type="string" office:string-value="35,025" calcext:value-type="string">
            <text:p>35,025</text:p>
          </table:table-cell>
          <table:table-cell table:formula="of:=MID([.A1809];11;30)" office:value-type="string" office:string-value="Lea County,H1" calcext:value-type="string">
            <text:p>Lea County,H1</text:p>
          </table:table-cell>
          <table:table-cell office:value-type="string" calcext:value-type="string">
            <text:p>Lea County</text:p>
          </table:table-cell>
          <table:table-cell/>
        </table:table-row>
        <table:table-row table:style-name="ro1">
          <table:table-cell office:value-type="string" calcext:value-type="string">
            <text:p>NM,35,027,Lincoln County,H1</text:p>
          </table:table-cell>
          <table:table-cell table:formula="of:=LEFT([.A1810];2)" office:value-type="string" office:string-value="NM" calcext:value-type="string">
            <text:p>NM</text:p>
          </table:table-cell>
          <table:table-cell table:formula="of:=MID([.A1810];4;6)" office:value-type="string" office:string-value="35,027" calcext:value-type="string">
            <text:p>35,027</text:p>
          </table:table-cell>
          <table:table-cell table:formula="of:=MID([.A1810];11;30)" office:value-type="string" office:string-value="Lincoln County,H1" calcext:value-type="string">
            <text:p>Lincoln County,H1</text:p>
          </table:table-cell>
          <table:table-cell office:value-type="string" calcext:value-type="string">
            <text:p>Lincoln County</text:p>
          </table:table-cell>
          <table:table-cell/>
        </table:table-row>
        <table:table-row table:style-name="ro1">
          <table:table-cell office:value-type="string" calcext:value-type="string">
            <text:p>NM,35,028,Los Alamos County,H1</text:p>
          </table:table-cell>
          <table:table-cell table:formula="of:=LEFT([.A1811];2)" office:value-type="string" office:string-value="NM" calcext:value-type="string">
            <text:p>NM</text:p>
          </table:table-cell>
          <table:table-cell table:formula="of:=MID([.A1811];4;6)" office:value-type="string" office:string-value="35,028" calcext:value-type="string">
            <text:p>35,028</text:p>
          </table:table-cell>
          <table:table-cell table:formula="of:=MID([.A1811];11;30)" office:value-type="string" office:string-value="Los Alamos County,H1" calcext:value-type="string">
            <text:p>Los Alamos County,H1</text:p>
          </table:table-cell>
          <table:table-cell office:value-type="string" calcext:value-type="string">
            <text:p>Los Alamos County</text:p>
          </table:table-cell>
          <table:table-cell/>
        </table:table-row>
        <table:table-row table:style-name="ro1">
          <table:table-cell office:value-type="string" calcext:value-type="string">
            <text:p>NM,35,029,Luna County,H1</text:p>
          </table:table-cell>
          <table:table-cell table:formula="of:=LEFT([.A1812];2)" office:value-type="string" office:string-value="NM" calcext:value-type="string">
            <text:p>NM</text:p>
          </table:table-cell>
          <table:table-cell table:formula="of:=MID([.A1812];4;6)" office:value-type="string" office:string-value="35,029" calcext:value-type="string">
            <text:p>35,029</text:p>
          </table:table-cell>
          <table:table-cell table:formula="of:=MID([.A1812];11;30)" office:value-type="string" office:string-value="Luna County,H1" calcext:value-type="string">
            <text:p>Luna County,H1</text:p>
          </table:table-cell>
          <table:table-cell office:value-type="string" calcext:value-type="string">
            <text:p>Luna County</text:p>
          </table:table-cell>
          <table:table-cell/>
        </table:table-row>
        <table:table-row table:style-name="ro1">
          <table:table-cell office:value-type="string" calcext:value-type="string">
            <text:p>NM,35,031,McKinley County,H1</text:p>
          </table:table-cell>
          <table:table-cell table:formula="of:=LEFT([.A1813];2)" office:value-type="string" office:string-value="NM" calcext:value-type="string">
            <text:p>NM</text:p>
          </table:table-cell>
          <table:table-cell table:formula="of:=MID([.A1813];4;6)" office:value-type="string" office:string-value="35,031" calcext:value-type="string">
            <text:p>35,031</text:p>
          </table:table-cell>
          <table:table-cell table:formula="of:=MID([.A1813];11;30)" office:value-type="string" office:string-value="McKinley County,H1" calcext:value-type="string">
            <text:p>McKinley County,H1</text:p>
          </table:table-cell>
          <table:table-cell office:value-type="string" calcext:value-type="string">
            <text:p>McKinley County</text:p>
          </table:table-cell>
          <table:table-cell/>
        </table:table-row>
        <table:table-row table:style-name="ro1">
          <table:table-cell office:value-type="string" calcext:value-type="string">
            <text:p>NM,35,033,Mora County,H1</text:p>
          </table:table-cell>
          <table:table-cell table:formula="of:=LEFT([.A1814];2)" office:value-type="string" office:string-value="NM" calcext:value-type="string">
            <text:p>NM</text:p>
          </table:table-cell>
          <table:table-cell table:formula="of:=MID([.A1814];4;6)" office:value-type="string" office:string-value="35,033" calcext:value-type="string">
            <text:p>35,033</text:p>
          </table:table-cell>
          <table:table-cell table:formula="of:=MID([.A1814];11;30)" office:value-type="string" office:string-value="Mora County,H1" calcext:value-type="string">
            <text:p>Mora County,H1</text:p>
          </table:table-cell>
          <table:table-cell office:value-type="string" calcext:value-type="string">
            <text:p>Mora County</text:p>
          </table:table-cell>
          <table:table-cell/>
        </table:table-row>
        <table:table-row table:style-name="ro1">
          <table:table-cell office:value-type="string" calcext:value-type="string">
            <text:p>NM,35,035,Otero County,H1</text:p>
          </table:table-cell>
          <table:table-cell table:formula="of:=LEFT([.A1815];2)" office:value-type="string" office:string-value="NM" calcext:value-type="string">
            <text:p>NM</text:p>
          </table:table-cell>
          <table:table-cell table:formula="of:=MID([.A1815];4;6)" office:value-type="string" office:string-value="35,035" calcext:value-type="string">
            <text:p>35,035</text:p>
          </table:table-cell>
          <table:table-cell table:formula="of:=MID([.A1815];11;30)" office:value-type="string" office:string-value="Otero County,H1" calcext:value-type="string">
            <text:p>Otero County,H1</text:p>
          </table:table-cell>
          <table:table-cell office:value-type="string" calcext:value-type="string">
            <text:p>Otero County</text:p>
          </table:table-cell>
          <table:table-cell/>
        </table:table-row>
        <table:table-row table:style-name="ro1">
          <table:table-cell office:value-type="string" calcext:value-type="string">
            <text:p>NM,35,037,Quay County,H1</text:p>
          </table:table-cell>
          <table:table-cell table:formula="of:=LEFT([.A1816];2)" office:value-type="string" office:string-value="NM" calcext:value-type="string">
            <text:p>NM</text:p>
          </table:table-cell>
          <table:table-cell table:formula="of:=MID([.A1816];4;6)" office:value-type="string" office:string-value="35,037" calcext:value-type="string">
            <text:p>35,037</text:p>
          </table:table-cell>
          <table:table-cell table:formula="of:=MID([.A1816];11;30)" office:value-type="string" office:string-value="Quay County,H1" calcext:value-type="string">
            <text:p>Quay County,H1</text:p>
          </table:table-cell>
          <table:table-cell office:value-type="string" calcext:value-type="string">
            <text:p>Quay County</text:p>
          </table:table-cell>
          <table:table-cell/>
        </table:table-row>
        <table:table-row table:style-name="ro1">
          <table:table-cell office:value-type="string" calcext:value-type="string">
            <text:p>NM,35,039,Rio Arriba County,H1</text:p>
          </table:table-cell>
          <table:table-cell table:formula="of:=LEFT([.A1817];2)" office:value-type="string" office:string-value="NM" calcext:value-type="string">
            <text:p>NM</text:p>
          </table:table-cell>
          <table:table-cell table:formula="of:=MID([.A1817];4;6)" office:value-type="string" office:string-value="35,039" calcext:value-type="string">
            <text:p>35,039</text:p>
          </table:table-cell>
          <table:table-cell table:formula="of:=MID([.A1817];11;30)" office:value-type="string" office:string-value="Rio Arriba County,H1" calcext:value-type="string">
            <text:p>Rio Arriba County,H1</text:p>
          </table:table-cell>
          <table:table-cell office:value-type="string" calcext:value-type="string">
            <text:p>Rio Arriba County</text:p>
          </table:table-cell>
          <table:table-cell/>
        </table:table-row>
        <table:table-row table:style-name="ro1">
          <table:table-cell office:value-type="string" calcext:value-type="string">
            <text:p>NM,35,041,Roosevelt County,H1</text:p>
          </table:table-cell>
          <table:table-cell table:formula="of:=LEFT([.A1818];2)" office:value-type="string" office:string-value="NM" calcext:value-type="string">
            <text:p>NM</text:p>
          </table:table-cell>
          <table:table-cell table:formula="of:=MID([.A1818];4;6)" office:value-type="string" office:string-value="35,041" calcext:value-type="string">
            <text:p>35,041</text:p>
          </table:table-cell>
          <table:table-cell table:formula="of:=MID([.A1818];11;30)" office:value-type="string" office:string-value="Roosevelt County,H1" calcext:value-type="string">
            <text:p>Roosevelt County,H1</text:p>
          </table:table-cell>
          <table:table-cell office:value-type="string" calcext:value-type="string">
            <text:p>Roosevelt County</text:p>
          </table:table-cell>
          <table:table-cell/>
        </table:table-row>
        <table:table-row table:style-name="ro1">
          <table:table-cell office:value-type="string" calcext:value-type="string">
            <text:p>NM,35,043,Sandoval County,H1</text:p>
          </table:table-cell>
          <table:table-cell table:formula="of:=LEFT([.A1819];2)" office:value-type="string" office:string-value="NM" calcext:value-type="string">
            <text:p>NM</text:p>
          </table:table-cell>
          <table:table-cell table:formula="of:=MID([.A1819];4;6)" office:value-type="string" office:string-value="35,043" calcext:value-type="string">
            <text:p>35,043</text:p>
          </table:table-cell>
          <table:table-cell table:formula="of:=MID([.A1819];11;30)" office:value-type="string" office:string-value="Sandoval County,H1" calcext:value-type="string">
            <text:p>Sandoval County,H1</text:p>
          </table:table-cell>
          <table:table-cell office:value-type="string" calcext:value-type="string">
            <text:p>Sandoval County</text:p>
          </table:table-cell>
          <table:table-cell/>
        </table:table-row>
        <table:table-row table:style-name="ro1">
          <table:table-cell office:value-type="string" calcext:value-type="string">
            <text:p>NM,35,045,San Juan County,H1</text:p>
          </table:table-cell>
          <table:table-cell table:formula="of:=LEFT([.A1820];2)" office:value-type="string" office:string-value="NM" calcext:value-type="string">
            <text:p>NM</text:p>
          </table:table-cell>
          <table:table-cell table:formula="of:=MID([.A1820];4;6)" office:value-type="string" office:string-value="35,045" calcext:value-type="string">
            <text:p>35,045</text:p>
          </table:table-cell>
          <table:table-cell table:formula="of:=MID([.A1820];11;30)" office:value-type="string" office:string-value="San Juan County,H1" calcext:value-type="string">
            <text:p>San Juan County,H1</text:p>
          </table:table-cell>
          <table:table-cell office:value-type="string" calcext:value-type="string">
            <text:p>San Juan County</text:p>
          </table:table-cell>
          <table:table-cell/>
        </table:table-row>
        <table:table-row table:style-name="ro1">
          <table:table-cell office:value-type="string" calcext:value-type="string">
            <text:p>NM,35,047,San Miguel County,H1</text:p>
          </table:table-cell>
          <table:table-cell table:formula="of:=LEFT([.A1821];2)" office:value-type="string" office:string-value="NM" calcext:value-type="string">
            <text:p>NM</text:p>
          </table:table-cell>
          <table:table-cell table:formula="of:=MID([.A1821];4;6)" office:value-type="string" office:string-value="35,047" calcext:value-type="string">
            <text:p>35,047</text:p>
          </table:table-cell>
          <table:table-cell table:formula="of:=MID([.A1821];11;30)" office:value-type="string" office:string-value="San Miguel County,H1" calcext:value-type="string">
            <text:p>San Miguel County,H1</text:p>
          </table:table-cell>
          <table:table-cell office:value-type="string" calcext:value-type="string">
            <text:p>San Miguel County</text:p>
          </table:table-cell>
          <table:table-cell/>
        </table:table-row>
        <table:table-row table:style-name="ro1">
          <table:table-cell office:value-type="string" calcext:value-type="string">
            <text:p>NM,35,049,Santa Fe County,H1</text:p>
          </table:table-cell>
          <table:table-cell table:formula="of:=LEFT([.A1822];2)" office:value-type="string" office:string-value="NM" calcext:value-type="string">
            <text:p>NM</text:p>
          </table:table-cell>
          <table:table-cell table:formula="of:=MID([.A1822];4;6)" office:value-type="string" office:string-value="35,049" calcext:value-type="string">
            <text:p>35,049</text:p>
          </table:table-cell>
          <table:table-cell table:formula="of:=MID([.A1822];11;30)" office:value-type="string" office:string-value="Santa Fe County,H1" calcext:value-type="string">
            <text:p>Santa Fe County,H1</text:p>
          </table:table-cell>
          <table:table-cell office:value-type="string" calcext:value-type="string">
            <text:p>Santa Fe County</text:p>
          </table:table-cell>
          <table:table-cell/>
        </table:table-row>
        <table:table-row table:style-name="ro1">
          <table:table-cell office:value-type="string" calcext:value-type="string">
            <text:p>NM,35,051,Sierra County,H1</text:p>
          </table:table-cell>
          <table:table-cell table:formula="of:=LEFT([.A1823];2)" office:value-type="string" office:string-value="NM" calcext:value-type="string">
            <text:p>NM</text:p>
          </table:table-cell>
          <table:table-cell table:formula="of:=MID([.A1823];4;6)" office:value-type="string" office:string-value="35,051" calcext:value-type="string">
            <text:p>35,051</text:p>
          </table:table-cell>
          <table:table-cell table:formula="of:=MID([.A1823];11;30)" office:value-type="string" office:string-value="Sierra County,H1" calcext:value-type="string">
            <text:p>Sierra County,H1</text:p>
          </table:table-cell>
          <table:table-cell office:value-type="string" calcext:value-type="string">
            <text:p>Sierra County</text:p>
          </table:table-cell>
          <table:table-cell/>
        </table:table-row>
        <table:table-row table:style-name="ro1">
          <table:table-cell office:value-type="string" calcext:value-type="string">
            <text:p>NM,35,053,Socorro County,H1</text:p>
          </table:table-cell>
          <table:table-cell table:formula="of:=LEFT([.A1824];2)" office:value-type="string" office:string-value="NM" calcext:value-type="string">
            <text:p>NM</text:p>
          </table:table-cell>
          <table:table-cell table:formula="of:=MID([.A1824];4;6)" office:value-type="string" office:string-value="35,053" calcext:value-type="string">
            <text:p>35,053</text:p>
          </table:table-cell>
          <table:table-cell table:formula="of:=MID([.A1824];11;30)" office:value-type="string" office:string-value="Socorro County,H1" calcext:value-type="string">
            <text:p>Socorro County,H1</text:p>
          </table:table-cell>
          <table:table-cell office:value-type="string" calcext:value-type="string">
            <text:p>Socorro County</text:p>
          </table:table-cell>
          <table:table-cell/>
        </table:table-row>
        <table:table-row table:style-name="ro1">
          <table:table-cell office:value-type="string" calcext:value-type="string">
            <text:p>NM,35,055,Taos County,H1</text:p>
          </table:table-cell>
          <table:table-cell table:formula="of:=LEFT([.A1825];2)" office:value-type="string" office:string-value="NM" calcext:value-type="string">
            <text:p>NM</text:p>
          </table:table-cell>
          <table:table-cell table:formula="of:=MID([.A1825];4;6)" office:value-type="string" office:string-value="35,055" calcext:value-type="string">
            <text:p>35,055</text:p>
          </table:table-cell>
          <table:table-cell table:formula="of:=MID([.A1825];11;30)" office:value-type="string" office:string-value="Taos County,H1" calcext:value-type="string">
            <text:p>Taos County,H1</text:p>
          </table:table-cell>
          <table:table-cell office:value-type="string" calcext:value-type="string">
            <text:p>Taos County</text:p>
          </table:table-cell>
          <table:table-cell/>
        </table:table-row>
        <table:table-row table:style-name="ro1">
          <table:table-cell office:value-type="string" calcext:value-type="string">
            <text:p>NM,35,057,Torrance County,H1</text:p>
          </table:table-cell>
          <table:table-cell table:formula="of:=LEFT([.A1826];2)" office:value-type="string" office:string-value="NM" calcext:value-type="string">
            <text:p>NM</text:p>
          </table:table-cell>
          <table:table-cell table:formula="of:=MID([.A1826];4;6)" office:value-type="string" office:string-value="35,057" calcext:value-type="string">
            <text:p>35,057</text:p>
          </table:table-cell>
          <table:table-cell table:formula="of:=MID([.A1826];11;30)" office:value-type="string" office:string-value="Torrance County,H1" calcext:value-type="string">
            <text:p>Torrance County,H1</text:p>
          </table:table-cell>
          <table:table-cell office:value-type="string" calcext:value-type="string">
            <text:p>Torrance County</text:p>
          </table:table-cell>
          <table:table-cell/>
        </table:table-row>
        <table:table-row table:style-name="ro1">
          <table:table-cell office:value-type="string" calcext:value-type="string">
            <text:p>NM,35,059,Union County,H1</text:p>
          </table:table-cell>
          <table:table-cell table:formula="of:=LEFT([.A1827];2)" office:value-type="string" office:string-value="NM" calcext:value-type="string">
            <text:p>NM</text:p>
          </table:table-cell>
          <table:table-cell table:formula="of:=MID([.A1827];4;6)" office:value-type="string" office:string-value="35,059" calcext:value-type="string">
            <text:p>35,059</text:p>
          </table:table-cell>
          <table:table-cell table:formula="of:=MID([.A1827];11;30)" office:value-type="string" office:string-value="Union County,H1" calcext:value-type="string">
            <text:p>Union County,H1</text:p>
          </table:table-cell>
          <table:table-cell office:value-type="string" calcext:value-type="string">
            <text:p>Union County</text:p>
          </table:table-cell>
          <table:table-cell/>
        </table:table-row>
        <table:table-row table:style-name="ro1">
          <table:table-cell office:value-type="string" calcext:value-type="string">
            <text:p>NM,35,061,Valencia County,H1</text:p>
          </table:table-cell>
          <table:table-cell table:formula="of:=LEFT([.A1828];2)" office:value-type="string" office:string-value="NM" calcext:value-type="string">
            <text:p>NM</text:p>
          </table:table-cell>
          <table:table-cell table:formula="of:=MID([.A1828];4;6)" office:value-type="string" office:string-value="35,061" calcext:value-type="string">
            <text:p>35,061</text:p>
          </table:table-cell>
          <table:table-cell table:formula="of:=MID([.A1828];11;30)" office:value-type="string" office:string-value="Valencia County,H1" calcext:value-type="string">
            <text:p>Valencia County,H1</text:p>
          </table:table-cell>
          <table:table-cell office:value-type="string" calcext:value-type="string">
            <text:p>Valencia County</text:p>
          </table:table-cell>
          <table:table-cell/>
        </table:table-row>
        <table:table-row table:style-name="ro1">
          <table:table-cell office:value-type="string" calcext:value-type="string">
            <text:p>NY,36,001,Albany County,H1</text:p>
          </table:table-cell>
          <table:table-cell table:formula="of:=LEFT([.A1829];2)" office:value-type="string" office:string-value="NY" calcext:value-type="string">
            <text:p>NY</text:p>
          </table:table-cell>
          <table:table-cell table:formula="of:=MID([.A1829];4;6)" office:value-type="string" office:string-value="36,001" calcext:value-type="string">
            <text:p>36,001</text:p>
          </table:table-cell>
          <table:table-cell table:formula="of:=MID([.A1829];11;30)" office:value-type="string" office:string-value="Albany County,H1" calcext:value-type="string">
            <text:p>Albany County,H1</text:p>
          </table:table-cell>
          <table:table-cell office:value-type="string" calcext:value-type="string">
            <text:p>Albany County</text:p>
          </table:table-cell>
          <table:table-cell/>
        </table:table-row>
        <table:table-row table:style-name="ro1">
          <table:table-cell office:value-type="string" calcext:value-type="string">
            <text:p>NY,36,003,Allegany County,H1</text:p>
          </table:table-cell>
          <table:table-cell table:formula="of:=LEFT([.A1830];2)" office:value-type="string" office:string-value="NY" calcext:value-type="string">
            <text:p>NY</text:p>
          </table:table-cell>
          <table:table-cell table:formula="of:=MID([.A1830];4;6)" office:value-type="string" office:string-value="36,003" calcext:value-type="string">
            <text:p>36,003</text:p>
          </table:table-cell>
          <table:table-cell table:formula="of:=MID([.A1830];11;30)" office:value-type="string" office:string-value="Allegany County,H1" calcext:value-type="string">
            <text:p>Allegany County,H1</text:p>
          </table:table-cell>
          <table:table-cell office:value-type="string" calcext:value-type="string">
            <text:p>Allegany County</text:p>
          </table:table-cell>
          <table:table-cell/>
        </table:table-row>
        <table:table-row table:style-name="ro1">
          <table:table-cell office:value-type="string" calcext:value-type="string">
            <text:p>NY,36,005,Bronx County,H6</text:p>
          </table:table-cell>
          <table:table-cell table:formula="of:=LEFT([.A1831];2)" office:value-type="string" office:string-value="NY" calcext:value-type="string">
            <text:p>NY</text:p>
          </table:table-cell>
          <table:table-cell table:formula="of:=MID([.A1831];4;6)" office:value-type="string" office:string-value="36,005" calcext:value-type="string">
            <text:p>36,005</text:p>
          </table:table-cell>
          <table:table-cell table:formula="of:=MID([.A1831];11;30)" office:value-type="string" office:string-value="Bronx County,H6" calcext:value-type="string">
            <text:p>Bronx County,H6</text:p>
          </table:table-cell>
          <table:table-cell office:value-type="string" calcext:value-type="string">
            <text:p>Bronx County</text:p>
          </table:table-cell>
          <table:table-cell/>
        </table:table-row>
        <table:table-row table:style-name="ro1">
          <table:table-cell office:value-type="string" calcext:value-type="string">
            <text:p>NY,36,007,Broome County,H1</text:p>
          </table:table-cell>
          <table:table-cell table:formula="of:=LEFT([.A1832];2)" office:value-type="string" office:string-value="NY" calcext:value-type="string">
            <text:p>NY</text:p>
          </table:table-cell>
          <table:table-cell table:formula="of:=MID([.A1832];4;6)" office:value-type="string" office:string-value="36,007" calcext:value-type="string">
            <text:p>36,007</text:p>
          </table:table-cell>
          <table:table-cell table:formula="of:=MID([.A1832];11;30)" office:value-type="string" office:string-value="Broome County,H1" calcext:value-type="string">
            <text:p>Broome County,H1</text:p>
          </table:table-cell>
          <table:table-cell office:value-type="string" calcext:value-type="string">
            <text:p>Broome County</text:p>
          </table:table-cell>
          <table:table-cell/>
        </table:table-row>
        <table:table-row table:style-name="ro2">
          <table:table-cell office:value-type="string" calcext:value-type="string">
            <text:p>NY,36,009,Cattaraugus County,H1</text:p>
          </table:table-cell>
          <table:table-cell table:formula="of:=LEFT([.A1833];2)" office:value-type="string" office:string-value="NY" calcext:value-type="string">
            <text:p>NY</text:p>
          </table:table-cell>
          <table:table-cell table:formula="of:=MID([.A1833];4;6)" office:value-type="string" office:string-value="36,009" calcext:value-type="string">
            <text:p>36,009</text:p>
          </table:table-cell>
          <table:table-cell table:formula="of:=MID([.A1833];11;30)" office:value-type="string" office:string-value="Cattaraugus County,H1" calcext:value-type="string">
            <text:p>Cattaraugus County,H1</text:p>
          </table:table-cell>
          <table:table-cell office:value-type="string" calcext:value-type="string">
            <text:p>Cattaraugus County</text:p>
          </table:table-cell>
          <table:table-cell/>
        </table:table-row>
        <table:table-row table:style-name="ro1">
          <table:table-cell office:value-type="string" calcext:value-type="string">
            <text:p>NY,36,011,Cayuga County,H1</text:p>
          </table:table-cell>
          <table:table-cell table:formula="of:=LEFT([.A1834];2)" office:value-type="string" office:string-value="NY" calcext:value-type="string">
            <text:p>NY</text:p>
          </table:table-cell>
          <table:table-cell table:formula="of:=MID([.A1834];4;6)" office:value-type="string" office:string-value="36,011" calcext:value-type="string">
            <text:p>36,011</text:p>
          </table:table-cell>
          <table:table-cell table:formula="of:=MID([.A1834];11;30)" office:value-type="string" office:string-value="Cayuga County,H1" calcext:value-type="string">
            <text:p>Cayuga County,H1</text:p>
          </table:table-cell>
          <table:table-cell office:value-type="string" calcext:value-type="string">
            <text:p>Cayuga County</text:p>
          </table:table-cell>
          <table:table-cell/>
        </table:table-row>
        <table:table-row table:style-name="ro1">
          <table:table-cell office:value-type="string" calcext:value-type="string">
            <text:p>NY,36,013,Chautauqua County,H1</text:p>
          </table:table-cell>
          <table:table-cell table:formula="of:=LEFT([.A1835];2)" office:value-type="string" office:string-value="NY" calcext:value-type="string">
            <text:p>NY</text:p>
          </table:table-cell>
          <table:table-cell table:formula="of:=MID([.A1835];4;6)" office:value-type="string" office:string-value="36,013" calcext:value-type="string">
            <text:p>36,013</text:p>
          </table:table-cell>
          <table:table-cell table:formula="of:=MID([.A1835];11;30)" office:value-type="string" office:string-value="Chautauqua County,H1" calcext:value-type="string">
            <text:p>Chautauqua County,H1</text:p>
          </table:table-cell>
          <table:table-cell office:value-type="string" calcext:value-type="string">
            <text:p>Chautauqua County</text:p>
          </table:table-cell>
          <table:table-cell/>
        </table:table-row>
        <table:table-row table:style-name="ro1">
          <table:table-cell office:value-type="string" calcext:value-type="string">
            <text:p>NY,36,015,Chemung County,H1</text:p>
          </table:table-cell>
          <table:table-cell table:formula="of:=LEFT([.A1836];2)" office:value-type="string" office:string-value="NY" calcext:value-type="string">
            <text:p>NY</text:p>
          </table:table-cell>
          <table:table-cell table:formula="of:=MID([.A1836];4;6)" office:value-type="string" office:string-value="36,015" calcext:value-type="string">
            <text:p>36,015</text:p>
          </table:table-cell>
          <table:table-cell table:formula="of:=MID([.A1836];11;30)" office:value-type="string" office:string-value="Chemung County,H1" calcext:value-type="string">
            <text:p>Chemung County,H1</text:p>
          </table:table-cell>
          <table:table-cell office:value-type="string" calcext:value-type="string">
            <text:p>Chemung County</text:p>
          </table:table-cell>
          <table:table-cell/>
        </table:table-row>
        <table:table-row table:style-name="ro1">
          <table:table-cell office:value-type="string" calcext:value-type="string">
            <text:p>NY,36,017,Chenango County,H1</text:p>
          </table:table-cell>
          <table:table-cell table:formula="of:=LEFT([.A1837];2)" office:value-type="string" office:string-value="NY" calcext:value-type="string">
            <text:p>NY</text:p>
          </table:table-cell>
          <table:table-cell table:formula="of:=MID([.A1837];4;6)" office:value-type="string" office:string-value="36,017" calcext:value-type="string">
            <text:p>36,017</text:p>
          </table:table-cell>
          <table:table-cell table:formula="of:=MID([.A1837];11;30)" office:value-type="string" office:string-value="Chenango County,H1" calcext:value-type="string">
            <text:p>Chenango County,H1</text:p>
          </table:table-cell>
          <table:table-cell office:value-type="string" calcext:value-type="string">
            <text:p>Chenango County</text:p>
          </table:table-cell>
          <table:table-cell/>
        </table:table-row>
        <table:table-row table:style-name="ro1">
          <table:table-cell office:value-type="string" calcext:value-type="string">
            <text:p>NY,36,019,Clinton County,H1</text:p>
          </table:table-cell>
          <table:table-cell table:formula="of:=LEFT([.A1838];2)" office:value-type="string" office:string-value="NY" calcext:value-type="string">
            <text:p>NY</text:p>
          </table:table-cell>
          <table:table-cell table:formula="of:=MID([.A1838];4;6)" office:value-type="string" office:string-value="36,019" calcext:value-type="string">
            <text:p>36,019</text:p>
          </table:table-cell>
          <table:table-cell table:formula="of:=MID([.A1838];11;30)" office:value-type="string" office:string-value="Clinton County,H1" calcext:value-type="string">
            <text:p>Clinton County,H1</text:p>
          </table:table-cell>
          <table:table-cell office:value-type="string" calcext:value-type="string">
            <text:p>Clinton County</text:p>
          </table:table-cell>
          <table:table-cell/>
        </table:table-row>
        <table:table-row table:style-name="ro1">
          <table:table-cell office:value-type="string" calcext:value-type="string">
            <text:p>NY,36,021,Columbia County,H1</text:p>
          </table:table-cell>
          <table:table-cell table:formula="of:=LEFT([.A1839];2)" office:value-type="string" office:string-value="NY" calcext:value-type="string">
            <text:p>NY</text:p>
          </table:table-cell>
          <table:table-cell table:formula="of:=MID([.A1839];4;6)" office:value-type="string" office:string-value="36,021" calcext:value-type="string">
            <text:p>36,021</text:p>
          </table:table-cell>
          <table:table-cell table:formula="of:=MID([.A1839];11;30)" office:value-type="string" office:string-value="Columbia County,H1" calcext:value-type="string">
            <text:p>Columbia County,H1</text:p>
          </table:table-cell>
          <table:table-cell office:value-type="string" calcext:value-type="string">
            <text:p>Columbia County</text:p>
          </table:table-cell>
          <table:table-cell/>
        </table:table-row>
        <table:table-row table:style-name="ro1">
          <table:table-cell office:value-type="string" calcext:value-type="string">
            <text:p>NY,36,023,Cortland County,H1</text:p>
          </table:table-cell>
          <table:table-cell table:formula="of:=LEFT([.A1840];2)" office:value-type="string" office:string-value="NY" calcext:value-type="string">
            <text:p>NY</text:p>
          </table:table-cell>
          <table:table-cell table:formula="of:=MID([.A1840];4;6)" office:value-type="string" office:string-value="36,023" calcext:value-type="string">
            <text:p>36,023</text:p>
          </table:table-cell>
          <table:table-cell table:formula="of:=MID([.A1840];11;30)" office:value-type="string" office:string-value="Cortland County,H1" calcext:value-type="string">
            <text:p>Cortland County,H1</text:p>
          </table:table-cell>
          <table:table-cell office:value-type="string" calcext:value-type="string">
            <text:p>Cortland County</text:p>
          </table:table-cell>
          <table:table-cell/>
        </table:table-row>
        <table:table-row table:style-name="ro1">
          <table:table-cell office:value-type="string" calcext:value-type="string">
            <text:p>NY,36,025,Delaware County,H1</text:p>
          </table:table-cell>
          <table:table-cell table:formula="of:=LEFT([.A1841];2)" office:value-type="string" office:string-value="NY" calcext:value-type="string">
            <text:p>NY</text:p>
          </table:table-cell>
          <table:table-cell table:formula="of:=MID([.A1841];4;6)" office:value-type="string" office:string-value="36,025" calcext:value-type="string">
            <text:p>36,025</text:p>
          </table:table-cell>
          <table:table-cell table:formula="of:=MID([.A1841];11;30)" office:value-type="string" office:string-value="Delaware County,H1" calcext:value-type="string">
            <text:p>Delaware County,H1</text:p>
          </table:table-cell>
          <table:table-cell office:value-type="string" calcext:value-type="string">
            <text:p>Delaware County</text:p>
          </table:table-cell>
          <table:table-cell/>
        </table:table-row>
        <table:table-row table:style-name="ro1">
          <table:table-cell office:value-type="string" calcext:value-type="string">
            <text:p>NY,36,027,Dutchess County,H1</text:p>
          </table:table-cell>
          <table:table-cell table:formula="of:=LEFT([.A1842];2)" office:value-type="string" office:string-value="NY" calcext:value-type="string">
            <text:p>NY</text:p>
          </table:table-cell>
          <table:table-cell table:formula="of:=MID([.A1842];4;6)" office:value-type="string" office:string-value="36,027" calcext:value-type="string">
            <text:p>36,027</text:p>
          </table:table-cell>
          <table:table-cell table:formula="of:=MID([.A1842];11;30)" office:value-type="string" office:string-value="Dutchess County,H1" calcext:value-type="string">
            <text:p>Dutchess County,H1</text:p>
          </table:table-cell>
          <table:table-cell office:value-type="string" calcext:value-type="string">
            <text:p>Dutchess County</text:p>
          </table:table-cell>
          <table:table-cell/>
        </table:table-row>
        <table:table-row table:style-name="ro1">
          <table:table-cell office:value-type="string" calcext:value-type="string">
            <text:p>NY,36,029,Erie County,H1</text:p>
          </table:table-cell>
          <table:table-cell table:formula="of:=LEFT([.A1843];2)" office:value-type="string" office:string-value="NY" calcext:value-type="string">
            <text:p>NY</text:p>
          </table:table-cell>
          <table:table-cell table:formula="of:=MID([.A1843];4;6)" office:value-type="string" office:string-value="36,029" calcext:value-type="string">
            <text:p>36,029</text:p>
          </table:table-cell>
          <table:table-cell table:formula="of:=MID([.A1843];11;30)" office:value-type="string" office:string-value="Erie County,H1" calcext:value-type="string">
            <text:p>Erie County,H1</text:p>
          </table:table-cell>
          <table:table-cell office:value-type="string" calcext:value-type="string">
            <text:p>Erie County</text:p>
          </table:table-cell>
          <table:table-cell/>
        </table:table-row>
        <table:table-row table:style-name="ro1">
          <table:table-cell office:value-type="string" calcext:value-type="string">
            <text:p>NY,36,031,Essex County,H1</text:p>
          </table:table-cell>
          <table:table-cell table:formula="of:=LEFT([.A1844];2)" office:value-type="string" office:string-value="NY" calcext:value-type="string">
            <text:p>NY</text:p>
          </table:table-cell>
          <table:table-cell table:formula="of:=MID([.A1844];4;6)" office:value-type="string" office:string-value="36,031" calcext:value-type="string">
            <text:p>36,031</text:p>
          </table:table-cell>
          <table:table-cell table:formula="of:=MID([.A1844];11;30)" office:value-type="string" office:string-value="Essex County,H1" calcext:value-type="string">
            <text:p>Essex County,H1</text:p>
          </table:table-cell>
          <table:table-cell office:value-type="string" calcext:value-type="string">
            <text:p>Essex County</text:p>
          </table:table-cell>
          <table:table-cell/>
        </table:table-row>
        <table:table-row table:style-name="ro1">
          <table:table-cell office:value-type="string" calcext:value-type="string">
            <text:p>NY,36,033,Franklin County,H1</text:p>
          </table:table-cell>
          <table:table-cell table:formula="of:=LEFT([.A1845];2)" office:value-type="string" office:string-value="NY" calcext:value-type="string">
            <text:p>NY</text:p>
          </table:table-cell>
          <table:table-cell table:formula="of:=MID([.A1845];4;6)" office:value-type="string" office:string-value="36,033" calcext:value-type="string">
            <text:p>36,033</text:p>
          </table:table-cell>
          <table:table-cell table:formula="of:=MID([.A1845];11;30)" office:value-type="string" office:string-value="Franklin County,H1" calcext:value-type="string">
            <text:p>Franklin County,H1</text:p>
          </table:table-cell>
          <table:table-cell office:value-type="string" calcext:value-type="string">
            <text:p>Franklin County</text:p>
          </table:table-cell>
          <table:table-cell/>
        </table:table-row>
        <table:table-row table:style-name="ro1">
          <table:table-cell office:value-type="string" calcext:value-type="string">
            <text:p>NY,36,035,Fulton County,H1</text:p>
          </table:table-cell>
          <table:table-cell table:formula="of:=LEFT([.A1846];2)" office:value-type="string" office:string-value="NY" calcext:value-type="string">
            <text:p>NY</text:p>
          </table:table-cell>
          <table:table-cell table:formula="of:=MID([.A1846];4;6)" office:value-type="string" office:string-value="36,035" calcext:value-type="string">
            <text:p>36,035</text:p>
          </table:table-cell>
          <table:table-cell table:formula="of:=MID([.A1846];11;30)" office:value-type="string" office:string-value="Fulton County,H1" calcext:value-type="string">
            <text:p>Fulton County,H1</text:p>
          </table:table-cell>
          <table:table-cell office:value-type="string" calcext:value-type="string">
            <text:p>Fulton County</text:p>
          </table:table-cell>
          <table:table-cell/>
        </table:table-row>
        <table:table-row table:style-name="ro1">
          <table:table-cell office:value-type="string" calcext:value-type="string">
            <text:p>NY,36,037,Genesee County,H1</text:p>
          </table:table-cell>
          <table:table-cell table:formula="of:=LEFT([.A1847];2)" office:value-type="string" office:string-value="NY" calcext:value-type="string">
            <text:p>NY</text:p>
          </table:table-cell>
          <table:table-cell table:formula="of:=MID([.A1847];4;6)" office:value-type="string" office:string-value="36,037" calcext:value-type="string">
            <text:p>36,037</text:p>
          </table:table-cell>
          <table:table-cell table:formula="of:=MID([.A1847];11;30)" office:value-type="string" office:string-value="Genesee County,H1" calcext:value-type="string">
            <text:p>Genesee County,H1</text:p>
          </table:table-cell>
          <table:table-cell office:value-type="string" calcext:value-type="string">
            <text:p>Genesee County</text:p>
          </table:table-cell>
          <table:table-cell/>
        </table:table-row>
        <table:table-row table:style-name="ro1">
          <table:table-cell office:value-type="string" calcext:value-type="string">
            <text:p>NY,36,039,Greene County,H1</text:p>
          </table:table-cell>
          <table:table-cell table:formula="of:=LEFT([.A1848];2)" office:value-type="string" office:string-value="NY" calcext:value-type="string">
            <text:p>NY</text:p>
          </table:table-cell>
          <table:table-cell table:formula="of:=MID([.A1848];4;6)" office:value-type="string" office:string-value="36,039" calcext:value-type="string">
            <text:p>36,039</text:p>
          </table:table-cell>
          <table:table-cell table:formula="of:=MID([.A1848];11;30)" office:value-type="string" office:string-value="Greene County,H1" calcext:value-type="string">
            <text:p>Greene County,H1</text:p>
          </table:table-cell>
          <table:table-cell office:value-type="string" calcext:value-type="string">
            <text:p>Greene County</text:p>
          </table:table-cell>
          <table:table-cell/>
        </table:table-row>
        <table:table-row table:style-name="ro1">
          <table:table-cell office:value-type="string" calcext:value-type="string">
            <text:p>NY,36,041,Hamilton County,H1</text:p>
          </table:table-cell>
          <table:table-cell table:formula="of:=LEFT([.A1849];2)" office:value-type="string" office:string-value="NY" calcext:value-type="string">
            <text:p>NY</text:p>
          </table:table-cell>
          <table:table-cell table:formula="of:=MID([.A1849];4;6)" office:value-type="string" office:string-value="36,041" calcext:value-type="string">
            <text:p>36,041</text:p>
          </table:table-cell>
          <table:table-cell table:formula="of:=MID([.A1849];11;30)" office:value-type="string" office:string-value="Hamilton County,H1" calcext:value-type="string">
            <text:p>Hamilton County,H1</text:p>
          </table:table-cell>
          <table:table-cell office:value-type="string" calcext:value-type="string">
            <text:p>Hamilton County</text:p>
          </table:table-cell>
          <table:table-cell/>
        </table:table-row>
        <table:table-row table:style-name="ro1">
          <table:table-cell office:value-type="string" calcext:value-type="string">
            <text:p>NY,36,043,Herkimer County,H1</text:p>
          </table:table-cell>
          <table:table-cell table:formula="of:=LEFT([.A1850];2)" office:value-type="string" office:string-value="NY" calcext:value-type="string">
            <text:p>NY</text:p>
          </table:table-cell>
          <table:table-cell table:formula="of:=MID([.A1850];4;6)" office:value-type="string" office:string-value="36,043" calcext:value-type="string">
            <text:p>36,043</text:p>
          </table:table-cell>
          <table:table-cell table:formula="of:=MID([.A1850];11;30)" office:value-type="string" office:string-value="Herkimer County,H1" calcext:value-type="string">
            <text:p>Herkimer County,H1</text:p>
          </table:table-cell>
          <table:table-cell office:value-type="string" calcext:value-type="string">
            <text:p>Herkimer County</text:p>
          </table:table-cell>
          <table:table-cell/>
        </table:table-row>
        <table:table-row table:style-name="ro1">
          <table:table-cell office:value-type="string" calcext:value-type="string">
            <text:p>NY,36,045,Jefferson County,H1</text:p>
          </table:table-cell>
          <table:table-cell table:formula="of:=LEFT([.A1851];2)" office:value-type="string" office:string-value="NY" calcext:value-type="string">
            <text:p>NY</text:p>
          </table:table-cell>
          <table:table-cell table:formula="of:=MID([.A1851];4;6)" office:value-type="string" office:string-value="36,045" calcext:value-type="string">
            <text:p>36,045</text:p>
          </table:table-cell>
          <table:table-cell table:formula="of:=MID([.A1851];11;30)" office:value-type="string" office:string-value="Jefferson County,H1" calcext:value-type="string">
            <text:p>Jefferson County,H1</text:p>
          </table:table-cell>
          <table:table-cell office:value-type="string" calcext:value-type="string">
            <text:p>Jefferson County</text:p>
          </table:table-cell>
          <table:table-cell/>
        </table:table-row>
        <table:table-row table:style-name="ro1">
          <table:table-cell office:value-type="string" calcext:value-type="string">
            <text:p>NY,36,047,Kings County,H6</text:p>
          </table:table-cell>
          <table:table-cell table:formula="of:=LEFT([.A1852];2)" office:value-type="string" office:string-value="NY" calcext:value-type="string">
            <text:p>NY</text:p>
          </table:table-cell>
          <table:table-cell table:formula="of:=MID([.A1852];4;6)" office:value-type="string" office:string-value="36,047" calcext:value-type="string">
            <text:p>36,047</text:p>
          </table:table-cell>
          <table:table-cell table:formula="of:=MID([.A1852];11;30)" office:value-type="string" office:string-value="Kings County,H6" calcext:value-type="string">
            <text:p>Kings County,H6</text:p>
          </table:table-cell>
          <table:table-cell office:value-type="string" calcext:value-type="string">
            <text:p>Kings County</text:p>
          </table:table-cell>
          <table:table-cell/>
        </table:table-row>
        <table:table-row table:style-name="ro1">
          <table:table-cell office:value-type="string" calcext:value-type="string">
            <text:p>NY,36,049,Lewis County,H1</text:p>
          </table:table-cell>
          <table:table-cell table:formula="of:=LEFT([.A1853];2)" office:value-type="string" office:string-value="NY" calcext:value-type="string">
            <text:p>NY</text:p>
          </table:table-cell>
          <table:table-cell table:formula="of:=MID([.A1853];4;6)" office:value-type="string" office:string-value="36,049" calcext:value-type="string">
            <text:p>36,049</text:p>
          </table:table-cell>
          <table:table-cell table:formula="of:=MID([.A1853];11;30)" office:value-type="string" office:string-value="Lewis County,H1" calcext:value-type="string">
            <text:p>Lewis County,H1</text:p>
          </table:table-cell>
          <table:table-cell office:value-type="string" calcext:value-type="string">
            <text:p>Lewis County</text:p>
          </table:table-cell>
          <table:table-cell/>
        </table:table-row>
        <table:table-row table:style-name="ro1">
          <table:table-cell office:value-type="string" calcext:value-type="string">
            <text:p>NY,36,051,Livingston County,H1</text:p>
          </table:table-cell>
          <table:table-cell table:formula="of:=LEFT([.A1854];2)" office:value-type="string" office:string-value="NY" calcext:value-type="string">
            <text:p>NY</text:p>
          </table:table-cell>
          <table:table-cell table:formula="of:=MID([.A1854];4;6)" office:value-type="string" office:string-value="36,051" calcext:value-type="string">
            <text:p>36,051</text:p>
          </table:table-cell>
          <table:table-cell table:formula="of:=MID([.A1854];11;30)" office:value-type="string" office:string-value="Livingston County,H1" calcext:value-type="string">
            <text:p>Livingston County,H1</text:p>
          </table:table-cell>
          <table:table-cell office:value-type="string" calcext:value-type="string">
            <text:p>Livingston County</text:p>
          </table:table-cell>
          <table:table-cell/>
        </table:table-row>
        <table:table-row table:style-name="ro1">
          <table:table-cell office:value-type="string" calcext:value-type="string">
            <text:p>NY,36,053,Madison County,H1</text:p>
          </table:table-cell>
          <table:table-cell table:formula="of:=LEFT([.A1855];2)" office:value-type="string" office:string-value="NY" calcext:value-type="string">
            <text:p>NY</text:p>
          </table:table-cell>
          <table:table-cell table:formula="of:=MID([.A1855];4;6)" office:value-type="string" office:string-value="36,053" calcext:value-type="string">
            <text:p>36,053</text:p>
          </table:table-cell>
          <table:table-cell table:formula="of:=MID([.A1855];11;30)" office:value-type="string" office:string-value="Madison County,H1" calcext:value-type="string">
            <text:p>Madison County,H1</text:p>
          </table:table-cell>
          <table:table-cell office:value-type="string" calcext:value-type="string">
            <text:p>Madison County</text:p>
          </table:table-cell>
          <table:table-cell/>
        </table:table-row>
        <table:table-row table:style-name="ro1">
          <table:table-cell office:value-type="string" calcext:value-type="string">
            <text:p>NY,36,055,Monroe County,H1</text:p>
          </table:table-cell>
          <table:table-cell table:formula="of:=LEFT([.A1856];2)" office:value-type="string" office:string-value="NY" calcext:value-type="string">
            <text:p>NY</text:p>
          </table:table-cell>
          <table:table-cell table:formula="of:=MID([.A1856];4;6)" office:value-type="string" office:string-value="36,055" calcext:value-type="string">
            <text:p>36,055</text:p>
          </table:table-cell>
          <table:table-cell table:formula="of:=MID([.A1856];11;30)" office:value-type="string" office:string-value="Monroe County,H1" calcext:value-type="string">
            <text:p>Monroe County,H1</text:p>
          </table:table-cell>
          <table:table-cell office:value-type="string" calcext:value-type="string">
            <text:p>Monroe County</text:p>
          </table:table-cell>
          <table:table-cell/>
        </table:table-row>
        <table:table-row table:style-name="ro1">
          <table:table-cell office:value-type="string" calcext:value-type="string">
            <text:p>NY,36,057,Montgomery County,H1</text:p>
          </table:table-cell>
          <table:table-cell table:formula="of:=LEFT([.A1857];2)" office:value-type="string" office:string-value="NY" calcext:value-type="string">
            <text:p>NY</text:p>
          </table:table-cell>
          <table:table-cell table:formula="of:=MID([.A1857];4;6)" office:value-type="string" office:string-value="36,057" calcext:value-type="string">
            <text:p>36,057</text:p>
          </table:table-cell>
          <table:table-cell table:formula="of:=MID([.A1857];11;30)" office:value-type="string" office:string-value="Montgomery County,H1" calcext:value-type="string">
            <text:p>Montgomery County,H1</text:p>
          </table:table-cell>
          <table:table-cell office:value-type="string" calcext:value-type="string">
            <text:p>Montgomery County</text:p>
          </table:table-cell>
          <table:table-cell/>
        </table:table-row>
        <table:table-row table:style-name="ro1">
          <table:table-cell office:value-type="string" calcext:value-type="string">
            <text:p>NY,36,059,Nassau County,H1</text:p>
          </table:table-cell>
          <table:table-cell table:formula="of:=LEFT([.A1858];2)" office:value-type="string" office:string-value="NY" calcext:value-type="string">
            <text:p>NY</text:p>
          </table:table-cell>
          <table:table-cell table:formula="of:=MID([.A1858];4;6)" office:value-type="string" office:string-value="36,059" calcext:value-type="string">
            <text:p>36,059</text:p>
          </table:table-cell>
          <table:table-cell table:formula="of:=MID([.A1858];11;30)" office:value-type="string" office:string-value="Nassau County,H1" calcext:value-type="string">
            <text:p>Nassau County,H1</text:p>
          </table:table-cell>
          <table:table-cell office:value-type="string" calcext:value-type="string">
            <text:p>Nassau County</text:p>
          </table:table-cell>
          <table:table-cell/>
        </table:table-row>
        <table:table-row table:style-name="ro1">
          <table:table-cell office:value-type="string" calcext:value-type="string">
            <text:p>NY,36,061,New York County,H6</text:p>
          </table:table-cell>
          <table:table-cell table:formula="of:=LEFT([.A1859];2)" office:value-type="string" office:string-value="NY" calcext:value-type="string">
            <text:p>NY</text:p>
          </table:table-cell>
          <table:table-cell table:formula="of:=MID([.A1859];4;6)" office:value-type="string" office:string-value="36,061" calcext:value-type="string">
            <text:p>36,061</text:p>
          </table:table-cell>
          <table:table-cell table:formula="of:=MID([.A1859];11;30)" office:value-type="string" office:string-value="New York County,H6" calcext:value-type="string">
            <text:p>New York County,H6</text:p>
          </table:table-cell>
          <table:table-cell office:value-type="string" calcext:value-type="string">
            <text:p>New York County</text:p>
          </table:table-cell>
          <table:table-cell/>
        </table:table-row>
        <table:table-row table:style-name="ro1">
          <table:table-cell office:value-type="string" calcext:value-type="string">
            <text:p>NY,36,063,Niagara County,H1</text:p>
          </table:table-cell>
          <table:table-cell table:formula="of:=LEFT([.A1860];2)" office:value-type="string" office:string-value="NY" calcext:value-type="string">
            <text:p>NY</text:p>
          </table:table-cell>
          <table:table-cell table:formula="of:=MID([.A1860];4;6)" office:value-type="string" office:string-value="36,063" calcext:value-type="string">
            <text:p>36,063</text:p>
          </table:table-cell>
          <table:table-cell table:formula="of:=MID([.A1860];11;30)" office:value-type="string" office:string-value="Niagara County,H1" calcext:value-type="string">
            <text:p>Niagara County,H1</text:p>
          </table:table-cell>
          <table:table-cell office:value-type="string" calcext:value-type="string">
            <text:p>Niagara County</text:p>
          </table:table-cell>
          <table:table-cell/>
        </table:table-row>
        <table:table-row table:style-name="ro1">
          <table:table-cell office:value-type="string" calcext:value-type="string">
            <text:p>NY,36,065,Oneida County,H1</text:p>
          </table:table-cell>
          <table:table-cell table:formula="of:=LEFT([.A1861];2)" office:value-type="string" office:string-value="NY" calcext:value-type="string">
            <text:p>NY</text:p>
          </table:table-cell>
          <table:table-cell table:formula="of:=MID([.A1861];4;6)" office:value-type="string" office:string-value="36,065" calcext:value-type="string">
            <text:p>36,065</text:p>
          </table:table-cell>
          <table:table-cell table:formula="of:=MID([.A1861];11;30)" office:value-type="string" office:string-value="Oneida County,H1" calcext:value-type="string">
            <text:p>Oneida County,H1</text:p>
          </table:table-cell>
          <table:table-cell office:value-type="string" calcext:value-type="string">
            <text:p>Oneida County</text:p>
          </table:table-cell>
          <table:table-cell/>
        </table:table-row>
        <table:table-row table:style-name="ro1">
          <table:table-cell office:value-type="string" calcext:value-type="string">
            <text:p>NY,36,067,Onondaga County,H1</text:p>
          </table:table-cell>
          <table:table-cell table:formula="of:=LEFT([.A1862];2)" office:value-type="string" office:string-value="NY" calcext:value-type="string">
            <text:p>NY</text:p>
          </table:table-cell>
          <table:table-cell table:formula="of:=MID([.A1862];4;6)" office:value-type="string" office:string-value="36,067" calcext:value-type="string">
            <text:p>36,067</text:p>
          </table:table-cell>
          <table:table-cell table:formula="of:=MID([.A1862];11;30)" office:value-type="string" office:string-value="Onondaga County,H1" calcext:value-type="string">
            <text:p>Onondaga County,H1</text:p>
          </table:table-cell>
          <table:table-cell office:value-type="string" calcext:value-type="string">
            <text:p>Onondaga County</text:p>
          </table:table-cell>
          <table:table-cell/>
        </table:table-row>
        <table:table-row table:style-name="ro1">
          <table:table-cell office:value-type="string" calcext:value-type="string">
            <text:p>NY,36,069,Ontario County,H1</text:p>
          </table:table-cell>
          <table:table-cell table:formula="of:=LEFT([.A1863];2)" office:value-type="string" office:string-value="NY" calcext:value-type="string">
            <text:p>NY</text:p>
          </table:table-cell>
          <table:table-cell table:formula="of:=MID([.A1863];4;6)" office:value-type="string" office:string-value="36,069" calcext:value-type="string">
            <text:p>36,069</text:p>
          </table:table-cell>
          <table:table-cell table:formula="of:=MID([.A1863];11;30)" office:value-type="string" office:string-value="Ontario County,H1" calcext:value-type="string">
            <text:p>Ontario County,H1</text:p>
          </table:table-cell>
          <table:table-cell office:value-type="string" calcext:value-type="string">
            <text:p>Ontario County</text:p>
          </table:table-cell>
          <table:table-cell/>
        </table:table-row>
        <table:table-row table:style-name="ro1">
          <table:table-cell office:value-type="string" calcext:value-type="string">
            <text:p>NY,36,071,Orange County,H1</text:p>
          </table:table-cell>
          <table:table-cell table:formula="of:=LEFT([.A1864];2)" office:value-type="string" office:string-value="NY" calcext:value-type="string">
            <text:p>NY</text:p>
          </table:table-cell>
          <table:table-cell table:formula="of:=MID([.A1864];4;6)" office:value-type="string" office:string-value="36,071" calcext:value-type="string">
            <text:p>36,071</text:p>
          </table:table-cell>
          <table:table-cell table:formula="of:=MID([.A1864];11;30)" office:value-type="string" office:string-value="Orange County,H1" calcext:value-type="string">
            <text:p>Orange County,H1</text:p>
          </table:table-cell>
          <table:table-cell office:value-type="string" calcext:value-type="string">
            <text:p>Orange County</text:p>
          </table:table-cell>
          <table:table-cell/>
        </table:table-row>
        <table:table-row table:style-name="ro1">
          <table:table-cell office:value-type="string" calcext:value-type="string">
            <text:p>NY,36,073,Orleans County,H1</text:p>
          </table:table-cell>
          <table:table-cell table:formula="of:=LEFT([.A1865];2)" office:value-type="string" office:string-value="NY" calcext:value-type="string">
            <text:p>NY</text:p>
          </table:table-cell>
          <table:table-cell table:formula="of:=MID([.A1865];4;6)" office:value-type="string" office:string-value="36,073" calcext:value-type="string">
            <text:p>36,073</text:p>
          </table:table-cell>
          <table:table-cell table:formula="of:=MID([.A1865];11;30)" office:value-type="string" office:string-value="Orleans County,H1" calcext:value-type="string">
            <text:p>Orleans County,H1</text:p>
          </table:table-cell>
          <table:table-cell office:value-type="string" calcext:value-type="string">
            <text:p>Orleans County</text:p>
          </table:table-cell>
          <table:table-cell/>
        </table:table-row>
        <table:table-row table:style-name="ro1">
          <table:table-cell office:value-type="string" calcext:value-type="string">
            <text:p>NY,36,075,Oswego County,H1</text:p>
          </table:table-cell>
          <table:table-cell table:formula="of:=LEFT([.A1866];2)" office:value-type="string" office:string-value="NY" calcext:value-type="string">
            <text:p>NY</text:p>
          </table:table-cell>
          <table:table-cell table:formula="of:=MID([.A1866];4;6)" office:value-type="string" office:string-value="36,075" calcext:value-type="string">
            <text:p>36,075</text:p>
          </table:table-cell>
          <table:table-cell table:formula="of:=MID([.A1866];11;30)" office:value-type="string" office:string-value="Oswego County,H1" calcext:value-type="string">
            <text:p>Oswego County,H1</text:p>
          </table:table-cell>
          <table:table-cell office:value-type="string" calcext:value-type="string">
            <text:p>Oswego County</text:p>
          </table:table-cell>
          <table:table-cell/>
        </table:table-row>
        <table:table-row table:style-name="ro1">
          <table:table-cell office:value-type="string" calcext:value-type="string">
            <text:p>NY,36,077,Otsego County,H1</text:p>
          </table:table-cell>
          <table:table-cell table:formula="of:=LEFT([.A1867];2)" office:value-type="string" office:string-value="NY" calcext:value-type="string">
            <text:p>NY</text:p>
          </table:table-cell>
          <table:table-cell table:formula="of:=MID([.A1867];4;6)" office:value-type="string" office:string-value="36,077" calcext:value-type="string">
            <text:p>36,077</text:p>
          </table:table-cell>
          <table:table-cell table:formula="of:=MID([.A1867];11;30)" office:value-type="string" office:string-value="Otsego County,H1" calcext:value-type="string">
            <text:p>Otsego County,H1</text:p>
          </table:table-cell>
          <table:table-cell office:value-type="string" calcext:value-type="string">
            <text:p>Otsego County</text:p>
          </table:table-cell>
          <table:table-cell/>
        </table:table-row>
        <table:table-row table:style-name="ro1">
          <table:table-cell office:value-type="string" calcext:value-type="string">
            <text:p>NY,36,079,Putnam County,H1</text:p>
          </table:table-cell>
          <table:table-cell table:formula="of:=LEFT([.A1868];2)" office:value-type="string" office:string-value="NY" calcext:value-type="string">
            <text:p>NY</text:p>
          </table:table-cell>
          <table:table-cell table:formula="of:=MID([.A1868];4;6)" office:value-type="string" office:string-value="36,079" calcext:value-type="string">
            <text:p>36,079</text:p>
          </table:table-cell>
          <table:table-cell table:formula="of:=MID([.A1868];11;30)" office:value-type="string" office:string-value="Putnam County,H1" calcext:value-type="string">
            <text:p>Putnam County,H1</text:p>
          </table:table-cell>
          <table:table-cell office:value-type="string" calcext:value-type="string">
            <text:p>Putnam County</text:p>
          </table:table-cell>
          <table:table-cell/>
        </table:table-row>
        <table:table-row table:style-name="ro1">
          <table:table-cell office:value-type="string" calcext:value-type="string">
            <text:p>NY,36,081,Queens County,H6</text:p>
          </table:table-cell>
          <table:table-cell table:formula="of:=LEFT([.A1869];2)" office:value-type="string" office:string-value="NY" calcext:value-type="string">
            <text:p>NY</text:p>
          </table:table-cell>
          <table:table-cell table:formula="of:=MID([.A1869];4;6)" office:value-type="string" office:string-value="36,081" calcext:value-type="string">
            <text:p>36,081</text:p>
          </table:table-cell>
          <table:table-cell table:formula="of:=MID([.A1869];11;30)" office:value-type="string" office:string-value="Queens County,H6" calcext:value-type="string">
            <text:p>Queens County,H6</text:p>
          </table:table-cell>
          <table:table-cell office:value-type="string" calcext:value-type="string">
            <text:p>Queens County</text:p>
          </table:table-cell>
          <table:table-cell/>
        </table:table-row>
        <table:table-row table:style-name="ro1">
          <table:table-cell office:value-type="string" calcext:value-type="string">
            <text:p>NY,36,083,Rensselaer County,H1</text:p>
          </table:table-cell>
          <table:table-cell table:formula="of:=LEFT([.A1870];2)" office:value-type="string" office:string-value="NY" calcext:value-type="string">
            <text:p>NY</text:p>
          </table:table-cell>
          <table:table-cell table:formula="of:=MID([.A1870];4;6)" office:value-type="string" office:string-value="36,083" calcext:value-type="string">
            <text:p>36,083</text:p>
          </table:table-cell>
          <table:table-cell table:formula="of:=MID([.A1870];11;30)" office:value-type="string" office:string-value="Rensselaer County,H1" calcext:value-type="string">
            <text:p>Rensselaer County,H1</text:p>
          </table:table-cell>
          <table:table-cell office:value-type="string" calcext:value-type="string">
            <text:p>Rensselaer County</text:p>
          </table:table-cell>
          <table:table-cell/>
        </table:table-row>
        <table:table-row table:style-name="ro1">
          <table:table-cell office:value-type="string" calcext:value-type="string">
            <text:p>NY,36,085,Richmond County,H6</text:p>
          </table:table-cell>
          <table:table-cell table:formula="of:=LEFT([.A1871];2)" office:value-type="string" office:string-value="NY" calcext:value-type="string">
            <text:p>NY</text:p>
          </table:table-cell>
          <table:table-cell table:formula="of:=MID([.A1871];4;6)" office:value-type="string" office:string-value="36,085" calcext:value-type="string">
            <text:p>36,085</text:p>
          </table:table-cell>
          <table:table-cell table:formula="of:=MID([.A1871];11;30)" office:value-type="string" office:string-value="Richmond County,H6" calcext:value-type="string">
            <text:p>Richmond County,H6</text:p>
          </table:table-cell>
          <table:table-cell office:value-type="string" calcext:value-type="string">
            <text:p>Richmond County</text:p>
          </table:table-cell>
          <table:table-cell/>
        </table:table-row>
        <table:table-row table:style-name="ro1">
          <table:table-cell office:value-type="string" calcext:value-type="string">
            <text:p>NY,36,087,Rockland County,H1</text:p>
          </table:table-cell>
          <table:table-cell table:formula="of:=LEFT([.A1872];2)" office:value-type="string" office:string-value="NY" calcext:value-type="string">
            <text:p>NY</text:p>
          </table:table-cell>
          <table:table-cell table:formula="of:=MID([.A1872];4;6)" office:value-type="string" office:string-value="36,087" calcext:value-type="string">
            <text:p>36,087</text:p>
          </table:table-cell>
          <table:table-cell table:formula="of:=MID([.A1872];11;30)" office:value-type="string" office:string-value="Rockland County,H1" calcext:value-type="string">
            <text:p>Rockland County,H1</text:p>
          </table:table-cell>
          <table:table-cell office:value-type="string" calcext:value-type="string">
            <text:p>Rockland County</text:p>
          </table:table-cell>
          <table:table-cell/>
        </table:table-row>
        <table:table-row table:style-name="ro2">
          <table:table-cell office:value-type="string" calcext:value-type="string">
            <text:p>NY,36,089,St. Lawrence County,H1</text:p>
          </table:table-cell>
          <table:table-cell table:formula="of:=LEFT([.A1873];2)" office:value-type="string" office:string-value="NY" calcext:value-type="string">
            <text:p>NY</text:p>
          </table:table-cell>
          <table:table-cell table:formula="of:=MID([.A1873];4;6)" office:value-type="string" office:string-value="36,089" calcext:value-type="string">
            <text:p>36,089</text:p>
          </table:table-cell>
          <table:table-cell table:formula="of:=MID([.A1873];11;30)" office:value-type="string" office:string-value="St. Lawrence County,H1" calcext:value-type="string">
            <text:p>St. Lawrence County,H1</text:p>
          </table:table-cell>
          <table:table-cell office:value-type="string" calcext:value-type="string">
            <text:p>St. Lawrence County</text:p>
          </table:table-cell>
          <table:table-cell/>
        </table:table-row>
        <table:table-row table:style-name="ro1">
          <table:table-cell office:value-type="string" calcext:value-type="string">
            <text:p>NY,36,091,Saratoga County,H1</text:p>
          </table:table-cell>
          <table:table-cell table:formula="of:=LEFT([.A1874];2)" office:value-type="string" office:string-value="NY" calcext:value-type="string">
            <text:p>NY</text:p>
          </table:table-cell>
          <table:table-cell table:formula="of:=MID([.A1874];4;6)" office:value-type="string" office:string-value="36,091" calcext:value-type="string">
            <text:p>36,091</text:p>
          </table:table-cell>
          <table:table-cell table:formula="of:=MID([.A1874];11;30)" office:value-type="string" office:string-value="Saratoga County,H1" calcext:value-type="string">
            <text:p>Saratoga County,H1</text:p>
          </table:table-cell>
          <table:table-cell office:value-type="string" calcext:value-type="string">
            <text:p>Saratoga County</text:p>
          </table:table-cell>
          <table:table-cell/>
        </table:table-row>
        <table:table-row table:style-name="ro2">
          <table:table-cell office:value-type="string" calcext:value-type="string">
            <text:p>NY,36,093,Schenectady County,H1</text:p>
          </table:table-cell>
          <table:table-cell table:formula="of:=LEFT([.A1875];2)" office:value-type="string" office:string-value="NY" calcext:value-type="string">
            <text:p>NY</text:p>
          </table:table-cell>
          <table:table-cell table:formula="of:=MID([.A1875];4;6)" office:value-type="string" office:string-value="36,093" calcext:value-type="string">
            <text:p>36,093</text:p>
          </table:table-cell>
          <table:table-cell table:formula="of:=MID([.A1875];11;30)" office:value-type="string" office:string-value="Schenectady County,H1" calcext:value-type="string">
            <text:p>Schenectady County,H1</text:p>
          </table:table-cell>
          <table:table-cell office:value-type="string" calcext:value-type="string">
            <text:p>Schenectady County</text:p>
          </table:table-cell>
          <table:table-cell/>
        </table:table-row>
        <table:table-row table:style-name="ro1">
          <table:table-cell office:value-type="string" calcext:value-type="string">
            <text:p>NY,36,095,Schoharie County,H1</text:p>
          </table:table-cell>
          <table:table-cell table:formula="of:=LEFT([.A1876];2)" office:value-type="string" office:string-value="NY" calcext:value-type="string">
            <text:p>NY</text:p>
          </table:table-cell>
          <table:table-cell table:formula="of:=MID([.A1876];4;6)" office:value-type="string" office:string-value="36,095" calcext:value-type="string">
            <text:p>36,095</text:p>
          </table:table-cell>
          <table:table-cell table:formula="of:=MID([.A1876];11;30)" office:value-type="string" office:string-value="Schoharie County,H1" calcext:value-type="string">
            <text:p>Schoharie County,H1</text:p>
          </table:table-cell>
          <table:table-cell office:value-type="string" calcext:value-type="string">
            <text:p>Schoharie County</text:p>
          </table:table-cell>
          <table:table-cell/>
        </table:table-row>
        <table:table-row table:style-name="ro1">
          <table:table-cell office:value-type="string" calcext:value-type="string">
            <text:p>NY,36,097,Schuyler County,H1</text:p>
          </table:table-cell>
          <table:table-cell table:formula="of:=LEFT([.A1877];2)" office:value-type="string" office:string-value="NY" calcext:value-type="string">
            <text:p>NY</text:p>
          </table:table-cell>
          <table:table-cell table:formula="of:=MID([.A1877];4;6)" office:value-type="string" office:string-value="36,097" calcext:value-type="string">
            <text:p>36,097</text:p>
          </table:table-cell>
          <table:table-cell table:formula="of:=MID([.A1877];11;30)" office:value-type="string" office:string-value="Schuyler County,H1" calcext:value-type="string">
            <text:p>Schuyler County,H1</text:p>
          </table:table-cell>
          <table:table-cell office:value-type="string" calcext:value-type="string">
            <text:p>Schuyler County</text:p>
          </table:table-cell>
          <table:table-cell/>
        </table:table-row>
        <table:table-row table:style-name="ro1">
          <table:table-cell office:value-type="string" calcext:value-type="string">
            <text:p>NY,36,099,Seneca County,H1</text:p>
          </table:table-cell>
          <table:table-cell table:formula="of:=LEFT([.A1878];2)" office:value-type="string" office:string-value="NY" calcext:value-type="string">
            <text:p>NY</text:p>
          </table:table-cell>
          <table:table-cell table:formula="of:=MID([.A1878];4;6)" office:value-type="string" office:string-value="36,099" calcext:value-type="string">
            <text:p>36,099</text:p>
          </table:table-cell>
          <table:table-cell table:formula="of:=MID([.A1878];11;30)" office:value-type="string" office:string-value="Seneca County,H1" calcext:value-type="string">
            <text:p>Seneca County,H1</text:p>
          </table:table-cell>
          <table:table-cell office:value-type="string" calcext:value-type="string">
            <text:p>Seneca County</text:p>
          </table:table-cell>
          <table:table-cell/>
        </table:table-row>
        <table:table-row table:style-name="ro1">
          <table:table-cell office:value-type="string" calcext:value-type="string">
            <text:p>NY,36,101,Steuben County,H1</text:p>
          </table:table-cell>
          <table:table-cell table:formula="of:=LEFT([.A1879];2)" office:value-type="string" office:string-value="NY" calcext:value-type="string">
            <text:p>NY</text:p>
          </table:table-cell>
          <table:table-cell table:formula="of:=MID([.A1879];4;6)" office:value-type="string" office:string-value="36,101" calcext:value-type="string">
            <text:p>36,101</text:p>
          </table:table-cell>
          <table:table-cell table:formula="of:=MID([.A1879];11;30)" office:value-type="string" office:string-value="Steuben County,H1" calcext:value-type="string">
            <text:p>Steuben County,H1</text:p>
          </table:table-cell>
          <table:table-cell office:value-type="string" calcext:value-type="string">
            <text:p>Steuben County</text:p>
          </table:table-cell>
          <table:table-cell/>
        </table:table-row>
        <table:table-row table:style-name="ro1">
          <table:table-cell office:value-type="string" calcext:value-type="string">
            <text:p>NY,36,103,Suffolk County,H1</text:p>
          </table:table-cell>
          <table:table-cell table:formula="of:=LEFT([.A1880];2)" office:value-type="string" office:string-value="NY" calcext:value-type="string">
            <text:p>NY</text:p>
          </table:table-cell>
          <table:table-cell table:formula="of:=MID([.A1880];4;6)" office:value-type="string" office:string-value="36,103" calcext:value-type="string">
            <text:p>36,103</text:p>
          </table:table-cell>
          <table:table-cell table:formula="of:=MID([.A1880];11;30)" office:value-type="string" office:string-value="Suffolk County,H1" calcext:value-type="string">
            <text:p>Suffolk County,H1</text:p>
          </table:table-cell>
          <table:table-cell office:value-type="string" calcext:value-type="string">
            <text:p>Suffolk County</text:p>
          </table:table-cell>
          <table:table-cell/>
        </table:table-row>
        <table:table-row table:style-name="ro1">
          <table:table-cell office:value-type="string" calcext:value-type="string">
            <text:p>NY,36,105,Sullivan County,H1</text:p>
          </table:table-cell>
          <table:table-cell table:formula="of:=LEFT([.A1881];2)" office:value-type="string" office:string-value="NY" calcext:value-type="string">
            <text:p>NY</text:p>
          </table:table-cell>
          <table:table-cell table:formula="of:=MID([.A1881];4;6)" office:value-type="string" office:string-value="36,105" calcext:value-type="string">
            <text:p>36,105</text:p>
          </table:table-cell>
          <table:table-cell table:formula="of:=MID([.A1881];11;30)" office:value-type="string" office:string-value="Sullivan County,H1" calcext:value-type="string">
            <text:p>Sullivan County,H1</text:p>
          </table:table-cell>
          <table:table-cell office:value-type="string" calcext:value-type="string">
            <text:p>Sullivan County</text:p>
          </table:table-cell>
          <table:table-cell/>
        </table:table-row>
        <table:table-row table:style-name="ro1">
          <table:table-cell office:value-type="string" calcext:value-type="string">
            <text:p>NY,36,107,Tioga County,H1</text:p>
          </table:table-cell>
          <table:table-cell table:formula="of:=LEFT([.A1882];2)" office:value-type="string" office:string-value="NY" calcext:value-type="string">
            <text:p>NY</text:p>
          </table:table-cell>
          <table:table-cell table:formula="of:=MID([.A1882];4;6)" office:value-type="string" office:string-value="36,107" calcext:value-type="string">
            <text:p>36,107</text:p>
          </table:table-cell>
          <table:table-cell table:formula="of:=MID([.A1882];11;30)" office:value-type="string" office:string-value="Tioga County,H1" calcext:value-type="string">
            <text:p>Tioga County,H1</text:p>
          </table:table-cell>
          <table:table-cell office:value-type="string" calcext:value-type="string">
            <text:p>Tioga County</text:p>
          </table:table-cell>
          <table:table-cell/>
        </table:table-row>
        <table:table-row table:style-name="ro1">
          <table:table-cell office:value-type="string" calcext:value-type="string">
            <text:p>NY,36,109,Tompkins County,H1</text:p>
          </table:table-cell>
          <table:table-cell table:formula="of:=LEFT([.A1883];2)" office:value-type="string" office:string-value="NY" calcext:value-type="string">
            <text:p>NY</text:p>
          </table:table-cell>
          <table:table-cell table:formula="of:=MID([.A1883];4;6)" office:value-type="string" office:string-value="36,109" calcext:value-type="string">
            <text:p>36,109</text:p>
          </table:table-cell>
          <table:table-cell table:formula="of:=MID([.A1883];11;30)" office:value-type="string" office:string-value="Tompkins County,H1" calcext:value-type="string">
            <text:p>Tompkins County,H1</text:p>
          </table:table-cell>
          <table:table-cell office:value-type="string" calcext:value-type="string">
            <text:p>Tompkins County</text:p>
          </table:table-cell>
          <table:table-cell/>
        </table:table-row>
        <table:table-row table:style-name="ro1">
          <table:table-cell office:value-type="string" calcext:value-type="string">
            <text:p>NY,36,111,Ulster County,H1</text:p>
          </table:table-cell>
          <table:table-cell table:formula="of:=LEFT([.A1884];2)" office:value-type="string" office:string-value="NY" calcext:value-type="string">
            <text:p>NY</text:p>
          </table:table-cell>
          <table:table-cell table:formula="of:=MID([.A1884];4;6)" office:value-type="string" office:string-value="36,111" calcext:value-type="string">
            <text:p>36,111</text:p>
          </table:table-cell>
          <table:table-cell table:formula="of:=MID([.A1884];11;30)" office:value-type="string" office:string-value="Ulster County,H1" calcext:value-type="string">
            <text:p>Ulster County,H1</text:p>
          </table:table-cell>
          <table:table-cell office:value-type="string" calcext:value-type="string">
            <text:p>Ulster County</text:p>
          </table:table-cell>
          <table:table-cell/>
        </table:table-row>
        <table:table-row table:style-name="ro1">
          <table:table-cell office:value-type="string" calcext:value-type="string">
            <text:p>NY,36,113,Warren County,H1</text:p>
          </table:table-cell>
          <table:table-cell table:formula="of:=LEFT([.A1885];2)" office:value-type="string" office:string-value="NY" calcext:value-type="string">
            <text:p>NY</text:p>
          </table:table-cell>
          <table:table-cell table:formula="of:=MID([.A1885];4;6)" office:value-type="string" office:string-value="36,113" calcext:value-type="string">
            <text:p>36,113</text:p>
          </table:table-cell>
          <table:table-cell table:formula="of:=MID([.A1885];11;30)" office:value-type="string" office:string-value="Warren County,H1" calcext:value-type="string">
            <text:p>Warren County,H1</text:p>
          </table:table-cell>
          <table:table-cell office:value-type="string" calcext:value-type="string">
            <text:p>Warren County</text:p>
          </table:table-cell>
          <table:table-cell/>
        </table:table-row>
        <table:table-row table:style-name="ro1">
          <table:table-cell office:value-type="string" calcext:value-type="string">
            <text:p>NY,36,115,Washington County,H1</text:p>
          </table:table-cell>
          <table:table-cell table:formula="of:=LEFT([.A1886];2)" office:value-type="string" office:string-value="NY" calcext:value-type="string">
            <text:p>NY</text:p>
          </table:table-cell>
          <table:table-cell table:formula="of:=MID([.A1886];4;6)" office:value-type="string" office:string-value="36,115" calcext:value-type="string">
            <text:p>36,115</text:p>
          </table:table-cell>
          <table:table-cell table:formula="of:=MID([.A1886];11;30)" office:value-type="string" office:string-value="Washington County,H1" calcext:value-type="string">
            <text:p>Washington County,H1</text:p>
          </table:table-cell>
          <table:table-cell office:value-type="string" calcext:value-type="string">
            <text:p>Washington County</text:p>
          </table:table-cell>
          <table:table-cell/>
        </table:table-row>
        <table:table-row table:style-name="ro1">
          <table:table-cell office:value-type="string" calcext:value-type="string">
            <text:p>NY,36,117,Wayne County,H1</text:p>
          </table:table-cell>
          <table:table-cell table:formula="of:=LEFT([.A1887];2)" office:value-type="string" office:string-value="NY" calcext:value-type="string">
            <text:p>NY</text:p>
          </table:table-cell>
          <table:table-cell table:formula="of:=MID([.A1887];4;6)" office:value-type="string" office:string-value="36,117" calcext:value-type="string">
            <text:p>36,117</text:p>
          </table:table-cell>
          <table:table-cell table:formula="of:=MID([.A1887];11;30)" office:value-type="string" office:string-value="Wayne County,H1" calcext:value-type="string">
            <text:p>Wayne County,H1</text:p>
          </table:table-cell>
          <table:table-cell office:value-type="string" calcext:value-type="string">
            <text:p>Wayne County</text:p>
          </table:table-cell>
          <table:table-cell/>
        </table:table-row>
        <table:table-row table:style-name="ro2">
          <table:table-cell office:value-type="string" calcext:value-type="string">
            <text:p>NY,36,119,Westchester County,H1</text:p>
          </table:table-cell>
          <table:table-cell table:formula="of:=LEFT([.A1888];2)" office:value-type="string" office:string-value="NY" calcext:value-type="string">
            <text:p>NY</text:p>
          </table:table-cell>
          <table:table-cell table:formula="of:=MID([.A1888];4;6)" office:value-type="string" office:string-value="36,119" calcext:value-type="string">
            <text:p>36,119</text:p>
          </table:table-cell>
          <table:table-cell table:formula="of:=MID([.A1888];11;30)" office:value-type="string" office:string-value="Westchester County,H1" calcext:value-type="string">
            <text:p>Westchester County,H1</text:p>
          </table:table-cell>
          <table:table-cell office:value-type="string" calcext:value-type="string">
            <text:p>Westchester County</text:p>
          </table:table-cell>
          <table:table-cell/>
        </table:table-row>
        <table:table-row table:style-name="ro1">
          <table:table-cell office:value-type="string" calcext:value-type="string">
            <text:p>NY,36,121,Wyoming County,H1</text:p>
          </table:table-cell>
          <table:table-cell table:formula="of:=LEFT([.A1889];2)" office:value-type="string" office:string-value="NY" calcext:value-type="string">
            <text:p>NY</text:p>
          </table:table-cell>
          <table:table-cell table:formula="of:=MID([.A1889];4;6)" office:value-type="string" office:string-value="36,121" calcext:value-type="string">
            <text:p>36,121</text:p>
          </table:table-cell>
          <table:table-cell table:formula="of:=MID([.A1889];11;30)" office:value-type="string" office:string-value="Wyoming County,H1" calcext:value-type="string">
            <text:p>Wyoming County,H1</text:p>
          </table:table-cell>
          <table:table-cell office:value-type="string" calcext:value-type="string">
            <text:p>Wyoming County</text:p>
          </table:table-cell>
          <table:table-cell/>
        </table:table-row>
        <table:table-row table:style-name="ro1">
          <table:table-cell office:value-type="string" calcext:value-type="string">
            <text:p>NY,36,123,Yates County,H1</text:p>
          </table:table-cell>
          <table:table-cell table:formula="of:=LEFT([.A1890];2)" office:value-type="string" office:string-value="NY" calcext:value-type="string">
            <text:p>NY</text:p>
          </table:table-cell>
          <table:table-cell table:formula="of:=MID([.A1890];4;6)" office:value-type="string" office:string-value="36,123" calcext:value-type="string">
            <text:p>36,123</text:p>
          </table:table-cell>
          <table:table-cell table:formula="of:=MID([.A1890];11;30)" office:value-type="string" office:string-value="Yates County,H1" calcext:value-type="string">
            <text:p>Yates County,H1</text:p>
          </table:table-cell>
          <table:table-cell office:value-type="string" calcext:value-type="string">
            <text:p>Yates County</text:p>
          </table:table-cell>
          <table:table-cell/>
        </table:table-row>
        <table:table-row table:style-name="ro1">
          <table:table-cell office:value-type="string" calcext:value-type="string">
            <text:p>NC,37,001,Alamance County,H1</text:p>
          </table:table-cell>
          <table:table-cell table:formula="of:=LEFT([.A1891];2)" office:value-type="string" office:string-value="NC" calcext:value-type="string">
            <text:p>NC</text:p>
          </table:table-cell>
          <table:table-cell table:formula="of:=MID([.A1891];4;6)" office:value-type="string" office:string-value="37,001" calcext:value-type="string">
            <text:p>37,001</text:p>
          </table:table-cell>
          <table:table-cell table:formula="of:=MID([.A1891];11;30)" office:value-type="string" office:string-value="Alamance County,H1" calcext:value-type="string">
            <text:p>Alamance County,H1</text:p>
          </table:table-cell>
          <table:table-cell office:value-type="string" calcext:value-type="string">
            <text:p>Alamance County</text:p>
          </table:table-cell>
          <table:table-cell/>
        </table:table-row>
        <table:table-row table:style-name="ro1">
          <table:table-cell office:value-type="string" calcext:value-type="string">
            <text:p>NC,37,003,Alexander County,H1</text:p>
          </table:table-cell>
          <table:table-cell table:formula="of:=LEFT([.A1892];2)" office:value-type="string" office:string-value="NC" calcext:value-type="string">
            <text:p>NC</text:p>
          </table:table-cell>
          <table:table-cell table:formula="of:=MID([.A1892];4;6)" office:value-type="string" office:string-value="37,003" calcext:value-type="string">
            <text:p>37,003</text:p>
          </table:table-cell>
          <table:table-cell table:formula="of:=MID([.A1892];11;30)" office:value-type="string" office:string-value="Alexander County,H1" calcext:value-type="string">
            <text:p>Alexander County,H1</text:p>
          </table:table-cell>
          <table:table-cell office:value-type="string" calcext:value-type="string">
            <text:p>Alexander County</text:p>
          </table:table-cell>
          <table:table-cell/>
        </table:table-row>
        <table:table-row table:style-name="ro1">
          <table:table-cell office:value-type="string" calcext:value-type="string">
            <text:p>NC,37,005,Alleghany County,H1</text:p>
          </table:table-cell>
          <table:table-cell table:formula="of:=LEFT([.A1893];2)" office:value-type="string" office:string-value="NC" calcext:value-type="string">
            <text:p>NC</text:p>
          </table:table-cell>
          <table:table-cell table:formula="of:=MID([.A1893];4;6)" office:value-type="string" office:string-value="37,005" calcext:value-type="string">
            <text:p>37,005</text:p>
          </table:table-cell>
          <table:table-cell table:formula="of:=MID([.A1893];11;30)" office:value-type="string" office:string-value="Alleghany County,H1" calcext:value-type="string">
            <text:p>Alleghany County,H1</text:p>
          </table:table-cell>
          <table:table-cell office:value-type="string" calcext:value-type="string">
            <text:p>Alleghany County</text:p>
          </table:table-cell>
          <table:table-cell/>
        </table:table-row>
        <table:table-row table:style-name="ro1">
          <table:table-cell office:value-type="string" calcext:value-type="string">
            <text:p>NC,37,007,Anson County,H1</text:p>
          </table:table-cell>
          <table:table-cell table:formula="of:=LEFT([.A1894];2)" office:value-type="string" office:string-value="NC" calcext:value-type="string">
            <text:p>NC</text:p>
          </table:table-cell>
          <table:table-cell table:formula="of:=MID([.A1894];4;6)" office:value-type="string" office:string-value="37,007" calcext:value-type="string">
            <text:p>37,007</text:p>
          </table:table-cell>
          <table:table-cell table:formula="of:=MID([.A1894];11;30)" office:value-type="string" office:string-value="Anson County,H1" calcext:value-type="string">
            <text:p>Anson County,H1</text:p>
          </table:table-cell>
          <table:table-cell office:value-type="string" calcext:value-type="string">
            <text:p>Anson County</text:p>
          </table:table-cell>
          <table:table-cell/>
        </table:table-row>
        <table:table-row table:style-name="ro1">
          <table:table-cell office:value-type="string" calcext:value-type="string">
            <text:p>NC,37,009,Ashe County,H1</text:p>
          </table:table-cell>
          <table:table-cell table:formula="of:=LEFT([.A1895];2)" office:value-type="string" office:string-value="NC" calcext:value-type="string">
            <text:p>NC</text:p>
          </table:table-cell>
          <table:table-cell table:formula="of:=MID([.A1895];4;6)" office:value-type="string" office:string-value="37,009" calcext:value-type="string">
            <text:p>37,009</text:p>
          </table:table-cell>
          <table:table-cell table:formula="of:=MID([.A1895];11;30)" office:value-type="string" office:string-value="Ashe County,H1" calcext:value-type="string">
            <text:p>Ashe County,H1</text:p>
          </table:table-cell>
          <table:table-cell office:value-type="string" calcext:value-type="string">
            <text:p>Ashe County</text:p>
          </table:table-cell>
          <table:table-cell/>
        </table:table-row>
        <table:table-row table:style-name="ro1">
          <table:table-cell office:value-type="string" calcext:value-type="string">
            <text:p>NC,37,011,Avery County,H1</text:p>
          </table:table-cell>
          <table:table-cell table:formula="of:=LEFT([.A1896];2)" office:value-type="string" office:string-value="NC" calcext:value-type="string">
            <text:p>NC</text:p>
          </table:table-cell>
          <table:table-cell table:formula="of:=MID([.A1896];4;6)" office:value-type="string" office:string-value="37,011" calcext:value-type="string">
            <text:p>37,011</text:p>
          </table:table-cell>
          <table:table-cell table:formula="of:=MID([.A1896];11;30)" office:value-type="string" office:string-value="Avery County,H1" calcext:value-type="string">
            <text:p>Avery County,H1</text:p>
          </table:table-cell>
          <table:table-cell office:value-type="string" calcext:value-type="string">
            <text:p>Avery County</text:p>
          </table:table-cell>
          <table:table-cell/>
        </table:table-row>
        <table:table-row table:style-name="ro1">
          <table:table-cell office:value-type="string" calcext:value-type="string">
            <text:p>NC,37,013,Beaufort County,H1</text:p>
          </table:table-cell>
          <table:table-cell table:formula="of:=LEFT([.A1897];2)" office:value-type="string" office:string-value="NC" calcext:value-type="string">
            <text:p>NC</text:p>
          </table:table-cell>
          <table:table-cell table:formula="of:=MID([.A1897];4;6)" office:value-type="string" office:string-value="37,013" calcext:value-type="string">
            <text:p>37,013</text:p>
          </table:table-cell>
          <table:table-cell table:formula="of:=MID([.A1897];11;30)" office:value-type="string" office:string-value="Beaufort County,H1" calcext:value-type="string">
            <text:p>Beaufort County,H1</text:p>
          </table:table-cell>
          <table:table-cell office:value-type="string" calcext:value-type="string">
            <text:p>Beaufort County</text:p>
          </table:table-cell>
          <table:table-cell/>
        </table:table-row>
        <table:table-row table:style-name="ro1">
          <table:table-cell office:value-type="string" calcext:value-type="string">
            <text:p>NC,37,015,Bertie County,H1</text:p>
          </table:table-cell>
          <table:table-cell table:formula="of:=LEFT([.A1898];2)" office:value-type="string" office:string-value="NC" calcext:value-type="string">
            <text:p>NC</text:p>
          </table:table-cell>
          <table:table-cell table:formula="of:=MID([.A1898];4;6)" office:value-type="string" office:string-value="37,015" calcext:value-type="string">
            <text:p>37,015</text:p>
          </table:table-cell>
          <table:table-cell table:formula="of:=MID([.A1898];11;30)" office:value-type="string" office:string-value="Bertie County,H1" calcext:value-type="string">
            <text:p>Bertie County,H1</text:p>
          </table:table-cell>
          <table:table-cell office:value-type="string" calcext:value-type="string">
            <text:p>Bertie County</text:p>
          </table:table-cell>
          <table:table-cell/>
        </table:table-row>
        <table:table-row table:style-name="ro1">
          <table:table-cell office:value-type="string" calcext:value-type="string">
            <text:p>NC,37,017,Bladen County,H1</text:p>
          </table:table-cell>
          <table:table-cell table:formula="of:=LEFT([.A1899];2)" office:value-type="string" office:string-value="NC" calcext:value-type="string">
            <text:p>NC</text:p>
          </table:table-cell>
          <table:table-cell table:formula="of:=MID([.A1899];4;6)" office:value-type="string" office:string-value="37,017" calcext:value-type="string">
            <text:p>37,017</text:p>
          </table:table-cell>
          <table:table-cell table:formula="of:=MID([.A1899];11;30)" office:value-type="string" office:string-value="Bladen County,H1" calcext:value-type="string">
            <text:p>Bladen County,H1</text:p>
          </table:table-cell>
          <table:table-cell office:value-type="string" calcext:value-type="string">
            <text:p>Bladen County</text:p>
          </table:table-cell>
          <table:table-cell/>
        </table:table-row>
        <table:table-row table:style-name="ro1">
          <table:table-cell office:value-type="string" calcext:value-type="string">
            <text:p>NC,37,019,Brunswick County,H1</text:p>
          </table:table-cell>
          <table:table-cell table:formula="of:=LEFT([.A1900];2)" office:value-type="string" office:string-value="NC" calcext:value-type="string">
            <text:p>NC</text:p>
          </table:table-cell>
          <table:table-cell table:formula="of:=MID([.A1900];4;6)" office:value-type="string" office:string-value="37,019" calcext:value-type="string">
            <text:p>37,019</text:p>
          </table:table-cell>
          <table:table-cell table:formula="of:=MID([.A1900];11;30)" office:value-type="string" office:string-value="Brunswick County,H1" calcext:value-type="string">
            <text:p>Brunswick County,H1</text:p>
          </table:table-cell>
          <table:table-cell office:value-type="string" calcext:value-type="string">
            <text:p>Brunswick County</text:p>
          </table:table-cell>
          <table:table-cell/>
        </table:table-row>
        <table:table-row table:style-name="ro1">
          <table:table-cell office:value-type="string" calcext:value-type="string">
            <text:p>NC,37,021,Buncombe County,H1</text:p>
          </table:table-cell>
          <table:table-cell table:formula="of:=LEFT([.A1901];2)" office:value-type="string" office:string-value="NC" calcext:value-type="string">
            <text:p>NC</text:p>
          </table:table-cell>
          <table:table-cell table:formula="of:=MID([.A1901];4;6)" office:value-type="string" office:string-value="37,021" calcext:value-type="string">
            <text:p>37,021</text:p>
          </table:table-cell>
          <table:table-cell table:formula="of:=MID([.A1901];11;30)" office:value-type="string" office:string-value="Buncombe County,H1" calcext:value-type="string">
            <text:p>Buncombe County,H1</text:p>
          </table:table-cell>
          <table:table-cell office:value-type="string" calcext:value-type="string">
            <text:p>Buncombe County</text:p>
          </table:table-cell>
          <table:table-cell/>
        </table:table-row>
        <table:table-row table:style-name="ro1">
          <table:table-cell office:value-type="string" calcext:value-type="string">
            <text:p>NC,37,023,Burke County,H1</text:p>
          </table:table-cell>
          <table:table-cell table:formula="of:=LEFT([.A1902];2)" office:value-type="string" office:string-value="NC" calcext:value-type="string">
            <text:p>NC</text:p>
          </table:table-cell>
          <table:table-cell table:formula="of:=MID([.A1902];4;6)" office:value-type="string" office:string-value="37,023" calcext:value-type="string">
            <text:p>37,023</text:p>
          </table:table-cell>
          <table:table-cell table:formula="of:=MID([.A1902];11;30)" office:value-type="string" office:string-value="Burke County,H1" calcext:value-type="string">
            <text:p>Burke County,H1</text:p>
          </table:table-cell>
          <table:table-cell office:value-type="string" calcext:value-type="string">
            <text:p>Burke County</text:p>
          </table:table-cell>
          <table:table-cell/>
        </table:table-row>
        <table:table-row table:style-name="ro1">
          <table:table-cell office:value-type="string" calcext:value-type="string">
            <text:p>NC,37,025,Cabarrus County,H1</text:p>
          </table:table-cell>
          <table:table-cell table:formula="of:=LEFT([.A1903];2)" office:value-type="string" office:string-value="NC" calcext:value-type="string">
            <text:p>NC</text:p>
          </table:table-cell>
          <table:table-cell table:formula="of:=MID([.A1903];4;6)" office:value-type="string" office:string-value="37,025" calcext:value-type="string">
            <text:p>37,025</text:p>
          </table:table-cell>
          <table:table-cell table:formula="of:=MID([.A1903];11;30)" office:value-type="string" office:string-value="Cabarrus County,H1" calcext:value-type="string">
            <text:p>Cabarrus County,H1</text:p>
          </table:table-cell>
          <table:table-cell office:value-type="string" calcext:value-type="string">
            <text:p>Cabarrus County</text:p>
          </table:table-cell>
          <table:table-cell/>
        </table:table-row>
        <table:table-row table:style-name="ro1">
          <table:table-cell office:value-type="string" calcext:value-type="string">
            <text:p>NC,37,027,Caldwell County,H1</text:p>
          </table:table-cell>
          <table:table-cell table:formula="of:=LEFT([.A1904];2)" office:value-type="string" office:string-value="NC" calcext:value-type="string">
            <text:p>NC</text:p>
          </table:table-cell>
          <table:table-cell table:formula="of:=MID([.A1904];4;6)" office:value-type="string" office:string-value="37,027" calcext:value-type="string">
            <text:p>37,027</text:p>
          </table:table-cell>
          <table:table-cell table:formula="of:=MID([.A1904];11;30)" office:value-type="string" office:string-value="Caldwell County,H1" calcext:value-type="string">
            <text:p>Caldwell County,H1</text:p>
          </table:table-cell>
          <table:table-cell office:value-type="string" calcext:value-type="string">
            <text:p>Caldwell County</text:p>
          </table:table-cell>
          <table:table-cell/>
        </table:table-row>
        <table:table-row table:style-name="ro1">
          <table:table-cell office:value-type="string" calcext:value-type="string">
            <text:p>NC,37,029,Camden County,H1</text:p>
          </table:table-cell>
          <table:table-cell table:formula="of:=LEFT([.A1905];2)" office:value-type="string" office:string-value="NC" calcext:value-type="string">
            <text:p>NC</text:p>
          </table:table-cell>
          <table:table-cell table:formula="of:=MID([.A1905];4;6)" office:value-type="string" office:string-value="37,029" calcext:value-type="string">
            <text:p>37,029</text:p>
          </table:table-cell>
          <table:table-cell table:formula="of:=MID([.A1905];11;30)" office:value-type="string" office:string-value="Camden County,H1" calcext:value-type="string">
            <text:p>Camden County,H1</text:p>
          </table:table-cell>
          <table:table-cell office:value-type="string" calcext:value-type="string">
            <text:p>Camden County</text:p>
          </table:table-cell>
          <table:table-cell/>
        </table:table-row>
        <table:table-row table:style-name="ro1">
          <table:table-cell office:value-type="string" calcext:value-type="string">
            <text:p>NC,37,031,Carteret County,H1</text:p>
          </table:table-cell>
          <table:table-cell table:formula="of:=LEFT([.A1906];2)" office:value-type="string" office:string-value="NC" calcext:value-type="string">
            <text:p>NC</text:p>
          </table:table-cell>
          <table:table-cell table:formula="of:=MID([.A1906];4;6)" office:value-type="string" office:string-value="37,031" calcext:value-type="string">
            <text:p>37,031</text:p>
          </table:table-cell>
          <table:table-cell table:formula="of:=MID([.A1906];11;30)" office:value-type="string" office:string-value="Carteret County,H1" calcext:value-type="string">
            <text:p>Carteret County,H1</text:p>
          </table:table-cell>
          <table:table-cell office:value-type="string" calcext:value-type="string">
            <text:p>Carteret County</text:p>
          </table:table-cell>
          <table:table-cell/>
        </table:table-row>
        <table:table-row table:style-name="ro1">
          <table:table-cell office:value-type="string" calcext:value-type="string">
            <text:p>NC,37,033,Caswell County,H1</text:p>
          </table:table-cell>
          <table:table-cell table:formula="of:=LEFT([.A1907];2)" office:value-type="string" office:string-value="NC" calcext:value-type="string">
            <text:p>NC</text:p>
          </table:table-cell>
          <table:table-cell table:formula="of:=MID([.A1907];4;6)" office:value-type="string" office:string-value="37,033" calcext:value-type="string">
            <text:p>37,033</text:p>
          </table:table-cell>
          <table:table-cell table:formula="of:=MID([.A1907];11;30)" office:value-type="string" office:string-value="Caswell County,H1" calcext:value-type="string">
            <text:p>Caswell County,H1</text:p>
          </table:table-cell>
          <table:table-cell office:value-type="string" calcext:value-type="string">
            <text:p>Caswell County</text:p>
          </table:table-cell>
          <table:table-cell/>
        </table:table-row>
        <table:table-row table:style-name="ro1">
          <table:table-cell office:value-type="string" calcext:value-type="string">
            <text:p>NC,37,035,Catawba County,H1</text:p>
          </table:table-cell>
          <table:table-cell table:formula="of:=LEFT([.A1908];2)" office:value-type="string" office:string-value="NC" calcext:value-type="string">
            <text:p>NC</text:p>
          </table:table-cell>
          <table:table-cell table:formula="of:=MID([.A1908];4;6)" office:value-type="string" office:string-value="37,035" calcext:value-type="string">
            <text:p>37,035</text:p>
          </table:table-cell>
          <table:table-cell table:formula="of:=MID([.A1908];11;30)" office:value-type="string" office:string-value="Catawba County,H1" calcext:value-type="string">
            <text:p>Catawba County,H1</text:p>
          </table:table-cell>
          <table:table-cell office:value-type="string" calcext:value-type="string">
            <text:p>Catawba County</text:p>
          </table:table-cell>
          <table:table-cell/>
        </table:table-row>
        <table:table-row table:style-name="ro1">
          <table:table-cell office:value-type="string" calcext:value-type="string">
            <text:p>NC,37,037,Chatham County,H1</text:p>
          </table:table-cell>
          <table:table-cell table:formula="of:=LEFT([.A1909];2)" office:value-type="string" office:string-value="NC" calcext:value-type="string">
            <text:p>NC</text:p>
          </table:table-cell>
          <table:table-cell table:formula="of:=MID([.A1909];4;6)" office:value-type="string" office:string-value="37,037" calcext:value-type="string">
            <text:p>37,037</text:p>
          </table:table-cell>
          <table:table-cell table:formula="of:=MID([.A1909];11;30)" office:value-type="string" office:string-value="Chatham County,H1" calcext:value-type="string">
            <text:p>Chatham County,H1</text:p>
          </table:table-cell>
          <table:table-cell office:value-type="string" calcext:value-type="string">
            <text:p>Chatham County</text:p>
          </table:table-cell>
          <table:table-cell/>
        </table:table-row>
        <table:table-row table:style-name="ro1">
          <table:table-cell office:value-type="string" calcext:value-type="string">
            <text:p>NC,37,039,Cherokee County,H1</text:p>
          </table:table-cell>
          <table:table-cell table:formula="of:=LEFT([.A1910];2)" office:value-type="string" office:string-value="NC" calcext:value-type="string">
            <text:p>NC</text:p>
          </table:table-cell>
          <table:table-cell table:formula="of:=MID([.A1910];4;6)" office:value-type="string" office:string-value="37,039" calcext:value-type="string">
            <text:p>37,039</text:p>
          </table:table-cell>
          <table:table-cell table:formula="of:=MID([.A1910];11;30)" office:value-type="string" office:string-value="Cherokee County,H1" calcext:value-type="string">
            <text:p>Cherokee County,H1</text:p>
          </table:table-cell>
          <table:table-cell office:value-type="string" calcext:value-type="string">
            <text:p>Cherokee County</text:p>
          </table:table-cell>
          <table:table-cell/>
        </table:table-row>
        <table:table-row table:style-name="ro1">
          <table:table-cell office:value-type="string" calcext:value-type="string">
            <text:p>NC,37,041,Chowan County,H1</text:p>
          </table:table-cell>
          <table:table-cell table:formula="of:=LEFT([.A1911];2)" office:value-type="string" office:string-value="NC" calcext:value-type="string">
            <text:p>NC</text:p>
          </table:table-cell>
          <table:table-cell table:formula="of:=MID([.A1911];4;6)" office:value-type="string" office:string-value="37,041" calcext:value-type="string">
            <text:p>37,041</text:p>
          </table:table-cell>
          <table:table-cell table:formula="of:=MID([.A1911];11;30)" office:value-type="string" office:string-value="Chowan County,H1" calcext:value-type="string">
            <text:p>Chowan County,H1</text:p>
          </table:table-cell>
          <table:table-cell office:value-type="string" calcext:value-type="string">
            <text:p>Chowan County</text:p>
          </table:table-cell>
          <table:table-cell/>
        </table:table-row>
        <table:table-row table:style-name="ro1">
          <table:table-cell office:value-type="string" calcext:value-type="string">
            <text:p>NC,37,043,Clay County,H1</text:p>
          </table:table-cell>
          <table:table-cell table:formula="of:=LEFT([.A1912];2)" office:value-type="string" office:string-value="NC" calcext:value-type="string">
            <text:p>NC</text:p>
          </table:table-cell>
          <table:table-cell table:formula="of:=MID([.A1912];4;6)" office:value-type="string" office:string-value="37,043" calcext:value-type="string">
            <text:p>37,043</text:p>
          </table:table-cell>
          <table:table-cell table:formula="of:=MID([.A1912];11;30)" office:value-type="string" office:string-value="Clay County,H1" calcext:value-type="string">
            <text:p>Clay County,H1</text:p>
          </table:table-cell>
          <table:table-cell office:value-type="string" calcext:value-type="string">
            <text:p>Clay County</text:p>
          </table:table-cell>
          <table:table-cell/>
        </table:table-row>
        <table:table-row table:style-name="ro1">
          <table:table-cell office:value-type="string" calcext:value-type="string">
            <text:p>NC,37,045,Cleveland County,H1</text:p>
          </table:table-cell>
          <table:table-cell table:formula="of:=LEFT([.A1913];2)" office:value-type="string" office:string-value="NC" calcext:value-type="string">
            <text:p>NC</text:p>
          </table:table-cell>
          <table:table-cell table:formula="of:=MID([.A1913];4;6)" office:value-type="string" office:string-value="37,045" calcext:value-type="string">
            <text:p>37,045</text:p>
          </table:table-cell>
          <table:table-cell table:formula="of:=MID([.A1913];11;30)" office:value-type="string" office:string-value="Cleveland County,H1" calcext:value-type="string">
            <text:p>Cleveland County,H1</text:p>
          </table:table-cell>
          <table:table-cell office:value-type="string" calcext:value-type="string">
            <text:p>Cleveland County</text:p>
          </table:table-cell>
          <table:table-cell/>
        </table:table-row>
        <table:table-row table:style-name="ro1">
          <table:table-cell office:value-type="string" calcext:value-type="string">
            <text:p>NC,37,047,Columbus County,H1</text:p>
          </table:table-cell>
          <table:table-cell table:formula="of:=LEFT([.A1914];2)" office:value-type="string" office:string-value="NC" calcext:value-type="string">
            <text:p>NC</text:p>
          </table:table-cell>
          <table:table-cell table:formula="of:=MID([.A1914];4;6)" office:value-type="string" office:string-value="37,047" calcext:value-type="string">
            <text:p>37,047</text:p>
          </table:table-cell>
          <table:table-cell table:formula="of:=MID([.A1914];11;30)" office:value-type="string" office:string-value="Columbus County,H1" calcext:value-type="string">
            <text:p>Columbus County,H1</text:p>
          </table:table-cell>
          <table:table-cell office:value-type="string" calcext:value-type="string">
            <text:p>Columbus County</text:p>
          </table:table-cell>
          <table:table-cell/>
        </table:table-row>
        <table:table-row table:style-name="ro1">
          <table:table-cell office:value-type="string" calcext:value-type="string">
            <text:p>NC,37,049,Craven County,H1</text:p>
          </table:table-cell>
          <table:table-cell table:formula="of:=LEFT([.A1915];2)" office:value-type="string" office:string-value="NC" calcext:value-type="string">
            <text:p>NC</text:p>
          </table:table-cell>
          <table:table-cell table:formula="of:=MID([.A1915];4;6)" office:value-type="string" office:string-value="37,049" calcext:value-type="string">
            <text:p>37,049</text:p>
          </table:table-cell>
          <table:table-cell table:formula="of:=MID([.A1915];11;30)" office:value-type="string" office:string-value="Craven County,H1" calcext:value-type="string">
            <text:p>Craven County,H1</text:p>
          </table:table-cell>
          <table:table-cell office:value-type="string" calcext:value-type="string">
            <text:p>Craven County</text:p>
          </table:table-cell>
          <table:table-cell/>
        </table:table-row>
        <table:table-row table:style-name="ro1">
          <table:table-cell office:value-type="string" calcext:value-type="string">
            <text:p>NC,37,051,Cumberland County,H1</text:p>
          </table:table-cell>
          <table:table-cell table:formula="of:=LEFT([.A1916];2)" office:value-type="string" office:string-value="NC" calcext:value-type="string">
            <text:p>NC</text:p>
          </table:table-cell>
          <table:table-cell table:formula="of:=MID([.A1916];4;6)" office:value-type="string" office:string-value="37,051" calcext:value-type="string">
            <text:p>37,051</text:p>
          </table:table-cell>
          <table:table-cell table:formula="of:=MID([.A1916];11;30)" office:value-type="string" office:string-value="Cumberland County,H1" calcext:value-type="string">
            <text:p>Cumberland County,H1</text:p>
          </table:table-cell>
          <table:table-cell office:value-type="string" calcext:value-type="string">
            <text:p>Cumberland County</text:p>
          </table:table-cell>
          <table:table-cell/>
        </table:table-row>
        <table:table-row table:style-name="ro1">
          <table:table-cell office:value-type="string" calcext:value-type="string">
            <text:p>NC,37,053,Currituck County,H1</text:p>
          </table:table-cell>
          <table:table-cell table:formula="of:=LEFT([.A1917];2)" office:value-type="string" office:string-value="NC" calcext:value-type="string">
            <text:p>NC</text:p>
          </table:table-cell>
          <table:table-cell table:formula="of:=MID([.A1917];4;6)" office:value-type="string" office:string-value="37,053" calcext:value-type="string">
            <text:p>37,053</text:p>
          </table:table-cell>
          <table:table-cell table:formula="of:=MID([.A1917];11;30)" office:value-type="string" office:string-value="Currituck County,H1" calcext:value-type="string">
            <text:p>Currituck County,H1</text:p>
          </table:table-cell>
          <table:table-cell office:value-type="string" calcext:value-type="string">
            <text:p>Currituck County</text:p>
          </table:table-cell>
          <table:table-cell/>
        </table:table-row>
        <table:table-row table:style-name="ro1">
          <table:table-cell office:value-type="string" calcext:value-type="string">
            <text:p>NC,37,055,Dare County,H1</text:p>
          </table:table-cell>
          <table:table-cell table:formula="of:=LEFT([.A1918];2)" office:value-type="string" office:string-value="NC" calcext:value-type="string">
            <text:p>NC</text:p>
          </table:table-cell>
          <table:table-cell table:formula="of:=MID([.A1918];4;6)" office:value-type="string" office:string-value="37,055" calcext:value-type="string">
            <text:p>37,055</text:p>
          </table:table-cell>
          <table:table-cell table:formula="of:=MID([.A1918];11;30)" office:value-type="string" office:string-value="Dare County,H1" calcext:value-type="string">
            <text:p>Dare County,H1</text:p>
          </table:table-cell>
          <table:table-cell office:value-type="string" calcext:value-type="string">
            <text:p>Dare County</text:p>
          </table:table-cell>
          <table:table-cell/>
        </table:table-row>
        <table:table-row table:style-name="ro1">
          <table:table-cell office:value-type="string" calcext:value-type="string">
            <text:p>NC,37,057,Davidson County,H1</text:p>
          </table:table-cell>
          <table:table-cell table:formula="of:=LEFT([.A1919];2)" office:value-type="string" office:string-value="NC" calcext:value-type="string">
            <text:p>NC</text:p>
          </table:table-cell>
          <table:table-cell table:formula="of:=MID([.A1919];4;6)" office:value-type="string" office:string-value="37,057" calcext:value-type="string">
            <text:p>37,057</text:p>
          </table:table-cell>
          <table:table-cell table:formula="of:=MID([.A1919];11;30)" office:value-type="string" office:string-value="Davidson County,H1" calcext:value-type="string">
            <text:p>Davidson County,H1</text:p>
          </table:table-cell>
          <table:table-cell office:value-type="string" calcext:value-type="string">
            <text:p>Davidson County</text:p>
          </table:table-cell>
          <table:table-cell/>
        </table:table-row>
        <table:table-row table:style-name="ro1">
          <table:table-cell office:value-type="string" calcext:value-type="string">
            <text:p>NC,37,059,Davie County,H1</text:p>
          </table:table-cell>
          <table:table-cell table:formula="of:=LEFT([.A1920];2)" office:value-type="string" office:string-value="NC" calcext:value-type="string">
            <text:p>NC</text:p>
          </table:table-cell>
          <table:table-cell table:formula="of:=MID([.A1920];4;6)" office:value-type="string" office:string-value="37,059" calcext:value-type="string">
            <text:p>37,059</text:p>
          </table:table-cell>
          <table:table-cell table:formula="of:=MID([.A1920];11;30)" office:value-type="string" office:string-value="Davie County,H1" calcext:value-type="string">
            <text:p>Davie County,H1</text:p>
          </table:table-cell>
          <table:table-cell office:value-type="string" calcext:value-type="string">
            <text:p>Davie County</text:p>
          </table:table-cell>
          <table:table-cell/>
        </table:table-row>
        <table:table-row table:style-name="ro1">
          <table:table-cell office:value-type="string" calcext:value-type="string">
            <text:p>NC,37,061,Duplin County,H1</text:p>
          </table:table-cell>
          <table:table-cell table:formula="of:=LEFT([.A1921];2)" office:value-type="string" office:string-value="NC" calcext:value-type="string">
            <text:p>NC</text:p>
          </table:table-cell>
          <table:table-cell table:formula="of:=MID([.A1921];4;6)" office:value-type="string" office:string-value="37,061" calcext:value-type="string">
            <text:p>37,061</text:p>
          </table:table-cell>
          <table:table-cell table:formula="of:=MID([.A1921];11;30)" office:value-type="string" office:string-value="Duplin County,H1" calcext:value-type="string">
            <text:p>Duplin County,H1</text:p>
          </table:table-cell>
          <table:table-cell office:value-type="string" calcext:value-type="string">
            <text:p>Duplin County</text:p>
          </table:table-cell>
          <table:table-cell/>
        </table:table-row>
        <table:table-row table:style-name="ro1">
          <table:table-cell office:value-type="string" calcext:value-type="string">
            <text:p>NC,37,063,Durham County,H1</text:p>
          </table:table-cell>
          <table:table-cell table:formula="of:=LEFT([.A1922];2)" office:value-type="string" office:string-value="NC" calcext:value-type="string">
            <text:p>NC</text:p>
          </table:table-cell>
          <table:table-cell table:formula="of:=MID([.A1922];4;6)" office:value-type="string" office:string-value="37,063" calcext:value-type="string">
            <text:p>37,063</text:p>
          </table:table-cell>
          <table:table-cell table:formula="of:=MID([.A1922];11;30)" office:value-type="string" office:string-value="Durham County,H1" calcext:value-type="string">
            <text:p>Durham County,H1</text:p>
          </table:table-cell>
          <table:table-cell office:value-type="string" calcext:value-type="string">
            <text:p>Durham County</text:p>
          </table:table-cell>
          <table:table-cell/>
        </table:table-row>
        <table:table-row table:style-name="ro1">
          <table:table-cell office:value-type="string" calcext:value-type="string">
            <text:p>NC,37,065,Edgecombe County,H1</text:p>
          </table:table-cell>
          <table:table-cell table:formula="of:=LEFT([.A1923];2)" office:value-type="string" office:string-value="NC" calcext:value-type="string">
            <text:p>NC</text:p>
          </table:table-cell>
          <table:table-cell table:formula="of:=MID([.A1923];4;6)" office:value-type="string" office:string-value="37,065" calcext:value-type="string">
            <text:p>37,065</text:p>
          </table:table-cell>
          <table:table-cell table:formula="of:=MID([.A1923];11;30)" office:value-type="string" office:string-value="Edgecombe County,H1" calcext:value-type="string">
            <text:p>Edgecombe County,H1</text:p>
          </table:table-cell>
          <table:table-cell office:value-type="string" calcext:value-type="string">
            <text:p>Edgecombe County</text:p>
          </table:table-cell>
          <table:table-cell/>
        </table:table-row>
        <table:table-row table:style-name="ro1">
          <table:table-cell office:value-type="string" calcext:value-type="string">
            <text:p>NC,37,067,Forsyth County,H1</text:p>
          </table:table-cell>
          <table:table-cell table:formula="of:=LEFT([.A1924];2)" office:value-type="string" office:string-value="NC" calcext:value-type="string">
            <text:p>NC</text:p>
          </table:table-cell>
          <table:table-cell table:formula="of:=MID([.A1924];4;6)" office:value-type="string" office:string-value="37,067" calcext:value-type="string">
            <text:p>37,067</text:p>
          </table:table-cell>
          <table:table-cell table:formula="of:=MID([.A1924];11;30)" office:value-type="string" office:string-value="Forsyth County,H1" calcext:value-type="string">
            <text:p>Forsyth County,H1</text:p>
          </table:table-cell>
          <table:table-cell office:value-type="string" calcext:value-type="string">
            <text:p>Forsyth County</text:p>
          </table:table-cell>
          <table:table-cell/>
        </table:table-row>
        <table:table-row table:style-name="ro1">
          <table:table-cell office:value-type="string" calcext:value-type="string">
            <text:p>NC,37,069,Franklin County,H1</text:p>
          </table:table-cell>
          <table:table-cell table:formula="of:=LEFT([.A1925];2)" office:value-type="string" office:string-value="NC" calcext:value-type="string">
            <text:p>NC</text:p>
          </table:table-cell>
          <table:table-cell table:formula="of:=MID([.A1925];4;6)" office:value-type="string" office:string-value="37,069" calcext:value-type="string">
            <text:p>37,069</text:p>
          </table:table-cell>
          <table:table-cell table:formula="of:=MID([.A1925];11;30)" office:value-type="string" office:string-value="Franklin County,H1" calcext:value-type="string">
            <text:p>Franklin County,H1</text:p>
          </table:table-cell>
          <table:table-cell office:value-type="string" calcext:value-type="string">
            <text:p>Franklin County</text:p>
          </table:table-cell>
          <table:table-cell/>
        </table:table-row>
        <table:table-row table:style-name="ro1">
          <table:table-cell office:value-type="string" calcext:value-type="string">
            <text:p>NC,37,071,Gaston County,H1</text:p>
          </table:table-cell>
          <table:table-cell table:formula="of:=LEFT([.A1926];2)" office:value-type="string" office:string-value="NC" calcext:value-type="string">
            <text:p>NC</text:p>
          </table:table-cell>
          <table:table-cell table:formula="of:=MID([.A1926];4;6)" office:value-type="string" office:string-value="37,071" calcext:value-type="string">
            <text:p>37,071</text:p>
          </table:table-cell>
          <table:table-cell table:formula="of:=MID([.A1926];11;30)" office:value-type="string" office:string-value="Gaston County,H1" calcext:value-type="string">
            <text:p>Gaston County,H1</text:p>
          </table:table-cell>
          <table:table-cell office:value-type="string" calcext:value-type="string">
            <text:p>Gaston County</text:p>
          </table:table-cell>
          <table:table-cell/>
        </table:table-row>
        <table:table-row table:style-name="ro1">
          <table:table-cell office:value-type="string" calcext:value-type="string">
            <text:p>NC,37,073,Gates County,H1</text:p>
          </table:table-cell>
          <table:table-cell table:formula="of:=LEFT([.A1927];2)" office:value-type="string" office:string-value="NC" calcext:value-type="string">
            <text:p>NC</text:p>
          </table:table-cell>
          <table:table-cell table:formula="of:=MID([.A1927];4;6)" office:value-type="string" office:string-value="37,073" calcext:value-type="string">
            <text:p>37,073</text:p>
          </table:table-cell>
          <table:table-cell table:formula="of:=MID([.A1927];11;30)" office:value-type="string" office:string-value="Gates County,H1" calcext:value-type="string">
            <text:p>Gates County,H1</text:p>
          </table:table-cell>
          <table:table-cell office:value-type="string" calcext:value-type="string">
            <text:p>Gates County</text:p>
          </table:table-cell>
          <table:table-cell/>
        </table:table-row>
        <table:table-row table:style-name="ro1">
          <table:table-cell office:value-type="string" calcext:value-type="string">
            <text:p>NC,37,075,Graham County,H1</text:p>
          </table:table-cell>
          <table:table-cell table:formula="of:=LEFT([.A1928];2)" office:value-type="string" office:string-value="NC" calcext:value-type="string">
            <text:p>NC</text:p>
          </table:table-cell>
          <table:table-cell table:formula="of:=MID([.A1928];4;6)" office:value-type="string" office:string-value="37,075" calcext:value-type="string">
            <text:p>37,075</text:p>
          </table:table-cell>
          <table:table-cell table:formula="of:=MID([.A1928];11;30)" office:value-type="string" office:string-value="Graham County,H1" calcext:value-type="string">
            <text:p>Graham County,H1</text:p>
          </table:table-cell>
          <table:table-cell office:value-type="string" calcext:value-type="string">
            <text:p>Graham County</text:p>
          </table:table-cell>
          <table:table-cell/>
        </table:table-row>
        <table:table-row table:style-name="ro1">
          <table:table-cell office:value-type="string" calcext:value-type="string">
            <text:p>NC,37,077,Granville County,H1</text:p>
          </table:table-cell>
          <table:table-cell table:formula="of:=LEFT([.A1929];2)" office:value-type="string" office:string-value="NC" calcext:value-type="string">
            <text:p>NC</text:p>
          </table:table-cell>
          <table:table-cell table:formula="of:=MID([.A1929];4;6)" office:value-type="string" office:string-value="37,077" calcext:value-type="string">
            <text:p>37,077</text:p>
          </table:table-cell>
          <table:table-cell table:formula="of:=MID([.A1929];11;30)" office:value-type="string" office:string-value="Granville County,H1" calcext:value-type="string">
            <text:p>Granville County,H1</text:p>
          </table:table-cell>
          <table:table-cell office:value-type="string" calcext:value-type="string">
            <text:p>Granville County</text:p>
          </table:table-cell>
          <table:table-cell/>
        </table:table-row>
        <table:table-row table:style-name="ro1">
          <table:table-cell office:value-type="string" calcext:value-type="string">
            <text:p>NC,37,079,Greene County,H1</text:p>
          </table:table-cell>
          <table:table-cell table:formula="of:=LEFT([.A1930];2)" office:value-type="string" office:string-value="NC" calcext:value-type="string">
            <text:p>NC</text:p>
          </table:table-cell>
          <table:table-cell table:formula="of:=MID([.A1930];4;6)" office:value-type="string" office:string-value="37,079" calcext:value-type="string">
            <text:p>37,079</text:p>
          </table:table-cell>
          <table:table-cell table:formula="of:=MID([.A1930];11;30)" office:value-type="string" office:string-value="Greene County,H1" calcext:value-type="string">
            <text:p>Greene County,H1</text:p>
          </table:table-cell>
          <table:table-cell office:value-type="string" calcext:value-type="string">
            <text:p>Greene County</text:p>
          </table:table-cell>
          <table:table-cell/>
        </table:table-row>
        <table:table-row table:style-name="ro1">
          <table:table-cell office:value-type="string" calcext:value-type="string">
            <text:p>NC,37,081,Guilford County,H1</text:p>
          </table:table-cell>
          <table:table-cell table:formula="of:=LEFT([.A1931];2)" office:value-type="string" office:string-value="NC" calcext:value-type="string">
            <text:p>NC</text:p>
          </table:table-cell>
          <table:table-cell table:formula="of:=MID([.A1931];4;6)" office:value-type="string" office:string-value="37,081" calcext:value-type="string">
            <text:p>37,081</text:p>
          </table:table-cell>
          <table:table-cell table:formula="of:=MID([.A1931];11;30)" office:value-type="string" office:string-value="Guilford County,H1" calcext:value-type="string">
            <text:p>Guilford County,H1</text:p>
          </table:table-cell>
          <table:table-cell office:value-type="string" calcext:value-type="string">
            <text:p>Guilford County</text:p>
          </table:table-cell>
          <table:table-cell/>
        </table:table-row>
        <table:table-row table:style-name="ro1">
          <table:table-cell office:value-type="string" calcext:value-type="string">
            <text:p>NC,37,083,Halifax County,H1</text:p>
          </table:table-cell>
          <table:table-cell table:formula="of:=LEFT([.A1932];2)" office:value-type="string" office:string-value="NC" calcext:value-type="string">
            <text:p>NC</text:p>
          </table:table-cell>
          <table:table-cell table:formula="of:=MID([.A1932];4;6)" office:value-type="string" office:string-value="37,083" calcext:value-type="string">
            <text:p>37,083</text:p>
          </table:table-cell>
          <table:table-cell table:formula="of:=MID([.A1932];11;30)" office:value-type="string" office:string-value="Halifax County,H1" calcext:value-type="string">
            <text:p>Halifax County,H1</text:p>
          </table:table-cell>
          <table:table-cell office:value-type="string" calcext:value-type="string">
            <text:p>Halifax County</text:p>
          </table:table-cell>
          <table:table-cell/>
        </table:table-row>
        <table:table-row table:style-name="ro1">
          <table:table-cell office:value-type="string" calcext:value-type="string">
            <text:p>NC,37,085,Harnett County,H1</text:p>
          </table:table-cell>
          <table:table-cell table:formula="of:=LEFT([.A1933];2)" office:value-type="string" office:string-value="NC" calcext:value-type="string">
            <text:p>NC</text:p>
          </table:table-cell>
          <table:table-cell table:formula="of:=MID([.A1933];4;6)" office:value-type="string" office:string-value="37,085" calcext:value-type="string">
            <text:p>37,085</text:p>
          </table:table-cell>
          <table:table-cell table:formula="of:=MID([.A1933];11;30)" office:value-type="string" office:string-value="Harnett County,H1" calcext:value-type="string">
            <text:p>Harnett County,H1</text:p>
          </table:table-cell>
          <table:table-cell office:value-type="string" calcext:value-type="string">
            <text:p>Harnett County</text:p>
          </table:table-cell>
          <table:table-cell/>
        </table:table-row>
        <table:table-row table:style-name="ro1">
          <table:table-cell office:value-type="string" calcext:value-type="string">
            <text:p>NC,37,087,Haywood County,H1</text:p>
          </table:table-cell>
          <table:table-cell table:formula="of:=LEFT([.A1934];2)" office:value-type="string" office:string-value="NC" calcext:value-type="string">
            <text:p>NC</text:p>
          </table:table-cell>
          <table:table-cell table:formula="of:=MID([.A1934];4;6)" office:value-type="string" office:string-value="37,087" calcext:value-type="string">
            <text:p>37,087</text:p>
          </table:table-cell>
          <table:table-cell table:formula="of:=MID([.A1934];11;30)" office:value-type="string" office:string-value="Haywood County,H1" calcext:value-type="string">
            <text:p>Haywood County,H1</text:p>
          </table:table-cell>
          <table:table-cell office:value-type="string" calcext:value-type="string">
            <text:p>Haywood County</text:p>
          </table:table-cell>
          <table:table-cell/>
        </table:table-row>
        <table:table-row table:style-name="ro1">
          <table:table-cell office:value-type="string" calcext:value-type="string">
            <text:p>NC,37,089,Henderson County,H1</text:p>
          </table:table-cell>
          <table:table-cell table:formula="of:=LEFT([.A1935];2)" office:value-type="string" office:string-value="NC" calcext:value-type="string">
            <text:p>NC</text:p>
          </table:table-cell>
          <table:table-cell table:formula="of:=MID([.A1935];4;6)" office:value-type="string" office:string-value="37,089" calcext:value-type="string">
            <text:p>37,089</text:p>
          </table:table-cell>
          <table:table-cell table:formula="of:=MID([.A1935];11;30)" office:value-type="string" office:string-value="Henderson County,H1" calcext:value-type="string">
            <text:p>Henderson County,H1</text:p>
          </table:table-cell>
          <table:table-cell office:value-type="string" calcext:value-type="string">
            <text:p>Henderson County</text:p>
          </table:table-cell>
          <table:table-cell/>
        </table:table-row>
        <table:table-row table:style-name="ro1">
          <table:table-cell office:value-type="string" calcext:value-type="string">
            <text:p>NC,37,091,Hertford County,H1</text:p>
          </table:table-cell>
          <table:table-cell table:formula="of:=LEFT([.A1936];2)" office:value-type="string" office:string-value="NC" calcext:value-type="string">
            <text:p>NC</text:p>
          </table:table-cell>
          <table:table-cell table:formula="of:=MID([.A1936];4;6)" office:value-type="string" office:string-value="37,091" calcext:value-type="string">
            <text:p>37,091</text:p>
          </table:table-cell>
          <table:table-cell table:formula="of:=MID([.A1936];11;30)" office:value-type="string" office:string-value="Hertford County,H1" calcext:value-type="string">
            <text:p>Hertford County,H1</text:p>
          </table:table-cell>
          <table:table-cell office:value-type="string" calcext:value-type="string">
            <text:p>Hertford County</text:p>
          </table:table-cell>
          <table:table-cell/>
        </table:table-row>
        <table:table-row table:style-name="ro1">
          <table:table-cell office:value-type="string" calcext:value-type="string">
            <text:p>NC,37,093,Hoke County,H1</text:p>
          </table:table-cell>
          <table:table-cell table:formula="of:=LEFT([.A1937];2)" office:value-type="string" office:string-value="NC" calcext:value-type="string">
            <text:p>NC</text:p>
          </table:table-cell>
          <table:table-cell table:formula="of:=MID([.A1937];4;6)" office:value-type="string" office:string-value="37,093" calcext:value-type="string">
            <text:p>37,093</text:p>
          </table:table-cell>
          <table:table-cell table:formula="of:=MID([.A1937];11;30)" office:value-type="string" office:string-value="Hoke County,H1" calcext:value-type="string">
            <text:p>Hoke County,H1</text:p>
          </table:table-cell>
          <table:table-cell office:value-type="string" calcext:value-type="string">
            <text:p>Hoke County</text:p>
          </table:table-cell>
          <table:table-cell/>
        </table:table-row>
        <table:table-row table:style-name="ro1">
          <table:table-cell office:value-type="string" calcext:value-type="string">
            <text:p>NC,37,095,Hyde County,H1</text:p>
          </table:table-cell>
          <table:table-cell table:formula="of:=LEFT([.A1938];2)" office:value-type="string" office:string-value="NC" calcext:value-type="string">
            <text:p>NC</text:p>
          </table:table-cell>
          <table:table-cell table:formula="of:=MID([.A1938];4;6)" office:value-type="string" office:string-value="37,095" calcext:value-type="string">
            <text:p>37,095</text:p>
          </table:table-cell>
          <table:table-cell table:formula="of:=MID([.A1938];11;30)" office:value-type="string" office:string-value="Hyde County,H1" calcext:value-type="string">
            <text:p>Hyde County,H1</text:p>
          </table:table-cell>
          <table:table-cell office:value-type="string" calcext:value-type="string">
            <text:p>Hyde County</text:p>
          </table:table-cell>
          <table:table-cell/>
        </table:table-row>
        <table:table-row table:style-name="ro1">
          <table:table-cell office:value-type="string" calcext:value-type="string">
            <text:p>NC,37,097,Iredell County,H1</text:p>
          </table:table-cell>
          <table:table-cell table:formula="of:=LEFT([.A1939];2)" office:value-type="string" office:string-value="NC" calcext:value-type="string">
            <text:p>NC</text:p>
          </table:table-cell>
          <table:table-cell table:formula="of:=MID([.A1939];4;6)" office:value-type="string" office:string-value="37,097" calcext:value-type="string">
            <text:p>37,097</text:p>
          </table:table-cell>
          <table:table-cell table:formula="of:=MID([.A1939];11;30)" office:value-type="string" office:string-value="Iredell County,H1" calcext:value-type="string">
            <text:p>Iredell County,H1</text:p>
          </table:table-cell>
          <table:table-cell office:value-type="string" calcext:value-type="string">
            <text:p>Iredell County</text:p>
          </table:table-cell>
          <table:table-cell/>
        </table:table-row>
        <table:table-row table:style-name="ro1">
          <table:table-cell office:value-type="string" calcext:value-type="string">
            <text:p>NC,37,099,Jackson County,H1</text:p>
          </table:table-cell>
          <table:table-cell table:formula="of:=LEFT([.A1940];2)" office:value-type="string" office:string-value="NC" calcext:value-type="string">
            <text:p>NC</text:p>
          </table:table-cell>
          <table:table-cell table:formula="of:=MID([.A1940];4;6)" office:value-type="string" office:string-value="37,099" calcext:value-type="string">
            <text:p>37,099</text:p>
          </table:table-cell>
          <table:table-cell table:formula="of:=MID([.A1940];11;30)" office:value-type="string" office:string-value="Jackson County,H1" calcext:value-type="string">
            <text:p>Jackson County,H1</text:p>
          </table:table-cell>
          <table:table-cell office:value-type="string" calcext:value-type="string">
            <text:p>Jackson County</text:p>
          </table:table-cell>
          <table:table-cell/>
        </table:table-row>
        <table:table-row table:style-name="ro1">
          <table:table-cell office:value-type="string" calcext:value-type="string">
            <text:p>NC,37,101,Johnston County,H1</text:p>
          </table:table-cell>
          <table:table-cell table:formula="of:=LEFT([.A1941];2)" office:value-type="string" office:string-value="NC" calcext:value-type="string">
            <text:p>NC</text:p>
          </table:table-cell>
          <table:table-cell table:formula="of:=MID([.A1941];4;6)" office:value-type="string" office:string-value="37,101" calcext:value-type="string">
            <text:p>37,101</text:p>
          </table:table-cell>
          <table:table-cell table:formula="of:=MID([.A1941];11;30)" office:value-type="string" office:string-value="Johnston County,H1" calcext:value-type="string">
            <text:p>Johnston County,H1</text:p>
          </table:table-cell>
          <table:table-cell office:value-type="string" calcext:value-type="string">
            <text:p>Johnston County</text:p>
          </table:table-cell>
          <table:table-cell/>
        </table:table-row>
        <table:table-row table:style-name="ro1">
          <table:table-cell office:value-type="string" calcext:value-type="string">
            <text:p>NC,37,103,Jones County,H1</text:p>
          </table:table-cell>
          <table:table-cell table:formula="of:=LEFT([.A1942];2)" office:value-type="string" office:string-value="NC" calcext:value-type="string">
            <text:p>NC</text:p>
          </table:table-cell>
          <table:table-cell table:formula="of:=MID([.A1942];4;6)" office:value-type="string" office:string-value="37,103" calcext:value-type="string">
            <text:p>37,103</text:p>
          </table:table-cell>
          <table:table-cell table:formula="of:=MID([.A1942];11;30)" office:value-type="string" office:string-value="Jones County,H1" calcext:value-type="string">
            <text:p>Jones County,H1</text:p>
          </table:table-cell>
          <table:table-cell office:value-type="string" calcext:value-type="string">
            <text:p>Jones County</text:p>
          </table:table-cell>
          <table:table-cell/>
        </table:table-row>
        <table:table-row table:style-name="ro1">
          <table:table-cell office:value-type="string" calcext:value-type="string">
            <text:p>NC,37,105,Lee County,H1</text:p>
          </table:table-cell>
          <table:table-cell table:formula="of:=LEFT([.A1943];2)" office:value-type="string" office:string-value="NC" calcext:value-type="string">
            <text:p>NC</text:p>
          </table:table-cell>
          <table:table-cell table:formula="of:=MID([.A1943];4;6)" office:value-type="string" office:string-value="37,105" calcext:value-type="string">
            <text:p>37,105</text:p>
          </table:table-cell>
          <table:table-cell table:formula="of:=MID([.A1943];11;30)" office:value-type="string" office:string-value="Lee County,H1" calcext:value-type="string">
            <text:p>Lee County,H1</text:p>
          </table:table-cell>
          <table:table-cell office:value-type="string" calcext:value-type="string">
            <text:p>Lee County</text:p>
          </table:table-cell>
          <table:table-cell/>
        </table:table-row>
        <table:table-row table:style-name="ro1">
          <table:table-cell office:value-type="string" calcext:value-type="string">
            <text:p>NC,37,107,Lenoir County,H1</text:p>
          </table:table-cell>
          <table:table-cell table:formula="of:=LEFT([.A1944];2)" office:value-type="string" office:string-value="NC" calcext:value-type="string">
            <text:p>NC</text:p>
          </table:table-cell>
          <table:table-cell table:formula="of:=MID([.A1944];4;6)" office:value-type="string" office:string-value="37,107" calcext:value-type="string">
            <text:p>37,107</text:p>
          </table:table-cell>
          <table:table-cell table:formula="of:=MID([.A1944];11;30)" office:value-type="string" office:string-value="Lenoir County,H1" calcext:value-type="string">
            <text:p>Lenoir County,H1</text:p>
          </table:table-cell>
          <table:table-cell office:value-type="string" calcext:value-type="string">
            <text:p>Lenoir County</text:p>
          </table:table-cell>
          <table:table-cell/>
        </table:table-row>
        <table:table-row table:style-name="ro1">
          <table:table-cell office:value-type="string" calcext:value-type="string">
            <text:p>NC,37,109,Lincoln County,H1</text:p>
          </table:table-cell>
          <table:table-cell table:formula="of:=LEFT([.A1945];2)" office:value-type="string" office:string-value="NC" calcext:value-type="string">
            <text:p>NC</text:p>
          </table:table-cell>
          <table:table-cell table:formula="of:=MID([.A1945];4;6)" office:value-type="string" office:string-value="37,109" calcext:value-type="string">
            <text:p>37,109</text:p>
          </table:table-cell>
          <table:table-cell table:formula="of:=MID([.A1945];11;30)" office:value-type="string" office:string-value="Lincoln County,H1" calcext:value-type="string">
            <text:p>Lincoln County,H1</text:p>
          </table:table-cell>
          <table:table-cell office:value-type="string" calcext:value-type="string">
            <text:p>Lincoln County</text:p>
          </table:table-cell>
          <table:table-cell/>
        </table:table-row>
        <table:table-row table:style-name="ro1">
          <table:table-cell office:value-type="string" calcext:value-type="string">
            <text:p>NC,37,111,McDowell County,H1</text:p>
          </table:table-cell>
          <table:table-cell table:formula="of:=LEFT([.A1946];2)" office:value-type="string" office:string-value="NC" calcext:value-type="string">
            <text:p>NC</text:p>
          </table:table-cell>
          <table:table-cell table:formula="of:=MID([.A1946];4;6)" office:value-type="string" office:string-value="37,111" calcext:value-type="string">
            <text:p>37,111</text:p>
          </table:table-cell>
          <table:table-cell table:formula="of:=MID([.A1946];11;30)" office:value-type="string" office:string-value="McDowell County,H1" calcext:value-type="string">
            <text:p>McDowell County,H1</text:p>
          </table:table-cell>
          <table:table-cell office:value-type="string" calcext:value-type="string">
            <text:p>McDowell County</text:p>
          </table:table-cell>
          <table:table-cell/>
        </table:table-row>
        <table:table-row table:style-name="ro1">
          <table:table-cell office:value-type="string" calcext:value-type="string">
            <text:p>NC,37,113,Macon County,H1</text:p>
          </table:table-cell>
          <table:table-cell table:formula="of:=LEFT([.A1947];2)" office:value-type="string" office:string-value="NC" calcext:value-type="string">
            <text:p>NC</text:p>
          </table:table-cell>
          <table:table-cell table:formula="of:=MID([.A1947];4;6)" office:value-type="string" office:string-value="37,113" calcext:value-type="string">
            <text:p>37,113</text:p>
          </table:table-cell>
          <table:table-cell table:formula="of:=MID([.A1947];11;30)" office:value-type="string" office:string-value="Macon County,H1" calcext:value-type="string">
            <text:p>Macon County,H1</text:p>
          </table:table-cell>
          <table:table-cell office:value-type="string" calcext:value-type="string">
            <text:p>Macon County</text:p>
          </table:table-cell>
          <table:table-cell/>
        </table:table-row>
        <table:table-row table:style-name="ro1">
          <table:table-cell office:value-type="string" calcext:value-type="string">
            <text:p>NC,37,115,Madison County,H1</text:p>
          </table:table-cell>
          <table:table-cell table:formula="of:=LEFT([.A1948];2)" office:value-type="string" office:string-value="NC" calcext:value-type="string">
            <text:p>NC</text:p>
          </table:table-cell>
          <table:table-cell table:formula="of:=MID([.A1948];4;6)" office:value-type="string" office:string-value="37,115" calcext:value-type="string">
            <text:p>37,115</text:p>
          </table:table-cell>
          <table:table-cell table:formula="of:=MID([.A1948];11;30)" office:value-type="string" office:string-value="Madison County,H1" calcext:value-type="string">
            <text:p>Madison County,H1</text:p>
          </table:table-cell>
          <table:table-cell office:value-type="string" calcext:value-type="string">
            <text:p>Madison County</text:p>
          </table:table-cell>
          <table:table-cell/>
        </table:table-row>
        <table:table-row table:style-name="ro1">
          <table:table-cell office:value-type="string" calcext:value-type="string">
            <text:p>NC,37,117,Martin County,H1</text:p>
          </table:table-cell>
          <table:table-cell table:formula="of:=LEFT([.A1949];2)" office:value-type="string" office:string-value="NC" calcext:value-type="string">
            <text:p>NC</text:p>
          </table:table-cell>
          <table:table-cell table:formula="of:=MID([.A1949];4;6)" office:value-type="string" office:string-value="37,117" calcext:value-type="string">
            <text:p>37,117</text:p>
          </table:table-cell>
          <table:table-cell table:formula="of:=MID([.A1949];11;30)" office:value-type="string" office:string-value="Martin County,H1" calcext:value-type="string">
            <text:p>Martin County,H1</text:p>
          </table:table-cell>
          <table:table-cell office:value-type="string" calcext:value-type="string">
            <text:p>Martin County</text:p>
          </table:table-cell>
          <table:table-cell/>
        </table:table-row>
        <table:table-row table:style-name="ro2">
          <table:table-cell office:value-type="string" calcext:value-type="string">
            <text:p>NC,37,119,Mecklenburg County,H1</text:p>
          </table:table-cell>
          <table:table-cell table:formula="of:=LEFT([.A1950];2)" office:value-type="string" office:string-value="NC" calcext:value-type="string">
            <text:p>NC</text:p>
          </table:table-cell>
          <table:table-cell table:formula="of:=MID([.A1950];4;6)" office:value-type="string" office:string-value="37,119" calcext:value-type="string">
            <text:p>37,119</text:p>
          </table:table-cell>
          <table:table-cell table:formula="of:=MID([.A1950];11;30)" office:value-type="string" office:string-value="Mecklenburg County,H1" calcext:value-type="string">
            <text:p>Mecklenburg County,H1</text:p>
          </table:table-cell>
          <table:table-cell office:value-type="string" calcext:value-type="string">
            <text:p>Mecklenburg County</text:p>
          </table:table-cell>
          <table:table-cell/>
        </table:table-row>
        <table:table-row table:style-name="ro1">
          <table:table-cell office:value-type="string" calcext:value-type="string">
            <text:p>NC,37,121,Mitchell County,H1</text:p>
          </table:table-cell>
          <table:table-cell table:formula="of:=LEFT([.A1951];2)" office:value-type="string" office:string-value="NC" calcext:value-type="string">
            <text:p>NC</text:p>
          </table:table-cell>
          <table:table-cell table:formula="of:=MID([.A1951];4;6)" office:value-type="string" office:string-value="37,121" calcext:value-type="string">
            <text:p>37,121</text:p>
          </table:table-cell>
          <table:table-cell table:formula="of:=MID([.A1951];11;30)" office:value-type="string" office:string-value="Mitchell County,H1" calcext:value-type="string">
            <text:p>Mitchell County,H1</text:p>
          </table:table-cell>
          <table:table-cell office:value-type="string" calcext:value-type="string">
            <text:p>Mitchell County</text:p>
          </table:table-cell>
          <table:table-cell/>
        </table:table-row>
        <table:table-row table:style-name="ro1">
          <table:table-cell office:value-type="string" calcext:value-type="string">
            <text:p>NC,37,123,Montgomery County,H1</text:p>
          </table:table-cell>
          <table:table-cell table:formula="of:=LEFT([.A1952];2)" office:value-type="string" office:string-value="NC" calcext:value-type="string">
            <text:p>NC</text:p>
          </table:table-cell>
          <table:table-cell table:formula="of:=MID([.A1952];4;6)" office:value-type="string" office:string-value="37,123" calcext:value-type="string">
            <text:p>37,123</text:p>
          </table:table-cell>
          <table:table-cell table:formula="of:=MID([.A1952];11;30)" office:value-type="string" office:string-value="Montgomery County,H1" calcext:value-type="string">
            <text:p>Montgomery County,H1</text:p>
          </table:table-cell>
          <table:table-cell office:value-type="string" calcext:value-type="string">
            <text:p>Montgomery County</text:p>
          </table:table-cell>
          <table:table-cell/>
        </table:table-row>
        <table:table-row table:style-name="ro1">
          <table:table-cell office:value-type="string" calcext:value-type="string">
            <text:p>NC,37,125,Moore County,H1</text:p>
          </table:table-cell>
          <table:table-cell table:formula="of:=LEFT([.A1953];2)" office:value-type="string" office:string-value="NC" calcext:value-type="string">
            <text:p>NC</text:p>
          </table:table-cell>
          <table:table-cell table:formula="of:=MID([.A1953];4;6)" office:value-type="string" office:string-value="37,125" calcext:value-type="string">
            <text:p>37,125</text:p>
          </table:table-cell>
          <table:table-cell table:formula="of:=MID([.A1953];11;30)" office:value-type="string" office:string-value="Moore County,H1" calcext:value-type="string">
            <text:p>Moore County,H1</text:p>
          </table:table-cell>
          <table:table-cell office:value-type="string" calcext:value-type="string">
            <text:p>Moore County</text:p>
          </table:table-cell>
          <table:table-cell/>
        </table:table-row>
        <table:table-row table:style-name="ro1">
          <table:table-cell office:value-type="string" calcext:value-type="string">
            <text:p>NC,37,127,Nash County,H1</text:p>
          </table:table-cell>
          <table:table-cell table:formula="of:=LEFT([.A1954];2)" office:value-type="string" office:string-value="NC" calcext:value-type="string">
            <text:p>NC</text:p>
          </table:table-cell>
          <table:table-cell table:formula="of:=MID([.A1954];4;6)" office:value-type="string" office:string-value="37,127" calcext:value-type="string">
            <text:p>37,127</text:p>
          </table:table-cell>
          <table:table-cell table:formula="of:=MID([.A1954];11;30)" office:value-type="string" office:string-value="Nash County,H1" calcext:value-type="string">
            <text:p>Nash County,H1</text:p>
          </table:table-cell>
          <table:table-cell office:value-type="string" calcext:value-type="string">
            <text:p>Nash County</text:p>
          </table:table-cell>
          <table:table-cell/>
        </table:table-row>
        <table:table-row table:style-name="ro2">
          <table:table-cell office:value-type="string" calcext:value-type="string">
            <text:p>NC,37,129,New Hanover County,H1</text:p>
          </table:table-cell>
          <table:table-cell table:formula="of:=LEFT([.A1955];2)" office:value-type="string" office:string-value="NC" calcext:value-type="string">
            <text:p>NC</text:p>
          </table:table-cell>
          <table:table-cell table:formula="of:=MID([.A1955];4;6)" office:value-type="string" office:string-value="37,129" calcext:value-type="string">
            <text:p>37,129</text:p>
          </table:table-cell>
          <table:table-cell table:formula="of:=MID([.A1955];11;30)" office:value-type="string" office:string-value="New Hanover County,H1" calcext:value-type="string">
            <text:p>New Hanover County,H1</text:p>
          </table:table-cell>
          <table:table-cell office:value-type="string" calcext:value-type="string">
            <text:p>New Hanover County</text:p>
          </table:table-cell>
          <table:table-cell/>
        </table:table-row>
        <table:table-row table:style-name="ro2">
          <table:table-cell office:value-type="string" calcext:value-type="string">
            <text:p>NC,37,131,Northampton County,H1</text:p>
          </table:table-cell>
          <table:table-cell table:formula="of:=LEFT([.A1956];2)" office:value-type="string" office:string-value="NC" calcext:value-type="string">
            <text:p>NC</text:p>
          </table:table-cell>
          <table:table-cell table:formula="of:=MID([.A1956];4;6)" office:value-type="string" office:string-value="37,131" calcext:value-type="string">
            <text:p>37,131</text:p>
          </table:table-cell>
          <table:table-cell table:formula="of:=MID([.A1956];11;30)" office:value-type="string" office:string-value="Northampton County,H1" calcext:value-type="string">
            <text:p>Northampton County,H1</text:p>
          </table:table-cell>
          <table:table-cell office:value-type="string" calcext:value-type="string">
            <text:p>Northampton County</text:p>
          </table:table-cell>
          <table:table-cell/>
        </table:table-row>
        <table:table-row table:style-name="ro1">
          <table:table-cell office:value-type="string" calcext:value-type="string">
            <text:p>NC,37,133,Onslow County,H1</text:p>
          </table:table-cell>
          <table:table-cell table:formula="of:=LEFT([.A1957];2)" office:value-type="string" office:string-value="NC" calcext:value-type="string">
            <text:p>NC</text:p>
          </table:table-cell>
          <table:table-cell table:formula="of:=MID([.A1957];4;6)" office:value-type="string" office:string-value="37,133" calcext:value-type="string">
            <text:p>37,133</text:p>
          </table:table-cell>
          <table:table-cell table:formula="of:=MID([.A1957];11;30)" office:value-type="string" office:string-value="Onslow County,H1" calcext:value-type="string">
            <text:p>Onslow County,H1</text:p>
          </table:table-cell>
          <table:table-cell office:value-type="string" calcext:value-type="string">
            <text:p>Onslow County</text:p>
          </table:table-cell>
          <table:table-cell/>
        </table:table-row>
        <table:table-row table:style-name="ro1">
          <table:table-cell office:value-type="string" calcext:value-type="string">
            <text:p>NC,37,135,Orange County,H1</text:p>
          </table:table-cell>
          <table:table-cell table:formula="of:=LEFT([.A1958];2)" office:value-type="string" office:string-value="NC" calcext:value-type="string">
            <text:p>NC</text:p>
          </table:table-cell>
          <table:table-cell table:formula="of:=MID([.A1958];4;6)" office:value-type="string" office:string-value="37,135" calcext:value-type="string">
            <text:p>37,135</text:p>
          </table:table-cell>
          <table:table-cell table:formula="of:=MID([.A1958];11;30)" office:value-type="string" office:string-value="Orange County,H1" calcext:value-type="string">
            <text:p>Orange County,H1</text:p>
          </table:table-cell>
          <table:table-cell office:value-type="string" calcext:value-type="string">
            <text:p>Orange County</text:p>
          </table:table-cell>
          <table:table-cell/>
        </table:table-row>
        <table:table-row table:style-name="ro1">
          <table:table-cell office:value-type="string" calcext:value-type="string">
            <text:p>NC,37,137,Pamlico County,H1</text:p>
          </table:table-cell>
          <table:table-cell table:formula="of:=LEFT([.A1959];2)" office:value-type="string" office:string-value="NC" calcext:value-type="string">
            <text:p>NC</text:p>
          </table:table-cell>
          <table:table-cell table:formula="of:=MID([.A1959];4;6)" office:value-type="string" office:string-value="37,137" calcext:value-type="string">
            <text:p>37,137</text:p>
          </table:table-cell>
          <table:table-cell table:formula="of:=MID([.A1959];11;30)" office:value-type="string" office:string-value="Pamlico County,H1" calcext:value-type="string">
            <text:p>Pamlico County,H1</text:p>
          </table:table-cell>
          <table:table-cell office:value-type="string" calcext:value-type="string">
            <text:p>Pamlico County</text:p>
          </table:table-cell>
          <table:table-cell/>
        </table:table-row>
        <table:table-row table:style-name="ro1">
          <table:table-cell office:value-type="string" calcext:value-type="string">
            <text:p>NC,37,139,Pasquotank County,H1</text:p>
          </table:table-cell>
          <table:table-cell table:formula="of:=LEFT([.A1960];2)" office:value-type="string" office:string-value="NC" calcext:value-type="string">
            <text:p>NC</text:p>
          </table:table-cell>
          <table:table-cell table:formula="of:=MID([.A1960];4;6)" office:value-type="string" office:string-value="37,139" calcext:value-type="string">
            <text:p>37,139</text:p>
          </table:table-cell>
          <table:table-cell table:formula="of:=MID([.A1960];11;30)" office:value-type="string" office:string-value="Pasquotank County,H1" calcext:value-type="string">
            <text:p>Pasquotank County,H1</text:p>
          </table:table-cell>
          <table:table-cell office:value-type="string" calcext:value-type="string">
            <text:p>Pasquotank County</text:p>
          </table:table-cell>
          <table:table-cell/>
        </table:table-row>
        <table:table-row table:style-name="ro1">
          <table:table-cell office:value-type="string" calcext:value-type="string">
            <text:p>NC,37,141,Pender County,H1</text:p>
          </table:table-cell>
          <table:table-cell table:formula="of:=LEFT([.A1961];2)" office:value-type="string" office:string-value="NC" calcext:value-type="string">
            <text:p>NC</text:p>
          </table:table-cell>
          <table:table-cell table:formula="of:=MID([.A1961];4;6)" office:value-type="string" office:string-value="37,141" calcext:value-type="string">
            <text:p>37,141</text:p>
          </table:table-cell>
          <table:table-cell table:formula="of:=MID([.A1961];11;30)" office:value-type="string" office:string-value="Pender County,H1" calcext:value-type="string">
            <text:p>Pender County,H1</text:p>
          </table:table-cell>
          <table:table-cell office:value-type="string" calcext:value-type="string">
            <text:p>Pender County</text:p>
          </table:table-cell>
          <table:table-cell/>
        </table:table-row>
        <table:table-row table:style-name="ro1">
          <table:table-cell office:value-type="string" calcext:value-type="string">
            <text:p>NC,37,143,Perquimans County,H1</text:p>
          </table:table-cell>
          <table:table-cell table:formula="of:=LEFT([.A1962];2)" office:value-type="string" office:string-value="NC" calcext:value-type="string">
            <text:p>NC</text:p>
          </table:table-cell>
          <table:table-cell table:formula="of:=MID([.A1962];4;6)" office:value-type="string" office:string-value="37,143" calcext:value-type="string">
            <text:p>37,143</text:p>
          </table:table-cell>
          <table:table-cell table:formula="of:=MID([.A1962];11;30)" office:value-type="string" office:string-value="Perquimans County,H1" calcext:value-type="string">
            <text:p>Perquimans County,H1</text:p>
          </table:table-cell>
          <table:table-cell office:value-type="string" calcext:value-type="string">
            <text:p>Perquimans County</text:p>
          </table:table-cell>
          <table:table-cell/>
        </table:table-row>
        <table:table-row table:style-name="ro1">
          <table:table-cell office:value-type="string" calcext:value-type="string">
            <text:p>NC,37,145,Person County,H1</text:p>
          </table:table-cell>
          <table:table-cell table:formula="of:=LEFT([.A1963];2)" office:value-type="string" office:string-value="NC" calcext:value-type="string">
            <text:p>NC</text:p>
          </table:table-cell>
          <table:table-cell table:formula="of:=MID([.A1963];4;6)" office:value-type="string" office:string-value="37,145" calcext:value-type="string">
            <text:p>37,145</text:p>
          </table:table-cell>
          <table:table-cell table:formula="of:=MID([.A1963];11;30)" office:value-type="string" office:string-value="Person County,H1" calcext:value-type="string">
            <text:p>Person County,H1</text:p>
          </table:table-cell>
          <table:table-cell office:value-type="string" calcext:value-type="string">
            <text:p>Person County</text:p>
          </table:table-cell>
          <table:table-cell/>
        </table:table-row>
        <table:table-row table:style-name="ro1">
          <table:table-cell office:value-type="string" calcext:value-type="string">
            <text:p>NC,37,147,Pitt County,H1</text:p>
          </table:table-cell>
          <table:table-cell table:formula="of:=LEFT([.A1964];2)" office:value-type="string" office:string-value="NC" calcext:value-type="string">
            <text:p>NC</text:p>
          </table:table-cell>
          <table:table-cell table:formula="of:=MID([.A1964];4;6)" office:value-type="string" office:string-value="37,147" calcext:value-type="string">
            <text:p>37,147</text:p>
          </table:table-cell>
          <table:table-cell table:formula="of:=MID([.A1964];11;30)" office:value-type="string" office:string-value="Pitt County,H1" calcext:value-type="string">
            <text:p>Pitt County,H1</text:p>
          </table:table-cell>
          <table:table-cell office:value-type="string" calcext:value-type="string">
            <text:p>Pitt County</text:p>
          </table:table-cell>
          <table:table-cell/>
        </table:table-row>
        <table:table-row table:style-name="ro1">
          <table:table-cell office:value-type="string" calcext:value-type="string">
            <text:p>NC,37,149,Polk County,H1</text:p>
          </table:table-cell>
          <table:table-cell table:formula="of:=LEFT([.A1965];2)" office:value-type="string" office:string-value="NC" calcext:value-type="string">
            <text:p>NC</text:p>
          </table:table-cell>
          <table:table-cell table:formula="of:=MID([.A1965];4;6)" office:value-type="string" office:string-value="37,149" calcext:value-type="string">
            <text:p>37,149</text:p>
          </table:table-cell>
          <table:table-cell table:formula="of:=MID([.A1965];11;30)" office:value-type="string" office:string-value="Polk County,H1" calcext:value-type="string">
            <text:p>Polk County,H1</text:p>
          </table:table-cell>
          <table:table-cell office:value-type="string" calcext:value-type="string">
            <text:p>Polk County</text:p>
          </table:table-cell>
          <table:table-cell/>
        </table:table-row>
        <table:table-row table:style-name="ro1">
          <table:table-cell office:value-type="string" calcext:value-type="string">
            <text:p>NC,37,151,Randolph County,H1</text:p>
          </table:table-cell>
          <table:table-cell table:formula="of:=LEFT([.A1966];2)" office:value-type="string" office:string-value="NC" calcext:value-type="string">
            <text:p>NC</text:p>
          </table:table-cell>
          <table:table-cell table:formula="of:=MID([.A1966];4;6)" office:value-type="string" office:string-value="37,151" calcext:value-type="string">
            <text:p>37,151</text:p>
          </table:table-cell>
          <table:table-cell table:formula="of:=MID([.A1966];11;30)" office:value-type="string" office:string-value="Randolph County,H1" calcext:value-type="string">
            <text:p>Randolph County,H1</text:p>
          </table:table-cell>
          <table:table-cell office:value-type="string" calcext:value-type="string">
            <text:p>Randolph County</text:p>
          </table:table-cell>
          <table:table-cell/>
        </table:table-row>
        <table:table-row table:style-name="ro1">
          <table:table-cell office:value-type="string" calcext:value-type="string">
            <text:p>NC,37,153,Richmond County,H1</text:p>
          </table:table-cell>
          <table:table-cell table:formula="of:=LEFT([.A1967];2)" office:value-type="string" office:string-value="NC" calcext:value-type="string">
            <text:p>NC</text:p>
          </table:table-cell>
          <table:table-cell table:formula="of:=MID([.A1967];4;6)" office:value-type="string" office:string-value="37,153" calcext:value-type="string">
            <text:p>37,153</text:p>
          </table:table-cell>
          <table:table-cell table:formula="of:=MID([.A1967];11;30)" office:value-type="string" office:string-value="Richmond County,H1" calcext:value-type="string">
            <text:p>Richmond County,H1</text:p>
          </table:table-cell>
          <table:table-cell office:value-type="string" calcext:value-type="string">
            <text:p>Richmond County</text:p>
          </table:table-cell>
          <table:table-cell/>
        </table:table-row>
        <table:table-row table:style-name="ro1">
          <table:table-cell office:value-type="string" calcext:value-type="string">
            <text:p>NC,37,155,Robeson County,H1</text:p>
          </table:table-cell>
          <table:table-cell table:formula="of:=LEFT([.A1968];2)" office:value-type="string" office:string-value="NC" calcext:value-type="string">
            <text:p>NC</text:p>
          </table:table-cell>
          <table:table-cell table:formula="of:=MID([.A1968];4;6)" office:value-type="string" office:string-value="37,155" calcext:value-type="string">
            <text:p>37,155</text:p>
          </table:table-cell>
          <table:table-cell table:formula="of:=MID([.A1968];11;30)" office:value-type="string" office:string-value="Robeson County,H1" calcext:value-type="string">
            <text:p>Robeson County,H1</text:p>
          </table:table-cell>
          <table:table-cell office:value-type="string" calcext:value-type="string">
            <text:p>Robeson County</text:p>
          </table:table-cell>
          <table:table-cell/>
        </table:table-row>
        <table:table-row table:style-name="ro1">
          <table:table-cell office:value-type="string" calcext:value-type="string">
            <text:p>NC,37,157,Rockingham County,H1</text:p>
          </table:table-cell>
          <table:table-cell table:formula="of:=LEFT([.A1969];2)" office:value-type="string" office:string-value="NC" calcext:value-type="string">
            <text:p>NC</text:p>
          </table:table-cell>
          <table:table-cell table:formula="of:=MID([.A1969];4;6)" office:value-type="string" office:string-value="37,157" calcext:value-type="string">
            <text:p>37,157</text:p>
          </table:table-cell>
          <table:table-cell table:formula="of:=MID([.A1969];11;30)" office:value-type="string" office:string-value="Rockingham County,H1" calcext:value-type="string">
            <text:p>Rockingham County,H1</text:p>
          </table:table-cell>
          <table:table-cell office:value-type="string" calcext:value-type="string">
            <text:p>Rockingham County</text:p>
          </table:table-cell>
          <table:table-cell/>
        </table:table-row>
        <table:table-row table:style-name="ro1">
          <table:table-cell office:value-type="string" calcext:value-type="string">
            <text:p>NC,37,159,Rowan County,H1</text:p>
          </table:table-cell>
          <table:table-cell table:formula="of:=LEFT([.A1970];2)" office:value-type="string" office:string-value="NC" calcext:value-type="string">
            <text:p>NC</text:p>
          </table:table-cell>
          <table:table-cell table:formula="of:=MID([.A1970];4;6)" office:value-type="string" office:string-value="37,159" calcext:value-type="string">
            <text:p>37,159</text:p>
          </table:table-cell>
          <table:table-cell table:formula="of:=MID([.A1970];11;30)" office:value-type="string" office:string-value="Rowan County,H1" calcext:value-type="string">
            <text:p>Rowan County,H1</text:p>
          </table:table-cell>
          <table:table-cell office:value-type="string" calcext:value-type="string">
            <text:p>Rowan County</text:p>
          </table:table-cell>
          <table:table-cell/>
        </table:table-row>
        <table:table-row table:style-name="ro1">
          <table:table-cell office:value-type="string" calcext:value-type="string">
            <text:p>NC,37,161,Rutherford County,H1</text:p>
          </table:table-cell>
          <table:table-cell table:formula="of:=LEFT([.A1971];2)" office:value-type="string" office:string-value="NC" calcext:value-type="string">
            <text:p>NC</text:p>
          </table:table-cell>
          <table:table-cell table:formula="of:=MID([.A1971];4;6)" office:value-type="string" office:string-value="37,161" calcext:value-type="string">
            <text:p>37,161</text:p>
          </table:table-cell>
          <table:table-cell table:formula="of:=MID([.A1971];11;30)" office:value-type="string" office:string-value="Rutherford County,H1" calcext:value-type="string">
            <text:p>Rutherford County,H1</text:p>
          </table:table-cell>
          <table:table-cell office:value-type="string" calcext:value-type="string">
            <text:p>Rutherford County</text:p>
          </table:table-cell>
          <table:table-cell/>
        </table:table-row>
        <table:table-row table:style-name="ro1">
          <table:table-cell office:value-type="string" calcext:value-type="string">
            <text:p>NC,37,163,Sampson County,H1</text:p>
          </table:table-cell>
          <table:table-cell table:formula="of:=LEFT([.A1972];2)" office:value-type="string" office:string-value="NC" calcext:value-type="string">
            <text:p>NC</text:p>
          </table:table-cell>
          <table:table-cell table:formula="of:=MID([.A1972];4;6)" office:value-type="string" office:string-value="37,163" calcext:value-type="string">
            <text:p>37,163</text:p>
          </table:table-cell>
          <table:table-cell table:formula="of:=MID([.A1972];11;30)" office:value-type="string" office:string-value="Sampson County,H1" calcext:value-type="string">
            <text:p>Sampson County,H1</text:p>
          </table:table-cell>
          <table:table-cell office:value-type="string" calcext:value-type="string">
            <text:p>Sampson County</text:p>
          </table:table-cell>
          <table:table-cell/>
        </table:table-row>
        <table:table-row table:style-name="ro1">
          <table:table-cell office:value-type="string" calcext:value-type="string">
            <text:p>NC,37,165,Scotland County,H1</text:p>
          </table:table-cell>
          <table:table-cell table:formula="of:=LEFT([.A1973];2)" office:value-type="string" office:string-value="NC" calcext:value-type="string">
            <text:p>NC</text:p>
          </table:table-cell>
          <table:table-cell table:formula="of:=MID([.A1973];4;6)" office:value-type="string" office:string-value="37,165" calcext:value-type="string">
            <text:p>37,165</text:p>
          </table:table-cell>
          <table:table-cell table:formula="of:=MID([.A1973];11;30)" office:value-type="string" office:string-value="Scotland County,H1" calcext:value-type="string">
            <text:p>Scotland County,H1</text:p>
          </table:table-cell>
          <table:table-cell office:value-type="string" calcext:value-type="string">
            <text:p>Scotland County</text:p>
          </table:table-cell>
          <table:table-cell/>
        </table:table-row>
        <table:table-row table:style-name="ro1">
          <table:table-cell office:value-type="string" calcext:value-type="string">
            <text:p>NC,37,167,Stanly County,H1</text:p>
          </table:table-cell>
          <table:table-cell table:formula="of:=LEFT([.A1974];2)" office:value-type="string" office:string-value="NC" calcext:value-type="string">
            <text:p>NC</text:p>
          </table:table-cell>
          <table:table-cell table:formula="of:=MID([.A1974];4;6)" office:value-type="string" office:string-value="37,167" calcext:value-type="string">
            <text:p>37,167</text:p>
          </table:table-cell>
          <table:table-cell table:formula="of:=MID([.A1974];11;30)" office:value-type="string" office:string-value="Stanly County,H1" calcext:value-type="string">
            <text:p>Stanly County,H1</text:p>
          </table:table-cell>
          <table:table-cell office:value-type="string" calcext:value-type="string">
            <text:p>Stanly County</text:p>
          </table:table-cell>
          <table:table-cell/>
        </table:table-row>
        <table:table-row table:style-name="ro1">
          <table:table-cell office:value-type="string" calcext:value-type="string">
            <text:p>NC,37,169,Stokes County,H1</text:p>
          </table:table-cell>
          <table:table-cell table:formula="of:=LEFT([.A1975];2)" office:value-type="string" office:string-value="NC" calcext:value-type="string">
            <text:p>NC</text:p>
          </table:table-cell>
          <table:table-cell table:formula="of:=MID([.A1975];4;6)" office:value-type="string" office:string-value="37,169" calcext:value-type="string">
            <text:p>37,169</text:p>
          </table:table-cell>
          <table:table-cell table:formula="of:=MID([.A1975];11;30)" office:value-type="string" office:string-value="Stokes County,H1" calcext:value-type="string">
            <text:p>Stokes County,H1</text:p>
          </table:table-cell>
          <table:table-cell office:value-type="string" calcext:value-type="string">
            <text:p>Stokes County</text:p>
          </table:table-cell>
          <table:table-cell/>
        </table:table-row>
        <table:table-row table:style-name="ro1">
          <table:table-cell office:value-type="string" calcext:value-type="string">
            <text:p>NC,37,171,Surry County,H1</text:p>
          </table:table-cell>
          <table:table-cell table:formula="of:=LEFT([.A1976];2)" office:value-type="string" office:string-value="NC" calcext:value-type="string">
            <text:p>NC</text:p>
          </table:table-cell>
          <table:table-cell table:formula="of:=MID([.A1976];4;6)" office:value-type="string" office:string-value="37,171" calcext:value-type="string">
            <text:p>37,171</text:p>
          </table:table-cell>
          <table:table-cell table:formula="of:=MID([.A1976];11;30)" office:value-type="string" office:string-value="Surry County,H1" calcext:value-type="string">
            <text:p>Surry County,H1</text:p>
          </table:table-cell>
          <table:table-cell office:value-type="string" calcext:value-type="string">
            <text:p>Surry County</text:p>
          </table:table-cell>
          <table:table-cell/>
        </table:table-row>
        <table:table-row table:style-name="ro1">
          <table:table-cell office:value-type="string" calcext:value-type="string">
            <text:p>NC,37,173,Swain County,H1</text:p>
          </table:table-cell>
          <table:table-cell table:formula="of:=LEFT([.A1977];2)" office:value-type="string" office:string-value="NC" calcext:value-type="string">
            <text:p>NC</text:p>
          </table:table-cell>
          <table:table-cell table:formula="of:=MID([.A1977];4;6)" office:value-type="string" office:string-value="37,173" calcext:value-type="string">
            <text:p>37,173</text:p>
          </table:table-cell>
          <table:table-cell table:formula="of:=MID([.A1977];11;30)" office:value-type="string" office:string-value="Swain County,H1" calcext:value-type="string">
            <text:p>Swain County,H1</text:p>
          </table:table-cell>
          <table:table-cell office:value-type="string" calcext:value-type="string">
            <text:p>Swain County</text:p>
          </table:table-cell>
          <table:table-cell/>
        </table:table-row>
        <table:table-row table:style-name="ro2">
          <table:table-cell office:value-type="string" calcext:value-type="string">
            <text:p>NC,37,175,Transylvania County,H1</text:p>
          </table:table-cell>
          <table:table-cell table:formula="of:=LEFT([.A1978];2)" office:value-type="string" office:string-value="NC" calcext:value-type="string">
            <text:p>NC</text:p>
          </table:table-cell>
          <table:table-cell table:formula="of:=MID([.A1978];4;6)" office:value-type="string" office:string-value="37,175" calcext:value-type="string">
            <text:p>37,175</text:p>
          </table:table-cell>
          <table:table-cell table:formula="of:=MID([.A1978];11;30)" office:value-type="string" office:string-value="Transylvania County,H1" calcext:value-type="string">
            <text:p>Transylvania County,H1</text:p>
          </table:table-cell>
          <table:table-cell office:value-type="string" calcext:value-type="string">
            <text:p>Transylvania County</text:p>
          </table:table-cell>
          <table:table-cell/>
        </table:table-row>
        <table:table-row table:style-name="ro1">
          <table:table-cell office:value-type="string" calcext:value-type="string">
            <text:p>NC,37,177,Tyrrell County,H1</text:p>
          </table:table-cell>
          <table:table-cell table:formula="of:=LEFT([.A1979];2)" office:value-type="string" office:string-value="NC" calcext:value-type="string">
            <text:p>NC</text:p>
          </table:table-cell>
          <table:table-cell table:formula="of:=MID([.A1979];4;6)" office:value-type="string" office:string-value="37,177" calcext:value-type="string">
            <text:p>37,177</text:p>
          </table:table-cell>
          <table:table-cell table:formula="of:=MID([.A1979];11;30)" office:value-type="string" office:string-value="Tyrrell County,H1" calcext:value-type="string">
            <text:p>Tyrrell County,H1</text:p>
          </table:table-cell>
          <table:table-cell office:value-type="string" calcext:value-type="string">
            <text:p>Tyrrell County</text:p>
          </table:table-cell>
          <table:table-cell/>
        </table:table-row>
        <table:table-row table:style-name="ro1">
          <table:table-cell office:value-type="string" calcext:value-type="string">
            <text:p>NC,37,179,Union County,H1</text:p>
          </table:table-cell>
          <table:table-cell table:formula="of:=LEFT([.A1980];2)" office:value-type="string" office:string-value="NC" calcext:value-type="string">
            <text:p>NC</text:p>
          </table:table-cell>
          <table:table-cell table:formula="of:=MID([.A1980];4;6)" office:value-type="string" office:string-value="37,179" calcext:value-type="string">
            <text:p>37,179</text:p>
          </table:table-cell>
          <table:table-cell table:formula="of:=MID([.A1980];11;30)" office:value-type="string" office:string-value="Union County,H1" calcext:value-type="string">
            <text:p>Union County,H1</text:p>
          </table:table-cell>
          <table:table-cell office:value-type="string" calcext:value-type="string">
            <text:p>Union County</text:p>
          </table:table-cell>
          <table:table-cell/>
        </table:table-row>
        <table:table-row table:style-name="ro1">
          <table:table-cell office:value-type="string" calcext:value-type="string">
            <text:p>NC,37,181,Vance County,H1</text:p>
          </table:table-cell>
          <table:table-cell table:formula="of:=LEFT([.A1981];2)" office:value-type="string" office:string-value="NC" calcext:value-type="string">
            <text:p>NC</text:p>
          </table:table-cell>
          <table:table-cell table:formula="of:=MID([.A1981];4;6)" office:value-type="string" office:string-value="37,181" calcext:value-type="string">
            <text:p>37,181</text:p>
          </table:table-cell>
          <table:table-cell table:formula="of:=MID([.A1981];11;30)" office:value-type="string" office:string-value="Vance County,H1" calcext:value-type="string">
            <text:p>Vance County,H1</text:p>
          </table:table-cell>
          <table:table-cell office:value-type="string" calcext:value-type="string">
            <text:p>Vance County</text:p>
          </table:table-cell>
          <table:table-cell/>
        </table:table-row>
        <table:table-row table:style-name="ro1">
          <table:table-cell office:value-type="string" calcext:value-type="string">
            <text:p>NC,37,183,Wake County,H1</text:p>
          </table:table-cell>
          <table:table-cell table:formula="of:=LEFT([.A1982];2)" office:value-type="string" office:string-value="NC" calcext:value-type="string">
            <text:p>NC</text:p>
          </table:table-cell>
          <table:table-cell table:formula="of:=MID([.A1982];4;6)" office:value-type="string" office:string-value="37,183" calcext:value-type="string">
            <text:p>37,183</text:p>
          </table:table-cell>
          <table:table-cell table:formula="of:=MID([.A1982];11;30)" office:value-type="string" office:string-value="Wake County,H1" calcext:value-type="string">
            <text:p>Wake County,H1</text:p>
          </table:table-cell>
          <table:table-cell office:value-type="string" calcext:value-type="string">
            <text:p>Wake County</text:p>
          </table:table-cell>
          <table:table-cell/>
        </table:table-row>
        <table:table-row table:style-name="ro1">
          <table:table-cell office:value-type="string" calcext:value-type="string">
            <text:p>NC,37,185,Warren County,H1</text:p>
          </table:table-cell>
          <table:table-cell table:formula="of:=LEFT([.A1983];2)" office:value-type="string" office:string-value="NC" calcext:value-type="string">
            <text:p>NC</text:p>
          </table:table-cell>
          <table:table-cell table:formula="of:=MID([.A1983];4;6)" office:value-type="string" office:string-value="37,185" calcext:value-type="string">
            <text:p>37,185</text:p>
          </table:table-cell>
          <table:table-cell table:formula="of:=MID([.A1983];11;30)" office:value-type="string" office:string-value="Warren County,H1" calcext:value-type="string">
            <text:p>Warren County,H1</text:p>
          </table:table-cell>
          <table:table-cell office:value-type="string" calcext:value-type="string">
            <text:p>Warren County</text:p>
          </table:table-cell>
          <table:table-cell/>
        </table:table-row>
        <table:table-row table:style-name="ro1">
          <table:table-cell office:value-type="string" calcext:value-type="string">
            <text:p>NC,37,187,Washington County,H1</text:p>
          </table:table-cell>
          <table:table-cell table:formula="of:=LEFT([.A1984];2)" office:value-type="string" office:string-value="NC" calcext:value-type="string">
            <text:p>NC</text:p>
          </table:table-cell>
          <table:table-cell table:formula="of:=MID([.A1984];4;6)" office:value-type="string" office:string-value="37,187" calcext:value-type="string">
            <text:p>37,187</text:p>
          </table:table-cell>
          <table:table-cell table:formula="of:=MID([.A1984];11;30)" office:value-type="string" office:string-value="Washington County,H1" calcext:value-type="string">
            <text:p>Washington County,H1</text:p>
          </table:table-cell>
          <table:table-cell office:value-type="string" calcext:value-type="string">
            <text:p>Washington County</text:p>
          </table:table-cell>
          <table:table-cell/>
        </table:table-row>
        <table:table-row table:style-name="ro1">
          <table:table-cell office:value-type="string" calcext:value-type="string">
            <text:p>NC,37,189,Watauga County,H1</text:p>
          </table:table-cell>
          <table:table-cell table:formula="of:=LEFT([.A1985];2)" office:value-type="string" office:string-value="NC" calcext:value-type="string">
            <text:p>NC</text:p>
          </table:table-cell>
          <table:table-cell table:formula="of:=MID([.A1985];4;6)" office:value-type="string" office:string-value="37,189" calcext:value-type="string">
            <text:p>37,189</text:p>
          </table:table-cell>
          <table:table-cell table:formula="of:=MID([.A1985];11;30)" office:value-type="string" office:string-value="Watauga County,H1" calcext:value-type="string">
            <text:p>Watauga County,H1</text:p>
          </table:table-cell>
          <table:table-cell office:value-type="string" calcext:value-type="string">
            <text:p>Watauga County</text:p>
          </table:table-cell>
          <table:table-cell/>
        </table:table-row>
        <table:table-row table:style-name="ro1">
          <table:table-cell office:value-type="string" calcext:value-type="string">
            <text:p>NC,37,191,Wayne County,H1</text:p>
          </table:table-cell>
          <table:table-cell table:formula="of:=LEFT([.A1986];2)" office:value-type="string" office:string-value="NC" calcext:value-type="string">
            <text:p>NC</text:p>
          </table:table-cell>
          <table:table-cell table:formula="of:=MID([.A1986];4;6)" office:value-type="string" office:string-value="37,191" calcext:value-type="string">
            <text:p>37,191</text:p>
          </table:table-cell>
          <table:table-cell table:formula="of:=MID([.A1986];11;30)" office:value-type="string" office:string-value="Wayne County,H1" calcext:value-type="string">
            <text:p>Wayne County,H1</text:p>
          </table:table-cell>
          <table:table-cell office:value-type="string" calcext:value-type="string">
            <text:p>Wayne County</text:p>
          </table:table-cell>
          <table:table-cell/>
        </table:table-row>
        <table:table-row table:style-name="ro1">
          <table:table-cell office:value-type="string" calcext:value-type="string">
            <text:p>NC,37,193,Wilkes County,H1</text:p>
          </table:table-cell>
          <table:table-cell table:formula="of:=LEFT([.A1987];2)" office:value-type="string" office:string-value="NC" calcext:value-type="string">
            <text:p>NC</text:p>
          </table:table-cell>
          <table:table-cell table:formula="of:=MID([.A1987];4;6)" office:value-type="string" office:string-value="37,193" calcext:value-type="string">
            <text:p>37,193</text:p>
          </table:table-cell>
          <table:table-cell table:formula="of:=MID([.A1987];11;30)" office:value-type="string" office:string-value="Wilkes County,H1" calcext:value-type="string">
            <text:p>Wilkes County,H1</text:p>
          </table:table-cell>
          <table:table-cell office:value-type="string" calcext:value-type="string">
            <text:p>Wilkes County</text:p>
          </table:table-cell>
          <table:table-cell/>
        </table:table-row>
        <table:table-row table:style-name="ro1">
          <table:table-cell office:value-type="string" calcext:value-type="string">
            <text:p>NC,37,195,Wilson County,H1</text:p>
          </table:table-cell>
          <table:table-cell table:formula="of:=LEFT([.A1988];2)" office:value-type="string" office:string-value="NC" calcext:value-type="string">
            <text:p>NC</text:p>
          </table:table-cell>
          <table:table-cell table:formula="of:=MID([.A1988];4;6)" office:value-type="string" office:string-value="37,195" calcext:value-type="string">
            <text:p>37,195</text:p>
          </table:table-cell>
          <table:table-cell table:formula="of:=MID([.A1988];11;30)" office:value-type="string" office:string-value="Wilson County,H1" calcext:value-type="string">
            <text:p>Wilson County,H1</text:p>
          </table:table-cell>
          <table:table-cell office:value-type="string" calcext:value-type="string">
            <text:p>Wilson County</text:p>
          </table:table-cell>
          <table:table-cell/>
        </table:table-row>
        <table:table-row table:style-name="ro1">
          <table:table-cell office:value-type="string" calcext:value-type="string">
            <text:p>NC,37,197,Yadkin County,H1</text:p>
          </table:table-cell>
          <table:table-cell table:formula="of:=LEFT([.A1989];2)" office:value-type="string" office:string-value="NC" calcext:value-type="string">
            <text:p>NC</text:p>
          </table:table-cell>
          <table:table-cell table:formula="of:=MID([.A1989];4;6)" office:value-type="string" office:string-value="37,197" calcext:value-type="string">
            <text:p>37,197</text:p>
          </table:table-cell>
          <table:table-cell table:formula="of:=MID([.A1989];11;30)" office:value-type="string" office:string-value="Yadkin County,H1" calcext:value-type="string">
            <text:p>Yadkin County,H1</text:p>
          </table:table-cell>
          <table:table-cell office:value-type="string" calcext:value-type="string">
            <text:p>Yadkin County</text:p>
          </table:table-cell>
          <table:table-cell/>
        </table:table-row>
        <table:table-row table:style-name="ro1">
          <table:table-cell office:value-type="string" calcext:value-type="string">
            <text:p>NC,37,199,Yancey County,H1</text:p>
          </table:table-cell>
          <table:table-cell table:formula="of:=LEFT([.A1990];2)" office:value-type="string" office:string-value="NC" calcext:value-type="string">
            <text:p>NC</text:p>
          </table:table-cell>
          <table:table-cell table:formula="of:=MID([.A1990];4;6)" office:value-type="string" office:string-value="37,199" calcext:value-type="string">
            <text:p>37,199</text:p>
          </table:table-cell>
          <table:table-cell table:formula="of:=MID([.A1990];11;30)" office:value-type="string" office:string-value="Yancey County,H1" calcext:value-type="string">
            <text:p>Yancey County,H1</text:p>
          </table:table-cell>
          <table:table-cell office:value-type="string" calcext:value-type="string">
            <text:p>Yancey County</text:p>
          </table:table-cell>
          <table:table-cell/>
        </table:table-row>
        <table:table-row table:style-name="ro1">
          <table:table-cell office:value-type="string" calcext:value-type="string">
            <text:p>ND,38,001,Adams County,H1</text:p>
          </table:table-cell>
          <table:table-cell table:formula="of:=LEFT([.A1991];2)" office:value-type="string" office:string-value="ND" calcext:value-type="string">
            <text:p>ND</text:p>
          </table:table-cell>
          <table:table-cell table:formula="of:=MID([.A1991];4;6)" office:value-type="string" office:string-value="38,001" calcext:value-type="string">
            <text:p>38,001</text:p>
          </table:table-cell>
          <table:table-cell table:formula="of:=MID([.A1991];11;30)" office:value-type="string" office:string-value="Adams County,H1" calcext:value-type="string">
            <text:p>Adams County,H1</text:p>
          </table:table-cell>
          <table:table-cell office:value-type="string" calcext:value-type="string">
            <text:p>Adams County</text:p>
          </table:table-cell>
          <table:table-cell/>
        </table:table-row>
        <table:table-row table:style-name="ro1">
          <table:table-cell office:value-type="string" calcext:value-type="string">
            <text:p>ND,38,003,Barnes County,H1</text:p>
          </table:table-cell>
          <table:table-cell table:formula="of:=LEFT([.A1992];2)" office:value-type="string" office:string-value="ND" calcext:value-type="string">
            <text:p>ND</text:p>
          </table:table-cell>
          <table:table-cell table:formula="of:=MID([.A1992];4;6)" office:value-type="string" office:string-value="38,003" calcext:value-type="string">
            <text:p>38,003</text:p>
          </table:table-cell>
          <table:table-cell table:formula="of:=MID([.A1992];11;30)" office:value-type="string" office:string-value="Barnes County,H1" calcext:value-type="string">
            <text:p>Barnes County,H1</text:p>
          </table:table-cell>
          <table:table-cell office:value-type="string" calcext:value-type="string">
            <text:p>Barnes County</text:p>
          </table:table-cell>
          <table:table-cell/>
        </table:table-row>
        <table:table-row table:style-name="ro1">
          <table:table-cell office:value-type="string" calcext:value-type="string">
            <text:p>ND,38,005,Benson County,H1</text:p>
          </table:table-cell>
          <table:table-cell table:formula="of:=LEFT([.A1993];2)" office:value-type="string" office:string-value="ND" calcext:value-type="string">
            <text:p>ND</text:p>
          </table:table-cell>
          <table:table-cell table:formula="of:=MID([.A1993];4;6)" office:value-type="string" office:string-value="38,005" calcext:value-type="string">
            <text:p>38,005</text:p>
          </table:table-cell>
          <table:table-cell table:formula="of:=MID([.A1993];11;30)" office:value-type="string" office:string-value="Benson County,H1" calcext:value-type="string">
            <text:p>Benson County,H1</text:p>
          </table:table-cell>
          <table:table-cell office:value-type="string" calcext:value-type="string">
            <text:p>Benson County</text:p>
          </table:table-cell>
          <table:table-cell/>
        </table:table-row>
        <table:table-row table:style-name="ro1">
          <table:table-cell office:value-type="string" calcext:value-type="string">
            <text:p>ND,38,007,Billings County,H1</text:p>
          </table:table-cell>
          <table:table-cell table:formula="of:=LEFT([.A1994];2)" office:value-type="string" office:string-value="ND" calcext:value-type="string">
            <text:p>ND</text:p>
          </table:table-cell>
          <table:table-cell table:formula="of:=MID([.A1994];4;6)" office:value-type="string" office:string-value="38,007" calcext:value-type="string">
            <text:p>38,007</text:p>
          </table:table-cell>
          <table:table-cell table:formula="of:=MID([.A1994];11;30)" office:value-type="string" office:string-value="Billings County,H1" calcext:value-type="string">
            <text:p>Billings County,H1</text:p>
          </table:table-cell>
          <table:table-cell office:value-type="string" calcext:value-type="string">
            <text:p>Billings County</text:p>
          </table:table-cell>
          <table:table-cell/>
        </table:table-row>
        <table:table-row table:style-name="ro1">
          <table:table-cell office:value-type="string" calcext:value-type="string">
            <text:p>ND,38,009,Bottineau County,H1</text:p>
          </table:table-cell>
          <table:table-cell table:formula="of:=LEFT([.A1995];2)" office:value-type="string" office:string-value="ND" calcext:value-type="string">
            <text:p>ND</text:p>
          </table:table-cell>
          <table:table-cell table:formula="of:=MID([.A1995];4;6)" office:value-type="string" office:string-value="38,009" calcext:value-type="string">
            <text:p>38,009</text:p>
          </table:table-cell>
          <table:table-cell table:formula="of:=MID([.A1995];11;30)" office:value-type="string" office:string-value="Bottineau County,H1" calcext:value-type="string">
            <text:p>Bottineau County,H1</text:p>
          </table:table-cell>
          <table:table-cell office:value-type="string" calcext:value-type="string">
            <text:p>Bottineau County</text:p>
          </table:table-cell>
          <table:table-cell/>
        </table:table-row>
        <table:table-row table:style-name="ro1">
          <table:table-cell office:value-type="string" calcext:value-type="string">
            <text:p>ND,38,011,Bowman County,H1</text:p>
          </table:table-cell>
          <table:table-cell table:formula="of:=LEFT([.A1996];2)" office:value-type="string" office:string-value="ND" calcext:value-type="string">
            <text:p>ND</text:p>
          </table:table-cell>
          <table:table-cell table:formula="of:=MID([.A1996];4;6)" office:value-type="string" office:string-value="38,011" calcext:value-type="string">
            <text:p>38,011</text:p>
          </table:table-cell>
          <table:table-cell table:formula="of:=MID([.A1996];11;30)" office:value-type="string" office:string-value="Bowman County,H1" calcext:value-type="string">
            <text:p>Bowman County,H1</text:p>
          </table:table-cell>
          <table:table-cell office:value-type="string" calcext:value-type="string">
            <text:p>Bowman County</text:p>
          </table:table-cell>
          <table:table-cell/>
        </table:table-row>
        <table:table-row table:style-name="ro1">
          <table:table-cell office:value-type="string" calcext:value-type="string">
            <text:p>ND,38,013,Burke County,H1</text:p>
          </table:table-cell>
          <table:table-cell table:formula="of:=LEFT([.A1997];2)" office:value-type="string" office:string-value="ND" calcext:value-type="string">
            <text:p>ND</text:p>
          </table:table-cell>
          <table:table-cell table:formula="of:=MID([.A1997];4;6)" office:value-type="string" office:string-value="38,013" calcext:value-type="string">
            <text:p>38,013</text:p>
          </table:table-cell>
          <table:table-cell table:formula="of:=MID([.A1997];11;30)" office:value-type="string" office:string-value="Burke County,H1" calcext:value-type="string">
            <text:p>Burke County,H1</text:p>
          </table:table-cell>
          <table:table-cell office:value-type="string" calcext:value-type="string">
            <text:p>Burke County</text:p>
          </table:table-cell>
          <table:table-cell/>
        </table:table-row>
        <table:table-row table:style-name="ro1">
          <table:table-cell office:value-type="string" calcext:value-type="string">
            <text:p>ND,38,015,Burleigh County,H1</text:p>
          </table:table-cell>
          <table:table-cell table:formula="of:=LEFT([.A1998];2)" office:value-type="string" office:string-value="ND" calcext:value-type="string">
            <text:p>ND</text:p>
          </table:table-cell>
          <table:table-cell table:formula="of:=MID([.A1998];4;6)" office:value-type="string" office:string-value="38,015" calcext:value-type="string">
            <text:p>38,015</text:p>
          </table:table-cell>
          <table:table-cell table:formula="of:=MID([.A1998];11;30)" office:value-type="string" office:string-value="Burleigh County,H1" calcext:value-type="string">
            <text:p>Burleigh County,H1</text:p>
          </table:table-cell>
          <table:table-cell office:value-type="string" calcext:value-type="string">
            <text:p>Burleigh County</text:p>
          </table:table-cell>
          <table:table-cell/>
        </table:table-row>
        <table:table-row table:style-name="ro1">
          <table:table-cell office:value-type="string" calcext:value-type="string">
            <text:p>ND,38,017,Cass County,H1</text:p>
          </table:table-cell>
          <table:table-cell table:formula="of:=LEFT([.A1999];2)" office:value-type="string" office:string-value="ND" calcext:value-type="string">
            <text:p>ND</text:p>
          </table:table-cell>
          <table:table-cell table:formula="of:=MID([.A1999];4;6)" office:value-type="string" office:string-value="38,017" calcext:value-type="string">
            <text:p>38,017</text:p>
          </table:table-cell>
          <table:table-cell table:formula="of:=MID([.A1999];11;30)" office:value-type="string" office:string-value="Cass County,H1" calcext:value-type="string">
            <text:p>Cass County,H1</text:p>
          </table:table-cell>
          <table:table-cell office:value-type="string" calcext:value-type="string">
            <text:p>Cass County</text:p>
          </table:table-cell>
          <table:table-cell/>
        </table:table-row>
        <table:table-row table:style-name="ro1">
          <table:table-cell office:value-type="string" calcext:value-type="string">
            <text:p>ND,38,019,Cavalier County,H1</text:p>
          </table:table-cell>
          <table:table-cell table:formula="of:=LEFT([.A2000];2)" office:value-type="string" office:string-value="ND" calcext:value-type="string">
            <text:p>ND</text:p>
          </table:table-cell>
          <table:table-cell table:formula="of:=MID([.A2000];4;6)" office:value-type="string" office:string-value="38,019" calcext:value-type="string">
            <text:p>38,019</text:p>
          </table:table-cell>
          <table:table-cell table:formula="of:=MID([.A2000];11;30)" office:value-type="string" office:string-value="Cavalier County,H1" calcext:value-type="string">
            <text:p>Cavalier County,H1</text:p>
          </table:table-cell>
          <table:table-cell office:value-type="string" calcext:value-type="string">
            <text:p>Cavalier County</text:p>
          </table:table-cell>
          <table:table-cell/>
        </table:table-row>
        <table:table-row table:style-name="ro1">
          <table:table-cell office:value-type="string" calcext:value-type="string">
            <text:p>ND,38,021,Dickey County,H1</text:p>
          </table:table-cell>
          <table:table-cell table:formula="of:=LEFT([.A2001];2)" office:value-type="string" office:string-value="ND" calcext:value-type="string">
            <text:p>ND</text:p>
          </table:table-cell>
          <table:table-cell table:formula="of:=MID([.A2001];4;6)" office:value-type="string" office:string-value="38,021" calcext:value-type="string">
            <text:p>38,021</text:p>
          </table:table-cell>
          <table:table-cell table:formula="of:=MID([.A2001];11;30)" office:value-type="string" office:string-value="Dickey County,H1" calcext:value-type="string">
            <text:p>Dickey County,H1</text:p>
          </table:table-cell>
          <table:table-cell office:value-type="string" calcext:value-type="string">
            <text:p>Dickey County</text:p>
          </table:table-cell>
          <table:table-cell/>
        </table:table-row>
        <table:table-row table:style-name="ro1">
          <table:table-cell office:value-type="string" calcext:value-type="string">
            <text:p>ND,38,023,Divide County,H1</text:p>
          </table:table-cell>
          <table:table-cell table:formula="of:=LEFT([.A2002];2)" office:value-type="string" office:string-value="ND" calcext:value-type="string">
            <text:p>ND</text:p>
          </table:table-cell>
          <table:table-cell table:formula="of:=MID([.A2002];4;6)" office:value-type="string" office:string-value="38,023" calcext:value-type="string">
            <text:p>38,023</text:p>
          </table:table-cell>
          <table:table-cell table:formula="of:=MID([.A2002];11;30)" office:value-type="string" office:string-value="Divide County,H1" calcext:value-type="string">
            <text:p>Divide County,H1</text:p>
          </table:table-cell>
          <table:table-cell office:value-type="string" calcext:value-type="string">
            <text:p>Divide County</text:p>
          </table:table-cell>
          <table:table-cell/>
        </table:table-row>
        <table:table-row table:style-name="ro1">
          <table:table-cell office:value-type="string" calcext:value-type="string">
            <text:p>ND,38,025,Dunn County,H1</text:p>
          </table:table-cell>
          <table:table-cell table:formula="of:=LEFT([.A2003];2)" office:value-type="string" office:string-value="ND" calcext:value-type="string">
            <text:p>ND</text:p>
          </table:table-cell>
          <table:table-cell table:formula="of:=MID([.A2003];4;6)" office:value-type="string" office:string-value="38,025" calcext:value-type="string">
            <text:p>38,025</text:p>
          </table:table-cell>
          <table:table-cell table:formula="of:=MID([.A2003];11;30)" office:value-type="string" office:string-value="Dunn County,H1" calcext:value-type="string">
            <text:p>Dunn County,H1</text:p>
          </table:table-cell>
          <table:table-cell office:value-type="string" calcext:value-type="string">
            <text:p>Dunn County</text:p>
          </table:table-cell>
          <table:table-cell/>
        </table:table-row>
        <table:table-row table:style-name="ro1">
          <table:table-cell office:value-type="string" calcext:value-type="string">
            <text:p>ND,38,027,Eddy County,H1</text:p>
          </table:table-cell>
          <table:table-cell table:formula="of:=LEFT([.A2004];2)" office:value-type="string" office:string-value="ND" calcext:value-type="string">
            <text:p>ND</text:p>
          </table:table-cell>
          <table:table-cell table:formula="of:=MID([.A2004];4;6)" office:value-type="string" office:string-value="38,027" calcext:value-type="string">
            <text:p>38,027</text:p>
          </table:table-cell>
          <table:table-cell table:formula="of:=MID([.A2004];11;30)" office:value-type="string" office:string-value="Eddy County,H1" calcext:value-type="string">
            <text:p>Eddy County,H1</text:p>
          </table:table-cell>
          <table:table-cell office:value-type="string" calcext:value-type="string">
            <text:p>Eddy County</text:p>
          </table:table-cell>
          <table:table-cell/>
        </table:table-row>
        <table:table-row table:style-name="ro1">
          <table:table-cell office:value-type="string" calcext:value-type="string">
            <text:p>ND,38,029,Emmons County,H1</text:p>
          </table:table-cell>
          <table:table-cell table:formula="of:=LEFT([.A2005];2)" office:value-type="string" office:string-value="ND" calcext:value-type="string">
            <text:p>ND</text:p>
          </table:table-cell>
          <table:table-cell table:formula="of:=MID([.A2005];4;6)" office:value-type="string" office:string-value="38,029" calcext:value-type="string">
            <text:p>38,029</text:p>
          </table:table-cell>
          <table:table-cell table:formula="of:=MID([.A2005];11;30)" office:value-type="string" office:string-value="Emmons County,H1" calcext:value-type="string">
            <text:p>Emmons County,H1</text:p>
          </table:table-cell>
          <table:table-cell office:value-type="string" calcext:value-type="string">
            <text:p>Emmons County</text:p>
          </table:table-cell>
          <table:table-cell/>
        </table:table-row>
        <table:table-row table:style-name="ro1">
          <table:table-cell office:value-type="string" calcext:value-type="string">
            <text:p>ND,38,031,Foster County,H1</text:p>
          </table:table-cell>
          <table:table-cell table:formula="of:=LEFT([.A2006];2)" office:value-type="string" office:string-value="ND" calcext:value-type="string">
            <text:p>ND</text:p>
          </table:table-cell>
          <table:table-cell table:formula="of:=MID([.A2006];4;6)" office:value-type="string" office:string-value="38,031" calcext:value-type="string">
            <text:p>38,031</text:p>
          </table:table-cell>
          <table:table-cell table:formula="of:=MID([.A2006];11;30)" office:value-type="string" office:string-value="Foster County,H1" calcext:value-type="string">
            <text:p>Foster County,H1</text:p>
          </table:table-cell>
          <table:table-cell office:value-type="string" calcext:value-type="string">
            <text:p>Foster County</text:p>
          </table:table-cell>
          <table:table-cell/>
        </table:table-row>
        <table:table-row table:style-name="ro2">
          <table:table-cell office:value-type="string" calcext:value-type="string">
            <text:p>ND,38,033,Golden Valley County,H1</text:p>
          </table:table-cell>
          <table:table-cell table:formula="of:=LEFT([.A2007];2)" office:value-type="string" office:string-value="ND" calcext:value-type="string">
            <text:p>ND</text:p>
          </table:table-cell>
          <table:table-cell table:formula="of:=MID([.A2007];4;6)" office:value-type="string" office:string-value="38,033" calcext:value-type="string">
            <text:p>38,033</text:p>
          </table:table-cell>
          <table:table-cell table:formula="of:=MID([.A2007];11;30)" office:value-type="string" office:string-value="Golden Valley County,H1" calcext:value-type="string">
            <text:p>Golden Valley County,H1</text:p>
          </table:table-cell>
          <table:table-cell office:value-type="string" calcext:value-type="string">
            <text:p>Golden Valley County</text:p>
          </table:table-cell>
          <table:table-cell/>
        </table:table-row>
        <table:table-row table:style-name="ro2">
          <table:table-cell office:value-type="string" calcext:value-type="string">
            <text:p>ND,38,035,Grand Forks County,H1</text:p>
          </table:table-cell>
          <table:table-cell table:formula="of:=LEFT([.A2008];2)" office:value-type="string" office:string-value="ND" calcext:value-type="string">
            <text:p>ND</text:p>
          </table:table-cell>
          <table:table-cell table:formula="of:=MID([.A2008];4;6)" office:value-type="string" office:string-value="38,035" calcext:value-type="string">
            <text:p>38,035</text:p>
          </table:table-cell>
          <table:table-cell table:formula="of:=MID([.A2008];11;30)" office:value-type="string" office:string-value="Grand Forks County,H1" calcext:value-type="string">
            <text:p>Grand Forks County,H1</text:p>
          </table:table-cell>
          <table:table-cell office:value-type="string" calcext:value-type="string">
            <text:p>Grand Forks County</text:p>
          </table:table-cell>
          <table:table-cell/>
        </table:table-row>
        <table:table-row table:style-name="ro1">
          <table:table-cell office:value-type="string" calcext:value-type="string">
            <text:p>ND,38,037,Grant County,H1</text:p>
          </table:table-cell>
          <table:table-cell table:formula="of:=LEFT([.A2009];2)" office:value-type="string" office:string-value="ND" calcext:value-type="string">
            <text:p>ND</text:p>
          </table:table-cell>
          <table:table-cell table:formula="of:=MID([.A2009];4;6)" office:value-type="string" office:string-value="38,037" calcext:value-type="string">
            <text:p>38,037</text:p>
          </table:table-cell>
          <table:table-cell table:formula="of:=MID([.A2009];11;30)" office:value-type="string" office:string-value="Grant County,H1" calcext:value-type="string">
            <text:p>Grant County,H1</text:p>
          </table:table-cell>
          <table:table-cell office:value-type="string" calcext:value-type="string">
            <text:p>Grant County</text:p>
          </table:table-cell>
          <table:table-cell/>
        </table:table-row>
        <table:table-row table:style-name="ro1">
          <table:table-cell office:value-type="string" calcext:value-type="string">
            <text:p>ND,38,039,Griggs County,H1</text:p>
          </table:table-cell>
          <table:table-cell table:formula="of:=LEFT([.A2010];2)" office:value-type="string" office:string-value="ND" calcext:value-type="string">
            <text:p>ND</text:p>
          </table:table-cell>
          <table:table-cell table:formula="of:=MID([.A2010];4;6)" office:value-type="string" office:string-value="38,039" calcext:value-type="string">
            <text:p>38,039</text:p>
          </table:table-cell>
          <table:table-cell table:formula="of:=MID([.A2010];11;30)" office:value-type="string" office:string-value="Griggs County,H1" calcext:value-type="string">
            <text:p>Griggs County,H1</text:p>
          </table:table-cell>
          <table:table-cell office:value-type="string" calcext:value-type="string">
            <text:p>Griggs County</text:p>
          </table:table-cell>
          <table:table-cell/>
        </table:table-row>
        <table:table-row table:style-name="ro1">
          <table:table-cell office:value-type="string" calcext:value-type="string">
            <text:p>ND,38,041,Hettinger County,H1</text:p>
          </table:table-cell>
          <table:table-cell table:formula="of:=LEFT([.A2011];2)" office:value-type="string" office:string-value="ND" calcext:value-type="string">
            <text:p>ND</text:p>
          </table:table-cell>
          <table:table-cell table:formula="of:=MID([.A2011];4;6)" office:value-type="string" office:string-value="38,041" calcext:value-type="string">
            <text:p>38,041</text:p>
          </table:table-cell>
          <table:table-cell table:formula="of:=MID([.A2011];11;30)" office:value-type="string" office:string-value="Hettinger County,H1" calcext:value-type="string">
            <text:p>Hettinger County,H1</text:p>
          </table:table-cell>
          <table:table-cell office:value-type="string" calcext:value-type="string">
            <text:p>Hettinger County</text:p>
          </table:table-cell>
          <table:table-cell/>
        </table:table-row>
        <table:table-row table:style-name="ro1">
          <table:table-cell office:value-type="string" calcext:value-type="string">
            <text:p>ND,38,043,Kidder County,H1</text:p>
          </table:table-cell>
          <table:table-cell table:formula="of:=LEFT([.A2012];2)" office:value-type="string" office:string-value="ND" calcext:value-type="string">
            <text:p>ND</text:p>
          </table:table-cell>
          <table:table-cell table:formula="of:=MID([.A2012];4;6)" office:value-type="string" office:string-value="38,043" calcext:value-type="string">
            <text:p>38,043</text:p>
          </table:table-cell>
          <table:table-cell table:formula="of:=MID([.A2012];11;30)" office:value-type="string" office:string-value="Kidder County,H1" calcext:value-type="string">
            <text:p>Kidder County,H1</text:p>
          </table:table-cell>
          <table:table-cell office:value-type="string" calcext:value-type="string">
            <text:p>Kidder County</text:p>
          </table:table-cell>
          <table:table-cell/>
        </table:table-row>
        <table:table-row table:style-name="ro1">
          <table:table-cell office:value-type="string" calcext:value-type="string">
            <text:p>ND,38,045,LaMoure County,H1</text:p>
          </table:table-cell>
          <table:table-cell table:formula="of:=LEFT([.A2013];2)" office:value-type="string" office:string-value="ND" calcext:value-type="string">
            <text:p>ND</text:p>
          </table:table-cell>
          <table:table-cell table:formula="of:=MID([.A2013];4;6)" office:value-type="string" office:string-value="38,045" calcext:value-type="string">
            <text:p>38,045</text:p>
          </table:table-cell>
          <table:table-cell table:formula="of:=MID([.A2013];11;30)" office:value-type="string" office:string-value="LaMoure County,H1" calcext:value-type="string">
            <text:p>LaMoure County,H1</text:p>
          </table:table-cell>
          <table:table-cell office:value-type="string" calcext:value-type="string">
            <text:p>LaMoure County</text:p>
          </table:table-cell>
          <table:table-cell/>
        </table:table-row>
        <table:table-row table:style-name="ro1">
          <table:table-cell office:value-type="string" calcext:value-type="string">
            <text:p>ND,38,047,Logan County,H1</text:p>
          </table:table-cell>
          <table:table-cell table:formula="of:=LEFT([.A2014];2)" office:value-type="string" office:string-value="ND" calcext:value-type="string">
            <text:p>ND</text:p>
          </table:table-cell>
          <table:table-cell table:formula="of:=MID([.A2014];4;6)" office:value-type="string" office:string-value="38,047" calcext:value-type="string">
            <text:p>38,047</text:p>
          </table:table-cell>
          <table:table-cell table:formula="of:=MID([.A2014];11;30)" office:value-type="string" office:string-value="Logan County,H1" calcext:value-type="string">
            <text:p>Logan County,H1</text:p>
          </table:table-cell>
          <table:table-cell office:value-type="string" calcext:value-type="string">
            <text:p>Logan County</text:p>
          </table:table-cell>
          <table:table-cell/>
        </table:table-row>
        <table:table-row table:style-name="ro1">
          <table:table-cell office:value-type="string" calcext:value-type="string">
            <text:p>ND,38,049,McHenry County,H1</text:p>
          </table:table-cell>
          <table:table-cell table:formula="of:=LEFT([.A2015];2)" office:value-type="string" office:string-value="ND" calcext:value-type="string">
            <text:p>ND</text:p>
          </table:table-cell>
          <table:table-cell table:formula="of:=MID([.A2015];4;6)" office:value-type="string" office:string-value="38,049" calcext:value-type="string">
            <text:p>38,049</text:p>
          </table:table-cell>
          <table:table-cell table:formula="of:=MID([.A2015];11;30)" office:value-type="string" office:string-value="McHenry County,H1" calcext:value-type="string">
            <text:p>McHenry County,H1</text:p>
          </table:table-cell>
          <table:table-cell office:value-type="string" calcext:value-type="string">
            <text:p>McHenry County</text:p>
          </table:table-cell>
          <table:table-cell/>
        </table:table-row>
        <table:table-row table:style-name="ro1">
          <table:table-cell office:value-type="string" calcext:value-type="string">
            <text:p>ND,38,051,McIntosh County,H1</text:p>
          </table:table-cell>
          <table:table-cell table:formula="of:=LEFT([.A2016];2)" office:value-type="string" office:string-value="ND" calcext:value-type="string">
            <text:p>ND</text:p>
          </table:table-cell>
          <table:table-cell table:formula="of:=MID([.A2016];4;6)" office:value-type="string" office:string-value="38,051" calcext:value-type="string">
            <text:p>38,051</text:p>
          </table:table-cell>
          <table:table-cell table:formula="of:=MID([.A2016];11;30)" office:value-type="string" office:string-value="McIntosh County,H1" calcext:value-type="string">
            <text:p>McIntosh County,H1</text:p>
          </table:table-cell>
          <table:table-cell office:value-type="string" calcext:value-type="string">
            <text:p>McIntosh County</text:p>
          </table:table-cell>
          <table:table-cell/>
        </table:table-row>
        <table:table-row table:style-name="ro1">
          <table:table-cell office:value-type="string" calcext:value-type="string">
            <text:p>ND,38,053,McKenzie County,H1</text:p>
          </table:table-cell>
          <table:table-cell table:formula="of:=LEFT([.A2017];2)" office:value-type="string" office:string-value="ND" calcext:value-type="string">
            <text:p>ND</text:p>
          </table:table-cell>
          <table:table-cell table:formula="of:=MID([.A2017];4;6)" office:value-type="string" office:string-value="38,053" calcext:value-type="string">
            <text:p>38,053</text:p>
          </table:table-cell>
          <table:table-cell table:formula="of:=MID([.A2017];11;30)" office:value-type="string" office:string-value="McKenzie County,H1" calcext:value-type="string">
            <text:p>McKenzie County,H1</text:p>
          </table:table-cell>
          <table:table-cell office:value-type="string" calcext:value-type="string">
            <text:p>McKenzie County</text:p>
          </table:table-cell>
          <table:table-cell/>
        </table:table-row>
        <table:table-row table:style-name="ro1">
          <table:table-cell office:value-type="string" calcext:value-type="string">
            <text:p>ND,38,055,McLean County,H1</text:p>
          </table:table-cell>
          <table:table-cell table:formula="of:=LEFT([.A2018];2)" office:value-type="string" office:string-value="ND" calcext:value-type="string">
            <text:p>ND</text:p>
          </table:table-cell>
          <table:table-cell table:formula="of:=MID([.A2018];4;6)" office:value-type="string" office:string-value="38,055" calcext:value-type="string">
            <text:p>38,055</text:p>
          </table:table-cell>
          <table:table-cell table:formula="of:=MID([.A2018];11;30)" office:value-type="string" office:string-value="McLean County,H1" calcext:value-type="string">
            <text:p>McLean County,H1</text:p>
          </table:table-cell>
          <table:table-cell office:value-type="string" calcext:value-type="string">
            <text:p>McLean County</text:p>
          </table:table-cell>
          <table:table-cell/>
        </table:table-row>
        <table:table-row table:style-name="ro1">
          <table:table-cell office:value-type="string" calcext:value-type="string">
            <text:p>ND,38,057,Mercer County,H1</text:p>
          </table:table-cell>
          <table:table-cell table:formula="of:=LEFT([.A2019];2)" office:value-type="string" office:string-value="ND" calcext:value-type="string">
            <text:p>ND</text:p>
          </table:table-cell>
          <table:table-cell table:formula="of:=MID([.A2019];4;6)" office:value-type="string" office:string-value="38,057" calcext:value-type="string">
            <text:p>38,057</text:p>
          </table:table-cell>
          <table:table-cell table:formula="of:=MID([.A2019];11;30)" office:value-type="string" office:string-value="Mercer County,H1" calcext:value-type="string">
            <text:p>Mercer County,H1</text:p>
          </table:table-cell>
          <table:table-cell office:value-type="string" calcext:value-type="string">
            <text:p>Mercer County</text:p>
          </table:table-cell>
          <table:table-cell/>
        </table:table-row>
        <table:table-row table:style-name="ro1">
          <table:table-cell office:value-type="string" calcext:value-type="string">
            <text:p>ND,38,059,Morton County,H1</text:p>
          </table:table-cell>
          <table:table-cell table:formula="of:=LEFT([.A2020];2)" office:value-type="string" office:string-value="ND" calcext:value-type="string">
            <text:p>ND</text:p>
          </table:table-cell>
          <table:table-cell table:formula="of:=MID([.A2020];4;6)" office:value-type="string" office:string-value="38,059" calcext:value-type="string">
            <text:p>38,059</text:p>
          </table:table-cell>
          <table:table-cell table:formula="of:=MID([.A2020];11;30)" office:value-type="string" office:string-value="Morton County,H1" calcext:value-type="string">
            <text:p>Morton County,H1</text:p>
          </table:table-cell>
          <table:table-cell office:value-type="string" calcext:value-type="string">
            <text:p>Morton County</text:p>
          </table:table-cell>
          <table:table-cell/>
        </table:table-row>
        <table:table-row table:style-name="ro1">
          <table:table-cell office:value-type="string" calcext:value-type="string">
            <text:p>ND,38,061,Mountrail County,H1</text:p>
          </table:table-cell>
          <table:table-cell table:formula="of:=LEFT([.A2021];2)" office:value-type="string" office:string-value="ND" calcext:value-type="string">
            <text:p>ND</text:p>
          </table:table-cell>
          <table:table-cell table:formula="of:=MID([.A2021];4;6)" office:value-type="string" office:string-value="38,061" calcext:value-type="string">
            <text:p>38,061</text:p>
          </table:table-cell>
          <table:table-cell table:formula="of:=MID([.A2021];11;30)" office:value-type="string" office:string-value="Mountrail County,H1" calcext:value-type="string">
            <text:p>Mountrail County,H1</text:p>
          </table:table-cell>
          <table:table-cell office:value-type="string" calcext:value-type="string">
            <text:p>Mountrail County</text:p>
          </table:table-cell>
          <table:table-cell/>
        </table:table-row>
        <table:table-row table:style-name="ro1">
          <table:table-cell office:value-type="string" calcext:value-type="string">
            <text:p>ND,38,063,Nelson County,H1</text:p>
          </table:table-cell>
          <table:table-cell table:formula="of:=LEFT([.A2022];2)" office:value-type="string" office:string-value="ND" calcext:value-type="string">
            <text:p>ND</text:p>
          </table:table-cell>
          <table:table-cell table:formula="of:=MID([.A2022];4;6)" office:value-type="string" office:string-value="38,063" calcext:value-type="string">
            <text:p>38,063</text:p>
          </table:table-cell>
          <table:table-cell table:formula="of:=MID([.A2022];11;30)" office:value-type="string" office:string-value="Nelson County,H1" calcext:value-type="string">
            <text:p>Nelson County,H1</text:p>
          </table:table-cell>
          <table:table-cell office:value-type="string" calcext:value-type="string">
            <text:p>Nelson County</text:p>
          </table:table-cell>
          <table:table-cell/>
        </table:table-row>
        <table:table-row table:style-name="ro1">
          <table:table-cell office:value-type="string" calcext:value-type="string">
            <text:p>ND,38,065,Oliver County,H1</text:p>
          </table:table-cell>
          <table:table-cell table:formula="of:=LEFT([.A2023];2)" office:value-type="string" office:string-value="ND" calcext:value-type="string">
            <text:p>ND</text:p>
          </table:table-cell>
          <table:table-cell table:formula="of:=MID([.A2023];4;6)" office:value-type="string" office:string-value="38,065" calcext:value-type="string">
            <text:p>38,065</text:p>
          </table:table-cell>
          <table:table-cell table:formula="of:=MID([.A2023];11;30)" office:value-type="string" office:string-value="Oliver County,H1" calcext:value-type="string">
            <text:p>Oliver County,H1</text:p>
          </table:table-cell>
          <table:table-cell office:value-type="string" calcext:value-type="string">
            <text:p>Oliver County</text:p>
          </table:table-cell>
          <table:table-cell/>
        </table:table-row>
        <table:table-row table:style-name="ro1">
          <table:table-cell office:value-type="string" calcext:value-type="string">
            <text:p>ND,38,067,Pembina County,H1</text:p>
          </table:table-cell>
          <table:table-cell table:formula="of:=LEFT([.A2024];2)" office:value-type="string" office:string-value="ND" calcext:value-type="string">
            <text:p>ND</text:p>
          </table:table-cell>
          <table:table-cell table:formula="of:=MID([.A2024];4;6)" office:value-type="string" office:string-value="38,067" calcext:value-type="string">
            <text:p>38,067</text:p>
          </table:table-cell>
          <table:table-cell table:formula="of:=MID([.A2024];11;30)" office:value-type="string" office:string-value="Pembina County,H1" calcext:value-type="string">
            <text:p>Pembina County,H1</text:p>
          </table:table-cell>
          <table:table-cell office:value-type="string" calcext:value-type="string">
            <text:p>Pembina County</text:p>
          </table:table-cell>
          <table:table-cell/>
        </table:table-row>
        <table:table-row table:style-name="ro1">
          <table:table-cell office:value-type="string" calcext:value-type="string">
            <text:p>ND,38,069,Pierce County,H1</text:p>
          </table:table-cell>
          <table:table-cell table:formula="of:=LEFT([.A2025];2)" office:value-type="string" office:string-value="ND" calcext:value-type="string">
            <text:p>ND</text:p>
          </table:table-cell>
          <table:table-cell table:formula="of:=MID([.A2025];4;6)" office:value-type="string" office:string-value="38,069" calcext:value-type="string">
            <text:p>38,069</text:p>
          </table:table-cell>
          <table:table-cell table:formula="of:=MID([.A2025];11;30)" office:value-type="string" office:string-value="Pierce County,H1" calcext:value-type="string">
            <text:p>Pierce County,H1</text:p>
          </table:table-cell>
          <table:table-cell office:value-type="string" calcext:value-type="string">
            <text:p>Pierce County</text:p>
          </table:table-cell>
          <table:table-cell/>
        </table:table-row>
        <table:table-row table:style-name="ro1">
          <table:table-cell office:value-type="string" calcext:value-type="string">
            <text:p>ND,38,071,Ramsey County,H1</text:p>
          </table:table-cell>
          <table:table-cell table:formula="of:=LEFT([.A2026];2)" office:value-type="string" office:string-value="ND" calcext:value-type="string">
            <text:p>ND</text:p>
          </table:table-cell>
          <table:table-cell table:formula="of:=MID([.A2026];4;6)" office:value-type="string" office:string-value="38,071" calcext:value-type="string">
            <text:p>38,071</text:p>
          </table:table-cell>
          <table:table-cell table:formula="of:=MID([.A2026];11;30)" office:value-type="string" office:string-value="Ramsey County,H1" calcext:value-type="string">
            <text:p>Ramsey County,H1</text:p>
          </table:table-cell>
          <table:table-cell office:value-type="string" calcext:value-type="string">
            <text:p>Ramsey County</text:p>
          </table:table-cell>
          <table:table-cell/>
        </table:table-row>
        <table:table-row table:style-name="ro1">
          <table:table-cell office:value-type="string" calcext:value-type="string">
            <text:p>ND,38,073,Ransom County,H1</text:p>
          </table:table-cell>
          <table:table-cell table:formula="of:=LEFT([.A2027];2)" office:value-type="string" office:string-value="ND" calcext:value-type="string">
            <text:p>ND</text:p>
          </table:table-cell>
          <table:table-cell table:formula="of:=MID([.A2027];4;6)" office:value-type="string" office:string-value="38,073" calcext:value-type="string">
            <text:p>38,073</text:p>
          </table:table-cell>
          <table:table-cell table:formula="of:=MID([.A2027];11;30)" office:value-type="string" office:string-value="Ransom County,H1" calcext:value-type="string">
            <text:p>Ransom County,H1</text:p>
          </table:table-cell>
          <table:table-cell office:value-type="string" calcext:value-type="string">
            <text:p>Ransom County</text:p>
          </table:table-cell>
          <table:table-cell/>
        </table:table-row>
        <table:table-row table:style-name="ro1">
          <table:table-cell office:value-type="string" calcext:value-type="string">
            <text:p>ND,38,075,Renville County,H1</text:p>
          </table:table-cell>
          <table:table-cell table:formula="of:=LEFT([.A2028];2)" office:value-type="string" office:string-value="ND" calcext:value-type="string">
            <text:p>ND</text:p>
          </table:table-cell>
          <table:table-cell table:formula="of:=MID([.A2028];4;6)" office:value-type="string" office:string-value="38,075" calcext:value-type="string">
            <text:p>38,075</text:p>
          </table:table-cell>
          <table:table-cell table:formula="of:=MID([.A2028];11;30)" office:value-type="string" office:string-value="Renville County,H1" calcext:value-type="string">
            <text:p>Renville County,H1</text:p>
          </table:table-cell>
          <table:table-cell office:value-type="string" calcext:value-type="string">
            <text:p>Renville County</text:p>
          </table:table-cell>
          <table:table-cell/>
        </table:table-row>
        <table:table-row table:style-name="ro1">
          <table:table-cell office:value-type="string" calcext:value-type="string">
            <text:p>ND,38,077,Richland County,H1</text:p>
          </table:table-cell>
          <table:table-cell table:formula="of:=LEFT([.A2029];2)" office:value-type="string" office:string-value="ND" calcext:value-type="string">
            <text:p>ND</text:p>
          </table:table-cell>
          <table:table-cell table:formula="of:=MID([.A2029];4;6)" office:value-type="string" office:string-value="38,077" calcext:value-type="string">
            <text:p>38,077</text:p>
          </table:table-cell>
          <table:table-cell table:formula="of:=MID([.A2029];11;30)" office:value-type="string" office:string-value="Richland County,H1" calcext:value-type="string">
            <text:p>Richland County,H1</text:p>
          </table:table-cell>
          <table:table-cell office:value-type="string" calcext:value-type="string">
            <text:p>Richland County</text:p>
          </table:table-cell>
          <table:table-cell/>
        </table:table-row>
        <table:table-row table:style-name="ro1">
          <table:table-cell office:value-type="string" calcext:value-type="string">
            <text:p>ND,38,079,Rolette County,H1</text:p>
          </table:table-cell>
          <table:table-cell table:formula="of:=LEFT([.A2030];2)" office:value-type="string" office:string-value="ND" calcext:value-type="string">
            <text:p>ND</text:p>
          </table:table-cell>
          <table:table-cell table:formula="of:=MID([.A2030];4;6)" office:value-type="string" office:string-value="38,079" calcext:value-type="string">
            <text:p>38,079</text:p>
          </table:table-cell>
          <table:table-cell table:formula="of:=MID([.A2030];11;30)" office:value-type="string" office:string-value="Rolette County,H1" calcext:value-type="string">
            <text:p>Rolette County,H1</text:p>
          </table:table-cell>
          <table:table-cell office:value-type="string" calcext:value-type="string">
            <text:p>Rolette County</text:p>
          </table:table-cell>
          <table:table-cell/>
        </table:table-row>
        <table:table-row table:style-name="ro1">
          <table:table-cell office:value-type="string" calcext:value-type="string">
            <text:p>ND,38,081,Sargent County,H1</text:p>
          </table:table-cell>
          <table:table-cell table:formula="of:=LEFT([.A2031];2)" office:value-type="string" office:string-value="ND" calcext:value-type="string">
            <text:p>ND</text:p>
          </table:table-cell>
          <table:table-cell table:formula="of:=MID([.A2031];4;6)" office:value-type="string" office:string-value="38,081" calcext:value-type="string">
            <text:p>38,081</text:p>
          </table:table-cell>
          <table:table-cell table:formula="of:=MID([.A2031];11;30)" office:value-type="string" office:string-value="Sargent County,H1" calcext:value-type="string">
            <text:p>Sargent County,H1</text:p>
          </table:table-cell>
          <table:table-cell office:value-type="string" calcext:value-type="string">
            <text:p>Sargent County</text:p>
          </table:table-cell>
          <table:table-cell/>
        </table:table-row>
        <table:table-row table:style-name="ro1">
          <table:table-cell office:value-type="string" calcext:value-type="string">
            <text:p>ND,38,083,Sheridan County,H1</text:p>
          </table:table-cell>
          <table:table-cell table:formula="of:=LEFT([.A2032];2)" office:value-type="string" office:string-value="ND" calcext:value-type="string">
            <text:p>ND</text:p>
          </table:table-cell>
          <table:table-cell table:formula="of:=MID([.A2032];4;6)" office:value-type="string" office:string-value="38,083" calcext:value-type="string">
            <text:p>38,083</text:p>
          </table:table-cell>
          <table:table-cell table:formula="of:=MID([.A2032];11;30)" office:value-type="string" office:string-value="Sheridan County,H1" calcext:value-type="string">
            <text:p>Sheridan County,H1</text:p>
          </table:table-cell>
          <table:table-cell office:value-type="string" calcext:value-type="string">
            <text:p>Sheridan County</text:p>
          </table:table-cell>
          <table:table-cell/>
        </table:table-row>
        <table:table-row table:style-name="ro1">
          <table:table-cell office:value-type="string" calcext:value-type="string">
            <text:p>ND,38,085,Sioux County,H1</text:p>
          </table:table-cell>
          <table:table-cell table:formula="of:=LEFT([.A2033];2)" office:value-type="string" office:string-value="ND" calcext:value-type="string">
            <text:p>ND</text:p>
          </table:table-cell>
          <table:table-cell table:formula="of:=MID([.A2033];4;6)" office:value-type="string" office:string-value="38,085" calcext:value-type="string">
            <text:p>38,085</text:p>
          </table:table-cell>
          <table:table-cell table:formula="of:=MID([.A2033];11;30)" office:value-type="string" office:string-value="Sioux County,H1" calcext:value-type="string">
            <text:p>Sioux County,H1</text:p>
          </table:table-cell>
          <table:table-cell office:value-type="string" calcext:value-type="string">
            <text:p>Sioux County</text:p>
          </table:table-cell>
          <table:table-cell/>
        </table:table-row>
        <table:table-row table:style-name="ro1">
          <table:table-cell office:value-type="string" calcext:value-type="string">
            <text:p>ND,38,087,Slope County,H1</text:p>
          </table:table-cell>
          <table:table-cell table:formula="of:=LEFT([.A2034];2)" office:value-type="string" office:string-value="ND" calcext:value-type="string">
            <text:p>ND</text:p>
          </table:table-cell>
          <table:table-cell table:formula="of:=MID([.A2034];4;6)" office:value-type="string" office:string-value="38,087" calcext:value-type="string">
            <text:p>38,087</text:p>
          </table:table-cell>
          <table:table-cell table:formula="of:=MID([.A2034];11;30)" office:value-type="string" office:string-value="Slope County,H1" calcext:value-type="string">
            <text:p>Slope County,H1</text:p>
          </table:table-cell>
          <table:table-cell office:value-type="string" calcext:value-type="string">
            <text:p>Slope County</text:p>
          </table:table-cell>
          <table:table-cell/>
        </table:table-row>
        <table:table-row table:style-name="ro1">
          <table:table-cell office:value-type="string" calcext:value-type="string">
            <text:p>ND,38,089,Stark County,H1</text:p>
          </table:table-cell>
          <table:table-cell table:formula="of:=LEFT([.A2035];2)" office:value-type="string" office:string-value="ND" calcext:value-type="string">
            <text:p>ND</text:p>
          </table:table-cell>
          <table:table-cell table:formula="of:=MID([.A2035];4;6)" office:value-type="string" office:string-value="38,089" calcext:value-type="string">
            <text:p>38,089</text:p>
          </table:table-cell>
          <table:table-cell table:formula="of:=MID([.A2035];11;30)" office:value-type="string" office:string-value="Stark County,H1" calcext:value-type="string">
            <text:p>Stark County,H1</text:p>
          </table:table-cell>
          <table:table-cell office:value-type="string" calcext:value-type="string">
            <text:p>Stark County</text:p>
          </table:table-cell>
          <table:table-cell/>
        </table:table-row>
        <table:table-row table:style-name="ro1">
          <table:table-cell office:value-type="string" calcext:value-type="string">
            <text:p>ND,38,091,Steele County,H1</text:p>
          </table:table-cell>
          <table:table-cell table:formula="of:=LEFT([.A2036];2)" office:value-type="string" office:string-value="ND" calcext:value-type="string">
            <text:p>ND</text:p>
          </table:table-cell>
          <table:table-cell table:formula="of:=MID([.A2036];4;6)" office:value-type="string" office:string-value="38,091" calcext:value-type="string">
            <text:p>38,091</text:p>
          </table:table-cell>
          <table:table-cell table:formula="of:=MID([.A2036];11;30)" office:value-type="string" office:string-value="Steele County,H1" calcext:value-type="string">
            <text:p>Steele County,H1</text:p>
          </table:table-cell>
          <table:table-cell office:value-type="string" calcext:value-type="string">
            <text:p>Steele County</text:p>
          </table:table-cell>
          <table:table-cell/>
        </table:table-row>
        <table:table-row table:style-name="ro1">
          <table:table-cell office:value-type="string" calcext:value-type="string">
            <text:p>ND,38,093,Stutsman County,H1</text:p>
          </table:table-cell>
          <table:table-cell table:formula="of:=LEFT([.A2037];2)" office:value-type="string" office:string-value="ND" calcext:value-type="string">
            <text:p>ND</text:p>
          </table:table-cell>
          <table:table-cell table:formula="of:=MID([.A2037];4;6)" office:value-type="string" office:string-value="38,093" calcext:value-type="string">
            <text:p>38,093</text:p>
          </table:table-cell>
          <table:table-cell table:formula="of:=MID([.A2037];11;30)" office:value-type="string" office:string-value="Stutsman County,H1" calcext:value-type="string">
            <text:p>Stutsman County,H1</text:p>
          </table:table-cell>
          <table:table-cell office:value-type="string" calcext:value-type="string">
            <text:p>Stutsman County</text:p>
          </table:table-cell>
          <table:table-cell/>
        </table:table-row>
        <table:table-row table:style-name="ro1">
          <table:table-cell office:value-type="string" calcext:value-type="string">
            <text:p>ND,38,095,Towner County,H1</text:p>
          </table:table-cell>
          <table:table-cell table:formula="of:=LEFT([.A2038];2)" office:value-type="string" office:string-value="ND" calcext:value-type="string">
            <text:p>ND</text:p>
          </table:table-cell>
          <table:table-cell table:formula="of:=MID([.A2038];4;6)" office:value-type="string" office:string-value="38,095" calcext:value-type="string">
            <text:p>38,095</text:p>
          </table:table-cell>
          <table:table-cell table:formula="of:=MID([.A2038];11;30)" office:value-type="string" office:string-value="Towner County,H1" calcext:value-type="string">
            <text:p>Towner County,H1</text:p>
          </table:table-cell>
          <table:table-cell office:value-type="string" calcext:value-type="string">
            <text:p>Towner County</text:p>
          </table:table-cell>
          <table:table-cell/>
        </table:table-row>
        <table:table-row table:style-name="ro1">
          <table:table-cell office:value-type="string" calcext:value-type="string">
            <text:p>ND,38,097,Traill County,H1</text:p>
          </table:table-cell>
          <table:table-cell table:formula="of:=LEFT([.A2039];2)" office:value-type="string" office:string-value="ND" calcext:value-type="string">
            <text:p>ND</text:p>
          </table:table-cell>
          <table:table-cell table:formula="of:=MID([.A2039];4;6)" office:value-type="string" office:string-value="38,097" calcext:value-type="string">
            <text:p>38,097</text:p>
          </table:table-cell>
          <table:table-cell table:formula="of:=MID([.A2039];11;30)" office:value-type="string" office:string-value="Traill County,H1" calcext:value-type="string">
            <text:p>Traill County,H1</text:p>
          </table:table-cell>
          <table:table-cell office:value-type="string" calcext:value-type="string">
            <text:p>Traill County</text:p>
          </table:table-cell>
          <table:table-cell/>
        </table:table-row>
        <table:table-row table:style-name="ro1">
          <table:table-cell office:value-type="string" calcext:value-type="string">
            <text:p>ND,38,099,Walsh County,H1</text:p>
          </table:table-cell>
          <table:table-cell table:formula="of:=LEFT([.A2040];2)" office:value-type="string" office:string-value="ND" calcext:value-type="string">
            <text:p>ND</text:p>
          </table:table-cell>
          <table:table-cell table:formula="of:=MID([.A2040];4;6)" office:value-type="string" office:string-value="38,099" calcext:value-type="string">
            <text:p>38,099</text:p>
          </table:table-cell>
          <table:table-cell table:formula="of:=MID([.A2040];11;30)" office:value-type="string" office:string-value="Walsh County,H1" calcext:value-type="string">
            <text:p>Walsh County,H1</text:p>
          </table:table-cell>
          <table:table-cell office:value-type="string" calcext:value-type="string">
            <text:p>Walsh County</text:p>
          </table:table-cell>
          <table:table-cell/>
        </table:table-row>
        <table:table-row table:style-name="ro1">
          <table:table-cell office:value-type="string" calcext:value-type="string">
            <text:p>ND,38,101,Ward County,H1</text:p>
          </table:table-cell>
          <table:table-cell table:formula="of:=LEFT([.A2041];2)" office:value-type="string" office:string-value="ND" calcext:value-type="string">
            <text:p>ND</text:p>
          </table:table-cell>
          <table:table-cell table:formula="of:=MID([.A2041];4;6)" office:value-type="string" office:string-value="38,101" calcext:value-type="string">
            <text:p>38,101</text:p>
          </table:table-cell>
          <table:table-cell table:formula="of:=MID([.A2041];11;30)" office:value-type="string" office:string-value="Ward County,H1" calcext:value-type="string">
            <text:p>Ward County,H1</text:p>
          </table:table-cell>
          <table:table-cell office:value-type="string" calcext:value-type="string">
            <text:p>Ward County</text:p>
          </table:table-cell>
          <table:table-cell/>
        </table:table-row>
        <table:table-row table:style-name="ro1">
          <table:table-cell office:value-type="string" calcext:value-type="string">
            <text:p>ND,38,103,Wells County,H1</text:p>
          </table:table-cell>
          <table:table-cell table:formula="of:=LEFT([.A2042];2)" office:value-type="string" office:string-value="ND" calcext:value-type="string">
            <text:p>ND</text:p>
          </table:table-cell>
          <table:table-cell table:formula="of:=MID([.A2042];4;6)" office:value-type="string" office:string-value="38,103" calcext:value-type="string">
            <text:p>38,103</text:p>
          </table:table-cell>
          <table:table-cell table:formula="of:=MID([.A2042];11;30)" office:value-type="string" office:string-value="Wells County,H1" calcext:value-type="string">
            <text:p>Wells County,H1</text:p>
          </table:table-cell>
          <table:table-cell office:value-type="string" calcext:value-type="string">
            <text:p>Wells County</text:p>
          </table:table-cell>
          <table:table-cell/>
        </table:table-row>
        <table:table-row table:style-name="ro1">
          <table:table-cell office:value-type="string" calcext:value-type="string">
            <text:p>ND,38,105,Williams County,H1</text:p>
          </table:table-cell>
          <table:table-cell table:formula="of:=LEFT([.A2043];2)" office:value-type="string" office:string-value="ND" calcext:value-type="string">
            <text:p>ND</text:p>
          </table:table-cell>
          <table:table-cell table:formula="of:=MID([.A2043];4;6)" office:value-type="string" office:string-value="38,105" calcext:value-type="string">
            <text:p>38,105</text:p>
          </table:table-cell>
          <table:table-cell table:formula="of:=MID([.A2043];11;30)" office:value-type="string" office:string-value="Williams County,H1" calcext:value-type="string">
            <text:p>Williams County,H1</text:p>
          </table:table-cell>
          <table:table-cell office:value-type="string" calcext:value-type="string">
            <text:p>Williams County</text:p>
          </table:table-cell>
          <table:table-cell/>
        </table:table-row>
        <table:table-row table:style-name="ro1">
          <table:table-cell office:value-type="string" calcext:value-type="string">
            <text:p>OH,39,001,Adams County,H1</text:p>
          </table:table-cell>
          <table:table-cell table:formula="of:=LEFT([.A2044];2)" office:value-type="string" office:string-value="OH" calcext:value-type="string">
            <text:p>OH</text:p>
          </table:table-cell>
          <table:table-cell table:formula="of:=MID([.A2044];4;6)" office:value-type="string" office:string-value="39,001" calcext:value-type="string">
            <text:p>39,001</text:p>
          </table:table-cell>
          <table:table-cell table:formula="of:=MID([.A2044];11;30)" office:value-type="string" office:string-value="Adams County,H1" calcext:value-type="string">
            <text:p>Adams County,H1</text:p>
          </table:table-cell>
          <table:table-cell office:value-type="string" calcext:value-type="string">
            <text:p>Adams County</text:p>
          </table:table-cell>
          <table:table-cell/>
        </table:table-row>
        <table:table-row table:style-name="ro1">
          <table:table-cell office:value-type="string" calcext:value-type="string">
            <text:p>OH,39,003,Allen County,H1</text:p>
          </table:table-cell>
          <table:table-cell table:formula="of:=LEFT([.A2045];2)" office:value-type="string" office:string-value="OH" calcext:value-type="string">
            <text:p>OH</text:p>
          </table:table-cell>
          <table:table-cell table:formula="of:=MID([.A2045];4;6)" office:value-type="string" office:string-value="39,003" calcext:value-type="string">
            <text:p>39,003</text:p>
          </table:table-cell>
          <table:table-cell table:formula="of:=MID([.A2045];11;30)" office:value-type="string" office:string-value="Allen County,H1" calcext:value-type="string">
            <text:p>Allen County,H1</text:p>
          </table:table-cell>
          <table:table-cell office:value-type="string" calcext:value-type="string">
            <text:p>Allen County</text:p>
          </table:table-cell>
          <table:table-cell/>
        </table:table-row>
        <table:table-row table:style-name="ro1">
          <table:table-cell office:value-type="string" calcext:value-type="string">
            <text:p>OH,39,005,Ashland County,H1</text:p>
          </table:table-cell>
          <table:table-cell table:formula="of:=LEFT([.A2046];2)" office:value-type="string" office:string-value="OH" calcext:value-type="string">
            <text:p>OH</text:p>
          </table:table-cell>
          <table:table-cell table:formula="of:=MID([.A2046];4;6)" office:value-type="string" office:string-value="39,005" calcext:value-type="string">
            <text:p>39,005</text:p>
          </table:table-cell>
          <table:table-cell table:formula="of:=MID([.A2046];11;30)" office:value-type="string" office:string-value="Ashland County,H1" calcext:value-type="string">
            <text:p>Ashland County,H1</text:p>
          </table:table-cell>
          <table:table-cell office:value-type="string" calcext:value-type="string">
            <text:p>Ashland County</text:p>
          </table:table-cell>
          <table:table-cell/>
        </table:table-row>
        <table:table-row table:style-name="ro1">
          <table:table-cell office:value-type="string" calcext:value-type="string">
            <text:p>OH,39,007,Ashtabula County,H1</text:p>
          </table:table-cell>
          <table:table-cell table:formula="of:=LEFT([.A2047];2)" office:value-type="string" office:string-value="OH" calcext:value-type="string">
            <text:p>OH</text:p>
          </table:table-cell>
          <table:table-cell table:formula="of:=MID([.A2047];4;6)" office:value-type="string" office:string-value="39,007" calcext:value-type="string">
            <text:p>39,007</text:p>
          </table:table-cell>
          <table:table-cell table:formula="of:=MID([.A2047];11;30)" office:value-type="string" office:string-value="Ashtabula County,H1" calcext:value-type="string">
            <text:p>Ashtabula County,H1</text:p>
          </table:table-cell>
          <table:table-cell office:value-type="string" calcext:value-type="string">
            <text:p>Ashtabula County</text:p>
          </table:table-cell>
          <table:table-cell/>
        </table:table-row>
        <table:table-row table:style-name="ro1">
          <table:table-cell office:value-type="string" calcext:value-type="string">
            <text:p>OH,39,009,Athens County,H1</text:p>
          </table:table-cell>
          <table:table-cell table:formula="of:=LEFT([.A2048];2)" office:value-type="string" office:string-value="OH" calcext:value-type="string">
            <text:p>OH</text:p>
          </table:table-cell>
          <table:table-cell table:formula="of:=MID([.A2048];4;6)" office:value-type="string" office:string-value="39,009" calcext:value-type="string">
            <text:p>39,009</text:p>
          </table:table-cell>
          <table:table-cell table:formula="of:=MID([.A2048];11;30)" office:value-type="string" office:string-value="Athens County,H1" calcext:value-type="string">
            <text:p>Athens County,H1</text:p>
          </table:table-cell>
          <table:table-cell office:value-type="string" calcext:value-type="string">
            <text:p>Athens County</text:p>
          </table:table-cell>
          <table:table-cell/>
        </table:table-row>
        <table:table-row table:style-name="ro1">
          <table:table-cell office:value-type="string" calcext:value-type="string">
            <text:p>OH,39,011,Auglaize County,H1</text:p>
          </table:table-cell>
          <table:table-cell table:formula="of:=LEFT([.A2049];2)" office:value-type="string" office:string-value="OH" calcext:value-type="string">
            <text:p>OH</text:p>
          </table:table-cell>
          <table:table-cell table:formula="of:=MID([.A2049];4;6)" office:value-type="string" office:string-value="39,011" calcext:value-type="string">
            <text:p>39,011</text:p>
          </table:table-cell>
          <table:table-cell table:formula="of:=MID([.A2049];11;30)" office:value-type="string" office:string-value="Auglaize County,H1" calcext:value-type="string">
            <text:p>Auglaize County,H1</text:p>
          </table:table-cell>
          <table:table-cell office:value-type="string" calcext:value-type="string">
            <text:p>Auglaize County</text:p>
          </table:table-cell>
          <table:table-cell/>
        </table:table-row>
        <table:table-row table:style-name="ro1">
          <table:table-cell office:value-type="string" calcext:value-type="string">
            <text:p>OH,39,013,Belmont County,H1</text:p>
          </table:table-cell>
          <table:table-cell table:formula="of:=LEFT([.A2050];2)" office:value-type="string" office:string-value="OH" calcext:value-type="string">
            <text:p>OH</text:p>
          </table:table-cell>
          <table:table-cell table:formula="of:=MID([.A2050];4;6)" office:value-type="string" office:string-value="39,013" calcext:value-type="string">
            <text:p>39,013</text:p>
          </table:table-cell>
          <table:table-cell table:formula="of:=MID([.A2050];11;30)" office:value-type="string" office:string-value="Belmont County,H1" calcext:value-type="string">
            <text:p>Belmont County,H1</text:p>
          </table:table-cell>
          <table:table-cell office:value-type="string" calcext:value-type="string">
            <text:p>Belmont County</text:p>
          </table:table-cell>
          <table:table-cell/>
        </table:table-row>
        <table:table-row table:style-name="ro1">
          <table:table-cell office:value-type="string" calcext:value-type="string">
            <text:p>OH,39,015,Brown County,H1</text:p>
          </table:table-cell>
          <table:table-cell table:formula="of:=LEFT([.A2051];2)" office:value-type="string" office:string-value="OH" calcext:value-type="string">
            <text:p>OH</text:p>
          </table:table-cell>
          <table:table-cell table:formula="of:=MID([.A2051];4;6)" office:value-type="string" office:string-value="39,015" calcext:value-type="string">
            <text:p>39,015</text:p>
          </table:table-cell>
          <table:table-cell table:formula="of:=MID([.A2051];11;30)" office:value-type="string" office:string-value="Brown County,H1" calcext:value-type="string">
            <text:p>Brown County,H1</text:p>
          </table:table-cell>
          <table:table-cell office:value-type="string" calcext:value-type="string">
            <text:p>Brown County</text:p>
          </table:table-cell>
          <table:table-cell/>
        </table:table-row>
        <table:table-row table:style-name="ro1">
          <table:table-cell office:value-type="string" calcext:value-type="string">
            <text:p>OH,39,017,Butler County,H1</text:p>
          </table:table-cell>
          <table:table-cell table:formula="of:=LEFT([.A2052];2)" office:value-type="string" office:string-value="OH" calcext:value-type="string">
            <text:p>OH</text:p>
          </table:table-cell>
          <table:table-cell table:formula="of:=MID([.A2052];4;6)" office:value-type="string" office:string-value="39,017" calcext:value-type="string">
            <text:p>39,017</text:p>
          </table:table-cell>
          <table:table-cell table:formula="of:=MID([.A2052];11;30)" office:value-type="string" office:string-value="Butler County,H1" calcext:value-type="string">
            <text:p>Butler County,H1</text:p>
          </table:table-cell>
          <table:table-cell office:value-type="string" calcext:value-type="string">
            <text:p>Butler County</text:p>
          </table:table-cell>
          <table:table-cell/>
        </table:table-row>
        <table:table-row table:style-name="ro1">
          <table:table-cell office:value-type="string" calcext:value-type="string">
            <text:p>OH,39,019,Carroll County,H1</text:p>
          </table:table-cell>
          <table:table-cell table:formula="of:=LEFT([.A2053];2)" office:value-type="string" office:string-value="OH" calcext:value-type="string">
            <text:p>OH</text:p>
          </table:table-cell>
          <table:table-cell table:formula="of:=MID([.A2053];4;6)" office:value-type="string" office:string-value="39,019" calcext:value-type="string">
            <text:p>39,019</text:p>
          </table:table-cell>
          <table:table-cell table:formula="of:=MID([.A2053];11;30)" office:value-type="string" office:string-value="Carroll County,H1" calcext:value-type="string">
            <text:p>Carroll County,H1</text:p>
          </table:table-cell>
          <table:table-cell office:value-type="string" calcext:value-type="string">
            <text:p>Carroll County</text:p>
          </table:table-cell>
          <table:table-cell/>
        </table:table-row>
        <table:table-row table:style-name="ro1">
          <table:table-cell office:value-type="string" calcext:value-type="string">
            <text:p>OH,39,021,Champaign County,H1</text:p>
          </table:table-cell>
          <table:table-cell table:formula="of:=LEFT([.A2054];2)" office:value-type="string" office:string-value="OH" calcext:value-type="string">
            <text:p>OH</text:p>
          </table:table-cell>
          <table:table-cell table:formula="of:=MID([.A2054];4;6)" office:value-type="string" office:string-value="39,021" calcext:value-type="string">
            <text:p>39,021</text:p>
          </table:table-cell>
          <table:table-cell table:formula="of:=MID([.A2054];11;30)" office:value-type="string" office:string-value="Champaign County,H1" calcext:value-type="string">
            <text:p>Champaign County,H1</text:p>
          </table:table-cell>
          <table:table-cell office:value-type="string" calcext:value-type="string">
            <text:p>Champaign County</text:p>
          </table:table-cell>
          <table:table-cell/>
        </table:table-row>
        <table:table-row table:style-name="ro1">
          <table:table-cell office:value-type="string" calcext:value-type="string">
            <text:p>OH,39,023,Clark County,H1</text:p>
          </table:table-cell>
          <table:table-cell table:formula="of:=LEFT([.A2055];2)" office:value-type="string" office:string-value="OH" calcext:value-type="string">
            <text:p>OH</text:p>
          </table:table-cell>
          <table:table-cell table:formula="of:=MID([.A2055];4;6)" office:value-type="string" office:string-value="39,023" calcext:value-type="string">
            <text:p>39,023</text:p>
          </table:table-cell>
          <table:table-cell table:formula="of:=MID([.A2055];11;30)" office:value-type="string" office:string-value="Clark County,H1" calcext:value-type="string">
            <text:p>Clark County,H1</text:p>
          </table:table-cell>
          <table:table-cell office:value-type="string" calcext:value-type="string">
            <text:p>Clark County</text:p>
          </table:table-cell>
          <table:table-cell/>
        </table:table-row>
        <table:table-row table:style-name="ro1">
          <table:table-cell office:value-type="string" calcext:value-type="string">
            <text:p>OH,39,025,Clermont County,H1</text:p>
          </table:table-cell>
          <table:table-cell table:formula="of:=LEFT([.A2056];2)" office:value-type="string" office:string-value="OH" calcext:value-type="string">
            <text:p>OH</text:p>
          </table:table-cell>
          <table:table-cell table:formula="of:=MID([.A2056];4;6)" office:value-type="string" office:string-value="39,025" calcext:value-type="string">
            <text:p>39,025</text:p>
          </table:table-cell>
          <table:table-cell table:formula="of:=MID([.A2056];11;30)" office:value-type="string" office:string-value="Clermont County,H1" calcext:value-type="string">
            <text:p>Clermont County,H1</text:p>
          </table:table-cell>
          <table:table-cell office:value-type="string" calcext:value-type="string">
            <text:p>Clermont County</text:p>
          </table:table-cell>
          <table:table-cell/>
        </table:table-row>
        <table:table-row table:style-name="ro1">
          <table:table-cell office:value-type="string" calcext:value-type="string">
            <text:p>OH,39,027,Clinton County,H1</text:p>
          </table:table-cell>
          <table:table-cell table:formula="of:=LEFT([.A2057];2)" office:value-type="string" office:string-value="OH" calcext:value-type="string">
            <text:p>OH</text:p>
          </table:table-cell>
          <table:table-cell table:formula="of:=MID([.A2057];4;6)" office:value-type="string" office:string-value="39,027" calcext:value-type="string">
            <text:p>39,027</text:p>
          </table:table-cell>
          <table:table-cell table:formula="of:=MID([.A2057];11;30)" office:value-type="string" office:string-value="Clinton County,H1" calcext:value-type="string">
            <text:p>Clinton County,H1</text:p>
          </table:table-cell>
          <table:table-cell office:value-type="string" calcext:value-type="string">
            <text:p>Clinton County</text:p>
          </table:table-cell>
          <table:table-cell/>
        </table:table-row>
        <table:table-row table:style-name="ro1">
          <table:table-cell office:value-type="string" calcext:value-type="string">
            <text:p>OH,39,029,Columbiana County,H1</text:p>
          </table:table-cell>
          <table:table-cell table:formula="of:=LEFT([.A2058];2)" office:value-type="string" office:string-value="OH" calcext:value-type="string">
            <text:p>OH</text:p>
          </table:table-cell>
          <table:table-cell table:formula="of:=MID([.A2058];4;6)" office:value-type="string" office:string-value="39,029" calcext:value-type="string">
            <text:p>39,029</text:p>
          </table:table-cell>
          <table:table-cell table:formula="of:=MID([.A2058];11;30)" office:value-type="string" office:string-value="Columbiana County,H1" calcext:value-type="string">
            <text:p>Columbiana County,H1</text:p>
          </table:table-cell>
          <table:table-cell office:value-type="string" calcext:value-type="string">
            <text:p>Columbiana County</text:p>
          </table:table-cell>
          <table:table-cell/>
        </table:table-row>
        <table:table-row table:style-name="ro1">
          <table:table-cell office:value-type="string" calcext:value-type="string">
            <text:p>OH,39,031,Coshocton County,H1</text:p>
          </table:table-cell>
          <table:table-cell table:formula="of:=LEFT([.A2059];2)" office:value-type="string" office:string-value="OH" calcext:value-type="string">
            <text:p>OH</text:p>
          </table:table-cell>
          <table:table-cell table:formula="of:=MID([.A2059];4;6)" office:value-type="string" office:string-value="39,031" calcext:value-type="string">
            <text:p>39,031</text:p>
          </table:table-cell>
          <table:table-cell table:formula="of:=MID([.A2059];11;30)" office:value-type="string" office:string-value="Coshocton County,H1" calcext:value-type="string">
            <text:p>Coshocton County,H1</text:p>
          </table:table-cell>
          <table:table-cell office:value-type="string" calcext:value-type="string">
            <text:p>Coshocton County</text:p>
          </table:table-cell>
          <table:table-cell/>
        </table:table-row>
        <table:table-row table:style-name="ro1">
          <table:table-cell office:value-type="string" calcext:value-type="string">
            <text:p>OH,39,033,Crawford County,H1</text:p>
          </table:table-cell>
          <table:table-cell table:formula="of:=LEFT([.A2060];2)" office:value-type="string" office:string-value="OH" calcext:value-type="string">
            <text:p>OH</text:p>
          </table:table-cell>
          <table:table-cell table:formula="of:=MID([.A2060];4;6)" office:value-type="string" office:string-value="39,033" calcext:value-type="string">
            <text:p>39,033</text:p>
          </table:table-cell>
          <table:table-cell table:formula="of:=MID([.A2060];11;30)" office:value-type="string" office:string-value="Crawford County,H1" calcext:value-type="string">
            <text:p>Crawford County,H1</text:p>
          </table:table-cell>
          <table:table-cell office:value-type="string" calcext:value-type="string">
            <text:p>Crawford County</text:p>
          </table:table-cell>
          <table:table-cell/>
        </table:table-row>
        <table:table-row table:style-name="ro1">
          <table:table-cell office:value-type="string" calcext:value-type="string">
            <text:p>OH,39,035,Cuyahoga County,H1</text:p>
          </table:table-cell>
          <table:table-cell table:formula="of:=LEFT([.A2061];2)" office:value-type="string" office:string-value="OH" calcext:value-type="string">
            <text:p>OH</text:p>
          </table:table-cell>
          <table:table-cell table:formula="of:=MID([.A2061];4;6)" office:value-type="string" office:string-value="39,035" calcext:value-type="string">
            <text:p>39,035</text:p>
          </table:table-cell>
          <table:table-cell table:formula="of:=MID([.A2061];11;30)" office:value-type="string" office:string-value="Cuyahoga County,H1" calcext:value-type="string">
            <text:p>Cuyahoga County,H1</text:p>
          </table:table-cell>
          <table:table-cell office:value-type="string" calcext:value-type="string">
            <text:p>Cuyahoga County</text:p>
          </table:table-cell>
          <table:table-cell/>
        </table:table-row>
        <table:table-row table:style-name="ro1">
          <table:table-cell office:value-type="string" calcext:value-type="string">
            <text:p>OH,39,037,Darke County,H1</text:p>
          </table:table-cell>
          <table:table-cell table:formula="of:=LEFT([.A2062];2)" office:value-type="string" office:string-value="OH" calcext:value-type="string">
            <text:p>OH</text:p>
          </table:table-cell>
          <table:table-cell table:formula="of:=MID([.A2062];4;6)" office:value-type="string" office:string-value="39,037" calcext:value-type="string">
            <text:p>39,037</text:p>
          </table:table-cell>
          <table:table-cell table:formula="of:=MID([.A2062];11;30)" office:value-type="string" office:string-value="Darke County,H1" calcext:value-type="string">
            <text:p>Darke County,H1</text:p>
          </table:table-cell>
          <table:table-cell office:value-type="string" calcext:value-type="string">
            <text:p>Darke County</text:p>
          </table:table-cell>
          <table:table-cell/>
        </table:table-row>
        <table:table-row table:style-name="ro1">
          <table:table-cell office:value-type="string" calcext:value-type="string">
            <text:p>OH,39,039,Defiance County,H1</text:p>
          </table:table-cell>
          <table:table-cell table:formula="of:=LEFT([.A2063];2)" office:value-type="string" office:string-value="OH" calcext:value-type="string">
            <text:p>OH</text:p>
          </table:table-cell>
          <table:table-cell table:formula="of:=MID([.A2063];4;6)" office:value-type="string" office:string-value="39,039" calcext:value-type="string">
            <text:p>39,039</text:p>
          </table:table-cell>
          <table:table-cell table:formula="of:=MID([.A2063];11;30)" office:value-type="string" office:string-value="Defiance County,H1" calcext:value-type="string">
            <text:p>Defiance County,H1</text:p>
          </table:table-cell>
          <table:table-cell office:value-type="string" calcext:value-type="string">
            <text:p>Defiance County</text:p>
          </table:table-cell>
          <table:table-cell/>
        </table:table-row>
        <table:table-row table:style-name="ro1">
          <table:table-cell office:value-type="string" calcext:value-type="string">
            <text:p>OH,39,041,Delaware County,H1</text:p>
          </table:table-cell>
          <table:table-cell table:formula="of:=LEFT([.A2064];2)" office:value-type="string" office:string-value="OH" calcext:value-type="string">
            <text:p>OH</text:p>
          </table:table-cell>
          <table:table-cell table:formula="of:=MID([.A2064];4;6)" office:value-type="string" office:string-value="39,041" calcext:value-type="string">
            <text:p>39,041</text:p>
          </table:table-cell>
          <table:table-cell table:formula="of:=MID([.A2064];11;30)" office:value-type="string" office:string-value="Delaware County,H1" calcext:value-type="string">
            <text:p>Delaware County,H1</text:p>
          </table:table-cell>
          <table:table-cell office:value-type="string" calcext:value-type="string">
            <text:p>Delaware County</text:p>
          </table:table-cell>
          <table:table-cell/>
        </table:table-row>
        <table:table-row table:style-name="ro1">
          <table:table-cell office:value-type="string" calcext:value-type="string">
            <text:p>OH,39,043,Erie County,H1</text:p>
          </table:table-cell>
          <table:table-cell table:formula="of:=LEFT([.A2065];2)" office:value-type="string" office:string-value="OH" calcext:value-type="string">
            <text:p>OH</text:p>
          </table:table-cell>
          <table:table-cell table:formula="of:=MID([.A2065];4;6)" office:value-type="string" office:string-value="39,043" calcext:value-type="string">
            <text:p>39,043</text:p>
          </table:table-cell>
          <table:table-cell table:formula="of:=MID([.A2065];11;30)" office:value-type="string" office:string-value="Erie County,H1" calcext:value-type="string">
            <text:p>Erie County,H1</text:p>
          </table:table-cell>
          <table:table-cell office:value-type="string" calcext:value-type="string">
            <text:p>Erie County</text:p>
          </table:table-cell>
          <table:table-cell/>
        </table:table-row>
        <table:table-row table:style-name="ro1">
          <table:table-cell office:value-type="string" calcext:value-type="string">
            <text:p>OH,39,045,Fairfield County,H1</text:p>
          </table:table-cell>
          <table:table-cell table:formula="of:=LEFT([.A2066];2)" office:value-type="string" office:string-value="OH" calcext:value-type="string">
            <text:p>OH</text:p>
          </table:table-cell>
          <table:table-cell table:formula="of:=MID([.A2066];4;6)" office:value-type="string" office:string-value="39,045" calcext:value-type="string">
            <text:p>39,045</text:p>
          </table:table-cell>
          <table:table-cell table:formula="of:=MID([.A2066];11;30)" office:value-type="string" office:string-value="Fairfield County,H1" calcext:value-type="string">
            <text:p>Fairfield County,H1</text:p>
          </table:table-cell>
          <table:table-cell office:value-type="string" calcext:value-type="string">
            <text:p>Fairfield County</text:p>
          </table:table-cell>
          <table:table-cell/>
        </table:table-row>
        <table:table-row table:style-name="ro1">
          <table:table-cell office:value-type="string" calcext:value-type="string">
            <text:p>OH,39,047,Fayette County,H1</text:p>
          </table:table-cell>
          <table:table-cell table:formula="of:=LEFT([.A2067];2)" office:value-type="string" office:string-value="OH" calcext:value-type="string">
            <text:p>OH</text:p>
          </table:table-cell>
          <table:table-cell table:formula="of:=MID([.A2067];4;6)" office:value-type="string" office:string-value="39,047" calcext:value-type="string">
            <text:p>39,047</text:p>
          </table:table-cell>
          <table:table-cell table:formula="of:=MID([.A2067];11;30)" office:value-type="string" office:string-value="Fayette County,H1" calcext:value-type="string">
            <text:p>Fayette County,H1</text:p>
          </table:table-cell>
          <table:table-cell office:value-type="string" calcext:value-type="string">
            <text:p>Fayette County</text:p>
          </table:table-cell>
          <table:table-cell/>
        </table:table-row>
        <table:table-row table:style-name="ro1">
          <table:table-cell office:value-type="string" calcext:value-type="string">
            <text:p>OH,39,049,Franklin County,H1</text:p>
          </table:table-cell>
          <table:table-cell table:formula="of:=LEFT([.A2068];2)" office:value-type="string" office:string-value="OH" calcext:value-type="string">
            <text:p>OH</text:p>
          </table:table-cell>
          <table:table-cell table:formula="of:=MID([.A2068];4;6)" office:value-type="string" office:string-value="39,049" calcext:value-type="string">
            <text:p>39,049</text:p>
          </table:table-cell>
          <table:table-cell table:formula="of:=MID([.A2068];11;30)" office:value-type="string" office:string-value="Franklin County,H1" calcext:value-type="string">
            <text:p>Franklin County,H1</text:p>
          </table:table-cell>
          <table:table-cell office:value-type="string" calcext:value-type="string">
            <text:p>Franklin County</text:p>
          </table:table-cell>
          <table:table-cell/>
        </table:table-row>
        <table:table-row table:style-name="ro1">
          <table:table-cell office:value-type="string" calcext:value-type="string">
            <text:p>OH,39,051,Fulton County,H1</text:p>
          </table:table-cell>
          <table:table-cell table:formula="of:=LEFT([.A2069];2)" office:value-type="string" office:string-value="OH" calcext:value-type="string">
            <text:p>OH</text:p>
          </table:table-cell>
          <table:table-cell table:formula="of:=MID([.A2069];4;6)" office:value-type="string" office:string-value="39,051" calcext:value-type="string">
            <text:p>39,051</text:p>
          </table:table-cell>
          <table:table-cell table:formula="of:=MID([.A2069];11;30)" office:value-type="string" office:string-value="Fulton County,H1" calcext:value-type="string">
            <text:p>Fulton County,H1</text:p>
          </table:table-cell>
          <table:table-cell office:value-type="string" calcext:value-type="string">
            <text:p>Fulton County</text:p>
          </table:table-cell>
          <table:table-cell/>
        </table:table-row>
        <table:table-row table:style-name="ro1">
          <table:table-cell office:value-type="string" calcext:value-type="string">
            <text:p>OH,39,053,Gallia County,H1</text:p>
          </table:table-cell>
          <table:table-cell table:formula="of:=LEFT([.A2070];2)" office:value-type="string" office:string-value="OH" calcext:value-type="string">
            <text:p>OH</text:p>
          </table:table-cell>
          <table:table-cell table:formula="of:=MID([.A2070];4;6)" office:value-type="string" office:string-value="39,053" calcext:value-type="string">
            <text:p>39,053</text:p>
          </table:table-cell>
          <table:table-cell table:formula="of:=MID([.A2070];11;30)" office:value-type="string" office:string-value="Gallia County,H1" calcext:value-type="string">
            <text:p>Gallia County,H1</text:p>
          </table:table-cell>
          <table:table-cell office:value-type="string" calcext:value-type="string">
            <text:p>Gallia County</text:p>
          </table:table-cell>
          <table:table-cell/>
        </table:table-row>
        <table:table-row table:style-name="ro1">
          <table:table-cell office:value-type="string" calcext:value-type="string">
            <text:p>OH,39,055,Geauga County,H1</text:p>
          </table:table-cell>
          <table:table-cell table:formula="of:=LEFT([.A2071];2)" office:value-type="string" office:string-value="OH" calcext:value-type="string">
            <text:p>OH</text:p>
          </table:table-cell>
          <table:table-cell table:formula="of:=MID([.A2071];4;6)" office:value-type="string" office:string-value="39,055" calcext:value-type="string">
            <text:p>39,055</text:p>
          </table:table-cell>
          <table:table-cell table:formula="of:=MID([.A2071];11;30)" office:value-type="string" office:string-value="Geauga County,H1" calcext:value-type="string">
            <text:p>Geauga County,H1</text:p>
          </table:table-cell>
          <table:table-cell office:value-type="string" calcext:value-type="string">
            <text:p>Geauga County</text:p>
          </table:table-cell>
          <table:table-cell/>
        </table:table-row>
        <table:table-row table:style-name="ro1">
          <table:table-cell office:value-type="string" calcext:value-type="string">
            <text:p>OH,39,057,Greene County,H1</text:p>
          </table:table-cell>
          <table:table-cell table:formula="of:=LEFT([.A2072];2)" office:value-type="string" office:string-value="OH" calcext:value-type="string">
            <text:p>OH</text:p>
          </table:table-cell>
          <table:table-cell table:formula="of:=MID([.A2072];4;6)" office:value-type="string" office:string-value="39,057" calcext:value-type="string">
            <text:p>39,057</text:p>
          </table:table-cell>
          <table:table-cell table:formula="of:=MID([.A2072];11;30)" office:value-type="string" office:string-value="Greene County,H1" calcext:value-type="string">
            <text:p>Greene County,H1</text:p>
          </table:table-cell>
          <table:table-cell office:value-type="string" calcext:value-type="string">
            <text:p>Greene County</text:p>
          </table:table-cell>
          <table:table-cell/>
        </table:table-row>
        <table:table-row table:style-name="ro1">
          <table:table-cell office:value-type="string" calcext:value-type="string">
            <text:p>OH,39,059,Guernsey County,H1</text:p>
          </table:table-cell>
          <table:table-cell table:formula="of:=LEFT([.A2073];2)" office:value-type="string" office:string-value="OH" calcext:value-type="string">
            <text:p>OH</text:p>
          </table:table-cell>
          <table:table-cell table:formula="of:=MID([.A2073];4;6)" office:value-type="string" office:string-value="39,059" calcext:value-type="string">
            <text:p>39,059</text:p>
          </table:table-cell>
          <table:table-cell table:formula="of:=MID([.A2073];11;30)" office:value-type="string" office:string-value="Guernsey County,H1" calcext:value-type="string">
            <text:p>Guernsey County,H1</text:p>
          </table:table-cell>
          <table:table-cell office:value-type="string" calcext:value-type="string">
            <text:p>Guernsey County</text:p>
          </table:table-cell>
          <table:table-cell/>
        </table:table-row>
        <table:table-row table:style-name="ro1">
          <table:table-cell office:value-type="string" calcext:value-type="string">
            <text:p>OH,39,061,Hamilton County,H1</text:p>
          </table:table-cell>
          <table:table-cell table:formula="of:=LEFT([.A2074];2)" office:value-type="string" office:string-value="OH" calcext:value-type="string">
            <text:p>OH</text:p>
          </table:table-cell>
          <table:table-cell table:formula="of:=MID([.A2074];4;6)" office:value-type="string" office:string-value="39,061" calcext:value-type="string">
            <text:p>39,061</text:p>
          </table:table-cell>
          <table:table-cell table:formula="of:=MID([.A2074];11;30)" office:value-type="string" office:string-value="Hamilton County,H1" calcext:value-type="string">
            <text:p>Hamilton County,H1</text:p>
          </table:table-cell>
          <table:table-cell office:value-type="string" calcext:value-type="string">
            <text:p>Hamilton County</text:p>
          </table:table-cell>
          <table:table-cell/>
        </table:table-row>
        <table:table-row table:style-name="ro1">
          <table:table-cell office:value-type="string" calcext:value-type="string">
            <text:p>OH,39,063,Hancock County,H1</text:p>
          </table:table-cell>
          <table:table-cell table:formula="of:=LEFT([.A2075];2)" office:value-type="string" office:string-value="OH" calcext:value-type="string">
            <text:p>OH</text:p>
          </table:table-cell>
          <table:table-cell table:formula="of:=MID([.A2075];4;6)" office:value-type="string" office:string-value="39,063" calcext:value-type="string">
            <text:p>39,063</text:p>
          </table:table-cell>
          <table:table-cell table:formula="of:=MID([.A2075];11;30)" office:value-type="string" office:string-value="Hancock County,H1" calcext:value-type="string">
            <text:p>Hancock County,H1</text:p>
          </table:table-cell>
          <table:table-cell office:value-type="string" calcext:value-type="string">
            <text:p>Hancock County</text:p>
          </table:table-cell>
          <table:table-cell/>
        </table:table-row>
        <table:table-row table:style-name="ro1">
          <table:table-cell office:value-type="string" calcext:value-type="string">
            <text:p>OH,39,065,Hardin County,H1</text:p>
          </table:table-cell>
          <table:table-cell table:formula="of:=LEFT([.A2076];2)" office:value-type="string" office:string-value="OH" calcext:value-type="string">
            <text:p>OH</text:p>
          </table:table-cell>
          <table:table-cell table:formula="of:=MID([.A2076];4;6)" office:value-type="string" office:string-value="39,065" calcext:value-type="string">
            <text:p>39,065</text:p>
          </table:table-cell>
          <table:table-cell table:formula="of:=MID([.A2076];11;30)" office:value-type="string" office:string-value="Hardin County,H1" calcext:value-type="string">
            <text:p>Hardin County,H1</text:p>
          </table:table-cell>
          <table:table-cell office:value-type="string" calcext:value-type="string">
            <text:p>Hardin County</text:p>
          </table:table-cell>
          <table:table-cell/>
        </table:table-row>
        <table:table-row table:style-name="ro1">
          <table:table-cell office:value-type="string" calcext:value-type="string">
            <text:p>OH,39,067,Harrison County,H1</text:p>
          </table:table-cell>
          <table:table-cell table:formula="of:=LEFT([.A2077];2)" office:value-type="string" office:string-value="OH" calcext:value-type="string">
            <text:p>OH</text:p>
          </table:table-cell>
          <table:table-cell table:formula="of:=MID([.A2077];4;6)" office:value-type="string" office:string-value="39,067" calcext:value-type="string">
            <text:p>39,067</text:p>
          </table:table-cell>
          <table:table-cell table:formula="of:=MID([.A2077];11;30)" office:value-type="string" office:string-value="Harrison County,H1" calcext:value-type="string">
            <text:p>Harrison County,H1</text:p>
          </table:table-cell>
          <table:table-cell office:value-type="string" calcext:value-type="string">
            <text:p>Harrison County</text:p>
          </table:table-cell>
          <table:table-cell/>
        </table:table-row>
        <table:table-row table:style-name="ro1">
          <table:table-cell office:value-type="string" calcext:value-type="string">
            <text:p>OH,39,069,Henry County,H1</text:p>
          </table:table-cell>
          <table:table-cell table:formula="of:=LEFT([.A2078];2)" office:value-type="string" office:string-value="OH" calcext:value-type="string">
            <text:p>OH</text:p>
          </table:table-cell>
          <table:table-cell table:formula="of:=MID([.A2078];4;6)" office:value-type="string" office:string-value="39,069" calcext:value-type="string">
            <text:p>39,069</text:p>
          </table:table-cell>
          <table:table-cell table:formula="of:=MID([.A2078];11;30)" office:value-type="string" office:string-value="Henry County,H1" calcext:value-type="string">
            <text:p>Henry County,H1</text:p>
          </table:table-cell>
          <table:table-cell office:value-type="string" calcext:value-type="string">
            <text:p>Henry County</text:p>
          </table:table-cell>
          <table:table-cell/>
        </table:table-row>
        <table:table-row table:style-name="ro1">
          <table:table-cell office:value-type="string" calcext:value-type="string">
            <text:p>OH,39,071,Highland County,H1</text:p>
          </table:table-cell>
          <table:table-cell table:formula="of:=LEFT([.A2079];2)" office:value-type="string" office:string-value="OH" calcext:value-type="string">
            <text:p>OH</text:p>
          </table:table-cell>
          <table:table-cell table:formula="of:=MID([.A2079];4;6)" office:value-type="string" office:string-value="39,071" calcext:value-type="string">
            <text:p>39,071</text:p>
          </table:table-cell>
          <table:table-cell table:formula="of:=MID([.A2079];11;30)" office:value-type="string" office:string-value="Highland County,H1" calcext:value-type="string">
            <text:p>Highland County,H1</text:p>
          </table:table-cell>
          <table:table-cell office:value-type="string" calcext:value-type="string">
            <text:p>Highland County</text:p>
          </table:table-cell>
          <table:table-cell/>
        </table:table-row>
        <table:table-row table:style-name="ro1">
          <table:table-cell office:value-type="string" calcext:value-type="string">
            <text:p>OH,39,073,Hocking County,H1</text:p>
          </table:table-cell>
          <table:table-cell table:formula="of:=LEFT([.A2080];2)" office:value-type="string" office:string-value="OH" calcext:value-type="string">
            <text:p>OH</text:p>
          </table:table-cell>
          <table:table-cell table:formula="of:=MID([.A2080];4;6)" office:value-type="string" office:string-value="39,073" calcext:value-type="string">
            <text:p>39,073</text:p>
          </table:table-cell>
          <table:table-cell table:formula="of:=MID([.A2080];11;30)" office:value-type="string" office:string-value="Hocking County,H1" calcext:value-type="string">
            <text:p>Hocking County,H1</text:p>
          </table:table-cell>
          <table:table-cell office:value-type="string" calcext:value-type="string">
            <text:p>Hocking County</text:p>
          </table:table-cell>
          <table:table-cell/>
        </table:table-row>
        <table:table-row table:style-name="ro1">
          <table:table-cell office:value-type="string" calcext:value-type="string">
            <text:p>OH,39,075,Holmes County,H1</text:p>
          </table:table-cell>
          <table:table-cell table:formula="of:=LEFT([.A2081];2)" office:value-type="string" office:string-value="OH" calcext:value-type="string">
            <text:p>OH</text:p>
          </table:table-cell>
          <table:table-cell table:formula="of:=MID([.A2081];4;6)" office:value-type="string" office:string-value="39,075" calcext:value-type="string">
            <text:p>39,075</text:p>
          </table:table-cell>
          <table:table-cell table:formula="of:=MID([.A2081];11;30)" office:value-type="string" office:string-value="Holmes County,H1" calcext:value-type="string">
            <text:p>Holmes County,H1</text:p>
          </table:table-cell>
          <table:table-cell office:value-type="string" calcext:value-type="string">
            <text:p>Holmes County</text:p>
          </table:table-cell>
          <table:table-cell/>
        </table:table-row>
        <table:table-row table:style-name="ro1">
          <table:table-cell office:value-type="string" calcext:value-type="string">
            <text:p>OH,39,077,Huron County,H1</text:p>
          </table:table-cell>
          <table:table-cell table:formula="of:=LEFT([.A2082];2)" office:value-type="string" office:string-value="OH" calcext:value-type="string">
            <text:p>OH</text:p>
          </table:table-cell>
          <table:table-cell table:formula="of:=MID([.A2082];4;6)" office:value-type="string" office:string-value="39,077" calcext:value-type="string">
            <text:p>39,077</text:p>
          </table:table-cell>
          <table:table-cell table:formula="of:=MID([.A2082];11;30)" office:value-type="string" office:string-value="Huron County,H1" calcext:value-type="string">
            <text:p>Huron County,H1</text:p>
          </table:table-cell>
          <table:table-cell office:value-type="string" calcext:value-type="string">
            <text:p>Huron County</text:p>
          </table:table-cell>
          <table:table-cell/>
        </table:table-row>
        <table:table-row table:style-name="ro1">
          <table:table-cell office:value-type="string" calcext:value-type="string">
            <text:p>OH,39,079,Jackson County,H1</text:p>
          </table:table-cell>
          <table:table-cell table:formula="of:=LEFT([.A2083];2)" office:value-type="string" office:string-value="OH" calcext:value-type="string">
            <text:p>OH</text:p>
          </table:table-cell>
          <table:table-cell table:formula="of:=MID([.A2083];4;6)" office:value-type="string" office:string-value="39,079" calcext:value-type="string">
            <text:p>39,079</text:p>
          </table:table-cell>
          <table:table-cell table:formula="of:=MID([.A2083];11;30)" office:value-type="string" office:string-value="Jackson County,H1" calcext:value-type="string">
            <text:p>Jackson County,H1</text:p>
          </table:table-cell>
          <table:table-cell office:value-type="string" calcext:value-type="string">
            <text:p>Jackson County</text:p>
          </table:table-cell>
          <table:table-cell/>
        </table:table-row>
        <table:table-row table:style-name="ro1">
          <table:table-cell office:value-type="string" calcext:value-type="string">
            <text:p>OH,39,081,Jefferson County,H1</text:p>
          </table:table-cell>
          <table:table-cell table:formula="of:=LEFT([.A2084];2)" office:value-type="string" office:string-value="OH" calcext:value-type="string">
            <text:p>OH</text:p>
          </table:table-cell>
          <table:table-cell table:formula="of:=MID([.A2084];4;6)" office:value-type="string" office:string-value="39,081" calcext:value-type="string">
            <text:p>39,081</text:p>
          </table:table-cell>
          <table:table-cell table:formula="of:=MID([.A2084];11;30)" office:value-type="string" office:string-value="Jefferson County,H1" calcext:value-type="string">
            <text:p>Jefferson County,H1</text:p>
          </table:table-cell>
          <table:table-cell office:value-type="string" calcext:value-type="string">
            <text:p>Jefferson County</text:p>
          </table:table-cell>
          <table:table-cell/>
        </table:table-row>
        <table:table-row table:style-name="ro1">
          <table:table-cell office:value-type="string" calcext:value-type="string">
            <text:p>OH,39,083,Knox County,H1</text:p>
          </table:table-cell>
          <table:table-cell table:formula="of:=LEFT([.A2085];2)" office:value-type="string" office:string-value="OH" calcext:value-type="string">
            <text:p>OH</text:p>
          </table:table-cell>
          <table:table-cell table:formula="of:=MID([.A2085];4;6)" office:value-type="string" office:string-value="39,083" calcext:value-type="string">
            <text:p>39,083</text:p>
          </table:table-cell>
          <table:table-cell table:formula="of:=MID([.A2085];11;30)" office:value-type="string" office:string-value="Knox County,H1" calcext:value-type="string">
            <text:p>Knox County,H1</text:p>
          </table:table-cell>
          <table:table-cell office:value-type="string" calcext:value-type="string">
            <text:p>Knox County</text:p>
          </table:table-cell>
          <table:table-cell/>
        </table:table-row>
        <table:table-row table:style-name="ro1">
          <table:table-cell office:value-type="string" calcext:value-type="string">
            <text:p>OH,39,085,Lake County,H1</text:p>
          </table:table-cell>
          <table:table-cell table:formula="of:=LEFT([.A2086];2)" office:value-type="string" office:string-value="OH" calcext:value-type="string">
            <text:p>OH</text:p>
          </table:table-cell>
          <table:table-cell table:formula="of:=MID([.A2086];4;6)" office:value-type="string" office:string-value="39,085" calcext:value-type="string">
            <text:p>39,085</text:p>
          </table:table-cell>
          <table:table-cell table:formula="of:=MID([.A2086];11;30)" office:value-type="string" office:string-value="Lake County,H1" calcext:value-type="string">
            <text:p>Lake County,H1</text:p>
          </table:table-cell>
          <table:table-cell office:value-type="string" calcext:value-type="string">
            <text:p>Lake County</text:p>
          </table:table-cell>
          <table:table-cell/>
        </table:table-row>
        <table:table-row table:style-name="ro1">
          <table:table-cell office:value-type="string" calcext:value-type="string">
            <text:p>OH,39,087,Lawrence County,H1</text:p>
          </table:table-cell>
          <table:table-cell table:formula="of:=LEFT([.A2087];2)" office:value-type="string" office:string-value="OH" calcext:value-type="string">
            <text:p>OH</text:p>
          </table:table-cell>
          <table:table-cell table:formula="of:=MID([.A2087];4;6)" office:value-type="string" office:string-value="39,087" calcext:value-type="string">
            <text:p>39,087</text:p>
          </table:table-cell>
          <table:table-cell table:formula="of:=MID([.A2087];11;30)" office:value-type="string" office:string-value="Lawrence County,H1" calcext:value-type="string">
            <text:p>Lawrence County,H1</text:p>
          </table:table-cell>
          <table:table-cell office:value-type="string" calcext:value-type="string">
            <text:p>Lawrence County</text:p>
          </table:table-cell>
          <table:table-cell/>
        </table:table-row>
        <table:table-row table:style-name="ro1">
          <table:table-cell office:value-type="string" calcext:value-type="string">
            <text:p>OH,39,089,Licking County,H1</text:p>
          </table:table-cell>
          <table:table-cell table:formula="of:=LEFT([.A2088];2)" office:value-type="string" office:string-value="OH" calcext:value-type="string">
            <text:p>OH</text:p>
          </table:table-cell>
          <table:table-cell table:formula="of:=MID([.A2088];4;6)" office:value-type="string" office:string-value="39,089" calcext:value-type="string">
            <text:p>39,089</text:p>
          </table:table-cell>
          <table:table-cell table:formula="of:=MID([.A2088];11;30)" office:value-type="string" office:string-value="Licking County,H1" calcext:value-type="string">
            <text:p>Licking County,H1</text:p>
          </table:table-cell>
          <table:table-cell office:value-type="string" calcext:value-type="string">
            <text:p>Licking County</text:p>
          </table:table-cell>
          <table:table-cell/>
        </table:table-row>
        <table:table-row table:style-name="ro1">
          <table:table-cell office:value-type="string" calcext:value-type="string">
            <text:p>OH,39,091,Logan County,H1</text:p>
          </table:table-cell>
          <table:table-cell table:formula="of:=LEFT([.A2089];2)" office:value-type="string" office:string-value="OH" calcext:value-type="string">
            <text:p>OH</text:p>
          </table:table-cell>
          <table:table-cell table:formula="of:=MID([.A2089];4;6)" office:value-type="string" office:string-value="39,091" calcext:value-type="string">
            <text:p>39,091</text:p>
          </table:table-cell>
          <table:table-cell table:formula="of:=MID([.A2089];11;30)" office:value-type="string" office:string-value="Logan County,H1" calcext:value-type="string">
            <text:p>Logan County,H1</text:p>
          </table:table-cell>
          <table:table-cell office:value-type="string" calcext:value-type="string">
            <text:p>Logan County</text:p>
          </table:table-cell>
          <table:table-cell/>
        </table:table-row>
        <table:table-row table:style-name="ro1">
          <table:table-cell office:value-type="string" calcext:value-type="string">
            <text:p>OH,39,093,Lorain County,H1</text:p>
          </table:table-cell>
          <table:table-cell table:formula="of:=LEFT([.A2090];2)" office:value-type="string" office:string-value="OH" calcext:value-type="string">
            <text:p>OH</text:p>
          </table:table-cell>
          <table:table-cell table:formula="of:=MID([.A2090];4;6)" office:value-type="string" office:string-value="39,093" calcext:value-type="string">
            <text:p>39,093</text:p>
          </table:table-cell>
          <table:table-cell table:formula="of:=MID([.A2090];11;30)" office:value-type="string" office:string-value="Lorain County,H1" calcext:value-type="string">
            <text:p>Lorain County,H1</text:p>
          </table:table-cell>
          <table:table-cell office:value-type="string" calcext:value-type="string">
            <text:p>Lorain County</text:p>
          </table:table-cell>
          <table:table-cell/>
        </table:table-row>
        <table:table-row table:style-name="ro1">
          <table:table-cell office:value-type="string" calcext:value-type="string">
            <text:p>OH,39,095,Lucas County,H1</text:p>
          </table:table-cell>
          <table:table-cell table:formula="of:=LEFT([.A2091];2)" office:value-type="string" office:string-value="OH" calcext:value-type="string">
            <text:p>OH</text:p>
          </table:table-cell>
          <table:table-cell table:formula="of:=MID([.A2091];4;6)" office:value-type="string" office:string-value="39,095" calcext:value-type="string">
            <text:p>39,095</text:p>
          </table:table-cell>
          <table:table-cell table:formula="of:=MID([.A2091];11;30)" office:value-type="string" office:string-value="Lucas County,H1" calcext:value-type="string">
            <text:p>Lucas County,H1</text:p>
          </table:table-cell>
          <table:table-cell office:value-type="string" calcext:value-type="string">
            <text:p>Lucas County</text:p>
          </table:table-cell>
          <table:table-cell/>
        </table:table-row>
        <table:table-row table:style-name="ro1">
          <table:table-cell office:value-type="string" calcext:value-type="string">
            <text:p>OH,39,097,Madison County,H1</text:p>
          </table:table-cell>
          <table:table-cell table:formula="of:=LEFT([.A2092];2)" office:value-type="string" office:string-value="OH" calcext:value-type="string">
            <text:p>OH</text:p>
          </table:table-cell>
          <table:table-cell table:formula="of:=MID([.A2092];4;6)" office:value-type="string" office:string-value="39,097" calcext:value-type="string">
            <text:p>39,097</text:p>
          </table:table-cell>
          <table:table-cell table:formula="of:=MID([.A2092];11;30)" office:value-type="string" office:string-value="Madison County,H1" calcext:value-type="string">
            <text:p>Madison County,H1</text:p>
          </table:table-cell>
          <table:table-cell office:value-type="string" calcext:value-type="string">
            <text:p>Madison County</text:p>
          </table:table-cell>
          <table:table-cell/>
        </table:table-row>
        <table:table-row table:style-name="ro1">
          <table:table-cell office:value-type="string" calcext:value-type="string">
            <text:p>OH,39,099,Mahoning County,H1</text:p>
          </table:table-cell>
          <table:table-cell table:formula="of:=LEFT([.A2093];2)" office:value-type="string" office:string-value="OH" calcext:value-type="string">
            <text:p>OH</text:p>
          </table:table-cell>
          <table:table-cell table:formula="of:=MID([.A2093];4;6)" office:value-type="string" office:string-value="39,099" calcext:value-type="string">
            <text:p>39,099</text:p>
          </table:table-cell>
          <table:table-cell table:formula="of:=MID([.A2093];11;30)" office:value-type="string" office:string-value="Mahoning County,H1" calcext:value-type="string">
            <text:p>Mahoning County,H1</text:p>
          </table:table-cell>
          <table:table-cell office:value-type="string" calcext:value-type="string">
            <text:p>Mahoning County</text:p>
          </table:table-cell>
          <table:table-cell/>
        </table:table-row>
        <table:table-row table:style-name="ro1">
          <table:table-cell office:value-type="string" calcext:value-type="string">
            <text:p>OH,39,101,Marion County,H1</text:p>
          </table:table-cell>
          <table:table-cell table:formula="of:=LEFT([.A2094];2)" office:value-type="string" office:string-value="OH" calcext:value-type="string">
            <text:p>OH</text:p>
          </table:table-cell>
          <table:table-cell table:formula="of:=MID([.A2094];4;6)" office:value-type="string" office:string-value="39,101" calcext:value-type="string">
            <text:p>39,101</text:p>
          </table:table-cell>
          <table:table-cell table:formula="of:=MID([.A2094];11;30)" office:value-type="string" office:string-value="Marion County,H1" calcext:value-type="string">
            <text:p>Marion County,H1</text:p>
          </table:table-cell>
          <table:table-cell office:value-type="string" calcext:value-type="string">
            <text:p>Marion County</text:p>
          </table:table-cell>
          <table:table-cell/>
        </table:table-row>
        <table:table-row table:style-name="ro1">
          <table:table-cell office:value-type="string" calcext:value-type="string">
            <text:p>OH,39,103,Medina County,H1</text:p>
          </table:table-cell>
          <table:table-cell table:formula="of:=LEFT([.A2095];2)" office:value-type="string" office:string-value="OH" calcext:value-type="string">
            <text:p>OH</text:p>
          </table:table-cell>
          <table:table-cell table:formula="of:=MID([.A2095];4;6)" office:value-type="string" office:string-value="39,103" calcext:value-type="string">
            <text:p>39,103</text:p>
          </table:table-cell>
          <table:table-cell table:formula="of:=MID([.A2095];11;30)" office:value-type="string" office:string-value="Medina County,H1" calcext:value-type="string">
            <text:p>Medina County,H1</text:p>
          </table:table-cell>
          <table:table-cell office:value-type="string" calcext:value-type="string">
            <text:p>Medina County</text:p>
          </table:table-cell>
          <table:table-cell/>
        </table:table-row>
        <table:table-row table:style-name="ro1">
          <table:table-cell office:value-type="string" calcext:value-type="string">
            <text:p>OH,39,105,Meigs County,H1</text:p>
          </table:table-cell>
          <table:table-cell table:formula="of:=LEFT([.A2096];2)" office:value-type="string" office:string-value="OH" calcext:value-type="string">
            <text:p>OH</text:p>
          </table:table-cell>
          <table:table-cell table:formula="of:=MID([.A2096];4;6)" office:value-type="string" office:string-value="39,105" calcext:value-type="string">
            <text:p>39,105</text:p>
          </table:table-cell>
          <table:table-cell table:formula="of:=MID([.A2096];11;30)" office:value-type="string" office:string-value="Meigs County,H1" calcext:value-type="string">
            <text:p>Meigs County,H1</text:p>
          </table:table-cell>
          <table:table-cell office:value-type="string" calcext:value-type="string">
            <text:p>Meigs County</text:p>
          </table:table-cell>
          <table:table-cell/>
        </table:table-row>
        <table:table-row table:style-name="ro1">
          <table:table-cell office:value-type="string" calcext:value-type="string">
            <text:p>OH,39,107,Mercer County,H1</text:p>
          </table:table-cell>
          <table:table-cell table:formula="of:=LEFT([.A2097];2)" office:value-type="string" office:string-value="OH" calcext:value-type="string">
            <text:p>OH</text:p>
          </table:table-cell>
          <table:table-cell table:formula="of:=MID([.A2097];4;6)" office:value-type="string" office:string-value="39,107" calcext:value-type="string">
            <text:p>39,107</text:p>
          </table:table-cell>
          <table:table-cell table:formula="of:=MID([.A2097];11;30)" office:value-type="string" office:string-value="Mercer County,H1" calcext:value-type="string">
            <text:p>Mercer County,H1</text:p>
          </table:table-cell>
          <table:table-cell office:value-type="string" calcext:value-type="string">
            <text:p>Mercer County</text:p>
          </table:table-cell>
          <table:table-cell/>
        </table:table-row>
        <table:table-row table:style-name="ro1">
          <table:table-cell office:value-type="string" calcext:value-type="string">
            <text:p>OH,39,109,Miami County,H1</text:p>
          </table:table-cell>
          <table:table-cell table:formula="of:=LEFT([.A2098];2)" office:value-type="string" office:string-value="OH" calcext:value-type="string">
            <text:p>OH</text:p>
          </table:table-cell>
          <table:table-cell table:formula="of:=MID([.A2098];4;6)" office:value-type="string" office:string-value="39,109" calcext:value-type="string">
            <text:p>39,109</text:p>
          </table:table-cell>
          <table:table-cell table:formula="of:=MID([.A2098];11;30)" office:value-type="string" office:string-value="Miami County,H1" calcext:value-type="string">
            <text:p>Miami County,H1</text:p>
          </table:table-cell>
          <table:table-cell office:value-type="string" calcext:value-type="string">
            <text:p>Miami County</text:p>
          </table:table-cell>
          <table:table-cell/>
        </table:table-row>
        <table:table-row table:style-name="ro1">
          <table:table-cell office:value-type="string" calcext:value-type="string">
            <text:p>OH,39,111,Monroe County,H1</text:p>
          </table:table-cell>
          <table:table-cell table:formula="of:=LEFT([.A2099];2)" office:value-type="string" office:string-value="OH" calcext:value-type="string">
            <text:p>OH</text:p>
          </table:table-cell>
          <table:table-cell table:formula="of:=MID([.A2099];4;6)" office:value-type="string" office:string-value="39,111" calcext:value-type="string">
            <text:p>39,111</text:p>
          </table:table-cell>
          <table:table-cell table:formula="of:=MID([.A2099];11;30)" office:value-type="string" office:string-value="Monroe County,H1" calcext:value-type="string">
            <text:p>Monroe County,H1</text:p>
          </table:table-cell>
          <table:table-cell office:value-type="string" calcext:value-type="string">
            <text:p>Monroe County</text:p>
          </table:table-cell>
          <table:table-cell/>
        </table:table-row>
        <table:table-row table:style-name="ro1">
          <table:table-cell office:value-type="string" calcext:value-type="string">
            <text:p>OH,39,113,Montgomery County,H1</text:p>
          </table:table-cell>
          <table:table-cell table:formula="of:=LEFT([.A2100];2)" office:value-type="string" office:string-value="OH" calcext:value-type="string">
            <text:p>OH</text:p>
          </table:table-cell>
          <table:table-cell table:formula="of:=MID([.A2100];4;6)" office:value-type="string" office:string-value="39,113" calcext:value-type="string">
            <text:p>39,113</text:p>
          </table:table-cell>
          <table:table-cell table:formula="of:=MID([.A2100];11;30)" office:value-type="string" office:string-value="Montgomery County,H1" calcext:value-type="string">
            <text:p>Montgomery County,H1</text:p>
          </table:table-cell>
          <table:table-cell office:value-type="string" calcext:value-type="string">
            <text:p>Montgomery County</text:p>
          </table:table-cell>
          <table:table-cell/>
        </table:table-row>
        <table:table-row table:style-name="ro1">
          <table:table-cell office:value-type="string" calcext:value-type="string">
            <text:p>OH,39,115,Morgan County,H1</text:p>
          </table:table-cell>
          <table:table-cell table:formula="of:=LEFT([.A2101];2)" office:value-type="string" office:string-value="OH" calcext:value-type="string">
            <text:p>OH</text:p>
          </table:table-cell>
          <table:table-cell table:formula="of:=MID([.A2101];4;6)" office:value-type="string" office:string-value="39,115" calcext:value-type="string">
            <text:p>39,115</text:p>
          </table:table-cell>
          <table:table-cell table:formula="of:=MID([.A2101];11;30)" office:value-type="string" office:string-value="Morgan County,H1" calcext:value-type="string">
            <text:p>Morgan County,H1</text:p>
          </table:table-cell>
          <table:table-cell office:value-type="string" calcext:value-type="string">
            <text:p>Morgan County</text:p>
          </table:table-cell>
          <table:table-cell/>
        </table:table-row>
        <table:table-row table:style-name="ro1">
          <table:table-cell office:value-type="string" calcext:value-type="string">
            <text:p>OH,39,117,Morrow County,H1</text:p>
          </table:table-cell>
          <table:table-cell table:formula="of:=LEFT([.A2102];2)" office:value-type="string" office:string-value="OH" calcext:value-type="string">
            <text:p>OH</text:p>
          </table:table-cell>
          <table:table-cell table:formula="of:=MID([.A2102];4;6)" office:value-type="string" office:string-value="39,117" calcext:value-type="string">
            <text:p>39,117</text:p>
          </table:table-cell>
          <table:table-cell table:formula="of:=MID([.A2102];11;30)" office:value-type="string" office:string-value="Morrow County,H1" calcext:value-type="string">
            <text:p>Morrow County,H1</text:p>
          </table:table-cell>
          <table:table-cell office:value-type="string" calcext:value-type="string">
            <text:p>Morrow County</text:p>
          </table:table-cell>
          <table:table-cell/>
        </table:table-row>
        <table:table-row table:style-name="ro1">
          <table:table-cell office:value-type="string" calcext:value-type="string">
            <text:p>OH,39,119,Muskingum County,H1</text:p>
          </table:table-cell>
          <table:table-cell table:formula="of:=LEFT([.A2103];2)" office:value-type="string" office:string-value="OH" calcext:value-type="string">
            <text:p>OH</text:p>
          </table:table-cell>
          <table:table-cell table:formula="of:=MID([.A2103];4;6)" office:value-type="string" office:string-value="39,119" calcext:value-type="string">
            <text:p>39,119</text:p>
          </table:table-cell>
          <table:table-cell table:formula="of:=MID([.A2103];11;30)" office:value-type="string" office:string-value="Muskingum County,H1" calcext:value-type="string">
            <text:p>Muskingum County,H1</text:p>
          </table:table-cell>
          <table:table-cell office:value-type="string" calcext:value-type="string">
            <text:p>Muskingum County</text:p>
          </table:table-cell>
          <table:table-cell/>
        </table:table-row>
        <table:table-row table:style-name="ro1">
          <table:table-cell office:value-type="string" calcext:value-type="string">
            <text:p>OH,39,121,Noble County,H1</text:p>
          </table:table-cell>
          <table:table-cell table:formula="of:=LEFT([.A2104];2)" office:value-type="string" office:string-value="OH" calcext:value-type="string">
            <text:p>OH</text:p>
          </table:table-cell>
          <table:table-cell table:formula="of:=MID([.A2104];4;6)" office:value-type="string" office:string-value="39,121" calcext:value-type="string">
            <text:p>39,121</text:p>
          </table:table-cell>
          <table:table-cell table:formula="of:=MID([.A2104];11;30)" office:value-type="string" office:string-value="Noble County,H1" calcext:value-type="string">
            <text:p>Noble County,H1</text:p>
          </table:table-cell>
          <table:table-cell office:value-type="string" calcext:value-type="string">
            <text:p>Noble County</text:p>
          </table:table-cell>
          <table:table-cell/>
        </table:table-row>
        <table:table-row table:style-name="ro1">
          <table:table-cell office:value-type="string" calcext:value-type="string">
            <text:p>OH,39,123,Ottawa County,H1</text:p>
          </table:table-cell>
          <table:table-cell table:formula="of:=LEFT([.A2105];2)" office:value-type="string" office:string-value="OH" calcext:value-type="string">
            <text:p>OH</text:p>
          </table:table-cell>
          <table:table-cell table:formula="of:=MID([.A2105];4;6)" office:value-type="string" office:string-value="39,123" calcext:value-type="string">
            <text:p>39,123</text:p>
          </table:table-cell>
          <table:table-cell table:formula="of:=MID([.A2105];11;30)" office:value-type="string" office:string-value="Ottawa County,H1" calcext:value-type="string">
            <text:p>Ottawa County,H1</text:p>
          </table:table-cell>
          <table:table-cell office:value-type="string" calcext:value-type="string">
            <text:p>Ottawa County</text:p>
          </table:table-cell>
          <table:table-cell/>
        </table:table-row>
        <table:table-row table:style-name="ro1">
          <table:table-cell office:value-type="string" calcext:value-type="string">
            <text:p>OH,39,125,Paulding County,H1</text:p>
          </table:table-cell>
          <table:table-cell table:formula="of:=LEFT([.A2106];2)" office:value-type="string" office:string-value="OH" calcext:value-type="string">
            <text:p>OH</text:p>
          </table:table-cell>
          <table:table-cell table:formula="of:=MID([.A2106];4;6)" office:value-type="string" office:string-value="39,125" calcext:value-type="string">
            <text:p>39,125</text:p>
          </table:table-cell>
          <table:table-cell table:formula="of:=MID([.A2106];11;30)" office:value-type="string" office:string-value="Paulding County,H1" calcext:value-type="string">
            <text:p>Paulding County,H1</text:p>
          </table:table-cell>
          <table:table-cell office:value-type="string" calcext:value-type="string">
            <text:p>Paulding County</text:p>
          </table:table-cell>
          <table:table-cell/>
        </table:table-row>
        <table:table-row table:style-name="ro1">
          <table:table-cell office:value-type="string" calcext:value-type="string">
            <text:p>OH,39,127,Perry County,H1</text:p>
          </table:table-cell>
          <table:table-cell table:formula="of:=LEFT([.A2107];2)" office:value-type="string" office:string-value="OH" calcext:value-type="string">
            <text:p>OH</text:p>
          </table:table-cell>
          <table:table-cell table:formula="of:=MID([.A2107];4;6)" office:value-type="string" office:string-value="39,127" calcext:value-type="string">
            <text:p>39,127</text:p>
          </table:table-cell>
          <table:table-cell table:formula="of:=MID([.A2107];11;30)" office:value-type="string" office:string-value="Perry County,H1" calcext:value-type="string">
            <text:p>Perry County,H1</text:p>
          </table:table-cell>
          <table:table-cell office:value-type="string" calcext:value-type="string">
            <text:p>Perry County</text:p>
          </table:table-cell>
          <table:table-cell/>
        </table:table-row>
        <table:table-row table:style-name="ro1">
          <table:table-cell office:value-type="string" calcext:value-type="string">
            <text:p>OH,39,129,Pickaway County,H1</text:p>
          </table:table-cell>
          <table:table-cell table:formula="of:=LEFT([.A2108];2)" office:value-type="string" office:string-value="OH" calcext:value-type="string">
            <text:p>OH</text:p>
          </table:table-cell>
          <table:table-cell table:formula="of:=MID([.A2108];4;6)" office:value-type="string" office:string-value="39,129" calcext:value-type="string">
            <text:p>39,129</text:p>
          </table:table-cell>
          <table:table-cell table:formula="of:=MID([.A2108];11;30)" office:value-type="string" office:string-value="Pickaway County,H1" calcext:value-type="string">
            <text:p>Pickaway County,H1</text:p>
          </table:table-cell>
          <table:table-cell office:value-type="string" calcext:value-type="string">
            <text:p>Pickaway County</text:p>
          </table:table-cell>
          <table:table-cell/>
        </table:table-row>
        <table:table-row table:style-name="ro1">
          <table:table-cell office:value-type="string" calcext:value-type="string">
            <text:p>OH,39,131,Pike County,H1</text:p>
          </table:table-cell>
          <table:table-cell table:formula="of:=LEFT([.A2109];2)" office:value-type="string" office:string-value="OH" calcext:value-type="string">
            <text:p>OH</text:p>
          </table:table-cell>
          <table:table-cell table:formula="of:=MID([.A2109];4;6)" office:value-type="string" office:string-value="39,131" calcext:value-type="string">
            <text:p>39,131</text:p>
          </table:table-cell>
          <table:table-cell table:formula="of:=MID([.A2109];11;30)" office:value-type="string" office:string-value="Pike County,H1" calcext:value-type="string">
            <text:p>Pike County,H1</text:p>
          </table:table-cell>
          <table:table-cell office:value-type="string" calcext:value-type="string">
            <text:p>Pike County</text:p>
          </table:table-cell>
          <table:table-cell/>
        </table:table-row>
        <table:table-row table:style-name="ro1">
          <table:table-cell office:value-type="string" calcext:value-type="string">
            <text:p>OH,39,133,Portage County,H1</text:p>
          </table:table-cell>
          <table:table-cell table:formula="of:=LEFT([.A2110];2)" office:value-type="string" office:string-value="OH" calcext:value-type="string">
            <text:p>OH</text:p>
          </table:table-cell>
          <table:table-cell table:formula="of:=MID([.A2110];4;6)" office:value-type="string" office:string-value="39,133" calcext:value-type="string">
            <text:p>39,133</text:p>
          </table:table-cell>
          <table:table-cell table:formula="of:=MID([.A2110];11;30)" office:value-type="string" office:string-value="Portage County,H1" calcext:value-type="string">
            <text:p>Portage County,H1</text:p>
          </table:table-cell>
          <table:table-cell office:value-type="string" calcext:value-type="string">
            <text:p>Portage County</text:p>
          </table:table-cell>
          <table:table-cell/>
        </table:table-row>
        <table:table-row table:style-name="ro1">
          <table:table-cell office:value-type="string" calcext:value-type="string">
            <text:p>OH,39,135,Preble County,H1</text:p>
          </table:table-cell>
          <table:table-cell table:formula="of:=LEFT([.A2111];2)" office:value-type="string" office:string-value="OH" calcext:value-type="string">
            <text:p>OH</text:p>
          </table:table-cell>
          <table:table-cell table:formula="of:=MID([.A2111];4;6)" office:value-type="string" office:string-value="39,135" calcext:value-type="string">
            <text:p>39,135</text:p>
          </table:table-cell>
          <table:table-cell table:formula="of:=MID([.A2111];11;30)" office:value-type="string" office:string-value="Preble County,H1" calcext:value-type="string">
            <text:p>Preble County,H1</text:p>
          </table:table-cell>
          <table:table-cell office:value-type="string" calcext:value-type="string">
            <text:p>Preble County</text:p>
          </table:table-cell>
          <table:table-cell/>
        </table:table-row>
        <table:table-row table:style-name="ro1">
          <table:table-cell office:value-type="string" calcext:value-type="string">
            <text:p>OH,39,137,Putnam County,H1</text:p>
          </table:table-cell>
          <table:table-cell table:formula="of:=LEFT([.A2112];2)" office:value-type="string" office:string-value="OH" calcext:value-type="string">
            <text:p>OH</text:p>
          </table:table-cell>
          <table:table-cell table:formula="of:=MID([.A2112];4;6)" office:value-type="string" office:string-value="39,137" calcext:value-type="string">
            <text:p>39,137</text:p>
          </table:table-cell>
          <table:table-cell table:formula="of:=MID([.A2112];11;30)" office:value-type="string" office:string-value="Putnam County,H1" calcext:value-type="string">
            <text:p>Putnam County,H1</text:p>
          </table:table-cell>
          <table:table-cell office:value-type="string" calcext:value-type="string">
            <text:p>Putnam County</text:p>
          </table:table-cell>
          <table:table-cell/>
        </table:table-row>
        <table:table-row table:style-name="ro1">
          <table:table-cell office:value-type="string" calcext:value-type="string">
            <text:p>OH,39,139,Richland County,H1</text:p>
          </table:table-cell>
          <table:table-cell table:formula="of:=LEFT([.A2113];2)" office:value-type="string" office:string-value="OH" calcext:value-type="string">
            <text:p>OH</text:p>
          </table:table-cell>
          <table:table-cell table:formula="of:=MID([.A2113];4;6)" office:value-type="string" office:string-value="39,139" calcext:value-type="string">
            <text:p>39,139</text:p>
          </table:table-cell>
          <table:table-cell table:formula="of:=MID([.A2113];11;30)" office:value-type="string" office:string-value="Richland County,H1" calcext:value-type="string">
            <text:p>Richland County,H1</text:p>
          </table:table-cell>
          <table:table-cell office:value-type="string" calcext:value-type="string">
            <text:p>Richland County</text:p>
          </table:table-cell>
          <table:table-cell/>
        </table:table-row>
        <table:table-row table:style-name="ro1">
          <table:table-cell office:value-type="string" calcext:value-type="string">
            <text:p>OH,39,141,Ross County,H1</text:p>
          </table:table-cell>
          <table:table-cell table:formula="of:=LEFT([.A2114];2)" office:value-type="string" office:string-value="OH" calcext:value-type="string">
            <text:p>OH</text:p>
          </table:table-cell>
          <table:table-cell table:formula="of:=MID([.A2114];4;6)" office:value-type="string" office:string-value="39,141" calcext:value-type="string">
            <text:p>39,141</text:p>
          </table:table-cell>
          <table:table-cell table:formula="of:=MID([.A2114];11;30)" office:value-type="string" office:string-value="Ross County,H1" calcext:value-type="string">
            <text:p>Ross County,H1</text:p>
          </table:table-cell>
          <table:table-cell office:value-type="string" calcext:value-type="string">
            <text:p>Ross County</text:p>
          </table:table-cell>
          <table:table-cell/>
        </table:table-row>
        <table:table-row table:style-name="ro1">
          <table:table-cell office:value-type="string" calcext:value-type="string">
            <text:p>OH,39,143,Sandusky County,H1</text:p>
          </table:table-cell>
          <table:table-cell table:formula="of:=LEFT([.A2115];2)" office:value-type="string" office:string-value="OH" calcext:value-type="string">
            <text:p>OH</text:p>
          </table:table-cell>
          <table:table-cell table:formula="of:=MID([.A2115];4;6)" office:value-type="string" office:string-value="39,143" calcext:value-type="string">
            <text:p>39,143</text:p>
          </table:table-cell>
          <table:table-cell table:formula="of:=MID([.A2115];11;30)" office:value-type="string" office:string-value="Sandusky County,H1" calcext:value-type="string">
            <text:p>Sandusky County,H1</text:p>
          </table:table-cell>
          <table:table-cell office:value-type="string" calcext:value-type="string">
            <text:p>Sandusky County</text:p>
          </table:table-cell>
          <table:table-cell/>
        </table:table-row>
        <table:table-row table:style-name="ro1">
          <table:table-cell office:value-type="string" calcext:value-type="string">
            <text:p>OH,39,145,Scioto County,H1</text:p>
          </table:table-cell>
          <table:table-cell table:formula="of:=LEFT([.A2116];2)" office:value-type="string" office:string-value="OH" calcext:value-type="string">
            <text:p>OH</text:p>
          </table:table-cell>
          <table:table-cell table:formula="of:=MID([.A2116];4;6)" office:value-type="string" office:string-value="39,145" calcext:value-type="string">
            <text:p>39,145</text:p>
          </table:table-cell>
          <table:table-cell table:formula="of:=MID([.A2116];11;30)" office:value-type="string" office:string-value="Scioto County,H1" calcext:value-type="string">
            <text:p>Scioto County,H1</text:p>
          </table:table-cell>
          <table:table-cell office:value-type="string" calcext:value-type="string">
            <text:p>Scioto County</text:p>
          </table:table-cell>
          <table:table-cell/>
        </table:table-row>
        <table:table-row table:style-name="ro1">
          <table:table-cell office:value-type="string" calcext:value-type="string">
            <text:p>OH,39,147,Seneca County,H1</text:p>
          </table:table-cell>
          <table:table-cell table:formula="of:=LEFT([.A2117];2)" office:value-type="string" office:string-value="OH" calcext:value-type="string">
            <text:p>OH</text:p>
          </table:table-cell>
          <table:table-cell table:formula="of:=MID([.A2117];4;6)" office:value-type="string" office:string-value="39,147" calcext:value-type="string">
            <text:p>39,147</text:p>
          </table:table-cell>
          <table:table-cell table:formula="of:=MID([.A2117];11;30)" office:value-type="string" office:string-value="Seneca County,H1" calcext:value-type="string">
            <text:p>Seneca County,H1</text:p>
          </table:table-cell>
          <table:table-cell office:value-type="string" calcext:value-type="string">
            <text:p>Seneca County</text:p>
          </table:table-cell>
          <table:table-cell/>
        </table:table-row>
        <table:table-row table:style-name="ro1">
          <table:table-cell office:value-type="string" calcext:value-type="string">
            <text:p>OH,39,149,Shelby County,H1</text:p>
          </table:table-cell>
          <table:table-cell table:formula="of:=LEFT([.A2118];2)" office:value-type="string" office:string-value="OH" calcext:value-type="string">
            <text:p>OH</text:p>
          </table:table-cell>
          <table:table-cell table:formula="of:=MID([.A2118];4;6)" office:value-type="string" office:string-value="39,149" calcext:value-type="string">
            <text:p>39,149</text:p>
          </table:table-cell>
          <table:table-cell table:formula="of:=MID([.A2118];11;30)" office:value-type="string" office:string-value="Shelby County,H1" calcext:value-type="string">
            <text:p>Shelby County,H1</text:p>
          </table:table-cell>
          <table:table-cell office:value-type="string" calcext:value-type="string">
            <text:p>Shelby County</text:p>
          </table:table-cell>
          <table:table-cell/>
        </table:table-row>
        <table:table-row table:style-name="ro1">
          <table:table-cell office:value-type="string" calcext:value-type="string">
            <text:p>OH,39,151,Stark County,H1</text:p>
          </table:table-cell>
          <table:table-cell table:formula="of:=LEFT([.A2119];2)" office:value-type="string" office:string-value="OH" calcext:value-type="string">
            <text:p>OH</text:p>
          </table:table-cell>
          <table:table-cell table:formula="of:=MID([.A2119];4;6)" office:value-type="string" office:string-value="39,151" calcext:value-type="string">
            <text:p>39,151</text:p>
          </table:table-cell>
          <table:table-cell table:formula="of:=MID([.A2119];11;30)" office:value-type="string" office:string-value="Stark County,H1" calcext:value-type="string">
            <text:p>Stark County,H1</text:p>
          </table:table-cell>
          <table:table-cell office:value-type="string" calcext:value-type="string">
            <text:p>Stark County</text:p>
          </table:table-cell>
          <table:table-cell/>
        </table:table-row>
        <table:table-row table:style-name="ro1">
          <table:table-cell office:value-type="string" calcext:value-type="string">
            <text:p>OH,39,153,Summit County,H1</text:p>
          </table:table-cell>
          <table:table-cell table:formula="of:=LEFT([.A2120];2)" office:value-type="string" office:string-value="OH" calcext:value-type="string">
            <text:p>OH</text:p>
          </table:table-cell>
          <table:table-cell table:formula="of:=MID([.A2120];4;6)" office:value-type="string" office:string-value="39,153" calcext:value-type="string">
            <text:p>39,153</text:p>
          </table:table-cell>
          <table:table-cell table:formula="of:=MID([.A2120];11;30)" office:value-type="string" office:string-value="Summit County,H1" calcext:value-type="string">
            <text:p>Summit County,H1</text:p>
          </table:table-cell>
          <table:table-cell office:value-type="string" calcext:value-type="string">
            <text:p>Summit County</text:p>
          </table:table-cell>
          <table:table-cell/>
        </table:table-row>
        <table:table-row table:style-name="ro1">
          <table:table-cell office:value-type="string" calcext:value-type="string">
            <text:p>OH,39,155,Trumbull County,H1</text:p>
          </table:table-cell>
          <table:table-cell table:formula="of:=LEFT([.A2121];2)" office:value-type="string" office:string-value="OH" calcext:value-type="string">
            <text:p>OH</text:p>
          </table:table-cell>
          <table:table-cell table:formula="of:=MID([.A2121];4;6)" office:value-type="string" office:string-value="39,155" calcext:value-type="string">
            <text:p>39,155</text:p>
          </table:table-cell>
          <table:table-cell table:formula="of:=MID([.A2121];11;30)" office:value-type="string" office:string-value="Trumbull County,H1" calcext:value-type="string">
            <text:p>Trumbull County,H1</text:p>
          </table:table-cell>
          <table:table-cell office:value-type="string" calcext:value-type="string">
            <text:p>Trumbull County</text:p>
          </table:table-cell>
          <table:table-cell/>
        </table:table-row>
        <table:table-row table:style-name="ro1">
          <table:table-cell office:value-type="string" calcext:value-type="string">
            <text:p>OH,39,157,Tuscarawas County,H1</text:p>
          </table:table-cell>
          <table:table-cell table:formula="of:=LEFT([.A2122];2)" office:value-type="string" office:string-value="OH" calcext:value-type="string">
            <text:p>OH</text:p>
          </table:table-cell>
          <table:table-cell table:formula="of:=MID([.A2122];4;6)" office:value-type="string" office:string-value="39,157" calcext:value-type="string">
            <text:p>39,157</text:p>
          </table:table-cell>
          <table:table-cell table:formula="of:=MID([.A2122];11;30)" office:value-type="string" office:string-value="Tuscarawas County,H1" calcext:value-type="string">
            <text:p>Tuscarawas County,H1</text:p>
          </table:table-cell>
          <table:table-cell office:value-type="string" calcext:value-type="string">
            <text:p>Tuscarawas County</text:p>
          </table:table-cell>
          <table:table-cell/>
        </table:table-row>
        <table:table-row table:style-name="ro1">
          <table:table-cell office:value-type="string" calcext:value-type="string">
            <text:p>OH,39,159,Union County,H1</text:p>
          </table:table-cell>
          <table:table-cell table:formula="of:=LEFT([.A2123];2)" office:value-type="string" office:string-value="OH" calcext:value-type="string">
            <text:p>OH</text:p>
          </table:table-cell>
          <table:table-cell table:formula="of:=MID([.A2123];4;6)" office:value-type="string" office:string-value="39,159" calcext:value-type="string">
            <text:p>39,159</text:p>
          </table:table-cell>
          <table:table-cell table:formula="of:=MID([.A2123];11;30)" office:value-type="string" office:string-value="Union County,H1" calcext:value-type="string">
            <text:p>Union County,H1</text:p>
          </table:table-cell>
          <table:table-cell office:value-type="string" calcext:value-type="string">
            <text:p>Union County</text:p>
          </table:table-cell>
          <table:table-cell/>
        </table:table-row>
        <table:table-row table:style-name="ro1">
          <table:table-cell office:value-type="string" calcext:value-type="string">
            <text:p>OH,39,161,Van Wert County,H1</text:p>
          </table:table-cell>
          <table:table-cell table:formula="of:=LEFT([.A2124];2)" office:value-type="string" office:string-value="OH" calcext:value-type="string">
            <text:p>OH</text:p>
          </table:table-cell>
          <table:table-cell table:formula="of:=MID([.A2124];4;6)" office:value-type="string" office:string-value="39,161" calcext:value-type="string">
            <text:p>39,161</text:p>
          </table:table-cell>
          <table:table-cell table:formula="of:=MID([.A2124];11;30)" office:value-type="string" office:string-value="Van Wert County,H1" calcext:value-type="string">
            <text:p>Van Wert County,H1</text:p>
          </table:table-cell>
          <table:table-cell office:value-type="string" calcext:value-type="string">
            <text:p>Van Wert County</text:p>
          </table:table-cell>
          <table:table-cell/>
        </table:table-row>
        <table:table-row table:style-name="ro1">
          <table:table-cell office:value-type="string" calcext:value-type="string">
            <text:p>OH,39,163,Vinton County,H1</text:p>
          </table:table-cell>
          <table:table-cell table:formula="of:=LEFT([.A2125];2)" office:value-type="string" office:string-value="OH" calcext:value-type="string">
            <text:p>OH</text:p>
          </table:table-cell>
          <table:table-cell table:formula="of:=MID([.A2125];4;6)" office:value-type="string" office:string-value="39,163" calcext:value-type="string">
            <text:p>39,163</text:p>
          </table:table-cell>
          <table:table-cell table:formula="of:=MID([.A2125];11;30)" office:value-type="string" office:string-value="Vinton County,H1" calcext:value-type="string">
            <text:p>Vinton County,H1</text:p>
          </table:table-cell>
          <table:table-cell office:value-type="string" calcext:value-type="string">
            <text:p>Vinton County</text:p>
          </table:table-cell>
          <table:table-cell/>
        </table:table-row>
        <table:table-row table:style-name="ro1">
          <table:table-cell office:value-type="string" calcext:value-type="string">
            <text:p>OH,39,165,Warren County,H1</text:p>
          </table:table-cell>
          <table:table-cell table:formula="of:=LEFT([.A2126];2)" office:value-type="string" office:string-value="OH" calcext:value-type="string">
            <text:p>OH</text:p>
          </table:table-cell>
          <table:table-cell table:formula="of:=MID([.A2126];4;6)" office:value-type="string" office:string-value="39,165" calcext:value-type="string">
            <text:p>39,165</text:p>
          </table:table-cell>
          <table:table-cell table:formula="of:=MID([.A2126];11;30)" office:value-type="string" office:string-value="Warren County,H1" calcext:value-type="string">
            <text:p>Warren County,H1</text:p>
          </table:table-cell>
          <table:table-cell office:value-type="string" calcext:value-type="string">
            <text:p>Warren County</text:p>
          </table:table-cell>
          <table:table-cell/>
        </table:table-row>
        <table:table-row table:style-name="ro1">
          <table:table-cell office:value-type="string" calcext:value-type="string">
            <text:p>OH,39,167,Washington County,H1</text:p>
          </table:table-cell>
          <table:table-cell table:formula="of:=LEFT([.A2127];2)" office:value-type="string" office:string-value="OH" calcext:value-type="string">
            <text:p>OH</text:p>
          </table:table-cell>
          <table:table-cell table:formula="of:=MID([.A2127];4;6)" office:value-type="string" office:string-value="39,167" calcext:value-type="string">
            <text:p>39,167</text:p>
          </table:table-cell>
          <table:table-cell table:formula="of:=MID([.A2127];11;30)" office:value-type="string" office:string-value="Washington County,H1" calcext:value-type="string">
            <text:p>Washington County,H1</text:p>
          </table:table-cell>
          <table:table-cell office:value-type="string" calcext:value-type="string">
            <text:p>Washington County</text:p>
          </table:table-cell>
          <table:table-cell/>
        </table:table-row>
        <table:table-row table:style-name="ro1">
          <table:table-cell office:value-type="string" calcext:value-type="string">
            <text:p>OH,39,169,Wayne County,H1</text:p>
          </table:table-cell>
          <table:table-cell table:formula="of:=LEFT([.A2128];2)" office:value-type="string" office:string-value="OH" calcext:value-type="string">
            <text:p>OH</text:p>
          </table:table-cell>
          <table:table-cell table:formula="of:=MID([.A2128];4;6)" office:value-type="string" office:string-value="39,169" calcext:value-type="string">
            <text:p>39,169</text:p>
          </table:table-cell>
          <table:table-cell table:formula="of:=MID([.A2128];11;30)" office:value-type="string" office:string-value="Wayne County,H1" calcext:value-type="string">
            <text:p>Wayne County,H1</text:p>
          </table:table-cell>
          <table:table-cell office:value-type="string" calcext:value-type="string">
            <text:p>Wayne County</text:p>
          </table:table-cell>
          <table:table-cell/>
        </table:table-row>
        <table:table-row table:style-name="ro1">
          <table:table-cell office:value-type="string" calcext:value-type="string">
            <text:p>OH,39,171,Williams County,H1</text:p>
          </table:table-cell>
          <table:table-cell table:formula="of:=LEFT([.A2129];2)" office:value-type="string" office:string-value="OH" calcext:value-type="string">
            <text:p>OH</text:p>
          </table:table-cell>
          <table:table-cell table:formula="of:=MID([.A2129];4;6)" office:value-type="string" office:string-value="39,171" calcext:value-type="string">
            <text:p>39,171</text:p>
          </table:table-cell>
          <table:table-cell table:formula="of:=MID([.A2129];11;30)" office:value-type="string" office:string-value="Williams County,H1" calcext:value-type="string">
            <text:p>Williams County,H1</text:p>
          </table:table-cell>
          <table:table-cell office:value-type="string" calcext:value-type="string">
            <text:p>Williams County</text:p>
          </table:table-cell>
          <table:table-cell/>
        </table:table-row>
        <table:table-row table:style-name="ro1">
          <table:table-cell office:value-type="string" calcext:value-type="string">
            <text:p>OH,39,173,Wood County,H1</text:p>
          </table:table-cell>
          <table:table-cell table:formula="of:=LEFT([.A2130];2)" office:value-type="string" office:string-value="OH" calcext:value-type="string">
            <text:p>OH</text:p>
          </table:table-cell>
          <table:table-cell table:formula="of:=MID([.A2130];4;6)" office:value-type="string" office:string-value="39,173" calcext:value-type="string">
            <text:p>39,173</text:p>
          </table:table-cell>
          <table:table-cell table:formula="of:=MID([.A2130];11;30)" office:value-type="string" office:string-value="Wood County,H1" calcext:value-type="string">
            <text:p>Wood County,H1</text:p>
          </table:table-cell>
          <table:table-cell office:value-type="string" calcext:value-type="string">
            <text:p>Wood County</text:p>
          </table:table-cell>
          <table:table-cell/>
        </table:table-row>
        <table:table-row table:style-name="ro1">
          <table:table-cell office:value-type="string" calcext:value-type="string">
            <text:p>OH,39,175,Wyandot County,H1</text:p>
          </table:table-cell>
          <table:table-cell table:formula="of:=LEFT([.A2131];2)" office:value-type="string" office:string-value="OH" calcext:value-type="string">
            <text:p>OH</text:p>
          </table:table-cell>
          <table:table-cell table:formula="of:=MID([.A2131];4;6)" office:value-type="string" office:string-value="39,175" calcext:value-type="string">
            <text:p>39,175</text:p>
          </table:table-cell>
          <table:table-cell table:formula="of:=MID([.A2131];11;30)" office:value-type="string" office:string-value="Wyandot County,H1" calcext:value-type="string">
            <text:p>Wyandot County,H1</text:p>
          </table:table-cell>
          <table:table-cell office:value-type="string" calcext:value-type="string">
            <text:p>Wyandot County</text:p>
          </table:table-cell>
          <table:table-cell/>
        </table:table-row>
        <table:table-row table:style-name="ro1">
          <table:table-cell office:value-type="string" calcext:value-type="string">
            <text:p>OK,40,001,Adair County,H1</text:p>
          </table:table-cell>
          <table:table-cell table:formula="of:=LEFT([.A2132];2)" office:value-type="string" office:string-value="OK" calcext:value-type="string">
            <text:p>OK</text:p>
          </table:table-cell>
          <table:table-cell table:formula="of:=MID([.A2132];4;6)" office:value-type="string" office:string-value="40,001" calcext:value-type="string">
            <text:p>40,001</text:p>
          </table:table-cell>
          <table:table-cell table:formula="of:=MID([.A2132];11;30)" office:value-type="string" office:string-value="Adair County,H1" calcext:value-type="string">
            <text:p>Adair County,H1</text:p>
          </table:table-cell>
          <table:table-cell office:value-type="string" calcext:value-type="string">
            <text:p>Adair County</text:p>
          </table:table-cell>
          <table:table-cell/>
        </table:table-row>
        <table:table-row table:style-name="ro1">
          <table:table-cell office:value-type="string" calcext:value-type="string">
            <text:p>OK,40,003,Alfalfa County,H1</text:p>
          </table:table-cell>
          <table:table-cell table:formula="of:=LEFT([.A2133];2)" office:value-type="string" office:string-value="OK" calcext:value-type="string">
            <text:p>OK</text:p>
          </table:table-cell>
          <table:table-cell table:formula="of:=MID([.A2133];4;6)" office:value-type="string" office:string-value="40,003" calcext:value-type="string">
            <text:p>40,003</text:p>
          </table:table-cell>
          <table:table-cell table:formula="of:=MID([.A2133];11;30)" office:value-type="string" office:string-value="Alfalfa County,H1" calcext:value-type="string">
            <text:p>Alfalfa County,H1</text:p>
          </table:table-cell>
          <table:table-cell office:value-type="string" calcext:value-type="string">
            <text:p>Alfalfa County</text:p>
          </table:table-cell>
          <table:table-cell/>
        </table:table-row>
        <table:table-row table:style-name="ro1">
          <table:table-cell office:value-type="string" calcext:value-type="string">
            <text:p>OK,40,005,Atoka County,H1</text:p>
          </table:table-cell>
          <table:table-cell table:formula="of:=LEFT([.A2134];2)" office:value-type="string" office:string-value="OK" calcext:value-type="string">
            <text:p>OK</text:p>
          </table:table-cell>
          <table:table-cell table:formula="of:=MID([.A2134];4;6)" office:value-type="string" office:string-value="40,005" calcext:value-type="string">
            <text:p>40,005</text:p>
          </table:table-cell>
          <table:table-cell table:formula="of:=MID([.A2134];11;30)" office:value-type="string" office:string-value="Atoka County,H1" calcext:value-type="string">
            <text:p>Atoka County,H1</text:p>
          </table:table-cell>
          <table:table-cell office:value-type="string" calcext:value-type="string">
            <text:p>Atoka County</text:p>
          </table:table-cell>
          <table:table-cell/>
        </table:table-row>
        <table:table-row table:style-name="ro1">
          <table:table-cell office:value-type="string" calcext:value-type="string">
            <text:p>OK,40,007,Beaver County,H1</text:p>
          </table:table-cell>
          <table:table-cell table:formula="of:=LEFT([.A2135];2)" office:value-type="string" office:string-value="OK" calcext:value-type="string">
            <text:p>OK</text:p>
          </table:table-cell>
          <table:table-cell table:formula="of:=MID([.A2135];4;6)" office:value-type="string" office:string-value="40,007" calcext:value-type="string">
            <text:p>40,007</text:p>
          </table:table-cell>
          <table:table-cell table:formula="of:=MID([.A2135];11;30)" office:value-type="string" office:string-value="Beaver County,H1" calcext:value-type="string">
            <text:p>Beaver County,H1</text:p>
          </table:table-cell>
          <table:table-cell office:value-type="string" calcext:value-type="string">
            <text:p>Beaver County</text:p>
          </table:table-cell>
          <table:table-cell/>
        </table:table-row>
        <table:table-row table:style-name="ro1">
          <table:table-cell office:value-type="string" calcext:value-type="string">
            <text:p>OK,40,009,Beckham County,H1</text:p>
          </table:table-cell>
          <table:table-cell table:formula="of:=LEFT([.A2136];2)" office:value-type="string" office:string-value="OK" calcext:value-type="string">
            <text:p>OK</text:p>
          </table:table-cell>
          <table:table-cell table:formula="of:=MID([.A2136];4;6)" office:value-type="string" office:string-value="40,009" calcext:value-type="string">
            <text:p>40,009</text:p>
          </table:table-cell>
          <table:table-cell table:formula="of:=MID([.A2136];11;30)" office:value-type="string" office:string-value="Beckham County,H1" calcext:value-type="string">
            <text:p>Beckham County,H1</text:p>
          </table:table-cell>
          <table:table-cell office:value-type="string" calcext:value-type="string">
            <text:p>Beckham County</text:p>
          </table:table-cell>
          <table:table-cell/>
        </table:table-row>
        <table:table-row table:style-name="ro1">
          <table:table-cell office:value-type="string" calcext:value-type="string">
            <text:p>OK,40,011,Blaine County,H1</text:p>
          </table:table-cell>
          <table:table-cell table:formula="of:=LEFT([.A2137];2)" office:value-type="string" office:string-value="OK" calcext:value-type="string">
            <text:p>OK</text:p>
          </table:table-cell>
          <table:table-cell table:formula="of:=MID([.A2137];4;6)" office:value-type="string" office:string-value="40,011" calcext:value-type="string">
            <text:p>40,011</text:p>
          </table:table-cell>
          <table:table-cell table:formula="of:=MID([.A2137];11;30)" office:value-type="string" office:string-value="Blaine County,H1" calcext:value-type="string">
            <text:p>Blaine County,H1</text:p>
          </table:table-cell>
          <table:table-cell office:value-type="string" calcext:value-type="string">
            <text:p>Blaine County</text:p>
          </table:table-cell>
          <table:table-cell/>
        </table:table-row>
        <table:table-row table:style-name="ro1">
          <table:table-cell office:value-type="string" calcext:value-type="string">
            <text:p>OK,40,013,Bryan County,H1</text:p>
          </table:table-cell>
          <table:table-cell table:formula="of:=LEFT([.A2138];2)" office:value-type="string" office:string-value="OK" calcext:value-type="string">
            <text:p>OK</text:p>
          </table:table-cell>
          <table:table-cell table:formula="of:=MID([.A2138];4;6)" office:value-type="string" office:string-value="40,013" calcext:value-type="string">
            <text:p>40,013</text:p>
          </table:table-cell>
          <table:table-cell table:formula="of:=MID([.A2138];11;30)" office:value-type="string" office:string-value="Bryan County,H1" calcext:value-type="string">
            <text:p>Bryan County,H1</text:p>
          </table:table-cell>
          <table:table-cell office:value-type="string" calcext:value-type="string">
            <text:p>Bryan County</text:p>
          </table:table-cell>
          <table:table-cell/>
        </table:table-row>
        <table:table-row table:style-name="ro1">
          <table:table-cell office:value-type="string" calcext:value-type="string">
            <text:p>OK,40,015,Caddo County,H1</text:p>
          </table:table-cell>
          <table:table-cell table:formula="of:=LEFT([.A2139];2)" office:value-type="string" office:string-value="OK" calcext:value-type="string">
            <text:p>OK</text:p>
          </table:table-cell>
          <table:table-cell table:formula="of:=MID([.A2139];4;6)" office:value-type="string" office:string-value="40,015" calcext:value-type="string">
            <text:p>40,015</text:p>
          </table:table-cell>
          <table:table-cell table:formula="of:=MID([.A2139];11;30)" office:value-type="string" office:string-value="Caddo County,H1" calcext:value-type="string">
            <text:p>Caddo County,H1</text:p>
          </table:table-cell>
          <table:table-cell office:value-type="string" calcext:value-type="string">
            <text:p>Caddo County</text:p>
          </table:table-cell>
          <table:table-cell/>
        </table:table-row>
        <table:table-row table:style-name="ro1">
          <table:table-cell office:value-type="string" calcext:value-type="string">
            <text:p>OK,40,017,Canadian County,H1</text:p>
          </table:table-cell>
          <table:table-cell table:formula="of:=LEFT([.A2140];2)" office:value-type="string" office:string-value="OK" calcext:value-type="string">
            <text:p>OK</text:p>
          </table:table-cell>
          <table:table-cell table:formula="of:=MID([.A2140];4;6)" office:value-type="string" office:string-value="40,017" calcext:value-type="string">
            <text:p>40,017</text:p>
          </table:table-cell>
          <table:table-cell table:formula="of:=MID([.A2140];11;30)" office:value-type="string" office:string-value="Canadian County,H1" calcext:value-type="string">
            <text:p>Canadian County,H1</text:p>
          </table:table-cell>
          <table:table-cell office:value-type="string" calcext:value-type="string">
            <text:p>Canadian County</text:p>
          </table:table-cell>
          <table:table-cell/>
        </table:table-row>
        <table:table-row table:style-name="ro1">
          <table:table-cell office:value-type="string" calcext:value-type="string">
            <text:p>OK,40,019,Carter County,H1</text:p>
          </table:table-cell>
          <table:table-cell table:formula="of:=LEFT([.A2141];2)" office:value-type="string" office:string-value="OK" calcext:value-type="string">
            <text:p>OK</text:p>
          </table:table-cell>
          <table:table-cell table:formula="of:=MID([.A2141];4;6)" office:value-type="string" office:string-value="40,019" calcext:value-type="string">
            <text:p>40,019</text:p>
          </table:table-cell>
          <table:table-cell table:formula="of:=MID([.A2141];11;30)" office:value-type="string" office:string-value="Carter County,H1" calcext:value-type="string">
            <text:p>Carter County,H1</text:p>
          </table:table-cell>
          <table:table-cell office:value-type="string" calcext:value-type="string">
            <text:p>Carter County</text:p>
          </table:table-cell>
          <table:table-cell/>
        </table:table-row>
        <table:table-row table:style-name="ro1">
          <table:table-cell office:value-type="string" calcext:value-type="string">
            <text:p>OK,40,021,Cherokee County,H1</text:p>
          </table:table-cell>
          <table:table-cell table:formula="of:=LEFT([.A2142];2)" office:value-type="string" office:string-value="OK" calcext:value-type="string">
            <text:p>OK</text:p>
          </table:table-cell>
          <table:table-cell table:formula="of:=MID([.A2142];4;6)" office:value-type="string" office:string-value="40,021" calcext:value-type="string">
            <text:p>40,021</text:p>
          </table:table-cell>
          <table:table-cell table:formula="of:=MID([.A2142];11;30)" office:value-type="string" office:string-value="Cherokee County,H1" calcext:value-type="string">
            <text:p>Cherokee County,H1</text:p>
          </table:table-cell>
          <table:table-cell office:value-type="string" calcext:value-type="string">
            <text:p>Cherokee County</text:p>
          </table:table-cell>
          <table:table-cell/>
        </table:table-row>
        <table:table-row table:style-name="ro1">
          <table:table-cell office:value-type="string" calcext:value-type="string">
            <text:p>OK,40,023,Choctaw County,H1</text:p>
          </table:table-cell>
          <table:table-cell table:formula="of:=LEFT([.A2143];2)" office:value-type="string" office:string-value="OK" calcext:value-type="string">
            <text:p>OK</text:p>
          </table:table-cell>
          <table:table-cell table:formula="of:=MID([.A2143];4;6)" office:value-type="string" office:string-value="40,023" calcext:value-type="string">
            <text:p>40,023</text:p>
          </table:table-cell>
          <table:table-cell table:formula="of:=MID([.A2143];11;30)" office:value-type="string" office:string-value="Choctaw County,H1" calcext:value-type="string">
            <text:p>Choctaw County,H1</text:p>
          </table:table-cell>
          <table:table-cell office:value-type="string" calcext:value-type="string">
            <text:p>Choctaw County</text:p>
          </table:table-cell>
          <table:table-cell/>
        </table:table-row>
        <table:table-row table:style-name="ro1">
          <table:table-cell office:value-type="string" calcext:value-type="string">
            <text:p>OK,40,025,Cimarron County,H1</text:p>
          </table:table-cell>
          <table:table-cell table:formula="of:=LEFT([.A2144];2)" office:value-type="string" office:string-value="OK" calcext:value-type="string">
            <text:p>OK</text:p>
          </table:table-cell>
          <table:table-cell table:formula="of:=MID([.A2144];4;6)" office:value-type="string" office:string-value="40,025" calcext:value-type="string">
            <text:p>40,025</text:p>
          </table:table-cell>
          <table:table-cell table:formula="of:=MID([.A2144];11;30)" office:value-type="string" office:string-value="Cimarron County,H1" calcext:value-type="string">
            <text:p>Cimarron County,H1</text:p>
          </table:table-cell>
          <table:table-cell office:value-type="string" calcext:value-type="string">
            <text:p>Cimarron County</text:p>
          </table:table-cell>
          <table:table-cell/>
        </table:table-row>
        <table:table-row table:style-name="ro1">
          <table:table-cell office:value-type="string" calcext:value-type="string">
            <text:p>OK,40,027,Cleveland County,H1</text:p>
          </table:table-cell>
          <table:table-cell table:formula="of:=LEFT([.A2145];2)" office:value-type="string" office:string-value="OK" calcext:value-type="string">
            <text:p>OK</text:p>
          </table:table-cell>
          <table:table-cell table:formula="of:=MID([.A2145];4;6)" office:value-type="string" office:string-value="40,027" calcext:value-type="string">
            <text:p>40,027</text:p>
          </table:table-cell>
          <table:table-cell table:formula="of:=MID([.A2145];11;30)" office:value-type="string" office:string-value="Cleveland County,H1" calcext:value-type="string">
            <text:p>Cleveland County,H1</text:p>
          </table:table-cell>
          <table:table-cell office:value-type="string" calcext:value-type="string">
            <text:p>Cleveland County</text:p>
          </table:table-cell>
          <table:table-cell/>
        </table:table-row>
        <table:table-row table:style-name="ro1">
          <table:table-cell office:value-type="string" calcext:value-type="string">
            <text:p>OK,40,029,Coal County,H1</text:p>
          </table:table-cell>
          <table:table-cell table:formula="of:=LEFT([.A2146];2)" office:value-type="string" office:string-value="OK" calcext:value-type="string">
            <text:p>OK</text:p>
          </table:table-cell>
          <table:table-cell table:formula="of:=MID([.A2146];4;6)" office:value-type="string" office:string-value="40,029" calcext:value-type="string">
            <text:p>40,029</text:p>
          </table:table-cell>
          <table:table-cell table:formula="of:=MID([.A2146];11;30)" office:value-type="string" office:string-value="Coal County,H1" calcext:value-type="string">
            <text:p>Coal County,H1</text:p>
          </table:table-cell>
          <table:table-cell office:value-type="string" calcext:value-type="string">
            <text:p>Coal County</text:p>
          </table:table-cell>
          <table:table-cell/>
        </table:table-row>
        <table:table-row table:style-name="ro1">
          <table:table-cell office:value-type="string" calcext:value-type="string">
            <text:p>OK,40,031,Comanche County,H1</text:p>
          </table:table-cell>
          <table:table-cell table:formula="of:=LEFT([.A2147];2)" office:value-type="string" office:string-value="OK" calcext:value-type="string">
            <text:p>OK</text:p>
          </table:table-cell>
          <table:table-cell table:formula="of:=MID([.A2147];4;6)" office:value-type="string" office:string-value="40,031" calcext:value-type="string">
            <text:p>40,031</text:p>
          </table:table-cell>
          <table:table-cell table:formula="of:=MID([.A2147];11;30)" office:value-type="string" office:string-value="Comanche County,H1" calcext:value-type="string">
            <text:p>Comanche County,H1</text:p>
          </table:table-cell>
          <table:table-cell office:value-type="string" calcext:value-type="string">
            <text:p>Comanche County</text:p>
          </table:table-cell>
          <table:table-cell/>
        </table:table-row>
        <table:table-row table:style-name="ro1">
          <table:table-cell office:value-type="string" calcext:value-type="string">
            <text:p>OK,40,033,Cotton County,H1</text:p>
          </table:table-cell>
          <table:table-cell table:formula="of:=LEFT([.A2148];2)" office:value-type="string" office:string-value="OK" calcext:value-type="string">
            <text:p>OK</text:p>
          </table:table-cell>
          <table:table-cell table:formula="of:=MID([.A2148];4;6)" office:value-type="string" office:string-value="40,033" calcext:value-type="string">
            <text:p>40,033</text:p>
          </table:table-cell>
          <table:table-cell table:formula="of:=MID([.A2148];11;30)" office:value-type="string" office:string-value="Cotton County,H1" calcext:value-type="string">
            <text:p>Cotton County,H1</text:p>
          </table:table-cell>
          <table:table-cell office:value-type="string" calcext:value-type="string">
            <text:p>Cotton County</text:p>
          </table:table-cell>
          <table:table-cell/>
        </table:table-row>
        <table:table-row table:style-name="ro1">
          <table:table-cell office:value-type="string" calcext:value-type="string">
            <text:p>OK,40,035,Craig County,H1</text:p>
          </table:table-cell>
          <table:table-cell table:formula="of:=LEFT([.A2149];2)" office:value-type="string" office:string-value="OK" calcext:value-type="string">
            <text:p>OK</text:p>
          </table:table-cell>
          <table:table-cell table:formula="of:=MID([.A2149];4;6)" office:value-type="string" office:string-value="40,035" calcext:value-type="string">
            <text:p>40,035</text:p>
          </table:table-cell>
          <table:table-cell table:formula="of:=MID([.A2149];11;30)" office:value-type="string" office:string-value="Craig County,H1" calcext:value-type="string">
            <text:p>Craig County,H1</text:p>
          </table:table-cell>
          <table:table-cell office:value-type="string" calcext:value-type="string">
            <text:p>Craig County</text:p>
          </table:table-cell>
          <table:table-cell/>
        </table:table-row>
        <table:table-row table:style-name="ro1">
          <table:table-cell office:value-type="string" calcext:value-type="string">
            <text:p>OK,40,037,Creek County,H1</text:p>
          </table:table-cell>
          <table:table-cell table:formula="of:=LEFT([.A2150];2)" office:value-type="string" office:string-value="OK" calcext:value-type="string">
            <text:p>OK</text:p>
          </table:table-cell>
          <table:table-cell table:formula="of:=MID([.A2150];4;6)" office:value-type="string" office:string-value="40,037" calcext:value-type="string">
            <text:p>40,037</text:p>
          </table:table-cell>
          <table:table-cell table:formula="of:=MID([.A2150];11;30)" office:value-type="string" office:string-value="Creek County,H1" calcext:value-type="string">
            <text:p>Creek County,H1</text:p>
          </table:table-cell>
          <table:table-cell office:value-type="string" calcext:value-type="string">
            <text:p>Creek County</text:p>
          </table:table-cell>
          <table:table-cell/>
        </table:table-row>
        <table:table-row table:style-name="ro1">
          <table:table-cell office:value-type="string" calcext:value-type="string">
            <text:p>OK,40,039,Custer County,H1</text:p>
          </table:table-cell>
          <table:table-cell table:formula="of:=LEFT([.A2151];2)" office:value-type="string" office:string-value="OK" calcext:value-type="string">
            <text:p>OK</text:p>
          </table:table-cell>
          <table:table-cell table:formula="of:=MID([.A2151];4;6)" office:value-type="string" office:string-value="40,039" calcext:value-type="string">
            <text:p>40,039</text:p>
          </table:table-cell>
          <table:table-cell table:formula="of:=MID([.A2151];11;30)" office:value-type="string" office:string-value="Custer County,H1" calcext:value-type="string">
            <text:p>Custer County,H1</text:p>
          </table:table-cell>
          <table:table-cell office:value-type="string" calcext:value-type="string">
            <text:p>Custer County</text:p>
          </table:table-cell>
          <table:table-cell/>
        </table:table-row>
        <table:table-row table:style-name="ro1">
          <table:table-cell office:value-type="string" calcext:value-type="string">
            <text:p>OK,40,041,Delaware County,H1</text:p>
          </table:table-cell>
          <table:table-cell table:formula="of:=LEFT([.A2152];2)" office:value-type="string" office:string-value="OK" calcext:value-type="string">
            <text:p>OK</text:p>
          </table:table-cell>
          <table:table-cell table:formula="of:=MID([.A2152];4;6)" office:value-type="string" office:string-value="40,041" calcext:value-type="string">
            <text:p>40,041</text:p>
          </table:table-cell>
          <table:table-cell table:formula="of:=MID([.A2152];11;30)" office:value-type="string" office:string-value="Delaware County,H1" calcext:value-type="string">
            <text:p>Delaware County,H1</text:p>
          </table:table-cell>
          <table:table-cell office:value-type="string" calcext:value-type="string">
            <text:p>Delaware County</text:p>
          </table:table-cell>
          <table:table-cell/>
        </table:table-row>
        <table:table-row table:style-name="ro1">
          <table:table-cell office:value-type="string" calcext:value-type="string">
            <text:p>OK,40,043,Dewey County,H1</text:p>
          </table:table-cell>
          <table:table-cell table:formula="of:=LEFT([.A2153];2)" office:value-type="string" office:string-value="OK" calcext:value-type="string">
            <text:p>OK</text:p>
          </table:table-cell>
          <table:table-cell table:formula="of:=MID([.A2153];4;6)" office:value-type="string" office:string-value="40,043" calcext:value-type="string">
            <text:p>40,043</text:p>
          </table:table-cell>
          <table:table-cell table:formula="of:=MID([.A2153];11;30)" office:value-type="string" office:string-value="Dewey County,H1" calcext:value-type="string">
            <text:p>Dewey County,H1</text:p>
          </table:table-cell>
          <table:table-cell office:value-type="string" calcext:value-type="string">
            <text:p>Dewey County</text:p>
          </table:table-cell>
          <table:table-cell/>
        </table:table-row>
        <table:table-row table:style-name="ro1">
          <table:table-cell office:value-type="string" calcext:value-type="string">
            <text:p>OK,40,045,Ellis County,H1</text:p>
          </table:table-cell>
          <table:table-cell table:formula="of:=LEFT([.A2154];2)" office:value-type="string" office:string-value="OK" calcext:value-type="string">
            <text:p>OK</text:p>
          </table:table-cell>
          <table:table-cell table:formula="of:=MID([.A2154];4;6)" office:value-type="string" office:string-value="40,045" calcext:value-type="string">
            <text:p>40,045</text:p>
          </table:table-cell>
          <table:table-cell table:formula="of:=MID([.A2154];11;30)" office:value-type="string" office:string-value="Ellis County,H1" calcext:value-type="string">
            <text:p>Ellis County,H1</text:p>
          </table:table-cell>
          <table:table-cell office:value-type="string" calcext:value-type="string">
            <text:p>Ellis County</text:p>
          </table:table-cell>
          <table:table-cell/>
        </table:table-row>
        <table:table-row table:style-name="ro1">
          <table:table-cell office:value-type="string" calcext:value-type="string">
            <text:p>OK,40,047,Garfield County,H1</text:p>
          </table:table-cell>
          <table:table-cell table:formula="of:=LEFT([.A2155];2)" office:value-type="string" office:string-value="OK" calcext:value-type="string">
            <text:p>OK</text:p>
          </table:table-cell>
          <table:table-cell table:formula="of:=MID([.A2155];4;6)" office:value-type="string" office:string-value="40,047" calcext:value-type="string">
            <text:p>40,047</text:p>
          </table:table-cell>
          <table:table-cell table:formula="of:=MID([.A2155];11;30)" office:value-type="string" office:string-value="Garfield County,H1" calcext:value-type="string">
            <text:p>Garfield County,H1</text:p>
          </table:table-cell>
          <table:table-cell office:value-type="string" calcext:value-type="string">
            <text:p>Garfield County</text:p>
          </table:table-cell>
          <table:table-cell/>
        </table:table-row>
        <table:table-row table:style-name="ro1">
          <table:table-cell office:value-type="string" calcext:value-type="string">
            <text:p>OK,40,049,Garvin County,H1</text:p>
          </table:table-cell>
          <table:table-cell table:formula="of:=LEFT([.A2156];2)" office:value-type="string" office:string-value="OK" calcext:value-type="string">
            <text:p>OK</text:p>
          </table:table-cell>
          <table:table-cell table:formula="of:=MID([.A2156];4;6)" office:value-type="string" office:string-value="40,049" calcext:value-type="string">
            <text:p>40,049</text:p>
          </table:table-cell>
          <table:table-cell table:formula="of:=MID([.A2156];11;30)" office:value-type="string" office:string-value="Garvin County,H1" calcext:value-type="string">
            <text:p>Garvin County,H1</text:p>
          </table:table-cell>
          <table:table-cell office:value-type="string" calcext:value-type="string">
            <text:p>Garvin County</text:p>
          </table:table-cell>
          <table:table-cell/>
        </table:table-row>
        <table:table-row table:style-name="ro1">
          <table:table-cell office:value-type="string" calcext:value-type="string">
            <text:p>OK,40,051,Grady County,H1</text:p>
          </table:table-cell>
          <table:table-cell table:formula="of:=LEFT([.A2157];2)" office:value-type="string" office:string-value="OK" calcext:value-type="string">
            <text:p>OK</text:p>
          </table:table-cell>
          <table:table-cell table:formula="of:=MID([.A2157];4;6)" office:value-type="string" office:string-value="40,051" calcext:value-type="string">
            <text:p>40,051</text:p>
          </table:table-cell>
          <table:table-cell table:formula="of:=MID([.A2157];11;30)" office:value-type="string" office:string-value="Grady County,H1" calcext:value-type="string">
            <text:p>Grady County,H1</text:p>
          </table:table-cell>
          <table:table-cell office:value-type="string" calcext:value-type="string">
            <text:p>Grady County</text:p>
          </table:table-cell>
          <table:table-cell/>
        </table:table-row>
        <table:table-row table:style-name="ro1">
          <table:table-cell office:value-type="string" calcext:value-type="string">
            <text:p>OK,40,053,Grant County,H1</text:p>
          </table:table-cell>
          <table:table-cell table:formula="of:=LEFT([.A2158];2)" office:value-type="string" office:string-value="OK" calcext:value-type="string">
            <text:p>OK</text:p>
          </table:table-cell>
          <table:table-cell table:formula="of:=MID([.A2158];4;6)" office:value-type="string" office:string-value="40,053" calcext:value-type="string">
            <text:p>40,053</text:p>
          </table:table-cell>
          <table:table-cell table:formula="of:=MID([.A2158];11;30)" office:value-type="string" office:string-value="Grant County,H1" calcext:value-type="string">
            <text:p>Grant County,H1</text:p>
          </table:table-cell>
          <table:table-cell office:value-type="string" calcext:value-type="string">
            <text:p>Grant County</text:p>
          </table:table-cell>
          <table:table-cell/>
        </table:table-row>
        <table:table-row table:style-name="ro1">
          <table:table-cell office:value-type="string" calcext:value-type="string">
            <text:p>OK,40,055,Greer County,H1</text:p>
          </table:table-cell>
          <table:table-cell table:formula="of:=LEFT([.A2159];2)" office:value-type="string" office:string-value="OK" calcext:value-type="string">
            <text:p>OK</text:p>
          </table:table-cell>
          <table:table-cell table:formula="of:=MID([.A2159];4;6)" office:value-type="string" office:string-value="40,055" calcext:value-type="string">
            <text:p>40,055</text:p>
          </table:table-cell>
          <table:table-cell table:formula="of:=MID([.A2159];11;30)" office:value-type="string" office:string-value="Greer County,H1" calcext:value-type="string">
            <text:p>Greer County,H1</text:p>
          </table:table-cell>
          <table:table-cell office:value-type="string" calcext:value-type="string">
            <text:p>Greer County</text:p>
          </table:table-cell>
          <table:table-cell/>
        </table:table-row>
        <table:table-row table:style-name="ro1">
          <table:table-cell office:value-type="string" calcext:value-type="string">
            <text:p>OK,40,057,Harmon County,H1</text:p>
          </table:table-cell>
          <table:table-cell table:formula="of:=LEFT([.A2160];2)" office:value-type="string" office:string-value="OK" calcext:value-type="string">
            <text:p>OK</text:p>
          </table:table-cell>
          <table:table-cell table:formula="of:=MID([.A2160];4;6)" office:value-type="string" office:string-value="40,057" calcext:value-type="string">
            <text:p>40,057</text:p>
          </table:table-cell>
          <table:table-cell table:formula="of:=MID([.A2160];11;30)" office:value-type="string" office:string-value="Harmon County,H1" calcext:value-type="string">
            <text:p>Harmon County,H1</text:p>
          </table:table-cell>
          <table:table-cell office:value-type="string" calcext:value-type="string">
            <text:p>Harmon County</text:p>
          </table:table-cell>
          <table:table-cell/>
        </table:table-row>
        <table:table-row table:style-name="ro1">
          <table:table-cell office:value-type="string" calcext:value-type="string">
            <text:p>OK,40,059,Harper County,H1</text:p>
          </table:table-cell>
          <table:table-cell table:formula="of:=LEFT([.A2161];2)" office:value-type="string" office:string-value="OK" calcext:value-type="string">
            <text:p>OK</text:p>
          </table:table-cell>
          <table:table-cell table:formula="of:=MID([.A2161];4;6)" office:value-type="string" office:string-value="40,059" calcext:value-type="string">
            <text:p>40,059</text:p>
          </table:table-cell>
          <table:table-cell table:formula="of:=MID([.A2161];11;30)" office:value-type="string" office:string-value="Harper County,H1" calcext:value-type="string">
            <text:p>Harper County,H1</text:p>
          </table:table-cell>
          <table:table-cell office:value-type="string" calcext:value-type="string">
            <text:p>Harper County</text:p>
          </table:table-cell>
          <table:table-cell/>
        </table:table-row>
        <table:table-row table:style-name="ro1">
          <table:table-cell office:value-type="string" calcext:value-type="string">
            <text:p>OK,40,061,Haskell County,H1</text:p>
          </table:table-cell>
          <table:table-cell table:formula="of:=LEFT([.A2162];2)" office:value-type="string" office:string-value="OK" calcext:value-type="string">
            <text:p>OK</text:p>
          </table:table-cell>
          <table:table-cell table:formula="of:=MID([.A2162];4;6)" office:value-type="string" office:string-value="40,061" calcext:value-type="string">
            <text:p>40,061</text:p>
          </table:table-cell>
          <table:table-cell table:formula="of:=MID([.A2162];11;30)" office:value-type="string" office:string-value="Haskell County,H1" calcext:value-type="string">
            <text:p>Haskell County,H1</text:p>
          </table:table-cell>
          <table:table-cell office:value-type="string" calcext:value-type="string">
            <text:p>Haskell County</text:p>
          </table:table-cell>
          <table:table-cell/>
        </table:table-row>
        <table:table-row table:style-name="ro1">
          <table:table-cell office:value-type="string" calcext:value-type="string">
            <text:p>OK,40,063,Hughes County,H1</text:p>
          </table:table-cell>
          <table:table-cell table:formula="of:=LEFT([.A2163];2)" office:value-type="string" office:string-value="OK" calcext:value-type="string">
            <text:p>OK</text:p>
          </table:table-cell>
          <table:table-cell table:formula="of:=MID([.A2163];4;6)" office:value-type="string" office:string-value="40,063" calcext:value-type="string">
            <text:p>40,063</text:p>
          </table:table-cell>
          <table:table-cell table:formula="of:=MID([.A2163];11;30)" office:value-type="string" office:string-value="Hughes County,H1" calcext:value-type="string">
            <text:p>Hughes County,H1</text:p>
          </table:table-cell>
          <table:table-cell office:value-type="string" calcext:value-type="string">
            <text:p>Hughes County</text:p>
          </table:table-cell>
          <table:table-cell/>
        </table:table-row>
        <table:table-row table:style-name="ro1">
          <table:table-cell office:value-type="string" calcext:value-type="string">
            <text:p>OK,40,065,Jackson County,H1</text:p>
          </table:table-cell>
          <table:table-cell table:formula="of:=LEFT([.A2164];2)" office:value-type="string" office:string-value="OK" calcext:value-type="string">
            <text:p>OK</text:p>
          </table:table-cell>
          <table:table-cell table:formula="of:=MID([.A2164];4;6)" office:value-type="string" office:string-value="40,065" calcext:value-type="string">
            <text:p>40,065</text:p>
          </table:table-cell>
          <table:table-cell table:formula="of:=MID([.A2164];11;30)" office:value-type="string" office:string-value="Jackson County,H1" calcext:value-type="string">
            <text:p>Jackson County,H1</text:p>
          </table:table-cell>
          <table:table-cell office:value-type="string" calcext:value-type="string">
            <text:p>Jackson County</text:p>
          </table:table-cell>
          <table:table-cell/>
        </table:table-row>
        <table:table-row table:style-name="ro1">
          <table:table-cell office:value-type="string" calcext:value-type="string">
            <text:p>OK,40,067,Jefferson County,H1</text:p>
          </table:table-cell>
          <table:table-cell table:formula="of:=LEFT([.A2165];2)" office:value-type="string" office:string-value="OK" calcext:value-type="string">
            <text:p>OK</text:p>
          </table:table-cell>
          <table:table-cell table:formula="of:=MID([.A2165];4;6)" office:value-type="string" office:string-value="40,067" calcext:value-type="string">
            <text:p>40,067</text:p>
          </table:table-cell>
          <table:table-cell table:formula="of:=MID([.A2165];11;30)" office:value-type="string" office:string-value="Jefferson County,H1" calcext:value-type="string">
            <text:p>Jefferson County,H1</text:p>
          </table:table-cell>
          <table:table-cell office:value-type="string" calcext:value-type="string">
            <text:p>Jefferson County</text:p>
          </table:table-cell>
          <table:table-cell/>
        </table:table-row>
        <table:table-row table:style-name="ro1">
          <table:table-cell office:value-type="string" calcext:value-type="string">
            <text:p>OK,40,069,Johnston County,H1</text:p>
          </table:table-cell>
          <table:table-cell table:formula="of:=LEFT([.A2166];2)" office:value-type="string" office:string-value="OK" calcext:value-type="string">
            <text:p>OK</text:p>
          </table:table-cell>
          <table:table-cell table:formula="of:=MID([.A2166];4;6)" office:value-type="string" office:string-value="40,069" calcext:value-type="string">
            <text:p>40,069</text:p>
          </table:table-cell>
          <table:table-cell table:formula="of:=MID([.A2166];11;30)" office:value-type="string" office:string-value="Johnston County,H1" calcext:value-type="string">
            <text:p>Johnston County,H1</text:p>
          </table:table-cell>
          <table:table-cell office:value-type="string" calcext:value-type="string">
            <text:p>Johnston County</text:p>
          </table:table-cell>
          <table:table-cell/>
        </table:table-row>
        <table:table-row table:style-name="ro1">
          <table:table-cell office:value-type="string" calcext:value-type="string">
            <text:p>OK,40,071,Kay County,H1</text:p>
          </table:table-cell>
          <table:table-cell table:formula="of:=LEFT([.A2167];2)" office:value-type="string" office:string-value="OK" calcext:value-type="string">
            <text:p>OK</text:p>
          </table:table-cell>
          <table:table-cell table:formula="of:=MID([.A2167];4;6)" office:value-type="string" office:string-value="40,071" calcext:value-type="string">
            <text:p>40,071</text:p>
          </table:table-cell>
          <table:table-cell table:formula="of:=MID([.A2167];11;30)" office:value-type="string" office:string-value="Kay County,H1" calcext:value-type="string">
            <text:p>Kay County,H1</text:p>
          </table:table-cell>
          <table:table-cell office:value-type="string" calcext:value-type="string">
            <text:p>Kay County</text:p>
          </table:table-cell>
          <table:table-cell/>
        </table:table-row>
        <table:table-row table:style-name="ro1">
          <table:table-cell office:value-type="string" calcext:value-type="string">
            <text:p>OK,40,073,Kingfisher County,H1</text:p>
          </table:table-cell>
          <table:table-cell table:formula="of:=LEFT([.A2168];2)" office:value-type="string" office:string-value="OK" calcext:value-type="string">
            <text:p>OK</text:p>
          </table:table-cell>
          <table:table-cell table:formula="of:=MID([.A2168];4;6)" office:value-type="string" office:string-value="40,073" calcext:value-type="string">
            <text:p>40,073</text:p>
          </table:table-cell>
          <table:table-cell table:formula="of:=MID([.A2168];11;30)" office:value-type="string" office:string-value="Kingfisher County,H1" calcext:value-type="string">
            <text:p>Kingfisher County,H1</text:p>
          </table:table-cell>
          <table:table-cell office:value-type="string" calcext:value-type="string">
            <text:p>Kingfisher County</text:p>
          </table:table-cell>
          <table:table-cell/>
        </table:table-row>
        <table:table-row table:style-name="ro1">
          <table:table-cell office:value-type="string" calcext:value-type="string">
            <text:p>OK,40,075,Kiowa County,H1</text:p>
          </table:table-cell>
          <table:table-cell table:formula="of:=LEFT([.A2169];2)" office:value-type="string" office:string-value="OK" calcext:value-type="string">
            <text:p>OK</text:p>
          </table:table-cell>
          <table:table-cell table:formula="of:=MID([.A2169];4;6)" office:value-type="string" office:string-value="40,075" calcext:value-type="string">
            <text:p>40,075</text:p>
          </table:table-cell>
          <table:table-cell table:formula="of:=MID([.A2169];11;30)" office:value-type="string" office:string-value="Kiowa County,H1" calcext:value-type="string">
            <text:p>Kiowa County,H1</text:p>
          </table:table-cell>
          <table:table-cell office:value-type="string" calcext:value-type="string">
            <text:p>Kiowa County</text:p>
          </table:table-cell>
          <table:table-cell/>
        </table:table-row>
        <table:table-row table:style-name="ro1">
          <table:table-cell office:value-type="string" calcext:value-type="string">
            <text:p>OK,40,077,Latimer County,H1</text:p>
          </table:table-cell>
          <table:table-cell table:formula="of:=LEFT([.A2170];2)" office:value-type="string" office:string-value="OK" calcext:value-type="string">
            <text:p>OK</text:p>
          </table:table-cell>
          <table:table-cell table:formula="of:=MID([.A2170];4;6)" office:value-type="string" office:string-value="40,077" calcext:value-type="string">
            <text:p>40,077</text:p>
          </table:table-cell>
          <table:table-cell table:formula="of:=MID([.A2170];11;30)" office:value-type="string" office:string-value="Latimer County,H1" calcext:value-type="string">
            <text:p>Latimer County,H1</text:p>
          </table:table-cell>
          <table:table-cell office:value-type="string" calcext:value-type="string">
            <text:p>Latimer County</text:p>
          </table:table-cell>
          <table:table-cell/>
        </table:table-row>
        <table:table-row table:style-name="ro1">
          <table:table-cell office:value-type="string" calcext:value-type="string">
            <text:p>OK,40,079,Le Flore County,H1</text:p>
          </table:table-cell>
          <table:table-cell table:formula="of:=LEFT([.A2171];2)" office:value-type="string" office:string-value="OK" calcext:value-type="string">
            <text:p>OK</text:p>
          </table:table-cell>
          <table:table-cell table:formula="of:=MID([.A2171];4;6)" office:value-type="string" office:string-value="40,079" calcext:value-type="string">
            <text:p>40,079</text:p>
          </table:table-cell>
          <table:table-cell table:formula="of:=MID([.A2171];11;30)" office:value-type="string" office:string-value="Le Flore County,H1" calcext:value-type="string">
            <text:p>Le Flore County,H1</text:p>
          </table:table-cell>
          <table:table-cell office:value-type="string" calcext:value-type="string">
            <text:p>Le Flore County</text:p>
          </table:table-cell>
          <table:table-cell/>
        </table:table-row>
        <table:table-row table:style-name="ro1">
          <table:table-cell office:value-type="string" calcext:value-type="string">
            <text:p>OK,40,081,Lincoln County,H1</text:p>
          </table:table-cell>
          <table:table-cell table:formula="of:=LEFT([.A2172];2)" office:value-type="string" office:string-value="OK" calcext:value-type="string">
            <text:p>OK</text:p>
          </table:table-cell>
          <table:table-cell table:formula="of:=MID([.A2172];4;6)" office:value-type="string" office:string-value="40,081" calcext:value-type="string">
            <text:p>40,081</text:p>
          </table:table-cell>
          <table:table-cell table:formula="of:=MID([.A2172];11;30)" office:value-type="string" office:string-value="Lincoln County,H1" calcext:value-type="string">
            <text:p>Lincoln County,H1</text:p>
          </table:table-cell>
          <table:table-cell office:value-type="string" calcext:value-type="string">
            <text:p>Lincoln County</text:p>
          </table:table-cell>
          <table:table-cell/>
        </table:table-row>
        <table:table-row table:style-name="ro1">
          <table:table-cell office:value-type="string" calcext:value-type="string">
            <text:p>OK,40,083,Logan County,H1</text:p>
          </table:table-cell>
          <table:table-cell table:formula="of:=LEFT([.A2173];2)" office:value-type="string" office:string-value="OK" calcext:value-type="string">
            <text:p>OK</text:p>
          </table:table-cell>
          <table:table-cell table:formula="of:=MID([.A2173];4;6)" office:value-type="string" office:string-value="40,083" calcext:value-type="string">
            <text:p>40,083</text:p>
          </table:table-cell>
          <table:table-cell table:formula="of:=MID([.A2173];11;30)" office:value-type="string" office:string-value="Logan County,H1" calcext:value-type="string">
            <text:p>Logan County,H1</text:p>
          </table:table-cell>
          <table:table-cell office:value-type="string" calcext:value-type="string">
            <text:p>Logan County</text:p>
          </table:table-cell>
          <table:table-cell/>
        </table:table-row>
        <table:table-row table:style-name="ro1">
          <table:table-cell office:value-type="string" calcext:value-type="string">
            <text:p>OK,40,085,Love County,H1</text:p>
          </table:table-cell>
          <table:table-cell table:formula="of:=LEFT([.A2174];2)" office:value-type="string" office:string-value="OK" calcext:value-type="string">
            <text:p>OK</text:p>
          </table:table-cell>
          <table:table-cell table:formula="of:=MID([.A2174];4;6)" office:value-type="string" office:string-value="40,085" calcext:value-type="string">
            <text:p>40,085</text:p>
          </table:table-cell>
          <table:table-cell table:formula="of:=MID([.A2174];11;30)" office:value-type="string" office:string-value="Love County,H1" calcext:value-type="string">
            <text:p>Love County,H1</text:p>
          </table:table-cell>
          <table:table-cell office:value-type="string" calcext:value-type="string">
            <text:p>Love County</text:p>
          </table:table-cell>
          <table:table-cell/>
        </table:table-row>
        <table:table-row table:style-name="ro1">
          <table:table-cell office:value-type="string" calcext:value-type="string">
            <text:p>OK,40,087,McClain County,H1</text:p>
          </table:table-cell>
          <table:table-cell table:formula="of:=LEFT([.A2175];2)" office:value-type="string" office:string-value="OK" calcext:value-type="string">
            <text:p>OK</text:p>
          </table:table-cell>
          <table:table-cell table:formula="of:=MID([.A2175];4;6)" office:value-type="string" office:string-value="40,087" calcext:value-type="string">
            <text:p>40,087</text:p>
          </table:table-cell>
          <table:table-cell table:formula="of:=MID([.A2175];11;30)" office:value-type="string" office:string-value="McClain County,H1" calcext:value-type="string">
            <text:p>McClain County,H1</text:p>
          </table:table-cell>
          <table:table-cell office:value-type="string" calcext:value-type="string">
            <text:p>McClain County</text:p>
          </table:table-cell>
          <table:table-cell/>
        </table:table-row>
        <table:table-row table:style-name="ro1">
          <table:table-cell office:value-type="string" calcext:value-type="string">
            <text:p>OK,40,089,McCurtain County,H1</text:p>
          </table:table-cell>
          <table:table-cell table:formula="of:=LEFT([.A2176];2)" office:value-type="string" office:string-value="OK" calcext:value-type="string">
            <text:p>OK</text:p>
          </table:table-cell>
          <table:table-cell table:formula="of:=MID([.A2176];4;6)" office:value-type="string" office:string-value="40,089" calcext:value-type="string">
            <text:p>40,089</text:p>
          </table:table-cell>
          <table:table-cell table:formula="of:=MID([.A2176];11;30)" office:value-type="string" office:string-value="McCurtain County,H1" calcext:value-type="string">
            <text:p>McCurtain County,H1</text:p>
          </table:table-cell>
          <table:table-cell office:value-type="string" calcext:value-type="string">
            <text:p>McCurtain County</text:p>
          </table:table-cell>
          <table:table-cell/>
        </table:table-row>
        <table:table-row table:style-name="ro1">
          <table:table-cell office:value-type="string" calcext:value-type="string">
            <text:p>OK,40,091,McIntosh County,H1</text:p>
          </table:table-cell>
          <table:table-cell table:formula="of:=LEFT([.A2177];2)" office:value-type="string" office:string-value="OK" calcext:value-type="string">
            <text:p>OK</text:p>
          </table:table-cell>
          <table:table-cell table:formula="of:=MID([.A2177];4;6)" office:value-type="string" office:string-value="40,091" calcext:value-type="string">
            <text:p>40,091</text:p>
          </table:table-cell>
          <table:table-cell table:formula="of:=MID([.A2177];11;30)" office:value-type="string" office:string-value="McIntosh County,H1" calcext:value-type="string">
            <text:p>McIntosh County,H1</text:p>
          </table:table-cell>
          <table:table-cell office:value-type="string" calcext:value-type="string">
            <text:p>McIntosh County</text:p>
          </table:table-cell>
          <table:table-cell/>
        </table:table-row>
        <table:table-row table:style-name="ro1">
          <table:table-cell office:value-type="string" calcext:value-type="string">
            <text:p>OK,40,093,Major County,H1</text:p>
          </table:table-cell>
          <table:table-cell table:formula="of:=LEFT([.A2178];2)" office:value-type="string" office:string-value="OK" calcext:value-type="string">
            <text:p>OK</text:p>
          </table:table-cell>
          <table:table-cell table:formula="of:=MID([.A2178];4;6)" office:value-type="string" office:string-value="40,093" calcext:value-type="string">
            <text:p>40,093</text:p>
          </table:table-cell>
          <table:table-cell table:formula="of:=MID([.A2178];11;30)" office:value-type="string" office:string-value="Major County,H1" calcext:value-type="string">
            <text:p>Major County,H1</text:p>
          </table:table-cell>
          <table:table-cell office:value-type="string" calcext:value-type="string">
            <text:p>Major County</text:p>
          </table:table-cell>
          <table:table-cell/>
        </table:table-row>
        <table:table-row table:style-name="ro1">
          <table:table-cell office:value-type="string" calcext:value-type="string">
            <text:p>OK,40,095,Marshall County,H1</text:p>
          </table:table-cell>
          <table:table-cell table:formula="of:=LEFT([.A2179];2)" office:value-type="string" office:string-value="OK" calcext:value-type="string">
            <text:p>OK</text:p>
          </table:table-cell>
          <table:table-cell table:formula="of:=MID([.A2179];4;6)" office:value-type="string" office:string-value="40,095" calcext:value-type="string">
            <text:p>40,095</text:p>
          </table:table-cell>
          <table:table-cell table:formula="of:=MID([.A2179];11;30)" office:value-type="string" office:string-value="Marshall County,H1" calcext:value-type="string">
            <text:p>Marshall County,H1</text:p>
          </table:table-cell>
          <table:table-cell office:value-type="string" calcext:value-type="string">
            <text:p>Marshall County</text:p>
          </table:table-cell>
          <table:table-cell/>
        </table:table-row>
        <table:table-row table:style-name="ro1">
          <table:table-cell office:value-type="string" calcext:value-type="string">
            <text:p>OK,40,097,Mayes County,H1</text:p>
          </table:table-cell>
          <table:table-cell table:formula="of:=LEFT([.A2180];2)" office:value-type="string" office:string-value="OK" calcext:value-type="string">
            <text:p>OK</text:p>
          </table:table-cell>
          <table:table-cell table:formula="of:=MID([.A2180];4;6)" office:value-type="string" office:string-value="40,097" calcext:value-type="string">
            <text:p>40,097</text:p>
          </table:table-cell>
          <table:table-cell table:formula="of:=MID([.A2180];11;30)" office:value-type="string" office:string-value="Mayes County,H1" calcext:value-type="string">
            <text:p>Mayes County,H1</text:p>
          </table:table-cell>
          <table:table-cell office:value-type="string" calcext:value-type="string">
            <text:p>Mayes County</text:p>
          </table:table-cell>
          <table:table-cell/>
        </table:table-row>
        <table:table-row table:style-name="ro1">
          <table:table-cell office:value-type="string" calcext:value-type="string">
            <text:p>OK,40,099,Murray County,H1</text:p>
          </table:table-cell>
          <table:table-cell table:formula="of:=LEFT([.A2181];2)" office:value-type="string" office:string-value="OK" calcext:value-type="string">
            <text:p>OK</text:p>
          </table:table-cell>
          <table:table-cell table:formula="of:=MID([.A2181];4;6)" office:value-type="string" office:string-value="40,099" calcext:value-type="string">
            <text:p>40,099</text:p>
          </table:table-cell>
          <table:table-cell table:formula="of:=MID([.A2181];11;30)" office:value-type="string" office:string-value="Murray County,H1" calcext:value-type="string">
            <text:p>Murray County,H1</text:p>
          </table:table-cell>
          <table:table-cell office:value-type="string" calcext:value-type="string">
            <text:p>Murray County</text:p>
          </table:table-cell>
          <table:table-cell/>
        </table:table-row>
        <table:table-row table:style-name="ro1">
          <table:table-cell office:value-type="string" calcext:value-type="string">
            <text:p>OK,40,101,Muskogee County,H1</text:p>
          </table:table-cell>
          <table:table-cell table:formula="of:=LEFT([.A2182];2)" office:value-type="string" office:string-value="OK" calcext:value-type="string">
            <text:p>OK</text:p>
          </table:table-cell>
          <table:table-cell table:formula="of:=MID([.A2182];4;6)" office:value-type="string" office:string-value="40,101" calcext:value-type="string">
            <text:p>40,101</text:p>
          </table:table-cell>
          <table:table-cell table:formula="of:=MID([.A2182];11;30)" office:value-type="string" office:string-value="Muskogee County,H1" calcext:value-type="string">
            <text:p>Muskogee County,H1</text:p>
          </table:table-cell>
          <table:table-cell office:value-type="string" calcext:value-type="string">
            <text:p>Muskogee County</text:p>
          </table:table-cell>
          <table:table-cell/>
        </table:table-row>
        <table:table-row table:style-name="ro1">
          <table:table-cell office:value-type="string" calcext:value-type="string">
            <text:p>OK,40,103,Noble County,H1</text:p>
          </table:table-cell>
          <table:table-cell table:formula="of:=LEFT([.A2183];2)" office:value-type="string" office:string-value="OK" calcext:value-type="string">
            <text:p>OK</text:p>
          </table:table-cell>
          <table:table-cell table:formula="of:=MID([.A2183];4;6)" office:value-type="string" office:string-value="40,103" calcext:value-type="string">
            <text:p>40,103</text:p>
          </table:table-cell>
          <table:table-cell table:formula="of:=MID([.A2183];11;30)" office:value-type="string" office:string-value="Noble County,H1" calcext:value-type="string">
            <text:p>Noble County,H1</text:p>
          </table:table-cell>
          <table:table-cell office:value-type="string" calcext:value-type="string">
            <text:p>Noble County</text:p>
          </table:table-cell>
          <table:table-cell/>
        </table:table-row>
        <table:table-row table:style-name="ro1">
          <table:table-cell office:value-type="string" calcext:value-type="string">
            <text:p>OK,40,105,Nowata County,H1</text:p>
          </table:table-cell>
          <table:table-cell table:formula="of:=LEFT([.A2184];2)" office:value-type="string" office:string-value="OK" calcext:value-type="string">
            <text:p>OK</text:p>
          </table:table-cell>
          <table:table-cell table:formula="of:=MID([.A2184];4;6)" office:value-type="string" office:string-value="40,105" calcext:value-type="string">
            <text:p>40,105</text:p>
          </table:table-cell>
          <table:table-cell table:formula="of:=MID([.A2184];11;30)" office:value-type="string" office:string-value="Nowata County,H1" calcext:value-type="string">
            <text:p>Nowata County,H1</text:p>
          </table:table-cell>
          <table:table-cell office:value-type="string" calcext:value-type="string">
            <text:p>Nowata County</text:p>
          </table:table-cell>
          <table:table-cell/>
        </table:table-row>
        <table:table-row table:style-name="ro1">
          <table:table-cell office:value-type="string" calcext:value-type="string">
            <text:p>OK,40,107,Okfuskee County,H1</text:p>
          </table:table-cell>
          <table:table-cell table:formula="of:=LEFT([.A2185];2)" office:value-type="string" office:string-value="OK" calcext:value-type="string">
            <text:p>OK</text:p>
          </table:table-cell>
          <table:table-cell table:formula="of:=MID([.A2185];4;6)" office:value-type="string" office:string-value="40,107" calcext:value-type="string">
            <text:p>40,107</text:p>
          </table:table-cell>
          <table:table-cell table:formula="of:=MID([.A2185];11;30)" office:value-type="string" office:string-value="Okfuskee County,H1" calcext:value-type="string">
            <text:p>Okfuskee County,H1</text:p>
          </table:table-cell>
          <table:table-cell office:value-type="string" calcext:value-type="string">
            <text:p>Okfuskee County</text:p>
          </table:table-cell>
          <table:table-cell/>
        </table:table-row>
        <table:table-row table:style-name="ro1">
          <table:table-cell office:value-type="string" calcext:value-type="string">
            <text:p>OK,40,109,Oklahoma County,H1</text:p>
          </table:table-cell>
          <table:table-cell table:formula="of:=LEFT([.A2186];2)" office:value-type="string" office:string-value="OK" calcext:value-type="string">
            <text:p>OK</text:p>
          </table:table-cell>
          <table:table-cell table:formula="of:=MID([.A2186];4;6)" office:value-type="string" office:string-value="40,109" calcext:value-type="string">
            <text:p>40,109</text:p>
          </table:table-cell>
          <table:table-cell table:formula="of:=MID([.A2186];11;30)" office:value-type="string" office:string-value="Oklahoma County,H1" calcext:value-type="string">
            <text:p>Oklahoma County,H1</text:p>
          </table:table-cell>
          <table:table-cell office:value-type="string" calcext:value-type="string">
            <text:p>Oklahoma County</text:p>
          </table:table-cell>
          <table:table-cell/>
        </table:table-row>
        <table:table-row table:style-name="ro1">
          <table:table-cell office:value-type="string" calcext:value-type="string">
            <text:p>OK,40,111,Okmulgee County,H1</text:p>
          </table:table-cell>
          <table:table-cell table:formula="of:=LEFT([.A2187];2)" office:value-type="string" office:string-value="OK" calcext:value-type="string">
            <text:p>OK</text:p>
          </table:table-cell>
          <table:table-cell table:formula="of:=MID([.A2187];4;6)" office:value-type="string" office:string-value="40,111" calcext:value-type="string">
            <text:p>40,111</text:p>
          </table:table-cell>
          <table:table-cell table:formula="of:=MID([.A2187];11;30)" office:value-type="string" office:string-value="Okmulgee County,H1" calcext:value-type="string">
            <text:p>Okmulgee County,H1</text:p>
          </table:table-cell>
          <table:table-cell office:value-type="string" calcext:value-type="string">
            <text:p>Okmulgee County</text:p>
          </table:table-cell>
          <table:table-cell/>
        </table:table-row>
        <table:table-row table:style-name="ro1">
          <table:table-cell office:value-type="string" calcext:value-type="string">
            <text:p>OK,40,113,Osage County,H1</text:p>
          </table:table-cell>
          <table:table-cell table:formula="of:=LEFT([.A2188];2)" office:value-type="string" office:string-value="OK" calcext:value-type="string">
            <text:p>OK</text:p>
          </table:table-cell>
          <table:table-cell table:formula="of:=MID([.A2188];4;6)" office:value-type="string" office:string-value="40,113" calcext:value-type="string">
            <text:p>40,113</text:p>
          </table:table-cell>
          <table:table-cell table:formula="of:=MID([.A2188];11;30)" office:value-type="string" office:string-value="Osage County,H1" calcext:value-type="string">
            <text:p>Osage County,H1</text:p>
          </table:table-cell>
          <table:table-cell office:value-type="string" calcext:value-type="string">
            <text:p>Osage County</text:p>
          </table:table-cell>
          <table:table-cell/>
        </table:table-row>
        <table:table-row table:style-name="ro1">
          <table:table-cell office:value-type="string" calcext:value-type="string">
            <text:p>OK,40,115,Ottawa County,H1</text:p>
          </table:table-cell>
          <table:table-cell table:formula="of:=LEFT([.A2189];2)" office:value-type="string" office:string-value="OK" calcext:value-type="string">
            <text:p>OK</text:p>
          </table:table-cell>
          <table:table-cell table:formula="of:=MID([.A2189];4;6)" office:value-type="string" office:string-value="40,115" calcext:value-type="string">
            <text:p>40,115</text:p>
          </table:table-cell>
          <table:table-cell table:formula="of:=MID([.A2189];11;30)" office:value-type="string" office:string-value="Ottawa County,H1" calcext:value-type="string">
            <text:p>Ottawa County,H1</text:p>
          </table:table-cell>
          <table:table-cell office:value-type="string" calcext:value-type="string">
            <text:p>Ottawa County</text:p>
          </table:table-cell>
          <table:table-cell/>
        </table:table-row>
        <table:table-row table:style-name="ro1">
          <table:table-cell office:value-type="string" calcext:value-type="string">
            <text:p>OK,40,117,Pawnee County,H1</text:p>
          </table:table-cell>
          <table:table-cell table:formula="of:=LEFT([.A2190];2)" office:value-type="string" office:string-value="OK" calcext:value-type="string">
            <text:p>OK</text:p>
          </table:table-cell>
          <table:table-cell table:formula="of:=MID([.A2190];4;6)" office:value-type="string" office:string-value="40,117" calcext:value-type="string">
            <text:p>40,117</text:p>
          </table:table-cell>
          <table:table-cell table:formula="of:=MID([.A2190];11;30)" office:value-type="string" office:string-value="Pawnee County,H1" calcext:value-type="string">
            <text:p>Pawnee County,H1</text:p>
          </table:table-cell>
          <table:table-cell office:value-type="string" calcext:value-type="string">
            <text:p>Pawnee County</text:p>
          </table:table-cell>
          <table:table-cell/>
        </table:table-row>
        <table:table-row table:style-name="ro1">
          <table:table-cell office:value-type="string" calcext:value-type="string">
            <text:p>OK,40,119,Payne County,H1</text:p>
          </table:table-cell>
          <table:table-cell table:formula="of:=LEFT([.A2191];2)" office:value-type="string" office:string-value="OK" calcext:value-type="string">
            <text:p>OK</text:p>
          </table:table-cell>
          <table:table-cell table:formula="of:=MID([.A2191];4;6)" office:value-type="string" office:string-value="40,119" calcext:value-type="string">
            <text:p>40,119</text:p>
          </table:table-cell>
          <table:table-cell table:formula="of:=MID([.A2191];11;30)" office:value-type="string" office:string-value="Payne County,H1" calcext:value-type="string">
            <text:p>Payne County,H1</text:p>
          </table:table-cell>
          <table:table-cell office:value-type="string" calcext:value-type="string">
            <text:p>Payne County</text:p>
          </table:table-cell>
          <table:table-cell/>
        </table:table-row>
        <table:table-row table:style-name="ro1">
          <table:table-cell office:value-type="string" calcext:value-type="string">
            <text:p>OK,40,121,Pittsburg County,H1</text:p>
          </table:table-cell>
          <table:table-cell table:formula="of:=LEFT([.A2192];2)" office:value-type="string" office:string-value="OK" calcext:value-type="string">
            <text:p>OK</text:p>
          </table:table-cell>
          <table:table-cell table:formula="of:=MID([.A2192];4;6)" office:value-type="string" office:string-value="40,121" calcext:value-type="string">
            <text:p>40,121</text:p>
          </table:table-cell>
          <table:table-cell table:formula="of:=MID([.A2192];11;30)" office:value-type="string" office:string-value="Pittsburg County,H1" calcext:value-type="string">
            <text:p>Pittsburg County,H1</text:p>
          </table:table-cell>
          <table:table-cell office:value-type="string" calcext:value-type="string">
            <text:p>Pittsburg County</text:p>
          </table:table-cell>
          <table:table-cell/>
        </table:table-row>
        <table:table-row table:style-name="ro1">
          <table:table-cell office:value-type="string" calcext:value-type="string">
            <text:p>OK,40,123,Pontotoc County,H1</text:p>
          </table:table-cell>
          <table:table-cell table:formula="of:=LEFT([.A2193];2)" office:value-type="string" office:string-value="OK" calcext:value-type="string">
            <text:p>OK</text:p>
          </table:table-cell>
          <table:table-cell table:formula="of:=MID([.A2193];4;6)" office:value-type="string" office:string-value="40,123" calcext:value-type="string">
            <text:p>40,123</text:p>
          </table:table-cell>
          <table:table-cell table:formula="of:=MID([.A2193];11;30)" office:value-type="string" office:string-value="Pontotoc County,H1" calcext:value-type="string">
            <text:p>Pontotoc County,H1</text:p>
          </table:table-cell>
          <table:table-cell office:value-type="string" calcext:value-type="string">
            <text:p>Pontotoc County</text:p>
          </table:table-cell>
          <table:table-cell/>
        </table:table-row>
        <table:table-row table:style-name="ro2">
          <table:table-cell office:value-type="string" calcext:value-type="string">
            <text:p>OK,40,125,Pottawatomie County,H1</text:p>
          </table:table-cell>
          <table:table-cell table:formula="of:=LEFT([.A2194];2)" office:value-type="string" office:string-value="OK" calcext:value-type="string">
            <text:p>OK</text:p>
          </table:table-cell>
          <table:table-cell table:formula="of:=MID([.A2194];4;6)" office:value-type="string" office:string-value="40,125" calcext:value-type="string">
            <text:p>40,125</text:p>
          </table:table-cell>
          <table:table-cell table:formula="of:=MID([.A2194];11;30)" office:value-type="string" office:string-value="Pottawatomie County,H1" calcext:value-type="string">
            <text:p>Pottawatomie County,H1</text:p>
          </table:table-cell>
          <table:table-cell office:value-type="string" calcext:value-type="string">
            <text:p>Pottawatomie County</text:p>
          </table:table-cell>
          <table:table-cell/>
        </table:table-row>
        <table:table-row table:style-name="ro1">
          <table:table-cell office:value-type="string" calcext:value-type="string">
            <text:p>OK,40,127,Pushmataha County,H1</text:p>
          </table:table-cell>
          <table:table-cell table:formula="of:=LEFT([.A2195];2)" office:value-type="string" office:string-value="OK" calcext:value-type="string">
            <text:p>OK</text:p>
          </table:table-cell>
          <table:table-cell table:formula="of:=MID([.A2195];4;6)" office:value-type="string" office:string-value="40,127" calcext:value-type="string">
            <text:p>40,127</text:p>
          </table:table-cell>
          <table:table-cell table:formula="of:=MID([.A2195];11;30)" office:value-type="string" office:string-value="Pushmataha County,H1" calcext:value-type="string">
            <text:p>Pushmataha County,H1</text:p>
          </table:table-cell>
          <table:table-cell office:value-type="string" calcext:value-type="string">
            <text:p>Pushmataha County</text:p>
          </table:table-cell>
          <table:table-cell/>
        </table:table-row>
        <table:table-row table:style-name="ro2">
          <table:table-cell office:value-type="string" calcext:value-type="string">
            <text:p>OK,40,129,Roger Mills County,H1</text:p>
          </table:table-cell>
          <table:table-cell table:formula="of:=LEFT([.A2196];2)" office:value-type="string" office:string-value="OK" calcext:value-type="string">
            <text:p>OK</text:p>
          </table:table-cell>
          <table:table-cell table:formula="of:=MID([.A2196];4;6)" office:value-type="string" office:string-value="40,129" calcext:value-type="string">
            <text:p>40,129</text:p>
          </table:table-cell>
          <table:table-cell table:formula="of:=MID([.A2196];11;30)" office:value-type="string" office:string-value="Roger Mills County,H1" calcext:value-type="string">
            <text:p>Roger Mills County,H1</text:p>
          </table:table-cell>
          <table:table-cell office:value-type="string" calcext:value-type="string">
            <text:p>Roger Mills County</text:p>
          </table:table-cell>
          <table:table-cell/>
        </table:table-row>
        <table:table-row table:style-name="ro1">
          <table:table-cell office:value-type="string" calcext:value-type="string">
            <text:p>OK,40,131,Rogers County,H1</text:p>
          </table:table-cell>
          <table:table-cell table:formula="of:=LEFT([.A2197];2)" office:value-type="string" office:string-value="OK" calcext:value-type="string">
            <text:p>OK</text:p>
          </table:table-cell>
          <table:table-cell table:formula="of:=MID([.A2197];4;6)" office:value-type="string" office:string-value="40,131" calcext:value-type="string">
            <text:p>40,131</text:p>
          </table:table-cell>
          <table:table-cell table:formula="of:=MID([.A2197];11;30)" office:value-type="string" office:string-value="Rogers County,H1" calcext:value-type="string">
            <text:p>Rogers County,H1</text:p>
          </table:table-cell>
          <table:table-cell office:value-type="string" calcext:value-type="string">
            <text:p>Rogers County</text:p>
          </table:table-cell>
          <table:table-cell/>
        </table:table-row>
        <table:table-row table:style-name="ro1">
          <table:table-cell office:value-type="string" calcext:value-type="string">
            <text:p>OK,40,133,Seminole County,H1</text:p>
          </table:table-cell>
          <table:table-cell table:formula="of:=LEFT([.A2198];2)" office:value-type="string" office:string-value="OK" calcext:value-type="string">
            <text:p>OK</text:p>
          </table:table-cell>
          <table:table-cell table:formula="of:=MID([.A2198];4;6)" office:value-type="string" office:string-value="40,133" calcext:value-type="string">
            <text:p>40,133</text:p>
          </table:table-cell>
          <table:table-cell table:formula="of:=MID([.A2198];11;30)" office:value-type="string" office:string-value="Seminole County,H1" calcext:value-type="string">
            <text:p>Seminole County,H1</text:p>
          </table:table-cell>
          <table:table-cell office:value-type="string" calcext:value-type="string">
            <text:p>Seminole County</text:p>
          </table:table-cell>
          <table:table-cell/>
        </table:table-row>
        <table:table-row table:style-name="ro1">
          <table:table-cell office:value-type="string" calcext:value-type="string">
            <text:p>OK,40,135,Sequoyah County,H1</text:p>
          </table:table-cell>
          <table:table-cell table:formula="of:=LEFT([.A2199];2)" office:value-type="string" office:string-value="OK" calcext:value-type="string">
            <text:p>OK</text:p>
          </table:table-cell>
          <table:table-cell table:formula="of:=MID([.A2199];4;6)" office:value-type="string" office:string-value="40,135" calcext:value-type="string">
            <text:p>40,135</text:p>
          </table:table-cell>
          <table:table-cell table:formula="of:=MID([.A2199];11;30)" office:value-type="string" office:string-value="Sequoyah County,H1" calcext:value-type="string">
            <text:p>Sequoyah County,H1</text:p>
          </table:table-cell>
          <table:table-cell office:value-type="string" calcext:value-type="string">
            <text:p>Sequoyah County</text:p>
          </table:table-cell>
          <table:table-cell/>
        </table:table-row>
        <table:table-row table:style-name="ro1">
          <table:table-cell office:value-type="string" calcext:value-type="string">
            <text:p>OK,40,137,Stephens County,H1</text:p>
          </table:table-cell>
          <table:table-cell table:formula="of:=LEFT([.A2200];2)" office:value-type="string" office:string-value="OK" calcext:value-type="string">
            <text:p>OK</text:p>
          </table:table-cell>
          <table:table-cell table:formula="of:=MID([.A2200];4;6)" office:value-type="string" office:string-value="40,137" calcext:value-type="string">
            <text:p>40,137</text:p>
          </table:table-cell>
          <table:table-cell table:formula="of:=MID([.A2200];11;30)" office:value-type="string" office:string-value="Stephens County,H1" calcext:value-type="string">
            <text:p>Stephens County,H1</text:p>
          </table:table-cell>
          <table:table-cell office:value-type="string" calcext:value-type="string">
            <text:p>Stephens County</text:p>
          </table:table-cell>
          <table:table-cell/>
        </table:table-row>
        <table:table-row table:style-name="ro1">
          <table:table-cell office:value-type="string" calcext:value-type="string">
            <text:p>OK,40,139,Texas County,H1</text:p>
          </table:table-cell>
          <table:table-cell table:formula="of:=LEFT([.A2201];2)" office:value-type="string" office:string-value="OK" calcext:value-type="string">
            <text:p>OK</text:p>
          </table:table-cell>
          <table:table-cell table:formula="of:=MID([.A2201];4;6)" office:value-type="string" office:string-value="40,139" calcext:value-type="string">
            <text:p>40,139</text:p>
          </table:table-cell>
          <table:table-cell table:formula="of:=MID([.A2201];11;30)" office:value-type="string" office:string-value="Texas County,H1" calcext:value-type="string">
            <text:p>Texas County,H1</text:p>
          </table:table-cell>
          <table:table-cell office:value-type="string" calcext:value-type="string">
            <text:p>Texas County</text:p>
          </table:table-cell>
          <table:table-cell/>
        </table:table-row>
        <table:table-row table:style-name="ro1">
          <table:table-cell office:value-type="string" calcext:value-type="string">
            <text:p>OK,40,141,Tillman County,H1</text:p>
          </table:table-cell>
          <table:table-cell table:formula="of:=LEFT([.A2202];2)" office:value-type="string" office:string-value="OK" calcext:value-type="string">
            <text:p>OK</text:p>
          </table:table-cell>
          <table:table-cell table:formula="of:=MID([.A2202];4;6)" office:value-type="string" office:string-value="40,141" calcext:value-type="string">
            <text:p>40,141</text:p>
          </table:table-cell>
          <table:table-cell table:formula="of:=MID([.A2202];11;30)" office:value-type="string" office:string-value="Tillman County,H1" calcext:value-type="string">
            <text:p>Tillman County,H1</text:p>
          </table:table-cell>
          <table:table-cell office:value-type="string" calcext:value-type="string">
            <text:p>Tillman County</text:p>
          </table:table-cell>
          <table:table-cell/>
        </table:table-row>
        <table:table-row table:style-name="ro1">
          <table:table-cell office:value-type="string" calcext:value-type="string">
            <text:p>OK,40,143,Tulsa County,H1</text:p>
          </table:table-cell>
          <table:table-cell table:formula="of:=LEFT([.A2203];2)" office:value-type="string" office:string-value="OK" calcext:value-type="string">
            <text:p>OK</text:p>
          </table:table-cell>
          <table:table-cell table:formula="of:=MID([.A2203];4;6)" office:value-type="string" office:string-value="40,143" calcext:value-type="string">
            <text:p>40,143</text:p>
          </table:table-cell>
          <table:table-cell table:formula="of:=MID([.A2203];11;30)" office:value-type="string" office:string-value="Tulsa County,H1" calcext:value-type="string">
            <text:p>Tulsa County,H1</text:p>
          </table:table-cell>
          <table:table-cell office:value-type="string" calcext:value-type="string">
            <text:p>Tulsa County</text:p>
          </table:table-cell>
          <table:table-cell/>
        </table:table-row>
        <table:table-row table:style-name="ro1">
          <table:table-cell office:value-type="string" calcext:value-type="string">
            <text:p>OK,40,145,Wagoner County,H1</text:p>
          </table:table-cell>
          <table:table-cell table:formula="of:=LEFT([.A2204];2)" office:value-type="string" office:string-value="OK" calcext:value-type="string">
            <text:p>OK</text:p>
          </table:table-cell>
          <table:table-cell table:formula="of:=MID([.A2204];4;6)" office:value-type="string" office:string-value="40,145" calcext:value-type="string">
            <text:p>40,145</text:p>
          </table:table-cell>
          <table:table-cell table:formula="of:=MID([.A2204];11;30)" office:value-type="string" office:string-value="Wagoner County,H1" calcext:value-type="string">
            <text:p>Wagoner County,H1</text:p>
          </table:table-cell>
          <table:table-cell office:value-type="string" calcext:value-type="string">
            <text:p>Wagoner County</text:p>
          </table:table-cell>
          <table:table-cell/>
        </table:table-row>
        <table:table-row table:style-name="ro1">
          <table:table-cell office:value-type="string" calcext:value-type="string">
            <text:p>OK,40,147,Washington County,H1</text:p>
          </table:table-cell>
          <table:table-cell table:formula="of:=LEFT([.A2205];2)" office:value-type="string" office:string-value="OK" calcext:value-type="string">
            <text:p>OK</text:p>
          </table:table-cell>
          <table:table-cell table:formula="of:=MID([.A2205];4;6)" office:value-type="string" office:string-value="40,147" calcext:value-type="string">
            <text:p>40,147</text:p>
          </table:table-cell>
          <table:table-cell table:formula="of:=MID([.A2205];11;30)" office:value-type="string" office:string-value="Washington County,H1" calcext:value-type="string">
            <text:p>Washington County,H1</text:p>
          </table:table-cell>
          <table:table-cell office:value-type="string" calcext:value-type="string">
            <text:p>Washington County</text:p>
          </table:table-cell>
          <table:table-cell/>
        </table:table-row>
        <table:table-row table:style-name="ro1">
          <table:table-cell office:value-type="string" calcext:value-type="string">
            <text:p>OK,40,149,Washita County,H1</text:p>
          </table:table-cell>
          <table:table-cell table:formula="of:=LEFT([.A2206];2)" office:value-type="string" office:string-value="OK" calcext:value-type="string">
            <text:p>OK</text:p>
          </table:table-cell>
          <table:table-cell table:formula="of:=MID([.A2206];4;6)" office:value-type="string" office:string-value="40,149" calcext:value-type="string">
            <text:p>40,149</text:p>
          </table:table-cell>
          <table:table-cell table:formula="of:=MID([.A2206];11;30)" office:value-type="string" office:string-value="Washita County,H1" calcext:value-type="string">
            <text:p>Washita County,H1</text:p>
          </table:table-cell>
          <table:table-cell office:value-type="string" calcext:value-type="string">
            <text:p>Washita County</text:p>
          </table:table-cell>
          <table:table-cell/>
        </table:table-row>
        <table:table-row table:style-name="ro1">
          <table:table-cell office:value-type="string" calcext:value-type="string">
            <text:p>OK,40,151,Woods County,H1</text:p>
          </table:table-cell>
          <table:table-cell table:formula="of:=LEFT([.A2207];2)" office:value-type="string" office:string-value="OK" calcext:value-type="string">
            <text:p>OK</text:p>
          </table:table-cell>
          <table:table-cell table:formula="of:=MID([.A2207];4;6)" office:value-type="string" office:string-value="40,151" calcext:value-type="string">
            <text:p>40,151</text:p>
          </table:table-cell>
          <table:table-cell table:formula="of:=MID([.A2207];11;30)" office:value-type="string" office:string-value="Woods County,H1" calcext:value-type="string">
            <text:p>Woods County,H1</text:p>
          </table:table-cell>
          <table:table-cell office:value-type="string" calcext:value-type="string">
            <text:p>Woods County</text:p>
          </table:table-cell>
          <table:table-cell/>
        </table:table-row>
        <table:table-row table:style-name="ro1">
          <table:table-cell office:value-type="string" calcext:value-type="string">
            <text:p>OK,40,153,Woodward County,H1</text:p>
          </table:table-cell>
          <table:table-cell table:formula="of:=LEFT([.A2208];2)" office:value-type="string" office:string-value="OK" calcext:value-type="string">
            <text:p>OK</text:p>
          </table:table-cell>
          <table:table-cell table:formula="of:=MID([.A2208];4;6)" office:value-type="string" office:string-value="40,153" calcext:value-type="string">
            <text:p>40,153</text:p>
          </table:table-cell>
          <table:table-cell table:formula="of:=MID([.A2208];11;30)" office:value-type="string" office:string-value="Woodward County,H1" calcext:value-type="string">
            <text:p>Woodward County,H1</text:p>
          </table:table-cell>
          <table:table-cell office:value-type="string" calcext:value-type="string">
            <text:p>Woodward County</text:p>
          </table:table-cell>
          <table:table-cell/>
        </table:table-row>
        <table:table-row table:style-name="ro1">
          <table:table-cell office:value-type="string" calcext:value-type="string">
            <text:p>OR,41,001,Baker County,H1</text:p>
          </table:table-cell>
          <table:table-cell table:formula="of:=LEFT([.A2209];2)" office:value-type="string" office:string-value="OR" calcext:value-type="string">
            <text:p>OR</text:p>
          </table:table-cell>
          <table:table-cell table:formula="of:=MID([.A2209];4;6)" office:value-type="string" office:string-value="41,001" calcext:value-type="string">
            <text:p>41,001</text:p>
          </table:table-cell>
          <table:table-cell table:formula="of:=MID([.A2209];11;30)" office:value-type="string" office:string-value="Baker County,H1" calcext:value-type="string">
            <text:p>Baker County,H1</text:p>
          </table:table-cell>
          <table:table-cell office:value-type="string" calcext:value-type="string">
            <text:p>Baker County</text:p>
          </table:table-cell>
          <table:table-cell/>
        </table:table-row>
        <table:table-row table:style-name="ro1">
          <table:table-cell office:value-type="string" calcext:value-type="string">
            <text:p>OR,41,003,Benton County,H1</text:p>
          </table:table-cell>
          <table:table-cell table:formula="of:=LEFT([.A2210];2)" office:value-type="string" office:string-value="OR" calcext:value-type="string">
            <text:p>OR</text:p>
          </table:table-cell>
          <table:table-cell table:formula="of:=MID([.A2210];4;6)" office:value-type="string" office:string-value="41,003" calcext:value-type="string">
            <text:p>41,003</text:p>
          </table:table-cell>
          <table:table-cell table:formula="of:=MID([.A2210];11;30)" office:value-type="string" office:string-value="Benton County,H1" calcext:value-type="string">
            <text:p>Benton County,H1</text:p>
          </table:table-cell>
          <table:table-cell office:value-type="string" calcext:value-type="string">
            <text:p>Benton County</text:p>
          </table:table-cell>
          <table:table-cell/>
        </table:table-row>
        <table:table-row table:style-name="ro1">
          <table:table-cell office:value-type="string" calcext:value-type="string">
            <text:p>OR,41,005,Clackamas County,H1</text:p>
          </table:table-cell>
          <table:table-cell table:formula="of:=LEFT([.A2211];2)" office:value-type="string" office:string-value="OR" calcext:value-type="string">
            <text:p>OR</text:p>
          </table:table-cell>
          <table:table-cell table:formula="of:=MID([.A2211];4;6)" office:value-type="string" office:string-value="41,005" calcext:value-type="string">
            <text:p>41,005</text:p>
          </table:table-cell>
          <table:table-cell table:formula="of:=MID([.A2211];11;30)" office:value-type="string" office:string-value="Clackamas County,H1" calcext:value-type="string">
            <text:p>Clackamas County,H1</text:p>
          </table:table-cell>
          <table:table-cell office:value-type="string" calcext:value-type="string">
            <text:p>Clackamas County</text:p>
          </table:table-cell>
          <table:table-cell/>
        </table:table-row>
        <table:table-row table:style-name="ro1">
          <table:table-cell office:value-type="string" calcext:value-type="string">
            <text:p>OR,41,007,Clatsop County,H1</text:p>
          </table:table-cell>
          <table:table-cell table:formula="of:=LEFT([.A2212];2)" office:value-type="string" office:string-value="OR" calcext:value-type="string">
            <text:p>OR</text:p>
          </table:table-cell>
          <table:table-cell table:formula="of:=MID([.A2212];4;6)" office:value-type="string" office:string-value="41,007" calcext:value-type="string">
            <text:p>41,007</text:p>
          </table:table-cell>
          <table:table-cell table:formula="of:=MID([.A2212];11;30)" office:value-type="string" office:string-value="Clatsop County,H1" calcext:value-type="string">
            <text:p>Clatsop County,H1</text:p>
          </table:table-cell>
          <table:table-cell office:value-type="string" calcext:value-type="string">
            <text:p>Clatsop County</text:p>
          </table:table-cell>
          <table:table-cell/>
        </table:table-row>
        <table:table-row table:style-name="ro1">
          <table:table-cell office:value-type="string" calcext:value-type="string">
            <text:p>OR,41,009,Columbia County,H1</text:p>
          </table:table-cell>
          <table:table-cell table:formula="of:=LEFT([.A2213];2)" office:value-type="string" office:string-value="OR" calcext:value-type="string">
            <text:p>OR</text:p>
          </table:table-cell>
          <table:table-cell table:formula="of:=MID([.A2213];4;6)" office:value-type="string" office:string-value="41,009" calcext:value-type="string">
            <text:p>41,009</text:p>
          </table:table-cell>
          <table:table-cell table:formula="of:=MID([.A2213];11;30)" office:value-type="string" office:string-value="Columbia County,H1" calcext:value-type="string">
            <text:p>Columbia County,H1</text:p>
          </table:table-cell>
          <table:table-cell office:value-type="string" calcext:value-type="string">
            <text:p>Columbia County</text:p>
          </table:table-cell>
          <table:table-cell/>
        </table:table-row>
        <table:table-row table:style-name="ro1">
          <table:table-cell office:value-type="string" calcext:value-type="string">
            <text:p>OR,41,011,Coos County,H1</text:p>
          </table:table-cell>
          <table:table-cell table:formula="of:=LEFT([.A2214];2)" office:value-type="string" office:string-value="OR" calcext:value-type="string">
            <text:p>OR</text:p>
          </table:table-cell>
          <table:table-cell table:formula="of:=MID([.A2214];4;6)" office:value-type="string" office:string-value="41,011" calcext:value-type="string">
            <text:p>41,011</text:p>
          </table:table-cell>
          <table:table-cell table:formula="of:=MID([.A2214];11;30)" office:value-type="string" office:string-value="Coos County,H1" calcext:value-type="string">
            <text:p>Coos County,H1</text:p>
          </table:table-cell>
          <table:table-cell office:value-type="string" calcext:value-type="string">
            <text:p>Coos County</text:p>
          </table:table-cell>
          <table:table-cell/>
        </table:table-row>
        <table:table-row table:style-name="ro1">
          <table:table-cell office:value-type="string" calcext:value-type="string">
            <text:p>OR,41,013,Crook County,H1</text:p>
          </table:table-cell>
          <table:table-cell table:formula="of:=LEFT([.A2215];2)" office:value-type="string" office:string-value="OR" calcext:value-type="string">
            <text:p>OR</text:p>
          </table:table-cell>
          <table:table-cell table:formula="of:=MID([.A2215];4;6)" office:value-type="string" office:string-value="41,013" calcext:value-type="string">
            <text:p>41,013</text:p>
          </table:table-cell>
          <table:table-cell table:formula="of:=MID([.A2215];11;30)" office:value-type="string" office:string-value="Crook County,H1" calcext:value-type="string">
            <text:p>Crook County,H1</text:p>
          </table:table-cell>
          <table:table-cell office:value-type="string" calcext:value-type="string">
            <text:p>Crook County</text:p>
          </table:table-cell>
          <table:table-cell/>
        </table:table-row>
        <table:table-row table:style-name="ro1">
          <table:table-cell office:value-type="string" calcext:value-type="string">
            <text:p>OR,41,015,Curry County,H1</text:p>
          </table:table-cell>
          <table:table-cell table:formula="of:=LEFT([.A2216];2)" office:value-type="string" office:string-value="OR" calcext:value-type="string">
            <text:p>OR</text:p>
          </table:table-cell>
          <table:table-cell table:formula="of:=MID([.A2216];4;6)" office:value-type="string" office:string-value="41,015" calcext:value-type="string">
            <text:p>41,015</text:p>
          </table:table-cell>
          <table:table-cell table:formula="of:=MID([.A2216];11;30)" office:value-type="string" office:string-value="Curry County,H1" calcext:value-type="string">
            <text:p>Curry County,H1</text:p>
          </table:table-cell>
          <table:table-cell office:value-type="string" calcext:value-type="string">
            <text:p>Curry County</text:p>
          </table:table-cell>
          <table:table-cell/>
        </table:table-row>
        <table:table-row table:style-name="ro1">
          <table:table-cell office:value-type="string" calcext:value-type="string">
            <text:p>OR,41,017,Deschutes County,H1</text:p>
          </table:table-cell>
          <table:table-cell table:formula="of:=LEFT([.A2217];2)" office:value-type="string" office:string-value="OR" calcext:value-type="string">
            <text:p>OR</text:p>
          </table:table-cell>
          <table:table-cell table:formula="of:=MID([.A2217];4;6)" office:value-type="string" office:string-value="41,017" calcext:value-type="string">
            <text:p>41,017</text:p>
          </table:table-cell>
          <table:table-cell table:formula="of:=MID([.A2217];11;30)" office:value-type="string" office:string-value="Deschutes County,H1" calcext:value-type="string">
            <text:p>Deschutes County,H1</text:p>
          </table:table-cell>
          <table:table-cell office:value-type="string" calcext:value-type="string">
            <text:p>Deschutes County</text:p>
          </table:table-cell>
          <table:table-cell/>
        </table:table-row>
        <table:table-row table:style-name="ro1">
          <table:table-cell office:value-type="string" calcext:value-type="string">
            <text:p>OR,41,019,Douglas County,H1</text:p>
          </table:table-cell>
          <table:table-cell table:formula="of:=LEFT([.A2218];2)" office:value-type="string" office:string-value="OR" calcext:value-type="string">
            <text:p>OR</text:p>
          </table:table-cell>
          <table:table-cell table:formula="of:=MID([.A2218];4;6)" office:value-type="string" office:string-value="41,019" calcext:value-type="string">
            <text:p>41,019</text:p>
          </table:table-cell>
          <table:table-cell table:formula="of:=MID([.A2218];11;30)" office:value-type="string" office:string-value="Douglas County,H1" calcext:value-type="string">
            <text:p>Douglas County,H1</text:p>
          </table:table-cell>
          <table:table-cell office:value-type="string" calcext:value-type="string">
            <text:p>Douglas County</text:p>
          </table:table-cell>
          <table:table-cell/>
        </table:table-row>
        <table:table-row table:style-name="ro1">
          <table:table-cell office:value-type="string" calcext:value-type="string">
            <text:p>OR,41,021,Gilliam County,H1</text:p>
          </table:table-cell>
          <table:table-cell table:formula="of:=LEFT([.A2219];2)" office:value-type="string" office:string-value="OR" calcext:value-type="string">
            <text:p>OR</text:p>
          </table:table-cell>
          <table:table-cell table:formula="of:=MID([.A2219];4;6)" office:value-type="string" office:string-value="41,021" calcext:value-type="string">
            <text:p>41,021</text:p>
          </table:table-cell>
          <table:table-cell table:formula="of:=MID([.A2219];11;30)" office:value-type="string" office:string-value="Gilliam County,H1" calcext:value-type="string">
            <text:p>Gilliam County,H1</text:p>
          </table:table-cell>
          <table:table-cell office:value-type="string" calcext:value-type="string">
            <text:p>Gilliam County</text:p>
          </table:table-cell>
          <table:table-cell/>
        </table:table-row>
        <table:table-row table:style-name="ro1">
          <table:table-cell office:value-type="string" calcext:value-type="string">
            <text:p>OR,41,023,Grant County,H1</text:p>
          </table:table-cell>
          <table:table-cell table:formula="of:=LEFT([.A2220];2)" office:value-type="string" office:string-value="OR" calcext:value-type="string">
            <text:p>OR</text:p>
          </table:table-cell>
          <table:table-cell table:formula="of:=MID([.A2220];4;6)" office:value-type="string" office:string-value="41,023" calcext:value-type="string">
            <text:p>41,023</text:p>
          </table:table-cell>
          <table:table-cell table:formula="of:=MID([.A2220];11;30)" office:value-type="string" office:string-value="Grant County,H1" calcext:value-type="string">
            <text:p>Grant County,H1</text:p>
          </table:table-cell>
          <table:table-cell office:value-type="string" calcext:value-type="string">
            <text:p>Grant County</text:p>
          </table:table-cell>
          <table:table-cell/>
        </table:table-row>
        <table:table-row table:style-name="ro1">
          <table:table-cell office:value-type="string" calcext:value-type="string">
            <text:p>OR,41,025,Harney County,H1</text:p>
          </table:table-cell>
          <table:table-cell table:formula="of:=LEFT([.A2221];2)" office:value-type="string" office:string-value="OR" calcext:value-type="string">
            <text:p>OR</text:p>
          </table:table-cell>
          <table:table-cell table:formula="of:=MID([.A2221];4;6)" office:value-type="string" office:string-value="41,025" calcext:value-type="string">
            <text:p>41,025</text:p>
          </table:table-cell>
          <table:table-cell table:formula="of:=MID([.A2221];11;30)" office:value-type="string" office:string-value="Harney County,H1" calcext:value-type="string">
            <text:p>Harney County,H1</text:p>
          </table:table-cell>
          <table:table-cell office:value-type="string" calcext:value-type="string">
            <text:p>Harney County</text:p>
          </table:table-cell>
          <table:table-cell/>
        </table:table-row>
        <table:table-row table:style-name="ro1">
          <table:table-cell office:value-type="string" calcext:value-type="string">
            <text:p>OR,41,027,Hood River County,H1</text:p>
          </table:table-cell>
          <table:table-cell table:formula="of:=LEFT([.A2222];2)" office:value-type="string" office:string-value="OR" calcext:value-type="string">
            <text:p>OR</text:p>
          </table:table-cell>
          <table:table-cell table:formula="of:=MID([.A2222];4;6)" office:value-type="string" office:string-value="41,027" calcext:value-type="string">
            <text:p>41,027</text:p>
          </table:table-cell>
          <table:table-cell table:formula="of:=MID([.A2222];11;30)" office:value-type="string" office:string-value="Hood River County,H1" calcext:value-type="string">
            <text:p>Hood River County,H1</text:p>
          </table:table-cell>
          <table:table-cell office:value-type="string" calcext:value-type="string">
            <text:p>Hood River County</text:p>
          </table:table-cell>
          <table:table-cell/>
        </table:table-row>
        <table:table-row table:style-name="ro1">
          <table:table-cell office:value-type="string" calcext:value-type="string">
            <text:p>OR,41,029,Jackson County,H1</text:p>
          </table:table-cell>
          <table:table-cell table:formula="of:=LEFT([.A2223];2)" office:value-type="string" office:string-value="OR" calcext:value-type="string">
            <text:p>OR</text:p>
          </table:table-cell>
          <table:table-cell table:formula="of:=MID([.A2223];4;6)" office:value-type="string" office:string-value="41,029" calcext:value-type="string">
            <text:p>41,029</text:p>
          </table:table-cell>
          <table:table-cell table:formula="of:=MID([.A2223];11;30)" office:value-type="string" office:string-value="Jackson County,H1" calcext:value-type="string">
            <text:p>Jackson County,H1</text:p>
          </table:table-cell>
          <table:table-cell office:value-type="string" calcext:value-type="string">
            <text:p>Jackson County</text:p>
          </table:table-cell>
          <table:table-cell/>
        </table:table-row>
        <table:table-row table:style-name="ro1">
          <table:table-cell office:value-type="string" calcext:value-type="string">
            <text:p>OR,41,031,Jefferson County,H1</text:p>
          </table:table-cell>
          <table:table-cell table:formula="of:=LEFT([.A2224];2)" office:value-type="string" office:string-value="OR" calcext:value-type="string">
            <text:p>OR</text:p>
          </table:table-cell>
          <table:table-cell table:formula="of:=MID([.A2224];4;6)" office:value-type="string" office:string-value="41,031" calcext:value-type="string">
            <text:p>41,031</text:p>
          </table:table-cell>
          <table:table-cell table:formula="of:=MID([.A2224];11;30)" office:value-type="string" office:string-value="Jefferson County,H1" calcext:value-type="string">
            <text:p>Jefferson County,H1</text:p>
          </table:table-cell>
          <table:table-cell office:value-type="string" calcext:value-type="string">
            <text:p>Jefferson County</text:p>
          </table:table-cell>
          <table:table-cell/>
        </table:table-row>
        <table:table-row table:style-name="ro1">
          <table:table-cell office:value-type="string" calcext:value-type="string">
            <text:p>OR,41,033,Josephine County,H1</text:p>
          </table:table-cell>
          <table:table-cell table:formula="of:=LEFT([.A2225];2)" office:value-type="string" office:string-value="OR" calcext:value-type="string">
            <text:p>OR</text:p>
          </table:table-cell>
          <table:table-cell table:formula="of:=MID([.A2225];4;6)" office:value-type="string" office:string-value="41,033" calcext:value-type="string">
            <text:p>41,033</text:p>
          </table:table-cell>
          <table:table-cell table:formula="of:=MID([.A2225];11;30)" office:value-type="string" office:string-value="Josephine County,H1" calcext:value-type="string">
            <text:p>Josephine County,H1</text:p>
          </table:table-cell>
          <table:table-cell office:value-type="string" calcext:value-type="string">
            <text:p>Josephine County</text:p>
          </table:table-cell>
          <table:table-cell/>
        </table:table-row>
        <table:table-row table:style-name="ro1">
          <table:table-cell office:value-type="string" calcext:value-type="string">
            <text:p>OR,41,035,Klamath County,H1</text:p>
          </table:table-cell>
          <table:table-cell table:formula="of:=LEFT([.A2226];2)" office:value-type="string" office:string-value="OR" calcext:value-type="string">
            <text:p>OR</text:p>
          </table:table-cell>
          <table:table-cell table:formula="of:=MID([.A2226];4;6)" office:value-type="string" office:string-value="41,035" calcext:value-type="string">
            <text:p>41,035</text:p>
          </table:table-cell>
          <table:table-cell table:formula="of:=MID([.A2226];11;30)" office:value-type="string" office:string-value="Klamath County,H1" calcext:value-type="string">
            <text:p>Klamath County,H1</text:p>
          </table:table-cell>
          <table:table-cell office:value-type="string" calcext:value-type="string">
            <text:p>Klamath County</text:p>
          </table:table-cell>
          <table:table-cell/>
        </table:table-row>
        <table:table-row table:style-name="ro1">
          <table:table-cell office:value-type="string" calcext:value-type="string">
            <text:p>OR,41,037,Lake County,H1</text:p>
          </table:table-cell>
          <table:table-cell table:formula="of:=LEFT([.A2227];2)" office:value-type="string" office:string-value="OR" calcext:value-type="string">
            <text:p>OR</text:p>
          </table:table-cell>
          <table:table-cell table:formula="of:=MID([.A2227];4;6)" office:value-type="string" office:string-value="41,037" calcext:value-type="string">
            <text:p>41,037</text:p>
          </table:table-cell>
          <table:table-cell table:formula="of:=MID([.A2227];11;30)" office:value-type="string" office:string-value="Lake County,H1" calcext:value-type="string">
            <text:p>Lake County,H1</text:p>
          </table:table-cell>
          <table:table-cell office:value-type="string" calcext:value-type="string">
            <text:p>Lake County</text:p>
          </table:table-cell>
          <table:table-cell/>
        </table:table-row>
        <table:table-row table:style-name="ro1">
          <table:table-cell office:value-type="string" calcext:value-type="string">
            <text:p>OR,41,039,Lane County,H1</text:p>
          </table:table-cell>
          <table:table-cell table:formula="of:=LEFT([.A2228];2)" office:value-type="string" office:string-value="OR" calcext:value-type="string">
            <text:p>OR</text:p>
          </table:table-cell>
          <table:table-cell table:formula="of:=MID([.A2228];4;6)" office:value-type="string" office:string-value="41,039" calcext:value-type="string">
            <text:p>41,039</text:p>
          </table:table-cell>
          <table:table-cell table:formula="of:=MID([.A2228];11;30)" office:value-type="string" office:string-value="Lane County,H1" calcext:value-type="string">
            <text:p>Lane County,H1</text:p>
          </table:table-cell>
          <table:table-cell office:value-type="string" calcext:value-type="string">
            <text:p>Lane County</text:p>
          </table:table-cell>
          <table:table-cell/>
        </table:table-row>
        <table:table-row table:style-name="ro1">
          <table:table-cell office:value-type="string" calcext:value-type="string">
            <text:p>OR,41,041,Lincoln County,H1</text:p>
          </table:table-cell>
          <table:table-cell table:formula="of:=LEFT([.A2229];2)" office:value-type="string" office:string-value="OR" calcext:value-type="string">
            <text:p>OR</text:p>
          </table:table-cell>
          <table:table-cell table:formula="of:=MID([.A2229];4;6)" office:value-type="string" office:string-value="41,041" calcext:value-type="string">
            <text:p>41,041</text:p>
          </table:table-cell>
          <table:table-cell table:formula="of:=MID([.A2229];11;30)" office:value-type="string" office:string-value="Lincoln County,H1" calcext:value-type="string">
            <text:p>Lincoln County,H1</text:p>
          </table:table-cell>
          <table:table-cell office:value-type="string" calcext:value-type="string">
            <text:p>Lincoln County</text:p>
          </table:table-cell>
          <table:table-cell/>
        </table:table-row>
        <table:table-row table:style-name="ro1">
          <table:table-cell office:value-type="string" calcext:value-type="string">
            <text:p>OR,41,043,Linn County,H1</text:p>
          </table:table-cell>
          <table:table-cell table:formula="of:=LEFT([.A2230];2)" office:value-type="string" office:string-value="OR" calcext:value-type="string">
            <text:p>OR</text:p>
          </table:table-cell>
          <table:table-cell table:formula="of:=MID([.A2230];4;6)" office:value-type="string" office:string-value="41,043" calcext:value-type="string">
            <text:p>41,043</text:p>
          </table:table-cell>
          <table:table-cell table:formula="of:=MID([.A2230];11;30)" office:value-type="string" office:string-value="Linn County,H1" calcext:value-type="string">
            <text:p>Linn County,H1</text:p>
          </table:table-cell>
          <table:table-cell office:value-type="string" calcext:value-type="string">
            <text:p>Linn County</text:p>
          </table:table-cell>
          <table:table-cell/>
        </table:table-row>
        <table:table-row table:style-name="ro1">
          <table:table-cell office:value-type="string" calcext:value-type="string">
            <text:p>OR,41,045,Malheur County,H1</text:p>
          </table:table-cell>
          <table:table-cell table:formula="of:=LEFT([.A2231];2)" office:value-type="string" office:string-value="OR" calcext:value-type="string">
            <text:p>OR</text:p>
          </table:table-cell>
          <table:table-cell table:formula="of:=MID([.A2231];4;6)" office:value-type="string" office:string-value="41,045" calcext:value-type="string">
            <text:p>41,045</text:p>
          </table:table-cell>
          <table:table-cell table:formula="of:=MID([.A2231];11;30)" office:value-type="string" office:string-value="Malheur County,H1" calcext:value-type="string">
            <text:p>Malheur County,H1</text:p>
          </table:table-cell>
          <table:table-cell office:value-type="string" calcext:value-type="string">
            <text:p>Malheur County</text:p>
          </table:table-cell>
          <table:table-cell/>
        </table:table-row>
        <table:table-row table:style-name="ro1">
          <table:table-cell office:value-type="string" calcext:value-type="string">
            <text:p>OR,41,047,Marion County,H1</text:p>
          </table:table-cell>
          <table:table-cell table:formula="of:=LEFT([.A2232];2)" office:value-type="string" office:string-value="OR" calcext:value-type="string">
            <text:p>OR</text:p>
          </table:table-cell>
          <table:table-cell table:formula="of:=MID([.A2232];4;6)" office:value-type="string" office:string-value="41,047" calcext:value-type="string">
            <text:p>41,047</text:p>
          </table:table-cell>
          <table:table-cell table:formula="of:=MID([.A2232];11;30)" office:value-type="string" office:string-value="Marion County,H1" calcext:value-type="string">
            <text:p>Marion County,H1</text:p>
          </table:table-cell>
          <table:table-cell office:value-type="string" calcext:value-type="string">
            <text:p>Marion County</text:p>
          </table:table-cell>
          <table:table-cell/>
        </table:table-row>
        <table:table-row table:style-name="ro1">
          <table:table-cell office:value-type="string" calcext:value-type="string">
            <text:p>OR,41,049,Morrow County,H1</text:p>
          </table:table-cell>
          <table:table-cell table:formula="of:=LEFT([.A2233];2)" office:value-type="string" office:string-value="OR" calcext:value-type="string">
            <text:p>OR</text:p>
          </table:table-cell>
          <table:table-cell table:formula="of:=MID([.A2233];4;6)" office:value-type="string" office:string-value="41,049" calcext:value-type="string">
            <text:p>41,049</text:p>
          </table:table-cell>
          <table:table-cell table:formula="of:=MID([.A2233];11;30)" office:value-type="string" office:string-value="Morrow County,H1" calcext:value-type="string">
            <text:p>Morrow County,H1</text:p>
          </table:table-cell>
          <table:table-cell office:value-type="string" calcext:value-type="string">
            <text:p>Morrow County</text:p>
          </table:table-cell>
          <table:table-cell/>
        </table:table-row>
        <table:table-row table:style-name="ro1">
          <table:table-cell office:value-type="string" calcext:value-type="string">
            <text:p>OR,41,051,Multnomah County,H1</text:p>
          </table:table-cell>
          <table:table-cell table:formula="of:=LEFT([.A2234];2)" office:value-type="string" office:string-value="OR" calcext:value-type="string">
            <text:p>OR</text:p>
          </table:table-cell>
          <table:table-cell table:formula="of:=MID([.A2234];4;6)" office:value-type="string" office:string-value="41,051" calcext:value-type="string">
            <text:p>41,051</text:p>
          </table:table-cell>
          <table:table-cell table:formula="of:=MID([.A2234];11;30)" office:value-type="string" office:string-value="Multnomah County,H1" calcext:value-type="string">
            <text:p>Multnomah County,H1</text:p>
          </table:table-cell>
          <table:table-cell office:value-type="string" calcext:value-type="string">
            <text:p>Multnomah County</text:p>
          </table:table-cell>
          <table:table-cell/>
        </table:table-row>
        <table:table-row table:style-name="ro1">
          <table:table-cell office:value-type="string" calcext:value-type="string">
            <text:p>OR,41,053,Polk County,H1</text:p>
          </table:table-cell>
          <table:table-cell table:formula="of:=LEFT([.A2235];2)" office:value-type="string" office:string-value="OR" calcext:value-type="string">
            <text:p>OR</text:p>
          </table:table-cell>
          <table:table-cell table:formula="of:=MID([.A2235];4;6)" office:value-type="string" office:string-value="41,053" calcext:value-type="string">
            <text:p>41,053</text:p>
          </table:table-cell>
          <table:table-cell table:formula="of:=MID([.A2235];11;30)" office:value-type="string" office:string-value="Polk County,H1" calcext:value-type="string">
            <text:p>Polk County,H1</text:p>
          </table:table-cell>
          <table:table-cell office:value-type="string" calcext:value-type="string">
            <text:p>Polk County</text:p>
          </table:table-cell>
          <table:table-cell/>
        </table:table-row>
        <table:table-row table:style-name="ro1">
          <table:table-cell office:value-type="string" calcext:value-type="string">
            <text:p>OR,41,055,Sherman County,H1</text:p>
          </table:table-cell>
          <table:table-cell table:formula="of:=LEFT([.A2236];2)" office:value-type="string" office:string-value="OR" calcext:value-type="string">
            <text:p>OR</text:p>
          </table:table-cell>
          <table:table-cell table:formula="of:=MID([.A2236];4;6)" office:value-type="string" office:string-value="41,055" calcext:value-type="string">
            <text:p>41,055</text:p>
          </table:table-cell>
          <table:table-cell table:formula="of:=MID([.A2236];11;30)" office:value-type="string" office:string-value="Sherman County,H1" calcext:value-type="string">
            <text:p>Sherman County,H1</text:p>
          </table:table-cell>
          <table:table-cell office:value-type="string" calcext:value-type="string">
            <text:p>Sherman County</text:p>
          </table:table-cell>
          <table:table-cell/>
        </table:table-row>
        <table:table-row table:style-name="ro1">
          <table:table-cell office:value-type="string" calcext:value-type="string">
            <text:p>OR,41,057,Tillamook County,H1</text:p>
          </table:table-cell>
          <table:table-cell table:formula="of:=LEFT([.A2237];2)" office:value-type="string" office:string-value="OR" calcext:value-type="string">
            <text:p>OR</text:p>
          </table:table-cell>
          <table:table-cell table:formula="of:=MID([.A2237];4;6)" office:value-type="string" office:string-value="41,057" calcext:value-type="string">
            <text:p>41,057</text:p>
          </table:table-cell>
          <table:table-cell table:formula="of:=MID([.A2237];11;30)" office:value-type="string" office:string-value="Tillamook County,H1" calcext:value-type="string">
            <text:p>Tillamook County,H1</text:p>
          </table:table-cell>
          <table:table-cell office:value-type="string" calcext:value-type="string">
            <text:p>Tillamook County</text:p>
          </table:table-cell>
          <table:table-cell/>
        </table:table-row>
        <table:table-row table:style-name="ro1">
          <table:table-cell office:value-type="string" calcext:value-type="string">
            <text:p>OR,41,059,Umatilla County,H1</text:p>
          </table:table-cell>
          <table:table-cell table:formula="of:=LEFT([.A2238];2)" office:value-type="string" office:string-value="OR" calcext:value-type="string">
            <text:p>OR</text:p>
          </table:table-cell>
          <table:table-cell table:formula="of:=MID([.A2238];4;6)" office:value-type="string" office:string-value="41,059" calcext:value-type="string">
            <text:p>41,059</text:p>
          </table:table-cell>
          <table:table-cell table:formula="of:=MID([.A2238];11;30)" office:value-type="string" office:string-value="Umatilla County,H1" calcext:value-type="string">
            <text:p>Umatilla County,H1</text:p>
          </table:table-cell>
          <table:table-cell office:value-type="string" calcext:value-type="string">
            <text:p>Umatilla County</text:p>
          </table:table-cell>
          <table:table-cell/>
        </table:table-row>
        <table:table-row table:style-name="ro1">
          <table:table-cell office:value-type="string" calcext:value-type="string">
            <text:p>OR,41,061,Union County,H1</text:p>
          </table:table-cell>
          <table:table-cell table:formula="of:=LEFT([.A2239];2)" office:value-type="string" office:string-value="OR" calcext:value-type="string">
            <text:p>OR</text:p>
          </table:table-cell>
          <table:table-cell table:formula="of:=MID([.A2239];4;6)" office:value-type="string" office:string-value="41,061" calcext:value-type="string">
            <text:p>41,061</text:p>
          </table:table-cell>
          <table:table-cell table:formula="of:=MID([.A2239];11;30)" office:value-type="string" office:string-value="Union County,H1" calcext:value-type="string">
            <text:p>Union County,H1</text:p>
          </table:table-cell>
          <table:table-cell office:value-type="string" calcext:value-type="string">
            <text:p>Union County</text:p>
          </table:table-cell>
          <table:table-cell/>
        </table:table-row>
        <table:table-row table:style-name="ro1">
          <table:table-cell office:value-type="string" calcext:value-type="string">
            <text:p>OR,41,063,Wallowa County,H1</text:p>
          </table:table-cell>
          <table:table-cell table:formula="of:=LEFT([.A2240];2)" office:value-type="string" office:string-value="OR" calcext:value-type="string">
            <text:p>OR</text:p>
          </table:table-cell>
          <table:table-cell table:formula="of:=MID([.A2240];4;6)" office:value-type="string" office:string-value="41,063" calcext:value-type="string">
            <text:p>41,063</text:p>
          </table:table-cell>
          <table:table-cell table:formula="of:=MID([.A2240];11;30)" office:value-type="string" office:string-value="Wallowa County,H1" calcext:value-type="string">
            <text:p>Wallowa County,H1</text:p>
          </table:table-cell>
          <table:table-cell office:value-type="string" calcext:value-type="string">
            <text:p>Wallowa County</text:p>
          </table:table-cell>
          <table:table-cell/>
        </table:table-row>
        <table:table-row table:style-name="ro1">
          <table:table-cell office:value-type="string" calcext:value-type="string">
            <text:p>OR,41,065,Wasco County,H1</text:p>
          </table:table-cell>
          <table:table-cell table:formula="of:=LEFT([.A2241];2)" office:value-type="string" office:string-value="OR" calcext:value-type="string">
            <text:p>OR</text:p>
          </table:table-cell>
          <table:table-cell table:formula="of:=MID([.A2241];4;6)" office:value-type="string" office:string-value="41,065" calcext:value-type="string">
            <text:p>41,065</text:p>
          </table:table-cell>
          <table:table-cell table:formula="of:=MID([.A2241];11;30)" office:value-type="string" office:string-value="Wasco County,H1" calcext:value-type="string">
            <text:p>Wasco County,H1</text:p>
          </table:table-cell>
          <table:table-cell office:value-type="string" calcext:value-type="string">
            <text:p>Wasco County</text:p>
          </table:table-cell>
          <table:table-cell/>
        </table:table-row>
        <table:table-row table:style-name="ro1">
          <table:table-cell office:value-type="string" calcext:value-type="string">
            <text:p>OR,41,067,Washington County,H1</text:p>
          </table:table-cell>
          <table:table-cell table:formula="of:=LEFT([.A2242];2)" office:value-type="string" office:string-value="OR" calcext:value-type="string">
            <text:p>OR</text:p>
          </table:table-cell>
          <table:table-cell table:formula="of:=MID([.A2242];4;6)" office:value-type="string" office:string-value="41,067" calcext:value-type="string">
            <text:p>41,067</text:p>
          </table:table-cell>
          <table:table-cell table:formula="of:=MID([.A2242];11;30)" office:value-type="string" office:string-value="Washington County,H1" calcext:value-type="string">
            <text:p>Washington County,H1</text:p>
          </table:table-cell>
          <table:table-cell office:value-type="string" calcext:value-type="string">
            <text:p>Washington County</text:p>
          </table:table-cell>
          <table:table-cell/>
        </table:table-row>
        <table:table-row table:style-name="ro1">
          <table:table-cell office:value-type="string" calcext:value-type="string">
            <text:p>OR,41,069,Wheeler County,H1</text:p>
          </table:table-cell>
          <table:table-cell table:formula="of:=LEFT([.A2243];2)" office:value-type="string" office:string-value="OR" calcext:value-type="string">
            <text:p>OR</text:p>
          </table:table-cell>
          <table:table-cell table:formula="of:=MID([.A2243];4;6)" office:value-type="string" office:string-value="41,069" calcext:value-type="string">
            <text:p>41,069</text:p>
          </table:table-cell>
          <table:table-cell table:formula="of:=MID([.A2243];11;30)" office:value-type="string" office:string-value="Wheeler County,H1" calcext:value-type="string">
            <text:p>Wheeler County,H1</text:p>
          </table:table-cell>
          <table:table-cell office:value-type="string" calcext:value-type="string">
            <text:p>Wheeler County</text:p>
          </table:table-cell>
          <table:table-cell/>
        </table:table-row>
        <table:table-row table:style-name="ro1">
          <table:table-cell office:value-type="string" calcext:value-type="string">
            <text:p>OR,41,071,Yamhill County,H1</text:p>
          </table:table-cell>
          <table:table-cell table:formula="of:=LEFT([.A2244];2)" office:value-type="string" office:string-value="OR" calcext:value-type="string">
            <text:p>OR</text:p>
          </table:table-cell>
          <table:table-cell table:formula="of:=MID([.A2244];4;6)" office:value-type="string" office:string-value="41,071" calcext:value-type="string">
            <text:p>41,071</text:p>
          </table:table-cell>
          <table:table-cell table:formula="of:=MID([.A2244];11;30)" office:value-type="string" office:string-value="Yamhill County,H1" calcext:value-type="string">
            <text:p>Yamhill County,H1</text:p>
          </table:table-cell>
          <table:table-cell office:value-type="string" calcext:value-type="string">
            <text:p>Yamhill County</text:p>
          </table:table-cell>
          <table:table-cell/>
        </table:table-row>
        <table:table-row table:style-name="ro1">
          <table:table-cell office:value-type="string" calcext:value-type="string">
            <text:p>PA,42,001,Adams County,H1</text:p>
          </table:table-cell>
          <table:table-cell table:formula="of:=LEFT([.A2245];2)" office:value-type="string" office:string-value="PA" calcext:value-type="string">
            <text:p>PA</text:p>
          </table:table-cell>
          <table:table-cell table:formula="of:=MID([.A2245];4;6)" office:value-type="string" office:string-value="42,001" calcext:value-type="string">
            <text:p>42,001</text:p>
          </table:table-cell>
          <table:table-cell table:formula="of:=MID([.A2245];11;30)" office:value-type="string" office:string-value="Adams County,H1" calcext:value-type="string">
            <text:p>Adams County,H1</text:p>
          </table:table-cell>
          <table:table-cell office:value-type="string" calcext:value-type="string">
            <text:p>Adams County</text:p>
          </table:table-cell>
          <table:table-cell/>
        </table:table-row>
        <table:table-row table:style-name="ro1">
          <table:table-cell office:value-type="string" calcext:value-type="string">
            <text:p>PA,42,003,Allegheny County,H1</text:p>
          </table:table-cell>
          <table:table-cell table:formula="of:=LEFT([.A2246];2)" office:value-type="string" office:string-value="PA" calcext:value-type="string">
            <text:p>PA</text:p>
          </table:table-cell>
          <table:table-cell table:formula="of:=MID([.A2246];4;6)" office:value-type="string" office:string-value="42,003" calcext:value-type="string">
            <text:p>42,003</text:p>
          </table:table-cell>
          <table:table-cell table:formula="of:=MID([.A2246];11;30)" office:value-type="string" office:string-value="Allegheny County,H1" calcext:value-type="string">
            <text:p>Allegheny County,H1</text:p>
          </table:table-cell>
          <table:table-cell office:value-type="string" calcext:value-type="string">
            <text:p>Allegheny County</text:p>
          </table:table-cell>
          <table:table-cell/>
        </table:table-row>
        <table:table-row table:style-name="ro1">
          <table:table-cell office:value-type="string" calcext:value-type="string">
            <text:p>PA,42,005,Armstrong County,H1</text:p>
          </table:table-cell>
          <table:table-cell table:formula="of:=LEFT([.A2247];2)" office:value-type="string" office:string-value="PA" calcext:value-type="string">
            <text:p>PA</text:p>
          </table:table-cell>
          <table:table-cell table:formula="of:=MID([.A2247];4;6)" office:value-type="string" office:string-value="42,005" calcext:value-type="string">
            <text:p>42,005</text:p>
          </table:table-cell>
          <table:table-cell table:formula="of:=MID([.A2247];11;30)" office:value-type="string" office:string-value="Armstrong County,H1" calcext:value-type="string">
            <text:p>Armstrong County,H1</text:p>
          </table:table-cell>
          <table:table-cell office:value-type="string" calcext:value-type="string">
            <text:p>Armstrong County</text:p>
          </table:table-cell>
          <table:table-cell/>
        </table:table-row>
        <table:table-row table:style-name="ro1">
          <table:table-cell office:value-type="string" calcext:value-type="string">
            <text:p>PA,42,007,Beaver County,H1</text:p>
          </table:table-cell>
          <table:table-cell table:formula="of:=LEFT([.A2248];2)" office:value-type="string" office:string-value="PA" calcext:value-type="string">
            <text:p>PA</text:p>
          </table:table-cell>
          <table:table-cell table:formula="of:=MID([.A2248];4;6)" office:value-type="string" office:string-value="42,007" calcext:value-type="string">
            <text:p>42,007</text:p>
          </table:table-cell>
          <table:table-cell table:formula="of:=MID([.A2248];11;30)" office:value-type="string" office:string-value="Beaver County,H1" calcext:value-type="string">
            <text:p>Beaver County,H1</text:p>
          </table:table-cell>
          <table:table-cell office:value-type="string" calcext:value-type="string">
            <text:p>Beaver County</text:p>
          </table:table-cell>
          <table:table-cell/>
        </table:table-row>
        <table:table-row table:style-name="ro1">
          <table:table-cell office:value-type="string" calcext:value-type="string">
            <text:p>PA,42,009,Bedford County,H1</text:p>
          </table:table-cell>
          <table:table-cell table:formula="of:=LEFT([.A2249];2)" office:value-type="string" office:string-value="PA" calcext:value-type="string">
            <text:p>PA</text:p>
          </table:table-cell>
          <table:table-cell table:formula="of:=MID([.A2249];4;6)" office:value-type="string" office:string-value="42,009" calcext:value-type="string">
            <text:p>42,009</text:p>
          </table:table-cell>
          <table:table-cell table:formula="of:=MID([.A2249];11;30)" office:value-type="string" office:string-value="Bedford County,H1" calcext:value-type="string">
            <text:p>Bedford County,H1</text:p>
          </table:table-cell>
          <table:table-cell office:value-type="string" calcext:value-type="string">
            <text:p>Bedford County</text:p>
          </table:table-cell>
          <table:table-cell/>
        </table:table-row>
        <table:table-row table:style-name="ro1">
          <table:table-cell office:value-type="string" calcext:value-type="string">
            <text:p>PA,42,011,Berks County,H1</text:p>
          </table:table-cell>
          <table:table-cell table:formula="of:=LEFT([.A2250];2)" office:value-type="string" office:string-value="PA" calcext:value-type="string">
            <text:p>PA</text:p>
          </table:table-cell>
          <table:table-cell table:formula="of:=MID([.A2250];4;6)" office:value-type="string" office:string-value="42,011" calcext:value-type="string">
            <text:p>42,011</text:p>
          </table:table-cell>
          <table:table-cell table:formula="of:=MID([.A2250];11;30)" office:value-type="string" office:string-value="Berks County,H1" calcext:value-type="string">
            <text:p>Berks County,H1</text:p>
          </table:table-cell>
          <table:table-cell office:value-type="string" calcext:value-type="string">
            <text:p>Berks County</text:p>
          </table:table-cell>
          <table:table-cell/>
        </table:table-row>
        <table:table-row table:style-name="ro1">
          <table:table-cell office:value-type="string" calcext:value-type="string">
            <text:p>PA,42,013,Blair County,H1</text:p>
          </table:table-cell>
          <table:table-cell table:formula="of:=LEFT([.A2251];2)" office:value-type="string" office:string-value="PA" calcext:value-type="string">
            <text:p>PA</text:p>
          </table:table-cell>
          <table:table-cell table:formula="of:=MID([.A2251];4;6)" office:value-type="string" office:string-value="42,013" calcext:value-type="string">
            <text:p>42,013</text:p>
          </table:table-cell>
          <table:table-cell table:formula="of:=MID([.A2251];11;30)" office:value-type="string" office:string-value="Blair County,H1" calcext:value-type="string">
            <text:p>Blair County,H1</text:p>
          </table:table-cell>
          <table:table-cell office:value-type="string" calcext:value-type="string">
            <text:p>Blair County</text:p>
          </table:table-cell>
          <table:table-cell/>
        </table:table-row>
        <table:table-row table:style-name="ro1">
          <table:table-cell office:value-type="string" calcext:value-type="string">
            <text:p>PA,42,015,Bradford County,H1</text:p>
          </table:table-cell>
          <table:table-cell table:formula="of:=LEFT([.A2252];2)" office:value-type="string" office:string-value="PA" calcext:value-type="string">
            <text:p>PA</text:p>
          </table:table-cell>
          <table:table-cell table:formula="of:=MID([.A2252];4;6)" office:value-type="string" office:string-value="42,015" calcext:value-type="string">
            <text:p>42,015</text:p>
          </table:table-cell>
          <table:table-cell table:formula="of:=MID([.A2252];11;30)" office:value-type="string" office:string-value="Bradford County,H1" calcext:value-type="string">
            <text:p>Bradford County,H1</text:p>
          </table:table-cell>
          <table:table-cell office:value-type="string" calcext:value-type="string">
            <text:p>Bradford County</text:p>
          </table:table-cell>
          <table:table-cell/>
        </table:table-row>
        <table:table-row table:style-name="ro1">
          <table:table-cell office:value-type="string" calcext:value-type="string">
            <text:p>PA,42,017,Bucks County,H1</text:p>
          </table:table-cell>
          <table:table-cell table:formula="of:=LEFT([.A2253];2)" office:value-type="string" office:string-value="PA" calcext:value-type="string">
            <text:p>PA</text:p>
          </table:table-cell>
          <table:table-cell table:formula="of:=MID([.A2253];4;6)" office:value-type="string" office:string-value="42,017" calcext:value-type="string">
            <text:p>42,017</text:p>
          </table:table-cell>
          <table:table-cell table:formula="of:=MID([.A2253];11;30)" office:value-type="string" office:string-value="Bucks County,H1" calcext:value-type="string">
            <text:p>Bucks County,H1</text:p>
          </table:table-cell>
          <table:table-cell office:value-type="string" calcext:value-type="string">
            <text:p>Bucks County</text:p>
          </table:table-cell>
          <table:table-cell/>
        </table:table-row>
        <table:table-row table:style-name="ro1">
          <table:table-cell office:value-type="string" calcext:value-type="string">
            <text:p>PA,42,019,Butler County,H1</text:p>
          </table:table-cell>
          <table:table-cell table:formula="of:=LEFT([.A2254];2)" office:value-type="string" office:string-value="PA" calcext:value-type="string">
            <text:p>PA</text:p>
          </table:table-cell>
          <table:table-cell table:formula="of:=MID([.A2254];4;6)" office:value-type="string" office:string-value="42,019" calcext:value-type="string">
            <text:p>42,019</text:p>
          </table:table-cell>
          <table:table-cell table:formula="of:=MID([.A2254];11;30)" office:value-type="string" office:string-value="Butler County,H1" calcext:value-type="string">
            <text:p>Butler County,H1</text:p>
          </table:table-cell>
          <table:table-cell office:value-type="string" calcext:value-type="string">
            <text:p>Butler County</text:p>
          </table:table-cell>
          <table:table-cell/>
        </table:table-row>
        <table:table-row table:style-name="ro1">
          <table:table-cell office:value-type="string" calcext:value-type="string">
            <text:p>PA,42,021,Cambria County,H1</text:p>
          </table:table-cell>
          <table:table-cell table:formula="of:=LEFT([.A2255];2)" office:value-type="string" office:string-value="PA" calcext:value-type="string">
            <text:p>PA</text:p>
          </table:table-cell>
          <table:table-cell table:formula="of:=MID([.A2255];4;6)" office:value-type="string" office:string-value="42,021" calcext:value-type="string">
            <text:p>42,021</text:p>
          </table:table-cell>
          <table:table-cell table:formula="of:=MID([.A2255];11;30)" office:value-type="string" office:string-value="Cambria County,H1" calcext:value-type="string">
            <text:p>Cambria County,H1</text:p>
          </table:table-cell>
          <table:table-cell office:value-type="string" calcext:value-type="string">
            <text:p>Cambria County</text:p>
          </table:table-cell>
          <table:table-cell/>
        </table:table-row>
        <table:table-row table:style-name="ro1">
          <table:table-cell office:value-type="string" calcext:value-type="string">
            <text:p>PA,42,023,Cameron County,H1</text:p>
          </table:table-cell>
          <table:table-cell table:formula="of:=LEFT([.A2256];2)" office:value-type="string" office:string-value="PA" calcext:value-type="string">
            <text:p>PA</text:p>
          </table:table-cell>
          <table:table-cell table:formula="of:=MID([.A2256];4;6)" office:value-type="string" office:string-value="42,023" calcext:value-type="string">
            <text:p>42,023</text:p>
          </table:table-cell>
          <table:table-cell table:formula="of:=MID([.A2256];11;30)" office:value-type="string" office:string-value="Cameron County,H1" calcext:value-type="string">
            <text:p>Cameron County,H1</text:p>
          </table:table-cell>
          <table:table-cell office:value-type="string" calcext:value-type="string">
            <text:p>Cameron County</text:p>
          </table:table-cell>
          <table:table-cell/>
        </table:table-row>
        <table:table-row table:style-name="ro1">
          <table:table-cell office:value-type="string" calcext:value-type="string">
            <text:p>PA,42,025,Carbon County,H1</text:p>
          </table:table-cell>
          <table:table-cell table:formula="of:=LEFT([.A2257];2)" office:value-type="string" office:string-value="PA" calcext:value-type="string">
            <text:p>PA</text:p>
          </table:table-cell>
          <table:table-cell table:formula="of:=MID([.A2257];4;6)" office:value-type="string" office:string-value="42,025" calcext:value-type="string">
            <text:p>42,025</text:p>
          </table:table-cell>
          <table:table-cell table:formula="of:=MID([.A2257];11;30)" office:value-type="string" office:string-value="Carbon County,H1" calcext:value-type="string">
            <text:p>Carbon County,H1</text:p>
          </table:table-cell>
          <table:table-cell office:value-type="string" calcext:value-type="string">
            <text:p>Carbon County</text:p>
          </table:table-cell>
          <table:table-cell/>
        </table:table-row>
        <table:table-row table:style-name="ro1">
          <table:table-cell office:value-type="string" calcext:value-type="string">
            <text:p>PA,42,027,Centre County,H1</text:p>
          </table:table-cell>
          <table:table-cell table:formula="of:=LEFT([.A2258];2)" office:value-type="string" office:string-value="PA" calcext:value-type="string">
            <text:p>PA</text:p>
          </table:table-cell>
          <table:table-cell table:formula="of:=MID([.A2258];4;6)" office:value-type="string" office:string-value="42,027" calcext:value-type="string">
            <text:p>42,027</text:p>
          </table:table-cell>
          <table:table-cell table:formula="of:=MID([.A2258];11;30)" office:value-type="string" office:string-value="Centre County,H1" calcext:value-type="string">
            <text:p>Centre County,H1</text:p>
          </table:table-cell>
          <table:table-cell office:value-type="string" calcext:value-type="string">
            <text:p>Centre County</text:p>
          </table:table-cell>
          <table:table-cell/>
        </table:table-row>
        <table:table-row table:style-name="ro1">
          <table:table-cell office:value-type="string" calcext:value-type="string">
            <text:p>PA,42,029,Chester County,H1</text:p>
          </table:table-cell>
          <table:table-cell table:formula="of:=LEFT([.A2259];2)" office:value-type="string" office:string-value="PA" calcext:value-type="string">
            <text:p>PA</text:p>
          </table:table-cell>
          <table:table-cell table:formula="of:=MID([.A2259];4;6)" office:value-type="string" office:string-value="42,029" calcext:value-type="string">
            <text:p>42,029</text:p>
          </table:table-cell>
          <table:table-cell table:formula="of:=MID([.A2259];11;30)" office:value-type="string" office:string-value="Chester County,H1" calcext:value-type="string">
            <text:p>Chester County,H1</text:p>
          </table:table-cell>
          <table:table-cell office:value-type="string" calcext:value-type="string">
            <text:p>Chester County</text:p>
          </table:table-cell>
          <table:table-cell/>
        </table:table-row>
        <table:table-row table:style-name="ro1">
          <table:table-cell office:value-type="string" calcext:value-type="string">
            <text:p>PA,42,031,Clarion County,H1</text:p>
          </table:table-cell>
          <table:table-cell table:formula="of:=LEFT([.A2260];2)" office:value-type="string" office:string-value="PA" calcext:value-type="string">
            <text:p>PA</text:p>
          </table:table-cell>
          <table:table-cell table:formula="of:=MID([.A2260];4;6)" office:value-type="string" office:string-value="42,031" calcext:value-type="string">
            <text:p>42,031</text:p>
          </table:table-cell>
          <table:table-cell table:formula="of:=MID([.A2260];11;30)" office:value-type="string" office:string-value="Clarion County,H1" calcext:value-type="string">
            <text:p>Clarion County,H1</text:p>
          </table:table-cell>
          <table:table-cell office:value-type="string" calcext:value-type="string">
            <text:p>Clarion County</text:p>
          </table:table-cell>
          <table:table-cell/>
        </table:table-row>
        <table:table-row table:style-name="ro1">
          <table:table-cell office:value-type="string" calcext:value-type="string">
            <text:p>PA,42,033,Clearfield County,H1</text:p>
          </table:table-cell>
          <table:table-cell table:formula="of:=LEFT([.A2261];2)" office:value-type="string" office:string-value="PA" calcext:value-type="string">
            <text:p>PA</text:p>
          </table:table-cell>
          <table:table-cell table:formula="of:=MID([.A2261];4;6)" office:value-type="string" office:string-value="42,033" calcext:value-type="string">
            <text:p>42,033</text:p>
          </table:table-cell>
          <table:table-cell table:formula="of:=MID([.A2261];11;30)" office:value-type="string" office:string-value="Clearfield County,H1" calcext:value-type="string">
            <text:p>Clearfield County,H1</text:p>
          </table:table-cell>
          <table:table-cell office:value-type="string" calcext:value-type="string">
            <text:p>Clearfield County</text:p>
          </table:table-cell>
          <table:table-cell/>
        </table:table-row>
        <table:table-row table:style-name="ro1">
          <table:table-cell office:value-type="string" calcext:value-type="string">
            <text:p>PA,42,035,Clinton County,H1</text:p>
          </table:table-cell>
          <table:table-cell table:formula="of:=LEFT([.A2262];2)" office:value-type="string" office:string-value="PA" calcext:value-type="string">
            <text:p>PA</text:p>
          </table:table-cell>
          <table:table-cell table:formula="of:=MID([.A2262];4;6)" office:value-type="string" office:string-value="42,035" calcext:value-type="string">
            <text:p>42,035</text:p>
          </table:table-cell>
          <table:table-cell table:formula="of:=MID([.A2262];11;30)" office:value-type="string" office:string-value="Clinton County,H1" calcext:value-type="string">
            <text:p>Clinton County,H1</text:p>
          </table:table-cell>
          <table:table-cell office:value-type="string" calcext:value-type="string">
            <text:p>Clinton County</text:p>
          </table:table-cell>
          <table:table-cell/>
        </table:table-row>
        <table:table-row table:style-name="ro1">
          <table:table-cell office:value-type="string" calcext:value-type="string">
            <text:p>PA,42,037,Columbia County,H1</text:p>
          </table:table-cell>
          <table:table-cell table:formula="of:=LEFT([.A2263];2)" office:value-type="string" office:string-value="PA" calcext:value-type="string">
            <text:p>PA</text:p>
          </table:table-cell>
          <table:table-cell table:formula="of:=MID([.A2263];4;6)" office:value-type="string" office:string-value="42,037" calcext:value-type="string">
            <text:p>42,037</text:p>
          </table:table-cell>
          <table:table-cell table:formula="of:=MID([.A2263];11;30)" office:value-type="string" office:string-value="Columbia County,H1" calcext:value-type="string">
            <text:p>Columbia County,H1</text:p>
          </table:table-cell>
          <table:table-cell office:value-type="string" calcext:value-type="string">
            <text:p>Columbia County</text:p>
          </table:table-cell>
          <table:table-cell/>
        </table:table-row>
        <table:table-row table:style-name="ro1">
          <table:table-cell office:value-type="string" calcext:value-type="string">
            <text:p>PA,42,039,Crawford County,H1</text:p>
          </table:table-cell>
          <table:table-cell table:formula="of:=LEFT([.A2264];2)" office:value-type="string" office:string-value="PA" calcext:value-type="string">
            <text:p>PA</text:p>
          </table:table-cell>
          <table:table-cell table:formula="of:=MID([.A2264];4;6)" office:value-type="string" office:string-value="42,039" calcext:value-type="string">
            <text:p>42,039</text:p>
          </table:table-cell>
          <table:table-cell table:formula="of:=MID([.A2264];11;30)" office:value-type="string" office:string-value="Crawford County,H1" calcext:value-type="string">
            <text:p>Crawford County,H1</text:p>
          </table:table-cell>
          <table:table-cell office:value-type="string" calcext:value-type="string">
            <text:p>Crawford County</text:p>
          </table:table-cell>
          <table:table-cell/>
        </table:table-row>
        <table:table-row table:style-name="ro1">
          <table:table-cell office:value-type="string" calcext:value-type="string">
            <text:p>PA,42,041,Cumberland County,H1</text:p>
          </table:table-cell>
          <table:table-cell table:formula="of:=LEFT([.A2265];2)" office:value-type="string" office:string-value="PA" calcext:value-type="string">
            <text:p>PA</text:p>
          </table:table-cell>
          <table:table-cell table:formula="of:=MID([.A2265];4;6)" office:value-type="string" office:string-value="42,041" calcext:value-type="string">
            <text:p>42,041</text:p>
          </table:table-cell>
          <table:table-cell table:formula="of:=MID([.A2265];11;30)" office:value-type="string" office:string-value="Cumberland County,H1" calcext:value-type="string">
            <text:p>Cumberland County,H1</text:p>
          </table:table-cell>
          <table:table-cell office:value-type="string" calcext:value-type="string">
            <text:p>Cumberland County</text:p>
          </table:table-cell>
          <table:table-cell/>
        </table:table-row>
        <table:table-row table:style-name="ro1">
          <table:table-cell office:value-type="string" calcext:value-type="string">
            <text:p>PA,42,043,Dauphin County,H1</text:p>
          </table:table-cell>
          <table:table-cell table:formula="of:=LEFT([.A2266];2)" office:value-type="string" office:string-value="PA" calcext:value-type="string">
            <text:p>PA</text:p>
          </table:table-cell>
          <table:table-cell table:formula="of:=MID([.A2266];4;6)" office:value-type="string" office:string-value="42,043" calcext:value-type="string">
            <text:p>42,043</text:p>
          </table:table-cell>
          <table:table-cell table:formula="of:=MID([.A2266];11;30)" office:value-type="string" office:string-value="Dauphin County,H1" calcext:value-type="string">
            <text:p>Dauphin County,H1</text:p>
          </table:table-cell>
          <table:table-cell office:value-type="string" calcext:value-type="string">
            <text:p>Dauphin County</text:p>
          </table:table-cell>
          <table:table-cell/>
        </table:table-row>
        <table:table-row table:style-name="ro1">
          <table:table-cell office:value-type="string" calcext:value-type="string">
            <text:p>PA,42,045,Delaware County,H1</text:p>
          </table:table-cell>
          <table:table-cell table:formula="of:=LEFT([.A2267];2)" office:value-type="string" office:string-value="PA" calcext:value-type="string">
            <text:p>PA</text:p>
          </table:table-cell>
          <table:table-cell table:formula="of:=MID([.A2267];4;6)" office:value-type="string" office:string-value="42,045" calcext:value-type="string">
            <text:p>42,045</text:p>
          </table:table-cell>
          <table:table-cell table:formula="of:=MID([.A2267];11;30)" office:value-type="string" office:string-value="Delaware County,H1" calcext:value-type="string">
            <text:p>Delaware County,H1</text:p>
          </table:table-cell>
          <table:table-cell office:value-type="string" calcext:value-type="string">
            <text:p>Delaware County</text:p>
          </table:table-cell>
          <table:table-cell/>
        </table:table-row>
        <table:table-row table:style-name="ro1">
          <table:table-cell office:value-type="string" calcext:value-type="string">
            <text:p>PA,42,047,Elk County,H1</text:p>
          </table:table-cell>
          <table:table-cell table:formula="of:=LEFT([.A2268];2)" office:value-type="string" office:string-value="PA" calcext:value-type="string">
            <text:p>PA</text:p>
          </table:table-cell>
          <table:table-cell table:formula="of:=MID([.A2268];4;6)" office:value-type="string" office:string-value="42,047" calcext:value-type="string">
            <text:p>42,047</text:p>
          </table:table-cell>
          <table:table-cell table:formula="of:=MID([.A2268];11;30)" office:value-type="string" office:string-value="Elk County,H1" calcext:value-type="string">
            <text:p>Elk County,H1</text:p>
          </table:table-cell>
          <table:table-cell office:value-type="string" calcext:value-type="string">
            <text:p>Elk County</text:p>
          </table:table-cell>
          <table:table-cell/>
        </table:table-row>
        <table:table-row table:style-name="ro1">
          <table:table-cell office:value-type="string" calcext:value-type="string">
            <text:p>PA,42,049,Erie County,H1</text:p>
          </table:table-cell>
          <table:table-cell table:formula="of:=LEFT([.A2269];2)" office:value-type="string" office:string-value="PA" calcext:value-type="string">
            <text:p>PA</text:p>
          </table:table-cell>
          <table:table-cell table:formula="of:=MID([.A2269];4;6)" office:value-type="string" office:string-value="42,049" calcext:value-type="string">
            <text:p>42,049</text:p>
          </table:table-cell>
          <table:table-cell table:formula="of:=MID([.A2269];11;30)" office:value-type="string" office:string-value="Erie County,H1" calcext:value-type="string">
            <text:p>Erie County,H1</text:p>
          </table:table-cell>
          <table:table-cell office:value-type="string" calcext:value-type="string">
            <text:p>Erie County</text:p>
          </table:table-cell>
          <table:table-cell/>
        </table:table-row>
        <table:table-row table:style-name="ro1">
          <table:table-cell office:value-type="string" calcext:value-type="string">
            <text:p>PA,42,051,Fayette County,H1</text:p>
          </table:table-cell>
          <table:table-cell table:formula="of:=LEFT([.A2270];2)" office:value-type="string" office:string-value="PA" calcext:value-type="string">
            <text:p>PA</text:p>
          </table:table-cell>
          <table:table-cell table:formula="of:=MID([.A2270];4;6)" office:value-type="string" office:string-value="42,051" calcext:value-type="string">
            <text:p>42,051</text:p>
          </table:table-cell>
          <table:table-cell table:formula="of:=MID([.A2270];11;30)" office:value-type="string" office:string-value="Fayette County,H1" calcext:value-type="string">
            <text:p>Fayette County,H1</text:p>
          </table:table-cell>
          <table:table-cell office:value-type="string" calcext:value-type="string">
            <text:p>Fayette County</text:p>
          </table:table-cell>
          <table:table-cell/>
        </table:table-row>
        <table:table-row table:style-name="ro1">
          <table:table-cell office:value-type="string" calcext:value-type="string">
            <text:p>PA,42,053,Forest County,H1</text:p>
          </table:table-cell>
          <table:table-cell table:formula="of:=LEFT([.A2271];2)" office:value-type="string" office:string-value="PA" calcext:value-type="string">
            <text:p>PA</text:p>
          </table:table-cell>
          <table:table-cell table:formula="of:=MID([.A2271];4;6)" office:value-type="string" office:string-value="42,053" calcext:value-type="string">
            <text:p>42,053</text:p>
          </table:table-cell>
          <table:table-cell table:formula="of:=MID([.A2271];11;30)" office:value-type="string" office:string-value="Forest County,H1" calcext:value-type="string">
            <text:p>Forest County,H1</text:p>
          </table:table-cell>
          <table:table-cell office:value-type="string" calcext:value-type="string">
            <text:p>Forest County</text:p>
          </table:table-cell>
          <table:table-cell/>
        </table:table-row>
        <table:table-row table:style-name="ro1">
          <table:table-cell office:value-type="string" calcext:value-type="string">
            <text:p>PA,42,055,Franklin County,H1</text:p>
          </table:table-cell>
          <table:table-cell table:formula="of:=LEFT([.A2272];2)" office:value-type="string" office:string-value="PA" calcext:value-type="string">
            <text:p>PA</text:p>
          </table:table-cell>
          <table:table-cell table:formula="of:=MID([.A2272];4;6)" office:value-type="string" office:string-value="42,055" calcext:value-type="string">
            <text:p>42,055</text:p>
          </table:table-cell>
          <table:table-cell table:formula="of:=MID([.A2272];11;30)" office:value-type="string" office:string-value="Franklin County,H1" calcext:value-type="string">
            <text:p>Franklin County,H1</text:p>
          </table:table-cell>
          <table:table-cell office:value-type="string" calcext:value-type="string">
            <text:p>Franklin County</text:p>
          </table:table-cell>
          <table:table-cell/>
        </table:table-row>
        <table:table-row table:style-name="ro1">
          <table:table-cell office:value-type="string" calcext:value-type="string">
            <text:p>PA,42,057,Fulton County,H1</text:p>
          </table:table-cell>
          <table:table-cell table:formula="of:=LEFT([.A2273];2)" office:value-type="string" office:string-value="PA" calcext:value-type="string">
            <text:p>PA</text:p>
          </table:table-cell>
          <table:table-cell table:formula="of:=MID([.A2273];4;6)" office:value-type="string" office:string-value="42,057" calcext:value-type="string">
            <text:p>42,057</text:p>
          </table:table-cell>
          <table:table-cell table:formula="of:=MID([.A2273];11;30)" office:value-type="string" office:string-value="Fulton County,H1" calcext:value-type="string">
            <text:p>Fulton County,H1</text:p>
          </table:table-cell>
          <table:table-cell office:value-type="string" calcext:value-type="string">
            <text:p>Fulton County</text:p>
          </table:table-cell>
          <table:table-cell/>
        </table:table-row>
        <table:table-row table:style-name="ro1">
          <table:table-cell office:value-type="string" calcext:value-type="string">
            <text:p>PA,42,059,Greene County,H1</text:p>
          </table:table-cell>
          <table:table-cell table:formula="of:=LEFT([.A2274];2)" office:value-type="string" office:string-value="PA" calcext:value-type="string">
            <text:p>PA</text:p>
          </table:table-cell>
          <table:table-cell table:formula="of:=MID([.A2274];4;6)" office:value-type="string" office:string-value="42,059" calcext:value-type="string">
            <text:p>42,059</text:p>
          </table:table-cell>
          <table:table-cell table:formula="of:=MID([.A2274];11;30)" office:value-type="string" office:string-value="Greene County,H1" calcext:value-type="string">
            <text:p>Greene County,H1</text:p>
          </table:table-cell>
          <table:table-cell office:value-type="string" calcext:value-type="string">
            <text:p>Greene County</text:p>
          </table:table-cell>
          <table:table-cell/>
        </table:table-row>
        <table:table-row table:style-name="ro1">
          <table:table-cell office:value-type="string" calcext:value-type="string">
            <text:p>PA,42,061,Huntingdon County,H1</text:p>
          </table:table-cell>
          <table:table-cell table:formula="of:=LEFT([.A2275];2)" office:value-type="string" office:string-value="PA" calcext:value-type="string">
            <text:p>PA</text:p>
          </table:table-cell>
          <table:table-cell table:formula="of:=MID([.A2275];4;6)" office:value-type="string" office:string-value="42,061" calcext:value-type="string">
            <text:p>42,061</text:p>
          </table:table-cell>
          <table:table-cell table:formula="of:=MID([.A2275];11;30)" office:value-type="string" office:string-value="Huntingdon County,H1" calcext:value-type="string">
            <text:p>Huntingdon County,H1</text:p>
          </table:table-cell>
          <table:table-cell office:value-type="string" calcext:value-type="string">
            <text:p>Huntingdon County</text:p>
          </table:table-cell>
          <table:table-cell/>
        </table:table-row>
        <table:table-row table:style-name="ro1">
          <table:table-cell office:value-type="string" calcext:value-type="string">
            <text:p>PA,42,063,Indiana County,H1</text:p>
          </table:table-cell>
          <table:table-cell table:formula="of:=LEFT([.A2276];2)" office:value-type="string" office:string-value="PA" calcext:value-type="string">
            <text:p>PA</text:p>
          </table:table-cell>
          <table:table-cell table:formula="of:=MID([.A2276];4;6)" office:value-type="string" office:string-value="42,063" calcext:value-type="string">
            <text:p>42,063</text:p>
          </table:table-cell>
          <table:table-cell table:formula="of:=MID([.A2276];11;30)" office:value-type="string" office:string-value="Indiana County,H1" calcext:value-type="string">
            <text:p>Indiana County,H1</text:p>
          </table:table-cell>
          <table:table-cell office:value-type="string" calcext:value-type="string">
            <text:p>Indiana County</text:p>
          </table:table-cell>
          <table:table-cell/>
        </table:table-row>
        <table:table-row table:style-name="ro1">
          <table:table-cell office:value-type="string" calcext:value-type="string">
            <text:p>PA,42,065,Jefferson County,H1</text:p>
          </table:table-cell>
          <table:table-cell table:formula="of:=LEFT([.A2277];2)" office:value-type="string" office:string-value="PA" calcext:value-type="string">
            <text:p>PA</text:p>
          </table:table-cell>
          <table:table-cell table:formula="of:=MID([.A2277];4;6)" office:value-type="string" office:string-value="42,065" calcext:value-type="string">
            <text:p>42,065</text:p>
          </table:table-cell>
          <table:table-cell table:formula="of:=MID([.A2277];11;30)" office:value-type="string" office:string-value="Jefferson County,H1" calcext:value-type="string">
            <text:p>Jefferson County,H1</text:p>
          </table:table-cell>
          <table:table-cell office:value-type="string" calcext:value-type="string">
            <text:p>Jefferson County</text:p>
          </table:table-cell>
          <table:table-cell/>
        </table:table-row>
        <table:table-row table:style-name="ro1">
          <table:table-cell office:value-type="string" calcext:value-type="string">
            <text:p>PA,42,067,Juniata County,H1</text:p>
          </table:table-cell>
          <table:table-cell table:formula="of:=LEFT([.A2278];2)" office:value-type="string" office:string-value="PA" calcext:value-type="string">
            <text:p>PA</text:p>
          </table:table-cell>
          <table:table-cell table:formula="of:=MID([.A2278];4;6)" office:value-type="string" office:string-value="42,067" calcext:value-type="string">
            <text:p>42,067</text:p>
          </table:table-cell>
          <table:table-cell table:formula="of:=MID([.A2278];11;30)" office:value-type="string" office:string-value="Juniata County,H1" calcext:value-type="string">
            <text:p>Juniata County,H1</text:p>
          </table:table-cell>
          <table:table-cell office:value-type="string" calcext:value-type="string">
            <text:p>Juniata County</text:p>
          </table:table-cell>
          <table:table-cell/>
        </table:table-row>
        <table:table-row table:style-name="ro1">
          <table:table-cell office:value-type="string" calcext:value-type="string">
            <text:p>PA,42,069,Lackawanna County,H1</text:p>
          </table:table-cell>
          <table:table-cell table:formula="of:=LEFT([.A2279];2)" office:value-type="string" office:string-value="PA" calcext:value-type="string">
            <text:p>PA</text:p>
          </table:table-cell>
          <table:table-cell table:formula="of:=MID([.A2279];4;6)" office:value-type="string" office:string-value="42,069" calcext:value-type="string">
            <text:p>42,069</text:p>
          </table:table-cell>
          <table:table-cell table:formula="of:=MID([.A2279];11;30)" office:value-type="string" office:string-value="Lackawanna County,H1" calcext:value-type="string">
            <text:p>Lackawanna County,H1</text:p>
          </table:table-cell>
          <table:table-cell office:value-type="string" calcext:value-type="string">
            <text:p>Lackawanna County</text:p>
          </table:table-cell>
          <table:table-cell/>
        </table:table-row>
        <table:table-row table:style-name="ro1">
          <table:table-cell office:value-type="string" calcext:value-type="string">
            <text:p>PA,42,071,Lancaster County,H1</text:p>
          </table:table-cell>
          <table:table-cell table:formula="of:=LEFT([.A2280];2)" office:value-type="string" office:string-value="PA" calcext:value-type="string">
            <text:p>PA</text:p>
          </table:table-cell>
          <table:table-cell table:formula="of:=MID([.A2280];4;6)" office:value-type="string" office:string-value="42,071" calcext:value-type="string">
            <text:p>42,071</text:p>
          </table:table-cell>
          <table:table-cell table:formula="of:=MID([.A2280];11;30)" office:value-type="string" office:string-value="Lancaster County,H1" calcext:value-type="string">
            <text:p>Lancaster County,H1</text:p>
          </table:table-cell>
          <table:table-cell office:value-type="string" calcext:value-type="string">
            <text:p>Lancaster County</text:p>
          </table:table-cell>
          <table:table-cell/>
        </table:table-row>
        <table:table-row table:style-name="ro1">
          <table:table-cell office:value-type="string" calcext:value-type="string">
            <text:p>PA,42,073,Lawrence County,H1</text:p>
          </table:table-cell>
          <table:table-cell table:formula="of:=LEFT([.A2281];2)" office:value-type="string" office:string-value="PA" calcext:value-type="string">
            <text:p>PA</text:p>
          </table:table-cell>
          <table:table-cell table:formula="of:=MID([.A2281];4;6)" office:value-type="string" office:string-value="42,073" calcext:value-type="string">
            <text:p>42,073</text:p>
          </table:table-cell>
          <table:table-cell table:formula="of:=MID([.A2281];11;30)" office:value-type="string" office:string-value="Lawrence County,H1" calcext:value-type="string">
            <text:p>Lawrence County,H1</text:p>
          </table:table-cell>
          <table:table-cell office:value-type="string" calcext:value-type="string">
            <text:p>Lawrence County</text:p>
          </table:table-cell>
          <table:table-cell/>
        </table:table-row>
        <table:table-row table:style-name="ro1">
          <table:table-cell office:value-type="string" calcext:value-type="string">
            <text:p>PA,42,075,Lebanon County,H1</text:p>
          </table:table-cell>
          <table:table-cell table:formula="of:=LEFT([.A2282];2)" office:value-type="string" office:string-value="PA" calcext:value-type="string">
            <text:p>PA</text:p>
          </table:table-cell>
          <table:table-cell table:formula="of:=MID([.A2282];4;6)" office:value-type="string" office:string-value="42,075" calcext:value-type="string">
            <text:p>42,075</text:p>
          </table:table-cell>
          <table:table-cell table:formula="of:=MID([.A2282];11;30)" office:value-type="string" office:string-value="Lebanon County,H1" calcext:value-type="string">
            <text:p>Lebanon County,H1</text:p>
          </table:table-cell>
          <table:table-cell office:value-type="string" calcext:value-type="string">
            <text:p>Lebanon County</text:p>
          </table:table-cell>
          <table:table-cell/>
        </table:table-row>
        <table:table-row table:style-name="ro1">
          <table:table-cell office:value-type="string" calcext:value-type="string">
            <text:p>PA,42,077,Lehigh County,H1</text:p>
          </table:table-cell>
          <table:table-cell table:formula="of:=LEFT([.A2283];2)" office:value-type="string" office:string-value="PA" calcext:value-type="string">
            <text:p>PA</text:p>
          </table:table-cell>
          <table:table-cell table:formula="of:=MID([.A2283];4;6)" office:value-type="string" office:string-value="42,077" calcext:value-type="string">
            <text:p>42,077</text:p>
          </table:table-cell>
          <table:table-cell table:formula="of:=MID([.A2283];11;30)" office:value-type="string" office:string-value="Lehigh County,H1" calcext:value-type="string">
            <text:p>Lehigh County,H1</text:p>
          </table:table-cell>
          <table:table-cell office:value-type="string" calcext:value-type="string">
            <text:p>Lehigh County</text:p>
          </table:table-cell>
          <table:table-cell/>
        </table:table-row>
        <table:table-row table:style-name="ro1">
          <table:table-cell office:value-type="string" calcext:value-type="string">
            <text:p>PA,42,079,Luzerne County,H1</text:p>
          </table:table-cell>
          <table:table-cell table:formula="of:=LEFT([.A2284];2)" office:value-type="string" office:string-value="PA" calcext:value-type="string">
            <text:p>PA</text:p>
          </table:table-cell>
          <table:table-cell table:formula="of:=MID([.A2284];4;6)" office:value-type="string" office:string-value="42,079" calcext:value-type="string">
            <text:p>42,079</text:p>
          </table:table-cell>
          <table:table-cell table:formula="of:=MID([.A2284];11;30)" office:value-type="string" office:string-value="Luzerne County,H1" calcext:value-type="string">
            <text:p>Luzerne County,H1</text:p>
          </table:table-cell>
          <table:table-cell office:value-type="string" calcext:value-type="string">
            <text:p>Luzerne County</text:p>
          </table:table-cell>
          <table:table-cell/>
        </table:table-row>
        <table:table-row table:style-name="ro1">
          <table:table-cell office:value-type="string" calcext:value-type="string">
            <text:p>PA,42,081,Lycoming County,H1</text:p>
          </table:table-cell>
          <table:table-cell table:formula="of:=LEFT([.A2285];2)" office:value-type="string" office:string-value="PA" calcext:value-type="string">
            <text:p>PA</text:p>
          </table:table-cell>
          <table:table-cell table:formula="of:=MID([.A2285];4;6)" office:value-type="string" office:string-value="42,081" calcext:value-type="string">
            <text:p>42,081</text:p>
          </table:table-cell>
          <table:table-cell table:formula="of:=MID([.A2285];11;30)" office:value-type="string" office:string-value="Lycoming County,H1" calcext:value-type="string">
            <text:p>Lycoming County,H1</text:p>
          </table:table-cell>
          <table:table-cell office:value-type="string" calcext:value-type="string">
            <text:p>Lycoming County</text:p>
          </table:table-cell>
          <table:table-cell/>
        </table:table-row>
        <table:table-row table:style-name="ro1">
          <table:table-cell office:value-type="string" calcext:value-type="string">
            <text:p>PA,42,083,McKean County,H1</text:p>
          </table:table-cell>
          <table:table-cell table:formula="of:=LEFT([.A2286];2)" office:value-type="string" office:string-value="PA" calcext:value-type="string">
            <text:p>PA</text:p>
          </table:table-cell>
          <table:table-cell table:formula="of:=MID([.A2286];4;6)" office:value-type="string" office:string-value="42,083" calcext:value-type="string">
            <text:p>42,083</text:p>
          </table:table-cell>
          <table:table-cell table:formula="of:=MID([.A2286];11;30)" office:value-type="string" office:string-value="McKean County,H1" calcext:value-type="string">
            <text:p>McKean County,H1</text:p>
          </table:table-cell>
          <table:table-cell office:value-type="string" calcext:value-type="string">
            <text:p>McKean County</text:p>
          </table:table-cell>
          <table:table-cell/>
        </table:table-row>
        <table:table-row table:style-name="ro1">
          <table:table-cell office:value-type="string" calcext:value-type="string">
            <text:p>PA,42,085,Mercer County,H1</text:p>
          </table:table-cell>
          <table:table-cell table:formula="of:=LEFT([.A2287];2)" office:value-type="string" office:string-value="PA" calcext:value-type="string">
            <text:p>PA</text:p>
          </table:table-cell>
          <table:table-cell table:formula="of:=MID([.A2287];4;6)" office:value-type="string" office:string-value="42,085" calcext:value-type="string">
            <text:p>42,085</text:p>
          </table:table-cell>
          <table:table-cell table:formula="of:=MID([.A2287];11;30)" office:value-type="string" office:string-value="Mercer County,H1" calcext:value-type="string">
            <text:p>Mercer County,H1</text:p>
          </table:table-cell>
          <table:table-cell office:value-type="string" calcext:value-type="string">
            <text:p>Mercer County</text:p>
          </table:table-cell>
          <table:table-cell/>
        </table:table-row>
        <table:table-row table:style-name="ro1">
          <table:table-cell office:value-type="string" calcext:value-type="string">
            <text:p>PA,42,087,Mifflin County,H1</text:p>
          </table:table-cell>
          <table:table-cell table:formula="of:=LEFT([.A2288];2)" office:value-type="string" office:string-value="PA" calcext:value-type="string">
            <text:p>PA</text:p>
          </table:table-cell>
          <table:table-cell table:formula="of:=MID([.A2288];4;6)" office:value-type="string" office:string-value="42,087" calcext:value-type="string">
            <text:p>42,087</text:p>
          </table:table-cell>
          <table:table-cell table:formula="of:=MID([.A2288];11;30)" office:value-type="string" office:string-value="Mifflin County,H1" calcext:value-type="string">
            <text:p>Mifflin County,H1</text:p>
          </table:table-cell>
          <table:table-cell office:value-type="string" calcext:value-type="string">
            <text:p>Mifflin County</text:p>
          </table:table-cell>
          <table:table-cell/>
        </table:table-row>
        <table:table-row table:style-name="ro1">
          <table:table-cell office:value-type="string" calcext:value-type="string">
            <text:p>PA,42,089,Monroe County,H1</text:p>
          </table:table-cell>
          <table:table-cell table:formula="of:=LEFT([.A2289];2)" office:value-type="string" office:string-value="PA" calcext:value-type="string">
            <text:p>PA</text:p>
          </table:table-cell>
          <table:table-cell table:formula="of:=MID([.A2289];4;6)" office:value-type="string" office:string-value="42,089" calcext:value-type="string">
            <text:p>42,089</text:p>
          </table:table-cell>
          <table:table-cell table:formula="of:=MID([.A2289];11;30)" office:value-type="string" office:string-value="Monroe County,H1" calcext:value-type="string">
            <text:p>Monroe County,H1</text:p>
          </table:table-cell>
          <table:table-cell office:value-type="string" calcext:value-type="string">
            <text:p>Monroe County</text:p>
          </table:table-cell>
          <table:table-cell/>
        </table:table-row>
        <table:table-row table:style-name="ro1">
          <table:table-cell office:value-type="string" calcext:value-type="string">
            <text:p>PA,42,091,Montgomery County,H1</text:p>
          </table:table-cell>
          <table:table-cell table:formula="of:=LEFT([.A2290];2)" office:value-type="string" office:string-value="PA" calcext:value-type="string">
            <text:p>PA</text:p>
          </table:table-cell>
          <table:table-cell table:formula="of:=MID([.A2290];4;6)" office:value-type="string" office:string-value="42,091" calcext:value-type="string">
            <text:p>42,091</text:p>
          </table:table-cell>
          <table:table-cell table:formula="of:=MID([.A2290];11;30)" office:value-type="string" office:string-value="Montgomery County,H1" calcext:value-type="string">
            <text:p>Montgomery County,H1</text:p>
          </table:table-cell>
          <table:table-cell office:value-type="string" calcext:value-type="string">
            <text:p>Montgomery County</text:p>
          </table:table-cell>
          <table:table-cell/>
        </table:table-row>
        <table:table-row table:style-name="ro1">
          <table:table-cell office:value-type="string" calcext:value-type="string">
            <text:p>PA,42,093,Montour County,H1</text:p>
          </table:table-cell>
          <table:table-cell table:formula="of:=LEFT([.A2291];2)" office:value-type="string" office:string-value="PA" calcext:value-type="string">
            <text:p>PA</text:p>
          </table:table-cell>
          <table:table-cell table:formula="of:=MID([.A2291];4;6)" office:value-type="string" office:string-value="42,093" calcext:value-type="string">
            <text:p>42,093</text:p>
          </table:table-cell>
          <table:table-cell table:formula="of:=MID([.A2291];11;30)" office:value-type="string" office:string-value="Montour County,H1" calcext:value-type="string">
            <text:p>Montour County,H1</text:p>
          </table:table-cell>
          <table:table-cell office:value-type="string" calcext:value-type="string">
            <text:p>Montour County</text:p>
          </table:table-cell>
          <table:table-cell/>
        </table:table-row>
        <table:table-row table:style-name="ro2">
          <table:table-cell office:value-type="string" calcext:value-type="string">
            <text:p>PA,42,095,Northampton County,H1</text:p>
          </table:table-cell>
          <table:table-cell table:formula="of:=LEFT([.A2292];2)" office:value-type="string" office:string-value="PA" calcext:value-type="string">
            <text:p>PA</text:p>
          </table:table-cell>
          <table:table-cell table:formula="of:=MID([.A2292];4;6)" office:value-type="string" office:string-value="42,095" calcext:value-type="string">
            <text:p>42,095</text:p>
          </table:table-cell>
          <table:table-cell table:formula="of:=MID([.A2292];11;30)" office:value-type="string" office:string-value="Northampton County,H1" calcext:value-type="string">
            <text:p>Northampton County,H1</text:p>
          </table:table-cell>
          <table:table-cell office:value-type="string" calcext:value-type="string">
            <text:p>Northampton County</text:p>
          </table:table-cell>
          <table:table-cell/>
        </table:table-row>
        <table:table-row table:style-name="ro2">
          <table:table-cell office:value-type="string" calcext:value-type="string">
            <text:p>PA,42,097,Northumberland County,H1</text:p>
          </table:table-cell>
          <table:table-cell table:formula="of:=LEFT([.A2293];2)" office:value-type="string" office:string-value="PA" calcext:value-type="string">
            <text:p>PA</text:p>
          </table:table-cell>
          <table:table-cell table:formula="of:=MID([.A2293];4;6)" office:value-type="string" office:string-value="42,097" calcext:value-type="string">
            <text:p>42,097</text:p>
          </table:table-cell>
          <table:table-cell table:formula="of:=MID([.A2293];11;30)" office:value-type="string" office:string-value="Northumberland County,H1" calcext:value-type="string">
            <text:p>Northumberland County,H1</text:p>
          </table:table-cell>
          <table:table-cell office:value-type="string" calcext:value-type="string">
            <text:p>Northumberland County</text:p>
          </table:table-cell>
          <table:table-cell/>
        </table:table-row>
        <table:table-row table:style-name="ro1">
          <table:table-cell office:value-type="string" calcext:value-type="string">
            <text:p>PA,42,099,Perry County,H1</text:p>
          </table:table-cell>
          <table:table-cell table:formula="of:=LEFT([.A2294];2)" office:value-type="string" office:string-value="PA" calcext:value-type="string">
            <text:p>PA</text:p>
          </table:table-cell>
          <table:table-cell table:formula="of:=MID([.A2294];4;6)" office:value-type="string" office:string-value="42,099" calcext:value-type="string">
            <text:p>42,099</text:p>
          </table:table-cell>
          <table:table-cell table:formula="of:=MID([.A2294];11;30)" office:value-type="string" office:string-value="Perry County,H1" calcext:value-type="string">
            <text:p>Perry County,H1</text:p>
          </table:table-cell>
          <table:table-cell office:value-type="string" calcext:value-type="string">
            <text:p>Perry County</text:p>
          </table:table-cell>
          <table:table-cell/>
        </table:table-row>
        <table:table-row table:style-name="ro2">
          <table:table-cell office:value-type="string" calcext:value-type="string">
            <text:p>PA,42,101,Philadelphia County,H6</text:p>
          </table:table-cell>
          <table:table-cell table:formula="of:=LEFT([.A2295];2)" office:value-type="string" office:string-value="PA" calcext:value-type="string">
            <text:p>PA</text:p>
          </table:table-cell>
          <table:table-cell table:formula="of:=MID([.A2295];4;6)" office:value-type="string" office:string-value="42,101" calcext:value-type="string">
            <text:p>42,101</text:p>
          </table:table-cell>
          <table:table-cell table:formula="of:=MID([.A2295];11;30)" office:value-type="string" office:string-value="Philadelphia County,H6" calcext:value-type="string">
            <text:p>Philadelphia County,H6</text:p>
          </table:table-cell>
          <table:table-cell office:value-type="string" calcext:value-type="string">
            <text:p>Philadelphia County</text:p>
          </table:table-cell>
          <table:table-cell/>
        </table:table-row>
        <table:table-row table:style-name="ro1">
          <table:table-cell office:value-type="string" calcext:value-type="string">
            <text:p>PA,42,103,Pike County,H1</text:p>
          </table:table-cell>
          <table:table-cell table:formula="of:=LEFT([.A2296];2)" office:value-type="string" office:string-value="PA" calcext:value-type="string">
            <text:p>PA</text:p>
          </table:table-cell>
          <table:table-cell table:formula="of:=MID([.A2296];4;6)" office:value-type="string" office:string-value="42,103" calcext:value-type="string">
            <text:p>42,103</text:p>
          </table:table-cell>
          <table:table-cell table:formula="of:=MID([.A2296];11;30)" office:value-type="string" office:string-value="Pike County,H1" calcext:value-type="string">
            <text:p>Pike County,H1</text:p>
          </table:table-cell>
          <table:table-cell office:value-type="string" calcext:value-type="string">
            <text:p>Pike County</text:p>
          </table:table-cell>
          <table:table-cell/>
        </table:table-row>
        <table:table-row table:style-name="ro1">
          <table:table-cell office:value-type="string" calcext:value-type="string">
            <text:p>PA,42,105,Potter County,H1</text:p>
          </table:table-cell>
          <table:table-cell table:formula="of:=LEFT([.A2297];2)" office:value-type="string" office:string-value="PA" calcext:value-type="string">
            <text:p>PA</text:p>
          </table:table-cell>
          <table:table-cell table:formula="of:=MID([.A2297];4;6)" office:value-type="string" office:string-value="42,105" calcext:value-type="string">
            <text:p>42,105</text:p>
          </table:table-cell>
          <table:table-cell table:formula="of:=MID([.A2297];11;30)" office:value-type="string" office:string-value="Potter County,H1" calcext:value-type="string">
            <text:p>Potter County,H1</text:p>
          </table:table-cell>
          <table:table-cell office:value-type="string" calcext:value-type="string">
            <text:p>Potter County</text:p>
          </table:table-cell>
          <table:table-cell/>
        </table:table-row>
        <table:table-row table:style-name="ro1">
          <table:table-cell office:value-type="string" calcext:value-type="string">
            <text:p>PA,42,107,Schuylkill County,H1</text:p>
          </table:table-cell>
          <table:table-cell table:formula="of:=LEFT([.A2298];2)" office:value-type="string" office:string-value="PA" calcext:value-type="string">
            <text:p>PA</text:p>
          </table:table-cell>
          <table:table-cell table:formula="of:=MID([.A2298];4;6)" office:value-type="string" office:string-value="42,107" calcext:value-type="string">
            <text:p>42,107</text:p>
          </table:table-cell>
          <table:table-cell table:formula="of:=MID([.A2298];11;30)" office:value-type="string" office:string-value="Schuylkill County,H1" calcext:value-type="string">
            <text:p>Schuylkill County,H1</text:p>
          </table:table-cell>
          <table:table-cell office:value-type="string" calcext:value-type="string">
            <text:p>Schuylkill County</text:p>
          </table:table-cell>
          <table:table-cell/>
        </table:table-row>
        <table:table-row table:style-name="ro1">
          <table:table-cell office:value-type="string" calcext:value-type="string">
            <text:p>PA,42,109,Snyder County,H1</text:p>
          </table:table-cell>
          <table:table-cell table:formula="of:=LEFT([.A2299];2)" office:value-type="string" office:string-value="PA" calcext:value-type="string">
            <text:p>PA</text:p>
          </table:table-cell>
          <table:table-cell table:formula="of:=MID([.A2299];4;6)" office:value-type="string" office:string-value="42,109" calcext:value-type="string">
            <text:p>42,109</text:p>
          </table:table-cell>
          <table:table-cell table:formula="of:=MID([.A2299];11;30)" office:value-type="string" office:string-value="Snyder County,H1" calcext:value-type="string">
            <text:p>Snyder County,H1</text:p>
          </table:table-cell>
          <table:table-cell office:value-type="string" calcext:value-type="string">
            <text:p>Snyder County</text:p>
          </table:table-cell>
          <table:table-cell/>
        </table:table-row>
        <table:table-row table:style-name="ro1">
          <table:table-cell office:value-type="string" calcext:value-type="string">
            <text:p>PA,42,111,Somerset County,H1</text:p>
          </table:table-cell>
          <table:table-cell table:formula="of:=LEFT([.A2300];2)" office:value-type="string" office:string-value="PA" calcext:value-type="string">
            <text:p>PA</text:p>
          </table:table-cell>
          <table:table-cell table:formula="of:=MID([.A2300];4;6)" office:value-type="string" office:string-value="42,111" calcext:value-type="string">
            <text:p>42,111</text:p>
          </table:table-cell>
          <table:table-cell table:formula="of:=MID([.A2300];11;30)" office:value-type="string" office:string-value="Somerset County,H1" calcext:value-type="string">
            <text:p>Somerset County,H1</text:p>
          </table:table-cell>
          <table:table-cell office:value-type="string" calcext:value-type="string">
            <text:p>Somerset County</text:p>
          </table:table-cell>
          <table:table-cell/>
        </table:table-row>
        <table:table-row table:style-name="ro1">
          <table:table-cell office:value-type="string" calcext:value-type="string">
            <text:p>PA,42,113,Sullivan County,H1</text:p>
          </table:table-cell>
          <table:table-cell table:formula="of:=LEFT([.A2301];2)" office:value-type="string" office:string-value="PA" calcext:value-type="string">
            <text:p>PA</text:p>
          </table:table-cell>
          <table:table-cell table:formula="of:=MID([.A2301];4;6)" office:value-type="string" office:string-value="42,113" calcext:value-type="string">
            <text:p>42,113</text:p>
          </table:table-cell>
          <table:table-cell table:formula="of:=MID([.A2301];11;30)" office:value-type="string" office:string-value="Sullivan County,H1" calcext:value-type="string">
            <text:p>Sullivan County,H1</text:p>
          </table:table-cell>
          <table:table-cell office:value-type="string" calcext:value-type="string">
            <text:p>Sullivan County</text:p>
          </table:table-cell>
          <table:table-cell/>
        </table:table-row>
        <table:table-row table:style-name="ro2">
          <table:table-cell office:value-type="string" calcext:value-type="string">
            <text:p>PA,42,115,Susquehanna County,H1</text:p>
          </table:table-cell>
          <table:table-cell table:formula="of:=LEFT([.A2302];2)" office:value-type="string" office:string-value="PA" calcext:value-type="string">
            <text:p>PA</text:p>
          </table:table-cell>
          <table:table-cell table:formula="of:=MID([.A2302];4;6)" office:value-type="string" office:string-value="42,115" calcext:value-type="string">
            <text:p>42,115</text:p>
          </table:table-cell>
          <table:table-cell table:formula="of:=MID([.A2302];11;30)" office:value-type="string" office:string-value="Susquehanna County,H1" calcext:value-type="string">
            <text:p>Susquehanna County,H1</text:p>
          </table:table-cell>
          <table:table-cell office:value-type="string" calcext:value-type="string">
            <text:p>Susquehanna County</text:p>
          </table:table-cell>
          <table:table-cell/>
        </table:table-row>
        <table:table-row table:style-name="ro1">
          <table:table-cell office:value-type="string" calcext:value-type="string">
            <text:p>PA,42,117,Tioga County,H1</text:p>
          </table:table-cell>
          <table:table-cell table:formula="of:=LEFT([.A2303];2)" office:value-type="string" office:string-value="PA" calcext:value-type="string">
            <text:p>PA</text:p>
          </table:table-cell>
          <table:table-cell table:formula="of:=MID([.A2303];4;6)" office:value-type="string" office:string-value="42,117" calcext:value-type="string">
            <text:p>42,117</text:p>
          </table:table-cell>
          <table:table-cell table:formula="of:=MID([.A2303];11;30)" office:value-type="string" office:string-value="Tioga County,H1" calcext:value-type="string">
            <text:p>Tioga County,H1</text:p>
          </table:table-cell>
          <table:table-cell office:value-type="string" calcext:value-type="string">
            <text:p>Tioga County</text:p>
          </table:table-cell>
          <table:table-cell/>
        </table:table-row>
        <table:table-row table:style-name="ro1">
          <table:table-cell office:value-type="string" calcext:value-type="string">
            <text:p>PA,42,119,Union County,H1</text:p>
          </table:table-cell>
          <table:table-cell table:formula="of:=LEFT([.A2304];2)" office:value-type="string" office:string-value="PA" calcext:value-type="string">
            <text:p>PA</text:p>
          </table:table-cell>
          <table:table-cell table:formula="of:=MID([.A2304];4;6)" office:value-type="string" office:string-value="42,119" calcext:value-type="string">
            <text:p>42,119</text:p>
          </table:table-cell>
          <table:table-cell table:formula="of:=MID([.A2304];11;30)" office:value-type="string" office:string-value="Union County,H1" calcext:value-type="string">
            <text:p>Union County,H1</text:p>
          </table:table-cell>
          <table:table-cell office:value-type="string" calcext:value-type="string">
            <text:p>Union County</text:p>
          </table:table-cell>
          <table:table-cell/>
        </table:table-row>
        <table:table-row table:style-name="ro1">
          <table:table-cell office:value-type="string" calcext:value-type="string">
            <text:p>PA,42,121,Venango County,H1</text:p>
          </table:table-cell>
          <table:table-cell table:formula="of:=LEFT([.A2305];2)" office:value-type="string" office:string-value="PA" calcext:value-type="string">
            <text:p>PA</text:p>
          </table:table-cell>
          <table:table-cell table:formula="of:=MID([.A2305];4;6)" office:value-type="string" office:string-value="42,121" calcext:value-type="string">
            <text:p>42,121</text:p>
          </table:table-cell>
          <table:table-cell table:formula="of:=MID([.A2305];11;30)" office:value-type="string" office:string-value="Venango County,H1" calcext:value-type="string">
            <text:p>Venango County,H1</text:p>
          </table:table-cell>
          <table:table-cell office:value-type="string" calcext:value-type="string">
            <text:p>Venango County</text:p>
          </table:table-cell>
          <table:table-cell/>
        </table:table-row>
        <table:table-row table:style-name="ro1">
          <table:table-cell office:value-type="string" calcext:value-type="string">
            <text:p>PA,42,123,Warren County,H1</text:p>
          </table:table-cell>
          <table:table-cell table:formula="of:=LEFT([.A2306];2)" office:value-type="string" office:string-value="PA" calcext:value-type="string">
            <text:p>PA</text:p>
          </table:table-cell>
          <table:table-cell table:formula="of:=MID([.A2306];4;6)" office:value-type="string" office:string-value="42,123" calcext:value-type="string">
            <text:p>42,123</text:p>
          </table:table-cell>
          <table:table-cell table:formula="of:=MID([.A2306];11;30)" office:value-type="string" office:string-value="Warren County,H1" calcext:value-type="string">
            <text:p>Warren County,H1</text:p>
          </table:table-cell>
          <table:table-cell office:value-type="string" calcext:value-type="string">
            <text:p>Warren County</text:p>
          </table:table-cell>
          <table:table-cell/>
        </table:table-row>
        <table:table-row table:style-name="ro1">
          <table:table-cell office:value-type="string" calcext:value-type="string">
            <text:p>PA,42,125,Washington County,H1</text:p>
          </table:table-cell>
          <table:table-cell table:formula="of:=LEFT([.A2307];2)" office:value-type="string" office:string-value="PA" calcext:value-type="string">
            <text:p>PA</text:p>
          </table:table-cell>
          <table:table-cell table:formula="of:=MID([.A2307];4;6)" office:value-type="string" office:string-value="42,125" calcext:value-type="string">
            <text:p>42,125</text:p>
          </table:table-cell>
          <table:table-cell table:formula="of:=MID([.A2307];11;30)" office:value-type="string" office:string-value="Washington County,H1" calcext:value-type="string">
            <text:p>Washington County,H1</text:p>
          </table:table-cell>
          <table:table-cell office:value-type="string" calcext:value-type="string">
            <text:p>Washington County</text:p>
          </table:table-cell>
          <table:table-cell/>
        </table:table-row>
        <table:table-row table:style-name="ro1">
          <table:table-cell office:value-type="string" calcext:value-type="string">
            <text:p>PA,42,127,Wayne County,H1</text:p>
          </table:table-cell>
          <table:table-cell table:formula="of:=LEFT([.A2308];2)" office:value-type="string" office:string-value="PA" calcext:value-type="string">
            <text:p>PA</text:p>
          </table:table-cell>
          <table:table-cell table:formula="of:=MID([.A2308];4;6)" office:value-type="string" office:string-value="42,127" calcext:value-type="string">
            <text:p>42,127</text:p>
          </table:table-cell>
          <table:table-cell table:formula="of:=MID([.A2308];11;30)" office:value-type="string" office:string-value="Wayne County,H1" calcext:value-type="string">
            <text:p>Wayne County,H1</text:p>
          </table:table-cell>
          <table:table-cell office:value-type="string" calcext:value-type="string">
            <text:p>Wayne County</text:p>
          </table:table-cell>
          <table:table-cell/>
        </table:table-row>
        <table:table-row table:style-name="ro2">
          <table:table-cell office:value-type="string" calcext:value-type="string">
            <text:p>PA,42,129,Westmoreland County,H1</text:p>
          </table:table-cell>
          <table:table-cell table:formula="of:=LEFT([.A2309];2)" office:value-type="string" office:string-value="PA" calcext:value-type="string">
            <text:p>PA</text:p>
          </table:table-cell>
          <table:table-cell table:formula="of:=MID([.A2309];4;6)" office:value-type="string" office:string-value="42,129" calcext:value-type="string">
            <text:p>42,129</text:p>
          </table:table-cell>
          <table:table-cell table:formula="of:=MID([.A2309];11;30)" office:value-type="string" office:string-value="Westmoreland County,H1" calcext:value-type="string">
            <text:p>Westmoreland County,H1</text:p>
          </table:table-cell>
          <table:table-cell office:value-type="string" calcext:value-type="string">
            <text:p>Westmoreland County</text:p>
          </table:table-cell>
          <table:table-cell/>
        </table:table-row>
        <table:table-row table:style-name="ro1">
          <table:table-cell office:value-type="string" calcext:value-type="string">
            <text:p>PA,42,131,Wyoming County,H1</text:p>
          </table:table-cell>
          <table:table-cell table:formula="of:=LEFT([.A2310];2)" office:value-type="string" office:string-value="PA" calcext:value-type="string">
            <text:p>PA</text:p>
          </table:table-cell>
          <table:table-cell table:formula="of:=MID([.A2310];4;6)" office:value-type="string" office:string-value="42,131" calcext:value-type="string">
            <text:p>42,131</text:p>
          </table:table-cell>
          <table:table-cell table:formula="of:=MID([.A2310];11;30)" office:value-type="string" office:string-value="Wyoming County,H1" calcext:value-type="string">
            <text:p>Wyoming County,H1</text:p>
          </table:table-cell>
          <table:table-cell office:value-type="string" calcext:value-type="string">
            <text:p>Wyoming County</text:p>
          </table:table-cell>
          <table:table-cell/>
        </table:table-row>
        <table:table-row table:style-name="ro1">
          <table:table-cell office:value-type="string" calcext:value-type="string">
            <text:p>PA,42,133,York County,H1</text:p>
          </table:table-cell>
          <table:table-cell table:formula="of:=LEFT([.A2311];2)" office:value-type="string" office:string-value="PA" calcext:value-type="string">
            <text:p>PA</text:p>
          </table:table-cell>
          <table:table-cell table:formula="of:=MID([.A2311];4;6)" office:value-type="string" office:string-value="42,133" calcext:value-type="string">
            <text:p>42,133</text:p>
          </table:table-cell>
          <table:table-cell table:formula="of:=MID([.A2311];11;30)" office:value-type="string" office:string-value="York County,H1" calcext:value-type="string">
            <text:p>York County,H1</text:p>
          </table:table-cell>
          <table:table-cell office:value-type="string" calcext:value-type="string">
            <text:p>York County</text:p>
          </table:table-cell>
          <table:table-cell/>
        </table:table-row>
        <table:table-row table:style-name="ro1">
          <table:table-cell office:value-type="string" calcext:value-type="string">
            <text:p>RI,44,001,Bristol County,H4</text:p>
          </table:table-cell>
          <table:table-cell table:formula="of:=LEFT([.A2312];2)" office:value-type="string" office:string-value="RI" calcext:value-type="string">
            <text:p>RI</text:p>
          </table:table-cell>
          <table:table-cell table:formula="of:=MID([.A2312];4;6)" office:value-type="string" office:string-value="44,001" calcext:value-type="string">
            <text:p>44,001</text:p>
          </table:table-cell>
          <table:table-cell table:formula="of:=MID([.A2312];11;30)" office:value-type="string" office:string-value="Bristol County,H4" calcext:value-type="string">
            <text:p>Bristol County,H4</text:p>
          </table:table-cell>
          <table:table-cell office:value-type="string" calcext:value-type="string">
            <text:p>Bristol County</text:p>
          </table:table-cell>
          <table:table-cell/>
        </table:table-row>
        <table:table-row table:style-name="ro1">
          <table:table-cell office:value-type="string" calcext:value-type="string">
            <text:p>RI,44,003,Kent County,H4</text:p>
          </table:table-cell>
          <table:table-cell table:formula="of:=LEFT([.A2313];2)" office:value-type="string" office:string-value="RI" calcext:value-type="string">
            <text:p>RI</text:p>
          </table:table-cell>
          <table:table-cell table:formula="of:=MID([.A2313];4;6)" office:value-type="string" office:string-value="44,003" calcext:value-type="string">
            <text:p>44,003</text:p>
          </table:table-cell>
          <table:table-cell table:formula="of:=MID([.A2313];11;30)" office:value-type="string" office:string-value="Kent County,H4" calcext:value-type="string">
            <text:p>Kent County,H4</text:p>
          </table:table-cell>
          <table:table-cell office:value-type="string" calcext:value-type="string">
            <text:p>Kent County</text:p>
          </table:table-cell>
          <table:table-cell/>
        </table:table-row>
        <table:table-row table:style-name="ro1">
          <table:table-cell office:value-type="string" calcext:value-type="string">
            <text:p>RI,44,005,Newport County,H4</text:p>
          </table:table-cell>
          <table:table-cell table:formula="of:=LEFT([.A2314];2)" office:value-type="string" office:string-value="RI" calcext:value-type="string">
            <text:p>RI</text:p>
          </table:table-cell>
          <table:table-cell table:formula="of:=MID([.A2314];4;6)" office:value-type="string" office:string-value="44,005" calcext:value-type="string">
            <text:p>44,005</text:p>
          </table:table-cell>
          <table:table-cell table:formula="of:=MID([.A2314];11;30)" office:value-type="string" office:string-value="Newport County,H4" calcext:value-type="string">
            <text:p>Newport County,H4</text:p>
          </table:table-cell>
          <table:table-cell office:value-type="string" calcext:value-type="string">
            <text:p>Newport County</text:p>
          </table:table-cell>
          <table:table-cell/>
        </table:table-row>
        <table:table-row table:style-name="ro1">
          <table:table-cell office:value-type="string" calcext:value-type="string">
            <text:p>RI,44,007,Providence County,H4</text:p>
          </table:table-cell>
          <table:table-cell table:formula="of:=LEFT([.A2315];2)" office:value-type="string" office:string-value="RI" calcext:value-type="string">
            <text:p>RI</text:p>
          </table:table-cell>
          <table:table-cell table:formula="of:=MID([.A2315];4;6)" office:value-type="string" office:string-value="44,007" calcext:value-type="string">
            <text:p>44,007</text:p>
          </table:table-cell>
          <table:table-cell table:formula="of:=MID([.A2315];11;30)" office:value-type="string" office:string-value="Providence County,H4" calcext:value-type="string">
            <text:p>Providence County,H4</text:p>
          </table:table-cell>
          <table:table-cell office:value-type="string" calcext:value-type="string">
            <text:p>Providence County</text:p>
          </table:table-cell>
          <table:table-cell/>
        </table:table-row>
        <table:table-row table:style-name="ro1">
          <table:table-cell office:value-type="string" calcext:value-type="string">
            <text:p>RI,44,009,Washington County,H4</text:p>
          </table:table-cell>
          <table:table-cell table:formula="of:=LEFT([.A2316];2)" office:value-type="string" office:string-value="RI" calcext:value-type="string">
            <text:p>RI</text:p>
          </table:table-cell>
          <table:table-cell table:formula="of:=MID([.A2316];4;6)" office:value-type="string" office:string-value="44,009" calcext:value-type="string">
            <text:p>44,009</text:p>
          </table:table-cell>
          <table:table-cell table:formula="of:=MID([.A2316];11;30)" office:value-type="string" office:string-value="Washington County,H4" calcext:value-type="string">
            <text:p>Washington County,H4</text:p>
          </table:table-cell>
          <table:table-cell office:value-type="string" calcext:value-type="string">
            <text:p>Washington County</text:p>
          </table:table-cell>
          <table:table-cell/>
        </table:table-row>
        <table:table-row table:style-name="ro1">
          <table:table-cell office:value-type="string" calcext:value-type="string">
            <text:p>SC,45,001,Abbeville County,H1</text:p>
          </table:table-cell>
          <table:table-cell table:formula="of:=LEFT([.A2317];2)" office:value-type="string" office:string-value="SC" calcext:value-type="string">
            <text:p>SC</text:p>
          </table:table-cell>
          <table:table-cell table:formula="of:=MID([.A2317];4;6)" office:value-type="string" office:string-value="45,001" calcext:value-type="string">
            <text:p>45,001</text:p>
          </table:table-cell>
          <table:table-cell table:formula="of:=MID([.A2317];11;30)" office:value-type="string" office:string-value="Abbeville County,H1" calcext:value-type="string">
            <text:p>Abbeville County,H1</text:p>
          </table:table-cell>
          <table:table-cell office:value-type="string" calcext:value-type="string">
            <text:p>Abbeville County</text:p>
          </table:table-cell>
          <table:table-cell/>
        </table:table-row>
        <table:table-row table:style-name="ro1">
          <table:table-cell office:value-type="string" calcext:value-type="string">
            <text:p>SC,45,003,Aiken County,H1</text:p>
          </table:table-cell>
          <table:table-cell table:formula="of:=LEFT([.A2318];2)" office:value-type="string" office:string-value="SC" calcext:value-type="string">
            <text:p>SC</text:p>
          </table:table-cell>
          <table:table-cell table:formula="of:=MID([.A2318];4;6)" office:value-type="string" office:string-value="45,003" calcext:value-type="string">
            <text:p>45,003</text:p>
          </table:table-cell>
          <table:table-cell table:formula="of:=MID([.A2318];11;30)" office:value-type="string" office:string-value="Aiken County,H1" calcext:value-type="string">
            <text:p>Aiken County,H1</text:p>
          </table:table-cell>
          <table:table-cell office:value-type="string" calcext:value-type="string">
            <text:p>Aiken County</text:p>
          </table:table-cell>
          <table:table-cell/>
        </table:table-row>
        <table:table-row table:style-name="ro1">
          <table:table-cell office:value-type="string" calcext:value-type="string">
            <text:p>SC,45,005,Allendale County,H1</text:p>
          </table:table-cell>
          <table:table-cell table:formula="of:=LEFT([.A2319];2)" office:value-type="string" office:string-value="SC" calcext:value-type="string">
            <text:p>SC</text:p>
          </table:table-cell>
          <table:table-cell table:formula="of:=MID([.A2319];4;6)" office:value-type="string" office:string-value="45,005" calcext:value-type="string">
            <text:p>45,005</text:p>
          </table:table-cell>
          <table:table-cell table:formula="of:=MID([.A2319];11;30)" office:value-type="string" office:string-value="Allendale County,H1" calcext:value-type="string">
            <text:p>Allendale County,H1</text:p>
          </table:table-cell>
          <table:table-cell office:value-type="string" calcext:value-type="string">
            <text:p>Allendale County</text:p>
          </table:table-cell>
          <table:table-cell/>
        </table:table-row>
        <table:table-row table:style-name="ro1">
          <table:table-cell office:value-type="string" calcext:value-type="string">
            <text:p>SC,45,007,Anderson County,H1</text:p>
          </table:table-cell>
          <table:table-cell table:formula="of:=LEFT([.A2320];2)" office:value-type="string" office:string-value="SC" calcext:value-type="string">
            <text:p>SC</text:p>
          </table:table-cell>
          <table:table-cell table:formula="of:=MID([.A2320];4;6)" office:value-type="string" office:string-value="45,007" calcext:value-type="string">
            <text:p>45,007</text:p>
          </table:table-cell>
          <table:table-cell table:formula="of:=MID([.A2320];11;30)" office:value-type="string" office:string-value="Anderson County,H1" calcext:value-type="string">
            <text:p>Anderson County,H1</text:p>
          </table:table-cell>
          <table:table-cell office:value-type="string" calcext:value-type="string">
            <text:p>Anderson County</text:p>
          </table:table-cell>
          <table:table-cell/>
        </table:table-row>
        <table:table-row table:style-name="ro1">
          <table:table-cell office:value-type="string" calcext:value-type="string">
            <text:p>SC,45,009,Bamberg County,H1</text:p>
          </table:table-cell>
          <table:table-cell table:formula="of:=LEFT([.A2321];2)" office:value-type="string" office:string-value="SC" calcext:value-type="string">
            <text:p>SC</text:p>
          </table:table-cell>
          <table:table-cell table:formula="of:=MID([.A2321];4;6)" office:value-type="string" office:string-value="45,009" calcext:value-type="string">
            <text:p>45,009</text:p>
          </table:table-cell>
          <table:table-cell table:formula="of:=MID([.A2321];11;30)" office:value-type="string" office:string-value="Bamberg County,H1" calcext:value-type="string">
            <text:p>Bamberg County,H1</text:p>
          </table:table-cell>
          <table:table-cell office:value-type="string" calcext:value-type="string">
            <text:p>Bamberg County</text:p>
          </table:table-cell>
          <table:table-cell/>
        </table:table-row>
        <table:table-row table:style-name="ro1">
          <table:table-cell office:value-type="string" calcext:value-type="string">
            <text:p>SC,45,011,Barnwell County,H1</text:p>
          </table:table-cell>
          <table:table-cell table:formula="of:=LEFT([.A2322];2)" office:value-type="string" office:string-value="SC" calcext:value-type="string">
            <text:p>SC</text:p>
          </table:table-cell>
          <table:table-cell table:formula="of:=MID([.A2322];4;6)" office:value-type="string" office:string-value="45,011" calcext:value-type="string">
            <text:p>45,011</text:p>
          </table:table-cell>
          <table:table-cell table:formula="of:=MID([.A2322];11;30)" office:value-type="string" office:string-value="Barnwell County,H1" calcext:value-type="string">
            <text:p>Barnwell County,H1</text:p>
          </table:table-cell>
          <table:table-cell office:value-type="string" calcext:value-type="string">
            <text:p>Barnwell County</text:p>
          </table:table-cell>
          <table:table-cell/>
        </table:table-row>
        <table:table-row table:style-name="ro1">
          <table:table-cell office:value-type="string" calcext:value-type="string">
            <text:p>SC,45,013,Beaufort County,H1</text:p>
          </table:table-cell>
          <table:table-cell table:formula="of:=LEFT([.A2323];2)" office:value-type="string" office:string-value="SC" calcext:value-type="string">
            <text:p>SC</text:p>
          </table:table-cell>
          <table:table-cell table:formula="of:=MID([.A2323];4;6)" office:value-type="string" office:string-value="45,013" calcext:value-type="string">
            <text:p>45,013</text:p>
          </table:table-cell>
          <table:table-cell table:formula="of:=MID([.A2323];11;30)" office:value-type="string" office:string-value="Beaufort County,H1" calcext:value-type="string">
            <text:p>Beaufort County,H1</text:p>
          </table:table-cell>
          <table:table-cell office:value-type="string" calcext:value-type="string">
            <text:p>Beaufort County</text:p>
          </table:table-cell>
          <table:table-cell/>
        </table:table-row>
        <table:table-row table:style-name="ro1">
          <table:table-cell office:value-type="string" calcext:value-type="string">
            <text:p>SC,45,015,Berkeley County,H1</text:p>
          </table:table-cell>
          <table:table-cell table:formula="of:=LEFT([.A2324];2)" office:value-type="string" office:string-value="SC" calcext:value-type="string">
            <text:p>SC</text:p>
          </table:table-cell>
          <table:table-cell table:formula="of:=MID([.A2324];4;6)" office:value-type="string" office:string-value="45,015" calcext:value-type="string">
            <text:p>45,015</text:p>
          </table:table-cell>
          <table:table-cell table:formula="of:=MID([.A2324];11;30)" office:value-type="string" office:string-value="Berkeley County,H1" calcext:value-type="string">
            <text:p>Berkeley County,H1</text:p>
          </table:table-cell>
          <table:table-cell office:value-type="string" calcext:value-type="string">
            <text:p>Berkeley County</text:p>
          </table:table-cell>
          <table:table-cell/>
        </table:table-row>
        <table:table-row table:style-name="ro1">
          <table:table-cell office:value-type="string" calcext:value-type="string">
            <text:p>SC,45,017,Calhoun County,H1</text:p>
          </table:table-cell>
          <table:table-cell table:formula="of:=LEFT([.A2325];2)" office:value-type="string" office:string-value="SC" calcext:value-type="string">
            <text:p>SC</text:p>
          </table:table-cell>
          <table:table-cell table:formula="of:=MID([.A2325];4;6)" office:value-type="string" office:string-value="45,017" calcext:value-type="string">
            <text:p>45,017</text:p>
          </table:table-cell>
          <table:table-cell table:formula="of:=MID([.A2325];11;30)" office:value-type="string" office:string-value="Calhoun County,H1" calcext:value-type="string">
            <text:p>Calhoun County,H1</text:p>
          </table:table-cell>
          <table:table-cell office:value-type="string" calcext:value-type="string">
            <text:p>Calhoun County</text:p>
          </table:table-cell>
          <table:table-cell/>
        </table:table-row>
        <table:table-row table:style-name="ro1">
          <table:table-cell office:value-type="string" calcext:value-type="string">
            <text:p>SC,45,019,Charleston County,H1</text:p>
          </table:table-cell>
          <table:table-cell table:formula="of:=LEFT([.A2326];2)" office:value-type="string" office:string-value="SC" calcext:value-type="string">
            <text:p>SC</text:p>
          </table:table-cell>
          <table:table-cell table:formula="of:=MID([.A2326];4;6)" office:value-type="string" office:string-value="45,019" calcext:value-type="string">
            <text:p>45,019</text:p>
          </table:table-cell>
          <table:table-cell table:formula="of:=MID([.A2326];11;30)" office:value-type="string" office:string-value="Charleston County,H1" calcext:value-type="string">
            <text:p>Charleston County,H1</text:p>
          </table:table-cell>
          <table:table-cell office:value-type="string" calcext:value-type="string">
            <text:p>Charleston County</text:p>
          </table:table-cell>
          <table:table-cell/>
        </table:table-row>
        <table:table-row table:style-name="ro1">
          <table:table-cell office:value-type="string" calcext:value-type="string">
            <text:p>SC,45,021,Cherokee County,H1</text:p>
          </table:table-cell>
          <table:table-cell table:formula="of:=LEFT([.A2327];2)" office:value-type="string" office:string-value="SC" calcext:value-type="string">
            <text:p>SC</text:p>
          </table:table-cell>
          <table:table-cell table:formula="of:=MID([.A2327];4;6)" office:value-type="string" office:string-value="45,021" calcext:value-type="string">
            <text:p>45,021</text:p>
          </table:table-cell>
          <table:table-cell table:formula="of:=MID([.A2327];11;30)" office:value-type="string" office:string-value="Cherokee County,H1" calcext:value-type="string">
            <text:p>Cherokee County,H1</text:p>
          </table:table-cell>
          <table:table-cell office:value-type="string" calcext:value-type="string">
            <text:p>Cherokee County</text:p>
          </table:table-cell>
          <table:table-cell/>
        </table:table-row>
        <table:table-row table:style-name="ro1">
          <table:table-cell office:value-type="string" calcext:value-type="string">
            <text:p>SC,45,023,Chester County,H1</text:p>
          </table:table-cell>
          <table:table-cell table:formula="of:=LEFT([.A2328];2)" office:value-type="string" office:string-value="SC" calcext:value-type="string">
            <text:p>SC</text:p>
          </table:table-cell>
          <table:table-cell table:formula="of:=MID([.A2328];4;6)" office:value-type="string" office:string-value="45,023" calcext:value-type="string">
            <text:p>45,023</text:p>
          </table:table-cell>
          <table:table-cell table:formula="of:=MID([.A2328];11;30)" office:value-type="string" office:string-value="Chester County,H1" calcext:value-type="string">
            <text:p>Chester County,H1</text:p>
          </table:table-cell>
          <table:table-cell office:value-type="string" calcext:value-type="string">
            <text:p>Chester County</text:p>
          </table:table-cell>
          <table:table-cell/>
        </table:table-row>
        <table:table-row table:style-name="ro2">
          <table:table-cell office:value-type="string" calcext:value-type="string">
            <text:p>SC,45,025,Chesterfield County,H1</text:p>
          </table:table-cell>
          <table:table-cell table:formula="of:=LEFT([.A2329];2)" office:value-type="string" office:string-value="SC" calcext:value-type="string">
            <text:p>SC</text:p>
          </table:table-cell>
          <table:table-cell table:formula="of:=MID([.A2329];4;6)" office:value-type="string" office:string-value="45,025" calcext:value-type="string">
            <text:p>45,025</text:p>
          </table:table-cell>
          <table:table-cell table:formula="of:=MID([.A2329];11;30)" office:value-type="string" office:string-value="Chesterfield County,H1" calcext:value-type="string">
            <text:p>Chesterfield County,H1</text:p>
          </table:table-cell>
          <table:table-cell office:value-type="string" calcext:value-type="string">
            <text:p>Chesterfield County</text:p>
          </table:table-cell>
          <table:table-cell/>
        </table:table-row>
        <table:table-row table:style-name="ro1">
          <table:table-cell office:value-type="string" calcext:value-type="string">
            <text:p>SC,45,027,Clarendon County,H1</text:p>
          </table:table-cell>
          <table:table-cell table:formula="of:=LEFT([.A2330];2)" office:value-type="string" office:string-value="SC" calcext:value-type="string">
            <text:p>SC</text:p>
          </table:table-cell>
          <table:table-cell table:formula="of:=MID([.A2330];4;6)" office:value-type="string" office:string-value="45,027" calcext:value-type="string">
            <text:p>45,027</text:p>
          </table:table-cell>
          <table:table-cell table:formula="of:=MID([.A2330];11;30)" office:value-type="string" office:string-value="Clarendon County,H1" calcext:value-type="string">
            <text:p>Clarendon County,H1</text:p>
          </table:table-cell>
          <table:table-cell office:value-type="string" calcext:value-type="string">
            <text:p>Clarendon County</text:p>
          </table:table-cell>
          <table:table-cell/>
        </table:table-row>
        <table:table-row table:style-name="ro1">
          <table:table-cell office:value-type="string" calcext:value-type="string">
            <text:p>SC,45,029,Colleton County,H1</text:p>
          </table:table-cell>
          <table:table-cell table:formula="of:=LEFT([.A2331];2)" office:value-type="string" office:string-value="SC" calcext:value-type="string">
            <text:p>SC</text:p>
          </table:table-cell>
          <table:table-cell table:formula="of:=MID([.A2331];4;6)" office:value-type="string" office:string-value="45,029" calcext:value-type="string">
            <text:p>45,029</text:p>
          </table:table-cell>
          <table:table-cell table:formula="of:=MID([.A2331];11;30)" office:value-type="string" office:string-value="Colleton County,H1" calcext:value-type="string">
            <text:p>Colleton County,H1</text:p>
          </table:table-cell>
          <table:table-cell office:value-type="string" calcext:value-type="string">
            <text:p>Colleton County</text:p>
          </table:table-cell>
          <table:table-cell/>
        </table:table-row>
        <table:table-row table:style-name="ro1">
          <table:table-cell office:value-type="string" calcext:value-type="string">
            <text:p>SC,45,031,Darlington County,H1</text:p>
          </table:table-cell>
          <table:table-cell table:formula="of:=LEFT([.A2332];2)" office:value-type="string" office:string-value="SC" calcext:value-type="string">
            <text:p>SC</text:p>
          </table:table-cell>
          <table:table-cell table:formula="of:=MID([.A2332];4;6)" office:value-type="string" office:string-value="45,031" calcext:value-type="string">
            <text:p>45,031</text:p>
          </table:table-cell>
          <table:table-cell table:formula="of:=MID([.A2332];11;30)" office:value-type="string" office:string-value="Darlington County,H1" calcext:value-type="string">
            <text:p>Darlington County,H1</text:p>
          </table:table-cell>
          <table:table-cell office:value-type="string" calcext:value-type="string">
            <text:p>Darlington County</text:p>
          </table:table-cell>
          <table:table-cell/>
        </table:table-row>
        <table:table-row table:style-name="ro1">
          <table:table-cell office:value-type="string" calcext:value-type="string">
            <text:p>SC,45,033,Dillon County,H1</text:p>
          </table:table-cell>
          <table:table-cell table:formula="of:=LEFT([.A2333];2)" office:value-type="string" office:string-value="SC" calcext:value-type="string">
            <text:p>SC</text:p>
          </table:table-cell>
          <table:table-cell table:formula="of:=MID([.A2333];4;6)" office:value-type="string" office:string-value="45,033" calcext:value-type="string">
            <text:p>45,033</text:p>
          </table:table-cell>
          <table:table-cell table:formula="of:=MID([.A2333];11;30)" office:value-type="string" office:string-value="Dillon County,H1" calcext:value-type="string">
            <text:p>Dillon County,H1</text:p>
          </table:table-cell>
          <table:table-cell office:value-type="string" calcext:value-type="string">
            <text:p>Dillon County</text:p>
          </table:table-cell>
          <table:table-cell/>
        </table:table-row>
        <table:table-row table:style-name="ro1">
          <table:table-cell office:value-type="string" calcext:value-type="string">
            <text:p>SC,45,035,Dorchester County,H1</text:p>
          </table:table-cell>
          <table:table-cell table:formula="of:=LEFT([.A2334];2)" office:value-type="string" office:string-value="SC" calcext:value-type="string">
            <text:p>SC</text:p>
          </table:table-cell>
          <table:table-cell table:formula="of:=MID([.A2334];4;6)" office:value-type="string" office:string-value="45,035" calcext:value-type="string">
            <text:p>45,035</text:p>
          </table:table-cell>
          <table:table-cell table:formula="of:=MID([.A2334];11;30)" office:value-type="string" office:string-value="Dorchester County,H1" calcext:value-type="string">
            <text:p>Dorchester County,H1</text:p>
          </table:table-cell>
          <table:table-cell office:value-type="string" calcext:value-type="string">
            <text:p>Dorchester County</text:p>
          </table:table-cell>
          <table:table-cell/>
        </table:table-row>
        <table:table-row table:style-name="ro1">
          <table:table-cell office:value-type="string" calcext:value-type="string">
            <text:p>SC,45,037,Edgefield County,H1</text:p>
          </table:table-cell>
          <table:table-cell table:formula="of:=LEFT([.A2335];2)" office:value-type="string" office:string-value="SC" calcext:value-type="string">
            <text:p>SC</text:p>
          </table:table-cell>
          <table:table-cell table:formula="of:=MID([.A2335];4;6)" office:value-type="string" office:string-value="45,037" calcext:value-type="string">
            <text:p>45,037</text:p>
          </table:table-cell>
          <table:table-cell table:formula="of:=MID([.A2335];11;30)" office:value-type="string" office:string-value="Edgefield County,H1" calcext:value-type="string">
            <text:p>Edgefield County,H1</text:p>
          </table:table-cell>
          <table:table-cell office:value-type="string" calcext:value-type="string">
            <text:p>Edgefield County</text:p>
          </table:table-cell>
          <table:table-cell/>
        </table:table-row>
        <table:table-row table:style-name="ro1">
          <table:table-cell office:value-type="string" calcext:value-type="string">
            <text:p>SC,45,039,Fairfield County,H1</text:p>
          </table:table-cell>
          <table:table-cell table:formula="of:=LEFT([.A2336];2)" office:value-type="string" office:string-value="SC" calcext:value-type="string">
            <text:p>SC</text:p>
          </table:table-cell>
          <table:table-cell table:formula="of:=MID([.A2336];4;6)" office:value-type="string" office:string-value="45,039" calcext:value-type="string">
            <text:p>45,039</text:p>
          </table:table-cell>
          <table:table-cell table:formula="of:=MID([.A2336];11;30)" office:value-type="string" office:string-value="Fairfield County,H1" calcext:value-type="string">
            <text:p>Fairfield County,H1</text:p>
          </table:table-cell>
          <table:table-cell office:value-type="string" calcext:value-type="string">
            <text:p>Fairfield County</text:p>
          </table:table-cell>
          <table:table-cell/>
        </table:table-row>
        <table:table-row table:style-name="ro1">
          <table:table-cell office:value-type="string" calcext:value-type="string">
            <text:p>SC,45,041,Florence County,H1</text:p>
          </table:table-cell>
          <table:table-cell table:formula="of:=LEFT([.A2337];2)" office:value-type="string" office:string-value="SC" calcext:value-type="string">
            <text:p>SC</text:p>
          </table:table-cell>
          <table:table-cell table:formula="of:=MID([.A2337];4;6)" office:value-type="string" office:string-value="45,041" calcext:value-type="string">
            <text:p>45,041</text:p>
          </table:table-cell>
          <table:table-cell table:formula="of:=MID([.A2337];11;30)" office:value-type="string" office:string-value="Florence County,H1" calcext:value-type="string">
            <text:p>Florence County,H1</text:p>
          </table:table-cell>
          <table:table-cell office:value-type="string" calcext:value-type="string">
            <text:p>Florence County</text:p>
          </table:table-cell>
          <table:table-cell/>
        </table:table-row>
        <table:table-row table:style-name="ro1">
          <table:table-cell office:value-type="string" calcext:value-type="string">
            <text:p>SC,45,043,Georgetown County,H1</text:p>
          </table:table-cell>
          <table:table-cell table:formula="of:=LEFT([.A2338];2)" office:value-type="string" office:string-value="SC" calcext:value-type="string">
            <text:p>SC</text:p>
          </table:table-cell>
          <table:table-cell table:formula="of:=MID([.A2338];4;6)" office:value-type="string" office:string-value="45,043" calcext:value-type="string">
            <text:p>45,043</text:p>
          </table:table-cell>
          <table:table-cell table:formula="of:=MID([.A2338];11;30)" office:value-type="string" office:string-value="Georgetown County,H1" calcext:value-type="string">
            <text:p>Georgetown County,H1</text:p>
          </table:table-cell>
          <table:table-cell office:value-type="string" calcext:value-type="string">
            <text:p>Georgetown County</text:p>
          </table:table-cell>
          <table:table-cell/>
        </table:table-row>
        <table:table-row table:style-name="ro1">
          <table:table-cell office:value-type="string" calcext:value-type="string">
            <text:p>SC,45,045,Greenville County,H1</text:p>
          </table:table-cell>
          <table:table-cell table:formula="of:=LEFT([.A2339];2)" office:value-type="string" office:string-value="SC" calcext:value-type="string">
            <text:p>SC</text:p>
          </table:table-cell>
          <table:table-cell table:formula="of:=MID([.A2339];4;6)" office:value-type="string" office:string-value="45,045" calcext:value-type="string">
            <text:p>45,045</text:p>
          </table:table-cell>
          <table:table-cell table:formula="of:=MID([.A2339];11;30)" office:value-type="string" office:string-value="Greenville County,H1" calcext:value-type="string">
            <text:p>Greenville County,H1</text:p>
          </table:table-cell>
          <table:table-cell office:value-type="string" calcext:value-type="string">
            <text:p>Greenville County</text:p>
          </table:table-cell>
          <table:table-cell/>
        </table:table-row>
        <table:table-row table:style-name="ro1">
          <table:table-cell office:value-type="string" calcext:value-type="string">
            <text:p>SC,45,047,Greenwood County,H1</text:p>
          </table:table-cell>
          <table:table-cell table:formula="of:=LEFT([.A2340];2)" office:value-type="string" office:string-value="SC" calcext:value-type="string">
            <text:p>SC</text:p>
          </table:table-cell>
          <table:table-cell table:formula="of:=MID([.A2340];4;6)" office:value-type="string" office:string-value="45,047" calcext:value-type="string">
            <text:p>45,047</text:p>
          </table:table-cell>
          <table:table-cell table:formula="of:=MID([.A2340];11;30)" office:value-type="string" office:string-value="Greenwood County,H1" calcext:value-type="string">
            <text:p>Greenwood County,H1</text:p>
          </table:table-cell>
          <table:table-cell office:value-type="string" calcext:value-type="string">
            <text:p>Greenwood County</text:p>
          </table:table-cell>
          <table:table-cell/>
        </table:table-row>
        <table:table-row table:style-name="ro1">
          <table:table-cell office:value-type="string" calcext:value-type="string">
            <text:p>SC,45,049,Hampton County,H1</text:p>
          </table:table-cell>
          <table:table-cell table:formula="of:=LEFT([.A2341];2)" office:value-type="string" office:string-value="SC" calcext:value-type="string">
            <text:p>SC</text:p>
          </table:table-cell>
          <table:table-cell table:formula="of:=MID([.A2341];4;6)" office:value-type="string" office:string-value="45,049" calcext:value-type="string">
            <text:p>45,049</text:p>
          </table:table-cell>
          <table:table-cell table:formula="of:=MID([.A2341];11;30)" office:value-type="string" office:string-value="Hampton County,H1" calcext:value-type="string">
            <text:p>Hampton County,H1</text:p>
          </table:table-cell>
          <table:table-cell office:value-type="string" calcext:value-type="string">
            <text:p>Hampton County</text:p>
          </table:table-cell>
          <table:table-cell/>
        </table:table-row>
        <table:table-row table:style-name="ro1">
          <table:table-cell office:value-type="string" calcext:value-type="string">
            <text:p>SC,45,051,Horry County,H1</text:p>
          </table:table-cell>
          <table:table-cell table:formula="of:=LEFT([.A2342];2)" office:value-type="string" office:string-value="SC" calcext:value-type="string">
            <text:p>SC</text:p>
          </table:table-cell>
          <table:table-cell table:formula="of:=MID([.A2342];4;6)" office:value-type="string" office:string-value="45,051" calcext:value-type="string">
            <text:p>45,051</text:p>
          </table:table-cell>
          <table:table-cell table:formula="of:=MID([.A2342];11;30)" office:value-type="string" office:string-value="Horry County,H1" calcext:value-type="string">
            <text:p>Horry County,H1</text:p>
          </table:table-cell>
          <table:table-cell office:value-type="string" calcext:value-type="string">
            <text:p>Horry County</text:p>
          </table:table-cell>
          <table:table-cell/>
        </table:table-row>
        <table:table-row table:style-name="ro1">
          <table:table-cell office:value-type="string" calcext:value-type="string">
            <text:p>SC,45,053,Jasper County,H1</text:p>
          </table:table-cell>
          <table:table-cell table:formula="of:=LEFT([.A2343];2)" office:value-type="string" office:string-value="SC" calcext:value-type="string">
            <text:p>SC</text:p>
          </table:table-cell>
          <table:table-cell table:formula="of:=MID([.A2343];4;6)" office:value-type="string" office:string-value="45,053" calcext:value-type="string">
            <text:p>45,053</text:p>
          </table:table-cell>
          <table:table-cell table:formula="of:=MID([.A2343];11;30)" office:value-type="string" office:string-value="Jasper County,H1" calcext:value-type="string">
            <text:p>Jasper County,H1</text:p>
          </table:table-cell>
          <table:table-cell office:value-type="string" calcext:value-type="string">
            <text:p>Jasper County</text:p>
          </table:table-cell>
          <table:table-cell/>
        </table:table-row>
        <table:table-row table:style-name="ro1">
          <table:table-cell office:value-type="string" calcext:value-type="string">
            <text:p>SC,45,055,Kershaw County,H1</text:p>
          </table:table-cell>
          <table:table-cell table:formula="of:=LEFT([.A2344];2)" office:value-type="string" office:string-value="SC" calcext:value-type="string">
            <text:p>SC</text:p>
          </table:table-cell>
          <table:table-cell table:formula="of:=MID([.A2344];4;6)" office:value-type="string" office:string-value="45,055" calcext:value-type="string">
            <text:p>45,055</text:p>
          </table:table-cell>
          <table:table-cell table:formula="of:=MID([.A2344];11;30)" office:value-type="string" office:string-value="Kershaw County,H1" calcext:value-type="string">
            <text:p>Kershaw County,H1</text:p>
          </table:table-cell>
          <table:table-cell office:value-type="string" calcext:value-type="string">
            <text:p>Kershaw County</text:p>
          </table:table-cell>
          <table:table-cell/>
        </table:table-row>
        <table:table-row table:style-name="ro1">
          <table:table-cell office:value-type="string" calcext:value-type="string">
            <text:p>SC,45,057,Lancaster County,H1</text:p>
          </table:table-cell>
          <table:table-cell table:formula="of:=LEFT([.A2345];2)" office:value-type="string" office:string-value="SC" calcext:value-type="string">
            <text:p>SC</text:p>
          </table:table-cell>
          <table:table-cell table:formula="of:=MID([.A2345];4;6)" office:value-type="string" office:string-value="45,057" calcext:value-type="string">
            <text:p>45,057</text:p>
          </table:table-cell>
          <table:table-cell table:formula="of:=MID([.A2345];11;30)" office:value-type="string" office:string-value="Lancaster County,H1" calcext:value-type="string">
            <text:p>Lancaster County,H1</text:p>
          </table:table-cell>
          <table:table-cell office:value-type="string" calcext:value-type="string">
            <text:p>Lancaster County</text:p>
          </table:table-cell>
          <table:table-cell/>
        </table:table-row>
        <table:table-row table:style-name="ro1">
          <table:table-cell office:value-type="string" calcext:value-type="string">
            <text:p>SC,45,059,Laurens County,H1</text:p>
          </table:table-cell>
          <table:table-cell table:formula="of:=LEFT([.A2346];2)" office:value-type="string" office:string-value="SC" calcext:value-type="string">
            <text:p>SC</text:p>
          </table:table-cell>
          <table:table-cell table:formula="of:=MID([.A2346];4;6)" office:value-type="string" office:string-value="45,059" calcext:value-type="string">
            <text:p>45,059</text:p>
          </table:table-cell>
          <table:table-cell table:formula="of:=MID([.A2346];11;30)" office:value-type="string" office:string-value="Laurens County,H1" calcext:value-type="string">
            <text:p>Laurens County,H1</text:p>
          </table:table-cell>
          <table:table-cell office:value-type="string" calcext:value-type="string">
            <text:p>Laurens County</text:p>
          </table:table-cell>
          <table:table-cell/>
        </table:table-row>
        <table:table-row table:style-name="ro1">
          <table:table-cell office:value-type="string" calcext:value-type="string">
            <text:p>SC,45,061,Lee County,H1</text:p>
          </table:table-cell>
          <table:table-cell table:formula="of:=LEFT([.A2347];2)" office:value-type="string" office:string-value="SC" calcext:value-type="string">
            <text:p>SC</text:p>
          </table:table-cell>
          <table:table-cell table:formula="of:=MID([.A2347];4;6)" office:value-type="string" office:string-value="45,061" calcext:value-type="string">
            <text:p>45,061</text:p>
          </table:table-cell>
          <table:table-cell table:formula="of:=MID([.A2347];11;30)" office:value-type="string" office:string-value="Lee County,H1" calcext:value-type="string">
            <text:p>Lee County,H1</text:p>
          </table:table-cell>
          <table:table-cell office:value-type="string" calcext:value-type="string">
            <text:p>Lee County</text:p>
          </table:table-cell>
          <table:table-cell/>
        </table:table-row>
        <table:table-row table:style-name="ro1">
          <table:table-cell office:value-type="string" calcext:value-type="string">
            <text:p>SC,45,063,Lexington County,H1</text:p>
          </table:table-cell>
          <table:table-cell table:formula="of:=LEFT([.A2348];2)" office:value-type="string" office:string-value="SC" calcext:value-type="string">
            <text:p>SC</text:p>
          </table:table-cell>
          <table:table-cell table:formula="of:=MID([.A2348];4;6)" office:value-type="string" office:string-value="45,063" calcext:value-type="string">
            <text:p>45,063</text:p>
          </table:table-cell>
          <table:table-cell table:formula="of:=MID([.A2348];11;30)" office:value-type="string" office:string-value="Lexington County,H1" calcext:value-type="string">
            <text:p>Lexington County,H1</text:p>
          </table:table-cell>
          <table:table-cell office:value-type="string" calcext:value-type="string">
            <text:p>Lexington County</text:p>
          </table:table-cell>
          <table:table-cell/>
        </table:table-row>
        <table:table-row table:style-name="ro1">
          <table:table-cell office:value-type="string" calcext:value-type="string">
            <text:p>SC,45,065,McCormick County,H1</text:p>
          </table:table-cell>
          <table:table-cell table:formula="of:=LEFT([.A2349];2)" office:value-type="string" office:string-value="SC" calcext:value-type="string">
            <text:p>SC</text:p>
          </table:table-cell>
          <table:table-cell table:formula="of:=MID([.A2349];4;6)" office:value-type="string" office:string-value="45,065" calcext:value-type="string">
            <text:p>45,065</text:p>
          </table:table-cell>
          <table:table-cell table:formula="of:=MID([.A2349];11;30)" office:value-type="string" office:string-value="McCormick County,H1" calcext:value-type="string">
            <text:p>McCormick County,H1</text:p>
          </table:table-cell>
          <table:table-cell office:value-type="string" calcext:value-type="string">
            <text:p>McCormick County</text:p>
          </table:table-cell>
          <table:table-cell/>
        </table:table-row>
        <table:table-row table:style-name="ro1">
          <table:table-cell office:value-type="string" calcext:value-type="string">
            <text:p>SC,45,067,Marion County,H1</text:p>
          </table:table-cell>
          <table:table-cell table:formula="of:=LEFT([.A2350];2)" office:value-type="string" office:string-value="SC" calcext:value-type="string">
            <text:p>SC</text:p>
          </table:table-cell>
          <table:table-cell table:formula="of:=MID([.A2350];4;6)" office:value-type="string" office:string-value="45,067" calcext:value-type="string">
            <text:p>45,067</text:p>
          </table:table-cell>
          <table:table-cell table:formula="of:=MID([.A2350];11;30)" office:value-type="string" office:string-value="Marion County,H1" calcext:value-type="string">
            <text:p>Marion County,H1</text:p>
          </table:table-cell>
          <table:table-cell office:value-type="string" calcext:value-type="string">
            <text:p>Marion County</text:p>
          </table:table-cell>
          <table:table-cell/>
        </table:table-row>
        <table:table-row table:style-name="ro1">
          <table:table-cell office:value-type="string" calcext:value-type="string">
            <text:p>SC,45,069,Marlboro County,H1</text:p>
          </table:table-cell>
          <table:table-cell table:formula="of:=LEFT([.A2351];2)" office:value-type="string" office:string-value="SC" calcext:value-type="string">
            <text:p>SC</text:p>
          </table:table-cell>
          <table:table-cell table:formula="of:=MID([.A2351];4;6)" office:value-type="string" office:string-value="45,069" calcext:value-type="string">
            <text:p>45,069</text:p>
          </table:table-cell>
          <table:table-cell table:formula="of:=MID([.A2351];11;30)" office:value-type="string" office:string-value="Marlboro County,H1" calcext:value-type="string">
            <text:p>Marlboro County,H1</text:p>
          </table:table-cell>
          <table:table-cell office:value-type="string" calcext:value-type="string">
            <text:p>Marlboro County</text:p>
          </table:table-cell>
          <table:table-cell/>
        </table:table-row>
        <table:table-row table:style-name="ro1">
          <table:table-cell office:value-type="string" calcext:value-type="string">
            <text:p>SC,45,071,Newberry County,H1</text:p>
          </table:table-cell>
          <table:table-cell table:formula="of:=LEFT([.A2352];2)" office:value-type="string" office:string-value="SC" calcext:value-type="string">
            <text:p>SC</text:p>
          </table:table-cell>
          <table:table-cell table:formula="of:=MID([.A2352];4;6)" office:value-type="string" office:string-value="45,071" calcext:value-type="string">
            <text:p>45,071</text:p>
          </table:table-cell>
          <table:table-cell table:formula="of:=MID([.A2352];11;30)" office:value-type="string" office:string-value="Newberry County,H1" calcext:value-type="string">
            <text:p>Newberry County,H1</text:p>
          </table:table-cell>
          <table:table-cell office:value-type="string" calcext:value-type="string">
            <text:p>Newberry County</text:p>
          </table:table-cell>
          <table:table-cell/>
        </table:table-row>
        <table:table-row table:style-name="ro1">
          <table:table-cell office:value-type="string" calcext:value-type="string">
            <text:p>SC,45,073,Oconee County,H1</text:p>
          </table:table-cell>
          <table:table-cell table:formula="of:=LEFT([.A2353];2)" office:value-type="string" office:string-value="SC" calcext:value-type="string">
            <text:p>SC</text:p>
          </table:table-cell>
          <table:table-cell table:formula="of:=MID([.A2353];4;6)" office:value-type="string" office:string-value="45,073" calcext:value-type="string">
            <text:p>45,073</text:p>
          </table:table-cell>
          <table:table-cell table:formula="of:=MID([.A2353];11;30)" office:value-type="string" office:string-value="Oconee County,H1" calcext:value-type="string">
            <text:p>Oconee County,H1</text:p>
          </table:table-cell>
          <table:table-cell office:value-type="string" calcext:value-type="string">
            <text:p>Oconee County</text:p>
          </table:table-cell>
          <table:table-cell/>
        </table:table-row>
        <table:table-row table:style-name="ro1">
          <table:table-cell office:value-type="string" calcext:value-type="string">
            <text:p>SC,45,075,Orangeburg County,H1</text:p>
          </table:table-cell>
          <table:table-cell table:formula="of:=LEFT([.A2354];2)" office:value-type="string" office:string-value="SC" calcext:value-type="string">
            <text:p>SC</text:p>
          </table:table-cell>
          <table:table-cell table:formula="of:=MID([.A2354];4;6)" office:value-type="string" office:string-value="45,075" calcext:value-type="string">
            <text:p>45,075</text:p>
          </table:table-cell>
          <table:table-cell table:formula="of:=MID([.A2354];11;30)" office:value-type="string" office:string-value="Orangeburg County,H1" calcext:value-type="string">
            <text:p>Orangeburg County,H1</text:p>
          </table:table-cell>
          <table:table-cell office:value-type="string" calcext:value-type="string">
            <text:p>Orangeburg County</text:p>
          </table:table-cell>
          <table:table-cell/>
        </table:table-row>
        <table:table-row table:style-name="ro1">
          <table:table-cell office:value-type="string" calcext:value-type="string">
            <text:p>SC,45,077,Pickens County,H1</text:p>
          </table:table-cell>
          <table:table-cell table:formula="of:=LEFT([.A2355];2)" office:value-type="string" office:string-value="SC" calcext:value-type="string">
            <text:p>SC</text:p>
          </table:table-cell>
          <table:table-cell table:formula="of:=MID([.A2355];4;6)" office:value-type="string" office:string-value="45,077" calcext:value-type="string">
            <text:p>45,077</text:p>
          </table:table-cell>
          <table:table-cell table:formula="of:=MID([.A2355];11;30)" office:value-type="string" office:string-value="Pickens County,H1" calcext:value-type="string">
            <text:p>Pickens County,H1</text:p>
          </table:table-cell>
          <table:table-cell office:value-type="string" calcext:value-type="string">
            <text:p>Pickens County</text:p>
          </table:table-cell>
          <table:table-cell/>
        </table:table-row>
        <table:table-row table:style-name="ro1">
          <table:table-cell office:value-type="string" calcext:value-type="string">
            <text:p>SC,45,079,Richland County,H1</text:p>
          </table:table-cell>
          <table:table-cell table:formula="of:=LEFT([.A2356];2)" office:value-type="string" office:string-value="SC" calcext:value-type="string">
            <text:p>SC</text:p>
          </table:table-cell>
          <table:table-cell table:formula="of:=MID([.A2356];4;6)" office:value-type="string" office:string-value="45,079" calcext:value-type="string">
            <text:p>45,079</text:p>
          </table:table-cell>
          <table:table-cell table:formula="of:=MID([.A2356];11;30)" office:value-type="string" office:string-value="Richland County,H1" calcext:value-type="string">
            <text:p>Richland County,H1</text:p>
          </table:table-cell>
          <table:table-cell office:value-type="string" calcext:value-type="string">
            <text:p>Richland County</text:p>
          </table:table-cell>
          <table:table-cell/>
        </table:table-row>
        <table:table-row table:style-name="ro1">
          <table:table-cell office:value-type="string" calcext:value-type="string">
            <text:p>SC,45,081,Saluda County,H1</text:p>
          </table:table-cell>
          <table:table-cell table:formula="of:=LEFT([.A2357];2)" office:value-type="string" office:string-value="SC" calcext:value-type="string">
            <text:p>SC</text:p>
          </table:table-cell>
          <table:table-cell table:formula="of:=MID([.A2357];4;6)" office:value-type="string" office:string-value="45,081" calcext:value-type="string">
            <text:p>45,081</text:p>
          </table:table-cell>
          <table:table-cell table:formula="of:=MID([.A2357];11;30)" office:value-type="string" office:string-value="Saluda County,H1" calcext:value-type="string">
            <text:p>Saluda County,H1</text:p>
          </table:table-cell>
          <table:table-cell office:value-type="string" calcext:value-type="string">
            <text:p>Saluda County</text:p>
          </table:table-cell>
          <table:table-cell/>
        </table:table-row>
        <table:table-row table:style-name="ro2">
          <table:table-cell office:value-type="string" calcext:value-type="string">
            <text:p>SC,45,083,Spartanburg County,H1</text:p>
          </table:table-cell>
          <table:table-cell table:formula="of:=LEFT([.A2358];2)" office:value-type="string" office:string-value="SC" calcext:value-type="string">
            <text:p>SC</text:p>
          </table:table-cell>
          <table:table-cell table:formula="of:=MID([.A2358];4;6)" office:value-type="string" office:string-value="45,083" calcext:value-type="string">
            <text:p>45,083</text:p>
          </table:table-cell>
          <table:table-cell table:formula="of:=MID([.A2358];11;30)" office:value-type="string" office:string-value="Spartanburg County,H1" calcext:value-type="string">
            <text:p>Spartanburg County,H1</text:p>
          </table:table-cell>
          <table:table-cell office:value-type="string" calcext:value-type="string">
            <text:p>Spartanburg County</text:p>
          </table:table-cell>
          <table:table-cell/>
        </table:table-row>
        <table:table-row table:style-name="ro1">
          <table:table-cell office:value-type="string" calcext:value-type="string">
            <text:p>SC,45,085,Sumter County,H1</text:p>
          </table:table-cell>
          <table:table-cell table:formula="of:=LEFT([.A2359];2)" office:value-type="string" office:string-value="SC" calcext:value-type="string">
            <text:p>SC</text:p>
          </table:table-cell>
          <table:table-cell table:formula="of:=MID([.A2359];4;6)" office:value-type="string" office:string-value="45,085" calcext:value-type="string">
            <text:p>45,085</text:p>
          </table:table-cell>
          <table:table-cell table:formula="of:=MID([.A2359];11;30)" office:value-type="string" office:string-value="Sumter County,H1" calcext:value-type="string">
            <text:p>Sumter County,H1</text:p>
          </table:table-cell>
          <table:table-cell office:value-type="string" calcext:value-type="string">
            <text:p>Sumter County</text:p>
          </table:table-cell>
          <table:table-cell/>
        </table:table-row>
        <table:table-row table:style-name="ro1">
          <table:table-cell office:value-type="string" calcext:value-type="string">
            <text:p>SC,45,087,Union County,H1</text:p>
          </table:table-cell>
          <table:table-cell table:formula="of:=LEFT([.A2360];2)" office:value-type="string" office:string-value="SC" calcext:value-type="string">
            <text:p>SC</text:p>
          </table:table-cell>
          <table:table-cell table:formula="of:=MID([.A2360];4;6)" office:value-type="string" office:string-value="45,087" calcext:value-type="string">
            <text:p>45,087</text:p>
          </table:table-cell>
          <table:table-cell table:formula="of:=MID([.A2360];11;30)" office:value-type="string" office:string-value="Union County,H1" calcext:value-type="string">
            <text:p>Union County,H1</text:p>
          </table:table-cell>
          <table:table-cell office:value-type="string" calcext:value-type="string">
            <text:p>Union County</text:p>
          </table:table-cell>
          <table:table-cell/>
        </table:table-row>
        <table:table-row table:style-name="ro2">
          <table:table-cell office:value-type="string" calcext:value-type="string">
            <text:p>SC,45,089,Williamsburg County,H1</text:p>
          </table:table-cell>
          <table:table-cell table:formula="of:=LEFT([.A2361];2)" office:value-type="string" office:string-value="SC" calcext:value-type="string">
            <text:p>SC</text:p>
          </table:table-cell>
          <table:table-cell table:formula="of:=MID([.A2361];4;6)" office:value-type="string" office:string-value="45,089" calcext:value-type="string">
            <text:p>45,089</text:p>
          </table:table-cell>
          <table:table-cell table:formula="of:=MID([.A2361];11;30)" office:value-type="string" office:string-value="Williamsburg County,H1" calcext:value-type="string">
            <text:p>Williamsburg County,H1</text:p>
          </table:table-cell>
          <table:table-cell office:value-type="string" calcext:value-type="string">
            <text:p>Williamsburg County</text:p>
          </table:table-cell>
          <table:table-cell/>
        </table:table-row>
        <table:table-row table:style-name="ro1">
          <table:table-cell office:value-type="string" calcext:value-type="string">
            <text:p>SC,45,091,York County,H1</text:p>
          </table:table-cell>
          <table:table-cell table:formula="of:=LEFT([.A2362];2)" office:value-type="string" office:string-value="SC" calcext:value-type="string">
            <text:p>SC</text:p>
          </table:table-cell>
          <table:table-cell table:formula="of:=MID([.A2362];4;6)" office:value-type="string" office:string-value="45,091" calcext:value-type="string">
            <text:p>45,091</text:p>
          </table:table-cell>
          <table:table-cell table:formula="of:=MID([.A2362];11;30)" office:value-type="string" office:string-value="York County,H1" calcext:value-type="string">
            <text:p>York County,H1</text:p>
          </table:table-cell>
          <table:table-cell office:value-type="string" calcext:value-type="string">
            <text:p>York County</text:p>
          </table:table-cell>
          <table:table-cell/>
        </table:table-row>
        <table:table-row table:style-name="ro1">
          <table:table-cell office:value-type="string" calcext:value-type="string">
            <text:p>SD,46,003,Aurora County,H1</text:p>
          </table:table-cell>
          <table:table-cell table:formula="of:=LEFT([.A2363];2)" office:value-type="string" office:string-value="SD" calcext:value-type="string">
            <text:p>SD</text:p>
          </table:table-cell>
          <table:table-cell table:formula="of:=MID([.A2363];4;6)" office:value-type="string" office:string-value="46,003" calcext:value-type="string">
            <text:p>46,003</text:p>
          </table:table-cell>
          <table:table-cell table:formula="of:=MID([.A2363];11;30)" office:value-type="string" office:string-value="Aurora County,H1" calcext:value-type="string">
            <text:p>Aurora County,H1</text:p>
          </table:table-cell>
          <table:table-cell office:value-type="string" calcext:value-type="string">
            <text:p>Aurora County</text:p>
          </table:table-cell>
          <table:table-cell/>
        </table:table-row>
        <table:table-row table:style-name="ro1">
          <table:table-cell office:value-type="string" calcext:value-type="string">
            <text:p>SD,46,005,Beadle County,H1</text:p>
          </table:table-cell>
          <table:table-cell table:formula="of:=LEFT([.A2364];2)" office:value-type="string" office:string-value="SD" calcext:value-type="string">
            <text:p>SD</text:p>
          </table:table-cell>
          <table:table-cell table:formula="of:=MID([.A2364];4;6)" office:value-type="string" office:string-value="46,005" calcext:value-type="string">
            <text:p>46,005</text:p>
          </table:table-cell>
          <table:table-cell table:formula="of:=MID([.A2364];11;30)" office:value-type="string" office:string-value="Beadle County,H1" calcext:value-type="string">
            <text:p>Beadle County,H1</text:p>
          </table:table-cell>
          <table:table-cell office:value-type="string" calcext:value-type="string">
            <text:p>Beadle County</text:p>
          </table:table-cell>
          <table:table-cell/>
        </table:table-row>
        <table:table-row table:style-name="ro1">
          <table:table-cell office:value-type="string" calcext:value-type="string">
            <text:p>SD,46,007,Bennett County,H1</text:p>
          </table:table-cell>
          <table:table-cell table:formula="of:=LEFT([.A2365];2)" office:value-type="string" office:string-value="SD" calcext:value-type="string">
            <text:p>SD</text:p>
          </table:table-cell>
          <table:table-cell table:formula="of:=MID([.A2365];4;6)" office:value-type="string" office:string-value="46,007" calcext:value-type="string">
            <text:p>46,007</text:p>
          </table:table-cell>
          <table:table-cell table:formula="of:=MID([.A2365];11;30)" office:value-type="string" office:string-value="Bennett County,H1" calcext:value-type="string">
            <text:p>Bennett County,H1</text:p>
          </table:table-cell>
          <table:table-cell office:value-type="string" calcext:value-type="string">
            <text:p>Bennett County</text:p>
          </table:table-cell>
          <table:table-cell/>
        </table:table-row>
        <table:table-row table:style-name="ro1">
          <table:table-cell office:value-type="string" calcext:value-type="string">
            <text:p>SD,46,009,Bon Homme County,H1</text:p>
          </table:table-cell>
          <table:table-cell table:formula="of:=LEFT([.A2366];2)" office:value-type="string" office:string-value="SD" calcext:value-type="string">
            <text:p>SD</text:p>
          </table:table-cell>
          <table:table-cell table:formula="of:=MID([.A2366];4;6)" office:value-type="string" office:string-value="46,009" calcext:value-type="string">
            <text:p>46,009</text:p>
          </table:table-cell>
          <table:table-cell table:formula="of:=MID([.A2366];11;30)" office:value-type="string" office:string-value="Bon Homme County,H1" calcext:value-type="string">
            <text:p>Bon Homme County,H1</text:p>
          </table:table-cell>
          <table:table-cell office:value-type="string" calcext:value-type="string">
            <text:p>Bon Homme County</text:p>
          </table:table-cell>
          <table:table-cell/>
        </table:table-row>
        <table:table-row table:style-name="ro1">
          <table:table-cell office:value-type="string" calcext:value-type="string">
            <text:p>SD,46,011,Brookings County,H1</text:p>
          </table:table-cell>
          <table:table-cell table:formula="of:=LEFT([.A2367];2)" office:value-type="string" office:string-value="SD" calcext:value-type="string">
            <text:p>SD</text:p>
          </table:table-cell>
          <table:table-cell table:formula="of:=MID([.A2367];4;6)" office:value-type="string" office:string-value="46,011" calcext:value-type="string">
            <text:p>46,011</text:p>
          </table:table-cell>
          <table:table-cell table:formula="of:=MID([.A2367];11;30)" office:value-type="string" office:string-value="Brookings County,H1" calcext:value-type="string">
            <text:p>Brookings County,H1</text:p>
          </table:table-cell>
          <table:table-cell office:value-type="string" calcext:value-type="string">
            <text:p>Brookings County</text:p>
          </table:table-cell>
          <table:table-cell/>
        </table:table-row>
        <table:table-row table:style-name="ro1">
          <table:table-cell office:value-type="string" calcext:value-type="string">
            <text:p>SD,46,013,Brown County,H1</text:p>
          </table:table-cell>
          <table:table-cell table:formula="of:=LEFT([.A2368];2)" office:value-type="string" office:string-value="SD" calcext:value-type="string">
            <text:p>SD</text:p>
          </table:table-cell>
          <table:table-cell table:formula="of:=MID([.A2368];4;6)" office:value-type="string" office:string-value="46,013" calcext:value-type="string">
            <text:p>46,013</text:p>
          </table:table-cell>
          <table:table-cell table:formula="of:=MID([.A2368];11;30)" office:value-type="string" office:string-value="Brown County,H1" calcext:value-type="string">
            <text:p>Brown County,H1</text:p>
          </table:table-cell>
          <table:table-cell office:value-type="string" calcext:value-type="string">
            <text:p>Brown County</text:p>
          </table:table-cell>
          <table:table-cell/>
        </table:table-row>
        <table:table-row table:style-name="ro1">
          <table:table-cell office:value-type="string" calcext:value-type="string">
            <text:p>SD,46,015,Brule County,H1</text:p>
          </table:table-cell>
          <table:table-cell table:formula="of:=LEFT([.A2369];2)" office:value-type="string" office:string-value="SD" calcext:value-type="string">
            <text:p>SD</text:p>
          </table:table-cell>
          <table:table-cell table:formula="of:=MID([.A2369];4;6)" office:value-type="string" office:string-value="46,015" calcext:value-type="string">
            <text:p>46,015</text:p>
          </table:table-cell>
          <table:table-cell table:formula="of:=MID([.A2369];11;30)" office:value-type="string" office:string-value="Brule County,H1" calcext:value-type="string">
            <text:p>Brule County,H1</text:p>
          </table:table-cell>
          <table:table-cell office:value-type="string" calcext:value-type="string">
            <text:p>Brule County</text:p>
          </table:table-cell>
          <table:table-cell/>
        </table:table-row>
        <table:table-row table:style-name="ro1">
          <table:table-cell office:value-type="string" calcext:value-type="string">
            <text:p>SD,46,017,Buffalo County,H1</text:p>
          </table:table-cell>
          <table:table-cell table:formula="of:=LEFT([.A2370];2)" office:value-type="string" office:string-value="SD" calcext:value-type="string">
            <text:p>SD</text:p>
          </table:table-cell>
          <table:table-cell table:formula="of:=MID([.A2370];4;6)" office:value-type="string" office:string-value="46,017" calcext:value-type="string">
            <text:p>46,017</text:p>
          </table:table-cell>
          <table:table-cell table:formula="of:=MID([.A2370];11;30)" office:value-type="string" office:string-value="Buffalo County,H1" calcext:value-type="string">
            <text:p>Buffalo County,H1</text:p>
          </table:table-cell>
          <table:table-cell office:value-type="string" calcext:value-type="string">
            <text:p>Buffalo County</text:p>
          </table:table-cell>
          <table:table-cell/>
        </table:table-row>
        <table:table-row table:style-name="ro1">
          <table:table-cell office:value-type="string" calcext:value-type="string">
            <text:p>SD,46,019,Butte County,H1</text:p>
          </table:table-cell>
          <table:table-cell table:formula="of:=LEFT([.A2371];2)" office:value-type="string" office:string-value="SD" calcext:value-type="string">
            <text:p>SD</text:p>
          </table:table-cell>
          <table:table-cell table:formula="of:=MID([.A2371];4;6)" office:value-type="string" office:string-value="46,019" calcext:value-type="string">
            <text:p>46,019</text:p>
          </table:table-cell>
          <table:table-cell table:formula="of:=MID([.A2371];11;30)" office:value-type="string" office:string-value="Butte County,H1" calcext:value-type="string">
            <text:p>Butte County,H1</text:p>
          </table:table-cell>
          <table:table-cell office:value-type="string" calcext:value-type="string">
            <text:p>Butte County</text:p>
          </table:table-cell>
          <table:table-cell/>
        </table:table-row>
        <table:table-row table:style-name="ro1">
          <table:table-cell office:value-type="string" calcext:value-type="string">
            <text:p>SD,46,021,Campbell County,H1</text:p>
          </table:table-cell>
          <table:table-cell table:formula="of:=LEFT([.A2372];2)" office:value-type="string" office:string-value="SD" calcext:value-type="string">
            <text:p>SD</text:p>
          </table:table-cell>
          <table:table-cell table:formula="of:=MID([.A2372];4;6)" office:value-type="string" office:string-value="46,021" calcext:value-type="string">
            <text:p>46,021</text:p>
          </table:table-cell>
          <table:table-cell table:formula="of:=MID([.A2372];11;30)" office:value-type="string" office:string-value="Campbell County,H1" calcext:value-type="string">
            <text:p>Campbell County,H1</text:p>
          </table:table-cell>
          <table:table-cell office:value-type="string" calcext:value-type="string">
            <text:p>Campbell County</text:p>
          </table:table-cell>
          <table:table-cell/>
        </table:table-row>
        <table:table-row table:style-name="ro2">
          <table:table-cell office:value-type="string" calcext:value-type="string">
            <text:p>SD,46,023,Charles Mix County,H1</text:p>
          </table:table-cell>
          <table:table-cell table:formula="of:=LEFT([.A2373];2)" office:value-type="string" office:string-value="SD" calcext:value-type="string">
            <text:p>SD</text:p>
          </table:table-cell>
          <table:table-cell table:formula="of:=MID([.A2373];4;6)" office:value-type="string" office:string-value="46,023" calcext:value-type="string">
            <text:p>46,023</text:p>
          </table:table-cell>
          <table:table-cell table:formula="of:=MID([.A2373];11;30)" office:value-type="string" office:string-value="Charles Mix County,H1" calcext:value-type="string">
            <text:p>Charles Mix County,H1</text:p>
          </table:table-cell>
          <table:table-cell office:value-type="string" calcext:value-type="string">
            <text:p>Charles Mix County</text:p>
          </table:table-cell>
          <table:table-cell/>
        </table:table-row>
        <table:table-row table:style-name="ro1">
          <table:table-cell office:value-type="string" calcext:value-type="string">
            <text:p>SD,46,025,Clark County,H1</text:p>
          </table:table-cell>
          <table:table-cell table:formula="of:=LEFT([.A2374];2)" office:value-type="string" office:string-value="SD" calcext:value-type="string">
            <text:p>SD</text:p>
          </table:table-cell>
          <table:table-cell table:formula="of:=MID([.A2374];4;6)" office:value-type="string" office:string-value="46,025" calcext:value-type="string">
            <text:p>46,025</text:p>
          </table:table-cell>
          <table:table-cell table:formula="of:=MID([.A2374];11;30)" office:value-type="string" office:string-value="Clark County,H1" calcext:value-type="string">
            <text:p>Clark County,H1</text:p>
          </table:table-cell>
          <table:table-cell office:value-type="string" calcext:value-type="string">
            <text:p>Clark County</text:p>
          </table:table-cell>
          <table:table-cell/>
        </table:table-row>
        <table:table-row table:style-name="ro1">
          <table:table-cell office:value-type="string" calcext:value-type="string">
            <text:p>SD,46,027,Clay County,H1</text:p>
          </table:table-cell>
          <table:table-cell table:formula="of:=LEFT([.A2375];2)" office:value-type="string" office:string-value="SD" calcext:value-type="string">
            <text:p>SD</text:p>
          </table:table-cell>
          <table:table-cell table:formula="of:=MID([.A2375];4;6)" office:value-type="string" office:string-value="46,027" calcext:value-type="string">
            <text:p>46,027</text:p>
          </table:table-cell>
          <table:table-cell table:formula="of:=MID([.A2375];11;30)" office:value-type="string" office:string-value="Clay County,H1" calcext:value-type="string">
            <text:p>Clay County,H1</text:p>
          </table:table-cell>
          <table:table-cell office:value-type="string" calcext:value-type="string">
            <text:p>Clay County</text:p>
          </table:table-cell>
          <table:table-cell/>
        </table:table-row>
        <table:table-row table:style-name="ro1">
          <table:table-cell office:value-type="string" calcext:value-type="string">
            <text:p>SD,46,029,Codington County,H1</text:p>
          </table:table-cell>
          <table:table-cell table:formula="of:=LEFT([.A2376];2)" office:value-type="string" office:string-value="SD" calcext:value-type="string">
            <text:p>SD</text:p>
          </table:table-cell>
          <table:table-cell table:formula="of:=MID([.A2376];4;6)" office:value-type="string" office:string-value="46,029" calcext:value-type="string">
            <text:p>46,029</text:p>
          </table:table-cell>
          <table:table-cell table:formula="of:=MID([.A2376];11;30)" office:value-type="string" office:string-value="Codington County,H1" calcext:value-type="string">
            <text:p>Codington County,H1</text:p>
          </table:table-cell>
          <table:table-cell office:value-type="string" calcext:value-type="string">
            <text:p>Codington County</text:p>
          </table:table-cell>
          <table:table-cell/>
        </table:table-row>
        <table:table-row table:style-name="ro1">
          <table:table-cell office:value-type="string" calcext:value-type="string">
            <text:p>SD,46,031,Corson County,H1</text:p>
          </table:table-cell>
          <table:table-cell table:formula="of:=LEFT([.A2377];2)" office:value-type="string" office:string-value="SD" calcext:value-type="string">
            <text:p>SD</text:p>
          </table:table-cell>
          <table:table-cell table:formula="of:=MID([.A2377];4;6)" office:value-type="string" office:string-value="46,031" calcext:value-type="string">
            <text:p>46,031</text:p>
          </table:table-cell>
          <table:table-cell table:formula="of:=MID([.A2377];11;30)" office:value-type="string" office:string-value="Corson County,H1" calcext:value-type="string">
            <text:p>Corson County,H1</text:p>
          </table:table-cell>
          <table:table-cell office:value-type="string" calcext:value-type="string">
            <text:p>Corson County</text:p>
          </table:table-cell>
          <table:table-cell/>
        </table:table-row>
        <table:table-row table:style-name="ro1">
          <table:table-cell office:value-type="string" calcext:value-type="string">
            <text:p>SD,46,033,Custer County,H1</text:p>
          </table:table-cell>
          <table:table-cell table:formula="of:=LEFT([.A2378];2)" office:value-type="string" office:string-value="SD" calcext:value-type="string">
            <text:p>SD</text:p>
          </table:table-cell>
          <table:table-cell table:formula="of:=MID([.A2378];4;6)" office:value-type="string" office:string-value="46,033" calcext:value-type="string">
            <text:p>46,033</text:p>
          </table:table-cell>
          <table:table-cell table:formula="of:=MID([.A2378];11;30)" office:value-type="string" office:string-value="Custer County,H1" calcext:value-type="string">
            <text:p>Custer County,H1</text:p>
          </table:table-cell>
          <table:table-cell office:value-type="string" calcext:value-type="string">
            <text:p>Custer County</text:p>
          </table:table-cell>
          <table:table-cell/>
        </table:table-row>
        <table:table-row table:style-name="ro1">
          <table:table-cell office:value-type="string" calcext:value-type="string">
            <text:p>SD,46,035,Davison County,H1</text:p>
          </table:table-cell>
          <table:table-cell table:formula="of:=LEFT([.A2379];2)" office:value-type="string" office:string-value="SD" calcext:value-type="string">
            <text:p>SD</text:p>
          </table:table-cell>
          <table:table-cell table:formula="of:=MID([.A2379];4;6)" office:value-type="string" office:string-value="46,035" calcext:value-type="string">
            <text:p>46,035</text:p>
          </table:table-cell>
          <table:table-cell table:formula="of:=MID([.A2379];11;30)" office:value-type="string" office:string-value="Davison County,H1" calcext:value-type="string">
            <text:p>Davison County,H1</text:p>
          </table:table-cell>
          <table:table-cell office:value-type="string" calcext:value-type="string">
            <text:p>Davison County</text:p>
          </table:table-cell>
          <table:table-cell/>
        </table:table-row>
        <table:table-row table:style-name="ro1">
          <table:table-cell office:value-type="string" calcext:value-type="string">
            <text:p>SD,46,037,Day County,H1</text:p>
          </table:table-cell>
          <table:table-cell table:formula="of:=LEFT([.A2380];2)" office:value-type="string" office:string-value="SD" calcext:value-type="string">
            <text:p>SD</text:p>
          </table:table-cell>
          <table:table-cell table:formula="of:=MID([.A2380];4;6)" office:value-type="string" office:string-value="46,037" calcext:value-type="string">
            <text:p>46,037</text:p>
          </table:table-cell>
          <table:table-cell table:formula="of:=MID([.A2380];11;30)" office:value-type="string" office:string-value="Day County,H1" calcext:value-type="string">
            <text:p>Day County,H1</text:p>
          </table:table-cell>
          <table:table-cell office:value-type="string" calcext:value-type="string">
            <text:p>Day County</text:p>
          </table:table-cell>
          <table:table-cell/>
        </table:table-row>
        <table:table-row table:style-name="ro1">
          <table:table-cell office:value-type="string" calcext:value-type="string">
            <text:p>SD,46,039,Deuel County,H1</text:p>
          </table:table-cell>
          <table:table-cell table:formula="of:=LEFT([.A2381];2)" office:value-type="string" office:string-value="SD" calcext:value-type="string">
            <text:p>SD</text:p>
          </table:table-cell>
          <table:table-cell table:formula="of:=MID([.A2381];4;6)" office:value-type="string" office:string-value="46,039" calcext:value-type="string">
            <text:p>46,039</text:p>
          </table:table-cell>
          <table:table-cell table:formula="of:=MID([.A2381];11;30)" office:value-type="string" office:string-value="Deuel County,H1" calcext:value-type="string">
            <text:p>Deuel County,H1</text:p>
          </table:table-cell>
          <table:table-cell office:value-type="string" calcext:value-type="string">
            <text:p>Deuel County</text:p>
          </table:table-cell>
          <table:table-cell/>
        </table:table-row>
        <table:table-row table:style-name="ro1">
          <table:table-cell office:value-type="string" calcext:value-type="string">
            <text:p>SD,46,041,Dewey County,H1</text:p>
          </table:table-cell>
          <table:table-cell table:formula="of:=LEFT([.A2382];2)" office:value-type="string" office:string-value="SD" calcext:value-type="string">
            <text:p>SD</text:p>
          </table:table-cell>
          <table:table-cell table:formula="of:=MID([.A2382];4;6)" office:value-type="string" office:string-value="46,041" calcext:value-type="string">
            <text:p>46,041</text:p>
          </table:table-cell>
          <table:table-cell table:formula="of:=MID([.A2382];11;30)" office:value-type="string" office:string-value="Dewey County,H1" calcext:value-type="string">
            <text:p>Dewey County,H1</text:p>
          </table:table-cell>
          <table:table-cell office:value-type="string" calcext:value-type="string">
            <text:p>Dewey County</text:p>
          </table:table-cell>
          <table:table-cell/>
        </table:table-row>
        <table:table-row table:style-name="ro1">
          <table:table-cell office:value-type="string" calcext:value-type="string">
            <text:p>SD,46,043,Douglas County,H1</text:p>
          </table:table-cell>
          <table:table-cell table:formula="of:=LEFT([.A2383];2)" office:value-type="string" office:string-value="SD" calcext:value-type="string">
            <text:p>SD</text:p>
          </table:table-cell>
          <table:table-cell table:formula="of:=MID([.A2383];4;6)" office:value-type="string" office:string-value="46,043" calcext:value-type="string">
            <text:p>46,043</text:p>
          </table:table-cell>
          <table:table-cell table:formula="of:=MID([.A2383];11;30)" office:value-type="string" office:string-value="Douglas County,H1" calcext:value-type="string">
            <text:p>Douglas County,H1</text:p>
          </table:table-cell>
          <table:table-cell office:value-type="string" calcext:value-type="string">
            <text:p>Douglas County</text:p>
          </table:table-cell>
          <table:table-cell/>
        </table:table-row>
        <table:table-row table:style-name="ro1">
          <table:table-cell office:value-type="string" calcext:value-type="string">
            <text:p>SD,46,045,Edmunds County,H1</text:p>
          </table:table-cell>
          <table:table-cell table:formula="of:=LEFT([.A2384];2)" office:value-type="string" office:string-value="SD" calcext:value-type="string">
            <text:p>SD</text:p>
          </table:table-cell>
          <table:table-cell table:formula="of:=MID([.A2384];4;6)" office:value-type="string" office:string-value="46,045" calcext:value-type="string">
            <text:p>46,045</text:p>
          </table:table-cell>
          <table:table-cell table:formula="of:=MID([.A2384];11;30)" office:value-type="string" office:string-value="Edmunds County,H1" calcext:value-type="string">
            <text:p>Edmunds County,H1</text:p>
          </table:table-cell>
          <table:table-cell office:value-type="string" calcext:value-type="string">
            <text:p>Edmunds County</text:p>
          </table:table-cell>
          <table:table-cell/>
        </table:table-row>
        <table:table-row table:style-name="ro1">
          <table:table-cell office:value-type="string" calcext:value-type="string">
            <text:p>SD,46,047,Fall River County,H1</text:p>
          </table:table-cell>
          <table:table-cell table:formula="of:=LEFT([.A2385];2)" office:value-type="string" office:string-value="SD" calcext:value-type="string">
            <text:p>SD</text:p>
          </table:table-cell>
          <table:table-cell table:formula="of:=MID([.A2385];4;6)" office:value-type="string" office:string-value="46,047" calcext:value-type="string">
            <text:p>46,047</text:p>
          </table:table-cell>
          <table:table-cell table:formula="of:=MID([.A2385];11;30)" office:value-type="string" office:string-value="Fall River County,H1" calcext:value-type="string">
            <text:p>Fall River County,H1</text:p>
          </table:table-cell>
          <table:table-cell office:value-type="string" calcext:value-type="string">
            <text:p>Fall River County</text:p>
          </table:table-cell>
          <table:table-cell/>
        </table:table-row>
        <table:table-row table:style-name="ro1">
          <table:table-cell office:value-type="string" calcext:value-type="string">
            <text:p>SD,46,049,Faulk County,H1</text:p>
          </table:table-cell>
          <table:table-cell table:formula="of:=LEFT([.A2386];2)" office:value-type="string" office:string-value="SD" calcext:value-type="string">
            <text:p>SD</text:p>
          </table:table-cell>
          <table:table-cell table:formula="of:=MID([.A2386];4;6)" office:value-type="string" office:string-value="46,049" calcext:value-type="string">
            <text:p>46,049</text:p>
          </table:table-cell>
          <table:table-cell table:formula="of:=MID([.A2386];11;30)" office:value-type="string" office:string-value="Faulk County,H1" calcext:value-type="string">
            <text:p>Faulk County,H1</text:p>
          </table:table-cell>
          <table:table-cell office:value-type="string" calcext:value-type="string">
            <text:p>Faulk County</text:p>
          </table:table-cell>
          <table:table-cell/>
        </table:table-row>
        <table:table-row table:style-name="ro1">
          <table:table-cell office:value-type="string" calcext:value-type="string">
            <text:p>SD,46,051,Grant County,H1</text:p>
          </table:table-cell>
          <table:table-cell table:formula="of:=LEFT([.A2387];2)" office:value-type="string" office:string-value="SD" calcext:value-type="string">
            <text:p>SD</text:p>
          </table:table-cell>
          <table:table-cell table:formula="of:=MID([.A2387];4;6)" office:value-type="string" office:string-value="46,051" calcext:value-type="string">
            <text:p>46,051</text:p>
          </table:table-cell>
          <table:table-cell table:formula="of:=MID([.A2387];11;30)" office:value-type="string" office:string-value="Grant County,H1" calcext:value-type="string">
            <text:p>Grant County,H1</text:p>
          </table:table-cell>
          <table:table-cell office:value-type="string" calcext:value-type="string">
            <text:p>Grant County</text:p>
          </table:table-cell>
          <table:table-cell/>
        </table:table-row>
        <table:table-row table:style-name="ro1">
          <table:table-cell office:value-type="string" calcext:value-type="string">
            <text:p>SD,46,053,Gregory County,H1</text:p>
          </table:table-cell>
          <table:table-cell table:formula="of:=LEFT([.A2388];2)" office:value-type="string" office:string-value="SD" calcext:value-type="string">
            <text:p>SD</text:p>
          </table:table-cell>
          <table:table-cell table:formula="of:=MID([.A2388];4;6)" office:value-type="string" office:string-value="46,053" calcext:value-type="string">
            <text:p>46,053</text:p>
          </table:table-cell>
          <table:table-cell table:formula="of:=MID([.A2388];11;30)" office:value-type="string" office:string-value="Gregory County,H1" calcext:value-type="string">
            <text:p>Gregory County,H1</text:p>
          </table:table-cell>
          <table:table-cell office:value-type="string" calcext:value-type="string">
            <text:p>Gregory County</text:p>
          </table:table-cell>
          <table:table-cell/>
        </table:table-row>
        <table:table-row table:style-name="ro1">
          <table:table-cell office:value-type="string" calcext:value-type="string">
            <text:p>SD,46,055,Haakon County,H1</text:p>
          </table:table-cell>
          <table:table-cell table:formula="of:=LEFT([.A2389];2)" office:value-type="string" office:string-value="SD" calcext:value-type="string">
            <text:p>SD</text:p>
          </table:table-cell>
          <table:table-cell table:formula="of:=MID([.A2389];4;6)" office:value-type="string" office:string-value="46,055" calcext:value-type="string">
            <text:p>46,055</text:p>
          </table:table-cell>
          <table:table-cell table:formula="of:=MID([.A2389];11;30)" office:value-type="string" office:string-value="Haakon County,H1" calcext:value-type="string">
            <text:p>Haakon County,H1</text:p>
          </table:table-cell>
          <table:table-cell office:value-type="string" calcext:value-type="string">
            <text:p>Haakon County</text:p>
          </table:table-cell>
          <table:table-cell/>
        </table:table-row>
        <table:table-row table:style-name="ro1">
          <table:table-cell office:value-type="string" calcext:value-type="string">
            <text:p>SD,46,057,Hamlin County,H1</text:p>
          </table:table-cell>
          <table:table-cell table:formula="of:=LEFT([.A2390];2)" office:value-type="string" office:string-value="SD" calcext:value-type="string">
            <text:p>SD</text:p>
          </table:table-cell>
          <table:table-cell table:formula="of:=MID([.A2390];4;6)" office:value-type="string" office:string-value="46,057" calcext:value-type="string">
            <text:p>46,057</text:p>
          </table:table-cell>
          <table:table-cell table:formula="of:=MID([.A2390];11;30)" office:value-type="string" office:string-value="Hamlin County,H1" calcext:value-type="string">
            <text:p>Hamlin County,H1</text:p>
          </table:table-cell>
          <table:table-cell office:value-type="string" calcext:value-type="string">
            <text:p>Hamlin County</text:p>
          </table:table-cell>
          <table:table-cell/>
        </table:table-row>
        <table:table-row table:style-name="ro1">
          <table:table-cell office:value-type="string" calcext:value-type="string">
            <text:p>SD,46,059,Hand County,H1</text:p>
          </table:table-cell>
          <table:table-cell table:formula="of:=LEFT([.A2391];2)" office:value-type="string" office:string-value="SD" calcext:value-type="string">
            <text:p>SD</text:p>
          </table:table-cell>
          <table:table-cell table:formula="of:=MID([.A2391];4;6)" office:value-type="string" office:string-value="46,059" calcext:value-type="string">
            <text:p>46,059</text:p>
          </table:table-cell>
          <table:table-cell table:formula="of:=MID([.A2391];11;30)" office:value-type="string" office:string-value="Hand County,H1" calcext:value-type="string">
            <text:p>Hand County,H1</text:p>
          </table:table-cell>
          <table:table-cell office:value-type="string" calcext:value-type="string">
            <text:p>Hand County</text:p>
          </table:table-cell>
          <table:table-cell/>
        </table:table-row>
        <table:table-row table:style-name="ro1">
          <table:table-cell office:value-type="string" calcext:value-type="string">
            <text:p>SD,46,061,Hanson County,H1</text:p>
          </table:table-cell>
          <table:table-cell table:formula="of:=LEFT([.A2392];2)" office:value-type="string" office:string-value="SD" calcext:value-type="string">
            <text:p>SD</text:p>
          </table:table-cell>
          <table:table-cell table:formula="of:=MID([.A2392];4;6)" office:value-type="string" office:string-value="46,061" calcext:value-type="string">
            <text:p>46,061</text:p>
          </table:table-cell>
          <table:table-cell table:formula="of:=MID([.A2392];11;30)" office:value-type="string" office:string-value="Hanson County,H1" calcext:value-type="string">
            <text:p>Hanson County,H1</text:p>
          </table:table-cell>
          <table:table-cell office:value-type="string" calcext:value-type="string">
            <text:p>Hanson County</text:p>
          </table:table-cell>
          <table:table-cell/>
        </table:table-row>
        <table:table-row table:style-name="ro1">
          <table:table-cell office:value-type="string" calcext:value-type="string">
            <text:p>SD,46,063,Harding County,H1</text:p>
          </table:table-cell>
          <table:table-cell table:formula="of:=LEFT([.A2393];2)" office:value-type="string" office:string-value="SD" calcext:value-type="string">
            <text:p>SD</text:p>
          </table:table-cell>
          <table:table-cell table:formula="of:=MID([.A2393];4;6)" office:value-type="string" office:string-value="46,063" calcext:value-type="string">
            <text:p>46,063</text:p>
          </table:table-cell>
          <table:table-cell table:formula="of:=MID([.A2393];11;30)" office:value-type="string" office:string-value="Harding County,H1" calcext:value-type="string">
            <text:p>Harding County,H1</text:p>
          </table:table-cell>
          <table:table-cell office:value-type="string" calcext:value-type="string">
            <text:p>Harding County</text:p>
          </table:table-cell>
          <table:table-cell/>
        </table:table-row>
        <table:table-row table:style-name="ro1">
          <table:table-cell office:value-type="string" calcext:value-type="string">
            <text:p>SD,46,065,Hughes County,H1</text:p>
          </table:table-cell>
          <table:table-cell table:formula="of:=LEFT([.A2394];2)" office:value-type="string" office:string-value="SD" calcext:value-type="string">
            <text:p>SD</text:p>
          </table:table-cell>
          <table:table-cell table:formula="of:=MID([.A2394];4;6)" office:value-type="string" office:string-value="46,065" calcext:value-type="string">
            <text:p>46,065</text:p>
          </table:table-cell>
          <table:table-cell table:formula="of:=MID([.A2394];11;30)" office:value-type="string" office:string-value="Hughes County,H1" calcext:value-type="string">
            <text:p>Hughes County,H1</text:p>
          </table:table-cell>
          <table:table-cell office:value-type="string" calcext:value-type="string">
            <text:p>Hughes County</text:p>
          </table:table-cell>
          <table:table-cell/>
        </table:table-row>
        <table:table-row table:style-name="ro1">
          <table:table-cell office:value-type="string" calcext:value-type="string">
            <text:p>SD,46,067,Hutchinson County,H1</text:p>
          </table:table-cell>
          <table:table-cell table:formula="of:=LEFT([.A2395];2)" office:value-type="string" office:string-value="SD" calcext:value-type="string">
            <text:p>SD</text:p>
          </table:table-cell>
          <table:table-cell table:formula="of:=MID([.A2395];4;6)" office:value-type="string" office:string-value="46,067" calcext:value-type="string">
            <text:p>46,067</text:p>
          </table:table-cell>
          <table:table-cell table:formula="of:=MID([.A2395];11;30)" office:value-type="string" office:string-value="Hutchinson County,H1" calcext:value-type="string">
            <text:p>Hutchinson County,H1</text:p>
          </table:table-cell>
          <table:table-cell office:value-type="string" calcext:value-type="string">
            <text:p>Hutchinson County</text:p>
          </table:table-cell>
          <table:table-cell/>
        </table:table-row>
        <table:table-row table:style-name="ro1">
          <table:table-cell office:value-type="string" calcext:value-type="string">
            <text:p>SD,46,069,Hyde County,H1</text:p>
          </table:table-cell>
          <table:table-cell table:formula="of:=LEFT([.A2396];2)" office:value-type="string" office:string-value="SD" calcext:value-type="string">
            <text:p>SD</text:p>
          </table:table-cell>
          <table:table-cell table:formula="of:=MID([.A2396];4;6)" office:value-type="string" office:string-value="46,069" calcext:value-type="string">
            <text:p>46,069</text:p>
          </table:table-cell>
          <table:table-cell table:formula="of:=MID([.A2396];11;30)" office:value-type="string" office:string-value="Hyde County,H1" calcext:value-type="string">
            <text:p>Hyde County,H1</text:p>
          </table:table-cell>
          <table:table-cell office:value-type="string" calcext:value-type="string">
            <text:p>Hyde County</text:p>
          </table:table-cell>
          <table:table-cell/>
        </table:table-row>
        <table:table-row table:style-name="ro1">
          <table:table-cell office:value-type="string" calcext:value-type="string">
            <text:p>SD,46,071,Jackson County,H1</text:p>
          </table:table-cell>
          <table:table-cell table:formula="of:=LEFT([.A2397];2)" office:value-type="string" office:string-value="SD" calcext:value-type="string">
            <text:p>SD</text:p>
          </table:table-cell>
          <table:table-cell table:formula="of:=MID([.A2397];4;6)" office:value-type="string" office:string-value="46,071" calcext:value-type="string">
            <text:p>46,071</text:p>
          </table:table-cell>
          <table:table-cell table:formula="of:=MID([.A2397];11;30)" office:value-type="string" office:string-value="Jackson County,H1" calcext:value-type="string">
            <text:p>Jackson County,H1</text:p>
          </table:table-cell>
          <table:table-cell office:value-type="string" calcext:value-type="string">
            <text:p>Jackson County</text:p>
          </table:table-cell>
          <table:table-cell/>
        </table:table-row>
        <table:table-row table:style-name="ro1">
          <table:table-cell office:value-type="string" calcext:value-type="string">
            <text:p>SD,46,073,Jerauld County,H1</text:p>
          </table:table-cell>
          <table:table-cell table:formula="of:=LEFT([.A2398];2)" office:value-type="string" office:string-value="SD" calcext:value-type="string">
            <text:p>SD</text:p>
          </table:table-cell>
          <table:table-cell table:formula="of:=MID([.A2398];4;6)" office:value-type="string" office:string-value="46,073" calcext:value-type="string">
            <text:p>46,073</text:p>
          </table:table-cell>
          <table:table-cell table:formula="of:=MID([.A2398];11;30)" office:value-type="string" office:string-value="Jerauld County,H1" calcext:value-type="string">
            <text:p>Jerauld County,H1</text:p>
          </table:table-cell>
          <table:table-cell office:value-type="string" calcext:value-type="string">
            <text:p>Jerauld County</text:p>
          </table:table-cell>
          <table:table-cell/>
        </table:table-row>
        <table:table-row table:style-name="ro1">
          <table:table-cell office:value-type="string" calcext:value-type="string">
            <text:p>SD,46,075,Jones County,H1</text:p>
          </table:table-cell>
          <table:table-cell table:formula="of:=LEFT([.A2399];2)" office:value-type="string" office:string-value="SD" calcext:value-type="string">
            <text:p>SD</text:p>
          </table:table-cell>
          <table:table-cell table:formula="of:=MID([.A2399];4;6)" office:value-type="string" office:string-value="46,075" calcext:value-type="string">
            <text:p>46,075</text:p>
          </table:table-cell>
          <table:table-cell table:formula="of:=MID([.A2399];11;30)" office:value-type="string" office:string-value="Jones County,H1" calcext:value-type="string">
            <text:p>Jones County,H1</text:p>
          </table:table-cell>
          <table:table-cell office:value-type="string" calcext:value-type="string">
            <text:p>Jones County</text:p>
          </table:table-cell>
          <table:table-cell/>
        </table:table-row>
        <table:table-row table:style-name="ro1">
          <table:table-cell office:value-type="string" calcext:value-type="string">
            <text:p>SD,46,077,Kingsbury County,H1</text:p>
          </table:table-cell>
          <table:table-cell table:formula="of:=LEFT([.A2400];2)" office:value-type="string" office:string-value="SD" calcext:value-type="string">
            <text:p>SD</text:p>
          </table:table-cell>
          <table:table-cell table:formula="of:=MID([.A2400];4;6)" office:value-type="string" office:string-value="46,077" calcext:value-type="string">
            <text:p>46,077</text:p>
          </table:table-cell>
          <table:table-cell table:formula="of:=MID([.A2400];11;30)" office:value-type="string" office:string-value="Kingsbury County,H1" calcext:value-type="string">
            <text:p>Kingsbury County,H1</text:p>
          </table:table-cell>
          <table:table-cell office:value-type="string" calcext:value-type="string">
            <text:p>Kingsbury County</text:p>
          </table:table-cell>
          <table:table-cell/>
        </table:table-row>
        <table:table-row table:style-name="ro1">
          <table:table-cell office:value-type="string" calcext:value-type="string">
            <text:p>SD,46,079,Lake County,H1</text:p>
          </table:table-cell>
          <table:table-cell table:formula="of:=LEFT([.A2401];2)" office:value-type="string" office:string-value="SD" calcext:value-type="string">
            <text:p>SD</text:p>
          </table:table-cell>
          <table:table-cell table:formula="of:=MID([.A2401];4;6)" office:value-type="string" office:string-value="46,079" calcext:value-type="string">
            <text:p>46,079</text:p>
          </table:table-cell>
          <table:table-cell table:formula="of:=MID([.A2401];11;30)" office:value-type="string" office:string-value="Lake County,H1" calcext:value-type="string">
            <text:p>Lake County,H1</text:p>
          </table:table-cell>
          <table:table-cell office:value-type="string" calcext:value-type="string">
            <text:p>Lake County</text:p>
          </table:table-cell>
          <table:table-cell/>
        </table:table-row>
        <table:table-row table:style-name="ro1">
          <table:table-cell office:value-type="string" calcext:value-type="string">
            <text:p>SD,46,081,Lawrence County,H1</text:p>
          </table:table-cell>
          <table:table-cell table:formula="of:=LEFT([.A2402];2)" office:value-type="string" office:string-value="SD" calcext:value-type="string">
            <text:p>SD</text:p>
          </table:table-cell>
          <table:table-cell table:formula="of:=MID([.A2402];4;6)" office:value-type="string" office:string-value="46,081" calcext:value-type="string">
            <text:p>46,081</text:p>
          </table:table-cell>
          <table:table-cell table:formula="of:=MID([.A2402];11;30)" office:value-type="string" office:string-value="Lawrence County,H1" calcext:value-type="string">
            <text:p>Lawrence County,H1</text:p>
          </table:table-cell>
          <table:table-cell office:value-type="string" calcext:value-type="string">
            <text:p>Lawrence County</text:p>
          </table:table-cell>
          <table:table-cell/>
        </table:table-row>
        <table:table-row table:style-name="ro1">
          <table:table-cell office:value-type="string" calcext:value-type="string">
            <text:p>SD,46,083,Lincoln County,H1</text:p>
          </table:table-cell>
          <table:table-cell table:formula="of:=LEFT([.A2403];2)" office:value-type="string" office:string-value="SD" calcext:value-type="string">
            <text:p>SD</text:p>
          </table:table-cell>
          <table:table-cell table:formula="of:=MID([.A2403];4;6)" office:value-type="string" office:string-value="46,083" calcext:value-type="string">
            <text:p>46,083</text:p>
          </table:table-cell>
          <table:table-cell table:formula="of:=MID([.A2403];11;30)" office:value-type="string" office:string-value="Lincoln County,H1" calcext:value-type="string">
            <text:p>Lincoln County,H1</text:p>
          </table:table-cell>
          <table:table-cell office:value-type="string" calcext:value-type="string">
            <text:p>Lincoln County</text:p>
          </table:table-cell>
          <table:table-cell/>
        </table:table-row>
        <table:table-row table:style-name="ro1">
          <table:table-cell office:value-type="string" calcext:value-type="string">
            <text:p>SD,46,085,Lyman County,H1</text:p>
          </table:table-cell>
          <table:table-cell table:formula="of:=LEFT([.A2404];2)" office:value-type="string" office:string-value="SD" calcext:value-type="string">
            <text:p>SD</text:p>
          </table:table-cell>
          <table:table-cell table:formula="of:=MID([.A2404];4;6)" office:value-type="string" office:string-value="46,085" calcext:value-type="string">
            <text:p>46,085</text:p>
          </table:table-cell>
          <table:table-cell table:formula="of:=MID([.A2404];11;30)" office:value-type="string" office:string-value="Lyman County,H1" calcext:value-type="string">
            <text:p>Lyman County,H1</text:p>
          </table:table-cell>
          <table:table-cell office:value-type="string" calcext:value-type="string">
            <text:p>Lyman County</text:p>
          </table:table-cell>
          <table:table-cell/>
        </table:table-row>
        <table:table-row table:style-name="ro1">
          <table:table-cell office:value-type="string" calcext:value-type="string">
            <text:p>SD,46,087,McCook County,H1</text:p>
          </table:table-cell>
          <table:table-cell table:formula="of:=LEFT([.A2405];2)" office:value-type="string" office:string-value="SD" calcext:value-type="string">
            <text:p>SD</text:p>
          </table:table-cell>
          <table:table-cell table:formula="of:=MID([.A2405];4;6)" office:value-type="string" office:string-value="46,087" calcext:value-type="string">
            <text:p>46,087</text:p>
          </table:table-cell>
          <table:table-cell table:formula="of:=MID([.A2405];11;30)" office:value-type="string" office:string-value="McCook County,H1" calcext:value-type="string">
            <text:p>McCook County,H1</text:p>
          </table:table-cell>
          <table:table-cell office:value-type="string" calcext:value-type="string">
            <text:p>McCook County</text:p>
          </table:table-cell>
          <table:table-cell/>
        </table:table-row>
        <table:table-row table:style-name="ro1">
          <table:table-cell office:value-type="string" calcext:value-type="string">
            <text:p>SD,46,089,McPherson County,H1</text:p>
          </table:table-cell>
          <table:table-cell table:formula="of:=LEFT([.A2406];2)" office:value-type="string" office:string-value="SD" calcext:value-type="string">
            <text:p>SD</text:p>
          </table:table-cell>
          <table:table-cell table:formula="of:=MID([.A2406];4;6)" office:value-type="string" office:string-value="46,089" calcext:value-type="string">
            <text:p>46,089</text:p>
          </table:table-cell>
          <table:table-cell table:formula="of:=MID([.A2406];11;30)" office:value-type="string" office:string-value="McPherson County,H1" calcext:value-type="string">
            <text:p>McPherson County,H1</text:p>
          </table:table-cell>
          <table:table-cell office:value-type="string" calcext:value-type="string">
            <text:p>McPherson County</text:p>
          </table:table-cell>
          <table:table-cell/>
        </table:table-row>
        <table:table-row table:style-name="ro1">
          <table:table-cell office:value-type="string" calcext:value-type="string">
            <text:p>SD,46,091,Marshall County,H1</text:p>
          </table:table-cell>
          <table:table-cell table:formula="of:=LEFT([.A2407];2)" office:value-type="string" office:string-value="SD" calcext:value-type="string">
            <text:p>SD</text:p>
          </table:table-cell>
          <table:table-cell table:formula="of:=MID([.A2407];4;6)" office:value-type="string" office:string-value="46,091" calcext:value-type="string">
            <text:p>46,091</text:p>
          </table:table-cell>
          <table:table-cell table:formula="of:=MID([.A2407];11;30)" office:value-type="string" office:string-value="Marshall County,H1" calcext:value-type="string">
            <text:p>Marshall County,H1</text:p>
          </table:table-cell>
          <table:table-cell office:value-type="string" calcext:value-type="string">
            <text:p>Marshall County</text:p>
          </table:table-cell>
          <table:table-cell/>
        </table:table-row>
        <table:table-row table:style-name="ro1">
          <table:table-cell office:value-type="string" calcext:value-type="string">
            <text:p>SD,46,093,Meade County,H1</text:p>
          </table:table-cell>
          <table:table-cell table:formula="of:=LEFT([.A2408];2)" office:value-type="string" office:string-value="SD" calcext:value-type="string">
            <text:p>SD</text:p>
          </table:table-cell>
          <table:table-cell table:formula="of:=MID([.A2408];4;6)" office:value-type="string" office:string-value="46,093" calcext:value-type="string">
            <text:p>46,093</text:p>
          </table:table-cell>
          <table:table-cell table:formula="of:=MID([.A2408];11;30)" office:value-type="string" office:string-value="Meade County,H1" calcext:value-type="string">
            <text:p>Meade County,H1</text:p>
          </table:table-cell>
          <table:table-cell office:value-type="string" calcext:value-type="string">
            <text:p>Meade County</text:p>
          </table:table-cell>
          <table:table-cell/>
        </table:table-row>
        <table:table-row table:style-name="ro1">
          <table:table-cell office:value-type="string" calcext:value-type="string">
            <text:p>SD,46,095,Mellette County,H1</text:p>
          </table:table-cell>
          <table:table-cell table:formula="of:=LEFT([.A2409];2)" office:value-type="string" office:string-value="SD" calcext:value-type="string">
            <text:p>SD</text:p>
          </table:table-cell>
          <table:table-cell table:formula="of:=MID([.A2409];4;6)" office:value-type="string" office:string-value="46,095" calcext:value-type="string">
            <text:p>46,095</text:p>
          </table:table-cell>
          <table:table-cell table:formula="of:=MID([.A2409];11;30)" office:value-type="string" office:string-value="Mellette County,H1" calcext:value-type="string">
            <text:p>Mellette County,H1</text:p>
          </table:table-cell>
          <table:table-cell office:value-type="string" calcext:value-type="string">
            <text:p>Mellette County</text:p>
          </table:table-cell>
          <table:table-cell/>
        </table:table-row>
        <table:table-row table:style-name="ro1">
          <table:table-cell office:value-type="string" calcext:value-type="string">
            <text:p>SD,46,097,Miner County,H1</text:p>
          </table:table-cell>
          <table:table-cell table:formula="of:=LEFT([.A2410];2)" office:value-type="string" office:string-value="SD" calcext:value-type="string">
            <text:p>SD</text:p>
          </table:table-cell>
          <table:table-cell table:formula="of:=MID([.A2410];4;6)" office:value-type="string" office:string-value="46,097" calcext:value-type="string">
            <text:p>46,097</text:p>
          </table:table-cell>
          <table:table-cell table:formula="of:=MID([.A2410];11;30)" office:value-type="string" office:string-value="Miner County,H1" calcext:value-type="string">
            <text:p>Miner County,H1</text:p>
          </table:table-cell>
          <table:table-cell office:value-type="string" calcext:value-type="string">
            <text:p>Miner County</text:p>
          </table:table-cell>
          <table:table-cell/>
        </table:table-row>
        <table:table-row table:style-name="ro1">
          <table:table-cell office:value-type="string" calcext:value-type="string">
            <text:p>SD,46,099,Minnehaha County,H1</text:p>
          </table:table-cell>
          <table:table-cell table:formula="of:=LEFT([.A2411];2)" office:value-type="string" office:string-value="SD" calcext:value-type="string">
            <text:p>SD</text:p>
          </table:table-cell>
          <table:table-cell table:formula="of:=MID([.A2411];4;6)" office:value-type="string" office:string-value="46,099" calcext:value-type="string">
            <text:p>46,099</text:p>
          </table:table-cell>
          <table:table-cell table:formula="of:=MID([.A2411];11;30)" office:value-type="string" office:string-value="Minnehaha County,H1" calcext:value-type="string">
            <text:p>Minnehaha County,H1</text:p>
          </table:table-cell>
          <table:table-cell office:value-type="string" calcext:value-type="string">
            <text:p>Minnehaha County</text:p>
          </table:table-cell>
          <table:table-cell/>
        </table:table-row>
        <table:table-row table:style-name="ro1">
          <table:table-cell office:value-type="string" calcext:value-type="string">
            <text:p>SD,46,101,Moody County,H1</text:p>
          </table:table-cell>
          <table:table-cell table:formula="of:=LEFT([.A2412];2)" office:value-type="string" office:string-value="SD" calcext:value-type="string">
            <text:p>SD</text:p>
          </table:table-cell>
          <table:table-cell table:formula="of:=MID([.A2412];4;6)" office:value-type="string" office:string-value="46,101" calcext:value-type="string">
            <text:p>46,101</text:p>
          </table:table-cell>
          <table:table-cell table:formula="of:=MID([.A2412];11;30)" office:value-type="string" office:string-value="Moody County,H1" calcext:value-type="string">
            <text:p>Moody County,H1</text:p>
          </table:table-cell>
          <table:table-cell office:value-type="string" calcext:value-type="string">
            <text:p>Moody County</text:p>
          </table:table-cell>
          <table:table-cell/>
        </table:table-row>
        <table:table-row table:style-name="ro1">
          <table:table-cell office:value-type="string" calcext:value-type="string">
            <text:p>SD,46,103,Pennington County,H1</text:p>
          </table:table-cell>
          <table:table-cell table:formula="of:=LEFT([.A2413];2)" office:value-type="string" office:string-value="SD" calcext:value-type="string">
            <text:p>SD</text:p>
          </table:table-cell>
          <table:table-cell table:formula="of:=MID([.A2413];4;6)" office:value-type="string" office:string-value="46,103" calcext:value-type="string">
            <text:p>46,103</text:p>
          </table:table-cell>
          <table:table-cell table:formula="of:=MID([.A2413];11;30)" office:value-type="string" office:string-value="Pennington County,H1" calcext:value-type="string">
            <text:p>Pennington County,H1</text:p>
          </table:table-cell>
          <table:table-cell office:value-type="string" calcext:value-type="string">
            <text:p>Pennington County</text:p>
          </table:table-cell>
          <table:table-cell/>
        </table:table-row>
        <table:table-row table:style-name="ro1">
          <table:table-cell office:value-type="string" calcext:value-type="string">
            <text:p>SD,46,105,Perkins County,H1</text:p>
          </table:table-cell>
          <table:table-cell table:formula="of:=LEFT([.A2414];2)" office:value-type="string" office:string-value="SD" calcext:value-type="string">
            <text:p>SD</text:p>
          </table:table-cell>
          <table:table-cell table:formula="of:=MID([.A2414];4;6)" office:value-type="string" office:string-value="46,105" calcext:value-type="string">
            <text:p>46,105</text:p>
          </table:table-cell>
          <table:table-cell table:formula="of:=MID([.A2414];11;30)" office:value-type="string" office:string-value="Perkins County,H1" calcext:value-type="string">
            <text:p>Perkins County,H1</text:p>
          </table:table-cell>
          <table:table-cell office:value-type="string" calcext:value-type="string">
            <text:p>Perkins County</text:p>
          </table:table-cell>
          <table:table-cell/>
        </table:table-row>
        <table:table-row table:style-name="ro1">
          <table:table-cell office:value-type="string" calcext:value-type="string">
            <text:p>SD,46,107,Potter County,H1</text:p>
          </table:table-cell>
          <table:table-cell table:formula="of:=LEFT([.A2415];2)" office:value-type="string" office:string-value="SD" calcext:value-type="string">
            <text:p>SD</text:p>
          </table:table-cell>
          <table:table-cell table:formula="of:=MID([.A2415];4;6)" office:value-type="string" office:string-value="46,107" calcext:value-type="string">
            <text:p>46,107</text:p>
          </table:table-cell>
          <table:table-cell table:formula="of:=MID([.A2415];11;30)" office:value-type="string" office:string-value="Potter County,H1" calcext:value-type="string">
            <text:p>Potter County,H1</text:p>
          </table:table-cell>
          <table:table-cell office:value-type="string" calcext:value-type="string">
            <text:p>Potter County</text:p>
          </table:table-cell>
          <table:table-cell/>
        </table:table-row>
        <table:table-row table:style-name="ro1">
          <table:table-cell office:value-type="string" calcext:value-type="string">
            <text:p>SD,46,109,Roberts County,H1</text:p>
          </table:table-cell>
          <table:table-cell table:formula="of:=LEFT([.A2416];2)" office:value-type="string" office:string-value="SD" calcext:value-type="string">
            <text:p>SD</text:p>
          </table:table-cell>
          <table:table-cell table:formula="of:=MID([.A2416];4;6)" office:value-type="string" office:string-value="46,109" calcext:value-type="string">
            <text:p>46,109</text:p>
          </table:table-cell>
          <table:table-cell table:formula="of:=MID([.A2416];11;30)" office:value-type="string" office:string-value="Roberts County,H1" calcext:value-type="string">
            <text:p>Roberts County,H1</text:p>
          </table:table-cell>
          <table:table-cell office:value-type="string" calcext:value-type="string">
            <text:p>Roberts County</text:p>
          </table:table-cell>
          <table:table-cell/>
        </table:table-row>
        <table:table-row table:style-name="ro1">
          <table:table-cell office:value-type="string" calcext:value-type="string">
            <text:p>SD,46,111,Sanborn County,H1</text:p>
          </table:table-cell>
          <table:table-cell table:formula="of:=LEFT([.A2417];2)" office:value-type="string" office:string-value="SD" calcext:value-type="string">
            <text:p>SD</text:p>
          </table:table-cell>
          <table:table-cell table:formula="of:=MID([.A2417];4;6)" office:value-type="string" office:string-value="46,111" calcext:value-type="string">
            <text:p>46,111</text:p>
          </table:table-cell>
          <table:table-cell table:formula="of:=MID([.A2417];11;30)" office:value-type="string" office:string-value="Sanborn County,H1" calcext:value-type="string">
            <text:p>Sanborn County,H1</text:p>
          </table:table-cell>
          <table:table-cell office:value-type="string" calcext:value-type="string">
            <text:p>Sanborn County</text:p>
          </table:table-cell>
          <table:table-cell/>
        </table:table-row>
        <table:table-row table:style-name="ro1">
          <table:table-cell office:value-type="string" calcext:value-type="string">
            <text:p>SD,46,113,Shannon County,H1</text:p>
          </table:table-cell>
          <table:table-cell table:formula="of:=LEFT([.A2418];2)" office:value-type="string" office:string-value="SD" calcext:value-type="string">
            <text:p>SD</text:p>
          </table:table-cell>
          <table:table-cell table:formula="of:=MID([.A2418];4;6)" office:value-type="string" office:string-value="46,113" calcext:value-type="string">
            <text:p>46,113</text:p>
          </table:table-cell>
          <table:table-cell table:formula="of:=MID([.A2418];11;30)" office:value-type="string" office:string-value="Shannon County,H1" calcext:value-type="string">
            <text:p>Shannon County,H1</text:p>
          </table:table-cell>
          <table:table-cell office:value-type="string" calcext:value-type="string">
            <text:p>Shannon County</text:p>
          </table:table-cell>
          <table:table-cell/>
        </table:table-row>
        <table:table-row table:style-name="ro1">
          <table:table-cell office:value-type="string" calcext:value-type="string">
            <text:p>SD,46,115,Spink County,H1</text:p>
          </table:table-cell>
          <table:table-cell table:formula="of:=LEFT([.A2419];2)" office:value-type="string" office:string-value="SD" calcext:value-type="string">
            <text:p>SD</text:p>
          </table:table-cell>
          <table:table-cell table:formula="of:=MID([.A2419];4;6)" office:value-type="string" office:string-value="46,115" calcext:value-type="string">
            <text:p>46,115</text:p>
          </table:table-cell>
          <table:table-cell table:formula="of:=MID([.A2419];11;30)" office:value-type="string" office:string-value="Spink County,H1" calcext:value-type="string">
            <text:p>Spink County,H1</text:p>
          </table:table-cell>
          <table:table-cell office:value-type="string" calcext:value-type="string">
            <text:p>Spink County</text:p>
          </table:table-cell>
          <table:table-cell/>
        </table:table-row>
        <table:table-row table:style-name="ro1">
          <table:table-cell office:value-type="string" calcext:value-type="string">
            <text:p>SD,46,117,Stanley County,H1</text:p>
          </table:table-cell>
          <table:table-cell table:formula="of:=LEFT([.A2420];2)" office:value-type="string" office:string-value="SD" calcext:value-type="string">
            <text:p>SD</text:p>
          </table:table-cell>
          <table:table-cell table:formula="of:=MID([.A2420];4;6)" office:value-type="string" office:string-value="46,117" calcext:value-type="string">
            <text:p>46,117</text:p>
          </table:table-cell>
          <table:table-cell table:formula="of:=MID([.A2420];11;30)" office:value-type="string" office:string-value="Stanley County,H1" calcext:value-type="string">
            <text:p>Stanley County,H1</text:p>
          </table:table-cell>
          <table:table-cell office:value-type="string" calcext:value-type="string">
            <text:p>Stanley County</text:p>
          </table:table-cell>
          <table:table-cell/>
        </table:table-row>
        <table:table-row table:style-name="ro1">
          <table:table-cell office:value-type="string" calcext:value-type="string">
            <text:p>SD,46,119,Sully County,H1</text:p>
          </table:table-cell>
          <table:table-cell table:formula="of:=LEFT([.A2421];2)" office:value-type="string" office:string-value="SD" calcext:value-type="string">
            <text:p>SD</text:p>
          </table:table-cell>
          <table:table-cell table:formula="of:=MID([.A2421];4;6)" office:value-type="string" office:string-value="46,119" calcext:value-type="string">
            <text:p>46,119</text:p>
          </table:table-cell>
          <table:table-cell table:formula="of:=MID([.A2421];11;30)" office:value-type="string" office:string-value="Sully County,H1" calcext:value-type="string">
            <text:p>Sully County,H1</text:p>
          </table:table-cell>
          <table:table-cell office:value-type="string" calcext:value-type="string">
            <text:p>Sully County</text:p>
          </table:table-cell>
          <table:table-cell/>
        </table:table-row>
        <table:table-row table:style-name="ro1">
          <table:table-cell office:value-type="string" calcext:value-type="string">
            <text:p>SD,46,121,Todd County,H1</text:p>
          </table:table-cell>
          <table:table-cell table:formula="of:=LEFT([.A2422];2)" office:value-type="string" office:string-value="SD" calcext:value-type="string">
            <text:p>SD</text:p>
          </table:table-cell>
          <table:table-cell table:formula="of:=MID([.A2422];4;6)" office:value-type="string" office:string-value="46,121" calcext:value-type="string">
            <text:p>46,121</text:p>
          </table:table-cell>
          <table:table-cell table:formula="of:=MID([.A2422];11;30)" office:value-type="string" office:string-value="Todd County,H1" calcext:value-type="string">
            <text:p>Todd County,H1</text:p>
          </table:table-cell>
          <table:table-cell office:value-type="string" calcext:value-type="string">
            <text:p>Todd County</text:p>
          </table:table-cell>
          <table:table-cell/>
        </table:table-row>
        <table:table-row table:style-name="ro1">
          <table:table-cell office:value-type="string" calcext:value-type="string">
            <text:p>SD,46,123,Tripp County,H1</text:p>
          </table:table-cell>
          <table:table-cell table:formula="of:=LEFT([.A2423];2)" office:value-type="string" office:string-value="SD" calcext:value-type="string">
            <text:p>SD</text:p>
          </table:table-cell>
          <table:table-cell table:formula="of:=MID([.A2423];4;6)" office:value-type="string" office:string-value="46,123" calcext:value-type="string">
            <text:p>46,123</text:p>
          </table:table-cell>
          <table:table-cell table:formula="of:=MID([.A2423];11;30)" office:value-type="string" office:string-value="Tripp County,H1" calcext:value-type="string">
            <text:p>Tripp County,H1</text:p>
          </table:table-cell>
          <table:table-cell office:value-type="string" calcext:value-type="string">
            <text:p>Tripp County</text:p>
          </table:table-cell>
          <table:table-cell/>
        </table:table-row>
        <table:table-row table:style-name="ro1">
          <table:table-cell office:value-type="string" calcext:value-type="string">
            <text:p>SD,46,125,Turner County,H1</text:p>
          </table:table-cell>
          <table:table-cell table:formula="of:=LEFT([.A2424];2)" office:value-type="string" office:string-value="SD" calcext:value-type="string">
            <text:p>SD</text:p>
          </table:table-cell>
          <table:table-cell table:formula="of:=MID([.A2424];4;6)" office:value-type="string" office:string-value="46,125" calcext:value-type="string">
            <text:p>46,125</text:p>
          </table:table-cell>
          <table:table-cell table:formula="of:=MID([.A2424];11;30)" office:value-type="string" office:string-value="Turner County,H1" calcext:value-type="string">
            <text:p>Turner County,H1</text:p>
          </table:table-cell>
          <table:table-cell office:value-type="string" calcext:value-type="string">
            <text:p>Turner County</text:p>
          </table:table-cell>
          <table:table-cell/>
        </table:table-row>
        <table:table-row table:style-name="ro1">
          <table:table-cell office:value-type="string" calcext:value-type="string">
            <text:p>SD,46,127,Union County,H1</text:p>
          </table:table-cell>
          <table:table-cell table:formula="of:=LEFT([.A2425];2)" office:value-type="string" office:string-value="SD" calcext:value-type="string">
            <text:p>SD</text:p>
          </table:table-cell>
          <table:table-cell table:formula="of:=MID([.A2425];4;6)" office:value-type="string" office:string-value="46,127" calcext:value-type="string">
            <text:p>46,127</text:p>
          </table:table-cell>
          <table:table-cell table:formula="of:=MID([.A2425];11;30)" office:value-type="string" office:string-value="Union County,H1" calcext:value-type="string">
            <text:p>Union County,H1</text:p>
          </table:table-cell>
          <table:table-cell office:value-type="string" calcext:value-type="string">
            <text:p>Union County</text:p>
          </table:table-cell>
          <table:table-cell/>
        </table:table-row>
        <table:table-row table:style-name="ro1">
          <table:table-cell office:value-type="string" calcext:value-type="string">
            <text:p>SD,46,129,Walworth County,H1</text:p>
          </table:table-cell>
          <table:table-cell table:formula="of:=LEFT([.A2426];2)" office:value-type="string" office:string-value="SD" calcext:value-type="string">
            <text:p>SD</text:p>
          </table:table-cell>
          <table:table-cell table:formula="of:=MID([.A2426];4;6)" office:value-type="string" office:string-value="46,129" calcext:value-type="string">
            <text:p>46,129</text:p>
          </table:table-cell>
          <table:table-cell table:formula="of:=MID([.A2426];11;30)" office:value-type="string" office:string-value="Walworth County,H1" calcext:value-type="string">
            <text:p>Walworth County,H1</text:p>
          </table:table-cell>
          <table:table-cell office:value-type="string" calcext:value-type="string">
            <text:p>Walworth County</text:p>
          </table:table-cell>
          <table:table-cell/>
        </table:table-row>
        <table:table-row table:style-name="ro1">
          <table:table-cell office:value-type="string" calcext:value-type="string">
            <text:p>SD,46,135,Yankton County,H1</text:p>
          </table:table-cell>
          <table:table-cell table:formula="of:=LEFT([.A2427];2)" office:value-type="string" office:string-value="SD" calcext:value-type="string">
            <text:p>SD</text:p>
          </table:table-cell>
          <table:table-cell table:formula="of:=MID([.A2427];4;6)" office:value-type="string" office:string-value="46,135" calcext:value-type="string">
            <text:p>46,135</text:p>
          </table:table-cell>
          <table:table-cell table:formula="of:=MID([.A2427];11;30)" office:value-type="string" office:string-value="Yankton County,H1" calcext:value-type="string">
            <text:p>Yankton County,H1</text:p>
          </table:table-cell>
          <table:table-cell office:value-type="string" calcext:value-type="string">
            <text:p>Yankton County</text:p>
          </table:table-cell>
          <table:table-cell/>
        </table:table-row>
        <table:table-row table:style-name="ro1">
          <table:table-cell office:value-type="string" calcext:value-type="string">
            <text:p>SD,46,137,Ziebach County,H1</text:p>
          </table:table-cell>
          <table:table-cell table:formula="of:=LEFT([.A2428];2)" office:value-type="string" office:string-value="SD" calcext:value-type="string">
            <text:p>SD</text:p>
          </table:table-cell>
          <table:table-cell table:formula="of:=MID([.A2428];4;6)" office:value-type="string" office:string-value="46,137" calcext:value-type="string">
            <text:p>46,137</text:p>
          </table:table-cell>
          <table:table-cell table:formula="of:=MID([.A2428];11;30)" office:value-type="string" office:string-value="Ziebach County,H1" calcext:value-type="string">
            <text:p>Ziebach County,H1</text:p>
          </table:table-cell>
          <table:table-cell office:value-type="string" calcext:value-type="string">
            <text:p>Ziebach County</text:p>
          </table:table-cell>
          <table:table-cell/>
        </table:table-row>
        <table:table-row table:style-name="ro1">
          <table:table-cell office:value-type="string" calcext:value-type="string">
            <text:p>TN,47,001,Anderson County,H1</text:p>
          </table:table-cell>
          <table:table-cell table:formula="of:=LEFT([.A2429];2)" office:value-type="string" office:string-value="TN" calcext:value-type="string">
            <text:p>TN</text:p>
          </table:table-cell>
          <table:table-cell table:formula="of:=MID([.A2429];4;6)" office:value-type="string" office:string-value="47,001" calcext:value-type="string">
            <text:p>47,001</text:p>
          </table:table-cell>
          <table:table-cell table:formula="of:=MID([.A2429];11;30)" office:value-type="string" office:string-value="Anderson County,H1" calcext:value-type="string">
            <text:p>Anderson County,H1</text:p>
          </table:table-cell>
          <table:table-cell office:value-type="string" calcext:value-type="string">
            <text:p>Anderson County</text:p>
          </table:table-cell>
          <table:table-cell/>
        </table:table-row>
        <table:table-row table:style-name="ro1">
          <table:table-cell office:value-type="string" calcext:value-type="string">
            <text:p>TN,47,003,Bedford County,H1</text:p>
          </table:table-cell>
          <table:table-cell table:formula="of:=LEFT([.A2430];2)" office:value-type="string" office:string-value="TN" calcext:value-type="string">
            <text:p>TN</text:p>
          </table:table-cell>
          <table:table-cell table:formula="of:=MID([.A2430];4;6)" office:value-type="string" office:string-value="47,003" calcext:value-type="string">
            <text:p>47,003</text:p>
          </table:table-cell>
          <table:table-cell table:formula="of:=MID([.A2430];11;30)" office:value-type="string" office:string-value="Bedford County,H1" calcext:value-type="string">
            <text:p>Bedford County,H1</text:p>
          </table:table-cell>
          <table:table-cell office:value-type="string" calcext:value-type="string">
            <text:p>Bedford County</text:p>
          </table:table-cell>
          <table:table-cell/>
        </table:table-row>
        <table:table-row table:style-name="ro1">
          <table:table-cell office:value-type="string" calcext:value-type="string">
            <text:p>TN,47,005,Benton County,H1</text:p>
          </table:table-cell>
          <table:table-cell table:formula="of:=LEFT([.A2431];2)" office:value-type="string" office:string-value="TN" calcext:value-type="string">
            <text:p>TN</text:p>
          </table:table-cell>
          <table:table-cell table:formula="of:=MID([.A2431];4;6)" office:value-type="string" office:string-value="47,005" calcext:value-type="string">
            <text:p>47,005</text:p>
          </table:table-cell>
          <table:table-cell table:formula="of:=MID([.A2431];11;30)" office:value-type="string" office:string-value="Benton County,H1" calcext:value-type="string">
            <text:p>Benton County,H1</text:p>
          </table:table-cell>
          <table:table-cell office:value-type="string" calcext:value-type="string">
            <text:p>Benton County</text:p>
          </table:table-cell>
          <table:table-cell/>
        </table:table-row>
        <table:table-row table:style-name="ro1">
          <table:table-cell office:value-type="string" calcext:value-type="string">
            <text:p>TN,47,007,Bledsoe County,H1</text:p>
          </table:table-cell>
          <table:table-cell table:formula="of:=LEFT([.A2432];2)" office:value-type="string" office:string-value="TN" calcext:value-type="string">
            <text:p>TN</text:p>
          </table:table-cell>
          <table:table-cell table:formula="of:=MID([.A2432];4;6)" office:value-type="string" office:string-value="47,007" calcext:value-type="string">
            <text:p>47,007</text:p>
          </table:table-cell>
          <table:table-cell table:formula="of:=MID([.A2432];11;30)" office:value-type="string" office:string-value="Bledsoe County,H1" calcext:value-type="string">
            <text:p>Bledsoe County,H1</text:p>
          </table:table-cell>
          <table:table-cell office:value-type="string" calcext:value-type="string">
            <text:p>Bledsoe County</text:p>
          </table:table-cell>
          <table:table-cell/>
        </table:table-row>
        <table:table-row table:style-name="ro1">
          <table:table-cell office:value-type="string" calcext:value-type="string">
            <text:p>TN,47,009,Blount County,H1</text:p>
          </table:table-cell>
          <table:table-cell table:formula="of:=LEFT([.A2433];2)" office:value-type="string" office:string-value="TN" calcext:value-type="string">
            <text:p>TN</text:p>
          </table:table-cell>
          <table:table-cell table:formula="of:=MID([.A2433];4;6)" office:value-type="string" office:string-value="47,009" calcext:value-type="string">
            <text:p>47,009</text:p>
          </table:table-cell>
          <table:table-cell table:formula="of:=MID([.A2433];11;30)" office:value-type="string" office:string-value="Blount County,H1" calcext:value-type="string">
            <text:p>Blount County,H1</text:p>
          </table:table-cell>
          <table:table-cell office:value-type="string" calcext:value-type="string">
            <text:p>Blount County</text:p>
          </table:table-cell>
          <table:table-cell/>
        </table:table-row>
        <table:table-row table:style-name="ro1">
          <table:table-cell office:value-type="string" calcext:value-type="string">
            <text:p>TN,47,011,Bradley County,H1</text:p>
          </table:table-cell>
          <table:table-cell table:formula="of:=LEFT([.A2434];2)" office:value-type="string" office:string-value="TN" calcext:value-type="string">
            <text:p>TN</text:p>
          </table:table-cell>
          <table:table-cell table:formula="of:=MID([.A2434];4;6)" office:value-type="string" office:string-value="47,011" calcext:value-type="string">
            <text:p>47,011</text:p>
          </table:table-cell>
          <table:table-cell table:formula="of:=MID([.A2434];11;30)" office:value-type="string" office:string-value="Bradley County,H1" calcext:value-type="string">
            <text:p>Bradley County,H1</text:p>
          </table:table-cell>
          <table:table-cell office:value-type="string" calcext:value-type="string">
            <text:p>Bradley County</text:p>
          </table:table-cell>
          <table:table-cell/>
        </table:table-row>
        <table:table-row table:style-name="ro1">
          <table:table-cell office:value-type="string" calcext:value-type="string">
            <text:p>TN,47,013,Campbell County,H1</text:p>
          </table:table-cell>
          <table:table-cell table:formula="of:=LEFT([.A2435];2)" office:value-type="string" office:string-value="TN" calcext:value-type="string">
            <text:p>TN</text:p>
          </table:table-cell>
          <table:table-cell table:formula="of:=MID([.A2435];4;6)" office:value-type="string" office:string-value="47,013" calcext:value-type="string">
            <text:p>47,013</text:p>
          </table:table-cell>
          <table:table-cell table:formula="of:=MID([.A2435];11;30)" office:value-type="string" office:string-value="Campbell County,H1" calcext:value-type="string">
            <text:p>Campbell County,H1</text:p>
          </table:table-cell>
          <table:table-cell office:value-type="string" calcext:value-type="string">
            <text:p>Campbell County</text:p>
          </table:table-cell>
          <table:table-cell/>
        </table:table-row>
        <table:table-row table:style-name="ro1">
          <table:table-cell office:value-type="string" calcext:value-type="string">
            <text:p>TN,47,015,Cannon County,H1</text:p>
          </table:table-cell>
          <table:table-cell table:formula="of:=LEFT([.A2436];2)" office:value-type="string" office:string-value="TN" calcext:value-type="string">
            <text:p>TN</text:p>
          </table:table-cell>
          <table:table-cell table:formula="of:=MID([.A2436];4;6)" office:value-type="string" office:string-value="47,015" calcext:value-type="string">
            <text:p>47,015</text:p>
          </table:table-cell>
          <table:table-cell table:formula="of:=MID([.A2436];11;30)" office:value-type="string" office:string-value="Cannon County,H1" calcext:value-type="string">
            <text:p>Cannon County,H1</text:p>
          </table:table-cell>
          <table:table-cell office:value-type="string" calcext:value-type="string">
            <text:p>Cannon County</text:p>
          </table:table-cell>
          <table:table-cell/>
        </table:table-row>
        <table:table-row table:style-name="ro1">
          <table:table-cell office:value-type="string" calcext:value-type="string">
            <text:p>TN,47,017,Carroll County,H1</text:p>
          </table:table-cell>
          <table:table-cell table:formula="of:=LEFT([.A2437];2)" office:value-type="string" office:string-value="TN" calcext:value-type="string">
            <text:p>TN</text:p>
          </table:table-cell>
          <table:table-cell table:formula="of:=MID([.A2437];4;6)" office:value-type="string" office:string-value="47,017" calcext:value-type="string">
            <text:p>47,017</text:p>
          </table:table-cell>
          <table:table-cell table:formula="of:=MID([.A2437];11;30)" office:value-type="string" office:string-value="Carroll County,H1" calcext:value-type="string">
            <text:p>Carroll County,H1</text:p>
          </table:table-cell>
          <table:table-cell office:value-type="string" calcext:value-type="string">
            <text:p>Carroll County</text:p>
          </table:table-cell>
          <table:table-cell/>
        </table:table-row>
        <table:table-row table:style-name="ro1">
          <table:table-cell office:value-type="string" calcext:value-type="string">
            <text:p>TN,47,019,Carter County,H1</text:p>
          </table:table-cell>
          <table:table-cell table:formula="of:=LEFT([.A2438];2)" office:value-type="string" office:string-value="TN" calcext:value-type="string">
            <text:p>TN</text:p>
          </table:table-cell>
          <table:table-cell table:formula="of:=MID([.A2438];4;6)" office:value-type="string" office:string-value="47,019" calcext:value-type="string">
            <text:p>47,019</text:p>
          </table:table-cell>
          <table:table-cell table:formula="of:=MID([.A2438];11;30)" office:value-type="string" office:string-value="Carter County,H1" calcext:value-type="string">
            <text:p>Carter County,H1</text:p>
          </table:table-cell>
          <table:table-cell office:value-type="string" calcext:value-type="string">
            <text:p>Carter County</text:p>
          </table:table-cell>
          <table:table-cell/>
        </table:table-row>
        <table:table-row table:style-name="ro1">
          <table:table-cell office:value-type="string" calcext:value-type="string">
            <text:p>TN,47,021,Cheatham County,H1</text:p>
          </table:table-cell>
          <table:table-cell table:formula="of:=LEFT([.A2439];2)" office:value-type="string" office:string-value="TN" calcext:value-type="string">
            <text:p>TN</text:p>
          </table:table-cell>
          <table:table-cell table:formula="of:=MID([.A2439];4;6)" office:value-type="string" office:string-value="47,021" calcext:value-type="string">
            <text:p>47,021</text:p>
          </table:table-cell>
          <table:table-cell table:formula="of:=MID([.A2439];11;30)" office:value-type="string" office:string-value="Cheatham County,H1" calcext:value-type="string">
            <text:p>Cheatham County,H1</text:p>
          </table:table-cell>
          <table:table-cell office:value-type="string" calcext:value-type="string">
            <text:p>Cheatham County</text:p>
          </table:table-cell>
          <table:table-cell/>
        </table:table-row>
        <table:table-row table:style-name="ro1">
          <table:table-cell office:value-type="string" calcext:value-type="string">
            <text:p>TN,47,023,Chester County,H1</text:p>
          </table:table-cell>
          <table:table-cell table:formula="of:=LEFT([.A2440];2)" office:value-type="string" office:string-value="TN" calcext:value-type="string">
            <text:p>TN</text:p>
          </table:table-cell>
          <table:table-cell table:formula="of:=MID([.A2440];4;6)" office:value-type="string" office:string-value="47,023" calcext:value-type="string">
            <text:p>47,023</text:p>
          </table:table-cell>
          <table:table-cell table:formula="of:=MID([.A2440];11;30)" office:value-type="string" office:string-value="Chester County,H1" calcext:value-type="string">
            <text:p>Chester County,H1</text:p>
          </table:table-cell>
          <table:table-cell office:value-type="string" calcext:value-type="string">
            <text:p>Chester County</text:p>
          </table:table-cell>
          <table:table-cell/>
        </table:table-row>
        <table:table-row table:style-name="ro1">
          <table:table-cell office:value-type="string" calcext:value-type="string">
            <text:p>TN,47,025,Claiborne County,H1</text:p>
          </table:table-cell>
          <table:table-cell table:formula="of:=LEFT([.A2441];2)" office:value-type="string" office:string-value="TN" calcext:value-type="string">
            <text:p>TN</text:p>
          </table:table-cell>
          <table:table-cell table:formula="of:=MID([.A2441];4;6)" office:value-type="string" office:string-value="47,025" calcext:value-type="string">
            <text:p>47,025</text:p>
          </table:table-cell>
          <table:table-cell table:formula="of:=MID([.A2441];11;30)" office:value-type="string" office:string-value="Claiborne County,H1" calcext:value-type="string">
            <text:p>Claiborne County,H1</text:p>
          </table:table-cell>
          <table:table-cell office:value-type="string" calcext:value-type="string">
            <text:p>Claiborne County</text:p>
          </table:table-cell>
          <table:table-cell/>
        </table:table-row>
        <table:table-row table:style-name="ro1">
          <table:table-cell office:value-type="string" calcext:value-type="string">
            <text:p>TN,47,027,Clay County,H1</text:p>
          </table:table-cell>
          <table:table-cell table:formula="of:=LEFT([.A2442];2)" office:value-type="string" office:string-value="TN" calcext:value-type="string">
            <text:p>TN</text:p>
          </table:table-cell>
          <table:table-cell table:formula="of:=MID([.A2442];4;6)" office:value-type="string" office:string-value="47,027" calcext:value-type="string">
            <text:p>47,027</text:p>
          </table:table-cell>
          <table:table-cell table:formula="of:=MID([.A2442];11;30)" office:value-type="string" office:string-value="Clay County,H1" calcext:value-type="string">
            <text:p>Clay County,H1</text:p>
          </table:table-cell>
          <table:table-cell office:value-type="string" calcext:value-type="string">
            <text:p>Clay County</text:p>
          </table:table-cell>
          <table:table-cell/>
        </table:table-row>
        <table:table-row table:style-name="ro1">
          <table:table-cell office:value-type="string" calcext:value-type="string">
            <text:p>TN,47,029,Cocke County,H1</text:p>
          </table:table-cell>
          <table:table-cell table:formula="of:=LEFT([.A2443];2)" office:value-type="string" office:string-value="TN" calcext:value-type="string">
            <text:p>TN</text:p>
          </table:table-cell>
          <table:table-cell table:formula="of:=MID([.A2443];4;6)" office:value-type="string" office:string-value="47,029" calcext:value-type="string">
            <text:p>47,029</text:p>
          </table:table-cell>
          <table:table-cell table:formula="of:=MID([.A2443];11;30)" office:value-type="string" office:string-value="Cocke County,H1" calcext:value-type="string">
            <text:p>Cocke County,H1</text:p>
          </table:table-cell>
          <table:table-cell office:value-type="string" calcext:value-type="string">
            <text:p>Cocke County</text:p>
          </table:table-cell>
          <table:table-cell/>
        </table:table-row>
        <table:table-row table:style-name="ro1">
          <table:table-cell office:value-type="string" calcext:value-type="string">
            <text:p>TN,47,031,Coffee County,H1</text:p>
          </table:table-cell>
          <table:table-cell table:formula="of:=LEFT([.A2444];2)" office:value-type="string" office:string-value="TN" calcext:value-type="string">
            <text:p>TN</text:p>
          </table:table-cell>
          <table:table-cell table:formula="of:=MID([.A2444];4;6)" office:value-type="string" office:string-value="47,031" calcext:value-type="string">
            <text:p>47,031</text:p>
          </table:table-cell>
          <table:table-cell table:formula="of:=MID([.A2444];11;30)" office:value-type="string" office:string-value="Coffee County,H1" calcext:value-type="string">
            <text:p>Coffee County,H1</text:p>
          </table:table-cell>
          <table:table-cell office:value-type="string" calcext:value-type="string">
            <text:p>Coffee County</text:p>
          </table:table-cell>
          <table:table-cell/>
        </table:table-row>
        <table:table-row table:style-name="ro1">
          <table:table-cell office:value-type="string" calcext:value-type="string">
            <text:p>TN,47,033,Crockett County,H1</text:p>
          </table:table-cell>
          <table:table-cell table:formula="of:=LEFT([.A2445];2)" office:value-type="string" office:string-value="TN" calcext:value-type="string">
            <text:p>TN</text:p>
          </table:table-cell>
          <table:table-cell table:formula="of:=MID([.A2445];4;6)" office:value-type="string" office:string-value="47,033" calcext:value-type="string">
            <text:p>47,033</text:p>
          </table:table-cell>
          <table:table-cell table:formula="of:=MID([.A2445];11;30)" office:value-type="string" office:string-value="Crockett County,H1" calcext:value-type="string">
            <text:p>Crockett County,H1</text:p>
          </table:table-cell>
          <table:table-cell office:value-type="string" calcext:value-type="string">
            <text:p>Crockett County</text:p>
          </table:table-cell>
          <table:table-cell/>
        </table:table-row>
        <table:table-row table:style-name="ro1">
          <table:table-cell office:value-type="string" calcext:value-type="string">
            <text:p>TN,47,035,Cumberland County,H1</text:p>
          </table:table-cell>
          <table:table-cell table:formula="of:=LEFT([.A2446];2)" office:value-type="string" office:string-value="TN" calcext:value-type="string">
            <text:p>TN</text:p>
          </table:table-cell>
          <table:table-cell table:formula="of:=MID([.A2446];4;6)" office:value-type="string" office:string-value="47,035" calcext:value-type="string">
            <text:p>47,035</text:p>
          </table:table-cell>
          <table:table-cell table:formula="of:=MID([.A2446];11;30)" office:value-type="string" office:string-value="Cumberland County,H1" calcext:value-type="string">
            <text:p>Cumberland County,H1</text:p>
          </table:table-cell>
          <table:table-cell office:value-type="string" calcext:value-type="string">
            <text:p>Cumberland County</text:p>
          </table:table-cell>
          <table:table-cell/>
        </table:table-row>
        <table:table-row table:style-name="ro1">
          <table:table-cell office:value-type="string" calcext:value-type="string">
            <text:p>TN,47,037,Davidson County,H6</text:p>
          </table:table-cell>
          <table:table-cell table:formula="of:=LEFT([.A2447];2)" office:value-type="string" office:string-value="TN" calcext:value-type="string">
            <text:p>TN</text:p>
          </table:table-cell>
          <table:table-cell table:formula="of:=MID([.A2447];4;6)" office:value-type="string" office:string-value="47,037" calcext:value-type="string">
            <text:p>47,037</text:p>
          </table:table-cell>
          <table:table-cell table:formula="of:=MID([.A2447];11;30)" office:value-type="string" office:string-value="Davidson County,H6" calcext:value-type="string">
            <text:p>Davidson County,H6</text:p>
          </table:table-cell>
          <table:table-cell office:value-type="string" calcext:value-type="string">
            <text:p>Davidson County</text:p>
          </table:table-cell>
          <table:table-cell/>
        </table:table-row>
        <table:table-row table:style-name="ro1">
          <table:table-cell office:value-type="string" calcext:value-type="string">
            <text:p>TN,47,039,Decatur County,H1</text:p>
          </table:table-cell>
          <table:table-cell table:formula="of:=LEFT([.A2448];2)" office:value-type="string" office:string-value="TN" calcext:value-type="string">
            <text:p>TN</text:p>
          </table:table-cell>
          <table:table-cell table:formula="of:=MID([.A2448];4;6)" office:value-type="string" office:string-value="47,039" calcext:value-type="string">
            <text:p>47,039</text:p>
          </table:table-cell>
          <table:table-cell table:formula="of:=MID([.A2448];11;30)" office:value-type="string" office:string-value="Decatur County,H1" calcext:value-type="string">
            <text:p>Decatur County,H1</text:p>
          </table:table-cell>
          <table:table-cell office:value-type="string" calcext:value-type="string">
            <text:p>Decatur County</text:p>
          </table:table-cell>
          <table:table-cell/>
        </table:table-row>
        <table:table-row table:style-name="ro1">
          <table:table-cell office:value-type="string" calcext:value-type="string">
            <text:p>TN,47,041,DeKalb County,H1</text:p>
          </table:table-cell>
          <table:table-cell table:formula="of:=LEFT([.A2449];2)" office:value-type="string" office:string-value="TN" calcext:value-type="string">
            <text:p>TN</text:p>
          </table:table-cell>
          <table:table-cell table:formula="of:=MID([.A2449];4;6)" office:value-type="string" office:string-value="47,041" calcext:value-type="string">
            <text:p>47,041</text:p>
          </table:table-cell>
          <table:table-cell table:formula="of:=MID([.A2449];11;30)" office:value-type="string" office:string-value="DeKalb County,H1" calcext:value-type="string">
            <text:p>DeKalb County,H1</text:p>
          </table:table-cell>
          <table:table-cell office:value-type="string" calcext:value-type="string">
            <text:p>DeKalb County</text:p>
          </table:table-cell>
          <table:table-cell/>
        </table:table-row>
        <table:table-row table:style-name="ro1">
          <table:table-cell office:value-type="string" calcext:value-type="string">
            <text:p>TN,47,043,Dickson County,H1</text:p>
          </table:table-cell>
          <table:table-cell table:formula="of:=LEFT([.A2450];2)" office:value-type="string" office:string-value="TN" calcext:value-type="string">
            <text:p>TN</text:p>
          </table:table-cell>
          <table:table-cell table:formula="of:=MID([.A2450];4;6)" office:value-type="string" office:string-value="47,043" calcext:value-type="string">
            <text:p>47,043</text:p>
          </table:table-cell>
          <table:table-cell table:formula="of:=MID([.A2450];11;30)" office:value-type="string" office:string-value="Dickson County,H1" calcext:value-type="string">
            <text:p>Dickson County,H1</text:p>
          </table:table-cell>
          <table:table-cell office:value-type="string" calcext:value-type="string">
            <text:p>Dickson County</text:p>
          </table:table-cell>
          <table:table-cell/>
        </table:table-row>
        <table:table-row table:style-name="ro1">
          <table:table-cell office:value-type="string" calcext:value-type="string">
            <text:p>TN,47,045,Dyer County,H1</text:p>
          </table:table-cell>
          <table:table-cell table:formula="of:=LEFT([.A2451];2)" office:value-type="string" office:string-value="TN" calcext:value-type="string">
            <text:p>TN</text:p>
          </table:table-cell>
          <table:table-cell table:formula="of:=MID([.A2451];4;6)" office:value-type="string" office:string-value="47,045" calcext:value-type="string">
            <text:p>47,045</text:p>
          </table:table-cell>
          <table:table-cell table:formula="of:=MID([.A2451];11;30)" office:value-type="string" office:string-value="Dyer County,H1" calcext:value-type="string">
            <text:p>Dyer County,H1</text:p>
          </table:table-cell>
          <table:table-cell office:value-type="string" calcext:value-type="string">
            <text:p>Dyer County</text:p>
          </table:table-cell>
          <table:table-cell/>
        </table:table-row>
        <table:table-row table:style-name="ro1">
          <table:table-cell office:value-type="string" calcext:value-type="string">
            <text:p>TN,47,047,Fayette County,H1</text:p>
          </table:table-cell>
          <table:table-cell table:formula="of:=LEFT([.A2452];2)" office:value-type="string" office:string-value="TN" calcext:value-type="string">
            <text:p>TN</text:p>
          </table:table-cell>
          <table:table-cell table:formula="of:=MID([.A2452];4;6)" office:value-type="string" office:string-value="47,047" calcext:value-type="string">
            <text:p>47,047</text:p>
          </table:table-cell>
          <table:table-cell table:formula="of:=MID([.A2452];11;30)" office:value-type="string" office:string-value="Fayette County,H1" calcext:value-type="string">
            <text:p>Fayette County,H1</text:p>
          </table:table-cell>
          <table:table-cell office:value-type="string" calcext:value-type="string">
            <text:p>Fayette County</text:p>
          </table:table-cell>
          <table:table-cell/>
        </table:table-row>
        <table:table-row table:style-name="ro1">
          <table:table-cell office:value-type="string" calcext:value-type="string">
            <text:p>TN,47,049,Fentress County,H1</text:p>
          </table:table-cell>
          <table:table-cell table:formula="of:=LEFT([.A2453];2)" office:value-type="string" office:string-value="TN" calcext:value-type="string">
            <text:p>TN</text:p>
          </table:table-cell>
          <table:table-cell table:formula="of:=MID([.A2453];4;6)" office:value-type="string" office:string-value="47,049" calcext:value-type="string">
            <text:p>47,049</text:p>
          </table:table-cell>
          <table:table-cell table:formula="of:=MID([.A2453];11;30)" office:value-type="string" office:string-value="Fentress County,H1" calcext:value-type="string">
            <text:p>Fentress County,H1</text:p>
          </table:table-cell>
          <table:table-cell office:value-type="string" calcext:value-type="string">
            <text:p>Fentress County</text:p>
          </table:table-cell>
          <table:table-cell/>
        </table:table-row>
        <table:table-row table:style-name="ro1">
          <table:table-cell office:value-type="string" calcext:value-type="string">
            <text:p>TN,47,051,Franklin County,H1</text:p>
          </table:table-cell>
          <table:table-cell table:formula="of:=LEFT([.A2454];2)" office:value-type="string" office:string-value="TN" calcext:value-type="string">
            <text:p>TN</text:p>
          </table:table-cell>
          <table:table-cell table:formula="of:=MID([.A2454];4;6)" office:value-type="string" office:string-value="47,051" calcext:value-type="string">
            <text:p>47,051</text:p>
          </table:table-cell>
          <table:table-cell table:formula="of:=MID([.A2454];11;30)" office:value-type="string" office:string-value="Franklin County,H1" calcext:value-type="string">
            <text:p>Franklin County,H1</text:p>
          </table:table-cell>
          <table:table-cell office:value-type="string" calcext:value-type="string">
            <text:p>Franklin County</text:p>
          </table:table-cell>
          <table:table-cell/>
        </table:table-row>
        <table:table-row table:style-name="ro1">
          <table:table-cell office:value-type="string" calcext:value-type="string">
            <text:p>TN,47,053,Gibson County,H1</text:p>
          </table:table-cell>
          <table:table-cell table:formula="of:=LEFT([.A2455];2)" office:value-type="string" office:string-value="TN" calcext:value-type="string">
            <text:p>TN</text:p>
          </table:table-cell>
          <table:table-cell table:formula="of:=MID([.A2455];4;6)" office:value-type="string" office:string-value="47,053" calcext:value-type="string">
            <text:p>47,053</text:p>
          </table:table-cell>
          <table:table-cell table:formula="of:=MID([.A2455];11;30)" office:value-type="string" office:string-value="Gibson County,H1" calcext:value-type="string">
            <text:p>Gibson County,H1</text:p>
          </table:table-cell>
          <table:table-cell office:value-type="string" calcext:value-type="string">
            <text:p>Gibson County</text:p>
          </table:table-cell>
          <table:table-cell/>
        </table:table-row>
        <table:table-row table:style-name="ro1">
          <table:table-cell office:value-type="string" calcext:value-type="string">
            <text:p>TN,47,055,Giles County,H1</text:p>
          </table:table-cell>
          <table:table-cell table:formula="of:=LEFT([.A2456];2)" office:value-type="string" office:string-value="TN" calcext:value-type="string">
            <text:p>TN</text:p>
          </table:table-cell>
          <table:table-cell table:formula="of:=MID([.A2456];4;6)" office:value-type="string" office:string-value="47,055" calcext:value-type="string">
            <text:p>47,055</text:p>
          </table:table-cell>
          <table:table-cell table:formula="of:=MID([.A2456];11;30)" office:value-type="string" office:string-value="Giles County,H1" calcext:value-type="string">
            <text:p>Giles County,H1</text:p>
          </table:table-cell>
          <table:table-cell office:value-type="string" calcext:value-type="string">
            <text:p>Giles County</text:p>
          </table:table-cell>
          <table:table-cell/>
        </table:table-row>
        <table:table-row table:style-name="ro1">
          <table:table-cell office:value-type="string" calcext:value-type="string">
            <text:p>TN,47,057,Grainger County,H1</text:p>
          </table:table-cell>
          <table:table-cell table:formula="of:=LEFT([.A2457];2)" office:value-type="string" office:string-value="TN" calcext:value-type="string">
            <text:p>TN</text:p>
          </table:table-cell>
          <table:table-cell table:formula="of:=MID([.A2457];4;6)" office:value-type="string" office:string-value="47,057" calcext:value-type="string">
            <text:p>47,057</text:p>
          </table:table-cell>
          <table:table-cell table:formula="of:=MID([.A2457];11;30)" office:value-type="string" office:string-value="Grainger County,H1" calcext:value-type="string">
            <text:p>Grainger County,H1</text:p>
          </table:table-cell>
          <table:table-cell office:value-type="string" calcext:value-type="string">
            <text:p>Grainger County</text:p>
          </table:table-cell>
          <table:table-cell/>
        </table:table-row>
        <table:table-row table:style-name="ro1">
          <table:table-cell office:value-type="string" calcext:value-type="string">
            <text:p>TN,47,059,Greene County,H1</text:p>
          </table:table-cell>
          <table:table-cell table:formula="of:=LEFT([.A2458];2)" office:value-type="string" office:string-value="TN" calcext:value-type="string">
            <text:p>TN</text:p>
          </table:table-cell>
          <table:table-cell table:formula="of:=MID([.A2458];4;6)" office:value-type="string" office:string-value="47,059" calcext:value-type="string">
            <text:p>47,059</text:p>
          </table:table-cell>
          <table:table-cell table:formula="of:=MID([.A2458];11;30)" office:value-type="string" office:string-value="Greene County,H1" calcext:value-type="string">
            <text:p>Greene County,H1</text:p>
          </table:table-cell>
          <table:table-cell office:value-type="string" calcext:value-type="string">
            <text:p>Greene County</text:p>
          </table:table-cell>
          <table:table-cell/>
        </table:table-row>
        <table:table-row table:style-name="ro1">
          <table:table-cell office:value-type="string" calcext:value-type="string">
            <text:p>TN,47,061,Grundy County,H1</text:p>
          </table:table-cell>
          <table:table-cell table:formula="of:=LEFT([.A2459];2)" office:value-type="string" office:string-value="TN" calcext:value-type="string">
            <text:p>TN</text:p>
          </table:table-cell>
          <table:table-cell table:formula="of:=MID([.A2459];4;6)" office:value-type="string" office:string-value="47,061" calcext:value-type="string">
            <text:p>47,061</text:p>
          </table:table-cell>
          <table:table-cell table:formula="of:=MID([.A2459];11;30)" office:value-type="string" office:string-value="Grundy County,H1" calcext:value-type="string">
            <text:p>Grundy County,H1</text:p>
          </table:table-cell>
          <table:table-cell office:value-type="string" calcext:value-type="string">
            <text:p>Grundy County</text:p>
          </table:table-cell>
          <table:table-cell/>
        </table:table-row>
        <table:table-row table:style-name="ro1">
          <table:table-cell office:value-type="string" calcext:value-type="string">
            <text:p>TN,47,063,Hamblen County,H1</text:p>
          </table:table-cell>
          <table:table-cell table:formula="of:=LEFT([.A2460];2)" office:value-type="string" office:string-value="TN" calcext:value-type="string">
            <text:p>TN</text:p>
          </table:table-cell>
          <table:table-cell table:formula="of:=MID([.A2460];4;6)" office:value-type="string" office:string-value="47,063" calcext:value-type="string">
            <text:p>47,063</text:p>
          </table:table-cell>
          <table:table-cell table:formula="of:=MID([.A2460];11;30)" office:value-type="string" office:string-value="Hamblen County,H1" calcext:value-type="string">
            <text:p>Hamblen County,H1</text:p>
          </table:table-cell>
          <table:table-cell office:value-type="string" calcext:value-type="string">
            <text:p>Hamblen County</text:p>
          </table:table-cell>
          <table:table-cell/>
        </table:table-row>
        <table:table-row table:style-name="ro1">
          <table:table-cell office:value-type="string" calcext:value-type="string">
            <text:p>TN,47,065,Hamilton County,H1</text:p>
          </table:table-cell>
          <table:table-cell table:formula="of:=LEFT([.A2461];2)" office:value-type="string" office:string-value="TN" calcext:value-type="string">
            <text:p>TN</text:p>
          </table:table-cell>
          <table:table-cell table:formula="of:=MID([.A2461];4;6)" office:value-type="string" office:string-value="47,065" calcext:value-type="string">
            <text:p>47,065</text:p>
          </table:table-cell>
          <table:table-cell table:formula="of:=MID([.A2461];11;30)" office:value-type="string" office:string-value="Hamilton County,H1" calcext:value-type="string">
            <text:p>Hamilton County,H1</text:p>
          </table:table-cell>
          <table:table-cell office:value-type="string" calcext:value-type="string">
            <text:p>Hamilton County</text:p>
          </table:table-cell>
          <table:table-cell/>
        </table:table-row>
        <table:table-row table:style-name="ro1">
          <table:table-cell office:value-type="string" calcext:value-type="string">
            <text:p>TN,47,067,Hancock County,H1</text:p>
          </table:table-cell>
          <table:table-cell table:formula="of:=LEFT([.A2462];2)" office:value-type="string" office:string-value="TN" calcext:value-type="string">
            <text:p>TN</text:p>
          </table:table-cell>
          <table:table-cell table:formula="of:=MID([.A2462];4;6)" office:value-type="string" office:string-value="47,067" calcext:value-type="string">
            <text:p>47,067</text:p>
          </table:table-cell>
          <table:table-cell table:formula="of:=MID([.A2462];11;30)" office:value-type="string" office:string-value="Hancock County,H1" calcext:value-type="string">
            <text:p>Hancock County,H1</text:p>
          </table:table-cell>
          <table:table-cell office:value-type="string" calcext:value-type="string">
            <text:p>Hancock County</text:p>
          </table:table-cell>
          <table:table-cell/>
        </table:table-row>
        <table:table-row table:style-name="ro1">
          <table:table-cell office:value-type="string" calcext:value-type="string">
            <text:p>TN,47,069,Hardeman County,H1</text:p>
          </table:table-cell>
          <table:table-cell table:formula="of:=LEFT([.A2463];2)" office:value-type="string" office:string-value="TN" calcext:value-type="string">
            <text:p>TN</text:p>
          </table:table-cell>
          <table:table-cell table:formula="of:=MID([.A2463];4;6)" office:value-type="string" office:string-value="47,069" calcext:value-type="string">
            <text:p>47,069</text:p>
          </table:table-cell>
          <table:table-cell table:formula="of:=MID([.A2463];11;30)" office:value-type="string" office:string-value="Hardeman County,H1" calcext:value-type="string">
            <text:p>Hardeman County,H1</text:p>
          </table:table-cell>
          <table:table-cell office:value-type="string" calcext:value-type="string">
            <text:p>Hardeman County</text:p>
          </table:table-cell>
          <table:table-cell/>
        </table:table-row>
        <table:table-row table:style-name="ro1">
          <table:table-cell office:value-type="string" calcext:value-type="string">
            <text:p>TN,47,071,Hardin County,H1</text:p>
          </table:table-cell>
          <table:table-cell table:formula="of:=LEFT([.A2464];2)" office:value-type="string" office:string-value="TN" calcext:value-type="string">
            <text:p>TN</text:p>
          </table:table-cell>
          <table:table-cell table:formula="of:=MID([.A2464];4;6)" office:value-type="string" office:string-value="47,071" calcext:value-type="string">
            <text:p>47,071</text:p>
          </table:table-cell>
          <table:table-cell table:formula="of:=MID([.A2464];11;30)" office:value-type="string" office:string-value="Hardin County,H1" calcext:value-type="string">
            <text:p>Hardin County,H1</text:p>
          </table:table-cell>
          <table:table-cell office:value-type="string" calcext:value-type="string">
            <text:p>Hardin County</text:p>
          </table:table-cell>
          <table:table-cell/>
        </table:table-row>
        <table:table-row table:style-name="ro1">
          <table:table-cell office:value-type="string" calcext:value-type="string">
            <text:p>TN,47,073,Hawkins County,H1</text:p>
          </table:table-cell>
          <table:table-cell table:formula="of:=LEFT([.A2465];2)" office:value-type="string" office:string-value="TN" calcext:value-type="string">
            <text:p>TN</text:p>
          </table:table-cell>
          <table:table-cell table:formula="of:=MID([.A2465];4;6)" office:value-type="string" office:string-value="47,073" calcext:value-type="string">
            <text:p>47,073</text:p>
          </table:table-cell>
          <table:table-cell table:formula="of:=MID([.A2465];11;30)" office:value-type="string" office:string-value="Hawkins County,H1" calcext:value-type="string">
            <text:p>Hawkins County,H1</text:p>
          </table:table-cell>
          <table:table-cell office:value-type="string" calcext:value-type="string">
            <text:p>Hawkins County</text:p>
          </table:table-cell>
          <table:table-cell/>
        </table:table-row>
        <table:table-row table:style-name="ro1">
          <table:table-cell office:value-type="string" calcext:value-type="string">
            <text:p>TN,47,075,Haywood County,H1</text:p>
          </table:table-cell>
          <table:table-cell table:formula="of:=LEFT([.A2466];2)" office:value-type="string" office:string-value="TN" calcext:value-type="string">
            <text:p>TN</text:p>
          </table:table-cell>
          <table:table-cell table:formula="of:=MID([.A2466];4;6)" office:value-type="string" office:string-value="47,075" calcext:value-type="string">
            <text:p>47,075</text:p>
          </table:table-cell>
          <table:table-cell table:formula="of:=MID([.A2466];11;30)" office:value-type="string" office:string-value="Haywood County,H1" calcext:value-type="string">
            <text:p>Haywood County,H1</text:p>
          </table:table-cell>
          <table:table-cell office:value-type="string" calcext:value-type="string">
            <text:p>Haywood County</text:p>
          </table:table-cell>
          <table:table-cell/>
        </table:table-row>
        <table:table-row table:style-name="ro1">
          <table:table-cell office:value-type="string" calcext:value-type="string">
            <text:p>TN,47,077,Henderson County,H1</text:p>
          </table:table-cell>
          <table:table-cell table:formula="of:=LEFT([.A2467];2)" office:value-type="string" office:string-value="TN" calcext:value-type="string">
            <text:p>TN</text:p>
          </table:table-cell>
          <table:table-cell table:formula="of:=MID([.A2467];4;6)" office:value-type="string" office:string-value="47,077" calcext:value-type="string">
            <text:p>47,077</text:p>
          </table:table-cell>
          <table:table-cell table:formula="of:=MID([.A2467];11;30)" office:value-type="string" office:string-value="Henderson County,H1" calcext:value-type="string">
            <text:p>Henderson County,H1</text:p>
          </table:table-cell>
          <table:table-cell office:value-type="string" calcext:value-type="string">
            <text:p>Henderson County</text:p>
          </table:table-cell>
          <table:table-cell/>
        </table:table-row>
        <table:table-row table:style-name="ro1">
          <table:table-cell office:value-type="string" calcext:value-type="string">
            <text:p>TN,47,079,Henry County,H1</text:p>
          </table:table-cell>
          <table:table-cell table:formula="of:=LEFT([.A2468];2)" office:value-type="string" office:string-value="TN" calcext:value-type="string">
            <text:p>TN</text:p>
          </table:table-cell>
          <table:table-cell table:formula="of:=MID([.A2468];4;6)" office:value-type="string" office:string-value="47,079" calcext:value-type="string">
            <text:p>47,079</text:p>
          </table:table-cell>
          <table:table-cell table:formula="of:=MID([.A2468];11;30)" office:value-type="string" office:string-value="Henry County,H1" calcext:value-type="string">
            <text:p>Henry County,H1</text:p>
          </table:table-cell>
          <table:table-cell office:value-type="string" calcext:value-type="string">
            <text:p>Henry County</text:p>
          </table:table-cell>
          <table:table-cell/>
        </table:table-row>
        <table:table-row table:style-name="ro1">
          <table:table-cell office:value-type="string" calcext:value-type="string">
            <text:p>TN,47,081,Hickman County,H1</text:p>
          </table:table-cell>
          <table:table-cell table:formula="of:=LEFT([.A2469];2)" office:value-type="string" office:string-value="TN" calcext:value-type="string">
            <text:p>TN</text:p>
          </table:table-cell>
          <table:table-cell table:formula="of:=MID([.A2469];4;6)" office:value-type="string" office:string-value="47,081" calcext:value-type="string">
            <text:p>47,081</text:p>
          </table:table-cell>
          <table:table-cell table:formula="of:=MID([.A2469];11;30)" office:value-type="string" office:string-value="Hickman County,H1" calcext:value-type="string">
            <text:p>Hickman County,H1</text:p>
          </table:table-cell>
          <table:table-cell office:value-type="string" calcext:value-type="string">
            <text:p>Hickman County</text:p>
          </table:table-cell>
          <table:table-cell/>
        </table:table-row>
        <table:table-row table:style-name="ro1">
          <table:table-cell office:value-type="string" calcext:value-type="string">
            <text:p>TN,47,083,Houston County,H1</text:p>
          </table:table-cell>
          <table:table-cell table:formula="of:=LEFT([.A2470];2)" office:value-type="string" office:string-value="TN" calcext:value-type="string">
            <text:p>TN</text:p>
          </table:table-cell>
          <table:table-cell table:formula="of:=MID([.A2470];4;6)" office:value-type="string" office:string-value="47,083" calcext:value-type="string">
            <text:p>47,083</text:p>
          </table:table-cell>
          <table:table-cell table:formula="of:=MID([.A2470];11;30)" office:value-type="string" office:string-value="Houston County,H1" calcext:value-type="string">
            <text:p>Houston County,H1</text:p>
          </table:table-cell>
          <table:table-cell office:value-type="string" calcext:value-type="string">
            <text:p>Houston County</text:p>
          </table:table-cell>
          <table:table-cell/>
        </table:table-row>
        <table:table-row table:style-name="ro1">
          <table:table-cell office:value-type="string" calcext:value-type="string">
            <text:p>TN,47,085,Humphreys County,H1</text:p>
          </table:table-cell>
          <table:table-cell table:formula="of:=LEFT([.A2471];2)" office:value-type="string" office:string-value="TN" calcext:value-type="string">
            <text:p>TN</text:p>
          </table:table-cell>
          <table:table-cell table:formula="of:=MID([.A2471];4;6)" office:value-type="string" office:string-value="47,085" calcext:value-type="string">
            <text:p>47,085</text:p>
          </table:table-cell>
          <table:table-cell table:formula="of:=MID([.A2471];11;30)" office:value-type="string" office:string-value="Humphreys County,H1" calcext:value-type="string">
            <text:p>Humphreys County,H1</text:p>
          </table:table-cell>
          <table:table-cell office:value-type="string" calcext:value-type="string">
            <text:p>Humphreys County</text:p>
          </table:table-cell>
          <table:table-cell/>
        </table:table-row>
        <table:table-row table:style-name="ro1">
          <table:table-cell office:value-type="string" calcext:value-type="string">
            <text:p>TN,47,087,Jackson County,H1</text:p>
          </table:table-cell>
          <table:table-cell table:formula="of:=LEFT([.A2472];2)" office:value-type="string" office:string-value="TN" calcext:value-type="string">
            <text:p>TN</text:p>
          </table:table-cell>
          <table:table-cell table:formula="of:=MID([.A2472];4;6)" office:value-type="string" office:string-value="47,087" calcext:value-type="string">
            <text:p>47,087</text:p>
          </table:table-cell>
          <table:table-cell table:formula="of:=MID([.A2472];11;30)" office:value-type="string" office:string-value="Jackson County,H1" calcext:value-type="string">
            <text:p>Jackson County,H1</text:p>
          </table:table-cell>
          <table:table-cell office:value-type="string" calcext:value-type="string">
            <text:p>Jackson County</text:p>
          </table:table-cell>
          <table:table-cell/>
        </table:table-row>
        <table:table-row table:style-name="ro1">
          <table:table-cell office:value-type="string" calcext:value-type="string">
            <text:p>TN,47,089,Jefferson County,H1</text:p>
          </table:table-cell>
          <table:table-cell table:formula="of:=LEFT([.A2473];2)" office:value-type="string" office:string-value="TN" calcext:value-type="string">
            <text:p>TN</text:p>
          </table:table-cell>
          <table:table-cell table:formula="of:=MID([.A2473];4;6)" office:value-type="string" office:string-value="47,089" calcext:value-type="string">
            <text:p>47,089</text:p>
          </table:table-cell>
          <table:table-cell table:formula="of:=MID([.A2473];11;30)" office:value-type="string" office:string-value="Jefferson County,H1" calcext:value-type="string">
            <text:p>Jefferson County,H1</text:p>
          </table:table-cell>
          <table:table-cell office:value-type="string" calcext:value-type="string">
            <text:p>Jefferson County</text:p>
          </table:table-cell>
          <table:table-cell/>
        </table:table-row>
        <table:table-row table:style-name="ro1">
          <table:table-cell office:value-type="string" calcext:value-type="string">
            <text:p>TN,47,091,Johnson County,H1</text:p>
          </table:table-cell>
          <table:table-cell table:formula="of:=LEFT([.A2474];2)" office:value-type="string" office:string-value="TN" calcext:value-type="string">
            <text:p>TN</text:p>
          </table:table-cell>
          <table:table-cell table:formula="of:=MID([.A2474];4;6)" office:value-type="string" office:string-value="47,091" calcext:value-type="string">
            <text:p>47,091</text:p>
          </table:table-cell>
          <table:table-cell table:formula="of:=MID([.A2474];11;30)" office:value-type="string" office:string-value="Johnson County,H1" calcext:value-type="string">
            <text:p>Johnson County,H1</text:p>
          </table:table-cell>
          <table:table-cell office:value-type="string" calcext:value-type="string">
            <text:p>Johnson County</text:p>
          </table:table-cell>
          <table:table-cell/>
        </table:table-row>
        <table:table-row table:style-name="ro1">
          <table:table-cell office:value-type="string" calcext:value-type="string">
            <text:p>TN,47,093,Knox County,H1</text:p>
          </table:table-cell>
          <table:table-cell table:formula="of:=LEFT([.A2475];2)" office:value-type="string" office:string-value="TN" calcext:value-type="string">
            <text:p>TN</text:p>
          </table:table-cell>
          <table:table-cell table:formula="of:=MID([.A2475];4;6)" office:value-type="string" office:string-value="47,093" calcext:value-type="string">
            <text:p>47,093</text:p>
          </table:table-cell>
          <table:table-cell table:formula="of:=MID([.A2475];11;30)" office:value-type="string" office:string-value="Knox County,H1" calcext:value-type="string">
            <text:p>Knox County,H1</text:p>
          </table:table-cell>
          <table:table-cell office:value-type="string" calcext:value-type="string">
            <text:p>Knox County</text:p>
          </table:table-cell>
          <table:table-cell/>
        </table:table-row>
        <table:table-row table:style-name="ro1">
          <table:table-cell office:value-type="string" calcext:value-type="string">
            <text:p>TN,47,095,Lake County,H1</text:p>
          </table:table-cell>
          <table:table-cell table:formula="of:=LEFT([.A2476];2)" office:value-type="string" office:string-value="TN" calcext:value-type="string">
            <text:p>TN</text:p>
          </table:table-cell>
          <table:table-cell table:formula="of:=MID([.A2476];4;6)" office:value-type="string" office:string-value="47,095" calcext:value-type="string">
            <text:p>47,095</text:p>
          </table:table-cell>
          <table:table-cell table:formula="of:=MID([.A2476];11;30)" office:value-type="string" office:string-value="Lake County,H1" calcext:value-type="string">
            <text:p>Lake County,H1</text:p>
          </table:table-cell>
          <table:table-cell office:value-type="string" calcext:value-type="string">
            <text:p>Lake County</text:p>
          </table:table-cell>
          <table:table-cell/>
        </table:table-row>
        <table:table-row table:style-name="ro1">
          <table:table-cell office:value-type="string" calcext:value-type="string">
            <text:p>TN,47,097,Lauderdale County,H1</text:p>
          </table:table-cell>
          <table:table-cell table:formula="of:=LEFT([.A2477];2)" office:value-type="string" office:string-value="TN" calcext:value-type="string">
            <text:p>TN</text:p>
          </table:table-cell>
          <table:table-cell table:formula="of:=MID([.A2477];4;6)" office:value-type="string" office:string-value="47,097" calcext:value-type="string">
            <text:p>47,097</text:p>
          </table:table-cell>
          <table:table-cell table:formula="of:=MID([.A2477];11;30)" office:value-type="string" office:string-value="Lauderdale County,H1" calcext:value-type="string">
            <text:p>Lauderdale County,H1</text:p>
          </table:table-cell>
          <table:table-cell office:value-type="string" calcext:value-type="string">
            <text:p>Lauderdale County</text:p>
          </table:table-cell>
          <table:table-cell/>
        </table:table-row>
        <table:table-row table:style-name="ro1">
          <table:table-cell office:value-type="string" calcext:value-type="string">
            <text:p>TN,47,099,Lawrence County,H1</text:p>
          </table:table-cell>
          <table:table-cell table:formula="of:=LEFT([.A2478];2)" office:value-type="string" office:string-value="TN" calcext:value-type="string">
            <text:p>TN</text:p>
          </table:table-cell>
          <table:table-cell table:formula="of:=MID([.A2478];4;6)" office:value-type="string" office:string-value="47,099" calcext:value-type="string">
            <text:p>47,099</text:p>
          </table:table-cell>
          <table:table-cell table:formula="of:=MID([.A2478];11;30)" office:value-type="string" office:string-value="Lawrence County,H1" calcext:value-type="string">
            <text:p>Lawrence County,H1</text:p>
          </table:table-cell>
          <table:table-cell office:value-type="string" calcext:value-type="string">
            <text:p>Lawrence County</text:p>
          </table:table-cell>
          <table:table-cell/>
        </table:table-row>
        <table:table-row table:style-name="ro1">
          <table:table-cell office:value-type="string" calcext:value-type="string">
            <text:p>TN,47,101,Lewis County,H1</text:p>
          </table:table-cell>
          <table:table-cell table:formula="of:=LEFT([.A2479];2)" office:value-type="string" office:string-value="TN" calcext:value-type="string">
            <text:p>TN</text:p>
          </table:table-cell>
          <table:table-cell table:formula="of:=MID([.A2479];4;6)" office:value-type="string" office:string-value="47,101" calcext:value-type="string">
            <text:p>47,101</text:p>
          </table:table-cell>
          <table:table-cell table:formula="of:=MID([.A2479];11;30)" office:value-type="string" office:string-value="Lewis County,H1" calcext:value-type="string">
            <text:p>Lewis County,H1</text:p>
          </table:table-cell>
          <table:table-cell office:value-type="string" calcext:value-type="string">
            <text:p>Lewis County</text:p>
          </table:table-cell>
          <table:table-cell/>
        </table:table-row>
        <table:table-row table:style-name="ro1">
          <table:table-cell office:value-type="string" calcext:value-type="string">
            <text:p>TN,47,103,Lincoln County,H1</text:p>
          </table:table-cell>
          <table:table-cell table:formula="of:=LEFT([.A2480];2)" office:value-type="string" office:string-value="TN" calcext:value-type="string">
            <text:p>TN</text:p>
          </table:table-cell>
          <table:table-cell table:formula="of:=MID([.A2480];4;6)" office:value-type="string" office:string-value="47,103" calcext:value-type="string">
            <text:p>47,103</text:p>
          </table:table-cell>
          <table:table-cell table:formula="of:=MID([.A2480];11;30)" office:value-type="string" office:string-value="Lincoln County,H1" calcext:value-type="string">
            <text:p>Lincoln County,H1</text:p>
          </table:table-cell>
          <table:table-cell office:value-type="string" calcext:value-type="string">
            <text:p>Lincoln County</text:p>
          </table:table-cell>
          <table:table-cell/>
        </table:table-row>
        <table:table-row table:style-name="ro1">
          <table:table-cell office:value-type="string" calcext:value-type="string">
            <text:p>TN,47,105,Loudon County,H1</text:p>
          </table:table-cell>
          <table:table-cell table:formula="of:=LEFT([.A2481];2)" office:value-type="string" office:string-value="TN" calcext:value-type="string">
            <text:p>TN</text:p>
          </table:table-cell>
          <table:table-cell table:formula="of:=MID([.A2481];4;6)" office:value-type="string" office:string-value="47,105" calcext:value-type="string">
            <text:p>47,105</text:p>
          </table:table-cell>
          <table:table-cell table:formula="of:=MID([.A2481];11;30)" office:value-type="string" office:string-value="Loudon County,H1" calcext:value-type="string">
            <text:p>Loudon County,H1</text:p>
          </table:table-cell>
          <table:table-cell office:value-type="string" calcext:value-type="string">
            <text:p>Loudon County</text:p>
          </table:table-cell>
          <table:table-cell/>
        </table:table-row>
        <table:table-row table:style-name="ro1">
          <table:table-cell office:value-type="string" calcext:value-type="string">
            <text:p>TN,47,107,McMinn County,H1</text:p>
          </table:table-cell>
          <table:table-cell table:formula="of:=LEFT([.A2482];2)" office:value-type="string" office:string-value="TN" calcext:value-type="string">
            <text:p>TN</text:p>
          </table:table-cell>
          <table:table-cell table:formula="of:=MID([.A2482];4;6)" office:value-type="string" office:string-value="47,107" calcext:value-type="string">
            <text:p>47,107</text:p>
          </table:table-cell>
          <table:table-cell table:formula="of:=MID([.A2482];11;30)" office:value-type="string" office:string-value="McMinn County,H1" calcext:value-type="string">
            <text:p>McMinn County,H1</text:p>
          </table:table-cell>
          <table:table-cell office:value-type="string" calcext:value-type="string">
            <text:p>McMinn County</text:p>
          </table:table-cell>
          <table:table-cell/>
        </table:table-row>
        <table:table-row table:style-name="ro1">
          <table:table-cell office:value-type="string" calcext:value-type="string">
            <text:p>TN,47,109,McNairy County,H1</text:p>
          </table:table-cell>
          <table:table-cell table:formula="of:=LEFT([.A2483];2)" office:value-type="string" office:string-value="TN" calcext:value-type="string">
            <text:p>TN</text:p>
          </table:table-cell>
          <table:table-cell table:formula="of:=MID([.A2483];4;6)" office:value-type="string" office:string-value="47,109" calcext:value-type="string">
            <text:p>47,109</text:p>
          </table:table-cell>
          <table:table-cell table:formula="of:=MID([.A2483];11;30)" office:value-type="string" office:string-value="McNairy County,H1" calcext:value-type="string">
            <text:p>McNairy County,H1</text:p>
          </table:table-cell>
          <table:table-cell office:value-type="string" calcext:value-type="string">
            <text:p>McNairy County</text:p>
          </table:table-cell>
          <table:table-cell/>
        </table:table-row>
        <table:table-row table:style-name="ro1">
          <table:table-cell office:value-type="string" calcext:value-type="string">
            <text:p>TN,47,111,Macon County,H1</text:p>
          </table:table-cell>
          <table:table-cell table:formula="of:=LEFT([.A2484];2)" office:value-type="string" office:string-value="TN" calcext:value-type="string">
            <text:p>TN</text:p>
          </table:table-cell>
          <table:table-cell table:formula="of:=MID([.A2484];4;6)" office:value-type="string" office:string-value="47,111" calcext:value-type="string">
            <text:p>47,111</text:p>
          </table:table-cell>
          <table:table-cell table:formula="of:=MID([.A2484];11;30)" office:value-type="string" office:string-value="Macon County,H1" calcext:value-type="string">
            <text:p>Macon County,H1</text:p>
          </table:table-cell>
          <table:table-cell office:value-type="string" calcext:value-type="string">
            <text:p>Macon County</text:p>
          </table:table-cell>
          <table:table-cell/>
        </table:table-row>
        <table:table-row table:style-name="ro1">
          <table:table-cell office:value-type="string" calcext:value-type="string">
            <text:p>TN,47,113,Madison County,H1</text:p>
          </table:table-cell>
          <table:table-cell table:formula="of:=LEFT([.A2485];2)" office:value-type="string" office:string-value="TN" calcext:value-type="string">
            <text:p>TN</text:p>
          </table:table-cell>
          <table:table-cell table:formula="of:=MID([.A2485];4;6)" office:value-type="string" office:string-value="47,113" calcext:value-type="string">
            <text:p>47,113</text:p>
          </table:table-cell>
          <table:table-cell table:formula="of:=MID([.A2485];11;30)" office:value-type="string" office:string-value="Madison County,H1" calcext:value-type="string">
            <text:p>Madison County,H1</text:p>
          </table:table-cell>
          <table:table-cell office:value-type="string" calcext:value-type="string">
            <text:p>Madison County</text:p>
          </table:table-cell>
          <table:table-cell/>
        </table:table-row>
        <table:table-row table:style-name="ro1">
          <table:table-cell office:value-type="string" calcext:value-type="string">
            <text:p>TN,47,115,Marion County,H1</text:p>
          </table:table-cell>
          <table:table-cell table:formula="of:=LEFT([.A2486];2)" office:value-type="string" office:string-value="TN" calcext:value-type="string">
            <text:p>TN</text:p>
          </table:table-cell>
          <table:table-cell table:formula="of:=MID([.A2486];4;6)" office:value-type="string" office:string-value="47,115" calcext:value-type="string">
            <text:p>47,115</text:p>
          </table:table-cell>
          <table:table-cell table:formula="of:=MID([.A2486];11;30)" office:value-type="string" office:string-value="Marion County,H1" calcext:value-type="string">
            <text:p>Marion County,H1</text:p>
          </table:table-cell>
          <table:table-cell office:value-type="string" calcext:value-type="string">
            <text:p>Marion County</text:p>
          </table:table-cell>
          <table:table-cell/>
        </table:table-row>
        <table:table-row table:style-name="ro1">
          <table:table-cell office:value-type="string" calcext:value-type="string">
            <text:p>TN,47,117,Marshall County,H1</text:p>
          </table:table-cell>
          <table:table-cell table:formula="of:=LEFT([.A2487];2)" office:value-type="string" office:string-value="TN" calcext:value-type="string">
            <text:p>TN</text:p>
          </table:table-cell>
          <table:table-cell table:formula="of:=MID([.A2487];4;6)" office:value-type="string" office:string-value="47,117" calcext:value-type="string">
            <text:p>47,117</text:p>
          </table:table-cell>
          <table:table-cell table:formula="of:=MID([.A2487];11;30)" office:value-type="string" office:string-value="Marshall County,H1" calcext:value-type="string">
            <text:p>Marshall County,H1</text:p>
          </table:table-cell>
          <table:table-cell office:value-type="string" calcext:value-type="string">
            <text:p>Marshall County</text:p>
          </table:table-cell>
          <table:table-cell/>
        </table:table-row>
        <table:table-row table:style-name="ro1">
          <table:table-cell office:value-type="string" calcext:value-type="string">
            <text:p>TN,47,119,Maury County,H1</text:p>
          </table:table-cell>
          <table:table-cell table:formula="of:=LEFT([.A2488];2)" office:value-type="string" office:string-value="TN" calcext:value-type="string">
            <text:p>TN</text:p>
          </table:table-cell>
          <table:table-cell table:formula="of:=MID([.A2488];4;6)" office:value-type="string" office:string-value="47,119" calcext:value-type="string">
            <text:p>47,119</text:p>
          </table:table-cell>
          <table:table-cell table:formula="of:=MID([.A2488];11;30)" office:value-type="string" office:string-value="Maury County,H1" calcext:value-type="string">
            <text:p>Maury County,H1</text:p>
          </table:table-cell>
          <table:table-cell office:value-type="string" calcext:value-type="string">
            <text:p>Maury County</text:p>
          </table:table-cell>
          <table:table-cell/>
        </table:table-row>
        <table:table-row table:style-name="ro1">
          <table:table-cell office:value-type="string" calcext:value-type="string">
            <text:p>TN,47,121,Meigs County,H1</text:p>
          </table:table-cell>
          <table:table-cell table:formula="of:=LEFT([.A2489];2)" office:value-type="string" office:string-value="TN" calcext:value-type="string">
            <text:p>TN</text:p>
          </table:table-cell>
          <table:table-cell table:formula="of:=MID([.A2489];4;6)" office:value-type="string" office:string-value="47,121" calcext:value-type="string">
            <text:p>47,121</text:p>
          </table:table-cell>
          <table:table-cell table:formula="of:=MID([.A2489];11;30)" office:value-type="string" office:string-value="Meigs County,H1" calcext:value-type="string">
            <text:p>Meigs County,H1</text:p>
          </table:table-cell>
          <table:table-cell office:value-type="string" calcext:value-type="string">
            <text:p>Meigs County</text:p>
          </table:table-cell>
          <table:table-cell/>
        </table:table-row>
        <table:table-row table:style-name="ro1">
          <table:table-cell office:value-type="string" calcext:value-type="string">
            <text:p>TN,47,123,Monroe County,H1</text:p>
          </table:table-cell>
          <table:table-cell table:formula="of:=LEFT([.A2490];2)" office:value-type="string" office:string-value="TN" calcext:value-type="string">
            <text:p>TN</text:p>
          </table:table-cell>
          <table:table-cell table:formula="of:=MID([.A2490];4;6)" office:value-type="string" office:string-value="47,123" calcext:value-type="string">
            <text:p>47,123</text:p>
          </table:table-cell>
          <table:table-cell table:formula="of:=MID([.A2490];11;30)" office:value-type="string" office:string-value="Monroe County,H1" calcext:value-type="string">
            <text:p>Monroe County,H1</text:p>
          </table:table-cell>
          <table:table-cell office:value-type="string" calcext:value-type="string">
            <text:p>Monroe County</text:p>
          </table:table-cell>
          <table:table-cell/>
        </table:table-row>
        <table:table-row table:style-name="ro1">
          <table:table-cell office:value-type="string" calcext:value-type="string">
            <text:p>TN,47,125,Montgomery County,H1</text:p>
          </table:table-cell>
          <table:table-cell table:formula="of:=LEFT([.A2491];2)" office:value-type="string" office:string-value="TN" calcext:value-type="string">
            <text:p>TN</text:p>
          </table:table-cell>
          <table:table-cell table:formula="of:=MID([.A2491];4;6)" office:value-type="string" office:string-value="47,125" calcext:value-type="string">
            <text:p>47,125</text:p>
          </table:table-cell>
          <table:table-cell table:formula="of:=MID([.A2491];11;30)" office:value-type="string" office:string-value="Montgomery County,H1" calcext:value-type="string">
            <text:p>Montgomery County,H1</text:p>
          </table:table-cell>
          <table:table-cell office:value-type="string" calcext:value-type="string">
            <text:p>Montgomery County</text:p>
          </table:table-cell>
          <table:table-cell/>
        </table:table-row>
        <table:table-row table:style-name="ro1">
          <table:table-cell office:value-type="string" calcext:value-type="string">
            <text:p>TN,47,127,Moore County,H6</text:p>
          </table:table-cell>
          <table:table-cell table:formula="of:=LEFT([.A2492];2)" office:value-type="string" office:string-value="TN" calcext:value-type="string">
            <text:p>TN</text:p>
          </table:table-cell>
          <table:table-cell table:formula="of:=MID([.A2492];4;6)" office:value-type="string" office:string-value="47,127" calcext:value-type="string">
            <text:p>47,127</text:p>
          </table:table-cell>
          <table:table-cell table:formula="of:=MID([.A2492];11;30)" office:value-type="string" office:string-value="Moore County,H6" calcext:value-type="string">
            <text:p>Moore County,H6</text:p>
          </table:table-cell>
          <table:table-cell office:value-type="string" calcext:value-type="string">
            <text:p>Moore County</text:p>
          </table:table-cell>
          <table:table-cell/>
        </table:table-row>
        <table:table-row table:style-name="ro1">
          <table:table-cell office:value-type="string" calcext:value-type="string">
            <text:p>TN,47,129,Morgan County,H1</text:p>
          </table:table-cell>
          <table:table-cell table:formula="of:=LEFT([.A2493];2)" office:value-type="string" office:string-value="TN" calcext:value-type="string">
            <text:p>TN</text:p>
          </table:table-cell>
          <table:table-cell table:formula="of:=MID([.A2493];4;6)" office:value-type="string" office:string-value="47,129" calcext:value-type="string">
            <text:p>47,129</text:p>
          </table:table-cell>
          <table:table-cell table:formula="of:=MID([.A2493];11;30)" office:value-type="string" office:string-value="Morgan County,H1" calcext:value-type="string">
            <text:p>Morgan County,H1</text:p>
          </table:table-cell>
          <table:table-cell office:value-type="string" calcext:value-type="string">
            <text:p>Morgan County</text:p>
          </table:table-cell>
          <table:table-cell/>
        </table:table-row>
        <table:table-row table:style-name="ro1">
          <table:table-cell office:value-type="string" calcext:value-type="string">
            <text:p>TN,47,131,Obion County,H1</text:p>
          </table:table-cell>
          <table:table-cell table:formula="of:=LEFT([.A2494];2)" office:value-type="string" office:string-value="TN" calcext:value-type="string">
            <text:p>TN</text:p>
          </table:table-cell>
          <table:table-cell table:formula="of:=MID([.A2494];4;6)" office:value-type="string" office:string-value="47,131" calcext:value-type="string">
            <text:p>47,131</text:p>
          </table:table-cell>
          <table:table-cell table:formula="of:=MID([.A2494];11;30)" office:value-type="string" office:string-value="Obion County,H1" calcext:value-type="string">
            <text:p>Obion County,H1</text:p>
          </table:table-cell>
          <table:table-cell office:value-type="string" calcext:value-type="string">
            <text:p>Obion County</text:p>
          </table:table-cell>
          <table:table-cell/>
        </table:table-row>
        <table:table-row table:style-name="ro1">
          <table:table-cell office:value-type="string" calcext:value-type="string">
            <text:p>TN,47,133,Overton County,H1</text:p>
          </table:table-cell>
          <table:table-cell table:formula="of:=LEFT([.A2495];2)" office:value-type="string" office:string-value="TN" calcext:value-type="string">
            <text:p>TN</text:p>
          </table:table-cell>
          <table:table-cell table:formula="of:=MID([.A2495];4;6)" office:value-type="string" office:string-value="47,133" calcext:value-type="string">
            <text:p>47,133</text:p>
          </table:table-cell>
          <table:table-cell table:formula="of:=MID([.A2495];11;30)" office:value-type="string" office:string-value="Overton County,H1" calcext:value-type="string">
            <text:p>Overton County,H1</text:p>
          </table:table-cell>
          <table:table-cell office:value-type="string" calcext:value-type="string">
            <text:p>Overton County</text:p>
          </table:table-cell>
          <table:table-cell/>
        </table:table-row>
        <table:table-row table:style-name="ro1">
          <table:table-cell office:value-type="string" calcext:value-type="string">
            <text:p>TN,47,135,Perry County,H1</text:p>
          </table:table-cell>
          <table:table-cell table:formula="of:=LEFT([.A2496];2)" office:value-type="string" office:string-value="TN" calcext:value-type="string">
            <text:p>TN</text:p>
          </table:table-cell>
          <table:table-cell table:formula="of:=MID([.A2496];4;6)" office:value-type="string" office:string-value="47,135" calcext:value-type="string">
            <text:p>47,135</text:p>
          </table:table-cell>
          <table:table-cell table:formula="of:=MID([.A2496];11;30)" office:value-type="string" office:string-value="Perry County,H1" calcext:value-type="string">
            <text:p>Perry County,H1</text:p>
          </table:table-cell>
          <table:table-cell office:value-type="string" calcext:value-type="string">
            <text:p>Perry County</text:p>
          </table:table-cell>
          <table:table-cell/>
        </table:table-row>
        <table:table-row table:style-name="ro1">
          <table:table-cell office:value-type="string" calcext:value-type="string">
            <text:p>TN,47,137,Pickett County,H1</text:p>
          </table:table-cell>
          <table:table-cell table:formula="of:=LEFT([.A2497];2)" office:value-type="string" office:string-value="TN" calcext:value-type="string">
            <text:p>TN</text:p>
          </table:table-cell>
          <table:table-cell table:formula="of:=MID([.A2497];4;6)" office:value-type="string" office:string-value="47,137" calcext:value-type="string">
            <text:p>47,137</text:p>
          </table:table-cell>
          <table:table-cell table:formula="of:=MID([.A2497];11;30)" office:value-type="string" office:string-value="Pickett County,H1" calcext:value-type="string">
            <text:p>Pickett County,H1</text:p>
          </table:table-cell>
          <table:table-cell office:value-type="string" calcext:value-type="string">
            <text:p>Pickett County</text:p>
          </table:table-cell>
          <table:table-cell/>
        </table:table-row>
        <table:table-row table:style-name="ro1">
          <table:table-cell office:value-type="string" calcext:value-type="string">
            <text:p>TN,47,139,Polk County,H1</text:p>
          </table:table-cell>
          <table:table-cell table:formula="of:=LEFT([.A2498];2)" office:value-type="string" office:string-value="TN" calcext:value-type="string">
            <text:p>TN</text:p>
          </table:table-cell>
          <table:table-cell table:formula="of:=MID([.A2498];4;6)" office:value-type="string" office:string-value="47,139" calcext:value-type="string">
            <text:p>47,139</text:p>
          </table:table-cell>
          <table:table-cell table:formula="of:=MID([.A2498];11;30)" office:value-type="string" office:string-value="Polk County,H1" calcext:value-type="string">
            <text:p>Polk County,H1</text:p>
          </table:table-cell>
          <table:table-cell office:value-type="string" calcext:value-type="string">
            <text:p>Polk County</text:p>
          </table:table-cell>
          <table:table-cell/>
        </table:table-row>
        <table:table-row table:style-name="ro1">
          <table:table-cell office:value-type="string" calcext:value-type="string">
            <text:p>TN,47,141,Putnam County,H1</text:p>
          </table:table-cell>
          <table:table-cell table:formula="of:=LEFT([.A2499];2)" office:value-type="string" office:string-value="TN" calcext:value-type="string">
            <text:p>TN</text:p>
          </table:table-cell>
          <table:table-cell table:formula="of:=MID([.A2499];4;6)" office:value-type="string" office:string-value="47,141" calcext:value-type="string">
            <text:p>47,141</text:p>
          </table:table-cell>
          <table:table-cell table:formula="of:=MID([.A2499];11;30)" office:value-type="string" office:string-value="Putnam County,H1" calcext:value-type="string">
            <text:p>Putnam County,H1</text:p>
          </table:table-cell>
          <table:table-cell office:value-type="string" calcext:value-type="string">
            <text:p>Putnam County</text:p>
          </table:table-cell>
          <table:table-cell/>
        </table:table-row>
        <table:table-row table:style-name="ro1">
          <table:table-cell office:value-type="string" calcext:value-type="string">
            <text:p>TN,47,143,Rhea County,H1</text:p>
          </table:table-cell>
          <table:table-cell table:formula="of:=LEFT([.A2500];2)" office:value-type="string" office:string-value="TN" calcext:value-type="string">
            <text:p>TN</text:p>
          </table:table-cell>
          <table:table-cell table:formula="of:=MID([.A2500];4;6)" office:value-type="string" office:string-value="47,143" calcext:value-type="string">
            <text:p>47,143</text:p>
          </table:table-cell>
          <table:table-cell table:formula="of:=MID([.A2500];11;30)" office:value-type="string" office:string-value="Rhea County,H1" calcext:value-type="string">
            <text:p>Rhea County,H1</text:p>
          </table:table-cell>
          <table:table-cell office:value-type="string" calcext:value-type="string">
            <text:p>Rhea County</text:p>
          </table:table-cell>
          <table:table-cell/>
        </table:table-row>
        <table:table-row table:style-name="ro1">
          <table:table-cell office:value-type="string" calcext:value-type="string">
            <text:p>TN,47,145,Roane County,H1</text:p>
          </table:table-cell>
          <table:table-cell table:formula="of:=LEFT([.A2501];2)" office:value-type="string" office:string-value="TN" calcext:value-type="string">
            <text:p>TN</text:p>
          </table:table-cell>
          <table:table-cell table:formula="of:=MID([.A2501];4;6)" office:value-type="string" office:string-value="47,145" calcext:value-type="string">
            <text:p>47,145</text:p>
          </table:table-cell>
          <table:table-cell table:formula="of:=MID([.A2501];11;30)" office:value-type="string" office:string-value="Roane County,H1" calcext:value-type="string">
            <text:p>Roane County,H1</text:p>
          </table:table-cell>
          <table:table-cell office:value-type="string" calcext:value-type="string">
            <text:p>Roane County</text:p>
          </table:table-cell>
          <table:table-cell/>
        </table:table-row>
        <table:table-row table:style-name="ro1">
          <table:table-cell office:value-type="string" calcext:value-type="string">
            <text:p>TN,47,147,Robertson County,H1</text:p>
          </table:table-cell>
          <table:table-cell table:formula="of:=LEFT([.A2502];2)" office:value-type="string" office:string-value="TN" calcext:value-type="string">
            <text:p>TN</text:p>
          </table:table-cell>
          <table:table-cell table:formula="of:=MID([.A2502];4;6)" office:value-type="string" office:string-value="47,147" calcext:value-type="string">
            <text:p>47,147</text:p>
          </table:table-cell>
          <table:table-cell table:formula="of:=MID([.A2502];11;30)" office:value-type="string" office:string-value="Robertson County,H1" calcext:value-type="string">
            <text:p>Robertson County,H1</text:p>
          </table:table-cell>
          <table:table-cell office:value-type="string" calcext:value-type="string">
            <text:p>Robertson County</text:p>
          </table:table-cell>
          <table:table-cell/>
        </table:table-row>
        <table:table-row table:style-name="ro1">
          <table:table-cell office:value-type="string" calcext:value-type="string">
            <text:p>TN,47,149,Rutherford County,H1</text:p>
          </table:table-cell>
          <table:table-cell table:formula="of:=LEFT([.A2503];2)" office:value-type="string" office:string-value="TN" calcext:value-type="string">
            <text:p>TN</text:p>
          </table:table-cell>
          <table:table-cell table:formula="of:=MID([.A2503];4;6)" office:value-type="string" office:string-value="47,149" calcext:value-type="string">
            <text:p>47,149</text:p>
          </table:table-cell>
          <table:table-cell table:formula="of:=MID([.A2503];11;30)" office:value-type="string" office:string-value="Rutherford County,H1" calcext:value-type="string">
            <text:p>Rutherford County,H1</text:p>
          </table:table-cell>
          <table:table-cell office:value-type="string" calcext:value-type="string">
            <text:p>Rutherford County</text:p>
          </table:table-cell>
          <table:table-cell/>
        </table:table-row>
        <table:table-row table:style-name="ro1">
          <table:table-cell office:value-type="string" calcext:value-type="string">
            <text:p>TN,47,151,Scott County,H1</text:p>
          </table:table-cell>
          <table:table-cell table:formula="of:=LEFT([.A2504];2)" office:value-type="string" office:string-value="TN" calcext:value-type="string">
            <text:p>TN</text:p>
          </table:table-cell>
          <table:table-cell table:formula="of:=MID([.A2504];4;6)" office:value-type="string" office:string-value="47,151" calcext:value-type="string">
            <text:p>47,151</text:p>
          </table:table-cell>
          <table:table-cell table:formula="of:=MID([.A2504];11;30)" office:value-type="string" office:string-value="Scott County,H1" calcext:value-type="string">
            <text:p>Scott County,H1</text:p>
          </table:table-cell>
          <table:table-cell office:value-type="string" calcext:value-type="string">
            <text:p>Scott County</text:p>
          </table:table-cell>
          <table:table-cell/>
        </table:table-row>
        <table:table-row table:style-name="ro1">
          <table:table-cell office:value-type="string" calcext:value-type="string">
            <text:p>TN,47,153,Sequatchie County,H1</text:p>
          </table:table-cell>
          <table:table-cell table:formula="of:=LEFT([.A2505];2)" office:value-type="string" office:string-value="TN" calcext:value-type="string">
            <text:p>TN</text:p>
          </table:table-cell>
          <table:table-cell table:formula="of:=MID([.A2505];4;6)" office:value-type="string" office:string-value="47,153" calcext:value-type="string">
            <text:p>47,153</text:p>
          </table:table-cell>
          <table:table-cell table:formula="of:=MID([.A2505];11;30)" office:value-type="string" office:string-value="Sequatchie County,H1" calcext:value-type="string">
            <text:p>Sequatchie County,H1</text:p>
          </table:table-cell>
          <table:table-cell office:value-type="string" calcext:value-type="string">
            <text:p>Sequatchie County</text:p>
          </table:table-cell>
          <table:table-cell/>
        </table:table-row>
        <table:table-row table:style-name="ro1">
          <table:table-cell office:value-type="string" calcext:value-type="string">
            <text:p>TN,47,155,Sevier County,H1</text:p>
          </table:table-cell>
          <table:table-cell table:formula="of:=LEFT([.A2506];2)" office:value-type="string" office:string-value="TN" calcext:value-type="string">
            <text:p>TN</text:p>
          </table:table-cell>
          <table:table-cell table:formula="of:=MID([.A2506];4;6)" office:value-type="string" office:string-value="47,155" calcext:value-type="string">
            <text:p>47,155</text:p>
          </table:table-cell>
          <table:table-cell table:formula="of:=MID([.A2506];11;30)" office:value-type="string" office:string-value="Sevier County,H1" calcext:value-type="string">
            <text:p>Sevier County,H1</text:p>
          </table:table-cell>
          <table:table-cell office:value-type="string" calcext:value-type="string">
            <text:p>Sevier County</text:p>
          </table:table-cell>
          <table:table-cell/>
        </table:table-row>
        <table:table-row table:style-name="ro1">
          <table:table-cell office:value-type="string" calcext:value-type="string">
            <text:p>TN,47,157,Shelby County,H1</text:p>
          </table:table-cell>
          <table:table-cell table:formula="of:=LEFT([.A2507];2)" office:value-type="string" office:string-value="TN" calcext:value-type="string">
            <text:p>TN</text:p>
          </table:table-cell>
          <table:table-cell table:formula="of:=MID([.A2507];4;6)" office:value-type="string" office:string-value="47,157" calcext:value-type="string">
            <text:p>47,157</text:p>
          </table:table-cell>
          <table:table-cell table:formula="of:=MID([.A2507];11;30)" office:value-type="string" office:string-value="Shelby County,H1" calcext:value-type="string">
            <text:p>Shelby County,H1</text:p>
          </table:table-cell>
          <table:table-cell office:value-type="string" calcext:value-type="string">
            <text:p>Shelby County</text:p>
          </table:table-cell>
          <table:table-cell/>
        </table:table-row>
        <table:table-row table:style-name="ro1">
          <table:table-cell office:value-type="string" calcext:value-type="string">
            <text:p>TN,47,159,Smith County,H1</text:p>
          </table:table-cell>
          <table:table-cell table:formula="of:=LEFT([.A2508];2)" office:value-type="string" office:string-value="TN" calcext:value-type="string">
            <text:p>TN</text:p>
          </table:table-cell>
          <table:table-cell table:formula="of:=MID([.A2508];4;6)" office:value-type="string" office:string-value="47,159" calcext:value-type="string">
            <text:p>47,159</text:p>
          </table:table-cell>
          <table:table-cell table:formula="of:=MID([.A2508];11;30)" office:value-type="string" office:string-value="Smith County,H1" calcext:value-type="string">
            <text:p>Smith County,H1</text:p>
          </table:table-cell>
          <table:table-cell office:value-type="string" calcext:value-type="string">
            <text:p>Smith County</text:p>
          </table:table-cell>
          <table:table-cell/>
        </table:table-row>
        <table:table-row table:style-name="ro1">
          <table:table-cell office:value-type="string" calcext:value-type="string">
            <text:p>TN,47,161,Stewart County,H1</text:p>
          </table:table-cell>
          <table:table-cell table:formula="of:=LEFT([.A2509];2)" office:value-type="string" office:string-value="TN" calcext:value-type="string">
            <text:p>TN</text:p>
          </table:table-cell>
          <table:table-cell table:formula="of:=MID([.A2509];4;6)" office:value-type="string" office:string-value="47,161" calcext:value-type="string">
            <text:p>47,161</text:p>
          </table:table-cell>
          <table:table-cell table:formula="of:=MID([.A2509];11;30)" office:value-type="string" office:string-value="Stewart County,H1" calcext:value-type="string">
            <text:p>Stewart County,H1</text:p>
          </table:table-cell>
          <table:table-cell office:value-type="string" calcext:value-type="string">
            <text:p>Stewart County</text:p>
          </table:table-cell>
          <table:table-cell/>
        </table:table-row>
        <table:table-row table:style-name="ro1">
          <table:table-cell office:value-type="string" calcext:value-type="string">
            <text:p>TN,47,163,Sullivan County,H1</text:p>
          </table:table-cell>
          <table:table-cell table:formula="of:=LEFT([.A2510];2)" office:value-type="string" office:string-value="TN" calcext:value-type="string">
            <text:p>TN</text:p>
          </table:table-cell>
          <table:table-cell table:formula="of:=MID([.A2510];4;6)" office:value-type="string" office:string-value="47,163" calcext:value-type="string">
            <text:p>47,163</text:p>
          </table:table-cell>
          <table:table-cell table:formula="of:=MID([.A2510];11;30)" office:value-type="string" office:string-value="Sullivan County,H1" calcext:value-type="string">
            <text:p>Sullivan County,H1</text:p>
          </table:table-cell>
          <table:table-cell office:value-type="string" calcext:value-type="string">
            <text:p>Sullivan County</text:p>
          </table:table-cell>
          <table:table-cell/>
        </table:table-row>
        <table:table-row table:style-name="ro1">
          <table:table-cell office:value-type="string" calcext:value-type="string">
            <text:p>TN,47,165,Sumner County,H1</text:p>
          </table:table-cell>
          <table:table-cell table:formula="of:=LEFT([.A2511];2)" office:value-type="string" office:string-value="TN" calcext:value-type="string">
            <text:p>TN</text:p>
          </table:table-cell>
          <table:table-cell table:formula="of:=MID([.A2511];4;6)" office:value-type="string" office:string-value="47,165" calcext:value-type="string">
            <text:p>47,165</text:p>
          </table:table-cell>
          <table:table-cell table:formula="of:=MID([.A2511];11;30)" office:value-type="string" office:string-value="Sumner County,H1" calcext:value-type="string">
            <text:p>Sumner County,H1</text:p>
          </table:table-cell>
          <table:table-cell office:value-type="string" calcext:value-type="string">
            <text:p>Sumner County</text:p>
          </table:table-cell>
          <table:table-cell/>
        </table:table-row>
        <table:table-row table:style-name="ro1">
          <table:table-cell office:value-type="string" calcext:value-type="string">
            <text:p>TN,47,167,Tipton County,H1</text:p>
          </table:table-cell>
          <table:table-cell table:formula="of:=LEFT([.A2512];2)" office:value-type="string" office:string-value="TN" calcext:value-type="string">
            <text:p>TN</text:p>
          </table:table-cell>
          <table:table-cell table:formula="of:=MID([.A2512];4;6)" office:value-type="string" office:string-value="47,167" calcext:value-type="string">
            <text:p>47,167</text:p>
          </table:table-cell>
          <table:table-cell table:formula="of:=MID([.A2512];11;30)" office:value-type="string" office:string-value="Tipton County,H1" calcext:value-type="string">
            <text:p>Tipton County,H1</text:p>
          </table:table-cell>
          <table:table-cell office:value-type="string" calcext:value-type="string">
            <text:p>Tipton County</text:p>
          </table:table-cell>
          <table:table-cell/>
        </table:table-row>
        <table:table-row table:style-name="ro1">
          <table:table-cell office:value-type="string" calcext:value-type="string">
            <text:p>TN,47,169,Trousdale County,H6</text:p>
          </table:table-cell>
          <table:table-cell table:formula="of:=LEFT([.A2513];2)" office:value-type="string" office:string-value="TN" calcext:value-type="string">
            <text:p>TN</text:p>
          </table:table-cell>
          <table:table-cell table:formula="of:=MID([.A2513];4;6)" office:value-type="string" office:string-value="47,169" calcext:value-type="string">
            <text:p>47,169</text:p>
          </table:table-cell>
          <table:table-cell table:formula="of:=MID([.A2513];11;30)" office:value-type="string" office:string-value="Trousdale County,H6" calcext:value-type="string">
            <text:p>Trousdale County,H6</text:p>
          </table:table-cell>
          <table:table-cell office:value-type="string" calcext:value-type="string">
            <text:p>Trousdale County</text:p>
          </table:table-cell>
          <table:table-cell/>
        </table:table-row>
        <table:table-row table:style-name="ro1">
          <table:table-cell office:value-type="string" calcext:value-type="string">
            <text:p>TN,47,171,Unicoi County,H1</text:p>
          </table:table-cell>
          <table:table-cell table:formula="of:=LEFT([.A2514];2)" office:value-type="string" office:string-value="TN" calcext:value-type="string">
            <text:p>TN</text:p>
          </table:table-cell>
          <table:table-cell table:formula="of:=MID([.A2514];4;6)" office:value-type="string" office:string-value="47,171" calcext:value-type="string">
            <text:p>47,171</text:p>
          </table:table-cell>
          <table:table-cell table:formula="of:=MID([.A2514];11;30)" office:value-type="string" office:string-value="Unicoi County,H1" calcext:value-type="string">
            <text:p>Unicoi County,H1</text:p>
          </table:table-cell>
          <table:table-cell office:value-type="string" calcext:value-type="string">
            <text:p>Unicoi County</text:p>
          </table:table-cell>
          <table:table-cell/>
        </table:table-row>
        <table:table-row table:style-name="ro1">
          <table:table-cell office:value-type="string" calcext:value-type="string">
            <text:p>TN,47,173,Union County,H1</text:p>
          </table:table-cell>
          <table:table-cell table:formula="of:=LEFT([.A2515];2)" office:value-type="string" office:string-value="TN" calcext:value-type="string">
            <text:p>TN</text:p>
          </table:table-cell>
          <table:table-cell table:formula="of:=MID([.A2515];4;6)" office:value-type="string" office:string-value="47,173" calcext:value-type="string">
            <text:p>47,173</text:p>
          </table:table-cell>
          <table:table-cell table:formula="of:=MID([.A2515];11;30)" office:value-type="string" office:string-value="Union County,H1" calcext:value-type="string">
            <text:p>Union County,H1</text:p>
          </table:table-cell>
          <table:table-cell office:value-type="string" calcext:value-type="string">
            <text:p>Union County</text:p>
          </table:table-cell>
          <table:table-cell/>
        </table:table-row>
        <table:table-row table:style-name="ro1">
          <table:table-cell office:value-type="string" calcext:value-type="string">
            <text:p>TN,47,175,Van Buren County,H1</text:p>
          </table:table-cell>
          <table:table-cell table:formula="of:=LEFT([.A2516];2)" office:value-type="string" office:string-value="TN" calcext:value-type="string">
            <text:p>TN</text:p>
          </table:table-cell>
          <table:table-cell table:formula="of:=MID([.A2516];4;6)" office:value-type="string" office:string-value="47,175" calcext:value-type="string">
            <text:p>47,175</text:p>
          </table:table-cell>
          <table:table-cell table:formula="of:=MID([.A2516];11;30)" office:value-type="string" office:string-value="Van Buren County,H1" calcext:value-type="string">
            <text:p>Van Buren County,H1</text:p>
          </table:table-cell>
          <table:table-cell office:value-type="string" calcext:value-type="string">
            <text:p>Van Buren County</text:p>
          </table:table-cell>
          <table:table-cell/>
        </table:table-row>
        <table:table-row table:style-name="ro1">
          <table:table-cell office:value-type="string" calcext:value-type="string">
            <text:p>TN,47,177,Warren County,H1</text:p>
          </table:table-cell>
          <table:table-cell table:formula="of:=LEFT([.A2517];2)" office:value-type="string" office:string-value="TN" calcext:value-type="string">
            <text:p>TN</text:p>
          </table:table-cell>
          <table:table-cell table:formula="of:=MID([.A2517];4;6)" office:value-type="string" office:string-value="47,177" calcext:value-type="string">
            <text:p>47,177</text:p>
          </table:table-cell>
          <table:table-cell table:formula="of:=MID([.A2517];11;30)" office:value-type="string" office:string-value="Warren County,H1" calcext:value-type="string">
            <text:p>Warren County,H1</text:p>
          </table:table-cell>
          <table:table-cell office:value-type="string" calcext:value-type="string">
            <text:p>Warren County</text:p>
          </table:table-cell>
          <table:table-cell/>
        </table:table-row>
        <table:table-row table:style-name="ro1">
          <table:table-cell office:value-type="string" calcext:value-type="string">
            <text:p>TN,47,179,Washington County,H1</text:p>
          </table:table-cell>
          <table:table-cell table:formula="of:=LEFT([.A2518];2)" office:value-type="string" office:string-value="TN" calcext:value-type="string">
            <text:p>TN</text:p>
          </table:table-cell>
          <table:table-cell table:formula="of:=MID([.A2518];4;6)" office:value-type="string" office:string-value="47,179" calcext:value-type="string">
            <text:p>47,179</text:p>
          </table:table-cell>
          <table:table-cell table:formula="of:=MID([.A2518];11;30)" office:value-type="string" office:string-value="Washington County,H1" calcext:value-type="string">
            <text:p>Washington County,H1</text:p>
          </table:table-cell>
          <table:table-cell office:value-type="string" calcext:value-type="string">
            <text:p>Washington County</text:p>
          </table:table-cell>
          <table:table-cell/>
        </table:table-row>
        <table:table-row table:style-name="ro1">
          <table:table-cell office:value-type="string" calcext:value-type="string">
            <text:p>TN,47,181,Wayne County,H1</text:p>
          </table:table-cell>
          <table:table-cell table:formula="of:=LEFT([.A2519];2)" office:value-type="string" office:string-value="TN" calcext:value-type="string">
            <text:p>TN</text:p>
          </table:table-cell>
          <table:table-cell table:formula="of:=MID([.A2519];4;6)" office:value-type="string" office:string-value="47,181" calcext:value-type="string">
            <text:p>47,181</text:p>
          </table:table-cell>
          <table:table-cell table:formula="of:=MID([.A2519];11;30)" office:value-type="string" office:string-value="Wayne County,H1" calcext:value-type="string">
            <text:p>Wayne County,H1</text:p>
          </table:table-cell>
          <table:table-cell office:value-type="string" calcext:value-type="string">
            <text:p>Wayne County</text:p>
          </table:table-cell>
          <table:table-cell/>
        </table:table-row>
        <table:table-row table:style-name="ro1">
          <table:table-cell office:value-type="string" calcext:value-type="string">
            <text:p>TN,47,183,Weakley County,H1</text:p>
          </table:table-cell>
          <table:table-cell table:formula="of:=LEFT([.A2520];2)" office:value-type="string" office:string-value="TN" calcext:value-type="string">
            <text:p>TN</text:p>
          </table:table-cell>
          <table:table-cell table:formula="of:=MID([.A2520];4;6)" office:value-type="string" office:string-value="47,183" calcext:value-type="string">
            <text:p>47,183</text:p>
          </table:table-cell>
          <table:table-cell table:formula="of:=MID([.A2520];11;30)" office:value-type="string" office:string-value="Weakley County,H1" calcext:value-type="string">
            <text:p>Weakley County,H1</text:p>
          </table:table-cell>
          <table:table-cell office:value-type="string" calcext:value-type="string">
            <text:p>Weakley County</text:p>
          </table:table-cell>
          <table:table-cell/>
        </table:table-row>
        <table:table-row table:style-name="ro1">
          <table:table-cell office:value-type="string" calcext:value-type="string">
            <text:p>TN,47,185,White County,H1</text:p>
          </table:table-cell>
          <table:table-cell table:formula="of:=LEFT([.A2521];2)" office:value-type="string" office:string-value="TN" calcext:value-type="string">
            <text:p>TN</text:p>
          </table:table-cell>
          <table:table-cell table:formula="of:=MID([.A2521];4;6)" office:value-type="string" office:string-value="47,185" calcext:value-type="string">
            <text:p>47,185</text:p>
          </table:table-cell>
          <table:table-cell table:formula="of:=MID([.A2521];11;30)" office:value-type="string" office:string-value="White County,H1" calcext:value-type="string">
            <text:p>White County,H1</text:p>
          </table:table-cell>
          <table:table-cell office:value-type="string" calcext:value-type="string">
            <text:p>White County</text:p>
          </table:table-cell>
          <table:table-cell/>
        </table:table-row>
        <table:table-row table:style-name="ro1">
          <table:table-cell office:value-type="string" calcext:value-type="string">
            <text:p>TN,47,187,Williamson County,H1</text:p>
          </table:table-cell>
          <table:table-cell table:formula="of:=LEFT([.A2522];2)" office:value-type="string" office:string-value="TN" calcext:value-type="string">
            <text:p>TN</text:p>
          </table:table-cell>
          <table:table-cell table:formula="of:=MID([.A2522];4;6)" office:value-type="string" office:string-value="47,187" calcext:value-type="string">
            <text:p>47,187</text:p>
          </table:table-cell>
          <table:table-cell table:formula="of:=MID([.A2522];11;30)" office:value-type="string" office:string-value="Williamson County,H1" calcext:value-type="string">
            <text:p>Williamson County,H1</text:p>
          </table:table-cell>
          <table:table-cell office:value-type="string" calcext:value-type="string">
            <text:p>Williamson County</text:p>
          </table:table-cell>
          <table:table-cell/>
        </table:table-row>
        <table:table-row table:style-name="ro1">
          <table:table-cell office:value-type="string" calcext:value-type="string">
            <text:p>TN,47,189,Wilson County,H1</text:p>
          </table:table-cell>
          <table:table-cell table:formula="of:=LEFT([.A2523];2)" office:value-type="string" office:string-value="TN" calcext:value-type="string">
            <text:p>TN</text:p>
          </table:table-cell>
          <table:table-cell table:formula="of:=MID([.A2523];4;6)" office:value-type="string" office:string-value="47,189" calcext:value-type="string">
            <text:p>47,189</text:p>
          </table:table-cell>
          <table:table-cell table:formula="of:=MID([.A2523];11;30)" office:value-type="string" office:string-value="Wilson County,H1" calcext:value-type="string">
            <text:p>Wilson County,H1</text:p>
          </table:table-cell>
          <table:table-cell office:value-type="string" calcext:value-type="string">
            <text:p>Wilson County</text:p>
          </table:table-cell>
          <table:table-cell/>
        </table:table-row>
        <table:table-row table:style-name="ro1">
          <table:table-cell office:value-type="string" calcext:value-type="string">
            <text:p>TX,48,001,Anderson County,H1</text:p>
          </table:table-cell>
          <table:table-cell table:formula="of:=LEFT([.A2524];2)" office:value-type="string" office:string-value="TX" calcext:value-type="string">
            <text:p>TX</text:p>
          </table:table-cell>
          <table:table-cell table:formula="of:=MID([.A2524];4;6)" office:value-type="string" office:string-value="48,001" calcext:value-type="string">
            <text:p>48,001</text:p>
          </table:table-cell>
          <table:table-cell table:formula="of:=MID([.A2524];11;30)" office:value-type="string" office:string-value="Anderson County,H1" calcext:value-type="string">
            <text:p>Anderson County,H1</text:p>
          </table:table-cell>
          <table:table-cell office:value-type="string" calcext:value-type="string">
            <text:p>Anderson County</text:p>
          </table:table-cell>
          <table:table-cell/>
        </table:table-row>
        <table:table-row table:style-name="ro1">
          <table:table-cell office:value-type="string" calcext:value-type="string">
            <text:p>TX,48,003,Andrews County,H1</text:p>
          </table:table-cell>
          <table:table-cell table:formula="of:=LEFT([.A2525];2)" office:value-type="string" office:string-value="TX" calcext:value-type="string">
            <text:p>TX</text:p>
          </table:table-cell>
          <table:table-cell table:formula="of:=MID([.A2525];4;6)" office:value-type="string" office:string-value="48,003" calcext:value-type="string">
            <text:p>48,003</text:p>
          </table:table-cell>
          <table:table-cell table:formula="of:=MID([.A2525];11;30)" office:value-type="string" office:string-value="Andrews County,H1" calcext:value-type="string">
            <text:p>Andrews County,H1</text:p>
          </table:table-cell>
          <table:table-cell office:value-type="string" calcext:value-type="string">
            <text:p>Andrews County</text:p>
          </table:table-cell>
          <table:table-cell/>
        </table:table-row>
        <table:table-row table:style-name="ro1">
          <table:table-cell office:value-type="string" calcext:value-type="string">
            <text:p>TX,48,005,Angelina County,H1</text:p>
          </table:table-cell>
          <table:table-cell table:formula="of:=LEFT([.A2526];2)" office:value-type="string" office:string-value="TX" calcext:value-type="string">
            <text:p>TX</text:p>
          </table:table-cell>
          <table:table-cell table:formula="of:=MID([.A2526];4;6)" office:value-type="string" office:string-value="48,005" calcext:value-type="string">
            <text:p>48,005</text:p>
          </table:table-cell>
          <table:table-cell table:formula="of:=MID([.A2526];11;30)" office:value-type="string" office:string-value="Angelina County,H1" calcext:value-type="string">
            <text:p>Angelina County,H1</text:p>
          </table:table-cell>
          <table:table-cell office:value-type="string" calcext:value-type="string">
            <text:p>Angelina County</text:p>
          </table:table-cell>
          <table:table-cell/>
        </table:table-row>
        <table:table-row table:style-name="ro1">
          <table:table-cell office:value-type="string" calcext:value-type="string">
            <text:p>TX,48,007,Aransas County,H1</text:p>
          </table:table-cell>
          <table:table-cell table:formula="of:=LEFT([.A2527];2)" office:value-type="string" office:string-value="TX" calcext:value-type="string">
            <text:p>TX</text:p>
          </table:table-cell>
          <table:table-cell table:formula="of:=MID([.A2527];4;6)" office:value-type="string" office:string-value="48,007" calcext:value-type="string">
            <text:p>48,007</text:p>
          </table:table-cell>
          <table:table-cell table:formula="of:=MID([.A2527];11;30)" office:value-type="string" office:string-value="Aransas County,H1" calcext:value-type="string">
            <text:p>Aransas County,H1</text:p>
          </table:table-cell>
          <table:table-cell office:value-type="string" calcext:value-type="string">
            <text:p>Aransas County</text:p>
          </table:table-cell>
          <table:table-cell/>
        </table:table-row>
        <table:table-row table:style-name="ro1">
          <table:table-cell office:value-type="string" calcext:value-type="string">
            <text:p>TX,48,009,Archer County,H1</text:p>
          </table:table-cell>
          <table:table-cell table:formula="of:=LEFT([.A2528];2)" office:value-type="string" office:string-value="TX" calcext:value-type="string">
            <text:p>TX</text:p>
          </table:table-cell>
          <table:table-cell table:formula="of:=MID([.A2528];4;6)" office:value-type="string" office:string-value="48,009" calcext:value-type="string">
            <text:p>48,009</text:p>
          </table:table-cell>
          <table:table-cell table:formula="of:=MID([.A2528];11;30)" office:value-type="string" office:string-value="Archer County,H1" calcext:value-type="string">
            <text:p>Archer County,H1</text:p>
          </table:table-cell>
          <table:table-cell office:value-type="string" calcext:value-type="string">
            <text:p>Archer County</text:p>
          </table:table-cell>
          <table:table-cell/>
        </table:table-row>
        <table:table-row table:style-name="ro1">
          <table:table-cell office:value-type="string" calcext:value-type="string">
            <text:p>TX,48,011,Armstrong County,H1</text:p>
          </table:table-cell>
          <table:table-cell table:formula="of:=LEFT([.A2529];2)" office:value-type="string" office:string-value="TX" calcext:value-type="string">
            <text:p>TX</text:p>
          </table:table-cell>
          <table:table-cell table:formula="of:=MID([.A2529];4;6)" office:value-type="string" office:string-value="48,011" calcext:value-type="string">
            <text:p>48,011</text:p>
          </table:table-cell>
          <table:table-cell table:formula="of:=MID([.A2529];11;30)" office:value-type="string" office:string-value="Armstrong County,H1" calcext:value-type="string">
            <text:p>Armstrong County,H1</text:p>
          </table:table-cell>
          <table:table-cell office:value-type="string" calcext:value-type="string">
            <text:p>Armstrong County</text:p>
          </table:table-cell>
          <table:table-cell/>
        </table:table-row>
        <table:table-row table:style-name="ro1">
          <table:table-cell office:value-type="string" calcext:value-type="string">
            <text:p>TX,48,013,Atascosa County,H1</text:p>
          </table:table-cell>
          <table:table-cell table:formula="of:=LEFT([.A2530];2)" office:value-type="string" office:string-value="TX" calcext:value-type="string">
            <text:p>TX</text:p>
          </table:table-cell>
          <table:table-cell table:formula="of:=MID([.A2530];4;6)" office:value-type="string" office:string-value="48,013" calcext:value-type="string">
            <text:p>48,013</text:p>
          </table:table-cell>
          <table:table-cell table:formula="of:=MID([.A2530];11;30)" office:value-type="string" office:string-value="Atascosa County,H1" calcext:value-type="string">
            <text:p>Atascosa County,H1</text:p>
          </table:table-cell>
          <table:table-cell office:value-type="string" calcext:value-type="string">
            <text:p>Atascosa County</text:p>
          </table:table-cell>
          <table:table-cell/>
        </table:table-row>
        <table:table-row table:style-name="ro1">
          <table:table-cell office:value-type="string" calcext:value-type="string">
            <text:p>TX,48,015,Austin County,H1</text:p>
          </table:table-cell>
          <table:table-cell table:formula="of:=LEFT([.A2531];2)" office:value-type="string" office:string-value="TX" calcext:value-type="string">
            <text:p>TX</text:p>
          </table:table-cell>
          <table:table-cell table:formula="of:=MID([.A2531];4;6)" office:value-type="string" office:string-value="48,015" calcext:value-type="string">
            <text:p>48,015</text:p>
          </table:table-cell>
          <table:table-cell table:formula="of:=MID([.A2531];11;30)" office:value-type="string" office:string-value="Austin County,H1" calcext:value-type="string">
            <text:p>Austin County,H1</text:p>
          </table:table-cell>
          <table:table-cell office:value-type="string" calcext:value-type="string">
            <text:p>Austin County</text:p>
          </table:table-cell>
          <table:table-cell/>
        </table:table-row>
        <table:table-row table:style-name="ro1">
          <table:table-cell office:value-type="string" calcext:value-type="string">
            <text:p>TX,48,017,Bailey County,H1</text:p>
          </table:table-cell>
          <table:table-cell table:formula="of:=LEFT([.A2532];2)" office:value-type="string" office:string-value="TX" calcext:value-type="string">
            <text:p>TX</text:p>
          </table:table-cell>
          <table:table-cell table:formula="of:=MID([.A2532];4;6)" office:value-type="string" office:string-value="48,017" calcext:value-type="string">
            <text:p>48,017</text:p>
          </table:table-cell>
          <table:table-cell table:formula="of:=MID([.A2532];11;30)" office:value-type="string" office:string-value="Bailey County,H1" calcext:value-type="string">
            <text:p>Bailey County,H1</text:p>
          </table:table-cell>
          <table:table-cell office:value-type="string" calcext:value-type="string">
            <text:p>Bailey County</text:p>
          </table:table-cell>
          <table:table-cell/>
        </table:table-row>
        <table:table-row table:style-name="ro1">
          <table:table-cell office:value-type="string" calcext:value-type="string">
            <text:p>TX,48,019,Bandera County,H1</text:p>
          </table:table-cell>
          <table:table-cell table:formula="of:=LEFT([.A2533];2)" office:value-type="string" office:string-value="TX" calcext:value-type="string">
            <text:p>TX</text:p>
          </table:table-cell>
          <table:table-cell table:formula="of:=MID([.A2533];4;6)" office:value-type="string" office:string-value="48,019" calcext:value-type="string">
            <text:p>48,019</text:p>
          </table:table-cell>
          <table:table-cell table:formula="of:=MID([.A2533];11;30)" office:value-type="string" office:string-value="Bandera County,H1" calcext:value-type="string">
            <text:p>Bandera County,H1</text:p>
          </table:table-cell>
          <table:table-cell office:value-type="string" calcext:value-type="string">
            <text:p>Bandera County</text:p>
          </table:table-cell>
          <table:table-cell/>
        </table:table-row>
        <table:table-row table:style-name="ro1">
          <table:table-cell office:value-type="string" calcext:value-type="string">
            <text:p>TX,48,021,Bastrop County,H1</text:p>
          </table:table-cell>
          <table:table-cell table:formula="of:=LEFT([.A2534];2)" office:value-type="string" office:string-value="TX" calcext:value-type="string">
            <text:p>TX</text:p>
          </table:table-cell>
          <table:table-cell table:formula="of:=MID([.A2534];4;6)" office:value-type="string" office:string-value="48,021" calcext:value-type="string">
            <text:p>48,021</text:p>
          </table:table-cell>
          <table:table-cell table:formula="of:=MID([.A2534];11;30)" office:value-type="string" office:string-value="Bastrop County,H1" calcext:value-type="string">
            <text:p>Bastrop County,H1</text:p>
          </table:table-cell>
          <table:table-cell office:value-type="string" calcext:value-type="string">
            <text:p>Bastrop County</text:p>
          </table:table-cell>
          <table:table-cell/>
        </table:table-row>
        <table:table-row table:style-name="ro1">
          <table:table-cell office:value-type="string" calcext:value-type="string">
            <text:p>TX,48,023,Baylor County,H1</text:p>
          </table:table-cell>
          <table:table-cell table:formula="of:=LEFT([.A2535];2)" office:value-type="string" office:string-value="TX" calcext:value-type="string">
            <text:p>TX</text:p>
          </table:table-cell>
          <table:table-cell table:formula="of:=MID([.A2535];4;6)" office:value-type="string" office:string-value="48,023" calcext:value-type="string">
            <text:p>48,023</text:p>
          </table:table-cell>
          <table:table-cell table:formula="of:=MID([.A2535];11;30)" office:value-type="string" office:string-value="Baylor County,H1" calcext:value-type="string">
            <text:p>Baylor County,H1</text:p>
          </table:table-cell>
          <table:table-cell office:value-type="string" calcext:value-type="string">
            <text:p>Baylor County</text:p>
          </table:table-cell>
          <table:table-cell/>
        </table:table-row>
        <table:table-row table:style-name="ro1">
          <table:table-cell office:value-type="string" calcext:value-type="string">
            <text:p>TX,48,025,Bee County,H1</text:p>
          </table:table-cell>
          <table:table-cell table:formula="of:=LEFT([.A2536];2)" office:value-type="string" office:string-value="TX" calcext:value-type="string">
            <text:p>TX</text:p>
          </table:table-cell>
          <table:table-cell table:formula="of:=MID([.A2536];4;6)" office:value-type="string" office:string-value="48,025" calcext:value-type="string">
            <text:p>48,025</text:p>
          </table:table-cell>
          <table:table-cell table:formula="of:=MID([.A2536];11;30)" office:value-type="string" office:string-value="Bee County,H1" calcext:value-type="string">
            <text:p>Bee County,H1</text:p>
          </table:table-cell>
          <table:table-cell office:value-type="string" calcext:value-type="string">
            <text:p>Bee County</text:p>
          </table:table-cell>
          <table:table-cell/>
        </table:table-row>
        <table:table-row table:style-name="ro1">
          <table:table-cell office:value-type="string" calcext:value-type="string">
            <text:p>TX,48,027,Bell County,H1</text:p>
          </table:table-cell>
          <table:table-cell table:formula="of:=LEFT([.A2537];2)" office:value-type="string" office:string-value="TX" calcext:value-type="string">
            <text:p>TX</text:p>
          </table:table-cell>
          <table:table-cell table:formula="of:=MID([.A2537];4;6)" office:value-type="string" office:string-value="48,027" calcext:value-type="string">
            <text:p>48,027</text:p>
          </table:table-cell>
          <table:table-cell table:formula="of:=MID([.A2537];11;30)" office:value-type="string" office:string-value="Bell County,H1" calcext:value-type="string">
            <text:p>Bell County,H1</text:p>
          </table:table-cell>
          <table:table-cell office:value-type="string" calcext:value-type="string">
            <text:p>Bell County</text:p>
          </table:table-cell>
          <table:table-cell/>
        </table:table-row>
        <table:table-row table:style-name="ro1">
          <table:table-cell office:value-type="string" calcext:value-type="string">
            <text:p>TX,48,029,Bexar County,H1</text:p>
          </table:table-cell>
          <table:table-cell table:formula="of:=LEFT([.A2538];2)" office:value-type="string" office:string-value="TX" calcext:value-type="string">
            <text:p>TX</text:p>
          </table:table-cell>
          <table:table-cell table:formula="of:=MID([.A2538];4;6)" office:value-type="string" office:string-value="48,029" calcext:value-type="string">
            <text:p>48,029</text:p>
          </table:table-cell>
          <table:table-cell table:formula="of:=MID([.A2538];11;30)" office:value-type="string" office:string-value="Bexar County,H1" calcext:value-type="string">
            <text:p>Bexar County,H1</text:p>
          </table:table-cell>
          <table:table-cell office:value-type="string" calcext:value-type="string">
            <text:p>Bexar County</text:p>
          </table:table-cell>
          <table:table-cell/>
        </table:table-row>
        <table:table-row table:style-name="ro1">
          <table:table-cell office:value-type="string" calcext:value-type="string">
            <text:p>TX,48,031,Blanco County,H1</text:p>
          </table:table-cell>
          <table:table-cell table:formula="of:=LEFT([.A2539];2)" office:value-type="string" office:string-value="TX" calcext:value-type="string">
            <text:p>TX</text:p>
          </table:table-cell>
          <table:table-cell table:formula="of:=MID([.A2539];4;6)" office:value-type="string" office:string-value="48,031" calcext:value-type="string">
            <text:p>48,031</text:p>
          </table:table-cell>
          <table:table-cell table:formula="of:=MID([.A2539];11;30)" office:value-type="string" office:string-value="Blanco County,H1" calcext:value-type="string">
            <text:p>Blanco County,H1</text:p>
          </table:table-cell>
          <table:table-cell office:value-type="string" calcext:value-type="string">
            <text:p>Blanco County</text:p>
          </table:table-cell>
          <table:table-cell/>
        </table:table-row>
        <table:table-row table:style-name="ro1">
          <table:table-cell office:value-type="string" calcext:value-type="string">
            <text:p>TX,48,033,Borden County,H1</text:p>
          </table:table-cell>
          <table:table-cell table:formula="of:=LEFT([.A2540];2)" office:value-type="string" office:string-value="TX" calcext:value-type="string">
            <text:p>TX</text:p>
          </table:table-cell>
          <table:table-cell table:formula="of:=MID([.A2540];4;6)" office:value-type="string" office:string-value="48,033" calcext:value-type="string">
            <text:p>48,033</text:p>
          </table:table-cell>
          <table:table-cell table:formula="of:=MID([.A2540];11;30)" office:value-type="string" office:string-value="Borden County,H1" calcext:value-type="string">
            <text:p>Borden County,H1</text:p>
          </table:table-cell>
          <table:table-cell office:value-type="string" calcext:value-type="string">
            <text:p>Borden County</text:p>
          </table:table-cell>
          <table:table-cell/>
        </table:table-row>
        <table:table-row table:style-name="ro1">
          <table:table-cell office:value-type="string" calcext:value-type="string">
            <text:p>TX,48,035,Bosque County,H1</text:p>
          </table:table-cell>
          <table:table-cell table:formula="of:=LEFT([.A2541];2)" office:value-type="string" office:string-value="TX" calcext:value-type="string">
            <text:p>TX</text:p>
          </table:table-cell>
          <table:table-cell table:formula="of:=MID([.A2541];4;6)" office:value-type="string" office:string-value="48,035" calcext:value-type="string">
            <text:p>48,035</text:p>
          </table:table-cell>
          <table:table-cell table:formula="of:=MID([.A2541];11;30)" office:value-type="string" office:string-value="Bosque County,H1" calcext:value-type="string">
            <text:p>Bosque County,H1</text:p>
          </table:table-cell>
          <table:table-cell office:value-type="string" calcext:value-type="string">
            <text:p>Bosque County</text:p>
          </table:table-cell>
          <table:table-cell/>
        </table:table-row>
        <table:table-row table:style-name="ro1">
          <table:table-cell office:value-type="string" calcext:value-type="string">
            <text:p>TX,48,037,Bowie County,H1</text:p>
          </table:table-cell>
          <table:table-cell table:formula="of:=LEFT([.A2542];2)" office:value-type="string" office:string-value="TX" calcext:value-type="string">
            <text:p>TX</text:p>
          </table:table-cell>
          <table:table-cell table:formula="of:=MID([.A2542];4;6)" office:value-type="string" office:string-value="48,037" calcext:value-type="string">
            <text:p>48,037</text:p>
          </table:table-cell>
          <table:table-cell table:formula="of:=MID([.A2542];11;30)" office:value-type="string" office:string-value="Bowie County,H1" calcext:value-type="string">
            <text:p>Bowie County,H1</text:p>
          </table:table-cell>
          <table:table-cell office:value-type="string" calcext:value-type="string">
            <text:p>Bowie County</text:p>
          </table:table-cell>
          <table:table-cell/>
        </table:table-row>
        <table:table-row table:style-name="ro1">
          <table:table-cell office:value-type="string" calcext:value-type="string">
            <text:p>TX,48,039,Brazoria County,H1</text:p>
          </table:table-cell>
          <table:table-cell table:formula="of:=LEFT([.A2543];2)" office:value-type="string" office:string-value="TX" calcext:value-type="string">
            <text:p>TX</text:p>
          </table:table-cell>
          <table:table-cell table:formula="of:=MID([.A2543];4;6)" office:value-type="string" office:string-value="48,039" calcext:value-type="string">
            <text:p>48,039</text:p>
          </table:table-cell>
          <table:table-cell table:formula="of:=MID([.A2543];11;30)" office:value-type="string" office:string-value="Brazoria County,H1" calcext:value-type="string">
            <text:p>Brazoria County,H1</text:p>
          </table:table-cell>
          <table:table-cell office:value-type="string" calcext:value-type="string">
            <text:p>Brazoria County</text:p>
          </table:table-cell>
          <table:table-cell/>
        </table:table-row>
        <table:table-row table:style-name="ro1">
          <table:table-cell office:value-type="string" calcext:value-type="string">
            <text:p>TX,48,041,Brazos County,H1</text:p>
          </table:table-cell>
          <table:table-cell table:formula="of:=LEFT([.A2544];2)" office:value-type="string" office:string-value="TX" calcext:value-type="string">
            <text:p>TX</text:p>
          </table:table-cell>
          <table:table-cell table:formula="of:=MID([.A2544];4;6)" office:value-type="string" office:string-value="48,041" calcext:value-type="string">
            <text:p>48,041</text:p>
          </table:table-cell>
          <table:table-cell table:formula="of:=MID([.A2544];11;30)" office:value-type="string" office:string-value="Brazos County,H1" calcext:value-type="string">
            <text:p>Brazos County,H1</text:p>
          </table:table-cell>
          <table:table-cell office:value-type="string" calcext:value-type="string">
            <text:p>Brazos County</text:p>
          </table:table-cell>
          <table:table-cell/>
        </table:table-row>
        <table:table-row table:style-name="ro1">
          <table:table-cell office:value-type="string" calcext:value-type="string">
            <text:p>TX,48,043,Brewster County,H1</text:p>
          </table:table-cell>
          <table:table-cell table:formula="of:=LEFT([.A2545];2)" office:value-type="string" office:string-value="TX" calcext:value-type="string">
            <text:p>TX</text:p>
          </table:table-cell>
          <table:table-cell table:formula="of:=MID([.A2545];4;6)" office:value-type="string" office:string-value="48,043" calcext:value-type="string">
            <text:p>48,043</text:p>
          </table:table-cell>
          <table:table-cell table:formula="of:=MID([.A2545];11;30)" office:value-type="string" office:string-value="Brewster County,H1" calcext:value-type="string">
            <text:p>Brewster County,H1</text:p>
          </table:table-cell>
          <table:table-cell office:value-type="string" calcext:value-type="string">
            <text:p>Brewster County</text:p>
          </table:table-cell>
          <table:table-cell/>
        </table:table-row>
        <table:table-row table:style-name="ro1">
          <table:table-cell office:value-type="string" calcext:value-type="string">
            <text:p>TX,48,045,Briscoe County,H1</text:p>
          </table:table-cell>
          <table:table-cell table:formula="of:=LEFT([.A2546];2)" office:value-type="string" office:string-value="TX" calcext:value-type="string">
            <text:p>TX</text:p>
          </table:table-cell>
          <table:table-cell table:formula="of:=MID([.A2546];4;6)" office:value-type="string" office:string-value="48,045" calcext:value-type="string">
            <text:p>48,045</text:p>
          </table:table-cell>
          <table:table-cell table:formula="of:=MID([.A2546];11;30)" office:value-type="string" office:string-value="Briscoe County,H1" calcext:value-type="string">
            <text:p>Briscoe County,H1</text:p>
          </table:table-cell>
          <table:table-cell office:value-type="string" calcext:value-type="string">
            <text:p>Briscoe County</text:p>
          </table:table-cell>
          <table:table-cell/>
        </table:table-row>
        <table:table-row table:style-name="ro1">
          <table:table-cell office:value-type="string" calcext:value-type="string">
            <text:p>TX,48,047,Brooks County,H1</text:p>
          </table:table-cell>
          <table:table-cell table:formula="of:=LEFT([.A2547];2)" office:value-type="string" office:string-value="TX" calcext:value-type="string">
            <text:p>TX</text:p>
          </table:table-cell>
          <table:table-cell table:formula="of:=MID([.A2547];4;6)" office:value-type="string" office:string-value="48,047" calcext:value-type="string">
            <text:p>48,047</text:p>
          </table:table-cell>
          <table:table-cell table:formula="of:=MID([.A2547];11;30)" office:value-type="string" office:string-value="Brooks County,H1" calcext:value-type="string">
            <text:p>Brooks County,H1</text:p>
          </table:table-cell>
          <table:table-cell office:value-type="string" calcext:value-type="string">
            <text:p>Brooks County</text:p>
          </table:table-cell>
          <table:table-cell/>
        </table:table-row>
        <table:table-row table:style-name="ro1">
          <table:table-cell office:value-type="string" calcext:value-type="string">
            <text:p>TX,48,049,Brown County,H1</text:p>
          </table:table-cell>
          <table:table-cell table:formula="of:=LEFT([.A2548];2)" office:value-type="string" office:string-value="TX" calcext:value-type="string">
            <text:p>TX</text:p>
          </table:table-cell>
          <table:table-cell table:formula="of:=MID([.A2548];4;6)" office:value-type="string" office:string-value="48,049" calcext:value-type="string">
            <text:p>48,049</text:p>
          </table:table-cell>
          <table:table-cell table:formula="of:=MID([.A2548];11;30)" office:value-type="string" office:string-value="Brown County,H1" calcext:value-type="string">
            <text:p>Brown County,H1</text:p>
          </table:table-cell>
          <table:table-cell office:value-type="string" calcext:value-type="string">
            <text:p>Brown County</text:p>
          </table:table-cell>
          <table:table-cell/>
        </table:table-row>
        <table:table-row table:style-name="ro1">
          <table:table-cell office:value-type="string" calcext:value-type="string">
            <text:p>TX,48,051,Burleson County,H1</text:p>
          </table:table-cell>
          <table:table-cell table:formula="of:=LEFT([.A2549];2)" office:value-type="string" office:string-value="TX" calcext:value-type="string">
            <text:p>TX</text:p>
          </table:table-cell>
          <table:table-cell table:formula="of:=MID([.A2549];4;6)" office:value-type="string" office:string-value="48,051" calcext:value-type="string">
            <text:p>48,051</text:p>
          </table:table-cell>
          <table:table-cell table:formula="of:=MID([.A2549];11;30)" office:value-type="string" office:string-value="Burleson County,H1" calcext:value-type="string">
            <text:p>Burleson County,H1</text:p>
          </table:table-cell>
          <table:table-cell office:value-type="string" calcext:value-type="string">
            <text:p>Burleson County</text:p>
          </table:table-cell>
          <table:table-cell/>
        </table:table-row>
        <table:table-row table:style-name="ro1">
          <table:table-cell office:value-type="string" calcext:value-type="string">
            <text:p>TX,48,053,Burnet County,H1</text:p>
          </table:table-cell>
          <table:table-cell table:formula="of:=LEFT([.A2550];2)" office:value-type="string" office:string-value="TX" calcext:value-type="string">
            <text:p>TX</text:p>
          </table:table-cell>
          <table:table-cell table:formula="of:=MID([.A2550];4;6)" office:value-type="string" office:string-value="48,053" calcext:value-type="string">
            <text:p>48,053</text:p>
          </table:table-cell>
          <table:table-cell table:formula="of:=MID([.A2550];11;30)" office:value-type="string" office:string-value="Burnet County,H1" calcext:value-type="string">
            <text:p>Burnet County,H1</text:p>
          </table:table-cell>
          <table:table-cell office:value-type="string" calcext:value-type="string">
            <text:p>Burnet County</text:p>
          </table:table-cell>
          <table:table-cell/>
        </table:table-row>
        <table:table-row table:style-name="ro1">
          <table:table-cell office:value-type="string" calcext:value-type="string">
            <text:p>TX,48,055,Caldwell County,H1</text:p>
          </table:table-cell>
          <table:table-cell table:formula="of:=LEFT([.A2551];2)" office:value-type="string" office:string-value="TX" calcext:value-type="string">
            <text:p>TX</text:p>
          </table:table-cell>
          <table:table-cell table:formula="of:=MID([.A2551];4;6)" office:value-type="string" office:string-value="48,055" calcext:value-type="string">
            <text:p>48,055</text:p>
          </table:table-cell>
          <table:table-cell table:formula="of:=MID([.A2551];11;30)" office:value-type="string" office:string-value="Caldwell County,H1" calcext:value-type="string">
            <text:p>Caldwell County,H1</text:p>
          </table:table-cell>
          <table:table-cell office:value-type="string" calcext:value-type="string">
            <text:p>Caldwell County</text:p>
          </table:table-cell>
          <table:table-cell/>
        </table:table-row>
        <table:table-row table:style-name="ro1">
          <table:table-cell office:value-type="string" calcext:value-type="string">
            <text:p>TX,48,057,Calhoun County,H1</text:p>
          </table:table-cell>
          <table:table-cell table:formula="of:=LEFT([.A2552];2)" office:value-type="string" office:string-value="TX" calcext:value-type="string">
            <text:p>TX</text:p>
          </table:table-cell>
          <table:table-cell table:formula="of:=MID([.A2552];4;6)" office:value-type="string" office:string-value="48,057" calcext:value-type="string">
            <text:p>48,057</text:p>
          </table:table-cell>
          <table:table-cell table:formula="of:=MID([.A2552];11;30)" office:value-type="string" office:string-value="Calhoun County,H1" calcext:value-type="string">
            <text:p>Calhoun County,H1</text:p>
          </table:table-cell>
          <table:table-cell office:value-type="string" calcext:value-type="string">
            <text:p>Calhoun County</text:p>
          </table:table-cell>
          <table:table-cell/>
        </table:table-row>
        <table:table-row table:style-name="ro1">
          <table:table-cell office:value-type="string" calcext:value-type="string">
            <text:p>TX,48,059,Callahan County,H1</text:p>
          </table:table-cell>
          <table:table-cell table:formula="of:=LEFT([.A2553];2)" office:value-type="string" office:string-value="TX" calcext:value-type="string">
            <text:p>TX</text:p>
          </table:table-cell>
          <table:table-cell table:formula="of:=MID([.A2553];4;6)" office:value-type="string" office:string-value="48,059" calcext:value-type="string">
            <text:p>48,059</text:p>
          </table:table-cell>
          <table:table-cell table:formula="of:=MID([.A2553];11;30)" office:value-type="string" office:string-value="Callahan County,H1" calcext:value-type="string">
            <text:p>Callahan County,H1</text:p>
          </table:table-cell>
          <table:table-cell office:value-type="string" calcext:value-type="string">
            <text:p>Callahan County</text:p>
          </table:table-cell>
          <table:table-cell/>
        </table:table-row>
        <table:table-row table:style-name="ro1">
          <table:table-cell office:value-type="string" calcext:value-type="string">
            <text:p>TX,48,061,Cameron County,H1</text:p>
          </table:table-cell>
          <table:table-cell table:formula="of:=LEFT([.A2554];2)" office:value-type="string" office:string-value="TX" calcext:value-type="string">
            <text:p>TX</text:p>
          </table:table-cell>
          <table:table-cell table:formula="of:=MID([.A2554];4;6)" office:value-type="string" office:string-value="48,061" calcext:value-type="string">
            <text:p>48,061</text:p>
          </table:table-cell>
          <table:table-cell table:formula="of:=MID([.A2554];11;30)" office:value-type="string" office:string-value="Cameron County,H1" calcext:value-type="string">
            <text:p>Cameron County,H1</text:p>
          </table:table-cell>
          <table:table-cell office:value-type="string" calcext:value-type="string">
            <text:p>Cameron County</text:p>
          </table:table-cell>
          <table:table-cell/>
        </table:table-row>
        <table:table-row table:style-name="ro1">
          <table:table-cell office:value-type="string" calcext:value-type="string">
            <text:p>TX,48,063,Camp County,H1</text:p>
          </table:table-cell>
          <table:table-cell table:formula="of:=LEFT([.A2555];2)" office:value-type="string" office:string-value="TX" calcext:value-type="string">
            <text:p>TX</text:p>
          </table:table-cell>
          <table:table-cell table:formula="of:=MID([.A2555];4;6)" office:value-type="string" office:string-value="48,063" calcext:value-type="string">
            <text:p>48,063</text:p>
          </table:table-cell>
          <table:table-cell table:formula="of:=MID([.A2555];11;30)" office:value-type="string" office:string-value="Camp County,H1" calcext:value-type="string">
            <text:p>Camp County,H1</text:p>
          </table:table-cell>
          <table:table-cell office:value-type="string" calcext:value-type="string">
            <text:p>Camp County</text:p>
          </table:table-cell>
          <table:table-cell/>
        </table:table-row>
        <table:table-row table:style-name="ro1">
          <table:table-cell office:value-type="string" calcext:value-type="string">
            <text:p>TX,48,065,Carson County,H1</text:p>
          </table:table-cell>
          <table:table-cell table:formula="of:=LEFT([.A2556];2)" office:value-type="string" office:string-value="TX" calcext:value-type="string">
            <text:p>TX</text:p>
          </table:table-cell>
          <table:table-cell table:formula="of:=MID([.A2556];4;6)" office:value-type="string" office:string-value="48,065" calcext:value-type="string">
            <text:p>48,065</text:p>
          </table:table-cell>
          <table:table-cell table:formula="of:=MID([.A2556];11;30)" office:value-type="string" office:string-value="Carson County,H1" calcext:value-type="string">
            <text:p>Carson County,H1</text:p>
          </table:table-cell>
          <table:table-cell office:value-type="string" calcext:value-type="string">
            <text:p>Carson County</text:p>
          </table:table-cell>
          <table:table-cell/>
        </table:table-row>
        <table:table-row table:style-name="ro1">
          <table:table-cell office:value-type="string" calcext:value-type="string">
            <text:p>TX,48,067,Cass County,H1</text:p>
          </table:table-cell>
          <table:table-cell table:formula="of:=LEFT([.A2557];2)" office:value-type="string" office:string-value="TX" calcext:value-type="string">
            <text:p>TX</text:p>
          </table:table-cell>
          <table:table-cell table:formula="of:=MID([.A2557];4;6)" office:value-type="string" office:string-value="48,067" calcext:value-type="string">
            <text:p>48,067</text:p>
          </table:table-cell>
          <table:table-cell table:formula="of:=MID([.A2557];11;30)" office:value-type="string" office:string-value="Cass County,H1" calcext:value-type="string">
            <text:p>Cass County,H1</text:p>
          </table:table-cell>
          <table:table-cell office:value-type="string" calcext:value-type="string">
            <text:p>Cass County</text:p>
          </table:table-cell>
          <table:table-cell/>
        </table:table-row>
        <table:table-row table:style-name="ro1">
          <table:table-cell office:value-type="string" calcext:value-type="string">
            <text:p>TX,48,069,Castro County,H1</text:p>
          </table:table-cell>
          <table:table-cell table:formula="of:=LEFT([.A2558];2)" office:value-type="string" office:string-value="TX" calcext:value-type="string">
            <text:p>TX</text:p>
          </table:table-cell>
          <table:table-cell table:formula="of:=MID([.A2558];4;6)" office:value-type="string" office:string-value="48,069" calcext:value-type="string">
            <text:p>48,069</text:p>
          </table:table-cell>
          <table:table-cell table:formula="of:=MID([.A2558];11;30)" office:value-type="string" office:string-value="Castro County,H1" calcext:value-type="string">
            <text:p>Castro County,H1</text:p>
          </table:table-cell>
          <table:table-cell office:value-type="string" calcext:value-type="string">
            <text:p>Castro County</text:p>
          </table:table-cell>
          <table:table-cell/>
        </table:table-row>
        <table:table-row table:style-name="ro1">
          <table:table-cell office:value-type="string" calcext:value-type="string">
            <text:p>TX,48,071,Chambers County,H1</text:p>
          </table:table-cell>
          <table:table-cell table:formula="of:=LEFT([.A2559];2)" office:value-type="string" office:string-value="TX" calcext:value-type="string">
            <text:p>TX</text:p>
          </table:table-cell>
          <table:table-cell table:formula="of:=MID([.A2559];4;6)" office:value-type="string" office:string-value="48,071" calcext:value-type="string">
            <text:p>48,071</text:p>
          </table:table-cell>
          <table:table-cell table:formula="of:=MID([.A2559];11;30)" office:value-type="string" office:string-value="Chambers County,H1" calcext:value-type="string">
            <text:p>Chambers County,H1</text:p>
          </table:table-cell>
          <table:table-cell office:value-type="string" calcext:value-type="string">
            <text:p>Chambers County</text:p>
          </table:table-cell>
          <table:table-cell/>
        </table:table-row>
        <table:table-row table:style-name="ro1">
          <table:table-cell office:value-type="string" calcext:value-type="string">
            <text:p>TX,48,073,Cherokee County,H1</text:p>
          </table:table-cell>
          <table:table-cell table:formula="of:=LEFT([.A2560];2)" office:value-type="string" office:string-value="TX" calcext:value-type="string">
            <text:p>TX</text:p>
          </table:table-cell>
          <table:table-cell table:formula="of:=MID([.A2560];4;6)" office:value-type="string" office:string-value="48,073" calcext:value-type="string">
            <text:p>48,073</text:p>
          </table:table-cell>
          <table:table-cell table:formula="of:=MID([.A2560];11;30)" office:value-type="string" office:string-value="Cherokee County,H1" calcext:value-type="string">
            <text:p>Cherokee County,H1</text:p>
          </table:table-cell>
          <table:table-cell office:value-type="string" calcext:value-type="string">
            <text:p>Cherokee County</text:p>
          </table:table-cell>
          <table:table-cell/>
        </table:table-row>
        <table:table-row table:style-name="ro1">
          <table:table-cell office:value-type="string" calcext:value-type="string">
            <text:p>TX,48,075,Childress County,H1</text:p>
          </table:table-cell>
          <table:table-cell table:formula="of:=LEFT([.A2561];2)" office:value-type="string" office:string-value="TX" calcext:value-type="string">
            <text:p>TX</text:p>
          </table:table-cell>
          <table:table-cell table:formula="of:=MID([.A2561];4;6)" office:value-type="string" office:string-value="48,075" calcext:value-type="string">
            <text:p>48,075</text:p>
          </table:table-cell>
          <table:table-cell table:formula="of:=MID([.A2561];11;30)" office:value-type="string" office:string-value="Childress County,H1" calcext:value-type="string">
            <text:p>Childress County,H1</text:p>
          </table:table-cell>
          <table:table-cell office:value-type="string" calcext:value-type="string">
            <text:p>Childress County</text:p>
          </table:table-cell>
          <table:table-cell/>
        </table:table-row>
        <table:table-row table:style-name="ro1">
          <table:table-cell office:value-type="string" calcext:value-type="string">
            <text:p>TX,48,077,Clay County,H1</text:p>
          </table:table-cell>
          <table:table-cell table:formula="of:=LEFT([.A2562];2)" office:value-type="string" office:string-value="TX" calcext:value-type="string">
            <text:p>TX</text:p>
          </table:table-cell>
          <table:table-cell table:formula="of:=MID([.A2562];4;6)" office:value-type="string" office:string-value="48,077" calcext:value-type="string">
            <text:p>48,077</text:p>
          </table:table-cell>
          <table:table-cell table:formula="of:=MID([.A2562];11;30)" office:value-type="string" office:string-value="Clay County,H1" calcext:value-type="string">
            <text:p>Clay County,H1</text:p>
          </table:table-cell>
          <table:table-cell office:value-type="string" calcext:value-type="string">
            <text:p>Clay County</text:p>
          </table:table-cell>
          <table:table-cell/>
        </table:table-row>
        <table:table-row table:style-name="ro1">
          <table:table-cell office:value-type="string" calcext:value-type="string">
            <text:p>TX,48,079,Cochran County,H1</text:p>
          </table:table-cell>
          <table:table-cell table:formula="of:=LEFT([.A2563];2)" office:value-type="string" office:string-value="TX" calcext:value-type="string">
            <text:p>TX</text:p>
          </table:table-cell>
          <table:table-cell table:formula="of:=MID([.A2563];4;6)" office:value-type="string" office:string-value="48,079" calcext:value-type="string">
            <text:p>48,079</text:p>
          </table:table-cell>
          <table:table-cell table:formula="of:=MID([.A2563];11;30)" office:value-type="string" office:string-value="Cochran County,H1" calcext:value-type="string">
            <text:p>Cochran County,H1</text:p>
          </table:table-cell>
          <table:table-cell office:value-type="string" calcext:value-type="string">
            <text:p>Cochran County</text:p>
          </table:table-cell>
          <table:table-cell/>
        </table:table-row>
        <table:table-row table:style-name="ro1">
          <table:table-cell office:value-type="string" calcext:value-type="string">
            <text:p>TX,48,081,Coke County,H1</text:p>
          </table:table-cell>
          <table:table-cell table:formula="of:=LEFT([.A2564];2)" office:value-type="string" office:string-value="TX" calcext:value-type="string">
            <text:p>TX</text:p>
          </table:table-cell>
          <table:table-cell table:formula="of:=MID([.A2564];4;6)" office:value-type="string" office:string-value="48,081" calcext:value-type="string">
            <text:p>48,081</text:p>
          </table:table-cell>
          <table:table-cell table:formula="of:=MID([.A2564];11;30)" office:value-type="string" office:string-value="Coke County,H1" calcext:value-type="string">
            <text:p>Coke County,H1</text:p>
          </table:table-cell>
          <table:table-cell office:value-type="string" calcext:value-type="string">
            <text:p>Coke County</text:p>
          </table:table-cell>
          <table:table-cell/>
        </table:table-row>
        <table:table-row table:style-name="ro1">
          <table:table-cell office:value-type="string" calcext:value-type="string">
            <text:p>TX,48,083,Coleman County,H1</text:p>
          </table:table-cell>
          <table:table-cell table:formula="of:=LEFT([.A2565];2)" office:value-type="string" office:string-value="TX" calcext:value-type="string">
            <text:p>TX</text:p>
          </table:table-cell>
          <table:table-cell table:formula="of:=MID([.A2565];4;6)" office:value-type="string" office:string-value="48,083" calcext:value-type="string">
            <text:p>48,083</text:p>
          </table:table-cell>
          <table:table-cell table:formula="of:=MID([.A2565];11;30)" office:value-type="string" office:string-value="Coleman County,H1" calcext:value-type="string">
            <text:p>Coleman County,H1</text:p>
          </table:table-cell>
          <table:table-cell office:value-type="string" calcext:value-type="string">
            <text:p>Coleman County</text:p>
          </table:table-cell>
          <table:table-cell/>
        </table:table-row>
        <table:table-row table:style-name="ro1">
          <table:table-cell office:value-type="string" calcext:value-type="string">
            <text:p>TX,48,085,Collin County,H1</text:p>
          </table:table-cell>
          <table:table-cell table:formula="of:=LEFT([.A2566];2)" office:value-type="string" office:string-value="TX" calcext:value-type="string">
            <text:p>TX</text:p>
          </table:table-cell>
          <table:table-cell table:formula="of:=MID([.A2566];4;6)" office:value-type="string" office:string-value="48,085" calcext:value-type="string">
            <text:p>48,085</text:p>
          </table:table-cell>
          <table:table-cell table:formula="of:=MID([.A2566];11;30)" office:value-type="string" office:string-value="Collin County,H1" calcext:value-type="string">
            <text:p>Collin County,H1</text:p>
          </table:table-cell>
          <table:table-cell office:value-type="string" calcext:value-type="string">
            <text:p>Collin County</text:p>
          </table:table-cell>
          <table:table-cell/>
        </table:table-row>
        <table:table-row table:style-name="ro2">
          <table:table-cell office:value-type="string" calcext:value-type="string">
            <text:p>TX,48,087,Collingsworth County,H1</text:p>
          </table:table-cell>
          <table:table-cell table:formula="of:=LEFT([.A2567];2)" office:value-type="string" office:string-value="TX" calcext:value-type="string">
            <text:p>TX</text:p>
          </table:table-cell>
          <table:table-cell table:formula="of:=MID([.A2567];4;6)" office:value-type="string" office:string-value="48,087" calcext:value-type="string">
            <text:p>48,087</text:p>
          </table:table-cell>
          <table:table-cell table:formula="of:=MID([.A2567];11;30)" office:value-type="string" office:string-value="Collingsworth County,H1" calcext:value-type="string">
            <text:p>Collingsworth County,H1</text:p>
          </table:table-cell>
          <table:table-cell office:value-type="string" calcext:value-type="string">
            <text:p>Collingsworth County</text:p>
          </table:table-cell>
          <table:table-cell/>
        </table:table-row>
        <table:table-row table:style-name="ro1">
          <table:table-cell office:value-type="string" calcext:value-type="string">
            <text:p>TX,48,089,Colorado County,H1</text:p>
          </table:table-cell>
          <table:table-cell table:formula="of:=LEFT([.A2568];2)" office:value-type="string" office:string-value="TX" calcext:value-type="string">
            <text:p>TX</text:p>
          </table:table-cell>
          <table:table-cell table:formula="of:=MID([.A2568];4;6)" office:value-type="string" office:string-value="48,089" calcext:value-type="string">
            <text:p>48,089</text:p>
          </table:table-cell>
          <table:table-cell table:formula="of:=MID([.A2568];11;30)" office:value-type="string" office:string-value="Colorado County,H1" calcext:value-type="string">
            <text:p>Colorado County,H1</text:p>
          </table:table-cell>
          <table:table-cell office:value-type="string" calcext:value-type="string">
            <text:p>Colorado County</text:p>
          </table:table-cell>
          <table:table-cell/>
        </table:table-row>
        <table:table-row table:style-name="ro1">
          <table:table-cell office:value-type="string" calcext:value-type="string">
            <text:p>TX,48,091,Comal County,H1</text:p>
          </table:table-cell>
          <table:table-cell table:formula="of:=LEFT([.A2569];2)" office:value-type="string" office:string-value="TX" calcext:value-type="string">
            <text:p>TX</text:p>
          </table:table-cell>
          <table:table-cell table:formula="of:=MID([.A2569];4;6)" office:value-type="string" office:string-value="48,091" calcext:value-type="string">
            <text:p>48,091</text:p>
          </table:table-cell>
          <table:table-cell table:formula="of:=MID([.A2569];11;30)" office:value-type="string" office:string-value="Comal County,H1" calcext:value-type="string">
            <text:p>Comal County,H1</text:p>
          </table:table-cell>
          <table:table-cell office:value-type="string" calcext:value-type="string">
            <text:p>Comal County</text:p>
          </table:table-cell>
          <table:table-cell/>
        </table:table-row>
        <table:table-row table:style-name="ro1">
          <table:table-cell office:value-type="string" calcext:value-type="string">
            <text:p>TX,48,093,Comanche County,H1</text:p>
          </table:table-cell>
          <table:table-cell table:formula="of:=LEFT([.A2570];2)" office:value-type="string" office:string-value="TX" calcext:value-type="string">
            <text:p>TX</text:p>
          </table:table-cell>
          <table:table-cell table:formula="of:=MID([.A2570];4;6)" office:value-type="string" office:string-value="48,093" calcext:value-type="string">
            <text:p>48,093</text:p>
          </table:table-cell>
          <table:table-cell table:formula="of:=MID([.A2570];11;30)" office:value-type="string" office:string-value="Comanche County,H1" calcext:value-type="string">
            <text:p>Comanche County,H1</text:p>
          </table:table-cell>
          <table:table-cell office:value-type="string" calcext:value-type="string">
            <text:p>Comanche County</text:p>
          </table:table-cell>
          <table:table-cell/>
        </table:table-row>
        <table:table-row table:style-name="ro1">
          <table:table-cell office:value-type="string" calcext:value-type="string">
            <text:p>TX,48,095,Concho County,H1</text:p>
          </table:table-cell>
          <table:table-cell table:formula="of:=LEFT([.A2571];2)" office:value-type="string" office:string-value="TX" calcext:value-type="string">
            <text:p>TX</text:p>
          </table:table-cell>
          <table:table-cell table:formula="of:=MID([.A2571];4;6)" office:value-type="string" office:string-value="48,095" calcext:value-type="string">
            <text:p>48,095</text:p>
          </table:table-cell>
          <table:table-cell table:formula="of:=MID([.A2571];11;30)" office:value-type="string" office:string-value="Concho County,H1" calcext:value-type="string">
            <text:p>Concho County,H1</text:p>
          </table:table-cell>
          <table:table-cell office:value-type="string" calcext:value-type="string">
            <text:p>Concho County</text:p>
          </table:table-cell>
          <table:table-cell/>
        </table:table-row>
        <table:table-row table:style-name="ro1">
          <table:table-cell office:value-type="string" calcext:value-type="string">
            <text:p>TX,48,097,Cooke County,H1</text:p>
          </table:table-cell>
          <table:table-cell table:formula="of:=LEFT([.A2572];2)" office:value-type="string" office:string-value="TX" calcext:value-type="string">
            <text:p>TX</text:p>
          </table:table-cell>
          <table:table-cell table:formula="of:=MID([.A2572];4;6)" office:value-type="string" office:string-value="48,097" calcext:value-type="string">
            <text:p>48,097</text:p>
          </table:table-cell>
          <table:table-cell table:formula="of:=MID([.A2572];11;30)" office:value-type="string" office:string-value="Cooke County,H1" calcext:value-type="string">
            <text:p>Cooke County,H1</text:p>
          </table:table-cell>
          <table:table-cell office:value-type="string" calcext:value-type="string">
            <text:p>Cooke County</text:p>
          </table:table-cell>
          <table:table-cell/>
        </table:table-row>
        <table:table-row table:style-name="ro1">
          <table:table-cell office:value-type="string" calcext:value-type="string">
            <text:p>TX,48,099,Coryell County,H1</text:p>
          </table:table-cell>
          <table:table-cell table:formula="of:=LEFT([.A2573];2)" office:value-type="string" office:string-value="TX" calcext:value-type="string">
            <text:p>TX</text:p>
          </table:table-cell>
          <table:table-cell table:formula="of:=MID([.A2573];4;6)" office:value-type="string" office:string-value="48,099" calcext:value-type="string">
            <text:p>48,099</text:p>
          </table:table-cell>
          <table:table-cell table:formula="of:=MID([.A2573];11;30)" office:value-type="string" office:string-value="Coryell County,H1" calcext:value-type="string">
            <text:p>Coryell County,H1</text:p>
          </table:table-cell>
          <table:table-cell office:value-type="string" calcext:value-type="string">
            <text:p>Coryell County</text:p>
          </table:table-cell>
          <table:table-cell/>
        </table:table-row>
        <table:table-row table:style-name="ro1">
          <table:table-cell office:value-type="string" calcext:value-type="string">
            <text:p>TX,48,101,Cottle County,H1</text:p>
          </table:table-cell>
          <table:table-cell table:formula="of:=LEFT([.A2574];2)" office:value-type="string" office:string-value="TX" calcext:value-type="string">
            <text:p>TX</text:p>
          </table:table-cell>
          <table:table-cell table:formula="of:=MID([.A2574];4;6)" office:value-type="string" office:string-value="48,101" calcext:value-type="string">
            <text:p>48,101</text:p>
          </table:table-cell>
          <table:table-cell table:formula="of:=MID([.A2574];11;30)" office:value-type="string" office:string-value="Cottle County,H1" calcext:value-type="string">
            <text:p>Cottle County,H1</text:p>
          </table:table-cell>
          <table:table-cell office:value-type="string" calcext:value-type="string">
            <text:p>Cottle County</text:p>
          </table:table-cell>
          <table:table-cell/>
        </table:table-row>
        <table:table-row table:style-name="ro1">
          <table:table-cell office:value-type="string" calcext:value-type="string">
            <text:p>TX,48,103,Crane County,H1</text:p>
          </table:table-cell>
          <table:table-cell table:formula="of:=LEFT([.A2575];2)" office:value-type="string" office:string-value="TX" calcext:value-type="string">
            <text:p>TX</text:p>
          </table:table-cell>
          <table:table-cell table:formula="of:=MID([.A2575];4;6)" office:value-type="string" office:string-value="48,103" calcext:value-type="string">
            <text:p>48,103</text:p>
          </table:table-cell>
          <table:table-cell table:formula="of:=MID([.A2575];11;30)" office:value-type="string" office:string-value="Crane County,H1" calcext:value-type="string">
            <text:p>Crane County,H1</text:p>
          </table:table-cell>
          <table:table-cell office:value-type="string" calcext:value-type="string">
            <text:p>Crane County</text:p>
          </table:table-cell>
          <table:table-cell/>
        </table:table-row>
        <table:table-row table:style-name="ro1">
          <table:table-cell office:value-type="string" calcext:value-type="string">
            <text:p>TX,48,105,Crockett County,H1</text:p>
          </table:table-cell>
          <table:table-cell table:formula="of:=LEFT([.A2576];2)" office:value-type="string" office:string-value="TX" calcext:value-type="string">
            <text:p>TX</text:p>
          </table:table-cell>
          <table:table-cell table:formula="of:=MID([.A2576];4;6)" office:value-type="string" office:string-value="48,105" calcext:value-type="string">
            <text:p>48,105</text:p>
          </table:table-cell>
          <table:table-cell table:formula="of:=MID([.A2576];11;30)" office:value-type="string" office:string-value="Crockett County,H1" calcext:value-type="string">
            <text:p>Crockett County,H1</text:p>
          </table:table-cell>
          <table:table-cell office:value-type="string" calcext:value-type="string">
            <text:p>Crockett County</text:p>
          </table:table-cell>
          <table:table-cell/>
        </table:table-row>
        <table:table-row table:style-name="ro1">
          <table:table-cell office:value-type="string" calcext:value-type="string">
            <text:p>TX,48,107,Crosby County,H1</text:p>
          </table:table-cell>
          <table:table-cell table:formula="of:=LEFT([.A2577];2)" office:value-type="string" office:string-value="TX" calcext:value-type="string">
            <text:p>TX</text:p>
          </table:table-cell>
          <table:table-cell table:formula="of:=MID([.A2577];4;6)" office:value-type="string" office:string-value="48,107" calcext:value-type="string">
            <text:p>48,107</text:p>
          </table:table-cell>
          <table:table-cell table:formula="of:=MID([.A2577];11;30)" office:value-type="string" office:string-value="Crosby County,H1" calcext:value-type="string">
            <text:p>Crosby County,H1</text:p>
          </table:table-cell>
          <table:table-cell office:value-type="string" calcext:value-type="string">
            <text:p>Crosby County</text:p>
          </table:table-cell>
          <table:table-cell/>
        </table:table-row>
        <table:table-row table:style-name="ro1">
          <table:table-cell office:value-type="string" calcext:value-type="string">
            <text:p>TX,48,109,Culberson County,H1</text:p>
          </table:table-cell>
          <table:table-cell table:formula="of:=LEFT([.A2578];2)" office:value-type="string" office:string-value="TX" calcext:value-type="string">
            <text:p>TX</text:p>
          </table:table-cell>
          <table:table-cell table:formula="of:=MID([.A2578];4;6)" office:value-type="string" office:string-value="48,109" calcext:value-type="string">
            <text:p>48,109</text:p>
          </table:table-cell>
          <table:table-cell table:formula="of:=MID([.A2578];11;30)" office:value-type="string" office:string-value="Culberson County,H1" calcext:value-type="string">
            <text:p>Culberson County,H1</text:p>
          </table:table-cell>
          <table:table-cell office:value-type="string" calcext:value-type="string">
            <text:p>Culberson County</text:p>
          </table:table-cell>
          <table:table-cell/>
        </table:table-row>
        <table:table-row table:style-name="ro1">
          <table:table-cell office:value-type="string" calcext:value-type="string">
            <text:p>TX,48,111,Dallam County,H1</text:p>
          </table:table-cell>
          <table:table-cell table:formula="of:=LEFT([.A2579];2)" office:value-type="string" office:string-value="TX" calcext:value-type="string">
            <text:p>TX</text:p>
          </table:table-cell>
          <table:table-cell table:formula="of:=MID([.A2579];4;6)" office:value-type="string" office:string-value="48,111" calcext:value-type="string">
            <text:p>48,111</text:p>
          </table:table-cell>
          <table:table-cell table:formula="of:=MID([.A2579];11;30)" office:value-type="string" office:string-value="Dallam County,H1" calcext:value-type="string">
            <text:p>Dallam County,H1</text:p>
          </table:table-cell>
          <table:table-cell office:value-type="string" calcext:value-type="string">
            <text:p>Dallam County</text:p>
          </table:table-cell>
          <table:table-cell/>
        </table:table-row>
        <table:table-row table:style-name="ro1">
          <table:table-cell office:value-type="string" calcext:value-type="string">
            <text:p>TX,48,113,Dallas County,H1</text:p>
          </table:table-cell>
          <table:table-cell table:formula="of:=LEFT([.A2580];2)" office:value-type="string" office:string-value="TX" calcext:value-type="string">
            <text:p>TX</text:p>
          </table:table-cell>
          <table:table-cell table:formula="of:=MID([.A2580];4;6)" office:value-type="string" office:string-value="48,113" calcext:value-type="string">
            <text:p>48,113</text:p>
          </table:table-cell>
          <table:table-cell table:formula="of:=MID([.A2580];11;30)" office:value-type="string" office:string-value="Dallas County,H1" calcext:value-type="string">
            <text:p>Dallas County,H1</text:p>
          </table:table-cell>
          <table:table-cell office:value-type="string" calcext:value-type="string">
            <text:p>Dallas County</text:p>
          </table:table-cell>
          <table:table-cell/>
        </table:table-row>
        <table:table-row table:style-name="ro1">
          <table:table-cell office:value-type="string" calcext:value-type="string">
            <text:p>TX,48,115,Dawson County,H1</text:p>
          </table:table-cell>
          <table:table-cell table:formula="of:=LEFT([.A2581];2)" office:value-type="string" office:string-value="TX" calcext:value-type="string">
            <text:p>TX</text:p>
          </table:table-cell>
          <table:table-cell table:formula="of:=MID([.A2581];4;6)" office:value-type="string" office:string-value="48,115" calcext:value-type="string">
            <text:p>48,115</text:p>
          </table:table-cell>
          <table:table-cell table:formula="of:=MID([.A2581];11;30)" office:value-type="string" office:string-value="Dawson County,H1" calcext:value-type="string">
            <text:p>Dawson County,H1</text:p>
          </table:table-cell>
          <table:table-cell office:value-type="string" calcext:value-type="string">
            <text:p>Dawson County</text:p>
          </table:table-cell>
          <table:table-cell/>
        </table:table-row>
        <table:table-row table:style-name="ro1">
          <table:table-cell office:value-type="string" calcext:value-type="string">
            <text:p>TX,48,117,Deaf Smith County,H1</text:p>
          </table:table-cell>
          <table:table-cell table:formula="of:=LEFT([.A2582];2)" office:value-type="string" office:string-value="TX" calcext:value-type="string">
            <text:p>TX</text:p>
          </table:table-cell>
          <table:table-cell table:formula="of:=MID([.A2582];4;6)" office:value-type="string" office:string-value="48,117" calcext:value-type="string">
            <text:p>48,117</text:p>
          </table:table-cell>
          <table:table-cell table:formula="of:=MID([.A2582];11;30)" office:value-type="string" office:string-value="Deaf Smith County,H1" calcext:value-type="string">
            <text:p>Deaf Smith County,H1</text:p>
          </table:table-cell>
          <table:table-cell office:value-type="string" calcext:value-type="string">
            <text:p>Deaf Smith County</text:p>
          </table:table-cell>
          <table:table-cell/>
        </table:table-row>
        <table:table-row table:style-name="ro1">
          <table:table-cell office:value-type="string" calcext:value-type="string">
            <text:p>TX,48,119,Delta County,H1</text:p>
          </table:table-cell>
          <table:table-cell table:formula="of:=LEFT([.A2583];2)" office:value-type="string" office:string-value="TX" calcext:value-type="string">
            <text:p>TX</text:p>
          </table:table-cell>
          <table:table-cell table:formula="of:=MID([.A2583];4;6)" office:value-type="string" office:string-value="48,119" calcext:value-type="string">
            <text:p>48,119</text:p>
          </table:table-cell>
          <table:table-cell table:formula="of:=MID([.A2583];11;30)" office:value-type="string" office:string-value="Delta County,H1" calcext:value-type="string">
            <text:p>Delta County,H1</text:p>
          </table:table-cell>
          <table:table-cell office:value-type="string" calcext:value-type="string">
            <text:p>Delta County</text:p>
          </table:table-cell>
          <table:table-cell/>
        </table:table-row>
        <table:table-row table:style-name="ro1">
          <table:table-cell office:value-type="string" calcext:value-type="string">
            <text:p>TX,48,121,Denton County,H1</text:p>
          </table:table-cell>
          <table:table-cell table:formula="of:=LEFT([.A2584];2)" office:value-type="string" office:string-value="TX" calcext:value-type="string">
            <text:p>TX</text:p>
          </table:table-cell>
          <table:table-cell table:formula="of:=MID([.A2584];4;6)" office:value-type="string" office:string-value="48,121" calcext:value-type="string">
            <text:p>48,121</text:p>
          </table:table-cell>
          <table:table-cell table:formula="of:=MID([.A2584];11;30)" office:value-type="string" office:string-value="Denton County,H1" calcext:value-type="string">
            <text:p>Denton County,H1</text:p>
          </table:table-cell>
          <table:table-cell office:value-type="string" calcext:value-type="string">
            <text:p>Denton County</text:p>
          </table:table-cell>
          <table:table-cell/>
        </table:table-row>
        <table:table-row table:style-name="ro1">
          <table:table-cell office:value-type="string" calcext:value-type="string">
            <text:p>TX,48,123,DeWitt County,H1</text:p>
          </table:table-cell>
          <table:table-cell table:formula="of:=LEFT([.A2585];2)" office:value-type="string" office:string-value="TX" calcext:value-type="string">
            <text:p>TX</text:p>
          </table:table-cell>
          <table:table-cell table:formula="of:=MID([.A2585];4;6)" office:value-type="string" office:string-value="48,123" calcext:value-type="string">
            <text:p>48,123</text:p>
          </table:table-cell>
          <table:table-cell table:formula="of:=MID([.A2585];11;30)" office:value-type="string" office:string-value="DeWitt County,H1" calcext:value-type="string">
            <text:p>DeWitt County,H1</text:p>
          </table:table-cell>
          <table:table-cell office:value-type="string" calcext:value-type="string">
            <text:p>DeWitt County</text:p>
          </table:table-cell>
          <table:table-cell/>
        </table:table-row>
        <table:table-row table:style-name="ro1">
          <table:table-cell office:value-type="string" calcext:value-type="string">
            <text:p>TX,48,125,Dickens County,H1</text:p>
          </table:table-cell>
          <table:table-cell table:formula="of:=LEFT([.A2586];2)" office:value-type="string" office:string-value="TX" calcext:value-type="string">
            <text:p>TX</text:p>
          </table:table-cell>
          <table:table-cell table:formula="of:=MID([.A2586];4;6)" office:value-type="string" office:string-value="48,125" calcext:value-type="string">
            <text:p>48,125</text:p>
          </table:table-cell>
          <table:table-cell table:formula="of:=MID([.A2586];11;30)" office:value-type="string" office:string-value="Dickens County,H1" calcext:value-type="string">
            <text:p>Dickens County,H1</text:p>
          </table:table-cell>
          <table:table-cell office:value-type="string" calcext:value-type="string">
            <text:p>Dickens County</text:p>
          </table:table-cell>
          <table:table-cell/>
        </table:table-row>
        <table:table-row table:style-name="ro1">
          <table:table-cell office:value-type="string" calcext:value-type="string">
            <text:p>TX,48,127,Dimmit County,H1</text:p>
          </table:table-cell>
          <table:table-cell table:formula="of:=LEFT([.A2587];2)" office:value-type="string" office:string-value="TX" calcext:value-type="string">
            <text:p>TX</text:p>
          </table:table-cell>
          <table:table-cell table:formula="of:=MID([.A2587];4;6)" office:value-type="string" office:string-value="48,127" calcext:value-type="string">
            <text:p>48,127</text:p>
          </table:table-cell>
          <table:table-cell table:formula="of:=MID([.A2587];11;30)" office:value-type="string" office:string-value="Dimmit County,H1" calcext:value-type="string">
            <text:p>Dimmit County,H1</text:p>
          </table:table-cell>
          <table:table-cell office:value-type="string" calcext:value-type="string">
            <text:p>Dimmit County</text:p>
          </table:table-cell>
          <table:table-cell/>
        </table:table-row>
        <table:table-row table:style-name="ro1">
          <table:table-cell office:value-type="string" calcext:value-type="string">
            <text:p>TX,48,129,Donley County,H1</text:p>
          </table:table-cell>
          <table:table-cell table:formula="of:=LEFT([.A2588];2)" office:value-type="string" office:string-value="TX" calcext:value-type="string">
            <text:p>TX</text:p>
          </table:table-cell>
          <table:table-cell table:formula="of:=MID([.A2588];4;6)" office:value-type="string" office:string-value="48,129" calcext:value-type="string">
            <text:p>48,129</text:p>
          </table:table-cell>
          <table:table-cell table:formula="of:=MID([.A2588];11;30)" office:value-type="string" office:string-value="Donley County,H1" calcext:value-type="string">
            <text:p>Donley County,H1</text:p>
          </table:table-cell>
          <table:table-cell office:value-type="string" calcext:value-type="string">
            <text:p>Donley County</text:p>
          </table:table-cell>
          <table:table-cell/>
        </table:table-row>
        <table:table-row table:style-name="ro1">
          <table:table-cell office:value-type="string" calcext:value-type="string">
            <text:p>TX,48,131,Duval County,H1</text:p>
          </table:table-cell>
          <table:table-cell table:formula="of:=LEFT([.A2589];2)" office:value-type="string" office:string-value="TX" calcext:value-type="string">
            <text:p>TX</text:p>
          </table:table-cell>
          <table:table-cell table:formula="of:=MID([.A2589];4;6)" office:value-type="string" office:string-value="48,131" calcext:value-type="string">
            <text:p>48,131</text:p>
          </table:table-cell>
          <table:table-cell table:formula="of:=MID([.A2589];11;30)" office:value-type="string" office:string-value="Duval County,H1" calcext:value-type="string">
            <text:p>Duval County,H1</text:p>
          </table:table-cell>
          <table:table-cell office:value-type="string" calcext:value-type="string">
            <text:p>Duval County</text:p>
          </table:table-cell>
          <table:table-cell/>
        </table:table-row>
        <table:table-row table:style-name="ro1">
          <table:table-cell office:value-type="string" calcext:value-type="string">
            <text:p>TX,48,133,Eastland County,H1</text:p>
          </table:table-cell>
          <table:table-cell table:formula="of:=LEFT([.A2590];2)" office:value-type="string" office:string-value="TX" calcext:value-type="string">
            <text:p>TX</text:p>
          </table:table-cell>
          <table:table-cell table:formula="of:=MID([.A2590];4;6)" office:value-type="string" office:string-value="48,133" calcext:value-type="string">
            <text:p>48,133</text:p>
          </table:table-cell>
          <table:table-cell table:formula="of:=MID([.A2590];11;30)" office:value-type="string" office:string-value="Eastland County,H1" calcext:value-type="string">
            <text:p>Eastland County,H1</text:p>
          </table:table-cell>
          <table:table-cell office:value-type="string" calcext:value-type="string">
            <text:p>Eastland County</text:p>
          </table:table-cell>
          <table:table-cell/>
        </table:table-row>
        <table:table-row table:style-name="ro1">
          <table:table-cell office:value-type="string" calcext:value-type="string">
            <text:p>TX,48,135,Ector County,H1</text:p>
          </table:table-cell>
          <table:table-cell table:formula="of:=LEFT([.A2591];2)" office:value-type="string" office:string-value="TX" calcext:value-type="string">
            <text:p>TX</text:p>
          </table:table-cell>
          <table:table-cell table:formula="of:=MID([.A2591];4;6)" office:value-type="string" office:string-value="48,135" calcext:value-type="string">
            <text:p>48,135</text:p>
          </table:table-cell>
          <table:table-cell table:formula="of:=MID([.A2591];11;30)" office:value-type="string" office:string-value="Ector County,H1" calcext:value-type="string">
            <text:p>Ector County,H1</text:p>
          </table:table-cell>
          <table:table-cell office:value-type="string" calcext:value-type="string">
            <text:p>Ector County</text:p>
          </table:table-cell>
          <table:table-cell/>
        </table:table-row>
        <table:table-row table:style-name="ro1">
          <table:table-cell office:value-type="string" calcext:value-type="string">
            <text:p>TX,48,137,Edwards County,H1</text:p>
          </table:table-cell>
          <table:table-cell table:formula="of:=LEFT([.A2592];2)" office:value-type="string" office:string-value="TX" calcext:value-type="string">
            <text:p>TX</text:p>
          </table:table-cell>
          <table:table-cell table:formula="of:=MID([.A2592];4;6)" office:value-type="string" office:string-value="48,137" calcext:value-type="string">
            <text:p>48,137</text:p>
          </table:table-cell>
          <table:table-cell table:formula="of:=MID([.A2592];11;30)" office:value-type="string" office:string-value="Edwards County,H1" calcext:value-type="string">
            <text:p>Edwards County,H1</text:p>
          </table:table-cell>
          <table:table-cell office:value-type="string" calcext:value-type="string">
            <text:p>Edwards County</text:p>
          </table:table-cell>
          <table:table-cell/>
        </table:table-row>
        <table:table-row table:style-name="ro1">
          <table:table-cell office:value-type="string" calcext:value-type="string">
            <text:p>TX,48,139,Ellis County,H1</text:p>
          </table:table-cell>
          <table:table-cell table:formula="of:=LEFT([.A2593];2)" office:value-type="string" office:string-value="TX" calcext:value-type="string">
            <text:p>TX</text:p>
          </table:table-cell>
          <table:table-cell table:formula="of:=MID([.A2593];4;6)" office:value-type="string" office:string-value="48,139" calcext:value-type="string">
            <text:p>48,139</text:p>
          </table:table-cell>
          <table:table-cell table:formula="of:=MID([.A2593];11;30)" office:value-type="string" office:string-value="Ellis County,H1" calcext:value-type="string">
            <text:p>Ellis County,H1</text:p>
          </table:table-cell>
          <table:table-cell office:value-type="string" calcext:value-type="string">
            <text:p>Ellis County</text:p>
          </table:table-cell>
          <table:table-cell/>
        </table:table-row>
        <table:table-row table:style-name="ro1">
          <table:table-cell office:value-type="string" calcext:value-type="string">
            <text:p>TX,48,141,El Paso County,H1</text:p>
          </table:table-cell>
          <table:table-cell table:formula="of:=LEFT([.A2594];2)" office:value-type="string" office:string-value="TX" calcext:value-type="string">
            <text:p>TX</text:p>
          </table:table-cell>
          <table:table-cell table:formula="of:=MID([.A2594];4;6)" office:value-type="string" office:string-value="48,141" calcext:value-type="string">
            <text:p>48,141</text:p>
          </table:table-cell>
          <table:table-cell table:formula="of:=MID([.A2594];11;30)" office:value-type="string" office:string-value="El Paso County,H1" calcext:value-type="string">
            <text:p>El Paso County,H1</text:p>
          </table:table-cell>
          <table:table-cell office:value-type="string" calcext:value-type="string">
            <text:p>El Paso County</text:p>
          </table:table-cell>
          <table:table-cell/>
        </table:table-row>
        <table:table-row table:style-name="ro1">
          <table:table-cell office:value-type="string" calcext:value-type="string">
            <text:p>TX,48,143,Erath County,H1</text:p>
          </table:table-cell>
          <table:table-cell table:formula="of:=LEFT([.A2595];2)" office:value-type="string" office:string-value="TX" calcext:value-type="string">
            <text:p>TX</text:p>
          </table:table-cell>
          <table:table-cell table:formula="of:=MID([.A2595];4;6)" office:value-type="string" office:string-value="48,143" calcext:value-type="string">
            <text:p>48,143</text:p>
          </table:table-cell>
          <table:table-cell table:formula="of:=MID([.A2595];11;30)" office:value-type="string" office:string-value="Erath County,H1" calcext:value-type="string">
            <text:p>Erath County,H1</text:p>
          </table:table-cell>
          <table:table-cell office:value-type="string" calcext:value-type="string">
            <text:p>Erath County</text:p>
          </table:table-cell>
          <table:table-cell/>
        </table:table-row>
        <table:table-row table:style-name="ro1">
          <table:table-cell office:value-type="string" calcext:value-type="string">
            <text:p>TX,48,145,Falls County,H1</text:p>
          </table:table-cell>
          <table:table-cell table:formula="of:=LEFT([.A2596];2)" office:value-type="string" office:string-value="TX" calcext:value-type="string">
            <text:p>TX</text:p>
          </table:table-cell>
          <table:table-cell table:formula="of:=MID([.A2596];4;6)" office:value-type="string" office:string-value="48,145" calcext:value-type="string">
            <text:p>48,145</text:p>
          </table:table-cell>
          <table:table-cell table:formula="of:=MID([.A2596];11;30)" office:value-type="string" office:string-value="Falls County,H1" calcext:value-type="string">
            <text:p>Falls County,H1</text:p>
          </table:table-cell>
          <table:table-cell office:value-type="string" calcext:value-type="string">
            <text:p>Falls County</text:p>
          </table:table-cell>
          <table:table-cell/>
        </table:table-row>
        <table:table-row table:style-name="ro1">
          <table:table-cell office:value-type="string" calcext:value-type="string">
            <text:p>TX,48,147,Fannin County,H1</text:p>
          </table:table-cell>
          <table:table-cell table:formula="of:=LEFT([.A2597];2)" office:value-type="string" office:string-value="TX" calcext:value-type="string">
            <text:p>TX</text:p>
          </table:table-cell>
          <table:table-cell table:formula="of:=MID([.A2597];4;6)" office:value-type="string" office:string-value="48,147" calcext:value-type="string">
            <text:p>48,147</text:p>
          </table:table-cell>
          <table:table-cell table:formula="of:=MID([.A2597];11;30)" office:value-type="string" office:string-value="Fannin County,H1" calcext:value-type="string">
            <text:p>Fannin County,H1</text:p>
          </table:table-cell>
          <table:table-cell office:value-type="string" calcext:value-type="string">
            <text:p>Fannin County</text:p>
          </table:table-cell>
          <table:table-cell/>
        </table:table-row>
        <table:table-row table:style-name="ro1">
          <table:table-cell office:value-type="string" calcext:value-type="string">
            <text:p>TX,48,149,Fayette County,H1</text:p>
          </table:table-cell>
          <table:table-cell table:formula="of:=LEFT([.A2598];2)" office:value-type="string" office:string-value="TX" calcext:value-type="string">
            <text:p>TX</text:p>
          </table:table-cell>
          <table:table-cell table:formula="of:=MID([.A2598];4;6)" office:value-type="string" office:string-value="48,149" calcext:value-type="string">
            <text:p>48,149</text:p>
          </table:table-cell>
          <table:table-cell table:formula="of:=MID([.A2598];11;30)" office:value-type="string" office:string-value="Fayette County,H1" calcext:value-type="string">
            <text:p>Fayette County,H1</text:p>
          </table:table-cell>
          <table:table-cell office:value-type="string" calcext:value-type="string">
            <text:p>Fayette County</text:p>
          </table:table-cell>
          <table:table-cell/>
        </table:table-row>
        <table:table-row table:style-name="ro1">
          <table:table-cell office:value-type="string" calcext:value-type="string">
            <text:p>TX,48,151,Fisher County,H1</text:p>
          </table:table-cell>
          <table:table-cell table:formula="of:=LEFT([.A2599];2)" office:value-type="string" office:string-value="TX" calcext:value-type="string">
            <text:p>TX</text:p>
          </table:table-cell>
          <table:table-cell table:formula="of:=MID([.A2599];4;6)" office:value-type="string" office:string-value="48,151" calcext:value-type="string">
            <text:p>48,151</text:p>
          </table:table-cell>
          <table:table-cell table:formula="of:=MID([.A2599];11;30)" office:value-type="string" office:string-value="Fisher County,H1" calcext:value-type="string">
            <text:p>Fisher County,H1</text:p>
          </table:table-cell>
          <table:table-cell office:value-type="string" calcext:value-type="string">
            <text:p>Fisher County</text:p>
          </table:table-cell>
          <table:table-cell/>
        </table:table-row>
        <table:table-row table:style-name="ro1">
          <table:table-cell office:value-type="string" calcext:value-type="string">
            <text:p>TX,48,153,Floyd County,H1</text:p>
          </table:table-cell>
          <table:table-cell table:formula="of:=LEFT([.A2600];2)" office:value-type="string" office:string-value="TX" calcext:value-type="string">
            <text:p>TX</text:p>
          </table:table-cell>
          <table:table-cell table:formula="of:=MID([.A2600];4;6)" office:value-type="string" office:string-value="48,153" calcext:value-type="string">
            <text:p>48,153</text:p>
          </table:table-cell>
          <table:table-cell table:formula="of:=MID([.A2600];11;30)" office:value-type="string" office:string-value="Floyd County,H1" calcext:value-type="string">
            <text:p>Floyd County,H1</text:p>
          </table:table-cell>
          <table:table-cell office:value-type="string" calcext:value-type="string">
            <text:p>Floyd County</text:p>
          </table:table-cell>
          <table:table-cell/>
        </table:table-row>
        <table:table-row table:style-name="ro1">
          <table:table-cell office:value-type="string" calcext:value-type="string">
            <text:p>TX,48,155,Foard County,H1</text:p>
          </table:table-cell>
          <table:table-cell table:formula="of:=LEFT([.A2601];2)" office:value-type="string" office:string-value="TX" calcext:value-type="string">
            <text:p>TX</text:p>
          </table:table-cell>
          <table:table-cell table:formula="of:=MID([.A2601];4;6)" office:value-type="string" office:string-value="48,155" calcext:value-type="string">
            <text:p>48,155</text:p>
          </table:table-cell>
          <table:table-cell table:formula="of:=MID([.A2601];11;30)" office:value-type="string" office:string-value="Foard County,H1" calcext:value-type="string">
            <text:p>Foard County,H1</text:p>
          </table:table-cell>
          <table:table-cell office:value-type="string" calcext:value-type="string">
            <text:p>Foard County</text:p>
          </table:table-cell>
          <table:table-cell/>
        </table:table-row>
        <table:table-row table:style-name="ro1">
          <table:table-cell office:value-type="string" calcext:value-type="string">
            <text:p>TX,48,157,Fort Bend County,H1</text:p>
          </table:table-cell>
          <table:table-cell table:formula="of:=LEFT([.A2602];2)" office:value-type="string" office:string-value="TX" calcext:value-type="string">
            <text:p>TX</text:p>
          </table:table-cell>
          <table:table-cell table:formula="of:=MID([.A2602];4;6)" office:value-type="string" office:string-value="48,157" calcext:value-type="string">
            <text:p>48,157</text:p>
          </table:table-cell>
          <table:table-cell table:formula="of:=MID([.A2602];11;30)" office:value-type="string" office:string-value="Fort Bend County,H1" calcext:value-type="string">
            <text:p>Fort Bend County,H1</text:p>
          </table:table-cell>
          <table:table-cell office:value-type="string" calcext:value-type="string">
            <text:p>Fort Bend County</text:p>
          </table:table-cell>
          <table:table-cell/>
        </table:table-row>
        <table:table-row table:style-name="ro1">
          <table:table-cell office:value-type="string" calcext:value-type="string">
            <text:p>TX,48,159,Franklin County,H1</text:p>
          </table:table-cell>
          <table:table-cell table:formula="of:=LEFT([.A2603];2)" office:value-type="string" office:string-value="TX" calcext:value-type="string">
            <text:p>TX</text:p>
          </table:table-cell>
          <table:table-cell table:formula="of:=MID([.A2603];4;6)" office:value-type="string" office:string-value="48,159" calcext:value-type="string">
            <text:p>48,159</text:p>
          </table:table-cell>
          <table:table-cell table:formula="of:=MID([.A2603];11;30)" office:value-type="string" office:string-value="Franklin County,H1" calcext:value-type="string">
            <text:p>Franklin County,H1</text:p>
          </table:table-cell>
          <table:table-cell office:value-type="string" calcext:value-type="string">
            <text:p>Franklin County</text:p>
          </table:table-cell>
          <table:table-cell/>
        </table:table-row>
        <table:table-row table:style-name="ro1">
          <table:table-cell office:value-type="string" calcext:value-type="string">
            <text:p>TX,48,161,Freestone County,H1</text:p>
          </table:table-cell>
          <table:table-cell table:formula="of:=LEFT([.A2604];2)" office:value-type="string" office:string-value="TX" calcext:value-type="string">
            <text:p>TX</text:p>
          </table:table-cell>
          <table:table-cell table:formula="of:=MID([.A2604];4;6)" office:value-type="string" office:string-value="48,161" calcext:value-type="string">
            <text:p>48,161</text:p>
          </table:table-cell>
          <table:table-cell table:formula="of:=MID([.A2604];11;30)" office:value-type="string" office:string-value="Freestone County,H1" calcext:value-type="string">
            <text:p>Freestone County,H1</text:p>
          </table:table-cell>
          <table:table-cell office:value-type="string" calcext:value-type="string">
            <text:p>Freestone County</text:p>
          </table:table-cell>
          <table:table-cell/>
        </table:table-row>
        <table:table-row table:style-name="ro1">
          <table:table-cell office:value-type="string" calcext:value-type="string">
            <text:p>TX,48,163,Frio County,H1</text:p>
          </table:table-cell>
          <table:table-cell table:formula="of:=LEFT([.A2605];2)" office:value-type="string" office:string-value="TX" calcext:value-type="string">
            <text:p>TX</text:p>
          </table:table-cell>
          <table:table-cell table:formula="of:=MID([.A2605];4;6)" office:value-type="string" office:string-value="48,163" calcext:value-type="string">
            <text:p>48,163</text:p>
          </table:table-cell>
          <table:table-cell table:formula="of:=MID([.A2605];11;30)" office:value-type="string" office:string-value="Frio County,H1" calcext:value-type="string">
            <text:p>Frio County,H1</text:p>
          </table:table-cell>
          <table:table-cell office:value-type="string" calcext:value-type="string">
            <text:p>Frio County</text:p>
          </table:table-cell>
          <table:table-cell/>
        </table:table-row>
        <table:table-row table:style-name="ro1">
          <table:table-cell office:value-type="string" calcext:value-type="string">
            <text:p>TX,48,165,Gaines County,H1</text:p>
          </table:table-cell>
          <table:table-cell table:formula="of:=LEFT([.A2606];2)" office:value-type="string" office:string-value="TX" calcext:value-type="string">
            <text:p>TX</text:p>
          </table:table-cell>
          <table:table-cell table:formula="of:=MID([.A2606];4;6)" office:value-type="string" office:string-value="48,165" calcext:value-type="string">
            <text:p>48,165</text:p>
          </table:table-cell>
          <table:table-cell table:formula="of:=MID([.A2606];11;30)" office:value-type="string" office:string-value="Gaines County,H1" calcext:value-type="string">
            <text:p>Gaines County,H1</text:p>
          </table:table-cell>
          <table:table-cell office:value-type="string" calcext:value-type="string">
            <text:p>Gaines County</text:p>
          </table:table-cell>
          <table:table-cell/>
        </table:table-row>
        <table:table-row table:style-name="ro1">
          <table:table-cell office:value-type="string" calcext:value-type="string">
            <text:p>TX,48,167,Galveston County,H1</text:p>
          </table:table-cell>
          <table:table-cell table:formula="of:=LEFT([.A2607];2)" office:value-type="string" office:string-value="TX" calcext:value-type="string">
            <text:p>TX</text:p>
          </table:table-cell>
          <table:table-cell table:formula="of:=MID([.A2607];4;6)" office:value-type="string" office:string-value="48,167" calcext:value-type="string">
            <text:p>48,167</text:p>
          </table:table-cell>
          <table:table-cell table:formula="of:=MID([.A2607];11;30)" office:value-type="string" office:string-value="Galveston County,H1" calcext:value-type="string">
            <text:p>Galveston County,H1</text:p>
          </table:table-cell>
          <table:table-cell office:value-type="string" calcext:value-type="string">
            <text:p>Galveston County</text:p>
          </table:table-cell>
          <table:table-cell/>
        </table:table-row>
        <table:table-row table:style-name="ro1">
          <table:table-cell office:value-type="string" calcext:value-type="string">
            <text:p>TX,48,169,Garza County,H1</text:p>
          </table:table-cell>
          <table:table-cell table:formula="of:=LEFT([.A2608];2)" office:value-type="string" office:string-value="TX" calcext:value-type="string">
            <text:p>TX</text:p>
          </table:table-cell>
          <table:table-cell table:formula="of:=MID([.A2608];4;6)" office:value-type="string" office:string-value="48,169" calcext:value-type="string">
            <text:p>48,169</text:p>
          </table:table-cell>
          <table:table-cell table:formula="of:=MID([.A2608];11;30)" office:value-type="string" office:string-value="Garza County,H1" calcext:value-type="string">
            <text:p>Garza County,H1</text:p>
          </table:table-cell>
          <table:table-cell office:value-type="string" calcext:value-type="string">
            <text:p>Garza County</text:p>
          </table:table-cell>
          <table:table-cell/>
        </table:table-row>
        <table:table-row table:style-name="ro1">
          <table:table-cell office:value-type="string" calcext:value-type="string">
            <text:p>TX,48,171,Gillespie County,H1</text:p>
          </table:table-cell>
          <table:table-cell table:formula="of:=LEFT([.A2609];2)" office:value-type="string" office:string-value="TX" calcext:value-type="string">
            <text:p>TX</text:p>
          </table:table-cell>
          <table:table-cell table:formula="of:=MID([.A2609];4;6)" office:value-type="string" office:string-value="48,171" calcext:value-type="string">
            <text:p>48,171</text:p>
          </table:table-cell>
          <table:table-cell table:formula="of:=MID([.A2609];11;30)" office:value-type="string" office:string-value="Gillespie County,H1" calcext:value-type="string">
            <text:p>Gillespie County,H1</text:p>
          </table:table-cell>
          <table:table-cell office:value-type="string" calcext:value-type="string">
            <text:p>Gillespie County</text:p>
          </table:table-cell>
          <table:table-cell/>
        </table:table-row>
        <table:table-row table:style-name="ro1">
          <table:table-cell office:value-type="string" calcext:value-type="string">
            <text:p>TX,48,173,Glasscock County,H1</text:p>
          </table:table-cell>
          <table:table-cell table:formula="of:=LEFT([.A2610];2)" office:value-type="string" office:string-value="TX" calcext:value-type="string">
            <text:p>TX</text:p>
          </table:table-cell>
          <table:table-cell table:formula="of:=MID([.A2610];4;6)" office:value-type="string" office:string-value="48,173" calcext:value-type="string">
            <text:p>48,173</text:p>
          </table:table-cell>
          <table:table-cell table:formula="of:=MID([.A2610];11;30)" office:value-type="string" office:string-value="Glasscock County,H1" calcext:value-type="string">
            <text:p>Glasscock County,H1</text:p>
          </table:table-cell>
          <table:table-cell office:value-type="string" calcext:value-type="string">
            <text:p>Glasscock County</text:p>
          </table:table-cell>
          <table:table-cell/>
        </table:table-row>
        <table:table-row table:style-name="ro1">
          <table:table-cell office:value-type="string" calcext:value-type="string">
            <text:p>TX,48,175,Goliad County,H1</text:p>
          </table:table-cell>
          <table:table-cell table:formula="of:=LEFT([.A2611];2)" office:value-type="string" office:string-value="TX" calcext:value-type="string">
            <text:p>TX</text:p>
          </table:table-cell>
          <table:table-cell table:formula="of:=MID([.A2611];4;6)" office:value-type="string" office:string-value="48,175" calcext:value-type="string">
            <text:p>48,175</text:p>
          </table:table-cell>
          <table:table-cell table:formula="of:=MID([.A2611];11;30)" office:value-type="string" office:string-value="Goliad County,H1" calcext:value-type="string">
            <text:p>Goliad County,H1</text:p>
          </table:table-cell>
          <table:table-cell office:value-type="string" calcext:value-type="string">
            <text:p>Goliad County</text:p>
          </table:table-cell>
          <table:table-cell/>
        </table:table-row>
        <table:table-row table:style-name="ro1">
          <table:table-cell office:value-type="string" calcext:value-type="string">
            <text:p>TX,48,177,Gonzales County,H1</text:p>
          </table:table-cell>
          <table:table-cell table:formula="of:=LEFT([.A2612];2)" office:value-type="string" office:string-value="TX" calcext:value-type="string">
            <text:p>TX</text:p>
          </table:table-cell>
          <table:table-cell table:formula="of:=MID([.A2612];4;6)" office:value-type="string" office:string-value="48,177" calcext:value-type="string">
            <text:p>48,177</text:p>
          </table:table-cell>
          <table:table-cell table:formula="of:=MID([.A2612];11;30)" office:value-type="string" office:string-value="Gonzales County,H1" calcext:value-type="string">
            <text:p>Gonzales County,H1</text:p>
          </table:table-cell>
          <table:table-cell office:value-type="string" calcext:value-type="string">
            <text:p>Gonzales County</text:p>
          </table:table-cell>
          <table:table-cell/>
        </table:table-row>
        <table:table-row table:style-name="ro1">
          <table:table-cell office:value-type="string" calcext:value-type="string">
            <text:p>TX,48,179,Gray County,H1</text:p>
          </table:table-cell>
          <table:table-cell table:formula="of:=LEFT([.A2613];2)" office:value-type="string" office:string-value="TX" calcext:value-type="string">
            <text:p>TX</text:p>
          </table:table-cell>
          <table:table-cell table:formula="of:=MID([.A2613];4;6)" office:value-type="string" office:string-value="48,179" calcext:value-type="string">
            <text:p>48,179</text:p>
          </table:table-cell>
          <table:table-cell table:formula="of:=MID([.A2613];11;30)" office:value-type="string" office:string-value="Gray County,H1" calcext:value-type="string">
            <text:p>Gray County,H1</text:p>
          </table:table-cell>
          <table:table-cell office:value-type="string" calcext:value-type="string">
            <text:p>Gray County</text:p>
          </table:table-cell>
          <table:table-cell/>
        </table:table-row>
        <table:table-row table:style-name="ro1">
          <table:table-cell office:value-type="string" calcext:value-type="string">
            <text:p>TX,48,181,Grayson County,H1</text:p>
          </table:table-cell>
          <table:table-cell table:formula="of:=LEFT([.A2614];2)" office:value-type="string" office:string-value="TX" calcext:value-type="string">
            <text:p>TX</text:p>
          </table:table-cell>
          <table:table-cell table:formula="of:=MID([.A2614];4;6)" office:value-type="string" office:string-value="48,181" calcext:value-type="string">
            <text:p>48,181</text:p>
          </table:table-cell>
          <table:table-cell table:formula="of:=MID([.A2614];11;30)" office:value-type="string" office:string-value="Grayson County,H1" calcext:value-type="string">
            <text:p>Grayson County,H1</text:p>
          </table:table-cell>
          <table:table-cell office:value-type="string" calcext:value-type="string">
            <text:p>Grayson County</text:p>
          </table:table-cell>
          <table:table-cell/>
        </table:table-row>
        <table:table-row table:style-name="ro1">
          <table:table-cell office:value-type="string" calcext:value-type="string">
            <text:p>TX,48,183,Gregg County,H1</text:p>
          </table:table-cell>
          <table:table-cell table:formula="of:=LEFT([.A2615];2)" office:value-type="string" office:string-value="TX" calcext:value-type="string">
            <text:p>TX</text:p>
          </table:table-cell>
          <table:table-cell table:formula="of:=MID([.A2615];4;6)" office:value-type="string" office:string-value="48,183" calcext:value-type="string">
            <text:p>48,183</text:p>
          </table:table-cell>
          <table:table-cell table:formula="of:=MID([.A2615];11;30)" office:value-type="string" office:string-value="Gregg County,H1" calcext:value-type="string">
            <text:p>Gregg County,H1</text:p>
          </table:table-cell>
          <table:table-cell office:value-type="string" calcext:value-type="string">
            <text:p>Gregg County</text:p>
          </table:table-cell>
          <table:table-cell/>
        </table:table-row>
        <table:table-row table:style-name="ro1">
          <table:table-cell office:value-type="string" calcext:value-type="string">
            <text:p>TX,48,185,Grimes County,H1</text:p>
          </table:table-cell>
          <table:table-cell table:formula="of:=LEFT([.A2616];2)" office:value-type="string" office:string-value="TX" calcext:value-type="string">
            <text:p>TX</text:p>
          </table:table-cell>
          <table:table-cell table:formula="of:=MID([.A2616];4;6)" office:value-type="string" office:string-value="48,185" calcext:value-type="string">
            <text:p>48,185</text:p>
          </table:table-cell>
          <table:table-cell table:formula="of:=MID([.A2616];11;30)" office:value-type="string" office:string-value="Grimes County,H1" calcext:value-type="string">
            <text:p>Grimes County,H1</text:p>
          </table:table-cell>
          <table:table-cell office:value-type="string" calcext:value-type="string">
            <text:p>Grimes County</text:p>
          </table:table-cell>
          <table:table-cell/>
        </table:table-row>
        <table:table-row table:style-name="ro1">
          <table:table-cell office:value-type="string" calcext:value-type="string">
            <text:p>TX,48,187,Guadalupe County,H1</text:p>
          </table:table-cell>
          <table:table-cell table:formula="of:=LEFT([.A2617];2)" office:value-type="string" office:string-value="TX" calcext:value-type="string">
            <text:p>TX</text:p>
          </table:table-cell>
          <table:table-cell table:formula="of:=MID([.A2617];4;6)" office:value-type="string" office:string-value="48,187" calcext:value-type="string">
            <text:p>48,187</text:p>
          </table:table-cell>
          <table:table-cell table:formula="of:=MID([.A2617];11;30)" office:value-type="string" office:string-value="Guadalupe County,H1" calcext:value-type="string">
            <text:p>Guadalupe County,H1</text:p>
          </table:table-cell>
          <table:table-cell office:value-type="string" calcext:value-type="string">
            <text:p>Guadalupe County</text:p>
          </table:table-cell>
          <table:table-cell/>
        </table:table-row>
        <table:table-row table:style-name="ro1">
          <table:table-cell office:value-type="string" calcext:value-type="string">
            <text:p>TX,48,189,Hale County,H1</text:p>
          </table:table-cell>
          <table:table-cell table:formula="of:=LEFT([.A2618];2)" office:value-type="string" office:string-value="TX" calcext:value-type="string">
            <text:p>TX</text:p>
          </table:table-cell>
          <table:table-cell table:formula="of:=MID([.A2618];4;6)" office:value-type="string" office:string-value="48,189" calcext:value-type="string">
            <text:p>48,189</text:p>
          </table:table-cell>
          <table:table-cell table:formula="of:=MID([.A2618];11;30)" office:value-type="string" office:string-value="Hale County,H1" calcext:value-type="string">
            <text:p>Hale County,H1</text:p>
          </table:table-cell>
          <table:table-cell office:value-type="string" calcext:value-type="string">
            <text:p>Hale County</text:p>
          </table:table-cell>
          <table:table-cell/>
        </table:table-row>
        <table:table-row table:style-name="ro1">
          <table:table-cell office:value-type="string" calcext:value-type="string">
            <text:p>TX,48,191,Hall County,H1</text:p>
          </table:table-cell>
          <table:table-cell table:formula="of:=LEFT([.A2619];2)" office:value-type="string" office:string-value="TX" calcext:value-type="string">
            <text:p>TX</text:p>
          </table:table-cell>
          <table:table-cell table:formula="of:=MID([.A2619];4;6)" office:value-type="string" office:string-value="48,191" calcext:value-type="string">
            <text:p>48,191</text:p>
          </table:table-cell>
          <table:table-cell table:formula="of:=MID([.A2619];11;30)" office:value-type="string" office:string-value="Hall County,H1" calcext:value-type="string">
            <text:p>Hall County,H1</text:p>
          </table:table-cell>
          <table:table-cell office:value-type="string" calcext:value-type="string">
            <text:p>Hall County</text:p>
          </table:table-cell>
          <table:table-cell/>
        </table:table-row>
        <table:table-row table:style-name="ro1">
          <table:table-cell office:value-type="string" calcext:value-type="string">
            <text:p>TX,48,193,Hamilton County,H1</text:p>
          </table:table-cell>
          <table:table-cell table:formula="of:=LEFT([.A2620];2)" office:value-type="string" office:string-value="TX" calcext:value-type="string">
            <text:p>TX</text:p>
          </table:table-cell>
          <table:table-cell table:formula="of:=MID([.A2620];4;6)" office:value-type="string" office:string-value="48,193" calcext:value-type="string">
            <text:p>48,193</text:p>
          </table:table-cell>
          <table:table-cell table:formula="of:=MID([.A2620];11;30)" office:value-type="string" office:string-value="Hamilton County,H1" calcext:value-type="string">
            <text:p>Hamilton County,H1</text:p>
          </table:table-cell>
          <table:table-cell office:value-type="string" calcext:value-type="string">
            <text:p>Hamilton County</text:p>
          </table:table-cell>
          <table:table-cell/>
        </table:table-row>
        <table:table-row table:style-name="ro1">
          <table:table-cell office:value-type="string" calcext:value-type="string">
            <text:p>TX,48,195,Hansford County,H1</text:p>
          </table:table-cell>
          <table:table-cell table:formula="of:=LEFT([.A2621];2)" office:value-type="string" office:string-value="TX" calcext:value-type="string">
            <text:p>TX</text:p>
          </table:table-cell>
          <table:table-cell table:formula="of:=MID([.A2621];4;6)" office:value-type="string" office:string-value="48,195" calcext:value-type="string">
            <text:p>48,195</text:p>
          </table:table-cell>
          <table:table-cell table:formula="of:=MID([.A2621];11;30)" office:value-type="string" office:string-value="Hansford County,H1" calcext:value-type="string">
            <text:p>Hansford County,H1</text:p>
          </table:table-cell>
          <table:table-cell office:value-type="string" calcext:value-type="string">
            <text:p>Hansford County</text:p>
          </table:table-cell>
          <table:table-cell/>
        </table:table-row>
        <table:table-row table:style-name="ro1">
          <table:table-cell office:value-type="string" calcext:value-type="string">
            <text:p>TX,48,197,Hardeman County,H1</text:p>
          </table:table-cell>
          <table:table-cell table:formula="of:=LEFT([.A2622];2)" office:value-type="string" office:string-value="TX" calcext:value-type="string">
            <text:p>TX</text:p>
          </table:table-cell>
          <table:table-cell table:formula="of:=MID([.A2622];4;6)" office:value-type="string" office:string-value="48,197" calcext:value-type="string">
            <text:p>48,197</text:p>
          </table:table-cell>
          <table:table-cell table:formula="of:=MID([.A2622];11;30)" office:value-type="string" office:string-value="Hardeman County,H1" calcext:value-type="string">
            <text:p>Hardeman County,H1</text:p>
          </table:table-cell>
          <table:table-cell office:value-type="string" calcext:value-type="string">
            <text:p>Hardeman County</text:p>
          </table:table-cell>
          <table:table-cell/>
        </table:table-row>
        <table:table-row table:style-name="ro1">
          <table:table-cell office:value-type="string" calcext:value-type="string">
            <text:p>TX,48,199,Hardin County,H1</text:p>
          </table:table-cell>
          <table:table-cell table:formula="of:=LEFT([.A2623];2)" office:value-type="string" office:string-value="TX" calcext:value-type="string">
            <text:p>TX</text:p>
          </table:table-cell>
          <table:table-cell table:formula="of:=MID([.A2623];4;6)" office:value-type="string" office:string-value="48,199" calcext:value-type="string">
            <text:p>48,199</text:p>
          </table:table-cell>
          <table:table-cell table:formula="of:=MID([.A2623];11;30)" office:value-type="string" office:string-value="Hardin County,H1" calcext:value-type="string">
            <text:p>Hardin County,H1</text:p>
          </table:table-cell>
          <table:table-cell office:value-type="string" calcext:value-type="string">
            <text:p>Hardin County</text:p>
          </table:table-cell>
          <table:table-cell/>
        </table:table-row>
        <table:table-row table:style-name="ro1">
          <table:table-cell office:value-type="string" calcext:value-type="string">
            <text:p>TX,48,201,Harris County,H1</text:p>
          </table:table-cell>
          <table:table-cell table:formula="of:=LEFT([.A2624];2)" office:value-type="string" office:string-value="TX" calcext:value-type="string">
            <text:p>TX</text:p>
          </table:table-cell>
          <table:table-cell table:formula="of:=MID([.A2624];4;6)" office:value-type="string" office:string-value="48,201" calcext:value-type="string">
            <text:p>48,201</text:p>
          </table:table-cell>
          <table:table-cell table:formula="of:=MID([.A2624];11;30)" office:value-type="string" office:string-value="Harris County,H1" calcext:value-type="string">
            <text:p>Harris County,H1</text:p>
          </table:table-cell>
          <table:table-cell office:value-type="string" calcext:value-type="string">
            <text:p>Harris County</text:p>
          </table:table-cell>
          <table:table-cell/>
        </table:table-row>
        <table:table-row table:style-name="ro1">
          <table:table-cell office:value-type="string" calcext:value-type="string">
            <text:p>TX,48,203,Harrison County,H1</text:p>
          </table:table-cell>
          <table:table-cell table:formula="of:=LEFT([.A2625];2)" office:value-type="string" office:string-value="TX" calcext:value-type="string">
            <text:p>TX</text:p>
          </table:table-cell>
          <table:table-cell table:formula="of:=MID([.A2625];4;6)" office:value-type="string" office:string-value="48,203" calcext:value-type="string">
            <text:p>48,203</text:p>
          </table:table-cell>
          <table:table-cell table:formula="of:=MID([.A2625];11;30)" office:value-type="string" office:string-value="Harrison County,H1" calcext:value-type="string">
            <text:p>Harrison County,H1</text:p>
          </table:table-cell>
          <table:table-cell office:value-type="string" calcext:value-type="string">
            <text:p>Harrison County</text:p>
          </table:table-cell>
          <table:table-cell/>
        </table:table-row>
        <table:table-row table:style-name="ro1">
          <table:table-cell office:value-type="string" calcext:value-type="string">
            <text:p>TX,48,205,Hartley County,H1</text:p>
          </table:table-cell>
          <table:table-cell table:formula="of:=LEFT([.A2626];2)" office:value-type="string" office:string-value="TX" calcext:value-type="string">
            <text:p>TX</text:p>
          </table:table-cell>
          <table:table-cell table:formula="of:=MID([.A2626];4;6)" office:value-type="string" office:string-value="48,205" calcext:value-type="string">
            <text:p>48,205</text:p>
          </table:table-cell>
          <table:table-cell table:formula="of:=MID([.A2626];11;30)" office:value-type="string" office:string-value="Hartley County,H1" calcext:value-type="string">
            <text:p>Hartley County,H1</text:p>
          </table:table-cell>
          <table:table-cell office:value-type="string" calcext:value-type="string">
            <text:p>Hartley County</text:p>
          </table:table-cell>
          <table:table-cell/>
        </table:table-row>
        <table:table-row table:style-name="ro1">
          <table:table-cell office:value-type="string" calcext:value-type="string">
            <text:p>TX,48,207,Haskell County,H1</text:p>
          </table:table-cell>
          <table:table-cell table:formula="of:=LEFT([.A2627];2)" office:value-type="string" office:string-value="TX" calcext:value-type="string">
            <text:p>TX</text:p>
          </table:table-cell>
          <table:table-cell table:formula="of:=MID([.A2627];4;6)" office:value-type="string" office:string-value="48,207" calcext:value-type="string">
            <text:p>48,207</text:p>
          </table:table-cell>
          <table:table-cell table:formula="of:=MID([.A2627];11;30)" office:value-type="string" office:string-value="Haskell County,H1" calcext:value-type="string">
            <text:p>Haskell County,H1</text:p>
          </table:table-cell>
          <table:table-cell office:value-type="string" calcext:value-type="string">
            <text:p>Haskell County</text:p>
          </table:table-cell>
          <table:table-cell/>
        </table:table-row>
        <table:table-row table:style-name="ro1">
          <table:table-cell office:value-type="string" calcext:value-type="string">
            <text:p>TX,48,209,Hays County,H1</text:p>
          </table:table-cell>
          <table:table-cell table:formula="of:=LEFT([.A2628];2)" office:value-type="string" office:string-value="TX" calcext:value-type="string">
            <text:p>TX</text:p>
          </table:table-cell>
          <table:table-cell table:formula="of:=MID([.A2628];4;6)" office:value-type="string" office:string-value="48,209" calcext:value-type="string">
            <text:p>48,209</text:p>
          </table:table-cell>
          <table:table-cell table:formula="of:=MID([.A2628];11;30)" office:value-type="string" office:string-value="Hays County,H1" calcext:value-type="string">
            <text:p>Hays County,H1</text:p>
          </table:table-cell>
          <table:table-cell office:value-type="string" calcext:value-type="string">
            <text:p>Hays County</text:p>
          </table:table-cell>
          <table:table-cell/>
        </table:table-row>
        <table:table-row table:style-name="ro1">
          <table:table-cell office:value-type="string" calcext:value-type="string">
            <text:p>TX,48,211,Hemphill County,H1</text:p>
          </table:table-cell>
          <table:table-cell table:formula="of:=LEFT([.A2629];2)" office:value-type="string" office:string-value="TX" calcext:value-type="string">
            <text:p>TX</text:p>
          </table:table-cell>
          <table:table-cell table:formula="of:=MID([.A2629];4;6)" office:value-type="string" office:string-value="48,211" calcext:value-type="string">
            <text:p>48,211</text:p>
          </table:table-cell>
          <table:table-cell table:formula="of:=MID([.A2629];11;30)" office:value-type="string" office:string-value="Hemphill County,H1" calcext:value-type="string">
            <text:p>Hemphill County,H1</text:p>
          </table:table-cell>
          <table:table-cell office:value-type="string" calcext:value-type="string">
            <text:p>Hemphill County</text:p>
          </table:table-cell>
          <table:table-cell/>
        </table:table-row>
        <table:table-row table:style-name="ro1">
          <table:table-cell office:value-type="string" calcext:value-type="string">
            <text:p>TX,48,213,Henderson County,H1</text:p>
          </table:table-cell>
          <table:table-cell table:formula="of:=LEFT([.A2630];2)" office:value-type="string" office:string-value="TX" calcext:value-type="string">
            <text:p>TX</text:p>
          </table:table-cell>
          <table:table-cell table:formula="of:=MID([.A2630];4;6)" office:value-type="string" office:string-value="48,213" calcext:value-type="string">
            <text:p>48,213</text:p>
          </table:table-cell>
          <table:table-cell table:formula="of:=MID([.A2630];11;30)" office:value-type="string" office:string-value="Henderson County,H1" calcext:value-type="string">
            <text:p>Henderson County,H1</text:p>
          </table:table-cell>
          <table:table-cell office:value-type="string" calcext:value-type="string">
            <text:p>Henderson County</text:p>
          </table:table-cell>
          <table:table-cell/>
        </table:table-row>
        <table:table-row table:style-name="ro1">
          <table:table-cell office:value-type="string" calcext:value-type="string">
            <text:p>TX,48,215,Hidalgo County,H1</text:p>
          </table:table-cell>
          <table:table-cell table:formula="of:=LEFT([.A2631];2)" office:value-type="string" office:string-value="TX" calcext:value-type="string">
            <text:p>TX</text:p>
          </table:table-cell>
          <table:table-cell table:formula="of:=MID([.A2631];4;6)" office:value-type="string" office:string-value="48,215" calcext:value-type="string">
            <text:p>48,215</text:p>
          </table:table-cell>
          <table:table-cell table:formula="of:=MID([.A2631];11;30)" office:value-type="string" office:string-value="Hidalgo County,H1" calcext:value-type="string">
            <text:p>Hidalgo County,H1</text:p>
          </table:table-cell>
          <table:table-cell office:value-type="string" calcext:value-type="string">
            <text:p>Hidalgo County</text:p>
          </table:table-cell>
          <table:table-cell/>
        </table:table-row>
        <table:table-row table:style-name="ro1">
          <table:table-cell office:value-type="string" calcext:value-type="string">
            <text:p>TX,48,217,Hill County,H1</text:p>
          </table:table-cell>
          <table:table-cell table:formula="of:=LEFT([.A2632];2)" office:value-type="string" office:string-value="TX" calcext:value-type="string">
            <text:p>TX</text:p>
          </table:table-cell>
          <table:table-cell table:formula="of:=MID([.A2632];4;6)" office:value-type="string" office:string-value="48,217" calcext:value-type="string">
            <text:p>48,217</text:p>
          </table:table-cell>
          <table:table-cell table:formula="of:=MID([.A2632];11;30)" office:value-type="string" office:string-value="Hill County,H1" calcext:value-type="string">
            <text:p>Hill County,H1</text:p>
          </table:table-cell>
          <table:table-cell office:value-type="string" calcext:value-type="string">
            <text:p>Hill County</text:p>
          </table:table-cell>
          <table:table-cell/>
        </table:table-row>
        <table:table-row table:style-name="ro1">
          <table:table-cell office:value-type="string" calcext:value-type="string">
            <text:p>TX,48,219,Hockley County,H1</text:p>
          </table:table-cell>
          <table:table-cell table:formula="of:=LEFT([.A2633];2)" office:value-type="string" office:string-value="TX" calcext:value-type="string">
            <text:p>TX</text:p>
          </table:table-cell>
          <table:table-cell table:formula="of:=MID([.A2633];4;6)" office:value-type="string" office:string-value="48,219" calcext:value-type="string">
            <text:p>48,219</text:p>
          </table:table-cell>
          <table:table-cell table:formula="of:=MID([.A2633];11;30)" office:value-type="string" office:string-value="Hockley County,H1" calcext:value-type="string">
            <text:p>Hockley County,H1</text:p>
          </table:table-cell>
          <table:table-cell office:value-type="string" calcext:value-type="string">
            <text:p>Hockley County</text:p>
          </table:table-cell>
          <table:table-cell/>
        </table:table-row>
        <table:table-row table:style-name="ro1">
          <table:table-cell office:value-type="string" calcext:value-type="string">
            <text:p>TX,48,221,Hood County,H1</text:p>
          </table:table-cell>
          <table:table-cell table:formula="of:=LEFT([.A2634];2)" office:value-type="string" office:string-value="TX" calcext:value-type="string">
            <text:p>TX</text:p>
          </table:table-cell>
          <table:table-cell table:formula="of:=MID([.A2634];4;6)" office:value-type="string" office:string-value="48,221" calcext:value-type="string">
            <text:p>48,221</text:p>
          </table:table-cell>
          <table:table-cell table:formula="of:=MID([.A2634];11;30)" office:value-type="string" office:string-value="Hood County,H1" calcext:value-type="string">
            <text:p>Hood County,H1</text:p>
          </table:table-cell>
          <table:table-cell office:value-type="string" calcext:value-type="string">
            <text:p>Hood County</text:p>
          </table:table-cell>
          <table:table-cell/>
        </table:table-row>
        <table:table-row table:style-name="ro1">
          <table:table-cell office:value-type="string" calcext:value-type="string">
            <text:p>TX,48,223,Hopkins County,H1</text:p>
          </table:table-cell>
          <table:table-cell table:formula="of:=LEFT([.A2635];2)" office:value-type="string" office:string-value="TX" calcext:value-type="string">
            <text:p>TX</text:p>
          </table:table-cell>
          <table:table-cell table:formula="of:=MID([.A2635];4;6)" office:value-type="string" office:string-value="48,223" calcext:value-type="string">
            <text:p>48,223</text:p>
          </table:table-cell>
          <table:table-cell table:formula="of:=MID([.A2635];11;30)" office:value-type="string" office:string-value="Hopkins County,H1" calcext:value-type="string">
            <text:p>Hopkins County,H1</text:p>
          </table:table-cell>
          <table:table-cell office:value-type="string" calcext:value-type="string">
            <text:p>Hopkins County</text:p>
          </table:table-cell>
          <table:table-cell/>
        </table:table-row>
        <table:table-row table:style-name="ro1">
          <table:table-cell office:value-type="string" calcext:value-type="string">
            <text:p>TX,48,225,Houston County,H1</text:p>
          </table:table-cell>
          <table:table-cell table:formula="of:=LEFT([.A2636];2)" office:value-type="string" office:string-value="TX" calcext:value-type="string">
            <text:p>TX</text:p>
          </table:table-cell>
          <table:table-cell table:formula="of:=MID([.A2636];4;6)" office:value-type="string" office:string-value="48,225" calcext:value-type="string">
            <text:p>48,225</text:p>
          </table:table-cell>
          <table:table-cell table:formula="of:=MID([.A2636];11;30)" office:value-type="string" office:string-value="Houston County,H1" calcext:value-type="string">
            <text:p>Houston County,H1</text:p>
          </table:table-cell>
          <table:table-cell office:value-type="string" calcext:value-type="string">
            <text:p>Houston County</text:p>
          </table:table-cell>
          <table:table-cell/>
        </table:table-row>
        <table:table-row table:style-name="ro1">
          <table:table-cell office:value-type="string" calcext:value-type="string">
            <text:p>TX,48,227,Howard County,H1</text:p>
          </table:table-cell>
          <table:table-cell table:formula="of:=LEFT([.A2637];2)" office:value-type="string" office:string-value="TX" calcext:value-type="string">
            <text:p>TX</text:p>
          </table:table-cell>
          <table:table-cell table:formula="of:=MID([.A2637];4;6)" office:value-type="string" office:string-value="48,227" calcext:value-type="string">
            <text:p>48,227</text:p>
          </table:table-cell>
          <table:table-cell table:formula="of:=MID([.A2637];11;30)" office:value-type="string" office:string-value="Howard County,H1" calcext:value-type="string">
            <text:p>Howard County,H1</text:p>
          </table:table-cell>
          <table:table-cell office:value-type="string" calcext:value-type="string">
            <text:p>Howard County</text:p>
          </table:table-cell>
          <table:table-cell/>
        </table:table-row>
        <table:table-row table:style-name="ro1">
          <table:table-cell office:value-type="string" calcext:value-type="string">
            <text:p>TX,48,229,Hudspeth County,H1</text:p>
          </table:table-cell>
          <table:table-cell table:formula="of:=LEFT([.A2638];2)" office:value-type="string" office:string-value="TX" calcext:value-type="string">
            <text:p>TX</text:p>
          </table:table-cell>
          <table:table-cell table:formula="of:=MID([.A2638];4;6)" office:value-type="string" office:string-value="48,229" calcext:value-type="string">
            <text:p>48,229</text:p>
          </table:table-cell>
          <table:table-cell table:formula="of:=MID([.A2638];11;30)" office:value-type="string" office:string-value="Hudspeth County,H1" calcext:value-type="string">
            <text:p>Hudspeth County,H1</text:p>
          </table:table-cell>
          <table:table-cell office:value-type="string" calcext:value-type="string">
            <text:p>Hudspeth County</text:p>
          </table:table-cell>
          <table:table-cell/>
        </table:table-row>
        <table:table-row table:style-name="ro1">
          <table:table-cell office:value-type="string" calcext:value-type="string">
            <text:p>TX,48,231,Hunt County,H1</text:p>
          </table:table-cell>
          <table:table-cell table:formula="of:=LEFT([.A2639];2)" office:value-type="string" office:string-value="TX" calcext:value-type="string">
            <text:p>TX</text:p>
          </table:table-cell>
          <table:table-cell table:formula="of:=MID([.A2639];4;6)" office:value-type="string" office:string-value="48,231" calcext:value-type="string">
            <text:p>48,231</text:p>
          </table:table-cell>
          <table:table-cell table:formula="of:=MID([.A2639];11;30)" office:value-type="string" office:string-value="Hunt County,H1" calcext:value-type="string">
            <text:p>Hunt County,H1</text:p>
          </table:table-cell>
          <table:table-cell office:value-type="string" calcext:value-type="string">
            <text:p>Hunt County</text:p>
          </table:table-cell>
          <table:table-cell/>
        </table:table-row>
        <table:table-row table:style-name="ro1">
          <table:table-cell office:value-type="string" calcext:value-type="string">
            <text:p>TX,48,233,Hutchinson County,H1</text:p>
          </table:table-cell>
          <table:table-cell table:formula="of:=LEFT([.A2640];2)" office:value-type="string" office:string-value="TX" calcext:value-type="string">
            <text:p>TX</text:p>
          </table:table-cell>
          <table:table-cell table:formula="of:=MID([.A2640];4;6)" office:value-type="string" office:string-value="48,233" calcext:value-type="string">
            <text:p>48,233</text:p>
          </table:table-cell>
          <table:table-cell table:formula="of:=MID([.A2640];11;30)" office:value-type="string" office:string-value="Hutchinson County,H1" calcext:value-type="string">
            <text:p>Hutchinson County,H1</text:p>
          </table:table-cell>
          <table:table-cell office:value-type="string" calcext:value-type="string">
            <text:p>Hutchinson County</text:p>
          </table:table-cell>
          <table:table-cell/>
        </table:table-row>
        <table:table-row table:style-name="ro1">
          <table:table-cell office:value-type="string" calcext:value-type="string">
            <text:p>TX,48,235,Irion County,H1</text:p>
          </table:table-cell>
          <table:table-cell table:formula="of:=LEFT([.A2641];2)" office:value-type="string" office:string-value="TX" calcext:value-type="string">
            <text:p>TX</text:p>
          </table:table-cell>
          <table:table-cell table:formula="of:=MID([.A2641];4;6)" office:value-type="string" office:string-value="48,235" calcext:value-type="string">
            <text:p>48,235</text:p>
          </table:table-cell>
          <table:table-cell table:formula="of:=MID([.A2641];11;30)" office:value-type="string" office:string-value="Irion County,H1" calcext:value-type="string">
            <text:p>Irion County,H1</text:p>
          </table:table-cell>
          <table:table-cell office:value-type="string" calcext:value-type="string">
            <text:p>Irion County</text:p>
          </table:table-cell>
          <table:table-cell/>
        </table:table-row>
        <table:table-row table:style-name="ro1">
          <table:table-cell office:value-type="string" calcext:value-type="string">
            <text:p>TX,48,237,Jack County,H1</text:p>
          </table:table-cell>
          <table:table-cell table:formula="of:=LEFT([.A2642];2)" office:value-type="string" office:string-value="TX" calcext:value-type="string">
            <text:p>TX</text:p>
          </table:table-cell>
          <table:table-cell table:formula="of:=MID([.A2642];4;6)" office:value-type="string" office:string-value="48,237" calcext:value-type="string">
            <text:p>48,237</text:p>
          </table:table-cell>
          <table:table-cell table:formula="of:=MID([.A2642];11;30)" office:value-type="string" office:string-value="Jack County,H1" calcext:value-type="string">
            <text:p>Jack County,H1</text:p>
          </table:table-cell>
          <table:table-cell office:value-type="string" calcext:value-type="string">
            <text:p>Jack County</text:p>
          </table:table-cell>
          <table:table-cell/>
        </table:table-row>
        <table:table-row table:style-name="ro1">
          <table:table-cell office:value-type="string" calcext:value-type="string">
            <text:p>TX,48,239,Jackson County,H1</text:p>
          </table:table-cell>
          <table:table-cell table:formula="of:=LEFT([.A2643];2)" office:value-type="string" office:string-value="TX" calcext:value-type="string">
            <text:p>TX</text:p>
          </table:table-cell>
          <table:table-cell table:formula="of:=MID([.A2643];4;6)" office:value-type="string" office:string-value="48,239" calcext:value-type="string">
            <text:p>48,239</text:p>
          </table:table-cell>
          <table:table-cell table:formula="of:=MID([.A2643];11;30)" office:value-type="string" office:string-value="Jackson County,H1" calcext:value-type="string">
            <text:p>Jackson County,H1</text:p>
          </table:table-cell>
          <table:table-cell office:value-type="string" calcext:value-type="string">
            <text:p>Jackson County</text:p>
          </table:table-cell>
          <table:table-cell/>
        </table:table-row>
        <table:table-row table:style-name="ro1">
          <table:table-cell office:value-type="string" calcext:value-type="string">
            <text:p>TX,48,241,Jasper County,H1</text:p>
          </table:table-cell>
          <table:table-cell table:formula="of:=LEFT([.A2644];2)" office:value-type="string" office:string-value="TX" calcext:value-type="string">
            <text:p>TX</text:p>
          </table:table-cell>
          <table:table-cell table:formula="of:=MID([.A2644];4;6)" office:value-type="string" office:string-value="48,241" calcext:value-type="string">
            <text:p>48,241</text:p>
          </table:table-cell>
          <table:table-cell table:formula="of:=MID([.A2644];11;30)" office:value-type="string" office:string-value="Jasper County,H1" calcext:value-type="string">
            <text:p>Jasper County,H1</text:p>
          </table:table-cell>
          <table:table-cell office:value-type="string" calcext:value-type="string">
            <text:p>Jasper County</text:p>
          </table:table-cell>
          <table:table-cell/>
        </table:table-row>
        <table:table-row table:style-name="ro1">
          <table:table-cell office:value-type="string" calcext:value-type="string">
            <text:p>TX,48,243,Jeff Davis County,H1</text:p>
          </table:table-cell>
          <table:table-cell table:formula="of:=LEFT([.A2645];2)" office:value-type="string" office:string-value="TX" calcext:value-type="string">
            <text:p>TX</text:p>
          </table:table-cell>
          <table:table-cell table:formula="of:=MID([.A2645];4;6)" office:value-type="string" office:string-value="48,243" calcext:value-type="string">
            <text:p>48,243</text:p>
          </table:table-cell>
          <table:table-cell table:formula="of:=MID([.A2645];11;30)" office:value-type="string" office:string-value="Jeff Davis County,H1" calcext:value-type="string">
            <text:p>Jeff Davis County,H1</text:p>
          </table:table-cell>
          <table:table-cell office:value-type="string" calcext:value-type="string">
            <text:p>Jeff Davis County</text:p>
          </table:table-cell>
          <table:table-cell/>
        </table:table-row>
        <table:table-row table:style-name="ro1">
          <table:table-cell office:value-type="string" calcext:value-type="string">
            <text:p>TX,48,245,Jefferson County,H1</text:p>
          </table:table-cell>
          <table:table-cell table:formula="of:=LEFT([.A2646];2)" office:value-type="string" office:string-value="TX" calcext:value-type="string">
            <text:p>TX</text:p>
          </table:table-cell>
          <table:table-cell table:formula="of:=MID([.A2646];4;6)" office:value-type="string" office:string-value="48,245" calcext:value-type="string">
            <text:p>48,245</text:p>
          </table:table-cell>
          <table:table-cell table:formula="of:=MID([.A2646];11;30)" office:value-type="string" office:string-value="Jefferson County,H1" calcext:value-type="string">
            <text:p>Jefferson County,H1</text:p>
          </table:table-cell>
          <table:table-cell office:value-type="string" calcext:value-type="string">
            <text:p>Jefferson County</text:p>
          </table:table-cell>
          <table:table-cell/>
        </table:table-row>
        <table:table-row table:style-name="ro1">
          <table:table-cell office:value-type="string" calcext:value-type="string">
            <text:p>TX,48,247,Jim Hogg County,H1</text:p>
          </table:table-cell>
          <table:table-cell table:formula="of:=LEFT([.A2647];2)" office:value-type="string" office:string-value="TX" calcext:value-type="string">
            <text:p>TX</text:p>
          </table:table-cell>
          <table:table-cell table:formula="of:=MID([.A2647];4;6)" office:value-type="string" office:string-value="48,247" calcext:value-type="string">
            <text:p>48,247</text:p>
          </table:table-cell>
          <table:table-cell table:formula="of:=MID([.A2647];11;30)" office:value-type="string" office:string-value="Jim Hogg County,H1" calcext:value-type="string">
            <text:p>Jim Hogg County,H1</text:p>
          </table:table-cell>
          <table:table-cell office:value-type="string" calcext:value-type="string">
            <text:p>Jim Hogg County</text:p>
          </table:table-cell>
          <table:table-cell/>
        </table:table-row>
        <table:table-row table:style-name="ro1">
          <table:table-cell office:value-type="string" calcext:value-type="string">
            <text:p>TX,48,249,Jim Wells County,H1</text:p>
          </table:table-cell>
          <table:table-cell table:formula="of:=LEFT([.A2648];2)" office:value-type="string" office:string-value="TX" calcext:value-type="string">
            <text:p>TX</text:p>
          </table:table-cell>
          <table:table-cell table:formula="of:=MID([.A2648];4;6)" office:value-type="string" office:string-value="48,249" calcext:value-type="string">
            <text:p>48,249</text:p>
          </table:table-cell>
          <table:table-cell table:formula="of:=MID([.A2648];11;30)" office:value-type="string" office:string-value="Jim Wells County,H1" calcext:value-type="string">
            <text:p>Jim Wells County,H1</text:p>
          </table:table-cell>
          <table:table-cell office:value-type="string" calcext:value-type="string">
            <text:p>Jim Wells County</text:p>
          </table:table-cell>
          <table:table-cell/>
        </table:table-row>
        <table:table-row table:style-name="ro1">
          <table:table-cell office:value-type="string" calcext:value-type="string">
            <text:p>TX,48,251,Johnson County,H1</text:p>
          </table:table-cell>
          <table:table-cell table:formula="of:=LEFT([.A2649];2)" office:value-type="string" office:string-value="TX" calcext:value-type="string">
            <text:p>TX</text:p>
          </table:table-cell>
          <table:table-cell table:formula="of:=MID([.A2649];4;6)" office:value-type="string" office:string-value="48,251" calcext:value-type="string">
            <text:p>48,251</text:p>
          </table:table-cell>
          <table:table-cell table:formula="of:=MID([.A2649];11;30)" office:value-type="string" office:string-value="Johnson County,H1" calcext:value-type="string">
            <text:p>Johnson County,H1</text:p>
          </table:table-cell>
          <table:table-cell office:value-type="string" calcext:value-type="string">
            <text:p>Johnson County</text:p>
          </table:table-cell>
          <table:table-cell/>
        </table:table-row>
        <table:table-row table:style-name="ro1">
          <table:table-cell office:value-type="string" calcext:value-type="string">
            <text:p>TX,48,253,Jones County,H1</text:p>
          </table:table-cell>
          <table:table-cell table:formula="of:=LEFT([.A2650];2)" office:value-type="string" office:string-value="TX" calcext:value-type="string">
            <text:p>TX</text:p>
          </table:table-cell>
          <table:table-cell table:formula="of:=MID([.A2650];4;6)" office:value-type="string" office:string-value="48,253" calcext:value-type="string">
            <text:p>48,253</text:p>
          </table:table-cell>
          <table:table-cell table:formula="of:=MID([.A2650];11;30)" office:value-type="string" office:string-value="Jones County,H1" calcext:value-type="string">
            <text:p>Jones County,H1</text:p>
          </table:table-cell>
          <table:table-cell office:value-type="string" calcext:value-type="string">
            <text:p>Jones County</text:p>
          </table:table-cell>
          <table:table-cell/>
        </table:table-row>
        <table:table-row table:style-name="ro1">
          <table:table-cell office:value-type="string" calcext:value-type="string">
            <text:p>TX,48,255,Karnes County,H1</text:p>
          </table:table-cell>
          <table:table-cell table:formula="of:=LEFT([.A2651];2)" office:value-type="string" office:string-value="TX" calcext:value-type="string">
            <text:p>TX</text:p>
          </table:table-cell>
          <table:table-cell table:formula="of:=MID([.A2651];4;6)" office:value-type="string" office:string-value="48,255" calcext:value-type="string">
            <text:p>48,255</text:p>
          </table:table-cell>
          <table:table-cell table:formula="of:=MID([.A2651];11;30)" office:value-type="string" office:string-value="Karnes County,H1" calcext:value-type="string">
            <text:p>Karnes County,H1</text:p>
          </table:table-cell>
          <table:table-cell office:value-type="string" calcext:value-type="string">
            <text:p>Karnes County</text:p>
          </table:table-cell>
          <table:table-cell/>
        </table:table-row>
        <table:table-row table:style-name="ro1">
          <table:table-cell office:value-type="string" calcext:value-type="string">
            <text:p>TX,48,257,Kaufman County,H1</text:p>
          </table:table-cell>
          <table:table-cell table:formula="of:=LEFT([.A2652];2)" office:value-type="string" office:string-value="TX" calcext:value-type="string">
            <text:p>TX</text:p>
          </table:table-cell>
          <table:table-cell table:formula="of:=MID([.A2652];4;6)" office:value-type="string" office:string-value="48,257" calcext:value-type="string">
            <text:p>48,257</text:p>
          </table:table-cell>
          <table:table-cell table:formula="of:=MID([.A2652];11;30)" office:value-type="string" office:string-value="Kaufman County,H1" calcext:value-type="string">
            <text:p>Kaufman County,H1</text:p>
          </table:table-cell>
          <table:table-cell office:value-type="string" calcext:value-type="string">
            <text:p>Kaufman County</text:p>
          </table:table-cell>
          <table:table-cell/>
        </table:table-row>
        <table:table-row table:style-name="ro1">
          <table:table-cell office:value-type="string" calcext:value-type="string">
            <text:p>TX,48,259,Kendall County,H1</text:p>
          </table:table-cell>
          <table:table-cell table:formula="of:=LEFT([.A2653];2)" office:value-type="string" office:string-value="TX" calcext:value-type="string">
            <text:p>TX</text:p>
          </table:table-cell>
          <table:table-cell table:formula="of:=MID([.A2653];4;6)" office:value-type="string" office:string-value="48,259" calcext:value-type="string">
            <text:p>48,259</text:p>
          </table:table-cell>
          <table:table-cell table:formula="of:=MID([.A2653];11;30)" office:value-type="string" office:string-value="Kendall County,H1" calcext:value-type="string">
            <text:p>Kendall County,H1</text:p>
          </table:table-cell>
          <table:table-cell office:value-type="string" calcext:value-type="string">
            <text:p>Kendall County</text:p>
          </table:table-cell>
          <table:table-cell/>
        </table:table-row>
        <table:table-row table:style-name="ro1">
          <table:table-cell office:value-type="string" calcext:value-type="string">
            <text:p>TX,48,261,Kenedy County,H1</text:p>
          </table:table-cell>
          <table:table-cell table:formula="of:=LEFT([.A2654];2)" office:value-type="string" office:string-value="TX" calcext:value-type="string">
            <text:p>TX</text:p>
          </table:table-cell>
          <table:table-cell table:formula="of:=MID([.A2654];4;6)" office:value-type="string" office:string-value="48,261" calcext:value-type="string">
            <text:p>48,261</text:p>
          </table:table-cell>
          <table:table-cell table:formula="of:=MID([.A2654];11;30)" office:value-type="string" office:string-value="Kenedy County,H1" calcext:value-type="string">
            <text:p>Kenedy County,H1</text:p>
          </table:table-cell>
          <table:table-cell office:value-type="string" calcext:value-type="string">
            <text:p>Kenedy County</text:p>
          </table:table-cell>
          <table:table-cell/>
        </table:table-row>
        <table:table-row table:style-name="ro1">
          <table:table-cell office:value-type="string" calcext:value-type="string">
            <text:p>TX,48,263,Kent County,H1</text:p>
          </table:table-cell>
          <table:table-cell table:formula="of:=LEFT([.A2655];2)" office:value-type="string" office:string-value="TX" calcext:value-type="string">
            <text:p>TX</text:p>
          </table:table-cell>
          <table:table-cell table:formula="of:=MID([.A2655];4;6)" office:value-type="string" office:string-value="48,263" calcext:value-type="string">
            <text:p>48,263</text:p>
          </table:table-cell>
          <table:table-cell table:formula="of:=MID([.A2655];11;30)" office:value-type="string" office:string-value="Kent County,H1" calcext:value-type="string">
            <text:p>Kent County,H1</text:p>
          </table:table-cell>
          <table:table-cell office:value-type="string" calcext:value-type="string">
            <text:p>Kent County</text:p>
          </table:table-cell>
          <table:table-cell/>
        </table:table-row>
        <table:table-row table:style-name="ro1">
          <table:table-cell office:value-type="string" calcext:value-type="string">
            <text:p>TX,48,265,Kerr County,H1</text:p>
          </table:table-cell>
          <table:table-cell table:formula="of:=LEFT([.A2656];2)" office:value-type="string" office:string-value="TX" calcext:value-type="string">
            <text:p>TX</text:p>
          </table:table-cell>
          <table:table-cell table:formula="of:=MID([.A2656];4;6)" office:value-type="string" office:string-value="48,265" calcext:value-type="string">
            <text:p>48,265</text:p>
          </table:table-cell>
          <table:table-cell table:formula="of:=MID([.A2656];11;30)" office:value-type="string" office:string-value="Kerr County,H1" calcext:value-type="string">
            <text:p>Kerr County,H1</text:p>
          </table:table-cell>
          <table:table-cell office:value-type="string" calcext:value-type="string">
            <text:p>Kerr County</text:p>
          </table:table-cell>
          <table:table-cell/>
        </table:table-row>
        <table:table-row table:style-name="ro1">
          <table:table-cell office:value-type="string" calcext:value-type="string">
            <text:p>TX,48,267,Kimble County,H1</text:p>
          </table:table-cell>
          <table:table-cell table:formula="of:=LEFT([.A2657];2)" office:value-type="string" office:string-value="TX" calcext:value-type="string">
            <text:p>TX</text:p>
          </table:table-cell>
          <table:table-cell table:formula="of:=MID([.A2657];4;6)" office:value-type="string" office:string-value="48,267" calcext:value-type="string">
            <text:p>48,267</text:p>
          </table:table-cell>
          <table:table-cell table:formula="of:=MID([.A2657];11;30)" office:value-type="string" office:string-value="Kimble County,H1" calcext:value-type="string">
            <text:p>Kimble County,H1</text:p>
          </table:table-cell>
          <table:table-cell office:value-type="string" calcext:value-type="string">
            <text:p>Kimble County</text:p>
          </table:table-cell>
          <table:table-cell/>
        </table:table-row>
        <table:table-row table:style-name="ro1">
          <table:table-cell office:value-type="string" calcext:value-type="string">
            <text:p>TX,48,269,King County,H1</text:p>
          </table:table-cell>
          <table:table-cell table:formula="of:=LEFT([.A2658];2)" office:value-type="string" office:string-value="TX" calcext:value-type="string">
            <text:p>TX</text:p>
          </table:table-cell>
          <table:table-cell table:formula="of:=MID([.A2658];4;6)" office:value-type="string" office:string-value="48,269" calcext:value-type="string">
            <text:p>48,269</text:p>
          </table:table-cell>
          <table:table-cell table:formula="of:=MID([.A2658];11;30)" office:value-type="string" office:string-value="King County,H1" calcext:value-type="string">
            <text:p>King County,H1</text:p>
          </table:table-cell>
          <table:table-cell office:value-type="string" calcext:value-type="string">
            <text:p>King County</text:p>
          </table:table-cell>
          <table:table-cell/>
        </table:table-row>
        <table:table-row table:style-name="ro1">
          <table:table-cell office:value-type="string" calcext:value-type="string">
            <text:p>TX,48,271,Kinney County,H1</text:p>
          </table:table-cell>
          <table:table-cell table:formula="of:=LEFT([.A2659];2)" office:value-type="string" office:string-value="TX" calcext:value-type="string">
            <text:p>TX</text:p>
          </table:table-cell>
          <table:table-cell table:formula="of:=MID([.A2659];4;6)" office:value-type="string" office:string-value="48,271" calcext:value-type="string">
            <text:p>48,271</text:p>
          </table:table-cell>
          <table:table-cell table:formula="of:=MID([.A2659];11;30)" office:value-type="string" office:string-value="Kinney County,H1" calcext:value-type="string">
            <text:p>Kinney County,H1</text:p>
          </table:table-cell>
          <table:table-cell office:value-type="string" calcext:value-type="string">
            <text:p>Kinney County</text:p>
          </table:table-cell>
          <table:table-cell/>
        </table:table-row>
        <table:table-row table:style-name="ro1">
          <table:table-cell office:value-type="string" calcext:value-type="string">
            <text:p>TX,48,273,Kleberg County,H1</text:p>
          </table:table-cell>
          <table:table-cell table:formula="of:=LEFT([.A2660];2)" office:value-type="string" office:string-value="TX" calcext:value-type="string">
            <text:p>TX</text:p>
          </table:table-cell>
          <table:table-cell table:formula="of:=MID([.A2660];4;6)" office:value-type="string" office:string-value="48,273" calcext:value-type="string">
            <text:p>48,273</text:p>
          </table:table-cell>
          <table:table-cell table:formula="of:=MID([.A2660];11;30)" office:value-type="string" office:string-value="Kleberg County,H1" calcext:value-type="string">
            <text:p>Kleberg County,H1</text:p>
          </table:table-cell>
          <table:table-cell office:value-type="string" calcext:value-type="string">
            <text:p>Kleberg County</text:p>
          </table:table-cell>
          <table:table-cell/>
        </table:table-row>
        <table:table-row table:style-name="ro1">
          <table:table-cell office:value-type="string" calcext:value-type="string">
            <text:p>TX,48,275,Knox County,H1</text:p>
          </table:table-cell>
          <table:table-cell table:formula="of:=LEFT([.A2661];2)" office:value-type="string" office:string-value="TX" calcext:value-type="string">
            <text:p>TX</text:p>
          </table:table-cell>
          <table:table-cell table:formula="of:=MID([.A2661];4;6)" office:value-type="string" office:string-value="48,275" calcext:value-type="string">
            <text:p>48,275</text:p>
          </table:table-cell>
          <table:table-cell table:formula="of:=MID([.A2661];11;30)" office:value-type="string" office:string-value="Knox County,H1" calcext:value-type="string">
            <text:p>Knox County,H1</text:p>
          </table:table-cell>
          <table:table-cell office:value-type="string" calcext:value-type="string">
            <text:p>Knox County</text:p>
          </table:table-cell>
          <table:table-cell/>
        </table:table-row>
        <table:table-row table:style-name="ro1">
          <table:table-cell office:value-type="string" calcext:value-type="string">
            <text:p>TX,48,277,Lamar County,H1</text:p>
          </table:table-cell>
          <table:table-cell table:formula="of:=LEFT([.A2662];2)" office:value-type="string" office:string-value="TX" calcext:value-type="string">
            <text:p>TX</text:p>
          </table:table-cell>
          <table:table-cell table:formula="of:=MID([.A2662];4;6)" office:value-type="string" office:string-value="48,277" calcext:value-type="string">
            <text:p>48,277</text:p>
          </table:table-cell>
          <table:table-cell table:formula="of:=MID([.A2662];11;30)" office:value-type="string" office:string-value="Lamar County,H1" calcext:value-type="string">
            <text:p>Lamar County,H1</text:p>
          </table:table-cell>
          <table:table-cell office:value-type="string" calcext:value-type="string">
            <text:p>Lamar County</text:p>
          </table:table-cell>
          <table:table-cell/>
        </table:table-row>
        <table:table-row table:style-name="ro1">
          <table:table-cell office:value-type="string" calcext:value-type="string">
            <text:p>TX,48,279,Lamb County,H1</text:p>
          </table:table-cell>
          <table:table-cell table:formula="of:=LEFT([.A2663];2)" office:value-type="string" office:string-value="TX" calcext:value-type="string">
            <text:p>TX</text:p>
          </table:table-cell>
          <table:table-cell table:formula="of:=MID([.A2663];4;6)" office:value-type="string" office:string-value="48,279" calcext:value-type="string">
            <text:p>48,279</text:p>
          </table:table-cell>
          <table:table-cell table:formula="of:=MID([.A2663];11;30)" office:value-type="string" office:string-value="Lamb County,H1" calcext:value-type="string">
            <text:p>Lamb County,H1</text:p>
          </table:table-cell>
          <table:table-cell office:value-type="string" calcext:value-type="string">
            <text:p>Lamb County</text:p>
          </table:table-cell>
          <table:table-cell/>
        </table:table-row>
        <table:table-row table:style-name="ro1">
          <table:table-cell office:value-type="string" calcext:value-type="string">
            <text:p>TX,48,281,Lampasas County,H1</text:p>
          </table:table-cell>
          <table:table-cell table:formula="of:=LEFT([.A2664];2)" office:value-type="string" office:string-value="TX" calcext:value-type="string">
            <text:p>TX</text:p>
          </table:table-cell>
          <table:table-cell table:formula="of:=MID([.A2664];4;6)" office:value-type="string" office:string-value="48,281" calcext:value-type="string">
            <text:p>48,281</text:p>
          </table:table-cell>
          <table:table-cell table:formula="of:=MID([.A2664];11;30)" office:value-type="string" office:string-value="Lampasas County,H1" calcext:value-type="string">
            <text:p>Lampasas County,H1</text:p>
          </table:table-cell>
          <table:table-cell office:value-type="string" calcext:value-type="string">
            <text:p>Lampasas County</text:p>
          </table:table-cell>
          <table:table-cell/>
        </table:table-row>
        <table:table-row table:style-name="ro1">
          <table:table-cell office:value-type="string" calcext:value-type="string">
            <text:p>TX,48,283,La Salle County,H1</text:p>
          </table:table-cell>
          <table:table-cell table:formula="of:=LEFT([.A2665];2)" office:value-type="string" office:string-value="TX" calcext:value-type="string">
            <text:p>TX</text:p>
          </table:table-cell>
          <table:table-cell table:formula="of:=MID([.A2665];4;6)" office:value-type="string" office:string-value="48,283" calcext:value-type="string">
            <text:p>48,283</text:p>
          </table:table-cell>
          <table:table-cell table:formula="of:=MID([.A2665];11;30)" office:value-type="string" office:string-value="La Salle County,H1" calcext:value-type="string">
            <text:p>La Salle County,H1</text:p>
          </table:table-cell>
          <table:table-cell office:value-type="string" calcext:value-type="string">
            <text:p>La Salle County</text:p>
          </table:table-cell>
          <table:table-cell/>
        </table:table-row>
        <table:table-row table:style-name="ro1">
          <table:table-cell office:value-type="string" calcext:value-type="string">
            <text:p>TX,48,285,Lavaca County,H1</text:p>
          </table:table-cell>
          <table:table-cell table:formula="of:=LEFT([.A2666];2)" office:value-type="string" office:string-value="TX" calcext:value-type="string">
            <text:p>TX</text:p>
          </table:table-cell>
          <table:table-cell table:formula="of:=MID([.A2666];4;6)" office:value-type="string" office:string-value="48,285" calcext:value-type="string">
            <text:p>48,285</text:p>
          </table:table-cell>
          <table:table-cell table:formula="of:=MID([.A2666];11;30)" office:value-type="string" office:string-value="Lavaca County,H1" calcext:value-type="string">
            <text:p>Lavaca County,H1</text:p>
          </table:table-cell>
          <table:table-cell office:value-type="string" calcext:value-type="string">
            <text:p>Lavaca County</text:p>
          </table:table-cell>
          <table:table-cell/>
        </table:table-row>
        <table:table-row table:style-name="ro1">
          <table:table-cell office:value-type="string" calcext:value-type="string">
            <text:p>TX,48,287,Lee County,H1</text:p>
          </table:table-cell>
          <table:table-cell table:formula="of:=LEFT([.A2667];2)" office:value-type="string" office:string-value="TX" calcext:value-type="string">
            <text:p>TX</text:p>
          </table:table-cell>
          <table:table-cell table:formula="of:=MID([.A2667];4;6)" office:value-type="string" office:string-value="48,287" calcext:value-type="string">
            <text:p>48,287</text:p>
          </table:table-cell>
          <table:table-cell table:formula="of:=MID([.A2667];11;30)" office:value-type="string" office:string-value="Lee County,H1" calcext:value-type="string">
            <text:p>Lee County,H1</text:p>
          </table:table-cell>
          <table:table-cell office:value-type="string" calcext:value-type="string">
            <text:p>Lee County</text:p>
          </table:table-cell>
          <table:table-cell/>
        </table:table-row>
        <table:table-row table:style-name="ro1">
          <table:table-cell office:value-type="string" calcext:value-type="string">
            <text:p>TX,48,289,Leon County,H1</text:p>
          </table:table-cell>
          <table:table-cell table:formula="of:=LEFT([.A2668];2)" office:value-type="string" office:string-value="TX" calcext:value-type="string">
            <text:p>TX</text:p>
          </table:table-cell>
          <table:table-cell table:formula="of:=MID([.A2668];4;6)" office:value-type="string" office:string-value="48,289" calcext:value-type="string">
            <text:p>48,289</text:p>
          </table:table-cell>
          <table:table-cell table:formula="of:=MID([.A2668];11;30)" office:value-type="string" office:string-value="Leon County,H1" calcext:value-type="string">
            <text:p>Leon County,H1</text:p>
          </table:table-cell>
          <table:table-cell office:value-type="string" calcext:value-type="string">
            <text:p>Leon County</text:p>
          </table:table-cell>
          <table:table-cell/>
        </table:table-row>
        <table:table-row table:style-name="ro1">
          <table:table-cell office:value-type="string" calcext:value-type="string">
            <text:p>TX,48,291,Liberty County,H1</text:p>
          </table:table-cell>
          <table:table-cell table:formula="of:=LEFT([.A2669];2)" office:value-type="string" office:string-value="TX" calcext:value-type="string">
            <text:p>TX</text:p>
          </table:table-cell>
          <table:table-cell table:formula="of:=MID([.A2669];4;6)" office:value-type="string" office:string-value="48,291" calcext:value-type="string">
            <text:p>48,291</text:p>
          </table:table-cell>
          <table:table-cell table:formula="of:=MID([.A2669];11;30)" office:value-type="string" office:string-value="Liberty County,H1" calcext:value-type="string">
            <text:p>Liberty County,H1</text:p>
          </table:table-cell>
          <table:table-cell office:value-type="string" calcext:value-type="string">
            <text:p>Liberty County</text:p>
          </table:table-cell>
          <table:table-cell/>
        </table:table-row>
        <table:table-row table:style-name="ro1">
          <table:table-cell office:value-type="string" calcext:value-type="string">
            <text:p>TX,48,293,Limestone County,H1</text:p>
          </table:table-cell>
          <table:table-cell table:formula="of:=LEFT([.A2670];2)" office:value-type="string" office:string-value="TX" calcext:value-type="string">
            <text:p>TX</text:p>
          </table:table-cell>
          <table:table-cell table:formula="of:=MID([.A2670];4;6)" office:value-type="string" office:string-value="48,293" calcext:value-type="string">
            <text:p>48,293</text:p>
          </table:table-cell>
          <table:table-cell table:formula="of:=MID([.A2670];11;30)" office:value-type="string" office:string-value="Limestone County,H1" calcext:value-type="string">
            <text:p>Limestone County,H1</text:p>
          </table:table-cell>
          <table:table-cell office:value-type="string" calcext:value-type="string">
            <text:p>Limestone County</text:p>
          </table:table-cell>
          <table:table-cell/>
        </table:table-row>
        <table:table-row table:style-name="ro1">
          <table:table-cell office:value-type="string" calcext:value-type="string">
            <text:p>TX,48,295,Lipscomb County,H1</text:p>
          </table:table-cell>
          <table:table-cell table:formula="of:=LEFT([.A2671];2)" office:value-type="string" office:string-value="TX" calcext:value-type="string">
            <text:p>TX</text:p>
          </table:table-cell>
          <table:table-cell table:formula="of:=MID([.A2671];4;6)" office:value-type="string" office:string-value="48,295" calcext:value-type="string">
            <text:p>48,295</text:p>
          </table:table-cell>
          <table:table-cell table:formula="of:=MID([.A2671];11;30)" office:value-type="string" office:string-value="Lipscomb County,H1" calcext:value-type="string">
            <text:p>Lipscomb County,H1</text:p>
          </table:table-cell>
          <table:table-cell office:value-type="string" calcext:value-type="string">
            <text:p>Lipscomb County</text:p>
          </table:table-cell>
          <table:table-cell/>
        </table:table-row>
        <table:table-row table:style-name="ro1">
          <table:table-cell office:value-type="string" calcext:value-type="string">
            <text:p>TX,48,297,Live Oak County,H1</text:p>
          </table:table-cell>
          <table:table-cell table:formula="of:=LEFT([.A2672];2)" office:value-type="string" office:string-value="TX" calcext:value-type="string">
            <text:p>TX</text:p>
          </table:table-cell>
          <table:table-cell table:formula="of:=MID([.A2672];4;6)" office:value-type="string" office:string-value="48,297" calcext:value-type="string">
            <text:p>48,297</text:p>
          </table:table-cell>
          <table:table-cell table:formula="of:=MID([.A2672];11;30)" office:value-type="string" office:string-value="Live Oak County,H1" calcext:value-type="string">
            <text:p>Live Oak County,H1</text:p>
          </table:table-cell>
          <table:table-cell office:value-type="string" calcext:value-type="string">
            <text:p>Live Oak County</text:p>
          </table:table-cell>
          <table:table-cell/>
        </table:table-row>
        <table:table-row table:style-name="ro1">
          <table:table-cell office:value-type="string" calcext:value-type="string">
            <text:p>TX,48,299,Llano County,H1</text:p>
          </table:table-cell>
          <table:table-cell table:formula="of:=LEFT([.A2673];2)" office:value-type="string" office:string-value="TX" calcext:value-type="string">
            <text:p>TX</text:p>
          </table:table-cell>
          <table:table-cell table:formula="of:=MID([.A2673];4;6)" office:value-type="string" office:string-value="48,299" calcext:value-type="string">
            <text:p>48,299</text:p>
          </table:table-cell>
          <table:table-cell table:formula="of:=MID([.A2673];11;30)" office:value-type="string" office:string-value="Llano County,H1" calcext:value-type="string">
            <text:p>Llano County,H1</text:p>
          </table:table-cell>
          <table:table-cell office:value-type="string" calcext:value-type="string">
            <text:p>Llano County</text:p>
          </table:table-cell>
          <table:table-cell/>
        </table:table-row>
        <table:table-row table:style-name="ro1">
          <table:table-cell office:value-type="string" calcext:value-type="string">
            <text:p>TX,48,301,Loving County,H1</text:p>
          </table:table-cell>
          <table:table-cell table:formula="of:=LEFT([.A2674];2)" office:value-type="string" office:string-value="TX" calcext:value-type="string">
            <text:p>TX</text:p>
          </table:table-cell>
          <table:table-cell table:formula="of:=MID([.A2674];4;6)" office:value-type="string" office:string-value="48,301" calcext:value-type="string">
            <text:p>48,301</text:p>
          </table:table-cell>
          <table:table-cell table:formula="of:=MID([.A2674];11;30)" office:value-type="string" office:string-value="Loving County,H1" calcext:value-type="string">
            <text:p>Loving County,H1</text:p>
          </table:table-cell>
          <table:table-cell office:value-type="string" calcext:value-type="string">
            <text:p>Loving County</text:p>
          </table:table-cell>
          <table:table-cell/>
        </table:table-row>
        <table:table-row table:style-name="ro1">
          <table:table-cell office:value-type="string" calcext:value-type="string">
            <text:p>TX,48,303,Lubbock County,H1</text:p>
          </table:table-cell>
          <table:table-cell table:formula="of:=LEFT([.A2675];2)" office:value-type="string" office:string-value="TX" calcext:value-type="string">
            <text:p>TX</text:p>
          </table:table-cell>
          <table:table-cell table:formula="of:=MID([.A2675];4;6)" office:value-type="string" office:string-value="48,303" calcext:value-type="string">
            <text:p>48,303</text:p>
          </table:table-cell>
          <table:table-cell table:formula="of:=MID([.A2675];11;30)" office:value-type="string" office:string-value="Lubbock County,H1" calcext:value-type="string">
            <text:p>Lubbock County,H1</text:p>
          </table:table-cell>
          <table:table-cell office:value-type="string" calcext:value-type="string">
            <text:p>Lubbock County</text:p>
          </table:table-cell>
          <table:table-cell/>
        </table:table-row>
        <table:table-row table:style-name="ro1">
          <table:table-cell office:value-type="string" calcext:value-type="string">
            <text:p>TX,48,305,Lynn County,H1</text:p>
          </table:table-cell>
          <table:table-cell table:formula="of:=LEFT([.A2676];2)" office:value-type="string" office:string-value="TX" calcext:value-type="string">
            <text:p>TX</text:p>
          </table:table-cell>
          <table:table-cell table:formula="of:=MID([.A2676];4;6)" office:value-type="string" office:string-value="48,305" calcext:value-type="string">
            <text:p>48,305</text:p>
          </table:table-cell>
          <table:table-cell table:formula="of:=MID([.A2676];11;30)" office:value-type="string" office:string-value="Lynn County,H1" calcext:value-type="string">
            <text:p>Lynn County,H1</text:p>
          </table:table-cell>
          <table:table-cell office:value-type="string" calcext:value-type="string">
            <text:p>Lynn County</text:p>
          </table:table-cell>
          <table:table-cell/>
        </table:table-row>
        <table:table-row table:style-name="ro1">
          <table:table-cell office:value-type="string" calcext:value-type="string">
            <text:p>TX,48,307,McCulloch County,H1</text:p>
          </table:table-cell>
          <table:table-cell table:formula="of:=LEFT([.A2677];2)" office:value-type="string" office:string-value="TX" calcext:value-type="string">
            <text:p>TX</text:p>
          </table:table-cell>
          <table:table-cell table:formula="of:=MID([.A2677];4;6)" office:value-type="string" office:string-value="48,307" calcext:value-type="string">
            <text:p>48,307</text:p>
          </table:table-cell>
          <table:table-cell table:formula="of:=MID([.A2677];11;30)" office:value-type="string" office:string-value="McCulloch County,H1" calcext:value-type="string">
            <text:p>McCulloch County,H1</text:p>
          </table:table-cell>
          <table:table-cell office:value-type="string" calcext:value-type="string">
            <text:p>McCulloch County</text:p>
          </table:table-cell>
          <table:table-cell/>
        </table:table-row>
        <table:table-row table:style-name="ro1">
          <table:table-cell office:value-type="string" calcext:value-type="string">
            <text:p>TX,48,309,McLennan County,H1</text:p>
          </table:table-cell>
          <table:table-cell table:formula="of:=LEFT([.A2678];2)" office:value-type="string" office:string-value="TX" calcext:value-type="string">
            <text:p>TX</text:p>
          </table:table-cell>
          <table:table-cell table:formula="of:=MID([.A2678];4;6)" office:value-type="string" office:string-value="48,309" calcext:value-type="string">
            <text:p>48,309</text:p>
          </table:table-cell>
          <table:table-cell table:formula="of:=MID([.A2678];11;30)" office:value-type="string" office:string-value="McLennan County,H1" calcext:value-type="string">
            <text:p>McLennan County,H1</text:p>
          </table:table-cell>
          <table:table-cell office:value-type="string" calcext:value-type="string">
            <text:p>McLennan County</text:p>
          </table:table-cell>
          <table:table-cell/>
        </table:table-row>
        <table:table-row table:style-name="ro1">
          <table:table-cell office:value-type="string" calcext:value-type="string">
            <text:p>TX,48,311,McMullen County,H1</text:p>
          </table:table-cell>
          <table:table-cell table:formula="of:=LEFT([.A2679];2)" office:value-type="string" office:string-value="TX" calcext:value-type="string">
            <text:p>TX</text:p>
          </table:table-cell>
          <table:table-cell table:formula="of:=MID([.A2679];4;6)" office:value-type="string" office:string-value="48,311" calcext:value-type="string">
            <text:p>48,311</text:p>
          </table:table-cell>
          <table:table-cell table:formula="of:=MID([.A2679];11;30)" office:value-type="string" office:string-value="McMullen County,H1" calcext:value-type="string">
            <text:p>McMullen County,H1</text:p>
          </table:table-cell>
          <table:table-cell office:value-type="string" calcext:value-type="string">
            <text:p>McMullen County</text:p>
          </table:table-cell>
          <table:table-cell/>
        </table:table-row>
        <table:table-row table:style-name="ro1">
          <table:table-cell office:value-type="string" calcext:value-type="string">
            <text:p>TX,48,313,Madison County,H1</text:p>
          </table:table-cell>
          <table:table-cell table:formula="of:=LEFT([.A2680];2)" office:value-type="string" office:string-value="TX" calcext:value-type="string">
            <text:p>TX</text:p>
          </table:table-cell>
          <table:table-cell table:formula="of:=MID([.A2680];4;6)" office:value-type="string" office:string-value="48,313" calcext:value-type="string">
            <text:p>48,313</text:p>
          </table:table-cell>
          <table:table-cell table:formula="of:=MID([.A2680];11;30)" office:value-type="string" office:string-value="Madison County,H1" calcext:value-type="string">
            <text:p>Madison County,H1</text:p>
          </table:table-cell>
          <table:table-cell office:value-type="string" calcext:value-type="string">
            <text:p>Madison County</text:p>
          </table:table-cell>
          <table:table-cell/>
        </table:table-row>
        <table:table-row table:style-name="ro1">
          <table:table-cell office:value-type="string" calcext:value-type="string">
            <text:p>TX,48,315,Marion County,H1</text:p>
          </table:table-cell>
          <table:table-cell table:formula="of:=LEFT([.A2681];2)" office:value-type="string" office:string-value="TX" calcext:value-type="string">
            <text:p>TX</text:p>
          </table:table-cell>
          <table:table-cell table:formula="of:=MID([.A2681];4;6)" office:value-type="string" office:string-value="48,315" calcext:value-type="string">
            <text:p>48,315</text:p>
          </table:table-cell>
          <table:table-cell table:formula="of:=MID([.A2681];11;30)" office:value-type="string" office:string-value="Marion County,H1" calcext:value-type="string">
            <text:p>Marion County,H1</text:p>
          </table:table-cell>
          <table:table-cell office:value-type="string" calcext:value-type="string">
            <text:p>Marion County</text:p>
          </table:table-cell>
          <table:table-cell/>
        </table:table-row>
        <table:table-row table:style-name="ro1">
          <table:table-cell office:value-type="string" calcext:value-type="string">
            <text:p>TX,48,317,Martin County,H1</text:p>
          </table:table-cell>
          <table:table-cell table:formula="of:=LEFT([.A2682];2)" office:value-type="string" office:string-value="TX" calcext:value-type="string">
            <text:p>TX</text:p>
          </table:table-cell>
          <table:table-cell table:formula="of:=MID([.A2682];4;6)" office:value-type="string" office:string-value="48,317" calcext:value-type="string">
            <text:p>48,317</text:p>
          </table:table-cell>
          <table:table-cell table:formula="of:=MID([.A2682];11;30)" office:value-type="string" office:string-value="Martin County,H1" calcext:value-type="string">
            <text:p>Martin County,H1</text:p>
          </table:table-cell>
          <table:table-cell office:value-type="string" calcext:value-type="string">
            <text:p>Martin County</text:p>
          </table:table-cell>
          <table:table-cell/>
        </table:table-row>
        <table:table-row table:style-name="ro1">
          <table:table-cell office:value-type="string" calcext:value-type="string">
            <text:p>TX,48,319,Mason County,H1</text:p>
          </table:table-cell>
          <table:table-cell table:formula="of:=LEFT([.A2683];2)" office:value-type="string" office:string-value="TX" calcext:value-type="string">
            <text:p>TX</text:p>
          </table:table-cell>
          <table:table-cell table:formula="of:=MID([.A2683];4;6)" office:value-type="string" office:string-value="48,319" calcext:value-type="string">
            <text:p>48,319</text:p>
          </table:table-cell>
          <table:table-cell table:formula="of:=MID([.A2683];11;30)" office:value-type="string" office:string-value="Mason County,H1" calcext:value-type="string">
            <text:p>Mason County,H1</text:p>
          </table:table-cell>
          <table:table-cell office:value-type="string" calcext:value-type="string">
            <text:p>Mason County</text:p>
          </table:table-cell>
          <table:table-cell/>
        </table:table-row>
        <table:table-row table:style-name="ro1">
          <table:table-cell office:value-type="string" calcext:value-type="string">
            <text:p>TX,48,321,Matagorda County,H1</text:p>
          </table:table-cell>
          <table:table-cell table:formula="of:=LEFT([.A2684];2)" office:value-type="string" office:string-value="TX" calcext:value-type="string">
            <text:p>TX</text:p>
          </table:table-cell>
          <table:table-cell table:formula="of:=MID([.A2684];4;6)" office:value-type="string" office:string-value="48,321" calcext:value-type="string">
            <text:p>48,321</text:p>
          </table:table-cell>
          <table:table-cell table:formula="of:=MID([.A2684];11;30)" office:value-type="string" office:string-value="Matagorda County,H1" calcext:value-type="string">
            <text:p>Matagorda County,H1</text:p>
          </table:table-cell>
          <table:table-cell office:value-type="string" calcext:value-type="string">
            <text:p>Matagorda County</text:p>
          </table:table-cell>
          <table:table-cell/>
        </table:table-row>
        <table:table-row table:style-name="ro1">
          <table:table-cell office:value-type="string" calcext:value-type="string">
            <text:p>TX,48,323,Maverick County,H1</text:p>
          </table:table-cell>
          <table:table-cell table:formula="of:=LEFT([.A2685];2)" office:value-type="string" office:string-value="TX" calcext:value-type="string">
            <text:p>TX</text:p>
          </table:table-cell>
          <table:table-cell table:formula="of:=MID([.A2685];4;6)" office:value-type="string" office:string-value="48,323" calcext:value-type="string">
            <text:p>48,323</text:p>
          </table:table-cell>
          <table:table-cell table:formula="of:=MID([.A2685];11;30)" office:value-type="string" office:string-value="Maverick County,H1" calcext:value-type="string">
            <text:p>Maverick County,H1</text:p>
          </table:table-cell>
          <table:table-cell office:value-type="string" calcext:value-type="string">
            <text:p>Maverick County</text:p>
          </table:table-cell>
          <table:table-cell/>
        </table:table-row>
        <table:table-row table:style-name="ro1">
          <table:table-cell office:value-type="string" calcext:value-type="string">
            <text:p>TX,48,325,Medina County,H1</text:p>
          </table:table-cell>
          <table:table-cell table:formula="of:=LEFT([.A2686];2)" office:value-type="string" office:string-value="TX" calcext:value-type="string">
            <text:p>TX</text:p>
          </table:table-cell>
          <table:table-cell table:formula="of:=MID([.A2686];4;6)" office:value-type="string" office:string-value="48,325" calcext:value-type="string">
            <text:p>48,325</text:p>
          </table:table-cell>
          <table:table-cell table:formula="of:=MID([.A2686];11;30)" office:value-type="string" office:string-value="Medina County,H1" calcext:value-type="string">
            <text:p>Medina County,H1</text:p>
          </table:table-cell>
          <table:table-cell office:value-type="string" calcext:value-type="string">
            <text:p>Medina County</text:p>
          </table:table-cell>
          <table:table-cell/>
        </table:table-row>
        <table:table-row table:style-name="ro1">
          <table:table-cell office:value-type="string" calcext:value-type="string">
            <text:p>TX,48,327,Menard County,H1</text:p>
          </table:table-cell>
          <table:table-cell table:formula="of:=LEFT([.A2687];2)" office:value-type="string" office:string-value="TX" calcext:value-type="string">
            <text:p>TX</text:p>
          </table:table-cell>
          <table:table-cell table:formula="of:=MID([.A2687];4;6)" office:value-type="string" office:string-value="48,327" calcext:value-type="string">
            <text:p>48,327</text:p>
          </table:table-cell>
          <table:table-cell table:formula="of:=MID([.A2687];11;30)" office:value-type="string" office:string-value="Menard County,H1" calcext:value-type="string">
            <text:p>Menard County,H1</text:p>
          </table:table-cell>
          <table:table-cell office:value-type="string" calcext:value-type="string">
            <text:p>Menard County</text:p>
          </table:table-cell>
          <table:table-cell/>
        </table:table-row>
        <table:table-row table:style-name="ro1">
          <table:table-cell office:value-type="string" calcext:value-type="string">
            <text:p>TX,48,329,Midland County,H1</text:p>
          </table:table-cell>
          <table:table-cell table:formula="of:=LEFT([.A2688];2)" office:value-type="string" office:string-value="TX" calcext:value-type="string">
            <text:p>TX</text:p>
          </table:table-cell>
          <table:table-cell table:formula="of:=MID([.A2688];4;6)" office:value-type="string" office:string-value="48,329" calcext:value-type="string">
            <text:p>48,329</text:p>
          </table:table-cell>
          <table:table-cell table:formula="of:=MID([.A2688];11;30)" office:value-type="string" office:string-value="Midland County,H1" calcext:value-type="string">
            <text:p>Midland County,H1</text:p>
          </table:table-cell>
          <table:table-cell office:value-type="string" calcext:value-type="string">
            <text:p>Midland County</text:p>
          </table:table-cell>
          <table:table-cell/>
        </table:table-row>
        <table:table-row table:style-name="ro1">
          <table:table-cell office:value-type="string" calcext:value-type="string">
            <text:p>TX,48,331,Milam County,H1</text:p>
          </table:table-cell>
          <table:table-cell table:formula="of:=LEFT([.A2689];2)" office:value-type="string" office:string-value="TX" calcext:value-type="string">
            <text:p>TX</text:p>
          </table:table-cell>
          <table:table-cell table:formula="of:=MID([.A2689];4;6)" office:value-type="string" office:string-value="48,331" calcext:value-type="string">
            <text:p>48,331</text:p>
          </table:table-cell>
          <table:table-cell table:formula="of:=MID([.A2689];11;30)" office:value-type="string" office:string-value="Milam County,H1" calcext:value-type="string">
            <text:p>Milam County,H1</text:p>
          </table:table-cell>
          <table:table-cell office:value-type="string" calcext:value-type="string">
            <text:p>Milam County</text:p>
          </table:table-cell>
          <table:table-cell/>
        </table:table-row>
        <table:table-row table:style-name="ro1">
          <table:table-cell office:value-type="string" calcext:value-type="string">
            <text:p>TX,48,333,Mills County,H1</text:p>
          </table:table-cell>
          <table:table-cell table:formula="of:=LEFT([.A2690];2)" office:value-type="string" office:string-value="TX" calcext:value-type="string">
            <text:p>TX</text:p>
          </table:table-cell>
          <table:table-cell table:formula="of:=MID([.A2690];4;6)" office:value-type="string" office:string-value="48,333" calcext:value-type="string">
            <text:p>48,333</text:p>
          </table:table-cell>
          <table:table-cell table:formula="of:=MID([.A2690];11;30)" office:value-type="string" office:string-value="Mills County,H1" calcext:value-type="string">
            <text:p>Mills County,H1</text:p>
          </table:table-cell>
          <table:table-cell office:value-type="string" calcext:value-type="string">
            <text:p>Mills County</text:p>
          </table:table-cell>
          <table:table-cell/>
        </table:table-row>
        <table:table-row table:style-name="ro1">
          <table:table-cell office:value-type="string" calcext:value-type="string">
            <text:p>TX,48,335,Mitchell County,H1</text:p>
          </table:table-cell>
          <table:table-cell table:formula="of:=LEFT([.A2691];2)" office:value-type="string" office:string-value="TX" calcext:value-type="string">
            <text:p>TX</text:p>
          </table:table-cell>
          <table:table-cell table:formula="of:=MID([.A2691];4;6)" office:value-type="string" office:string-value="48,335" calcext:value-type="string">
            <text:p>48,335</text:p>
          </table:table-cell>
          <table:table-cell table:formula="of:=MID([.A2691];11;30)" office:value-type="string" office:string-value="Mitchell County,H1" calcext:value-type="string">
            <text:p>Mitchell County,H1</text:p>
          </table:table-cell>
          <table:table-cell office:value-type="string" calcext:value-type="string">
            <text:p>Mitchell County</text:p>
          </table:table-cell>
          <table:table-cell/>
        </table:table-row>
        <table:table-row table:style-name="ro1">
          <table:table-cell office:value-type="string" calcext:value-type="string">
            <text:p>TX,48,337,Montague County,H1</text:p>
          </table:table-cell>
          <table:table-cell table:formula="of:=LEFT([.A2692];2)" office:value-type="string" office:string-value="TX" calcext:value-type="string">
            <text:p>TX</text:p>
          </table:table-cell>
          <table:table-cell table:formula="of:=MID([.A2692];4;6)" office:value-type="string" office:string-value="48,337" calcext:value-type="string">
            <text:p>48,337</text:p>
          </table:table-cell>
          <table:table-cell table:formula="of:=MID([.A2692];11;30)" office:value-type="string" office:string-value="Montague County,H1" calcext:value-type="string">
            <text:p>Montague County,H1</text:p>
          </table:table-cell>
          <table:table-cell office:value-type="string" calcext:value-type="string">
            <text:p>Montague County</text:p>
          </table:table-cell>
          <table:table-cell/>
        </table:table-row>
        <table:table-row table:style-name="ro1">
          <table:table-cell office:value-type="string" calcext:value-type="string">
            <text:p>TX,48,339,Montgomery County,H1</text:p>
          </table:table-cell>
          <table:table-cell table:formula="of:=LEFT([.A2693];2)" office:value-type="string" office:string-value="TX" calcext:value-type="string">
            <text:p>TX</text:p>
          </table:table-cell>
          <table:table-cell table:formula="of:=MID([.A2693];4;6)" office:value-type="string" office:string-value="48,339" calcext:value-type="string">
            <text:p>48,339</text:p>
          </table:table-cell>
          <table:table-cell table:formula="of:=MID([.A2693];11;30)" office:value-type="string" office:string-value="Montgomery County,H1" calcext:value-type="string">
            <text:p>Montgomery County,H1</text:p>
          </table:table-cell>
          <table:table-cell office:value-type="string" calcext:value-type="string">
            <text:p>Montgomery County</text:p>
          </table:table-cell>
          <table:table-cell/>
        </table:table-row>
        <table:table-row table:style-name="ro1">
          <table:table-cell office:value-type="string" calcext:value-type="string">
            <text:p>TX,48,341,Moore County,H1</text:p>
          </table:table-cell>
          <table:table-cell table:formula="of:=LEFT([.A2694];2)" office:value-type="string" office:string-value="TX" calcext:value-type="string">
            <text:p>TX</text:p>
          </table:table-cell>
          <table:table-cell table:formula="of:=MID([.A2694];4;6)" office:value-type="string" office:string-value="48,341" calcext:value-type="string">
            <text:p>48,341</text:p>
          </table:table-cell>
          <table:table-cell table:formula="of:=MID([.A2694];11;30)" office:value-type="string" office:string-value="Moore County,H1" calcext:value-type="string">
            <text:p>Moore County,H1</text:p>
          </table:table-cell>
          <table:table-cell office:value-type="string" calcext:value-type="string">
            <text:p>Moore County</text:p>
          </table:table-cell>
          <table:table-cell/>
        </table:table-row>
        <table:table-row table:style-name="ro1">
          <table:table-cell office:value-type="string" calcext:value-type="string">
            <text:p>TX,48,343,Morris County,H1</text:p>
          </table:table-cell>
          <table:table-cell table:formula="of:=LEFT([.A2695];2)" office:value-type="string" office:string-value="TX" calcext:value-type="string">
            <text:p>TX</text:p>
          </table:table-cell>
          <table:table-cell table:formula="of:=MID([.A2695];4;6)" office:value-type="string" office:string-value="48,343" calcext:value-type="string">
            <text:p>48,343</text:p>
          </table:table-cell>
          <table:table-cell table:formula="of:=MID([.A2695];11;30)" office:value-type="string" office:string-value="Morris County,H1" calcext:value-type="string">
            <text:p>Morris County,H1</text:p>
          </table:table-cell>
          <table:table-cell office:value-type="string" calcext:value-type="string">
            <text:p>Morris County</text:p>
          </table:table-cell>
          <table:table-cell/>
        </table:table-row>
        <table:table-row table:style-name="ro1">
          <table:table-cell office:value-type="string" calcext:value-type="string">
            <text:p>TX,48,345,Motley County,H1</text:p>
          </table:table-cell>
          <table:table-cell table:formula="of:=LEFT([.A2696];2)" office:value-type="string" office:string-value="TX" calcext:value-type="string">
            <text:p>TX</text:p>
          </table:table-cell>
          <table:table-cell table:formula="of:=MID([.A2696];4;6)" office:value-type="string" office:string-value="48,345" calcext:value-type="string">
            <text:p>48,345</text:p>
          </table:table-cell>
          <table:table-cell table:formula="of:=MID([.A2696];11;30)" office:value-type="string" office:string-value="Motley County,H1" calcext:value-type="string">
            <text:p>Motley County,H1</text:p>
          </table:table-cell>
          <table:table-cell office:value-type="string" calcext:value-type="string">
            <text:p>Motley County</text:p>
          </table:table-cell>
          <table:table-cell/>
        </table:table-row>
        <table:table-row table:style-name="ro2">
          <table:table-cell office:value-type="string" calcext:value-type="string">
            <text:p>TX,48,347,Nacogdoches County,H1</text:p>
          </table:table-cell>
          <table:table-cell table:formula="of:=LEFT([.A2697];2)" office:value-type="string" office:string-value="TX" calcext:value-type="string">
            <text:p>TX</text:p>
          </table:table-cell>
          <table:table-cell table:formula="of:=MID([.A2697];4;6)" office:value-type="string" office:string-value="48,347" calcext:value-type="string">
            <text:p>48,347</text:p>
          </table:table-cell>
          <table:table-cell table:formula="of:=MID([.A2697];11;30)" office:value-type="string" office:string-value="Nacogdoches County,H1" calcext:value-type="string">
            <text:p>Nacogdoches County,H1</text:p>
          </table:table-cell>
          <table:table-cell office:value-type="string" calcext:value-type="string">
            <text:p>Nacogdoches County</text:p>
          </table:table-cell>
          <table:table-cell/>
        </table:table-row>
        <table:table-row table:style-name="ro1">
          <table:table-cell office:value-type="string" calcext:value-type="string">
            <text:p>TX,48,349,Navarro County,H1</text:p>
          </table:table-cell>
          <table:table-cell table:formula="of:=LEFT([.A2698];2)" office:value-type="string" office:string-value="TX" calcext:value-type="string">
            <text:p>TX</text:p>
          </table:table-cell>
          <table:table-cell table:formula="of:=MID([.A2698];4;6)" office:value-type="string" office:string-value="48,349" calcext:value-type="string">
            <text:p>48,349</text:p>
          </table:table-cell>
          <table:table-cell table:formula="of:=MID([.A2698];11;30)" office:value-type="string" office:string-value="Navarro County,H1" calcext:value-type="string">
            <text:p>Navarro County,H1</text:p>
          </table:table-cell>
          <table:table-cell office:value-type="string" calcext:value-type="string">
            <text:p>Navarro County</text:p>
          </table:table-cell>
          <table:table-cell/>
        </table:table-row>
        <table:table-row table:style-name="ro1">
          <table:table-cell office:value-type="string" calcext:value-type="string">
            <text:p>TX,48,351,Newton County,H1</text:p>
          </table:table-cell>
          <table:table-cell table:formula="of:=LEFT([.A2699];2)" office:value-type="string" office:string-value="TX" calcext:value-type="string">
            <text:p>TX</text:p>
          </table:table-cell>
          <table:table-cell table:formula="of:=MID([.A2699];4;6)" office:value-type="string" office:string-value="48,351" calcext:value-type="string">
            <text:p>48,351</text:p>
          </table:table-cell>
          <table:table-cell table:formula="of:=MID([.A2699];11;30)" office:value-type="string" office:string-value="Newton County,H1" calcext:value-type="string">
            <text:p>Newton County,H1</text:p>
          </table:table-cell>
          <table:table-cell office:value-type="string" calcext:value-type="string">
            <text:p>Newton County</text:p>
          </table:table-cell>
          <table:table-cell/>
        </table:table-row>
        <table:table-row table:style-name="ro1">
          <table:table-cell office:value-type="string" calcext:value-type="string">
            <text:p>TX,48,353,Nolan County,H1</text:p>
          </table:table-cell>
          <table:table-cell table:formula="of:=LEFT([.A2700];2)" office:value-type="string" office:string-value="TX" calcext:value-type="string">
            <text:p>TX</text:p>
          </table:table-cell>
          <table:table-cell table:formula="of:=MID([.A2700];4;6)" office:value-type="string" office:string-value="48,353" calcext:value-type="string">
            <text:p>48,353</text:p>
          </table:table-cell>
          <table:table-cell table:formula="of:=MID([.A2700];11;30)" office:value-type="string" office:string-value="Nolan County,H1" calcext:value-type="string">
            <text:p>Nolan County,H1</text:p>
          </table:table-cell>
          <table:table-cell office:value-type="string" calcext:value-type="string">
            <text:p>Nolan County</text:p>
          </table:table-cell>
          <table:table-cell/>
        </table:table-row>
        <table:table-row table:style-name="ro1">
          <table:table-cell office:value-type="string" calcext:value-type="string">
            <text:p>TX,48,355,Nueces County,H1</text:p>
          </table:table-cell>
          <table:table-cell table:formula="of:=LEFT([.A2701];2)" office:value-type="string" office:string-value="TX" calcext:value-type="string">
            <text:p>TX</text:p>
          </table:table-cell>
          <table:table-cell table:formula="of:=MID([.A2701];4;6)" office:value-type="string" office:string-value="48,355" calcext:value-type="string">
            <text:p>48,355</text:p>
          </table:table-cell>
          <table:table-cell table:formula="of:=MID([.A2701];11;30)" office:value-type="string" office:string-value="Nueces County,H1" calcext:value-type="string">
            <text:p>Nueces County,H1</text:p>
          </table:table-cell>
          <table:table-cell office:value-type="string" calcext:value-type="string">
            <text:p>Nueces County</text:p>
          </table:table-cell>
          <table:table-cell/>
        </table:table-row>
        <table:table-row table:style-name="ro1">
          <table:table-cell office:value-type="string" calcext:value-type="string">
            <text:p>TX,48,357,Ochiltree County,H1</text:p>
          </table:table-cell>
          <table:table-cell table:formula="of:=LEFT([.A2702];2)" office:value-type="string" office:string-value="TX" calcext:value-type="string">
            <text:p>TX</text:p>
          </table:table-cell>
          <table:table-cell table:formula="of:=MID([.A2702];4;6)" office:value-type="string" office:string-value="48,357" calcext:value-type="string">
            <text:p>48,357</text:p>
          </table:table-cell>
          <table:table-cell table:formula="of:=MID([.A2702];11;30)" office:value-type="string" office:string-value="Ochiltree County,H1" calcext:value-type="string">
            <text:p>Ochiltree County,H1</text:p>
          </table:table-cell>
          <table:table-cell office:value-type="string" calcext:value-type="string">
            <text:p>Ochiltree County</text:p>
          </table:table-cell>
          <table:table-cell/>
        </table:table-row>
        <table:table-row table:style-name="ro1">
          <table:table-cell office:value-type="string" calcext:value-type="string">
            <text:p>TX,48,359,Oldham County,H1</text:p>
          </table:table-cell>
          <table:table-cell table:formula="of:=LEFT([.A2703];2)" office:value-type="string" office:string-value="TX" calcext:value-type="string">
            <text:p>TX</text:p>
          </table:table-cell>
          <table:table-cell table:formula="of:=MID([.A2703];4;6)" office:value-type="string" office:string-value="48,359" calcext:value-type="string">
            <text:p>48,359</text:p>
          </table:table-cell>
          <table:table-cell table:formula="of:=MID([.A2703];11;30)" office:value-type="string" office:string-value="Oldham County,H1" calcext:value-type="string">
            <text:p>Oldham County,H1</text:p>
          </table:table-cell>
          <table:table-cell office:value-type="string" calcext:value-type="string">
            <text:p>Oldham County</text:p>
          </table:table-cell>
          <table:table-cell/>
        </table:table-row>
        <table:table-row table:style-name="ro1">
          <table:table-cell office:value-type="string" calcext:value-type="string">
            <text:p>TX,48,361,Orange County,H1</text:p>
          </table:table-cell>
          <table:table-cell table:formula="of:=LEFT([.A2704];2)" office:value-type="string" office:string-value="TX" calcext:value-type="string">
            <text:p>TX</text:p>
          </table:table-cell>
          <table:table-cell table:formula="of:=MID([.A2704];4;6)" office:value-type="string" office:string-value="48,361" calcext:value-type="string">
            <text:p>48,361</text:p>
          </table:table-cell>
          <table:table-cell table:formula="of:=MID([.A2704];11;30)" office:value-type="string" office:string-value="Orange County,H1" calcext:value-type="string">
            <text:p>Orange County,H1</text:p>
          </table:table-cell>
          <table:table-cell office:value-type="string" calcext:value-type="string">
            <text:p>Orange County</text:p>
          </table:table-cell>
          <table:table-cell/>
        </table:table-row>
        <table:table-row table:style-name="ro1">
          <table:table-cell office:value-type="string" calcext:value-type="string">
            <text:p>TX,48,363,Palo Pinto County,H1</text:p>
          </table:table-cell>
          <table:table-cell table:formula="of:=LEFT([.A2705];2)" office:value-type="string" office:string-value="TX" calcext:value-type="string">
            <text:p>TX</text:p>
          </table:table-cell>
          <table:table-cell table:formula="of:=MID([.A2705];4;6)" office:value-type="string" office:string-value="48,363" calcext:value-type="string">
            <text:p>48,363</text:p>
          </table:table-cell>
          <table:table-cell table:formula="of:=MID([.A2705];11;30)" office:value-type="string" office:string-value="Palo Pinto County,H1" calcext:value-type="string">
            <text:p>Palo Pinto County,H1</text:p>
          </table:table-cell>
          <table:table-cell office:value-type="string" calcext:value-type="string">
            <text:p>Palo Pinto County</text:p>
          </table:table-cell>
          <table:table-cell/>
        </table:table-row>
        <table:table-row table:style-name="ro1">
          <table:table-cell office:value-type="string" calcext:value-type="string">
            <text:p>TX,48,365,Panola County,H1</text:p>
          </table:table-cell>
          <table:table-cell table:formula="of:=LEFT([.A2706];2)" office:value-type="string" office:string-value="TX" calcext:value-type="string">
            <text:p>TX</text:p>
          </table:table-cell>
          <table:table-cell table:formula="of:=MID([.A2706];4;6)" office:value-type="string" office:string-value="48,365" calcext:value-type="string">
            <text:p>48,365</text:p>
          </table:table-cell>
          <table:table-cell table:formula="of:=MID([.A2706];11;30)" office:value-type="string" office:string-value="Panola County,H1" calcext:value-type="string">
            <text:p>Panola County,H1</text:p>
          </table:table-cell>
          <table:table-cell office:value-type="string" calcext:value-type="string">
            <text:p>Panola County</text:p>
          </table:table-cell>
          <table:table-cell/>
        </table:table-row>
        <table:table-row table:style-name="ro1">
          <table:table-cell office:value-type="string" calcext:value-type="string">
            <text:p>TX,48,367,Parker County,H1</text:p>
          </table:table-cell>
          <table:table-cell table:formula="of:=LEFT([.A2707];2)" office:value-type="string" office:string-value="TX" calcext:value-type="string">
            <text:p>TX</text:p>
          </table:table-cell>
          <table:table-cell table:formula="of:=MID([.A2707];4;6)" office:value-type="string" office:string-value="48,367" calcext:value-type="string">
            <text:p>48,367</text:p>
          </table:table-cell>
          <table:table-cell table:formula="of:=MID([.A2707];11;30)" office:value-type="string" office:string-value="Parker County,H1" calcext:value-type="string">
            <text:p>Parker County,H1</text:p>
          </table:table-cell>
          <table:table-cell office:value-type="string" calcext:value-type="string">
            <text:p>Parker County</text:p>
          </table:table-cell>
          <table:table-cell/>
        </table:table-row>
        <table:table-row table:style-name="ro1">
          <table:table-cell office:value-type="string" calcext:value-type="string">
            <text:p>TX,48,369,Parmer County,H1</text:p>
          </table:table-cell>
          <table:table-cell table:formula="of:=LEFT([.A2708];2)" office:value-type="string" office:string-value="TX" calcext:value-type="string">
            <text:p>TX</text:p>
          </table:table-cell>
          <table:table-cell table:formula="of:=MID([.A2708];4;6)" office:value-type="string" office:string-value="48,369" calcext:value-type="string">
            <text:p>48,369</text:p>
          </table:table-cell>
          <table:table-cell table:formula="of:=MID([.A2708];11;30)" office:value-type="string" office:string-value="Parmer County,H1" calcext:value-type="string">
            <text:p>Parmer County,H1</text:p>
          </table:table-cell>
          <table:table-cell office:value-type="string" calcext:value-type="string">
            <text:p>Parmer County</text:p>
          </table:table-cell>
          <table:table-cell/>
        </table:table-row>
        <table:table-row table:style-name="ro1">
          <table:table-cell office:value-type="string" calcext:value-type="string">
            <text:p>TX,48,371,Pecos County,H1</text:p>
          </table:table-cell>
          <table:table-cell table:formula="of:=LEFT([.A2709];2)" office:value-type="string" office:string-value="TX" calcext:value-type="string">
            <text:p>TX</text:p>
          </table:table-cell>
          <table:table-cell table:formula="of:=MID([.A2709];4;6)" office:value-type="string" office:string-value="48,371" calcext:value-type="string">
            <text:p>48,371</text:p>
          </table:table-cell>
          <table:table-cell table:formula="of:=MID([.A2709];11;30)" office:value-type="string" office:string-value="Pecos County,H1" calcext:value-type="string">
            <text:p>Pecos County,H1</text:p>
          </table:table-cell>
          <table:table-cell office:value-type="string" calcext:value-type="string">
            <text:p>Pecos County</text:p>
          </table:table-cell>
          <table:table-cell/>
        </table:table-row>
        <table:table-row table:style-name="ro1">
          <table:table-cell office:value-type="string" calcext:value-type="string">
            <text:p>TX,48,373,Polk County,H1</text:p>
          </table:table-cell>
          <table:table-cell table:formula="of:=LEFT([.A2710];2)" office:value-type="string" office:string-value="TX" calcext:value-type="string">
            <text:p>TX</text:p>
          </table:table-cell>
          <table:table-cell table:formula="of:=MID([.A2710];4;6)" office:value-type="string" office:string-value="48,373" calcext:value-type="string">
            <text:p>48,373</text:p>
          </table:table-cell>
          <table:table-cell table:formula="of:=MID([.A2710];11;30)" office:value-type="string" office:string-value="Polk County,H1" calcext:value-type="string">
            <text:p>Polk County,H1</text:p>
          </table:table-cell>
          <table:table-cell office:value-type="string" calcext:value-type="string">
            <text:p>Polk County</text:p>
          </table:table-cell>
          <table:table-cell/>
        </table:table-row>
        <table:table-row table:style-name="ro1">
          <table:table-cell office:value-type="string" calcext:value-type="string">
            <text:p>TX,48,375,Potter County,H1</text:p>
          </table:table-cell>
          <table:table-cell table:formula="of:=LEFT([.A2711];2)" office:value-type="string" office:string-value="TX" calcext:value-type="string">
            <text:p>TX</text:p>
          </table:table-cell>
          <table:table-cell table:formula="of:=MID([.A2711];4;6)" office:value-type="string" office:string-value="48,375" calcext:value-type="string">
            <text:p>48,375</text:p>
          </table:table-cell>
          <table:table-cell table:formula="of:=MID([.A2711];11;30)" office:value-type="string" office:string-value="Potter County,H1" calcext:value-type="string">
            <text:p>Potter County,H1</text:p>
          </table:table-cell>
          <table:table-cell office:value-type="string" calcext:value-type="string">
            <text:p>Potter County</text:p>
          </table:table-cell>
          <table:table-cell/>
        </table:table-row>
        <table:table-row table:style-name="ro1">
          <table:table-cell office:value-type="string" calcext:value-type="string">
            <text:p>TX,48,377,Presidio County,H1</text:p>
          </table:table-cell>
          <table:table-cell table:formula="of:=LEFT([.A2712];2)" office:value-type="string" office:string-value="TX" calcext:value-type="string">
            <text:p>TX</text:p>
          </table:table-cell>
          <table:table-cell table:formula="of:=MID([.A2712];4;6)" office:value-type="string" office:string-value="48,377" calcext:value-type="string">
            <text:p>48,377</text:p>
          </table:table-cell>
          <table:table-cell table:formula="of:=MID([.A2712];11;30)" office:value-type="string" office:string-value="Presidio County,H1" calcext:value-type="string">
            <text:p>Presidio County,H1</text:p>
          </table:table-cell>
          <table:table-cell office:value-type="string" calcext:value-type="string">
            <text:p>Presidio County</text:p>
          </table:table-cell>
          <table:table-cell/>
        </table:table-row>
        <table:table-row table:style-name="ro1">
          <table:table-cell office:value-type="string" calcext:value-type="string">
            <text:p>TX,48,379,Rains County,H1</text:p>
          </table:table-cell>
          <table:table-cell table:formula="of:=LEFT([.A2713];2)" office:value-type="string" office:string-value="TX" calcext:value-type="string">
            <text:p>TX</text:p>
          </table:table-cell>
          <table:table-cell table:formula="of:=MID([.A2713];4;6)" office:value-type="string" office:string-value="48,379" calcext:value-type="string">
            <text:p>48,379</text:p>
          </table:table-cell>
          <table:table-cell table:formula="of:=MID([.A2713];11;30)" office:value-type="string" office:string-value="Rains County,H1" calcext:value-type="string">
            <text:p>Rains County,H1</text:p>
          </table:table-cell>
          <table:table-cell office:value-type="string" calcext:value-type="string">
            <text:p>Rains County</text:p>
          </table:table-cell>
          <table:table-cell/>
        </table:table-row>
        <table:table-row table:style-name="ro1">
          <table:table-cell office:value-type="string" calcext:value-type="string">
            <text:p>TX,48,381,Randall County,H1</text:p>
          </table:table-cell>
          <table:table-cell table:formula="of:=LEFT([.A2714];2)" office:value-type="string" office:string-value="TX" calcext:value-type="string">
            <text:p>TX</text:p>
          </table:table-cell>
          <table:table-cell table:formula="of:=MID([.A2714];4;6)" office:value-type="string" office:string-value="48,381" calcext:value-type="string">
            <text:p>48,381</text:p>
          </table:table-cell>
          <table:table-cell table:formula="of:=MID([.A2714];11;30)" office:value-type="string" office:string-value="Randall County,H1" calcext:value-type="string">
            <text:p>Randall County,H1</text:p>
          </table:table-cell>
          <table:table-cell office:value-type="string" calcext:value-type="string">
            <text:p>Randall County</text:p>
          </table:table-cell>
          <table:table-cell/>
        </table:table-row>
        <table:table-row table:style-name="ro1">
          <table:table-cell office:value-type="string" calcext:value-type="string">
            <text:p>TX,48,383,Reagan County,H1</text:p>
          </table:table-cell>
          <table:table-cell table:formula="of:=LEFT([.A2715];2)" office:value-type="string" office:string-value="TX" calcext:value-type="string">
            <text:p>TX</text:p>
          </table:table-cell>
          <table:table-cell table:formula="of:=MID([.A2715];4;6)" office:value-type="string" office:string-value="48,383" calcext:value-type="string">
            <text:p>48,383</text:p>
          </table:table-cell>
          <table:table-cell table:formula="of:=MID([.A2715];11;30)" office:value-type="string" office:string-value="Reagan County,H1" calcext:value-type="string">
            <text:p>Reagan County,H1</text:p>
          </table:table-cell>
          <table:table-cell office:value-type="string" calcext:value-type="string">
            <text:p>Reagan County</text:p>
          </table:table-cell>
          <table:table-cell/>
        </table:table-row>
        <table:table-row table:style-name="ro1">
          <table:table-cell office:value-type="string" calcext:value-type="string">
            <text:p>TX,48,385,Real County,H1</text:p>
          </table:table-cell>
          <table:table-cell table:formula="of:=LEFT([.A2716];2)" office:value-type="string" office:string-value="TX" calcext:value-type="string">
            <text:p>TX</text:p>
          </table:table-cell>
          <table:table-cell table:formula="of:=MID([.A2716];4;6)" office:value-type="string" office:string-value="48,385" calcext:value-type="string">
            <text:p>48,385</text:p>
          </table:table-cell>
          <table:table-cell table:formula="of:=MID([.A2716];11;30)" office:value-type="string" office:string-value="Real County,H1" calcext:value-type="string">
            <text:p>Real County,H1</text:p>
          </table:table-cell>
          <table:table-cell office:value-type="string" calcext:value-type="string">
            <text:p>Real County</text:p>
          </table:table-cell>
          <table:table-cell/>
        </table:table-row>
        <table:table-row table:style-name="ro1">
          <table:table-cell office:value-type="string" calcext:value-type="string">
            <text:p>TX,48,387,Red River County,H1</text:p>
          </table:table-cell>
          <table:table-cell table:formula="of:=LEFT([.A2717];2)" office:value-type="string" office:string-value="TX" calcext:value-type="string">
            <text:p>TX</text:p>
          </table:table-cell>
          <table:table-cell table:formula="of:=MID([.A2717];4;6)" office:value-type="string" office:string-value="48,387" calcext:value-type="string">
            <text:p>48,387</text:p>
          </table:table-cell>
          <table:table-cell table:formula="of:=MID([.A2717];11;30)" office:value-type="string" office:string-value="Red River County,H1" calcext:value-type="string">
            <text:p>Red River County,H1</text:p>
          </table:table-cell>
          <table:table-cell office:value-type="string" calcext:value-type="string">
            <text:p>Red River County</text:p>
          </table:table-cell>
          <table:table-cell/>
        </table:table-row>
        <table:table-row table:style-name="ro1">
          <table:table-cell office:value-type="string" calcext:value-type="string">
            <text:p>TX,48,389,Reeves County,H1</text:p>
          </table:table-cell>
          <table:table-cell table:formula="of:=LEFT([.A2718];2)" office:value-type="string" office:string-value="TX" calcext:value-type="string">
            <text:p>TX</text:p>
          </table:table-cell>
          <table:table-cell table:formula="of:=MID([.A2718];4;6)" office:value-type="string" office:string-value="48,389" calcext:value-type="string">
            <text:p>48,389</text:p>
          </table:table-cell>
          <table:table-cell table:formula="of:=MID([.A2718];11;30)" office:value-type="string" office:string-value="Reeves County,H1" calcext:value-type="string">
            <text:p>Reeves County,H1</text:p>
          </table:table-cell>
          <table:table-cell office:value-type="string" calcext:value-type="string">
            <text:p>Reeves County</text:p>
          </table:table-cell>
          <table:table-cell/>
        </table:table-row>
        <table:table-row table:style-name="ro1">
          <table:table-cell office:value-type="string" calcext:value-type="string">
            <text:p>TX,48,391,Refugio County,H1</text:p>
          </table:table-cell>
          <table:table-cell table:formula="of:=LEFT([.A2719];2)" office:value-type="string" office:string-value="TX" calcext:value-type="string">
            <text:p>TX</text:p>
          </table:table-cell>
          <table:table-cell table:formula="of:=MID([.A2719];4;6)" office:value-type="string" office:string-value="48,391" calcext:value-type="string">
            <text:p>48,391</text:p>
          </table:table-cell>
          <table:table-cell table:formula="of:=MID([.A2719];11;30)" office:value-type="string" office:string-value="Refugio County,H1" calcext:value-type="string">
            <text:p>Refugio County,H1</text:p>
          </table:table-cell>
          <table:table-cell office:value-type="string" calcext:value-type="string">
            <text:p>Refugio County</text:p>
          </table:table-cell>
          <table:table-cell/>
        </table:table-row>
        <table:table-row table:style-name="ro1">
          <table:table-cell office:value-type="string" calcext:value-type="string">
            <text:p>TX,48,393,Roberts County,H1</text:p>
          </table:table-cell>
          <table:table-cell table:formula="of:=LEFT([.A2720];2)" office:value-type="string" office:string-value="TX" calcext:value-type="string">
            <text:p>TX</text:p>
          </table:table-cell>
          <table:table-cell table:formula="of:=MID([.A2720];4;6)" office:value-type="string" office:string-value="48,393" calcext:value-type="string">
            <text:p>48,393</text:p>
          </table:table-cell>
          <table:table-cell table:formula="of:=MID([.A2720];11;30)" office:value-type="string" office:string-value="Roberts County,H1" calcext:value-type="string">
            <text:p>Roberts County,H1</text:p>
          </table:table-cell>
          <table:table-cell office:value-type="string" calcext:value-type="string">
            <text:p>Roberts County</text:p>
          </table:table-cell>
          <table:table-cell/>
        </table:table-row>
        <table:table-row table:style-name="ro1">
          <table:table-cell office:value-type="string" calcext:value-type="string">
            <text:p>TX,48,395,Robertson County,H1</text:p>
          </table:table-cell>
          <table:table-cell table:formula="of:=LEFT([.A2721];2)" office:value-type="string" office:string-value="TX" calcext:value-type="string">
            <text:p>TX</text:p>
          </table:table-cell>
          <table:table-cell table:formula="of:=MID([.A2721];4;6)" office:value-type="string" office:string-value="48,395" calcext:value-type="string">
            <text:p>48,395</text:p>
          </table:table-cell>
          <table:table-cell table:formula="of:=MID([.A2721];11;30)" office:value-type="string" office:string-value="Robertson County,H1" calcext:value-type="string">
            <text:p>Robertson County,H1</text:p>
          </table:table-cell>
          <table:table-cell office:value-type="string" calcext:value-type="string">
            <text:p>Robertson County</text:p>
          </table:table-cell>
          <table:table-cell/>
        </table:table-row>
        <table:table-row table:style-name="ro1">
          <table:table-cell office:value-type="string" calcext:value-type="string">
            <text:p>TX,48,397,Rockwall County,H1</text:p>
          </table:table-cell>
          <table:table-cell table:formula="of:=LEFT([.A2722];2)" office:value-type="string" office:string-value="TX" calcext:value-type="string">
            <text:p>TX</text:p>
          </table:table-cell>
          <table:table-cell table:formula="of:=MID([.A2722];4;6)" office:value-type="string" office:string-value="48,397" calcext:value-type="string">
            <text:p>48,397</text:p>
          </table:table-cell>
          <table:table-cell table:formula="of:=MID([.A2722];11;30)" office:value-type="string" office:string-value="Rockwall County,H1" calcext:value-type="string">
            <text:p>Rockwall County,H1</text:p>
          </table:table-cell>
          <table:table-cell office:value-type="string" calcext:value-type="string">
            <text:p>Rockwall County</text:p>
          </table:table-cell>
          <table:table-cell/>
        </table:table-row>
        <table:table-row table:style-name="ro1">
          <table:table-cell office:value-type="string" calcext:value-type="string">
            <text:p>TX,48,399,Runnels County,H1</text:p>
          </table:table-cell>
          <table:table-cell table:formula="of:=LEFT([.A2723];2)" office:value-type="string" office:string-value="TX" calcext:value-type="string">
            <text:p>TX</text:p>
          </table:table-cell>
          <table:table-cell table:formula="of:=MID([.A2723];4;6)" office:value-type="string" office:string-value="48,399" calcext:value-type="string">
            <text:p>48,399</text:p>
          </table:table-cell>
          <table:table-cell table:formula="of:=MID([.A2723];11;30)" office:value-type="string" office:string-value="Runnels County,H1" calcext:value-type="string">
            <text:p>Runnels County,H1</text:p>
          </table:table-cell>
          <table:table-cell office:value-type="string" calcext:value-type="string">
            <text:p>Runnels County</text:p>
          </table:table-cell>
          <table:table-cell/>
        </table:table-row>
        <table:table-row table:style-name="ro1">
          <table:table-cell office:value-type="string" calcext:value-type="string">
            <text:p>TX,48,401,Rusk County,H1</text:p>
          </table:table-cell>
          <table:table-cell table:formula="of:=LEFT([.A2724];2)" office:value-type="string" office:string-value="TX" calcext:value-type="string">
            <text:p>TX</text:p>
          </table:table-cell>
          <table:table-cell table:formula="of:=MID([.A2724];4;6)" office:value-type="string" office:string-value="48,401" calcext:value-type="string">
            <text:p>48,401</text:p>
          </table:table-cell>
          <table:table-cell table:formula="of:=MID([.A2724];11;30)" office:value-type="string" office:string-value="Rusk County,H1" calcext:value-type="string">
            <text:p>Rusk County,H1</text:p>
          </table:table-cell>
          <table:table-cell office:value-type="string" calcext:value-type="string">
            <text:p>Rusk County</text:p>
          </table:table-cell>
          <table:table-cell/>
        </table:table-row>
        <table:table-row table:style-name="ro1">
          <table:table-cell office:value-type="string" calcext:value-type="string">
            <text:p>TX,48,403,Sabine County,H1</text:p>
          </table:table-cell>
          <table:table-cell table:formula="of:=LEFT([.A2725];2)" office:value-type="string" office:string-value="TX" calcext:value-type="string">
            <text:p>TX</text:p>
          </table:table-cell>
          <table:table-cell table:formula="of:=MID([.A2725];4;6)" office:value-type="string" office:string-value="48,403" calcext:value-type="string">
            <text:p>48,403</text:p>
          </table:table-cell>
          <table:table-cell table:formula="of:=MID([.A2725];11;30)" office:value-type="string" office:string-value="Sabine County,H1" calcext:value-type="string">
            <text:p>Sabine County,H1</text:p>
          </table:table-cell>
          <table:table-cell office:value-type="string" calcext:value-type="string">
            <text:p>Sabine County</text:p>
          </table:table-cell>
          <table:table-cell/>
        </table:table-row>
        <table:table-row table:style-name="ro2">
          <table:table-cell office:value-type="string" calcext:value-type="string">
            <text:p>TX,48,405,San Augustine County,H1</text:p>
          </table:table-cell>
          <table:table-cell table:formula="of:=LEFT([.A2726];2)" office:value-type="string" office:string-value="TX" calcext:value-type="string">
            <text:p>TX</text:p>
          </table:table-cell>
          <table:table-cell table:formula="of:=MID([.A2726];4;6)" office:value-type="string" office:string-value="48,405" calcext:value-type="string">
            <text:p>48,405</text:p>
          </table:table-cell>
          <table:table-cell table:formula="of:=MID([.A2726];11;30)" office:value-type="string" office:string-value="San Augustine County,H1" calcext:value-type="string">
            <text:p>San Augustine County,H1</text:p>
          </table:table-cell>
          <table:table-cell office:value-type="string" calcext:value-type="string">
            <text:p>San Augustine County</text:p>
          </table:table-cell>
          <table:table-cell/>
        </table:table-row>
        <table:table-row table:style-name="ro2">
          <table:table-cell office:value-type="string" calcext:value-type="string">
            <text:p>TX,48,407,San Jacinto County,H1</text:p>
          </table:table-cell>
          <table:table-cell table:formula="of:=LEFT([.A2727];2)" office:value-type="string" office:string-value="TX" calcext:value-type="string">
            <text:p>TX</text:p>
          </table:table-cell>
          <table:table-cell table:formula="of:=MID([.A2727];4;6)" office:value-type="string" office:string-value="48,407" calcext:value-type="string">
            <text:p>48,407</text:p>
          </table:table-cell>
          <table:table-cell table:formula="of:=MID([.A2727];11;30)" office:value-type="string" office:string-value="San Jacinto County,H1" calcext:value-type="string">
            <text:p>San Jacinto County,H1</text:p>
          </table:table-cell>
          <table:table-cell office:value-type="string" calcext:value-type="string">
            <text:p>San Jacinto County</text:p>
          </table:table-cell>
          <table:table-cell/>
        </table:table-row>
        <table:table-row table:style-name="ro2">
          <table:table-cell office:value-type="string" calcext:value-type="string">
            <text:p>TX,48,409,San Patricio County,H1</text:p>
          </table:table-cell>
          <table:table-cell table:formula="of:=LEFT([.A2728];2)" office:value-type="string" office:string-value="TX" calcext:value-type="string">
            <text:p>TX</text:p>
          </table:table-cell>
          <table:table-cell table:formula="of:=MID([.A2728];4;6)" office:value-type="string" office:string-value="48,409" calcext:value-type="string">
            <text:p>48,409</text:p>
          </table:table-cell>
          <table:table-cell table:formula="of:=MID([.A2728];11;30)" office:value-type="string" office:string-value="San Patricio County,H1" calcext:value-type="string">
            <text:p>San Patricio County,H1</text:p>
          </table:table-cell>
          <table:table-cell office:value-type="string" calcext:value-type="string">
            <text:p>San Patricio County</text:p>
          </table:table-cell>
          <table:table-cell/>
        </table:table-row>
        <table:table-row table:style-name="ro1">
          <table:table-cell office:value-type="string" calcext:value-type="string">
            <text:p>TX,48,411,San Saba County,H1</text:p>
          </table:table-cell>
          <table:table-cell table:formula="of:=LEFT([.A2729];2)" office:value-type="string" office:string-value="TX" calcext:value-type="string">
            <text:p>TX</text:p>
          </table:table-cell>
          <table:table-cell table:formula="of:=MID([.A2729];4;6)" office:value-type="string" office:string-value="48,411" calcext:value-type="string">
            <text:p>48,411</text:p>
          </table:table-cell>
          <table:table-cell table:formula="of:=MID([.A2729];11;30)" office:value-type="string" office:string-value="San Saba County,H1" calcext:value-type="string">
            <text:p>San Saba County,H1</text:p>
          </table:table-cell>
          <table:table-cell office:value-type="string" calcext:value-type="string">
            <text:p>San Saba County</text:p>
          </table:table-cell>
          <table:table-cell/>
        </table:table-row>
        <table:table-row table:style-name="ro1">
          <table:table-cell office:value-type="string" calcext:value-type="string">
            <text:p>TX,48,413,Schleicher County,H1</text:p>
          </table:table-cell>
          <table:table-cell table:formula="of:=LEFT([.A2730];2)" office:value-type="string" office:string-value="TX" calcext:value-type="string">
            <text:p>TX</text:p>
          </table:table-cell>
          <table:table-cell table:formula="of:=MID([.A2730];4;6)" office:value-type="string" office:string-value="48,413" calcext:value-type="string">
            <text:p>48,413</text:p>
          </table:table-cell>
          <table:table-cell table:formula="of:=MID([.A2730];11;30)" office:value-type="string" office:string-value="Schleicher County,H1" calcext:value-type="string">
            <text:p>Schleicher County,H1</text:p>
          </table:table-cell>
          <table:table-cell office:value-type="string" calcext:value-type="string">
            <text:p>Schleicher County</text:p>
          </table:table-cell>
          <table:table-cell/>
        </table:table-row>
        <table:table-row table:style-name="ro1">
          <table:table-cell office:value-type="string" calcext:value-type="string">
            <text:p>TX,48,415,Scurry County,H1</text:p>
          </table:table-cell>
          <table:table-cell table:formula="of:=LEFT([.A2731];2)" office:value-type="string" office:string-value="TX" calcext:value-type="string">
            <text:p>TX</text:p>
          </table:table-cell>
          <table:table-cell table:formula="of:=MID([.A2731];4;6)" office:value-type="string" office:string-value="48,415" calcext:value-type="string">
            <text:p>48,415</text:p>
          </table:table-cell>
          <table:table-cell table:formula="of:=MID([.A2731];11;30)" office:value-type="string" office:string-value="Scurry County,H1" calcext:value-type="string">
            <text:p>Scurry County,H1</text:p>
          </table:table-cell>
          <table:table-cell office:value-type="string" calcext:value-type="string">
            <text:p>Scurry County</text:p>
          </table:table-cell>
          <table:table-cell/>
        </table:table-row>
        <table:table-row table:style-name="ro2">
          <table:table-cell office:value-type="string" calcext:value-type="string">
            <text:p>TX,48,417,Shackelford County,H1</text:p>
          </table:table-cell>
          <table:table-cell table:formula="of:=LEFT([.A2732];2)" office:value-type="string" office:string-value="TX" calcext:value-type="string">
            <text:p>TX</text:p>
          </table:table-cell>
          <table:table-cell table:formula="of:=MID([.A2732];4;6)" office:value-type="string" office:string-value="48,417" calcext:value-type="string">
            <text:p>48,417</text:p>
          </table:table-cell>
          <table:table-cell table:formula="of:=MID([.A2732];11;30)" office:value-type="string" office:string-value="Shackelford County,H1" calcext:value-type="string">
            <text:p>Shackelford County,H1</text:p>
          </table:table-cell>
          <table:table-cell office:value-type="string" calcext:value-type="string">
            <text:p>Shackelford County</text:p>
          </table:table-cell>
          <table:table-cell/>
        </table:table-row>
        <table:table-row table:style-name="ro1">
          <table:table-cell office:value-type="string" calcext:value-type="string">
            <text:p>TX,48,419,Shelby County,H1</text:p>
          </table:table-cell>
          <table:table-cell table:formula="of:=LEFT([.A2733];2)" office:value-type="string" office:string-value="TX" calcext:value-type="string">
            <text:p>TX</text:p>
          </table:table-cell>
          <table:table-cell table:formula="of:=MID([.A2733];4;6)" office:value-type="string" office:string-value="48,419" calcext:value-type="string">
            <text:p>48,419</text:p>
          </table:table-cell>
          <table:table-cell table:formula="of:=MID([.A2733];11;30)" office:value-type="string" office:string-value="Shelby County,H1" calcext:value-type="string">
            <text:p>Shelby County,H1</text:p>
          </table:table-cell>
          <table:table-cell office:value-type="string" calcext:value-type="string">
            <text:p>Shelby County</text:p>
          </table:table-cell>
          <table:table-cell/>
        </table:table-row>
        <table:table-row table:style-name="ro1">
          <table:table-cell office:value-type="string" calcext:value-type="string">
            <text:p>TX,48,421,Sherman County,H1</text:p>
          </table:table-cell>
          <table:table-cell table:formula="of:=LEFT([.A2734];2)" office:value-type="string" office:string-value="TX" calcext:value-type="string">
            <text:p>TX</text:p>
          </table:table-cell>
          <table:table-cell table:formula="of:=MID([.A2734];4;6)" office:value-type="string" office:string-value="48,421" calcext:value-type="string">
            <text:p>48,421</text:p>
          </table:table-cell>
          <table:table-cell table:formula="of:=MID([.A2734];11;30)" office:value-type="string" office:string-value="Sherman County,H1" calcext:value-type="string">
            <text:p>Sherman County,H1</text:p>
          </table:table-cell>
          <table:table-cell office:value-type="string" calcext:value-type="string">
            <text:p>Sherman County</text:p>
          </table:table-cell>
          <table:table-cell/>
        </table:table-row>
        <table:table-row table:style-name="ro1">
          <table:table-cell office:value-type="string" calcext:value-type="string">
            <text:p>TX,48,423,Smith County,H1</text:p>
          </table:table-cell>
          <table:table-cell table:formula="of:=LEFT([.A2735];2)" office:value-type="string" office:string-value="TX" calcext:value-type="string">
            <text:p>TX</text:p>
          </table:table-cell>
          <table:table-cell table:formula="of:=MID([.A2735];4;6)" office:value-type="string" office:string-value="48,423" calcext:value-type="string">
            <text:p>48,423</text:p>
          </table:table-cell>
          <table:table-cell table:formula="of:=MID([.A2735];11;30)" office:value-type="string" office:string-value="Smith County,H1" calcext:value-type="string">
            <text:p>Smith County,H1</text:p>
          </table:table-cell>
          <table:table-cell office:value-type="string" calcext:value-type="string">
            <text:p>Smith County</text:p>
          </table:table-cell>
          <table:table-cell/>
        </table:table-row>
        <table:table-row table:style-name="ro1">
          <table:table-cell office:value-type="string" calcext:value-type="string">
            <text:p>TX,48,425,Somervell County,H1</text:p>
          </table:table-cell>
          <table:table-cell table:formula="of:=LEFT([.A2736];2)" office:value-type="string" office:string-value="TX" calcext:value-type="string">
            <text:p>TX</text:p>
          </table:table-cell>
          <table:table-cell table:formula="of:=MID([.A2736];4;6)" office:value-type="string" office:string-value="48,425" calcext:value-type="string">
            <text:p>48,425</text:p>
          </table:table-cell>
          <table:table-cell table:formula="of:=MID([.A2736];11;30)" office:value-type="string" office:string-value="Somervell County,H1" calcext:value-type="string">
            <text:p>Somervell County,H1</text:p>
          </table:table-cell>
          <table:table-cell office:value-type="string" calcext:value-type="string">
            <text:p>Somervell County</text:p>
          </table:table-cell>
          <table:table-cell/>
        </table:table-row>
        <table:table-row table:style-name="ro1">
          <table:table-cell office:value-type="string" calcext:value-type="string">
            <text:p>TX,48,427,Starr County,H1</text:p>
          </table:table-cell>
          <table:table-cell table:formula="of:=LEFT([.A2737];2)" office:value-type="string" office:string-value="TX" calcext:value-type="string">
            <text:p>TX</text:p>
          </table:table-cell>
          <table:table-cell table:formula="of:=MID([.A2737];4;6)" office:value-type="string" office:string-value="48,427" calcext:value-type="string">
            <text:p>48,427</text:p>
          </table:table-cell>
          <table:table-cell table:formula="of:=MID([.A2737];11;30)" office:value-type="string" office:string-value="Starr County,H1" calcext:value-type="string">
            <text:p>Starr County,H1</text:p>
          </table:table-cell>
          <table:table-cell office:value-type="string" calcext:value-type="string">
            <text:p>Starr County</text:p>
          </table:table-cell>
          <table:table-cell/>
        </table:table-row>
        <table:table-row table:style-name="ro1">
          <table:table-cell office:value-type="string" calcext:value-type="string">
            <text:p>TX,48,429,Stephens County,H1</text:p>
          </table:table-cell>
          <table:table-cell table:formula="of:=LEFT([.A2738];2)" office:value-type="string" office:string-value="TX" calcext:value-type="string">
            <text:p>TX</text:p>
          </table:table-cell>
          <table:table-cell table:formula="of:=MID([.A2738];4;6)" office:value-type="string" office:string-value="48,429" calcext:value-type="string">
            <text:p>48,429</text:p>
          </table:table-cell>
          <table:table-cell table:formula="of:=MID([.A2738];11;30)" office:value-type="string" office:string-value="Stephens County,H1" calcext:value-type="string">
            <text:p>Stephens County,H1</text:p>
          </table:table-cell>
          <table:table-cell office:value-type="string" calcext:value-type="string">
            <text:p>Stephens County</text:p>
          </table:table-cell>
          <table:table-cell/>
        </table:table-row>
        <table:table-row table:style-name="ro1">
          <table:table-cell office:value-type="string" calcext:value-type="string">
            <text:p>TX,48,431,Sterling County,H1</text:p>
          </table:table-cell>
          <table:table-cell table:formula="of:=LEFT([.A2739];2)" office:value-type="string" office:string-value="TX" calcext:value-type="string">
            <text:p>TX</text:p>
          </table:table-cell>
          <table:table-cell table:formula="of:=MID([.A2739];4;6)" office:value-type="string" office:string-value="48,431" calcext:value-type="string">
            <text:p>48,431</text:p>
          </table:table-cell>
          <table:table-cell table:formula="of:=MID([.A2739];11;30)" office:value-type="string" office:string-value="Sterling County,H1" calcext:value-type="string">
            <text:p>Sterling County,H1</text:p>
          </table:table-cell>
          <table:table-cell office:value-type="string" calcext:value-type="string">
            <text:p>Sterling County</text:p>
          </table:table-cell>
          <table:table-cell/>
        </table:table-row>
        <table:table-row table:style-name="ro1">
          <table:table-cell office:value-type="string" calcext:value-type="string">
            <text:p>TX,48,433,Stonewall County,H1</text:p>
          </table:table-cell>
          <table:table-cell table:formula="of:=LEFT([.A2740];2)" office:value-type="string" office:string-value="TX" calcext:value-type="string">
            <text:p>TX</text:p>
          </table:table-cell>
          <table:table-cell table:formula="of:=MID([.A2740];4;6)" office:value-type="string" office:string-value="48,433" calcext:value-type="string">
            <text:p>48,433</text:p>
          </table:table-cell>
          <table:table-cell table:formula="of:=MID([.A2740];11;30)" office:value-type="string" office:string-value="Stonewall County,H1" calcext:value-type="string">
            <text:p>Stonewall County,H1</text:p>
          </table:table-cell>
          <table:table-cell office:value-type="string" calcext:value-type="string">
            <text:p>Stonewall County</text:p>
          </table:table-cell>
          <table:table-cell/>
        </table:table-row>
        <table:table-row table:style-name="ro1">
          <table:table-cell office:value-type="string" calcext:value-type="string">
            <text:p>TX,48,435,Sutton County,H1</text:p>
          </table:table-cell>
          <table:table-cell table:formula="of:=LEFT([.A2741];2)" office:value-type="string" office:string-value="TX" calcext:value-type="string">
            <text:p>TX</text:p>
          </table:table-cell>
          <table:table-cell table:formula="of:=MID([.A2741];4;6)" office:value-type="string" office:string-value="48,435" calcext:value-type="string">
            <text:p>48,435</text:p>
          </table:table-cell>
          <table:table-cell table:formula="of:=MID([.A2741];11;30)" office:value-type="string" office:string-value="Sutton County,H1" calcext:value-type="string">
            <text:p>Sutton County,H1</text:p>
          </table:table-cell>
          <table:table-cell office:value-type="string" calcext:value-type="string">
            <text:p>Sutton County</text:p>
          </table:table-cell>
          <table:table-cell/>
        </table:table-row>
        <table:table-row table:style-name="ro1">
          <table:table-cell office:value-type="string" calcext:value-type="string">
            <text:p>TX,48,437,Swisher County,H1</text:p>
          </table:table-cell>
          <table:table-cell table:formula="of:=LEFT([.A2742];2)" office:value-type="string" office:string-value="TX" calcext:value-type="string">
            <text:p>TX</text:p>
          </table:table-cell>
          <table:table-cell table:formula="of:=MID([.A2742];4;6)" office:value-type="string" office:string-value="48,437" calcext:value-type="string">
            <text:p>48,437</text:p>
          </table:table-cell>
          <table:table-cell table:formula="of:=MID([.A2742];11;30)" office:value-type="string" office:string-value="Swisher County,H1" calcext:value-type="string">
            <text:p>Swisher County,H1</text:p>
          </table:table-cell>
          <table:table-cell office:value-type="string" calcext:value-type="string">
            <text:p>Swisher County</text:p>
          </table:table-cell>
          <table:table-cell/>
        </table:table-row>
        <table:table-row table:style-name="ro1">
          <table:table-cell office:value-type="string" calcext:value-type="string">
            <text:p>TX,48,439,Tarrant County,H1</text:p>
          </table:table-cell>
          <table:table-cell table:formula="of:=LEFT([.A2743];2)" office:value-type="string" office:string-value="TX" calcext:value-type="string">
            <text:p>TX</text:p>
          </table:table-cell>
          <table:table-cell table:formula="of:=MID([.A2743];4;6)" office:value-type="string" office:string-value="48,439" calcext:value-type="string">
            <text:p>48,439</text:p>
          </table:table-cell>
          <table:table-cell table:formula="of:=MID([.A2743];11;30)" office:value-type="string" office:string-value="Tarrant County,H1" calcext:value-type="string">
            <text:p>Tarrant County,H1</text:p>
          </table:table-cell>
          <table:table-cell office:value-type="string" calcext:value-type="string">
            <text:p>Tarrant County</text:p>
          </table:table-cell>
          <table:table-cell/>
        </table:table-row>
        <table:table-row table:style-name="ro1">
          <table:table-cell office:value-type="string" calcext:value-type="string">
            <text:p>TX,48,441,Taylor County,H1</text:p>
          </table:table-cell>
          <table:table-cell table:formula="of:=LEFT([.A2744];2)" office:value-type="string" office:string-value="TX" calcext:value-type="string">
            <text:p>TX</text:p>
          </table:table-cell>
          <table:table-cell table:formula="of:=MID([.A2744];4;6)" office:value-type="string" office:string-value="48,441" calcext:value-type="string">
            <text:p>48,441</text:p>
          </table:table-cell>
          <table:table-cell table:formula="of:=MID([.A2744];11;30)" office:value-type="string" office:string-value="Taylor County,H1" calcext:value-type="string">
            <text:p>Taylor County,H1</text:p>
          </table:table-cell>
          <table:table-cell office:value-type="string" calcext:value-type="string">
            <text:p>Taylor County</text:p>
          </table:table-cell>
          <table:table-cell/>
        </table:table-row>
        <table:table-row table:style-name="ro1">
          <table:table-cell office:value-type="string" calcext:value-type="string">
            <text:p>TX,48,443,Terrell County,H1</text:p>
          </table:table-cell>
          <table:table-cell table:formula="of:=LEFT([.A2745];2)" office:value-type="string" office:string-value="TX" calcext:value-type="string">
            <text:p>TX</text:p>
          </table:table-cell>
          <table:table-cell table:formula="of:=MID([.A2745];4;6)" office:value-type="string" office:string-value="48,443" calcext:value-type="string">
            <text:p>48,443</text:p>
          </table:table-cell>
          <table:table-cell table:formula="of:=MID([.A2745];11;30)" office:value-type="string" office:string-value="Terrell County,H1" calcext:value-type="string">
            <text:p>Terrell County,H1</text:p>
          </table:table-cell>
          <table:table-cell office:value-type="string" calcext:value-type="string">
            <text:p>Terrell County</text:p>
          </table:table-cell>
          <table:table-cell/>
        </table:table-row>
        <table:table-row table:style-name="ro1">
          <table:table-cell office:value-type="string" calcext:value-type="string">
            <text:p>TX,48,445,Terry County,H1</text:p>
          </table:table-cell>
          <table:table-cell table:formula="of:=LEFT([.A2746];2)" office:value-type="string" office:string-value="TX" calcext:value-type="string">
            <text:p>TX</text:p>
          </table:table-cell>
          <table:table-cell table:formula="of:=MID([.A2746];4;6)" office:value-type="string" office:string-value="48,445" calcext:value-type="string">
            <text:p>48,445</text:p>
          </table:table-cell>
          <table:table-cell table:formula="of:=MID([.A2746];11;30)" office:value-type="string" office:string-value="Terry County,H1" calcext:value-type="string">
            <text:p>Terry County,H1</text:p>
          </table:table-cell>
          <table:table-cell office:value-type="string" calcext:value-type="string">
            <text:p>Terry County</text:p>
          </table:table-cell>
          <table:table-cell/>
        </table:table-row>
        <table:table-row table:style-name="ro2">
          <table:table-cell office:value-type="string" calcext:value-type="string">
            <text:p>TX,48,447,Throckmorton County,H1</text:p>
          </table:table-cell>
          <table:table-cell table:formula="of:=LEFT([.A2747];2)" office:value-type="string" office:string-value="TX" calcext:value-type="string">
            <text:p>TX</text:p>
          </table:table-cell>
          <table:table-cell table:formula="of:=MID([.A2747];4;6)" office:value-type="string" office:string-value="48,447" calcext:value-type="string">
            <text:p>48,447</text:p>
          </table:table-cell>
          <table:table-cell table:formula="of:=MID([.A2747];11;30)" office:value-type="string" office:string-value="Throckmorton County,H1" calcext:value-type="string">
            <text:p>Throckmorton County,H1</text:p>
          </table:table-cell>
          <table:table-cell office:value-type="string" calcext:value-type="string">
            <text:p>Throckmorton County</text:p>
          </table:table-cell>
          <table:table-cell/>
        </table:table-row>
        <table:table-row table:style-name="ro1">
          <table:table-cell office:value-type="string" calcext:value-type="string">
            <text:p>TX,48,449,Titus County,H1</text:p>
          </table:table-cell>
          <table:table-cell table:formula="of:=LEFT([.A2748];2)" office:value-type="string" office:string-value="TX" calcext:value-type="string">
            <text:p>TX</text:p>
          </table:table-cell>
          <table:table-cell table:formula="of:=MID([.A2748];4;6)" office:value-type="string" office:string-value="48,449" calcext:value-type="string">
            <text:p>48,449</text:p>
          </table:table-cell>
          <table:table-cell table:formula="of:=MID([.A2748];11;30)" office:value-type="string" office:string-value="Titus County,H1" calcext:value-type="string">
            <text:p>Titus County,H1</text:p>
          </table:table-cell>
          <table:table-cell office:value-type="string" calcext:value-type="string">
            <text:p>Titus County</text:p>
          </table:table-cell>
          <table:table-cell/>
        </table:table-row>
        <table:table-row table:style-name="ro1">
          <table:table-cell office:value-type="string" calcext:value-type="string">
            <text:p>TX,48,451,Tom Green County,H1</text:p>
          </table:table-cell>
          <table:table-cell table:formula="of:=LEFT([.A2749];2)" office:value-type="string" office:string-value="TX" calcext:value-type="string">
            <text:p>TX</text:p>
          </table:table-cell>
          <table:table-cell table:formula="of:=MID([.A2749];4;6)" office:value-type="string" office:string-value="48,451" calcext:value-type="string">
            <text:p>48,451</text:p>
          </table:table-cell>
          <table:table-cell table:formula="of:=MID([.A2749];11;30)" office:value-type="string" office:string-value="Tom Green County,H1" calcext:value-type="string">
            <text:p>Tom Green County,H1</text:p>
          </table:table-cell>
          <table:table-cell office:value-type="string" calcext:value-type="string">
            <text:p>Tom Green County</text:p>
          </table:table-cell>
          <table:table-cell/>
        </table:table-row>
        <table:table-row table:style-name="ro1">
          <table:table-cell office:value-type="string" calcext:value-type="string">
            <text:p>TX,48,453,Travis County,H1</text:p>
          </table:table-cell>
          <table:table-cell table:formula="of:=LEFT([.A2750];2)" office:value-type="string" office:string-value="TX" calcext:value-type="string">
            <text:p>TX</text:p>
          </table:table-cell>
          <table:table-cell table:formula="of:=MID([.A2750];4;6)" office:value-type="string" office:string-value="48,453" calcext:value-type="string">
            <text:p>48,453</text:p>
          </table:table-cell>
          <table:table-cell table:formula="of:=MID([.A2750];11;30)" office:value-type="string" office:string-value="Travis County,H1" calcext:value-type="string">
            <text:p>Travis County,H1</text:p>
          </table:table-cell>
          <table:table-cell office:value-type="string" calcext:value-type="string">
            <text:p>Travis County</text:p>
          </table:table-cell>
          <table:table-cell/>
        </table:table-row>
        <table:table-row table:style-name="ro1">
          <table:table-cell office:value-type="string" calcext:value-type="string">
            <text:p>TX,48,455,Trinity County,H1</text:p>
          </table:table-cell>
          <table:table-cell table:formula="of:=LEFT([.A2751];2)" office:value-type="string" office:string-value="TX" calcext:value-type="string">
            <text:p>TX</text:p>
          </table:table-cell>
          <table:table-cell table:formula="of:=MID([.A2751];4;6)" office:value-type="string" office:string-value="48,455" calcext:value-type="string">
            <text:p>48,455</text:p>
          </table:table-cell>
          <table:table-cell table:formula="of:=MID([.A2751];11;30)" office:value-type="string" office:string-value="Trinity County,H1" calcext:value-type="string">
            <text:p>Trinity County,H1</text:p>
          </table:table-cell>
          <table:table-cell office:value-type="string" calcext:value-type="string">
            <text:p>Trinity County</text:p>
          </table:table-cell>
          <table:table-cell/>
        </table:table-row>
        <table:table-row table:style-name="ro1">
          <table:table-cell office:value-type="string" calcext:value-type="string">
            <text:p>TX,48,457,Tyler County,H1</text:p>
          </table:table-cell>
          <table:table-cell table:formula="of:=LEFT([.A2752];2)" office:value-type="string" office:string-value="TX" calcext:value-type="string">
            <text:p>TX</text:p>
          </table:table-cell>
          <table:table-cell table:formula="of:=MID([.A2752];4;6)" office:value-type="string" office:string-value="48,457" calcext:value-type="string">
            <text:p>48,457</text:p>
          </table:table-cell>
          <table:table-cell table:formula="of:=MID([.A2752];11;30)" office:value-type="string" office:string-value="Tyler County,H1" calcext:value-type="string">
            <text:p>Tyler County,H1</text:p>
          </table:table-cell>
          <table:table-cell office:value-type="string" calcext:value-type="string">
            <text:p>Tyler County</text:p>
          </table:table-cell>
          <table:table-cell/>
        </table:table-row>
        <table:table-row table:style-name="ro1">
          <table:table-cell office:value-type="string" calcext:value-type="string">
            <text:p>TX,48,459,Upshur County,H1</text:p>
          </table:table-cell>
          <table:table-cell table:formula="of:=LEFT([.A2753];2)" office:value-type="string" office:string-value="TX" calcext:value-type="string">
            <text:p>TX</text:p>
          </table:table-cell>
          <table:table-cell table:formula="of:=MID([.A2753];4;6)" office:value-type="string" office:string-value="48,459" calcext:value-type="string">
            <text:p>48,459</text:p>
          </table:table-cell>
          <table:table-cell table:formula="of:=MID([.A2753];11;30)" office:value-type="string" office:string-value="Upshur County,H1" calcext:value-type="string">
            <text:p>Upshur County,H1</text:p>
          </table:table-cell>
          <table:table-cell office:value-type="string" calcext:value-type="string">
            <text:p>Upshur County</text:p>
          </table:table-cell>
          <table:table-cell/>
        </table:table-row>
        <table:table-row table:style-name="ro1">
          <table:table-cell office:value-type="string" calcext:value-type="string">
            <text:p>TX,48,461,Upton County,H1</text:p>
          </table:table-cell>
          <table:table-cell table:formula="of:=LEFT([.A2754];2)" office:value-type="string" office:string-value="TX" calcext:value-type="string">
            <text:p>TX</text:p>
          </table:table-cell>
          <table:table-cell table:formula="of:=MID([.A2754];4;6)" office:value-type="string" office:string-value="48,461" calcext:value-type="string">
            <text:p>48,461</text:p>
          </table:table-cell>
          <table:table-cell table:formula="of:=MID([.A2754];11;30)" office:value-type="string" office:string-value="Upton County,H1" calcext:value-type="string">
            <text:p>Upton County,H1</text:p>
          </table:table-cell>
          <table:table-cell office:value-type="string" calcext:value-type="string">
            <text:p>Upton County</text:p>
          </table:table-cell>
          <table:table-cell/>
        </table:table-row>
        <table:table-row table:style-name="ro1">
          <table:table-cell office:value-type="string" calcext:value-type="string">
            <text:p>TX,48,463,Uvalde County,H1</text:p>
          </table:table-cell>
          <table:table-cell table:formula="of:=LEFT([.A2755];2)" office:value-type="string" office:string-value="TX" calcext:value-type="string">
            <text:p>TX</text:p>
          </table:table-cell>
          <table:table-cell table:formula="of:=MID([.A2755];4;6)" office:value-type="string" office:string-value="48,463" calcext:value-type="string">
            <text:p>48,463</text:p>
          </table:table-cell>
          <table:table-cell table:formula="of:=MID([.A2755];11;30)" office:value-type="string" office:string-value="Uvalde County,H1" calcext:value-type="string">
            <text:p>Uvalde County,H1</text:p>
          </table:table-cell>
          <table:table-cell office:value-type="string" calcext:value-type="string">
            <text:p>Uvalde County</text:p>
          </table:table-cell>
          <table:table-cell/>
        </table:table-row>
        <table:table-row table:style-name="ro1">
          <table:table-cell office:value-type="string" calcext:value-type="string">
            <text:p>TX,48,465,Val Verde County,H1</text:p>
          </table:table-cell>
          <table:table-cell table:formula="of:=LEFT([.A2756];2)" office:value-type="string" office:string-value="TX" calcext:value-type="string">
            <text:p>TX</text:p>
          </table:table-cell>
          <table:table-cell table:formula="of:=MID([.A2756];4;6)" office:value-type="string" office:string-value="48,465" calcext:value-type="string">
            <text:p>48,465</text:p>
          </table:table-cell>
          <table:table-cell table:formula="of:=MID([.A2756];11;30)" office:value-type="string" office:string-value="Val Verde County,H1" calcext:value-type="string">
            <text:p>Val Verde County,H1</text:p>
          </table:table-cell>
          <table:table-cell office:value-type="string" calcext:value-type="string">
            <text:p>Val Verde County</text:p>
          </table:table-cell>
          <table:table-cell/>
        </table:table-row>
        <table:table-row table:style-name="ro1">
          <table:table-cell office:value-type="string" calcext:value-type="string">
            <text:p>TX,48,467,Van Zandt County,H1</text:p>
          </table:table-cell>
          <table:table-cell table:formula="of:=LEFT([.A2757];2)" office:value-type="string" office:string-value="TX" calcext:value-type="string">
            <text:p>TX</text:p>
          </table:table-cell>
          <table:table-cell table:formula="of:=MID([.A2757];4;6)" office:value-type="string" office:string-value="48,467" calcext:value-type="string">
            <text:p>48,467</text:p>
          </table:table-cell>
          <table:table-cell table:formula="of:=MID([.A2757];11;30)" office:value-type="string" office:string-value="Van Zandt County,H1" calcext:value-type="string">
            <text:p>Van Zandt County,H1</text:p>
          </table:table-cell>
          <table:table-cell office:value-type="string" calcext:value-type="string">
            <text:p>Van Zandt County</text:p>
          </table:table-cell>
          <table:table-cell/>
        </table:table-row>
        <table:table-row table:style-name="ro1">
          <table:table-cell office:value-type="string" calcext:value-type="string">
            <text:p>TX,48,469,Victoria County,H1</text:p>
          </table:table-cell>
          <table:table-cell table:formula="of:=LEFT([.A2758];2)" office:value-type="string" office:string-value="TX" calcext:value-type="string">
            <text:p>TX</text:p>
          </table:table-cell>
          <table:table-cell table:formula="of:=MID([.A2758];4;6)" office:value-type="string" office:string-value="48,469" calcext:value-type="string">
            <text:p>48,469</text:p>
          </table:table-cell>
          <table:table-cell table:formula="of:=MID([.A2758];11;30)" office:value-type="string" office:string-value="Victoria County,H1" calcext:value-type="string">
            <text:p>Victoria County,H1</text:p>
          </table:table-cell>
          <table:table-cell office:value-type="string" calcext:value-type="string">
            <text:p>Victoria County</text:p>
          </table:table-cell>
          <table:table-cell/>
        </table:table-row>
        <table:table-row table:style-name="ro1">
          <table:table-cell office:value-type="string" calcext:value-type="string">
            <text:p>TX,48,471,Walker County,H1</text:p>
          </table:table-cell>
          <table:table-cell table:formula="of:=LEFT([.A2759];2)" office:value-type="string" office:string-value="TX" calcext:value-type="string">
            <text:p>TX</text:p>
          </table:table-cell>
          <table:table-cell table:formula="of:=MID([.A2759];4;6)" office:value-type="string" office:string-value="48,471" calcext:value-type="string">
            <text:p>48,471</text:p>
          </table:table-cell>
          <table:table-cell table:formula="of:=MID([.A2759];11;30)" office:value-type="string" office:string-value="Walker County,H1" calcext:value-type="string">
            <text:p>Walker County,H1</text:p>
          </table:table-cell>
          <table:table-cell office:value-type="string" calcext:value-type="string">
            <text:p>Walker County</text:p>
          </table:table-cell>
          <table:table-cell/>
        </table:table-row>
        <table:table-row table:style-name="ro1">
          <table:table-cell office:value-type="string" calcext:value-type="string">
            <text:p>TX,48,473,Waller County,H1</text:p>
          </table:table-cell>
          <table:table-cell table:formula="of:=LEFT([.A2760];2)" office:value-type="string" office:string-value="TX" calcext:value-type="string">
            <text:p>TX</text:p>
          </table:table-cell>
          <table:table-cell table:formula="of:=MID([.A2760];4;6)" office:value-type="string" office:string-value="48,473" calcext:value-type="string">
            <text:p>48,473</text:p>
          </table:table-cell>
          <table:table-cell table:formula="of:=MID([.A2760];11;30)" office:value-type="string" office:string-value="Waller County,H1" calcext:value-type="string">
            <text:p>Waller County,H1</text:p>
          </table:table-cell>
          <table:table-cell office:value-type="string" calcext:value-type="string">
            <text:p>Waller County</text:p>
          </table:table-cell>
          <table:table-cell/>
        </table:table-row>
        <table:table-row table:style-name="ro1">
          <table:table-cell office:value-type="string" calcext:value-type="string">
            <text:p>TX,48,475,Ward County,H1</text:p>
          </table:table-cell>
          <table:table-cell table:formula="of:=LEFT([.A2761];2)" office:value-type="string" office:string-value="TX" calcext:value-type="string">
            <text:p>TX</text:p>
          </table:table-cell>
          <table:table-cell table:formula="of:=MID([.A2761];4;6)" office:value-type="string" office:string-value="48,475" calcext:value-type="string">
            <text:p>48,475</text:p>
          </table:table-cell>
          <table:table-cell table:formula="of:=MID([.A2761];11;30)" office:value-type="string" office:string-value="Ward County,H1" calcext:value-type="string">
            <text:p>Ward County,H1</text:p>
          </table:table-cell>
          <table:table-cell office:value-type="string" calcext:value-type="string">
            <text:p>Ward County</text:p>
          </table:table-cell>
          <table:table-cell/>
        </table:table-row>
        <table:table-row table:style-name="ro1">
          <table:table-cell office:value-type="string" calcext:value-type="string">
            <text:p>TX,48,477,Washington County,H1</text:p>
          </table:table-cell>
          <table:table-cell table:formula="of:=LEFT([.A2762];2)" office:value-type="string" office:string-value="TX" calcext:value-type="string">
            <text:p>TX</text:p>
          </table:table-cell>
          <table:table-cell table:formula="of:=MID([.A2762];4;6)" office:value-type="string" office:string-value="48,477" calcext:value-type="string">
            <text:p>48,477</text:p>
          </table:table-cell>
          <table:table-cell table:formula="of:=MID([.A2762];11;30)" office:value-type="string" office:string-value="Washington County,H1" calcext:value-type="string">
            <text:p>Washington County,H1</text:p>
          </table:table-cell>
          <table:table-cell office:value-type="string" calcext:value-type="string">
            <text:p>Washington County</text:p>
          </table:table-cell>
          <table:table-cell/>
        </table:table-row>
        <table:table-row table:style-name="ro1">
          <table:table-cell office:value-type="string" calcext:value-type="string">
            <text:p>TX,48,479,Webb County,H1</text:p>
          </table:table-cell>
          <table:table-cell table:formula="of:=LEFT([.A2763];2)" office:value-type="string" office:string-value="TX" calcext:value-type="string">
            <text:p>TX</text:p>
          </table:table-cell>
          <table:table-cell table:formula="of:=MID([.A2763];4;6)" office:value-type="string" office:string-value="48,479" calcext:value-type="string">
            <text:p>48,479</text:p>
          </table:table-cell>
          <table:table-cell table:formula="of:=MID([.A2763];11;30)" office:value-type="string" office:string-value="Webb County,H1" calcext:value-type="string">
            <text:p>Webb County,H1</text:p>
          </table:table-cell>
          <table:table-cell office:value-type="string" calcext:value-type="string">
            <text:p>Webb County</text:p>
          </table:table-cell>
          <table:table-cell/>
        </table:table-row>
        <table:table-row table:style-name="ro1">
          <table:table-cell office:value-type="string" calcext:value-type="string">
            <text:p>TX,48,481,Wharton County,H1</text:p>
          </table:table-cell>
          <table:table-cell table:formula="of:=LEFT([.A2764];2)" office:value-type="string" office:string-value="TX" calcext:value-type="string">
            <text:p>TX</text:p>
          </table:table-cell>
          <table:table-cell table:formula="of:=MID([.A2764];4;6)" office:value-type="string" office:string-value="48,481" calcext:value-type="string">
            <text:p>48,481</text:p>
          </table:table-cell>
          <table:table-cell table:formula="of:=MID([.A2764];11;30)" office:value-type="string" office:string-value="Wharton County,H1" calcext:value-type="string">
            <text:p>Wharton County,H1</text:p>
          </table:table-cell>
          <table:table-cell office:value-type="string" calcext:value-type="string">
            <text:p>Wharton County</text:p>
          </table:table-cell>
          <table:table-cell/>
        </table:table-row>
        <table:table-row table:style-name="ro1">
          <table:table-cell office:value-type="string" calcext:value-type="string">
            <text:p>TX,48,483,Wheeler County,H1</text:p>
          </table:table-cell>
          <table:table-cell table:formula="of:=LEFT([.A2765];2)" office:value-type="string" office:string-value="TX" calcext:value-type="string">
            <text:p>TX</text:p>
          </table:table-cell>
          <table:table-cell table:formula="of:=MID([.A2765];4;6)" office:value-type="string" office:string-value="48,483" calcext:value-type="string">
            <text:p>48,483</text:p>
          </table:table-cell>
          <table:table-cell table:formula="of:=MID([.A2765];11;30)" office:value-type="string" office:string-value="Wheeler County,H1" calcext:value-type="string">
            <text:p>Wheeler County,H1</text:p>
          </table:table-cell>
          <table:table-cell office:value-type="string" calcext:value-type="string">
            <text:p>Wheeler County</text:p>
          </table:table-cell>
          <table:table-cell/>
        </table:table-row>
        <table:table-row table:style-name="ro1">
          <table:table-cell office:value-type="string" calcext:value-type="string">
            <text:p>TX,48,485,Wichita County,H1</text:p>
          </table:table-cell>
          <table:table-cell table:formula="of:=LEFT([.A2766];2)" office:value-type="string" office:string-value="TX" calcext:value-type="string">
            <text:p>TX</text:p>
          </table:table-cell>
          <table:table-cell table:formula="of:=MID([.A2766];4;6)" office:value-type="string" office:string-value="48,485" calcext:value-type="string">
            <text:p>48,485</text:p>
          </table:table-cell>
          <table:table-cell table:formula="of:=MID([.A2766];11;30)" office:value-type="string" office:string-value="Wichita County,H1" calcext:value-type="string">
            <text:p>Wichita County,H1</text:p>
          </table:table-cell>
          <table:table-cell office:value-type="string" calcext:value-type="string">
            <text:p>Wichita County</text:p>
          </table:table-cell>
          <table:table-cell/>
        </table:table-row>
        <table:table-row table:style-name="ro1">
          <table:table-cell office:value-type="string" calcext:value-type="string">
            <text:p>TX,48,487,Wilbarger County,H1</text:p>
          </table:table-cell>
          <table:table-cell table:formula="of:=LEFT([.A2767];2)" office:value-type="string" office:string-value="TX" calcext:value-type="string">
            <text:p>TX</text:p>
          </table:table-cell>
          <table:table-cell table:formula="of:=MID([.A2767];4;6)" office:value-type="string" office:string-value="48,487" calcext:value-type="string">
            <text:p>48,487</text:p>
          </table:table-cell>
          <table:table-cell table:formula="of:=MID([.A2767];11;30)" office:value-type="string" office:string-value="Wilbarger County,H1" calcext:value-type="string">
            <text:p>Wilbarger County,H1</text:p>
          </table:table-cell>
          <table:table-cell office:value-type="string" calcext:value-type="string">
            <text:p>Wilbarger County</text:p>
          </table:table-cell>
          <table:table-cell/>
        </table:table-row>
        <table:table-row table:style-name="ro1">
          <table:table-cell office:value-type="string" calcext:value-type="string">
            <text:p>TX,48,489,Willacy County,H1</text:p>
          </table:table-cell>
          <table:table-cell table:formula="of:=LEFT([.A2768];2)" office:value-type="string" office:string-value="TX" calcext:value-type="string">
            <text:p>TX</text:p>
          </table:table-cell>
          <table:table-cell table:formula="of:=MID([.A2768];4;6)" office:value-type="string" office:string-value="48,489" calcext:value-type="string">
            <text:p>48,489</text:p>
          </table:table-cell>
          <table:table-cell table:formula="of:=MID([.A2768];11;30)" office:value-type="string" office:string-value="Willacy County,H1" calcext:value-type="string">
            <text:p>Willacy County,H1</text:p>
          </table:table-cell>
          <table:table-cell office:value-type="string" calcext:value-type="string">
            <text:p>Willacy County</text:p>
          </table:table-cell>
          <table:table-cell/>
        </table:table-row>
        <table:table-row table:style-name="ro1">
          <table:table-cell office:value-type="string" calcext:value-type="string">
            <text:p>TX,48,491,Williamson County,H1</text:p>
          </table:table-cell>
          <table:table-cell table:formula="of:=LEFT([.A2769];2)" office:value-type="string" office:string-value="TX" calcext:value-type="string">
            <text:p>TX</text:p>
          </table:table-cell>
          <table:table-cell table:formula="of:=MID([.A2769];4;6)" office:value-type="string" office:string-value="48,491" calcext:value-type="string">
            <text:p>48,491</text:p>
          </table:table-cell>
          <table:table-cell table:formula="of:=MID([.A2769];11;30)" office:value-type="string" office:string-value="Williamson County,H1" calcext:value-type="string">
            <text:p>Williamson County,H1</text:p>
          </table:table-cell>
          <table:table-cell office:value-type="string" calcext:value-type="string">
            <text:p>Williamson County</text:p>
          </table:table-cell>
          <table:table-cell/>
        </table:table-row>
        <table:table-row table:style-name="ro1">
          <table:table-cell office:value-type="string" calcext:value-type="string">
            <text:p>TX,48,493,Wilson County,H1</text:p>
          </table:table-cell>
          <table:table-cell table:formula="of:=LEFT([.A2770];2)" office:value-type="string" office:string-value="TX" calcext:value-type="string">
            <text:p>TX</text:p>
          </table:table-cell>
          <table:table-cell table:formula="of:=MID([.A2770];4;6)" office:value-type="string" office:string-value="48,493" calcext:value-type="string">
            <text:p>48,493</text:p>
          </table:table-cell>
          <table:table-cell table:formula="of:=MID([.A2770];11;30)" office:value-type="string" office:string-value="Wilson County,H1" calcext:value-type="string">
            <text:p>Wilson County,H1</text:p>
          </table:table-cell>
          <table:table-cell office:value-type="string" calcext:value-type="string">
            <text:p>Wilson County</text:p>
          </table:table-cell>
          <table:table-cell/>
        </table:table-row>
        <table:table-row table:style-name="ro1">
          <table:table-cell office:value-type="string" calcext:value-type="string">
            <text:p>TX,48,495,Winkler County,H1</text:p>
          </table:table-cell>
          <table:table-cell table:formula="of:=LEFT([.A2771];2)" office:value-type="string" office:string-value="TX" calcext:value-type="string">
            <text:p>TX</text:p>
          </table:table-cell>
          <table:table-cell table:formula="of:=MID([.A2771];4;6)" office:value-type="string" office:string-value="48,495" calcext:value-type="string">
            <text:p>48,495</text:p>
          </table:table-cell>
          <table:table-cell table:formula="of:=MID([.A2771];11;30)" office:value-type="string" office:string-value="Winkler County,H1" calcext:value-type="string">
            <text:p>Winkler County,H1</text:p>
          </table:table-cell>
          <table:table-cell office:value-type="string" calcext:value-type="string">
            <text:p>Winkler County</text:p>
          </table:table-cell>
          <table:table-cell/>
        </table:table-row>
        <table:table-row table:style-name="ro1">
          <table:table-cell office:value-type="string" calcext:value-type="string">
            <text:p>TX,48,497,Wise County,H1</text:p>
          </table:table-cell>
          <table:table-cell table:formula="of:=LEFT([.A2772];2)" office:value-type="string" office:string-value="TX" calcext:value-type="string">
            <text:p>TX</text:p>
          </table:table-cell>
          <table:table-cell table:formula="of:=MID([.A2772];4;6)" office:value-type="string" office:string-value="48,497" calcext:value-type="string">
            <text:p>48,497</text:p>
          </table:table-cell>
          <table:table-cell table:formula="of:=MID([.A2772];11;30)" office:value-type="string" office:string-value="Wise County,H1" calcext:value-type="string">
            <text:p>Wise County,H1</text:p>
          </table:table-cell>
          <table:table-cell office:value-type="string" calcext:value-type="string">
            <text:p>Wise County</text:p>
          </table:table-cell>
          <table:table-cell/>
        </table:table-row>
        <table:table-row table:style-name="ro1">
          <table:table-cell office:value-type="string" calcext:value-type="string">
            <text:p>TX,48,499,Wood County,H1</text:p>
          </table:table-cell>
          <table:table-cell table:formula="of:=LEFT([.A2773];2)" office:value-type="string" office:string-value="TX" calcext:value-type="string">
            <text:p>TX</text:p>
          </table:table-cell>
          <table:table-cell table:formula="of:=MID([.A2773];4;6)" office:value-type="string" office:string-value="48,499" calcext:value-type="string">
            <text:p>48,499</text:p>
          </table:table-cell>
          <table:table-cell table:formula="of:=MID([.A2773];11;30)" office:value-type="string" office:string-value="Wood County,H1" calcext:value-type="string">
            <text:p>Wood County,H1</text:p>
          </table:table-cell>
          <table:table-cell office:value-type="string" calcext:value-type="string">
            <text:p>Wood County</text:p>
          </table:table-cell>
          <table:table-cell/>
        </table:table-row>
        <table:table-row table:style-name="ro1">
          <table:table-cell office:value-type="string" calcext:value-type="string">
            <text:p>TX,48,501,Yoakum County,H1</text:p>
          </table:table-cell>
          <table:table-cell table:formula="of:=LEFT([.A2774];2)" office:value-type="string" office:string-value="TX" calcext:value-type="string">
            <text:p>TX</text:p>
          </table:table-cell>
          <table:table-cell table:formula="of:=MID([.A2774];4;6)" office:value-type="string" office:string-value="48,501" calcext:value-type="string">
            <text:p>48,501</text:p>
          </table:table-cell>
          <table:table-cell table:formula="of:=MID([.A2774];11;30)" office:value-type="string" office:string-value="Yoakum County,H1" calcext:value-type="string">
            <text:p>Yoakum County,H1</text:p>
          </table:table-cell>
          <table:table-cell office:value-type="string" calcext:value-type="string">
            <text:p>Yoakum County</text:p>
          </table:table-cell>
          <table:table-cell/>
        </table:table-row>
        <table:table-row table:style-name="ro1">
          <table:table-cell office:value-type="string" calcext:value-type="string">
            <text:p>TX,48,503,Young County,H1</text:p>
          </table:table-cell>
          <table:table-cell table:formula="of:=LEFT([.A2775];2)" office:value-type="string" office:string-value="TX" calcext:value-type="string">
            <text:p>TX</text:p>
          </table:table-cell>
          <table:table-cell table:formula="of:=MID([.A2775];4;6)" office:value-type="string" office:string-value="48,503" calcext:value-type="string">
            <text:p>48,503</text:p>
          </table:table-cell>
          <table:table-cell table:formula="of:=MID([.A2775];11;30)" office:value-type="string" office:string-value="Young County,H1" calcext:value-type="string">
            <text:p>Young County,H1</text:p>
          </table:table-cell>
          <table:table-cell office:value-type="string" calcext:value-type="string">
            <text:p>Young County</text:p>
          </table:table-cell>
          <table:table-cell/>
        </table:table-row>
        <table:table-row table:style-name="ro1">
          <table:table-cell office:value-type="string" calcext:value-type="string">
            <text:p>TX,48,505,Zapata County,H1</text:p>
          </table:table-cell>
          <table:table-cell table:formula="of:=LEFT([.A2776];2)" office:value-type="string" office:string-value="TX" calcext:value-type="string">
            <text:p>TX</text:p>
          </table:table-cell>
          <table:table-cell table:formula="of:=MID([.A2776];4;6)" office:value-type="string" office:string-value="48,505" calcext:value-type="string">
            <text:p>48,505</text:p>
          </table:table-cell>
          <table:table-cell table:formula="of:=MID([.A2776];11;30)" office:value-type="string" office:string-value="Zapata County,H1" calcext:value-type="string">
            <text:p>Zapata County,H1</text:p>
          </table:table-cell>
          <table:table-cell office:value-type="string" calcext:value-type="string">
            <text:p>Zapata County</text:p>
          </table:table-cell>
          <table:table-cell/>
        </table:table-row>
        <table:table-row table:style-name="ro1">
          <table:table-cell office:value-type="string" calcext:value-type="string">
            <text:p>TX,48,507,Zavala County,H1</text:p>
          </table:table-cell>
          <table:table-cell table:formula="of:=LEFT([.A2777];2)" office:value-type="string" office:string-value="TX" calcext:value-type="string">
            <text:p>TX</text:p>
          </table:table-cell>
          <table:table-cell table:formula="of:=MID([.A2777];4;6)" office:value-type="string" office:string-value="48,507" calcext:value-type="string">
            <text:p>48,507</text:p>
          </table:table-cell>
          <table:table-cell table:formula="of:=MID([.A2777];11;30)" office:value-type="string" office:string-value="Zavala County,H1" calcext:value-type="string">
            <text:p>Zavala County,H1</text:p>
          </table:table-cell>
          <table:table-cell office:value-type="string" calcext:value-type="string">
            <text:p>Zavala County</text:p>
          </table:table-cell>
          <table:table-cell/>
        </table:table-row>
        <table:table-row table:style-name="ro1">
          <table:table-cell office:value-type="string" calcext:value-type="string">
            <text:p>UT,49,001,Beaver County,H1</text:p>
          </table:table-cell>
          <table:table-cell table:formula="of:=LEFT([.A2778];2)" office:value-type="string" office:string-value="UT" calcext:value-type="string">
            <text:p>UT</text:p>
          </table:table-cell>
          <table:table-cell table:formula="of:=MID([.A2778];4;6)" office:value-type="string" office:string-value="49,001" calcext:value-type="string">
            <text:p>49,001</text:p>
          </table:table-cell>
          <table:table-cell table:formula="of:=MID([.A2778];11;30)" office:value-type="string" office:string-value="Beaver County,H1" calcext:value-type="string">
            <text:p>Beaver County,H1</text:p>
          </table:table-cell>
          <table:table-cell office:value-type="string" calcext:value-type="string">
            <text:p>Beaver County</text:p>
          </table:table-cell>
          <table:table-cell/>
        </table:table-row>
        <table:table-row table:style-name="ro1">
          <table:table-cell office:value-type="string" calcext:value-type="string">
            <text:p>UT,49,003,Box Elder County,H1</text:p>
          </table:table-cell>
          <table:table-cell table:formula="of:=LEFT([.A2779];2)" office:value-type="string" office:string-value="UT" calcext:value-type="string">
            <text:p>UT</text:p>
          </table:table-cell>
          <table:table-cell table:formula="of:=MID([.A2779];4;6)" office:value-type="string" office:string-value="49,003" calcext:value-type="string">
            <text:p>49,003</text:p>
          </table:table-cell>
          <table:table-cell table:formula="of:=MID([.A2779];11;30)" office:value-type="string" office:string-value="Box Elder County,H1" calcext:value-type="string">
            <text:p>Box Elder County,H1</text:p>
          </table:table-cell>
          <table:table-cell office:value-type="string" calcext:value-type="string">
            <text:p>Box Elder County</text:p>
          </table:table-cell>
          <table:table-cell/>
        </table:table-row>
        <table:table-row table:style-name="ro1">
          <table:table-cell office:value-type="string" calcext:value-type="string">
            <text:p>UT,49,005,Cache County,H1</text:p>
          </table:table-cell>
          <table:table-cell table:formula="of:=LEFT([.A2780];2)" office:value-type="string" office:string-value="UT" calcext:value-type="string">
            <text:p>UT</text:p>
          </table:table-cell>
          <table:table-cell table:formula="of:=MID([.A2780];4;6)" office:value-type="string" office:string-value="49,005" calcext:value-type="string">
            <text:p>49,005</text:p>
          </table:table-cell>
          <table:table-cell table:formula="of:=MID([.A2780];11;30)" office:value-type="string" office:string-value="Cache County,H1" calcext:value-type="string">
            <text:p>Cache County,H1</text:p>
          </table:table-cell>
          <table:table-cell office:value-type="string" calcext:value-type="string">
            <text:p>Cache County</text:p>
          </table:table-cell>
          <table:table-cell/>
        </table:table-row>
        <table:table-row table:style-name="ro1">
          <table:table-cell office:value-type="string" calcext:value-type="string">
            <text:p>UT,49,007,Carbon County,H1</text:p>
          </table:table-cell>
          <table:table-cell table:formula="of:=LEFT([.A2781];2)" office:value-type="string" office:string-value="UT" calcext:value-type="string">
            <text:p>UT</text:p>
          </table:table-cell>
          <table:table-cell table:formula="of:=MID([.A2781];4;6)" office:value-type="string" office:string-value="49,007" calcext:value-type="string">
            <text:p>49,007</text:p>
          </table:table-cell>
          <table:table-cell table:formula="of:=MID([.A2781];11;30)" office:value-type="string" office:string-value="Carbon County,H1" calcext:value-type="string">
            <text:p>Carbon County,H1</text:p>
          </table:table-cell>
          <table:table-cell office:value-type="string" calcext:value-type="string">
            <text:p>Carbon County</text:p>
          </table:table-cell>
          <table:table-cell/>
        </table:table-row>
        <table:table-row table:style-name="ro1">
          <table:table-cell office:value-type="string" calcext:value-type="string">
            <text:p>UT,49,009,Daggett County,H1</text:p>
          </table:table-cell>
          <table:table-cell table:formula="of:=LEFT([.A2782];2)" office:value-type="string" office:string-value="UT" calcext:value-type="string">
            <text:p>UT</text:p>
          </table:table-cell>
          <table:table-cell table:formula="of:=MID([.A2782];4;6)" office:value-type="string" office:string-value="49,009" calcext:value-type="string">
            <text:p>49,009</text:p>
          </table:table-cell>
          <table:table-cell table:formula="of:=MID([.A2782];11;30)" office:value-type="string" office:string-value="Daggett County,H1" calcext:value-type="string">
            <text:p>Daggett County,H1</text:p>
          </table:table-cell>
          <table:table-cell office:value-type="string" calcext:value-type="string">
            <text:p>Daggett County</text:p>
          </table:table-cell>
          <table:table-cell/>
        </table:table-row>
        <table:table-row table:style-name="ro1">
          <table:table-cell office:value-type="string" calcext:value-type="string">
            <text:p>UT,49,011,Davis County,H1</text:p>
          </table:table-cell>
          <table:table-cell table:formula="of:=LEFT([.A2783];2)" office:value-type="string" office:string-value="UT" calcext:value-type="string">
            <text:p>UT</text:p>
          </table:table-cell>
          <table:table-cell table:formula="of:=MID([.A2783];4;6)" office:value-type="string" office:string-value="49,011" calcext:value-type="string">
            <text:p>49,011</text:p>
          </table:table-cell>
          <table:table-cell table:formula="of:=MID([.A2783];11;30)" office:value-type="string" office:string-value="Davis County,H1" calcext:value-type="string">
            <text:p>Davis County,H1</text:p>
          </table:table-cell>
          <table:table-cell office:value-type="string" calcext:value-type="string">
            <text:p>Davis County</text:p>
          </table:table-cell>
          <table:table-cell/>
        </table:table-row>
        <table:table-row table:style-name="ro1">
          <table:table-cell office:value-type="string" calcext:value-type="string">
            <text:p>UT,49,013,Duchesne County,H1</text:p>
          </table:table-cell>
          <table:table-cell table:formula="of:=LEFT([.A2784];2)" office:value-type="string" office:string-value="UT" calcext:value-type="string">
            <text:p>UT</text:p>
          </table:table-cell>
          <table:table-cell table:formula="of:=MID([.A2784];4;6)" office:value-type="string" office:string-value="49,013" calcext:value-type="string">
            <text:p>49,013</text:p>
          </table:table-cell>
          <table:table-cell table:formula="of:=MID([.A2784];11;30)" office:value-type="string" office:string-value="Duchesne County,H1" calcext:value-type="string">
            <text:p>Duchesne County,H1</text:p>
          </table:table-cell>
          <table:table-cell office:value-type="string" calcext:value-type="string">
            <text:p>Duchesne County</text:p>
          </table:table-cell>
          <table:table-cell/>
        </table:table-row>
        <table:table-row table:style-name="ro1">
          <table:table-cell office:value-type="string" calcext:value-type="string">
            <text:p>UT,49,015,Emery County,H1</text:p>
          </table:table-cell>
          <table:table-cell table:formula="of:=LEFT([.A2785];2)" office:value-type="string" office:string-value="UT" calcext:value-type="string">
            <text:p>UT</text:p>
          </table:table-cell>
          <table:table-cell table:formula="of:=MID([.A2785];4;6)" office:value-type="string" office:string-value="49,015" calcext:value-type="string">
            <text:p>49,015</text:p>
          </table:table-cell>
          <table:table-cell table:formula="of:=MID([.A2785];11;30)" office:value-type="string" office:string-value="Emery County,H1" calcext:value-type="string">
            <text:p>Emery County,H1</text:p>
          </table:table-cell>
          <table:table-cell office:value-type="string" calcext:value-type="string">
            <text:p>Emery County</text:p>
          </table:table-cell>
          <table:table-cell/>
        </table:table-row>
        <table:table-row table:style-name="ro1">
          <table:table-cell office:value-type="string" calcext:value-type="string">
            <text:p>UT,49,017,Garfield County,H1</text:p>
          </table:table-cell>
          <table:table-cell table:formula="of:=LEFT([.A2786];2)" office:value-type="string" office:string-value="UT" calcext:value-type="string">
            <text:p>UT</text:p>
          </table:table-cell>
          <table:table-cell table:formula="of:=MID([.A2786];4;6)" office:value-type="string" office:string-value="49,017" calcext:value-type="string">
            <text:p>49,017</text:p>
          </table:table-cell>
          <table:table-cell table:formula="of:=MID([.A2786];11;30)" office:value-type="string" office:string-value="Garfield County,H1" calcext:value-type="string">
            <text:p>Garfield County,H1</text:p>
          </table:table-cell>
          <table:table-cell office:value-type="string" calcext:value-type="string">
            <text:p>Garfield County</text:p>
          </table:table-cell>
          <table:table-cell/>
        </table:table-row>
        <table:table-row table:style-name="ro1">
          <table:table-cell office:value-type="string" calcext:value-type="string">
            <text:p>UT,49,019,Grand County,H1</text:p>
          </table:table-cell>
          <table:table-cell table:formula="of:=LEFT([.A2787];2)" office:value-type="string" office:string-value="UT" calcext:value-type="string">
            <text:p>UT</text:p>
          </table:table-cell>
          <table:table-cell table:formula="of:=MID([.A2787];4;6)" office:value-type="string" office:string-value="49,019" calcext:value-type="string">
            <text:p>49,019</text:p>
          </table:table-cell>
          <table:table-cell table:formula="of:=MID([.A2787];11;30)" office:value-type="string" office:string-value="Grand County,H1" calcext:value-type="string">
            <text:p>Grand County,H1</text:p>
          </table:table-cell>
          <table:table-cell office:value-type="string" calcext:value-type="string">
            <text:p>Grand County</text:p>
          </table:table-cell>
          <table:table-cell/>
        </table:table-row>
        <table:table-row table:style-name="ro1">
          <table:table-cell office:value-type="string" calcext:value-type="string">
            <text:p>UT,49,021,Iron County,H1</text:p>
          </table:table-cell>
          <table:table-cell table:formula="of:=LEFT([.A2788];2)" office:value-type="string" office:string-value="UT" calcext:value-type="string">
            <text:p>UT</text:p>
          </table:table-cell>
          <table:table-cell table:formula="of:=MID([.A2788];4;6)" office:value-type="string" office:string-value="49,021" calcext:value-type="string">
            <text:p>49,021</text:p>
          </table:table-cell>
          <table:table-cell table:formula="of:=MID([.A2788];11;30)" office:value-type="string" office:string-value="Iron County,H1" calcext:value-type="string">
            <text:p>Iron County,H1</text:p>
          </table:table-cell>
          <table:table-cell office:value-type="string" calcext:value-type="string">
            <text:p>Iron County</text:p>
          </table:table-cell>
          <table:table-cell/>
        </table:table-row>
        <table:table-row table:style-name="ro1">
          <table:table-cell office:value-type="string" calcext:value-type="string">
            <text:p>UT,49,023,Juab County,H1</text:p>
          </table:table-cell>
          <table:table-cell table:formula="of:=LEFT([.A2789];2)" office:value-type="string" office:string-value="UT" calcext:value-type="string">
            <text:p>UT</text:p>
          </table:table-cell>
          <table:table-cell table:formula="of:=MID([.A2789];4;6)" office:value-type="string" office:string-value="49,023" calcext:value-type="string">
            <text:p>49,023</text:p>
          </table:table-cell>
          <table:table-cell table:formula="of:=MID([.A2789];11;30)" office:value-type="string" office:string-value="Juab County,H1" calcext:value-type="string">
            <text:p>Juab County,H1</text:p>
          </table:table-cell>
          <table:table-cell office:value-type="string" calcext:value-type="string">
            <text:p>Juab County</text:p>
          </table:table-cell>
          <table:table-cell/>
        </table:table-row>
        <table:table-row table:style-name="ro1">
          <table:table-cell office:value-type="string" calcext:value-type="string">
            <text:p>UT,49,025,Kane County,H1</text:p>
          </table:table-cell>
          <table:table-cell table:formula="of:=LEFT([.A2790];2)" office:value-type="string" office:string-value="UT" calcext:value-type="string">
            <text:p>UT</text:p>
          </table:table-cell>
          <table:table-cell table:formula="of:=MID([.A2790];4;6)" office:value-type="string" office:string-value="49,025" calcext:value-type="string">
            <text:p>49,025</text:p>
          </table:table-cell>
          <table:table-cell table:formula="of:=MID([.A2790];11;30)" office:value-type="string" office:string-value="Kane County,H1" calcext:value-type="string">
            <text:p>Kane County,H1</text:p>
          </table:table-cell>
          <table:table-cell office:value-type="string" calcext:value-type="string">
            <text:p>Kane County</text:p>
          </table:table-cell>
          <table:table-cell/>
        </table:table-row>
        <table:table-row table:style-name="ro1">
          <table:table-cell office:value-type="string" calcext:value-type="string">
            <text:p>UT,49,027,Millard County,H1</text:p>
          </table:table-cell>
          <table:table-cell table:formula="of:=LEFT([.A2791];2)" office:value-type="string" office:string-value="UT" calcext:value-type="string">
            <text:p>UT</text:p>
          </table:table-cell>
          <table:table-cell table:formula="of:=MID([.A2791];4;6)" office:value-type="string" office:string-value="49,027" calcext:value-type="string">
            <text:p>49,027</text:p>
          </table:table-cell>
          <table:table-cell table:formula="of:=MID([.A2791];11;30)" office:value-type="string" office:string-value="Millard County,H1" calcext:value-type="string">
            <text:p>Millard County,H1</text:p>
          </table:table-cell>
          <table:table-cell office:value-type="string" calcext:value-type="string">
            <text:p>Millard County</text:p>
          </table:table-cell>
          <table:table-cell/>
        </table:table-row>
        <table:table-row table:style-name="ro1">
          <table:table-cell office:value-type="string" calcext:value-type="string">
            <text:p>UT,49,029,Morgan County,H1</text:p>
          </table:table-cell>
          <table:table-cell table:formula="of:=LEFT([.A2792];2)" office:value-type="string" office:string-value="UT" calcext:value-type="string">
            <text:p>UT</text:p>
          </table:table-cell>
          <table:table-cell table:formula="of:=MID([.A2792];4;6)" office:value-type="string" office:string-value="49,029" calcext:value-type="string">
            <text:p>49,029</text:p>
          </table:table-cell>
          <table:table-cell table:formula="of:=MID([.A2792];11;30)" office:value-type="string" office:string-value="Morgan County,H1" calcext:value-type="string">
            <text:p>Morgan County,H1</text:p>
          </table:table-cell>
          <table:table-cell office:value-type="string" calcext:value-type="string">
            <text:p>Morgan County</text:p>
          </table:table-cell>
          <table:table-cell/>
        </table:table-row>
        <table:table-row table:style-name="ro1">
          <table:table-cell office:value-type="string" calcext:value-type="string">
            <text:p>UT,49,031,Piute County,H1</text:p>
          </table:table-cell>
          <table:table-cell table:formula="of:=LEFT([.A2793];2)" office:value-type="string" office:string-value="UT" calcext:value-type="string">
            <text:p>UT</text:p>
          </table:table-cell>
          <table:table-cell table:formula="of:=MID([.A2793];4;6)" office:value-type="string" office:string-value="49,031" calcext:value-type="string">
            <text:p>49,031</text:p>
          </table:table-cell>
          <table:table-cell table:formula="of:=MID([.A2793];11;30)" office:value-type="string" office:string-value="Piute County,H1" calcext:value-type="string">
            <text:p>Piute County,H1</text:p>
          </table:table-cell>
          <table:table-cell office:value-type="string" calcext:value-type="string">
            <text:p>Piute County</text:p>
          </table:table-cell>
          <table:table-cell/>
        </table:table-row>
        <table:table-row table:style-name="ro1">
          <table:table-cell office:value-type="string" calcext:value-type="string">
            <text:p>UT,49,033,Rich County,H1</text:p>
          </table:table-cell>
          <table:table-cell table:formula="of:=LEFT([.A2794];2)" office:value-type="string" office:string-value="UT" calcext:value-type="string">
            <text:p>UT</text:p>
          </table:table-cell>
          <table:table-cell table:formula="of:=MID([.A2794];4;6)" office:value-type="string" office:string-value="49,033" calcext:value-type="string">
            <text:p>49,033</text:p>
          </table:table-cell>
          <table:table-cell table:formula="of:=MID([.A2794];11;30)" office:value-type="string" office:string-value="Rich County,H1" calcext:value-type="string">
            <text:p>Rich County,H1</text:p>
          </table:table-cell>
          <table:table-cell office:value-type="string" calcext:value-type="string">
            <text:p>Rich County</text:p>
          </table:table-cell>
          <table:table-cell/>
        </table:table-row>
        <table:table-row table:style-name="ro1">
          <table:table-cell office:value-type="string" calcext:value-type="string">
            <text:p>UT,49,035,Salt Lake County,H1</text:p>
          </table:table-cell>
          <table:table-cell table:formula="of:=LEFT([.A2795];2)" office:value-type="string" office:string-value="UT" calcext:value-type="string">
            <text:p>UT</text:p>
          </table:table-cell>
          <table:table-cell table:formula="of:=MID([.A2795];4;6)" office:value-type="string" office:string-value="49,035" calcext:value-type="string">
            <text:p>49,035</text:p>
          </table:table-cell>
          <table:table-cell table:formula="of:=MID([.A2795];11;30)" office:value-type="string" office:string-value="Salt Lake County,H1" calcext:value-type="string">
            <text:p>Salt Lake County,H1</text:p>
          </table:table-cell>
          <table:table-cell office:value-type="string" calcext:value-type="string">
            <text:p>Salt Lake County</text:p>
          </table:table-cell>
          <table:table-cell/>
        </table:table-row>
        <table:table-row table:style-name="ro1">
          <table:table-cell office:value-type="string" calcext:value-type="string">
            <text:p>UT,49,037,San Juan County,H1</text:p>
          </table:table-cell>
          <table:table-cell table:formula="of:=LEFT([.A2796];2)" office:value-type="string" office:string-value="UT" calcext:value-type="string">
            <text:p>UT</text:p>
          </table:table-cell>
          <table:table-cell table:formula="of:=MID([.A2796];4;6)" office:value-type="string" office:string-value="49,037" calcext:value-type="string">
            <text:p>49,037</text:p>
          </table:table-cell>
          <table:table-cell table:formula="of:=MID([.A2796];11;30)" office:value-type="string" office:string-value="San Juan County,H1" calcext:value-type="string">
            <text:p>San Juan County,H1</text:p>
          </table:table-cell>
          <table:table-cell office:value-type="string" calcext:value-type="string">
            <text:p>San Juan County</text:p>
          </table:table-cell>
          <table:table-cell/>
        </table:table-row>
        <table:table-row table:style-name="ro1">
          <table:table-cell office:value-type="string" calcext:value-type="string">
            <text:p>UT,49,039,Sanpete County,H1</text:p>
          </table:table-cell>
          <table:table-cell table:formula="of:=LEFT([.A2797];2)" office:value-type="string" office:string-value="UT" calcext:value-type="string">
            <text:p>UT</text:p>
          </table:table-cell>
          <table:table-cell table:formula="of:=MID([.A2797];4;6)" office:value-type="string" office:string-value="49,039" calcext:value-type="string">
            <text:p>49,039</text:p>
          </table:table-cell>
          <table:table-cell table:formula="of:=MID([.A2797];11;30)" office:value-type="string" office:string-value="Sanpete County,H1" calcext:value-type="string">
            <text:p>Sanpete County,H1</text:p>
          </table:table-cell>
          <table:table-cell office:value-type="string" calcext:value-type="string">
            <text:p>Sanpete County</text:p>
          </table:table-cell>
          <table:table-cell/>
        </table:table-row>
        <table:table-row table:style-name="ro1">
          <table:table-cell office:value-type="string" calcext:value-type="string">
            <text:p>UT,49,041,Sevier County,H1</text:p>
          </table:table-cell>
          <table:table-cell table:formula="of:=LEFT([.A2798];2)" office:value-type="string" office:string-value="UT" calcext:value-type="string">
            <text:p>UT</text:p>
          </table:table-cell>
          <table:table-cell table:formula="of:=MID([.A2798];4;6)" office:value-type="string" office:string-value="49,041" calcext:value-type="string">
            <text:p>49,041</text:p>
          </table:table-cell>
          <table:table-cell table:formula="of:=MID([.A2798];11;30)" office:value-type="string" office:string-value="Sevier County,H1" calcext:value-type="string">
            <text:p>Sevier County,H1</text:p>
          </table:table-cell>
          <table:table-cell office:value-type="string" calcext:value-type="string">
            <text:p>Sevier County</text:p>
          </table:table-cell>
          <table:table-cell/>
        </table:table-row>
        <table:table-row table:style-name="ro1">
          <table:table-cell office:value-type="string" calcext:value-type="string">
            <text:p>UT,49,043,Summit County,H1</text:p>
          </table:table-cell>
          <table:table-cell table:formula="of:=LEFT([.A2799];2)" office:value-type="string" office:string-value="UT" calcext:value-type="string">
            <text:p>UT</text:p>
          </table:table-cell>
          <table:table-cell table:formula="of:=MID([.A2799];4;6)" office:value-type="string" office:string-value="49,043" calcext:value-type="string">
            <text:p>49,043</text:p>
          </table:table-cell>
          <table:table-cell table:formula="of:=MID([.A2799];11;30)" office:value-type="string" office:string-value="Summit County,H1" calcext:value-type="string">
            <text:p>Summit County,H1</text:p>
          </table:table-cell>
          <table:table-cell office:value-type="string" calcext:value-type="string">
            <text:p>Summit County</text:p>
          </table:table-cell>
          <table:table-cell/>
        </table:table-row>
        <table:table-row table:style-name="ro1">
          <table:table-cell office:value-type="string" calcext:value-type="string">
            <text:p>UT,49,045,Tooele County,H1</text:p>
          </table:table-cell>
          <table:table-cell table:formula="of:=LEFT([.A2800];2)" office:value-type="string" office:string-value="UT" calcext:value-type="string">
            <text:p>UT</text:p>
          </table:table-cell>
          <table:table-cell table:formula="of:=MID([.A2800];4;6)" office:value-type="string" office:string-value="49,045" calcext:value-type="string">
            <text:p>49,045</text:p>
          </table:table-cell>
          <table:table-cell table:formula="of:=MID([.A2800];11;30)" office:value-type="string" office:string-value="Tooele County,H1" calcext:value-type="string">
            <text:p>Tooele County,H1</text:p>
          </table:table-cell>
          <table:table-cell office:value-type="string" calcext:value-type="string">
            <text:p>Tooele County</text:p>
          </table:table-cell>
          <table:table-cell/>
        </table:table-row>
        <table:table-row table:style-name="ro1">
          <table:table-cell office:value-type="string" calcext:value-type="string">
            <text:p>UT,49,047,Uintah County,H1</text:p>
          </table:table-cell>
          <table:table-cell table:formula="of:=LEFT([.A2801];2)" office:value-type="string" office:string-value="UT" calcext:value-type="string">
            <text:p>UT</text:p>
          </table:table-cell>
          <table:table-cell table:formula="of:=MID([.A2801];4;6)" office:value-type="string" office:string-value="49,047" calcext:value-type="string">
            <text:p>49,047</text:p>
          </table:table-cell>
          <table:table-cell table:formula="of:=MID([.A2801];11;30)" office:value-type="string" office:string-value="Uintah County,H1" calcext:value-type="string">
            <text:p>Uintah County,H1</text:p>
          </table:table-cell>
          <table:table-cell office:value-type="string" calcext:value-type="string">
            <text:p>Uintah County</text:p>
          </table:table-cell>
          <table:table-cell/>
        </table:table-row>
        <table:table-row table:style-name="ro1">
          <table:table-cell office:value-type="string" calcext:value-type="string">
            <text:p>UT,49,049,Utah County,H1</text:p>
          </table:table-cell>
          <table:table-cell table:formula="of:=LEFT([.A2802];2)" office:value-type="string" office:string-value="UT" calcext:value-type="string">
            <text:p>UT</text:p>
          </table:table-cell>
          <table:table-cell table:formula="of:=MID([.A2802];4;6)" office:value-type="string" office:string-value="49,049" calcext:value-type="string">
            <text:p>49,049</text:p>
          </table:table-cell>
          <table:table-cell table:formula="of:=MID([.A2802];11;30)" office:value-type="string" office:string-value="Utah County,H1" calcext:value-type="string">
            <text:p>Utah County,H1</text:p>
          </table:table-cell>
          <table:table-cell office:value-type="string" calcext:value-type="string">
            <text:p>Utah County</text:p>
          </table:table-cell>
          <table:table-cell/>
        </table:table-row>
        <table:table-row table:style-name="ro1">
          <table:table-cell office:value-type="string" calcext:value-type="string">
            <text:p>UT,49,051,Wasatch County,H1</text:p>
          </table:table-cell>
          <table:table-cell table:formula="of:=LEFT([.A2803];2)" office:value-type="string" office:string-value="UT" calcext:value-type="string">
            <text:p>UT</text:p>
          </table:table-cell>
          <table:table-cell table:formula="of:=MID([.A2803];4;6)" office:value-type="string" office:string-value="49,051" calcext:value-type="string">
            <text:p>49,051</text:p>
          </table:table-cell>
          <table:table-cell table:formula="of:=MID([.A2803];11;30)" office:value-type="string" office:string-value="Wasatch County,H1" calcext:value-type="string">
            <text:p>Wasatch County,H1</text:p>
          </table:table-cell>
          <table:table-cell office:value-type="string" calcext:value-type="string">
            <text:p>Wasatch County</text:p>
          </table:table-cell>
          <table:table-cell/>
        </table:table-row>
        <table:table-row table:style-name="ro1">
          <table:table-cell office:value-type="string" calcext:value-type="string">
            <text:p>UT,49,053,Washington County,H1</text:p>
          </table:table-cell>
          <table:table-cell table:formula="of:=LEFT([.A2804];2)" office:value-type="string" office:string-value="UT" calcext:value-type="string">
            <text:p>UT</text:p>
          </table:table-cell>
          <table:table-cell table:formula="of:=MID([.A2804];4;6)" office:value-type="string" office:string-value="49,053" calcext:value-type="string">
            <text:p>49,053</text:p>
          </table:table-cell>
          <table:table-cell table:formula="of:=MID([.A2804];11;30)" office:value-type="string" office:string-value="Washington County,H1" calcext:value-type="string">
            <text:p>Washington County,H1</text:p>
          </table:table-cell>
          <table:table-cell office:value-type="string" calcext:value-type="string">
            <text:p>Washington County</text:p>
          </table:table-cell>
          <table:table-cell/>
        </table:table-row>
        <table:table-row table:style-name="ro1">
          <table:table-cell office:value-type="string" calcext:value-type="string">
            <text:p>UT,49,055,Wayne County,H1</text:p>
          </table:table-cell>
          <table:table-cell table:formula="of:=LEFT([.A2805];2)" office:value-type="string" office:string-value="UT" calcext:value-type="string">
            <text:p>UT</text:p>
          </table:table-cell>
          <table:table-cell table:formula="of:=MID([.A2805];4;6)" office:value-type="string" office:string-value="49,055" calcext:value-type="string">
            <text:p>49,055</text:p>
          </table:table-cell>
          <table:table-cell table:formula="of:=MID([.A2805];11;30)" office:value-type="string" office:string-value="Wayne County,H1" calcext:value-type="string">
            <text:p>Wayne County,H1</text:p>
          </table:table-cell>
          <table:table-cell office:value-type="string" calcext:value-type="string">
            <text:p>Wayne County</text:p>
          </table:table-cell>
          <table:table-cell/>
        </table:table-row>
        <table:table-row table:style-name="ro1">
          <table:table-cell office:value-type="string" calcext:value-type="string">
            <text:p>UT,49,057,Weber County,H1</text:p>
          </table:table-cell>
          <table:table-cell table:formula="of:=LEFT([.A2806];2)" office:value-type="string" office:string-value="UT" calcext:value-type="string">
            <text:p>UT</text:p>
          </table:table-cell>
          <table:table-cell table:formula="of:=MID([.A2806];4;6)" office:value-type="string" office:string-value="49,057" calcext:value-type="string">
            <text:p>49,057</text:p>
          </table:table-cell>
          <table:table-cell table:formula="of:=MID([.A2806];11;30)" office:value-type="string" office:string-value="Weber County,H1" calcext:value-type="string">
            <text:p>Weber County,H1</text:p>
          </table:table-cell>
          <table:table-cell office:value-type="string" calcext:value-type="string">
            <text:p>Weber County</text:p>
          </table:table-cell>
          <table:table-cell/>
        </table:table-row>
        <table:table-row table:style-name="ro1">
          <table:table-cell office:value-type="string" calcext:value-type="string">
            <text:p>VT,50,001,Addison County,H1</text:p>
          </table:table-cell>
          <table:table-cell table:formula="of:=LEFT([.A2807];2)" office:value-type="string" office:string-value="VT" calcext:value-type="string">
            <text:p>VT</text:p>
          </table:table-cell>
          <table:table-cell table:formula="of:=MID([.A2807];4;6)" office:value-type="string" office:string-value="50,001" calcext:value-type="string">
            <text:p>50,001</text:p>
          </table:table-cell>
          <table:table-cell table:formula="of:=MID([.A2807];11;30)" office:value-type="string" office:string-value="Addison County,H1" calcext:value-type="string">
            <text:p>Addison County,H1</text:p>
          </table:table-cell>
          <table:table-cell office:value-type="string" calcext:value-type="string">
            <text:p>Addison County</text:p>
          </table:table-cell>
          <table:table-cell/>
        </table:table-row>
        <table:table-row table:style-name="ro1">
          <table:table-cell office:value-type="string" calcext:value-type="string">
            <text:p>VT,50,003,Bennington County,H1</text:p>
          </table:table-cell>
          <table:table-cell table:formula="of:=LEFT([.A2808];2)" office:value-type="string" office:string-value="VT" calcext:value-type="string">
            <text:p>VT</text:p>
          </table:table-cell>
          <table:table-cell table:formula="of:=MID([.A2808];4;6)" office:value-type="string" office:string-value="50,003" calcext:value-type="string">
            <text:p>50,003</text:p>
          </table:table-cell>
          <table:table-cell table:formula="of:=MID([.A2808];11;30)" office:value-type="string" office:string-value="Bennington County,H1" calcext:value-type="string">
            <text:p>Bennington County,H1</text:p>
          </table:table-cell>
          <table:table-cell office:value-type="string" calcext:value-type="string">
            <text:p>Bennington County</text:p>
          </table:table-cell>
          <table:table-cell/>
        </table:table-row>
        <table:table-row table:style-name="ro1">
          <table:table-cell office:value-type="string" calcext:value-type="string">
            <text:p>VT,50,005,Caledonia County,H1</text:p>
          </table:table-cell>
          <table:table-cell table:formula="of:=LEFT([.A2809];2)" office:value-type="string" office:string-value="VT" calcext:value-type="string">
            <text:p>VT</text:p>
          </table:table-cell>
          <table:table-cell table:formula="of:=MID([.A2809];4;6)" office:value-type="string" office:string-value="50,005" calcext:value-type="string">
            <text:p>50,005</text:p>
          </table:table-cell>
          <table:table-cell table:formula="of:=MID([.A2809];11;30)" office:value-type="string" office:string-value="Caledonia County,H1" calcext:value-type="string">
            <text:p>Caledonia County,H1</text:p>
          </table:table-cell>
          <table:table-cell office:value-type="string" calcext:value-type="string">
            <text:p>Caledonia County</text:p>
          </table:table-cell>
          <table:table-cell/>
        </table:table-row>
        <table:table-row table:style-name="ro1">
          <table:table-cell office:value-type="string" calcext:value-type="string">
            <text:p>VT,50,007,Chittenden County,H1</text:p>
          </table:table-cell>
          <table:table-cell table:formula="of:=LEFT([.A2810];2)" office:value-type="string" office:string-value="VT" calcext:value-type="string">
            <text:p>VT</text:p>
          </table:table-cell>
          <table:table-cell table:formula="of:=MID([.A2810];4;6)" office:value-type="string" office:string-value="50,007" calcext:value-type="string">
            <text:p>50,007</text:p>
          </table:table-cell>
          <table:table-cell table:formula="of:=MID([.A2810];11;30)" office:value-type="string" office:string-value="Chittenden County,H1" calcext:value-type="string">
            <text:p>Chittenden County,H1</text:p>
          </table:table-cell>
          <table:table-cell office:value-type="string" calcext:value-type="string">
            <text:p>Chittenden County</text:p>
          </table:table-cell>
          <table:table-cell/>
        </table:table-row>
        <table:table-row table:style-name="ro1">
          <table:table-cell office:value-type="string" calcext:value-type="string">
            <text:p>VT,50,009,Essex County,H1</text:p>
          </table:table-cell>
          <table:table-cell table:formula="of:=LEFT([.A2811];2)" office:value-type="string" office:string-value="VT" calcext:value-type="string">
            <text:p>VT</text:p>
          </table:table-cell>
          <table:table-cell table:formula="of:=MID([.A2811];4;6)" office:value-type="string" office:string-value="50,009" calcext:value-type="string">
            <text:p>50,009</text:p>
          </table:table-cell>
          <table:table-cell table:formula="of:=MID([.A2811];11;30)" office:value-type="string" office:string-value="Essex County,H1" calcext:value-type="string">
            <text:p>Essex County,H1</text:p>
          </table:table-cell>
          <table:table-cell office:value-type="string" calcext:value-type="string">
            <text:p>Essex County</text:p>
          </table:table-cell>
          <table:table-cell/>
        </table:table-row>
        <table:table-row table:style-name="ro1">
          <table:table-cell office:value-type="string" calcext:value-type="string">
            <text:p>VT,50,011,Franklin County,H1</text:p>
          </table:table-cell>
          <table:table-cell table:formula="of:=LEFT([.A2812];2)" office:value-type="string" office:string-value="VT" calcext:value-type="string">
            <text:p>VT</text:p>
          </table:table-cell>
          <table:table-cell table:formula="of:=MID([.A2812];4;6)" office:value-type="string" office:string-value="50,011" calcext:value-type="string">
            <text:p>50,011</text:p>
          </table:table-cell>
          <table:table-cell table:formula="of:=MID([.A2812];11;30)" office:value-type="string" office:string-value="Franklin County,H1" calcext:value-type="string">
            <text:p>Franklin County,H1</text:p>
          </table:table-cell>
          <table:table-cell office:value-type="string" calcext:value-type="string">
            <text:p>Franklin County</text:p>
          </table:table-cell>
          <table:table-cell/>
        </table:table-row>
        <table:table-row table:style-name="ro1">
          <table:table-cell office:value-type="string" calcext:value-type="string">
            <text:p>VT,50,013,Grand Isle County,H1</text:p>
          </table:table-cell>
          <table:table-cell table:formula="of:=LEFT([.A2813];2)" office:value-type="string" office:string-value="VT" calcext:value-type="string">
            <text:p>VT</text:p>
          </table:table-cell>
          <table:table-cell table:formula="of:=MID([.A2813];4;6)" office:value-type="string" office:string-value="50,013" calcext:value-type="string">
            <text:p>50,013</text:p>
          </table:table-cell>
          <table:table-cell table:formula="of:=MID([.A2813];11;30)" office:value-type="string" office:string-value="Grand Isle County,H1" calcext:value-type="string">
            <text:p>Grand Isle County,H1</text:p>
          </table:table-cell>
          <table:table-cell office:value-type="string" calcext:value-type="string">
            <text:p>Grand Isle County</text:p>
          </table:table-cell>
          <table:table-cell/>
        </table:table-row>
        <table:table-row table:style-name="ro1">
          <table:table-cell office:value-type="string" calcext:value-type="string">
            <text:p>VT,50,015,Lamoille County,H1</text:p>
          </table:table-cell>
          <table:table-cell table:formula="of:=LEFT([.A2814];2)" office:value-type="string" office:string-value="VT" calcext:value-type="string">
            <text:p>VT</text:p>
          </table:table-cell>
          <table:table-cell table:formula="of:=MID([.A2814];4;6)" office:value-type="string" office:string-value="50,015" calcext:value-type="string">
            <text:p>50,015</text:p>
          </table:table-cell>
          <table:table-cell table:formula="of:=MID([.A2814];11;30)" office:value-type="string" office:string-value="Lamoille County,H1" calcext:value-type="string">
            <text:p>Lamoille County,H1</text:p>
          </table:table-cell>
          <table:table-cell office:value-type="string" calcext:value-type="string">
            <text:p>Lamoille County</text:p>
          </table:table-cell>
          <table:table-cell/>
        </table:table-row>
        <table:table-row table:style-name="ro1">
          <table:table-cell office:value-type="string" calcext:value-type="string">
            <text:p>VT,50,017,Orange County,H1</text:p>
          </table:table-cell>
          <table:table-cell table:formula="of:=LEFT([.A2815];2)" office:value-type="string" office:string-value="VT" calcext:value-type="string">
            <text:p>VT</text:p>
          </table:table-cell>
          <table:table-cell table:formula="of:=MID([.A2815];4;6)" office:value-type="string" office:string-value="50,017" calcext:value-type="string">
            <text:p>50,017</text:p>
          </table:table-cell>
          <table:table-cell table:formula="of:=MID([.A2815];11;30)" office:value-type="string" office:string-value="Orange County,H1" calcext:value-type="string">
            <text:p>Orange County,H1</text:p>
          </table:table-cell>
          <table:table-cell office:value-type="string" calcext:value-type="string">
            <text:p>Orange County</text:p>
          </table:table-cell>
          <table:table-cell/>
        </table:table-row>
        <table:table-row table:style-name="ro1">
          <table:table-cell office:value-type="string" calcext:value-type="string">
            <text:p>VT,50,019,Orleans County,H1</text:p>
          </table:table-cell>
          <table:table-cell table:formula="of:=LEFT([.A2816];2)" office:value-type="string" office:string-value="VT" calcext:value-type="string">
            <text:p>VT</text:p>
          </table:table-cell>
          <table:table-cell table:formula="of:=MID([.A2816];4;6)" office:value-type="string" office:string-value="50,019" calcext:value-type="string">
            <text:p>50,019</text:p>
          </table:table-cell>
          <table:table-cell table:formula="of:=MID([.A2816];11;30)" office:value-type="string" office:string-value="Orleans County,H1" calcext:value-type="string">
            <text:p>Orleans County,H1</text:p>
          </table:table-cell>
          <table:table-cell office:value-type="string" calcext:value-type="string">
            <text:p>Orleans County</text:p>
          </table:table-cell>
          <table:table-cell/>
        </table:table-row>
        <table:table-row table:style-name="ro1">
          <table:table-cell office:value-type="string" calcext:value-type="string">
            <text:p>VT,50,021,Rutland County,H1</text:p>
          </table:table-cell>
          <table:table-cell table:formula="of:=LEFT([.A2817];2)" office:value-type="string" office:string-value="VT" calcext:value-type="string">
            <text:p>VT</text:p>
          </table:table-cell>
          <table:table-cell table:formula="of:=MID([.A2817];4;6)" office:value-type="string" office:string-value="50,021" calcext:value-type="string">
            <text:p>50,021</text:p>
          </table:table-cell>
          <table:table-cell table:formula="of:=MID([.A2817];11;30)" office:value-type="string" office:string-value="Rutland County,H1" calcext:value-type="string">
            <text:p>Rutland County,H1</text:p>
          </table:table-cell>
          <table:table-cell office:value-type="string" calcext:value-type="string">
            <text:p>Rutland County</text:p>
          </table:table-cell>
          <table:table-cell/>
        </table:table-row>
        <table:table-row table:style-name="ro1">
          <table:table-cell office:value-type="string" calcext:value-type="string">
            <text:p>VT,50,023,Washington County,H1</text:p>
          </table:table-cell>
          <table:table-cell table:formula="of:=LEFT([.A2818];2)" office:value-type="string" office:string-value="VT" calcext:value-type="string">
            <text:p>VT</text:p>
          </table:table-cell>
          <table:table-cell table:formula="of:=MID([.A2818];4;6)" office:value-type="string" office:string-value="50,023" calcext:value-type="string">
            <text:p>50,023</text:p>
          </table:table-cell>
          <table:table-cell table:formula="of:=MID([.A2818];11;30)" office:value-type="string" office:string-value="Washington County,H1" calcext:value-type="string">
            <text:p>Washington County,H1</text:p>
          </table:table-cell>
          <table:table-cell office:value-type="string" calcext:value-type="string">
            <text:p>Washington County</text:p>
          </table:table-cell>
          <table:table-cell/>
        </table:table-row>
        <table:table-row table:style-name="ro1">
          <table:table-cell office:value-type="string" calcext:value-type="string">
            <text:p>VT,50,025,Windham County,H1</text:p>
          </table:table-cell>
          <table:table-cell table:formula="of:=LEFT([.A2819];2)" office:value-type="string" office:string-value="VT" calcext:value-type="string">
            <text:p>VT</text:p>
          </table:table-cell>
          <table:table-cell table:formula="of:=MID([.A2819];4;6)" office:value-type="string" office:string-value="50,025" calcext:value-type="string">
            <text:p>50,025</text:p>
          </table:table-cell>
          <table:table-cell table:formula="of:=MID([.A2819];11;30)" office:value-type="string" office:string-value="Windham County,H1" calcext:value-type="string">
            <text:p>Windham County,H1</text:p>
          </table:table-cell>
          <table:table-cell office:value-type="string" calcext:value-type="string">
            <text:p>Windham County</text:p>
          </table:table-cell>
          <table:table-cell/>
        </table:table-row>
        <table:table-row table:style-name="ro1">
          <table:table-cell office:value-type="string" calcext:value-type="string">
            <text:p>VT,50,027,Windsor County,H1</text:p>
          </table:table-cell>
          <table:table-cell table:formula="of:=LEFT([.A2820];2)" office:value-type="string" office:string-value="VT" calcext:value-type="string">
            <text:p>VT</text:p>
          </table:table-cell>
          <table:table-cell table:formula="of:=MID([.A2820];4;6)" office:value-type="string" office:string-value="50,027" calcext:value-type="string">
            <text:p>50,027</text:p>
          </table:table-cell>
          <table:table-cell table:formula="of:=MID([.A2820];11;30)" office:value-type="string" office:string-value="Windsor County,H1" calcext:value-type="string">
            <text:p>Windsor County,H1</text:p>
          </table:table-cell>
          <table:table-cell office:value-type="string" calcext:value-type="string">
            <text:p>Windsor County</text:p>
          </table:table-cell>
          <table:table-cell/>
        </table:table-row>
        <table:table-row table:style-name="ro1">
          <table:table-cell office:value-type="string" calcext:value-type="string">
            <text:p>VA,51,001,Accomack County,H1</text:p>
          </table:table-cell>
          <table:table-cell table:formula="of:=LEFT([.A2821];2)" office:value-type="string" office:string-value="VA" calcext:value-type="string">
            <text:p>VA</text:p>
          </table:table-cell>
          <table:table-cell table:formula="of:=MID([.A2821];4;6)" office:value-type="string" office:string-value="51,001" calcext:value-type="string">
            <text:p>51,001</text:p>
          </table:table-cell>
          <table:table-cell table:formula="of:=MID([.A2821];11;30)" office:value-type="string" office:string-value="Accomack County,H1" calcext:value-type="string">
            <text:p>Accomack County,H1</text:p>
          </table:table-cell>
          <table:table-cell office:value-type="string" calcext:value-type="string">
            <text:p>Accomack County</text:p>
          </table:table-cell>
          <table:table-cell/>
        </table:table-row>
        <table:table-row table:style-name="ro1">
          <table:table-cell office:value-type="string" calcext:value-type="string">
            <text:p>VA,51,003,Albemarle County,H1</text:p>
          </table:table-cell>
          <table:table-cell table:formula="of:=LEFT([.A2822];2)" office:value-type="string" office:string-value="VA" calcext:value-type="string">
            <text:p>VA</text:p>
          </table:table-cell>
          <table:table-cell table:formula="of:=MID([.A2822];4;6)" office:value-type="string" office:string-value="51,003" calcext:value-type="string">
            <text:p>51,003</text:p>
          </table:table-cell>
          <table:table-cell table:formula="of:=MID([.A2822];11;30)" office:value-type="string" office:string-value="Albemarle County,H1" calcext:value-type="string">
            <text:p>Albemarle County,H1</text:p>
          </table:table-cell>
          <table:table-cell office:value-type="string" calcext:value-type="string">
            <text:p>Albemarle County</text:p>
          </table:table-cell>
          <table:table-cell/>
        </table:table-row>
        <table:table-row table:style-name="ro1">
          <table:table-cell office:value-type="string" calcext:value-type="string">
            <text:p>VA,51,005,Alleghany County,H1</text:p>
          </table:table-cell>
          <table:table-cell table:formula="of:=LEFT([.A2823];2)" office:value-type="string" office:string-value="VA" calcext:value-type="string">
            <text:p>VA</text:p>
          </table:table-cell>
          <table:table-cell table:formula="of:=MID([.A2823];4;6)" office:value-type="string" office:string-value="51,005" calcext:value-type="string">
            <text:p>51,005</text:p>
          </table:table-cell>
          <table:table-cell table:formula="of:=MID([.A2823];11;30)" office:value-type="string" office:string-value="Alleghany County,H1" calcext:value-type="string">
            <text:p>Alleghany County,H1</text:p>
          </table:table-cell>
          <table:table-cell office:value-type="string" calcext:value-type="string">
            <text:p>Alleghany County</text:p>
          </table:table-cell>
          <table:table-cell/>
        </table:table-row>
        <table:table-row table:style-name="ro1">
          <table:table-cell office:value-type="string" calcext:value-type="string">
            <text:p>VA,51,007,Amelia County,H1</text:p>
          </table:table-cell>
          <table:table-cell table:formula="of:=LEFT([.A2824];2)" office:value-type="string" office:string-value="VA" calcext:value-type="string">
            <text:p>VA</text:p>
          </table:table-cell>
          <table:table-cell table:formula="of:=MID([.A2824];4;6)" office:value-type="string" office:string-value="51,007" calcext:value-type="string">
            <text:p>51,007</text:p>
          </table:table-cell>
          <table:table-cell table:formula="of:=MID([.A2824];11;30)" office:value-type="string" office:string-value="Amelia County,H1" calcext:value-type="string">
            <text:p>Amelia County,H1</text:p>
          </table:table-cell>
          <table:table-cell office:value-type="string" calcext:value-type="string">
            <text:p>Amelia County</text:p>
          </table:table-cell>
          <table:table-cell/>
        </table:table-row>
        <table:table-row table:style-name="ro1">
          <table:table-cell office:value-type="string" calcext:value-type="string">
            <text:p>VA,51,009,Amherst County,H1</text:p>
          </table:table-cell>
          <table:table-cell table:formula="of:=LEFT([.A2825];2)" office:value-type="string" office:string-value="VA" calcext:value-type="string">
            <text:p>VA</text:p>
          </table:table-cell>
          <table:table-cell table:formula="of:=MID([.A2825];4;6)" office:value-type="string" office:string-value="51,009" calcext:value-type="string">
            <text:p>51,009</text:p>
          </table:table-cell>
          <table:table-cell table:formula="of:=MID([.A2825];11;30)" office:value-type="string" office:string-value="Amherst County,H1" calcext:value-type="string">
            <text:p>Amherst County,H1</text:p>
          </table:table-cell>
          <table:table-cell office:value-type="string" calcext:value-type="string">
            <text:p>Amherst County</text:p>
          </table:table-cell>
          <table:table-cell/>
        </table:table-row>
        <table:table-row table:style-name="ro1">
          <table:table-cell office:value-type="string" calcext:value-type="string">
            <text:p>VA,51,011,Appomattox County,H1</text:p>
          </table:table-cell>
          <table:table-cell table:formula="of:=LEFT([.A2826];2)" office:value-type="string" office:string-value="VA" calcext:value-type="string">
            <text:p>VA</text:p>
          </table:table-cell>
          <table:table-cell table:formula="of:=MID([.A2826];4;6)" office:value-type="string" office:string-value="51,011" calcext:value-type="string">
            <text:p>51,011</text:p>
          </table:table-cell>
          <table:table-cell table:formula="of:=MID([.A2826];11;30)" office:value-type="string" office:string-value="Appomattox County,H1" calcext:value-type="string">
            <text:p>Appomattox County,H1</text:p>
          </table:table-cell>
          <table:table-cell office:value-type="string" calcext:value-type="string">
            <text:p>Appomattox County</text:p>
          </table:table-cell>
          <table:table-cell/>
        </table:table-row>
        <table:table-row table:style-name="ro1">
          <table:table-cell office:value-type="string" calcext:value-type="string">
            <text:p>VA,51,013,Arlington County,H1</text:p>
          </table:table-cell>
          <table:table-cell table:formula="of:=LEFT([.A2827];2)" office:value-type="string" office:string-value="VA" calcext:value-type="string">
            <text:p>VA</text:p>
          </table:table-cell>
          <table:table-cell table:formula="of:=MID([.A2827];4;6)" office:value-type="string" office:string-value="51,013" calcext:value-type="string">
            <text:p>51,013</text:p>
          </table:table-cell>
          <table:table-cell table:formula="of:=MID([.A2827];11;30)" office:value-type="string" office:string-value="Arlington County,H1" calcext:value-type="string">
            <text:p>Arlington County,H1</text:p>
          </table:table-cell>
          <table:table-cell office:value-type="string" calcext:value-type="string">
            <text:p>Arlington County</text:p>
          </table:table-cell>
          <table:table-cell/>
        </table:table-row>
        <table:table-row table:style-name="ro1">
          <table:table-cell office:value-type="string" calcext:value-type="string">
            <text:p>VA,51,015,Augusta County,H1</text:p>
          </table:table-cell>
          <table:table-cell table:formula="of:=LEFT([.A2828];2)" office:value-type="string" office:string-value="VA" calcext:value-type="string">
            <text:p>VA</text:p>
          </table:table-cell>
          <table:table-cell table:formula="of:=MID([.A2828];4;6)" office:value-type="string" office:string-value="51,015" calcext:value-type="string">
            <text:p>51,015</text:p>
          </table:table-cell>
          <table:table-cell table:formula="of:=MID([.A2828];11;30)" office:value-type="string" office:string-value="Augusta County,H1" calcext:value-type="string">
            <text:p>Augusta County,H1</text:p>
          </table:table-cell>
          <table:table-cell office:value-type="string" calcext:value-type="string">
            <text:p>Augusta County</text:p>
          </table:table-cell>
          <table:table-cell/>
        </table:table-row>
        <table:table-row table:style-name="ro1">
          <table:table-cell office:value-type="string" calcext:value-type="string">
            <text:p>VA,51,017,Bath County,H1</text:p>
          </table:table-cell>
          <table:table-cell table:formula="of:=LEFT([.A2829];2)" office:value-type="string" office:string-value="VA" calcext:value-type="string">
            <text:p>VA</text:p>
          </table:table-cell>
          <table:table-cell table:formula="of:=MID([.A2829];4;6)" office:value-type="string" office:string-value="51,017" calcext:value-type="string">
            <text:p>51,017</text:p>
          </table:table-cell>
          <table:table-cell table:formula="of:=MID([.A2829];11;30)" office:value-type="string" office:string-value="Bath County,H1" calcext:value-type="string">
            <text:p>Bath County,H1</text:p>
          </table:table-cell>
          <table:table-cell office:value-type="string" calcext:value-type="string">
            <text:p>Bath County</text:p>
          </table:table-cell>
          <table:table-cell/>
        </table:table-row>
        <table:table-row table:style-name="ro1">
          <table:table-cell office:value-type="string" calcext:value-type="string">
            <text:p>VA,51,019,Bedford County,H1</text:p>
          </table:table-cell>
          <table:table-cell table:formula="of:=LEFT([.A2830];2)" office:value-type="string" office:string-value="VA" calcext:value-type="string">
            <text:p>VA</text:p>
          </table:table-cell>
          <table:table-cell table:formula="of:=MID([.A2830];4;6)" office:value-type="string" office:string-value="51,019" calcext:value-type="string">
            <text:p>51,019</text:p>
          </table:table-cell>
          <table:table-cell table:formula="of:=MID([.A2830];11;30)" office:value-type="string" office:string-value="Bedford County,H1" calcext:value-type="string">
            <text:p>Bedford County,H1</text:p>
          </table:table-cell>
          <table:table-cell office:value-type="string" calcext:value-type="string">
            <text:p>Bedford County</text:p>
          </table:table-cell>
          <table:table-cell/>
        </table:table-row>
        <table:table-row table:style-name="ro1">
          <table:table-cell office:value-type="string" calcext:value-type="string">
            <text:p>VA,51,021,Bland County,H1</text:p>
          </table:table-cell>
          <table:table-cell table:formula="of:=LEFT([.A2831];2)" office:value-type="string" office:string-value="VA" calcext:value-type="string">
            <text:p>VA</text:p>
          </table:table-cell>
          <table:table-cell table:formula="of:=MID([.A2831];4;6)" office:value-type="string" office:string-value="51,021" calcext:value-type="string">
            <text:p>51,021</text:p>
          </table:table-cell>
          <table:table-cell table:formula="of:=MID([.A2831];11;30)" office:value-type="string" office:string-value="Bland County,H1" calcext:value-type="string">
            <text:p>Bland County,H1</text:p>
          </table:table-cell>
          <table:table-cell office:value-type="string" calcext:value-type="string">
            <text:p>Bland County</text:p>
          </table:table-cell>
          <table:table-cell/>
        </table:table-row>
        <table:table-row table:style-name="ro1">
          <table:table-cell office:value-type="string" calcext:value-type="string">
            <text:p>VA,51,023,Botetourt County,H1</text:p>
          </table:table-cell>
          <table:table-cell table:formula="of:=LEFT([.A2832];2)" office:value-type="string" office:string-value="VA" calcext:value-type="string">
            <text:p>VA</text:p>
          </table:table-cell>
          <table:table-cell table:formula="of:=MID([.A2832];4;6)" office:value-type="string" office:string-value="51,023" calcext:value-type="string">
            <text:p>51,023</text:p>
          </table:table-cell>
          <table:table-cell table:formula="of:=MID([.A2832];11;30)" office:value-type="string" office:string-value="Botetourt County,H1" calcext:value-type="string">
            <text:p>Botetourt County,H1</text:p>
          </table:table-cell>
          <table:table-cell office:value-type="string" calcext:value-type="string">
            <text:p>Botetourt County</text:p>
          </table:table-cell>
          <table:table-cell/>
        </table:table-row>
        <table:table-row table:style-name="ro1">
          <table:table-cell office:value-type="string" calcext:value-type="string">
            <text:p>VA,51,025,Brunswick County,H1</text:p>
          </table:table-cell>
          <table:table-cell table:formula="of:=LEFT([.A2833];2)" office:value-type="string" office:string-value="VA" calcext:value-type="string">
            <text:p>VA</text:p>
          </table:table-cell>
          <table:table-cell table:formula="of:=MID([.A2833];4;6)" office:value-type="string" office:string-value="51,025" calcext:value-type="string">
            <text:p>51,025</text:p>
          </table:table-cell>
          <table:table-cell table:formula="of:=MID([.A2833];11;30)" office:value-type="string" office:string-value="Brunswick County,H1" calcext:value-type="string">
            <text:p>Brunswick County,H1</text:p>
          </table:table-cell>
          <table:table-cell office:value-type="string" calcext:value-type="string">
            <text:p>Brunswick County</text:p>
          </table:table-cell>
          <table:table-cell/>
        </table:table-row>
        <table:table-row table:style-name="ro1">
          <table:table-cell office:value-type="string" calcext:value-type="string">
            <text:p>VA,51,027,Buchanan County,H1</text:p>
          </table:table-cell>
          <table:table-cell table:formula="of:=LEFT([.A2834];2)" office:value-type="string" office:string-value="VA" calcext:value-type="string">
            <text:p>VA</text:p>
          </table:table-cell>
          <table:table-cell table:formula="of:=MID([.A2834];4;6)" office:value-type="string" office:string-value="51,027" calcext:value-type="string">
            <text:p>51,027</text:p>
          </table:table-cell>
          <table:table-cell table:formula="of:=MID([.A2834];11;30)" office:value-type="string" office:string-value="Buchanan County,H1" calcext:value-type="string">
            <text:p>Buchanan County,H1</text:p>
          </table:table-cell>
          <table:table-cell office:value-type="string" calcext:value-type="string">
            <text:p>Buchanan County</text:p>
          </table:table-cell>
          <table:table-cell/>
        </table:table-row>
        <table:table-row table:style-name="ro1">
          <table:table-cell office:value-type="string" calcext:value-type="string">
            <text:p>VA,51,029,Buckingham County,H1</text:p>
          </table:table-cell>
          <table:table-cell table:formula="of:=LEFT([.A2835];2)" office:value-type="string" office:string-value="VA" calcext:value-type="string">
            <text:p>VA</text:p>
          </table:table-cell>
          <table:table-cell table:formula="of:=MID([.A2835];4;6)" office:value-type="string" office:string-value="51,029" calcext:value-type="string">
            <text:p>51,029</text:p>
          </table:table-cell>
          <table:table-cell table:formula="of:=MID([.A2835];11;30)" office:value-type="string" office:string-value="Buckingham County,H1" calcext:value-type="string">
            <text:p>Buckingham County,H1</text:p>
          </table:table-cell>
          <table:table-cell office:value-type="string" calcext:value-type="string">
            <text:p>Buckingham County</text:p>
          </table:table-cell>
          <table:table-cell/>
        </table:table-row>
        <table:table-row table:style-name="ro1">
          <table:table-cell office:value-type="string" calcext:value-type="string">
            <text:p>VA,51,031,Campbell County,H1</text:p>
          </table:table-cell>
          <table:table-cell table:formula="of:=LEFT([.A2836];2)" office:value-type="string" office:string-value="VA" calcext:value-type="string">
            <text:p>VA</text:p>
          </table:table-cell>
          <table:table-cell table:formula="of:=MID([.A2836];4;6)" office:value-type="string" office:string-value="51,031" calcext:value-type="string">
            <text:p>51,031</text:p>
          </table:table-cell>
          <table:table-cell table:formula="of:=MID([.A2836];11;30)" office:value-type="string" office:string-value="Campbell County,H1" calcext:value-type="string">
            <text:p>Campbell County,H1</text:p>
          </table:table-cell>
          <table:table-cell office:value-type="string" calcext:value-type="string">
            <text:p>Campbell County</text:p>
          </table:table-cell>
          <table:table-cell/>
        </table:table-row>
        <table:table-row table:style-name="ro1">
          <table:table-cell office:value-type="string" calcext:value-type="string">
            <text:p>VA,51,033,Caroline County,H1</text:p>
          </table:table-cell>
          <table:table-cell table:formula="of:=LEFT([.A2837];2)" office:value-type="string" office:string-value="VA" calcext:value-type="string">
            <text:p>VA</text:p>
          </table:table-cell>
          <table:table-cell table:formula="of:=MID([.A2837];4;6)" office:value-type="string" office:string-value="51,033" calcext:value-type="string">
            <text:p>51,033</text:p>
          </table:table-cell>
          <table:table-cell table:formula="of:=MID([.A2837];11;30)" office:value-type="string" office:string-value="Caroline County,H1" calcext:value-type="string">
            <text:p>Caroline County,H1</text:p>
          </table:table-cell>
          <table:table-cell office:value-type="string" calcext:value-type="string">
            <text:p>Caroline County</text:p>
          </table:table-cell>
          <table:table-cell/>
        </table:table-row>
        <table:table-row table:style-name="ro1">
          <table:table-cell office:value-type="string" calcext:value-type="string">
            <text:p>VA,51,035,Carroll County,H1</text:p>
          </table:table-cell>
          <table:table-cell table:formula="of:=LEFT([.A2838];2)" office:value-type="string" office:string-value="VA" calcext:value-type="string">
            <text:p>VA</text:p>
          </table:table-cell>
          <table:table-cell table:formula="of:=MID([.A2838];4;6)" office:value-type="string" office:string-value="51,035" calcext:value-type="string">
            <text:p>51,035</text:p>
          </table:table-cell>
          <table:table-cell table:formula="of:=MID([.A2838];11;30)" office:value-type="string" office:string-value="Carroll County,H1" calcext:value-type="string">
            <text:p>Carroll County,H1</text:p>
          </table:table-cell>
          <table:table-cell office:value-type="string" calcext:value-type="string">
            <text:p>Carroll County</text:p>
          </table:table-cell>
          <table:table-cell/>
        </table:table-row>
        <table:table-row table:style-name="ro2">
          <table:table-cell office:value-type="string" calcext:value-type="string">
            <text:p>VA,51,036,Charles City County,H1</text:p>
          </table:table-cell>
          <table:table-cell table:formula="of:=LEFT([.A2839];2)" office:value-type="string" office:string-value="VA" calcext:value-type="string">
            <text:p>VA</text:p>
          </table:table-cell>
          <table:table-cell table:formula="of:=MID([.A2839];4;6)" office:value-type="string" office:string-value="51,036" calcext:value-type="string">
            <text:p>51,036</text:p>
          </table:table-cell>
          <table:table-cell table:formula="of:=MID([.A2839];11;30)" office:value-type="string" office:string-value="Charles City County,H1" calcext:value-type="string">
            <text:p>Charles City County,H1</text:p>
          </table:table-cell>
          <table:table-cell office:value-type="string" calcext:value-type="string">
            <text:p>Charles City County</text:p>
          </table:table-cell>
          <table:table-cell/>
        </table:table-row>
        <table:table-row table:style-name="ro1">
          <table:table-cell office:value-type="string" calcext:value-type="string">
            <text:p>VA,51,037,Charlotte County,H1</text:p>
          </table:table-cell>
          <table:table-cell table:formula="of:=LEFT([.A2840];2)" office:value-type="string" office:string-value="VA" calcext:value-type="string">
            <text:p>VA</text:p>
          </table:table-cell>
          <table:table-cell table:formula="of:=MID([.A2840];4;6)" office:value-type="string" office:string-value="51,037" calcext:value-type="string">
            <text:p>51,037</text:p>
          </table:table-cell>
          <table:table-cell table:formula="of:=MID([.A2840];11;30)" office:value-type="string" office:string-value="Charlotte County,H1" calcext:value-type="string">
            <text:p>Charlotte County,H1</text:p>
          </table:table-cell>
          <table:table-cell office:value-type="string" calcext:value-type="string">
            <text:p>Charlotte County</text:p>
          </table:table-cell>
          <table:table-cell/>
        </table:table-row>
        <table:table-row table:style-name="ro2">
          <table:table-cell office:value-type="string" calcext:value-type="string">
            <text:p>VA,51,041,Chesterfield County,H1</text:p>
          </table:table-cell>
          <table:table-cell table:formula="of:=LEFT([.A2841];2)" office:value-type="string" office:string-value="VA" calcext:value-type="string">
            <text:p>VA</text:p>
          </table:table-cell>
          <table:table-cell table:formula="of:=MID([.A2841];4;6)" office:value-type="string" office:string-value="51,041" calcext:value-type="string">
            <text:p>51,041</text:p>
          </table:table-cell>
          <table:table-cell table:formula="of:=MID([.A2841];11;30)" office:value-type="string" office:string-value="Chesterfield County,H1" calcext:value-type="string">
            <text:p>Chesterfield County,H1</text:p>
          </table:table-cell>
          <table:table-cell office:value-type="string" calcext:value-type="string">
            <text:p>Chesterfield County</text:p>
          </table:table-cell>
          <table:table-cell/>
        </table:table-row>
        <table:table-row table:style-name="ro1">
          <table:table-cell office:value-type="string" calcext:value-type="string">
            <text:p>VA,51,043,Clarke County,H1</text:p>
          </table:table-cell>
          <table:table-cell table:formula="of:=LEFT([.A2842];2)" office:value-type="string" office:string-value="VA" calcext:value-type="string">
            <text:p>VA</text:p>
          </table:table-cell>
          <table:table-cell table:formula="of:=MID([.A2842];4;6)" office:value-type="string" office:string-value="51,043" calcext:value-type="string">
            <text:p>51,043</text:p>
          </table:table-cell>
          <table:table-cell table:formula="of:=MID([.A2842];11;30)" office:value-type="string" office:string-value="Clarke County,H1" calcext:value-type="string">
            <text:p>Clarke County,H1</text:p>
          </table:table-cell>
          <table:table-cell office:value-type="string" calcext:value-type="string">
            <text:p>Clarke County</text:p>
          </table:table-cell>
          <table:table-cell/>
        </table:table-row>
        <table:table-row table:style-name="ro1">
          <table:table-cell office:value-type="string" calcext:value-type="string">
            <text:p>VA,51,045,Craig County,H1</text:p>
          </table:table-cell>
          <table:table-cell table:formula="of:=LEFT([.A2843];2)" office:value-type="string" office:string-value="VA" calcext:value-type="string">
            <text:p>VA</text:p>
          </table:table-cell>
          <table:table-cell table:formula="of:=MID([.A2843];4;6)" office:value-type="string" office:string-value="51,045" calcext:value-type="string">
            <text:p>51,045</text:p>
          </table:table-cell>
          <table:table-cell table:formula="of:=MID([.A2843];11;30)" office:value-type="string" office:string-value="Craig County,H1" calcext:value-type="string">
            <text:p>Craig County,H1</text:p>
          </table:table-cell>
          <table:table-cell office:value-type="string" calcext:value-type="string">
            <text:p>Craig County</text:p>
          </table:table-cell>
          <table:table-cell/>
        </table:table-row>
        <table:table-row table:style-name="ro1">
          <table:table-cell office:value-type="string" calcext:value-type="string">
            <text:p>VA,51,047,Culpeper County,H1</text:p>
          </table:table-cell>
          <table:table-cell table:formula="of:=LEFT([.A2844];2)" office:value-type="string" office:string-value="VA" calcext:value-type="string">
            <text:p>VA</text:p>
          </table:table-cell>
          <table:table-cell table:formula="of:=MID([.A2844];4;6)" office:value-type="string" office:string-value="51,047" calcext:value-type="string">
            <text:p>51,047</text:p>
          </table:table-cell>
          <table:table-cell table:formula="of:=MID([.A2844];11;30)" office:value-type="string" office:string-value="Culpeper County,H1" calcext:value-type="string">
            <text:p>Culpeper County,H1</text:p>
          </table:table-cell>
          <table:table-cell office:value-type="string" calcext:value-type="string">
            <text:p>Culpeper County</text:p>
          </table:table-cell>
          <table:table-cell/>
        </table:table-row>
        <table:table-row table:style-name="ro1">
          <table:table-cell office:value-type="string" calcext:value-type="string">
            <text:p>VA,51,049,Cumberland County,H1</text:p>
          </table:table-cell>
          <table:table-cell table:formula="of:=LEFT([.A2845];2)" office:value-type="string" office:string-value="VA" calcext:value-type="string">
            <text:p>VA</text:p>
          </table:table-cell>
          <table:table-cell table:formula="of:=MID([.A2845];4;6)" office:value-type="string" office:string-value="51,049" calcext:value-type="string">
            <text:p>51,049</text:p>
          </table:table-cell>
          <table:table-cell table:formula="of:=MID([.A2845];11;30)" office:value-type="string" office:string-value="Cumberland County,H1" calcext:value-type="string">
            <text:p>Cumberland County,H1</text:p>
          </table:table-cell>
          <table:table-cell office:value-type="string" calcext:value-type="string">
            <text:p>Cumberland County</text:p>
          </table:table-cell>
          <table:table-cell/>
        </table:table-row>
        <table:table-row table:style-name="ro1">
          <table:table-cell office:value-type="string" calcext:value-type="string">
            <text:p>VA,51,051,Dickenson County,H1</text:p>
          </table:table-cell>
          <table:table-cell table:formula="of:=LEFT([.A2846];2)" office:value-type="string" office:string-value="VA" calcext:value-type="string">
            <text:p>VA</text:p>
          </table:table-cell>
          <table:table-cell table:formula="of:=MID([.A2846];4;6)" office:value-type="string" office:string-value="51,051" calcext:value-type="string">
            <text:p>51,051</text:p>
          </table:table-cell>
          <table:table-cell table:formula="of:=MID([.A2846];11;30)" office:value-type="string" office:string-value="Dickenson County,H1" calcext:value-type="string">
            <text:p>Dickenson County,H1</text:p>
          </table:table-cell>
          <table:table-cell office:value-type="string" calcext:value-type="string">
            <text:p>Dickenson County</text:p>
          </table:table-cell>
          <table:table-cell/>
        </table:table-row>
        <table:table-row table:style-name="ro1">
          <table:table-cell office:value-type="string" calcext:value-type="string">
            <text:p>VA,51,053,Dinwiddie County,H1</text:p>
          </table:table-cell>
          <table:table-cell table:formula="of:=LEFT([.A2847];2)" office:value-type="string" office:string-value="VA" calcext:value-type="string">
            <text:p>VA</text:p>
          </table:table-cell>
          <table:table-cell table:formula="of:=MID([.A2847];4;6)" office:value-type="string" office:string-value="51,053" calcext:value-type="string">
            <text:p>51,053</text:p>
          </table:table-cell>
          <table:table-cell table:formula="of:=MID([.A2847];11;30)" office:value-type="string" office:string-value="Dinwiddie County,H1" calcext:value-type="string">
            <text:p>Dinwiddie County,H1</text:p>
          </table:table-cell>
          <table:table-cell office:value-type="string" calcext:value-type="string">
            <text:p>Dinwiddie County</text:p>
          </table:table-cell>
          <table:table-cell/>
        </table:table-row>
        <table:table-row table:style-name="ro1">
          <table:table-cell office:value-type="string" calcext:value-type="string">
            <text:p>VA,51,057,Essex County,H1</text:p>
          </table:table-cell>
          <table:table-cell table:formula="of:=LEFT([.A2848];2)" office:value-type="string" office:string-value="VA" calcext:value-type="string">
            <text:p>VA</text:p>
          </table:table-cell>
          <table:table-cell table:formula="of:=MID([.A2848];4;6)" office:value-type="string" office:string-value="51,057" calcext:value-type="string">
            <text:p>51,057</text:p>
          </table:table-cell>
          <table:table-cell table:formula="of:=MID([.A2848];11;30)" office:value-type="string" office:string-value="Essex County,H1" calcext:value-type="string">
            <text:p>Essex County,H1</text:p>
          </table:table-cell>
          <table:table-cell office:value-type="string" calcext:value-type="string">
            <text:p>Essex County</text:p>
          </table:table-cell>
          <table:table-cell/>
        </table:table-row>
        <table:table-row table:style-name="ro1">
          <table:table-cell office:value-type="string" calcext:value-type="string">
            <text:p>VA,51,059,Fairfax County,H1</text:p>
          </table:table-cell>
          <table:table-cell table:formula="of:=LEFT([.A2849];2)" office:value-type="string" office:string-value="VA" calcext:value-type="string">
            <text:p>VA</text:p>
          </table:table-cell>
          <table:table-cell table:formula="of:=MID([.A2849];4;6)" office:value-type="string" office:string-value="51,059" calcext:value-type="string">
            <text:p>51,059</text:p>
          </table:table-cell>
          <table:table-cell table:formula="of:=MID([.A2849];11;30)" office:value-type="string" office:string-value="Fairfax County,H1" calcext:value-type="string">
            <text:p>Fairfax County,H1</text:p>
          </table:table-cell>
          <table:table-cell office:value-type="string" calcext:value-type="string">
            <text:p>Fairfax County</text:p>
          </table:table-cell>
          <table:table-cell/>
        </table:table-row>
        <table:table-row table:style-name="ro1">
          <table:table-cell office:value-type="string" calcext:value-type="string">
            <text:p>VA,51,061,Fauquier County,H1</text:p>
          </table:table-cell>
          <table:table-cell table:formula="of:=LEFT([.A2850];2)" office:value-type="string" office:string-value="VA" calcext:value-type="string">
            <text:p>VA</text:p>
          </table:table-cell>
          <table:table-cell table:formula="of:=MID([.A2850];4;6)" office:value-type="string" office:string-value="51,061" calcext:value-type="string">
            <text:p>51,061</text:p>
          </table:table-cell>
          <table:table-cell table:formula="of:=MID([.A2850];11;30)" office:value-type="string" office:string-value="Fauquier County,H1" calcext:value-type="string">
            <text:p>Fauquier County,H1</text:p>
          </table:table-cell>
          <table:table-cell office:value-type="string" calcext:value-type="string">
            <text:p>Fauquier County</text:p>
          </table:table-cell>
          <table:table-cell/>
        </table:table-row>
        <table:table-row table:style-name="ro1">
          <table:table-cell office:value-type="string" calcext:value-type="string">
            <text:p>VA,51,063,Floyd County,H1</text:p>
          </table:table-cell>
          <table:table-cell table:formula="of:=LEFT([.A2851];2)" office:value-type="string" office:string-value="VA" calcext:value-type="string">
            <text:p>VA</text:p>
          </table:table-cell>
          <table:table-cell table:formula="of:=MID([.A2851];4;6)" office:value-type="string" office:string-value="51,063" calcext:value-type="string">
            <text:p>51,063</text:p>
          </table:table-cell>
          <table:table-cell table:formula="of:=MID([.A2851];11;30)" office:value-type="string" office:string-value="Floyd County,H1" calcext:value-type="string">
            <text:p>Floyd County,H1</text:p>
          </table:table-cell>
          <table:table-cell office:value-type="string" calcext:value-type="string">
            <text:p>Floyd County</text:p>
          </table:table-cell>
          <table:table-cell/>
        </table:table-row>
        <table:table-row table:style-name="ro1">
          <table:table-cell office:value-type="string" calcext:value-type="string">
            <text:p>VA,51,065,Fluvanna County,H1</text:p>
          </table:table-cell>
          <table:table-cell table:formula="of:=LEFT([.A2852];2)" office:value-type="string" office:string-value="VA" calcext:value-type="string">
            <text:p>VA</text:p>
          </table:table-cell>
          <table:table-cell table:formula="of:=MID([.A2852];4;6)" office:value-type="string" office:string-value="51,065" calcext:value-type="string">
            <text:p>51,065</text:p>
          </table:table-cell>
          <table:table-cell table:formula="of:=MID([.A2852];11;30)" office:value-type="string" office:string-value="Fluvanna County,H1" calcext:value-type="string">
            <text:p>Fluvanna County,H1</text:p>
          </table:table-cell>
          <table:table-cell office:value-type="string" calcext:value-type="string">
            <text:p>Fluvanna County</text:p>
          </table:table-cell>
          <table:table-cell/>
        </table:table-row>
        <table:table-row table:style-name="ro1">
          <table:table-cell office:value-type="string" calcext:value-type="string">
            <text:p>VA,51,067,Franklin County,H1</text:p>
          </table:table-cell>
          <table:table-cell table:formula="of:=LEFT([.A2853];2)" office:value-type="string" office:string-value="VA" calcext:value-type="string">
            <text:p>VA</text:p>
          </table:table-cell>
          <table:table-cell table:formula="of:=MID([.A2853];4;6)" office:value-type="string" office:string-value="51,067" calcext:value-type="string">
            <text:p>51,067</text:p>
          </table:table-cell>
          <table:table-cell table:formula="of:=MID([.A2853];11;30)" office:value-type="string" office:string-value="Franklin County,H1" calcext:value-type="string">
            <text:p>Franklin County,H1</text:p>
          </table:table-cell>
          <table:table-cell office:value-type="string" calcext:value-type="string">
            <text:p>Franklin County</text:p>
          </table:table-cell>
          <table:table-cell/>
        </table:table-row>
        <table:table-row table:style-name="ro1">
          <table:table-cell office:value-type="string" calcext:value-type="string">
            <text:p>VA,51,069,Frederick County,H1</text:p>
          </table:table-cell>
          <table:table-cell table:formula="of:=LEFT([.A2854];2)" office:value-type="string" office:string-value="VA" calcext:value-type="string">
            <text:p>VA</text:p>
          </table:table-cell>
          <table:table-cell table:formula="of:=MID([.A2854];4;6)" office:value-type="string" office:string-value="51,069" calcext:value-type="string">
            <text:p>51,069</text:p>
          </table:table-cell>
          <table:table-cell table:formula="of:=MID([.A2854];11;30)" office:value-type="string" office:string-value="Frederick County,H1" calcext:value-type="string">
            <text:p>Frederick County,H1</text:p>
          </table:table-cell>
          <table:table-cell office:value-type="string" calcext:value-type="string">
            <text:p>Frederick County</text:p>
          </table:table-cell>
          <table:table-cell/>
        </table:table-row>
        <table:table-row table:style-name="ro1">
          <table:table-cell office:value-type="string" calcext:value-type="string">
            <text:p>VA,51,071,Giles County,H1</text:p>
          </table:table-cell>
          <table:table-cell table:formula="of:=LEFT([.A2855];2)" office:value-type="string" office:string-value="VA" calcext:value-type="string">
            <text:p>VA</text:p>
          </table:table-cell>
          <table:table-cell table:formula="of:=MID([.A2855];4;6)" office:value-type="string" office:string-value="51,071" calcext:value-type="string">
            <text:p>51,071</text:p>
          </table:table-cell>
          <table:table-cell table:formula="of:=MID([.A2855];11;30)" office:value-type="string" office:string-value="Giles County,H1" calcext:value-type="string">
            <text:p>Giles County,H1</text:p>
          </table:table-cell>
          <table:table-cell office:value-type="string" calcext:value-type="string">
            <text:p>Giles County</text:p>
          </table:table-cell>
          <table:table-cell/>
        </table:table-row>
        <table:table-row table:style-name="ro1">
          <table:table-cell office:value-type="string" calcext:value-type="string">
            <text:p>VA,51,073,Gloucester County,H1</text:p>
          </table:table-cell>
          <table:table-cell table:formula="of:=LEFT([.A2856];2)" office:value-type="string" office:string-value="VA" calcext:value-type="string">
            <text:p>VA</text:p>
          </table:table-cell>
          <table:table-cell table:formula="of:=MID([.A2856];4;6)" office:value-type="string" office:string-value="51,073" calcext:value-type="string">
            <text:p>51,073</text:p>
          </table:table-cell>
          <table:table-cell table:formula="of:=MID([.A2856];11;30)" office:value-type="string" office:string-value="Gloucester County,H1" calcext:value-type="string">
            <text:p>Gloucester County,H1</text:p>
          </table:table-cell>
          <table:table-cell office:value-type="string" calcext:value-type="string">
            <text:p>Gloucester County</text:p>
          </table:table-cell>
          <table:table-cell/>
        </table:table-row>
        <table:table-row table:style-name="ro1">
          <table:table-cell office:value-type="string" calcext:value-type="string">
            <text:p>VA,51,075,Goochland County,H1</text:p>
          </table:table-cell>
          <table:table-cell table:formula="of:=LEFT([.A2857];2)" office:value-type="string" office:string-value="VA" calcext:value-type="string">
            <text:p>VA</text:p>
          </table:table-cell>
          <table:table-cell table:formula="of:=MID([.A2857];4;6)" office:value-type="string" office:string-value="51,075" calcext:value-type="string">
            <text:p>51,075</text:p>
          </table:table-cell>
          <table:table-cell table:formula="of:=MID([.A2857];11;30)" office:value-type="string" office:string-value="Goochland County,H1" calcext:value-type="string">
            <text:p>Goochland County,H1</text:p>
          </table:table-cell>
          <table:table-cell office:value-type="string" calcext:value-type="string">
            <text:p>Goochland County</text:p>
          </table:table-cell>
          <table:table-cell/>
        </table:table-row>
        <table:table-row table:style-name="ro1">
          <table:table-cell office:value-type="string" calcext:value-type="string">
            <text:p>VA,51,077,Grayson County,H1</text:p>
          </table:table-cell>
          <table:table-cell table:formula="of:=LEFT([.A2858];2)" office:value-type="string" office:string-value="VA" calcext:value-type="string">
            <text:p>VA</text:p>
          </table:table-cell>
          <table:table-cell table:formula="of:=MID([.A2858];4;6)" office:value-type="string" office:string-value="51,077" calcext:value-type="string">
            <text:p>51,077</text:p>
          </table:table-cell>
          <table:table-cell table:formula="of:=MID([.A2858];11;30)" office:value-type="string" office:string-value="Grayson County,H1" calcext:value-type="string">
            <text:p>Grayson County,H1</text:p>
          </table:table-cell>
          <table:table-cell office:value-type="string" calcext:value-type="string">
            <text:p>Grayson County</text:p>
          </table:table-cell>
          <table:table-cell/>
        </table:table-row>
        <table:table-row table:style-name="ro1">
          <table:table-cell office:value-type="string" calcext:value-type="string">
            <text:p>VA,51,079,Greene County,H1</text:p>
          </table:table-cell>
          <table:table-cell table:formula="of:=LEFT([.A2859];2)" office:value-type="string" office:string-value="VA" calcext:value-type="string">
            <text:p>VA</text:p>
          </table:table-cell>
          <table:table-cell table:formula="of:=MID([.A2859];4;6)" office:value-type="string" office:string-value="51,079" calcext:value-type="string">
            <text:p>51,079</text:p>
          </table:table-cell>
          <table:table-cell table:formula="of:=MID([.A2859];11;30)" office:value-type="string" office:string-value="Greene County,H1" calcext:value-type="string">
            <text:p>Greene County,H1</text:p>
          </table:table-cell>
          <table:table-cell office:value-type="string" calcext:value-type="string">
            <text:p>Greene County</text:p>
          </table:table-cell>
          <table:table-cell/>
        </table:table-row>
        <table:table-row table:style-name="ro2">
          <table:table-cell office:value-type="string" calcext:value-type="string">
            <text:p>VA,51,081,Greensville County,H1</text:p>
          </table:table-cell>
          <table:table-cell table:formula="of:=LEFT([.A2860];2)" office:value-type="string" office:string-value="VA" calcext:value-type="string">
            <text:p>VA</text:p>
          </table:table-cell>
          <table:table-cell table:formula="of:=MID([.A2860];4;6)" office:value-type="string" office:string-value="51,081" calcext:value-type="string">
            <text:p>51,081</text:p>
          </table:table-cell>
          <table:table-cell table:formula="of:=MID([.A2860];11;30)" office:value-type="string" office:string-value="Greensville County,H1" calcext:value-type="string">
            <text:p>Greensville County,H1</text:p>
          </table:table-cell>
          <table:table-cell office:value-type="string" calcext:value-type="string">
            <text:p>Greensville County</text:p>
          </table:table-cell>
          <table:table-cell/>
        </table:table-row>
        <table:table-row table:style-name="ro1">
          <table:table-cell office:value-type="string" calcext:value-type="string">
            <text:p>VA,51,083,Halifax County,H1</text:p>
          </table:table-cell>
          <table:table-cell table:formula="of:=LEFT([.A2861];2)" office:value-type="string" office:string-value="VA" calcext:value-type="string">
            <text:p>VA</text:p>
          </table:table-cell>
          <table:table-cell table:formula="of:=MID([.A2861];4;6)" office:value-type="string" office:string-value="51,083" calcext:value-type="string">
            <text:p>51,083</text:p>
          </table:table-cell>
          <table:table-cell table:formula="of:=MID([.A2861];11;30)" office:value-type="string" office:string-value="Halifax County,H1" calcext:value-type="string">
            <text:p>Halifax County,H1</text:p>
          </table:table-cell>
          <table:table-cell office:value-type="string" calcext:value-type="string">
            <text:p>Halifax County</text:p>
          </table:table-cell>
          <table:table-cell/>
        </table:table-row>
        <table:table-row table:style-name="ro1">
          <table:table-cell office:value-type="string" calcext:value-type="string">
            <text:p>VA,51,085,Hanover County,H1</text:p>
          </table:table-cell>
          <table:table-cell table:formula="of:=LEFT([.A2862];2)" office:value-type="string" office:string-value="VA" calcext:value-type="string">
            <text:p>VA</text:p>
          </table:table-cell>
          <table:table-cell table:formula="of:=MID([.A2862];4;6)" office:value-type="string" office:string-value="51,085" calcext:value-type="string">
            <text:p>51,085</text:p>
          </table:table-cell>
          <table:table-cell table:formula="of:=MID([.A2862];11;30)" office:value-type="string" office:string-value="Hanover County,H1" calcext:value-type="string">
            <text:p>Hanover County,H1</text:p>
          </table:table-cell>
          <table:table-cell office:value-type="string" calcext:value-type="string">
            <text:p>Hanover County</text:p>
          </table:table-cell>
          <table:table-cell/>
        </table:table-row>
        <table:table-row table:style-name="ro1">
          <table:table-cell office:value-type="string" calcext:value-type="string">
            <text:p>VA,51,087,Henrico County,H1</text:p>
          </table:table-cell>
          <table:table-cell table:formula="of:=LEFT([.A2863];2)" office:value-type="string" office:string-value="VA" calcext:value-type="string">
            <text:p>VA</text:p>
          </table:table-cell>
          <table:table-cell table:formula="of:=MID([.A2863];4;6)" office:value-type="string" office:string-value="51,087" calcext:value-type="string">
            <text:p>51,087</text:p>
          </table:table-cell>
          <table:table-cell table:formula="of:=MID([.A2863];11;30)" office:value-type="string" office:string-value="Henrico County,H1" calcext:value-type="string">
            <text:p>Henrico County,H1</text:p>
          </table:table-cell>
          <table:table-cell office:value-type="string" calcext:value-type="string">
            <text:p>Henrico County</text:p>
          </table:table-cell>
          <table:table-cell/>
        </table:table-row>
        <table:table-row table:style-name="ro1">
          <table:table-cell office:value-type="string" calcext:value-type="string">
            <text:p>VA,51,089,Henry County,H1</text:p>
          </table:table-cell>
          <table:table-cell table:formula="of:=LEFT([.A2864];2)" office:value-type="string" office:string-value="VA" calcext:value-type="string">
            <text:p>VA</text:p>
          </table:table-cell>
          <table:table-cell table:formula="of:=MID([.A2864];4;6)" office:value-type="string" office:string-value="51,089" calcext:value-type="string">
            <text:p>51,089</text:p>
          </table:table-cell>
          <table:table-cell table:formula="of:=MID([.A2864];11;30)" office:value-type="string" office:string-value="Henry County,H1" calcext:value-type="string">
            <text:p>Henry County,H1</text:p>
          </table:table-cell>
          <table:table-cell office:value-type="string" calcext:value-type="string">
            <text:p>Henry County</text:p>
          </table:table-cell>
          <table:table-cell/>
        </table:table-row>
        <table:table-row table:style-name="ro1">
          <table:table-cell office:value-type="string" calcext:value-type="string">
            <text:p>VA,51,091,Highland County,H1</text:p>
          </table:table-cell>
          <table:table-cell table:formula="of:=LEFT([.A2865];2)" office:value-type="string" office:string-value="VA" calcext:value-type="string">
            <text:p>VA</text:p>
          </table:table-cell>
          <table:table-cell table:formula="of:=MID([.A2865];4;6)" office:value-type="string" office:string-value="51,091" calcext:value-type="string">
            <text:p>51,091</text:p>
          </table:table-cell>
          <table:table-cell table:formula="of:=MID([.A2865];11;30)" office:value-type="string" office:string-value="Highland County,H1" calcext:value-type="string">
            <text:p>Highland County,H1</text:p>
          </table:table-cell>
          <table:table-cell office:value-type="string" calcext:value-type="string">
            <text:p>Highland County</text:p>
          </table:table-cell>
          <table:table-cell/>
        </table:table-row>
        <table:table-row table:style-name="ro2">
          <table:table-cell office:value-type="string" calcext:value-type="string">
            <text:p>VA,51,093,Isle of Wight County,H1</text:p>
          </table:table-cell>
          <table:table-cell table:formula="of:=LEFT([.A2866];2)" office:value-type="string" office:string-value="VA" calcext:value-type="string">
            <text:p>VA</text:p>
          </table:table-cell>
          <table:table-cell table:formula="of:=MID([.A2866];4;6)" office:value-type="string" office:string-value="51,093" calcext:value-type="string">
            <text:p>51,093</text:p>
          </table:table-cell>
          <table:table-cell table:formula="of:=MID([.A2866];11;30)" office:value-type="string" office:string-value="Isle of Wight County,H1" calcext:value-type="string">
            <text:p>Isle of Wight County,H1</text:p>
          </table:table-cell>
          <table:table-cell office:value-type="string" calcext:value-type="string">
            <text:p>Isle of Wight County</text:p>
          </table:table-cell>
          <table:table-cell/>
        </table:table-row>
        <table:table-row table:style-name="ro1">
          <table:table-cell office:value-type="string" calcext:value-type="string">
            <text:p>VA,51,095,James City County,H1</text:p>
          </table:table-cell>
          <table:table-cell table:formula="of:=LEFT([.A2867];2)" office:value-type="string" office:string-value="VA" calcext:value-type="string">
            <text:p>VA</text:p>
          </table:table-cell>
          <table:table-cell table:formula="of:=MID([.A2867];4;6)" office:value-type="string" office:string-value="51,095" calcext:value-type="string">
            <text:p>51,095</text:p>
          </table:table-cell>
          <table:table-cell table:formula="of:=MID([.A2867];11;30)" office:value-type="string" office:string-value="James City County,H1" calcext:value-type="string">
            <text:p>James City County,H1</text:p>
          </table:table-cell>
          <table:table-cell office:value-type="string" calcext:value-type="string">
            <text:p>James City County</text:p>
          </table:table-cell>
          <table:table-cell/>
        </table:table-row>
        <table:table-row table:style-name="ro2">
          <table:table-cell office:value-type="string" calcext:value-type="string">
            <text:p>VA,51,097,King and Queen County,H1</text:p>
          </table:table-cell>
          <table:table-cell table:formula="of:=LEFT([.A2868];2)" office:value-type="string" office:string-value="VA" calcext:value-type="string">
            <text:p>VA</text:p>
          </table:table-cell>
          <table:table-cell table:formula="of:=MID([.A2868];4;6)" office:value-type="string" office:string-value="51,097" calcext:value-type="string">
            <text:p>51,097</text:p>
          </table:table-cell>
          <table:table-cell table:formula="of:=MID([.A2868];11;30)" office:value-type="string" office:string-value="King and Queen County,H1" calcext:value-type="string">
            <text:p>King and Queen County,H1</text:p>
          </table:table-cell>
          <table:table-cell office:value-type="string" calcext:value-type="string">
            <text:p>King and Queen County</text:p>
          </table:table-cell>
          <table:table-cell/>
        </table:table-row>
        <table:table-row table:style-name="ro2">
          <table:table-cell office:value-type="string" calcext:value-type="string">
            <text:p>VA,51,099,King George County,H1</text:p>
          </table:table-cell>
          <table:table-cell table:formula="of:=LEFT([.A2869];2)" office:value-type="string" office:string-value="VA" calcext:value-type="string">
            <text:p>VA</text:p>
          </table:table-cell>
          <table:table-cell table:formula="of:=MID([.A2869];4;6)" office:value-type="string" office:string-value="51,099" calcext:value-type="string">
            <text:p>51,099</text:p>
          </table:table-cell>
          <table:table-cell table:formula="of:=MID([.A2869];11;30)" office:value-type="string" office:string-value="King George County,H1" calcext:value-type="string">
            <text:p>King George County,H1</text:p>
          </table:table-cell>
          <table:table-cell office:value-type="string" calcext:value-type="string">
            <text:p>King George County</text:p>
          </table:table-cell>
          <table:table-cell/>
        </table:table-row>
        <table:table-row table:style-name="ro2">
          <table:table-cell office:value-type="string" calcext:value-type="string">
            <text:p>VA,51,101,King William County,H1</text:p>
          </table:table-cell>
          <table:table-cell table:formula="of:=LEFT([.A2870];2)" office:value-type="string" office:string-value="VA" calcext:value-type="string">
            <text:p>VA</text:p>
          </table:table-cell>
          <table:table-cell table:formula="of:=MID([.A2870];4;6)" office:value-type="string" office:string-value="51,101" calcext:value-type="string">
            <text:p>51,101</text:p>
          </table:table-cell>
          <table:table-cell table:formula="of:=MID([.A2870];11;30)" office:value-type="string" office:string-value="King William County,H1" calcext:value-type="string">
            <text:p>King William County,H1</text:p>
          </table:table-cell>
          <table:table-cell office:value-type="string" calcext:value-type="string">
            <text:p>King William County</text:p>
          </table:table-cell>
          <table:table-cell/>
        </table:table-row>
        <table:table-row table:style-name="ro1">
          <table:table-cell office:value-type="string" calcext:value-type="string">
            <text:p>VA,51,103,Lancaster County,H1</text:p>
          </table:table-cell>
          <table:table-cell table:formula="of:=LEFT([.A2871];2)" office:value-type="string" office:string-value="VA" calcext:value-type="string">
            <text:p>VA</text:p>
          </table:table-cell>
          <table:table-cell table:formula="of:=MID([.A2871];4;6)" office:value-type="string" office:string-value="51,103" calcext:value-type="string">
            <text:p>51,103</text:p>
          </table:table-cell>
          <table:table-cell table:formula="of:=MID([.A2871];11;30)" office:value-type="string" office:string-value="Lancaster County,H1" calcext:value-type="string">
            <text:p>Lancaster County,H1</text:p>
          </table:table-cell>
          <table:table-cell office:value-type="string" calcext:value-type="string">
            <text:p>Lancaster County</text:p>
          </table:table-cell>
          <table:table-cell/>
        </table:table-row>
        <table:table-row table:style-name="ro1">
          <table:table-cell office:value-type="string" calcext:value-type="string">
            <text:p>VA,51,105,Lee County,H1</text:p>
          </table:table-cell>
          <table:table-cell table:formula="of:=LEFT([.A2872];2)" office:value-type="string" office:string-value="VA" calcext:value-type="string">
            <text:p>VA</text:p>
          </table:table-cell>
          <table:table-cell table:formula="of:=MID([.A2872];4;6)" office:value-type="string" office:string-value="51,105" calcext:value-type="string">
            <text:p>51,105</text:p>
          </table:table-cell>
          <table:table-cell table:formula="of:=MID([.A2872];11;30)" office:value-type="string" office:string-value="Lee County,H1" calcext:value-type="string">
            <text:p>Lee County,H1</text:p>
          </table:table-cell>
          <table:table-cell office:value-type="string" calcext:value-type="string">
            <text:p>Lee County</text:p>
          </table:table-cell>
          <table:table-cell/>
        </table:table-row>
        <table:table-row table:style-name="ro1">
          <table:table-cell office:value-type="string" calcext:value-type="string">
            <text:p>VA,51,107,Loudoun County,H1</text:p>
          </table:table-cell>
          <table:table-cell table:formula="of:=LEFT([.A2873];2)" office:value-type="string" office:string-value="VA" calcext:value-type="string">
            <text:p>VA</text:p>
          </table:table-cell>
          <table:table-cell table:formula="of:=MID([.A2873];4;6)" office:value-type="string" office:string-value="51,107" calcext:value-type="string">
            <text:p>51,107</text:p>
          </table:table-cell>
          <table:table-cell table:formula="of:=MID([.A2873];11;30)" office:value-type="string" office:string-value="Loudoun County,H1" calcext:value-type="string">
            <text:p>Loudoun County,H1</text:p>
          </table:table-cell>
          <table:table-cell office:value-type="string" calcext:value-type="string">
            <text:p>Loudoun County</text:p>
          </table:table-cell>
          <table:table-cell/>
        </table:table-row>
        <table:table-row table:style-name="ro1">
          <table:table-cell office:value-type="string" calcext:value-type="string">
            <text:p>VA,51,109,Louisa County,H1</text:p>
          </table:table-cell>
          <table:table-cell table:formula="of:=LEFT([.A2874];2)" office:value-type="string" office:string-value="VA" calcext:value-type="string">
            <text:p>VA</text:p>
          </table:table-cell>
          <table:table-cell table:formula="of:=MID([.A2874];4;6)" office:value-type="string" office:string-value="51,109" calcext:value-type="string">
            <text:p>51,109</text:p>
          </table:table-cell>
          <table:table-cell table:formula="of:=MID([.A2874];11;30)" office:value-type="string" office:string-value="Louisa County,H1" calcext:value-type="string">
            <text:p>Louisa County,H1</text:p>
          </table:table-cell>
          <table:table-cell office:value-type="string" calcext:value-type="string">
            <text:p>Louisa County</text:p>
          </table:table-cell>
          <table:table-cell/>
        </table:table-row>
        <table:table-row table:style-name="ro1">
          <table:table-cell office:value-type="string" calcext:value-type="string">
            <text:p>VA,51,111,Lunenburg County,H1</text:p>
          </table:table-cell>
          <table:table-cell table:formula="of:=LEFT([.A2875];2)" office:value-type="string" office:string-value="VA" calcext:value-type="string">
            <text:p>VA</text:p>
          </table:table-cell>
          <table:table-cell table:formula="of:=MID([.A2875];4;6)" office:value-type="string" office:string-value="51,111" calcext:value-type="string">
            <text:p>51,111</text:p>
          </table:table-cell>
          <table:table-cell table:formula="of:=MID([.A2875];11;30)" office:value-type="string" office:string-value="Lunenburg County,H1" calcext:value-type="string">
            <text:p>Lunenburg County,H1</text:p>
          </table:table-cell>
          <table:table-cell office:value-type="string" calcext:value-type="string">
            <text:p>Lunenburg County</text:p>
          </table:table-cell>
          <table:table-cell/>
        </table:table-row>
        <table:table-row table:style-name="ro1">
          <table:table-cell office:value-type="string" calcext:value-type="string">
            <text:p>VA,51,113,Madison County,H1</text:p>
          </table:table-cell>
          <table:table-cell table:formula="of:=LEFT([.A2876];2)" office:value-type="string" office:string-value="VA" calcext:value-type="string">
            <text:p>VA</text:p>
          </table:table-cell>
          <table:table-cell table:formula="of:=MID([.A2876];4;6)" office:value-type="string" office:string-value="51,113" calcext:value-type="string">
            <text:p>51,113</text:p>
          </table:table-cell>
          <table:table-cell table:formula="of:=MID([.A2876];11;30)" office:value-type="string" office:string-value="Madison County,H1" calcext:value-type="string">
            <text:p>Madison County,H1</text:p>
          </table:table-cell>
          <table:table-cell office:value-type="string" calcext:value-type="string">
            <text:p>Madison County</text:p>
          </table:table-cell>
          <table:table-cell/>
        </table:table-row>
        <table:table-row table:style-name="ro1">
          <table:table-cell office:value-type="string" calcext:value-type="string">
            <text:p>VA,51,115,Mathews County,H1</text:p>
          </table:table-cell>
          <table:table-cell table:formula="of:=LEFT([.A2877];2)" office:value-type="string" office:string-value="VA" calcext:value-type="string">
            <text:p>VA</text:p>
          </table:table-cell>
          <table:table-cell table:formula="of:=MID([.A2877];4;6)" office:value-type="string" office:string-value="51,115" calcext:value-type="string">
            <text:p>51,115</text:p>
          </table:table-cell>
          <table:table-cell table:formula="of:=MID([.A2877];11;30)" office:value-type="string" office:string-value="Mathews County,H1" calcext:value-type="string">
            <text:p>Mathews County,H1</text:p>
          </table:table-cell>
          <table:table-cell office:value-type="string" calcext:value-type="string">
            <text:p>Mathews County</text:p>
          </table:table-cell>
          <table:table-cell/>
        </table:table-row>
        <table:table-row table:style-name="ro2">
          <table:table-cell office:value-type="string" calcext:value-type="string">
            <text:p>VA,51,117,Mecklenburg County,H1</text:p>
          </table:table-cell>
          <table:table-cell table:formula="of:=LEFT([.A2878];2)" office:value-type="string" office:string-value="VA" calcext:value-type="string">
            <text:p>VA</text:p>
          </table:table-cell>
          <table:table-cell table:formula="of:=MID([.A2878];4;6)" office:value-type="string" office:string-value="51,117" calcext:value-type="string">
            <text:p>51,117</text:p>
          </table:table-cell>
          <table:table-cell table:formula="of:=MID([.A2878];11;30)" office:value-type="string" office:string-value="Mecklenburg County,H1" calcext:value-type="string">
            <text:p>Mecklenburg County,H1</text:p>
          </table:table-cell>
          <table:table-cell office:value-type="string" calcext:value-type="string">
            <text:p>Mecklenburg County</text:p>
          </table:table-cell>
          <table:table-cell/>
        </table:table-row>
        <table:table-row table:style-name="ro1">
          <table:table-cell office:value-type="string" calcext:value-type="string">
            <text:p>VA,51,119,Middlesex County,H1</text:p>
          </table:table-cell>
          <table:table-cell table:formula="of:=LEFT([.A2879];2)" office:value-type="string" office:string-value="VA" calcext:value-type="string">
            <text:p>VA</text:p>
          </table:table-cell>
          <table:table-cell table:formula="of:=MID([.A2879];4;6)" office:value-type="string" office:string-value="51,119" calcext:value-type="string">
            <text:p>51,119</text:p>
          </table:table-cell>
          <table:table-cell table:formula="of:=MID([.A2879];11;30)" office:value-type="string" office:string-value="Middlesex County,H1" calcext:value-type="string">
            <text:p>Middlesex County,H1</text:p>
          </table:table-cell>
          <table:table-cell office:value-type="string" calcext:value-type="string">
            <text:p>Middlesex County</text:p>
          </table:table-cell>
          <table:table-cell/>
        </table:table-row>
        <table:table-row table:style-name="ro1">
          <table:table-cell office:value-type="string" calcext:value-type="string">
            <text:p>VA,51,121,Montgomery County,H1</text:p>
          </table:table-cell>
          <table:table-cell table:formula="of:=LEFT([.A2880];2)" office:value-type="string" office:string-value="VA" calcext:value-type="string">
            <text:p>VA</text:p>
          </table:table-cell>
          <table:table-cell table:formula="of:=MID([.A2880];4;6)" office:value-type="string" office:string-value="51,121" calcext:value-type="string">
            <text:p>51,121</text:p>
          </table:table-cell>
          <table:table-cell table:formula="of:=MID([.A2880];11;30)" office:value-type="string" office:string-value="Montgomery County,H1" calcext:value-type="string">
            <text:p>Montgomery County,H1</text:p>
          </table:table-cell>
          <table:table-cell office:value-type="string" calcext:value-type="string">
            <text:p>Montgomery County</text:p>
          </table:table-cell>
          <table:table-cell/>
        </table:table-row>
        <table:table-row table:style-name="ro1">
          <table:table-cell office:value-type="string" calcext:value-type="string">
            <text:p>VA,51,125,Nelson County,H1</text:p>
          </table:table-cell>
          <table:table-cell table:formula="of:=LEFT([.A2881];2)" office:value-type="string" office:string-value="VA" calcext:value-type="string">
            <text:p>VA</text:p>
          </table:table-cell>
          <table:table-cell table:formula="of:=MID([.A2881];4;6)" office:value-type="string" office:string-value="51,125" calcext:value-type="string">
            <text:p>51,125</text:p>
          </table:table-cell>
          <table:table-cell table:formula="of:=MID([.A2881];11;30)" office:value-type="string" office:string-value="Nelson County,H1" calcext:value-type="string">
            <text:p>Nelson County,H1</text:p>
          </table:table-cell>
          <table:table-cell office:value-type="string" calcext:value-type="string">
            <text:p>Nelson County</text:p>
          </table:table-cell>
          <table:table-cell/>
        </table:table-row>
        <table:table-row table:style-name="ro1">
          <table:table-cell office:value-type="string" calcext:value-type="string">
            <text:p>VA,51,127,New Kent County,H1</text:p>
          </table:table-cell>
          <table:table-cell table:formula="of:=LEFT([.A2882];2)" office:value-type="string" office:string-value="VA" calcext:value-type="string">
            <text:p>VA</text:p>
          </table:table-cell>
          <table:table-cell table:formula="of:=MID([.A2882];4;6)" office:value-type="string" office:string-value="51,127" calcext:value-type="string">
            <text:p>51,127</text:p>
          </table:table-cell>
          <table:table-cell table:formula="of:=MID([.A2882];11;30)" office:value-type="string" office:string-value="New Kent County,H1" calcext:value-type="string">
            <text:p>New Kent County,H1</text:p>
          </table:table-cell>
          <table:table-cell office:value-type="string" calcext:value-type="string">
            <text:p>New Kent County</text:p>
          </table:table-cell>
          <table:table-cell/>
        </table:table-row>
        <table:table-row table:style-name="ro2">
          <table:table-cell office:value-type="string" calcext:value-type="string">
            <text:p>VA,51,131,Northampton County,H1</text:p>
          </table:table-cell>
          <table:table-cell table:formula="of:=LEFT([.A2883];2)" office:value-type="string" office:string-value="VA" calcext:value-type="string">
            <text:p>VA</text:p>
          </table:table-cell>
          <table:table-cell table:formula="of:=MID([.A2883];4;6)" office:value-type="string" office:string-value="51,131" calcext:value-type="string">
            <text:p>51,131</text:p>
          </table:table-cell>
          <table:table-cell table:formula="of:=MID([.A2883];11;30)" office:value-type="string" office:string-value="Northampton County,H1" calcext:value-type="string">
            <text:p>Northampton County,H1</text:p>
          </table:table-cell>
          <table:table-cell office:value-type="string" calcext:value-type="string">
            <text:p>Northampton County</text:p>
          </table:table-cell>
          <table:table-cell/>
        </table:table-row>
        <table:table-row table:style-name="ro2">
          <table:table-cell office:value-type="string" calcext:value-type="string">
            <text:p>VA,51,133,Northumberland County,H1</text:p>
          </table:table-cell>
          <table:table-cell table:formula="of:=LEFT([.A2884];2)" office:value-type="string" office:string-value="VA" calcext:value-type="string">
            <text:p>VA</text:p>
          </table:table-cell>
          <table:table-cell table:formula="of:=MID([.A2884];4;6)" office:value-type="string" office:string-value="51,133" calcext:value-type="string">
            <text:p>51,133</text:p>
          </table:table-cell>
          <table:table-cell table:formula="of:=MID([.A2884];11;30)" office:value-type="string" office:string-value="Northumberland County,H1" calcext:value-type="string">
            <text:p>Northumberland County,H1</text:p>
          </table:table-cell>
          <table:table-cell office:value-type="string" calcext:value-type="string">
            <text:p>Northumberland County</text:p>
          </table:table-cell>
          <table:table-cell/>
        </table:table-row>
        <table:table-row table:style-name="ro1">
          <table:table-cell office:value-type="string" calcext:value-type="string">
            <text:p>VA,51,135,Nottoway County,H1</text:p>
          </table:table-cell>
          <table:table-cell table:formula="of:=LEFT([.A2885];2)" office:value-type="string" office:string-value="VA" calcext:value-type="string">
            <text:p>VA</text:p>
          </table:table-cell>
          <table:table-cell table:formula="of:=MID([.A2885];4;6)" office:value-type="string" office:string-value="51,135" calcext:value-type="string">
            <text:p>51,135</text:p>
          </table:table-cell>
          <table:table-cell table:formula="of:=MID([.A2885];11;30)" office:value-type="string" office:string-value="Nottoway County,H1" calcext:value-type="string">
            <text:p>Nottoway County,H1</text:p>
          </table:table-cell>
          <table:table-cell office:value-type="string" calcext:value-type="string">
            <text:p>Nottoway County</text:p>
          </table:table-cell>
          <table:table-cell/>
        </table:table-row>
        <table:table-row table:style-name="ro1">
          <table:table-cell office:value-type="string" calcext:value-type="string">
            <text:p>VA,51,137,Orange County,H1</text:p>
          </table:table-cell>
          <table:table-cell table:formula="of:=LEFT([.A2886];2)" office:value-type="string" office:string-value="VA" calcext:value-type="string">
            <text:p>VA</text:p>
          </table:table-cell>
          <table:table-cell table:formula="of:=MID([.A2886];4;6)" office:value-type="string" office:string-value="51,137" calcext:value-type="string">
            <text:p>51,137</text:p>
          </table:table-cell>
          <table:table-cell table:formula="of:=MID([.A2886];11;30)" office:value-type="string" office:string-value="Orange County,H1" calcext:value-type="string">
            <text:p>Orange County,H1</text:p>
          </table:table-cell>
          <table:table-cell office:value-type="string" calcext:value-type="string">
            <text:p>Orange County</text:p>
          </table:table-cell>
          <table:table-cell/>
        </table:table-row>
        <table:table-row table:style-name="ro1">
          <table:table-cell office:value-type="string" calcext:value-type="string">
            <text:p>VA,51,139,Page County,H1</text:p>
          </table:table-cell>
          <table:table-cell table:formula="of:=LEFT([.A2887];2)" office:value-type="string" office:string-value="VA" calcext:value-type="string">
            <text:p>VA</text:p>
          </table:table-cell>
          <table:table-cell table:formula="of:=MID([.A2887];4;6)" office:value-type="string" office:string-value="51,139" calcext:value-type="string">
            <text:p>51,139</text:p>
          </table:table-cell>
          <table:table-cell table:formula="of:=MID([.A2887];11;30)" office:value-type="string" office:string-value="Page County,H1" calcext:value-type="string">
            <text:p>Page County,H1</text:p>
          </table:table-cell>
          <table:table-cell office:value-type="string" calcext:value-type="string">
            <text:p>Page County</text:p>
          </table:table-cell>
          <table:table-cell/>
        </table:table-row>
        <table:table-row table:style-name="ro1">
          <table:table-cell office:value-type="string" calcext:value-type="string">
            <text:p>VA,51,141,Patrick County,H1</text:p>
          </table:table-cell>
          <table:table-cell table:formula="of:=LEFT([.A2888];2)" office:value-type="string" office:string-value="VA" calcext:value-type="string">
            <text:p>VA</text:p>
          </table:table-cell>
          <table:table-cell table:formula="of:=MID([.A2888];4;6)" office:value-type="string" office:string-value="51,141" calcext:value-type="string">
            <text:p>51,141</text:p>
          </table:table-cell>
          <table:table-cell table:formula="of:=MID([.A2888];11;30)" office:value-type="string" office:string-value="Patrick County,H1" calcext:value-type="string">
            <text:p>Patrick County,H1</text:p>
          </table:table-cell>
          <table:table-cell office:value-type="string" calcext:value-type="string">
            <text:p>Patrick County</text:p>
          </table:table-cell>
          <table:table-cell/>
        </table:table-row>
        <table:table-row table:style-name="ro2">
          <table:table-cell office:value-type="string" calcext:value-type="string">
            <text:p>VA,51,143,Pittsylvania County,H1</text:p>
          </table:table-cell>
          <table:table-cell table:formula="of:=LEFT([.A2889];2)" office:value-type="string" office:string-value="VA" calcext:value-type="string">
            <text:p>VA</text:p>
          </table:table-cell>
          <table:table-cell table:formula="of:=MID([.A2889];4;6)" office:value-type="string" office:string-value="51,143" calcext:value-type="string">
            <text:p>51,143</text:p>
          </table:table-cell>
          <table:table-cell table:formula="of:=MID([.A2889];11;30)" office:value-type="string" office:string-value="Pittsylvania County,H1" calcext:value-type="string">
            <text:p>Pittsylvania County,H1</text:p>
          </table:table-cell>
          <table:table-cell office:value-type="string" calcext:value-type="string">
            <text:p>Pittsylvania County</text:p>
          </table:table-cell>
          <table:table-cell/>
        </table:table-row>
        <table:table-row table:style-name="ro1">
          <table:table-cell office:value-type="string" calcext:value-type="string">
            <text:p>VA,51,145,Powhatan County,H1</text:p>
          </table:table-cell>
          <table:table-cell table:formula="of:=LEFT([.A2890];2)" office:value-type="string" office:string-value="VA" calcext:value-type="string">
            <text:p>VA</text:p>
          </table:table-cell>
          <table:table-cell table:formula="of:=MID([.A2890];4;6)" office:value-type="string" office:string-value="51,145" calcext:value-type="string">
            <text:p>51,145</text:p>
          </table:table-cell>
          <table:table-cell table:formula="of:=MID([.A2890];11;30)" office:value-type="string" office:string-value="Powhatan County,H1" calcext:value-type="string">
            <text:p>Powhatan County,H1</text:p>
          </table:table-cell>
          <table:table-cell office:value-type="string" calcext:value-type="string">
            <text:p>Powhatan County</text:p>
          </table:table-cell>
          <table:table-cell/>
        </table:table-row>
        <table:table-row table:style-name="ro2">
          <table:table-cell office:value-type="string" calcext:value-type="string">
            <text:p>VA,51,147,Prince Edward County,H1</text:p>
          </table:table-cell>
          <table:table-cell table:formula="of:=LEFT([.A2891];2)" office:value-type="string" office:string-value="VA" calcext:value-type="string">
            <text:p>VA</text:p>
          </table:table-cell>
          <table:table-cell table:formula="of:=MID([.A2891];4;6)" office:value-type="string" office:string-value="51,147" calcext:value-type="string">
            <text:p>51,147</text:p>
          </table:table-cell>
          <table:table-cell table:formula="of:=MID([.A2891];11;30)" office:value-type="string" office:string-value="Prince Edward County,H1" calcext:value-type="string">
            <text:p>Prince Edward County,H1</text:p>
          </table:table-cell>
          <table:table-cell office:value-type="string" calcext:value-type="string">
            <text:p>Prince Edward County</text:p>
          </table:table-cell>
          <table:table-cell/>
        </table:table-row>
        <table:table-row table:style-name="ro2">
          <table:table-cell office:value-type="string" calcext:value-type="string">
            <text:p>VA,51,149,Prince George County,H1</text:p>
          </table:table-cell>
          <table:table-cell table:formula="of:=LEFT([.A2892];2)" office:value-type="string" office:string-value="VA" calcext:value-type="string">
            <text:p>VA</text:p>
          </table:table-cell>
          <table:table-cell table:formula="of:=MID([.A2892];4;6)" office:value-type="string" office:string-value="51,149" calcext:value-type="string">
            <text:p>51,149</text:p>
          </table:table-cell>
          <table:table-cell table:formula="of:=MID([.A2892];11;30)" office:value-type="string" office:string-value="Prince George County,H1" calcext:value-type="string">
            <text:p>Prince George County,H1</text:p>
          </table:table-cell>
          <table:table-cell office:value-type="string" calcext:value-type="string">
            <text:p>Prince George County</text:p>
          </table:table-cell>
          <table:table-cell/>
        </table:table-row>
        <table:table-row table:style-name="ro2">
          <table:table-cell office:value-type="string" calcext:value-type="string">
            <text:p>VA,51,153,Prince William County,H1</text:p>
          </table:table-cell>
          <table:table-cell table:formula="of:=LEFT([.A2893];2)" office:value-type="string" office:string-value="VA" calcext:value-type="string">
            <text:p>VA</text:p>
          </table:table-cell>
          <table:table-cell table:formula="of:=MID([.A2893];4;6)" office:value-type="string" office:string-value="51,153" calcext:value-type="string">
            <text:p>51,153</text:p>
          </table:table-cell>
          <table:table-cell table:formula="of:=MID([.A2893];11;30)" office:value-type="string" office:string-value="Prince William County,H1" calcext:value-type="string">
            <text:p>Prince William County,H1</text:p>
          </table:table-cell>
          <table:table-cell office:value-type="string" calcext:value-type="string">
            <text:p>Prince William County</text:p>
          </table:table-cell>
          <table:table-cell/>
        </table:table-row>
        <table:table-row table:style-name="ro1">
          <table:table-cell office:value-type="string" calcext:value-type="string">
            <text:p>VA,51,155,Pulaski County,H1</text:p>
          </table:table-cell>
          <table:table-cell table:formula="of:=LEFT([.A2894];2)" office:value-type="string" office:string-value="VA" calcext:value-type="string">
            <text:p>VA</text:p>
          </table:table-cell>
          <table:table-cell table:formula="of:=MID([.A2894];4;6)" office:value-type="string" office:string-value="51,155" calcext:value-type="string">
            <text:p>51,155</text:p>
          </table:table-cell>
          <table:table-cell table:formula="of:=MID([.A2894];11;30)" office:value-type="string" office:string-value="Pulaski County,H1" calcext:value-type="string">
            <text:p>Pulaski County,H1</text:p>
          </table:table-cell>
          <table:table-cell office:value-type="string" calcext:value-type="string">
            <text:p>Pulaski County</text:p>
          </table:table-cell>
          <table:table-cell/>
        </table:table-row>
        <table:table-row table:style-name="ro2">
          <table:table-cell office:value-type="string" calcext:value-type="string">
            <text:p>VA,51,157,Rappahannock County,H1</text:p>
          </table:table-cell>
          <table:table-cell table:formula="of:=LEFT([.A2895];2)" office:value-type="string" office:string-value="VA" calcext:value-type="string">
            <text:p>VA</text:p>
          </table:table-cell>
          <table:table-cell table:formula="of:=MID([.A2895];4;6)" office:value-type="string" office:string-value="51,157" calcext:value-type="string">
            <text:p>51,157</text:p>
          </table:table-cell>
          <table:table-cell table:formula="of:=MID([.A2895];11;30)" office:value-type="string" office:string-value="Rappahannock County,H1" calcext:value-type="string">
            <text:p>Rappahannock County,H1</text:p>
          </table:table-cell>
          <table:table-cell office:value-type="string" calcext:value-type="string">
            <text:p>Rappahannock County</text:p>
          </table:table-cell>
          <table:table-cell/>
        </table:table-row>
        <table:table-row table:style-name="ro1">
          <table:table-cell office:value-type="string" calcext:value-type="string">
            <text:p>VA,51,159,Richmond County,H1</text:p>
          </table:table-cell>
          <table:table-cell table:formula="of:=LEFT([.A2896];2)" office:value-type="string" office:string-value="VA" calcext:value-type="string">
            <text:p>VA</text:p>
          </table:table-cell>
          <table:table-cell table:formula="of:=MID([.A2896];4;6)" office:value-type="string" office:string-value="51,159" calcext:value-type="string">
            <text:p>51,159</text:p>
          </table:table-cell>
          <table:table-cell table:formula="of:=MID([.A2896];11;30)" office:value-type="string" office:string-value="Richmond County,H1" calcext:value-type="string">
            <text:p>Richmond County,H1</text:p>
          </table:table-cell>
          <table:table-cell office:value-type="string" calcext:value-type="string">
            <text:p>Richmond County</text:p>
          </table:table-cell>
          <table:table-cell/>
        </table:table-row>
        <table:table-row table:style-name="ro1">
          <table:table-cell office:value-type="string" calcext:value-type="string">
            <text:p>VA,51,161,Roanoke County,H1</text:p>
          </table:table-cell>
          <table:table-cell table:formula="of:=LEFT([.A2897];2)" office:value-type="string" office:string-value="VA" calcext:value-type="string">
            <text:p>VA</text:p>
          </table:table-cell>
          <table:table-cell table:formula="of:=MID([.A2897];4;6)" office:value-type="string" office:string-value="51,161" calcext:value-type="string">
            <text:p>51,161</text:p>
          </table:table-cell>
          <table:table-cell table:formula="of:=MID([.A2897];11;30)" office:value-type="string" office:string-value="Roanoke County,H1" calcext:value-type="string">
            <text:p>Roanoke County,H1</text:p>
          </table:table-cell>
          <table:table-cell office:value-type="string" calcext:value-type="string">
            <text:p>Roanoke County</text:p>
          </table:table-cell>
          <table:table-cell/>
        </table:table-row>
        <table:table-row table:style-name="ro1">
          <table:table-cell office:value-type="string" calcext:value-type="string">
            <text:p>VA,51,163,Rockbridge County,H1</text:p>
          </table:table-cell>
          <table:table-cell table:formula="of:=LEFT([.A2898];2)" office:value-type="string" office:string-value="VA" calcext:value-type="string">
            <text:p>VA</text:p>
          </table:table-cell>
          <table:table-cell table:formula="of:=MID([.A2898];4;6)" office:value-type="string" office:string-value="51,163" calcext:value-type="string">
            <text:p>51,163</text:p>
          </table:table-cell>
          <table:table-cell table:formula="of:=MID([.A2898];11;30)" office:value-type="string" office:string-value="Rockbridge County,H1" calcext:value-type="string">
            <text:p>Rockbridge County,H1</text:p>
          </table:table-cell>
          <table:table-cell office:value-type="string" calcext:value-type="string">
            <text:p>Rockbridge County</text:p>
          </table:table-cell>
          <table:table-cell/>
        </table:table-row>
        <table:table-row table:style-name="ro1">
          <table:table-cell office:value-type="string" calcext:value-type="string">
            <text:p>VA,51,165,Rockingham County,H1</text:p>
          </table:table-cell>
          <table:table-cell table:formula="of:=LEFT([.A2899];2)" office:value-type="string" office:string-value="VA" calcext:value-type="string">
            <text:p>VA</text:p>
          </table:table-cell>
          <table:table-cell table:formula="of:=MID([.A2899];4;6)" office:value-type="string" office:string-value="51,165" calcext:value-type="string">
            <text:p>51,165</text:p>
          </table:table-cell>
          <table:table-cell table:formula="of:=MID([.A2899];11;30)" office:value-type="string" office:string-value="Rockingham County,H1" calcext:value-type="string">
            <text:p>Rockingham County,H1</text:p>
          </table:table-cell>
          <table:table-cell office:value-type="string" calcext:value-type="string">
            <text:p>Rockingham County</text:p>
          </table:table-cell>
          <table:table-cell/>
        </table:table-row>
        <table:table-row table:style-name="ro1">
          <table:table-cell office:value-type="string" calcext:value-type="string">
            <text:p>VA,51,167,Russell County,H1</text:p>
          </table:table-cell>
          <table:table-cell table:formula="of:=LEFT([.A2900];2)" office:value-type="string" office:string-value="VA" calcext:value-type="string">
            <text:p>VA</text:p>
          </table:table-cell>
          <table:table-cell table:formula="of:=MID([.A2900];4;6)" office:value-type="string" office:string-value="51,167" calcext:value-type="string">
            <text:p>51,167</text:p>
          </table:table-cell>
          <table:table-cell table:formula="of:=MID([.A2900];11;30)" office:value-type="string" office:string-value="Russell County,H1" calcext:value-type="string">
            <text:p>Russell County,H1</text:p>
          </table:table-cell>
          <table:table-cell office:value-type="string" calcext:value-type="string">
            <text:p>Russell County</text:p>
          </table:table-cell>
          <table:table-cell/>
        </table:table-row>
        <table:table-row table:style-name="ro1">
          <table:table-cell office:value-type="string" calcext:value-type="string">
            <text:p>VA,51,169,Scott County,H1</text:p>
          </table:table-cell>
          <table:table-cell table:formula="of:=LEFT([.A2901];2)" office:value-type="string" office:string-value="VA" calcext:value-type="string">
            <text:p>VA</text:p>
          </table:table-cell>
          <table:table-cell table:formula="of:=MID([.A2901];4;6)" office:value-type="string" office:string-value="51,169" calcext:value-type="string">
            <text:p>51,169</text:p>
          </table:table-cell>
          <table:table-cell table:formula="of:=MID([.A2901];11;30)" office:value-type="string" office:string-value="Scott County,H1" calcext:value-type="string">
            <text:p>Scott County,H1</text:p>
          </table:table-cell>
          <table:table-cell office:value-type="string" calcext:value-type="string">
            <text:p>Scott County</text:p>
          </table:table-cell>
          <table:table-cell/>
        </table:table-row>
        <table:table-row table:style-name="ro1">
          <table:table-cell office:value-type="string" calcext:value-type="string">
            <text:p>VA,51,171,Shenandoah County,H1</text:p>
          </table:table-cell>
          <table:table-cell table:formula="of:=LEFT([.A2902];2)" office:value-type="string" office:string-value="VA" calcext:value-type="string">
            <text:p>VA</text:p>
          </table:table-cell>
          <table:table-cell table:formula="of:=MID([.A2902];4;6)" office:value-type="string" office:string-value="51,171" calcext:value-type="string">
            <text:p>51,171</text:p>
          </table:table-cell>
          <table:table-cell table:formula="of:=MID([.A2902];11;30)" office:value-type="string" office:string-value="Shenandoah County,H1" calcext:value-type="string">
            <text:p>Shenandoah County,H1</text:p>
          </table:table-cell>
          <table:table-cell office:value-type="string" calcext:value-type="string">
            <text:p>Shenandoah County</text:p>
          </table:table-cell>
          <table:table-cell/>
        </table:table-row>
        <table:table-row table:style-name="ro1">
          <table:table-cell office:value-type="string" calcext:value-type="string">
            <text:p>VA,51,173,Smyth County,H1</text:p>
          </table:table-cell>
          <table:table-cell table:formula="of:=LEFT([.A2903];2)" office:value-type="string" office:string-value="VA" calcext:value-type="string">
            <text:p>VA</text:p>
          </table:table-cell>
          <table:table-cell table:formula="of:=MID([.A2903];4;6)" office:value-type="string" office:string-value="51,173" calcext:value-type="string">
            <text:p>51,173</text:p>
          </table:table-cell>
          <table:table-cell table:formula="of:=MID([.A2903];11;30)" office:value-type="string" office:string-value="Smyth County,H1" calcext:value-type="string">
            <text:p>Smyth County,H1</text:p>
          </table:table-cell>
          <table:table-cell office:value-type="string" calcext:value-type="string">
            <text:p>Smyth County</text:p>
          </table:table-cell>
          <table:table-cell/>
        </table:table-row>
        <table:table-row table:style-name="ro2">
          <table:table-cell office:value-type="string" calcext:value-type="string">
            <text:p>VA,51,175,Southampton County,H1</text:p>
          </table:table-cell>
          <table:table-cell table:formula="of:=LEFT([.A2904];2)" office:value-type="string" office:string-value="VA" calcext:value-type="string">
            <text:p>VA</text:p>
          </table:table-cell>
          <table:table-cell table:formula="of:=MID([.A2904];4;6)" office:value-type="string" office:string-value="51,175" calcext:value-type="string">
            <text:p>51,175</text:p>
          </table:table-cell>
          <table:table-cell table:formula="of:=MID([.A2904];11;30)" office:value-type="string" office:string-value="Southampton County,H1" calcext:value-type="string">
            <text:p>Southampton County,H1</text:p>
          </table:table-cell>
          <table:table-cell office:value-type="string" calcext:value-type="string">
            <text:p>Southampton County</text:p>
          </table:table-cell>
          <table:table-cell/>
        </table:table-row>
        <table:table-row table:style-name="ro2">
          <table:table-cell office:value-type="string" calcext:value-type="string">
            <text:p>VA,51,177,Spotsylvania County,H1</text:p>
          </table:table-cell>
          <table:table-cell table:formula="of:=LEFT([.A2905];2)" office:value-type="string" office:string-value="VA" calcext:value-type="string">
            <text:p>VA</text:p>
          </table:table-cell>
          <table:table-cell table:formula="of:=MID([.A2905];4;6)" office:value-type="string" office:string-value="51,177" calcext:value-type="string">
            <text:p>51,177</text:p>
          </table:table-cell>
          <table:table-cell table:formula="of:=MID([.A2905];11;30)" office:value-type="string" office:string-value="Spotsylvania County,H1" calcext:value-type="string">
            <text:p>Spotsylvania County,H1</text:p>
          </table:table-cell>
          <table:table-cell office:value-type="string" calcext:value-type="string">
            <text:p>Spotsylvania County</text:p>
          </table:table-cell>
          <table:table-cell/>
        </table:table-row>
        <table:table-row table:style-name="ro1">
          <table:table-cell office:value-type="string" calcext:value-type="string">
            <text:p>VA,51,179,Stafford County,H1</text:p>
          </table:table-cell>
          <table:table-cell table:formula="of:=LEFT([.A2906];2)" office:value-type="string" office:string-value="VA" calcext:value-type="string">
            <text:p>VA</text:p>
          </table:table-cell>
          <table:table-cell table:formula="of:=MID([.A2906];4;6)" office:value-type="string" office:string-value="51,179" calcext:value-type="string">
            <text:p>51,179</text:p>
          </table:table-cell>
          <table:table-cell table:formula="of:=MID([.A2906];11;30)" office:value-type="string" office:string-value="Stafford County,H1" calcext:value-type="string">
            <text:p>Stafford County,H1</text:p>
          </table:table-cell>
          <table:table-cell office:value-type="string" calcext:value-type="string">
            <text:p>Stafford County</text:p>
          </table:table-cell>
          <table:table-cell/>
        </table:table-row>
        <table:table-row table:style-name="ro1">
          <table:table-cell office:value-type="string" calcext:value-type="string">
            <text:p>VA,51,181,Surry County,H1</text:p>
          </table:table-cell>
          <table:table-cell table:formula="of:=LEFT([.A2907];2)" office:value-type="string" office:string-value="VA" calcext:value-type="string">
            <text:p>VA</text:p>
          </table:table-cell>
          <table:table-cell table:formula="of:=MID([.A2907];4;6)" office:value-type="string" office:string-value="51,181" calcext:value-type="string">
            <text:p>51,181</text:p>
          </table:table-cell>
          <table:table-cell table:formula="of:=MID([.A2907];11;30)" office:value-type="string" office:string-value="Surry County,H1" calcext:value-type="string">
            <text:p>Surry County,H1</text:p>
          </table:table-cell>
          <table:table-cell office:value-type="string" calcext:value-type="string">
            <text:p>Surry County</text:p>
          </table:table-cell>
          <table:table-cell/>
        </table:table-row>
        <table:table-row table:style-name="ro1">
          <table:table-cell office:value-type="string" calcext:value-type="string">
            <text:p>VA,51,183,Sussex County,H1</text:p>
          </table:table-cell>
          <table:table-cell table:formula="of:=LEFT([.A2908];2)" office:value-type="string" office:string-value="VA" calcext:value-type="string">
            <text:p>VA</text:p>
          </table:table-cell>
          <table:table-cell table:formula="of:=MID([.A2908];4;6)" office:value-type="string" office:string-value="51,183" calcext:value-type="string">
            <text:p>51,183</text:p>
          </table:table-cell>
          <table:table-cell table:formula="of:=MID([.A2908];11;30)" office:value-type="string" office:string-value="Sussex County,H1" calcext:value-type="string">
            <text:p>Sussex County,H1</text:p>
          </table:table-cell>
          <table:table-cell office:value-type="string" calcext:value-type="string">
            <text:p>Sussex County</text:p>
          </table:table-cell>
          <table:table-cell/>
        </table:table-row>
        <table:table-row table:style-name="ro1">
          <table:table-cell office:value-type="string" calcext:value-type="string">
            <text:p>VA,51,185,Tazewell County,H1</text:p>
          </table:table-cell>
          <table:table-cell table:formula="of:=LEFT([.A2909];2)" office:value-type="string" office:string-value="VA" calcext:value-type="string">
            <text:p>VA</text:p>
          </table:table-cell>
          <table:table-cell table:formula="of:=MID([.A2909];4;6)" office:value-type="string" office:string-value="51,185" calcext:value-type="string">
            <text:p>51,185</text:p>
          </table:table-cell>
          <table:table-cell table:formula="of:=MID([.A2909];11;30)" office:value-type="string" office:string-value="Tazewell County,H1" calcext:value-type="string">
            <text:p>Tazewell County,H1</text:p>
          </table:table-cell>
          <table:table-cell office:value-type="string" calcext:value-type="string">
            <text:p>Tazewell County</text:p>
          </table:table-cell>
          <table:table-cell/>
        </table:table-row>
        <table:table-row table:style-name="ro1">
          <table:table-cell office:value-type="string" calcext:value-type="string">
            <text:p>VA,51,187,Warren County,H1</text:p>
          </table:table-cell>
          <table:table-cell table:formula="of:=LEFT([.A2910];2)" office:value-type="string" office:string-value="VA" calcext:value-type="string">
            <text:p>VA</text:p>
          </table:table-cell>
          <table:table-cell table:formula="of:=MID([.A2910];4;6)" office:value-type="string" office:string-value="51,187" calcext:value-type="string">
            <text:p>51,187</text:p>
          </table:table-cell>
          <table:table-cell table:formula="of:=MID([.A2910];11;30)" office:value-type="string" office:string-value="Warren County,H1" calcext:value-type="string">
            <text:p>Warren County,H1</text:p>
          </table:table-cell>
          <table:table-cell office:value-type="string" calcext:value-type="string">
            <text:p>Warren County</text:p>
          </table:table-cell>
          <table:table-cell/>
        </table:table-row>
        <table:table-row table:style-name="ro1">
          <table:table-cell office:value-type="string" calcext:value-type="string">
            <text:p>VA,51,191,Washington County,H1</text:p>
          </table:table-cell>
          <table:table-cell table:formula="of:=LEFT([.A2911];2)" office:value-type="string" office:string-value="VA" calcext:value-type="string">
            <text:p>VA</text:p>
          </table:table-cell>
          <table:table-cell table:formula="of:=MID([.A2911];4;6)" office:value-type="string" office:string-value="51,191" calcext:value-type="string">
            <text:p>51,191</text:p>
          </table:table-cell>
          <table:table-cell table:formula="of:=MID([.A2911];11;30)" office:value-type="string" office:string-value="Washington County,H1" calcext:value-type="string">
            <text:p>Washington County,H1</text:p>
          </table:table-cell>
          <table:table-cell office:value-type="string" calcext:value-type="string">
            <text:p>Washington County</text:p>
          </table:table-cell>
          <table:table-cell/>
        </table:table-row>
        <table:table-row table:style-name="ro2">
          <table:table-cell office:value-type="string" calcext:value-type="string">
            <text:p>VA,51,193,Westmoreland County,H1</text:p>
          </table:table-cell>
          <table:table-cell table:formula="of:=LEFT([.A2912];2)" office:value-type="string" office:string-value="VA" calcext:value-type="string">
            <text:p>VA</text:p>
          </table:table-cell>
          <table:table-cell table:formula="of:=MID([.A2912];4;6)" office:value-type="string" office:string-value="51,193" calcext:value-type="string">
            <text:p>51,193</text:p>
          </table:table-cell>
          <table:table-cell table:formula="of:=MID([.A2912];11;30)" office:value-type="string" office:string-value="Westmoreland County,H1" calcext:value-type="string">
            <text:p>Westmoreland County,H1</text:p>
          </table:table-cell>
          <table:table-cell office:value-type="string" calcext:value-type="string">
            <text:p>Westmoreland County</text:p>
          </table:table-cell>
          <table:table-cell/>
        </table:table-row>
        <table:table-row table:style-name="ro1">
          <table:table-cell office:value-type="string" calcext:value-type="string">
            <text:p>VA,51,195,Wise County,H1</text:p>
          </table:table-cell>
          <table:table-cell table:formula="of:=LEFT([.A2913];2)" office:value-type="string" office:string-value="VA" calcext:value-type="string">
            <text:p>VA</text:p>
          </table:table-cell>
          <table:table-cell table:formula="of:=MID([.A2913];4;6)" office:value-type="string" office:string-value="51,195" calcext:value-type="string">
            <text:p>51,195</text:p>
          </table:table-cell>
          <table:table-cell table:formula="of:=MID([.A2913];11;30)" office:value-type="string" office:string-value="Wise County,H1" calcext:value-type="string">
            <text:p>Wise County,H1</text:p>
          </table:table-cell>
          <table:table-cell office:value-type="string" calcext:value-type="string">
            <text:p>Wise County</text:p>
          </table:table-cell>
          <table:table-cell/>
        </table:table-row>
        <table:table-row table:style-name="ro1">
          <table:table-cell office:value-type="string" calcext:value-type="string">
            <text:p>VA,51,197,Wythe County,H1</text:p>
          </table:table-cell>
          <table:table-cell table:formula="of:=LEFT([.A2914];2)" office:value-type="string" office:string-value="VA" calcext:value-type="string">
            <text:p>VA</text:p>
          </table:table-cell>
          <table:table-cell table:formula="of:=MID([.A2914];4;6)" office:value-type="string" office:string-value="51,197" calcext:value-type="string">
            <text:p>51,197</text:p>
          </table:table-cell>
          <table:table-cell table:formula="of:=MID([.A2914];11;30)" office:value-type="string" office:string-value="Wythe County,H1" calcext:value-type="string">
            <text:p>Wythe County,H1</text:p>
          </table:table-cell>
          <table:table-cell office:value-type="string" calcext:value-type="string">
            <text:p>Wythe County</text:p>
          </table:table-cell>
          <table:table-cell/>
        </table:table-row>
        <table:table-row table:style-name="ro1">
          <table:table-cell office:value-type="string" calcext:value-type="string">
            <text:p>VA,51,199,York County,H1</text:p>
          </table:table-cell>
          <table:table-cell table:formula="of:=LEFT([.A2915];2)" office:value-type="string" office:string-value="VA" calcext:value-type="string">
            <text:p>VA</text:p>
          </table:table-cell>
          <table:table-cell table:formula="of:=MID([.A2915];4;6)" office:value-type="string" office:string-value="51,199" calcext:value-type="string">
            <text:p>51,199</text:p>
          </table:table-cell>
          <table:table-cell table:formula="of:=MID([.A2915];11;30)" office:value-type="string" office:string-value="York County,H1" calcext:value-type="string">
            <text:p>York County,H1</text:p>
          </table:table-cell>
          <table:table-cell office:value-type="string" calcext:value-type="string">
            <text:p>York County</text:p>
          </table:table-cell>
          <table:table-cell/>
        </table:table-row>
        <table:table-row table:style-name="ro1">
          <table:table-cell office:value-type="string" calcext:value-type="string">
            <text:p>VA,51,510,Alexandria city,C7</text:p>
          </table:table-cell>
          <table:table-cell table:formula="of:=LEFT([.A2916];2)" office:value-type="string" office:string-value="VA" calcext:value-type="string">
            <text:p>VA</text:p>
          </table:table-cell>
          <table:table-cell table:formula="of:=MID([.A2916];4;6)" office:value-type="string" office:string-value="51,510" calcext:value-type="string">
            <text:p>51,510</text:p>
          </table:table-cell>
          <table:table-cell table:formula="of:=MID([.A2916];11;30)" office:value-type="string" office:string-value="Alexandria city,C7" calcext:value-type="string">
            <text:p>Alexandria city,C7</text:p>
          </table:table-cell>
          <table:table-cell office:value-type="string" calcext:value-type="string">
            <text:p>Alexandria city</text:p>
          </table:table-cell>
          <table:table-cell/>
        </table:table-row>
        <table:table-row table:style-name="ro1">
          <table:table-cell office:value-type="string" calcext:value-type="string">
            <text:p>VA,51,515,Bedford city,C7</text:p>
          </table:table-cell>
          <table:table-cell table:formula="of:=LEFT([.A2917];2)" office:value-type="string" office:string-value="VA" calcext:value-type="string">
            <text:p>VA</text:p>
          </table:table-cell>
          <table:table-cell table:formula="of:=MID([.A2917];4;6)" office:value-type="string" office:string-value="51,515" calcext:value-type="string">
            <text:p>51,515</text:p>
          </table:table-cell>
          <table:table-cell table:formula="of:=MID([.A2917];11;30)" office:value-type="string" office:string-value="Bedford city,C7" calcext:value-type="string">
            <text:p>Bedford city,C7</text:p>
          </table:table-cell>
          <table:table-cell office:value-type="string" calcext:value-type="string">
            <text:p>Bedford city</text:p>
          </table:table-cell>
          <table:table-cell/>
        </table:table-row>
        <table:table-row table:style-name="ro1">
          <table:table-cell office:value-type="string" calcext:value-type="string">
            <text:p>VA,51,520,Bristol city,C7</text:p>
          </table:table-cell>
          <table:table-cell table:formula="of:=LEFT([.A2918];2)" office:value-type="string" office:string-value="VA" calcext:value-type="string">
            <text:p>VA</text:p>
          </table:table-cell>
          <table:table-cell table:formula="of:=MID([.A2918];4;6)" office:value-type="string" office:string-value="51,520" calcext:value-type="string">
            <text:p>51,520</text:p>
          </table:table-cell>
          <table:table-cell table:formula="of:=MID([.A2918];11;30)" office:value-type="string" office:string-value="Bristol city,C7" calcext:value-type="string">
            <text:p>Bristol city,C7</text:p>
          </table:table-cell>
          <table:table-cell office:value-type="string" calcext:value-type="string">
            <text:p>Bristol city</text:p>
          </table:table-cell>
          <table:table-cell/>
        </table:table-row>
        <table:table-row table:style-name="ro1">
          <table:table-cell office:value-type="string" calcext:value-type="string">
            <text:p>VA,51,530,Buena Vista city,C7</text:p>
          </table:table-cell>
          <table:table-cell table:formula="of:=LEFT([.A2919];2)" office:value-type="string" office:string-value="VA" calcext:value-type="string">
            <text:p>VA</text:p>
          </table:table-cell>
          <table:table-cell table:formula="of:=MID([.A2919];4;6)" office:value-type="string" office:string-value="51,530" calcext:value-type="string">
            <text:p>51,530</text:p>
          </table:table-cell>
          <table:table-cell table:formula="of:=MID([.A2919];11;30)" office:value-type="string" office:string-value="Buena Vista city,C7" calcext:value-type="string">
            <text:p>Buena Vista city,C7</text:p>
          </table:table-cell>
          <table:table-cell office:value-type="string" calcext:value-type="string">
            <text:p>Buena Vista city</text:p>
          </table:table-cell>
          <table:table-cell/>
        </table:table-row>
        <table:table-row table:style-name="ro2">
          <table:table-cell office:value-type="string" calcext:value-type="string">
            <text:p>VA,51,540,Charlottesville city,C7</text:p>
          </table:table-cell>
          <table:table-cell table:formula="of:=LEFT([.A2920];2)" office:value-type="string" office:string-value="VA" calcext:value-type="string">
            <text:p>VA</text:p>
          </table:table-cell>
          <table:table-cell table:formula="of:=MID([.A2920];4;6)" office:value-type="string" office:string-value="51,540" calcext:value-type="string">
            <text:p>51,540</text:p>
          </table:table-cell>
          <table:table-cell table:formula="of:=MID([.A2920];11;30)" office:value-type="string" office:string-value="Charlottesville city,C7" calcext:value-type="string">
            <text:p>Charlottesville city,C7</text:p>
          </table:table-cell>
          <table:table-cell office:value-type="string" calcext:value-type="string">
            <text:p>Charlottesville city</text:p>
          </table:table-cell>
          <table:table-cell/>
        </table:table-row>
        <table:table-row table:style-name="ro1">
          <table:table-cell office:value-type="string" calcext:value-type="string">
            <text:p>VA,51,550,Chesapeake city,C7</text:p>
          </table:table-cell>
          <table:table-cell table:formula="of:=LEFT([.A2921];2)" office:value-type="string" office:string-value="VA" calcext:value-type="string">
            <text:p>VA</text:p>
          </table:table-cell>
          <table:table-cell table:formula="of:=MID([.A2921];4;6)" office:value-type="string" office:string-value="51,550" calcext:value-type="string">
            <text:p>51,550</text:p>
          </table:table-cell>
          <table:table-cell table:formula="of:=MID([.A2921];11;30)" office:value-type="string" office:string-value="Chesapeake city,C7" calcext:value-type="string">
            <text:p>Chesapeake city,C7</text:p>
          </table:table-cell>
          <table:table-cell office:value-type="string" calcext:value-type="string">
            <text:p>Chesapeake city</text:p>
          </table:table-cell>
          <table:table-cell/>
        </table:table-row>
        <table:table-row table:style-name="ro2">
          <table:table-cell office:value-type="string" calcext:value-type="string">
            <text:p>VA,51,570,Colonial Heights city,C7</text:p>
          </table:table-cell>
          <table:table-cell table:formula="of:=LEFT([.A2922];2)" office:value-type="string" office:string-value="VA" calcext:value-type="string">
            <text:p>VA</text:p>
          </table:table-cell>
          <table:table-cell table:formula="of:=MID([.A2922];4;6)" office:value-type="string" office:string-value="51,570" calcext:value-type="string">
            <text:p>51,570</text:p>
          </table:table-cell>
          <table:table-cell table:formula="of:=MID([.A2922];11;30)" office:value-type="string" office:string-value="Colonial Heights city,C7" calcext:value-type="string">
            <text:p>Colonial Heights city,C7</text:p>
          </table:table-cell>
          <table:table-cell office:value-type="string" calcext:value-type="string">
            <text:p>Colonial Heights city</text:p>
          </table:table-cell>
          <table:table-cell/>
        </table:table-row>
        <table:table-row table:style-name="ro1">
          <table:table-cell office:value-type="string" calcext:value-type="string">
            <text:p>VA,51,580,Covington city,C7</text:p>
          </table:table-cell>
          <table:table-cell table:formula="of:=LEFT([.A2923];2)" office:value-type="string" office:string-value="VA" calcext:value-type="string">
            <text:p>VA</text:p>
          </table:table-cell>
          <table:table-cell table:formula="of:=MID([.A2923];4;6)" office:value-type="string" office:string-value="51,580" calcext:value-type="string">
            <text:p>51,580</text:p>
          </table:table-cell>
          <table:table-cell table:formula="of:=MID([.A2923];11;30)" office:value-type="string" office:string-value="Covington city,C7" calcext:value-type="string">
            <text:p>Covington city,C7</text:p>
          </table:table-cell>
          <table:table-cell office:value-type="string" calcext:value-type="string">
            <text:p>Covington city</text:p>
          </table:table-cell>
          <table:table-cell/>
        </table:table-row>
        <table:table-row table:style-name="ro1">
          <table:table-cell office:value-type="string" calcext:value-type="string">
            <text:p>VA,51,590,Danville city,C7</text:p>
          </table:table-cell>
          <table:table-cell table:formula="of:=LEFT([.A2924];2)" office:value-type="string" office:string-value="VA" calcext:value-type="string">
            <text:p>VA</text:p>
          </table:table-cell>
          <table:table-cell table:formula="of:=MID([.A2924];4;6)" office:value-type="string" office:string-value="51,590" calcext:value-type="string">
            <text:p>51,590</text:p>
          </table:table-cell>
          <table:table-cell table:formula="of:=MID([.A2924];11;30)" office:value-type="string" office:string-value="Danville city,C7" calcext:value-type="string">
            <text:p>Danville city,C7</text:p>
          </table:table-cell>
          <table:table-cell office:value-type="string" calcext:value-type="string">
            <text:p>Danville city</text:p>
          </table:table-cell>
          <table:table-cell/>
        </table:table-row>
        <table:table-row table:style-name="ro1">
          <table:table-cell office:value-type="string" calcext:value-type="string">
            <text:p>VA,51,595,Emporia city,C7</text:p>
          </table:table-cell>
          <table:table-cell table:formula="of:=LEFT([.A2925];2)" office:value-type="string" office:string-value="VA" calcext:value-type="string">
            <text:p>VA</text:p>
          </table:table-cell>
          <table:table-cell table:formula="of:=MID([.A2925];4;6)" office:value-type="string" office:string-value="51,595" calcext:value-type="string">
            <text:p>51,595</text:p>
          </table:table-cell>
          <table:table-cell table:formula="of:=MID([.A2925];11;30)" office:value-type="string" office:string-value="Emporia city,C7" calcext:value-type="string">
            <text:p>Emporia city,C7</text:p>
          </table:table-cell>
          <table:table-cell office:value-type="string" calcext:value-type="string">
            <text:p>Emporia city</text:p>
          </table:table-cell>
          <table:table-cell/>
        </table:table-row>
        <table:table-row table:style-name="ro1">
          <table:table-cell office:value-type="string" calcext:value-type="string">
            <text:p>VA,51,600,Fairfax city,C7</text:p>
          </table:table-cell>
          <table:table-cell table:formula="of:=LEFT([.A2926];2)" office:value-type="string" office:string-value="VA" calcext:value-type="string">
            <text:p>VA</text:p>
          </table:table-cell>
          <table:table-cell table:formula="of:=MID([.A2926];4;6)" office:value-type="string" office:string-value="51,600" calcext:value-type="string">
            <text:p>51,600</text:p>
          </table:table-cell>
          <table:table-cell table:formula="of:=MID([.A2926];11;30)" office:value-type="string" office:string-value="Fairfax city,C7" calcext:value-type="string">
            <text:p>Fairfax city,C7</text:p>
          </table:table-cell>
          <table:table-cell office:value-type="string" calcext:value-type="string">
            <text:p>Fairfax city</text:p>
          </table:table-cell>
          <table:table-cell/>
        </table:table-row>
        <table:table-row table:style-name="ro1">
          <table:table-cell office:value-type="string" calcext:value-type="string">
            <text:p>VA,51,610,Falls Church city,C7</text:p>
          </table:table-cell>
          <table:table-cell table:formula="of:=LEFT([.A2927];2)" office:value-type="string" office:string-value="VA" calcext:value-type="string">
            <text:p>VA</text:p>
          </table:table-cell>
          <table:table-cell table:formula="of:=MID([.A2927];4;6)" office:value-type="string" office:string-value="51,610" calcext:value-type="string">
            <text:p>51,610</text:p>
          </table:table-cell>
          <table:table-cell table:formula="of:=MID([.A2927];11;30)" office:value-type="string" office:string-value="Falls Church city,C7" calcext:value-type="string">
            <text:p>Falls Church city,C7</text:p>
          </table:table-cell>
          <table:table-cell office:value-type="string" calcext:value-type="string">
            <text:p>Falls Church city</text:p>
          </table:table-cell>
          <table:table-cell/>
        </table:table-row>
        <table:table-row table:style-name="ro1">
          <table:table-cell office:value-type="string" calcext:value-type="string">
            <text:p>VA,51,620,Franklin city,C7</text:p>
          </table:table-cell>
          <table:table-cell table:formula="of:=LEFT([.A2928];2)" office:value-type="string" office:string-value="VA" calcext:value-type="string">
            <text:p>VA</text:p>
          </table:table-cell>
          <table:table-cell table:formula="of:=MID([.A2928];4;6)" office:value-type="string" office:string-value="51,620" calcext:value-type="string">
            <text:p>51,620</text:p>
          </table:table-cell>
          <table:table-cell table:formula="of:=MID([.A2928];11;30)" office:value-type="string" office:string-value="Franklin city,C7" calcext:value-type="string">
            <text:p>Franklin city,C7</text:p>
          </table:table-cell>
          <table:table-cell office:value-type="string" calcext:value-type="string">
            <text:p>Franklin city</text:p>
          </table:table-cell>
          <table:table-cell/>
        </table:table-row>
        <table:table-row table:style-name="ro2">
          <table:table-cell office:value-type="string" calcext:value-type="string">
            <text:p>VA,51,630,Fredericksburg city,C7</text:p>
          </table:table-cell>
          <table:table-cell table:formula="of:=LEFT([.A2929];2)" office:value-type="string" office:string-value="VA" calcext:value-type="string">
            <text:p>VA</text:p>
          </table:table-cell>
          <table:table-cell table:formula="of:=MID([.A2929];4;6)" office:value-type="string" office:string-value="51,630" calcext:value-type="string">
            <text:p>51,630</text:p>
          </table:table-cell>
          <table:table-cell table:formula="of:=MID([.A2929];11;30)" office:value-type="string" office:string-value="Fredericksburg city,C7" calcext:value-type="string">
            <text:p>Fredericksburg city,C7</text:p>
          </table:table-cell>
          <table:table-cell office:value-type="string" calcext:value-type="string">
            <text:p>Fredericksburg city</text:p>
          </table:table-cell>
          <table:table-cell/>
        </table:table-row>
        <table:table-row table:style-name="ro1">
          <table:table-cell office:value-type="string" calcext:value-type="string">
            <text:p>VA,51,640,Galax city,C7</text:p>
          </table:table-cell>
          <table:table-cell table:formula="of:=LEFT([.A2930];2)" office:value-type="string" office:string-value="VA" calcext:value-type="string">
            <text:p>VA</text:p>
          </table:table-cell>
          <table:table-cell table:formula="of:=MID([.A2930];4;6)" office:value-type="string" office:string-value="51,640" calcext:value-type="string">
            <text:p>51,640</text:p>
          </table:table-cell>
          <table:table-cell table:formula="of:=MID([.A2930];11;30)" office:value-type="string" office:string-value="Galax city,C7" calcext:value-type="string">
            <text:p>Galax city,C7</text:p>
          </table:table-cell>
          <table:table-cell office:value-type="string" calcext:value-type="string">
            <text:p>Galax city</text:p>
          </table:table-cell>
          <table:table-cell/>
        </table:table-row>
        <table:table-row table:style-name="ro1">
          <table:table-cell office:value-type="string" calcext:value-type="string">
            <text:p>VA,51,650,Hampton city,C7</text:p>
          </table:table-cell>
          <table:table-cell table:formula="of:=LEFT([.A2931];2)" office:value-type="string" office:string-value="VA" calcext:value-type="string">
            <text:p>VA</text:p>
          </table:table-cell>
          <table:table-cell table:formula="of:=MID([.A2931];4;6)" office:value-type="string" office:string-value="51,650" calcext:value-type="string">
            <text:p>51,650</text:p>
          </table:table-cell>
          <table:table-cell table:formula="of:=MID([.A2931];11;30)" office:value-type="string" office:string-value="Hampton city,C7" calcext:value-type="string">
            <text:p>Hampton city,C7</text:p>
          </table:table-cell>
          <table:table-cell office:value-type="string" calcext:value-type="string">
            <text:p>Hampton city</text:p>
          </table:table-cell>
          <table:table-cell/>
        </table:table-row>
        <table:table-row table:style-name="ro1">
          <table:table-cell office:value-type="string" calcext:value-type="string">
            <text:p>VA,51,660,Harrisonburg city,C7</text:p>
          </table:table-cell>
          <table:table-cell table:formula="of:=LEFT([.A2932];2)" office:value-type="string" office:string-value="VA" calcext:value-type="string">
            <text:p>VA</text:p>
          </table:table-cell>
          <table:table-cell table:formula="of:=MID([.A2932];4;6)" office:value-type="string" office:string-value="51,660" calcext:value-type="string">
            <text:p>51,660</text:p>
          </table:table-cell>
          <table:table-cell table:formula="of:=MID([.A2932];11;30)" office:value-type="string" office:string-value="Harrisonburg city,C7" calcext:value-type="string">
            <text:p>Harrisonburg city,C7</text:p>
          </table:table-cell>
          <table:table-cell office:value-type="string" calcext:value-type="string">
            <text:p>Harrisonburg city</text:p>
          </table:table-cell>
          <table:table-cell/>
        </table:table-row>
        <table:table-row table:style-name="ro1">
          <table:table-cell office:value-type="string" calcext:value-type="string">
            <text:p>VA,51,670,Hopewell city,C7</text:p>
          </table:table-cell>
          <table:table-cell table:formula="of:=LEFT([.A2933];2)" office:value-type="string" office:string-value="VA" calcext:value-type="string">
            <text:p>VA</text:p>
          </table:table-cell>
          <table:table-cell table:formula="of:=MID([.A2933];4;6)" office:value-type="string" office:string-value="51,670" calcext:value-type="string">
            <text:p>51,670</text:p>
          </table:table-cell>
          <table:table-cell table:formula="of:=MID([.A2933];11;30)" office:value-type="string" office:string-value="Hopewell city,C7" calcext:value-type="string">
            <text:p>Hopewell city,C7</text:p>
          </table:table-cell>
          <table:table-cell office:value-type="string" calcext:value-type="string">
            <text:p>Hopewell city</text:p>
          </table:table-cell>
          <table:table-cell/>
        </table:table-row>
        <table:table-row table:style-name="ro1">
          <table:table-cell office:value-type="string" calcext:value-type="string">
            <text:p>VA,51,678,Lexington city,C7</text:p>
          </table:table-cell>
          <table:table-cell table:formula="of:=LEFT([.A2934];2)" office:value-type="string" office:string-value="VA" calcext:value-type="string">
            <text:p>VA</text:p>
          </table:table-cell>
          <table:table-cell table:formula="of:=MID([.A2934];4;6)" office:value-type="string" office:string-value="51,678" calcext:value-type="string">
            <text:p>51,678</text:p>
          </table:table-cell>
          <table:table-cell table:formula="of:=MID([.A2934];11;30)" office:value-type="string" office:string-value="Lexington city,C7" calcext:value-type="string">
            <text:p>Lexington city,C7</text:p>
          </table:table-cell>
          <table:table-cell office:value-type="string" calcext:value-type="string">
            <text:p>Lexington city</text:p>
          </table:table-cell>
          <table:table-cell/>
        </table:table-row>
        <table:table-row table:style-name="ro1">
          <table:table-cell office:value-type="string" calcext:value-type="string">
            <text:p>VA,51,680,Lynchburg city,C7</text:p>
          </table:table-cell>
          <table:table-cell table:formula="of:=LEFT([.A2935];2)" office:value-type="string" office:string-value="VA" calcext:value-type="string">
            <text:p>VA</text:p>
          </table:table-cell>
          <table:table-cell table:formula="of:=MID([.A2935];4;6)" office:value-type="string" office:string-value="51,680" calcext:value-type="string">
            <text:p>51,680</text:p>
          </table:table-cell>
          <table:table-cell table:formula="of:=MID([.A2935];11;30)" office:value-type="string" office:string-value="Lynchburg city,C7" calcext:value-type="string">
            <text:p>Lynchburg city,C7</text:p>
          </table:table-cell>
          <table:table-cell office:value-type="string" calcext:value-type="string">
            <text:p>Lynchburg city</text:p>
          </table:table-cell>
          <table:table-cell/>
        </table:table-row>
        <table:table-row table:style-name="ro1">
          <table:table-cell office:value-type="string" calcext:value-type="string">
            <text:p>VA,51,683,Manassas city,C7</text:p>
          </table:table-cell>
          <table:table-cell table:formula="of:=LEFT([.A2936];2)" office:value-type="string" office:string-value="VA" calcext:value-type="string">
            <text:p>VA</text:p>
          </table:table-cell>
          <table:table-cell table:formula="of:=MID([.A2936];4;6)" office:value-type="string" office:string-value="51,683" calcext:value-type="string">
            <text:p>51,683</text:p>
          </table:table-cell>
          <table:table-cell table:formula="of:=MID([.A2936];11;30)" office:value-type="string" office:string-value="Manassas city,C7" calcext:value-type="string">
            <text:p>Manassas city,C7</text:p>
          </table:table-cell>
          <table:table-cell office:value-type="string" calcext:value-type="string">
            <text:p>Manassas city</text:p>
          </table:table-cell>
          <table:table-cell/>
        </table:table-row>
        <table:table-row table:style-name="ro2">
          <table:table-cell office:value-type="string" calcext:value-type="string">
            <text:p>VA,51,685,Manassas Park city,C7</text:p>
          </table:table-cell>
          <table:table-cell table:formula="of:=LEFT([.A2937];2)" office:value-type="string" office:string-value="VA" calcext:value-type="string">
            <text:p>VA</text:p>
          </table:table-cell>
          <table:table-cell table:formula="of:=MID([.A2937];4;6)" office:value-type="string" office:string-value="51,685" calcext:value-type="string">
            <text:p>51,685</text:p>
          </table:table-cell>
          <table:table-cell table:formula="of:=MID([.A2937];11;30)" office:value-type="string" office:string-value="Manassas Park city,C7" calcext:value-type="string">
            <text:p>Manassas Park city,C7</text:p>
          </table:table-cell>
          <table:table-cell office:value-type="string" calcext:value-type="string">
            <text:p>Manassas Park city</text:p>
          </table:table-cell>
          <table:table-cell/>
        </table:table-row>
        <table:table-row table:style-name="ro1">
          <table:table-cell office:value-type="string" calcext:value-type="string">
            <text:p>VA,51,690,Martinsville city,C7</text:p>
          </table:table-cell>
          <table:table-cell table:formula="of:=LEFT([.A2938];2)" office:value-type="string" office:string-value="VA" calcext:value-type="string">
            <text:p>VA</text:p>
          </table:table-cell>
          <table:table-cell table:formula="of:=MID([.A2938];4;6)" office:value-type="string" office:string-value="51,690" calcext:value-type="string">
            <text:p>51,690</text:p>
          </table:table-cell>
          <table:table-cell table:formula="of:=MID([.A2938];11;30)" office:value-type="string" office:string-value="Martinsville city,C7" calcext:value-type="string">
            <text:p>Martinsville city,C7</text:p>
          </table:table-cell>
          <table:table-cell office:value-type="string" calcext:value-type="string">
            <text:p>Martinsville city</text:p>
          </table:table-cell>
          <table:table-cell/>
        </table:table-row>
        <table:table-row table:style-name="ro1">
          <table:table-cell office:value-type="string" calcext:value-type="string">
            <text:p>VA,51,700,Newport News city,C7</text:p>
          </table:table-cell>
          <table:table-cell table:formula="of:=LEFT([.A2939];2)" office:value-type="string" office:string-value="VA" calcext:value-type="string">
            <text:p>VA</text:p>
          </table:table-cell>
          <table:table-cell table:formula="of:=MID([.A2939];4;6)" office:value-type="string" office:string-value="51,700" calcext:value-type="string">
            <text:p>51,700</text:p>
          </table:table-cell>
          <table:table-cell table:formula="of:=MID([.A2939];11;30)" office:value-type="string" office:string-value="Newport News city,C7" calcext:value-type="string">
            <text:p>Newport News city,C7</text:p>
          </table:table-cell>
          <table:table-cell office:value-type="string" calcext:value-type="string">
            <text:p>Newport News city</text:p>
          </table:table-cell>
          <table:table-cell/>
        </table:table-row>
        <table:table-row table:style-name="ro1">
          <table:table-cell office:value-type="string" calcext:value-type="string">
            <text:p>VA,51,710,Norfolk city,C7</text:p>
          </table:table-cell>
          <table:table-cell table:formula="of:=LEFT([.A2940];2)" office:value-type="string" office:string-value="VA" calcext:value-type="string">
            <text:p>VA</text:p>
          </table:table-cell>
          <table:table-cell table:formula="of:=MID([.A2940];4;6)" office:value-type="string" office:string-value="51,710" calcext:value-type="string">
            <text:p>51,710</text:p>
          </table:table-cell>
          <table:table-cell table:formula="of:=MID([.A2940];11;30)" office:value-type="string" office:string-value="Norfolk city,C7" calcext:value-type="string">
            <text:p>Norfolk city,C7</text:p>
          </table:table-cell>
          <table:table-cell office:value-type="string" calcext:value-type="string">
            <text:p>Norfolk city</text:p>
          </table:table-cell>
          <table:table-cell/>
        </table:table-row>
        <table:table-row table:style-name="ro1">
          <table:table-cell office:value-type="string" calcext:value-type="string">
            <text:p>VA,51,720,Norton city,C7</text:p>
          </table:table-cell>
          <table:table-cell table:formula="of:=LEFT([.A2941];2)" office:value-type="string" office:string-value="VA" calcext:value-type="string">
            <text:p>VA</text:p>
          </table:table-cell>
          <table:table-cell table:formula="of:=MID([.A2941];4;6)" office:value-type="string" office:string-value="51,720" calcext:value-type="string">
            <text:p>51,720</text:p>
          </table:table-cell>
          <table:table-cell table:formula="of:=MID([.A2941];11;30)" office:value-type="string" office:string-value="Norton city,C7" calcext:value-type="string">
            <text:p>Norton city,C7</text:p>
          </table:table-cell>
          <table:table-cell office:value-type="string" calcext:value-type="string">
            <text:p>Norton city</text:p>
          </table:table-cell>
          <table:table-cell/>
        </table:table-row>
        <table:table-row table:style-name="ro1">
          <table:table-cell office:value-type="string" calcext:value-type="string">
            <text:p>VA,51,730,Petersburg city,C7</text:p>
          </table:table-cell>
          <table:table-cell table:formula="of:=LEFT([.A2942];2)" office:value-type="string" office:string-value="VA" calcext:value-type="string">
            <text:p>VA</text:p>
          </table:table-cell>
          <table:table-cell table:formula="of:=MID([.A2942];4;6)" office:value-type="string" office:string-value="51,730" calcext:value-type="string">
            <text:p>51,730</text:p>
          </table:table-cell>
          <table:table-cell table:formula="of:=MID([.A2942];11;30)" office:value-type="string" office:string-value="Petersburg city,C7" calcext:value-type="string">
            <text:p>Petersburg city,C7</text:p>
          </table:table-cell>
          <table:table-cell office:value-type="string" calcext:value-type="string">
            <text:p>Petersburg city</text:p>
          </table:table-cell>
          <table:table-cell/>
        </table:table-row>
        <table:table-row table:style-name="ro1">
          <table:table-cell office:value-type="string" calcext:value-type="string">
            <text:p>VA,51,735,Poquoson city,C7</text:p>
          </table:table-cell>
          <table:table-cell table:formula="of:=LEFT([.A2943];2)" office:value-type="string" office:string-value="VA" calcext:value-type="string">
            <text:p>VA</text:p>
          </table:table-cell>
          <table:table-cell table:formula="of:=MID([.A2943];4;6)" office:value-type="string" office:string-value="51,735" calcext:value-type="string">
            <text:p>51,735</text:p>
          </table:table-cell>
          <table:table-cell table:formula="of:=MID([.A2943];11;30)" office:value-type="string" office:string-value="Poquoson city,C7" calcext:value-type="string">
            <text:p>Poquoson city,C7</text:p>
          </table:table-cell>
          <table:table-cell office:value-type="string" calcext:value-type="string">
            <text:p>Poquoson city</text:p>
          </table:table-cell>
          <table:table-cell/>
        </table:table-row>
        <table:table-row table:style-name="ro1">
          <table:table-cell office:value-type="string" calcext:value-type="string">
            <text:p>VA,51,740,Portsmouth city,C7</text:p>
          </table:table-cell>
          <table:table-cell table:formula="of:=LEFT([.A2944];2)" office:value-type="string" office:string-value="VA" calcext:value-type="string">
            <text:p>VA</text:p>
          </table:table-cell>
          <table:table-cell table:formula="of:=MID([.A2944];4;6)" office:value-type="string" office:string-value="51,740" calcext:value-type="string">
            <text:p>51,740</text:p>
          </table:table-cell>
          <table:table-cell table:formula="of:=MID([.A2944];11;30)" office:value-type="string" office:string-value="Portsmouth city,C7" calcext:value-type="string">
            <text:p>Portsmouth city,C7</text:p>
          </table:table-cell>
          <table:table-cell office:value-type="string" calcext:value-type="string">
            <text:p>Portsmouth city</text:p>
          </table:table-cell>
          <table:table-cell/>
        </table:table-row>
        <table:table-row table:style-name="ro1">
          <table:table-cell office:value-type="string" calcext:value-type="string">
            <text:p>VA,51,750,Radford city,C7</text:p>
          </table:table-cell>
          <table:table-cell table:formula="of:=LEFT([.A2945];2)" office:value-type="string" office:string-value="VA" calcext:value-type="string">
            <text:p>VA</text:p>
          </table:table-cell>
          <table:table-cell table:formula="of:=MID([.A2945];4;6)" office:value-type="string" office:string-value="51,750" calcext:value-type="string">
            <text:p>51,750</text:p>
          </table:table-cell>
          <table:table-cell table:formula="of:=MID([.A2945];11;30)" office:value-type="string" office:string-value="Radford city,C7" calcext:value-type="string">
            <text:p>Radford city,C7</text:p>
          </table:table-cell>
          <table:table-cell office:value-type="string" calcext:value-type="string">
            <text:p>Radford city</text:p>
          </table:table-cell>
          <table:table-cell/>
        </table:table-row>
        <table:table-row table:style-name="ro1">
          <table:table-cell office:value-type="string" calcext:value-type="string">
            <text:p>VA,51,760,Richmond city,C7</text:p>
          </table:table-cell>
          <table:table-cell table:formula="of:=LEFT([.A2946];2)" office:value-type="string" office:string-value="VA" calcext:value-type="string">
            <text:p>VA</text:p>
          </table:table-cell>
          <table:table-cell table:formula="of:=MID([.A2946];4;6)" office:value-type="string" office:string-value="51,760" calcext:value-type="string">
            <text:p>51,760</text:p>
          </table:table-cell>
          <table:table-cell table:formula="of:=MID([.A2946];11;30)" office:value-type="string" office:string-value="Richmond city,C7" calcext:value-type="string">
            <text:p>Richmond city,C7</text:p>
          </table:table-cell>
          <table:table-cell office:value-type="string" calcext:value-type="string">
            <text:p>Richmond city</text:p>
          </table:table-cell>
          <table:table-cell/>
        </table:table-row>
        <table:table-row table:style-name="ro1">
          <table:table-cell office:value-type="string" calcext:value-type="string">
            <text:p>VA,51,770,Roanoke city,C7</text:p>
          </table:table-cell>
          <table:table-cell table:formula="of:=LEFT([.A2947];2)" office:value-type="string" office:string-value="VA" calcext:value-type="string">
            <text:p>VA</text:p>
          </table:table-cell>
          <table:table-cell table:formula="of:=MID([.A2947];4;6)" office:value-type="string" office:string-value="51,770" calcext:value-type="string">
            <text:p>51,770</text:p>
          </table:table-cell>
          <table:table-cell table:formula="of:=MID([.A2947];11;30)" office:value-type="string" office:string-value="Roanoke city,C7" calcext:value-type="string">
            <text:p>Roanoke city,C7</text:p>
          </table:table-cell>
          <table:table-cell office:value-type="string" calcext:value-type="string">
            <text:p>Roanoke city</text:p>
          </table:table-cell>
          <table:table-cell/>
        </table:table-row>
        <table:table-row table:style-name="ro1">
          <table:table-cell office:value-type="string" calcext:value-type="string">
            <text:p>VA,51,775,Salem city,C7</text:p>
          </table:table-cell>
          <table:table-cell table:formula="of:=LEFT([.A2948];2)" office:value-type="string" office:string-value="VA" calcext:value-type="string">
            <text:p>VA</text:p>
          </table:table-cell>
          <table:table-cell table:formula="of:=MID([.A2948];4;6)" office:value-type="string" office:string-value="51,775" calcext:value-type="string">
            <text:p>51,775</text:p>
          </table:table-cell>
          <table:table-cell table:formula="of:=MID([.A2948];11;30)" office:value-type="string" office:string-value="Salem city,C7" calcext:value-type="string">
            <text:p>Salem city,C7</text:p>
          </table:table-cell>
          <table:table-cell office:value-type="string" calcext:value-type="string">
            <text:p>Salem city</text:p>
          </table:table-cell>
          <table:table-cell/>
        </table:table-row>
        <table:table-row table:style-name="ro1">
          <table:table-cell office:value-type="string" calcext:value-type="string">
            <text:p>VA,51,790,Staunton city,C7</text:p>
          </table:table-cell>
          <table:table-cell table:formula="of:=LEFT([.A2949];2)" office:value-type="string" office:string-value="VA" calcext:value-type="string">
            <text:p>VA</text:p>
          </table:table-cell>
          <table:table-cell table:formula="of:=MID([.A2949];4;6)" office:value-type="string" office:string-value="51,790" calcext:value-type="string">
            <text:p>51,790</text:p>
          </table:table-cell>
          <table:table-cell table:formula="of:=MID([.A2949];11;30)" office:value-type="string" office:string-value="Staunton city,C7" calcext:value-type="string">
            <text:p>Staunton city,C7</text:p>
          </table:table-cell>
          <table:table-cell office:value-type="string" calcext:value-type="string">
            <text:p>Staunton city</text:p>
          </table:table-cell>
          <table:table-cell/>
        </table:table-row>
        <table:table-row table:style-name="ro1">
          <table:table-cell office:value-type="string" calcext:value-type="string">
            <text:p>VA,51,800,Suffolk city,C7</text:p>
          </table:table-cell>
          <table:table-cell table:formula="of:=LEFT([.A2950];2)" office:value-type="string" office:string-value="VA" calcext:value-type="string">
            <text:p>VA</text:p>
          </table:table-cell>
          <table:table-cell table:formula="of:=MID([.A2950];4;6)" office:value-type="string" office:string-value="51,800" calcext:value-type="string">
            <text:p>51,800</text:p>
          </table:table-cell>
          <table:table-cell table:formula="of:=MID([.A2950];11;30)" office:value-type="string" office:string-value="Suffolk city,C7" calcext:value-type="string">
            <text:p>Suffolk city,C7</text:p>
          </table:table-cell>
          <table:table-cell office:value-type="string" calcext:value-type="string">
            <text:p>Suffolk city</text:p>
          </table:table-cell>
          <table:table-cell/>
        </table:table-row>
        <table:table-row table:style-name="ro2">
          <table:table-cell office:value-type="string" calcext:value-type="string">
            <text:p>VA,51,810,Virginia Beach city,C7</text:p>
          </table:table-cell>
          <table:table-cell table:formula="of:=LEFT([.A2951];2)" office:value-type="string" office:string-value="VA" calcext:value-type="string">
            <text:p>VA</text:p>
          </table:table-cell>
          <table:table-cell table:formula="of:=MID([.A2951];4;6)" office:value-type="string" office:string-value="51,810" calcext:value-type="string">
            <text:p>51,810</text:p>
          </table:table-cell>
          <table:table-cell table:formula="of:=MID([.A2951];11;30)" office:value-type="string" office:string-value="Virginia Beach city,C7" calcext:value-type="string">
            <text:p>Virginia Beach city,C7</text:p>
          </table:table-cell>
          <table:table-cell office:value-type="string" calcext:value-type="string">
            <text:p>Virginia Beach city</text:p>
          </table:table-cell>
          <table:table-cell/>
        </table:table-row>
        <table:table-row table:style-name="ro1">
          <table:table-cell office:value-type="string" calcext:value-type="string">
            <text:p>VA,51,820,Waynesboro city,C7</text:p>
          </table:table-cell>
          <table:table-cell table:formula="of:=LEFT([.A2952];2)" office:value-type="string" office:string-value="VA" calcext:value-type="string">
            <text:p>VA</text:p>
          </table:table-cell>
          <table:table-cell table:formula="of:=MID([.A2952];4;6)" office:value-type="string" office:string-value="51,820" calcext:value-type="string">
            <text:p>51,820</text:p>
          </table:table-cell>
          <table:table-cell table:formula="of:=MID([.A2952];11;30)" office:value-type="string" office:string-value="Waynesboro city,C7" calcext:value-type="string">
            <text:p>Waynesboro city,C7</text:p>
          </table:table-cell>
          <table:table-cell office:value-type="string" calcext:value-type="string">
            <text:p>Waynesboro city</text:p>
          </table:table-cell>
          <table:table-cell/>
        </table:table-row>
        <table:table-row table:style-name="ro1">
          <table:table-cell office:value-type="string" calcext:value-type="string">
            <text:p>VA,51,830,Williamsburg city,C7</text:p>
          </table:table-cell>
          <table:table-cell table:formula="of:=LEFT([.A2953];2)" office:value-type="string" office:string-value="VA" calcext:value-type="string">
            <text:p>VA</text:p>
          </table:table-cell>
          <table:table-cell table:formula="of:=MID([.A2953];4;6)" office:value-type="string" office:string-value="51,830" calcext:value-type="string">
            <text:p>51,830</text:p>
          </table:table-cell>
          <table:table-cell table:formula="of:=MID([.A2953];11;30)" office:value-type="string" office:string-value="Williamsburg city,C7" calcext:value-type="string">
            <text:p>Williamsburg city,C7</text:p>
          </table:table-cell>
          <table:table-cell office:value-type="string" calcext:value-type="string">
            <text:p>Williamsburg city</text:p>
          </table:table-cell>
          <table:table-cell/>
        </table:table-row>
        <table:table-row table:style-name="ro1">
          <table:table-cell office:value-type="string" calcext:value-type="string">
            <text:p>VA,51,840,Winchester city,C7</text:p>
          </table:table-cell>
          <table:table-cell table:formula="of:=LEFT([.A2954];2)" office:value-type="string" office:string-value="VA" calcext:value-type="string">
            <text:p>VA</text:p>
          </table:table-cell>
          <table:table-cell table:formula="of:=MID([.A2954];4;6)" office:value-type="string" office:string-value="51,840" calcext:value-type="string">
            <text:p>51,840</text:p>
          </table:table-cell>
          <table:table-cell table:formula="of:=MID([.A2954];11;30)" office:value-type="string" office:string-value="Winchester city,C7" calcext:value-type="string">
            <text:p>Winchester city,C7</text:p>
          </table:table-cell>
          <table:table-cell office:value-type="string" calcext:value-type="string">
            <text:p>Winchester city</text:p>
          </table:table-cell>
          <table:table-cell/>
        </table:table-row>
        <table:table-row table:style-name="ro1">
          <table:table-cell office:value-type="string" calcext:value-type="string">
            <text:p>WA,53,001,Adams County,H1</text:p>
          </table:table-cell>
          <table:table-cell table:formula="of:=LEFT([.A2955];2)" office:value-type="string" office:string-value="WA" calcext:value-type="string">
            <text:p>WA</text:p>
          </table:table-cell>
          <table:table-cell table:formula="of:=MID([.A2955];4;6)" office:value-type="string" office:string-value="53,001" calcext:value-type="string">
            <text:p>53,001</text:p>
          </table:table-cell>
          <table:table-cell table:formula="of:=MID([.A2955];11;30)" office:value-type="string" office:string-value="Adams County,H1" calcext:value-type="string">
            <text:p>Adams County,H1</text:p>
          </table:table-cell>
          <table:table-cell office:value-type="string" calcext:value-type="string">
            <text:p>Adams County</text:p>
          </table:table-cell>
          <table:table-cell/>
        </table:table-row>
        <table:table-row table:style-name="ro1">
          <table:table-cell office:value-type="string" calcext:value-type="string">
            <text:p>WA,53,003,Asotin County,H1</text:p>
          </table:table-cell>
          <table:table-cell table:formula="of:=LEFT([.A2956];2)" office:value-type="string" office:string-value="WA" calcext:value-type="string">
            <text:p>WA</text:p>
          </table:table-cell>
          <table:table-cell table:formula="of:=MID([.A2956];4;6)" office:value-type="string" office:string-value="53,003" calcext:value-type="string">
            <text:p>53,003</text:p>
          </table:table-cell>
          <table:table-cell table:formula="of:=MID([.A2956];11;30)" office:value-type="string" office:string-value="Asotin County,H1" calcext:value-type="string">
            <text:p>Asotin County,H1</text:p>
          </table:table-cell>
          <table:table-cell office:value-type="string" calcext:value-type="string">
            <text:p>Asotin County</text:p>
          </table:table-cell>
          <table:table-cell/>
        </table:table-row>
        <table:table-row table:style-name="ro1">
          <table:table-cell office:value-type="string" calcext:value-type="string">
            <text:p>WA,53,005,Benton County,H1</text:p>
          </table:table-cell>
          <table:table-cell table:formula="of:=LEFT([.A2957];2)" office:value-type="string" office:string-value="WA" calcext:value-type="string">
            <text:p>WA</text:p>
          </table:table-cell>
          <table:table-cell table:formula="of:=MID([.A2957];4;6)" office:value-type="string" office:string-value="53,005" calcext:value-type="string">
            <text:p>53,005</text:p>
          </table:table-cell>
          <table:table-cell table:formula="of:=MID([.A2957];11;30)" office:value-type="string" office:string-value="Benton County,H1" calcext:value-type="string">
            <text:p>Benton County,H1</text:p>
          </table:table-cell>
          <table:table-cell office:value-type="string" calcext:value-type="string">
            <text:p>Benton County</text:p>
          </table:table-cell>
          <table:table-cell/>
        </table:table-row>
        <table:table-row table:style-name="ro1">
          <table:table-cell office:value-type="string" calcext:value-type="string">
            <text:p>WA,53,007,Chelan County,H1</text:p>
          </table:table-cell>
          <table:table-cell table:formula="of:=LEFT([.A2958];2)" office:value-type="string" office:string-value="WA" calcext:value-type="string">
            <text:p>WA</text:p>
          </table:table-cell>
          <table:table-cell table:formula="of:=MID([.A2958];4;6)" office:value-type="string" office:string-value="53,007" calcext:value-type="string">
            <text:p>53,007</text:p>
          </table:table-cell>
          <table:table-cell table:formula="of:=MID([.A2958];11;30)" office:value-type="string" office:string-value="Chelan County,H1" calcext:value-type="string">
            <text:p>Chelan County,H1</text:p>
          </table:table-cell>
          <table:table-cell office:value-type="string" calcext:value-type="string">
            <text:p>Chelan County</text:p>
          </table:table-cell>
          <table:table-cell/>
        </table:table-row>
        <table:table-row table:style-name="ro1">
          <table:table-cell office:value-type="string" calcext:value-type="string">
            <text:p>WA,53,009,Clallam County,H1</text:p>
          </table:table-cell>
          <table:table-cell table:formula="of:=LEFT([.A2959];2)" office:value-type="string" office:string-value="WA" calcext:value-type="string">
            <text:p>WA</text:p>
          </table:table-cell>
          <table:table-cell table:formula="of:=MID([.A2959];4;6)" office:value-type="string" office:string-value="53,009" calcext:value-type="string">
            <text:p>53,009</text:p>
          </table:table-cell>
          <table:table-cell table:formula="of:=MID([.A2959];11;30)" office:value-type="string" office:string-value="Clallam County,H1" calcext:value-type="string">
            <text:p>Clallam County,H1</text:p>
          </table:table-cell>
          <table:table-cell office:value-type="string" calcext:value-type="string">
            <text:p>Clallam County</text:p>
          </table:table-cell>
          <table:table-cell/>
        </table:table-row>
        <table:table-row table:style-name="ro1">
          <table:table-cell office:value-type="string" calcext:value-type="string">
            <text:p>WA,53,011,Clark County,H1</text:p>
          </table:table-cell>
          <table:table-cell table:formula="of:=LEFT([.A2960];2)" office:value-type="string" office:string-value="WA" calcext:value-type="string">
            <text:p>WA</text:p>
          </table:table-cell>
          <table:table-cell table:formula="of:=MID([.A2960];4;6)" office:value-type="string" office:string-value="53,011" calcext:value-type="string">
            <text:p>53,011</text:p>
          </table:table-cell>
          <table:table-cell table:formula="of:=MID([.A2960];11;30)" office:value-type="string" office:string-value="Clark County,H1" calcext:value-type="string">
            <text:p>Clark County,H1</text:p>
          </table:table-cell>
          <table:table-cell office:value-type="string" calcext:value-type="string">
            <text:p>Clark County</text:p>
          </table:table-cell>
          <table:table-cell/>
        </table:table-row>
        <table:table-row table:style-name="ro1">
          <table:table-cell office:value-type="string" calcext:value-type="string">
            <text:p>WA,53,013,Columbia County,H1</text:p>
          </table:table-cell>
          <table:table-cell table:formula="of:=LEFT([.A2961];2)" office:value-type="string" office:string-value="WA" calcext:value-type="string">
            <text:p>WA</text:p>
          </table:table-cell>
          <table:table-cell table:formula="of:=MID([.A2961];4;6)" office:value-type="string" office:string-value="53,013" calcext:value-type="string">
            <text:p>53,013</text:p>
          </table:table-cell>
          <table:table-cell table:formula="of:=MID([.A2961];11;30)" office:value-type="string" office:string-value="Columbia County,H1" calcext:value-type="string">
            <text:p>Columbia County,H1</text:p>
          </table:table-cell>
          <table:table-cell office:value-type="string" calcext:value-type="string">
            <text:p>Columbia County</text:p>
          </table:table-cell>
          <table:table-cell/>
        </table:table-row>
        <table:table-row table:style-name="ro1">
          <table:table-cell office:value-type="string" calcext:value-type="string">
            <text:p>WA,53,015,Cowlitz County,H1</text:p>
          </table:table-cell>
          <table:table-cell table:formula="of:=LEFT([.A2962];2)" office:value-type="string" office:string-value="WA" calcext:value-type="string">
            <text:p>WA</text:p>
          </table:table-cell>
          <table:table-cell table:formula="of:=MID([.A2962];4;6)" office:value-type="string" office:string-value="53,015" calcext:value-type="string">
            <text:p>53,015</text:p>
          </table:table-cell>
          <table:table-cell table:formula="of:=MID([.A2962];11;30)" office:value-type="string" office:string-value="Cowlitz County,H1" calcext:value-type="string">
            <text:p>Cowlitz County,H1</text:p>
          </table:table-cell>
          <table:table-cell office:value-type="string" calcext:value-type="string">
            <text:p>Cowlitz County</text:p>
          </table:table-cell>
          <table:table-cell/>
        </table:table-row>
        <table:table-row table:style-name="ro1">
          <table:table-cell office:value-type="string" calcext:value-type="string">
            <text:p>WA,53,017,Douglas County,H1</text:p>
          </table:table-cell>
          <table:table-cell table:formula="of:=LEFT([.A2963];2)" office:value-type="string" office:string-value="WA" calcext:value-type="string">
            <text:p>WA</text:p>
          </table:table-cell>
          <table:table-cell table:formula="of:=MID([.A2963];4;6)" office:value-type="string" office:string-value="53,017" calcext:value-type="string">
            <text:p>53,017</text:p>
          </table:table-cell>
          <table:table-cell table:formula="of:=MID([.A2963];11;30)" office:value-type="string" office:string-value="Douglas County,H1" calcext:value-type="string">
            <text:p>Douglas County,H1</text:p>
          </table:table-cell>
          <table:table-cell office:value-type="string" calcext:value-type="string">
            <text:p>Douglas County</text:p>
          </table:table-cell>
          <table:table-cell/>
        </table:table-row>
        <table:table-row table:style-name="ro1">
          <table:table-cell office:value-type="string" calcext:value-type="string">
            <text:p>WA,53,019,Ferry County,H1</text:p>
          </table:table-cell>
          <table:table-cell table:formula="of:=LEFT([.A2964];2)" office:value-type="string" office:string-value="WA" calcext:value-type="string">
            <text:p>WA</text:p>
          </table:table-cell>
          <table:table-cell table:formula="of:=MID([.A2964];4;6)" office:value-type="string" office:string-value="53,019" calcext:value-type="string">
            <text:p>53,019</text:p>
          </table:table-cell>
          <table:table-cell table:formula="of:=MID([.A2964];11;30)" office:value-type="string" office:string-value="Ferry County,H1" calcext:value-type="string">
            <text:p>Ferry County,H1</text:p>
          </table:table-cell>
          <table:table-cell office:value-type="string" calcext:value-type="string">
            <text:p>Ferry County</text:p>
          </table:table-cell>
          <table:table-cell/>
        </table:table-row>
        <table:table-row table:style-name="ro1">
          <table:table-cell office:value-type="string" calcext:value-type="string">
            <text:p>WA,53,021,Franklin County,H1</text:p>
          </table:table-cell>
          <table:table-cell table:formula="of:=LEFT([.A2965];2)" office:value-type="string" office:string-value="WA" calcext:value-type="string">
            <text:p>WA</text:p>
          </table:table-cell>
          <table:table-cell table:formula="of:=MID([.A2965];4;6)" office:value-type="string" office:string-value="53,021" calcext:value-type="string">
            <text:p>53,021</text:p>
          </table:table-cell>
          <table:table-cell table:formula="of:=MID([.A2965];11;30)" office:value-type="string" office:string-value="Franklin County,H1" calcext:value-type="string">
            <text:p>Franklin County,H1</text:p>
          </table:table-cell>
          <table:table-cell office:value-type="string" calcext:value-type="string">
            <text:p>Franklin County</text:p>
          </table:table-cell>
          <table:table-cell/>
        </table:table-row>
        <table:table-row table:style-name="ro1">
          <table:table-cell office:value-type="string" calcext:value-type="string">
            <text:p>WA,53,023,Garfield County,H1</text:p>
          </table:table-cell>
          <table:table-cell table:formula="of:=LEFT([.A2966];2)" office:value-type="string" office:string-value="WA" calcext:value-type="string">
            <text:p>WA</text:p>
          </table:table-cell>
          <table:table-cell table:formula="of:=MID([.A2966];4;6)" office:value-type="string" office:string-value="53,023" calcext:value-type="string">
            <text:p>53,023</text:p>
          </table:table-cell>
          <table:table-cell table:formula="of:=MID([.A2966];11;30)" office:value-type="string" office:string-value="Garfield County,H1" calcext:value-type="string">
            <text:p>Garfield County,H1</text:p>
          </table:table-cell>
          <table:table-cell office:value-type="string" calcext:value-type="string">
            <text:p>Garfield County</text:p>
          </table:table-cell>
          <table:table-cell/>
        </table:table-row>
        <table:table-row table:style-name="ro1">
          <table:table-cell office:value-type="string" calcext:value-type="string">
            <text:p>WA,53,025,Grant County,H1</text:p>
          </table:table-cell>
          <table:table-cell table:formula="of:=LEFT([.A2967];2)" office:value-type="string" office:string-value="WA" calcext:value-type="string">
            <text:p>WA</text:p>
          </table:table-cell>
          <table:table-cell table:formula="of:=MID([.A2967];4;6)" office:value-type="string" office:string-value="53,025" calcext:value-type="string">
            <text:p>53,025</text:p>
          </table:table-cell>
          <table:table-cell table:formula="of:=MID([.A2967];11;30)" office:value-type="string" office:string-value="Grant County,H1" calcext:value-type="string">
            <text:p>Grant County,H1</text:p>
          </table:table-cell>
          <table:table-cell office:value-type="string" calcext:value-type="string">
            <text:p>Grant County</text:p>
          </table:table-cell>
          <table:table-cell/>
        </table:table-row>
        <table:table-row table:style-name="ro2">
          <table:table-cell office:value-type="string" calcext:value-type="string">
            <text:p>WA,53,027,Grays Harbor County,H1</text:p>
          </table:table-cell>
          <table:table-cell table:formula="of:=LEFT([.A2968];2)" office:value-type="string" office:string-value="WA" calcext:value-type="string">
            <text:p>WA</text:p>
          </table:table-cell>
          <table:table-cell table:formula="of:=MID([.A2968];4;6)" office:value-type="string" office:string-value="53,027" calcext:value-type="string">
            <text:p>53,027</text:p>
          </table:table-cell>
          <table:table-cell table:formula="of:=MID([.A2968];11;30)" office:value-type="string" office:string-value="Grays Harbor County,H1" calcext:value-type="string">
            <text:p>Grays Harbor County,H1</text:p>
          </table:table-cell>
          <table:table-cell office:value-type="string" calcext:value-type="string">
            <text:p>Grays Harbor County</text:p>
          </table:table-cell>
          <table:table-cell/>
        </table:table-row>
        <table:table-row table:style-name="ro1">
          <table:table-cell office:value-type="string" calcext:value-type="string">
            <text:p>WA,53,029,Island County,H1</text:p>
          </table:table-cell>
          <table:table-cell table:formula="of:=LEFT([.A2969];2)" office:value-type="string" office:string-value="WA" calcext:value-type="string">
            <text:p>WA</text:p>
          </table:table-cell>
          <table:table-cell table:formula="of:=MID([.A2969];4;6)" office:value-type="string" office:string-value="53,029" calcext:value-type="string">
            <text:p>53,029</text:p>
          </table:table-cell>
          <table:table-cell table:formula="of:=MID([.A2969];11;30)" office:value-type="string" office:string-value="Island County,H1" calcext:value-type="string">
            <text:p>Island County,H1</text:p>
          </table:table-cell>
          <table:table-cell office:value-type="string" calcext:value-type="string">
            <text:p>Island County</text:p>
          </table:table-cell>
          <table:table-cell/>
        </table:table-row>
        <table:table-row table:style-name="ro1">
          <table:table-cell office:value-type="string" calcext:value-type="string">
            <text:p>WA,53,031,Jefferson County,H1</text:p>
          </table:table-cell>
          <table:table-cell table:formula="of:=LEFT([.A2970];2)" office:value-type="string" office:string-value="WA" calcext:value-type="string">
            <text:p>WA</text:p>
          </table:table-cell>
          <table:table-cell table:formula="of:=MID([.A2970];4;6)" office:value-type="string" office:string-value="53,031" calcext:value-type="string">
            <text:p>53,031</text:p>
          </table:table-cell>
          <table:table-cell table:formula="of:=MID([.A2970];11;30)" office:value-type="string" office:string-value="Jefferson County,H1" calcext:value-type="string">
            <text:p>Jefferson County,H1</text:p>
          </table:table-cell>
          <table:table-cell office:value-type="string" calcext:value-type="string">
            <text:p>Jefferson County</text:p>
          </table:table-cell>
          <table:table-cell/>
        </table:table-row>
        <table:table-row table:style-name="ro1">
          <table:table-cell office:value-type="string" calcext:value-type="string">
            <text:p>WA,53,033,King County,H1</text:p>
          </table:table-cell>
          <table:table-cell table:formula="of:=LEFT([.A2971];2)" office:value-type="string" office:string-value="WA" calcext:value-type="string">
            <text:p>WA</text:p>
          </table:table-cell>
          <table:table-cell table:formula="of:=MID([.A2971];4;6)" office:value-type="string" office:string-value="53,033" calcext:value-type="string">
            <text:p>53,033</text:p>
          </table:table-cell>
          <table:table-cell table:formula="of:=MID([.A2971];11;30)" office:value-type="string" office:string-value="King County,H1" calcext:value-type="string">
            <text:p>King County,H1</text:p>
          </table:table-cell>
          <table:table-cell office:value-type="string" calcext:value-type="string">
            <text:p>King County</text:p>
          </table:table-cell>
          <table:table-cell/>
        </table:table-row>
        <table:table-row table:style-name="ro1">
          <table:table-cell office:value-type="string" calcext:value-type="string">
            <text:p>WA,53,035,Kitsap County,H1</text:p>
          </table:table-cell>
          <table:table-cell table:formula="of:=LEFT([.A2972];2)" office:value-type="string" office:string-value="WA" calcext:value-type="string">
            <text:p>WA</text:p>
          </table:table-cell>
          <table:table-cell table:formula="of:=MID([.A2972];4;6)" office:value-type="string" office:string-value="53,035" calcext:value-type="string">
            <text:p>53,035</text:p>
          </table:table-cell>
          <table:table-cell table:formula="of:=MID([.A2972];11;30)" office:value-type="string" office:string-value="Kitsap County,H1" calcext:value-type="string">
            <text:p>Kitsap County,H1</text:p>
          </table:table-cell>
          <table:table-cell office:value-type="string" calcext:value-type="string">
            <text:p>Kitsap County</text:p>
          </table:table-cell>
          <table:table-cell/>
        </table:table-row>
        <table:table-row table:style-name="ro1">
          <table:table-cell office:value-type="string" calcext:value-type="string">
            <text:p>WA,53,037,Kittitas County,H1</text:p>
          </table:table-cell>
          <table:table-cell table:formula="of:=LEFT([.A2973];2)" office:value-type="string" office:string-value="WA" calcext:value-type="string">
            <text:p>WA</text:p>
          </table:table-cell>
          <table:table-cell table:formula="of:=MID([.A2973];4;6)" office:value-type="string" office:string-value="53,037" calcext:value-type="string">
            <text:p>53,037</text:p>
          </table:table-cell>
          <table:table-cell table:formula="of:=MID([.A2973];11;30)" office:value-type="string" office:string-value="Kittitas County,H1" calcext:value-type="string">
            <text:p>Kittitas County,H1</text:p>
          </table:table-cell>
          <table:table-cell office:value-type="string" calcext:value-type="string">
            <text:p>Kittitas County</text:p>
          </table:table-cell>
          <table:table-cell/>
        </table:table-row>
        <table:table-row table:style-name="ro1">
          <table:table-cell office:value-type="string" calcext:value-type="string">
            <text:p>WA,53,039,Klickitat County,H1</text:p>
          </table:table-cell>
          <table:table-cell table:formula="of:=LEFT([.A2974];2)" office:value-type="string" office:string-value="WA" calcext:value-type="string">
            <text:p>WA</text:p>
          </table:table-cell>
          <table:table-cell table:formula="of:=MID([.A2974];4;6)" office:value-type="string" office:string-value="53,039" calcext:value-type="string">
            <text:p>53,039</text:p>
          </table:table-cell>
          <table:table-cell table:formula="of:=MID([.A2974];11;30)" office:value-type="string" office:string-value="Klickitat County,H1" calcext:value-type="string">
            <text:p>Klickitat County,H1</text:p>
          </table:table-cell>
          <table:table-cell office:value-type="string" calcext:value-type="string">
            <text:p>Klickitat County</text:p>
          </table:table-cell>
          <table:table-cell/>
        </table:table-row>
        <table:table-row table:style-name="ro1">
          <table:table-cell office:value-type="string" calcext:value-type="string">
            <text:p>WA,53,041,Lewis County,H1</text:p>
          </table:table-cell>
          <table:table-cell table:formula="of:=LEFT([.A2975];2)" office:value-type="string" office:string-value="WA" calcext:value-type="string">
            <text:p>WA</text:p>
          </table:table-cell>
          <table:table-cell table:formula="of:=MID([.A2975];4;6)" office:value-type="string" office:string-value="53,041" calcext:value-type="string">
            <text:p>53,041</text:p>
          </table:table-cell>
          <table:table-cell table:formula="of:=MID([.A2975];11;30)" office:value-type="string" office:string-value="Lewis County,H1" calcext:value-type="string">
            <text:p>Lewis County,H1</text:p>
          </table:table-cell>
          <table:table-cell office:value-type="string" calcext:value-type="string">
            <text:p>Lewis County</text:p>
          </table:table-cell>
          <table:table-cell/>
        </table:table-row>
        <table:table-row table:style-name="ro1">
          <table:table-cell office:value-type="string" calcext:value-type="string">
            <text:p>WA,53,043,Lincoln County,H1</text:p>
          </table:table-cell>
          <table:table-cell table:formula="of:=LEFT([.A2976];2)" office:value-type="string" office:string-value="WA" calcext:value-type="string">
            <text:p>WA</text:p>
          </table:table-cell>
          <table:table-cell table:formula="of:=MID([.A2976];4;6)" office:value-type="string" office:string-value="53,043" calcext:value-type="string">
            <text:p>53,043</text:p>
          </table:table-cell>
          <table:table-cell table:formula="of:=MID([.A2976];11;30)" office:value-type="string" office:string-value="Lincoln County,H1" calcext:value-type="string">
            <text:p>Lincoln County,H1</text:p>
          </table:table-cell>
          <table:table-cell office:value-type="string" calcext:value-type="string">
            <text:p>Lincoln County</text:p>
          </table:table-cell>
          <table:table-cell/>
        </table:table-row>
        <table:table-row table:style-name="ro1">
          <table:table-cell office:value-type="string" calcext:value-type="string">
            <text:p>WA,53,045,Mason County,H1</text:p>
          </table:table-cell>
          <table:table-cell table:formula="of:=LEFT([.A2977];2)" office:value-type="string" office:string-value="WA" calcext:value-type="string">
            <text:p>WA</text:p>
          </table:table-cell>
          <table:table-cell table:formula="of:=MID([.A2977];4;6)" office:value-type="string" office:string-value="53,045" calcext:value-type="string">
            <text:p>53,045</text:p>
          </table:table-cell>
          <table:table-cell table:formula="of:=MID([.A2977];11;30)" office:value-type="string" office:string-value="Mason County,H1" calcext:value-type="string">
            <text:p>Mason County,H1</text:p>
          </table:table-cell>
          <table:table-cell office:value-type="string" calcext:value-type="string">
            <text:p>Mason County</text:p>
          </table:table-cell>
          <table:table-cell/>
        </table:table-row>
        <table:table-row table:style-name="ro1">
          <table:table-cell office:value-type="string" calcext:value-type="string">
            <text:p>WA,53,047,Okanogan County,H1</text:p>
          </table:table-cell>
          <table:table-cell table:formula="of:=LEFT([.A2978];2)" office:value-type="string" office:string-value="WA" calcext:value-type="string">
            <text:p>WA</text:p>
          </table:table-cell>
          <table:table-cell table:formula="of:=MID([.A2978];4;6)" office:value-type="string" office:string-value="53,047" calcext:value-type="string">
            <text:p>53,047</text:p>
          </table:table-cell>
          <table:table-cell table:formula="of:=MID([.A2978];11;30)" office:value-type="string" office:string-value="Okanogan County,H1" calcext:value-type="string">
            <text:p>Okanogan County,H1</text:p>
          </table:table-cell>
          <table:table-cell office:value-type="string" calcext:value-type="string">
            <text:p>Okanogan County</text:p>
          </table:table-cell>
          <table:table-cell/>
        </table:table-row>
        <table:table-row table:style-name="ro1">
          <table:table-cell office:value-type="string" calcext:value-type="string">
            <text:p>WA,53,049,Pacific County,H1</text:p>
          </table:table-cell>
          <table:table-cell table:formula="of:=LEFT([.A2979];2)" office:value-type="string" office:string-value="WA" calcext:value-type="string">
            <text:p>WA</text:p>
          </table:table-cell>
          <table:table-cell table:formula="of:=MID([.A2979];4;6)" office:value-type="string" office:string-value="53,049" calcext:value-type="string">
            <text:p>53,049</text:p>
          </table:table-cell>
          <table:table-cell table:formula="of:=MID([.A2979];11;30)" office:value-type="string" office:string-value="Pacific County,H1" calcext:value-type="string">
            <text:p>Pacific County,H1</text:p>
          </table:table-cell>
          <table:table-cell office:value-type="string" calcext:value-type="string">
            <text:p>Pacific County</text:p>
          </table:table-cell>
          <table:table-cell/>
        </table:table-row>
        <table:table-row table:style-name="ro2">
          <table:table-cell office:value-type="string" calcext:value-type="string">
            <text:p>WA,53,051,Pend Oreille County,H1</text:p>
          </table:table-cell>
          <table:table-cell table:formula="of:=LEFT([.A2980];2)" office:value-type="string" office:string-value="WA" calcext:value-type="string">
            <text:p>WA</text:p>
          </table:table-cell>
          <table:table-cell table:formula="of:=MID([.A2980];4;6)" office:value-type="string" office:string-value="53,051" calcext:value-type="string">
            <text:p>53,051</text:p>
          </table:table-cell>
          <table:table-cell table:formula="of:=MID([.A2980];11;30)" office:value-type="string" office:string-value="Pend Oreille County,H1" calcext:value-type="string">
            <text:p>Pend Oreille County,H1</text:p>
          </table:table-cell>
          <table:table-cell office:value-type="string" calcext:value-type="string">
            <text:p>Pend Oreille County</text:p>
          </table:table-cell>
          <table:table-cell/>
        </table:table-row>
        <table:table-row table:style-name="ro1">
          <table:table-cell office:value-type="string" calcext:value-type="string">
            <text:p>WA,53,053,Pierce County,H1</text:p>
          </table:table-cell>
          <table:table-cell table:formula="of:=LEFT([.A2981];2)" office:value-type="string" office:string-value="WA" calcext:value-type="string">
            <text:p>WA</text:p>
          </table:table-cell>
          <table:table-cell table:formula="of:=MID([.A2981];4;6)" office:value-type="string" office:string-value="53,053" calcext:value-type="string">
            <text:p>53,053</text:p>
          </table:table-cell>
          <table:table-cell table:formula="of:=MID([.A2981];11;30)" office:value-type="string" office:string-value="Pierce County,H1" calcext:value-type="string">
            <text:p>Pierce County,H1</text:p>
          </table:table-cell>
          <table:table-cell office:value-type="string" calcext:value-type="string">
            <text:p>Pierce County</text:p>
          </table:table-cell>
          <table:table-cell/>
        </table:table-row>
        <table:table-row table:style-name="ro1">
          <table:table-cell office:value-type="string" calcext:value-type="string">
            <text:p>WA,53,055,San Juan County,H1</text:p>
          </table:table-cell>
          <table:table-cell table:formula="of:=LEFT([.A2982];2)" office:value-type="string" office:string-value="WA" calcext:value-type="string">
            <text:p>WA</text:p>
          </table:table-cell>
          <table:table-cell table:formula="of:=MID([.A2982];4;6)" office:value-type="string" office:string-value="53,055" calcext:value-type="string">
            <text:p>53,055</text:p>
          </table:table-cell>
          <table:table-cell table:formula="of:=MID([.A2982];11;30)" office:value-type="string" office:string-value="San Juan County,H1" calcext:value-type="string">
            <text:p>San Juan County,H1</text:p>
          </table:table-cell>
          <table:table-cell office:value-type="string" calcext:value-type="string">
            <text:p>San Juan County</text:p>
          </table:table-cell>
          <table:table-cell/>
        </table:table-row>
        <table:table-row table:style-name="ro1">
          <table:table-cell office:value-type="string" calcext:value-type="string">
            <text:p>WA,53,057,Skagit County,H1</text:p>
          </table:table-cell>
          <table:table-cell table:formula="of:=LEFT([.A2983];2)" office:value-type="string" office:string-value="WA" calcext:value-type="string">
            <text:p>WA</text:p>
          </table:table-cell>
          <table:table-cell table:formula="of:=MID([.A2983];4;6)" office:value-type="string" office:string-value="53,057" calcext:value-type="string">
            <text:p>53,057</text:p>
          </table:table-cell>
          <table:table-cell table:formula="of:=MID([.A2983];11;30)" office:value-type="string" office:string-value="Skagit County,H1" calcext:value-type="string">
            <text:p>Skagit County,H1</text:p>
          </table:table-cell>
          <table:table-cell office:value-type="string" calcext:value-type="string">
            <text:p>Skagit County</text:p>
          </table:table-cell>
          <table:table-cell/>
        </table:table-row>
        <table:table-row table:style-name="ro1">
          <table:table-cell office:value-type="string" calcext:value-type="string">
            <text:p>WA,53,059,Skamania County,H1</text:p>
          </table:table-cell>
          <table:table-cell table:formula="of:=LEFT([.A2984];2)" office:value-type="string" office:string-value="WA" calcext:value-type="string">
            <text:p>WA</text:p>
          </table:table-cell>
          <table:table-cell table:formula="of:=MID([.A2984];4;6)" office:value-type="string" office:string-value="53,059" calcext:value-type="string">
            <text:p>53,059</text:p>
          </table:table-cell>
          <table:table-cell table:formula="of:=MID([.A2984];11;30)" office:value-type="string" office:string-value="Skamania County,H1" calcext:value-type="string">
            <text:p>Skamania County,H1</text:p>
          </table:table-cell>
          <table:table-cell office:value-type="string" calcext:value-type="string">
            <text:p>Skamania County</text:p>
          </table:table-cell>
          <table:table-cell/>
        </table:table-row>
        <table:table-row table:style-name="ro1">
          <table:table-cell office:value-type="string" calcext:value-type="string">
            <text:p>WA,53,061,Snohomish County,H1</text:p>
          </table:table-cell>
          <table:table-cell table:formula="of:=LEFT([.A2985];2)" office:value-type="string" office:string-value="WA" calcext:value-type="string">
            <text:p>WA</text:p>
          </table:table-cell>
          <table:table-cell table:formula="of:=MID([.A2985];4;6)" office:value-type="string" office:string-value="53,061" calcext:value-type="string">
            <text:p>53,061</text:p>
          </table:table-cell>
          <table:table-cell table:formula="of:=MID([.A2985];11;30)" office:value-type="string" office:string-value="Snohomish County,H1" calcext:value-type="string">
            <text:p>Snohomish County,H1</text:p>
          </table:table-cell>
          <table:table-cell office:value-type="string" calcext:value-type="string">
            <text:p>Snohomish County</text:p>
          </table:table-cell>
          <table:table-cell/>
        </table:table-row>
        <table:table-row table:style-name="ro1">
          <table:table-cell office:value-type="string" calcext:value-type="string">
            <text:p>WA,53,063,Spokane County,H1</text:p>
          </table:table-cell>
          <table:table-cell table:formula="of:=LEFT([.A2986];2)" office:value-type="string" office:string-value="WA" calcext:value-type="string">
            <text:p>WA</text:p>
          </table:table-cell>
          <table:table-cell table:formula="of:=MID([.A2986];4;6)" office:value-type="string" office:string-value="53,063" calcext:value-type="string">
            <text:p>53,063</text:p>
          </table:table-cell>
          <table:table-cell table:formula="of:=MID([.A2986];11;30)" office:value-type="string" office:string-value="Spokane County,H1" calcext:value-type="string">
            <text:p>Spokane County,H1</text:p>
          </table:table-cell>
          <table:table-cell office:value-type="string" calcext:value-type="string">
            <text:p>Spokane County</text:p>
          </table:table-cell>
          <table:table-cell/>
        </table:table-row>
        <table:table-row table:style-name="ro1">
          <table:table-cell office:value-type="string" calcext:value-type="string">
            <text:p>WA,53,065,Stevens County,H1</text:p>
          </table:table-cell>
          <table:table-cell table:formula="of:=LEFT([.A2987];2)" office:value-type="string" office:string-value="WA" calcext:value-type="string">
            <text:p>WA</text:p>
          </table:table-cell>
          <table:table-cell table:formula="of:=MID([.A2987];4;6)" office:value-type="string" office:string-value="53,065" calcext:value-type="string">
            <text:p>53,065</text:p>
          </table:table-cell>
          <table:table-cell table:formula="of:=MID([.A2987];11;30)" office:value-type="string" office:string-value="Stevens County,H1" calcext:value-type="string">
            <text:p>Stevens County,H1</text:p>
          </table:table-cell>
          <table:table-cell office:value-type="string" calcext:value-type="string">
            <text:p>Stevens County</text:p>
          </table:table-cell>
          <table:table-cell/>
        </table:table-row>
        <table:table-row table:style-name="ro1">
          <table:table-cell office:value-type="string" calcext:value-type="string">
            <text:p>WA,53,067,Thurston County,H1</text:p>
          </table:table-cell>
          <table:table-cell table:formula="of:=LEFT([.A2988];2)" office:value-type="string" office:string-value="WA" calcext:value-type="string">
            <text:p>WA</text:p>
          </table:table-cell>
          <table:table-cell table:formula="of:=MID([.A2988];4;6)" office:value-type="string" office:string-value="53,067" calcext:value-type="string">
            <text:p>53,067</text:p>
          </table:table-cell>
          <table:table-cell table:formula="of:=MID([.A2988];11;30)" office:value-type="string" office:string-value="Thurston County,H1" calcext:value-type="string">
            <text:p>Thurston County,H1</text:p>
          </table:table-cell>
          <table:table-cell office:value-type="string" calcext:value-type="string">
            <text:p>Thurston County</text:p>
          </table:table-cell>
          <table:table-cell/>
        </table:table-row>
        <table:table-row table:style-name="ro1">
          <table:table-cell office:value-type="string" calcext:value-type="string">
            <text:p>WA,53,069,Wahkiakum County,H1</text:p>
          </table:table-cell>
          <table:table-cell table:formula="of:=LEFT([.A2989];2)" office:value-type="string" office:string-value="WA" calcext:value-type="string">
            <text:p>WA</text:p>
          </table:table-cell>
          <table:table-cell table:formula="of:=MID([.A2989];4;6)" office:value-type="string" office:string-value="53,069" calcext:value-type="string">
            <text:p>53,069</text:p>
          </table:table-cell>
          <table:table-cell table:formula="of:=MID([.A2989];11;30)" office:value-type="string" office:string-value="Wahkiakum County,H1" calcext:value-type="string">
            <text:p>Wahkiakum County,H1</text:p>
          </table:table-cell>
          <table:table-cell office:value-type="string" calcext:value-type="string">
            <text:p>Wahkiakum County</text:p>
          </table:table-cell>
          <table:table-cell/>
        </table:table-row>
        <table:table-row table:style-name="ro2">
          <table:table-cell office:value-type="string" calcext:value-type="string">
            <text:p>WA,53,071,Walla Walla County,H1</text:p>
          </table:table-cell>
          <table:table-cell table:formula="of:=LEFT([.A2990];2)" office:value-type="string" office:string-value="WA" calcext:value-type="string">
            <text:p>WA</text:p>
          </table:table-cell>
          <table:table-cell table:formula="of:=MID([.A2990];4;6)" office:value-type="string" office:string-value="53,071" calcext:value-type="string">
            <text:p>53,071</text:p>
          </table:table-cell>
          <table:table-cell table:formula="of:=MID([.A2990];11;30)" office:value-type="string" office:string-value="Walla Walla County,H1" calcext:value-type="string">
            <text:p>Walla Walla County,H1</text:p>
          </table:table-cell>
          <table:table-cell office:value-type="string" calcext:value-type="string">
            <text:p>Walla Walla County</text:p>
          </table:table-cell>
          <table:table-cell/>
        </table:table-row>
        <table:table-row table:style-name="ro1">
          <table:table-cell office:value-type="string" calcext:value-type="string">
            <text:p>WA,53,073,Whatcom County,H1</text:p>
          </table:table-cell>
          <table:table-cell table:formula="of:=LEFT([.A2991];2)" office:value-type="string" office:string-value="WA" calcext:value-type="string">
            <text:p>WA</text:p>
          </table:table-cell>
          <table:table-cell table:formula="of:=MID([.A2991];4;6)" office:value-type="string" office:string-value="53,073" calcext:value-type="string">
            <text:p>53,073</text:p>
          </table:table-cell>
          <table:table-cell table:formula="of:=MID([.A2991];11;30)" office:value-type="string" office:string-value="Whatcom County,H1" calcext:value-type="string">
            <text:p>Whatcom County,H1</text:p>
          </table:table-cell>
          <table:table-cell office:value-type="string" calcext:value-type="string">
            <text:p>Whatcom County</text:p>
          </table:table-cell>
          <table:table-cell/>
        </table:table-row>
        <table:table-row table:style-name="ro1">
          <table:table-cell office:value-type="string" calcext:value-type="string">
            <text:p>WA,53,075,Whitman County,H1</text:p>
          </table:table-cell>
          <table:table-cell table:formula="of:=LEFT([.A2992];2)" office:value-type="string" office:string-value="WA" calcext:value-type="string">
            <text:p>WA</text:p>
          </table:table-cell>
          <table:table-cell table:formula="of:=MID([.A2992];4;6)" office:value-type="string" office:string-value="53,075" calcext:value-type="string">
            <text:p>53,075</text:p>
          </table:table-cell>
          <table:table-cell table:formula="of:=MID([.A2992];11;30)" office:value-type="string" office:string-value="Whitman County,H1" calcext:value-type="string">
            <text:p>Whitman County,H1</text:p>
          </table:table-cell>
          <table:table-cell office:value-type="string" calcext:value-type="string">
            <text:p>Whitman County</text:p>
          </table:table-cell>
          <table:table-cell/>
        </table:table-row>
        <table:table-row table:style-name="ro1">
          <table:table-cell office:value-type="string" calcext:value-type="string">
            <text:p>WA,53,077,Yakima County,H1</text:p>
          </table:table-cell>
          <table:table-cell table:formula="of:=LEFT([.A2993];2)" office:value-type="string" office:string-value="WA" calcext:value-type="string">
            <text:p>WA</text:p>
          </table:table-cell>
          <table:table-cell table:formula="of:=MID([.A2993];4;6)" office:value-type="string" office:string-value="53,077" calcext:value-type="string">
            <text:p>53,077</text:p>
          </table:table-cell>
          <table:table-cell table:formula="of:=MID([.A2993];11;30)" office:value-type="string" office:string-value="Yakima County,H1" calcext:value-type="string">
            <text:p>Yakima County,H1</text:p>
          </table:table-cell>
          <table:table-cell office:value-type="string" calcext:value-type="string">
            <text:p>Yakima County</text:p>
          </table:table-cell>
          <table:table-cell/>
        </table:table-row>
        <table:table-row table:style-name="ro1">
          <table:table-cell office:value-type="string" calcext:value-type="string">
            <text:p>WV,54,001,Barbour County,H1</text:p>
          </table:table-cell>
          <table:table-cell table:formula="of:=LEFT([.A2994];2)" office:value-type="string" office:string-value="WV" calcext:value-type="string">
            <text:p>WV</text:p>
          </table:table-cell>
          <table:table-cell table:formula="of:=MID([.A2994];4;6)" office:value-type="string" office:string-value="54,001" calcext:value-type="string">
            <text:p>54,001</text:p>
          </table:table-cell>
          <table:table-cell table:formula="of:=MID([.A2994];11;30)" office:value-type="string" office:string-value="Barbour County,H1" calcext:value-type="string">
            <text:p>Barbour County,H1</text:p>
          </table:table-cell>
          <table:table-cell office:value-type="string" calcext:value-type="string">
            <text:p>Barbour County</text:p>
          </table:table-cell>
          <table:table-cell/>
        </table:table-row>
        <table:table-row table:style-name="ro1">
          <table:table-cell office:value-type="string" calcext:value-type="string">
            <text:p>WV,54,003,Berkeley County,H1</text:p>
          </table:table-cell>
          <table:table-cell table:formula="of:=LEFT([.A2995];2)" office:value-type="string" office:string-value="WV" calcext:value-type="string">
            <text:p>WV</text:p>
          </table:table-cell>
          <table:table-cell table:formula="of:=MID([.A2995];4;6)" office:value-type="string" office:string-value="54,003" calcext:value-type="string">
            <text:p>54,003</text:p>
          </table:table-cell>
          <table:table-cell table:formula="of:=MID([.A2995];11;30)" office:value-type="string" office:string-value="Berkeley County,H1" calcext:value-type="string">
            <text:p>Berkeley County,H1</text:p>
          </table:table-cell>
          <table:table-cell office:value-type="string" calcext:value-type="string">
            <text:p>Berkeley County</text:p>
          </table:table-cell>
          <table:table-cell/>
        </table:table-row>
        <table:table-row table:style-name="ro1">
          <table:table-cell office:value-type="string" calcext:value-type="string">
            <text:p>WV,54,005,Boone County,H1</text:p>
          </table:table-cell>
          <table:table-cell table:formula="of:=LEFT([.A2996];2)" office:value-type="string" office:string-value="WV" calcext:value-type="string">
            <text:p>WV</text:p>
          </table:table-cell>
          <table:table-cell table:formula="of:=MID([.A2996];4;6)" office:value-type="string" office:string-value="54,005" calcext:value-type="string">
            <text:p>54,005</text:p>
          </table:table-cell>
          <table:table-cell table:formula="of:=MID([.A2996];11;30)" office:value-type="string" office:string-value="Boone County,H1" calcext:value-type="string">
            <text:p>Boone County,H1</text:p>
          </table:table-cell>
          <table:table-cell office:value-type="string" calcext:value-type="string">
            <text:p>Boone County</text:p>
          </table:table-cell>
          <table:table-cell/>
        </table:table-row>
        <table:table-row table:style-name="ro1">
          <table:table-cell office:value-type="string" calcext:value-type="string">
            <text:p>WV,54,007,Braxton County,H1</text:p>
          </table:table-cell>
          <table:table-cell table:formula="of:=LEFT([.A2997];2)" office:value-type="string" office:string-value="WV" calcext:value-type="string">
            <text:p>WV</text:p>
          </table:table-cell>
          <table:table-cell table:formula="of:=MID([.A2997];4;6)" office:value-type="string" office:string-value="54,007" calcext:value-type="string">
            <text:p>54,007</text:p>
          </table:table-cell>
          <table:table-cell table:formula="of:=MID([.A2997];11;30)" office:value-type="string" office:string-value="Braxton County,H1" calcext:value-type="string">
            <text:p>Braxton County,H1</text:p>
          </table:table-cell>
          <table:table-cell office:value-type="string" calcext:value-type="string">
            <text:p>Braxton County</text:p>
          </table:table-cell>
          <table:table-cell/>
        </table:table-row>
        <table:table-row table:style-name="ro1">
          <table:table-cell office:value-type="string" calcext:value-type="string">
            <text:p>WV,54,009,Brooke County,H1</text:p>
          </table:table-cell>
          <table:table-cell table:formula="of:=LEFT([.A2998];2)" office:value-type="string" office:string-value="WV" calcext:value-type="string">
            <text:p>WV</text:p>
          </table:table-cell>
          <table:table-cell table:formula="of:=MID([.A2998];4;6)" office:value-type="string" office:string-value="54,009" calcext:value-type="string">
            <text:p>54,009</text:p>
          </table:table-cell>
          <table:table-cell table:formula="of:=MID([.A2998];11;30)" office:value-type="string" office:string-value="Brooke County,H1" calcext:value-type="string">
            <text:p>Brooke County,H1</text:p>
          </table:table-cell>
          <table:table-cell office:value-type="string" calcext:value-type="string">
            <text:p>Brooke County</text:p>
          </table:table-cell>
          <table:table-cell/>
        </table:table-row>
        <table:table-row table:style-name="ro1">
          <table:table-cell office:value-type="string" calcext:value-type="string">
            <text:p>WV,54,011,Cabell County,H1</text:p>
          </table:table-cell>
          <table:table-cell table:formula="of:=LEFT([.A2999];2)" office:value-type="string" office:string-value="WV" calcext:value-type="string">
            <text:p>WV</text:p>
          </table:table-cell>
          <table:table-cell table:formula="of:=MID([.A2999];4;6)" office:value-type="string" office:string-value="54,011" calcext:value-type="string">
            <text:p>54,011</text:p>
          </table:table-cell>
          <table:table-cell table:formula="of:=MID([.A2999];11;30)" office:value-type="string" office:string-value="Cabell County,H1" calcext:value-type="string">
            <text:p>Cabell County,H1</text:p>
          </table:table-cell>
          <table:table-cell office:value-type="string" calcext:value-type="string">
            <text:p>Cabell County</text:p>
          </table:table-cell>
          <table:table-cell/>
        </table:table-row>
        <table:table-row table:style-name="ro1">
          <table:table-cell office:value-type="string" calcext:value-type="string">
            <text:p>WV,54,013,Calhoun County,H1</text:p>
          </table:table-cell>
          <table:table-cell table:formula="of:=LEFT([.A3000];2)" office:value-type="string" office:string-value="WV" calcext:value-type="string">
            <text:p>WV</text:p>
          </table:table-cell>
          <table:table-cell table:formula="of:=MID([.A3000];4;6)" office:value-type="string" office:string-value="54,013" calcext:value-type="string">
            <text:p>54,013</text:p>
          </table:table-cell>
          <table:table-cell table:formula="of:=MID([.A3000];11;30)" office:value-type="string" office:string-value="Calhoun County,H1" calcext:value-type="string">
            <text:p>Calhoun County,H1</text:p>
          </table:table-cell>
          <table:table-cell office:value-type="string" calcext:value-type="string">
            <text:p>Calhoun County</text:p>
          </table:table-cell>
          <table:table-cell/>
        </table:table-row>
        <table:table-row table:style-name="ro1">
          <table:table-cell office:value-type="string" calcext:value-type="string">
            <text:p>WV,54,015,Clay County,H1</text:p>
          </table:table-cell>
          <table:table-cell table:formula="of:=LEFT([.A3001];2)" office:value-type="string" office:string-value="WV" calcext:value-type="string">
            <text:p>WV</text:p>
          </table:table-cell>
          <table:table-cell table:formula="of:=MID([.A3001];4;6)" office:value-type="string" office:string-value="54,015" calcext:value-type="string">
            <text:p>54,015</text:p>
          </table:table-cell>
          <table:table-cell table:formula="of:=MID([.A3001];11;30)" office:value-type="string" office:string-value="Clay County,H1" calcext:value-type="string">
            <text:p>Clay County,H1</text:p>
          </table:table-cell>
          <table:table-cell office:value-type="string" calcext:value-type="string">
            <text:p>Clay County</text:p>
          </table:table-cell>
          <table:table-cell/>
        </table:table-row>
        <table:table-row table:style-name="ro1">
          <table:table-cell office:value-type="string" calcext:value-type="string">
            <text:p>WV,54,017,Doddridge County,H1</text:p>
          </table:table-cell>
          <table:table-cell table:formula="of:=LEFT([.A3002];2)" office:value-type="string" office:string-value="WV" calcext:value-type="string">
            <text:p>WV</text:p>
          </table:table-cell>
          <table:table-cell table:formula="of:=MID([.A3002];4;6)" office:value-type="string" office:string-value="54,017" calcext:value-type="string">
            <text:p>54,017</text:p>
          </table:table-cell>
          <table:table-cell table:formula="of:=MID([.A3002];11;30)" office:value-type="string" office:string-value="Doddridge County,H1" calcext:value-type="string">
            <text:p>Doddridge County,H1</text:p>
          </table:table-cell>
          <table:table-cell office:value-type="string" calcext:value-type="string">
            <text:p>Doddridge County</text:p>
          </table:table-cell>
          <table:table-cell/>
        </table:table-row>
        <table:table-row table:style-name="ro1">
          <table:table-cell office:value-type="string" calcext:value-type="string">
            <text:p>WV,54,019,Fayette County,H1</text:p>
          </table:table-cell>
          <table:table-cell table:formula="of:=LEFT([.A3003];2)" office:value-type="string" office:string-value="WV" calcext:value-type="string">
            <text:p>WV</text:p>
          </table:table-cell>
          <table:table-cell table:formula="of:=MID([.A3003];4;6)" office:value-type="string" office:string-value="54,019" calcext:value-type="string">
            <text:p>54,019</text:p>
          </table:table-cell>
          <table:table-cell table:formula="of:=MID([.A3003];11;30)" office:value-type="string" office:string-value="Fayette County,H1" calcext:value-type="string">
            <text:p>Fayette County,H1</text:p>
          </table:table-cell>
          <table:table-cell office:value-type="string" calcext:value-type="string">
            <text:p>Fayette County</text:p>
          </table:table-cell>
          <table:table-cell/>
        </table:table-row>
        <table:table-row table:style-name="ro1">
          <table:table-cell office:value-type="string" calcext:value-type="string">
            <text:p>WV,54,021,Gilmer County,H1</text:p>
          </table:table-cell>
          <table:table-cell table:formula="of:=LEFT([.A3004];2)" office:value-type="string" office:string-value="WV" calcext:value-type="string">
            <text:p>WV</text:p>
          </table:table-cell>
          <table:table-cell table:formula="of:=MID([.A3004];4;6)" office:value-type="string" office:string-value="54,021" calcext:value-type="string">
            <text:p>54,021</text:p>
          </table:table-cell>
          <table:table-cell table:formula="of:=MID([.A3004];11;30)" office:value-type="string" office:string-value="Gilmer County,H1" calcext:value-type="string">
            <text:p>Gilmer County,H1</text:p>
          </table:table-cell>
          <table:table-cell office:value-type="string" calcext:value-type="string">
            <text:p>Gilmer County</text:p>
          </table:table-cell>
          <table:table-cell/>
        </table:table-row>
        <table:table-row table:style-name="ro1">
          <table:table-cell office:value-type="string" calcext:value-type="string">
            <text:p>WV,54,023,Grant County,H1</text:p>
          </table:table-cell>
          <table:table-cell table:formula="of:=LEFT([.A3005];2)" office:value-type="string" office:string-value="WV" calcext:value-type="string">
            <text:p>WV</text:p>
          </table:table-cell>
          <table:table-cell table:formula="of:=MID([.A3005];4;6)" office:value-type="string" office:string-value="54,023" calcext:value-type="string">
            <text:p>54,023</text:p>
          </table:table-cell>
          <table:table-cell table:formula="of:=MID([.A3005];11;30)" office:value-type="string" office:string-value="Grant County,H1" calcext:value-type="string">
            <text:p>Grant County,H1</text:p>
          </table:table-cell>
          <table:table-cell office:value-type="string" calcext:value-type="string">
            <text:p>Grant County</text:p>
          </table:table-cell>
          <table:table-cell/>
        </table:table-row>
        <table:table-row table:style-name="ro1">
          <table:table-cell office:value-type="string" calcext:value-type="string">
            <text:p>WV,54,025,Greenbrier County,H1</text:p>
          </table:table-cell>
          <table:table-cell table:formula="of:=LEFT([.A3006];2)" office:value-type="string" office:string-value="WV" calcext:value-type="string">
            <text:p>WV</text:p>
          </table:table-cell>
          <table:table-cell table:formula="of:=MID([.A3006];4;6)" office:value-type="string" office:string-value="54,025" calcext:value-type="string">
            <text:p>54,025</text:p>
          </table:table-cell>
          <table:table-cell table:formula="of:=MID([.A3006];11;30)" office:value-type="string" office:string-value="Greenbrier County,H1" calcext:value-type="string">
            <text:p>Greenbrier County,H1</text:p>
          </table:table-cell>
          <table:table-cell office:value-type="string" calcext:value-type="string">
            <text:p>Greenbrier County</text:p>
          </table:table-cell>
          <table:table-cell/>
        </table:table-row>
        <table:table-row table:style-name="ro1">
          <table:table-cell office:value-type="string" calcext:value-type="string">
            <text:p>WV,54,027,Hampshire County,H1</text:p>
          </table:table-cell>
          <table:table-cell table:formula="of:=LEFT([.A3007];2)" office:value-type="string" office:string-value="WV" calcext:value-type="string">
            <text:p>WV</text:p>
          </table:table-cell>
          <table:table-cell table:formula="of:=MID([.A3007];4;6)" office:value-type="string" office:string-value="54,027" calcext:value-type="string">
            <text:p>54,027</text:p>
          </table:table-cell>
          <table:table-cell table:formula="of:=MID([.A3007];11;30)" office:value-type="string" office:string-value="Hampshire County,H1" calcext:value-type="string">
            <text:p>Hampshire County,H1</text:p>
          </table:table-cell>
          <table:table-cell office:value-type="string" calcext:value-type="string">
            <text:p>Hampshire County</text:p>
          </table:table-cell>
          <table:table-cell/>
        </table:table-row>
        <table:table-row table:style-name="ro1">
          <table:table-cell office:value-type="string" calcext:value-type="string">
            <text:p>WV,54,029,Hancock County,H1</text:p>
          </table:table-cell>
          <table:table-cell table:formula="of:=LEFT([.A3008];2)" office:value-type="string" office:string-value="WV" calcext:value-type="string">
            <text:p>WV</text:p>
          </table:table-cell>
          <table:table-cell table:formula="of:=MID([.A3008];4;6)" office:value-type="string" office:string-value="54,029" calcext:value-type="string">
            <text:p>54,029</text:p>
          </table:table-cell>
          <table:table-cell table:formula="of:=MID([.A3008];11;30)" office:value-type="string" office:string-value="Hancock County,H1" calcext:value-type="string">
            <text:p>Hancock County,H1</text:p>
          </table:table-cell>
          <table:table-cell office:value-type="string" calcext:value-type="string">
            <text:p>Hancock County</text:p>
          </table:table-cell>
          <table:table-cell/>
        </table:table-row>
        <table:table-row table:style-name="ro1">
          <table:table-cell office:value-type="string" calcext:value-type="string">
            <text:p>WV,54,031,Hardy County,H1</text:p>
          </table:table-cell>
          <table:table-cell table:formula="of:=LEFT([.A3009];2)" office:value-type="string" office:string-value="WV" calcext:value-type="string">
            <text:p>WV</text:p>
          </table:table-cell>
          <table:table-cell table:formula="of:=MID([.A3009];4;6)" office:value-type="string" office:string-value="54,031" calcext:value-type="string">
            <text:p>54,031</text:p>
          </table:table-cell>
          <table:table-cell table:formula="of:=MID([.A3009];11;30)" office:value-type="string" office:string-value="Hardy County,H1" calcext:value-type="string">
            <text:p>Hardy County,H1</text:p>
          </table:table-cell>
          <table:table-cell office:value-type="string" calcext:value-type="string">
            <text:p>Hardy County</text:p>
          </table:table-cell>
          <table:table-cell/>
        </table:table-row>
        <table:table-row table:style-name="ro1">
          <table:table-cell office:value-type="string" calcext:value-type="string">
            <text:p>WV,54,033,Harrison County,H1</text:p>
          </table:table-cell>
          <table:table-cell table:formula="of:=LEFT([.A3010];2)" office:value-type="string" office:string-value="WV" calcext:value-type="string">
            <text:p>WV</text:p>
          </table:table-cell>
          <table:table-cell table:formula="of:=MID([.A3010];4;6)" office:value-type="string" office:string-value="54,033" calcext:value-type="string">
            <text:p>54,033</text:p>
          </table:table-cell>
          <table:table-cell table:formula="of:=MID([.A3010];11;30)" office:value-type="string" office:string-value="Harrison County,H1" calcext:value-type="string">
            <text:p>Harrison County,H1</text:p>
          </table:table-cell>
          <table:table-cell office:value-type="string" calcext:value-type="string">
            <text:p>Harrison County</text:p>
          </table:table-cell>
          <table:table-cell/>
        </table:table-row>
        <table:table-row table:style-name="ro1">
          <table:table-cell office:value-type="string" calcext:value-type="string">
            <text:p>WV,54,035,Jackson County,H1</text:p>
          </table:table-cell>
          <table:table-cell table:formula="of:=LEFT([.A3011];2)" office:value-type="string" office:string-value="WV" calcext:value-type="string">
            <text:p>WV</text:p>
          </table:table-cell>
          <table:table-cell table:formula="of:=MID([.A3011];4;6)" office:value-type="string" office:string-value="54,035" calcext:value-type="string">
            <text:p>54,035</text:p>
          </table:table-cell>
          <table:table-cell table:formula="of:=MID([.A3011];11;30)" office:value-type="string" office:string-value="Jackson County,H1" calcext:value-type="string">
            <text:p>Jackson County,H1</text:p>
          </table:table-cell>
          <table:table-cell office:value-type="string" calcext:value-type="string">
            <text:p>Jackson County</text:p>
          </table:table-cell>
          <table:table-cell/>
        </table:table-row>
        <table:table-row table:style-name="ro1">
          <table:table-cell office:value-type="string" calcext:value-type="string">
            <text:p>WV,54,037,Jefferson County,H1</text:p>
          </table:table-cell>
          <table:table-cell table:formula="of:=LEFT([.A3012];2)" office:value-type="string" office:string-value="WV" calcext:value-type="string">
            <text:p>WV</text:p>
          </table:table-cell>
          <table:table-cell table:formula="of:=MID([.A3012];4;6)" office:value-type="string" office:string-value="54,037" calcext:value-type="string">
            <text:p>54,037</text:p>
          </table:table-cell>
          <table:table-cell table:formula="of:=MID([.A3012];11;30)" office:value-type="string" office:string-value="Jefferson County,H1" calcext:value-type="string">
            <text:p>Jefferson County,H1</text:p>
          </table:table-cell>
          <table:table-cell office:value-type="string" calcext:value-type="string">
            <text:p>Jefferson County</text:p>
          </table:table-cell>
          <table:table-cell/>
        </table:table-row>
        <table:table-row table:style-name="ro1">
          <table:table-cell office:value-type="string" calcext:value-type="string">
            <text:p>WV,54,039,Kanawha County,H1</text:p>
          </table:table-cell>
          <table:table-cell table:formula="of:=LEFT([.A3013];2)" office:value-type="string" office:string-value="WV" calcext:value-type="string">
            <text:p>WV</text:p>
          </table:table-cell>
          <table:table-cell table:formula="of:=MID([.A3013];4;6)" office:value-type="string" office:string-value="54,039" calcext:value-type="string">
            <text:p>54,039</text:p>
          </table:table-cell>
          <table:table-cell table:formula="of:=MID([.A3013];11;30)" office:value-type="string" office:string-value="Kanawha County,H1" calcext:value-type="string">
            <text:p>Kanawha County,H1</text:p>
          </table:table-cell>
          <table:table-cell office:value-type="string" calcext:value-type="string">
            <text:p>Kanawha County</text:p>
          </table:table-cell>
          <table:table-cell/>
        </table:table-row>
        <table:table-row table:style-name="ro1">
          <table:table-cell office:value-type="string" calcext:value-type="string">
            <text:p>WV,54,041,Lewis County,H1</text:p>
          </table:table-cell>
          <table:table-cell table:formula="of:=LEFT([.A3014];2)" office:value-type="string" office:string-value="WV" calcext:value-type="string">
            <text:p>WV</text:p>
          </table:table-cell>
          <table:table-cell table:formula="of:=MID([.A3014];4;6)" office:value-type="string" office:string-value="54,041" calcext:value-type="string">
            <text:p>54,041</text:p>
          </table:table-cell>
          <table:table-cell table:formula="of:=MID([.A3014];11;30)" office:value-type="string" office:string-value="Lewis County,H1" calcext:value-type="string">
            <text:p>Lewis County,H1</text:p>
          </table:table-cell>
          <table:table-cell office:value-type="string" calcext:value-type="string">
            <text:p>Lewis County</text:p>
          </table:table-cell>
          <table:table-cell/>
        </table:table-row>
        <table:table-row table:style-name="ro1">
          <table:table-cell office:value-type="string" calcext:value-type="string">
            <text:p>WV,54,043,Lincoln County,H1</text:p>
          </table:table-cell>
          <table:table-cell table:formula="of:=LEFT([.A3015];2)" office:value-type="string" office:string-value="WV" calcext:value-type="string">
            <text:p>WV</text:p>
          </table:table-cell>
          <table:table-cell table:formula="of:=MID([.A3015];4;6)" office:value-type="string" office:string-value="54,043" calcext:value-type="string">
            <text:p>54,043</text:p>
          </table:table-cell>
          <table:table-cell table:formula="of:=MID([.A3015];11;30)" office:value-type="string" office:string-value="Lincoln County,H1" calcext:value-type="string">
            <text:p>Lincoln County,H1</text:p>
          </table:table-cell>
          <table:table-cell office:value-type="string" calcext:value-type="string">
            <text:p>Lincoln County</text:p>
          </table:table-cell>
          <table:table-cell/>
        </table:table-row>
        <table:table-row table:style-name="ro1">
          <table:table-cell office:value-type="string" calcext:value-type="string">
            <text:p>WV,54,045,Logan County,H1</text:p>
          </table:table-cell>
          <table:table-cell table:formula="of:=LEFT([.A3016];2)" office:value-type="string" office:string-value="WV" calcext:value-type="string">
            <text:p>WV</text:p>
          </table:table-cell>
          <table:table-cell table:formula="of:=MID([.A3016];4;6)" office:value-type="string" office:string-value="54,045" calcext:value-type="string">
            <text:p>54,045</text:p>
          </table:table-cell>
          <table:table-cell table:formula="of:=MID([.A3016];11;30)" office:value-type="string" office:string-value="Logan County,H1" calcext:value-type="string">
            <text:p>Logan County,H1</text:p>
          </table:table-cell>
          <table:table-cell office:value-type="string" calcext:value-type="string">
            <text:p>Logan County</text:p>
          </table:table-cell>
          <table:table-cell/>
        </table:table-row>
        <table:table-row table:style-name="ro1">
          <table:table-cell office:value-type="string" calcext:value-type="string">
            <text:p>WV,54,047,McDowell County,H1</text:p>
          </table:table-cell>
          <table:table-cell table:formula="of:=LEFT([.A3017];2)" office:value-type="string" office:string-value="WV" calcext:value-type="string">
            <text:p>WV</text:p>
          </table:table-cell>
          <table:table-cell table:formula="of:=MID([.A3017];4;6)" office:value-type="string" office:string-value="54,047" calcext:value-type="string">
            <text:p>54,047</text:p>
          </table:table-cell>
          <table:table-cell table:formula="of:=MID([.A3017];11;30)" office:value-type="string" office:string-value="McDowell County,H1" calcext:value-type="string">
            <text:p>McDowell County,H1</text:p>
          </table:table-cell>
          <table:table-cell office:value-type="string" calcext:value-type="string">
            <text:p>McDowell County</text:p>
          </table:table-cell>
          <table:table-cell/>
        </table:table-row>
        <table:table-row table:style-name="ro1">
          <table:table-cell office:value-type="string" calcext:value-type="string">
            <text:p>WV,54,049,Marion County,H1</text:p>
          </table:table-cell>
          <table:table-cell table:formula="of:=LEFT([.A3018];2)" office:value-type="string" office:string-value="WV" calcext:value-type="string">
            <text:p>WV</text:p>
          </table:table-cell>
          <table:table-cell table:formula="of:=MID([.A3018];4;6)" office:value-type="string" office:string-value="54,049" calcext:value-type="string">
            <text:p>54,049</text:p>
          </table:table-cell>
          <table:table-cell table:formula="of:=MID([.A3018];11;30)" office:value-type="string" office:string-value="Marion County,H1" calcext:value-type="string">
            <text:p>Marion County,H1</text:p>
          </table:table-cell>
          <table:table-cell office:value-type="string" calcext:value-type="string">
            <text:p>Marion County</text:p>
          </table:table-cell>
          <table:table-cell/>
        </table:table-row>
        <table:table-row table:style-name="ro1">
          <table:table-cell office:value-type="string" calcext:value-type="string">
            <text:p>WV,54,051,Marshall County,H1</text:p>
          </table:table-cell>
          <table:table-cell table:formula="of:=LEFT([.A3019];2)" office:value-type="string" office:string-value="WV" calcext:value-type="string">
            <text:p>WV</text:p>
          </table:table-cell>
          <table:table-cell table:formula="of:=MID([.A3019];4;6)" office:value-type="string" office:string-value="54,051" calcext:value-type="string">
            <text:p>54,051</text:p>
          </table:table-cell>
          <table:table-cell table:formula="of:=MID([.A3019];11;30)" office:value-type="string" office:string-value="Marshall County,H1" calcext:value-type="string">
            <text:p>Marshall County,H1</text:p>
          </table:table-cell>
          <table:table-cell office:value-type="string" calcext:value-type="string">
            <text:p>Marshall County</text:p>
          </table:table-cell>
          <table:table-cell/>
        </table:table-row>
        <table:table-row table:style-name="ro1">
          <table:table-cell office:value-type="string" calcext:value-type="string">
            <text:p>WV,54,053,Mason County,H1</text:p>
          </table:table-cell>
          <table:table-cell table:formula="of:=LEFT([.A3020];2)" office:value-type="string" office:string-value="WV" calcext:value-type="string">
            <text:p>WV</text:p>
          </table:table-cell>
          <table:table-cell table:formula="of:=MID([.A3020];4;6)" office:value-type="string" office:string-value="54,053" calcext:value-type="string">
            <text:p>54,053</text:p>
          </table:table-cell>
          <table:table-cell table:formula="of:=MID([.A3020];11;30)" office:value-type="string" office:string-value="Mason County,H1" calcext:value-type="string">
            <text:p>Mason County,H1</text:p>
          </table:table-cell>
          <table:table-cell office:value-type="string" calcext:value-type="string">
            <text:p>Mason County</text:p>
          </table:table-cell>
          <table:table-cell/>
        </table:table-row>
        <table:table-row table:style-name="ro1">
          <table:table-cell office:value-type="string" calcext:value-type="string">
            <text:p>WV,54,055,Mercer County,H1</text:p>
          </table:table-cell>
          <table:table-cell table:formula="of:=LEFT([.A3021];2)" office:value-type="string" office:string-value="WV" calcext:value-type="string">
            <text:p>WV</text:p>
          </table:table-cell>
          <table:table-cell table:formula="of:=MID([.A3021];4;6)" office:value-type="string" office:string-value="54,055" calcext:value-type="string">
            <text:p>54,055</text:p>
          </table:table-cell>
          <table:table-cell table:formula="of:=MID([.A3021];11;30)" office:value-type="string" office:string-value="Mercer County,H1" calcext:value-type="string">
            <text:p>Mercer County,H1</text:p>
          </table:table-cell>
          <table:table-cell office:value-type="string" calcext:value-type="string">
            <text:p>Mercer County</text:p>
          </table:table-cell>
          <table:table-cell/>
        </table:table-row>
        <table:table-row table:style-name="ro1">
          <table:table-cell office:value-type="string" calcext:value-type="string">
            <text:p>WV,54,057,Mineral County,H1</text:p>
          </table:table-cell>
          <table:table-cell table:formula="of:=LEFT([.A3022];2)" office:value-type="string" office:string-value="WV" calcext:value-type="string">
            <text:p>WV</text:p>
          </table:table-cell>
          <table:table-cell table:formula="of:=MID([.A3022];4;6)" office:value-type="string" office:string-value="54,057" calcext:value-type="string">
            <text:p>54,057</text:p>
          </table:table-cell>
          <table:table-cell table:formula="of:=MID([.A3022];11;30)" office:value-type="string" office:string-value="Mineral County,H1" calcext:value-type="string">
            <text:p>Mineral County,H1</text:p>
          </table:table-cell>
          <table:table-cell office:value-type="string" calcext:value-type="string">
            <text:p>Mineral County</text:p>
          </table:table-cell>
          <table:table-cell/>
        </table:table-row>
        <table:table-row table:style-name="ro1">
          <table:table-cell office:value-type="string" calcext:value-type="string">
            <text:p>WV,54,059,Mingo County,H1</text:p>
          </table:table-cell>
          <table:table-cell table:formula="of:=LEFT([.A3023];2)" office:value-type="string" office:string-value="WV" calcext:value-type="string">
            <text:p>WV</text:p>
          </table:table-cell>
          <table:table-cell table:formula="of:=MID([.A3023];4;6)" office:value-type="string" office:string-value="54,059" calcext:value-type="string">
            <text:p>54,059</text:p>
          </table:table-cell>
          <table:table-cell table:formula="of:=MID([.A3023];11;30)" office:value-type="string" office:string-value="Mingo County,H1" calcext:value-type="string">
            <text:p>Mingo County,H1</text:p>
          </table:table-cell>
          <table:table-cell office:value-type="string" calcext:value-type="string">
            <text:p>Mingo County</text:p>
          </table:table-cell>
          <table:table-cell/>
        </table:table-row>
        <table:table-row table:style-name="ro1">
          <table:table-cell office:value-type="string" calcext:value-type="string">
            <text:p>WV,54,061,Monongalia County,H1</text:p>
          </table:table-cell>
          <table:table-cell table:formula="of:=LEFT([.A3024];2)" office:value-type="string" office:string-value="WV" calcext:value-type="string">
            <text:p>WV</text:p>
          </table:table-cell>
          <table:table-cell table:formula="of:=MID([.A3024];4;6)" office:value-type="string" office:string-value="54,061" calcext:value-type="string">
            <text:p>54,061</text:p>
          </table:table-cell>
          <table:table-cell table:formula="of:=MID([.A3024];11;30)" office:value-type="string" office:string-value="Monongalia County,H1" calcext:value-type="string">
            <text:p>Monongalia County,H1</text:p>
          </table:table-cell>
          <table:table-cell office:value-type="string" calcext:value-type="string">
            <text:p>Monongalia County</text:p>
          </table:table-cell>
          <table:table-cell/>
        </table:table-row>
        <table:table-row table:style-name="ro1">
          <table:table-cell office:value-type="string" calcext:value-type="string">
            <text:p>WV,54,063,Monroe County,H1</text:p>
          </table:table-cell>
          <table:table-cell table:formula="of:=LEFT([.A3025];2)" office:value-type="string" office:string-value="WV" calcext:value-type="string">
            <text:p>WV</text:p>
          </table:table-cell>
          <table:table-cell table:formula="of:=MID([.A3025];4;6)" office:value-type="string" office:string-value="54,063" calcext:value-type="string">
            <text:p>54,063</text:p>
          </table:table-cell>
          <table:table-cell table:formula="of:=MID([.A3025];11;30)" office:value-type="string" office:string-value="Monroe County,H1" calcext:value-type="string">
            <text:p>Monroe County,H1</text:p>
          </table:table-cell>
          <table:table-cell office:value-type="string" calcext:value-type="string">
            <text:p>Monroe County</text:p>
          </table:table-cell>
          <table:table-cell/>
        </table:table-row>
        <table:table-row table:style-name="ro1">
          <table:table-cell office:value-type="string" calcext:value-type="string">
            <text:p>WV,54,065,Morgan County,H1</text:p>
          </table:table-cell>
          <table:table-cell table:formula="of:=LEFT([.A3026];2)" office:value-type="string" office:string-value="WV" calcext:value-type="string">
            <text:p>WV</text:p>
          </table:table-cell>
          <table:table-cell table:formula="of:=MID([.A3026];4;6)" office:value-type="string" office:string-value="54,065" calcext:value-type="string">
            <text:p>54,065</text:p>
          </table:table-cell>
          <table:table-cell table:formula="of:=MID([.A3026];11;30)" office:value-type="string" office:string-value="Morgan County,H1" calcext:value-type="string">
            <text:p>Morgan County,H1</text:p>
          </table:table-cell>
          <table:table-cell office:value-type="string" calcext:value-type="string">
            <text:p>Morgan County</text:p>
          </table:table-cell>
          <table:table-cell/>
        </table:table-row>
        <table:table-row table:style-name="ro1">
          <table:table-cell office:value-type="string" calcext:value-type="string">
            <text:p>WV,54,067,Nicholas County,H1</text:p>
          </table:table-cell>
          <table:table-cell table:formula="of:=LEFT([.A3027];2)" office:value-type="string" office:string-value="WV" calcext:value-type="string">
            <text:p>WV</text:p>
          </table:table-cell>
          <table:table-cell table:formula="of:=MID([.A3027];4;6)" office:value-type="string" office:string-value="54,067" calcext:value-type="string">
            <text:p>54,067</text:p>
          </table:table-cell>
          <table:table-cell table:formula="of:=MID([.A3027];11;30)" office:value-type="string" office:string-value="Nicholas County,H1" calcext:value-type="string">
            <text:p>Nicholas County,H1</text:p>
          </table:table-cell>
          <table:table-cell office:value-type="string" calcext:value-type="string">
            <text:p>Nicholas County</text:p>
          </table:table-cell>
          <table:table-cell/>
        </table:table-row>
        <table:table-row table:style-name="ro1">
          <table:table-cell office:value-type="string" calcext:value-type="string">
            <text:p>WV,54,069,Ohio County,H1</text:p>
          </table:table-cell>
          <table:table-cell table:formula="of:=LEFT([.A3028];2)" office:value-type="string" office:string-value="WV" calcext:value-type="string">
            <text:p>WV</text:p>
          </table:table-cell>
          <table:table-cell table:formula="of:=MID([.A3028];4;6)" office:value-type="string" office:string-value="54,069" calcext:value-type="string">
            <text:p>54,069</text:p>
          </table:table-cell>
          <table:table-cell table:formula="of:=MID([.A3028];11;30)" office:value-type="string" office:string-value="Ohio County,H1" calcext:value-type="string">
            <text:p>Ohio County,H1</text:p>
          </table:table-cell>
          <table:table-cell office:value-type="string" calcext:value-type="string">
            <text:p>Ohio County</text:p>
          </table:table-cell>
          <table:table-cell/>
        </table:table-row>
        <table:table-row table:style-name="ro1">
          <table:table-cell office:value-type="string" calcext:value-type="string">
            <text:p>WV,54,071,Pendleton County,H1</text:p>
          </table:table-cell>
          <table:table-cell table:formula="of:=LEFT([.A3029];2)" office:value-type="string" office:string-value="WV" calcext:value-type="string">
            <text:p>WV</text:p>
          </table:table-cell>
          <table:table-cell table:formula="of:=MID([.A3029];4;6)" office:value-type="string" office:string-value="54,071" calcext:value-type="string">
            <text:p>54,071</text:p>
          </table:table-cell>
          <table:table-cell table:formula="of:=MID([.A3029];11;30)" office:value-type="string" office:string-value="Pendleton County,H1" calcext:value-type="string">
            <text:p>Pendleton County,H1</text:p>
          </table:table-cell>
          <table:table-cell office:value-type="string" calcext:value-type="string">
            <text:p>Pendleton County</text:p>
          </table:table-cell>
          <table:table-cell/>
        </table:table-row>
        <table:table-row table:style-name="ro1">
          <table:table-cell office:value-type="string" calcext:value-type="string">
            <text:p>WV,54,073,Pleasants County,H1</text:p>
          </table:table-cell>
          <table:table-cell table:formula="of:=LEFT([.A3030];2)" office:value-type="string" office:string-value="WV" calcext:value-type="string">
            <text:p>WV</text:p>
          </table:table-cell>
          <table:table-cell table:formula="of:=MID([.A3030];4;6)" office:value-type="string" office:string-value="54,073" calcext:value-type="string">
            <text:p>54,073</text:p>
          </table:table-cell>
          <table:table-cell table:formula="of:=MID([.A3030];11;30)" office:value-type="string" office:string-value="Pleasants County,H1" calcext:value-type="string">
            <text:p>Pleasants County,H1</text:p>
          </table:table-cell>
          <table:table-cell office:value-type="string" calcext:value-type="string">
            <text:p>Pleasants County</text:p>
          </table:table-cell>
          <table:table-cell/>
        </table:table-row>
        <table:table-row table:style-name="ro1">
          <table:table-cell office:value-type="string" calcext:value-type="string">
            <text:p>WV,54,075,Pocahontas County,H1</text:p>
          </table:table-cell>
          <table:table-cell table:formula="of:=LEFT([.A3031];2)" office:value-type="string" office:string-value="WV" calcext:value-type="string">
            <text:p>WV</text:p>
          </table:table-cell>
          <table:table-cell table:formula="of:=MID([.A3031];4;6)" office:value-type="string" office:string-value="54,075" calcext:value-type="string">
            <text:p>54,075</text:p>
          </table:table-cell>
          <table:table-cell table:formula="of:=MID([.A3031];11;30)" office:value-type="string" office:string-value="Pocahontas County,H1" calcext:value-type="string">
            <text:p>Pocahontas County,H1</text:p>
          </table:table-cell>
          <table:table-cell office:value-type="string" calcext:value-type="string">
            <text:p>Pocahontas County</text:p>
          </table:table-cell>
          <table:table-cell/>
        </table:table-row>
        <table:table-row table:style-name="ro1">
          <table:table-cell office:value-type="string" calcext:value-type="string">
            <text:p>WV,54,077,Preston County,H1</text:p>
          </table:table-cell>
          <table:table-cell table:formula="of:=LEFT([.A3032];2)" office:value-type="string" office:string-value="WV" calcext:value-type="string">
            <text:p>WV</text:p>
          </table:table-cell>
          <table:table-cell table:formula="of:=MID([.A3032];4;6)" office:value-type="string" office:string-value="54,077" calcext:value-type="string">
            <text:p>54,077</text:p>
          </table:table-cell>
          <table:table-cell table:formula="of:=MID([.A3032];11;30)" office:value-type="string" office:string-value="Preston County,H1" calcext:value-type="string">
            <text:p>Preston County,H1</text:p>
          </table:table-cell>
          <table:table-cell office:value-type="string" calcext:value-type="string">
            <text:p>Preston County</text:p>
          </table:table-cell>
          <table:table-cell/>
        </table:table-row>
        <table:table-row table:style-name="ro1">
          <table:table-cell office:value-type="string" calcext:value-type="string">
            <text:p>WV,54,079,Putnam County,H1</text:p>
          </table:table-cell>
          <table:table-cell table:formula="of:=LEFT([.A3033];2)" office:value-type="string" office:string-value="WV" calcext:value-type="string">
            <text:p>WV</text:p>
          </table:table-cell>
          <table:table-cell table:formula="of:=MID([.A3033];4;6)" office:value-type="string" office:string-value="54,079" calcext:value-type="string">
            <text:p>54,079</text:p>
          </table:table-cell>
          <table:table-cell table:formula="of:=MID([.A3033];11;30)" office:value-type="string" office:string-value="Putnam County,H1" calcext:value-type="string">
            <text:p>Putnam County,H1</text:p>
          </table:table-cell>
          <table:table-cell office:value-type="string" calcext:value-type="string">
            <text:p>Putnam County</text:p>
          </table:table-cell>
          <table:table-cell/>
        </table:table-row>
        <table:table-row table:style-name="ro1">
          <table:table-cell office:value-type="string" calcext:value-type="string">
            <text:p>WV,54,081,Raleigh County,H1</text:p>
          </table:table-cell>
          <table:table-cell table:formula="of:=LEFT([.A3034];2)" office:value-type="string" office:string-value="WV" calcext:value-type="string">
            <text:p>WV</text:p>
          </table:table-cell>
          <table:table-cell table:formula="of:=MID([.A3034];4;6)" office:value-type="string" office:string-value="54,081" calcext:value-type="string">
            <text:p>54,081</text:p>
          </table:table-cell>
          <table:table-cell table:formula="of:=MID([.A3034];11;30)" office:value-type="string" office:string-value="Raleigh County,H1" calcext:value-type="string">
            <text:p>Raleigh County,H1</text:p>
          </table:table-cell>
          <table:table-cell office:value-type="string" calcext:value-type="string">
            <text:p>Raleigh County</text:p>
          </table:table-cell>
          <table:table-cell/>
        </table:table-row>
        <table:table-row table:style-name="ro1">
          <table:table-cell office:value-type="string" calcext:value-type="string">
            <text:p>WV,54,083,Randolph County,H1</text:p>
          </table:table-cell>
          <table:table-cell table:formula="of:=LEFT([.A3035];2)" office:value-type="string" office:string-value="WV" calcext:value-type="string">
            <text:p>WV</text:p>
          </table:table-cell>
          <table:table-cell table:formula="of:=MID([.A3035];4;6)" office:value-type="string" office:string-value="54,083" calcext:value-type="string">
            <text:p>54,083</text:p>
          </table:table-cell>
          <table:table-cell table:formula="of:=MID([.A3035];11;30)" office:value-type="string" office:string-value="Randolph County,H1" calcext:value-type="string">
            <text:p>Randolph County,H1</text:p>
          </table:table-cell>
          <table:table-cell office:value-type="string" calcext:value-type="string">
            <text:p>Randolph County</text:p>
          </table:table-cell>
          <table:table-cell/>
        </table:table-row>
        <table:table-row table:style-name="ro1">
          <table:table-cell office:value-type="string" calcext:value-type="string">
            <text:p>WV,54,085,Ritchie County,H1</text:p>
          </table:table-cell>
          <table:table-cell table:formula="of:=LEFT([.A3036];2)" office:value-type="string" office:string-value="WV" calcext:value-type="string">
            <text:p>WV</text:p>
          </table:table-cell>
          <table:table-cell table:formula="of:=MID([.A3036];4;6)" office:value-type="string" office:string-value="54,085" calcext:value-type="string">
            <text:p>54,085</text:p>
          </table:table-cell>
          <table:table-cell table:formula="of:=MID([.A3036];11;30)" office:value-type="string" office:string-value="Ritchie County,H1" calcext:value-type="string">
            <text:p>Ritchie County,H1</text:p>
          </table:table-cell>
          <table:table-cell office:value-type="string" calcext:value-type="string">
            <text:p>Ritchie County</text:p>
          </table:table-cell>
          <table:table-cell/>
        </table:table-row>
        <table:table-row table:style-name="ro1">
          <table:table-cell office:value-type="string" calcext:value-type="string">
            <text:p>WV,54,087,Roane County,H1</text:p>
          </table:table-cell>
          <table:table-cell table:formula="of:=LEFT([.A3037];2)" office:value-type="string" office:string-value="WV" calcext:value-type="string">
            <text:p>WV</text:p>
          </table:table-cell>
          <table:table-cell table:formula="of:=MID([.A3037];4;6)" office:value-type="string" office:string-value="54,087" calcext:value-type="string">
            <text:p>54,087</text:p>
          </table:table-cell>
          <table:table-cell table:formula="of:=MID([.A3037];11;30)" office:value-type="string" office:string-value="Roane County,H1" calcext:value-type="string">
            <text:p>Roane County,H1</text:p>
          </table:table-cell>
          <table:table-cell office:value-type="string" calcext:value-type="string">
            <text:p>Roane County</text:p>
          </table:table-cell>
          <table:table-cell/>
        </table:table-row>
        <table:table-row table:style-name="ro1">
          <table:table-cell office:value-type="string" calcext:value-type="string">
            <text:p>WV,54,089,Summers County,H1</text:p>
          </table:table-cell>
          <table:table-cell table:formula="of:=LEFT([.A3038];2)" office:value-type="string" office:string-value="WV" calcext:value-type="string">
            <text:p>WV</text:p>
          </table:table-cell>
          <table:table-cell table:formula="of:=MID([.A3038];4;6)" office:value-type="string" office:string-value="54,089" calcext:value-type="string">
            <text:p>54,089</text:p>
          </table:table-cell>
          <table:table-cell table:formula="of:=MID([.A3038];11;30)" office:value-type="string" office:string-value="Summers County,H1" calcext:value-type="string">
            <text:p>Summers County,H1</text:p>
          </table:table-cell>
          <table:table-cell office:value-type="string" calcext:value-type="string">
            <text:p>Summers County</text:p>
          </table:table-cell>
          <table:table-cell/>
        </table:table-row>
        <table:table-row table:style-name="ro1">
          <table:table-cell office:value-type="string" calcext:value-type="string">
            <text:p>WV,54,091,Taylor County,H1</text:p>
          </table:table-cell>
          <table:table-cell table:formula="of:=LEFT([.A3039];2)" office:value-type="string" office:string-value="WV" calcext:value-type="string">
            <text:p>WV</text:p>
          </table:table-cell>
          <table:table-cell table:formula="of:=MID([.A3039];4;6)" office:value-type="string" office:string-value="54,091" calcext:value-type="string">
            <text:p>54,091</text:p>
          </table:table-cell>
          <table:table-cell table:formula="of:=MID([.A3039];11;30)" office:value-type="string" office:string-value="Taylor County,H1" calcext:value-type="string">
            <text:p>Taylor County,H1</text:p>
          </table:table-cell>
          <table:table-cell office:value-type="string" calcext:value-type="string">
            <text:p>Taylor County</text:p>
          </table:table-cell>
          <table:table-cell/>
        </table:table-row>
        <table:table-row table:style-name="ro1">
          <table:table-cell office:value-type="string" calcext:value-type="string">
            <text:p>WV,54,093,Tucker County,H1</text:p>
          </table:table-cell>
          <table:table-cell table:formula="of:=LEFT([.A3040];2)" office:value-type="string" office:string-value="WV" calcext:value-type="string">
            <text:p>WV</text:p>
          </table:table-cell>
          <table:table-cell table:formula="of:=MID([.A3040];4;6)" office:value-type="string" office:string-value="54,093" calcext:value-type="string">
            <text:p>54,093</text:p>
          </table:table-cell>
          <table:table-cell table:formula="of:=MID([.A3040];11;30)" office:value-type="string" office:string-value="Tucker County,H1" calcext:value-type="string">
            <text:p>Tucker County,H1</text:p>
          </table:table-cell>
          <table:table-cell office:value-type="string" calcext:value-type="string">
            <text:p>Tucker County</text:p>
          </table:table-cell>
          <table:table-cell/>
        </table:table-row>
        <table:table-row table:style-name="ro1">
          <table:table-cell office:value-type="string" calcext:value-type="string">
            <text:p>WV,54,095,Tyler County,H1</text:p>
          </table:table-cell>
          <table:table-cell table:formula="of:=LEFT([.A3041];2)" office:value-type="string" office:string-value="WV" calcext:value-type="string">
            <text:p>WV</text:p>
          </table:table-cell>
          <table:table-cell table:formula="of:=MID([.A3041];4;6)" office:value-type="string" office:string-value="54,095" calcext:value-type="string">
            <text:p>54,095</text:p>
          </table:table-cell>
          <table:table-cell table:formula="of:=MID([.A3041];11;30)" office:value-type="string" office:string-value="Tyler County,H1" calcext:value-type="string">
            <text:p>Tyler County,H1</text:p>
          </table:table-cell>
          <table:table-cell office:value-type="string" calcext:value-type="string">
            <text:p>Tyler County</text:p>
          </table:table-cell>
          <table:table-cell/>
        </table:table-row>
        <table:table-row table:style-name="ro1">
          <table:table-cell office:value-type="string" calcext:value-type="string">
            <text:p>WV,54,097,Upshur County,H1</text:p>
          </table:table-cell>
          <table:table-cell table:formula="of:=LEFT([.A3042];2)" office:value-type="string" office:string-value="WV" calcext:value-type="string">
            <text:p>WV</text:p>
          </table:table-cell>
          <table:table-cell table:formula="of:=MID([.A3042];4;6)" office:value-type="string" office:string-value="54,097" calcext:value-type="string">
            <text:p>54,097</text:p>
          </table:table-cell>
          <table:table-cell table:formula="of:=MID([.A3042];11;30)" office:value-type="string" office:string-value="Upshur County,H1" calcext:value-type="string">
            <text:p>Upshur County,H1</text:p>
          </table:table-cell>
          <table:table-cell office:value-type="string" calcext:value-type="string">
            <text:p>Upshur County</text:p>
          </table:table-cell>
          <table:table-cell/>
        </table:table-row>
        <table:table-row table:style-name="ro1">
          <table:table-cell office:value-type="string" calcext:value-type="string">
            <text:p>WV,54,099,Wayne County,H1</text:p>
          </table:table-cell>
          <table:table-cell table:formula="of:=LEFT([.A3043];2)" office:value-type="string" office:string-value="WV" calcext:value-type="string">
            <text:p>WV</text:p>
          </table:table-cell>
          <table:table-cell table:formula="of:=MID([.A3043];4;6)" office:value-type="string" office:string-value="54,099" calcext:value-type="string">
            <text:p>54,099</text:p>
          </table:table-cell>
          <table:table-cell table:formula="of:=MID([.A3043];11;30)" office:value-type="string" office:string-value="Wayne County,H1" calcext:value-type="string">
            <text:p>Wayne County,H1</text:p>
          </table:table-cell>
          <table:table-cell office:value-type="string" calcext:value-type="string">
            <text:p>Wayne County</text:p>
          </table:table-cell>
          <table:table-cell/>
        </table:table-row>
        <table:table-row table:style-name="ro1">
          <table:table-cell office:value-type="string" calcext:value-type="string">
            <text:p>WV,54,101,Webster County,H1</text:p>
          </table:table-cell>
          <table:table-cell table:formula="of:=LEFT([.A3044];2)" office:value-type="string" office:string-value="WV" calcext:value-type="string">
            <text:p>WV</text:p>
          </table:table-cell>
          <table:table-cell table:formula="of:=MID([.A3044];4;6)" office:value-type="string" office:string-value="54,101" calcext:value-type="string">
            <text:p>54,101</text:p>
          </table:table-cell>
          <table:table-cell table:formula="of:=MID([.A3044];11;30)" office:value-type="string" office:string-value="Webster County,H1" calcext:value-type="string">
            <text:p>Webster County,H1</text:p>
          </table:table-cell>
          <table:table-cell office:value-type="string" calcext:value-type="string">
            <text:p>Webster County</text:p>
          </table:table-cell>
          <table:table-cell/>
        </table:table-row>
        <table:table-row table:style-name="ro1">
          <table:table-cell office:value-type="string" calcext:value-type="string">
            <text:p>WV,54,103,Wetzel County,H1</text:p>
          </table:table-cell>
          <table:table-cell table:formula="of:=LEFT([.A3045];2)" office:value-type="string" office:string-value="WV" calcext:value-type="string">
            <text:p>WV</text:p>
          </table:table-cell>
          <table:table-cell table:formula="of:=MID([.A3045];4;6)" office:value-type="string" office:string-value="54,103" calcext:value-type="string">
            <text:p>54,103</text:p>
          </table:table-cell>
          <table:table-cell table:formula="of:=MID([.A3045];11;30)" office:value-type="string" office:string-value="Wetzel County,H1" calcext:value-type="string">
            <text:p>Wetzel County,H1</text:p>
          </table:table-cell>
          <table:table-cell office:value-type="string" calcext:value-type="string">
            <text:p>Wetzel County</text:p>
          </table:table-cell>
          <table:table-cell/>
        </table:table-row>
        <table:table-row table:style-name="ro1">
          <table:table-cell office:value-type="string" calcext:value-type="string">
            <text:p>WV,54,105,Wirt County,H1</text:p>
          </table:table-cell>
          <table:table-cell table:formula="of:=LEFT([.A3046];2)" office:value-type="string" office:string-value="WV" calcext:value-type="string">
            <text:p>WV</text:p>
          </table:table-cell>
          <table:table-cell table:formula="of:=MID([.A3046];4;6)" office:value-type="string" office:string-value="54,105" calcext:value-type="string">
            <text:p>54,105</text:p>
          </table:table-cell>
          <table:table-cell table:formula="of:=MID([.A3046];11;30)" office:value-type="string" office:string-value="Wirt County,H1" calcext:value-type="string">
            <text:p>Wirt County,H1</text:p>
          </table:table-cell>
          <table:table-cell office:value-type="string" calcext:value-type="string">
            <text:p>Wirt County</text:p>
          </table:table-cell>
          <table:table-cell/>
        </table:table-row>
        <table:table-row table:style-name="ro1">
          <table:table-cell office:value-type="string" calcext:value-type="string">
            <text:p>WV,54,107,Wood County,H1</text:p>
          </table:table-cell>
          <table:table-cell table:formula="of:=LEFT([.A3047];2)" office:value-type="string" office:string-value="WV" calcext:value-type="string">
            <text:p>WV</text:p>
          </table:table-cell>
          <table:table-cell table:formula="of:=MID([.A3047];4;6)" office:value-type="string" office:string-value="54,107" calcext:value-type="string">
            <text:p>54,107</text:p>
          </table:table-cell>
          <table:table-cell table:formula="of:=MID([.A3047];11;30)" office:value-type="string" office:string-value="Wood County,H1" calcext:value-type="string">
            <text:p>Wood County,H1</text:p>
          </table:table-cell>
          <table:table-cell office:value-type="string" calcext:value-type="string">
            <text:p>Wood County</text:p>
          </table:table-cell>
          <table:table-cell/>
        </table:table-row>
        <table:table-row table:style-name="ro1">
          <table:table-cell office:value-type="string" calcext:value-type="string">
            <text:p>WV,54,109,Wyoming County,H1</text:p>
          </table:table-cell>
          <table:table-cell table:formula="of:=LEFT([.A3048];2)" office:value-type="string" office:string-value="WV" calcext:value-type="string">
            <text:p>WV</text:p>
          </table:table-cell>
          <table:table-cell table:formula="of:=MID([.A3048];4;6)" office:value-type="string" office:string-value="54,109" calcext:value-type="string">
            <text:p>54,109</text:p>
          </table:table-cell>
          <table:table-cell table:formula="of:=MID([.A3048];11;30)" office:value-type="string" office:string-value="Wyoming County,H1" calcext:value-type="string">
            <text:p>Wyoming County,H1</text:p>
          </table:table-cell>
          <table:table-cell office:value-type="string" calcext:value-type="string">
            <text:p>Wyoming County</text:p>
          </table:table-cell>
          <table:table-cell/>
        </table:table-row>
        <table:table-row table:style-name="ro1">
          <table:table-cell office:value-type="string" calcext:value-type="string">
            <text:p>WI,55,001,Adams County,H1</text:p>
          </table:table-cell>
          <table:table-cell table:formula="of:=LEFT([.A3049];2)" office:value-type="string" office:string-value="WI" calcext:value-type="string">
            <text:p>WI</text:p>
          </table:table-cell>
          <table:table-cell table:formula="of:=MID([.A3049];4;6)" office:value-type="string" office:string-value="55,001" calcext:value-type="string">
            <text:p>55,001</text:p>
          </table:table-cell>
          <table:table-cell table:formula="of:=MID([.A3049];11;30)" office:value-type="string" office:string-value="Adams County,H1" calcext:value-type="string">
            <text:p>Adams County,H1</text:p>
          </table:table-cell>
          <table:table-cell office:value-type="string" calcext:value-type="string">
            <text:p>Adams County</text:p>
          </table:table-cell>
          <table:table-cell/>
        </table:table-row>
        <table:table-row table:style-name="ro1">
          <table:table-cell office:value-type="string" calcext:value-type="string">
            <text:p>WI,55,003,Ashland County,H1</text:p>
          </table:table-cell>
          <table:table-cell table:formula="of:=LEFT([.A3050];2)" office:value-type="string" office:string-value="WI" calcext:value-type="string">
            <text:p>WI</text:p>
          </table:table-cell>
          <table:table-cell table:formula="of:=MID([.A3050];4;6)" office:value-type="string" office:string-value="55,003" calcext:value-type="string">
            <text:p>55,003</text:p>
          </table:table-cell>
          <table:table-cell table:formula="of:=MID([.A3050];11;30)" office:value-type="string" office:string-value="Ashland County,H1" calcext:value-type="string">
            <text:p>Ashland County,H1</text:p>
          </table:table-cell>
          <table:table-cell office:value-type="string" calcext:value-type="string">
            <text:p>Ashland County</text:p>
          </table:table-cell>
          <table:table-cell/>
        </table:table-row>
        <table:table-row table:style-name="ro1">
          <table:table-cell office:value-type="string" calcext:value-type="string">
            <text:p>WI,55,005,Barron County,H1</text:p>
          </table:table-cell>
          <table:table-cell table:formula="of:=LEFT([.A3051];2)" office:value-type="string" office:string-value="WI" calcext:value-type="string">
            <text:p>WI</text:p>
          </table:table-cell>
          <table:table-cell table:formula="of:=MID([.A3051];4;6)" office:value-type="string" office:string-value="55,005" calcext:value-type="string">
            <text:p>55,005</text:p>
          </table:table-cell>
          <table:table-cell table:formula="of:=MID([.A3051];11;30)" office:value-type="string" office:string-value="Barron County,H1" calcext:value-type="string">
            <text:p>Barron County,H1</text:p>
          </table:table-cell>
          <table:table-cell office:value-type="string" calcext:value-type="string">
            <text:p>Barron County</text:p>
          </table:table-cell>
          <table:table-cell/>
        </table:table-row>
        <table:table-row table:style-name="ro1">
          <table:table-cell office:value-type="string" calcext:value-type="string">
            <text:p>WI,55,007,Bayfield County,H1</text:p>
          </table:table-cell>
          <table:table-cell table:formula="of:=LEFT([.A3052];2)" office:value-type="string" office:string-value="WI" calcext:value-type="string">
            <text:p>WI</text:p>
          </table:table-cell>
          <table:table-cell table:formula="of:=MID([.A3052];4;6)" office:value-type="string" office:string-value="55,007" calcext:value-type="string">
            <text:p>55,007</text:p>
          </table:table-cell>
          <table:table-cell table:formula="of:=MID([.A3052];11;30)" office:value-type="string" office:string-value="Bayfield County,H1" calcext:value-type="string">
            <text:p>Bayfield County,H1</text:p>
          </table:table-cell>
          <table:table-cell office:value-type="string" calcext:value-type="string">
            <text:p>Bayfield County</text:p>
          </table:table-cell>
          <table:table-cell/>
        </table:table-row>
        <table:table-row table:style-name="ro1">
          <table:table-cell office:value-type="string" calcext:value-type="string">
            <text:p>WI,55,009,Brown County,H1</text:p>
          </table:table-cell>
          <table:table-cell table:formula="of:=LEFT([.A3053];2)" office:value-type="string" office:string-value="WI" calcext:value-type="string">
            <text:p>WI</text:p>
          </table:table-cell>
          <table:table-cell table:formula="of:=MID([.A3053];4;6)" office:value-type="string" office:string-value="55,009" calcext:value-type="string">
            <text:p>55,009</text:p>
          </table:table-cell>
          <table:table-cell table:formula="of:=MID([.A3053];11;30)" office:value-type="string" office:string-value="Brown County,H1" calcext:value-type="string">
            <text:p>Brown County,H1</text:p>
          </table:table-cell>
          <table:table-cell office:value-type="string" calcext:value-type="string">
            <text:p>Brown County</text:p>
          </table:table-cell>
          <table:table-cell/>
        </table:table-row>
        <table:table-row table:style-name="ro1">
          <table:table-cell office:value-type="string" calcext:value-type="string">
            <text:p>WI,55,011,Buffalo County,H1</text:p>
          </table:table-cell>
          <table:table-cell table:formula="of:=LEFT([.A3054];2)" office:value-type="string" office:string-value="WI" calcext:value-type="string">
            <text:p>WI</text:p>
          </table:table-cell>
          <table:table-cell table:formula="of:=MID([.A3054];4;6)" office:value-type="string" office:string-value="55,011" calcext:value-type="string">
            <text:p>55,011</text:p>
          </table:table-cell>
          <table:table-cell table:formula="of:=MID([.A3054];11;30)" office:value-type="string" office:string-value="Buffalo County,H1" calcext:value-type="string">
            <text:p>Buffalo County,H1</text:p>
          </table:table-cell>
          <table:table-cell office:value-type="string" calcext:value-type="string">
            <text:p>Buffalo County</text:p>
          </table:table-cell>
          <table:table-cell/>
        </table:table-row>
        <table:table-row table:style-name="ro1">
          <table:table-cell office:value-type="string" calcext:value-type="string">
            <text:p>WI,55,013,Burnett County,H1</text:p>
          </table:table-cell>
          <table:table-cell table:formula="of:=LEFT([.A3055];2)" office:value-type="string" office:string-value="WI" calcext:value-type="string">
            <text:p>WI</text:p>
          </table:table-cell>
          <table:table-cell table:formula="of:=MID([.A3055];4;6)" office:value-type="string" office:string-value="55,013" calcext:value-type="string">
            <text:p>55,013</text:p>
          </table:table-cell>
          <table:table-cell table:formula="of:=MID([.A3055];11;30)" office:value-type="string" office:string-value="Burnett County,H1" calcext:value-type="string">
            <text:p>Burnett County,H1</text:p>
          </table:table-cell>
          <table:table-cell office:value-type="string" calcext:value-type="string">
            <text:p>Burnett County</text:p>
          </table:table-cell>
          <table:table-cell/>
        </table:table-row>
        <table:table-row table:style-name="ro1">
          <table:table-cell office:value-type="string" calcext:value-type="string">
            <text:p>WI,55,015,Calumet County,H1</text:p>
          </table:table-cell>
          <table:table-cell table:formula="of:=LEFT([.A3056];2)" office:value-type="string" office:string-value="WI" calcext:value-type="string">
            <text:p>WI</text:p>
          </table:table-cell>
          <table:table-cell table:formula="of:=MID([.A3056];4;6)" office:value-type="string" office:string-value="55,015" calcext:value-type="string">
            <text:p>55,015</text:p>
          </table:table-cell>
          <table:table-cell table:formula="of:=MID([.A3056];11;30)" office:value-type="string" office:string-value="Calumet County,H1" calcext:value-type="string">
            <text:p>Calumet County,H1</text:p>
          </table:table-cell>
          <table:table-cell office:value-type="string" calcext:value-type="string">
            <text:p>Calumet County</text:p>
          </table:table-cell>
          <table:table-cell/>
        </table:table-row>
        <table:table-row table:style-name="ro1">
          <table:table-cell office:value-type="string" calcext:value-type="string">
            <text:p>WI,55,017,Chippewa County,H1</text:p>
          </table:table-cell>
          <table:table-cell table:formula="of:=LEFT([.A3057];2)" office:value-type="string" office:string-value="WI" calcext:value-type="string">
            <text:p>WI</text:p>
          </table:table-cell>
          <table:table-cell table:formula="of:=MID([.A3057];4;6)" office:value-type="string" office:string-value="55,017" calcext:value-type="string">
            <text:p>55,017</text:p>
          </table:table-cell>
          <table:table-cell table:formula="of:=MID([.A3057];11;30)" office:value-type="string" office:string-value="Chippewa County,H1" calcext:value-type="string">
            <text:p>Chippewa County,H1</text:p>
          </table:table-cell>
          <table:table-cell office:value-type="string" calcext:value-type="string">
            <text:p>Chippewa County</text:p>
          </table:table-cell>
          <table:table-cell/>
        </table:table-row>
        <table:table-row table:style-name="ro1">
          <table:table-cell office:value-type="string" calcext:value-type="string">
            <text:p>WI,55,019,Clark County,H1</text:p>
          </table:table-cell>
          <table:table-cell table:formula="of:=LEFT([.A3058];2)" office:value-type="string" office:string-value="WI" calcext:value-type="string">
            <text:p>WI</text:p>
          </table:table-cell>
          <table:table-cell table:formula="of:=MID([.A3058];4;6)" office:value-type="string" office:string-value="55,019" calcext:value-type="string">
            <text:p>55,019</text:p>
          </table:table-cell>
          <table:table-cell table:formula="of:=MID([.A3058];11;30)" office:value-type="string" office:string-value="Clark County,H1" calcext:value-type="string">
            <text:p>Clark County,H1</text:p>
          </table:table-cell>
          <table:table-cell office:value-type="string" calcext:value-type="string">
            <text:p>Clark County</text:p>
          </table:table-cell>
          <table:table-cell/>
        </table:table-row>
        <table:table-row table:style-name="ro1">
          <table:table-cell office:value-type="string" calcext:value-type="string">
            <text:p>WI,55,021,Columbia County,H1</text:p>
          </table:table-cell>
          <table:table-cell table:formula="of:=LEFT([.A3059];2)" office:value-type="string" office:string-value="WI" calcext:value-type="string">
            <text:p>WI</text:p>
          </table:table-cell>
          <table:table-cell table:formula="of:=MID([.A3059];4;6)" office:value-type="string" office:string-value="55,021" calcext:value-type="string">
            <text:p>55,021</text:p>
          </table:table-cell>
          <table:table-cell table:formula="of:=MID([.A3059];11;30)" office:value-type="string" office:string-value="Columbia County,H1" calcext:value-type="string">
            <text:p>Columbia County,H1</text:p>
          </table:table-cell>
          <table:table-cell office:value-type="string" calcext:value-type="string">
            <text:p>Columbia County</text:p>
          </table:table-cell>
          <table:table-cell/>
        </table:table-row>
        <table:table-row table:style-name="ro1">
          <table:table-cell office:value-type="string" calcext:value-type="string">
            <text:p>WI,55,023,Crawford County,H1</text:p>
          </table:table-cell>
          <table:table-cell table:formula="of:=LEFT([.A3060];2)" office:value-type="string" office:string-value="WI" calcext:value-type="string">
            <text:p>WI</text:p>
          </table:table-cell>
          <table:table-cell table:formula="of:=MID([.A3060];4;6)" office:value-type="string" office:string-value="55,023" calcext:value-type="string">
            <text:p>55,023</text:p>
          </table:table-cell>
          <table:table-cell table:formula="of:=MID([.A3060];11;30)" office:value-type="string" office:string-value="Crawford County,H1" calcext:value-type="string">
            <text:p>Crawford County,H1</text:p>
          </table:table-cell>
          <table:table-cell office:value-type="string" calcext:value-type="string">
            <text:p>Crawford County</text:p>
          </table:table-cell>
          <table:table-cell/>
        </table:table-row>
        <table:table-row table:style-name="ro1">
          <table:table-cell office:value-type="string" calcext:value-type="string">
            <text:p>WI,55,025,Dane County,H1</text:p>
          </table:table-cell>
          <table:table-cell table:formula="of:=LEFT([.A3061];2)" office:value-type="string" office:string-value="WI" calcext:value-type="string">
            <text:p>WI</text:p>
          </table:table-cell>
          <table:table-cell table:formula="of:=MID([.A3061];4;6)" office:value-type="string" office:string-value="55,025" calcext:value-type="string">
            <text:p>55,025</text:p>
          </table:table-cell>
          <table:table-cell table:formula="of:=MID([.A3061];11;30)" office:value-type="string" office:string-value="Dane County,H1" calcext:value-type="string">
            <text:p>Dane County,H1</text:p>
          </table:table-cell>
          <table:table-cell office:value-type="string" calcext:value-type="string">
            <text:p>Dane County</text:p>
          </table:table-cell>
          <table:table-cell/>
        </table:table-row>
        <table:table-row table:style-name="ro1">
          <table:table-cell office:value-type="string" calcext:value-type="string">
            <text:p>WI,55,027,Dodge County,H1</text:p>
          </table:table-cell>
          <table:table-cell table:formula="of:=LEFT([.A3062];2)" office:value-type="string" office:string-value="WI" calcext:value-type="string">
            <text:p>WI</text:p>
          </table:table-cell>
          <table:table-cell table:formula="of:=MID([.A3062];4;6)" office:value-type="string" office:string-value="55,027" calcext:value-type="string">
            <text:p>55,027</text:p>
          </table:table-cell>
          <table:table-cell table:formula="of:=MID([.A3062];11;30)" office:value-type="string" office:string-value="Dodge County,H1" calcext:value-type="string">
            <text:p>Dodge County,H1</text:p>
          </table:table-cell>
          <table:table-cell office:value-type="string" calcext:value-type="string">
            <text:p>Dodge County</text:p>
          </table:table-cell>
          <table:table-cell/>
        </table:table-row>
        <table:table-row table:style-name="ro1">
          <table:table-cell office:value-type="string" calcext:value-type="string">
            <text:p>WI,55,029,Door County,H1</text:p>
          </table:table-cell>
          <table:table-cell table:formula="of:=LEFT([.A3063];2)" office:value-type="string" office:string-value="WI" calcext:value-type="string">
            <text:p>WI</text:p>
          </table:table-cell>
          <table:table-cell table:formula="of:=MID([.A3063];4;6)" office:value-type="string" office:string-value="55,029" calcext:value-type="string">
            <text:p>55,029</text:p>
          </table:table-cell>
          <table:table-cell table:formula="of:=MID([.A3063];11;30)" office:value-type="string" office:string-value="Door County,H1" calcext:value-type="string">
            <text:p>Door County,H1</text:p>
          </table:table-cell>
          <table:table-cell office:value-type="string" calcext:value-type="string">
            <text:p>Door County</text:p>
          </table:table-cell>
          <table:table-cell/>
        </table:table-row>
        <table:table-row table:style-name="ro1">
          <table:table-cell office:value-type="string" calcext:value-type="string">
            <text:p>WI,55,031,Douglas County,H1</text:p>
          </table:table-cell>
          <table:table-cell table:formula="of:=LEFT([.A3064];2)" office:value-type="string" office:string-value="WI" calcext:value-type="string">
            <text:p>WI</text:p>
          </table:table-cell>
          <table:table-cell table:formula="of:=MID([.A3064];4;6)" office:value-type="string" office:string-value="55,031" calcext:value-type="string">
            <text:p>55,031</text:p>
          </table:table-cell>
          <table:table-cell table:formula="of:=MID([.A3064];11;30)" office:value-type="string" office:string-value="Douglas County,H1" calcext:value-type="string">
            <text:p>Douglas County,H1</text:p>
          </table:table-cell>
          <table:table-cell office:value-type="string" calcext:value-type="string">
            <text:p>Douglas County</text:p>
          </table:table-cell>
          <table:table-cell/>
        </table:table-row>
        <table:table-row table:style-name="ro1">
          <table:table-cell office:value-type="string" calcext:value-type="string">
            <text:p>WI,55,033,Dunn County,H1</text:p>
          </table:table-cell>
          <table:table-cell table:formula="of:=LEFT([.A3065];2)" office:value-type="string" office:string-value="WI" calcext:value-type="string">
            <text:p>WI</text:p>
          </table:table-cell>
          <table:table-cell table:formula="of:=MID([.A3065];4;6)" office:value-type="string" office:string-value="55,033" calcext:value-type="string">
            <text:p>55,033</text:p>
          </table:table-cell>
          <table:table-cell table:formula="of:=MID([.A3065];11;30)" office:value-type="string" office:string-value="Dunn County,H1" calcext:value-type="string">
            <text:p>Dunn County,H1</text:p>
          </table:table-cell>
          <table:table-cell office:value-type="string" calcext:value-type="string">
            <text:p>Dunn County</text:p>
          </table:table-cell>
          <table:table-cell/>
        </table:table-row>
        <table:table-row table:style-name="ro1">
          <table:table-cell office:value-type="string" calcext:value-type="string">
            <text:p>WI,55,035,Eau Claire County,H1</text:p>
          </table:table-cell>
          <table:table-cell table:formula="of:=LEFT([.A3066];2)" office:value-type="string" office:string-value="WI" calcext:value-type="string">
            <text:p>WI</text:p>
          </table:table-cell>
          <table:table-cell table:formula="of:=MID([.A3066];4;6)" office:value-type="string" office:string-value="55,035" calcext:value-type="string">
            <text:p>55,035</text:p>
          </table:table-cell>
          <table:table-cell table:formula="of:=MID([.A3066];11;30)" office:value-type="string" office:string-value="Eau Claire County,H1" calcext:value-type="string">
            <text:p>Eau Claire County,H1</text:p>
          </table:table-cell>
          <table:table-cell office:value-type="string" calcext:value-type="string">
            <text:p>Eau Claire County</text:p>
          </table:table-cell>
          <table:table-cell/>
        </table:table-row>
        <table:table-row table:style-name="ro1">
          <table:table-cell office:value-type="string" calcext:value-type="string">
            <text:p>WI,55,037,Florence County,H1</text:p>
          </table:table-cell>
          <table:table-cell table:formula="of:=LEFT([.A3067];2)" office:value-type="string" office:string-value="WI" calcext:value-type="string">
            <text:p>WI</text:p>
          </table:table-cell>
          <table:table-cell table:formula="of:=MID([.A3067];4;6)" office:value-type="string" office:string-value="55,037" calcext:value-type="string">
            <text:p>55,037</text:p>
          </table:table-cell>
          <table:table-cell table:formula="of:=MID([.A3067];11;30)" office:value-type="string" office:string-value="Florence County,H1" calcext:value-type="string">
            <text:p>Florence County,H1</text:p>
          </table:table-cell>
          <table:table-cell office:value-type="string" calcext:value-type="string">
            <text:p>Florence County</text:p>
          </table:table-cell>
          <table:table-cell/>
        </table:table-row>
        <table:table-row table:style-name="ro2">
          <table:table-cell office:value-type="string" calcext:value-type="string">
            <text:p>WI,55,039,Fond du Lac County,H1</text:p>
          </table:table-cell>
          <table:table-cell table:formula="of:=LEFT([.A3068];2)" office:value-type="string" office:string-value="WI" calcext:value-type="string">
            <text:p>WI</text:p>
          </table:table-cell>
          <table:table-cell table:formula="of:=MID([.A3068];4;6)" office:value-type="string" office:string-value="55,039" calcext:value-type="string">
            <text:p>55,039</text:p>
          </table:table-cell>
          <table:table-cell table:formula="of:=MID([.A3068];11;30)" office:value-type="string" office:string-value="Fond du Lac County,H1" calcext:value-type="string">
            <text:p>Fond du Lac County,H1</text:p>
          </table:table-cell>
          <table:table-cell office:value-type="string" calcext:value-type="string">
            <text:p>Fond du Lac County</text:p>
          </table:table-cell>
          <table:table-cell/>
        </table:table-row>
        <table:table-row table:style-name="ro1">
          <table:table-cell office:value-type="string" calcext:value-type="string">
            <text:p>WI,55,041,Forest County,H1</text:p>
          </table:table-cell>
          <table:table-cell table:formula="of:=LEFT([.A3069];2)" office:value-type="string" office:string-value="WI" calcext:value-type="string">
            <text:p>WI</text:p>
          </table:table-cell>
          <table:table-cell table:formula="of:=MID([.A3069];4;6)" office:value-type="string" office:string-value="55,041" calcext:value-type="string">
            <text:p>55,041</text:p>
          </table:table-cell>
          <table:table-cell table:formula="of:=MID([.A3069];11;30)" office:value-type="string" office:string-value="Forest County,H1" calcext:value-type="string">
            <text:p>Forest County,H1</text:p>
          </table:table-cell>
          <table:table-cell office:value-type="string" calcext:value-type="string">
            <text:p>Forest County</text:p>
          </table:table-cell>
          <table:table-cell/>
        </table:table-row>
        <table:table-row table:style-name="ro1">
          <table:table-cell office:value-type="string" calcext:value-type="string">
            <text:p>WI,55,043,Grant County,H1</text:p>
          </table:table-cell>
          <table:table-cell table:formula="of:=LEFT([.A3070];2)" office:value-type="string" office:string-value="WI" calcext:value-type="string">
            <text:p>WI</text:p>
          </table:table-cell>
          <table:table-cell table:formula="of:=MID([.A3070];4;6)" office:value-type="string" office:string-value="55,043" calcext:value-type="string">
            <text:p>55,043</text:p>
          </table:table-cell>
          <table:table-cell table:formula="of:=MID([.A3070];11;30)" office:value-type="string" office:string-value="Grant County,H1" calcext:value-type="string">
            <text:p>Grant County,H1</text:p>
          </table:table-cell>
          <table:table-cell office:value-type="string" calcext:value-type="string">
            <text:p>Grant County</text:p>
          </table:table-cell>
          <table:table-cell/>
        </table:table-row>
        <table:table-row table:style-name="ro1">
          <table:table-cell office:value-type="string" calcext:value-type="string">
            <text:p>WI,55,045,Green County,H1</text:p>
          </table:table-cell>
          <table:table-cell table:formula="of:=LEFT([.A3071];2)" office:value-type="string" office:string-value="WI" calcext:value-type="string">
            <text:p>WI</text:p>
          </table:table-cell>
          <table:table-cell table:formula="of:=MID([.A3071];4;6)" office:value-type="string" office:string-value="55,045" calcext:value-type="string">
            <text:p>55,045</text:p>
          </table:table-cell>
          <table:table-cell table:formula="of:=MID([.A3071];11;30)" office:value-type="string" office:string-value="Green County,H1" calcext:value-type="string">
            <text:p>Green County,H1</text:p>
          </table:table-cell>
          <table:table-cell office:value-type="string" calcext:value-type="string">
            <text:p>Green County</text:p>
          </table:table-cell>
          <table:table-cell/>
        </table:table-row>
        <table:table-row table:style-name="ro1">
          <table:table-cell office:value-type="string" calcext:value-type="string">
            <text:p>WI,55,047,Green Lake County,H1</text:p>
          </table:table-cell>
          <table:table-cell table:formula="of:=LEFT([.A3072];2)" office:value-type="string" office:string-value="WI" calcext:value-type="string">
            <text:p>WI</text:p>
          </table:table-cell>
          <table:table-cell table:formula="of:=MID([.A3072];4;6)" office:value-type="string" office:string-value="55,047" calcext:value-type="string">
            <text:p>55,047</text:p>
          </table:table-cell>
          <table:table-cell table:formula="of:=MID([.A3072];11;30)" office:value-type="string" office:string-value="Green Lake County,H1" calcext:value-type="string">
            <text:p>Green Lake County,H1</text:p>
          </table:table-cell>
          <table:table-cell office:value-type="string" calcext:value-type="string">
            <text:p>Green Lake County</text:p>
          </table:table-cell>
          <table:table-cell table:formula="of:=CONCATENATE([.E3072];&quot;, &quot;;[.B3072])" office:value-type="string" office:string-value="Green Lake County, WI" calcext:value-type="string">
            <text:p>Green Lake County, WI</text:p>
          </table:table-cell>
        </table:table-row>
        <table:table-row table:style-name="ro1">
          <table:table-cell office:value-type="string" calcext:value-type="string">
            <text:p>WI,55,049,Iowa County,H1</text:p>
          </table:table-cell>
          <table:table-cell table:formula="of:=LEFT([.A3073];2)" office:value-type="string" office:string-value="WI" calcext:value-type="string">
            <text:p>WI</text:p>
          </table:table-cell>
          <table:table-cell table:formula="of:=MID([.A3073];4;6)" office:value-type="string" office:string-value="55,049" calcext:value-type="string">
            <text:p>55,049</text:p>
          </table:table-cell>
          <table:table-cell table:formula="of:=MID([.A3073];11;30)" office:value-type="string" office:string-value="Iowa County,H1" calcext:value-type="string">
            <text:p>Iowa County,H1</text:p>
          </table:table-cell>
          <table:table-cell office:value-type="string" calcext:value-type="string">
            <text:p>Iowa County</text:p>
          </table:table-cell>
          <table:table-cell/>
        </table:table-row>
        <table:table-row table:style-name="ro1">
          <table:table-cell office:value-type="string" calcext:value-type="string">
            <text:p>WI,55,051,Iron County,H1</text:p>
          </table:table-cell>
          <table:table-cell table:formula="of:=LEFT([.A3074];2)" office:value-type="string" office:string-value="WI" calcext:value-type="string">
            <text:p>WI</text:p>
          </table:table-cell>
          <table:table-cell table:formula="of:=MID([.A3074];4;6)" office:value-type="string" office:string-value="55,051" calcext:value-type="string">
            <text:p>55,051</text:p>
          </table:table-cell>
          <table:table-cell table:formula="of:=MID([.A3074];11;30)" office:value-type="string" office:string-value="Iron County,H1" calcext:value-type="string">
            <text:p>Iron County,H1</text:p>
          </table:table-cell>
          <table:table-cell office:value-type="string" calcext:value-type="string">
            <text:p>Iron County</text:p>
          </table:table-cell>
          <table:table-cell/>
        </table:table-row>
        <table:table-row table:style-name="ro1">
          <table:table-cell office:value-type="string" calcext:value-type="string">
            <text:p>WI,55,053,Jackson County,H1</text:p>
          </table:table-cell>
          <table:table-cell table:formula="of:=LEFT([.A3075];2)" office:value-type="string" office:string-value="WI" calcext:value-type="string">
            <text:p>WI</text:p>
          </table:table-cell>
          <table:table-cell table:formula="of:=MID([.A3075];4;6)" office:value-type="string" office:string-value="55,053" calcext:value-type="string">
            <text:p>55,053</text:p>
          </table:table-cell>
          <table:table-cell table:formula="of:=MID([.A3075];11;30)" office:value-type="string" office:string-value="Jackson County,H1" calcext:value-type="string">
            <text:p>Jackson County,H1</text:p>
          </table:table-cell>
          <table:table-cell office:value-type="string" calcext:value-type="string">
            <text:p>Jackson County</text:p>
          </table:table-cell>
          <table:table-cell/>
        </table:table-row>
        <table:table-row table:style-name="ro1">
          <table:table-cell office:value-type="string" calcext:value-type="string">
            <text:p>WI,55,055,Jefferson County,H1</text:p>
          </table:table-cell>
          <table:table-cell table:formula="of:=LEFT([.A3076];2)" office:value-type="string" office:string-value="WI" calcext:value-type="string">
            <text:p>WI</text:p>
          </table:table-cell>
          <table:table-cell table:formula="of:=MID([.A3076];4;6)" office:value-type="string" office:string-value="55,055" calcext:value-type="string">
            <text:p>55,055</text:p>
          </table:table-cell>
          <table:table-cell table:formula="of:=MID([.A3076];11;30)" office:value-type="string" office:string-value="Jefferson County,H1" calcext:value-type="string">
            <text:p>Jefferson County,H1</text:p>
          </table:table-cell>
          <table:table-cell office:value-type="string" calcext:value-type="string">
            <text:p>Jefferson County</text:p>
          </table:table-cell>
          <table:table-cell/>
        </table:table-row>
        <table:table-row table:style-name="ro1">
          <table:table-cell office:value-type="string" calcext:value-type="string">
            <text:p>WI,55,057,Juneau County,H1</text:p>
          </table:table-cell>
          <table:table-cell table:formula="of:=LEFT([.A3077];2)" office:value-type="string" office:string-value="WI" calcext:value-type="string">
            <text:p>WI</text:p>
          </table:table-cell>
          <table:table-cell table:formula="of:=MID([.A3077];4;6)" office:value-type="string" office:string-value="55,057" calcext:value-type="string">
            <text:p>55,057</text:p>
          </table:table-cell>
          <table:table-cell table:formula="of:=MID([.A3077];11;30)" office:value-type="string" office:string-value="Juneau County,H1" calcext:value-type="string">
            <text:p>Juneau County,H1</text:p>
          </table:table-cell>
          <table:table-cell office:value-type="string" calcext:value-type="string">
            <text:p>Juneau County</text:p>
          </table:table-cell>
          <table:table-cell/>
        </table:table-row>
        <table:table-row table:style-name="ro1">
          <table:table-cell office:value-type="string" calcext:value-type="string">
            <text:p>WI,55,059,Kenosha County,H1</text:p>
          </table:table-cell>
          <table:table-cell table:formula="of:=LEFT([.A3078];2)" office:value-type="string" office:string-value="WI" calcext:value-type="string">
            <text:p>WI</text:p>
          </table:table-cell>
          <table:table-cell table:formula="of:=MID([.A3078];4;6)" office:value-type="string" office:string-value="55,059" calcext:value-type="string">
            <text:p>55,059</text:p>
          </table:table-cell>
          <table:table-cell table:formula="of:=MID([.A3078];11;30)" office:value-type="string" office:string-value="Kenosha County,H1" calcext:value-type="string">
            <text:p>Kenosha County,H1</text:p>
          </table:table-cell>
          <table:table-cell office:value-type="string" calcext:value-type="string">
            <text:p>Kenosha County</text:p>
          </table:table-cell>
          <table:table-cell/>
        </table:table-row>
        <table:table-row table:style-name="ro1">
          <table:table-cell office:value-type="string" calcext:value-type="string">
            <text:p>WI,55,061,Kewaunee County,H1</text:p>
          </table:table-cell>
          <table:table-cell table:formula="of:=LEFT([.A3079];2)" office:value-type="string" office:string-value="WI" calcext:value-type="string">
            <text:p>WI</text:p>
          </table:table-cell>
          <table:table-cell table:formula="of:=MID([.A3079];4;6)" office:value-type="string" office:string-value="55,061" calcext:value-type="string">
            <text:p>55,061</text:p>
          </table:table-cell>
          <table:table-cell table:formula="of:=MID([.A3079];11;30)" office:value-type="string" office:string-value="Kewaunee County,H1" calcext:value-type="string">
            <text:p>Kewaunee County,H1</text:p>
          </table:table-cell>
          <table:table-cell office:value-type="string" calcext:value-type="string">
            <text:p>Kewaunee County</text:p>
          </table:table-cell>
          <table:table-cell/>
        </table:table-row>
        <table:table-row table:style-name="ro1">
          <table:table-cell office:value-type="string" calcext:value-type="string">
            <text:p>WI,55,063,La Crosse County,H1</text:p>
          </table:table-cell>
          <table:table-cell table:formula="of:=LEFT([.A3080];2)" office:value-type="string" office:string-value="WI" calcext:value-type="string">
            <text:p>WI</text:p>
          </table:table-cell>
          <table:table-cell table:formula="of:=MID([.A3080];4;6)" office:value-type="string" office:string-value="55,063" calcext:value-type="string">
            <text:p>55,063</text:p>
          </table:table-cell>
          <table:table-cell table:formula="of:=MID([.A3080];11;30)" office:value-type="string" office:string-value="La Crosse County,H1" calcext:value-type="string">
            <text:p>La Crosse County,H1</text:p>
          </table:table-cell>
          <table:table-cell office:value-type="string" calcext:value-type="string">
            <text:p>La Crosse County</text:p>
          </table:table-cell>
          <table:table-cell/>
        </table:table-row>
        <table:table-row table:style-name="ro1">
          <table:table-cell office:value-type="string" calcext:value-type="string">
            <text:p>WI,55,065,Lafayette County,H1</text:p>
          </table:table-cell>
          <table:table-cell table:formula="of:=LEFT([.A3081];2)" office:value-type="string" office:string-value="WI" calcext:value-type="string">
            <text:p>WI</text:p>
          </table:table-cell>
          <table:table-cell table:formula="of:=MID([.A3081];4;6)" office:value-type="string" office:string-value="55,065" calcext:value-type="string">
            <text:p>55,065</text:p>
          </table:table-cell>
          <table:table-cell table:formula="of:=MID([.A3081];11;30)" office:value-type="string" office:string-value="Lafayette County,H1" calcext:value-type="string">
            <text:p>Lafayette County,H1</text:p>
          </table:table-cell>
          <table:table-cell office:value-type="string" calcext:value-type="string">
            <text:p>Lafayette County</text:p>
          </table:table-cell>
          <table:table-cell/>
        </table:table-row>
        <table:table-row table:style-name="ro1">
          <table:table-cell office:value-type="string" calcext:value-type="string">
            <text:p>WI,55,067,Langlade County,H1</text:p>
          </table:table-cell>
          <table:table-cell table:formula="of:=LEFT([.A3082];2)" office:value-type="string" office:string-value="WI" calcext:value-type="string">
            <text:p>WI</text:p>
          </table:table-cell>
          <table:table-cell table:formula="of:=MID([.A3082];4;6)" office:value-type="string" office:string-value="55,067" calcext:value-type="string">
            <text:p>55,067</text:p>
          </table:table-cell>
          <table:table-cell table:formula="of:=MID([.A3082];11;30)" office:value-type="string" office:string-value="Langlade County,H1" calcext:value-type="string">
            <text:p>Langlade County,H1</text:p>
          </table:table-cell>
          <table:table-cell office:value-type="string" calcext:value-type="string">
            <text:p>Langlade County</text:p>
          </table:table-cell>
          <table:table-cell/>
        </table:table-row>
        <table:table-row table:style-name="ro1">
          <table:table-cell office:value-type="string" calcext:value-type="string">
            <text:p>WI,55,069,Lincoln County,H1</text:p>
          </table:table-cell>
          <table:table-cell table:formula="of:=LEFT([.A3083];2)" office:value-type="string" office:string-value="WI" calcext:value-type="string">
            <text:p>WI</text:p>
          </table:table-cell>
          <table:table-cell table:formula="of:=MID([.A3083];4;6)" office:value-type="string" office:string-value="55,069" calcext:value-type="string">
            <text:p>55,069</text:p>
          </table:table-cell>
          <table:table-cell table:formula="of:=MID([.A3083];11;30)" office:value-type="string" office:string-value="Lincoln County,H1" calcext:value-type="string">
            <text:p>Lincoln County,H1</text:p>
          </table:table-cell>
          <table:table-cell office:value-type="string" calcext:value-type="string">
            <text:p>Lincoln County</text:p>
          </table:table-cell>
          <table:table-cell/>
        </table:table-row>
        <table:table-row table:style-name="ro1">
          <table:table-cell office:value-type="string" calcext:value-type="string">
            <text:p>WI,55,071,Manitowoc County,H1</text:p>
          </table:table-cell>
          <table:table-cell table:formula="of:=LEFT([.A3084];2)" office:value-type="string" office:string-value="WI" calcext:value-type="string">
            <text:p>WI</text:p>
          </table:table-cell>
          <table:table-cell table:formula="of:=MID([.A3084];4;6)" office:value-type="string" office:string-value="55,071" calcext:value-type="string">
            <text:p>55,071</text:p>
          </table:table-cell>
          <table:table-cell table:formula="of:=MID([.A3084];11;30)" office:value-type="string" office:string-value="Manitowoc County,H1" calcext:value-type="string">
            <text:p>Manitowoc County,H1</text:p>
          </table:table-cell>
          <table:table-cell office:value-type="string" calcext:value-type="string">
            <text:p>Manitowoc County</text:p>
          </table:table-cell>
          <table:table-cell/>
        </table:table-row>
        <table:table-row table:style-name="ro1">
          <table:table-cell office:value-type="string" calcext:value-type="string">
            <text:p>WI,55,073,Marathon County,H1</text:p>
          </table:table-cell>
          <table:table-cell table:formula="of:=LEFT([.A3085];2)" office:value-type="string" office:string-value="WI" calcext:value-type="string">
            <text:p>WI</text:p>
          </table:table-cell>
          <table:table-cell table:formula="of:=MID([.A3085];4;6)" office:value-type="string" office:string-value="55,073" calcext:value-type="string">
            <text:p>55,073</text:p>
          </table:table-cell>
          <table:table-cell table:formula="of:=MID([.A3085];11;30)" office:value-type="string" office:string-value="Marathon County,H1" calcext:value-type="string">
            <text:p>Marathon County,H1</text:p>
          </table:table-cell>
          <table:table-cell office:value-type="string" calcext:value-type="string">
            <text:p>Marathon County</text:p>
          </table:table-cell>
          <table:table-cell/>
        </table:table-row>
        <table:table-row table:style-name="ro1">
          <table:table-cell office:value-type="string" calcext:value-type="string">
            <text:p>WI,55,075,Marinette County,H1</text:p>
          </table:table-cell>
          <table:table-cell table:formula="of:=LEFT([.A3086];2)" office:value-type="string" office:string-value="WI" calcext:value-type="string">
            <text:p>WI</text:p>
          </table:table-cell>
          <table:table-cell table:formula="of:=MID([.A3086];4;6)" office:value-type="string" office:string-value="55,075" calcext:value-type="string">
            <text:p>55,075</text:p>
          </table:table-cell>
          <table:table-cell table:formula="of:=MID([.A3086];11;30)" office:value-type="string" office:string-value="Marinette County,H1" calcext:value-type="string">
            <text:p>Marinette County,H1</text:p>
          </table:table-cell>
          <table:table-cell office:value-type="string" calcext:value-type="string">
            <text:p>Marinette County</text:p>
          </table:table-cell>
          <table:table-cell/>
        </table:table-row>
        <table:table-row table:style-name="ro1">
          <table:table-cell office:value-type="string" calcext:value-type="string">
            <text:p>WI,55,077,Marquette County,H1</text:p>
          </table:table-cell>
          <table:table-cell table:formula="of:=LEFT([.A3087];2)" office:value-type="string" office:string-value="WI" calcext:value-type="string">
            <text:p>WI</text:p>
          </table:table-cell>
          <table:table-cell table:formula="of:=MID([.A3087];4;6)" office:value-type="string" office:string-value="55,077" calcext:value-type="string">
            <text:p>55,077</text:p>
          </table:table-cell>
          <table:table-cell table:formula="of:=MID([.A3087];11;30)" office:value-type="string" office:string-value="Marquette County,H1" calcext:value-type="string">
            <text:p>Marquette County,H1</text:p>
          </table:table-cell>
          <table:table-cell office:value-type="string" calcext:value-type="string">
            <text:p>Marquette County</text:p>
          </table:table-cell>
          <table:table-cell/>
        </table:table-row>
        <table:table-row table:style-name="ro1">
          <table:table-cell office:value-type="string" calcext:value-type="string">
            <text:p>WI,55,078,Menominee County,H1</text:p>
          </table:table-cell>
          <table:table-cell table:formula="of:=LEFT([.A3088];2)" office:value-type="string" office:string-value="WI" calcext:value-type="string">
            <text:p>WI</text:p>
          </table:table-cell>
          <table:table-cell table:formula="of:=MID([.A3088];4;6)" office:value-type="string" office:string-value="55,078" calcext:value-type="string">
            <text:p>55,078</text:p>
          </table:table-cell>
          <table:table-cell table:formula="of:=MID([.A3088];11;30)" office:value-type="string" office:string-value="Menominee County,H1" calcext:value-type="string">
            <text:p>Menominee County,H1</text:p>
          </table:table-cell>
          <table:table-cell office:value-type="string" calcext:value-type="string">
            <text:p>Menominee County</text:p>
          </table:table-cell>
          <table:table-cell/>
        </table:table-row>
        <table:table-row table:style-name="ro1">
          <table:table-cell office:value-type="string" calcext:value-type="string">
            <text:p>WI,55,079,Milwaukee County,H1</text:p>
          </table:table-cell>
          <table:table-cell table:formula="of:=LEFT([.A3089];2)" office:value-type="string" office:string-value="WI" calcext:value-type="string">
            <text:p>WI</text:p>
          </table:table-cell>
          <table:table-cell table:formula="of:=MID([.A3089];4;6)" office:value-type="string" office:string-value="55,079" calcext:value-type="string">
            <text:p>55,079</text:p>
          </table:table-cell>
          <table:table-cell table:formula="of:=MID([.A3089];11;30)" office:value-type="string" office:string-value="Milwaukee County,H1" calcext:value-type="string">
            <text:p>Milwaukee County,H1</text:p>
          </table:table-cell>
          <table:table-cell office:value-type="string" calcext:value-type="string">
            <text:p>Milwaukee County</text:p>
          </table:table-cell>
          <table:table-cell/>
        </table:table-row>
        <table:table-row table:style-name="ro1">
          <table:table-cell office:value-type="string" calcext:value-type="string">
            <text:p>WI,55,081,Monroe County,H1</text:p>
          </table:table-cell>
          <table:table-cell table:formula="of:=LEFT([.A3090];2)" office:value-type="string" office:string-value="WI" calcext:value-type="string">
            <text:p>WI</text:p>
          </table:table-cell>
          <table:table-cell table:formula="of:=MID([.A3090];4;6)" office:value-type="string" office:string-value="55,081" calcext:value-type="string">
            <text:p>55,081</text:p>
          </table:table-cell>
          <table:table-cell table:formula="of:=MID([.A3090];11;30)" office:value-type="string" office:string-value="Monroe County,H1" calcext:value-type="string">
            <text:p>Monroe County,H1</text:p>
          </table:table-cell>
          <table:table-cell office:value-type="string" calcext:value-type="string">
            <text:p>Monroe County</text:p>
          </table:table-cell>
          <table:table-cell/>
        </table:table-row>
        <table:table-row table:style-name="ro1">
          <table:table-cell office:value-type="string" calcext:value-type="string">
            <text:p>WI,55,083,Oconto County,H1</text:p>
          </table:table-cell>
          <table:table-cell table:formula="of:=LEFT([.A3091];2)" office:value-type="string" office:string-value="WI" calcext:value-type="string">
            <text:p>WI</text:p>
          </table:table-cell>
          <table:table-cell table:formula="of:=MID([.A3091];4;6)" office:value-type="string" office:string-value="55,083" calcext:value-type="string">
            <text:p>55,083</text:p>
          </table:table-cell>
          <table:table-cell table:formula="of:=MID([.A3091];11;30)" office:value-type="string" office:string-value="Oconto County,H1" calcext:value-type="string">
            <text:p>Oconto County,H1</text:p>
          </table:table-cell>
          <table:table-cell office:value-type="string" calcext:value-type="string">
            <text:p>Oconto County</text:p>
          </table:table-cell>
          <table:table-cell/>
        </table:table-row>
        <table:table-row table:style-name="ro1">
          <table:table-cell office:value-type="string" calcext:value-type="string">
            <text:p>WI,55,085,Oneida County,H1</text:p>
          </table:table-cell>
          <table:table-cell table:formula="of:=LEFT([.A3092];2)" office:value-type="string" office:string-value="WI" calcext:value-type="string">
            <text:p>WI</text:p>
          </table:table-cell>
          <table:table-cell table:formula="of:=MID([.A3092];4;6)" office:value-type="string" office:string-value="55,085" calcext:value-type="string">
            <text:p>55,085</text:p>
          </table:table-cell>
          <table:table-cell table:formula="of:=MID([.A3092];11;30)" office:value-type="string" office:string-value="Oneida County,H1" calcext:value-type="string">
            <text:p>Oneida County,H1</text:p>
          </table:table-cell>
          <table:table-cell office:value-type="string" calcext:value-type="string">
            <text:p>Oneida County</text:p>
          </table:table-cell>
          <table:table-cell/>
        </table:table-row>
        <table:table-row table:style-name="ro1">
          <table:table-cell office:value-type="string" calcext:value-type="string">
            <text:p>WI,55,087,Outagamie County,H1</text:p>
          </table:table-cell>
          <table:table-cell table:formula="of:=LEFT([.A3093];2)" office:value-type="string" office:string-value="WI" calcext:value-type="string">
            <text:p>WI</text:p>
          </table:table-cell>
          <table:table-cell table:formula="of:=MID([.A3093];4;6)" office:value-type="string" office:string-value="55,087" calcext:value-type="string">
            <text:p>55,087</text:p>
          </table:table-cell>
          <table:table-cell table:formula="of:=MID([.A3093];11;30)" office:value-type="string" office:string-value="Outagamie County,H1" calcext:value-type="string">
            <text:p>Outagamie County,H1</text:p>
          </table:table-cell>
          <table:table-cell office:value-type="string" calcext:value-type="string">
            <text:p>Outagamie County</text:p>
          </table:table-cell>
          <table:table-cell/>
        </table:table-row>
        <table:table-row table:style-name="ro1">
          <table:table-cell office:value-type="string" calcext:value-type="string">
            <text:p>WI,55,089,Ozaukee County,H1</text:p>
          </table:table-cell>
          <table:table-cell table:formula="of:=LEFT([.A3094];2)" office:value-type="string" office:string-value="WI" calcext:value-type="string">
            <text:p>WI</text:p>
          </table:table-cell>
          <table:table-cell table:formula="of:=MID([.A3094];4;6)" office:value-type="string" office:string-value="55,089" calcext:value-type="string">
            <text:p>55,089</text:p>
          </table:table-cell>
          <table:table-cell table:formula="of:=MID([.A3094];11;30)" office:value-type="string" office:string-value="Ozaukee County,H1" calcext:value-type="string">
            <text:p>Ozaukee County,H1</text:p>
          </table:table-cell>
          <table:table-cell office:value-type="string" calcext:value-type="string">
            <text:p>Ozaukee County</text:p>
          </table:table-cell>
          <table:table-cell/>
        </table:table-row>
        <table:table-row table:style-name="ro1">
          <table:table-cell office:value-type="string" calcext:value-type="string">
            <text:p>WI,55,091,Pepin County,H1</text:p>
          </table:table-cell>
          <table:table-cell table:formula="of:=LEFT([.A3095];2)" office:value-type="string" office:string-value="WI" calcext:value-type="string">
            <text:p>WI</text:p>
          </table:table-cell>
          <table:table-cell table:formula="of:=MID([.A3095];4;6)" office:value-type="string" office:string-value="55,091" calcext:value-type="string">
            <text:p>55,091</text:p>
          </table:table-cell>
          <table:table-cell table:formula="of:=MID([.A3095];11;30)" office:value-type="string" office:string-value="Pepin County,H1" calcext:value-type="string">
            <text:p>Pepin County,H1</text:p>
          </table:table-cell>
          <table:table-cell office:value-type="string" calcext:value-type="string">
            <text:p>Pepin County</text:p>
          </table:table-cell>
          <table:table-cell/>
        </table:table-row>
        <table:table-row table:style-name="ro1">
          <table:table-cell office:value-type="string" calcext:value-type="string">
            <text:p>WI,55,093,Pierce County,H1</text:p>
          </table:table-cell>
          <table:table-cell table:formula="of:=LEFT([.A3096];2)" office:value-type="string" office:string-value="WI" calcext:value-type="string">
            <text:p>WI</text:p>
          </table:table-cell>
          <table:table-cell table:formula="of:=MID([.A3096];4;6)" office:value-type="string" office:string-value="55,093" calcext:value-type="string">
            <text:p>55,093</text:p>
          </table:table-cell>
          <table:table-cell table:formula="of:=MID([.A3096];11;30)" office:value-type="string" office:string-value="Pierce County,H1" calcext:value-type="string">
            <text:p>Pierce County,H1</text:p>
          </table:table-cell>
          <table:table-cell office:value-type="string" calcext:value-type="string">
            <text:p>Pierce County</text:p>
          </table:table-cell>
          <table:table-cell/>
        </table:table-row>
        <table:table-row table:style-name="ro1">
          <table:table-cell office:value-type="string" calcext:value-type="string">
            <text:p>WI,55,095,Polk County,H1</text:p>
          </table:table-cell>
          <table:table-cell table:formula="of:=LEFT([.A3097];2)" office:value-type="string" office:string-value="WI" calcext:value-type="string">
            <text:p>WI</text:p>
          </table:table-cell>
          <table:table-cell table:formula="of:=MID([.A3097];4;6)" office:value-type="string" office:string-value="55,095" calcext:value-type="string">
            <text:p>55,095</text:p>
          </table:table-cell>
          <table:table-cell table:formula="of:=MID([.A3097];11;30)" office:value-type="string" office:string-value="Polk County,H1" calcext:value-type="string">
            <text:p>Polk County,H1</text:p>
          </table:table-cell>
          <table:table-cell office:value-type="string" calcext:value-type="string">
            <text:p>Polk County</text:p>
          </table:table-cell>
          <table:table-cell/>
        </table:table-row>
        <table:table-row table:style-name="ro1">
          <table:table-cell office:value-type="string" calcext:value-type="string">
            <text:p>WI,55,097,Portage County,H1</text:p>
          </table:table-cell>
          <table:table-cell table:formula="of:=LEFT([.A3098];2)" office:value-type="string" office:string-value="WI" calcext:value-type="string">
            <text:p>WI</text:p>
          </table:table-cell>
          <table:table-cell table:formula="of:=MID([.A3098];4;6)" office:value-type="string" office:string-value="55,097" calcext:value-type="string">
            <text:p>55,097</text:p>
          </table:table-cell>
          <table:table-cell table:formula="of:=MID([.A3098];11;30)" office:value-type="string" office:string-value="Portage County,H1" calcext:value-type="string">
            <text:p>Portage County,H1</text:p>
          </table:table-cell>
          <table:table-cell office:value-type="string" calcext:value-type="string">
            <text:p>Portage County</text:p>
          </table:table-cell>
          <table:table-cell/>
        </table:table-row>
        <table:table-row table:style-name="ro1">
          <table:table-cell office:value-type="string" calcext:value-type="string">
            <text:p>WI,55,099,Price County,H1</text:p>
          </table:table-cell>
          <table:table-cell table:formula="of:=LEFT([.A3099];2)" office:value-type="string" office:string-value="WI" calcext:value-type="string">
            <text:p>WI</text:p>
          </table:table-cell>
          <table:table-cell table:formula="of:=MID([.A3099];4;6)" office:value-type="string" office:string-value="55,099" calcext:value-type="string">
            <text:p>55,099</text:p>
          </table:table-cell>
          <table:table-cell table:formula="of:=MID([.A3099];11;30)" office:value-type="string" office:string-value="Price County,H1" calcext:value-type="string">
            <text:p>Price County,H1</text:p>
          </table:table-cell>
          <table:table-cell office:value-type="string" calcext:value-type="string">
            <text:p>Price County</text:p>
          </table:table-cell>
          <table:table-cell/>
        </table:table-row>
        <table:table-row table:style-name="ro1">
          <table:table-cell office:value-type="string" calcext:value-type="string">
            <text:p>WI,55,101,Racine County,H1</text:p>
          </table:table-cell>
          <table:table-cell table:formula="of:=LEFT([.A3100];2)" office:value-type="string" office:string-value="WI" calcext:value-type="string">
            <text:p>WI</text:p>
          </table:table-cell>
          <table:table-cell table:formula="of:=MID([.A3100];4;6)" office:value-type="string" office:string-value="55,101" calcext:value-type="string">
            <text:p>55,101</text:p>
          </table:table-cell>
          <table:table-cell table:formula="of:=MID([.A3100];11;30)" office:value-type="string" office:string-value="Racine County,H1" calcext:value-type="string">
            <text:p>Racine County,H1</text:p>
          </table:table-cell>
          <table:table-cell office:value-type="string" calcext:value-type="string">
            <text:p>Racine County</text:p>
          </table:table-cell>
          <table:table-cell/>
        </table:table-row>
        <table:table-row table:style-name="ro1">
          <table:table-cell office:value-type="string" calcext:value-type="string">
            <text:p>WI,55,103,Richland County,H1</text:p>
          </table:table-cell>
          <table:table-cell table:formula="of:=LEFT([.A3101];2)" office:value-type="string" office:string-value="WI" calcext:value-type="string">
            <text:p>WI</text:p>
          </table:table-cell>
          <table:table-cell table:formula="of:=MID([.A3101];4;6)" office:value-type="string" office:string-value="55,103" calcext:value-type="string">
            <text:p>55,103</text:p>
          </table:table-cell>
          <table:table-cell table:formula="of:=MID([.A3101];11;30)" office:value-type="string" office:string-value="Richland County,H1" calcext:value-type="string">
            <text:p>Richland County,H1</text:p>
          </table:table-cell>
          <table:table-cell office:value-type="string" calcext:value-type="string">
            <text:p>Richland County</text:p>
          </table:table-cell>
          <table:table-cell/>
        </table:table-row>
        <table:table-row table:style-name="ro1">
          <table:table-cell office:value-type="string" calcext:value-type="string">
            <text:p>WI,55,105,Rock County,H1</text:p>
          </table:table-cell>
          <table:table-cell table:formula="of:=LEFT([.A3102];2)" office:value-type="string" office:string-value="WI" calcext:value-type="string">
            <text:p>WI</text:p>
          </table:table-cell>
          <table:table-cell table:formula="of:=MID([.A3102];4;6)" office:value-type="string" office:string-value="55,105" calcext:value-type="string">
            <text:p>55,105</text:p>
          </table:table-cell>
          <table:table-cell table:formula="of:=MID([.A3102];11;30)" office:value-type="string" office:string-value="Rock County,H1" calcext:value-type="string">
            <text:p>Rock County,H1</text:p>
          </table:table-cell>
          <table:table-cell office:value-type="string" calcext:value-type="string">
            <text:p>Rock County</text:p>
          </table:table-cell>
          <table:table-cell/>
        </table:table-row>
        <table:table-row table:style-name="ro1">
          <table:table-cell office:value-type="string" calcext:value-type="string">
            <text:p>WI,55,107,Rusk County,H1</text:p>
          </table:table-cell>
          <table:table-cell table:formula="of:=LEFT([.A3103];2)" office:value-type="string" office:string-value="WI" calcext:value-type="string">
            <text:p>WI</text:p>
          </table:table-cell>
          <table:table-cell table:formula="of:=MID([.A3103];4;6)" office:value-type="string" office:string-value="55,107" calcext:value-type="string">
            <text:p>55,107</text:p>
          </table:table-cell>
          <table:table-cell table:formula="of:=MID([.A3103];11;30)" office:value-type="string" office:string-value="Rusk County,H1" calcext:value-type="string">
            <text:p>Rusk County,H1</text:p>
          </table:table-cell>
          <table:table-cell office:value-type="string" calcext:value-type="string">
            <text:p>Rusk County</text:p>
          </table:table-cell>
          <table:table-cell/>
        </table:table-row>
        <table:table-row table:style-name="ro1">
          <table:table-cell office:value-type="string" calcext:value-type="string">
            <text:p>WI,55,109,St. Croix County,H1</text:p>
          </table:table-cell>
          <table:table-cell table:formula="of:=LEFT([.A3104];2)" office:value-type="string" office:string-value="WI" calcext:value-type="string">
            <text:p>WI</text:p>
          </table:table-cell>
          <table:table-cell table:formula="of:=MID([.A3104];4;6)" office:value-type="string" office:string-value="55,109" calcext:value-type="string">
            <text:p>55,109</text:p>
          </table:table-cell>
          <table:table-cell table:formula="of:=MID([.A3104];11;30)" office:value-type="string" office:string-value="St. Croix County,H1" calcext:value-type="string">
            <text:p>St. Croix County,H1</text:p>
          </table:table-cell>
          <table:table-cell office:value-type="string" calcext:value-type="string">
            <text:p>St. Croix County</text:p>
          </table:table-cell>
          <table:table-cell/>
        </table:table-row>
        <table:table-row table:style-name="ro1">
          <table:table-cell office:value-type="string" calcext:value-type="string">
            <text:p>WI,55,111,Sauk County,H1</text:p>
          </table:table-cell>
          <table:table-cell table:formula="of:=LEFT([.A3105];2)" office:value-type="string" office:string-value="WI" calcext:value-type="string">
            <text:p>WI</text:p>
          </table:table-cell>
          <table:table-cell table:formula="of:=MID([.A3105];4;6)" office:value-type="string" office:string-value="55,111" calcext:value-type="string">
            <text:p>55,111</text:p>
          </table:table-cell>
          <table:table-cell table:formula="of:=MID([.A3105];11;30)" office:value-type="string" office:string-value="Sauk County,H1" calcext:value-type="string">
            <text:p>Sauk County,H1</text:p>
          </table:table-cell>
          <table:table-cell office:value-type="string" calcext:value-type="string">
            <text:p>Sauk County</text:p>
          </table:table-cell>
          <table:table-cell/>
        </table:table-row>
        <table:table-row table:style-name="ro1">
          <table:table-cell office:value-type="string" calcext:value-type="string">
            <text:p>WI,55,113,Sawyer County,H1</text:p>
          </table:table-cell>
          <table:table-cell table:formula="of:=LEFT([.A3106];2)" office:value-type="string" office:string-value="WI" calcext:value-type="string">
            <text:p>WI</text:p>
          </table:table-cell>
          <table:table-cell table:formula="of:=MID([.A3106];4;6)" office:value-type="string" office:string-value="55,113" calcext:value-type="string">
            <text:p>55,113</text:p>
          </table:table-cell>
          <table:table-cell table:formula="of:=MID([.A3106];11;30)" office:value-type="string" office:string-value="Sawyer County,H1" calcext:value-type="string">
            <text:p>Sawyer County,H1</text:p>
          </table:table-cell>
          <table:table-cell office:value-type="string" calcext:value-type="string">
            <text:p>Sawyer County</text:p>
          </table:table-cell>
          <table:table-cell/>
        </table:table-row>
        <table:table-row table:style-name="ro1">
          <table:table-cell office:value-type="string" calcext:value-type="string">
            <text:p>WI,55,115,Shawano County,H1</text:p>
          </table:table-cell>
          <table:table-cell table:formula="of:=LEFT([.A3107];2)" office:value-type="string" office:string-value="WI" calcext:value-type="string">
            <text:p>WI</text:p>
          </table:table-cell>
          <table:table-cell table:formula="of:=MID([.A3107];4;6)" office:value-type="string" office:string-value="55,115" calcext:value-type="string">
            <text:p>55,115</text:p>
          </table:table-cell>
          <table:table-cell table:formula="of:=MID([.A3107];11;30)" office:value-type="string" office:string-value="Shawano County,H1" calcext:value-type="string">
            <text:p>Shawano County,H1</text:p>
          </table:table-cell>
          <table:table-cell office:value-type="string" calcext:value-type="string">
            <text:p>Shawano County</text:p>
          </table:table-cell>
          <table:table-cell/>
        </table:table-row>
        <table:table-row table:style-name="ro1">
          <table:table-cell office:value-type="string" calcext:value-type="string">
            <text:p>WI,55,117,Sheboygan County,H1</text:p>
          </table:table-cell>
          <table:table-cell table:formula="of:=LEFT([.A3108];2)" office:value-type="string" office:string-value="WI" calcext:value-type="string">
            <text:p>WI</text:p>
          </table:table-cell>
          <table:table-cell table:formula="of:=MID([.A3108];4;6)" office:value-type="string" office:string-value="55,117" calcext:value-type="string">
            <text:p>55,117</text:p>
          </table:table-cell>
          <table:table-cell table:formula="of:=MID([.A3108];11;30)" office:value-type="string" office:string-value="Sheboygan County,H1" calcext:value-type="string">
            <text:p>Sheboygan County,H1</text:p>
          </table:table-cell>
          <table:table-cell office:value-type="string" calcext:value-type="string">
            <text:p>Sheboygan County</text:p>
          </table:table-cell>
          <table:table-cell/>
        </table:table-row>
        <table:table-row table:style-name="ro1">
          <table:table-cell office:value-type="string" calcext:value-type="string">
            <text:p>WI,55,119,Taylor County,H1</text:p>
          </table:table-cell>
          <table:table-cell table:formula="of:=LEFT([.A3109];2)" office:value-type="string" office:string-value="WI" calcext:value-type="string">
            <text:p>WI</text:p>
          </table:table-cell>
          <table:table-cell table:formula="of:=MID([.A3109];4;6)" office:value-type="string" office:string-value="55,119" calcext:value-type="string">
            <text:p>55,119</text:p>
          </table:table-cell>
          <table:table-cell table:formula="of:=MID([.A3109];11;30)" office:value-type="string" office:string-value="Taylor County,H1" calcext:value-type="string">
            <text:p>Taylor County,H1</text:p>
          </table:table-cell>
          <table:table-cell office:value-type="string" calcext:value-type="string">
            <text:p>Taylor County</text:p>
          </table:table-cell>
          <table:table-cell/>
        </table:table-row>
        <table:table-row table:style-name="ro2">
          <table:table-cell office:value-type="string" calcext:value-type="string">
            <text:p>WI,55,121,Trempealeau County,H1</text:p>
          </table:table-cell>
          <table:table-cell table:formula="of:=LEFT([.A3110];2)" office:value-type="string" office:string-value="WI" calcext:value-type="string">
            <text:p>WI</text:p>
          </table:table-cell>
          <table:table-cell table:formula="of:=MID([.A3110];4;6)" office:value-type="string" office:string-value="55,121" calcext:value-type="string">
            <text:p>55,121</text:p>
          </table:table-cell>
          <table:table-cell table:formula="of:=MID([.A3110];11;30)" office:value-type="string" office:string-value="Trempealeau County,H1" calcext:value-type="string">
            <text:p>Trempealeau County,H1</text:p>
          </table:table-cell>
          <table:table-cell office:value-type="string" calcext:value-type="string">
            <text:p>Trempealeau County</text:p>
          </table:table-cell>
          <table:table-cell/>
        </table:table-row>
        <table:table-row table:style-name="ro1">
          <table:table-cell office:value-type="string" calcext:value-type="string">
            <text:p>WI,55,123,Vernon County,H1</text:p>
          </table:table-cell>
          <table:table-cell table:formula="of:=LEFT([.A3111];2)" office:value-type="string" office:string-value="WI" calcext:value-type="string">
            <text:p>WI</text:p>
          </table:table-cell>
          <table:table-cell table:formula="of:=MID([.A3111];4;6)" office:value-type="string" office:string-value="55,123" calcext:value-type="string">
            <text:p>55,123</text:p>
          </table:table-cell>
          <table:table-cell table:formula="of:=MID([.A3111];11;30)" office:value-type="string" office:string-value="Vernon County,H1" calcext:value-type="string">
            <text:p>Vernon County,H1</text:p>
          </table:table-cell>
          <table:table-cell office:value-type="string" calcext:value-type="string">
            <text:p>Vernon County</text:p>
          </table:table-cell>
          <table:table-cell/>
        </table:table-row>
        <table:table-row table:style-name="ro1">
          <table:table-cell office:value-type="string" calcext:value-type="string">
            <text:p>WI,55,125,Vilas County,H1</text:p>
          </table:table-cell>
          <table:table-cell table:formula="of:=LEFT([.A3112];2)" office:value-type="string" office:string-value="WI" calcext:value-type="string">
            <text:p>WI</text:p>
          </table:table-cell>
          <table:table-cell table:formula="of:=MID([.A3112];4;6)" office:value-type="string" office:string-value="55,125" calcext:value-type="string">
            <text:p>55,125</text:p>
          </table:table-cell>
          <table:table-cell table:formula="of:=MID([.A3112];11;30)" office:value-type="string" office:string-value="Vilas County,H1" calcext:value-type="string">
            <text:p>Vilas County,H1</text:p>
          </table:table-cell>
          <table:table-cell office:value-type="string" calcext:value-type="string">
            <text:p>Vilas County</text:p>
          </table:table-cell>
          <table:table-cell/>
        </table:table-row>
        <table:table-row table:style-name="ro1">
          <table:table-cell office:value-type="string" calcext:value-type="string">
            <text:p>WI,55,127,Walworth County,H1</text:p>
          </table:table-cell>
          <table:table-cell table:formula="of:=LEFT([.A3113];2)" office:value-type="string" office:string-value="WI" calcext:value-type="string">
            <text:p>WI</text:p>
          </table:table-cell>
          <table:table-cell table:formula="of:=MID([.A3113];4;6)" office:value-type="string" office:string-value="55,127" calcext:value-type="string">
            <text:p>55,127</text:p>
          </table:table-cell>
          <table:table-cell table:formula="of:=MID([.A3113];11;30)" office:value-type="string" office:string-value="Walworth County,H1" calcext:value-type="string">
            <text:p>Walworth County,H1</text:p>
          </table:table-cell>
          <table:table-cell office:value-type="string" calcext:value-type="string">
            <text:p>Walworth County</text:p>
          </table:table-cell>
          <table:table-cell/>
        </table:table-row>
        <table:table-row table:style-name="ro1">
          <table:table-cell office:value-type="string" calcext:value-type="string">
            <text:p>WI,55,129,Washburn County,H1</text:p>
          </table:table-cell>
          <table:table-cell table:formula="of:=LEFT([.A3114];2)" office:value-type="string" office:string-value="WI" calcext:value-type="string">
            <text:p>WI</text:p>
          </table:table-cell>
          <table:table-cell table:formula="of:=MID([.A3114];4;6)" office:value-type="string" office:string-value="55,129" calcext:value-type="string">
            <text:p>55,129</text:p>
          </table:table-cell>
          <table:table-cell table:formula="of:=MID([.A3114];11;30)" office:value-type="string" office:string-value="Washburn County,H1" calcext:value-type="string">
            <text:p>Washburn County,H1</text:p>
          </table:table-cell>
          <table:table-cell office:value-type="string" calcext:value-type="string">
            <text:p>Washburn County</text:p>
          </table:table-cell>
          <table:table-cell/>
        </table:table-row>
        <table:table-row table:style-name="ro1">
          <table:table-cell office:value-type="string" calcext:value-type="string">
            <text:p>WI,55,131,Washington County,H1</text:p>
          </table:table-cell>
          <table:table-cell table:formula="of:=LEFT([.A3115];2)" office:value-type="string" office:string-value="WI" calcext:value-type="string">
            <text:p>WI</text:p>
          </table:table-cell>
          <table:table-cell table:formula="of:=MID([.A3115];4;6)" office:value-type="string" office:string-value="55,131" calcext:value-type="string">
            <text:p>55,131</text:p>
          </table:table-cell>
          <table:table-cell table:formula="of:=MID([.A3115];11;30)" office:value-type="string" office:string-value="Washington County,H1" calcext:value-type="string">
            <text:p>Washington County,H1</text:p>
          </table:table-cell>
          <table:table-cell office:value-type="string" calcext:value-type="string">
            <text:p>Washington County</text:p>
          </table:table-cell>
          <table:table-cell/>
        </table:table-row>
        <table:table-row table:style-name="ro1">
          <table:table-cell office:value-type="string" calcext:value-type="string">
            <text:p>WI,55,133,Waukesha County,H1</text:p>
          </table:table-cell>
          <table:table-cell table:formula="of:=LEFT([.A3116];2)" office:value-type="string" office:string-value="WI" calcext:value-type="string">
            <text:p>WI</text:p>
          </table:table-cell>
          <table:table-cell table:formula="of:=MID([.A3116];4;6)" office:value-type="string" office:string-value="55,133" calcext:value-type="string">
            <text:p>55,133</text:p>
          </table:table-cell>
          <table:table-cell table:formula="of:=MID([.A3116];11;30)" office:value-type="string" office:string-value="Waukesha County,H1" calcext:value-type="string">
            <text:p>Waukesha County,H1</text:p>
          </table:table-cell>
          <table:table-cell office:value-type="string" calcext:value-type="string">
            <text:p>Waukesha County</text:p>
          </table:table-cell>
          <table:table-cell/>
        </table:table-row>
        <table:table-row table:style-name="ro1">
          <table:table-cell office:value-type="string" calcext:value-type="string">
            <text:p>WI,55,135,Waupaca County,H1</text:p>
          </table:table-cell>
          <table:table-cell table:formula="of:=LEFT([.A3117];2)" office:value-type="string" office:string-value="WI" calcext:value-type="string">
            <text:p>WI</text:p>
          </table:table-cell>
          <table:table-cell table:formula="of:=MID([.A3117];4;6)" office:value-type="string" office:string-value="55,135" calcext:value-type="string">
            <text:p>55,135</text:p>
          </table:table-cell>
          <table:table-cell table:formula="of:=MID([.A3117];11;30)" office:value-type="string" office:string-value="Waupaca County,H1" calcext:value-type="string">
            <text:p>Waupaca County,H1</text:p>
          </table:table-cell>
          <table:table-cell office:value-type="string" calcext:value-type="string">
            <text:p>Waupaca County</text:p>
          </table:table-cell>
          <table:table-cell/>
        </table:table-row>
        <table:table-row table:style-name="ro1">
          <table:table-cell office:value-type="string" calcext:value-type="string">
            <text:p>WI,55,137,Waushara County,H1</text:p>
          </table:table-cell>
          <table:table-cell table:formula="of:=LEFT([.A3118];2)" office:value-type="string" office:string-value="WI" calcext:value-type="string">
            <text:p>WI</text:p>
          </table:table-cell>
          <table:table-cell table:formula="of:=MID([.A3118];4;6)" office:value-type="string" office:string-value="55,137" calcext:value-type="string">
            <text:p>55,137</text:p>
          </table:table-cell>
          <table:table-cell table:formula="of:=MID([.A3118];11;30)" office:value-type="string" office:string-value="Waushara County,H1" calcext:value-type="string">
            <text:p>Waushara County,H1</text:p>
          </table:table-cell>
          <table:table-cell office:value-type="string" calcext:value-type="string">
            <text:p>Waushara County</text:p>
          </table:table-cell>
          <table:table-cell/>
        </table:table-row>
        <table:table-row table:style-name="ro1">
          <table:table-cell office:value-type="string" calcext:value-type="string">
            <text:p>WI,55,139,Winnebago County,H1</text:p>
          </table:table-cell>
          <table:table-cell table:formula="of:=LEFT([.A3119];2)" office:value-type="string" office:string-value="WI" calcext:value-type="string">
            <text:p>WI</text:p>
          </table:table-cell>
          <table:table-cell table:formula="of:=MID([.A3119];4;6)" office:value-type="string" office:string-value="55,139" calcext:value-type="string">
            <text:p>55,139</text:p>
          </table:table-cell>
          <table:table-cell table:formula="of:=MID([.A3119];11;30)" office:value-type="string" office:string-value="Winnebago County,H1" calcext:value-type="string">
            <text:p>Winnebago County,H1</text:p>
          </table:table-cell>
          <table:table-cell office:value-type="string" calcext:value-type="string">
            <text:p>Winnebago County</text:p>
          </table:table-cell>
          <table:table-cell/>
        </table:table-row>
        <table:table-row table:style-name="ro1">
          <table:table-cell office:value-type="string" calcext:value-type="string">
            <text:p>WI,55,141,Wood County,H1</text:p>
          </table:table-cell>
          <table:table-cell table:formula="of:=LEFT([.A3120];2)" office:value-type="string" office:string-value="WI" calcext:value-type="string">
            <text:p>WI</text:p>
          </table:table-cell>
          <table:table-cell table:formula="of:=MID([.A3120];4;6)" office:value-type="string" office:string-value="55,141" calcext:value-type="string">
            <text:p>55,141</text:p>
          </table:table-cell>
          <table:table-cell table:formula="of:=MID([.A3120];11;30)" office:value-type="string" office:string-value="Wood County,H1" calcext:value-type="string">
            <text:p>Wood County,H1</text:p>
          </table:table-cell>
          <table:table-cell office:value-type="string" calcext:value-type="string">
            <text:p>Wood County</text:p>
          </table:table-cell>
          <table:table-cell/>
        </table:table-row>
        <table:table-row table:style-name="ro1">
          <table:table-cell office:value-type="string" calcext:value-type="string">
            <text:p>WY,56,001,Albany County,H1</text:p>
          </table:table-cell>
          <table:table-cell table:formula="of:=LEFT([.A3121];2)" office:value-type="string" office:string-value="WY" calcext:value-type="string">
            <text:p>WY</text:p>
          </table:table-cell>
          <table:table-cell table:formula="of:=MID([.A3121];4;6)" office:value-type="string" office:string-value="56,001" calcext:value-type="string">
            <text:p>56,001</text:p>
          </table:table-cell>
          <table:table-cell table:formula="of:=MID([.A3121];11;30)" office:value-type="string" office:string-value="Albany County,H1" calcext:value-type="string">
            <text:p>Albany County,H1</text:p>
          </table:table-cell>
          <table:table-cell office:value-type="string" calcext:value-type="string">
            <text:p>Albany County</text:p>
          </table:table-cell>
          <table:table-cell/>
        </table:table-row>
        <table:table-row table:style-name="ro1">
          <table:table-cell office:value-type="string" calcext:value-type="string">
            <text:p>WY,56,003,Big Horn County,H1</text:p>
          </table:table-cell>
          <table:table-cell table:formula="of:=LEFT([.A3122];2)" office:value-type="string" office:string-value="WY" calcext:value-type="string">
            <text:p>WY</text:p>
          </table:table-cell>
          <table:table-cell table:formula="of:=MID([.A3122];4;6)" office:value-type="string" office:string-value="56,003" calcext:value-type="string">
            <text:p>56,003</text:p>
          </table:table-cell>
          <table:table-cell table:formula="of:=MID([.A3122];11;30)" office:value-type="string" office:string-value="Big Horn County,H1" calcext:value-type="string">
            <text:p>Big Horn County,H1</text:p>
          </table:table-cell>
          <table:table-cell office:value-type="string" calcext:value-type="string">
            <text:p>Big Horn County</text:p>
          </table:table-cell>
          <table:table-cell/>
        </table:table-row>
        <table:table-row table:style-name="ro1">
          <table:table-cell office:value-type="string" calcext:value-type="string">
            <text:p>WY,56,005,Campbell County,H1</text:p>
          </table:table-cell>
          <table:table-cell table:formula="of:=LEFT([.A3123];2)" office:value-type="string" office:string-value="WY" calcext:value-type="string">
            <text:p>WY</text:p>
          </table:table-cell>
          <table:table-cell table:formula="of:=MID([.A3123];4;6)" office:value-type="string" office:string-value="56,005" calcext:value-type="string">
            <text:p>56,005</text:p>
          </table:table-cell>
          <table:table-cell table:formula="of:=MID([.A3123];11;30)" office:value-type="string" office:string-value="Campbell County,H1" calcext:value-type="string">
            <text:p>Campbell County,H1</text:p>
          </table:table-cell>
          <table:table-cell office:value-type="string" calcext:value-type="string">
            <text:p>Campbell County</text:p>
          </table:table-cell>
          <table:table-cell/>
        </table:table-row>
        <table:table-row table:style-name="ro1">
          <table:table-cell office:value-type="string" calcext:value-type="string">
            <text:p>WY,56,007,Carbon County,H1</text:p>
          </table:table-cell>
          <table:table-cell table:formula="of:=LEFT([.A3124];2)" office:value-type="string" office:string-value="WY" calcext:value-type="string">
            <text:p>WY</text:p>
          </table:table-cell>
          <table:table-cell table:formula="of:=MID([.A3124];4;6)" office:value-type="string" office:string-value="56,007" calcext:value-type="string">
            <text:p>56,007</text:p>
          </table:table-cell>
          <table:table-cell table:formula="of:=MID([.A3124];11;30)" office:value-type="string" office:string-value="Carbon County,H1" calcext:value-type="string">
            <text:p>Carbon County,H1</text:p>
          </table:table-cell>
          <table:table-cell office:value-type="string" calcext:value-type="string">
            <text:p>Carbon County</text:p>
          </table:table-cell>
          <table:table-cell/>
        </table:table-row>
        <table:table-row table:style-name="ro1">
          <table:table-cell office:value-type="string" calcext:value-type="string">
            <text:p>WY,56,009,Converse County,H1</text:p>
          </table:table-cell>
          <table:table-cell table:formula="of:=LEFT([.A3125];2)" office:value-type="string" office:string-value="WY" calcext:value-type="string">
            <text:p>WY</text:p>
          </table:table-cell>
          <table:table-cell table:formula="of:=MID([.A3125];4;6)" office:value-type="string" office:string-value="56,009" calcext:value-type="string">
            <text:p>56,009</text:p>
          </table:table-cell>
          <table:table-cell table:formula="of:=MID([.A3125];11;30)" office:value-type="string" office:string-value="Converse County,H1" calcext:value-type="string">
            <text:p>Converse County,H1</text:p>
          </table:table-cell>
          <table:table-cell office:value-type="string" calcext:value-type="string">
            <text:p>Converse County</text:p>
          </table:table-cell>
          <table:table-cell/>
        </table:table-row>
        <table:table-row table:style-name="ro1">
          <table:table-cell office:value-type="string" calcext:value-type="string">
            <text:p>WY,56,011,Crook County,H1</text:p>
          </table:table-cell>
          <table:table-cell table:formula="of:=LEFT([.A3126];2)" office:value-type="string" office:string-value="WY" calcext:value-type="string">
            <text:p>WY</text:p>
          </table:table-cell>
          <table:table-cell table:formula="of:=MID([.A3126];4;6)" office:value-type="string" office:string-value="56,011" calcext:value-type="string">
            <text:p>56,011</text:p>
          </table:table-cell>
          <table:table-cell table:formula="of:=MID([.A3126];11;30)" office:value-type="string" office:string-value="Crook County,H1" calcext:value-type="string">
            <text:p>Crook County,H1</text:p>
          </table:table-cell>
          <table:table-cell office:value-type="string" calcext:value-type="string">
            <text:p>Crook County</text:p>
          </table:table-cell>
          <table:table-cell/>
        </table:table-row>
        <table:table-row table:style-name="ro1">
          <table:table-cell office:value-type="string" calcext:value-type="string">
            <text:p>WY,56,013,Fremont County,H1</text:p>
          </table:table-cell>
          <table:table-cell table:formula="of:=LEFT([.A3127];2)" office:value-type="string" office:string-value="WY" calcext:value-type="string">
            <text:p>WY</text:p>
          </table:table-cell>
          <table:table-cell table:formula="of:=MID([.A3127];4;6)" office:value-type="string" office:string-value="56,013" calcext:value-type="string">
            <text:p>56,013</text:p>
          </table:table-cell>
          <table:table-cell table:formula="of:=MID([.A3127];11;30)" office:value-type="string" office:string-value="Fremont County,H1" calcext:value-type="string">
            <text:p>Fremont County,H1</text:p>
          </table:table-cell>
          <table:table-cell office:value-type="string" calcext:value-type="string">
            <text:p>Fremont County</text:p>
          </table:table-cell>
          <table:table-cell/>
        </table:table-row>
        <table:table-row table:style-name="ro1">
          <table:table-cell office:value-type="string" calcext:value-type="string">
            <text:p>WY,56,015,Goshen County,H1</text:p>
          </table:table-cell>
          <table:table-cell table:formula="of:=LEFT([.A3128];2)" office:value-type="string" office:string-value="WY" calcext:value-type="string">
            <text:p>WY</text:p>
          </table:table-cell>
          <table:table-cell table:formula="of:=MID([.A3128];4;6)" office:value-type="string" office:string-value="56,015" calcext:value-type="string">
            <text:p>56,015</text:p>
          </table:table-cell>
          <table:table-cell table:formula="of:=MID([.A3128];11;30)" office:value-type="string" office:string-value="Goshen County,H1" calcext:value-type="string">
            <text:p>Goshen County,H1</text:p>
          </table:table-cell>
          <table:table-cell office:value-type="string" calcext:value-type="string">
            <text:p>Goshen County</text:p>
          </table:table-cell>
          <table:table-cell/>
        </table:table-row>
        <table:table-row table:style-name="ro2">
          <table:table-cell office:value-type="string" calcext:value-type="string">
            <text:p>WY,56,017,Hot Springs County,H1</text:p>
          </table:table-cell>
          <table:table-cell table:formula="of:=LEFT([.A3129];2)" office:value-type="string" office:string-value="WY" calcext:value-type="string">
            <text:p>WY</text:p>
          </table:table-cell>
          <table:table-cell table:formula="of:=MID([.A3129];4;6)" office:value-type="string" office:string-value="56,017" calcext:value-type="string">
            <text:p>56,017</text:p>
          </table:table-cell>
          <table:table-cell table:formula="of:=MID([.A3129];11;30)" office:value-type="string" office:string-value="Hot Springs County,H1" calcext:value-type="string">
            <text:p>Hot Springs County,H1</text:p>
          </table:table-cell>
          <table:table-cell office:value-type="string" calcext:value-type="string">
            <text:p>Hot Springs County</text:p>
          </table:table-cell>
          <table:table-cell/>
        </table:table-row>
        <table:table-row table:style-name="ro1">
          <table:table-cell office:value-type="string" calcext:value-type="string">
            <text:p>WY,56,019,Johnson County,H1</text:p>
          </table:table-cell>
          <table:table-cell table:formula="of:=LEFT([.A3130];2)" office:value-type="string" office:string-value="WY" calcext:value-type="string">
            <text:p>WY</text:p>
          </table:table-cell>
          <table:table-cell table:formula="of:=MID([.A3130];4;6)" office:value-type="string" office:string-value="56,019" calcext:value-type="string">
            <text:p>56,019</text:p>
          </table:table-cell>
          <table:table-cell table:formula="of:=MID([.A3130];11;30)" office:value-type="string" office:string-value="Johnson County,H1" calcext:value-type="string">
            <text:p>Johnson County,H1</text:p>
          </table:table-cell>
          <table:table-cell office:value-type="string" calcext:value-type="string">
            <text:p>Johnson County</text:p>
          </table:table-cell>
          <table:table-cell/>
        </table:table-row>
        <table:table-row table:style-name="ro1">
          <table:table-cell office:value-type="string" calcext:value-type="string">
            <text:p>WY,56,021,Laramie County,H1</text:p>
          </table:table-cell>
          <table:table-cell table:formula="of:=LEFT([.A3131];2)" office:value-type="string" office:string-value="WY" calcext:value-type="string">
            <text:p>WY</text:p>
          </table:table-cell>
          <table:table-cell table:formula="of:=MID([.A3131];4;6)" office:value-type="string" office:string-value="56,021" calcext:value-type="string">
            <text:p>56,021</text:p>
          </table:table-cell>
          <table:table-cell table:formula="of:=MID([.A3131];11;30)" office:value-type="string" office:string-value="Laramie County,H1" calcext:value-type="string">
            <text:p>Laramie County,H1</text:p>
          </table:table-cell>
          <table:table-cell office:value-type="string" calcext:value-type="string">
            <text:p>Laramie County</text:p>
          </table:table-cell>
          <table:table-cell/>
        </table:table-row>
        <table:table-row table:style-name="ro1">
          <table:table-cell office:value-type="string" calcext:value-type="string">
            <text:p>WY,56,023,Lincoln County,H1</text:p>
          </table:table-cell>
          <table:table-cell table:formula="of:=LEFT([.A3132];2)" office:value-type="string" office:string-value="WY" calcext:value-type="string">
            <text:p>WY</text:p>
          </table:table-cell>
          <table:table-cell table:formula="of:=MID([.A3132];4;6)" office:value-type="string" office:string-value="56,023" calcext:value-type="string">
            <text:p>56,023</text:p>
          </table:table-cell>
          <table:table-cell table:formula="of:=MID([.A3132];11;30)" office:value-type="string" office:string-value="Lincoln County,H1" calcext:value-type="string">
            <text:p>Lincoln County,H1</text:p>
          </table:table-cell>
          <table:table-cell office:value-type="string" calcext:value-type="string">
            <text:p>Lincoln County</text:p>
          </table:table-cell>
          <table:table-cell/>
        </table:table-row>
        <table:table-row table:style-name="ro1">
          <table:table-cell office:value-type="string" calcext:value-type="string">
            <text:p>WY,56,025,Natrona County,H1</text:p>
          </table:table-cell>
          <table:table-cell table:formula="of:=LEFT([.A3133];2)" office:value-type="string" office:string-value="WY" calcext:value-type="string">
            <text:p>WY</text:p>
          </table:table-cell>
          <table:table-cell table:formula="of:=MID([.A3133];4;6)" office:value-type="string" office:string-value="56,025" calcext:value-type="string">
            <text:p>56,025</text:p>
          </table:table-cell>
          <table:table-cell table:formula="of:=MID([.A3133];11;30)" office:value-type="string" office:string-value="Natrona County,H1" calcext:value-type="string">
            <text:p>Natrona County,H1</text:p>
          </table:table-cell>
          <table:table-cell office:value-type="string" calcext:value-type="string">
            <text:p>Natrona County</text:p>
          </table:table-cell>
          <table:table-cell/>
        </table:table-row>
        <table:table-row table:style-name="ro1">
          <table:table-cell office:value-type="string" calcext:value-type="string">
            <text:p>WY,56,027,Niobrara County,H1</text:p>
          </table:table-cell>
          <table:table-cell table:formula="of:=LEFT([.A3134];2)" office:value-type="string" office:string-value="WY" calcext:value-type="string">
            <text:p>WY</text:p>
          </table:table-cell>
          <table:table-cell table:formula="of:=MID([.A3134];4;6)" office:value-type="string" office:string-value="56,027" calcext:value-type="string">
            <text:p>56,027</text:p>
          </table:table-cell>
          <table:table-cell table:formula="of:=MID([.A3134];11;30)" office:value-type="string" office:string-value="Niobrara County,H1" calcext:value-type="string">
            <text:p>Niobrara County,H1</text:p>
          </table:table-cell>
          <table:table-cell office:value-type="string" calcext:value-type="string">
            <text:p>Niobrara County</text:p>
          </table:table-cell>
          <table:table-cell/>
        </table:table-row>
        <table:table-row table:style-name="ro1">
          <table:table-cell office:value-type="string" calcext:value-type="string">
            <text:p>WY,56,029,Park County,H1</text:p>
          </table:table-cell>
          <table:table-cell table:formula="of:=LEFT([.A3135];2)" office:value-type="string" office:string-value="WY" calcext:value-type="string">
            <text:p>WY</text:p>
          </table:table-cell>
          <table:table-cell table:formula="of:=MID([.A3135];4;6)" office:value-type="string" office:string-value="56,029" calcext:value-type="string">
            <text:p>56,029</text:p>
          </table:table-cell>
          <table:table-cell table:formula="of:=MID([.A3135];11;30)" office:value-type="string" office:string-value="Park County,H1" calcext:value-type="string">
            <text:p>Park County,H1</text:p>
          </table:table-cell>
          <table:table-cell office:value-type="string" calcext:value-type="string">
            <text:p>Park County</text:p>
          </table:table-cell>
          <table:table-cell/>
        </table:table-row>
        <table:table-row table:style-name="ro1">
          <table:table-cell office:value-type="string" calcext:value-type="string">
            <text:p>WY,56,031,Platte County,H1</text:p>
          </table:table-cell>
          <table:table-cell table:formula="of:=LEFT([.A3136];2)" office:value-type="string" office:string-value="WY" calcext:value-type="string">
            <text:p>WY</text:p>
          </table:table-cell>
          <table:table-cell table:formula="of:=MID([.A3136];4;6)" office:value-type="string" office:string-value="56,031" calcext:value-type="string">
            <text:p>56,031</text:p>
          </table:table-cell>
          <table:table-cell table:formula="of:=MID([.A3136];11;30)" office:value-type="string" office:string-value="Platte County,H1" calcext:value-type="string">
            <text:p>Platte County,H1</text:p>
          </table:table-cell>
          <table:table-cell office:value-type="string" calcext:value-type="string">
            <text:p>Platte County</text:p>
          </table:table-cell>
          <table:table-cell/>
        </table:table-row>
        <table:table-row table:style-name="ro1">
          <table:table-cell office:value-type="string" calcext:value-type="string">
            <text:p>WY,56,033,Sheridan County,H1</text:p>
          </table:table-cell>
          <table:table-cell table:formula="of:=LEFT([.A3137];2)" office:value-type="string" office:string-value="WY" calcext:value-type="string">
            <text:p>WY</text:p>
          </table:table-cell>
          <table:table-cell table:formula="of:=MID([.A3137];4;6)" office:value-type="string" office:string-value="56,033" calcext:value-type="string">
            <text:p>56,033</text:p>
          </table:table-cell>
          <table:table-cell table:formula="of:=MID([.A3137];11;30)" office:value-type="string" office:string-value="Sheridan County,H1" calcext:value-type="string">
            <text:p>Sheridan County,H1</text:p>
          </table:table-cell>
          <table:table-cell office:value-type="string" calcext:value-type="string">
            <text:p>Sheridan County</text:p>
          </table:table-cell>
          <table:table-cell/>
        </table:table-row>
        <table:table-row table:style-name="ro1">
          <table:table-cell office:value-type="string" calcext:value-type="string">
            <text:p>WY,56,035,Sublette County,H1</text:p>
          </table:table-cell>
          <table:table-cell table:formula="of:=LEFT([.A3138];2)" office:value-type="string" office:string-value="WY" calcext:value-type="string">
            <text:p>WY</text:p>
          </table:table-cell>
          <table:table-cell table:formula="of:=MID([.A3138];4;6)" office:value-type="string" office:string-value="56,035" calcext:value-type="string">
            <text:p>56,035</text:p>
          </table:table-cell>
          <table:table-cell table:formula="of:=MID([.A3138];11;30)" office:value-type="string" office:string-value="Sublette County,H1" calcext:value-type="string">
            <text:p>Sublette County,H1</text:p>
          </table:table-cell>
          <table:table-cell office:value-type="string" calcext:value-type="string">
            <text:p>Sublette County</text:p>
          </table:table-cell>
          <table:table-cell/>
        </table:table-row>
        <table:table-row table:style-name="ro1">
          <table:table-cell office:value-type="string" calcext:value-type="string">
            <text:p>WY,56,037,Sweetwater County,H1</text:p>
          </table:table-cell>
          <table:table-cell table:formula="of:=LEFT([.A3139];2)" office:value-type="string" office:string-value="WY" calcext:value-type="string">
            <text:p>WY</text:p>
          </table:table-cell>
          <table:table-cell table:formula="of:=MID([.A3139];4;6)" office:value-type="string" office:string-value="56,037" calcext:value-type="string">
            <text:p>56,037</text:p>
          </table:table-cell>
          <table:table-cell table:formula="of:=MID([.A3139];11;30)" office:value-type="string" office:string-value="Sweetwater County,H1" calcext:value-type="string">
            <text:p>Sweetwater County,H1</text:p>
          </table:table-cell>
          <table:table-cell office:value-type="string" calcext:value-type="string">
            <text:p>Sweetwater County</text:p>
          </table:table-cell>
          <table:table-cell/>
        </table:table-row>
        <table:table-row table:style-name="ro1">
          <table:table-cell office:value-type="string" calcext:value-type="string">
            <text:p>WY,56,039,Teton County,H1</text:p>
          </table:table-cell>
          <table:table-cell table:formula="of:=LEFT([.A3140];2)" office:value-type="string" office:string-value="WY" calcext:value-type="string">
            <text:p>WY</text:p>
          </table:table-cell>
          <table:table-cell table:formula="of:=MID([.A3140];4;6)" office:value-type="string" office:string-value="56,039" calcext:value-type="string">
            <text:p>56,039</text:p>
          </table:table-cell>
          <table:table-cell table:formula="of:=MID([.A3140];11;30)" office:value-type="string" office:string-value="Teton County,H1" calcext:value-type="string">
            <text:p>Teton County,H1</text:p>
          </table:table-cell>
          <table:table-cell office:value-type="string" calcext:value-type="string">
            <text:p>Teton County</text:p>
          </table:table-cell>
          <table:table-cell/>
        </table:table-row>
        <table:table-row table:style-name="ro1">
          <table:table-cell office:value-type="string" calcext:value-type="string">
            <text:p>WY,56,041,Uinta County,H1</text:p>
          </table:table-cell>
          <table:table-cell table:formula="of:=LEFT([.A3141];2)" office:value-type="string" office:string-value="WY" calcext:value-type="string">
            <text:p>WY</text:p>
          </table:table-cell>
          <table:table-cell table:formula="of:=MID([.A3141];4;6)" office:value-type="string" office:string-value="56,041" calcext:value-type="string">
            <text:p>56,041</text:p>
          </table:table-cell>
          <table:table-cell table:formula="of:=MID([.A3141];11;30)" office:value-type="string" office:string-value="Uinta County,H1" calcext:value-type="string">
            <text:p>Uinta County,H1</text:p>
          </table:table-cell>
          <table:table-cell office:value-type="string" calcext:value-type="string">
            <text:p>Uinta County</text:p>
          </table:table-cell>
          <table:table-cell/>
        </table:table-row>
        <table:table-row table:style-name="ro1">
          <table:table-cell office:value-type="string" calcext:value-type="string">
            <text:p>WY,56,043,Washakie County,H1</text:p>
          </table:table-cell>
          <table:table-cell table:formula="of:=LEFT([.A3142];2)" office:value-type="string" office:string-value="WY" calcext:value-type="string">
            <text:p>WY</text:p>
          </table:table-cell>
          <table:table-cell table:formula="of:=MID([.A3142];4;6)" office:value-type="string" office:string-value="56,043" calcext:value-type="string">
            <text:p>56,043</text:p>
          </table:table-cell>
          <table:table-cell table:formula="of:=MID([.A3142];11;30)" office:value-type="string" office:string-value="Washakie County,H1" calcext:value-type="string">
            <text:p>Washakie County,H1</text:p>
          </table:table-cell>
          <table:table-cell office:value-type="string" calcext:value-type="string">
            <text:p>Washakie County</text:p>
          </table:table-cell>
          <table:table-cell/>
        </table:table-row>
        <table:table-row table:style-name="ro1">
          <table:table-cell office:value-type="string" calcext:value-type="string">
            <text:p>WY,56,045,Weston County,H1</text:p>
          </table:table-cell>
          <table:table-cell table:formula="of:=LEFT([.A3143];2)" office:value-type="string" office:string-value="WY" calcext:value-type="string">
            <text:p>WY</text:p>
          </table:table-cell>
          <table:table-cell table:formula="of:=MID([.A3143];4;6)" office:value-type="string" office:string-value="56,045" calcext:value-type="string">
            <text:p>56,045</text:p>
          </table:table-cell>
          <table:table-cell table:formula="of:=MID([.A3143];11;30)" office:value-type="string" office:string-value="Weston County,H1" calcext:value-type="string">
            <text:p>Weston County,H1</text:p>
          </table:table-cell>
          <table:table-cell office:value-type="string" calcext:value-type="string">
            <text:p>Weston County</text:p>
          </table:table-cell>
          <table:table-cell/>
        </table:table-row>
        <table:table-row table:style-name="ro1">
          <table:table-cell office:value-type="string" calcext:value-type="string">
            <text:p>AS,60,010,Eastern District,H1</text:p>
          </table:table-cell>
          <table:table-cell table:formula="of:=LEFT([.A3144];2)" office:value-type="string" office:string-value="AS" calcext:value-type="string">
            <text:p>AS</text:p>
          </table:table-cell>
          <table:table-cell table:formula="of:=MID([.A3144];4;6)" office:value-type="string" office:string-value="60,010" calcext:value-type="string">
            <text:p>60,010</text:p>
          </table:table-cell>
          <table:table-cell table:formula="of:=MID([.A3144];11;30)" office:value-type="string" office:string-value="Eastern District,H1" calcext:value-type="string">
            <text:p>Eastern District,H1</text:p>
          </table:table-cell>
          <table:table-cell office:value-type="string" calcext:value-type="string">
            <text:p>Eastern District</text:p>
          </table:table-cell>
          <table:table-cell/>
        </table:table-row>
        <table:table-row table:style-name="ro1">
          <table:table-cell office:value-type="string" calcext:value-type="string">
            <text:p>AS,60,020,Manu'a District,H1</text:p>
          </table:table-cell>
          <table:table-cell table:formula="of:=LEFT([.A3145];2)" office:value-type="string" office:string-value="AS" calcext:value-type="string">
            <text:p>AS</text:p>
          </table:table-cell>
          <table:table-cell table:formula="of:=MID([.A3145];4;6)" office:value-type="string" office:string-value="60,020" calcext:value-type="string">
            <text:p>60,020</text:p>
          </table:table-cell>
          <table:table-cell table:formula="of:=MID([.A3145];11;30)" office:value-type="string" office:string-value="Manu'a District,H1" calcext:value-type="string">
            <text:p>Manu'a District,H1</text:p>
          </table:table-cell>
          <table:table-cell office:value-type="string" calcext:value-type="string">
            <text:p>Manu'a District</text:p>
          </table:table-cell>
          <table:table-cell/>
        </table:table-row>
        <table:table-row table:style-name="ro1">
          <table:table-cell office:value-type="string" calcext:value-type="string">
            <text:p>AS,60,030,Rose Island,H4</text:p>
          </table:table-cell>
          <table:table-cell table:formula="of:=LEFT([.A3146];2)" office:value-type="string" office:string-value="AS" calcext:value-type="string">
            <text:p>AS</text:p>
          </table:table-cell>
          <table:table-cell table:formula="of:=MID([.A3146];4;6)" office:value-type="string" office:string-value="60,030" calcext:value-type="string">
            <text:p>60,030</text:p>
          </table:table-cell>
          <table:table-cell table:formula="of:=MID([.A3146];11;30)" office:value-type="string" office:string-value="Rose Island,H4" calcext:value-type="string">
            <text:p>Rose Island,H4</text:p>
          </table:table-cell>
          <table:table-cell office:value-type="string" calcext:value-type="string">
            <text:p>Rose Island</text:p>
          </table:table-cell>
          <table:table-cell/>
        </table:table-row>
        <table:table-row table:style-name="ro1">
          <table:table-cell office:value-type="string" calcext:value-type="string">
            <text:p>AS,60,040,Swains Island,H4</text:p>
          </table:table-cell>
          <table:table-cell table:formula="of:=LEFT([.A3147];2)" office:value-type="string" office:string-value="AS" calcext:value-type="string">
            <text:p>AS</text:p>
          </table:table-cell>
          <table:table-cell table:formula="of:=MID([.A3147];4;6)" office:value-type="string" office:string-value="60,040" calcext:value-type="string">
            <text:p>60,040</text:p>
          </table:table-cell>
          <table:table-cell table:formula="of:=MID([.A3147];11;30)" office:value-type="string" office:string-value="Swains Island,H4" calcext:value-type="string">
            <text:p>Swains Island,H4</text:p>
          </table:table-cell>
          <table:table-cell office:value-type="string" calcext:value-type="string">
            <text:p>Swains Island</text:p>
          </table:table-cell>
          <table:table-cell/>
        </table:table-row>
        <table:table-row table:style-name="ro1">
          <table:table-cell office:value-type="string" calcext:value-type="string">
            <text:p>AS,60,050,Western District,H1</text:p>
          </table:table-cell>
          <table:table-cell table:formula="of:=LEFT([.A3148];2)" office:value-type="string" office:string-value="AS" calcext:value-type="string">
            <text:p>AS</text:p>
          </table:table-cell>
          <table:table-cell table:formula="of:=MID([.A3148];4;6)" office:value-type="string" office:string-value="60,050" calcext:value-type="string">
            <text:p>60,050</text:p>
          </table:table-cell>
          <table:table-cell table:formula="of:=MID([.A3148];11;30)" office:value-type="string" office:string-value="Western District,H1" calcext:value-type="string">
            <text:p>Western District,H1</text:p>
          </table:table-cell>
          <table:table-cell office:value-type="string" calcext:value-type="string">
            <text:p>Western District</text:p>
          </table:table-cell>
          <table:table-cell/>
        </table:table-row>
        <table:table-row table:style-name="ro1">
          <table:table-cell office:value-type="string" calcext:value-type="string">
            <text:p>GU,66,010,Guam,H4</text:p>
          </table:table-cell>
          <table:table-cell table:formula="of:=LEFT([.A3149];2)" office:value-type="string" office:string-value="GU" calcext:value-type="string">
            <text:p>GU</text:p>
          </table:table-cell>
          <table:table-cell table:formula="of:=MID([.A3149];4;6)" office:value-type="string" office:string-value="66,010" calcext:value-type="string">
            <text:p>66,010</text:p>
          </table:table-cell>
          <table:table-cell table:formula="of:=MID([.A3149];11;30)" office:value-type="string" office:string-value="Guam,H4" calcext:value-type="string">
            <text:p>Guam,H4</text:p>
          </table:table-cell>
          <table:table-cell office:value-type="string" calcext:value-type="string">
            <text:p>Guam</text:p>
          </table:table-cell>
          <table:table-cell/>
        </table:table-row>
        <table:table-row table:style-name="ro2">
          <table:table-cell office:value-type="string" calcext:value-type="string">
            <text:p>MP,69,085,Northern Islands Municipality,H1</text:p>
          </table:table-cell>
          <table:table-cell table:formula="of:=LEFT([.A3150];2)" office:value-type="string" office:string-value="MP" calcext:value-type="string">
            <text:p>MP</text:p>
          </table:table-cell>
          <table:table-cell table:formula="of:=MID([.A3150];4;6)" office:value-type="string" office:string-value="69,085" calcext:value-type="string">
            <text:p>69,085</text:p>
          </table:table-cell>
          <table:table-cell table:formula="of:=MID([.A3150];11;30)" office:value-type="string" office:string-value="Northern Islands Municipality," calcext:value-type="string">
            <text:p>Northern Islands Municipality,</text:p>
          </table:table-cell>
          <table:table-cell office:value-type="string" calcext:value-type="string">
            <text:p>Northern Islands Municipality</text:p>
          </table:table-cell>
          <table:table-cell/>
        </table:table-row>
        <table:table-row table:style-name="ro1">
          <table:table-cell office:value-type="string" calcext:value-type="string">
            <text:p>MP,69,100,Rota Municipality,H1</text:p>
          </table:table-cell>
          <table:table-cell table:formula="of:=LEFT([.A3151];2)" office:value-type="string" office:string-value="MP" calcext:value-type="string">
            <text:p>MP</text:p>
          </table:table-cell>
          <table:table-cell table:formula="of:=MID([.A3151];4;6)" office:value-type="string" office:string-value="69,100" calcext:value-type="string">
            <text:p>69,100</text:p>
          </table:table-cell>
          <table:table-cell table:formula="of:=MID([.A3151];11;30)" office:value-type="string" office:string-value="Rota Municipality,H1" calcext:value-type="string">
            <text:p>Rota Municipality,H1</text:p>
          </table:table-cell>
          <table:table-cell office:value-type="string" calcext:value-type="string">
            <text:p>Rota Municipality</text:p>
          </table:table-cell>
          <table:table-cell/>
        </table:table-row>
        <table:table-row table:style-name="ro2">
          <table:table-cell office:value-type="string" calcext:value-type="string">
            <text:p>MP,69,110,Saipan Municipality,H1</text:p>
          </table:table-cell>
          <table:table-cell table:formula="of:=LEFT([.A3152];2)" office:value-type="string" office:string-value="MP" calcext:value-type="string">
            <text:p>MP</text:p>
          </table:table-cell>
          <table:table-cell table:formula="of:=MID([.A3152];4;6)" office:value-type="string" office:string-value="69,110" calcext:value-type="string">
            <text:p>69,110</text:p>
          </table:table-cell>
          <table:table-cell table:formula="of:=MID([.A3152];11;30)" office:value-type="string" office:string-value="Saipan Municipality,H1" calcext:value-type="string">
            <text:p>Saipan Municipality,H1</text:p>
          </table:table-cell>
          <table:table-cell office:value-type="string" calcext:value-type="string">
            <text:p>Saipan Municipality</text:p>
          </table:table-cell>
          <table:table-cell/>
        </table:table-row>
        <table:table-row table:style-name="ro2">
          <table:table-cell office:value-type="string" calcext:value-type="string">
            <text:p>MP,69,120,Tinian Municipality,H1</text:p>
          </table:table-cell>
          <table:table-cell table:formula="of:=LEFT([.A3153];2)" office:value-type="string" office:string-value="MP" calcext:value-type="string">
            <text:p>MP</text:p>
          </table:table-cell>
          <table:table-cell table:formula="of:=MID([.A3153];4;6)" office:value-type="string" office:string-value="69,120" calcext:value-type="string">
            <text:p>69,120</text:p>
          </table:table-cell>
          <table:table-cell table:formula="of:=MID([.A3153];11;30)" office:value-type="string" office:string-value="Tinian Municipality,H1" calcext:value-type="string">
            <text:p>Tinian Municipality,H1</text:p>
          </table:table-cell>
          <table:table-cell office:value-type="string" calcext:value-type="string">
            <text:p>Tinian Municipality</text:p>
          </table:table-cell>
          <table:table-cell/>
        </table:table-row>
        <table:table-row table:style-name="ro2">
          <table:table-cell office:value-type="string" calcext:value-type="string">
            <text:p>PR,72,001,Adjuntas Municipio,H1</text:p>
          </table:table-cell>
          <table:table-cell table:formula="of:=LEFT([.A3154];2)" office:value-type="string" office:string-value="PR" calcext:value-type="string">
            <text:p>PR</text:p>
          </table:table-cell>
          <table:table-cell table:formula="of:=MID([.A3154];4;6)" office:value-type="string" office:string-value="72,001" calcext:value-type="string">
            <text:p>72,001</text:p>
          </table:table-cell>
          <table:table-cell table:formula="of:=MID([.A3154];11;30)" office:value-type="string" office:string-value="Adjuntas Municipio,H1" calcext:value-type="string">
            <text:p>Adjuntas Municipio,H1</text:p>
          </table:table-cell>
          <table:table-cell office:value-type="string" calcext:value-type="string">
            <text:p>Adjuntas Municipio</text:p>
          </table:table-cell>
          <table:table-cell/>
        </table:table-row>
        <table:table-row table:style-name="ro1">
          <table:table-cell office:value-type="string" calcext:value-type="string">
            <text:p>PR,72,003,Aguada Municipio,H1</text:p>
          </table:table-cell>
          <table:table-cell table:formula="of:=LEFT([.A3155];2)" office:value-type="string" office:string-value="PR" calcext:value-type="string">
            <text:p>PR</text:p>
          </table:table-cell>
          <table:table-cell table:formula="of:=MID([.A3155];4;6)" office:value-type="string" office:string-value="72,003" calcext:value-type="string">
            <text:p>72,003</text:p>
          </table:table-cell>
          <table:table-cell table:formula="of:=MID([.A3155];11;30)" office:value-type="string" office:string-value="Aguada Municipio,H1" calcext:value-type="string">
            <text:p>Aguada Municipio,H1</text:p>
          </table:table-cell>
          <table:table-cell office:value-type="string" calcext:value-type="string">
            <text:p>Aguada Municipio</text:p>
          </table:table-cell>
          <table:table-cell/>
        </table:table-row>
        <table:table-row table:style-name="ro2">
          <table:table-cell office:value-type="string" calcext:value-type="string">
            <text:p>PR,72,005,Aguadilla Municipio,H1</text:p>
          </table:table-cell>
          <table:table-cell table:formula="of:=LEFT([.A3156];2)" office:value-type="string" office:string-value="PR" calcext:value-type="string">
            <text:p>PR</text:p>
          </table:table-cell>
          <table:table-cell table:formula="of:=MID([.A3156];4;6)" office:value-type="string" office:string-value="72,005" calcext:value-type="string">
            <text:p>72,005</text:p>
          </table:table-cell>
          <table:table-cell table:formula="of:=MID([.A3156];11;30)" office:value-type="string" office:string-value="Aguadilla Municipio,H1" calcext:value-type="string">
            <text:p>Aguadilla Municipio,H1</text:p>
          </table:table-cell>
          <table:table-cell office:value-type="string" calcext:value-type="string">
            <text:p>Aguadilla Municipio</text:p>
          </table:table-cell>
          <table:table-cell/>
        </table:table-row>
        <table:table-row table:style-name="ro2">
          <table:table-cell office:value-type="string" calcext:value-type="string">
            <text:p>PR,72,007,Aguas Buenas Municipio,H1</text:p>
          </table:table-cell>
          <table:table-cell table:formula="of:=LEFT([.A3157];2)" office:value-type="string" office:string-value="PR" calcext:value-type="string">
            <text:p>PR</text:p>
          </table:table-cell>
          <table:table-cell table:formula="of:=MID([.A3157];4;6)" office:value-type="string" office:string-value="72,007" calcext:value-type="string">
            <text:p>72,007</text:p>
          </table:table-cell>
          <table:table-cell table:formula="of:=MID([.A3157];11;30)" office:value-type="string" office:string-value="Aguas Buenas Municipio,H1" calcext:value-type="string">
            <text:p>Aguas Buenas Municipio,H1</text:p>
          </table:table-cell>
          <table:table-cell office:value-type="string" calcext:value-type="string">
            <text:p>Aguas Buenas Municipio</text:p>
          </table:table-cell>
          <table:table-cell/>
        </table:table-row>
        <table:table-row table:style-name="ro2">
          <table:table-cell office:value-type="string" calcext:value-type="string">
            <text:p>PR,72,009,Aibonito Municipio,H1</text:p>
          </table:table-cell>
          <table:table-cell table:formula="of:=LEFT([.A3158];2)" office:value-type="string" office:string-value="PR" calcext:value-type="string">
            <text:p>PR</text:p>
          </table:table-cell>
          <table:table-cell table:formula="of:=MID([.A3158];4;6)" office:value-type="string" office:string-value="72,009" calcext:value-type="string">
            <text:p>72,009</text:p>
          </table:table-cell>
          <table:table-cell table:formula="of:=MID([.A3158];11;30)" office:value-type="string" office:string-value="Aibonito Municipio,H1" calcext:value-type="string">
            <text:p>Aibonito Municipio,H1</text:p>
          </table:table-cell>
          <table:table-cell office:value-type="string" calcext:value-type="string">
            <text:p>Aibonito Municipio</text:p>
          </table:table-cell>
          <table:table-cell/>
        </table:table-row>
        <table:table-row table:style-name="ro1">
          <table:table-cell office:value-type="string" calcext:value-type="string">
            <text:p>PR,72,011,Anasco Municipio,H1</text:p>
          </table:table-cell>
          <table:table-cell table:formula="of:=LEFT([.A3159];2)" office:value-type="string" office:string-value="PR" calcext:value-type="string">
            <text:p>PR</text:p>
          </table:table-cell>
          <table:table-cell table:formula="of:=MID([.A3159];4;6)" office:value-type="string" office:string-value="72,011" calcext:value-type="string">
            <text:p>72,011</text:p>
          </table:table-cell>
          <table:table-cell table:formula="of:=MID([.A3159];11;30)" office:value-type="string" office:string-value="Anasco Municipio,H1" calcext:value-type="string">
            <text:p>Anasco Municipio,H1</text:p>
          </table:table-cell>
          <table:table-cell office:value-type="string" calcext:value-type="string">
            <text:p>Anasco Municipio</text:p>
          </table:table-cell>
          <table:table-cell/>
        </table:table-row>
        <table:table-row table:style-name="ro1">
          <table:table-cell office:value-type="string" calcext:value-type="string">
            <text:p>PR,72,013,Arecibo Municipio,H1</text:p>
          </table:table-cell>
          <table:table-cell table:formula="of:=LEFT([.A3160];2)" office:value-type="string" office:string-value="PR" calcext:value-type="string">
            <text:p>PR</text:p>
          </table:table-cell>
          <table:table-cell table:formula="of:=MID([.A3160];4;6)" office:value-type="string" office:string-value="72,013" calcext:value-type="string">
            <text:p>72,013</text:p>
          </table:table-cell>
          <table:table-cell table:formula="of:=MID([.A3160];11;30)" office:value-type="string" office:string-value="Arecibo Municipio,H1" calcext:value-type="string">
            <text:p>Arecibo Municipio,H1</text:p>
          </table:table-cell>
          <table:table-cell office:value-type="string" calcext:value-type="string">
            <text:p>Arecibo Municipio</text:p>
          </table:table-cell>
          <table:table-cell/>
        </table:table-row>
        <table:table-row table:style-name="ro1">
          <table:table-cell office:value-type="string" calcext:value-type="string">
            <text:p>PR,72,015,Arroyo Municipio,H1</text:p>
          </table:table-cell>
          <table:table-cell table:formula="of:=LEFT([.A3161];2)" office:value-type="string" office:string-value="PR" calcext:value-type="string">
            <text:p>PR</text:p>
          </table:table-cell>
          <table:table-cell table:formula="of:=MID([.A3161];4;6)" office:value-type="string" office:string-value="72,015" calcext:value-type="string">
            <text:p>72,015</text:p>
          </table:table-cell>
          <table:table-cell table:formula="of:=MID([.A3161];11;30)" office:value-type="string" office:string-value="Arroyo Municipio,H1" calcext:value-type="string">
            <text:p>Arroyo Municipio,H1</text:p>
          </table:table-cell>
          <table:table-cell office:value-type="string" calcext:value-type="string">
            <text:p>Arroyo Municipio</text:p>
          </table:table-cell>
          <table:table-cell/>
        </table:table-row>
        <table:table-row table:style-name="ro2">
          <table:table-cell office:value-type="string" calcext:value-type="string">
            <text:p>PR,72,017,Barceloneta Municipio,H1</text:p>
          </table:table-cell>
          <table:table-cell table:formula="of:=LEFT([.A3162];2)" office:value-type="string" office:string-value="PR" calcext:value-type="string">
            <text:p>PR</text:p>
          </table:table-cell>
          <table:table-cell table:formula="of:=MID([.A3162];4;6)" office:value-type="string" office:string-value="72,017" calcext:value-type="string">
            <text:p>72,017</text:p>
          </table:table-cell>
          <table:table-cell table:formula="of:=MID([.A3162];11;30)" office:value-type="string" office:string-value="Barceloneta Municipio,H1" calcext:value-type="string">
            <text:p>Barceloneta Municipio,H1</text:p>
          </table:table-cell>
          <table:table-cell office:value-type="string" calcext:value-type="string">
            <text:p>Barceloneta Municipio</text:p>
          </table:table-cell>
          <table:table-cell/>
        </table:table-row>
        <table:table-row table:style-name="ro2">
          <table:table-cell office:value-type="string" calcext:value-type="string">
            <text:p>PR,72,019,Barranquitas Municipio,H1</text:p>
          </table:table-cell>
          <table:table-cell table:formula="of:=LEFT([.A3163];2)" office:value-type="string" office:string-value="PR" calcext:value-type="string">
            <text:p>PR</text:p>
          </table:table-cell>
          <table:table-cell table:formula="of:=MID([.A3163];4;6)" office:value-type="string" office:string-value="72,019" calcext:value-type="string">
            <text:p>72,019</text:p>
          </table:table-cell>
          <table:table-cell table:formula="of:=MID([.A3163];11;30)" office:value-type="string" office:string-value="Barranquitas Municipio,H1" calcext:value-type="string">
            <text:p>Barranquitas Municipio,H1</text:p>
          </table:table-cell>
          <table:table-cell office:value-type="string" calcext:value-type="string">
            <text:p>Barranquitas Municipio</text:p>
          </table:table-cell>
          <table:table-cell/>
        </table:table-row>
        <table:table-row table:style-name="ro1">
          <table:table-cell office:value-type="string" calcext:value-type="string">
            <text:p>PR,72,021,Bayamon Municipio,H1</text:p>
          </table:table-cell>
          <table:table-cell table:formula="of:=LEFT([.A3164];2)" office:value-type="string" office:string-value="PR" calcext:value-type="string">
            <text:p>PR</text:p>
          </table:table-cell>
          <table:table-cell table:formula="of:=MID([.A3164];4;6)" office:value-type="string" office:string-value="72,021" calcext:value-type="string">
            <text:p>72,021</text:p>
          </table:table-cell>
          <table:table-cell table:formula="of:=MID([.A3164];11;30)" office:value-type="string" office:string-value="Bayamon Municipio,H1" calcext:value-type="string">
            <text:p>Bayamon Municipio,H1</text:p>
          </table:table-cell>
          <table:table-cell office:value-type="string" calcext:value-type="string">
            <text:p>Bayamon Municipio</text:p>
          </table:table-cell>
          <table:table-cell/>
        </table:table-row>
        <table:table-row table:style-name="ro2">
          <table:table-cell office:value-type="string" calcext:value-type="string">
            <text:p>PR,72,023,Cabo Rojo Municipio,H1</text:p>
          </table:table-cell>
          <table:table-cell table:formula="of:=LEFT([.A3165];2)" office:value-type="string" office:string-value="PR" calcext:value-type="string">
            <text:p>PR</text:p>
          </table:table-cell>
          <table:table-cell table:formula="of:=MID([.A3165];4;6)" office:value-type="string" office:string-value="72,023" calcext:value-type="string">
            <text:p>72,023</text:p>
          </table:table-cell>
          <table:table-cell table:formula="of:=MID([.A3165];11;30)" office:value-type="string" office:string-value="Cabo Rojo Municipio,H1" calcext:value-type="string">
            <text:p>Cabo Rojo Municipio,H1</text:p>
          </table:table-cell>
          <table:table-cell office:value-type="string" calcext:value-type="string">
            <text:p>Cabo Rojo Municipio</text:p>
          </table:table-cell>
          <table:table-cell/>
        </table:table-row>
        <table:table-row table:style-name="ro1">
          <table:table-cell office:value-type="string" calcext:value-type="string">
            <text:p>PR,72,025,Caguas Municipio,H1</text:p>
          </table:table-cell>
          <table:table-cell table:formula="of:=LEFT([.A3166];2)" office:value-type="string" office:string-value="PR" calcext:value-type="string">
            <text:p>PR</text:p>
          </table:table-cell>
          <table:table-cell table:formula="of:=MID([.A3166];4;6)" office:value-type="string" office:string-value="72,025" calcext:value-type="string">
            <text:p>72,025</text:p>
          </table:table-cell>
          <table:table-cell table:formula="of:=MID([.A3166];11;30)" office:value-type="string" office:string-value="Caguas Municipio,H1" calcext:value-type="string">
            <text:p>Caguas Municipio,H1</text:p>
          </table:table-cell>
          <table:table-cell office:value-type="string" calcext:value-type="string">
            <text:p>Caguas Municipio</text:p>
          </table:table-cell>
          <table:table-cell/>
        </table:table-row>
        <table:table-row table:style-name="ro1">
          <table:table-cell office:value-type="string" calcext:value-type="string">
            <text:p>PR,72,027,Camuy Municipio,H1</text:p>
          </table:table-cell>
          <table:table-cell table:formula="of:=LEFT([.A3167];2)" office:value-type="string" office:string-value="PR" calcext:value-type="string">
            <text:p>PR</text:p>
          </table:table-cell>
          <table:table-cell table:formula="of:=MID([.A3167];4;6)" office:value-type="string" office:string-value="72,027" calcext:value-type="string">
            <text:p>72,027</text:p>
          </table:table-cell>
          <table:table-cell table:formula="of:=MID([.A3167];11;30)" office:value-type="string" office:string-value="Camuy Municipio,H1" calcext:value-type="string">
            <text:p>Camuy Municipio,H1</text:p>
          </table:table-cell>
          <table:table-cell office:value-type="string" calcext:value-type="string">
            <text:p>Camuy Municipio</text:p>
          </table:table-cell>
          <table:table-cell/>
        </table:table-row>
        <table:table-row table:style-name="ro2">
          <table:table-cell office:value-type="string" calcext:value-type="string">
            <text:p>PR,72,029,Canovanas Municipio,H1</text:p>
          </table:table-cell>
          <table:table-cell table:formula="of:=LEFT([.A3168];2)" office:value-type="string" office:string-value="PR" calcext:value-type="string">
            <text:p>PR</text:p>
          </table:table-cell>
          <table:table-cell table:formula="of:=MID([.A3168];4;6)" office:value-type="string" office:string-value="72,029" calcext:value-type="string">
            <text:p>72,029</text:p>
          </table:table-cell>
          <table:table-cell table:formula="of:=MID([.A3168];11;30)" office:value-type="string" office:string-value="Canovanas Municipio,H1" calcext:value-type="string">
            <text:p>Canovanas Municipio,H1</text:p>
          </table:table-cell>
          <table:table-cell office:value-type="string" calcext:value-type="string">
            <text:p>Canovanas Municipio</text:p>
          </table:table-cell>
          <table:table-cell/>
        </table:table-row>
        <table:table-row table:style-name="ro2">
          <table:table-cell office:value-type="string" calcext:value-type="string">
            <text:p>PR,72,031,Carolina Municipio,H1</text:p>
          </table:table-cell>
          <table:table-cell table:formula="of:=LEFT([.A3169];2)" office:value-type="string" office:string-value="PR" calcext:value-type="string">
            <text:p>PR</text:p>
          </table:table-cell>
          <table:table-cell table:formula="of:=MID([.A3169];4;6)" office:value-type="string" office:string-value="72,031" calcext:value-type="string">
            <text:p>72,031</text:p>
          </table:table-cell>
          <table:table-cell table:formula="of:=MID([.A3169];11;30)" office:value-type="string" office:string-value="Carolina Municipio,H1" calcext:value-type="string">
            <text:p>Carolina Municipio,H1</text:p>
          </table:table-cell>
          <table:table-cell office:value-type="string" calcext:value-type="string">
            <text:p>Carolina Municipio</text:p>
          </table:table-cell>
          <table:table-cell/>
        </table:table-row>
        <table:table-row table:style-name="ro1">
          <table:table-cell office:value-type="string" calcext:value-type="string">
            <text:p>PR,72,033,Catano Municipio,H1</text:p>
          </table:table-cell>
          <table:table-cell table:formula="of:=LEFT([.A3170];2)" office:value-type="string" office:string-value="PR" calcext:value-type="string">
            <text:p>PR</text:p>
          </table:table-cell>
          <table:table-cell table:formula="of:=MID([.A3170];4;6)" office:value-type="string" office:string-value="72,033" calcext:value-type="string">
            <text:p>72,033</text:p>
          </table:table-cell>
          <table:table-cell table:formula="of:=MID([.A3170];11;30)" office:value-type="string" office:string-value="Catano Municipio,H1" calcext:value-type="string">
            <text:p>Catano Municipio,H1</text:p>
          </table:table-cell>
          <table:table-cell office:value-type="string" calcext:value-type="string">
            <text:p>Catano Municipio</text:p>
          </table:table-cell>
          <table:table-cell/>
        </table:table-row>
        <table:table-row table:style-name="ro1">
          <table:table-cell office:value-type="string" calcext:value-type="string">
            <text:p>PR,72,035,Cayey Municipio,H1</text:p>
          </table:table-cell>
          <table:table-cell table:formula="of:=LEFT([.A3171];2)" office:value-type="string" office:string-value="PR" calcext:value-type="string">
            <text:p>PR</text:p>
          </table:table-cell>
          <table:table-cell table:formula="of:=MID([.A3171];4;6)" office:value-type="string" office:string-value="72,035" calcext:value-type="string">
            <text:p>72,035</text:p>
          </table:table-cell>
          <table:table-cell table:formula="of:=MID([.A3171];11;30)" office:value-type="string" office:string-value="Cayey Municipio,H1" calcext:value-type="string">
            <text:p>Cayey Municipio,H1</text:p>
          </table:table-cell>
          <table:table-cell office:value-type="string" calcext:value-type="string">
            <text:p>Cayey Municipio</text:p>
          </table:table-cell>
          <table:table-cell/>
        </table:table-row>
        <table:table-row table:style-name="ro1">
          <table:table-cell office:value-type="string" calcext:value-type="string">
            <text:p>PR,72,037,Ceiba Municipio,H1</text:p>
          </table:table-cell>
          <table:table-cell table:formula="of:=LEFT([.A3172];2)" office:value-type="string" office:string-value="PR" calcext:value-type="string">
            <text:p>PR</text:p>
          </table:table-cell>
          <table:table-cell table:formula="of:=MID([.A3172];4;6)" office:value-type="string" office:string-value="72,037" calcext:value-type="string">
            <text:p>72,037</text:p>
          </table:table-cell>
          <table:table-cell table:formula="of:=MID([.A3172];11;30)" office:value-type="string" office:string-value="Ceiba Municipio,H1" calcext:value-type="string">
            <text:p>Ceiba Municipio,H1</text:p>
          </table:table-cell>
          <table:table-cell office:value-type="string" calcext:value-type="string">
            <text:p>Ceiba Municipio</text:p>
          </table:table-cell>
          <table:table-cell/>
        </table:table-row>
        <table:table-row table:style-name="ro1">
          <table:table-cell office:value-type="string" calcext:value-type="string">
            <text:p>PR,72,039,Ciales Municipio,H1</text:p>
          </table:table-cell>
          <table:table-cell table:formula="of:=LEFT([.A3173];2)" office:value-type="string" office:string-value="PR" calcext:value-type="string">
            <text:p>PR</text:p>
          </table:table-cell>
          <table:table-cell table:formula="of:=MID([.A3173];4;6)" office:value-type="string" office:string-value="72,039" calcext:value-type="string">
            <text:p>72,039</text:p>
          </table:table-cell>
          <table:table-cell table:formula="of:=MID([.A3173];11;30)" office:value-type="string" office:string-value="Ciales Municipio,H1" calcext:value-type="string">
            <text:p>Ciales Municipio,H1</text:p>
          </table:table-cell>
          <table:table-cell office:value-type="string" calcext:value-type="string">
            <text:p>Ciales Municipio</text:p>
          </table:table-cell>
          <table:table-cell/>
        </table:table-row>
        <table:table-row table:style-name="ro1">
          <table:table-cell office:value-type="string" calcext:value-type="string">
            <text:p>PR,72,041,Cidra Municipio,H1</text:p>
          </table:table-cell>
          <table:table-cell table:formula="of:=LEFT([.A3174];2)" office:value-type="string" office:string-value="PR" calcext:value-type="string">
            <text:p>PR</text:p>
          </table:table-cell>
          <table:table-cell table:formula="of:=MID([.A3174];4;6)" office:value-type="string" office:string-value="72,041" calcext:value-type="string">
            <text:p>72,041</text:p>
          </table:table-cell>
          <table:table-cell table:formula="of:=MID([.A3174];11;30)" office:value-type="string" office:string-value="Cidra Municipio,H1" calcext:value-type="string">
            <text:p>Cidra Municipio,H1</text:p>
          </table:table-cell>
          <table:table-cell office:value-type="string" calcext:value-type="string">
            <text:p>Cidra Municipio</text:p>
          </table:table-cell>
          <table:table-cell/>
        </table:table-row>
        <table:table-row table:style-name="ro1">
          <table:table-cell office:value-type="string" calcext:value-type="string">
            <text:p>PR,72,043,Coamo Municipio,H1</text:p>
          </table:table-cell>
          <table:table-cell table:formula="of:=LEFT([.A3175];2)" office:value-type="string" office:string-value="PR" calcext:value-type="string">
            <text:p>PR</text:p>
          </table:table-cell>
          <table:table-cell table:formula="of:=MID([.A3175];4;6)" office:value-type="string" office:string-value="72,043" calcext:value-type="string">
            <text:p>72,043</text:p>
          </table:table-cell>
          <table:table-cell table:formula="of:=MID([.A3175];11;30)" office:value-type="string" office:string-value="Coamo Municipio,H1" calcext:value-type="string">
            <text:p>Coamo Municipio,H1</text:p>
          </table:table-cell>
          <table:table-cell office:value-type="string" calcext:value-type="string">
            <text:p>Coamo Municipio</text:p>
          </table:table-cell>
          <table:table-cell/>
        </table:table-row>
        <table:table-row table:style-name="ro1">
          <table:table-cell office:value-type="string" calcext:value-type="string">
            <text:p>PR,72,045,Comerio Municipio,H1</text:p>
          </table:table-cell>
          <table:table-cell table:formula="of:=LEFT([.A3176];2)" office:value-type="string" office:string-value="PR" calcext:value-type="string">
            <text:p>PR</text:p>
          </table:table-cell>
          <table:table-cell table:formula="of:=MID([.A3176];4;6)" office:value-type="string" office:string-value="72,045" calcext:value-type="string">
            <text:p>72,045</text:p>
          </table:table-cell>
          <table:table-cell table:formula="of:=MID([.A3176];11;30)" office:value-type="string" office:string-value="Comerio Municipio,H1" calcext:value-type="string">
            <text:p>Comerio Municipio,H1</text:p>
          </table:table-cell>
          <table:table-cell office:value-type="string" calcext:value-type="string">
            <text:p>Comerio Municipio</text:p>
          </table:table-cell>
          <table:table-cell/>
        </table:table-row>
        <table:table-row table:style-name="ro1">
          <table:table-cell office:value-type="string" calcext:value-type="string">
            <text:p>PR,72,047,Corozal Municipio,H1</text:p>
          </table:table-cell>
          <table:table-cell table:formula="of:=LEFT([.A3177];2)" office:value-type="string" office:string-value="PR" calcext:value-type="string">
            <text:p>PR</text:p>
          </table:table-cell>
          <table:table-cell table:formula="of:=MID([.A3177];4;6)" office:value-type="string" office:string-value="72,047" calcext:value-type="string">
            <text:p>72,047</text:p>
          </table:table-cell>
          <table:table-cell table:formula="of:=MID([.A3177];11;30)" office:value-type="string" office:string-value="Corozal Municipio,H1" calcext:value-type="string">
            <text:p>Corozal Municipio,H1</text:p>
          </table:table-cell>
          <table:table-cell office:value-type="string" calcext:value-type="string">
            <text:p>Corozal Municipio</text:p>
          </table:table-cell>
          <table:table-cell/>
        </table:table-row>
        <table:table-row table:style-name="ro1">
          <table:table-cell office:value-type="string" calcext:value-type="string">
            <text:p>PR,72,049,Culebra Municipio,H1</text:p>
          </table:table-cell>
          <table:table-cell table:formula="of:=LEFT([.A3178];2)" office:value-type="string" office:string-value="PR" calcext:value-type="string">
            <text:p>PR</text:p>
          </table:table-cell>
          <table:table-cell table:formula="of:=MID([.A3178];4;6)" office:value-type="string" office:string-value="72,049" calcext:value-type="string">
            <text:p>72,049</text:p>
          </table:table-cell>
          <table:table-cell table:formula="of:=MID([.A3178];11;30)" office:value-type="string" office:string-value="Culebra Municipio,H1" calcext:value-type="string">
            <text:p>Culebra Municipio,H1</text:p>
          </table:table-cell>
          <table:table-cell office:value-type="string" calcext:value-type="string">
            <text:p>Culebra Municipio</text:p>
          </table:table-cell>
          <table:table-cell/>
        </table:table-row>
        <table:table-row table:style-name="ro1">
          <table:table-cell office:value-type="string" calcext:value-type="string">
            <text:p>PR,72,051,Dorado Municipio,H1</text:p>
          </table:table-cell>
          <table:table-cell table:formula="of:=LEFT([.A3179];2)" office:value-type="string" office:string-value="PR" calcext:value-type="string">
            <text:p>PR</text:p>
          </table:table-cell>
          <table:table-cell table:formula="of:=MID([.A3179];4;6)" office:value-type="string" office:string-value="72,051" calcext:value-type="string">
            <text:p>72,051</text:p>
          </table:table-cell>
          <table:table-cell table:formula="of:=MID([.A3179];11;30)" office:value-type="string" office:string-value="Dorado Municipio,H1" calcext:value-type="string">
            <text:p>Dorado Municipio,H1</text:p>
          </table:table-cell>
          <table:table-cell office:value-type="string" calcext:value-type="string">
            <text:p>Dorado Municipio</text:p>
          </table:table-cell>
          <table:table-cell/>
        </table:table-row>
        <table:table-row table:style-name="ro1">
          <table:table-cell office:value-type="string" calcext:value-type="string">
            <text:p>PR,72,053,Fajardo Municipio,H1</text:p>
          </table:table-cell>
          <table:table-cell table:formula="of:=LEFT([.A3180];2)" office:value-type="string" office:string-value="PR" calcext:value-type="string">
            <text:p>PR</text:p>
          </table:table-cell>
          <table:table-cell table:formula="of:=MID([.A3180];4;6)" office:value-type="string" office:string-value="72,053" calcext:value-type="string">
            <text:p>72,053</text:p>
          </table:table-cell>
          <table:table-cell table:formula="of:=MID([.A3180];11;30)" office:value-type="string" office:string-value="Fajardo Municipio,H1" calcext:value-type="string">
            <text:p>Fajardo Municipio,H1</text:p>
          </table:table-cell>
          <table:table-cell office:value-type="string" calcext:value-type="string">
            <text:p>Fajardo Municipio</text:p>
          </table:table-cell>
          <table:table-cell/>
        </table:table-row>
        <table:table-row table:style-name="ro1">
          <table:table-cell office:value-type="string" calcext:value-type="string">
            <text:p>PR,72,054,Florida Municipio,H1</text:p>
          </table:table-cell>
          <table:table-cell table:formula="of:=LEFT([.A3181];2)" office:value-type="string" office:string-value="PR" calcext:value-type="string">
            <text:p>PR</text:p>
          </table:table-cell>
          <table:table-cell table:formula="of:=MID([.A3181];4;6)" office:value-type="string" office:string-value="72,054" calcext:value-type="string">
            <text:p>72,054</text:p>
          </table:table-cell>
          <table:table-cell table:formula="of:=MID([.A3181];11;30)" office:value-type="string" office:string-value="Florida Municipio,H1" calcext:value-type="string">
            <text:p>Florida Municipio,H1</text:p>
          </table:table-cell>
          <table:table-cell office:value-type="string" calcext:value-type="string">
            <text:p>Florida Municipio</text:p>
          </table:table-cell>
          <table:table-cell/>
        </table:table-row>
        <table:table-row table:style-name="ro1">
          <table:table-cell office:value-type="string" calcext:value-type="string">
            <text:p>PR,72,055,Guanica Municipio,H1</text:p>
          </table:table-cell>
          <table:table-cell table:formula="of:=LEFT([.A3182];2)" office:value-type="string" office:string-value="PR" calcext:value-type="string">
            <text:p>PR</text:p>
          </table:table-cell>
          <table:table-cell table:formula="of:=MID([.A3182];4;6)" office:value-type="string" office:string-value="72,055" calcext:value-type="string">
            <text:p>72,055</text:p>
          </table:table-cell>
          <table:table-cell table:formula="of:=MID([.A3182];11;30)" office:value-type="string" office:string-value="Guanica Municipio,H1" calcext:value-type="string">
            <text:p>Guanica Municipio,H1</text:p>
          </table:table-cell>
          <table:table-cell office:value-type="string" calcext:value-type="string">
            <text:p>Guanica Municipio</text:p>
          </table:table-cell>
          <table:table-cell/>
        </table:table-row>
        <table:table-row table:style-name="ro1">
          <table:table-cell office:value-type="string" calcext:value-type="string">
            <text:p>PR,72,057,Guayama Municipio,H1</text:p>
          </table:table-cell>
          <table:table-cell table:formula="of:=LEFT([.A3183];2)" office:value-type="string" office:string-value="PR" calcext:value-type="string">
            <text:p>PR</text:p>
          </table:table-cell>
          <table:table-cell table:formula="of:=MID([.A3183];4;6)" office:value-type="string" office:string-value="72,057" calcext:value-type="string">
            <text:p>72,057</text:p>
          </table:table-cell>
          <table:table-cell table:formula="of:=MID([.A3183];11;30)" office:value-type="string" office:string-value="Guayama Municipio,H1" calcext:value-type="string">
            <text:p>Guayama Municipio,H1</text:p>
          </table:table-cell>
          <table:table-cell office:value-type="string" calcext:value-type="string">
            <text:p>Guayama Municipio</text:p>
          </table:table-cell>
          <table:table-cell/>
        </table:table-row>
        <table:table-row table:style-name="ro2">
          <table:table-cell office:value-type="string" calcext:value-type="string">
            <text:p>PR,72,059,Guayanilla Municipio,H1</text:p>
          </table:table-cell>
          <table:table-cell table:formula="of:=LEFT([.A3184];2)" office:value-type="string" office:string-value="PR" calcext:value-type="string">
            <text:p>PR</text:p>
          </table:table-cell>
          <table:table-cell table:formula="of:=MID([.A3184];4;6)" office:value-type="string" office:string-value="72,059" calcext:value-type="string">
            <text:p>72,059</text:p>
          </table:table-cell>
          <table:table-cell table:formula="of:=MID([.A3184];11;30)" office:value-type="string" office:string-value="Guayanilla Municipio,H1" calcext:value-type="string">
            <text:p>Guayanilla Municipio,H1</text:p>
          </table:table-cell>
          <table:table-cell office:value-type="string" calcext:value-type="string">
            <text:p>Guayanilla Municipio</text:p>
          </table:table-cell>
          <table:table-cell/>
        </table:table-row>
        <table:table-row table:style-name="ro2">
          <table:table-cell office:value-type="string" calcext:value-type="string">
            <text:p>PR,72,061,Guaynabo Municipio,H1</text:p>
          </table:table-cell>
          <table:table-cell table:formula="of:=LEFT([.A3185];2)" office:value-type="string" office:string-value="PR" calcext:value-type="string">
            <text:p>PR</text:p>
          </table:table-cell>
          <table:table-cell table:formula="of:=MID([.A3185];4;6)" office:value-type="string" office:string-value="72,061" calcext:value-type="string">
            <text:p>72,061</text:p>
          </table:table-cell>
          <table:table-cell table:formula="of:=MID([.A3185];11;30)" office:value-type="string" office:string-value="Guaynabo Municipio,H1" calcext:value-type="string">
            <text:p>Guaynabo Municipio,H1</text:p>
          </table:table-cell>
          <table:table-cell office:value-type="string" calcext:value-type="string">
            <text:p>Guaynabo Municipio</text:p>
          </table:table-cell>
          <table:table-cell/>
        </table:table-row>
        <table:table-row table:style-name="ro1">
          <table:table-cell office:value-type="string" calcext:value-type="string">
            <text:p>PR,72,063,Gurabo Municipio,H1</text:p>
          </table:table-cell>
          <table:table-cell table:formula="of:=LEFT([.A3186];2)" office:value-type="string" office:string-value="PR" calcext:value-type="string">
            <text:p>PR</text:p>
          </table:table-cell>
          <table:table-cell table:formula="of:=MID([.A3186];4;6)" office:value-type="string" office:string-value="72,063" calcext:value-type="string">
            <text:p>72,063</text:p>
          </table:table-cell>
          <table:table-cell table:formula="of:=MID([.A3186];11;30)" office:value-type="string" office:string-value="Gurabo Municipio,H1" calcext:value-type="string">
            <text:p>Gurabo Municipio,H1</text:p>
          </table:table-cell>
          <table:table-cell office:value-type="string" calcext:value-type="string">
            <text:p>Gurabo Municipio</text:p>
          </table:table-cell>
          <table:table-cell/>
        </table:table-row>
        <table:table-row table:style-name="ro1">
          <table:table-cell office:value-type="string" calcext:value-type="string">
            <text:p>PR,72,065,Hatillo Municipio,H1</text:p>
          </table:table-cell>
          <table:table-cell table:formula="of:=LEFT([.A3187];2)" office:value-type="string" office:string-value="PR" calcext:value-type="string">
            <text:p>PR</text:p>
          </table:table-cell>
          <table:table-cell table:formula="of:=MID([.A3187];4;6)" office:value-type="string" office:string-value="72,065" calcext:value-type="string">
            <text:p>72,065</text:p>
          </table:table-cell>
          <table:table-cell table:formula="of:=MID([.A3187];11;30)" office:value-type="string" office:string-value="Hatillo Municipio,H1" calcext:value-type="string">
            <text:p>Hatillo Municipio,H1</text:p>
          </table:table-cell>
          <table:table-cell office:value-type="string" calcext:value-type="string">
            <text:p>Hatillo Municipio</text:p>
          </table:table-cell>
          <table:table-cell/>
        </table:table-row>
        <table:table-row table:style-name="ro2">
          <table:table-cell office:value-type="string" calcext:value-type="string">
            <text:p>PR,72,067,Hormigueros Municipio,H1</text:p>
          </table:table-cell>
          <table:table-cell table:formula="of:=LEFT([.A3188];2)" office:value-type="string" office:string-value="PR" calcext:value-type="string">
            <text:p>PR</text:p>
          </table:table-cell>
          <table:table-cell table:formula="of:=MID([.A3188];4;6)" office:value-type="string" office:string-value="72,067" calcext:value-type="string">
            <text:p>72,067</text:p>
          </table:table-cell>
          <table:table-cell table:formula="of:=MID([.A3188];11;30)" office:value-type="string" office:string-value="Hormigueros Municipio,H1" calcext:value-type="string">
            <text:p>Hormigueros Municipio,H1</text:p>
          </table:table-cell>
          <table:table-cell office:value-type="string" calcext:value-type="string">
            <text:p>Hormigueros Municipio</text:p>
          </table:table-cell>
          <table:table-cell/>
        </table:table-row>
        <table:table-row table:style-name="ro1">
          <table:table-cell office:value-type="string" calcext:value-type="string">
            <text:p>PR,72,069,Humacao Municipio,H1</text:p>
          </table:table-cell>
          <table:table-cell table:formula="of:=LEFT([.A3189];2)" office:value-type="string" office:string-value="PR" calcext:value-type="string">
            <text:p>PR</text:p>
          </table:table-cell>
          <table:table-cell table:formula="of:=MID([.A3189];4;6)" office:value-type="string" office:string-value="72,069" calcext:value-type="string">
            <text:p>72,069</text:p>
          </table:table-cell>
          <table:table-cell table:formula="of:=MID([.A3189];11;30)" office:value-type="string" office:string-value="Humacao Municipio,H1" calcext:value-type="string">
            <text:p>Humacao Municipio,H1</text:p>
          </table:table-cell>
          <table:table-cell office:value-type="string" calcext:value-type="string">
            <text:p>Humacao Municipio</text:p>
          </table:table-cell>
          <table:table-cell/>
        </table:table-row>
        <table:table-row table:style-name="ro1">
          <table:table-cell office:value-type="string" calcext:value-type="string">
            <text:p>PR,72,071,Isabela Municipio,H1</text:p>
          </table:table-cell>
          <table:table-cell table:formula="of:=LEFT([.A3190];2)" office:value-type="string" office:string-value="PR" calcext:value-type="string">
            <text:p>PR</text:p>
          </table:table-cell>
          <table:table-cell table:formula="of:=MID([.A3190];4;6)" office:value-type="string" office:string-value="72,071" calcext:value-type="string">
            <text:p>72,071</text:p>
          </table:table-cell>
          <table:table-cell table:formula="of:=MID([.A3190];11;30)" office:value-type="string" office:string-value="Isabela Municipio,H1" calcext:value-type="string">
            <text:p>Isabela Municipio,H1</text:p>
          </table:table-cell>
          <table:table-cell office:value-type="string" calcext:value-type="string">
            <text:p>Isabela Municipio</text:p>
          </table:table-cell>
          <table:table-cell/>
        </table:table-row>
        <table:table-row table:style-name="ro1">
          <table:table-cell office:value-type="string" calcext:value-type="string">
            <text:p>PR,72,073,Jayuya Municipio,H1</text:p>
          </table:table-cell>
          <table:table-cell table:formula="of:=LEFT([.A3191];2)" office:value-type="string" office:string-value="PR" calcext:value-type="string">
            <text:p>PR</text:p>
          </table:table-cell>
          <table:table-cell table:formula="of:=MID([.A3191];4;6)" office:value-type="string" office:string-value="72,073" calcext:value-type="string">
            <text:p>72,073</text:p>
          </table:table-cell>
          <table:table-cell table:formula="of:=MID([.A3191];11;30)" office:value-type="string" office:string-value="Jayuya Municipio,H1" calcext:value-type="string">
            <text:p>Jayuya Municipio,H1</text:p>
          </table:table-cell>
          <table:table-cell office:value-type="string" calcext:value-type="string">
            <text:p>Jayuya Municipio</text:p>
          </table:table-cell>
          <table:table-cell/>
        </table:table-row>
        <table:table-row table:style-name="ro2">
          <table:table-cell office:value-type="string" calcext:value-type="string">
            <text:p>PR,72,075,Juana Diaz Municipio,H1</text:p>
          </table:table-cell>
          <table:table-cell table:formula="of:=LEFT([.A3192];2)" office:value-type="string" office:string-value="PR" calcext:value-type="string">
            <text:p>PR</text:p>
          </table:table-cell>
          <table:table-cell table:formula="of:=MID([.A3192];4;6)" office:value-type="string" office:string-value="72,075" calcext:value-type="string">
            <text:p>72,075</text:p>
          </table:table-cell>
          <table:table-cell table:formula="of:=MID([.A3192];11;30)" office:value-type="string" office:string-value="Juana Diaz Municipio,H1" calcext:value-type="string">
            <text:p>Juana Diaz Municipio,H1</text:p>
          </table:table-cell>
          <table:table-cell office:value-type="string" calcext:value-type="string">
            <text:p>Juana Diaz Municipio</text:p>
          </table:table-cell>
          <table:table-cell/>
        </table:table-row>
        <table:table-row table:style-name="ro1">
          <table:table-cell office:value-type="string" calcext:value-type="string">
            <text:p>PR,72,077,Juncos Municipio,H1</text:p>
          </table:table-cell>
          <table:table-cell table:formula="of:=LEFT([.A3193];2)" office:value-type="string" office:string-value="PR" calcext:value-type="string">
            <text:p>PR</text:p>
          </table:table-cell>
          <table:table-cell table:formula="of:=MID([.A3193];4;6)" office:value-type="string" office:string-value="72,077" calcext:value-type="string">
            <text:p>72,077</text:p>
          </table:table-cell>
          <table:table-cell table:formula="of:=MID([.A3193];11;30)" office:value-type="string" office:string-value="Juncos Municipio,H1" calcext:value-type="string">
            <text:p>Juncos Municipio,H1</text:p>
          </table:table-cell>
          <table:table-cell office:value-type="string" calcext:value-type="string">
            <text:p>Juncos Municipio</text:p>
          </table:table-cell>
          <table:table-cell/>
        </table:table-row>
        <table:table-row table:style-name="ro1">
          <table:table-cell office:value-type="string" calcext:value-type="string">
            <text:p>PR,72,079,Lajas Municipio,H1</text:p>
          </table:table-cell>
          <table:table-cell table:formula="of:=LEFT([.A3194];2)" office:value-type="string" office:string-value="PR" calcext:value-type="string">
            <text:p>PR</text:p>
          </table:table-cell>
          <table:table-cell table:formula="of:=MID([.A3194];4;6)" office:value-type="string" office:string-value="72,079" calcext:value-type="string">
            <text:p>72,079</text:p>
          </table:table-cell>
          <table:table-cell table:formula="of:=MID([.A3194];11;30)" office:value-type="string" office:string-value="Lajas Municipio,H1" calcext:value-type="string">
            <text:p>Lajas Municipio,H1</text:p>
          </table:table-cell>
          <table:table-cell office:value-type="string" calcext:value-type="string">
            <text:p>Lajas Municipio</text:p>
          </table:table-cell>
          <table:table-cell/>
        </table:table-row>
        <table:table-row table:style-name="ro1">
          <table:table-cell office:value-type="string" calcext:value-type="string">
            <text:p>PR,72,081,Lares Municipio,H1</text:p>
          </table:table-cell>
          <table:table-cell table:formula="of:=LEFT([.A3195];2)" office:value-type="string" office:string-value="PR" calcext:value-type="string">
            <text:p>PR</text:p>
          </table:table-cell>
          <table:table-cell table:formula="of:=MID([.A3195];4;6)" office:value-type="string" office:string-value="72,081" calcext:value-type="string">
            <text:p>72,081</text:p>
          </table:table-cell>
          <table:table-cell table:formula="of:=MID([.A3195];11;30)" office:value-type="string" office:string-value="Lares Municipio,H1" calcext:value-type="string">
            <text:p>Lares Municipio,H1</text:p>
          </table:table-cell>
          <table:table-cell office:value-type="string" calcext:value-type="string">
            <text:p>Lares Municipio</text:p>
          </table:table-cell>
          <table:table-cell/>
        </table:table-row>
        <table:table-row table:style-name="ro2">
          <table:table-cell office:value-type="string" calcext:value-type="string">
            <text:p>PR,72,083,Las Marias Municipio,H1</text:p>
          </table:table-cell>
          <table:table-cell table:formula="of:=LEFT([.A3196];2)" office:value-type="string" office:string-value="PR" calcext:value-type="string">
            <text:p>PR</text:p>
          </table:table-cell>
          <table:table-cell table:formula="of:=MID([.A3196];4;6)" office:value-type="string" office:string-value="72,083" calcext:value-type="string">
            <text:p>72,083</text:p>
          </table:table-cell>
          <table:table-cell table:formula="of:=MID([.A3196];11;30)" office:value-type="string" office:string-value="Las Marias Municipio,H1" calcext:value-type="string">
            <text:p>Las Marias Municipio,H1</text:p>
          </table:table-cell>
          <table:table-cell office:value-type="string" calcext:value-type="string">
            <text:p>Las Marias Municipio</text:p>
          </table:table-cell>
          <table:table-cell/>
        </table:table-row>
        <table:table-row table:style-name="ro2">
          <table:table-cell office:value-type="string" calcext:value-type="string">
            <text:p>PR,72,085,Las Piedras Municipio,H1</text:p>
          </table:table-cell>
          <table:table-cell table:formula="of:=LEFT([.A3197];2)" office:value-type="string" office:string-value="PR" calcext:value-type="string">
            <text:p>PR</text:p>
          </table:table-cell>
          <table:table-cell table:formula="of:=MID([.A3197];4;6)" office:value-type="string" office:string-value="72,085" calcext:value-type="string">
            <text:p>72,085</text:p>
          </table:table-cell>
          <table:table-cell table:formula="of:=MID([.A3197];11;30)" office:value-type="string" office:string-value="Las Piedras Municipio,H1" calcext:value-type="string">
            <text:p>Las Piedras Municipio,H1</text:p>
          </table:table-cell>
          <table:table-cell office:value-type="string" calcext:value-type="string">
            <text:p>Las Piedras Municipio</text:p>
          </table:table-cell>
          <table:table-cell/>
        </table:table-row>
        <table:table-row table:style-name="ro1">
          <table:table-cell office:value-type="string" calcext:value-type="string">
            <text:p>PR,72,087,Loiza Municipio,H1</text:p>
          </table:table-cell>
          <table:table-cell table:formula="of:=LEFT([.A3198];2)" office:value-type="string" office:string-value="PR" calcext:value-type="string">
            <text:p>PR</text:p>
          </table:table-cell>
          <table:table-cell table:formula="of:=MID([.A3198];4;6)" office:value-type="string" office:string-value="72,087" calcext:value-type="string">
            <text:p>72,087</text:p>
          </table:table-cell>
          <table:table-cell table:formula="of:=MID([.A3198];11;30)" office:value-type="string" office:string-value="Loiza Municipio,H1" calcext:value-type="string">
            <text:p>Loiza Municipio,H1</text:p>
          </table:table-cell>
          <table:table-cell office:value-type="string" calcext:value-type="string">
            <text:p>Loiza Municipio</text:p>
          </table:table-cell>
          <table:table-cell/>
        </table:table-row>
        <table:table-row table:style-name="ro2">
          <table:table-cell office:value-type="string" calcext:value-type="string">
            <text:p>PR,72,089,Luquillo Municipio,H1</text:p>
          </table:table-cell>
          <table:table-cell table:formula="of:=LEFT([.A3199];2)" office:value-type="string" office:string-value="PR" calcext:value-type="string">
            <text:p>PR</text:p>
          </table:table-cell>
          <table:table-cell table:formula="of:=MID([.A3199];4;6)" office:value-type="string" office:string-value="72,089" calcext:value-type="string">
            <text:p>72,089</text:p>
          </table:table-cell>
          <table:table-cell table:formula="of:=MID([.A3199];11;30)" office:value-type="string" office:string-value="Luquillo Municipio,H1" calcext:value-type="string">
            <text:p>Luquillo Municipio,H1</text:p>
          </table:table-cell>
          <table:table-cell office:value-type="string" calcext:value-type="string">
            <text:p>Luquillo Municipio</text:p>
          </table:table-cell>
          <table:table-cell/>
        </table:table-row>
        <table:table-row table:style-name="ro1">
          <table:table-cell office:value-type="string" calcext:value-type="string">
            <text:p>PR,72,091,Manati Municipio,H1</text:p>
          </table:table-cell>
          <table:table-cell table:formula="of:=LEFT([.A3200];2)" office:value-type="string" office:string-value="PR" calcext:value-type="string">
            <text:p>PR</text:p>
          </table:table-cell>
          <table:table-cell table:formula="of:=MID([.A3200];4;6)" office:value-type="string" office:string-value="72,091" calcext:value-type="string">
            <text:p>72,091</text:p>
          </table:table-cell>
          <table:table-cell table:formula="of:=MID([.A3200];11;30)" office:value-type="string" office:string-value="Manati Municipio,H1" calcext:value-type="string">
            <text:p>Manati Municipio,H1</text:p>
          </table:table-cell>
          <table:table-cell office:value-type="string" calcext:value-type="string">
            <text:p>Manati Municipio</text:p>
          </table:table-cell>
          <table:table-cell/>
        </table:table-row>
        <table:table-row table:style-name="ro1">
          <table:table-cell office:value-type="string" calcext:value-type="string">
            <text:p>PR,72,093,Maricao Municipio,H1</text:p>
          </table:table-cell>
          <table:table-cell table:formula="of:=LEFT([.A3201];2)" office:value-type="string" office:string-value="PR" calcext:value-type="string">
            <text:p>PR</text:p>
          </table:table-cell>
          <table:table-cell table:formula="of:=MID([.A3201];4;6)" office:value-type="string" office:string-value="72,093" calcext:value-type="string">
            <text:p>72,093</text:p>
          </table:table-cell>
          <table:table-cell table:formula="of:=MID([.A3201];11;30)" office:value-type="string" office:string-value="Maricao Municipio,H1" calcext:value-type="string">
            <text:p>Maricao Municipio,H1</text:p>
          </table:table-cell>
          <table:table-cell office:value-type="string" calcext:value-type="string">
            <text:p>Maricao Municipio</text:p>
          </table:table-cell>
          <table:table-cell/>
        </table:table-row>
        <table:table-row table:style-name="ro1">
          <table:table-cell office:value-type="string" calcext:value-type="string">
            <text:p>PR,72,095,Maunabo Municipio,H1</text:p>
          </table:table-cell>
          <table:table-cell table:formula="of:=LEFT([.A3202];2)" office:value-type="string" office:string-value="PR" calcext:value-type="string">
            <text:p>PR</text:p>
          </table:table-cell>
          <table:table-cell table:formula="of:=MID([.A3202];4;6)" office:value-type="string" office:string-value="72,095" calcext:value-type="string">
            <text:p>72,095</text:p>
          </table:table-cell>
          <table:table-cell table:formula="of:=MID([.A3202];11;30)" office:value-type="string" office:string-value="Maunabo Municipio,H1" calcext:value-type="string">
            <text:p>Maunabo Municipio,H1</text:p>
          </table:table-cell>
          <table:table-cell office:value-type="string" calcext:value-type="string">
            <text:p>Maunabo Municipio</text:p>
          </table:table-cell>
          <table:table-cell/>
        </table:table-row>
        <table:table-row table:style-name="ro2">
          <table:table-cell office:value-type="string" calcext:value-type="string">
            <text:p>PR,72,097,Mayaguez Municipio,H1</text:p>
          </table:table-cell>
          <table:table-cell table:formula="of:=LEFT([.A3203];2)" office:value-type="string" office:string-value="PR" calcext:value-type="string">
            <text:p>PR</text:p>
          </table:table-cell>
          <table:table-cell table:formula="of:=MID([.A3203];4;6)" office:value-type="string" office:string-value="72,097" calcext:value-type="string">
            <text:p>72,097</text:p>
          </table:table-cell>
          <table:table-cell table:formula="of:=MID([.A3203];11;30)" office:value-type="string" office:string-value="Mayaguez Municipio,H1" calcext:value-type="string">
            <text:p>Mayaguez Municipio,H1</text:p>
          </table:table-cell>
          <table:table-cell office:value-type="string" calcext:value-type="string">
            <text:p>Mayaguez Municipio</text:p>
          </table:table-cell>
          <table:table-cell/>
        </table:table-row>
        <table:table-row table:style-name="ro1">
          <table:table-cell office:value-type="string" calcext:value-type="string">
            <text:p>PR,72,099,Moca Municipio,H1</text:p>
          </table:table-cell>
          <table:table-cell table:formula="of:=LEFT([.A3204];2)" office:value-type="string" office:string-value="PR" calcext:value-type="string">
            <text:p>PR</text:p>
          </table:table-cell>
          <table:table-cell table:formula="of:=MID([.A3204];4;6)" office:value-type="string" office:string-value="72,099" calcext:value-type="string">
            <text:p>72,099</text:p>
          </table:table-cell>
          <table:table-cell table:formula="of:=MID([.A3204];11;30)" office:value-type="string" office:string-value="Moca Municipio,H1" calcext:value-type="string">
            <text:p>Moca Municipio,H1</text:p>
          </table:table-cell>
          <table:table-cell office:value-type="string" calcext:value-type="string">
            <text:p>Moca Municipio</text:p>
          </table:table-cell>
          <table:table-cell/>
        </table:table-row>
        <table:table-row table:style-name="ro1">
          <table:table-cell office:value-type="string" calcext:value-type="string">
            <text:p>PR,72,101,Morovis Municipio,H1</text:p>
          </table:table-cell>
          <table:table-cell table:formula="of:=LEFT([.A3205];2)" office:value-type="string" office:string-value="PR" calcext:value-type="string">
            <text:p>PR</text:p>
          </table:table-cell>
          <table:table-cell table:formula="of:=MID([.A3205];4;6)" office:value-type="string" office:string-value="72,101" calcext:value-type="string">
            <text:p>72,101</text:p>
          </table:table-cell>
          <table:table-cell table:formula="of:=MID([.A3205];11;30)" office:value-type="string" office:string-value="Morovis Municipio,H1" calcext:value-type="string">
            <text:p>Morovis Municipio,H1</text:p>
          </table:table-cell>
          <table:table-cell office:value-type="string" calcext:value-type="string">
            <text:p>Morovis Municipio</text:p>
          </table:table-cell>
          <table:table-cell/>
        </table:table-row>
        <table:table-row table:style-name="ro1">
          <table:table-cell office:value-type="string" calcext:value-type="string">
            <text:p>PR,72,103,Naguabo Municipio,H1</text:p>
          </table:table-cell>
          <table:table-cell table:formula="of:=LEFT([.A3206];2)" office:value-type="string" office:string-value="PR" calcext:value-type="string">
            <text:p>PR</text:p>
          </table:table-cell>
          <table:table-cell table:formula="of:=MID([.A3206];4;6)" office:value-type="string" office:string-value="72,103" calcext:value-type="string">
            <text:p>72,103</text:p>
          </table:table-cell>
          <table:table-cell table:formula="of:=MID([.A3206];11;30)" office:value-type="string" office:string-value="Naguabo Municipio,H1" calcext:value-type="string">
            <text:p>Naguabo Municipio,H1</text:p>
          </table:table-cell>
          <table:table-cell office:value-type="string" calcext:value-type="string">
            <text:p>Naguabo Municipio</text:p>
          </table:table-cell>
          <table:table-cell/>
        </table:table-row>
        <table:table-row table:style-name="ro2">
          <table:table-cell office:value-type="string" calcext:value-type="string">
            <text:p>PR,72,105,Naranjito Municipio,H1</text:p>
          </table:table-cell>
          <table:table-cell table:formula="of:=LEFT([.A3207];2)" office:value-type="string" office:string-value="PR" calcext:value-type="string">
            <text:p>PR</text:p>
          </table:table-cell>
          <table:table-cell table:formula="of:=MID([.A3207];4;6)" office:value-type="string" office:string-value="72,105" calcext:value-type="string">
            <text:p>72,105</text:p>
          </table:table-cell>
          <table:table-cell table:formula="of:=MID([.A3207];11;30)" office:value-type="string" office:string-value="Naranjito Municipio,H1" calcext:value-type="string">
            <text:p>Naranjito Municipio,H1</text:p>
          </table:table-cell>
          <table:table-cell office:value-type="string" calcext:value-type="string">
            <text:p>Naranjito Municipio</text:p>
          </table:table-cell>
          <table:table-cell/>
        </table:table-row>
        <table:table-row table:style-name="ro2">
          <table:table-cell office:value-type="string" calcext:value-type="string">
            <text:p>PR,72,107,Orocovis Municipio,H1</text:p>
          </table:table-cell>
          <table:table-cell table:formula="of:=LEFT([.A3208];2)" office:value-type="string" office:string-value="PR" calcext:value-type="string">
            <text:p>PR</text:p>
          </table:table-cell>
          <table:table-cell table:formula="of:=MID([.A3208];4;6)" office:value-type="string" office:string-value="72,107" calcext:value-type="string">
            <text:p>72,107</text:p>
          </table:table-cell>
          <table:table-cell table:formula="of:=MID([.A3208];11;30)" office:value-type="string" office:string-value="Orocovis Municipio,H1" calcext:value-type="string">
            <text:p>Orocovis Municipio,H1</text:p>
          </table:table-cell>
          <table:table-cell office:value-type="string" calcext:value-type="string">
            <text:p>Orocovis Municipio</text:p>
          </table:table-cell>
          <table:table-cell/>
        </table:table-row>
        <table:table-row table:style-name="ro2">
          <table:table-cell office:value-type="string" calcext:value-type="string">
            <text:p>PR,72,109,Patillas Municipio,H1</text:p>
          </table:table-cell>
          <table:table-cell table:formula="of:=LEFT([.A3209];2)" office:value-type="string" office:string-value="PR" calcext:value-type="string">
            <text:p>PR</text:p>
          </table:table-cell>
          <table:table-cell table:formula="of:=MID([.A3209];4;6)" office:value-type="string" office:string-value="72,109" calcext:value-type="string">
            <text:p>72,109</text:p>
          </table:table-cell>
          <table:table-cell table:formula="of:=MID([.A3209];11;30)" office:value-type="string" office:string-value="Patillas Municipio,H1" calcext:value-type="string">
            <text:p>Patillas Municipio,H1</text:p>
          </table:table-cell>
          <table:table-cell office:value-type="string" calcext:value-type="string">
            <text:p>Patillas Municipio</text:p>
          </table:table-cell>
          <table:table-cell/>
        </table:table-row>
        <table:table-row table:style-name="ro2">
          <table:table-cell office:value-type="string" calcext:value-type="string">
            <text:p>PR,72,111,Penuelas Municipio,H1</text:p>
          </table:table-cell>
          <table:table-cell table:formula="of:=LEFT([.A3210];2)" office:value-type="string" office:string-value="PR" calcext:value-type="string">
            <text:p>PR</text:p>
          </table:table-cell>
          <table:table-cell table:formula="of:=MID([.A3210];4;6)" office:value-type="string" office:string-value="72,111" calcext:value-type="string">
            <text:p>72,111</text:p>
          </table:table-cell>
          <table:table-cell table:formula="of:=MID([.A3210];11;30)" office:value-type="string" office:string-value="Penuelas Municipio,H1" calcext:value-type="string">
            <text:p>Penuelas Municipio,H1</text:p>
          </table:table-cell>
          <table:table-cell office:value-type="string" calcext:value-type="string">
            <text:p>Penuelas Municipio</text:p>
          </table:table-cell>
          <table:table-cell/>
        </table:table-row>
        <table:table-row table:style-name="ro1">
          <table:table-cell office:value-type="string" calcext:value-type="string">
            <text:p>PR,72,113,Ponce Municipio,H1</text:p>
          </table:table-cell>
          <table:table-cell table:formula="of:=LEFT([.A3211];2)" office:value-type="string" office:string-value="PR" calcext:value-type="string">
            <text:p>PR</text:p>
          </table:table-cell>
          <table:table-cell table:formula="of:=MID([.A3211];4;6)" office:value-type="string" office:string-value="72,113" calcext:value-type="string">
            <text:p>72,113</text:p>
          </table:table-cell>
          <table:table-cell table:formula="of:=MID([.A3211];11;30)" office:value-type="string" office:string-value="Ponce Municipio,H1" calcext:value-type="string">
            <text:p>Ponce Municipio,H1</text:p>
          </table:table-cell>
          <table:table-cell office:value-type="string" calcext:value-type="string">
            <text:p>Ponce Municipio</text:p>
          </table:table-cell>
          <table:table-cell/>
        </table:table-row>
        <table:table-row table:style-name="ro2">
          <table:table-cell office:value-type="string" calcext:value-type="string">
            <text:p>PR,72,115,Quebradillas Municipio,H1</text:p>
          </table:table-cell>
          <table:table-cell table:formula="of:=LEFT([.A3212];2)" office:value-type="string" office:string-value="PR" calcext:value-type="string">
            <text:p>PR</text:p>
          </table:table-cell>
          <table:table-cell table:formula="of:=MID([.A3212];4;6)" office:value-type="string" office:string-value="72,115" calcext:value-type="string">
            <text:p>72,115</text:p>
          </table:table-cell>
          <table:table-cell table:formula="of:=MID([.A3212];11;30)" office:value-type="string" office:string-value="Quebradillas Municipio,H1" calcext:value-type="string">
            <text:p>Quebradillas Municipio,H1</text:p>
          </table:table-cell>
          <table:table-cell office:value-type="string" calcext:value-type="string">
            <text:p>Quebradillas Municipio</text:p>
          </table:table-cell>
          <table:table-cell/>
        </table:table-row>
        <table:table-row table:style-name="ro1">
          <table:table-cell office:value-type="string" calcext:value-type="string">
            <text:p>PR,72,117,Rincon Municipio,H1</text:p>
          </table:table-cell>
          <table:table-cell table:formula="of:=LEFT([.A3213];2)" office:value-type="string" office:string-value="PR" calcext:value-type="string">
            <text:p>PR</text:p>
          </table:table-cell>
          <table:table-cell table:formula="of:=MID([.A3213];4;6)" office:value-type="string" office:string-value="72,117" calcext:value-type="string">
            <text:p>72,117</text:p>
          </table:table-cell>
          <table:table-cell table:formula="of:=MID([.A3213];11;30)" office:value-type="string" office:string-value="Rincon Municipio,H1" calcext:value-type="string">
            <text:p>Rincon Municipio,H1</text:p>
          </table:table-cell>
          <table:table-cell office:value-type="string" calcext:value-type="string">
            <text:p>Rincon Municipio</text:p>
          </table:table-cell>
          <table:table-cell/>
        </table:table-row>
        <table:table-row table:style-name="ro2">
          <table:table-cell office:value-type="string" calcext:value-type="string">
            <text:p>PR,72,119,Rio Grande Municipio,H1</text:p>
          </table:table-cell>
          <table:table-cell table:formula="of:=LEFT([.A3214];2)" office:value-type="string" office:string-value="PR" calcext:value-type="string">
            <text:p>PR</text:p>
          </table:table-cell>
          <table:table-cell table:formula="of:=MID([.A3214];4;6)" office:value-type="string" office:string-value="72,119" calcext:value-type="string">
            <text:p>72,119</text:p>
          </table:table-cell>
          <table:table-cell table:formula="of:=MID([.A3214];11;30)" office:value-type="string" office:string-value="Rio Grande Municipio,H1" calcext:value-type="string">
            <text:p>Rio Grande Municipio,H1</text:p>
          </table:table-cell>
          <table:table-cell office:value-type="string" calcext:value-type="string">
            <text:p>Rio Grande Municipio</text:p>
          </table:table-cell>
          <table:table-cell/>
        </table:table-row>
        <table:table-row table:style-name="ro2">
          <table:table-cell office:value-type="string" calcext:value-type="string">
            <text:p>PR,72,121,Sabana Grande Municipio,H1</text:p>
          </table:table-cell>
          <table:table-cell table:formula="of:=LEFT([.A3215];2)" office:value-type="string" office:string-value="PR" calcext:value-type="string">
            <text:p>PR</text:p>
          </table:table-cell>
          <table:table-cell table:formula="of:=MID([.A3215];4;6)" office:value-type="string" office:string-value="72,121" calcext:value-type="string">
            <text:p>72,121</text:p>
          </table:table-cell>
          <table:table-cell table:formula="of:=MID([.A3215];11;30)" office:value-type="string" office:string-value="Sabana Grande Municipio,H1" calcext:value-type="string">
            <text:p>Sabana Grande Municipio,H1</text:p>
          </table:table-cell>
          <table:table-cell office:value-type="string" calcext:value-type="string">
            <text:p>Sabana Grande Municipio</text:p>
          </table:table-cell>
          <table:table-cell/>
        </table:table-row>
        <table:table-row table:style-name="ro1">
          <table:table-cell office:value-type="string" calcext:value-type="string">
            <text:p>PR,72,123,Salinas Municipio,H1</text:p>
          </table:table-cell>
          <table:table-cell table:formula="of:=LEFT([.A3216];2)" office:value-type="string" office:string-value="PR" calcext:value-type="string">
            <text:p>PR</text:p>
          </table:table-cell>
          <table:table-cell table:formula="of:=MID([.A3216];4;6)" office:value-type="string" office:string-value="72,123" calcext:value-type="string">
            <text:p>72,123</text:p>
          </table:table-cell>
          <table:table-cell table:formula="of:=MID([.A3216];11;30)" office:value-type="string" office:string-value="Salinas Municipio,H1" calcext:value-type="string">
            <text:p>Salinas Municipio,H1</text:p>
          </table:table-cell>
          <table:table-cell office:value-type="string" calcext:value-type="string">
            <text:p>Salinas Municipio</text:p>
          </table:table-cell>
          <table:table-cell/>
        </table:table-row>
        <table:table-row table:style-name="ro2">
          <table:table-cell office:value-type="string" calcext:value-type="string">
            <text:p>PR,72,125,San German Municipio,H1</text:p>
          </table:table-cell>
          <table:table-cell table:formula="of:=LEFT([.A3217];2)" office:value-type="string" office:string-value="PR" calcext:value-type="string">
            <text:p>PR</text:p>
          </table:table-cell>
          <table:table-cell table:formula="of:=MID([.A3217];4;6)" office:value-type="string" office:string-value="72,125" calcext:value-type="string">
            <text:p>72,125</text:p>
          </table:table-cell>
          <table:table-cell table:formula="of:=MID([.A3217];11;30)" office:value-type="string" office:string-value="San German Municipio,H1" calcext:value-type="string">
            <text:p>San German Municipio,H1</text:p>
          </table:table-cell>
          <table:table-cell office:value-type="string" calcext:value-type="string">
            <text:p>San German Municipio</text:p>
          </table:table-cell>
          <table:table-cell/>
        </table:table-row>
        <table:table-row table:style-name="ro2">
          <table:table-cell office:value-type="string" calcext:value-type="string">
            <text:p>PR,72,127,San Juan Municipio,H1</text:p>
          </table:table-cell>
          <table:table-cell table:formula="of:=LEFT([.A3218];2)" office:value-type="string" office:string-value="PR" calcext:value-type="string">
            <text:p>PR</text:p>
          </table:table-cell>
          <table:table-cell table:formula="of:=MID([.A3218];4;6)" office:value-type="string" office:string-value="72,127" calcext:value-type="string">
            <text:p>72,127</text:p>
          </table:table-cell>
          <table:table-cell table:formula="of:=MID([.A3218];11;30)" office:value-type="string" office:string-value="San Juan Municipio,H1" calcext:value-type="string">
            <text:p>San Juan Municipio,H1</text:p>
          </table:table-cell>
          <table:table-cell office:value-type="string" calcext:value-type="string">
            <text:p>San Juan Municipio</text:p>
          </table:table-cell>
          <table:table-cell/>
        </table:table-row>
        <table:table-row table:style-name="ro2">
          <table:table-cell office:value-type="string" calcext:value-type="string">
            <text:p>PR,72,129,San Lorenzo Municipio,H1</text:p>
          </table:table-cell>
          <table:table-cell table:formula="of:=LEFT([.A3219];2)" office:value-type="string" office:string-value="PR" calcext:value-type="string">
            <text:p>PR</text:p>
          </table:table-cell>
          <table:table-cell table:formula="of:=MID([.A3219];4;6)" office:value-type="string" office:string-value="72,129" calcext:value-type="string">
            <text:p>72,129</text:p>
          </table:table-cell>
          <table:table-cell table:formula="of:=MID([.A3219];11;30)" office:value-type="string" office:string-value="San Lorenzo Municipio,H1" calcext:value-type="string">
            <text:p>San Lorenzo Municipio,H1</text:p>
          </table:table-cell>
          <table:table-cell office:value-type="string" calcext:value-type="string">
            <text:p>San Lorenzo Municipio</text:p>
          </table:table-cell>
          <table:table-cell/>
        </table:table-row>
        <table:table-row table:style-name="ro2">
          <table:table-cell office:value-type="string" calcext:value-type="string">
            <text:p>PR,72,131,San Sebastian Municipio,H1</text:p>
          </table:table-cell>
          <table:table-cell table:formula="of:=LEFT([.A3220];2)" office:value-type="string" office:string-value="PR" calcext:value-type="string">
            <text:p>PR</text:p>
          </table:table-cell>
          <table:table-cell table:formula="of:=MID([.A3220];4;6)" office:value-type="string" office:string-value="72,131" calcext:value-type="string">
            <text:p>72,131</text:p>
          </table:table-cell>
          <table:table-cell table:formula="of:=MID([.A3220];11;30)" office:value-type="string" office:string-value="San Sebastian Municipio,H1" calcext:value-type="string">
            <text:p>San Sebastian Municipio,H1</text:p>
          </table:table-cell>
          <table:table-cell office:value-type="string" calcext:value-type="string">
            <text:p>San Sebastian Municipio</text:p>
          </table:table-cell>
          <table:table-cell/>
        </table:table-row>
        <table:table-row table:style-name="ro2">
          <table:table-cell office:value-type="string" calcext:value-type="string">
            <text:p>PR,72,133,Santa Isabel Municipio,H1</text:p>
          </table:table-cell>
          <table:table-cell table:formula="of:=LEFT([.A3221];2)" office:value-type="string" office:string-value="PR" calcext:value-type="string">
            <text:p>PR</text:p>
          </table:table-cell>
          <table:table-cell table:formula="of:=MID([.A3221];4;6)" office:value-type="string" office:string-value="72,133" calcext:value-type="string">
            <text:p>72,133</text:p>
          </table:table-cell>
          <table:table-cell table:formula="of:=MID([.A3221];11;30)" office:value-type="string" office:string-value="Santa Isabel Municipio,H1" calcext:value-type="string">
            <text:p>Santa Isabel Municipio,H1</text:p>
          </table:table-cell>
          <table:table-cell office:value-type="string" calcext:value-type="string">
            <text:p>Santa Isabel Municipio</text:p>
          </table:table-cell>
          <table:table-cell/>
        </table:table-row>
        <table:table-row table:style-name="ro2">
          <table:table-cell office:value-type="string" calcext:value-type="string">
            <text:p>PR,72,135,Toa Alta Municipio,H1</text:p>
          </table:table-cell>
          <table:table-cell table:formula="of:=LEFT([.A3222];2)" office:value-type="string" office:string-value="PR" calcext:value-type="string">
            <text:p>PR</text:p>
          </table:table-cell>
          <table:table-cell table:formula="of:=MID([.A3222];4;6)" office:value-type="string" office:string-value="72,135" calcext:value-type="string">
            <text:p>72,135</text:p>
          </table:table-cell>
          <table:table-cell table:formula="of:=MID([.A3222];11;30)" office:value-type="string" office:string-value="Toa Alta Municipio,H1" calcext:value-type="string">
            <text:p>Toa Alta Municipio,H1</text:p>
          </table:table-cell>
          <table:table-cell office:value-type="string" calcext:value-type="string">
            <text:p>Toa Alta Municipio</text:p>
          </table:table-cell>
          <table:table-cell/>
        </table:table-row>
        <table:table-row table:style-name="ro2">
          <table:table-cell office:value-type="string" calcext:value-type="string">
            <text:p>PR,72,137,Toa Baja Municipio,H1</text:p>
          </table:table-cell>
          <table:table-cell table:formula="of:=LEFT([.A3223];2)" office:value-type="string" office:string-value="PR" calcext:value-type="string">
            <text:p>PR</text:p>
          </table:table-cell>
          <table:table-cell table:formula="of:=MID([.A3223];4;6)" office:value-type="string" office:string-value="72,137" calcext:value-type="string">
            <text:p>72,137</text:p>
          </table:table-cell>
          <table:table-cell table:formula="of:=MID([.A3223];11;30)" office:value-type="string" office:string-value="Toa Baja Municipio,H1" calcext:value-type="string">
            <text:p>Toa Baja Municipio,H1</text:p>
          </table:table-cell>
          <table:table-cell office:value-type="string" calcext:value-type="string">
            <text:p>Toa Baja Municipio</text:p>
          </table:table-cell>
          <table:table-cell/>
        </table:table-row>
        <table:table-row table:style-name="ro2">
          <table:table-cell office:value-type="string" calcext:value-type="string">
            <text:p>PR,72,139,Trujillo Alto Municipio,H1</text:p>
          </table:table-cell>
          <table:table-cell table:formula="of:=LEFT([.A3224];2)" office:value-type="string" office:string-value="PR" calcext:value-type="string">
            <text:p>PR</text:p>
          </table:table-cell>
          <table:table-cell table:formula="of:=MID([.A3224];4;6)" office:value-type="string" office:string-value="72,139" calcext:value-type="string">
            <text:p>72,139</text:p>
          </table:table-cell>
          <table:table-cell table:formula="of:=MID([.A3224];11;30)" office:value-type="string" office:string-value="Trujillo Alto Municipio,H1" calcext:value-type="string">
            <text:p>Trujillo Alto Municipio,H1</text:p>
          </table:table-cell>
          <table:table-cell office:value-type="string" calcext:value-type="string">
            <text:p>Trujillo Alto Municipio</text:p>
          </table:table-cell>
          <table:table-cell/>
        </table:table-row>
        <table:table-row table:style-name="ro1">
          <table:table-cell office:value-type="string" calcext:value-type="string">
            <text:p>PR,72,141,Utuado Municipio,H1</text:p>
          </table:table-cell>
          <table:table-cell table:formula="of:=LEFT([.A3225];2)" office:value-type="string" office:string-value="PR" calcext:value-type="string">
            <text:p>PR</text:p>
          </table:table-cell>
          <table:table-cell table:formula="of:=MID([.A3225];4;6)" office:value-type="string" office:string-value="72,141" calcext:value-type="string">
            <text:p>72,141</text:p>
          </table:table-cell>
          <table:table-cell table:formula="of:=MID([.A3225];11;30)" office:value-type="string" office:string-value="Utuado Municipio,H1" calcext:value-type="string">
            <text:p>Utuado Municipio,H1</text:p>
          </table:table-cell>
          <table:table-cell office:value-type="string" calcext:value-type="string">
            <text:p>Utuado Municipio</text:p>
          </table:table-cell>
          <table:table-cell/>
        </table:table-row>
        <table:table-row table:style-name="ro2">
          <table:table-cell office:value-type="string" calcext:value-type="string">
            <text:p>PR,72,143,Vega Alta Municipio,H1</text:p>
          </table:table-cell>
          <table:table-cell table:formula="of:=LEFT([.A3226];2)" office:value-type="string" office:string-value="PR" calcext:value-type="string">
            <text:p>PR</text:p>
          </table:table-cell>
          <table:table-cell table:formula="of:=MID([.A3226];4;6)" office:value-type="string" office:string-value="72,143" calcext:value-type="string">
            <text:p>72,143</text:p>
          </table:table-cell>
          <table:table-cell table:formula="of:=MID([.A3226];11;30)" office:value-type="string" office:string-value="Vega Alta Municipio,H1" calcext:value-type="string">
            <text:p>Vega Alta Municipio,H1</text:p>
          </table:table-cell>
          <table:table-cell office:value-type="string" calcext:value-type="string">
            <text:p>Vega Alta Municipio</text:p>
          </table:table-cell>
          <table:table-cell/>
        </table:table-row>
        <table:table-row table:style-name="ro2">
          <table:table-cell office:value-type="string" calcext:value-type="string">
            <text:p>PR,72,145,Vega Baja Municipio,H1</text:p>
          </table:table-cell>
          <table:table-cell table:formula="of:=LEFT([.A3227];2)" office:value-type="string" office:string-value="PR" calcext:value-type="string">
            <text:p>PR</text:p>
          </table:table-cell>
          <table:table-cell table:formula="of:=MID([.A3227];4;6)" office:value-type="string" office:string-value="72,145" calcext:value-type="string">
            <text:p>72,145</text:p>
          </table:table-cell>
          <table:table-cell table:formula="of:=MID([.A3227];11;30)" office:value-type="string" office:string-value="Vega Baja Municipio,H1" calcext:value-type="string">
            <text:p>Vega Baja Municipio,H1</text:p>
          </table:table-cell>
          <table:table-cell office:value-type="string" calcext:value-type="string">
            <text:p>Vega Baja Municipio</text:p>
          </table:table-cell>
          <table:table-cell/>
        </table:table-row>
        <table:table-row table:style-name="ro1">
          <table:table-cell office:value-type="string" calcext:value-type="string">
            <text:p>PR,72,147,Vieques Municipio,H1</text:p>
          </table:table-cell>
          <table:table-cell table:formula="of:=LEFT([.A3228];2)" office:value-type="string" office:string-value="PR" calcext:value-type="string">
            <text:p>PR</text:p>
          </table:table-cell>
          <table:table-cell table:formula="of:=MID([.A3228];4;6)" office:value-type="string" office:string-value="72,147" calcext:value-type="string">
            <text:p>72,147</text:p>
          </table:table-cell>
          <table:table-cell table:formula="of:=MID([.A3228];11;30)" office:value-type="string" office:string-value="Vieques Municipio,H1" calcext:value-type="string">
            <text:p>Vieques Municipio,H1</text:p>
          </table:table-cell>
          <table:table-cell office:value-type="string" calcext:value-type="string">
            <text:p>Vieques Municipio</text:p>
          </table:table-cell>
          <table:table-cell/>
        </table:table-row>
        <table:table-row table:style-name="ro2">
          <table:table-cell office:value-type="string" calcext:value-type="string">
            <text:p>PR,72,149,Villalba Municipio,H1</text:p>
          </table:table-cell>
          <table:table-cell table:formula="of:=LEFT([.A3229];2)" office:value-type="string" office:string-value="PR" calcext:value-type="string">
            <text:p>PR</text:p>
          </table:table-cell>
          <table:table-cell table:formula="of:=MID([.A3229];4;6)" office:value-type="string" office:string-value="72,149" calcext:value-type="string">
            <text:p>72,149</text:p>
          </table:table-cell>
          <table:table-cell table:formula="of:=MID([.A3229];11;30)" office:value-type="string" office:string-value="Villalba Municipio,H1" calcext:value-type="string">
            <text:p>Villalba Municipio,H1</text:p>
          </table:table-cell>
          <table:table-cell office:value-type="string" calcext:value-type="string">
            <text:p>Villalba Municipio</text:p>
          </table:table-cell>
          <table:table-cell/>
        </table:table-row>
        <table:table-row table:style-name="ro1">
          <table:table-cell office:value-type="string" calcext:value-type="string">
            <text:p>PR,72,151,Yabucoa Municipio,H1</text:p>
          </table:table-cell>
          <table:table-cell table:formula="of:=LEFT([.A3230];2)" office:value-type="string" office:string-value="PR" calcext:value-type="string">
            <text:p>PR</text:p>
          </table:table-cell>
          <table:table-cell table:formula="of:=MID([.A3230];4;6)" office:value-type="string" office:string-value="72,151" calcext:value-type="string">
            <text:p>72,151</text:p>
          </table:table-cell>
          <table:table-cell table:formula="of:=MID([.A3230];11;30)" office:value-type="string" office:string-value="Yabucoa Municipio,H1" calcext:value-type="string">
            <text:p>Yabucoa Municipio,H1</text:p>
          </table:table-cell>
          <table:table-cell office:value-type="string" calcext:value-type="string">
            <text:p>Yabucoa Municipio</text:p>
          </table:table-cell>
          <table:table-cell/>
        </table:table-row>
        <table:table-row table:style-name="ro1">
          <table:table-cell office:value-type="string" calcext:value-type="string">
            <text:p>PR,72,153,Yauco Municipio,H1</text:p>
          </table:table-cell>
          <table:table-cell table:formula="of:=LEFT([.A3231];2)" office:value-type="string" office:string-value="PR" calcext:value-type="string">
            <text:p>PR</text:p>
          </table:table-cell>
          <table:table-cell table:formula="of:=MID([.A3231];4;6)" office:value-type="string" office:string-value="72,153" calcext:value-type="string">
            <text:p>72,153</text:p>
          </table:table-cell>
          <table:table-cell table:formula="of:=MID([.A3231];11;30)" office:value-type="string" office:string-value="Yauco Municipio,H1" calcext:value-type="string">
            <text:p>Yauco Municipio,H1</text:p>
          </table:table-cell>
          <table:table-cell office:value-type="string" calcext:value-type="string">
            <text:p>Yauco Municipio</text:p>
          </table:table-cell>
          <table:table-cell/>
        </table:table-row>
        <table:table-row table:style-name="ro1">
          <table:table-cell office:value-type="string" calcext:value-type="string">
            <text:p>UM,74,300,Midway Islands,H4</text:p>
          </table:table-cell>
          <table:table-cell table:formula="of:=LEFT([.A3232];2)" office:value-type="string" office:string-value="UM" calcext:value-type="string">
            <text:p>UM</text:p>
          </table:table-cell>
          <table:table-cell table:formula="of:=MID([.A3232];4;6)" office:value-type="string" office:string-value="74,300" calcext:value-type="string">
            <text:p>74,300</text:p>
          </table:table-cell>
          <table:table-cell table:formula="of:=MID([.A3232];11;30)" office:value-type="string" office:string-value="Midway Islands,H4" calcext:value-type="string">
            <text:p>Midway Islands,H4</text:p>
          </table:table-cell>
          <table:table-cell office:value-type="string" calcext:value-type="string">
            <text:p>Midway Islands</text:p>
          </table:table-cell>
          <table:table-cell/>
        </table:table-row>
        <table:table-row table:style-name="ro1">
          <table:table-cell office:value-type="string" calcext:value-type="string">
            <text:p>VI,78,010,St. Croix Island,H4</text:p>
          </table:table-cell>
          <table:table-cell table:formula="of:=LEFT([.A3233];2)" office:value-type="string" office:string-value="VI" calcext:value-type="string">
            <text:p>VI</text:p>
          </table:table-cell>
          <table:table-cell table:formula="of:=MID([.A3233];4;6)" office:value-type="string" office:string-value="78,010" calcext:value-type="string">
            <text:p>78,010</text:p>
          </table:table-cell>
          <table:table-cell table:formula="of:=MID([.A3233];11;30)" office:value-type="string" office:string-value="St. Croix Island,H4" calcext:value-type="string">
            <text:p>St. Croix Island,H4</text:p>
          </table:table-cell>
          <table:table-cell office:value-type="string" calcext:value-type="string">
            <text:p>St. Croix Island</text:p>
          </table:table-cell>
          <table:table-cell/>
        </table:table-row>
        <table:table-row table:style-name="ro1">
          <table:table-cell office:value-type="string" calcext:value-type="string">
            <text:p>VI,78,020,St. John Island,H4</text:p>
          </table:table-cell>
          <table:table-cell table:formula="of:=LEFT([.A3234];2)" office:value-type="string" office:string-value="VI" calcext:value-type="string">
            <text:p>VI</text:p>
          </table:table-cell>
          <table:table-cell table:formula="of:=MID([.A3234];4;6)" office:value-type="string" office:string-value="78,020" calcext:value-type="string">
            <text:p>78,020</text:p>
          </table:table-cell>
          <table:table-cell table:formula="of:=MID([.A3234];11;30)" office:value-type="string" office:string-value="St. John Island,H4" calcext:value-type="string">
            <text:p>St. John Island,H4</text:p>
          </table:table-cell>
          <table:table-cell office:value-type="string" calcext:value-type="string">
            <text:p>St. John Island</text:p>
          </table:table-cell>
          <table:table-cell/>
        </table:table-row>
        <table:table-row table:style-name="ro1">
          <table:table-cell office:value-type="string" calcext:value-type="string">
            <text:p>VI,78,030,St. Thomas Island,H4</text:p>
          </table:table-cell>
          <table:table-cell table:formula="of:=LEFT([.A3235];2)" office:value-type="string" office:string-value="VI" calcext:value-type="string">
            <text:p>VI</text:p>
          </table:table-cell>
          <table:table-cell table:formula="of:=MID([.A3235];4;6)" office:value-type="string" office:string-value="78,030" calcext:value-type="string">
            <text:p>78,030</text:p>
          </table:table-cell>
          <table:table-cell table:formula="of:=MID([.A3235];11;30)" office:value-type="string" office:string-value="St. Thomas Island,H4" calcext:value-type="string">
            <text:p>St. Thomas Island,H4</text:p>
          </table:table-cell>
          <table:table-cell office:value-type="string" calcext:value-type="string">
            <text:p>St. Thomas Isla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4">00/00/0000</text:date>, <text:time style:data-style-name="N2" text:time-value="18:44:22.8248295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23:01:05.555963727</meta:creation-date>
    <dc:date>2018-06-04T18:54:39.774055581</dc:date>
    <meta:editing-duration>PT11M7S</meta:editing-duration>
    <meta:editing-cycles>2</meta:editing-cycles>
    <meta:generator>LibreOffice/5.1.6.2$Linux_X86_64 LibreOffice_project/10m0$Build-2</meta:generator>
    <meta:document-statistic meta:table-count="1" meta:cell-count="16176" meta:object-count="0"/>
  </office:meta>
</office:document-meta>
</file>